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3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472in"/>
    </style:style>
    <style:style style:name="co5" style:family="table-column">
      <style:table-column-properties fo:break-before="auto" style:column-width="0.9957in"/>
    </style:style>
    <style:style style:name="co6" style:family="table-column">
      <style:table-column-properties fo:break-before="auto" style:column-width="1.1319in"/>
    </style:style>
    <style:style style:name="co7" style:family="table-column">
      <style:table-column-properties fo:break-before="auto" style:column-width="0.7693in"/>
    </style:style>
    <style:style style:name="co8" style:family="table-column">
      <style:table-column-properties fo:break-before="auto" style:column-width="0.9055in"/>
    </style:style>
    <style:style style:name="co9" style:family="table-column">
      <style:table-column-properties fo:break-before="auto" style:column-width="1.1437in"/>
    </style:style>
    <style:style style:name="co10" style:family="table-column">
      <style:table-column-properties fo:break-before="auto" style:column-width="0.9846in"/>
    </style:style>
    <style:style style:name="co11" style:family="table-column">
      <style:table-column-properties fo:break-before="auto" style:column-width="1.2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os" table:style-name="ta1">
        <table:table-column table:style-name="co1" table:default-cell-style-name="Default"/>
        <table:table-column table:style-name="co2" table:number-columns-repeated="60" table:default-cell-style-name="Default"/>
        <table:table-column table:style-name="co3" table:number-columns-repeated="6" table:default-cell-style-name="Default"/>
        <table:table-row table:style-name="ro1">
          <table:table-cell table:number-columns-repeated="67"/>
        </table:table-row>
        <table:table-row table:style-name="ro2">
          <table:table-cell office:value-type="string" calcext:value-type="string">
            <text:p>DummyAffinity</text:p>
          </table:table-cell>
          <table:table-cell table:number-columns-repeated="64"/>
          <table:table-cell office:value-type="string" calcext:value-type="string">
            <text:p>PROMEDIO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6587" calcext:value-type="float">
            <text:p>1.76587</text:p>
          </table:table-cell>
          <table:table-cell office:value-type="float" office:value="2.09191" calcext:value-type="float">
            <text:p>2.09191</text:p>
          </table:table-cell>
          <table:table-cell office:value-type="float" office:value="2.11016" calcext:value-type="float">
            <text:p>2.11016</text:p>
          </table:table-cell>
          <table:table-cell office:value-type="float" office:value="1.77519" calcext:value-type="float">
            <text:p>1.77519</text:p>
          </table:table-cell>
          <table:table-cell office:value-type="float" office:value="2.23128" calcext:value-type="float">
            <text:p>2.23128</text:p>
          </table:table-cell>
          <table:table-cell office:value-type="float" office:value="1.79831" calcext:value-type="float">
            <text:p>1.79831</text:p>
          </table:table-cell>
          <table:table-cell office:value-type="float" office:value="2.45628" calcext:value-type="float">
            <text:p>2.45628</text:p>
          </table:table-cell>
          <table:table-cell office:value-type="float" office:value="2.12659" calcext:value-type="float">
            <text:p>2.12659</text:p>
          </table:table-cell>
          <table:table-cell office:value-type="float" office:value="1.68347" calcext:value-type="float">
            <text:p>1.68347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1.77184" calcext:value-type="float">
            <text:p>1.77184</text:p>
          </table:table-cell>
          <table:table-cell office:value-type="float" office:value="2.2117" calcext:value-type="float">
            <text:p>2.2117</text:p>
          </table:table-cell>
          <table:table-cell office:value-type="float" office:value="2.31985" calcext:value-type="float">
            <text:p>2.31985</text:p>
          </table:table-cell>
          <table:table-cell office:value-type="float" office:value="2.3239" calcext:value-type="float">
            <text:p>2.3239</text:p>
          </table:table-cell>
          <table:table-cell office:value-type="float" office:value="1.69569" calcext:value-type="float">
            <text:p>1.69569</text:p>
          </table:table-cell>
          <table:table-cell office:value-type="float" office:value="2.12605" calcext:value-type="float">
            <text:p>2.12605</text:p>
          </table:table-cell>
          <table:table-cell office:value-type="float" office:value="2.30446" calcext:value-type="float">
            <text:p>2.30446</text:p>
          </table:table-cell>
          <table:table-cell office:value-type="float" office:value="2.22139" calcext:value-type="float">
            <text:p>2.22139</text:p>
          </table:table-cell>
          <table:table-cell office:value-type="float" office:value="2.26473" calcext:value-type="float">
            <text:p>2.26473</text:p>
          </table:table-cell>
          <table:table-cell office:value-type="float" office:value="2.09372" calcext:value-type="float">
            <text:p>2.09372</text:p>
          </table:table-cell>
          <table:table-cell office:value-type="float" office:value="2.38167" calcext:value-type="float">
            <text:p>2.38167</text:p>
          </table:table-cell>
          <table:table-cell office:value-type="float" office:value="2.18362" calcext:value-type="float">
            <text:p>2.18362</text:p>
          </table:table-cell>
          <table:table-cell office:value-type="float" office:value="2.17033" calcext:value-type="float">
            <text:p>2.17033</text:p>
          </table:table-cell>
          <table:table-cell office:value-type="float" office:value="2.31402" calcext:value-type="float">
            <text:p>2.31402</text:p>
          </table:table-cell>
          <table:table-cell office:value-type="float" office:value="1.78954" calcext:value-type="float">
            <text:p>1.78954</text:p>
          </table:table-cell>
          <table:table-cell office:value-type="float" office:value="2.10055" calcext:value-type="float">
            <text:p>2.10055</text:p>
          </table:table-cell>
          <table:table-cell office:value-type="float" office:value="2.30069" calcext:value-type="float">
            <text:p>2.30069</text:p>
          </table:table-cell>
          <table:table-cell office:value-type="float" office:value="2.13283" calcext:value-type="float">
            <text:p>2.13283</text:p>
          </table:table-cell>
          <table:table-cell office:value-type="float" office:value="2.18499" calcext:value-type="float">
            <text:p>2.18499</text:p>
          </table:table-cell>
          <table:table-cell office:value-type="float" office:value="2.25399" calcext:value-type="float">
            <text:p>2.25399</text:p>
          </table:table-cell>
          <table:table-cell office:value-type="float" office:value="2.19525" calcext:value-type="float">
            <text:p>2.19525</text:p>
          </table:table-cell>
          <table:table-cell office:value-type="float" office:value="2.24835" calcext:value-type="float">
            <text:p>2.24835</text:p>
          </table:table-cell>
          <table:table-cell office:value-type="float" office:value="2.11335" calcext:value-type="float">
            <text:p>2.11335</text:p>
          </table:table-cell>
          <table:table-cell office:value-type="float" office:value="2.22692" calcext:value-type="float">
            <text:p>2.22692</text:p>
          </table:table-cell>
          <table:table-cell office:value-type="float" office:value="2.13864" calcext:value-type="float">
            <text:p>2.13864</text:p>
          </table:table-cell>
          <table:table-cell office:value-type="float" office:value="2.3015" calcext:value-type="float">
            <text:p>2.3015</text:p>
          </table:table-cell>
          <table:table-cell office:value-type="float" office:value="2.14745" calcext:value-type="float">
            <text:p>2.14745</text:p>
          </table:table-cell>
          <table:table-cell office:value-type="float" office:value="2.21672" calcext:value-type="float">
            <text:p>2.21672</text:p>
          </table:table-cell>
          <table:table-cell office:value-type="float" office:value="2.30311" calcext:value-type="float">
            <text:p>2.30311</text:p>
          </table:table-cell>
          <table:table-cell office:value-type="float" office:value="2.20913" calcext:value-type="float">
            <text:p>2.20913</text:p>
          </table:table-cell>
          <table:table-cell office:value-type="float" office:value="2.26645" calcext:value-type="float">
            <text:p>2.26645</text:p>
          </table:table-cell>
          <table:table-cell office:value-type="float" office:value="1.81648" calcext:value-type="float">
            <text:p>1.81648</text:p>
          </table:table-cell>
          <table:table-cell office:value-type="float" office:value="2.17319" calcext:value-type="float">
            <text:p>2.17319</text:p>
          </table:table-cell>
          <table:table-cell office:value-type="float" office:value="2.22702" calcext:value-type="float">
            <text:p>2.22702</text:p>
          </table:table-cell>
          <table:table-cell office:value-type="float" office:value="2.35387" calcext:value-type="float">
            <text:p>2.35387</text:p>
          </table:table-cell>
          <table:table-cell office:value-type="float" office:value="2.34635" calcext:value-type="float">
            <text:p>2.34635</text:p>
          </table:table-cell>
          <table:table-cell office:value-type="float" office:value="2.15731" calcext:value-type="float">
            <text:p>2.15731</text:p>
          </table:table-cell>
          <table:table-cell office:value-type="float" office:value="2.13698" calcext:value-type="float">
            <text:p>2.13698</text:p>
          </table:table-cell>
          <table:table-cell office:value-type="float" office:value="2.18375" calcext:value-type="float">
            <text:p>2.18375</text:p>
          </table:table-cell>
          <table:table-cell office:value-type="float" office:value="2.2305" calcext:value-type="float">
            <text:p>2.2305</text:p>
          </table:table-cell>
          <table:table-cell office:value-type="float" office:value="2.08109" calcext:value-type="float">
            <text:p>2.08109</text:p>
          </table:table-cell>
          <table:table-cell office:value-type="float" office:value="2.17794" calcext:value-type="float">
            <text:p>2.17794</text:p>
          </table:table-cell>
          <table:table-cell office:value-type="float" office:value="1.66406" calcext:value-type="float">
            <text:p>1.66406</text:p>
          </table:table-cell>
          <table:table-cell office:value-type="float" office:value="1.69011" calcext:value-type="float">
            <text:p>1.69011</text:p>
          </table:table-cell>
          <table:table-cell office:value-type="float" office:value="2.26327" calcext:value-type="float">
            <text:p>2.26327</text:p>
          </table:table-cell>
          <table:table-cell office:value-type="float" office:value="2.22408" calcext:value-type="float">
            <text:p>2.22408</text:p>
          </table:table-cell>
          <table:table-cell office:value-type="float" office:value="2.27569" calcext:value-type="float">
            <text:p>2.27569</text:p>
          </table:table-cell>
          <table:table-cell office:value-type="float" office:value="2.11627" calcext:value-type="float">
            <text:p>2.11627</text:p>
          </table:table-cell>
          <table:table-cell office:value-type="float" office:value="2.17017" calcext:value-type="float">
            <text:p>2.17017</text:p>
          </table:table-cell>
          <table:table-cell office:value-type="float" office:value="2.13946" calcext:value-type="float">
            <text:p>2.13946</text:p>
          </table:table-cell>
          <table:table-cell table:number-columns-repeated="4"/>
          <table:table-cell table:formula="of:=AVERAGE([.B3:.BI3])" office:value-type="float" office:value="2.1234815" calcext:value-type="float">
            <text:p>2.1234815</text:p>
          </table:table-cell>
          <table:table-cell table:formula="of:=STDEV([.B3:.BI3])/2" office:value-type="float" office:value="0.106982709579652" calcext:value-type="float">
            <text:p>0.10698270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1129" calcext:value-type="float">
            <text:p>2.31129</text:p>
          </table:table-cell>
          <table:table-cell office:value-type="float" office:value="2.35476" calcext:value-type="float">
            <text:p>2.35476</text:p>
          </table:table-cell>
          <table:table-cell office:value-type="float" office:value="2.26629" calcext:value-type="float">
            <text:p>2.26629</text:p>
          </table:table-cell>
          <table:table-cell office:value-type="float" office:value="1.71565" calcext:value-type="float">
            <text:p>1.71565</text:p>
          </table:table-cell>
          <table:table-cell office:value-type="float" office:value="2.16481" calcext:value-type="float">
            <text:p>2.16481</text:p>
          </table:table-cell>
          <table:table-cell office:value-type="float" office:value="2.26759" calcext:value-type="float">
            <text:p>2.26759</text:p>
          </table:table-cell>
          <table:table-cell office:value-type="float" office:value="2.22688" calcext:value-type="float">
            <text:p>2.22688</text:p>
          </table:table-cell>
          <table:table-cell office:value-type="float" office:value="2.15412" calcext:value-type="float">
            <text:p>2.15412</text:p>
          </table:table-cell>
          <table:table-cell office:value-type="float" office:value="2.09648" calcext:value-type="float">
            <text:p>2.09648</text:p>
          </table:table-cell>
          <table:table-cell office:value-type="float" office:value="2.09756" calcext:value-type="float">
            <text:p>2.09756</text:p>
          </table:table-cell>
          <table:table-cell office:value-type="float" office:value="2.18528" calcext:value-type="float">
            <text:p>2.18528</text:p>
          </table:table-cell>
          <table:table-cell office:value-type="float" office:value="2.2772" calcext:value-type="float">
            <text:p>2.2772</text:p>
          </table:table-cell>
          <table:table-cell office:value-type="float" office:value="2.40314" calcext:value-type="float">
            <text:p>2.40314</text:p>
          </table:table-cell>
          <table:table-cell office:value-type="float" office:value="2.08347" calcext:value-type="float">
            <text:p>2.08347</text:p>
          </table:table-cell>
          <table:table-cell office:value-type="float" office:value="2.30215" calcext:value-type="float">
            <text:p>2.30215</text:p>
          </table:table-cell>
          <table:table-cell office:value-type="float" office:value="2.08344" calcext:value-type="float">
            <text:p>2.08344</text:p>
          </table:table-cell>
          <table:table-cell office:value-type="float" office:value="2.17297" calcext:value-type="float">
            <text:p>2.17297</text:p>
          </table:table-cell>
          <table:table-cell office:value-type="float" office:value="2.28095" calcext:value-type="float">
            <text:p>2.28095</text:p>
          </table:table-cell>
          <table:table-cell office:value-type="float" office:value="2.18219" calcext:value-type="float">
            <text:p>2.18219</text:p>
          </table:table-cell>
          <table:table-cell office:value-type="float" office:value="2.36026" calcext:value-type="float">
            <text:p>2.36026</text:p>
          </table:table-cell>
          <table:table-cell office:value-type="float" office:value="2.09172" calcext:value-type="float">
            <text:p>2.09172</text:p>
          </table:table-cell>
          <table:table-cell office:value-type="float" office:value="2.25064" calcext:value-type="float">
            <text:p>2.25064</text:p>
          </table:table-cell>
          <table:table-cell office:value-type="float" office:value="2.12124" calcext:value-type="float">
            <text:p>2.12124</text:p>
          </table:table-cell>
          <table:table-cell office:value-type="float" office:value="2.21377" calcext:value-type="float">
            <text:p>2.21377</text:p>
          </table:table-cell>
          <table:table-cell office:value-type="float" office:value="2.14233" calcext:value-type="float">
            <text:p>2.14233</text:p>
          </table:table-cell>
          <table:table-cell office:value-type="float" office:value="2.27032" calcext:value-type="float">
            <text:p>2.27032</text:p>
          </table:table-cell>
          <table:table-cell office:value-type="float" office:value="2.16173" calcext:value-type="float">
            <text:p>2.16173</text:p>
          </table:table-cell>
          <table:table-cell office:value-type="float" office:value="2.28457" calcext:value-type="float">
            <text:p>2.28457</text:p>
          </table:table-cell>
          <table:table-cell office:value-type="float" office:value="2.2286" calcext:value-type="float">
            <text:p>2.2286</text:p>
          </table:table-cell>
          <table:table-cell office:value-type="float" office:value="2.24772" calcext:value-type="float">
            <text:p>2.24772</text:p>
          </table:table-cell>
          <table:table-cell office:value-type="float" office:value="2.34173" calcext:value-type="float">
            <text:p>2.34173</text:p>
          </table:table-cell>
          <table:table-cell office:value-type="float" office:value="2.20522" calcext:value-type="float">
            <text:p>2.20522</text:p>
          </table:table-cell>
          <table:table-cell office:value-type="float" office:value="2.13951" calcext:value-type="float">
            <text:p>2.13951</text:p>
          </table:table-cell>
          <table:table-cell office:value-type="float" office:value="2.12005" calcext:value-type="float">
            <text:p>2.12005</text:p>
          </table:table-cell>
          <table:table-cell office:value-type="float" office:value="2.2151" calcext:value-type="float">
            <text:p>2.2151</text:p>
          </table:table-cell>
          <table:table-cell office:value-type="float" office:value="2.23423" calcext:value-type="float">
            <text:p>2.23423</text:p>
          </table:table-cell>
          <table:table-cell office:value-type="float" office:value="2.09159" calcext:value-type="float">
            <text:p>2.09159</text:p>
          </table:table-cell>
          <table:table-cell office:value-type="float" office:value="2.18977" calcext:value-type="float">
            <text:p>2.18977</text:p>
          </table:table-cell>
          <table:table-cell office:value-type="float" office:value="2.25628" calcext:value-type="float">
            <text:p>2.25628</text:p>
          </table:table-cell>
          <table:table-cell office:value-type="float" office:value="2.19345" calcext:value-type="float">
            <text:p>2.19345</text:p>
          </table:table-cell>
          <table:table-cell office:value-type="float" office:value="2.27609" calcext:value-type="float">
            <text:p>2.27609</text:p>
          </table:table-cell>
          <table:table-cell office:value-type="float" office:value="2.17269" calcext:value-type="float">
            <text:p>2.17269</text:p>
          </table:table-cell>
          <table:table-cell office:value-type="float" office:value="2.23737" calcext:value-type="float">
            <text:p>2.23737</text:p>
          </table:table-cell>
          <table:table-cell office:value-type="float" office:value="2.09374" calcext:value-type="float">
            <text:p>2.09374</text:p>
          </table:table-cell>
          <table:table-cell office:value-type="float" office:value="2.25912" calcext:value-type="float">
            <text:p>2.25912</text:p>
          </table:table-cell>
          <table:table-cell office:value-type="float" office:value="2.13458" calcext:value-type="float">
            <text:p>2.13458</text:p>
          </table:table-cell>
          <table:table-cell office:value-type="float" office:value="2.24617" calcext:value-type="float">
            <text:p>2.24617</text:p>
          </table:table-cell>
          <table:table-cell office:value-type="float" office:value="2.1797" calcext:value-type="float">
            <text:p>2.1797</text:p>
          </table:table-cell>
          <table:table-cell office:value-type="float" office:value="2.27581" calcext:value-type="float">
            <text:p>2.27581</text:p>
          </table:table-cell>
          <table:table-cell office:value-type="float" office:value="2.36821" calcext:value-type="float">
            <text:p>2.36821</text:p>
          </table:table-cell>
          <table:table-cell office:value-type="float" office:value="2.20154" calcext:value-type="float">
            <text:p>2.20154</text:p>
          </table:table-cell>
          <table:table-cell office:value-type="float" office:value="2.18512" calcext:value-type="float">
            <text:p>2.18512</text:p>
          </table:table-cell>
          <table:table-cell office:value-type="float" office:value="2.30097" calcext:value-type="float">
            <text:p>2.30097</text:p>
          </table:table-cell>
          <table:table-cell office:value-type="float" office:value="2.16559" calcext:value-type="float">
            <text:p>2.16559</text:p>
          </table:table-cell>
          <table:table-cell office:value-type="float" office:value="2.26575" calcext:value-type="float">
            <text:p>2.26575</text:p>
          </table:table-cell>
          <table:table-cell office:value-type="float" office:value="2.2761" calcext:value-type="float">
            <text:p>2.2761</text:p>
          </table:table-cell>
          <table:table-cell office:value-type="float" office:value="2.22301" calcext:value-type="float">
            <text:p>2.22301</text:p>
          </table:table-cell>
          <table:table-cell office:value-type="float" office:value="2.25337" calcext:value-type="float">
            <text:p>2.25337</text:p>
          </table:table-cell>
          <table:table-cell office:value-type="float" office:value="2.28059" calcext:value-type="float">
            <text:p>2.28059</text:p>
          </table:table-cell>
          <table:table-cell office:value-type="float" office:value="2.16551" calcext:value-type="float">
            <text:p>2.16551</text:p>
          </table:table-cell>
          <table:table-cell table:number-columns-repeated="4"/>
          <table:table-cell table:formula="of:=AVERAGE([.B4:.BI4])" office:value-type="float" office:value="2.209118" calcext:value-type="float">
            <text:p>2.209118</text:p>
          </table:table-cell>
          <table:table-cell table:formula="of:=STDEV([.B4:.BI4])/2" office:value-type="float" office:value="0.0505129811290363" calcext:value-type="float">
            <text:p>0.05051298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4359" calcext:value-type="float">
            <text:p>2.24359</text:p>
          </table:table-cell>
          <table:table-cell office:value-type="float" office:value="2.14547" calcext:value-type="float">
            <text:p>2.14547</text:p>
          </table:table-cell>
          <table:table-cell office:value-type="float" office:value="2.22205" calcext:value-type="float">
            <text:p>2.22205</text:p>
          </table:table-cell>
          <table:table-cell office:value-type="float" office:value="2.20827" calcext:value-type="float">
            <text:p>2.20827</text:p>
          </table:table-cell>
          <table:table-cell office:value-type="float" office:value="2.23893" calcext:value-type="float">
            <text:p>2.23893</text:p>
          </table:table-cell>
          <table:table-cell office:value-type="float" office:value="2.16758" calcext:value-type="float">
            <text:p>2.16758</text:p>
          </table:table-cell>
          <table:table-cell office:value-type="float" office:value="2.28383" calcext:value-type="float">
            <text:p>2.28383</text:p>
          </table:table-cell>
          <table:table-cell office:value-type="float" office:value="2.1839" calcext:value-type="float">
            <text:p>2.1839</text:p>
          </table:table-cell>
          <table:table-cell office:value-type="float" office:value="2.21598" calcext:value-type="float">
            <text:p>2.21598</text:p>
          </table:table-cell>
          <table:table-cell office:value-type="float" office:value="2.14463" calcext:value-type="float">
            <text:p>2.14463</text:p>
          </table:table-cell>
          <table:table-cell office:value-type="float" office:value="2.11647" calcext:value-type="float">
            <text:p>2.11647</text:p>
          </table:table-cell>
          <table:table-cell office:value-type="float" office:value="2.08147" calcext:value-type="float">
            <text:p>2.08147</text:p>
          </table:table-cell>
          <table:table-cell office:value-type="float" office:value="2.27234" calcext:value-type="float">
            <text:p>2.27234</text:p>
          </table:table-cell>
          <table:table-cell office:value-type="float" office:value="2.26674" calcext:value-type="float">
            <text:p>2.26674</text:p>
          </table:table-cell>
          <table:table-cell office:value-type="float" office:value="2.29945" calcext:value-type="float">
            <text:p>2.29945</text:p>
          </table:table-cell>
          <table:table-cell office:value-type="float" office:value="2.20304" calcext:value-type="float">
            <text:p>2.20304</text:p>
          </table:table-cell>
          <table:table-cell office:value-type="float" office:value="2.31222" calcext:value-type="float">
            <text:p>2.31222</text:p>
          </table:table-cell>
          <table:table-cell office:value-type="float" office:value="2.45939" calcext:value-type="float">
            <text:p>2.45939</text:p>
          </table:table-cell>
          <table:table-cell office:value-type="float" office:value="2.21716" calcext:value-type="float">
            <text:p>2.21716</text:p>
          </table:table-cell>
          <table:table-cell office:value-type="float" office:value="2.2439" calcext:value-type="float">
            <text:p>2.2439</text:p>
          </table:table-cell>
          <table:table-cell office:value-type="float" office:value="2.21322" calcext:value-type="float">
            <text:p>2.21322</text:p>
          </table:table-cell>
          <table:table-cell office:value-type="float" office:value="2.24517" calcext:value-type="float">
            <text:p>2.24517</text:p>
          </table:table-cell>
          <table:table-cell office:value-type="float" office:value="2.20656" calcext:value-type="float">
            <text:p>2.20656</text:p>
          </table:table-cell>
          <table:table-cell office:value-type="float" office:value="2.30112" calcext:value-type="float">
            <text:p>2.30112</text:p>
          </table:table-cell>
          <table:table-cell office:value-type="float" office:value="2.1107" calcext:value-type="float">
            <text:p>2.1107</text:p>
          </table:table-cell>
          <table:table-cell office:value-type="float" office:value="2.28643" calcext:value-type="float">
            <text:p>2.28643</text:p>
          </table:table-cell>
          <table:table-cell office:value-type="float" office:value="2.23854" calcext:value-type="float">
            <text:p>2.23854</text:p>
          </table:table-cell>
          <table:table-cell office:value-type="float" office:value="2.17668" calcext:value-type="float">
            <text:p>2.17668</text:p>
          </table:table-cell>
          <table:table-cell office:value-type="float" office:value="2.25291" calcext:value-type="float">
            <text:p>2.25291</text:p>
          </table:table-cell>
          <table:table-cell office:value-type="float" office:value="2.22891" calcext:value-type="float">
            <text:p>2.22891</text:p>
          </table:table-cell>
          <table:table-cell office:value-type="float" office:value="2.14671" calcext:value-type="float">
            <text:p>2.14671</text:p>
          </table:table-cell>
          <table:table-cell office:value-type="float" office:value="2.20634" calcext:value-type="float">
            <text:p>2.20634</text:p>
          </table:table-cell>
          <table:table-cell office:value-type="float" office:value="2.27224" calcext:value-type="float">
            <text:p>2.27224</text:p>
          </table:table-cell>
          <table:table-cell office:value-type="float" office:value="2.11392" calcext:value-type="float">
            <text:p>2.11392</text:p>
          </table:table-cell>
          <table:table-cell office:value-type="float" office:value="2.10175" calcext:value-type="float">
            <text:p>2.10175</text:p>
          </table:table-cell>
          <table:table-cell office:value-type="float" office:value="2.28179" calcext:value-type="float">
            <text:p>2.28179</text:p>
          </table:table-cell>
          <table:table-cell office:value-type="float" office:value="2.2247" calcext:value-type="float">
            <text:p>2.2247</text:p>
          </table:table-cell>
          <table:table-cell office:value-type="float" office:value="2.24345" calcext:value-type="float">
            <text:p>2.24345</text:p>
          </table:table-cell>
          <table:table-cell office:value-type="float" office:value="2.12174" calcext:value-type="float">
            <text:p>2.12174</text:p>
          </table:table-cell>
          <table:table-cell office:value-type="float" office:value="2.19052" calcext:value-type="float">
            <text:p>2.19052</text:p>
          </table:table-cell>
          <table:table-cell office:value-type="float" office:value="2.25175" calcext:value-type="float">
            <text:p>2.25175</text:p>
          </table:table-cell>
          <table:table-cell office:value-type="float" office:value="1.63959" calcext:value-type="float">
            <text:p>1.63959</text:p>
          </table:table-cell>
          <table:table-cell office:value-type="float" office:value="2.29359" calcext:value-type="float">
            <text:p>2.29359</text:p>
          </table:table-cell>
          <table:table-cell office:value-type="float" office:value="2.27799" calcext:value-type="float">
            <text:p>2.27799</text:p>
          </table:table-cell>
          <table:table-cell office:value-type="float" office:value="2.18131" calcext:value-type="float">
            <text:p>2.18131</text:p>
          </table:table-cell>
          <table:table-cell office:value-type="float" office:value="2.21132" calcext:value-type="float">
            <text:p>2.21132</text:p>
          </table:table-cell>
          <table:table-cell office:value-type="float" office:value="2.31873" calcext:value-type="float">
            <text:p>2.31873</text:p>
          </table:table-cell>
          <table:table-cell office:value-type="float" office:value="1.65768" calcext:value-type="float">
            <text:p>1.65768</text:p>
          </table:table-cell>
          <table:table-cell office:value-type="float" office:value="2.19389" calcext:value-type="float">
            <text:p>2.19389</text:p>
          </table:table-cell>
          <table:table-cell office:value-type="float" office:value="1.68458" calcext:value-type="float">
            <text:p>1.68458</text:p>
          </table:table-cell>
          <table:table-cell office:value-type="float" office:value="1.63066" calcext:value-type="float">
            <text:p>1.63066</text:p>
          </table:table-cell>
          <table:table-cell office:value-type="float" office:value="1.43701" calcext:value-type="float">
            <text:p>1.43701</text:p>
          </table:table-cell>
          <table:table-cell office:value-type="float" office:value="2.31634" calcext:value-type="float">
            <text:p>2.31634</text:p>
          </table:table-cell>
          <table:table-cell office:value-type="float" office:value="2.16002" calcext:value-type="float">
            <text:p>2.16002</text:p>
          </table:table-cell>
          <table:table-cell office:value-type="float" office:value="2.38181" calcext:value-type="float">
            <text:p>2.38181</text:p>
          </table:table-cell>
          <table:table-cell office:value-type="float" office:value="2.42804" calcext:value-type="float">
            <text:p>2.42804</text:p>
          </table:table-cell>
          <table:table-cell office:value-type="float" office:value="2.23538" calcext:value-type="float">
            <text:p>2.23538</text:p>
          </table:table-cell>
          <table:table-cell office:value-type="float" office:value="2.24375" calcext:value-type="float">
            <text:p>2.24375</text:p>
          </table:table-cell>
          <table:table-cell office:value-type="float" office:value="2.34578" calcext:value-type="float">
            <text:p>2.34578</text:p>
          </table:table-cell>
          <table:table-cell office:value-type="float" office:value="2.3254" calcext:value-type="float">
            <text:p>2.3254</text:p>
          </table:table-cell>
          <table:table-cell table:number-columns-repeated="4"/>
          <table:table-cell table:formula="of:=AVERAGE([.B5:.BI5])" office:value-type="float" office:value="2.1817405" calcext:value-type="float">
            <text:p>2.1817405</text:p>
          </table:table-cell>
          <table:table-cell table:formula="of:=STDEV([.B5:.BI5])/2" office:value-type="float" office:value="0.0954041391207799" calcext:value-type="float">
            <text:p>0.09540413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9845" calcext:value-type="float">
            <text:p>2.39845</text:p>
          </table:table-cell>
          <table:table-cell office:value-type="float" office:value="2.19196" calcext:value-type="float">
            <text:p>2.19196</text:p>
          </table:table-cell>
          <table:table-cell office:value-type="float" office:value="2.14356" calcext:value-type="float">
            <text:p>2.14356</text:p>
          </table:table-cell>
          <table:table-cell office:value-type="float" office:value="2.23374" calcext:value-type="float">
            <text:p>2.23374</text:p>
          </table:table-cell>
          <table:table-cell office:value-type="float" office:value="2.26299" calcext:value-type="float">
            <text:p>2.26299</text:p>
          </table:table-cell>
          <table:table-cell office:value-type="float" office:value="2.15578" calcext:value-type="float">
            <text:p>2.15578</text:p>
          </table:table-cell>
          <table:table-cell office:value-type="float" office:value="2.11441" calcext:value-type="float">
            <text:p>2.11441</text:p>
          </table:table-cell>
          <table:table-cell office:value-type="float" office:value="2.20079" calcext:value-type="float">
            <text:p>2.20079</text:p>
          </table:table-cell>
          <table:table-cell office:value-type="float" office:value="2.18162" calcext:value-type="float">
            <text:p>2.18162</text:p>
          </table:table-cell>
          <table:table-cell office:value-type="float" office:value="2.1139" calcext:value-type="float">
            <text:p>2.1139</text:p>
          </table:table-cell>
          <table:table-cell office:value-type="float" office:value="2.18374" calcext:value-type="float">
            <text:p>2.18374</text:p>
          </table:table-cell>
          <table:table-cell office:value-type="float" office:value="2.24204" calcext:value-type="float">
            <text:p>2.24204</text:p>
          </table:table-cell>
          <table:table-cell office:value-type="float" office:value="2.26363" calcext:value-type="float">
            <text:p>2.26363</text:p>
          </table:table-cell>
          <table:table-cell office:value-type="float" office:value="2.27167" calcext:value-type="float">
            <text:p>2.27167</text:p>
          </table:table-cell>
          <table:table-cell office:value-type="float" office:value="2.28936" calcext:value-type="float">
            <text:p>2.28936</text:p>
          </table:table-cell>
          <table:table-cell office:value-type="float" office:value="2.2225" calcext:value-type="float">
            <text:p>2.2225</text:p>
          </table:table-cell>
          <table:table-cell office:value-type="float" office:value="2.27518" calcext:value-type="float">
            <text:p>2.27518</text:p>
          </table:table-cell>
          <table:table-cell office:value-type="float" office:value="2.1386" calcext:value-type="float">
            <text:p>2.1386</text:p>
          </table:table-cell>
          <table:table-cell office:value-type="float" office:value="2.30375" calcext:value-type="float">
            <text:p>2.30375</text:p>
          </table:table-cell>
          <table:table-cell office:value-type="float" office:value="2.21505" calcext:value-type="float">
            <text:p>2.21505</text:p>
          </table:table-cell>
          <table:table-cell office:value-type="float" office:value="2.31076" calcext:value-type="float">
            <text:p>2.31076</text:p>
          </table:table-cell>
          <table:table-cell office:value-type="float" office:value="2.11272" calcext:value-type="float">
            <text:p>2.11272</text:p>
          </table:table-cell>
          <table:table-cell office:value-type="float" office:value="2.25794" calcext:value-type="float">
            <text:p>2.25794</text:p>
          </table:table-cell>
          <table:table-cell office:value-type="float" office:value="2.22698" calcext:value-type="float">
            <text:p>2.22698</text:p>
          </table:table-cell>
          <table:table-cell office:value-type="float" office:value="2.19905" calcext:value-type="float">
            <text:p>2.19905</text:p>
          </table:table-cell>
          <table:table-cell office:value-type="float" office:value="2.2513" calcext:value-type="float">
            <text:p>2.2513</text:p>
          </table:table-cell>
          <table:table-cell office:value-type="float" office:value="2.31378" calcext:value-type="float">
            <text:p>2.31378</text:p>
          </table:table-cell>
          <table:table-cell office:value-type="float" office:value="2.25049" calcext:value-type="float">
            <text:p>2.25049</text:p>
          </table:table-cell>
          <table:table-cell office:value-type="float" office:value="2.25879" calcext:value-type="float">
            <text:p>2.25879</text:p>
          </table:table-cell>
          <table:table-cell office:value-type="float" office:value="2.27956" calcext:value-type="float">
            <text:p>2.27956</text:p>
          </table:table-cell>
          <table:table-cell office:value-type="float" office:value="2.15049" calcext:value-type="float">
            <text:p>2.15049</text:p>
          </table:table-cell>
          <table:table-cell office:value-type="float" office:value="2.23877" calcext:value-type="float">
            <text:p>2.23877</text:p>
          </table:table-cell>
          <table:table-cell office:value-type="float" office:value="2.20809" calcext:value-type="float">
            <text:p>2.20809</text:p>
          </table:table-cell>
          <table:table-cell office:value-type="float" office:value="2.15743" calcext:value-type="float">
            <text:p>2.15743</text:p>
          </table:table-cell>
          <table:table-cell office:value-type="float" office:value="2.33112" calcext:value-type="float">
            <text:p>2.33112</text:p>
          </table:table-cell>
          <table:table-cell office:value-type="float" office:value="2.17533" calcext:value-type="float">
            <text:p>2.17533</text:p>
          </table:table-cell>
          <table:table-cell office:value-type="float" office:value="2.29976" calcext:value-type="float">
            <text:p>2.29976</text:p>
          </table:table-cell>
          <table:table-cell office:value-type="float" office:value="2.34212" calcext:value-type="float">
            <text:p>2.34212</text:p>
          </table:table-cell>
          <table:table-cell office:value-type="float" office:value="2.31003" calcext:value-type="float">
            <text:p>2.31003</text:p>
          </table:table-cell>
          <table:table-cell office:value-type="float" office:value="2.20642" calcext:value-type="float">
            <text:p>2.20642</text:p>
          </table:table-cell>
          <table:table-cell office:value-type="float" office:value="1.73306" calcext:value-type="float">
            <text:p>1.73306</text:p>
          </table:table-cell>
          <table:table-cell office:value-type="float" office:value="1.66957" calcext:value-type="float">
            <text:p>1.66957</text:p>
          </table:table-cell>
          <table:table-cell office:value-type="float" office:value="2.3602" calcext:value-type="float">
            <text:p>2.3602</text:p>
          </table:table-cell>
          <table:table-cell office:value-type="float" office:value="2.24351" calcext:value-type="float">
            <text:p>2.24351</text:p>
          </table:table-cell>
          <table:table-cell office:value-type="float" office:value="2.28641" calcext:value-type="float">
            <text:p>2.28641</text:p>
          </table:table-cell>
          <table:table-cell office:value-type="float" office:value="2.13291" calcext:value-type="float">
            <text:p>2.13291</text:p>
          </table:table-cell>
          <table:table-cell office:value-type="float" office:value="2.27962" calcext:value-type="float">
            <text:p>2.27962</text:p>
          </table:table-cell>
          <table:table-cell office:value-type="float" office:value="2.22979" calcext:value-type="float">
            <text:p>2.22979</text:p>
          </table:table-cell>
          <table:table-cell office:value-type="float" office:value="2.14085" calcext:value-type="float">
            <text:p>2.14085</text:p>
          </table:table-cell>
          <table:table-cell office:value-type="float" office:value="1.72977" calcext:value-type="float">
            <text:p>1.72977</text:p>
          </table:table-cell>
          <table:table-cell office:value-type="float" office:value="1.99354" calcext:value-type="float">
            <text:p>1.99354</text:p>
          </table:table-cell>
          <table:table-cell office:value-type="float" office:value="2.25652" calcext:value-type="float">
            <text:p>2.25652</text:p>
          </table:table-cell>
          <table:table-cell office:value-type="float" office:value="2.04405" calcext:value-type="float">
            <text:p>2.04405</text:p>
          </table:table-cell>
          <table:table-cell office:value-type="float" office:value="2.27764" calcext:value-type="float">
            <text:p>2.27764</text:p>
          </table:table-cell>
          <table:table-cell office:value-type="float" office:value="2.2286" calcext:value-type="float">
            <text:p>2.2286</text:p>
          </table:table-cell>
          <table:table-cell office:value-type="float" office:value="1.67526" calcext:value-type="float">
            <text:p>1.67526</text:p>
          </table:table-cell>
          <table:table-cell office:value-type="float" office:value="2.28139" calcext:value-type="float">
            <text:p>2.28139</text:p>
          </table:table-cell>
          <table:table-cell office:value-type="float" office:value="2.22262" calcext:value-type="float">
            <text:p>2.22262</text:p>
          </table:table-cell>
          <table:table-cell office:value-type="float" office:value="2.08539" calcext:value-type="float">
            <text:p>2.08539</text:p>
          </table:table-cell>
          <table:table-cell office:value-type="float" office:value="2.34693" calcext:value-type="float">
            <text:p>2.34693</text:p>
          </table:table-cell>
          <table:table-cell table:number-columns-repeated="4"/>
          <table:table-cell table:formula="of:=AVERAGE([.B6:.BI6])" office:value-type="float" office:value="2.191688" calcext:value-type="float">
            <text:p>2.191688</text:p>
          </table:table-cell>
          <table:table-cell table:formula="of:=STDEV([.B6:.BI6])/2" office:value-type="float" office:value="0.0765660408682419" calcext:value-type="float">
            <text:p>0.07656604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3333" calcext:value-type="float">
            <text:p>2.3333</text:p>
          </table:table-cell>
          <table:table-cell office:value-type="float" office:value="2.23749" calcext:value-type="float">
            <text:p>2.23749</text:p>
          </table:table-cell>
          <table:table-cell office:value-type="float" office:value="2.11396" calcext:value-type="float">
            <text:p>2.11396</text:p>
          </table:table-cell>
          <table:table-cell office:value-type="float" office:value="2.17636" calcext:value-type="float">
            <text:p>2.17636</text:p>
          </table:table-cell>
          <table:table-cell office:value-type="float" office:value="2.34407" calcext:value-type="float">
            <text:p>2.34407</text:p>
          </table:table-cell>
          <table:table-cell office:value-type="float" office:value="2.27963" calcext:value-type="float">
            <text:p>2.27963</text:p>
          </table:table-cell>
          <table:table-cell office:value-type="float" office:value="2.23088" calcext:value-type="float">
            <text:p>2.23088</text:p>
          </table:table-cell>
          <table:table-cell office:value-type="float" office:value="2.13404" calcext:value-type="float">
            <text:p>2.13404</text:p>
          </table:table-cell>
          <table:table-cell office:value-type="float" office:value="2.20951" calcext:value-type="float">
            <text:p>2.20951</text:p>
          </table:table-cell>
          <table:table-cell office:value-type="float" office:value="2.26649" calcext:value-type="float">
            <text:p>2.26649</text:p>
          </table:table-cell>
          <table:table-cell office:value-type="float" office:value="2.12032" calcext:value-type="float">
            <text:p>2.12032</text:p>
          </table:table-cell>
          <table:table-cell office:value-type="float" office:value="2.14523" calcext:value-type="float">
            <text:p>2.14523</text:p>
          </table:table-cell>
          <table:table-cell office:value-type="float" office:value="2.25893" calcext:value-type="float">
            <text:p>2.25893</text:p>
          </table:table-cell>
          <table:table-cell office:value-type="float" office:value="2.28672" calcext:value-type="float">
            <text:p>2.28672</text:p>
          </table:table-cell>
          <table:table-cell office:value-type="float" office:value="2.19267" calcext:value-type="float">
            <text:p>2.19267</text:p>
          </table:table-cell>
          <table:table-cell office:value-type="float" office:value="2.19561" calcext:value-type="float">
            <text:p>2.19561</text:p>
          </table:table-cell>
          <table:table-cell office:value-type="float" office:value="2.27157" calcext:value-type="float">
            <text:p>2.27157</text:p>
          </table:table-cell>
          <table:table-cell office:value-type="float" office:value="2.23137" calcext:value-type="float">
            <text:p>2.23137</text:p>
          </table:table-cell>
          <table:table-cell office:value-type="float" office:value="2.16818" calcext:value-type="float">
            <text:p>2.16818</text:p>
          </table:table-cell>
          <table:table-cell office:value-type="float" office:value="2.15715" calcext:value-type="float">
            <text:p>2.15715</text:p>
          </table:table-cell>
          <table:table-cell office:value-type="float" office:value="2.23797" calcext:value-type="float">
            <text:p>2.23797</text:p>
          </table:table-cell>
          <table:table-cell office:value-type="float" office:value="2.27147" calcext:value-type="float">
            <text:p>2.27147</text:p>
          </table:table-cell>
          <table:table-cell office:value-type="float" office:value="2.11698" calcext:value-type="float">
            <text:p>2.11698</text:p>
          </table:table-cell>
          <table:table-cell office:value-type="float" office:value="2.07506" calcext:value-type="float">
            <text:p>2.07506</text:p>
          </table:table-cell>
          <table:table-cell office:value-type="float" office:value="2.27955" calcext:value-type="float">
            <text:p>2.27955</text:p>
          </table:table-cell>
          <table:table-cell office:value-type="float" office:value="2.12527" calcext:value-type="float">
            <text:p>2.12527</text:p>
          </table:table-cell>
          <table:table-cell office:value-type="float" office:value="1.61071" calcext:value-type="float">
            <text:p>1.61071</text:p>
          </table:table-cell>
          <table:table-cell office:value-type="float" office:value="2.17851" calcext:value-type="float">
            <text:p>2.17851</text:p>
          </table:table-cell>
          <table:table-cell office:value-type="float" office:value="2.34547" calcext:value-type="float">
            <text:p>2.34547</text:p>
          </table:table-cell>
          <table:table-cell office:value-type="float" office:value="2.26085" calcext:value-type="float">
            <text:p>2.26085</text:p>
          </table:table-cell>
          <table:table-cell office:value-type="float" office:value="2.12312" calcext:value-type="float">
            <text:p>2.12312</text:p>
          </table:table-cell>
          <table:table-cell office:value-type="float" office:value="2.36956" calcext:value-type="float">
            <text:p>2.36956</text:p>
          </table:table-cell>
          <table:table-cell office:value-type="float" office:value="2.19959" calcext:value-type="float">
            <text:p>2.19959</text:p>
          </table:table-cell>
          <table:table-cell office:value-type="float" office:value="2.26698" calcext:value-type="float">
            <text:p>2.26698</text:p>
          </table:table-cell>
          <table:table-cell office:value-type="float" office:value="2.19745" calcext:value-type="float">
            <text:p>2.19745</text:p>
          </table:table-cell>
          <table:table-cell office:value-type="float" office:value="2.14935" calcext:value-type="float">
            <text:p>2.14935</text:p>
          </table:table-cell>
          <table:table-cell office:value-type="float" office:value="2.24625" calcext:value-type="float">
            <text:p>2.24625</text:p>
          </table:table-cell>
          <table:table-cell office:value-type="float" office:value="2.19413" calcext:value-type="float">
            <text:p>2.19413</text:p>
          </table:table-cell>
          <table:table-cell office:value-type="float" office:value="2.31872" calcext:value-type="float">
            <text:p>2.31872</text:p>
          </table:table-cell>
          <table:table-cell office:value-type="float" office:value="2.18667" calcext:value-type="float">
            <text:p>2.18667</text:p>
          </table:table-cell>
          <table:table-cell office:value-type="float" office:value="2.26541" calcext:value-type="float">
            <text:p>2.26541</text:p>
          </table:table-cell>
          <table:table-cell office:value-type="float" office:value="2.20236" calcext:value-type="float">
            <text:p>2.20236</text:p>
          </table:table-cell>
          <table:table-cell office:value-type="float" office:value="2.27303" calcext:value-type="float">
            <text:p>2.27303</text:p>
          </table:table-cell>
          <table:table-cell office:value-type="float" office:value="2.12404" calcext:value-type="float">
            <text:p>2.12404</text:p>
          </table:table-cell>
          <table:table-cell office:value-type="float" office:value="2.17217" calcext:value-type="float">
            <text:p>2.17217</text:p>
          </table:table-cell>
          <table:table-cell office:value-type="float" office:value="2.34369" calcext:value-type="float">
            <text:p>2.34369</text:p>
          </table:table-cell>
          <table:table-cell office:value-type="float" office:value="2.15611" calcext:value-type="float">
            <text:p>2.15611</text:p>
          </table:table-cell>
          <table:table-cell office:value-type="float" office:value="2.2741" calcext:value-type="float">
            <text:p>2.2741</text:p>
          </table:table-cell>
          <table:table-cell office:value-type="float" office:value="2.36831" calcext:value-type="float">
            <text:p>2.36831</text:p>
          </table:table-cell>
          <table:table-cell office:value-type="float" office:value="2.34444" calcext:value-type="float">
            <text:p>2.34444</text:p>
          </table:table-cell>
          <table:table-cell office:value-type="float" office:value="2.22472" calcext:value-type="float">
            <text:p>2.22472</text:p>
          </table:table-cell>
          <table:table-cell office:value-type="float" office:value="2.28965" calcext:value-type="float">
            <text:p>2.28965</text:p>
          </table:table-cell>
          <table:table-cell office:value-type="float" office:value="2.33304" calcext:value-type="float">
            <text:p>2.33304</text:p>
          </table:table-cell>
          <table:table-cell office:value-type="float" office:value="2.17837" calcext:value-type="float">
            <text:p>2.17837</text:p>
          </table:table-cell>
          <table:table-cell office:value-type="float" office:value="2.07151" calcext:value-type="float">
            <text:p>2.07151</text:p>
          </table:table-cell>
          <table:table-cell office:value-type="float" office:value="2.20211" calcext:value-type="float">
            <text:p>2.20211</text:p>
          </table:table-cell>
          <table:table-cell office:value-type="float" office:value="2.2736" calcext:value-type="float">
            <text:p>2.2736</text:p>
          </table:table-cell>
          <table:table-cell office:value-type="float" office:value="2.09405" calcext:value-type="float">
            <text:p>2.09405</text:p>
          </table:table-cell>
          <table:table-cell office:value-type="float" office:value="2.35874" calcext:value-type="float">
            <text:p>2.35874</text:p>
          </table:table-cell>
          <table:table-cell office:value-type="float" office:value="2.06244" calcext:value-type="float">
            <text:p>2.06244</text:p>
          </table:table-cell>
          <table:table-cell table:number-columns-repeated="4"/>
          <table:table-cell table:formula="of:=AVERAGE([.B7:.BI7])" office:value-type="float" office:value="2.21198383333333" calcext:value-type="float">
            <text:p>2.2119838333</text:p>
          </table:table-cell>
          <table:table-cell table:formula="of:=STDEV([.B7:.BI7])/2" office:value-type="float" office:value="0.0565247406915518" calcext:value-type="float">
            <text:p>0.05652474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29602" calcext:value-type="float">
            <text:p>2.29602</text:p>
          </table:table-cell>
          <table:table-cell office:value-type="float" office:value="1.77741" calcext:value-type="float">
            <text:p>1.77741</text:p>
          </table:table-cell>
          <table:table-cell office:value-type="float" office:value="2.28828" calcext:value-type="float">
            <text:p>2.28828</text:p>
          </table:table-cell>
          <table:table-cell office:value-type="float" office:value="1.68572" calcext:value-type="float">
            <text:p>1.68572</text:p>
          </table:table-cell>
          <table:table-cell office:value-type="float" office:value="2.27572" calcext:value-type="float">
            <text:p>2.27572</text:p>
          </table:table-cell>
          <table:table-cell office:value-type="float" office:value="2.24386" calcext:value-type="float">
            <text:p>2.24386</text:p>
          </table:table-cell>
          <table:table-cell office:value-type="float" office:value="2.32902" calcext:value-type="float">
            <text:p>2.32902</text:p>
          </table:table-cell>
          <table:table-cell office:value-type="float" office:value="2.20303" calcext:value-type="float">
            <text:p>2.20303</text:p>
          </table:table-cell>
          <table:table-cell office:value-type="float" office:value="2.17628" calcext:value-type="float">
            <text:p>2.17628</text:p>
          </table:table-cell>
          <table:table-cell office:value-type="float" office:value="2.48596" calcext:value-type="float">
            <text:p>2.48596</text:p>
          </table:table-cell>
          <table:table-cell office:value-type="float" office:value="2.41093" calcext:value-type="float">
            <text:p>2.41093</text:p>
          </table:table-cell>
          <table:table-cell office:value-type="float" office:value="2.24223" calcext:value-type="float">
            <text:p>2.24223</text:p>
          </table:table-cell>
          <table:table-cell office:value-type="float" office:value="2.28333" calcext:value-type="float">
            <text:p>2.28333</text:p>
          </table:table-cell>
          <table:table-cell office:value-type="float" office:value="2.14733" calcext:value-type="float">
            <text:p>2.14733</text:p>
          </table:table-cell>
          <table:table-cell office:value-type="float" office:value="2.34366" calcext:value-type="float">
            <text:p>2.34366</text:p>
          </table:table-cell>
          <table:table-cell office:value-type="float" office:value="2.24955" calcext:value-type="float">
            <text:p>2.24955</text:p>
          </table:table-cell>
          <table:table-cell office:value-type="float" office:value="2.22403" calcext:value-type="float">
            <text:p>2.22403</text:p>
          </table:table-cell>
          <table:table-cell office:value-type="float" office:value="2.14583" calcext:value-type="float">
            <text:p>2.14583</text:p>
          </table:table-cell>
          <table:table-cell office:value-type="float" office:value="2.2191" calcext:value-type="float">
            <text:p>2.2191</text:p>
          </table:table-cell>
          <table:table-cell office:value-type="float" office:value="2.29684" calcext:value-type="float">
            <text:p>2.29684</text:p>
          </table:table-cell>
          <table:table-cell office:value-type="float" office:value="2.2203" calcext:value-type="float">
            <text:p>2.2203</text:p>
          </table:table-cell>
          <table:table-cell office:value-type="float" office:value="2.35451" calcext:value-type="float">
            <text:p>2.35451</text:p>
          </table:table-cell>
          <table:table-cell office:value-type="float" office:value="1.64475" calcext:value-type="float">
            <text:p>1.64475</text:p>
          </table:table-cell>
          <table:table-cell office:value-type="float" office:value="2.27429" calcext:value-type="float">
            <text:p>2.27429</text:p>
          </table:table-cell>
          <table:table-cell office:value-type="float" office:value="2.15048" calcext:value-type="float">
            <text:p>2.15048</text:p>
          </table:table-cell>
          <table:table-cell office:value-type="float" office:value="2.18308" calcext:value-type="float">
            <text:p>2.18308</text:p>
          </table:table-cell>
          <table:table-cell office:value-type="float" office:value="2.25874" calcext:value-type="float">
            <text:p>2.25874</text:p>
          </table:table-cell>
          <table:table-cell office:value-type="float" office:value="2.27226" calcext:value-type="float">
            <text:p>2.27226</text:p>
          </table:table-cell>
          <table:table-cell office:value-type="float" office:value="2.25476" calcext:value-type="float">
            <text:p>2.25476</text:p>
          </table:table-cell>
          <table:table-cell office:value-type="float" office:value="2.46501" calcext:value-type="float">
            <text:p>2.46501</text:p>
          </table:table-cell>
          <table:table-cell office:value-type="float" office:value="2.16684" calcext:value-type="float">
            <text:p>2.16684</text:p>
          </table:table-cell>
          <table:table-cell office:value-type="float" office:value="2.33502" calcext:value-type="float">
            <text:p>2.33502</text:p>
          </table:table-cell>
          <table:table-cell office:value-type="float" office:value="2.19386" calcext:value-type="float">
            <text:p>2.19386</text:p>
          </table:table-cell>
          <table:table-cell office:value-type="float" office:value="2.22734" calcext:value-type="float">
            <text:p>2.22734</text:p>
          </table:table-cell>
          <table:table-cell office:value-type="float" office:value="2.18044" calcext:value-type="float">
            <text:p>2.18044</text:p>
          </table:table-cell>
          <table:table-cell office:value-type="float" office:value="2.13665" calcext:value-type="float">
            <text:p>2.13665</text:p>
          </table:table-cell>
          <table:table-cell office:value-type="float" office:value="2.21544" calcext:value-type="float">
            <text:p>2.21544</text:p>
          </table:table-cell>
          <table:table-cell office:value-type="float" office:value="2.252" calcext:value-type="float">
            <text:p>2.252</text:p>
          </table:table-cell>
          <table:table-cell office:value-type="float" office:value="2.11127" calcext:value-type="float">
            <text:p>2.11127</text:p>
          </table:table-cell>
          <table:table-cell office:value-type="float" office:value="2.19913" calcext:value-type="float">
            <text:p>2.19913</text:p>
          </table:table-cell>
          <table:table-cell office:value-type="float" office:value="2.25306" calcext:value-type="float">
            <text:p>2.25306</text:p>
          </table:table-cell>
          <table:table-cell office:value-type="float" office:value="2.1979" calcext:value-type="float">
            <text:p>2.1979</text:p>
          </table:table-cell>
          <table:table-cell office:value-type="float" office:value="1.49178" calcext:value-type="float">
            <text:p>1.49178</text:p>
          </table:table-cell>
          <table:table-cell office:value-type="float" office:value="1.76" calcext:value-type="float">
            <text:p>1.76</text:p>
          </table:table-cell>
          <table:table-cell office:value-type="float" office:value="1.68213" calcext:value-type="float">
            <text:p>1.68213</text:p>
          </table:table-cell>
          <table:table-cell office:value-type="float" office:value="2.19109" calcext:value-type="float">
            <text:p>2.19109</text:p>
          </table:table-cell>
          <table:table-cell office:value-type="float" office:value="2.32244" calcext:value-type="float">
            <text:p>2.32244</text:p>
          </table:table-cell>
          <table:table-cell office:value-type="float" office:value="2.24927" calcext:value-type="float">
            <text:p>2.24927</text:p>
          </table:table-cell>
          <table:table-cell office:value-type="float" office:value="2.22711" calcext:value-type="float">
            <text:p>2.22711</text:p>
          </table:table-cell>
          <table:table-cell office:value-type="float" office:value="1.76276" calcext:value-type="float">
            <text:p>1.76276</text:p>
          </table:table-cell>
          <table:table-cell office:value-type="float" office:value="2.14215" calcext:value-type="float">
            <text:p>2.14215</text:p>
          </table:table-cell>
          <table:table-cell office:value-type="float" office:value="2.08892" calcext:value-type="float">
            <text:p>2.08892</text:p>
          </table:table-cell>
          <table:table-cell office:value-type="float" office:value="2.27671" calcext:value-type="float">
            <text:p>2.27671</text:p>
          </table:table-cell>
          <table:table-cell office:value-type="float" office:value="2.12238" calcext:value-type="float">
            <text:p>2.12238</text:p>
          </table:table-cell>
          <table:table-cell office:value-type="float" office:value="2.18873" calcext:value-type="float">
            <text:p>2.18873</text:p>
          </table:table-cell>
          <table:table-cell office:value-type="float" office:value="2.23299" calcext:value-type="float">
            <text:p>2.23299</text:p>
          </table:table-cell>
          <table:table-cell office:value-type="float" office:value="1.65772" calcext:value-type="float">
            <text:p>1.65772</text:p>
          </table:table-cell>
          <table:table-cell office:value-type="float" office:value="2.18237" calcext:value-type="float">
            <text:p>2.18237</text:p>
          </table:table-cell>
          <table:table-cell office:value-type="float" office:value="2.26289" calcext:value-type="float">
            <text:p>2.26289</text:p>
          </table:table-cell>
          <table:table-cell office:value-type="float" office:value="2.27059" calcext:value-type="float">
            <text:p>2.27059</text:p>
          </table:table-cell>
          <table:table-cell table:number-columns-repeated="4"/>
          <table:table-cell table:formula="of:=AVERAGE([.B8:.BI8])" office:value-type="float" office:value="2.16638816666667" calcext:value-type="float">
            <text:p>2.1663881667</text:p>
          </table:table-cell>
          <table:table-cell table:formula="of:=STDEV([.B8:.BI8])/2" office:value-type="float" office:value="0.104091718835255" calcext:value-type="float">
            <text:p>0.10409171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22456" calcext:value-type="float">
            <text:p>2.22456</text:p>
          </table:table-cell>
          <table:table-cell office:value-type="float" office:value="2.27478" calcext:value-type="float">
            <text:p>2.27478</text:p>
          </table:table-cell>
          <table:table-cell office:value-type="float" office:value="2.14279" calcext:value-type="float">
            <text:p>2.14279</text:p>
          </table:table-cell>
          <table:table-cell office:value-type="float" office:value="2.18628" calcext:value-type="float">
            <text:p>2.18628</text:p>
          </table:table-cell>
          <table:table-cell office:value-type="float" office:value="2.15485" calcext:value-type="float">
            <text:p>2.15485</text:p>
          </table:table-cell>
          <table:table-cell office:value-type="float" office:value="2.21924" calcext:value-type="float">
            <text:p>2.21924</text:p>
          </table:table-cell>
          <table:table-cell office:value-type="float" office:value="2.15719" calcext:value-type="float">
            <text:p>2.15719</text:p>
          </table:table-cell>
          <table:table-cell office:value-type="float" office:value="2.22568" calcext:value-type="float">
            <text:p>2.22568</text:p>
          </table:table-cell>
          <table:table-cell office:value-type="float" office:value="2.18963" calcext:value-type="float">
            <text:p>2.18963</text:p>
          </table:table-cell>
          <table:table-cell office:value-type="float" office:value="2.15345" calcext:value-type="float">
            <text:p>2.15345</text:p>
          </table:table-cell>
          <table:table-cell office:value-type="float" office:value="2.12975" calcext:value-type="float">
            <text:p>2.12975</text:p>
          </table:table-cell>
          <table:table-cell office:value-type="float" office:value="2.29319" calcext:value-type="float">
            <text:p>2.29319</text:p>
          </table:table-cell>
          <table:table-cell office:value-type="float" office:value="2.29792" calcext:value-type="float">
            <text:p>2.29792</text:p>
          </table:table-cell>
          <table:table-cell office:value-type="float" office:value="2.25807" calcext:value-type="float">
            <text:p>2.25807</text:p>
          </table:table-cell>
          <table:table-cell office:value-type="float" office:value="2.12426" calcext:value-type="float">
            <text:p>2.12426</text:p>
          </table:table-cell>
          <table:table-cell office:value-type="float" office:value="2.18222" calcext:value-type="float">
            <text:p>2.18222</text:p>
          </table:table-cell>
          <table:table-cell office:value-type="float" office:value="2.24562" calcext:value-type="float">
            <text:p>2.24562</text:p>
          </table:table-cell>
          <table:table-cell office:value-type="float" office:value="2.11626" calcext:value-type="float">
            <text:p>2.11626</text:p>
          </table:table-cell>
          <table:table-cell office:value-type="float" office:value="2.17406" calcext:value-type="float">
            <text:p>2.17406</text:p>
          </table:table-cell>
          <table:table-cell office:value-type="float" office:value="2.23711" calcext:value-type="float">
            <text:p>2.23711</text:p>
          </table:table-cell>
          <table:table-cell office:value-type="float" office:value="2.18523" calcext:value-type="float">
            <text:p>2.18523</text:p>
          </table:table-cell>
          <table:table-cell office:value-type="float" office:value="2.15757" calcext:value-type="float">
            <text:p>2.15757</text:p>
          </table:table-cell>
          <table:table-cell office:value-type="float" office:value="2.21644" calcext:value-type="float">
            <text:p>2.21644</text:p>
          </table:table-cell>
          <table:table-cell office:value-type="float" office:value="2.26621" calcext:value-type="float">
            <text:p>2.26621</text:p>
          </table:table-cell>
          <table:table-cell office:value-type="float" office:value="2.25821" calcext:value-type="float">
            <text:p>2.25821</text:p>
          </table:table-cell>
          <table:table-cell office:value-type="float" office:value="2.17137" calcext:value-type="float">
            <text:p>2.17137</text:p>
          </table:table-cell>
          <table:table-cell office:value-type="float" office:value="2.32305" calcext:value-type="float">
            <text:p>2.32305</text:p>
          </table:table-cell>
          <table:table-cell office:value-type="float" office:value="2.17529" calcext:value-type="float">
            <text:p>2.17529</text:p>
          </table:table-cell>
          <table:table-cell office:value-type="float" office:value="2.26637" calcext:value-type="float">
            <text:p>2.26637</text:p>
          </table:table-cell>
          <table:table-cell office:value-type="float" office:value="2.08041" calcext:value-type="float">
            <text:p>2.08041</text:p>
          </table:table-cell>
          <table:table-cell office:value-type="float" office:value="2.2619" calcext:value-type="float">
            <text:p>2.2619</text:p>
          </table:table-cell>
          <table:table-cell office:value-type="float" office:value="2.2045" calcext:value-type="float">
            <text:p>2.2045</text:p>
          </table:table-cell>
          <table:table-cell office:value-type="float" office:value="2.28169" calcext:value-type="float">
            <text:p>2.28169</text:p>
          </table:table-cell>
          <table:table-cell office:value-type="float" office:value="1.42942" calcext:value-type="float">
            <text:p>1.42942</text:p>
          </table:table-cell>
          <table:table-cell office:value-type="float" office:value="1.69536" calcext:value-type="float">
            <text:p>1.69536</text:p>
          </table:table-cell>
          <table:table-cell office:value-type="float" office:value="2.1341" calcext:value-type="float">
            <text:p>2.1341</text:p>
          </table:table-cell>
          <table:table-cell office:value-type="float" office:value="2.24553" calcext:value-type="float">
            <text:p>2.24553</text:p>
          </table:table-cell>
          <table:table-cell office:value-type="float" office:value="2.22827" calcext:value-type="float">
            <text:p>2.22827</text:p>
          </table:table-cell>
          <table:table-cell office:value-type="float" office:value="2.19041" calcext:value-type="float">
            <text:p>2.19041</text:p>
          </table:table-cell>
          <table:table-cell office:value-type="float" office:value="2.33599" calcext:value-type="float">
            <text:p>2.33599</text:p>
          </table:table-cell>
          <table:table-cell office:value-type="float" office:value="2.26736" calcext:value-type="float">
            <text:p>2.26736</text:p>
          </table:table-cell>
          <table:table-cell office:value-type="float" office:value="2.27412" calcext:value-type="float">
            <text:p>2.27412</text:p>
          </table:table-cell>
          <table:table-cell office:value-type="float" office:value="2.23687" calcext:value-type="float">
            <text:p>2.23687</text:p>
          </table:table-cell>
          <table:table-cell office:value-type="float" office:value="1.33659" calcext:value-type="float">
            <text:p>1.33659</text:p>
          </table:table-cell>
          <table:table-cell office:value-type="float" office:value="2.33378" calcext:value-type="float">
            <text:p>2.33378</text:p>
          </table:table-cell>
          <table:table-cell office:value-type="float" office:value="2.13404" calcext:value-type="float">
            <text:p>2.13404</text:p>
          </table:table-cell>
          <table:table-cell office:value-type="float" office:value="2.2074" calcext:value-type="float">
            <text:p>2.2074</text:p>
          </table:table-cell>
          <table:table-cell office:value-type="float" office:value="2.18933" calcext:value-type="float">
            <text:p>2.18933</text:p>
          </table:table-cell>
          <table:table-cell office:value-type="float" office:value="2.12596" calcext:value-type="float">
            <text:p>2.12596</text:p>
          </table:table-cell>
          <table:table-cell office:value-type="float" office:value="2.11742" calcext:value-type="float">
            <text:p>2.11742</text:p>
          </table:table-cell>
          <table:table-cell office:value-type="float" office:value="2.06458" calcext:value-type="float">
            <text:p>2.06458</text:p>
          </table:table-cell>
          <table:table-cell office:value-type="float" office:value="2.14474" calcext:value-type="float">
            <text:p>2.14474</text:p>
          </table:table-cell>
          <table:table-cell office:value-type="float" office:value="1.75218" calcext:value-type="float">
            <text:p>1.75218</text:p>
          </table:table-cell>
          <table:table-cell office:value-type="float" office:value="2.25077" calcext:value-type="float">
            <text:p>2.25077</text:p>
          </table:table-cell>
          <table:table-cell office:value-type="float" office:value="2.21795" calcext:value-type="float">
            <text:p>2.21795</text:p>
          </table:table-cell>
          <table:table-cell office:value-type="float" office:value="2.24708" calcext:value-type="float">
            <text:p>2.24708</text:p>
          </table:table-cell>
          <table:table-cell office:value-type="float" office:value="2.13883" calcext:value-type="float">
            <text:p>2.13883</text:p>
          </table:table-cell>
          <table:table-cell office:value-type="float" office:value="2.2445" calcext:value-type="float">
            <text:p>2.2445</text:p>
          </table:table-cell>
          <table:table-cell office:value-type="float" office:value="2.19154" calcext:value-type="float">
            <text:p>2.19154</text:p>
          </table:table-cell>
          <table:table-cell office:value-type="float" office:value="2.11864" calcext:value-type="float">
            <text:p>2.11864</text:p>
          </table:table-cell>
          <table:table-cell table:number-columns-repeated="4"/>
          <table:table-cell table:formula="of:=AVERAGE([.B9:.BI9])" office:value-type="float" office:value="2.16146516666667" calcext:value-type="float">
            <text:p>2.1614651667</text:p>
          </table:table-cell>
          <table:table-cell table:formula="of:=STDEV([.B9:.BI9])/2" office:value-type="float" office:value="0.0904948982478639" calcext:value-type="float">
            <text:p>0.09049489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01816" calcext:value-type="float">
            <text:p>2.01816</text:p>
          </table:table-cell>
          <table:table-cell office:value-type="float" office:value="2.22297" calcext:value-type="float">
            <text:p>2.22297</text:p>
          </table:table-cell>
          <table:table-cell office:value-type="float" office:value="2.40819" calcext:value-type="float">
            <text:p>2.40819</text:p>
          </table:table-cell>
          <table:table-cell office:value-type="float" office:value="1.7484" calcext:value-type="float">
            <text:p>1.7484</text:p>
          </table:table-cell>
          <table:table-cell office:value-type="float" office:value="2.12807" calcext:value-type="float">
            <text:p>2.12807</text:p>
          </table:table-cell>
          <table:table-cell office:value-type="float" office:value="2.19838" calcext:value-type="float">
            <text:p>2.19838</text:p>
          </table:table-cell>
          <table:table-cell office:value-type="float" office:value="2.18707" calcext:value-type="float">
            <text:p>2.18707</text:p>
          </table:table-cell>
          <table:table-cell office:value-type="float" office:value="2.14051" calcext:value-type="float">
            <text:p>2.14051</text:p>
          </table:table-cell>
          <table:table-cell office:value-type="float" office:value="1.65334" calcext:value-type="float">
            <text:p>1.65334</text:p>
          </table:table-cell>
          <table:table-cell office:value-type="float" office:value="2.27111" calcext:value-type="float">
            <text:p>2.27111</text:p>
          </table:table-cell>
          <table:table-cell office:value-type="float" office:value="2.10436" calcext:value-type="float">
            <text:p>2.10436</text:p>
          </table:table-cell>
          <table:table-cell office:value-type="float" office:value="2.19048" calcext:value-type="float">
            <text:p>2.19048</text:p>
          </table:table-cell>
          <table:table-cell office:value-type="float" office:value="1.6945" calcext:value-type="float">
            <text:p>1.6945</text:p>
          </table:table-cell>
          <table:table-cell office:value-type="float" office:value="1.61833" calcext:value-type="float">
            <text:p>1.61833</text:p>
          </table:table-cell>
          <table:table-cell office:value-type="float" office:value="2.34278" calcext:value-type="float">
            <text:p>2.34278</text:p>
          </table:table-cell>
          <table:table-cell office:value-type="float" office:value="2.08638" calcext:value-type="float">
            <text:p>2.08638</text:p>
          </table:table-cell>
          <table:table-cell office:value-type="float" office:value="2.37274" calcext:value-type="float">
            <text:p>2.37274</text:p>
          </table:table-cell>
          <table:table-cell office:value-type="float" office:value="2.2587" calcext:value-type="float">
            <text:p>2.2587</text:p>
          </table:table-cell>
          <table:table-cell office:value-type="float" office:value="2.23397" calcext:value-type="float">
            <text:p>2.23397</text:p>
          </table:table-cell>
          <table:table-cell office:value-type="float" office:value="2.19896" calcext:value-type="float">
            <text:p>2.19896</text:p>
          </table:table-cell>
          <table:table-cell office:value-type="float" office:value="2.27228" calcext:value-type="float">
            <text:p>2.27228</text:p>
          </table:table-cell>
          <table:table-cell office:value-type="float" office:value="2.21217" calcext:value-type="float">
            <text:p>2.21217</text:p>
          </table:table-cell>
          <table:table-cell office:value-type="float" office:value="2.16113" calcext:value-type="float">
            <text:p>2.16113</text:p>
          </table:table-cell>
          <table:table-cell office:value-type="float" office:value="2.22467" calcext:value-type="float">
            <text:p>2.22467</text:p>
          </table:table-cell>
          <table:table-cell office:value-type="float" office:value="2.17807" calcext:value-type="float">
            <text:p>2.17807</text:p>
          </table:table-cell>
          <table:table-cell office:value-type="float" office:value="2.23291" calcext:value-type="float">
            <text:p>2.23291</text:p>
          </table:table-cell>
          <table:table-cell office:value-type="float" office:value="2.19063" calcext:value-type="float">
            <text:p>2.19063</text:p>
          </table:table-cell>
          <table:table-cell office:value-type="float" office:value="2.19026" calcext:value-type="float">
            <text:p>2.19026</text:p>
          </table:table-cell>
          <table:table-cell office:value-type="float" office:value="2.20399" calcext:value-type="float">
            <text:p>2.20399</text:p>
          </table:table-cell>
          <table:table-cell office:value-type="float" office:value="2.25983" calcext:value-type="float">
            <text:p>2.25983</text:p>
          </table:table-cell>
          <table:table-cell office:value-type="float" office:value="2.21602" calcext:value-type="float">
            <text:p>2.21602</text:p>
          </table:table-cell>
          <table:table-cell office:value-type="float" office:value="2.08823" calcext:value-type="float">
            <text:p>2.08823</text:p>
          </table:table-cell>
          <table:table-cell office:value-type="float" office:value="1.75608" calcext:value-type="float">
            <text:p>1.75608</text:p>
          </table:table-cell>
          <table:table-cell office:value-type="float" office:value="2.34455" calcext:value-type="float">
            <text:p>2.34455</text:p>
          </table:table-cell>
          <table:table-cell office:value-type="float" office:value="2.25713" calcext:value-type="float">
            <text:p>2.25713</text:p>
          </table:table-cell>
          <table:table-cell office:value-type="float" office:value="2.08113" calcext:value-type="float">
            <text:p>2.08113</text:p>
          </table:table-cell>
          <table:table-cell office:value-type="float" office:value="2.36079" calcext:value-type="float">
            <text:p>2.36079</text:p>
          </table:table-cell>
          <table:table-cell office:value-type="float" office:value="2.12624" calcext:value-type="float">
            <text:p>2.12624</text:p>
          </table:table-cell>
          <table:table-cell office:value-type="float" office:value="2.21066" calcext:value-type="float">
            <text:p>2.21066</text:p>
          </table:table-cell>
          <table:table-cell office:value-type="float" office:value="2.15084" calcext:value-type="float">
            <text:p>2.15084</text:p>
          </table:table-cell>
          <table:table-cell office:value-type="float" office:value="2.18851" calcext:value-type="float">
            <text:p>2.18851</text:p>
          </table:table-cell>
          <table:table-cell office:value-type="float" office:value="2.26838" calcext:value-type="float">
            <text:p>2.26838</text:p>
          </table:table-cell>
          <table:table-cell office:value-type="float" office:value="2.31062" calcext:value-type="float">
            <text:p>2.31062</text:p>
          </table:table-cell>
          <table:table-cell office:value-type="float" office:value="2.32579" calcext:value-type="float">
            <text:p>2.32579</text:p>
          </table:table-cell>
          <table:table-cell office:value-type="float" office:value="2.16649" calcext:value-type="float">
            <text:p>2.16649</text:p>
          </table:table-cell>
          <table:table-cell office:value-type="float" office:value="2.2382" calcext:value-type="float">
            <text:p>2.2382</text:p>
          </table:table-cell>
          <table:table-cell office:value-type="float" office:value="2.11022" calcext:value-type="float">
            <text:p>2.11022</text:p>
          </table:table-cell>
          <table:table-cell office:value-type="float" office:value="2.2799" calcext:value-type="float">
            <text:p>2.2799</text:p>
          </table:table-cell>
          <table:table-cell office:value-type="float" office:value="2.31314" calcext:value-type="float">
            <text:p>2.31314</text:p>
          </table:table-cell>
          <table:table-cell office:value-type="float" office:value="2.26018" calcext:value-type="float">
            <text:p>2.26018</text:p>
          </table:table-cell>
          <table:table-cell office:value-type="float" office:value="2.16623" calcext:value-type="float">
            <text:p>2.16623</text:p>
          </table:table-cell>
          <table:table-cell office:value-type="float" office:value="2.23596" calcext:value-type="float">
            <text:p>2.23596</text:p>
          </table:table-cell>
          <table:table-cell office:value-type="float" office:value="1.63984" calcext:value-type="float">
            <text:p>1.63984</text:p>
          </table:table-cell>
          <table:table-cell office:value-type="float" office:value="2.38249" calcext:value-type="float">
            <text:p>2.38249</text:p>
          </table:table-cell>
          <table:table-cell office:value-type="float" office:value="2.24056" calcext:value-type="float">
            <text:p>2.24056</text:p>
          </table:table-cell>
          <table:table-cell office:value-type="float" office:value="2.23756" calcext:value-type="float">
            <text:p>2.23756</text:p>
          </table:table-cell>
          <table:table-cell office:value-type="float" office:value="2.11994" calcext:value-type="float">
            <text:p>2.11994</text:p>
          </table:table-cell>
          <table:table-cell office:value-type="float" office:value="2.40458" calcext:value-type="float">
            <text:p>2.40458</text:p>
          </table:table-cell>
          <table:table-cell office:value-type="float" office:value="2.11704" calcext:value-type="float">
            <text:p>2.11704</text:p>
          </table:table-cell>
          <table:table-cell office:value-type="float" office:value="2.15705" calcext:value-type="float">
            <text:p>2.15705</text:p>
          </table:table-cell>
          <table:table-cell table:number-columns-repeated="4"/>
          <table:table-cell table:formula="of:=AVERAGE([.B10:.BI10])" office:value-type="float" office:value="2.1659615" calcext:value-type="float">
            <text:p>2.1659615</text:p>
          </table:table-cell>
          <table:table-cell table:formula="of:=STDEV([.B10:.BI10])/2" office:value-type="float" office:value="0.0912628119857514" calcext:value-type="float">
            <text:p>0.0912628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18432" calcext:value-type="float">
            <text:p>2.18432</text:p>
          </table:table-cell>
          <table:table-cell office:value-type="float" office:value="2.09548" calcext:value-type="float">
            <text:p>2.09548</text:p>
          </table:table-cell>
          <table:table-cell office:value-type="float" office:value="2.37165" calcext:value-type="float">
            <text:p>2.37165</text:p>
          </table:table-cell>
          <table:table-cell office:value-type="float" office:value="2.10724" calcext:value-type="float">
            <text:p>2.10724</text:p>
          </table:table-cell>
          <table:table-cell office:value-type="float" office:value="2.11335" calcext:value-type="float">
            <text:p>2.11335</text:p>
          </table:table-cell>
          <table:table-cell office:value-type="float" office:value="2.37399" calcext:value-type="float">
            <text:p>2.37399</text:p>
          </table:table-cell>
          <table:table-cell office:value-type="float" office:value="2.13517" calcext:value-type="float">
            <text:p>2.13517</text:p>
          </table:table-cell>
          <table:table-cell office:value-type="float" office:value="2.16867" calcext:value-type="float">
            <text:p>2.16867</text:p>
          </table:table-cell>
          <table:table-cell office:value-type="float" office:value="2.33287" calcext:value-type="float">
            <text:p>2.33287</text:p>
          </table:table-cell>
          <table:table-cell office:value-type="float" office:value="2.21178" calcext:value-type="float">
            <text:p>2.21178</text:p>
          </table:table-cell>
          <table:table-cell office:value-type="float" office:value="2.31223" calcext:value-type="float">
            <text:p>2.31223</text:p>
          </table:table-cell>
          <table:table-cell office:value-type="float" office:value="2.25865" calcext:value-type="float">
            <text:p>2.25865</text:p>
          </table:table-cell>
          <table:table-cell office:value-type="float" office:value="2.09467" calcext:value-type="float">
            <text:p>2.09467</text:p>
          </table:table-cell>
          <table:table-cell office:value-type="float" office:value="2.27756" calcext:value-type="float">
            <text:p>2.27756</text:p>
          </table:table-cell>
          <table:table-cell office:value-type="float" office:value="2.2177" calcext:value-type="float">
            <text:p>2.2177</text:p>
          </table:table-cell>
          <table:table-cell office:value-type="float" office:value="2.27273" calcext:value-type="float">
            <text:p>2.27273</text:p>
          </table:table-cell>
          <table:table-cell office:value-type="float" office:value="2.13104" calcext:value-type="float">
            <text:p>2.13104</text:p>
          </table:table-cell>
          <table:table-cell office:value-type="float" office:value="2.10592" calcext:value-type="float">
            <text:p>2.10592</text:p>
          </table:table-cell>
          <table:table-cell office:value-type="float" office:value="2.178" calcext:value-type="float">
            <text:p>2.178</text:p>
          </table:table-cell>
          <table:table-cell office:value-type="float" office:value="2.24182" calcext:value-type="float">
            <text:p>2.24182</text:p>
          </table:table-cell>
          <table:table-cell office:value-type="float" office:value="2.27558" calcext:value-type="float">
            <text:p>2.27558</text:p>
          </table:table-cell>
          <table:table-cell office:value-type="float" office:value="2.34545" calcext:value-type="float">
            <text:p>2.34545</text:p>
          </table:table-cell>
          <table:table-cell office:value-type="float" office:value="2.16842" calcext:value-type="float">
            <text:p>2.16842</text:p>
          </table:table-cell>
          <table:table-cell office:value-type="float" office:value="1.71465" calcext:value-type="float">
            <text:p>1.71465</text:p>
          </table:table-cell>
          <table:table-cell office:value-type="float" office:value="2.26159" calcext:value-type="float">
            <text:p>2.26159</text:p>
          </table:table-cell>
          <table:table-cell office:value-type="float" office:value="2.14106" calcext:value-type="float">
            <text:p>2.14106</text:p>
          </table:table-cell>
          <table:table-cell office:value-type="float" office:value="2.1941" calcext:value-type="float">
            <text:p>2.1941</text:p>
          </table:table-cell>
          <table:table-cell office:value-type="float" office:value="2.17603" calcext:value-type="float">
            <text:p>2.17603</text:p>
          </table:table-cell>
          <table:table-cell office:value-type="float" office:value="2.21983" calcext:value-type="float">
            <text:p>2.21983</text:p>
          </table:table-cell>
          <table:table-cell office:value-type="float" office:value="2.25577" calcext:value-type="float">
            <text:p>2.25577</text:p>
          </table:table-cell>
          <table:table-cell office:value-type="float" office:value="2.39656" calcext:value-type="float">
            <text:p>2.39656</text:p>
          </table:table-cell>
          <table:table-cell office:value-type="float" office:value="2.31553" calcext:value-type="float">
            <text:p>2.31553</text:p>
          </table:table-cell>
          <table:table-cell office:value-type="float" office:value="2.32142" calcext:value-type="float">
            <text:p>2.32142</text:p>
          </table:table-cell>
          <table:table-cell office:value-type="float" office:value="2.25854" calcext:value-type="float">
            <text:p>2.25854</text:p>
          </table:table-cell>
          <table:table-cell office:value-type="float" office:value="2.36959" calcext:value-type="float">
            <text:p>2.36959</text:p>
          </table:table-cell>
          <table:table-cell office:value-type="float" office:value="2.41843" calcext:value-type="float">
            <text:p>2.41843</text:p>
          </table:table-cell>
          <table:table-cell office:value-type="float" office:value="2.15444" calcext:value-type="float">
            <text:p>2.15444</text:p>
          </table:table-cell>
          <table:table-cell office:value-type="float" office:value="2.19847" calcext:value-type="float">
            <text:p>2.19847</text:p>
          </table:table-cell>
          <table:table-cell office:value-type="float" office:value="2.32153" calcext:value-type="float">
            <text:p>2.32153</text:p>
          </table:table-cell>
          <table:table-cell office:value-type="float" office:value="2.18242" calcext:value-type="float">
            <text:p>2.18242</text:p>
          </table:table-cell>
          <table:table-cell office:value-type="float" office:value="2.37697" calcext:value-type="float">
            <text:p>2.37697</text:p>
          </table:table-cell>
          <table:table-cell office:value-type="float" office:value="2.37562" calcext:value-type="float">
            <text:p>2.37562</text:p>
          </table:table-cell>
          <table:table-cell office:value-type="float" office:value="2.21224" calcext:value-type="float">
            <text:p>2.21224</text:p>
          </table:table-cell>
          <table:table-cell office:value-type="float" office:value="2.28515" calcext:value-type="float">
            <text:p>2.28515</text:p>
          </table:table-cell>
          <table:table-cell office:value-type="float" office:value="2.19106" calcext:value-type="float">
            <text:p>2.19106</text:p>
          </table:table-cell>
          <table:table-cell office:value-type="float" office:value="1.52682" calcext:value-type="float">
            <text:p>1.52682</text:p>
          </table:table-cell>
          <table:table-cell office:value-type="float" office:value="2.1431" calcext:value-type="float">
            <text:p>2.1431</text:p>
          </table:table-cell>
          <table:table-cell office:value-type="float" office:value="2.24815" calcext:value-type="float">
            <text:p>2.24815</text:p>
          </table:table-cell>
          <table:table-cell office:value-type="float" office:value="2.31187" calcext:value-type="float">
            <text:p>2.31187</text:p>
          </table:table-cell>
          <table:table-cell office:value-type="float" office:value="2.30364" calcext:value-type="float">
            <text:p>2.30364</text:p>
          </table:table-cell>
          <table:table-cell office:value-type="float" office:value="2.10941" calcext:value-type="float">
            <text:p>2.10941</text:p>
          </table:table-cell>
          <table:table-cell office:value-type="float" office:value="2.20219" calcext:value-type="float">
            <text:p>2.20219</text:p>
          </table:table-cell>
          <table:table-cell office:value-type="float" office:value="2.19721" calcext:value-type="float">
            <text:p>2.19721</text:p>
          </table:table-cell>
          <table:table-cell office:value-type="float" office:value="2.15746" calcext:value-type="float">
            <text:p>2.15746</text:p>
          </table:table-cell>
          <table:table-cell office:value-type="float" office:value="2.18439" calcext:value-type="float">
            <text:p>2.18439</text:p>
          </table:table-cell>
          <table:table-cell office:value-type="float" office:value="2.33256" calcext:value-type="float">
            <text:p>2.33256</text:p>
          </table:table-cell>
          <table:table-cell office:value-type="float" office:value="2.17055" calcext:value-type="float">
            <text:p>2.17055</text:p>
          </table:table-cell>
          <table:table-cell office:value-type="float" office:value="2.12928" calcext:value-type="float">
            <text:p>2.12928</text:p>
          </table:table-cell>
          <table:table-cell office:value-type="float" office:value="2.13434" calcext:value-type="float">
            <text:p>2.13434</text:p>
          </table:table-cell>
          <table:table-cell office:value-type="float" office:value="2.27712" calcext:value-type="float">
            <text:p>2.27712</text:p>
          </table:table-cell>
          <table:table-cell table:number-columns-repeated="4"/>
          <table:table-cell table:formula="of:=AVERAGE([.B11:.BI11])" office:value-type="float" office:value="2.21238966666667" calcext:value-type="float">
            <text:p>2.2123896667</text:p>
          </table:table-cell>
          <table:table-cell table:formula="of:=STDEV([.B11:.BI11])/2" office:value-type="float" office:value="0.0709966224964537" calcext:value-type="float">
            <text:p>0.0709966225</text:p>
          </table:table-cell>
        </table:table-row>
        <table:table-row table:style-name="ro1">
          <table:table-cell table:number-columns-repeated="67"/>
        </table:table-row>
        <table:table-row table:style-name="ro1">
          <table:table-cell office:value-type="string" calcext:value-type="string">
            <text:p>EquitativeAffinity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3547" calcext:value-type="float">
            <text:p>2.23547</text:p>
          </table:table-cell>
          <table:table-cell office:value-type="float" office:value="2.24561" calcext:value-type="float">
            <text:p>2.24561</text:p>
          </table:table-cell>
          <table:table-cell office:value-type="float" office:value="1.79527" calcext:value-type="float">
            <text:p>1.79527</text:p>
          </table:table-cell>
          <table:table-cell office:value-type="float" office:value="2.27878" calcext:value-type="float">
            <text:p>2.27878</text:p>
          </table:table-cell>
          <table:table-cell office:value-type="float" office:value="2.39809" calcext:value-type="float">
            <text:p>2.39809</text:p>
          </table:table-cell>
          <table:table-cell office:value-type="float" office:value="2.30225" calcext:value-type="float">
            <text:p>2.30225</text:p>
          </table:table-cell>
          <table:table-cell office:value-type="float" office:value="2.21232" calcext:value-type="float">
            <text:p>2.21232</text:p>
          </table:table-cell>
          <table:table-cell office:value-type="float" office:value="2.17622" calcext:value-type="float">
            <text:p>2.17622</text:p>
          </table:table-cell>
          <table:table-cell office:value-type="float" office:value="2.23211" calcext:value-type="float">
            <text:p>2.23211</text:p>
          </table:table-cell>
          <table:table-cell office:value-type="float" office:value="2.26082" calcext:value-type="float">
            <text:p>2.26082</text:p>
          </table:table-cell>
          <table:table-cell office:value-type="float" office:value="2.21999" calcext:value-type="float">
            <text:p>2.21999</text:p>
          </table:table-cell>
          <table:table-cell office:value-type="float" office:value="2.25719" calcext:value-type="float">
            <text:p>2.25719</text:p>
          </table:table-cell>
          <table:table-cell office:value-type="float" office:value="2.12549" calcext:value-type="float">
            <text:p>2.12549</text:p>
          </table:table-cell>
          <table:table-cell office:value-type="float" office:value="1.88019" calcext:value-type="float">
            <text:p>1.88019</text:p>
          </table:table-cell>
          <table:table-cell office:value-type="float" office:value="2.10369" calcext:value-type="float">
            <text:p>2.10369</text:p>
          </table:table-cell>
          <table:table-cell office:value-type="float" office:value="2.19155" calcext:value-type="float">
            <text:p>2.19155</text:p>
          </table:table-cell>
          <table:table-cell office:value-type="float" office:value="2.16604" calcext:value-type="float">
            <text:p>2.16604</text:p>
          </table:table-cell>
          <table:table-cell office:value-type="float" office:value="2.16568" calcext:value-type="float">
            <text:p>2.16568</text:p>
          </table:table-cell>
          <table:table-cell office:value-type="float" office:value="2.3171" calcext:value-type="float">
            <text:p>2.3171</text:p>
          </table:table-cell>
          <table:table-cell office:value-type="float" office:value="2.10939" calcext:value-type="float">
            <text:p>2.10939</text:p>
          </table:table-cell>
          <table:table-cell office:value-type="float" office:value="2.17404" calcext:value-type="float">
            <text:p>2.17404</text:p>
          </table:table-cell>
          <table:table-cell office:value-type="float" office:value="2.23098" calcext:value-type="float">
            <text:p>2.23098</text:p>
          </table:table-cell>
          <table:table-cell office:value-type="float" office:value="2.22359" calcext:value-type="float">
            <text:p>2.22359</text:p>
          </table:table-cell>
          <table:table-cell office:value-type="float" office:value="2.26039" calcext:value-type="float">
            <text:p>2.26039</text:p>
          </table:table-cell>
          <table:table-cell office:value-type="float" office:value="2.27559" calcext:value-type="float">
            <text:p>2.27559</text:p>
          </table:table-cell>
          <table:table-cell office:value-type="float" office:value="2.12242" calcext:value-type="float">
            <text:p>2.12242</text:p>
          </table:table-cell>
          <table:table-cell office:value-type="float" office:value="2.18224" calcext:value-type="float">
            <text:p>2.18224</text:p>
          </table:table-cell>
          <table:table-cell office:value-type="float" office:value="2.06487" calcext:value-type="float">
            <text:p>2.06487</text:p>
          </table:table-cell>
          <table:table-cell office:value-type="float" office:value="2.21374" calcext:value-type="float">
            <text:p>2.21374</text:p>
          </table:table-cell>
          <table:table-cell office:value-type="float" office:value="2.18459" calcext:value-type="float">
            <text:p>2.18459</text:p>
          </table:table-cell>
          <table:table-cell office:value-type="float" office:value="2.1521" calcext:value-type="float">
            <text:p>2.1521</text:p>
          </table:table-cell>
          <table:table-cell office:value-type="float" office:value="2.22892" calcext:value-type="float">
            <text:p>2.22892</text:p>
          </table:table-cell>
          <table:table-cell office:value-type="float" office:value="2.18435" calcext:value-type="float">
            <text:p>2.18435</text:p>
          </table:table-cell>
          <table:table-cell office:value-type="float" office:value="2.11278" calcext:value-type="float">
            <text:p>2.11278</text:p>
          </table:table-cell>
          <table:table-cell office:value-type="float" office:value="2.28141" calcext:value-type="float">
            <text:p>2.28141</text:p>
          </table:table-cell>
          <table:table-cell office:value-type="float" office:value="2.06905" calcext:value-type="float">
            <text:p>2.06905</text:p>
          </table:table-cell>
          <table:table-cell office:value-type="float" office:value="2.14156" calcext:value-type="float">
            <text:p>2.14156</text:p>
          </table:table-cell>
          <table:table-cell office:value-type="float" office:value="2.22195" calcext:value-type="float">
            <text:p>2.22195</text:p>
          </table:table-cell>
          <table:table-cell office:value-type="float" office:value="2.06261" calcext:value-type="float">
            <text:p>2.06261</text:p>
          </table:table-cell>
          <table:table-cell office:value-type="float" office:value="2.15443" calcext:value-type="float">
            <text:p>2.15443</text:p>
          </table:table-cell>
          <table:table-cell office:value-type="float" office:value="2.30599" calcext:value-type="float">
            <text:p>2.30599</text:p>
          </table:table-cell>
          <table:table-cell office:value-type="float" office:value="2.05365" calcext:value-type="float">
            <text:p>2.05365</text:p>
          </table:table-cell>
          <table:table-cell office:value-type="float" office:value="2.05583" calcext:value-type="float">
            <text:p>2.05583</text:p>
          </table:table-cell>
          <table:table-cell office:value-type="float" office:value="2.21352" calcext:value-type="float">
            <text:p>2.21352</text:p>
          </table:table-cell>
          <table:table-cell office:value-type="float" office:value="2.19203" calcext:value-type="float">
            <text:p>2.19203</text:p>
          </table:table-cell>
          <table:table-cell office:value-type="float" office:value="2.04587" calcext:value-type="float">
            <text:p>2.04587</text:p>
          </table:table-cell>
          <table:table-cell office:value-type="float" office:value="2.22929" calcext:value-type="float">
            <text:p>2.22929</text:p>
          </table:table-cell>
          <table:table-cell office:value-type="float" office:value="2.09684" calcext:value-type="float">
            <text:p>2.09684</text:p>
          </table:table-cell>
          <table:table-cell office:value-type="float" office:value="2.23339" calcext:value-type="float">
            <text:p>2.23339</text:p>
          </table:table-cell>
          <table:table-cell office:value-type="float" office:value="1.89732" calcext:value-type="float">
            <text:p>1.89732</text:p>
          </table:table-cell>
          <table:table-cell office:value-type="float" office:value="2.04931" calcext:value-type="float">
            <text:p>2.04931</text:p>
          </table:table-cell>
          <table:table-cell office:value-type="float" office:value="2.29528" calcext:value-type="float">
            <text:p>2.29528</text:p>
          </table:table-cell>
          <table:table-cell office:value-type="float" office:value="2.08108" calcext:value-type="float">
            <text:p>2.08108</text:p>
          </table:table-cell>
          <table:table-cell office:value-type="float" office:value="2.23391" calcext:value-type="float">
            <text:p>2.23391</text:p>
          </table:table-cell>
          <table:table-cell office:value-type="float" office:value="2.10288" calcext:value-type="float">
            <text:p>2.10288</text:p>
          </table:table-cell>
          <table:table-cell office:value-type="float" office:value="2.2607" calcext:value-type="float">
            <text:p>2.2607</text:p>
          </table:table-cell>
          <table:table-cell office:value-type="float" office:value="2.17637" calcext:value-type="float">
            <text:p>2.17637</text:p>
          </table:table-cell>
          <table:table-cell office:value-type="float" office:value="2.27824" calcext:value-type="float">
            <text:p>2.27824</text:p>
          </table:table-cell>
          <table:table-cell office:value-type="float" office:value="2.12594" calcext:value-type="float">
            <text:p>2.12594</text:p>
          </table:table-cell>
          <table:table-cell office:value-type="float" office:value="2.2631" calcext:value-type="float">
            <text:p>2.2631</text:p>
          </table:table-cell>
          <table:table-cell table:number-columns-repeated="4"/>
          <table:table-cell table:formula="of:=AVERAGE([.B14:.BI14])" office:value-type="float" office:value="2.17342333333333" calcext:value-type="float">
            <text:p>2.1734233333</text:p>
          </table:table-cell>
          <table:table-cell table:formula="of:=STDEV([.B14:.BI14])/2" office:value-type="float" office:value="0.0538911771470413" calcext:value-type="float">
            <text:p>0.05389117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0676" calcext:value-type="float">
            <text:p>4.10676</text:p>
          </table:table-cell>
          <table:table-cell office:value-type="float" office:value="4.77133" calcext:value-type="float">
            <text:p>4.77133</text:p>
          </table:table-cell>
          <table:table-cell office:value-type="float" office:value="4.05405" calcext:value-type="float">
            <text:p>4.05405</text:p>
          </table:table-cell>
          <table:table-cell office:value-type="float" office:value="4.50457" calcext:value-type="float">
            <text:p>4.50457</text:p>
          </table:table-cell>
          <table:table-cell office:value-type="float" office:value="3.82639" calcext:value-type="float">
            <text:p>3.82639</text:p>
          </table:table-cell>
          <table:table-cell office:value-type="float" office:value="4.49679" calcext:value-type="float">
            <text:p>4.49679</text:p>
          </table:table-cell>
          <table:table-cell office:value-type="float" office:value="3.99301" calcext:value-type="float">
            <text:p>3.99301</text:p>
          </table:table-cell>
          <table:table-cell office:value-type="float" office:value="4.37531" calcext:value-type="float">
            <text:p>4.37531</text:p>
          </table:table-cell>
          <table:table-cell office:value-type="float" office:value="4.5839" calcext:value-type="float">
            <text:p>4.5839</text:p>
          </table:table-cell>
          <table:table-cell office:value-type="float" office:value="4.1398" calcext:value-type="float">
            <text:p>4.1398</text:p>
          </table:table-cell>
          <table:table-cell office:value-type="float" office:value="4.76418" calcext:value-type="float">
            <text:p>4.76418</text:p>
          </table:table-cell>
          <table:table-cell office:value-type="float" office:value="4.15397" calcext:value-type="float">
            <text:p>4.15397</text:p>
          </table:table-cell>
          <table:table-cell office:value-type="float" office:value="4.51995" calcext:value-type="float">
            <text:p>4.51995</text:p>
          </table:table-cell>
          <table:table-cell office:value-type="float" office:value="3.30058" calcext:value-type="float">
            <text:p>3.30058</text:p>
          </table:table-cell>
          <table:table-cell office:value-type="float" office:value="3.53168" calcext:value-type="float">
            <text:p>3.53168</text:p>
          </table:table-cell>
          <table:table-cell office:value-type="float" office:value="4.52273" calcext:value-type="float">
            <text:p>4.52273</text:p>
          </table:table-cell>
          <table:table-cell office:value-type="float" office:value="3.25555" calcext:value-type="float">
            <text:p>3.25555</text:p>
          </table:table-cell>
          <table:table-cell office:value-type="float" office:value="4.20911" calcext:value-type="float">
            <text:p>4.20911</text:p>
          </table:table-cell>
          <table:table-cell office:value-type="float" office:value="4.67408" calcext:value-type="float">
            <text:p>4.67408</text:p>
          </table:table-cell>
          <table:table-cell office:value-type="float" office:value="4.28316" calcext:value-type="float">
            <text:p>4.28316</text:p>
          </table:table-cell>
          <table:table-cell office:value-type="float" office:value="4.15016" calcext:value-type="float">
            <text:p>4.15016</text:p>
          </table:table-cell>
          <table:table-cell office:value-type="float" office:value="3.88279" calcext:value-type="float">
            <text:p>3.88279</text:p>
          </table:table-cell>
          <table:table-cell office:value-type="float" office:value="4.79804" calcext:value-type="float">
            <text:p>4.79804</text:p>
          </table:table-cell>
          <table:table-cell office:value-type="float" office:value="4.61201" calcext:value-type="float">
            <text:p>4.61201</text:p>
          </table:table-cell>
          <table:table-cell office:value-type="float" office:value="4.627" calcext:value-type="float">
            <text:p>4.627</text:p>
          </table:table-cell>
          <table:table-cell office:value-type="float" office:value="4.79163" calcext:value-type="float">
            <text:p>4.79163</text:p>
          </table:table-cell>
          <table:table-cell office:value-type="float" office:value="4.67852" calcext:value-type="float">
            <text:p>4.67852</text:p>
          </table:table-cell>
          <table:table-cell office:value-type="float" office:value="4.35266" calcext:value-type="float">
            <text:p>4.35266</text:p>
          </table:table-cell>
          <table:table-cell office:value-type="float" office:value="4.33679" calcext:value-type="float">
            <text:p>4.33679</text:p>
          </table:table-cell>
          <table:table-cell office:value-type="float" office:value="4.68798" calcext:value-type="float">
            <text:p>4.68798</text:p>
          </table:table-cell>
          <table:table-cell office:value-type="float" office:value="4.60422" calcext:value-type="float">
            <text:p>4.60422</text:p>
          </table:table-cell>
          <table:table-cell office:value-type="float" office:value="4.27368" calcext:value-type="float">
            <text:p>4.27368</text:p>
          </table:table-cell>
          <table:table-cell office:value-type="float" office:value="4.60123" calcext:value-type="float">
            <text:p>4.60123</text:p>
          </table:table-cell>
          <table:table-cell office:value-type="float" office:value="4.44596" calcext:value-type="float">
            <text:p>4.44596</text:p>
          </table:table-cell>
          <table:table-cell office:value-type="float" office:value="4.50421" calcext:value-type="float">
            <text:p>4.50421</text:p>
          </table:table-cell>
          <table:table-cell office:value-type="float" office:value="4.36503" calcext:value-type="float">
            <text:p>4.36503</text:p>
          </table:table-cell>
          <table:table-cell office:value-type="float" office:value="4.4543" calcext:value-type="float">
            <text:p>4.4543</text:p>
          </table:table-cell>
          <table:table-cell office:value-type="float" office:value="4.43342" calcext:value-type="float">
            <text:p>4.43342</text:p>
          </table:table-cell>
          <table:table-cell office:value-type="float" office:value="4.11877" calcext:value-type="float">
            <text:p>4.11877</text:p>
          </table:table-cell>
          <table:table-cell office:value-type="float" office:value="3.3685" calcext:value-type="float">
            <text:p>3.3685</text:p>
          </table:table-cell>
          <table:table-cell office:value-type="float" office:value="4.41596" calcext:value-type="float">
            <text:p>4.41596</text:p>
          </table:table-cell>
          <table:table-cell office:value-type="float" office:value="4.12591" calcext:value-type="float">
            <text:p>4.12591</text:p>
          </table:table-cell>
          <table:table-cell office:value-type="float" office:value="4.84151" calcext:value-type="float">
            <text:p>4.84151</text:p>
          </table:table-cell>
          <table:table-cell office:value-type="float" office:value="4.64027" calcext:value-type="float">
            <text:p>4.64027</text:p>
          </table:table-cell>
          <table:table-cell office:value-type="float" office:value="4.68968" calcext:value-type="float">
            <text:p>4.68968</text:p>
          </table:table-cell>
          <table:table-cell office:value-type="float" office:value="4.44855" calcext:value-type="float">
            <text:p>4.44855</text:p>
          </table:table-cell>
          <table:table-cell office:value-type="float" office:value="4.21983" calcext:value-type="float">
            <text:p>4.21983</text:p>
          </table:table-cell>
          <table:table-cell office:value-type="float" office:value="4.75954" calcext:value-type="float">
            <text:p>4.75954</text:p>
          </table:table-cell>
          <table:table-cell office:value-type="float" office:value="4.35807" calcext:value-type="float">
            <text:p>4.35807</text:p>
          </table:table-cell>
          <table:table-cell office:value-type="float" office:value="4.52641" calcext:value-type="float">
            <text:p>4.52641</text:p>
          </table:table-cell>
          <table:table-cell office:value-type="float" office:value="4.65226" calcext:value-type="float">
            <text:p>4.65226</text:p>
          </table:table-cell>
          <table:table-cell office:value-type="float" office:value="4.04278" calcext:value-type="float">
            <text:p>4.04278</text:p>
          </table:table-cell>
          <table:table-cell office:value-type="float" office:value="4.13987" calcext:value-type="float">
            <text:p>4.13987</text:p>
          </table:table-cell>
          <table:table-cell office:value-type="float" office:value="4.37855" calcext:value-type="float">
            <text:p>4.37855</text:p>
          </table:table-cell>
          <table:table-cell office:value-type="float" office:value="4.65438" calcext:value-type="float">
            <text:p>4.65438</text:p>
          </table:table-cell>
          <table:table-cell office:value-type="float" office:value="4.44656" calcext:value-type="float">
            <text:p>4.44656</text:p>
          </table:table-cell>
          <table:table-cell office:value-type="float" office:value="4.27203" calcext:value-type="float">
            <text:p>4.27203</text:p>
          </table:table-cell>
          <table:table-cell office:value-type="float" office:value="4.24151" calcext:value-type="float">
            <text:p>4.24151</text:p>
          </table:table-cell>
          <table:table-cell office:value-type="float" office:value="4.58535" calcext:value-type="float">
            <text:p>4.58535</text:p>
          </table:table-cell>
          <table:table-cell office:value-type="float" office:value="4.4939" calcext:value-type="float">
            <text:p>4.4939</text:p>
          </table:table-cell>
          <table:table-cell table:number-columns-repeated="4"/>
          <table:table-cell table:formula="of:=AVERAGE([.B15:.BI15])" office:value-type="float" office:value="4.35144533333333" calcext:value-type="float">
            <text:p>4.3514453333</text:p>
          </table:table-cell>
          <table:table-cell table:formula="of:=STDEV([.B15:.BI15])/2" office:value-type="float" office:value="0.179555075794631" calcext:value-type="float">
            <text:p>0.1795550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1842" calcext:value-type="float">
            <text:p>3.51842</text:p>
          </table:table-cell>
          <table:table-cell office:value-type="float" office:value="4.08856" calcext:value-type="float">
            <text:p>4.08856</text:p>
          </table:table-cell>
          <table:table-cell office:value-type="float" office:value="4.05337" calcext:value-type="float">
            <text:p>4.05337</text:p>
          </table:table-cell>
          <table:table-cell office:value-type="float" office:value="4.1258" calcext:value-type="float">
            <text:p>4.1258</text:p>
          </table:table-cell>
          <table:table-cell office:value-type="float" office:value="3.75701" calcext:value-type="float">
            <text:p>3.75701</text:p>
          </table:table-cell>
          <table:table-cell office:value-type="float" office:value="3.8362" calcext:value-type="float">
            <text:p>3.8362</text:p>
          </table:table-cell>
          <table:table-cell office:value-type="float" office:value="3.95111" calcext:value-type="float">
            <text:p>3.95111</text:p>
          </table:table-cell>
          <table:table-cell office:value-type="float" office:value="4.08207" calcext:value-type="float">
            <text:p>4.08207</text:p>
          </table:table-cell>
          <table:table-cell office:value-type="float" office:value="4.03001" calcext:value-type="float">
            <text:p>4.03001</text:p>
          </table:table-cell>
          <table:table-cell office:value-type="float" office:value="3.94002" calcext:value-type="float">
            <text:p>3.94002</text:p>
          </table:table-cell>
          <table:table-cell office:value-type="float" office:value="3.92363" calcext:value-type="float">
            <text:p>3.92363</text:p>
          </table:table-cell>
          <table:table-cell office:value-type="float" office:value="4.02132" calcext:value-type="float">
            <text:p>4.02132</text:p>
          </table:table-cell>
          <table:table-cell office:value-type="float" office:value="3.74438" calcext:value-type="float">
            <text:p>3.74438</text:p>
          </table:table-cell>
          <table:table-cell office:value-type="float" office:value="3.94269" calcext:value-type="float">
            <text:p>3.94269</text:p>
          </table:table-cell>
          <table:table-cell office:value-type="float" office:value="3.69185" calcext:value-type="float">
            <text:p>3.69185</text:p>
          </table:table-cell>
          <table:table-cell office:value-type="float" office:value="4.06059" calcext:value-type="float">
            <text:p>4.06059</text:p>
          </table:table-cell>
          <table:table-cell office:value-type="float" office:value="3.96926" calcext:value-type="float">
            <text:p>3.96926</text:p>
          </table:table-cell>
          <table:table-cell office:value-type="float" office:value="3.79601" calcext:value-type="float">
            <text:p>3.79601</text:p>
          </table:table-cell>
          <table:table-cell office:value-type="float" office:value="3.7817" calcext:value-type="float">
            <text:p>3.7817</text:p>
          </table:table-cell>
          <table:table-cell office:value-type="float" office:value="3.73535" calcext:value-type="float">
            <text:p>3.73535</text:p>
          </table:table-cell>
          <table:table-cell office:value-type="float" office:value="3.78432" calcext:value-type="float">
            <text:p>3.78432</text:p>
          </table:table-cell>
          <table:table-cell office:value-type="float" office:value="3.88212" calcext:value-type="float">
            <text:p>3.88212</text:p>
          </table:table-cell>
          <table:table-cell office:value-type="float" office:value="3.85646" calcext:value-type="float">
            <text:p>3.85646</text:p>
          </table:table-cell>
          <table:table-cell office:value-type="float" office:value="3.87686" calcext:value-type="float">
            <text:p>3.87686</text:p>
          </table:table-cell>
          <table:table-cell office:value-type="float" office:value="3.75194" calcext:value-type="float">
            <text:p>3.75194</text:p>
          </table:table-cell>
          <table:table-cell office:value-type="float" office:value="3.92128" calcext:value-type="float">
            <text:p>3.92128</text:p>
          </table:table-cell>
          <table:table-cell office:value-type="float" office:value="3.73313" calcext:value-type="float">
            <text:p>3.73313</text:p>
          </table:table-cell>
          <table:table-cell office:value-type="float" office:value="3.97303" calcext:value-type="float">
            <text:p>3.97303</text:p>
          </table:table-cell>
          <table:table-cell office:value-type="float" office:value="3.70714" calcext:value-type="float">
            <text:p>3.70714</text:p>
          </table:table-cell>
          <table:table-cell office:value-type="float" office:value="3.86134" calcext:value-type="float">
            <text:p>3.86134</text:p>
          </table:table-cell>
          <table:table-cell office:value-type="float" office:value="3.79287" calcext:value-type="float">
            <text:p>3.79287</text:p>
          </table:table-cell>
          <table:table-cell office:value-type="float" office:value="3.86659" calcext:value-type="float">
            <text:p>3.86659</text:p>
          </table:table-cell>
          <table:table-cell office:value-type="float" office:value="3.83342" calcext:value-type="float">
            <text:p>3.83342</text:p>
          </table:table-cell>
          <table:table-cell office:value-type="float" office:value="3.91449" calcext:value-type="float">
            <text:p>3.91449</text:p>
          </table:table-cell>
          <table:table-cell office:value-type="float" office:value="3.91171" calcext:value-type="float">
            <text:p>3.91171</text:p>
          </table:table-cell>
          <table:table-cell office:value-type="float" office:value="3.79752" calcext:value-type="float">
            <text:p>3.79752</text:p>
          </table:table-cell>
          <table:table-cell office:value-type="float" office:value="3.41306" calcext:value-type="float">
            <text:p>3.41306</text:p>
          </table:table-cell>
          <table:table-cell office:value-type="float" office:value="3.92174" calcext:value-type="float">
            <text:p>3.92174</text:p>
          </table:table-cell>
          <table:table-cell office:value-type="float" office:value="3.91886" calcext:value-type="float">
            <text:p>3.91886</text:p>
          </table:table-cell>
          <table:table-cell office:value-type="float" office:value="3.88664" calcext:value-type="float">
            <text:p>3.88664</text:p>
          </table:table-cell>
          <table:table-cell office:value-type="float" office:value="3.7184" calcext:value-type="float">
            <text:p>3.7184</text:p>
          </table:table-cell>
          <table:table-cell office:value-type="float" office:value="3.86949" calcext:value-type="float">
            <text:p>3.86949</text:p>
          </table:table-cell>
          <table:table-cell office:value-type="float" office:value="3.91109" calcext:value-type="float">
            <text:p>3.91109</text:p>
          </table:table-cell>
          <table:table-cell office:value-type="float" office:value="4.0743" calcext:value-type="float">
            <text:p>4.0743</text:p>
          </table:table-cell>
          <table:table-cell office:value-type="float" office:value="3.79757" calcext:value-type="float">
            <text:p>3.79757</text:p>
          </table:table-cell>
          <table:table-cell office:value-type="float" office:value="3.83947" calcext:value-type="float">
            <text:p>3.83947</text:p>
          </table:table-cell>
          <table:table-cell office:value-type="float" office:value="3.81265" calcext:value-type="float">
            <text:p>3.81265</text:p>
          </table:table-cell>
          <table:table-cell office:value-type="float" office:value="3.82813" calcext:value-type="float">
            <text:p>3.82813</text:p>
          </table:table-cell>
          <table:table-cell office:value-type="float" office:value="3.90292" calcext:value-type="float">
            <text:p>3.90292</text:p>
          </table:table-cell>
          <table:table-cell office:value-type="float" office:value="3.87865" calcext:value-type="float">
            <text:p>3.87865</text:p>
          </table:table-cell>
          <table:table-cell office:value-type="float" office:value="3.96064" calcext:value-type="float">
            <text:p>3.96064</text:p>
          </table:table-cell>
          <table:table-cell office:value-type="float" office:value="3.94251" calcext:value-type="float">
            <text:p>3.94251</text:p>
          </table:table-cell>
          <table:table-cell office:value-type="float" office:value="3.85958" calcext:value-type="float">
            <text:p>3.85958</text:p>
          </table:table-cell>
          <table:table-cell office:value-type="float" office:value="4.14908" calcext:value-type="float">
            <text:p>4.14908</text:p>
          </table:table-cell>
          <table:table-cell office:value-type="float" office:value="3.9842" calcext:value-type="float">
            <text:p>3.9842</text:p>
          </table:table-cell>
          <table:table-cell office:value-type="float" office:value="3.81694" calcext:value-type="float">
            <text:p>3.81694</text:p>
          </table:table-cell>
          <table:table-cell office:value-type="float" office:value="3.79701" calcext:value-type="float">
            <text:p>3.79701</text:p>
          </table:table-cell>
          <table:table-cell office:value-type="float" office:value="3.92718" calcext:value-type="float">
            <text:p>3.92718</text:p>
          </table:table-cell>
          <table:table-cell office:value-type="float" office:value="3.91631" calcext:value-type="float">
            <text:p>3.91631</text:p>
          </table:table-cell>
          <table:table-cell office:value-type="float" office:value="3.75777" calcext:value-type="float">
            <text:p>3.75777</text:p>
          </table:table-cell>
          <table:table-cell table:number-columns-repeated="4"/>
          <table:table-cell table:formula="of:=AVERAGE([.B16:.BI16])" office:value-type="float" office:value="3.873296" calcext:value-type="float">
            <text:p>3.873296</text:p>
          </table:table-cell>
          <table:table-cell table:formula="of:=STDEV([.B16:.BI16])/2" office:value-type="float" office:value="0.0664472451457367" calcext:value-type="float">
            <text:p>0.06644724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279" calcext:value-type="float">
            <text:p>4.0279</text:p>
          </table:table-cell>
          <table:table-cell office:value-type="float" office:value="3.96272" calcext:value-type="float">
            <text:p>3.96272</text:p>
          </table:table-cell>
          <table:table-cell office:value-type="float" office:value="4.06701" calcext:value-type="float">
            <text:p>4.06701</text:p>
          </table:table-cell>
          <table:table-cell office:value-type="float" office:value="4.15641" calcext:value-type="float">
            <text:p>4.15641</text:p>
          </table:table-cell>
          <table:table-cell office:value-type="float" office:value="4.12877" calcext:value-type="float">
            <text:p>4.12877</text:p>
          </table:table-cell>
          <table:table-cell office:value-type="float" office:value="3.89813" calcext:value-type="float">
            <text:p>3.89813</text:p>
          </table:table-cell>
          <table:table-cell office:value-type="float" office:value="4.04071" calcext:value-type="float">
            <text:p>4.04071</text:p>
          </table:table-cell>
          <table:table-cell office:value-type="float" office:value="4.02465" calcext:value-type="float">
            <text:p>4.02465</text:p>
          </table:table-cell>
          <table:table-cell office:value-type="float" office:value="4.09553" calcext:value-type="float">
            <text:p>4.09553</text:p>
          </table:table-cell>
          <table:table-cell office:value-type="float" office:value="3.98741" calcext:value-type="float">
            <text:p>3.98741</text:p>
          </table:table-cell>
          <table:table-cell office:value-type="float" office:value="4.11127" calcext:value-type="float">
            <text:p>4.11127</text:p>
          </table:table-cell>
          <table:table-cell office:value-type="float" office:value="4.04927" calcext:value-type="float">
            <text:p>4.04927</text:p>
          </table:table-cell>
          <table:table-cell office:value-type="float" office:value="4.18934" calcext:value-type="float">
            <text:p>4.18934</text:p>
          </table:table-cell>
          <table:table-cell office:value-type="float" office:value="4.06658" calcext:value-type="float">
            <text:p>4.06658</text:p>
          </table:table-cell>
          <table:table-cell office:value-type="float" office:value="4.0491" calcext:value-type="float">
            <text:p>4.0491</text:p>
          </table:table-cell>
          <table:table-cell office:value-type="float" office:value="3.99286" calcext:value-type="float">
            <text:p>3.99286</text:p>
          </table:table-cell>
          <table:table-cell office:value-type="float" office:value="3.89632" calcext:value-type="float">
            <text:p>3.89632</text:p>
          </table:table-cell>
          <table:table-cell office:value-type="float" office:value="3.94215" calcext:value-type="float">
            <text:p>3.94215</text:p>
          </table:table-cell>
          <table:table-cell office:value-type="float" office:value="4.13313" calcext:value-type="float">
            <text:p>4.13313</text:p>
          </table:table-cell>
          <table:table-cell office:value-type="float" office:value="4.00618" calcext:value-type="float">
            <text:p>4.00618</text:p>
          </table:table-cell>
          <table:table-cell office:value-type="float" office:value="3.84352" calcext:value-type="float">
            <text:p>3.84352</text:p>
          </table:table-cell>
          <table:table-cell office:value-type="float" office:value="4.15991" calcext:value-type="float">
            <text:p>4.15991</text:p>
          </table:table-cell>
          <table:table-cell office:value-type="float" office:value="4.00331" calcext:value-type="float">
            <text:p>4.00331</text:p>
          </table:table-cell>
          <table:table-cell office:value-type="float" office:value="4.04825" calcext:value-type="float">
            <text:p>4.04825</text:p>
          </table:table-cell>
          <table:table-cell office:value-type="float" office:value="4.06574" calcext:value-type="float">
            <text:p>4.06574</text:p>
          </table:table-cell>
          <table:table-cell office:value-type="float" office:value="4.01854" calcext:value-type="float">
            <text:p>4.01854</text:p>
          </table:table-cell>
          <table:table-cell office:value-type="float" office:value="4.05412" calcext:value-type="float">
            <text:p>4.05412</text:p>
          </table:table-cell>
          <table:table-cell office:value-type="float" office:value="4.09794" calcext:value-type="float">
            <text:p>4.09794</text:p>
          </table:table-cell>
          <table:table-cell office:value-type="float" office:value="3.93461" calcext:value-type="float">
            <text:p>3.93461</text:p>
          </table:table-cell>
          <table:table-cell office:value-type="float" office:value="3.9359" calcext:value-type="float">
            <text:p>3.9359</text:p>
          </table:table-cell>
          <table:table-cell office:value-type="float" office:value="4.18532" calcext:value-type="float">
            <text:p>4.18532</text:p>
          </table:table-cell>
          <table:table-cell office:value-type="float" office:value="3.93026" calcext:value-type="float">
            <text:p>3.93026</text:p>
          </table:table-cell>
          <table:table-cell office:value-type="float" office:value="4.08706" calcext:value-type="float">
            <text:p>4.08706</text:p>
          </table:table-cell>
          <table:table-cell office:value-type="float" office:value="4.11201" calcext:value-type="float">
            <text:p>4.11201</text:p>
          </table:table-cell>
          <table:table-cell office:value-type="float" office:value="4.1235" calcext:value-type="float">
            <text:p>4.1235</text:p>
          </table:table-cell>
          <table:table-cell office:value-type="float" office:value="4.19115" calcext:value-type="float">
            <text:p>4.19115</text:p>
          </table:table-cell>
          <table:table-cell office:value-type="float" office:value="3.92641" calcext:value-type="float">
            <text:p>3.92641</text:p>
          </table:table-cell>
          <table:table-cell office:value-type="float" office:value="4.09903" calcext:value-type="float">
            <text:p>4.09903</text:p>
          </table:table-cell>
          <table:table-cell office:value-type="float" office:value="3.92095" calcext:value-type="float">
            <text:p>3.92095</text:p>
          </table:table-cell>
          <table:table-cell office:value-type="float" office:value="4.03959" calcext:value-type="float">
            <text:p>4.03959</text:p>
          </table:table-cell>
          <table:table-cell office:value-type="float" office:value="3.9431" calcext:value-type="float">
            <text:p>3.9431</text:p>
          </table:table-cell>
          <table:table-cell office:value-type="float" office:value="4.01836" calcext:value-type="float">
            <text:p>4.01836</text:p>
          </table:table-cell>
          <table:table-cell office:value-type="float" office:value="4.07313" calcext:value-type="float">
            <text:p>4.07313</text:p>
          </table:table-cell>
          <table:table-cell office:value-type="float" office:value="4.00337" calcext:value-type="float">
            <text:p>4.00337</text:p>
          </table:table-cell>
          <table:table-cell office:value-type="float" office:value="4.13005" calcext:value-type="float">
            <text:p>4.13005</text:p>
          </table:table-cell>
          <table:table-cell office:value-type="float" office:value="4.08601" calcext:value-type="float">
            <text:p>4.08601</text:p>
          </table:table-cell>
          <table:table-cell office:value-type="float" office:value="3.97678" calcext:value-type="float">
            <text:p>3.97678</text:p>
          </table:table-cell>
          <table:table-cell office:value-type="float" office:value="3.91438" calcext:value-type="float">
            <text:p>3.91438</text:p>
          </table:table-cell>
          <table:table-cell office:value-type="float" office:value="3.886" calcext:value-type="float">
            <text:p>3.886</text:p>
          </table:table-cell>
          <table:table-cell office:value-type="float" office:value="3.93839" calcext:value-type="float">
            <text:p>3.93839</text:p>
          </table:table-cell>
          <table:table-cell office:value-type="float" office:value="4.13899" calcext:value-type="float">
            <text:p>4.13899</text:p>
          </table:table-cell>
          <table:table-cell office:value-type="float" office:value="4.21755" calcext:value-type="float">
            <text:p>4.21755</text:p>
          </table:table-cell>
          <table:table-cell office:value-type="float" office:value="3.98739" calcext:value-type="float">
            <text:p>3.98739</text:p>
          </table:table-cell>
          <table:table-cell office:value-type="float" office:value="4.07208" calcext:value-type="float">
            <text:p>4.07208</text:p>
          </table:table-cell>
          <table:table-cell office:value-type="float" office:value="3.95902" calcext:value-type="float">
            <text:p>3.95902</text:p>
          </table:table-cell>
          <table:table-cell office:value-type="float" office:value="3.91731" calcext:value-type="float">
            <text:p>3.91731</text:p>
          </table:table-cell>
          <table:table-cell office:value-type="float" office:value="4.05973" calcext:value-type="float">
            <text:p>4.05973</text:p>
          </table:table-cell>
          <table:table-cell office:value-type="float" office:value="4.14797" calcext:value-type="float">
            <text:p>4.14797</text:p>
          </table:table-cell>
          <table:table-cell office:value-type="float" office:value="4.02121" calcext:value-type="float">
            <text:p>4.02121</text:p>
          </table:table-cell>
          <table:table-cell office:value-type="float" office:value="4.05706" calcext:value-type="float">
            <text:p>4.05706</text:p>
          </table:table-cell>
          <table:table-cell table:number-columns-repeated="4"/>
          <table:table-cell table:formula="of:=AVERAGE([.B17:.BI17])" office:value-type="float" office:value="4.03584066666667" calcext:value-type="float">
            <text:p>4.0358406667</text:p>
          </table:table-cell>
          <table:table-cell table:formula="of:=STDEV([.B17:.BI17])/2" office:value-type="float" office:value="0.0442302988113109" calcext:value-type="float">
            <text:p>0.04423029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1992" calcext:value-type="float">
            <text:p>4.1992</text:p>
          </table:table-cell>
          <table:table-cell office:value-type="float" office:value="4.06037" calcext:value-type="float">
            <text:p>4.06037</text:p>
          </table:table-cell>
          <table:table-cell office:value-type="float" office:value="4.07893" calcext:value-type="float">
            <text:p>4.07893</text:p>
          </table:table-cell>
          <table:table-cell office:value-type="float" office:value="4.087" calcext:value-type="float">
            <text:p>4.087</text:p>
          </table:table-cell>
          <table:table-cell office:value-type="float" office:value="4.10352" calcext:value-type="float">
            <text:p>4.10352</text:p>
          </table:table-cell>
          <table:table-cell office:value-type="float" office:value="3.96722" calcext:value-type="float">
            <text:p>3.96722</text:p>
          </table:table-cell>
          <table:table-cell office:value-type="float" office:value="4.00782" calcext:value-type="float">
            <text:p>4.00782</text:p>
          </table:table-cell>
          <table:table-cell office:value-type="float" office:value="3.98784" calcext:value-type="float">
            <text:p>3.98784</text:p>
          </table:table-cell>
          <table:table-cell office:value-type="float" office:value="4.00637" calcext:value-type="float">
            <text:p>4.00637</text:p>
          </table:table-cell>
          <table:table-cell office:value-type="float" office:value="4.06397" calcext:value-type="float">
            <text:p>4.06397</text:p>
          </table:table-cell>
          <table:table-cell office:value-type="float" office:value="4.03159" calcext:value-type="float">
            <text:p>4.03159</text:p>
          </table:table-cell>
          <table:table-cell office:value-type="float" office:value="4.07486" calcext:value-type="float">
            <text:p>4.07486</text:p>
          </table:table-cell>
          <table:table-cell office:value-type="float" office:value="4.16644" calcext:value-type="float">
            <text:p>4.16644</text:p>
          </table:table-cell>
          <table:table-cell office:value-type="float" office:value="4.07482" calcext:value-type="float">
            <text:p>4.07482</text:p>
          </table:table-cell>
          <table:table-cell office:value-type="float" office:value="4.17859" calcext:value-type="float">
            <text:p>4.17859</text:p>
          </table:table-cell>
          <table:table-cell office:value-type="float" office:value="3.96221" calcext:value-type="float">
            <text:p>3.96221</text:p>
          </table:table-cell>
          <table:table-cell office:value-type="float" office:value="4.29888" calcext:value-type="float">
            <text:p>4.29888</text:p>
          </table:table-cell>
          <table:table-cell office:value-type="float" office:value="4.04552" calcext:value-type="float">
            <text:p>4.04552</text:p>
          </table:table-cell>
          <table:table-cell office:value-type="float" office:value="4.10864" calcext:value-type="float">
            <text:p>4.10864</text:p>
          </table:table-cell>
          <table:table-cell office:value-type="float" office:value="4.11027" calcext:value-type="float">
            <text:p>4.11027</text:p>
          </table:table-cell>
          <table:table-cell office:value-type="float" office:value="4.06036" calcext:value-type="float">
            <text:p>4.06036</text:p>
          </table:table-cell>
          <table:table-cell office:value-type="float" office:value="3.98601" calcext:value-type="float">
            <text:p>3.98601</text:p>
          </table:table-cell>
          <table:table-cell office:value-type="float" office:value="4.1937" calcext:value-type="float">
            <text:p>4.1937</text:p>
          </table:table-cell>
          <table:table-cell office:value-type="float" office:value="4.05256" calcext:value-type="float">
            <text:p>4.05256</text:p>
          </table:table-cell>
          <table:table-cell office:value-type="float" office:value="3.99084" calcext:value-type="float">
            <text:p>3.99084</text:p>
          </table:table-cell>
          <table:table-cell office:value-type="float" office:value="4.1276" calcext:value-type="float">
            <text:p>4.1276</text:p>
          </table:table-cell>
          <table:table-cell office:value-type="float" office:value="4.06458" calcext:value-type="float">
            <text:p>4.06458</text:p>
          </table:table-cell>
          <table:table-cell office:value-type="float" office:value="4.11951" calcext:value-type="float">
            <text:p>4.11951</text:p>
          </table:table-cell>
          <table:table-cell office:value-type="float" office:value="4.0887" calcext:value-type="float">
            <text:p>4.0887</text:p>
          </table:table-cell>
          <table:table-cell office:value-type="float" office:value="3.97867" calcext:value-type="float">
            <text:p>3.97867</text:p>
          </table:table-cell>
          <table:table-cell office:value-type="float" office:value="4.11151" calcext:value-type="float">
            <text:p>4.11151</text:p>
          </table:table-cell>
          <table:table-cell office:value-type="float" office:value="3.99111" calcext:value-type="float">
            <text:p>3.99111</text:p>
          </table:table-cell>
          <table:table-cell office:value-type="float" office:value="4.14582" calcext:value-type="float">
            <text:p>4.14582</text:p>
          </table:table-cell>
          <table:table-cell office:value-type="float" office:value="4.03585" calcext:value-type="float">
            <text:p>4.03585</text:p>
          </table:table-cell>
          <table:table-cell office:value-type="float" office:value="4.18333" calcext:value-type="float">
            <text:p>4.18333</text:p>
          </table:table-cell>
          <table:table-cell office:value-type="float" office:value="4.10657" calcext:value-type="float">
            <text:p>4.10657</text:p>
          </table:table-cell>
          <table:table-cell office:value-type="float" office:value="3.99628" calcext:value-type="float">
            <text:p>3.99628</text:p>
          </table:table-cell>
          <table:table-cell office:value-type="float" office:value="3.91015" calcext:value-type="float">
            <text:p>3.91015</text:p>
          </table:table-cell>
          <table:table-cell office:value-type="float" office:value="4.18227" calcext:value-type="float">
            <text:p>4.18227</text:p>
          </table:table-cell>
          <table:table-cell office:value-type="float" office:value="4.07989" calcext:value-type="float">
            <text:p>4.07989</text:p>
          </table:table-cell>
          <table:table-cell office:value-type="float" office:value="4.09216" calcext:value-type="float">
            <text:p>4.09216</text:p>
          </table:table-cell>
          <table:table-cell office:value-type="float" office:value="3.969" calcext:value-type="float">
            <text:p>3.969</text:p>
          </table:table-cell>
          <table:table-cell office:value-type="float" office:value="4.00742" calcext:value-type="float">
            <text:p>4.00742</text:p>
          </table:table-cell>
          <table:table-cell office:value-type="float" office:value="4.13027" calcext:value-type="float">
            <text:p>4.13027</text:p>
          </table:table-cell>
          <table:table-cell office:value-type="float" office:value="4.15072" calcext:value-type="float">
            <text:p>4.15072</text:p>
          </table:table-cell>
          <table:table-cell office:value-type="float" office:value="3.99146" calcext:value-type="float">
            <text:p>3.99146</text:p>
          </table:table-cell>
          <table:table-cell office:value-type="float" office:value="4.22603" calcext:value-type="float">
            <text:p>4.22603</text:p>
          </table:table-cell>
          <table:table-cell office:value-type="float" office:value="3.97287" calcext:value-type="float">
            <text:p>3.97287</text:p>
          </table:table-cell>
          <table:table-cell office:value-type="float" office:value="4.15495" calcext:value-type="float">
            <text:p>4.15495</text:p>
          </table:table-cell>
          <table:table-cell office:value-type="float" office:value="4.06709" calcext:value-type="float">
            <text:p>4.06709</text:p>
          </table:table-cell>
          <table:table-cell office:value-type="float" office:value="4.19343" calcext:value-type="float">
            <text:p>4.19343</text:p>
          </table:table-cell>
          <table:table-cell office:value-type="float" office:value="4.0921" calcext:value-type="float">
            <text:p>4.0921</text:p>
          </table:table-cell>
          <table:table-cell office:value-type="float" office:value="3.99696" calcext:value-type="float">
            <text:p>3.99696</text:p>
          </table:table-cell>
          <table:table-cell office:value-type="float" office:value="4.02655" calcext:value-type="float">
            <text:p>4.02655</text:p>
          </table:table-cell>
          <table:table-cell office:value-type="float" office:value="4.13897" calcext:value-type="float">
            <text:p>4.13897</text:p>
          </table:table-cell>
          <table:table-cell office:value-type="float" office:value="4.0429" calcext:value-type="float">
            <text:p>4.0429</text:p>
          </table:table-cell>
          <table:table-cell office:value-type="float" office:value="4.21483" calcext:value-type="float">
            <text:p>4.21483</text:p>
          </table:table-cell>
          <table:table-cell office:value-type="float" office:value="4.21103" calcext:value-type="float">
            <text:p>4.21103</text:p>
          </table:table-cell>
          <table:table-cell office:value-type="float" office:value="4.23625" calcext:value-type="float">
            <text:p>4.23625</text:p>
          </table:table-cell>
          <table:table-cell office:value-type="float" office:value="4.10923" calcext:value-type="float">
            <text:p>4.10923</text:p>
          </table:table-cell>
          <table:table-cell table:number-columns-repeated="4"/>
          <table:table-cell table:formula="of:=AVERAGE([.B18:.BI18])" office:value-type="float" office:value="4.08405983333333" calcext:value-type="float">
            <text:p>4.0840598333</text:p>
          </table:table-cell>
          <table:table-cell table:formula="of:=STDEV([.B18:.BI18])/2" office:value-type="float" office:value="0.0416129463790882" calcext:value-type="float">
            <text:p>0.04161294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43019" calcext:value-type="float">
            <text:p>4.43019</text:p>
          </table:table-cell>
          <table:table-cell office:value-type="float" office:value="4.44354" calcext:value-type="float">
            <text:p>4.44354</text:p>
          </table:table-cell>
          <table:table-cell office:value-type="float" office:value="4.53966" calcext:value-type="float">
            <text:p>4.53966</text:p>
          </table:table-cell>
          <table:table-cell office:value-type="float" office:value="4.48482" calcext:value-type="float">
            <text:p>4.48482</text:p>
          </table:table-cell>
          <table:table-cell office:value-type="float" office:value="4.6066" calcext:value-type="float">
            <text:p>4.6066</text:p>
          </table:table-cell>
          <table:table-cell office:value-type="float" office:value="4.55073" calcext:value-type="float">
            <text:p>4.55073</text:p>
          </table:table-cell>
          <table:table-cell office:value-type="float" office:value="4.79316" calcext:value-type="float">
            <text:p>4.79316</text:p>
          </table:table-cell>
          <table:table-cell office:value-type="float" office:value="4.58636" calcext:value-type="float">
            <text:p>4.58636</text:p>
          </table:table-cell>
          <table:table-cell office:value-type="float" office:value="4.4671" calcext:value-type="float">
            <text:p>4.4671</text:p>
          </table:table-cell>
          <table:table-cell office:value-type="float" office:value="4.57812" calcext:value-type="float">
            <text:p>4.57812</text:p>
          </table:table-cell>
          <table:table-cell office:value-type="float" office:value="4.66127" calcext:value-type="float">
            <text:p>4.66127</text:p>
          </table:table-cell>
          <table:table-cell office:value-type="float" office:value="4.05802" calcext:value-type="float">
            <text:p>4.05802</text:p>
          </table:table-cell>
          <table:table-cell office:value-type="float" office:value="4.48776" calcext:value-type="float">
            <text:p>4.48776</text:p>
          </table:table-cell>
          <table:table-cell office:value-type="float" office:value="4.73454" calcext:value-type="float">
            <text:p>4.73454</text:p>
          </table:table-cell>
          <table:table-cell office:value-type="float" office:value="4.75584" calcext:value-type="float">
            <text:p>4.75584</text:p>
          </table:table-cell>
          <table:table-cell office:value-type="float" office:value="4.82971" calcext:value-type="float">
            <text:p>4.82971</text:p>
          </table:table-cell>
          <table:table-cell office:value-type="float" office:value="4.90649" calcext:value-type="float">
            <text:p>4.90649</text:p>
          </table:table-cell>
          <table:table-cell office:value-type="float" office:value="4.37874" calcext:value-type="float">
            <text:p>4.37874</text:p>
          </table:table-cell>
          <table:table-cell office:value-type="float" office:value="4.58943" calcext:value-type="float">
            <text:p>4.58943</text:p>
          </table:table-cell>
          <table:table-cell office:value-type="float" office:value="4.395" calcext:value-type="float">
            <text:p>4.395</text:p>
          </table:table-cell>
          <table:table-cell office:value-type="float" office:value="4.45487" calcext:value-type="float">
            <text:p>4.45487</text:p>
          </table:table-cell>
          <table:table-cell office:value-type="float" office:value="4.38782" calcext:value-type="float">
            <text:p>4.38782</text:p>
          </table:table-cell>
          <table:table-cell office:value-type="float" office:value="4.49896" calcext:value-type="float">
            <text:p>4.49896</text:p>
          </table:table-cell>
          <table:table-cell office:value-type="float" office:value="4.65391" calcext:value-type="float">
            <text:p>4.65391</text:p>
          </table:table-cell>
          <table:table-cell office:value-type="float" office:value="4.54311" calcext:value-type="float">
            <text:p>4.54311</text:p>
          </table:table-cell>
          <table:table-cell office:value-type="float" office:value="4.51588" calcext:value-type="float">
            <text:p>4.51588</text:p>
          </table:table-cell>
          <table:table-cell office:value-type="float" office:value="4.68455" calcext:value-type="float">
            <text:p>4.68455</text:p>
          </table:table-cell>
          <table:table-cell office:value-type="float" office:value="4.56178" calcext:value-type="float">
            <text:p>4.56178</text:p>
          </table:table-cell>
          <table:table-cell office:value-type="float" office:value="4.49698" calcext:value-type="float">
            <text:p>4.49698</text:p>
          </table:table-cell>
          <table:table-cell office:value-type="float" office:value="4.84578" calcext:value-type="float">
            <text:p>4.84578</text:p>
          </table:table-cell>
          <table:table-cell office:value-type="float" office:value="4.65006" calcext:value-type="float">
            <text:p>4.65006</text:p>
          </table:table-cell>
          <table:table-cell office:value-type="float" office:value="4.58126" calcext:value-type="float">
            <text:p>4.58126</text:p>
          </table:table-cell>
          <table:table-cell office:value-type="float" office:value="4.74984" calcext:value-type="float">
            <text:p>4.74984</text:p>
          </table:table-cell>
          <table:table-cell office:value-type="float" office:value="4.29673" calcext:value-type="float">
            <text:p>4.29673</text:p>
          </table:table-cell>
          <table:table-cell office:value-type="float" office:value="4.4269" calcext:value-type="float">
            <text:p>4.4269</text:p>
          </table:table-cell>
          <table:table-cell office:value-type="float" office:value="4.56177" calcext:value-type="float">
            <text:p>4.56177</text:p>
          </table:table-cell>
          <table:table-cell office:value-type="float" office:value="4.56645" calcext:value-type="float">
            <text:p>4.56645</text:p>
          </table:table-cell>
          <table:table-cell office:value-type="float" office:value="4.68118" calcext:value-type="float">
            <text:p>4.68118</text:p>
          </table:table-cell>
          <table:table-cell office:value-type="float" office:value="4.55845" calcext:value-type="float">
            <text:p>4.55845</text:p>
          </table:table-cell>
          <table:table-cell office:value-type="float" office:value="4.91155" calcext:value-type="float">
            <text:p>4.91155</text:p>
          </table:table-cell>
          <table:table-cell office:value-type="float" office:value="4.68161" calcext:value-type="float">
            <text:p>4.68161</text:p>
          </table:table-cell>
          <table:table-cell office:value-type="float" office:value="4.75972" calcext:value-type="float">
            <text:p>4.75972</text:p>
          </table:table-cell>
          <table:table-cell office:value-type="float" office:value="4.73009" calcext:value-type="float">
            <text:p>4.73009</text:p>
          </table:table-cell>
          <table:table-cell office:value-type="float" office:value="4.83029" calcext:value-type="float">
            <text:p>4.83029</text:p>
          </table:table-cell>
          <table:table-cell office:value-type="float" office:value="4.59885" calcext:value-type="float">
            <text:p>4.59885</text:p>
          </table:table-cell>
          <table:table-cell office:value-type="float" office:value="4.47356" calcext:value-type="float">
            <text:p>4.47356</text:p>
          </table:table-cell>
          <table:table-cell office:value-type="float" office:value="4.71597" calcext:value-type="float">
            <text:p>4.71597</text:p>
          </table:table-cell>
          <table:table-cell office:value-type="float" office:value="4.17524" calcext:value-type="float">
            <text:p>4.17524</text:p>
          </table:table-cell>
          <table:table-cell office:value-type="float" office:value="4.41147" calcext:value-type="float">
            <text:p>4.41147</text:p>
          </table:table-cell>
          <table:table-cell office:value-type="float" office:value="4.78283" calcext:value-type="float">
            <text:p>4.78283</text:p>
          </table:table-cell>
          <table:table-cell office:value-type="float" office:value="4.60699" calcext:value-type="float">
            <text:p>4.60699</text:p>
          </table:table-cell>
          <table:table-cell office:value-type="float" office:value="4.30647" calcext:value-type="float">
            <text:p>4.30647</text:p>
          </table:table-cell>
          <table:table-cell office:value-type="float" office:value="4.63434" calcext:value-type="float">
            <text:p>4.63434</text:p>
          </table:table-cell>
          <table:table-cell office:value-type="float" office:value="4.85824" calcext:value-type="float">
            <text:p>4.85824</text:p>
          </table:table-cell>
          <table:table-cell office:value-type="float" office:value="4.32671" calcext:value-type="float">
            <text:p>4.32671</text:p>
          </table:table-cell>
          <table:table-cell office:value-type="float" office:value="4.73904" calcext:value-type="float">
            <text:p>4.73904</text:p>
          </table:table-cell>
          <table:table-cell office:value-type="float" office:value="4.72002" calcext:value-type="float">
            <text:p>4.72002</text:p>
          </table:table-cell>
          <table:table-cell office:value-type="float" office:value="4.71822" calcext:value-type="float">
            <text:p>4.71822</text:p>
          </table:table-cell>
          <table:table-cell office:value-type="float" office:value="4.22882" calcext:value-type="float">
            <text:p>4.22882</text:p>
          </table:table-cell>
          <table:table-cell office:value-type="float" office:value="4.68783" calcext:value-type="float">
            <text:p>4.68783</text:p>
          </table:table-cell>
          <table:table-cell table:number-columns-repeated="4"/>
          <table:table-cell table:formula="of:=AVERAGE([.B19:.BI19])" office:value-type="float" office:value="4.58152033333333" calcext:value-type="float">
            <text:p>4.5815203333</text:p>
          </table:table-cell>
          <table:table-cell table:formula="of:=STDEV([.B19:.BI19])/2" office:value-type="float" office:value="0.0903241320259594" calcext:value-type="float">
            <text:p>0.0903241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65621" calcext:value-type="float">
            <text:p>4.65621</text:p>
          </table:table-cell>
          <table:table-cell office:value-type="float" office:value="4.33044" calcext:value-type="float">
            <text:p>4.33044</text:p>
          </table:table-cell>
          <table:table-cell office:value-type="float" office:value="4.53758" calcext:value-type="float">
            <text:p>4.53758</text:p>
          </table:table-cell>
          <table:table-cell office:value-type="float" office:value="4.16196" calcext:value-type="float">
            <text:p>4.16196</text:p>
          </table:table-cell>
          <table:table-cell office:value-type="float" office:value="4.55642" calcext:value-type="float">
            <text:p>4.55642</text:p>
          </table:table-cell>
          <table:table-cell office:value-type="float" office:value="4.25296" calcext:value-type="float">
            <text:p>4.25296</text:p>
          </table:table-cell>
          <table:table-cell office:value-type="float" office:value="4.45059" calcext:value-type="float">
            <text:p>4.45059</text:p>
          </table:table-cell>
          <table:table-cell office:value-type="float" office:value="4.72523" calcext:value-type="float">
            <text:p>4.72523</text:p>
          </table:table-cell>
          <table:table-cell office:value-type="float" office:value="4.48773" calcext:value-type="float">
            <text:p>4.48773</text:p>
          </table:table-cell>
          <table:table-cell office:value-type="float" office:value="4.24251" calcext:value-type="float">
            <text:p>4.24251</text:p>
          </table:table-cell>
          <table:table-cell office:value-type="float" office:value="4.65313" calcext:value-type="float">
            <text:p>4.65313</text:p>
          </table:table-cell>
          <table:table-cell office:value-type="float" office:value="4.17172" calcext:value-type="float">
            <text:p>4.17172</text:p>
          </table:table-cell>
          <table:table-cell office:value-type="float" office:value="4.44512" calcext:value-type="float">
            <text:p>4.44512</text:p>
          </table:table-cell>
          <table:table-cell office:value-type="float" office:value="4.63409" calcext:value-type="float">
            <text:p>4.63409</text:p>
          </table:table-cell>
          <table:table-cell office:value-type="float" office:value="4.44289" calcext:value-type="float">
            <text:p>4.44289</text:p>
          </table:table-cell>
          <table:table-cell office:value-type="float" office:value="4.23802" calcext:value-type="float">
            <text:p>4.23802</text:p>
          </table:table-cell>
          <table:table-cell office:value-type="float" office:value="4.66713" calcext:value-type="float">
            <text:p>4.66713</text:p>
          </table:table-cell>
          <table:table-cell office:value-type="float" office:value="4.12635" calcext:value-type="float">
            <text:p>4.12635</text:p>
          </table:table-cell>
          <table:table-cell office:value-type="float" office:value="4.23021" calcext:value-type="float">
            <text:p>4.23021</text:p>
          </table:table-cell>
          <table:table-cell office:value-type="float" office:value="4.5692" calcext:value-type="float">
            <text:p>4.5692</text:p>
          </table:table-cell>
          <table:table-cell office:value-type="float" office:value="4.32397" calcext:value-type="float">
            <text:p>4.32397</text:p>
          </table:table-cell>
          <table:table-cell office:value-type="float" office:value="4.43066" calcext:value-type="float">
            <text:p>4.43066</text:p>
          </table:table-cell>
          <table:table-cell office:value-type="float" office:value="4.1739" calcext:value-type="float">
            <text:p>4.1739</text:p>
          </table:table-cell>
          <table:table-cell office:value-type="float" office:value="4.39456" calcext:value-type="float">
            <text:p>4.39456</text:p>
          </table:table-cell>
          <table:table-cell office:value-type="float" office:value="4.16159" calcext:value-type="float">
            <text:p>4.16159</text:p>
          </table:table-cell>
          <table:table-cell office:value-type="float" office:value="4.41986" calcext:value-type="float">
            <text:p>4.41986</text:p>
          </table:table-cell>
          <table:table-cell office:value-type="float" office:value="4.54753" calcext:value-type="float">
            <text:p>4.54753</text:p>
          </table:table-cell>
          <table:table-cell office:value-type="float" office:value="4.14441" calcext:value-type="float">
            <text:p>4.14441</text:p>
          </table:table-cell>
          <table:table-cell office:value-type="float" office:value="4.0545" calcext:value-type="float">
            <text:p>4.0545</text:p>
          </table:table-cell>
          <table:table-cell office:value-type="float" office:value="4.43026" calcext:value-type="float">
            <text:p>4.43026</text:p>
          </table:table-cell>
          <table:table-cell office:value-type="float" office:value="4.72052" calcext:value-type="float">
            <text:p>4.72052</text:p>
          </table:table-cell>
          <table:table-cell office:value-type="float" office:value="4.34141" calcext:value-type="float">
            <text:p>4.34141</text:p>
          </table:table-cell>
          <table:table-cell office:value-type="float" office:value="4.15003" calcext:value-type="float">
            <text:p>4.15003</text:p>
          </table:table-cell>
          <table:table-cell office:value-type="float" office:value="4.74359" calcext:value-type="float">
            <text:p>4.74359</text:p>
          </table:table-cell>
          <table:table-cell office:value-type="float" office:value="4.44959" calcext:value-type="float">
            <text:p>4.44959</text:p>
          </table:table-cell>
          <table:table-cell office:value-type="float" office:value="4.28681" calcext:value-type="float">
            <text:p>4.28681</text:p>
          </table:table-cell>
          <table:table-cell office:value-type="float" office:value="4.51886" calcext:value-type="float">
            <text:p>4.51886</text:p>
          </table:table-cell>
          <table:table-cell office:value-type="float" office:value="4.64263" calcext:value-type="float">
            <text:p>4.64263</text:p>
          </table:table-cell>
          <table:table-cell office:value-type="float" office:value="4.23959" calcext:value-type="float">
            <text:p>4.23959</text:p>
          </table:table-cell>
          <table:table-cell office:value-type="float" office:value="4.03746" calcext:value-type="float">
            <text:p>4.03746</text:p>
          </table:table-cell>
          <table:table-cell office:value-type="float" office:value="4.55744" calcext:value-type="float">
            <text:p>4.55744</text:p>
          </table:table-cell>
          <table:table-cell office:value-type="float" office:value="4.22539" calcext:value-type="float">
            <text:p>4.22539</text:p>
          </table:table-cell>
          <table:table-cell office:value-type="float" office:value="4.24436" calcext:value-type="float">
            <text:p>4.24436</text:p>
          </table:table-cell>
          <table:table-cell office:value-type="float" office:value="4.52022" calcext:value-type="float">
            <text:p>4.52022</text:p>
          </table:table-cell>
          <table:table-cell office:value-type="float" office:value="4.07933" calcext:value-type="float">
            <text:p>4.07933</text:p>
          </table:table-cell>
          <table:table-cell office:value-type="float" office:value="4.282" calcext:value-type="float">
            <text:p>4.282</text:p>
          </table:table-cell>
          <table:table-cell office:value-type="float" office:value="4.10523" calcext:value-type="float">
            <text:p>4.10523</text:p>
          </table:table-cell>
          <table:table-cell office:value-type="float" office:value="4.64805" calcext:value-type="float">
            <text:p>4.64805</text:p>
          </table:table-cell>
          <table:table-cell office:value-type="float" office:value="4.08518" calcext:value-type="float">
            <text:p>4.08518</text:p>
          </table:table-cell>
          <table:table-cell office:value-type="float" office:value="4.38063" calcext:value-type="float">
            <text:p>4.38063</text:p>
          </table:table-cell>
          <table:table-cell office:value-type="float" office:value="4.45859" calcext:value-type="float">
            <text:p>4.45859</text:p>
          </table:table-cell>
          <table:table-cell office:value-type="float" office:value="4.4676" calcext:value-type="float">
            <text:p>4.4676</text:p>
          </table:table-cell>
          <table:table-cell office:value-type="float" office:value="4.3594" calcext:value-type="float">
            <text:p>4.3594</text:p>
          </table:table-cell>
          <table:table-cell office:value-type="float" office:value="4.38773" calcext:value-type="float">
            <text:p>4.38773</text:p>
          </table:table-cell>
          <table:table-cell office:value-type="float" office:value="4.38779" calcext:value-type="float">
            <text:p>4.38779</text:p>
          </table:table-cell>
          <table:table-cell office:value-type="float" office:value="4.19311" calcext:value-type="float">
            <text:p>4.19311</text:p>
          </table:table-cell>
          <table:table-cell office:value-type="float" office:value="4.30631" calcext:value-type="float">
            <text:p>4.30631</text:p>
          </table:table-cell>
          <table:table-cell office:value-type="float" office:value="4.4911" calcext:value-type="float">
            <text:p>4.4911</text:p>
          </table:table-cell>
          <table:table-cell office:value-type="float" office:value="4.08697" calcext:value-type="float">
            <text:p>4.08697</text:p>
          </table:table-cell>
          <table:table-cell office:value-type="float" office:value="4.70855" calcext:value-type="float">
            <text:p>4.70855</text:p>
          </table:table-cell>
          <table:table-cell table:number-columns-repeated="4"/>
          <table:table-cell table:formula="of:=AVERAGE([.B20:.BI20])" office:value-type="float" office:value="4.37943666666667" calcext:value-type="float">
            <text:p>4.3794366667</text:p>
          </table:table-cell>
          <table:table-cell table:formula="of:=STDEV([.B20:.BI20])/2" office:value-type="float" office:value="0.0984773166502458" calcext:value-type="float">
            <text:p>0.09847731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21786" calcext:value-type="float">
            <text:p>4.21786</text:p>
          </table:table-cell>
          <table:table-cell office:value-type="float" office:value="4.31335" calcext:value-type="float">
            <text:p>4.31335</text:p>
          </table:table-cell>
          <table:table-cell office:value-type="float" office:value="4.3106" calcext:value-type="float">
            <text:p>4.3106</text:p>
          </table:table-cell>
          <table:table-cell office:value-type="float" office:value="4.12807" calcext:value-type="float">
            <text:p>4.12807</text:p>
          </table:table-cell>
          <table:table-cell office:value-type="float" office:value="4.41924" calcext:value-type="float">
            <text:p>4.41924</text:p>
          </table:table-cell>
          <table:table-cell office:value-type="float" office:value="4.23448" calcext:value-type="float">
            <text:p>4.23448</text:p>
          </table:table-cell>
          <table:table-cell office:value-type="float" office:value="4.44959" calcext:value-type="float">
            <text:p>4.44959</text:p>
          </table:table-cell>
          <table:table-cell office:value-type="float" office:value="4.33972" calcext:value-type="float">
            <text:p>4.33972</text:p>
          </table:table-cell>
          <table:table-cell office:value-type="float" office:value="3.99834" calcext:value-type="float">
            <text:p>3.99834</text:p>
          </table:table-cell>
          <table:table-cell office:value-type="float" office:value="4.25805" calcext:value-type="float">
            <text:p>4.25805</text:p>
          </table:table-cell>
          <table:table-cell office:value-type="float" office:value="4.23213" calcext:value-type="float">
            <text:p>4.23213</text:p>
          </table:table-cell>
          <table:table-cell office:value-type="float" office:value="4.36155" calcext:value-type="float">
            <text:p>4.36155</text:p>
          </table:table-cell>
          <table:table-cell office:value-type="float" office:value="4.61442" calcext:value-type="float">
            <text:p>4.61442</text:p>
          </table:table-cell>
          <table:table-cell office:value-type="float" office:value="4.25909" calcext:value-type="float">
            <text:p>4.25909</text:p>
          </table:table-cell>
          <table:table-cell office:value-type="float" office:value="4.22232" calcext:value-type="float">
            <text:p>4.22232</text:p>
          </table:table-cell>
          <table:table-cell office:value-type="float" office:value="4.17611" calcext:value-type="float">
            <text:p>4.17611</text:p>
          </table:table-cell>
          <table:table-cell office:value-type="float" office:value="4.31897" calcext:value-type="float">
            <text:p>4.31897</text:p>
          </table:table-cell>
          <table:table-cell office:value-type="float" office:value="4.47243" calcext:value-type="float">
            <text:p>4.47243</text:p>
          </table:table-cell>
          <table:table-cell office:value-type="float" office:value="4.16617" calcext:value-type="float">
            <text:p>4.16617</text:p>
          </table:table-cell>
          <table:table-cell office:value-type="float" office:value="4.70289" calcext:value-type="float">
            <text:p>4.70289</text:p>
          </table:table-cell>
          <table:table-cell office:value-type="float" office:value="4.41366" calcext:value-type="float">
            <text:p>4.41366</text:p>
          </table:table-cell>
          <table:table-cell office:value-type="float" office:value="4.41523" calcext:value-type="float">
            <text:p>4.41523</text:p>
          </table:table-cell>
          <table:table-cell office:value-type="float" office:value="4.05138" calcext:value-type="float">
            <text:p>4.05138</text:p>
          </table:table-cell>
          <table:table-cell office:value-type="float" office:value="3.96547" calcext:value-type="float">
            <text:p>3.96547</text:p>
          </table:table-cell>
          <table:table-cell office:value-type="float" office:value="4.45681" calcext:value-type="float">
            <text:p>4.45681</text:p>
          </table:table-cell>
          <table:table-cell office:value-type="float" office:value="4.3983" calcext:value-type="float">
            <text:p>4.3983</text:p>
          </table:table-cell>
          <table:table-cell office:value-type="float" office:value="4.42993" calcext:value-type="float">
            <text:p>4.42993</text:p>
          </table:table-cell>
          <table:table-cell office:value-type="float" office:value="4.12293" calcext:value-type="float">
            <text:p>4.12293</text:p>
          </table:table-cell>
          <table:table-cell office:value-type="float" office:value="4.15322" calcext:value-type="float">
            <text:p>4.15322</text:p>
          </table:table-cell>
          <table:table-cell office:value-type="float" office:value="3.89806" calcext:value-type="float">
            <text:p>3.89806</text:p>
          </table:table-cell>
          <table:table-cell office:value-type="float" office:value="4.35618" calcext:value-type="float">
            <text:p>4.35618</text:p>
          </table:table-cell>
          <table:table-cell office:value-type="float" office:value="4.08214" calcext:value-type="float">
            <text:p>4.08214</text:p>
          </table:table-cell>
          <table:table-cell office:value-type="float" office:value="4.45213" calcext:value-type="float">
            <text:p>4.45213</text:p>
          </table:table-cell>
          <table:table-cell office:value-type="float" office:value="4.2869" calcext:value-type="float">
            <text:p>4.2869</text:p>
          </table:table-cell>
          <table:table-cell office:value-type="float" office:value="4.23716" calcext:value-type="float">
            <text:p>4.23716</text:p>
          </table:table-cell>
          <table:table-cell office:value-type="float" office:value="4.04636" calcext:value-type="float">
            <text:p>4.04636</text:p>
          </table:table-cell>
          <table:table-cell office:value-type="float" office:value="4.02874" calcext:value-type="float">
            <text:p>4.02874</text:p>
          </table:table-cell>
          <table:table-cell office:value-type="float" office:value="4.19657" calcext:value-type="float">
            <text:p>4.19657</text:p>
          </table:table-cell>
          <table:table-cell office:value-type="float" office:value="4.11417" calcext:value-type="float">
            <text:p>4.11417</text:p>
          </table:table-cell>
          <table:table-cell office:value-type="float" office:value="4.47295" calcext:value-type="float">
            <text:p>4.47295</text:p>
          </table:table-cell>
          <table:table-cell office:value-type="float" office:value="4.08779" calcext:value-type="float">
            <text:p>4.08779</text:p>
          </table:table-cell>
          <table:table-cell office:value-type="float" office:value="4.02021" calcext:value-type="float">
            <text:p>4.02021</text:p>
          </table:table-cell>
          <table:table-cell office:value-type="float" office:value="4.03588" calcext:value-type="float">
            <text:p>4.03588</text:p>
          </table:table-cell>
          <table:table-cell office:value-type="float" office:value="4.08327" calcext:value-type="float">
            <text:p>4.08327</text:p>
          </table:table-cell>
          <table:table-cell office:value-type="float" office:value="4.31919" calcext:value-type="float">
            <text:p>4.31919</text:p>
          </table:table-cell>
          <table:table-cell office:value-type="float" office:value="4.14378" calcext:value-type="float">
            <text:p>4.14378</text:p>
          </table:table-cell>
          <table:table-cell office:value-type="float" office:value="4.45888" calcext:value-type="float">
            <text:p>4.45888</text:p>
          </table:table-cell>
          <table:table-cell office:value-type="float" office:value="4.18445" calcext:value-type="float">
            <text:p>4.18445</text:p>
          </table:table-cell>
          <table:table-cell office:value-type="float" office:value="4.18179" calcext:value-type="float">
            <text:p>4.18179</text:p>
          </table:table-cell>
          <table:table-cell office:value-type="float" office:value="4.27064" calcext:value-type="float">
            <text:p>4.27064</text:p>
          </table:table-cell>
          <table:table-cell office:value-type="float" office:value="4.20256" calcext:value-type="float">
            <text:p>4.20256</text:p>
          </table:table-cell>
          <table:table-cell office:value-type="float" office:value="4.14128" calcext:value-type="float">
            <text:p>4.14128</text:p>
          </table:table-cell>
          <table:table-cell office:value-type="float" office:value="4.32381" calcext:value-type="float">
            <text:p>4.32381</text:p>
          </table:table-cell>
          <table:table-cell office:value-type="float" office:value="4.50662" calcext:value-type="float">
            <text:p>4.50662</text:p>
          </table:table-cell>
          <table:table-cell office:value-type="float" office:value="4.53366" calcext:value-type="float">
            <text:p>4.53366</text:p>
          </table:table-cell>
          <table:table-cell office:value-type="float" office:value="4.38142" calcext:value-type="float">
            <text:p>4.38142</text:p>
          </table:table-cell>
          <table:table-cell office:value-type="float" office:value="4.06453" calcext:value-type="float">
            <text:p>4.06453</text:p>
          </table:table-cell>
          <table:table-cell office:value-type="float" office:value="4.15677" calcext:value-type="float">
            <text:p>4.15677</text:p>
          </table:table-cell>
          <table:table-cell office:value-type="float" office:value="4.57124" calcext:value-type="float">
            <text:p>4.57124</text:p>
          </table:table-cell>
          <table:table-cell office:value-type="float" office:value="4.08153" calcext:value-type="float">
            <text:p>4.08153</text:p>
          </table:table-cell>
          <table:table-cell table:number-columns-repeated="4"/>
          <table:table-cell table:formula="of:=AVERAGE([.B21:.BI21])" office:value-type="float" office:value="4.25871616666667" calcext:value-type="float">
            <text:p>4.2587161667</text:p>
          </table:table-cell>
          <table:table-cell table:formula="of:=STDEV([.B21:.BI21])/2" office:value-type="float" office:value="0.0878491792650068" calcext:value-type="float">
            <text:p>0.08784917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21925" calcext:value-type="float">
            <text:p>4.21925</text:p>
          </table:table-cell>
          <table:table-cell office:value-type="float" office:value="4.05998" calcext:value-type="float">
            <text:p>4.05998</text:p>
          </table:table-cell>
          <table:table-cell office:value-type="float" office:value="4.04192" calcext:value-type="float">
            <text:p>4.04192</text:p>
          </table:table-cell>
          <table:table-cell office:value-type="float" office:value="4.23405" calcext:value-type="float">
            <text:p>4.23405</text:p>
          </table:table-cell>
          <table:table-cell office:value-type="float" office:value="3.96004" calcext:value-type="float">
            <text:p>3.96004</text:p>
          </table:table-cell>
          <table:table-cell office:value-type="float" office:value="4.04357" calcext:value-type="float">
            <text:p>4.04357</text:p>
          </table:table-cell>
          <table:table-cell office:value-type="float" office:value="4.09271" calcext:value-type="float">
            <text:p>4.09271</text:p>
          </table:table-cell>
          <table:table-cell office:value-type="float" office:value="4.20271" calcext:value-type="float">
            <text:p>4.20271</text:p>
          </table:table-cell>
          <table:table-cell office:value-type="float" office:value="4.09166" calcext:value-type="float">
            <text:p>4.09166</text:p>
          </table:table-cell>
          <table:table-cell office:value-type="float" office:value="4.36053" calcext:value-type="float">
            <text:p>4.36053</text:p>
          </table:table-cell>
          <table:table-cell office:value-type="float" office:value="4.24013" calcext:value-type="float">
            <text:p>4.24013</text:p>
          </table:table-cell>
          <table:table-cell office:value-type="float" office:value="4.05507" calcext:value-type="float">
            <text:p>4.05507</text:p>
          </table:table-cell>
          <table:table-cell office:value-type="float" office:value="4.21562" calcext:value-type="float">
            <text:p>4.21562</text:p>
          </table:table-cell>
          <table:table-cell office:value-type="float" office:value="4.12395" calcext:value-type="float">
            <text:p>4.12395</text:p>
          </table:table-cell>
          <table:table-cell office:value-type="float" office:value="4.08912" calcext:value-type="float">
            <text:p>4.08912</text:p>
          </table:table-cell>
          <table:table-cell office:value-type="float" office:value="4.38913" calcext:value-type="float">
            <text:p>4.38913</text:p>
          </table:table-cell>
          <table:table-cell office:value-type="float" office:value="3.95516" calcext:value-type="float">
            <text:p>3.95516</text:p>
          </table:table-cell>
          <table:table-cell office:value-type="float" office:value="3.94332" calcext:value-type="float">
            <text:p>3.94332</text:p>
          </table:table-cell>
          <table:table-cell office:value-type="float" office:value="4.0573" calcext:value-type="float">
            <text:p>4.0573</text:p>
          </table:table-cell>
          <table:table-cell office:value-type="float" office:value="3.98947" calcext:value-type="float">
            <text:p>3.98947</text:p>
          </table:table-cell>
          <table:table-cell office:value-type="float" office:value="4.26612" calcext:value-type="float">
            <text:p>4.26612</text:p>
          </table:table-cell>
          <table:table-cell office:value-type="float" office:value="4.35648" calcext:value-type="float">
            <text:p>4.35648</text:p>
          </table:table-cell>
          <table:table-cell office:value-type="float" office:value="4.05043" calcext:value-type="float">
            <text:p>4.05043</text:p>
          </table:table-cell>
          <table:table-cell office:value-type="float" office:value="4.21811" calcext:value-type="float">
            <text:p>4.21811</text:p>
          </table:table-cell>
          <table:table-cell office:value-type="float" office:value="4.17393" calcext:value-type="float">
            <text:p>4.17393</text:p>
          </table:table-cell>
          <table:table-cell office:value-type="float" office:value="4.21175" calcext:value-type="float">
            <text:p>4.21175</text:p>
          </table:table-cell>
          <table:table-cell office:value-type="float" office:value="4.16208" calcext:value-type="float">
            <text:p>4.16208</text:p>
          </table:table-cell>
          <table:table-cell office:value-type="float" office:value="4.23832" calcext:value-type="float">
            <text:p>4.23832</text:p>
          </table:table-cell>
          <table:table-cell office:value-type="float" office:value="4.13943" calcext:value-type="float">
            <text:p>4.13943</text:p>
          </table:table-cell>
          <table:table-cell office:value-type="float" office:value="4.04762" calcext:value-type="float">
            <text:p>4.04762</text:p>
          </table:table-cell>
          <table:table-cell office:value-type="float" office:value="4.04067" calcext:value-type="float">
            <text:p>4.04067</text:p>
          </table:table-cell>
          <table:table-cell office:value-type="float" office:value="4.08876" calcext:value-type="float">
            <text:p>4.08876</text:p>
          </table:table-cell>
          <table:table-cell office:value-type="float" office:value="4.09566" calcext:value-type="float">
            <text:p>4.09566</text:p>
          </table:table-cell>
          <table:table-cell office:value-type="float" office:value="4.38336" calcext:value-type="float">
            <text:p>4.38336</text:p>
          </table:table-cell>
          <table:table-cell office:value-type="float" office:value="4.22153" calcext:value-type="float">
            <text:p>4.22153</text:p>
          </table:table-cell>
          <table:table-cell office:value-type="float" office:value="4.3535" calcext:value-type="float">
            <text:p>4.3535</text:p>
          </table:table-cell>
          <table:table-cell office:value-type="float" office:value="4.3381" calcext:value-type="float">
            <text:p>4.3381</text:p>
          </table:table-cell>
          <table:table-cell office:value-type="float" office:value="4.24986" calcext:value-type="float">
            <text:p>4.24986</text:p>
          </table:table-cell>
          <table:table-cell office:value-type="float" office:value="4.02444" calcext:value-type="float">
            <text:p>4.02444</text:p>
          </table:table-cell>
          <table:table-cell office:value-type="float" office:value="3.99984" calcext:value-type="float">
            <text:p>3.99984</text:p>
          </table:table-cell>
          <table:table-cell office:value-type="float" office:value="4.26133" calcext:value-type="float">
            <text:p>4.26133</text:p>
          </table:table-cell>
          <table:table-cell office:value-type="float" office:value="4.00269" calcext:value-type="float">
            <text:p>4.00269</text:p>
          </table:table-cell>
          <table:table-cell office:value-type="float" office:value="4.12384" calcext:value-type="float">
            <text:p>4.12384</text:p>
          </table:table-cell>
          <table:table-cell office:value-type="float" office:value="4.23072" calcext:value-type="float">
            <text:p>4.23072</text:p>
          </table:table-cell>
          <table:table-cell office:value-type="float" office:value="4.26263" calcext:value-type="float">
            <text:p>4.26263</text:p>
          </table:table-cell>
          <table:table-cell office:value-type="float" office:value="4.28352" calcext:value-type="float">
            <text:p>4.28352</text:p>
          </table:table-cell>
          <table:table-cell office:value-type="float" office:value="4.11634" calcext:value-type="float">
            <text:p>4.11634</text:p>
          </table:table-cell>
          <table:table-cell office:value-type="float" office:value="4.11723" calcext:value-type="float">
            <text:p>4.11723</text:p>
          </table:table-cell>
          <table:table-cell office:value-type="float" office:value="4.21643" calcext:value-type="float">
            <text:p>4.21643</text:p>
          </table:table-cell>
          <table:table-cell office:value-type="float" office:value="4.20862" calcext:value-type="float">
            <text:p>4.20862</text:p>
          </table:table-cell>
          <table:table-cell office:value-type="float" office:value="4.06694" calcext:value-type="float">
            <text:p>4.06694</text:p>
          </table:table-cell>
          <table:table-cell office:value-type="float" office:value="4.09251" calcext:value-type="float">
            <text:p>4.09251</text:p>
          </table:table-cell>
          <table:table-cell office:value-type="float" office:value="4.3377" calcext:value-type="float">
            <text:p>4.3377</text:p>
          </table:table-cell>
          <table:table-cell office:value-type="float" office:value="4.18508" calcext:value-type="float">
            <text:p>4.18508</text:p>
          </table:table-cell>
          <table:table-cell office:value-type="float" office:value="4.07476" calcext:value-type="float">
            <text:p>4.07476</text:p>
          </table:table-cell>
          <table:table-cell office:value-type="float" office:value="4.09352" calcext:value-type="float">
            <text:p>4.09352</text:p>
          </table:table-cell>
          <table:table-cell office:value-type="float" office:value="3.95482" calcext:value-type="float">
            <text:p>3.95482</text:p>
          </table:table-cell>
          <table:table-cell office:value-type="float" office:value="4.03926" calcext:value-type="float">
            <text:p>4.03926</text:p>
          </table:table-cell>
          <table:table-cell office:value-type="float" office:value="4.12906" calcext:value-type="float">
            <text:p>4.12906</text:p>
          </table:table-cell>
          <table:table-cell office:value-type="float" office:value="4.14964" calcext:value-type="float">
            <text:p>4.14964</text:p>
          </table:table-cell>
          <table:table-cell table:number-columns-repeated="4"/>
          <table:table-cell table:formula="of:=AVERAGE([.B22:.BI22])" office:value-type="float" office:value="4.149522" calcext:value-type="float">
            <text:p>4.149522</text:p>
          </table:table-cell>
          <table:table-cell table:formula="of:=STDEV([.B22:.BI22])/2" office:value-type="float" office:value="0.0588003403858474" calcext:value-type="float">
            <text:p>0.0588003404</text:p>
          </table:table-cell>
        </table:table-row>
        <table:table-row table:style-name="ro1">
          <table:table-cell table:number-columns-repeated="67"/>
        </table:table-row>
        <table:table-row table:style-name="ro1">
          <table:table-cell office:value-type="string" calcext:value-type="string">
            <text:p>ImpairAffinity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8792" calcext:value-type="float">
            <text:p>1.68792</text:p>
          </table:table-cell>
          <table:table-cell office:value-type="float" office:value="1.73964" calcext:value-type="float">
            <text:p>1.73964</text:p>
          </table:table-cell>
          <table:table-cell office:value-type="float" office:value="1.98683" calcext:value-type="float">
            <text:p>1.98683</text:p>
          </table:table-cell>
          <table:table-cell office:value-type="float" office:value="1.70333" calcext:value-type="float">
            <text:p>1.70333</text:p>
          </table:table-cell>
          <table:table-cell office:value-type="float" office:value="2.22426" calcext:value-type="float">
            <text:p>2.22426</text:p>
          </table:table-cell>
          <table:table-cell office:value-type="float" office:value="2.15453" calcext:value-type="float">
            <text:p>2.15453</text:p>
          </table:table-cell>
          <table:table-cell office:value-type="float" office:value="1.59646" calcext:value-type="float">
            <text:p>1.59646</text:p>
          </table:table-cell>
          <table:table-cell office:value-type="float" office:value="2.28481" calcext:value-type="float">
            <text:p>2.28481</text:p>
          </table:table-cell>
          <table:table-cell office:value-type="float" office:value="1.62493" calcext:value-type="float">
            <text:p>1.62493</text:p>
          </table:table-cell>
          <table:table-cell office:value-type="float" office:value="2.18257" calcext:value-type="float">
            <text:p>2.18257</text:p>
          </table:table-cell>
          <table:table-cell office:value-type="float" office:value="1.75077" calcext:value-type="float">
            <text:p>1.75077</text:p>
          </table:table-cell>
          <table:table-cell office:value-type="float" office:value="2.28359" calcext:value-type="float">
            <text:p>2.28359</text:p>
          </table:table-cell>
          <table:table-cell office:value-type="float" office:value="1.69141" calcext:value-type="float">
            <text:p>1.69141</text:p>
          </table:table-cell>
          <table:table-cell office:value-type="float" office:value="1.63852" calcext:value-type="float">
            <text:p>1.63852</text:p>
          </table:table-cell>
          <table:table-cell office:value-type="float" office:value="2.29113" calcext:value-type="float">
            <text:p>2.29113</text:p>
          </table:table-cell>
          <table:table-cell office:value-type="float" office:value="2.12567" calcext:value-type="float">
            <text:p>2.12567</text:p>
          </table:table-cell>
          <table:table-cell office:value-type="float" office:value="2.22899" calcext:value-type="float">
            <text:p>2.22899</text:p>
          </table:table-cell>
          <table:table-cell office:value-type="float" office:value="2.12219" calcext:value-type="float">
            <text:p>2.12219</text:p>
          </table:table-cell>
          <table:table-cell office:value-type="float" office:value="1.3657" calcext:value-type="float">
            <text:p>1.3657</text:p>
          </table:table-cell>
          <table:table-cell office:value-type="float" office:value="2.26688" calcext:value-type="float">
            <text:p>2.26688</text:p>
          </table:table-cell>
          <table:table-cell office:value-type="float" office:value="2.20322" calcext:value-type="float">
            <text:p>2.20322</text:p>
          </table:table-cell>
          <table:table-cell office:value-type="float" office:value="2.15126" calcext:value-type="float">
            <text:p>2.15126</text:p>
          </table:table-cell>
          <table:table-cell office:value-type="float" office:value="1.64197" calcext:value-type="float">
            <text:p>1.64197</text:p>
          </table:table-cell>
          <table:table-cell office:value-type="float" office:value="2.35081" calcext:value-type="float">
            <text:p>2.35081</text:p>
          </table:table-cell>
          <table:table-cell office:value-type="float" office:value="1.70504" calcext:value-type="float">
            <text:p>1.70504</text:p>
          </table:table-cell>
          <table:table-cell office:value-type="float" office:value="2.16234" calcext:value-type="float">
            <text:p>2.16234</text:p>
          </table:table-cell>
          <table:table-cell office:value-type="float" office:value="1.69181" calcext:value-type="float">
            <text:p>1.69181</text:p>
          </table:table-cell>
          <table:table-cell office:value-type="float" office:value="2.08734" calcext:value-type="float">
            <text:p>2.08734</text:p>
          </table:table-cell>
          <table:table-cell office:value-type="float" office:value="2.19569" calcext:value-type="float">
            <text:p>2.19569</text:p>
          </table:table-cell>
          <table:table-cell office:value-type="float" office:value="2.31823" calcext:value-type="float">
            <text:p>2.31823</text:p>
          </table:table-cell>
          <table:table-cell office:value-type="float" office:value="1.69954" calcext:value-type="float">
            <text:p>1.69954</text:p>
          </table:table-cell>
          <table:table-cell office:value-type="float" office:value="2.22365" calcext:value-type="float">
            <text:p>2.22365</text:p>
          </table:table-cell>
          <table:table-cell office:value-type="float" office:value="2.28219" calcext:value-type="float">
            <text:p>2.28219</text:p>
          </table:table-cell>
          <table:table-cell office:value-type="float" office:value="2.2089" calcext:value-type="float">
            <text:p>2.2089</text:p>
          </table:table-cell>
          <table:table-cell office:value-type="float" office:value="1.809" calcext:value-type="float">
            <text:p>1.809</text:p>
          </table:table-cell>
          <table:table-cell office:value-type="float" office:value="2.22076" calcext:value-type="float">
            <text:p>2.22076</text:p>
          </table:table-cell>
          <table:table-cell office:value-type="float" office:value="1.71279" calcext:value-type="float">
            <text:p>1.71279</text:p>
          </table:table-cell>
          <table:table-cell office:value-type="float" office:value="2.15316" calcext:value-type="float">
            <text:p>2.15316</text:p>
          </table:table-cell>
          <table:table-cell office:value-type="float" office:value="1.61959" calcext:value-type="float">
            <text:p>1.61959</text:p>
          </table:table-cell>
          <table:table-cell office:value-type="float" office:value="2.15535" calcext:value-type="float">
            <text:p>2.15535</text:p>
          </table:table-cell>
          <table:table-cell office:value-type="float" office:value="2.24291" calcext:value-type="float">
            <text:p>2.24291</text:p>
          </table:table-cell>
          <table:table-cell office:value-type="float" office:value="1.60932" calcext:value-type="float">
            <text:p>1.60932</text:p>
          </table:table-cell>
          <table:table-cell office:value-type="float" office:value="2.38748" calcext:value-type="float">
            <text:p>2.38748</text:p>
          </table:table-cell>
          <table:table-cell office:value-type="float" office:value="2.09897" calcext:value-type="float">
            <text:p>2.09897</text:p>
          </table:table-cell>
          <table:table-cell office:value-type="float" office:value="1.76115" calcext:value-type="float">
            <text:p>1.76115</text:p>
          </table:table-cell>
          <table:table-cell office:value-type="float" office:value="2.12359" calcext:value-type="float">
            <text:p>2.12359</text:p>
          </table:table-cell>
          <table:table-cell office:value-type="float" office:value="1.63453" calcext:value-type="float">
            <text:p>1.63453</text:p>
          </table:table-cell>
          <table:table-cell office:value-type="float" office:value="2.24702" calcext:value-type="float">
            <text:p>2.24702</text:p>
          </table:table-cell>
          <table:table-cell office:value-type="float" office:value="2.31375" calcext:value-type="float">
            <text:p>2.31375</text:p>
          </table:table-cell>
          <table:table-cell office:value-type="float" office:value="1.43231" calcext:value-type="float">
            <text:p>1.43231</text:p>
          </table:table-cell>
          <table:table-cell office:value-type="float" office:value="2.17098" calcext:value-type="float">
            <text:p>2.17098</text:p>
          </table:table-cell>
          <table:table-cell office:value-type="float" office:value="1.67976" calcext:value-type="float">
            <text:p>1.67976</text:p>
          </table:table-cell>
          <table:table-cell office:value-type="float" office:value="2.22758" calcext:value-type="float">
            <text:p>2.22758</text:p>
          </table:table-cell>
          <table:table-cell office:value-type="float" office:value="2.11225" calcext:value-type="float">
            <text:p>2.11225</text:p>
          </table:table-cell>
          <table:table-cell office:value-type="float" office:value="2.09982" calcext:value-type="float">
            <text:p>2.09982</text:p>
          </table:table-cell>
          <table:table-cell office:value-type="float" office:value="2.17311" calcext:value-type="float">
            <text:p>2.17311</text:p>
          </table:table-cell>
          <table:table-cell office:value-type="float" office:value="1.66863" calcext:value-type="float">
            <text:p>1.66863</text:p>
          </table:table-cell>
          <table:table-cell office:value-type="float" office:value="2.21519" calcext:value-type="float">
            <text:p>2.21519</text:p>
          </table:table-cell>
          <table:table-cell office:value-type="float" office:value="1.70191" calcext:value-type="float">
            <text:p>1.70191</text:p>
          </table:table-cell>
          <table:table-cell office:value-type="float" office:value="2.33144" calcext:value-type="float">
            <text:p>2.33144</text:p>
          </table:table-cell>
          <table:table-cell table:number-columns-repeated="4"/>
          <table:table-cell table:formula="of:=AVERAGE([.B25:.BI25])" office:value-type="float" office:value="1.99624116666667" calcext:value-type="float">
            <text:p>1.9962411667</text:p>
          </table:table-cell>
          <table:table-cell table:formula="of:=STDEV([.B25:.BI25])/2" office:value-type="float" office:value="0.141109998465831" calcext:value-type="float">
            <text:p>0.14110999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2793" calcext:value-type="float">
            <text:p>3.22793</text:p>
          </table:table-cell>
          <table:table-cell office:value-type="float" office:value="2.87329" calcext:value-type="float">
            <text:p>2.87329</text:p>
          </table:table-cell>
          <table:table-cell office:value-type="float" office:value="3.11428" calcext:value-type="float">
            <text:p>3.11428</text:p>
          </table:table-cell>
          <table:table-cell office:value-type="float" office:value="3.07896" calcext:value-type="float">
            <text:p>3.07896</text:p>
          </table:table-cell>
          <table:table-cell office:value-type="float" office:value="3.07616" calcext:value-type="float">
            <text:p>3.07616</text:p>
          </table:table-cell>
          <table:table-cell office:value-type="float" office:value="2.82749" calcext:value-type="float">
            <text:p>2.82749</text:p>
          </table:table-cell>
          <table:table-cell office:value-type="float" office:value="3.36142" calcext:value-type="float">
            <text:p>3.36142</text:p>
          </table:table-cell>
          <table:table-cell office:value-type="float" office:value="3.09846" calcext:value-type="float">
            <text:p>3.09846</text:p>
          </table:table-cell>
          <table:table-cell office:value-type="float" office:value="2.98594" calcext:value-type="float">
            <text:p>2.98594</text:p>
          </table:table-cell>
          <table:table-cell office:value-type="float" office:value="3.01345" calcext:value-type="float">
            <text:p>3.01345</text:p>
          </table:table-cell>
          <table:table-cell office:value-type="float" office:value="2.81255" calcext:value-type="float">
            <text:p>2.81255</text:p>
          </table:table-cell>
          <table:table-cell office:value-type="float" office:value="3.21907" calcext:value-type="float">
            <text:p>3.21907</text:p>
          </table:table-cell>
          <table:table-cell office:value-type="float" office:value="3.05503" calcext:value-type="float">
            <text:p>3.05503</text:p>
          </table:table-cell>
          <table:table-cell office:value-type="float" office:value="2.7781" calcext:value-type="float">
            <text:p>2.7781</text:p>
          </table:table-cell>
          <table:table-cell office:value-type="float" office:value="2.82741" calcext:value-type="float">
            <text:p>2.82741</text:p>
          </table:table-cell>
          <table:table-cell office:value-type="float" office:value="3.13761" calcext:value-type="float">
            <text:p>3.13761</text:p>
          </table:table-cell>
          <table:table-cell office:value-type="float" office:value="2.85388" calcext:value-type="float">
            <text:p>2.85388</text:p>
          </table:table-cell>
          <table:table-cell office:value-type="float" office:value="3.0561" calcext:value-type="float">
            <text:p>3.0561</text:p>
          </table:table-cell>
          <table:table-cell office:value-type="float" office:value="3.00035" calcext:value-type="float">
            <text:p>3.00035</text:p>
          </table:table-cell>
          <table:table-cell office:value-type="float" office:value="3.00969" calcext:value-type="float">
            <text:p>3.00969</text:p>
          </table:table-cell>
          <table:table-cell office:value-type="float" office:value="2.93929" calcext:value-type="float">
            <text:p>2.93929</text:p>
          </table:table-cell>
          <table:table-cell office:value-type="float" office:value="3.14546" calcext:value-type="float">
            <text:p>3.14546</text:p>
          </table:table-cell>
          <table:table-cell office:value-type="float" office:value="2.95602" calcext:value-type="float">
            <text:p>2.95602</text:p>
          </table:table-cell>
          <table:table-cell office:value-type="float" office:value="3.0833" calcext:value-type="float">
            <text:p>3.0833</text:p>
          </table:table-cell>
          <table:table-cell office:value-type="float" office:value="3.14608" calcext:value-type="float">
            <text:p>3.14608</text:p>
          </table:table-cell>
          <table:table-cell office:value-type="float" office:value="3.0517" calcext:value-type="float">
            <text:p>3.0517</text:p>
          </table:table-cell>
          <table:table-cell office:value-type="float" office:value="3.00355" calcext:value-type="float">
            <text:p>3.00355</text:p>
          </table:table-cell>
          <table:table-cell office:value-type="float" office:value="2.99633" calcext:value-type="float">
            <text:p>2.99633</text:p>
          </table:table-cell>
          <table:table-cell office:value-type="float" office:value="2.84119" calcext:value-type="float">
            <text:p>2.84119</text:p>
          </table:table-cell>
          <table:table-cell office:value-type="float" office:value="2.76659" calcext:value-type="float">
            <text:p>2.76659</text:p>
          </table:table-cell>
          <table:table-cell office:value-type="float" office:value="1.90587" calcext:value-type="float">
            <text:p>1.90587</text:p>
          </table:table-cell>
          <table:table-cell office:value-type="float" office:value="2.67271" calcext:value-type="float">
            <text:p>2.67271</text:p>
          </table:table-cell>
          <table:table-cell office:value-type="float" office:value="2.17863" calcext:value-type="float">
            <text:p>2.17863</text:p>
          </table:table-cell>
          <table:table-cell office:value-type="float" office:value="2.92728" calcext:value-type="float">
            <text:p>2.92728</text:p>
          </table:table-cell>
          <table:table-cell office:value-type="float" office:value="2.96446" calcext:value-type="float">
            <text:p>2.96446</text:p>
          </table:table-cell>
          <table:table-cell office:value-type="float" office:value="2.77048" calcext:value-type="float">
            <text:p>2.77048</text:p>
          </table:table-cell>
          <table:table-cell office:value-type="float" office:value="3.00417" calcext:value-type="float">
            <text:p>3.00417</text:p>
          </table:table-cell>
          <table:table-cell office:value-type="float" office:value="3.01591" calcext:value-type="float">
            <text:p>3.01591</text:p>
          </table:table-cell>
          <table:table-cell office:value-type="float" office:value="3.12009" calcext:value-type="float">
            <text:p>3.12009</text:p>
          </table:table-cell>
          <table:table-cell office:value-type="float" office:value="2.77088" calcext:value-type="float">
            <text:p>2.77088</text:p>
          </table:table-cell>
          <table:table-cell office:value-type="float" office:value="2.8217" calcext:value-type="float">
            <text:p>2.8217</text:p>
          </table:table-cell>
          <table:table-cell office:value-type="float" office:value="2.7374" calcext:value-type="float">
            <text:p>2.7374</text:p>
          </table:table-cell>
          <table:table-cell office:value-type="float" office:value="3.01135" calcext:value-type="float">
            <text:p>3.01135</text:p>
          </table:table-cell>
          <table:table-cell office:value-type="float" office:value="2.76276" calcext:value-type="float">
            <text:p>2.76276</text:p>
          </table:table-cell>
          <table:table-cell office:value-type="float" office:value="2.73785" calcext:value-type="float">
            <text:p>2.73785</text:p>
          </table:table-cell>
          <table:table-cell office:value-type="float" office:value="2.95471" calcext:value-type="float">
            <text:p>2.95471</text:p>
          </table:table-cell>
          <table:table-cell office:value-type="float" office:value="2.81162" calcext:value-type="float">
            <text:p>2.81162</text:p>
          </table:table-cell>
          <table:table-cell office:value-type="float" office:value="3.08579" calcext:value-type="float">
            <text:p>3.08579</text:p>
          </table:table-cell>
          <table:table-cell office:value-type="float" office:value="3.15682" calcext:value-type="float">
            <text:p>3.15682</text:p>
          </table:table-cell>
          <table:table-cell office:value-type="float" office:value="2.80525" calcext:value-type="float">
            <text:p>2.80525</text:p>
          </table:table-cell>
          <table:table-cell office:value-type="float" office:value="2.7372" calcext:value-type="float">
            <text:p>2.7372</text:p>
          </table:table-cell>
          <table:table-cell office:value-type="float" office:value="2.84909" calcext:value-type="float">
            <text:p>2.84909</text:p>
          </table:table-cell>
          <table:table-cell office:value-type="float" office:value="3.10231" calcext:value-type="float">
            <text:p>3.10231</text:p>
          </table:table-cell>
          <table:table-cell office:value-type="float" office:value="2.82505" calcext:value-type="float">
            <text:p>2.82505</text:p>
          </table:table-cell>
          <table:table-cell office:value-type="float" office:value="3.08505" calcext:value-type="float">
            <text:p>3.08505</text:p>
          </table:table-cell>
          <table:table-cell office:value-type="float" office:value="2.92903" calcext:value-type="float">
            <text:p>2.92903</text:p>
          </table:table-cell>
          <table:table-cell office:value-type="float" office:value="2.80976" calcext:value-type="float">
            <text:p>2.80976</text:p>
          </table:table-cell>
          <table:table-cell office:value-type="float" office:value="3.10415" calcext:value-type="float">
            <text:p>3.10415</text:p>
          </table:table-cell>
          <table:table-cell office:value-type="float" office:value="2.77686" calcext:value-type="float">
            <text:p>2.77686</text:p>
          </table:table-cell>
          <table:table-cell office:value-type="float" office:value="2.99461" calcext:value-type="float">
            <text:p>2.99461</text:p>
          </table:table-cell>
          <table:table-cell table:number-columns-repeated="4"/>
          <table:table-cell table:formula="of:=AVERAGE([.B26:.BI26])" office:value-type="float" office:value="2.92942533333333" calcext:value-type="float">
            <text:p>2.9294253333</text:p>
          </table:table-cell>
          <table:table-cell table:formula="of:=STDEV([.B26:.BI26])/2" office:value-type="float" office:value="0.112587684730337" calcext:value-type="float">
            <text:p>0.11258768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8266" calcext:value-type="float">
            <text:p>3.38266</text:p>
          </table:table-cell>
          <table:table-cell office:value-type="float" office:value="4.17744" calcext:value-type="float">
            <text:p>4.17744</text:p>
          </table:table-cell>
          <table:table-cell office:value-type="float" office:value="3.16019" calcext:value-type="float">
            <text:p>3.16019</text:p>
          </table:table-cell>
          <table:table-cell office:value-type="float" office:value="3.13937" calcext:value-type="float">
            <text:p>3.13937</text:p>
          </table:table-cell>
          <table:table-cell office:value-type="float" office:value="3.19427" calcext:value-type="float">
            <text:p>3.19427</text:p>
          </table:table-cell>
          <table:table-cell office:value-type="float" office:value="3.39877" calcext:value-type="float">
            <text:p>3.39877</text:p>
          </table:table-cell>
          <table:table-cell office:value-type="float" office:value="3.23132" calcext:value-type="float">
            <text:p>3.23132</text:p>
          </table:table-cell>
          <table:table-cell office:value-type="float" office:value="3.16446" calcext:value-type="float">
            <text:p>3.16446</text:p>
          </table:table-cell>
          <table:table-cell office:value-type="float" office:value="3.41404" calcext:value-type="float">
            <text:p>3.41404</text:p>
          </table:table-cell>
          <table:table-cell office:value-type="float" office:value="3.44612" calcext:value-type="float">
            <text:p>3.44612</text:p>
          </table:table-cell>
          <table:table-cell office:value-type="float" office:value="3.22977" calcext:value-type="float">
            <text:p>3.22977</text:p>
          </table:table-cell>
          <table:table-cell office:value-type="float" office:value="3.43401" calcext:value-type="float">
            <text:p>3.43401</text:p>
          </table:table-cell>
          <table:table-cell office:value-type="float" office:value="2.64274" calcext:value-type="float">
            <text:p>2.64274</text:p>
          </table:table-cell>
          <table:table-cell office:value-type="float" office:value="3.02179" calcext:value-type="float">
            <text:p>3.02179</text:p>
          </table:table-cell>
          <table:table-cell office:value-type="float" office:value="3.36476" calcext:value-type="float">
            <text:p>3.36476</text:p>
          </table:table-cell>
          <table:table-cell office:value-type="float" office:value="3.40989" calcext:value-type="float">
            <text:p>3.40989</text:p>
          </table:table-cell>
          <table:table-cell office:value-type="float" office:value="3.53348" calcext:value-type="float">
            <text:p>3.53348</text:p>
          </table:table-cell>
          <table:table-cell office:value-type="float" office:value="3.39772" calcext:value-type="float">
            <text:p>3.39772</text:p>
          </table:table-cell>
          <table:table-cell office:value-type="float" office:value="3.4575" calcext:value-type="float">
            <text:p>3.4575</text:p>
          </table:table-cell>
          <table:table-cell office:value-type="float" office:value="3.54258" calcext:value-type="float">
            <text:p>3.54258</text:p>
          </table:table-cell>
          <table:table-cell office:value-type="float" office:value="3.25433" calcext:value-type="float">
            <text:p>3.25433</text:p>
          </table:table-cell>
          <table:table-cell office:value-type="float" office:value="3.44803" calcext:value-type="float">
            <text:p>3.44803</text:p>
          </table:table-cell>
          <table:table-cell office:value-type="float" office:value="3.18823" calcext:value-type="float">
            <text:p>3.18823</text:p>
          </table:table-cell>
          <table:table-cell office:value-type="float" office:value="3.45908" calcext:value-type="float">
            <text:p>3.45908</text:p>
          </table:table-cell>
          <table:table-cell office:value-type="float" office:value="3.13812" calcext:value-type="float">
            <text:p>3.13812</text:p>
          </table:table-cell>
          <table:table-cell office:value-type="float" office:value="2.73419" calcext:value-type="float">
            <text:p>2.73419</text:p>
          </table:table-cell>
          <table:table-cell office:value-type="float" office:value="3.4892" calcext:value-type="float">
            <text:p>3.4892</text:p>
          </table:table-cell>
          <table:table-cell office:value-type="float" office:value="3.3725" calcext:value-type="float">
            <text:p>3.3725</text:p>
          </table:table-cell>
          <table:table-cell office:value-type="float" office:value="3.4298" calcext:value-type="float">
            <text:p>3.4298</text:p>
          </table:table-cell>
          <table:table-cell office:value-type="float" office:value="3.30286" calcext:value-type="float">
            <text:p>3.30286</text:p>
          </table:table-cell>
          <table:table-cell office:value-type="float" office:value="3.49711" calcext:value-type="float">
            <text:p>3.49711</text:p>
          </table:table-cell>
          <table:table-cell office:value-type="float" office:value="3.26981" calcext:value-type="float">
            <text:p>3.26981</text:p>
          </table:table-cell>
          <table:table-cell office:value-type="float" office:value="3.2256" calcext:value-type="float">
            <text:p>3.2256</text:p>
          </table:table-cell>
          <table:table-cell office:value-type="float" office:value="3.37092" calcext:value-type="float">
            <text:p>3.37092</text:p>
          </table:table-cell>
          <table:table-cell office:value-type="float" office:value="3.41607" calcext:value-type="float">
            <text:p>3.41607</text:p>
          </table:table-cell>
          <table:table-cell office:value-type="float" office:value="3.51831" calcext:value-type="float">
            <text:p>3.51831</text:p>
          </table:table-cell>
          <table:table-cell office:value-type="float" office:value="2.69513" calcext:value-type="float">
            <text:p>2.69513</text:p>
          </table:table-cell>
          <table:table-cell office:value-type="float" office:value="3.37673" calcext:value-type="float">
            <text:p>3.37673</text:p>
          </table:table-cell>
          <table:table-cell office:value-type="float" office:value="3.3993" calcext:value-type="float">
            <text:p>3.3993</text:p>
          </table:table-cell>
          <table:table-cell office:value-type="float" office:value="3.48836" calcext:value-type="float">
            <text:p>3.48836</text:p>
          </table:table-cell>
          <table:table-cell office:value-type="float" office:value="3.50074" calcext:value-type="float">
            <text:p>3.50074</text:p>
          </table:table-cell>
          <table:table-cell office:value-type="float" office:value="3.21291" calcext:value-type="float">
            <text:p>3.21291</text:p>
          </table:table-cell>
          <table:table-cell office:value-type="float" office:value="3.44281" calcext:value-type="float">
            <text:p>3.44281</text:p>
          </table:table-cell>
          <table:table-cell office:value-type="float" office:value="3.42952" calcext:value-type="float">
            <text:p>3.42952</text:p>
          </table:table-cell>
          <table:table-cell office:value-type="float" office:value="3.17972" calcext:value-type="float">
            <text:p>3.17972</text:p>
          </table:table-cell>
          <table:table-cell office:value-type="float" office:value="3.48101" calcext:value-type="float">
            <text:p>3.48101</text:p>
          </table:table-cell>
          <table:table-cell office:value-type="float" office:value="3.23856" calcext:value-type="float">
            <text:p>3.23856</text:p>
          </table:table-cell>
          <table:table-cell office:value-type="float" office:value="3.33299" calcext:value-type="float">
            <text:p>3.33299</text:p>
          </table:table-cell>
          <table:table-cell office:value-type="float" office:value="3.26013" calcext:value-type="float">
            <text:p>3.26013</text:p>
          </table:table-cell>
          <table:table-cell office:value-type="float" office:value="3.37746" calcext:value-type="float">
            <text:p>3.37746</text:p>
          </table:table-cell>
          <table:table-cell office:value-type="float" office:value="3.19283" calcext:value-type="float">
            <text:p>3.19283</text:p>
          </table:table-cell>
          <table:table-cell office:value-type="float" office:value="3.19653" calcext:value-type="float">
            <text:p>3.19653</text:p>
          </table:table-cell>
          <table:table-cell office:value-type="float" office:value="3.33696" calcext:value-type="float">
            <text:p>3.33696</text:p>
          </table:table-cell>
          <table:table-cell office:value-type="float" office:value="3.22583" calcext:value-type="float">
            <text:p>3.22583</text:p>
          </table:table-cell>
          <table:table-cell office:value-type="float" office:value="3.36081" calcext:value-type="float">
            <text:p>3.36081</text:p>
          </table:table-cell>
          <table:table-cell office:value-type="float" office:value="3.32082" calcext:value-type="float">
            <text:p>3.32082</text:p>
          </table:table-cell>
          <table:table-cell office:value-type="float" office:value="3.27038" calcext:value-type="float">
            <text:p>3.27038</text:p>
          </table:table-cell>
          <table:table-cell office:value-type="float" office:value="3.20894" calcext:value-type="float">
            <text:p>3.20894</text:p>
          </table:table-cell>
          <table:table-cell office:value-type="float" office:value="3.44212" calcext:value-type="float">
            <text:p>3.44212</text:p>
          </table:table-cell>
          <table:table-cell office:value-type="float" office:value="3.19328" calcext:value-type="float">
            <text:p>3.19328</text:p>
          </table:table-cell>
          <table:table-cell table:number-columns-repeated="4"/>
          <table:table-cell table:formula="of:=AVERAGE([.B27:.BI27])" office:value-type="float" office:value="3.31701516666667" calcext:value-type="float">
            <text:p>3.3170151667</text:p>
          </table:table-cell>
          <table:table-cell table:formula="of:=STDEV([.B27:.BI27])/2" office:value-type="float" office:value="0.108780733831681" calcext:value-type="float">
            <text:p>0.10878073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7177" calcext:value-type="float">
            <text:p>3.87177</text:p>
          </table:table-cell>
          <table:table-cell office:value-type="float" office:value="3.89336" calcext:value-type="float">
            <text:p>3.89336</text:p>
          </table:table-cell>
          <table:table-cell office:value-type="float" office:value="3.87239" calcext:value-type="float">
            <text:p>3.87239</text:p>
          </table:table-cell>
          <table:table-cell office:value-type="float" office:value="3.84035" calcext:value-type="float">
            <text:p>3.84035</text:p>
          </table:table-cell>
          <table:table-cell office:value-type="float" office:value="4.20135" calcext:value-type="float">
            <text:p>4.20135</text:p>
          </table:table-cell>
          <table:table-cell office:value-type="float" office:value="3.00891" calcext:value-type="float">
            <text:p>3.00891</text:p>
          </table:table-cell>
          <table:table-cell office:value-type="float" office:value="3.70707" calcext:value-type="float">
            <text:p>3.70707</text:p>
          </table:table-cell>
          <table:table-cell office:value-type="float" office:value="3.36738" calcext:value-type="float">
            <text:p>3.36738</text:p>
          </table:table-cell>
          <table:table-cell office:value-type="float" office:value="4.09508" calcext:value-type="float">
            <text:p>4.09508</text:p>
          </table:table-cell>
          <table:table-cell office:value-type="float" office:value="2.9507" calcext:value-type="float">
            <text:p>2.9507</text:p>
          </table:table-cell>
          <table:table-cell office:value-type="float" office:value="3.85919" calcext:value-type="float">
            <text:p>3.85919</text:p>
          </table:table-cell>
          <table:table-cell office:value-type="float" office:value="4.01104" calcext:value-type="float">
            <text:p>4.01104</text:p>
          </table:table-cell>
          <table:table-cell office:value-type="float" office:value="3.16511" calcext:value-type="float">
            <text:p>3.16511</text:p>
          </table:table-cell>
          <table:table-cell office:value-type="float" office:value="3.75441" calcext:value-type="float">
            <text:p>3.75441</text:p>
          </table:table-cell>
          <table:table-cell office:value-type="float" office:value="3.77675" calcext:value-type="float">
            <text:p>3.77675</text:p>
          </table:table-cell>
          <table:table-cell office:value-type="float" office:value="2.86415" calcext:value-type="float">
            <text:p>2.86415</text:p>
          </table:table-cell>
          <table:table-cell office:value-type="float" office:value="3.79852" calcext:value-type="float">
            <text:p>3.79852</text:p>
          </table:table-cell>
          <table:table-cell office:value-type="float" office:value="3.07056" calcext:value-type="float">
            <text:p>3.07056</text:p>
          </table:table-cell>
          <table:table-cell office:value-type="float" office:value="3.96762" calcext:value-type="float">
            <text:p>3.96762</text:p>
          </table:table-cell>
          <table:table-cell office:value-type="float" office:value="3.87598" calcext:value-type="float">
            <text:p>3.87598</text:p>
          </table:table-cell>
          <table:table-cell office:value-type="float" office:value="3.51302" calcext:value-type="float">
            <text:p>3.51302</text:p>
          </table:table-cell>
          <table:table-cell office:value-type="float" office:value="3.94922" calcext:value-type="float">
            <text:p>3.94922</text:p>
          </table:table-cell>
          <table:table-cell office:value-type="float" office:value="3.61158" calcext:value-type="float">
            <text:p>3.61158</text:p>
          </table:table-cell>
          <table:table-cell office:value-type="float" office:value="3.4693" calcext:value-type="float">
            <text:p>3.4693</text:p>
          </table:table-cell>
          <table:table-cell office:value-type="float" office:value="3.10559" calcext:value-type="float">
            <text:p>3.10559</text:p>
          </table:table-cell>
          <table:table-cell office:value-type="float" office:value="4.09852" calcext:value-type="float">
            <text:p>4.09852</text:p>
          </table:table-cell>
          <table:table-cell office:value-type="float" office:value="3.70431" calcext:value-type="float">
            <text:p>3.70431</text:p>
          </table:table-cell>
          <table:table-cell office:value-type="float" office:value="3.00819" calcext:value-type="float">
            <text:p>3.00819</text:p>
          </table:table-cell>
          <table:table-cell office:value-type="float" office:value="3.83037" calcext:value-type="float">
            <text:p>3.83037</text:p>
          </table:table-cell>
          <table:table-cell office:value-type="float" office:value="4.12222" calcext:value-type="float">
            <text:p>4.12222</text:p>
          </table:table-cell>
          <table:table-cell office:value-type="float" office:value="3.74117" calcext:value-type="float">
            <text:p>3.74117</text:p>
          </table:table-cell>
          <table:table-cell office:value-type="float" office:value="3.42013" calcext:value-type="float">
            <text:p>3.42013</text:p>
          </table:table-cell>
          <table:table-cell office:value-type="float" office:value="3.67092" calcext:value-type="float">
            <text:p>3.67092</text:p>
          </table:table-cell>
          <table:table-cell office:value-type="float" office:value="3.34654" calcext:value-type="float">
            <text:p>3.34654</text:p>
          </table:table-cell>
          <table:table-cell office:value-type="float" office:value="2.94506" calcext:value-type="float">
            <text:p>2.94506</text:p>
          </table:table-cell>
          <table:table-cell office:value-type="float" office:value="3.45169" calcext:value-type="float">
            <text:p>3.45169</text:p>
          </table:table-cell>
          <table:table-cell office:value-type="float" office:value="3.38676" calcext:value-type="float">
            <text:p>3.38676</text:p>
          </table:table-cell>
          <table:table-cell office:value-type="float" office:value="3.50935" calcext:value-type="float">
            <text:p>3.50935</text:p>
          </table:table-cell>
          <table:table-cell office:value-type="float" office:value="3.76713" calcext:value-type="float">
            <text:p>3.76713</text:p>
          </table:table-cell>
          <table:table-cell office:value-type="float" office:value="3.08343" calcext:value-type="float">
            <text:p>3.08343</text:p>
          </table:table-cell>
          <table:table-cell office:value-type="float" office:value="4.2179" calcext:value-type="float">
            <text:p>4.2179</text:p>
          </table:table-cell>
          <table:table-cell office:value-type="float" office:value="2.93473" calcext:value-type="float">
            <text:p>2.93473</text:p>
          </table:table-cell>
          <table:table-cell office:value-type="float" office:value="3.41389" calcext:value-type="float">
            <text:p>3.41389</text:p>
          </table:table-cell>
          <table:table-cell office:value-type="float" office:value="3.69327" calcext:value-type="float">
            <text:p>3.69327</text:p>
          </table:table-cell>
          <table:table-cell office:value-type="float" office:value="3.73317" calcext:value-type="float">
            <text:p>3.73317</text:p>
          </table:table-cell>
          <table:table-cell office:value-type="float" office:value="3.60849" calcext:value-type="float">
            <text:p>3.60849</text:p>
          </table:table-cell>
          <table:table-cell office:value-type="float" office:value="3.87658" calcext:value-type="float">
            <text:p>3.87658</text:p>
          </table:table-cell>
          <table:table-cell office:value-type="float" office:value="3.84769" calcext:value-type="float">
            <text:p>3.84769</text:p>
          </table:table-cell>
          <table:table-cell office:value-type="float" office:value="3.65454" calcext:value-type="float">
            <text:p>3.65454</text:p>
          </table:table-cell>
          <table:table-cell office:value-type="float" office:value="3.06756" calcext:value-type="float">
            <text:p>3.06756</text:p>
          </table:table-cell>
          <table:table-cell office:value-type="float" office:value="4.25465" calcext:value-type="float">
            <text:p>4.25465</text:p>
          </table:table-cell>
          <table:table-cell office:value-type="float" office:value="3.81798" calcext:value-type="float">
            <text:p>3.81798</text:p>
          </table:table-cell>
          <table:table-cell office:value-type="float" office:value="3.59698" calcext:value-type="float">
            <text:p>3.59698</text:p>
          </table:table-cell>
          <table:table-cell office:value-type="float" office:value="4.00453" calcext:value-type="float">
            <text:p>4.00453</text:p>
          </table:table-cell>
          <table:table-cell office:value-type="float" office:value="3.52907" calcext:value-type="float">
            <text:p>3.52907</text:p>
          </table:table-cell>
          <table:table-cell office:value-type="float" office:value="3.6166" calcext:value-type="float">
            <text:p>3.6166</text:p>
          </table:table-cell>
          <table:table-cell office:value-type="float" office:value="4.35244" calcext:value-type="float">
            <text:p>4.35244</text:p>
          </table:table-cell>
          <table:table-cell office:value-type="float" office:value="4.54183" calcext:value-type="float">
            <text:p>4.54183</text:p>
          </table:table-cell>
          <table:table-cell office:value-type="float" office:value="3.57529" calcext:value-type="float">
            <text:p>3.57529</text:p>
          </table:table-cell>
          <table:table-cell office:value-type="float" office:value="3.40862" calcext:value-type="float">
            <text:p>3.40862</text:p>
          </table:table-cell>
          <table:table-cell table:number-columns-repeated="4"/>
          <table:table-cell table:formula="of:=AVERAGE([.B28:.BI28])" office:value-type="float" office:value="3.64053333333333" calcext:value-type="float">
            <text:p>3.6405333333</text:p>
          </table:table-cell>
          <table:table-cell table:formula="of:=STDEV([.B28:.BI28])/2" office:value-type="float" office:value="0.194002543554588" calcext:value-type="float">
            <text:p>0.19400254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45335" calcext:value-type="float">
            <text:p>4.45335</text:p>
          </table:table-cell>
          <table:table-cell office:value-type="float" office:value="3.93275" calcext:value-type="float">
            <text:p>3.93275</text:p>
          </table:table-cell>
          <table:table-cell office:value-type="float" office:value="4.42469" calcext:value-type="float">
            <text:p>4.42469</text:p>
          </table:table-cell>
          <table:table-cell office:value-type="float" office:value="4.42348" calcext:value-type="float">
            <text:p>4.42348</text:p>
          </table:table-cell>
          <table:table-cell office:value-type="float" office:value="4.29868" calcext:value-type="float">
            <text:p>4.29868</text:p>
          </table:table-cell>
          <table:table-cell office:value-type="float" office:value="3.95605" calcext:value-type="float">
            <text:p>3.95605</text:p>
          </table:table-cell>
          <table:table-cell office:value-type="float" office:value="4.46109" calcext:value-type="float">
            <text:p>4.46109</text:p>
          </table:table-cell>
          <table:table-cell office:value-type="float" office:value="4.18844" calcext:value-type="float">
            <text:p>4.18844</text:p>
          </table:table-cell>
          <table:table-cell office:value-type="float" office:value="4.09864" calcext:value-type="float">
            <text:p>4.09864</text:p>
          </table:table-cell>
          <table:table-cell office:value-type="float" office:value="4.33738" calcext:value-type="float">
            <text:p>4.33738</text:p>
          </table:table-cell>
          <table:table-cell office:value-type="float" office:value="4.45542" calcext:value-type="float">
            <text:p>4.45542</text:p>
          </table:table-cell>
          <table:table-cell office:value-type="float" office:value="4.49127" calcext:value-type="float">
            <text:p>4.49127</text:p>
          </table:table-cell>
          <table:table-cell office:value-type="float" office:value="4.24776" calcext:value-type="float">
            <text:p>4.24776</text:p>
          </table:table-cell>
          <table:table-cell office:value-type="float" office:value="4.06827" calcext:value-type="float">
            <text:p>4.06827</text:p>
          </table:table-cell>
          <table:table-cell office:value-type="float" office:value="4.09969" calcext:value-type="float">
            <text:p>4.09969</text:p>
          </table:table-cell>
          <table:table-cell office:value-type="float" office:value="4.11929" calcext:value-type="float">
            <text:p>4.11929</text:p>
          </table:table-cell>
          <table:table-cell office:value-type="float" office:value="4.04037" calcext:value-type="float">
            <text:p>4.04037</text:p>
          </table:table-cell>
          <table:table-cell office:value-type="float" office:value="4.17943" calcext:value-type="float">
            <text:p>4.17943</text:p>
          </table:table-cell>
          <table:table-cell office:value-type="float" office:value="4.43205" calcext:value-type="float">
            <text:p>4.43205</text:p>
          </table:table-cell>
          <table:table-cell office:value-type="float" office:value="3.91232" calcext:value-type="float">
            <text:p>3.91232</text:p>
          </table:table-cell>
          <table:table-cell office:value-type="float" office:value="4.08823" calcext:value-type="float">
            <text:p>4.08823</text:p>
          </table:table-cell>
          <table:table-cell office:value-type="float" office:value="4.48463" calcext:value-type="float">
            <text:p>4.48463</text:p>
          </table:table-cell>
          <table:table-cell office:value-type="float" office:value="4.13353" calcext:value-type="float">
            <text:p>4.13353</text:p>
          </table:table-cell>
          <table:table-cell office:value-type="float" office:value="3.99378" calcext:value-type="float">
            <text:p>3.99378</text:p>
          </table:table-cell>
          <table:table-cell office:value-type="float" office:value="3.99283" calcext:value-type="float">
            <text:p>3.99283</text:p>
          </table:table-cell>
          <table:table-cell office:value-type="float" office:value="3.96219" calcext:value-type="float">
            <text:p>3.96219</text:p>
          </table:table-cell>
          <table:table-cell office:value-type="float" office:value="4.26755" calcext:value-type="float">
            <text:p>4.26755</text:p>
          </table:table-cell>
          <table:table-cell office:value-type="float" office:value="4.31906" calcext:value-type="float">
            <text:p>4.31906</text:p>
          </table:table-cell>
          <table:table-cell office:value-type="float" office:value="4.53624" calcext:value-type="float">
            <text:p>4.53624</text:p>
          </table:table-cell>
          <table:table-cell office:value-type="float" office:value="4.1219" calcext:value-type="float">
            <text:p>4.1219</text:p>
          </table:table-cell>
          <table:table-cell office:value-type="float" office:value="4.44673" calcext:value-type="float">
            <text:p>4.44673</text:p>
          </table:table-cell>
          <table:table-cell office:value-type="float" office:value="4.25681" calcext:value-type="float">
            <text:p>4.25681</text:p>
          </table:table-cell>
          <table:table-cell office:value-type="float" office:value="3.93073" calcext:value-type="float">
            <text:p>3.93073</text:p>
          </table:table-cell>
          <table:table-cell office:value-type="float" office:value="4.52091" calcext:value-type="float">
            <text:p>4.52091</text:p>
          </table:table-cell>
          <table:table-cell office:value-type="float" office:value="3.84532" calcext:value-type="float">
            <text:p>3.84532</text:p>
          </table:table-cell>
          <table:table-cell office:value-type="float" office:value="3.96646" calcext:value-type="float">
            <text:p>3.96646</text:p>
          </table:table-cell>
          <table:table-cell office:value-type="float" office:value="4.15567" calcext:value-type="float">
            <text:p>4.15567</text:p>
          </table:table-cell>
          <table:table-cell office:value-type="float" office:value="4.13355" calcext:value-type="float">
            <text:p>4.13355</text:p>
          </table:table-cell>
          <table:table-cell office:value-type="float" office:value="3.74665" calcext:value-type="float">
            <text:p>3.74665</text:p>
          </table:table-cell>
          <table:table-cell office:value-type="float" office:value="4.0981" calcext:value-type="float">
            <text:p>4.0981</text:p>
          </table:table-cell>
          <table:table-cell office:value-type="float" office:value="4.2688" calcext:value-type="float">
            <text:p>4.2688</text:p>
          </table:table-cell>
          <table:table-cell office:value-type="float" office:value="4.13089" calcext:value-type="float">
            <text:p>4.13089</text:p>
          </table:table-cell>
          <table:table-cell office:value-type="float" office:value="3.88354" calcext:value-type="float">
            <text:p>3.88354</text:p>
          </table:table-cell>
          <table:table-cell office:value-type="float" office:value="4.14237" calcext:value-type="float">
            <text:p>4.14237</text:p>
          </table:table-cell>
          <table:table-cell office:value-type="float" office:value="4.30116" calcext:value-type="float">
            <text:p>4.30116</text:p>
          </table:table-cell>
          <table:table-cell office:value-type="float" office:value="4.07805" calcext:value-type="float">
            <text:p>4.07805</text:p>
          </table:table-cell>
          <table:table-cell office:value-type="float" office:value="4.31542" calcext:value-type="float">
            <text:p>4.31542</text:p>
          </table:table-cell>
          <table:table-cell office:value-type="float" office:value="3.96092" calcext:value-type="float">
            <text:p>3.96092</text:p>
          </table:table-cell>
          <table:table-cell office:value-type="float" office:value="4.44982" calcext:value-type="float">
            <text:p>4.44982</text:p>
          </table:table-cell>
          <table:table-cell office:value-type="float" office:value="3.96355" calcext:value-type="float">
            <text:p>3.96355</text:p>
          </table:table-cell>
          <table:table-cell office:value-type="float" office:value="4.13128" calcext:value-type="float">
            <text:p>4.13128</text:p>
          </table:table-cell>
          <table:table-cell office:value-type="float" office:value="4.29039" calcext:value-type="float">
            <text:p>4.29039</text:p>
          </table:table-cell>
          <table:table-cell office:value-type="float" office:value="4.01083" calcext:value-type="float">
            <text:p>4.01083</text:p>
          </table:table-cell>
          <table:table-cell office:value-type="float" office:value="4.16038" calcext:value-type="float">
            <text:p>4.16038</text:p>
          </table:table-cell>
          <table:table-cell office:value-type="float" office:value="4.12113" calcext:value-type="float">
            <text:p>4.12113</text:p>
          </table:table-cell>
          <table:table-cell office:value-type="float" office:value="4.3042" calcext:value-type="float">
            <text:p>4.3042</text:p>
          </table:table-cell>
          <table:table-cell office:value-type="float" office:value="4.287" calcext:value-type="float">
            <text:p>4.287</text:p>
          </table:table-cell>
          <table:table-cell office:value-type="float" office:value="4.12811" calcext:value-type="float">
            <text:p>4.12811</text:p>
          </table:table-cell>
          <table:table-cell office:value-type="float" office:value="4.32171" calcext:value-type="float">
            <text:p>4.32171</text:p>
          </table:table-cell>
          <table:table-cell office:value-type="float" office:value="4.3311" calcext:value-type="float">
            <text:p>4.3311</text:p>
          </table:table-cell>
          <table:table-cell table:number-columns-repeated="4"/>
          <table:table-cell table:formula="of:=AVERAGE([.B29:.BI29])" office:value-type="float" office:value="4.186699" calcext:value-type="float">
            <text:p>4.186699</text:p>
          </table:table-cell>
          <table:table-cell table:formula="of:=STDEV([.B29:.BI29])/2" office:value-type="float" office:value="0.0965486717895281" calcext:value-type="float">
            <text:p>0.09654867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54646" calcext:value-type="float">
            <text:p>4.54646</text:p>
          </table:table-cell>
          <table:table-cell office:value-type="float" office:value="4.08086" calcext:value-type="float">
            <text:p>4.08086</text:p>
          </table:table-cell>
          <table:table-cell office:value-type="float" office:value="4.31624" calcext:value-type="float">
            <text:p>4.31624</text:p>
          </table:table-cell>
          <table:table-cell office:value-type="float" office:value="4.23921" calcext:value-type="float">
            <text:p>4.23921</text:p>
          </table:table-cell>
          <table:table-cell office:value-type="float" office:value="3.99825" calcext:value-type="float">
            <text:p>3.99825</text:p>
          </table:table-cell>
          <table:table-cell office:value-type="float" office:value="3.98486" calcext:value-type="float">
            <text:p>3.98486</text:p>
          </table:table-cell>
          <table:table-cell office:value-type="float" office:value="4.12678" calcext:value-type="float">
            <text:p>4.12678</text:p>
          </table:table-cell>
          <table:table-cell office:value-type="float" office:value="4.1814" calcext:value-type="float">
            <text:p>4.1814</text:p>
          </table:table-cell>
          <table:table-cell office:value-type="float" office:value="4.00313" calcext:value-type="float">
            <text:p>4.00313</text:p>
          </table:table-cell>
          <table:table-cell office:value-type="float" office:value="4.11836" calcext:value-type="float">
            <text:p>4.11836</text:p>
          </table:table-cell>
          <table:table-cell office:value-type="float" office:value="4.27417" calcext:value-type="float">
            <text:p>4.27417</text:p>
          </table:table-cell>
          <table:table-cell office:value-type="float" office:value="4.31677" calcext:value-type="float">
            <text:p>4.31677</text:p>
          </table:table-cell>
          <table:table-cell office:value-type="float" office:value="3.96664" calcext:value-type="float">
            <text:p>3.96664</text:p>
          </table:table-cell>
          <table:table-cell office:value-type="float" office:value="4.30509" calcext:value-type="float">
            <text:p>4.30509</text:p>
          </table:table-cell>
          <table:table-cell office:value-type="float" office:value="4.08152" calcext:value-type="float">
            <text:p>4.08152</text:p>
          </table:table-cell>
          <table:table-cell office:value-type="float" office:value="4.4325" calcext:value-type="float">
            <text:p>4.4325</text:p>
          </table:table-cell>
          <table:table-cell office:value-type="float" office:value="3.98511" calcext:value-type="float">
            <text:p>3.98511</text:p>
          </table:table-cell>
          <table:table-cell office:value-type="float" office:value="4.13904" calcext:value-type="float">
            <text:p>4.13904</text:p>
          </table:table-cell>
          <table:table-cell office:value-type="float" office:value="4.0756" calcext:value-type="float">
            <text:p>4.0756</text:p>
          </table:table-cell>
          <table:table-cell office:value-type="float" office:value="4.11589" calcext:value-type="float">
            <text:p>4.11589</text:p>
          </table:table-cell>
          <table:table-cell office:value-type="float" office:value="4.078" calcext:value-type="float">
            <text:p>4.078</text:p>
          </table:table-cell>
          <table:table-cell office:value-type="float" office:value="4.01308" calcext:value-type="float">
            <text:p>4.01308</text:p>
          </table:table-cell>
          <table:table-cell office:value-type="float" office:value="4.52505" calcext:value-type="float">
            <text:p>4.52505</text:p>
          </table:table-cell>
          <table:table-cell office:value-type="float" office:value="4.29189" calcext:value-type="float">
            <text:p>4.29189</text:p>
          </table:table-cell>
          <table:table-cell office:value-type="float" office:value="3.94788" calcext:value-type="float">
            <text:p>3.94788</text:p>
          </table:table-cell>
          <table:table-cell office:value-type="float" office:value="4.48456" calcext:value-type="float">
            <text:p>4.48456</text:p>
          </table:table-cell>
          <table:table-cell office:value-type="float" office:value="4.34748" calcext:value-type="float">
            <text:p>4.34748</text:p>
          </table:table-cell>
          <table:table-cell office:value-type="float" office:value="4.01822" calcext:value-type="float">
            <text:p>4.01822</text:p>
          </table:table-cell>
          <table:table-cell office:value-type="float" office:value="4.36702" calcext:value-type="float">
            <text:p>4.36702</text:p>
          </table:table-cell>
          <table:table-cell office:value-type="float" office:value="4.28987" calcext:value-type="float">
            <text:p>4.28987</text:p>
          </table:table-cell>
          <table:table-cell office:value-type="float" office:value="3.946" calcext:value-type="float">
            <text:p>3.946</text:p>
          </table:table-cell>
          <table:table-cell office:value-type="float" office:value="4.31877" calcext:value-type="float">
            <text:p>4.31877</text:p>
          </table:table-cell>
          <table:table-cell office:value-type="float" office:value="4.29087" calcext:value-type="float">
            <text:p>4.29087</text:p>
          </table:table-cell>
          <table:table-cell office:value-type="float" office:value="4.28784" calcext:value-type="float">
            <text:p>4.28784</text:p>
          </table:table-cell>
          <table:table-cell office:value-type="float" office:value="3.93294" calcext:value-type="float">
            <text:p>3.93294</text:p>
          </table:table-cell>
          <table:table-cell office:value-type="float" office:value="4.45708" calcext:value-type="float">
            <text:p>4.45708</text:p>
          </table:table-cell>
          <table:table-cell office:value-type="float" office:value="4.2137" calcext:value-type="float">
            <text:p>4.2137</text:p>
          </table:table-cell>
          <table:table-cell office:value-type="float" office:value="3.94673" calcext:value-type="float">
            <text:p>3.94673</text:p>
          </table:table-cell>
          <table:table-cell office:value-type="float" office:value="4.31502" calcext:value-type="float">
            <text:p>4.31502</text:p>
          </table:table-cell>
          <table:table-cell office:value-type="float" office:value="4.04608" calcext:value-type="float">
            <text:p>4.04608</text:p>
          </table:table-cell>
          <table:table-cell office:value-type="float" office:value="4.00999" calcext:value-type="float">
            <text:p>4.00999</text:p>
          </table:table-cell>
          <table:table-cell office:value-type="float" office:value="3.95343" calcext:value-type="float">
            <text:p>3.95343</text:p>
          </table:table-cell>
          <table:table-cell office:value-type="float" office:value="4.32076" calcext:value-type="float">
            <text:p>4.32076</text:p>
          </table:table-cell>
          <table:table-cell office:value-type="float" office:value="4.50806" calcext:value-type="float">
            <text:p>4.50806</text:p>
          </table:table-cell>
          <table:table-cell office:value-type="float" office:value="4.31201" calcext:value-type="float">
            <text:p>4.31201</text:p>
          </table:table-cell>
          <table:table-cell office:value-type="float" office:value="4.06078" calcext:value-type="float">
            <text:p>4.06078</text:p>
          </table:table-cell>
          <table:table-cell office:value-type="float" office:value="4.24924" calcext:value-type="float">
            <text:p>4.24924</text:p>
          </table:table-cell>
          <table:table-cell office:value-type="float" office:value="4.30116" calcext:value-type="float">
            <text:p>4.30116</text:p>
          </table:table-cell>
          <table:table-cell office:value-type="float" office:value="4.31023" calcext:value-type="float">
            <text:p>4.31023</text:p>
          </table:table-cell>
          <table:table-cell office:value-type="float" office:value="4.2514" calcext:value-type="float">
            <text:p>4.2514</text:p>
          </table:table-cell>
          <table:table-cell office:value-type="float" office:value="4.51111" calcext:value-type="float">
            <text:p>4.51111</text:p>
          </table:table-cell>
          <table:table-cell office:value-type="float" office:value="4.27368" calcext:value-type="float">
            <text:p>4.27368</text:p>
          </table:table-cell>
          <table:table-cell office:value-type="float" office:value="4.02243" calcext:value-type="float">
            <text:p>4.02243</text:p>
          </table:table-cell>
          <table:table-cell office:value-type="float" office:value="3.97417" calcext:value-type="float">
            <text:p>3.97417</text:p>
          </table:table-cell>
          <table:table-cell office:value-type="float" office:value="4.48641" calcext:value-type="float">
            <text:p>4.48641</text:p>
          </table:table-cell>
          <table:table-cell office:value-type="float" office:value="4.43124" calcext:value-type="float">
            <text:p>4.43124</text:p>
          </table:table-cell>
          <table:table-cell office:value-type="float" office:value="4.12711" calcext:value-type="float">
            <text:p>4.12711</text:p>
          </table:table-cell>
          <table:table-cell office:value-type="float" office:value="4.19506" calcext:value-type="float">
            <text:p>4.19506</text:p>
          </table:table-cell>
          <table:table-cell office:value-type="float" office:value="3.97577" calcext:value-type="float">
            <text:p>3.97577</text:p>
          </table:table-cell>
          <table:table-cell office:value-type="float" office:value="4.28781" calcext:value-type="float">
            <text:p>4.28781</text:p>
          </table:table-cell>
          <table:table-cell table:number-columns-repeated="4"/>
          <table:table-cell table:formula="of:=AVERAGE([.B30:.BI30])" office:value-type="float" office:value="4.1994635" calcext:value-type="float">
            <text:p>4.1994635</text:p>
          </table:table-cell>
          <table:table-cell table:formula="of:=STDEV([.B30:.BI30])/2" office:value-type="float" office:value="0.0895938641249207" calcext:value-type="float">
            <text:p>0.08959386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42034" calcext:value-type="float">
            <text:p>4.42034</text:p>
          </table:table-cell>
          <table:table-cell office:value-type="float" office:value="4.40091" calcext:value-type="float">
            <text:p>4.40091</text:p>
          </table:table-cell>
          <table:table-cell office:value-type="float" office:value="4.28584" calcext:value-type="float">
            <text:p>4.28584</text:p>
          </table:table-cell>
          <table:table-cell office:value-type="float" office:value="4.43327" calcext:value-type="float">
            <text:p>4.43327</text:p>
          </table:table-cell>
          <table:table-cell office:value-type="float" office:value="3.88935" calcext:value-type="float">
            <text:p>3.88935</text:p>
          </table:table-cell>
          <table:table-cell office:value-type="float" office:value="4.42766" calcext:value-type="float">
            <text:p>4.42766</text:p>
          </table:table-cell>
          <table:table-cell office:value-type="float" office:value="4.35407" calcext:value-type="float">
            <text:p>4.35407</text:p>
          </table:table-cell>
          <table:table-cell office:value-type="float" office:value="3.44991" calcext:value-type="float">
            <text:p>3.44991</text:p>
          </table:table-cell>
          <table:table-cell office:value-type="float" office:value="4.43763" calcext:value-type="float">
            <text:p>4.43763</text:p>
          </table:table-cell>
          <table:table-cell office:value-type="float" office:value="4.28933" calcext:value-type="float">
            <text:p>4.28933</text:p>
          </table:table-cell>
          <table:table-cell office:value-type="float" office:value="4.44605" calcext:value-type="float">
            <text:p>4.44605</text:p>
          </table:table-cell>
          <table:table-cell office:value-type="float" office:value="4.32404" calcext:value-type="float">
            <text:p>4.32404</text:p>
          </table:table-cell>
          <table:table-cell office:value-type="float" office:value="3.95794" calcext:value-type="float">
            <text:p>3.95794</text:p>
          </table:table-cell>
          <table:table-cell office:value-type="float" office:value="4.31656" calcext:value-type="float">
            <text:p>4.31656</text:p>
          </table:table-cell>
          <table:table-cell office:value-type="float" office:value="4.45125" calcext:value-type="float">
            <text:p>4.45125</text:p>
          </table:table-cell>
          <table:table-cell office:value-type="float" office:value="4.05041" calcext:value-type="float">
            <text:p>4.05041</text:p>
          </table:table-cell>
          <table:table-cell office:value-type="float" office:value="4.387" calcext:value-type="float">
            <text:p>4.387</text:p>
          </table:table-cell>
          <table:table-cell office:value-type="float" office:value="4.00539" calcext:value-type="float">
            <text:p>4.00539</text:p>
          </table:table-cell>
          <table:table-cell office:value-type="float" office:value="4.38165" calcext:value-type="float">
            <text:p>4.38165</text:p>
          </table:table-cell>
          <table:table-cell office:value-type="float" office:value="4.48401" calcext:value-type="float">
            <text:p>4.48401</text:p>
          </table:table-cell>
          <table:table-cell office:value-type="float" office:value="3.99366" calcext:value-type="float">
            <text:p>3.99366</text:p>
          </table:table-cell>
          <table:table-cell office:value-type="float" office:value="4.42444" calcext:value-type="float">
            <text:p>4.42444</text:p>
          </table:table-cell>
          <table:table-cell office:value-type="float" office:value="4.25781" calcext:value-type="float">
            <text:p>4.25781</text:p>
          </table:table-cell>
          <table:table-cell office:value-type="float" office:value="4.14333" calcext:value-type="float">
            <text:p>4.14333</text:p>
          </table:table-cell>
          <table:table-cell office:value-type="float" office:value="4.42208" calcext:value-type="float">
            <text:p>4.42208</text:p>
          </table:table-cell>
          <table:table-cell office:value-type="float" office:value="4.48417" calcext:value-type="float">
            <text:p>4.48417</text:p>
          </table:table-cell>
          <table:table-cell office:value-type="float" office:value="4.29316" calcext:value-type="float">
            <text:p>4.29316</text:p>
          </table:table-cell>
          <table:table-cell office:value-type="float" office:value="4.47575" calcext:value-type="float">
            <text:p>4.47575</text:p>
          </table:table-cell>
          <table:table-cell office:value-type="float" office:value="4.54868" calcext:value-type="float">
            <text:p>4.54868</text:p>
          </table:table-cell>
          <table:table-cell office:value-type="float" office:value="4.40763" calcext:value-type="float">
            <text:p>4.40763</text:p>
          </table:table-cell>
          <table:table-cell office:value-type="float" office:value="4.27596" calcext:value-type="float">
            <text:p>4.27596</text:p>
          </table:table-cell>
          <table:table-cell office:value-type="float" office:value="4.44016" calcext:value-type="float">
            <text:p>4.44016</text:p>
          </table:table-cell>
          <table:table-cell office:value-type="float" office:value="3.82121" calcext:value-type="float">
            <text:p>3.82121</text:p>
          </table:table-cell>
          <table:table-cell office:value-type="float" office:value="4.29001" calcext:value-type="float">
            <text:p>4.29001</text:p>
          </table:table-cell>
          <table:table-cell office:value-type="float" office:value="3.92983" calcext:value-type="float">
            <text:p>3.92983</text:p>
          </table:table-cell>
          <table:table-cell office:value-type="float" office:value="4.25999" calcext:value-type="float">
            <text:p>4.25999</text:p>
          </table:table-cell>
          <table:table-cell office:value-type="float" office:value="4.29102" calcext:value-type="float">
            <text:p>4.29102</text:p>
          </table:table-cell>
          <table:table-cell office:value-type="float" office:value="3.9167" calcext:value-type="float">
            <text:p>3.9167</text:p>
          </table:table-cell>
          <table:table-cell office:value-type="float" office:value="4.41506" calcext:value-type="float">
            <text:p>4.41506</text:p>
          </table:table-cell>
          <table:table-cell office:value-type="float" office:value="4.38896" calcext:value-type="float">
            <text:p>4.38896</text:p>
          </table:table-cell>
          <table:table-cell office:value-type="float" office:value="4.37682" calcext:value-type="float">
            <text:p>4.37682</text:p>
          </table:table-cell>
          <table:table-cell office:value-type="float" office:value="3.9346" calcext:value-type="float">
            <text:p>3.9346</text:p>
          </table:table-cell>
          <table:table-cell office:value-type="float" office:value="4.26894" calcext:value-type="float">
            <text:p>4.26894</text:p>
          </table:table-cell>
          <table:table-cell office:value-type="float" office:value="4.26724" calcext:value-type="float">
            <text:p>4.26724</text:p>
          </table:table-cell>
          <table:table-cell office:value-type="float" office:value="4.07661" calcext:value-type="float">
            <text:p>4.07661</text:p>
          </table:table-cell>
          <table:table-cell office:value-type="float" office:value="4.27093" calcext:value-type="float">
            <text:p>4.27093</text:p>
          </table:table-cell>
          <table:table-cell office:value-type="float" office:value="4.28453" calcext:value-type="float">
            <text:p>4.28453</text:p>
          </table:table-cell>
          <table:table-cell office:value-type="float" office:value="4.06635" calcext:value-type="float">
            <text:p>4.06635</text:p>
          </table:table-cell>
          <table:table-cell office:value-type="float" office:value="4.24965" calcext:value-type="float">
            <text:p>4.24965</text:p>
          </table:table-cell>
          <table:table-cell office:value-type="float" office:value="4.43252" calcext:value-type="float">
            <text:p>4.43252</text:p>
          </table:table-cell>
          <table:table-cell office:value-type="float" office:value="4.44419" calcext:value-type="float">
            <text:p>4.44419</text:p>
          </table:table-cell>
          <table:table-cell office:value-type="float" office:value="4.26651" calcext:value-type="float">
            <text:p>4.26651</text:p>
          </table:table-cell>
          <table:table-cell office:value-type="float" office:value="4.49758" calcext:value-type="float">
            <text:p>4.49758</text:p>
          </table:table-cell>
          <table:table-cell office:value-type="float" office:value="4.29709" calcext:value-type="float">
            <text:p>4.29709</text:p>
          </table:table-cell>
          <table:table-cell office:value-type="float" office:value="4.43037" calcext:value-type="float">
            <text:p>4.43037</text:p>
          </table:table-cell>
          <table:table-cell office:value-type="float" office:value="4.44485" calcext:value-type="float">
            <text:p>4.44485</text:p>
          </table:table-cell>
          <table:table-cell office:value-type="float" office:value="4.09595" calcext:value-type="float">
            <text:p>4.09595</text:p>
          </table:table-cell>
          <table:table-cell office:value-type="float" office:value="4.22749" calcext:value-type="float">
            <text:p>4.22749</text:p>
          </table:table-cell>
          <table:table-cell office:value-type="float" office:value="4.19772" calcext:value-type="float">
            <text:p>4.19772</text:p>
          </table:table-cell>
          <table:table-cell office:value-type="float" office:value="4.49009" calcext:value-type="float">
            <text:p>4.49009</text:p>
          </table:table-cell>
          <table:table-cell table:number-columns-repeated="4"/>
          <table:table-cell table:formula="of:=AVERAGE([.B31:.BI31])" office:value-type="float" office:value="4.2715375" calcext:value-type="float">
            <text:p>4.2715375</text:p>
          </table:table-cell>
          <table:table-cell table:formula="of:=STDEV([.B31:.BI31])/2" office:value-type="float" office:value="0.104710458746338" calcext:value-type="float">
            <text:p>0.10471045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26162" calcext:value-type="float">
            <text:p>4.26162</text:p>
          </table:table-cell>
          <table:table-cell office:value-type="float" office:value="4.29282" calcext:value-type="float">
            <text:p>4.29282</text:p>
          </table:table-cell>
          <table:table-cell office:value-type="float" office:value="4.23816" calcext:value-type="float">
            <text:p>4.23816</text:p>
          </table:table-cell>
          <table:table-cell office:value-type="float" office:value="4.17638" calcext:value-type="float">
            <text:p>4.17638</text:p>
          </table:table-cell>
          <table:table-cell office:value-type="float" office:value="3.98778" calcext:value-type="float">
            <text:p>3.98778</text:p>
          </table:table-cell>
          <table:table-cell office:value-type="float" office:value="4.42477" calcext:value-type="float">
            <text:p>4.42477</text:p>
          </table:table-cell>
          <table:table-cell office:value-type="float" office:value="4.27921" calcext:value-type="float">
            <text:p>4.27921</text:p>
          </table:table-cell>
          <table:table-cell office:value-type="float" office:value="4.39508" calcext:value-type="float">
            <text:p>4.39508</text:p>
          </table:table-cell>
          <table:table-cell office:value-type="float" office:value="3.8965" calcext:value-type="float">
            <text:p>3.8965</text:p>
          </table:table-cell>
          <table:table-cell office:value-type="float" office:value="4.39159" calcext:value-type="float">
            <text:p>4.39159</text:p>
          </table:table-cell>
          <table:table-cell office:value-type="float" office:value="4.39249" calcext:value-type="float">
            <text:p>4.39249</text:p>
          </table:table-cell>
          <table:table-cell office:value-type="float" office:value="4.35876" calcext:value-type="float">
            <text:p>4.35876</text:p>
          </table:table-cell>
          <table:table-cell office:value-type="float" office:value="4.1371" calcext:value-type="float">
            <text:p>4.1371</text:p>
          </table:table-cell>
          <table:table-cell office:value-type="float" office:value="4.25231" calcext:value-type="float">
            <text:p>4.25231</text:p>
          </table:table-cell>
          <table:table-cell office:value-type="float" office:value="4.36693" calcext:value-type="float">
            <text:p>4.36693</text:p>
          </table:table-cell>
          <table:table-cell office:value-type="float" office:value="4.54598" calcext:value-type="float">
            <text:p>4.54598</text:p>
          </table:table-cell>
          <table:table-cell office:value-type="float" office:value="3.63195" calcext:value-type="float">
            <text:p>3.63195</text:p>
          </table:table-cell>
          <table:table-cell office:value-type="float" office:value="4.31608" calcext:value-type="float">
            <text:p>4.31608</text:p>
          </table:table-cell>
          <table:table-cell office:value-type="float" office:value="4.44047" calcext:value-type="float">
            <text:p>4.44047</text:p>
          </table:table-cell>
          <table:table-cell office:value-type="float" office:value="4.39825" calcext:value-type="float">
            <text:p>4.39825</text:p>
          </table:table-cell>
          <table:table-cell office:value-type="float" office:value="4.43609" calcext:value-type="float">
            <text:p>4.43609</text:p>
          </table:table-cell>
          <table:table-cell office:value-type="float" office:value="3.9521" calcext:value-type="float">
            <text:p>3.9521</text:p>
          </table:table-cell>
          <table:table-cell office:value-type="float" office:value="4.24946" calcext:value-type="float">
            <text:p>4.24946</text:p>
          </table:table-cell>
          <table:table-cell office:value-type="float" office:value="4.41915" calcext:value-type="float">
            <text:p>4.41915</text:p>
          </table:table-cell>
          <table:table-cell office:value-type="float" office:value="4.40952" calcext:value-type="float">
            <text:p>4.40952</text:p>
          </table:table-cell>
          <table:table-cell office:value-type="float" office:value="3.89936" calcext:value-type="float">
            <text:p>3.89936</text:p>
          </table:table-cell>
          <table:table-cell office:value-type="float" office:value="4.48118" calcext:value-type="float">
            <text:p>4.48118</text:p>
          </table:table-cell>
          <table:table-cell office:value-type="float" office:value="4.40621" calcext:value-type="float">
            <text:p>4.40621</text:p>
          </table:table-cell>
          <table:table-cell office:value-type="float" office:value="4.4563" calcext:value-type="float">
            <text:p>4.4563</text:p>
          </table:table-cell>
          <table:table-cell office:value-type="float" office:value="4.23979" calcext:value-type="float">
            <text:p>4.23979</text:p>
          </table:table-cell>
          <table:table-cell office:value-type="float" office:value="4.4151" calcext:value-type="float">
            <text:p>4.4151</text:p>
          </table:table-cell>
          <table:table-cell office:value-type="float" office:value="4.2689" calcext:value-type="float">
            <text:p>4.2689</text:p>
          </table:table-cell>
          <table:table-cell office:value-type="float" office:value="3.88987" calcext:value-type="float">
            <text:p>3.88987</text:p>
          </table:table-cell>
          <table:table-cell office:value-type="float" office:value="4.55919" calcext:value-type="float">
            <text:p>4.55919</text:p>
          </table:table-cell>
          <table:table-cell office:value-type="float" office:value="4.13939" calcext:value-type="float">
            <text:p>4.13939</text:p>
          </table:table-cell>
          <table:table-cell office:value-type="float" office:value="4.58345" calcext:value-type="float">
            <text:p>4.58345</text:p>
          </table:table-cell>
          <table:table-cell office:value-type="float" office:value="4.23632" calcext:value-type="float">
            <text:p>4.23632</text:p>
          </table:table-cell>
          <table:table-cell office:value-type="float" office:value="4.52911" calcext:value-type="float">
            <text:p>4.52911</text:p>
          </table:table-cell>
          <table:table-cell office:value-type="float" office:value="4.41192" calcext:value-type="float">
            <text:p>4.41192</text:p>
          </table:table-cell>
          <table:table-cell office:value-type="float" office:value="4.27156" calcext:value-type="float">
            <text:p>4.27156</text:p>
          </table:table-cell>
          <table:table-cell office:value-type="float" office:value="4.43935" calcext:value-type="float">
            <text:p>4.43935</text:p>
          </table:table-cell>
          <table:table-cell office:value-type="float" office:value="4.48623" calcext:value-type="float">
            <text:p>4.48623</text:p>
          </table:table-cell>
          <table:table-cell office:value-type="float" office:value="4.1152" calcext:value-type="float">
            <text:p>4.1152</text:p>
          </table:table-cell>
          <table:table-cell office:value-type="float" office:value="3.97099" calcext:value-type="float">
            <text:p>3.97099</text:p>
          </table:table-cell>
          <table:table-cell office:value-type="float" office:value="4.48741" calcext:value-type="float">
            <text:p>4.48741</text:p>
          </table:table-cell>
          <table:table-cell office:value-type="float" office:value="4.24855" calcext:value-type="float">
            <text:p>4.24855</text:p>
          </table:table-cell>
          <table:table-cell office:value-type="float" office:value="4.26738" calcext:value-type="float">
            <text:p>4.26738</text:p>
          </table:table-cell>
          <table:table-cell office:value-type="float" office:value="3.95687" calcext:value-type="float">
            <text:p>3.95687</text:p>
          </table:table-cell>
          <table:table-cell office:value-type="float" office:value="4.03781" calcext:value-type="float">
            <text:p>4.03781</text:p>
          </table:table-cell>
          <table:table-cell office:value-type="float" office:value="3.8905" calcext:value-type="float">
            <text:p>3.8905</text:p>
          </table:table-cell>
          <table:table-cell office:value-type="float" office:value="4.36305" calcext:value-type="float">
            <text:p>4.36305</text:p>
          </table:table-cell>
          <table:table-cell office:value-type="float" office:value="3.89733" calcext:value-type="float">
            <text:p>3.89733</text:p>
          </table:table-cell>
          <table:table-cell office:value-type="float" office:value="4.49678" calcext:value-type="float">
            <text:p>4.49678</text:p>
          </table:table-cell>
          <table:table-cell office:value-type="float" office:value="3.90668" calcext:value-type="float">
            <text:p>3.90668</text:p>
          </table:table-cell>
          <table:table-cell office:value-type="float" office:value="3.94951" calcext:value-type="float">
            <text:p>3.94951</text:p>
          </table:table-cell>
          <table:table-cell office:value-type="float" office:value="3.90402" calcext:value-type="float">
            <text:p>3.90402</text:p>
          </table:table-cell>
          <table:table-cell office:value-type="float" office:value="3.90678" calcext:value-type="float">
            <text:p>3.90678</text:p>
          </table:table-cell>
          <table:table-cell office:value-type="float" office:value="4.39617" calcext:value-type="float">
            <text:p>4.39617</text:p>
          </table:table-cell>
          <table:table-cell office:value-type="float" office:value="4.56839" calcext:value-type="float">
            <text:p>4.56839</text:p>
          </table:table-cell>
          <table:table-cell office:value-type="float" office:value="4.21836" calcext:value-type="float">
            <text:p>4.21836</text:p>
          </table:table-cell>
          <table:table-cell table:number-columns-repeated="4"/>
          <table:table-cell table:formula="of:=AVERAGE([.B32:.BI32])" office:value-type="float" office:value="4.24909266666667" calcext:value-type="float">
            <text:p>4.2490926667</text:p>
          </table:table-cell>
          <table:table-cell table:formula="of:=STDEV([.B32:.BI32])/2" office:value-type="float" office:value="0.113467169577464" calcext:value-type="float">
            <text:p>0.11346716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92719" calcext:value-type="float">
            <text:p>3.92719</text:p>
          </table:table-cell>
          <table:table-cell office:value-type="float" office:value="4.37241" calcext:value-type="float">
            <text:p>4.37241</text:p>
          </table:table-cell>
          <table:table-cell office:value-type="float" office:value="4.23634" calcext:value-type="float">
            <text:p>4.23634</text:p>
          </table:table-cell>
          <table:table-cell office:value-type="float" office:value="4.38542" calcext:value-type="float">
            <text:p>4.38542</text:p>
          </table:table-cell>
          <table:table-cell office:value-type="float" office:value="4.26572" calcext:value-type="float">
            <text:p>4.26572</text:p>
          </table:table-cell>
          <table:table-cell office:value-type="float" office:value="4.05724" calcext:value-type="float">
            <text:p>4.05724</text:p>
          </table:table-cell>
          <table:table-cell office:value-type="float" office:value="3.96765" calcext:value-type="float">
            <text:p>3.96765</text:p>
          </table:table-cell>
          <table:table-cell office:value-type="float" office:value="4.51835" calcext:value-type="float">
            <text:p>4.51835</text:p>
          </table:table-cell>
          <table:table-cell office:value-type="float" office:value="4.24763" calcext:value-type="float">
            <text:p>4.24763</text:p>
          </table:table-cell>
          <table:table-cell office:value-type="float" office:value="4.25653" calcext:value-type="float">
            <text:p>4.25653</text:p>
          </table:table-cell>
          <table:table-cell office:value-type="float" office:value="4.24412" calcext:value-type="float">
            <text:p>4.24412</text:p>
          </table:table-cell>
          <table:table-cell office:value-type="float" office:value="4.21583" calcext:value-type="float">
            <text:p>4.21583</text:p>
          </table:table-cell>
          <table:table-cell office:value-type="float" office:value="4.49838" calcext:value-type="float">
            <text:p>4.49838</text:p>
          </table:table-cell>
          <table:table-cell office:value-type="float" office:value="4.26525" calcext:value-type="float">
            <text:p>4.26525</text:p>
          </table:table-cell>
          <table:table-cell office:value-type="float" office:value="3.71502" calcext:value-type="float">
            <text:p>3.71502</text:p>
          </table:table-cell>
          <table:table-cell office:value-type="float" office:value="3.85609" calcext:value-type="float">
            <text:p>3.85609</text:p>
          </table:table-cell>
          <table:table-cell office:value-type="float" office:value="4.07594" calcext:value-type="float">
            <text:p>4.07594</text:p>
          </table:table-cell>
          <table:table-cell office:value-type="float" office:value="4.31629" calcext:value-type="float">
            <text:p>4.31629</text:p>
          </table:table-cell>
          <table:table-cell office:value-type="float" office:value="4.08446" calcext:value-type="float">
            <text:p>4.08446</text:p>
          </table:table-cell>
          <table:table-cell office:value-type="float" office:value="3.91575" calcext:value-type="float">
            <text:p>3.91575</text:p>
          </table:table-cell>
          <table:table-cell office:value-type="float" office:value="4.40977" calcext:value-type="float">
            <text:p>4.40977</text:p>
          </table:table-cell>
          <table:table-cell office:value-type="float" office:value="4.2979" calcext:value-type="float">
            <text:p>4.2979</text:p>
          </table:table-cell>
          <table:table-cell office:value-type="float" office:value="4.47337" calcext:value-type="float">
            <text:p>4.47337</text:p>
          </table:table-cell>
          <table:table-cell office:value-type="float" office:value="4.39279" calcext:value-type="float">
            <text:p>4.39279</text:p>
          </table:table-cell>
          <table:table-cell office:value-type="float" office:value="4.21939" calcext:value-type="float">
            <text:p>4.21939</text:p>
          </table:table-cell>
          <table:table-cell office:value-type="float" office:value="4.46116" calcext:value-type="float">
            <text:p>4.46116</text:p>
          </table:table-cell>
          <table:table-cell office:value-type="float" office:value="3.93641" calcext:value-type="float">
            <text:p>3.93641</text:p>
          </table:table-cell>
          <table:table-cell office:value-type="float" office:value="4.40541" calcext:value-type="float">
            <text:p>4.40541</text:p>
          </table:table-cell>
          <table:table-cell office:value-type="float" office:value="4.21536" calcext:value-type="float">
            <text:p>4.21536</text:p>
          </table:table-cell>
          <table:table-cell office:value-type="float" office:value="3.92285" calcext:value-type="float">
            <text:p>3.92285</text:p>
          </table:table-cell>
          <table:table-cell office:value-type="float" office:value="3.75922" calcext:value-type="float">
            <text:p>3.75922</text:p>
          </table:table-cell>
          <table:table-cell office:value-type="float" office:value="4.47464" calcext:value-type="float">
            <text:p>4.47464</text:p>
          </table:table-cell>
          <table:table-cell office:value-type="float" office:value="4.32667" calcext:value-type="float">
            <text:p>4.32667</text:p>
          </table:table-cell>
          <table:table-cell office:value-type="float" office:value="4.21502" calcext:value-type="float">
            <text:p>4.21502</text:p>
          </table:table-cell>
          <table:table-cell office:value-type="float" office:value="4.25192" calcext:value-type="float">
            <text:p>4.25192</text:p>
          </table:table-cell>
          <table:table-cell office:value-type="float" office:value="4.44925" calcext:value-type="float">
            <text:p>4.44925</text:p>
          </table:table-cell>
          <table:table-cell office:value-type="float" office:value="4.25745" calcext:value-type="float">
            <text:p>4.25745</text:p>
          </table:table-cell>
          <table:table-cell office:value-type="float" office:value="4.11995" calcext:value-type="float">
            <text:p>4.11995</text:p>
          </table:table-cell>
          <table:table-cell office:value-type="float" office:value="4.44549" calcext:value-type="float">
            <text:p>4.44549</text:p>
          </table:table-cell>
          <table:table-cell office:value-type="float" office:value="4.13897" calcext:value-type="float">
            <text:p>4.13897</text:p>
          </table:table-cell>
          <table:table-cell office:value-type="float" office:value="4.37388" calcext:value-type="float">
            <text:p>4.37388</text:p>
          </table:table-cell>
          <table:table-cell office:value-type="float" office:value="4.34172" calcext:value-type="float">
            <text:p>4.34172</text:p>
          </table:table-cell>
          <table:table-cell office:value-type="float" office:value="4.39742" calcext:value-type="float">
            <text:p>4.39742</text:p>
          </table:table-cell>
          <table:table-cell office:value-type="float" office:value="4.25824" calcext:value-type="float">
            <text:p>4.25824</text:p>
          </table:table-cell>
          <table:table-cell office:value-type="float" office:value="4.33821" calcext:value-type="float">
            <text:p>4.33821</text:p>
          </table:table-cell>
          <table:table-cell office:value-type="float" office:value="4.25189" calcext:value-type="float">
            <text:p>4.25189</text:p>
          </table:table-cell>
          <table:table-cell office:value-type="float" office:value="4.43429" calcext:value-type="float">
            <text:p>4.43429</text:p>
          </table:table-cell>
          <table:table-cell office:value-type="float" office:value="4.23241" calcext:value-type="float">
            <text:p>4.23241</text:p>
          </table:table-cell>
          <table:table-cell office:value-type="float" office:value="4.26871" calcext:value-type="float">
            <text:p>4.26871</text:p>
          </table:table-cell>
          <table:table-cell office:value-type="float" office:value="4.28155" calcext:value-type="float">
            <text:p>4.28155</text:p>
          </table:table-cell>
          <table:table-cell office:value-type="float" office:value="4.20515" calcext:value-type="float">
            <text:p>4.20515</text:p>
          </table:table-cell>
          <table:table-cell office:value-type="float" office:value="4.24836" calcext:value-type="float">
            <text:p>4.24836</text:p>
          </table:table-cell>
          <table:table-cell office:value-type="float" office:value="4.39944" calcext:value-type="float">
            <text:p>4.39944</text:p>
          </table:table-cell>
          <table:table-cell office:value-type="float" office:value="4.48147" calcext:value-type="float">
            <text:p>4.48147</text:p>
          </table:table-cell>
          <table:table-cell office:value-type="float" office:value="4.4617" calcext:value-type="float">
            <text:p>4.4617</text:p>
          </table:table-cell>
          <table:table-cell office:value-type="float" office:value="4.33636" calcext:value-type="float">
            <text:p>4.33636</text:p>
          </table:table-cell>
          <table:table-cell office:value-type="float" office:value="4.20524" calcext:value-type="float">
            <text:p>4.20524</text:p>
          </table:table-cell>
          <table:table-cell office:value-type="float" office:value="4.23272" calcext:value-type="float">
            <text:p>4.23272</text:p>
          </table:table-cell>
          <table:table-cell office:value-type="float" office:value="4.37085" calcext:value-type="float">
            <text:p>4.37085</text:p>
          </table:table-cell>
          <table:table-cell office:value-type="float" office:value="4.17434" calcext:value-type="float">
            <text:p>4.17434</text:p>
          </table:table-cell>
          <table:table-cell table:number-columns-repeated="4"/>
          <table:table-cell table:formula="of:=AVERAGE([.B33:.BI33])" office:value-type="float" office:value="4.2481425" calcext:value-type="float">
            <text:p>4.2481425</text:p>
          </table:table-cell>
          <table:table-cell table:formula="of:=STDEV([.B33:.BI33])/2" office:value-type="float" office:value="0.092672068802433" calcext:value-type="float">
            <text:p>0.0926720688</text:p>
          </table:table-cell>
        </table:table-row>
        <table:table-row table:style-name="ro1">
          <table:table-cell table:number-columns-repeated="67"/>
        </table:table-row>
        <table:table-row table:style-name="ro1">
          <table:table-cell office:value-type="string" calcext:value-type="string">
            <text:p>NumaPairAffinity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3526" calcext:value-type="float">
            <text:p>2.13526</text:p>
          </table:table-cell>
          <table:table-cell office:value-type="float" office:value="1.96382" calcext:value-type="float">
            <text:p>1.96382</text:p>
          </table:table-cell>
          <table:table-cell office:value-type="float" office:value="2.2138" calcext:value-type="float">
            <text:p>2.2138</text:p>
          </table:table-cell>
          <table:table-cell office:value-type="float" office:value="1.74695" calcext:value-type="float">
            <text:p>1.74695</text:p>
          </table:table-cell>
          <table:table-cell office:value-type="float" office:value="2.29649" calcext:value-type="float">
            <text:p>2.29649</text:p>
          </table:table-cell>
          <table:table-cell office:value-type="float" office:value="1.75643" calcext:value-type="float">
            <text:p>1.75643</text:p>
          </table:table-cell>
          <table:table-cell office:value-type="float" office:value="2.25582" calcext:value-type="float">
            <text:p>2.25582</text:p>
          </table:table-cell>
          <table:table-cell office:value-type="float" office:value="1.73933" calcext:value-type="float">
            <text:p>1.73933</text:p>
          </table:table-cell>
          <table:table-cell office:value-type="float" office:value="1.64746" calcext:value-type="float">
            <text:p>1.64746</text:p>
          </table:table-cell>
          <table:table-cell office:value-type="float" office:value="2.10523" calcext:value-type="float">
            <text:p>2.10523</text:p>
          </table:table-cell>
          <table:table-cell office:value-type="float" office:value="1.73782" calcext:value-type="float">
            <text:p>1.73782</text:p>
          </table:table-cell>
          <table:table-cell office:value-type="float" office:value="2.21756" calcext:value-type="float">
            <text:p>2.21756</text:p>
          </table:table-cell>
          <table:table-cell office:value-type="float" office:value="2.18945" calcext:value-type="float">
            <text:p>2.18945</text:p>
          </table:table-cell>
          <table:table-cell office:value-type="float" office:value="1.71687" calcext:value-type="float">
            <text:p>1.71687</text:p>
          </table:table-cell>
          <table:table-cell office:value-type="float" office:value="2.2035" calcext:value-type="float">
            <text:p>2.2035</text:p>
          </table:table-cell>
          <table:table-cell office:value-type="float" office:value="1.73265" calcext:value-type="float">
            <text:p>1.73265</text:p>
          </table:table-cell>
          <table:table-cell office:value-type="float" office:value="2.11171" calcext:value-type="float">
            <text:p>2.11171</text:p>
          </table:table-cell>
          <table:table-cell office:value-type="float" office:value="2.25982" calcext:value-type="float">
            <text:p>2.25982</text:p>
          </table:table-cell>
          <table:table-cell office:value-type="float" office:value="1.65477" calcext:value-type="float">
            <text:p>1.65477</text:p>
          </table:table-cell>
          <table:table-cell office:value-type="float" office:value="2.19105" calcext:value-type="float">
            <text:p>2.19105</text:p>
          </table:table-cell>
          <table:table-cell office:value-type="float" office:value="1.73629" calcext:value-type="float">
            <text:p>1.73629</text:p>
          </table:table-cell>
          <table:table-cell office:value-type="float" office:value="1.9896" calcext:value-type="float">
            <text:p>1.9896</text:p>
          </table:table-cell>
          <table:table-cell office:value-type="float" office:value="2.30654" calcext:value-type="float">
            <text:p>2.30654</text:p>
          </table:table-cell>
          <table:table-cell office:value-type="float" office:value="1.69282" calcext:value-type="float">
            <text:p>1.69282</text:p>
          </table:table-cell>
          <table:table-cell office:value-type="float" office:value="1.63432" calcext:value-type="float">
            <text:p>1.63432</text:p>
          </table:table-cell>
          <table:table-cell office:value-type="float" office:value="2.26281" calcext:value-type="float">
            <text:p>2.26281</text:p>
          </table:table-cell>
          <table:table-cell office:value-type="float" office:value="1.78351" calcext:value-type="float">
            <text:p>1.78351</text:p>
          </table:table-cell>
          <table:table-cell office:value-type="float" office:value="1.74533" calcext:value-type="float">
            <text:p>1.74533</text:p>
          </table:table-cell>
          <table:table-cell office:value-type="float" office:value="2.17131" calcext:value-type="float">
            <text:p>2.17131</text:p>
          </table:table-cell>
          <table:table-cell office:value-type="float" office:value="1.98889" calcext:value-type="float">
            <text:p>1.98889</text:p>
          </table:table-cell>
          <table:table-cell office:value-type="float" office:value="2.16619" calcext:value-type="float">
            <text:p>2.16619</text:p>
          </table:table-cell>
          <table:table-cell office:value-type="float" office:value="1.70042" calcext:value-type="float">
            <text:p>1.70042</text:p>
          </table:table-cell>
          <table:table-cell office:value-type="float" office:value="1.6488" calcext:value-type="float">
            <text:p>1.6488</text:p>
          </table:table-cell>
          <table:table-cell office:value-type="float" office:value="2.24845" calcext:value-type="float">
            <text:p>2.24845</text:p>
          </table:table-cell>
          <table:table-cell office:value-type="float" office:value="2.21456" calcext:value-type="float">
            <text:p>2.21456</text:p>
          </table:table-cell>
          <table:table-cell office:value-type="float" office:value="1.79523" calcext:value-type="float">
            <text:p>1.79523</text:p>
          </table:table-cell>
          <table:table-cell office:value-type="float" office:value="2.11391" calcext:value-type="float">
            <text:p>2.11391</text:p>
          </table:table-cell>
          <table:table-cell office:value-type="float" office:value="1.7367" calcext:value-type="float">
            <text:p>1.7367</text:p>
          </table:table-cell>
          <table:table-cell office:value-type="float" office:value="2.21459" calcext:value-type="float">
            <text:p>2.21459</text:p>
          </table:table-cell>
          <table:table-cell office:value-type="float" office:value="2.21204" calcext:value-type="float">
            <text:p>2.21204</text:p>
          </table:table-cell>
          <table:table-cell office:value-type="float" office:value="2.28831" calcext:value-type="float">
            <text:p>2.28831</text:p>
          </table:table-cell>
          <table:table-cell office:value-type="float" office:value="2.17226" calcext:value-type="float">
            <text:p>2.17226</text:p>
          </table:table-cell>
          <table:table-cell office:value-type="float" office:value="2.29373" calcext:value-type="float">
            <text:p>2.29373</text:p>
          </table:table-cell>
          <table:table-cell office:value-type="float" office:value="2.31219" calcext:value-type="float">
            <text:p>2.31219</text:p>
          </table:table-cell>
          <table:table-cell office:value-type="float" office:value="2.45721" calcext:value-type="float">
            <text:p>2.45721</text:p>
          </table:table-cell>
          <table:table-cell office:value-type="float" office:value="2.19211" calcext:value-type="float">
            <text:p>2.19211</text:p>
          </table:table-cell>
          <table:table-cell office:value-type="float" office:value="2.17407" calcext:value-type="float">
            <text:p>2.17407</text:p>
          </table:table-cell>
          <table:table-cell office:value-type="float" office:value="2.16147" calcext:value-type="float">
            <text:p>2.16147</text:p>
          </table:table-cell>
          <table:table-cell office:value-type="float" office:value="2.37956" calcext:value-type="float">
            <text:p>2.37956</text:p>
          </table:table-cell>
          <table:table-cell office:value-type="float" office:value="2.31921" calcext:value-type="float">
            <text:p>2.31921</text:p>
          </table:table-cell>
          <table:table-cell office:value-type="float" office:value="2.0734" calcext:value-type="float">
            <text:p>2.0734</text:p>
          </table:table-cell>
          <table:table-cell office:value-type="float" office:value="2.16511" calcext:value-type="float">
            <text:p>2.16511</text:p>
          </table:table-cell>
          <table:table-cell office:value-type="float" office:value="2.13082" calcext:value-type="float">
            <text:p>2.13082</text:p>
          </table:table-cell>
          <table:table-cell office:value-type="float" office:value="2.18578" calcext:value-type="float">
            <text:p>2.18578</text:p>
          </table:table-cell>
          <table:table-cell office:value-type="float" office:value="2.14708" calcext:value-type="float">
            <text:p>2.14708</text:p>
          </table:table-cell>
          <table:table-cell office:value-type="float" office:value="2.28867" calcext:value-type="float">
            <text:p>2.28867</text:p>
          </table:table-cell>
          <table:table-cell office:value-type="float" office:value="2.03354" calcext:value-type="float">
            <text:p>2.03354</text:p>
          </table:table-cell>
          <table:table-cell office:value-type="float" office:value="2.1412" calcext:value-type="float">
            <text:p>2.1412</text:p>
          </table:table-cell>
          <table:table-cell office:value-type="float" office:value="2.11587" calcext:value-type="float">
            <text:p>2.11587</text:p>
          </table:table-cell>
          <table:table-cell office:value-type="float" office:value="2.24092" calcext:value-type="float">
            <text:p>2.24092</text:p>
          </table:table-cell>
          <table:table-cell table:number-columns-repeated="4"/>
          <table:table-cell table:formula="of:=AVERAGE([.B36:.BI36])" office:value-type="float" office:value="2.05851016666667" calcext:value-type="float">
            <text:p>2.0585101667</text:p>
          </table:table-cell>
          <table:table-cell table:formula="of:=STDEV([.B36:.BI36])/2" office:value-type="float" office:value="0.116678510495436" calcext:value-type="float">
            <text:p>0.1166785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6704" calcext:value-type="float">
            <text:p>3.16704</text:p>
          </table:table-cell>
          <table:table-cell office:value-type="float" office:value="2.94904" calcext:value-type="float">
            <text:p>2.94904</text:p>
          </table:table-cell>
          <table:table-cell office:value-type="float" office:value="3.37391" calcext:value-type="float">
            <text:p>3.37391</text:p>
          </table:table-cell>
          <table:table-cell office:value-type="float" office:value="3.1813" calcext:value-type="float">
            <text:p>3.1813</text:p>
          </table:table-cell>
          <table:table-cell office:value-type="float" office:value="2.92509" calcext:value-type="float">
            <text:p>2.92509</text:p>
          </table:table-cell>
          <table:table-cell office:value-type="float" office:value="3.1153" calcext:value-type="float">
            <text:p>3.1153</text:p>
          </table:table-cell>
          <table:table-cell office:value-type="float" office:value="3.13451" calcext:value-type="float">
            <text:p>3.13451</text:p>
          </table:table-cell>
          <table:table-cell office:value-type="float" office:value="2.84968" calcext:value-type="float">
            <text:p>2.84968</text:p>
          </table:table-cell>
          <table:table-cell office:value-type="float" office:value="3.23125" calcext:value-type="float">
            <text:p>3.23125</text:p>
          </table:table-cell>
          <table:table-cell office:value-type="float" office:value="2.83357" calcext:value-type="float">
            <text:p>2.83357</text:p>
          </table:table-cell>
          <table:table-cell office:value-type="float" office:value="3.09796" calcext:value-type="float">
            <text:p>3.09796</text:p>
          </table:table-cell>
          <table:table-cell office:value-type="float" office:value="2.95393" calcext:value-type="float">
            <text:p>2.95393</text:p>
          </table:table-cell>
          <table:table-cell office:value-type="float" office:value="3.21157" calcext:value-type="float">
            <text:p>3.21157</text:p>
          </table:table-cell>
          <table:table-cell office:value-type="float" office:value="3.00442" calcext:value-type="float">
            <text:p>3.00442</text:p>
          </table:table-cell>
          <table:table-cell office:value-type="float" office:value="3.3135" calcext:value-type="float">
            <text:p>3.3135</text:p>
          </table:table-cell>
          <table:table-cell office:value-type="float" office:value="3.0005" calcext:value-type="float">
            <text:p>3.0005</text:p>
          </table:table-cell>
          <table:table-cell office:value-type="float" office:value="2.90397" calcext:value-type="float">
            <text:p>2.90397</text:p>
          </table:table-cell>
          <table:table-cell office:value-type="float" office:value="3.01608" calcext:value-type="float">
            <text:p>3.01608</text:p>
          </table:table-cell>
          <table:table-cell office:value-type="float" office:value="3.26223" calcext:value-type="float">
            <text:p>3.26223</text:p>
          </table:table-cell>
          <table:table-cell office:value-type="float" office:value="3.15137" calcext:value-type="float">
            <text:p>3.15137</text:p>
          </table:table-cell>
          <table:table-cell office:value-type="float" office:value="3.31252" calcext:value-type="float">
            <text:p>3.31252</text:p>
          </table:table-cell>
          <table:table-cell office:value-type="float" office:value="3.17813" calcext:value-type="float">
            <text:p>3.17813</text:p>
          </table:table-cell>
          <table:table-cell office:value-type="float" office:value="2.90104" calcext:value-type="float">
            <text:p>2.90104</text:p>
          </table:table-cell>
          <table:table-cell office:value-type="float" office:value="2.67266" calcext:value-type="float">
            <text:p>2.67266</text:p>
          </table:table-cell>
          <table:table-cell office:value-type="float" office:value="2.92157" calcext:value-type="float">
            <text:p>2.92157</text:p>
          </table:table-cell>
          <table:table-cell office:value-type="float" office:value="3.09214" calcext:value-type="float">
            <text:p>3.09214</text:p>
          </table:table-cell>
          <table:table-cell office:value-type="float" office:value="2.86935" calcext:value-type="float">
            <text:p>2.86935</text:p>
          </table:table-cell>
          <table:table-cell office:value-type="float" office:value="2.88079" calcext:value-type="float">
            <text:p>2.88079</text:p>
          </table:table-cell>
          <table:table-cell office:value-type="float" office:value="3.2323" calcext:value-type="float">
            <text:p>3.2323</text:p>
          </table:table-cell>
          <table:table-cell office:value-type="float" office:value="3.11651" calcext:value-type="float">
            <text:p>3.11651</text:p>
          </table:table-cell>
          <table:table-cell office:value-type="float" office:value="3.19413" calcext:value-type="float">
            <text:p>3.19413</text:p>
          </table:table-cell>
          <table:table-cell office:value-type="float" office:value="2.92811" calcext:value-type="float">
            <text:p>2.92811</text:p>
          </table:table-cell>
          <table:table-cell office:value-type="float" office:value="3.01982" calcext:value-type="float">
            <text:p>3.01982</text:p>
          </table:table-cell>
          <table:table-cell office:value-type="float" office:value="2.92975" calcext:value-type="float">
            <text:p>2.92975</text:p>
          </table:table-cell>
          <table:table-cell office:value-type="float" office:value="3.1287" calcext:value-type="float">
            <text:p>3.1287</text:p>
          </table:table-cell>
          <table:table-cell office:value-type="float" office:value="3.12146" calcext:value-type="float">
            <text:p>3.12146</text:p>
          </table:table-cell>
          <table:table-cell office:value-type="float" office:value="3.32001" calcext:value-type="float">
            <text:p>3.32001</text:p>
          </table:table-cell>
          <table:table-cell office:value-type="float" office:value="2.92132" calcext:value-type="float">
            <text:p>2.92132</text:p>
          </table:table-cell>
          <table:table-cell office:value-type="float" office:value="3.33249" calcext:value-type="float">
            <text:p>3.33249</text:p>
          </table:table-cell>
          <table:table-cell office:value-type="float" office:value="2.99985" calcext:value-type="float">
            <text:p>2.99985</text:p>
          </table:table-cell>
          <table:table-cell office:value-type="float" office:value="3.35124" calcext:value-type="float">
            <text:p>3.35124</text:p>
          </table:table-cell>
          <table:table-cell office:value-type="float" office:value="3.33221" calcext:value-type="float">
            <text:p>3.33221</text:p>
          </table:table-cell>
          <table:table-cell office:value-type="float" office:value="2.957" calcext:value-type="float">
            <text:p>2.957</text:p>
          </table:table-cell>
          <table:table-cell office:value-type="float" office:value="3.29802" calcext:value-type="float">
            <text:p>3.29802</text:p>
          </table:table-cell>
          <table:table-cell office:value-type="float" office:value="2.87716" calcext:value-type="float">
            <text:p>2.87716</text:p>
          </table:table-cell>
          <table:table-cell office:value-type="float" office:value="3.06249" calcext:value-type="float">
            <text:p>3.06249</text:p>
          </table:table-cell>
          <table:table-cell office:value-type="float" office:value="3.06822" calcext:value-type="float">
            <text:p>3.06822</text:p>
          </table:table-cell>
          <table:table-cell office:value-type="float" office:value="3.13191" calcext:value-type="float">
            <text:p>3.13191</text:p>
          </table:table-cell>
          <table:table-cell office:value-type="float" office:value="3.10458" calcext:value-type="float">
            <text:p>3.10458</text:p>
          </table:table-cell>
          <table:table-cell office:value-type="float" office:value="3.24708" calcext:value-type="float">
            <text:p>3.24708</text:p>
          </table:table-cell>
          <table:table-cell office:value-type="float" office:value="3.15063" calcext:value-type="float">
            <text:p>3.15063</text:p>
          </table:table-cell>
          <table:table-cell office:value-type="float" office:value="2.87129" calcext:value-type="float">
            <text:p>2.87129</text:p>
          </table:table-cell>
          <table:table-cell office:value-type="float" office:value="3.02261" calcext:value-type="float">
            <text:p>3.02261</text:p>
          </table:table-cell>
          <table:table-cell office:value-type="float" office:value="3.19767" calcext:value-type="float">
            <text:p>3.19767</text:p>
          </table:table-cell>
          <table:table-cell office:value-type="float" office:value="2.9074" calcext:value-type="float">
            <text:p>2.9074</text:p>
          </table:table-cell>
          <table:table-cell office:value-type="float" office:value="2.60327" calcext:value-type="float">
            <text:p>2.60327</text:p>
          </table:table-cell>
          <table:table-cell office:value-type="float" office:value="2.59222" calcext:value-type="float">
            <text:p>2.59222</text:p>
          </table:table-cell>
          <table:table-cell office:value-type="float" office:value="3.07027" calcext:value-type="float">
            <text:p>3.07027</text:p>
          </table:table-cell>
          <table:table-cell office:value-type="float" office:value="2.99872" calcext:value-type="float">
            <text:p>2.99872</text:p>
          </table:table-cell>
          <table:table-cell office:value-type="float" office:value="2.86954" calcext:value-type="float">
            <text:p>2.86954</text:p>
          </table:table-cell>
          <table:table-cell table:number-columns-repeated="4"/>
          <table:table-cell table:formula="of:=AVERAGE([.B37:.BI37])" office:value-type="float" office:value="3.05770666666667" calcext:value-type="float">
            <text:p>3.0577066667</text:p>
          </table:table-cell>
          <table:table-cell table:formula="of:=STDEV([.B37:.BI37])/2" office:value-type="float" office:value="0.0904091158298832" calcext:value-type="float">
            <text:p>0.09040911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7072" calcext:value-type="float">
            <text:p>3.07072</text:p>
          </table:table-cell>
          <table:table-cell office:value-type="float" office:value="3.04955" calcext:value-type="float">
            <text:p>3.04955</text:p>
          </table:table-cell>
          <table:table-cell office:value-type="float" office:value="3.03788" calcext:value-type="float">
            <text:p>3.03788</text:p>
          </table:table-cell>
          <table:table-cell office:value-type="float" office:value="3.2426" calcext:value-type="float">
            <text:p>3.2426</text:p>
          </table:table-cell>
          <table:table-cell office:value-type="float" office:value="3.076" calcext:value-type="float">
            <text:p>3.076</text:p>
          </table:table-cell>
          <table:table-cell office:value-type="float" office:value="3.07217" calcext:value-type="float">
            <text:p>3.07217</text:p>
          </table:table-cell>
          <table:table-cell office:value-type="float" office:value="3.02435" calcext:value-type="float">
            <text:p>3.02435</text:p>
          </table:table-cell>
          <table:table-cell office:value-type="float" office:value="3.00999" calcext:value-type="float">
            <text:p>3.00999</text:p>
          </table:table-cell>
          <table:table-cell office:value-type="float" office:value="2.85724" calcext:value-type="float">
            <text:p>2.85724</text:p>
          </table:table-cell>
          <table:table-cell office:value-type="float" office:value="3.14483" calcext:value-type="float">
            <text:p>3.14483</text:p>
          </table:table-cell>
          <table:table-cell office:value-type="float" office:value="3.02039" calcext:value-type="float">
            <text:p>3.02039</text:p>
          </table:table-cell>
          <table:table-cell office:value-type="float" office:value="3.40277" calcext:value-type="float">
            <text:p>3.40277</text:p>
          </table:table-cell>
          <table:table-cell office:value-type="float" office:value="3.27125" calcext:value-type="float">
            <text:p>3.27125</text:p>
          </table:table-cell>
          <table:table-cell office:value-type="float" office:value="3.09061" calcext:value-type="float">
            <text:p>3.09061</text:p>
          </table:table-cell>
          <table:table-cell office:value-type="float" office:value="2.90351" calcext:value-type="float">
            <text:p>2.90351</text:p>
          </table:table-cell>
          <table:table-cell office:value-type="float" office:value="2.92104" calcext:value-type="float">
            <text:p>2.92104</text:p>
          </table:table-cell>
          <table:table-cell office:value-type="float" office:value="3.09379" calcext:value-type="float">
            <text:p>3.09379</text:p>
          </table:table-cell>
          <table:table-cell office:value-type="float" office:value="2.9124" calcext:value-type="float">
            <text:p>2.9124</text:p>
          </table:table-cell>
          <table:table-cell office:value-type="float" office:value="3.28035" calcext:value-type="float">
            <text:p>3.28035</text:p>
          </table:table-cell>
          <table:table-cell office:value-type="float" office:value="2.87138" calcext:value-type="float">
            <text:p>2.87138</text:p>
          </table:table-cell>
          <table:table-cell office:value-type="float" office:value="2.88013" calcext:value-type="float">
            <text:p>2.88013</text:p>
          </table:table-cell>
          <table:table-cell office:value-type="float" office:value="3.10336" calcext:value-type="float">
            <text:p>3.10336</text:p>
          </table:table-cell>
          <table:table-cell office:value-type="float" office:value="3.11782" calcext:value-type="float">
            <text:p>3.11782</text:p>
          </table:table-cell>
          <table:table-cell office:value-type="float" office:value="3.1081" calcext:value-type="float">
            <text:p>3.1081</text:p>
          </table:table-cell>
          <table:table-cell office:value-type="float" office:value="2.94969" calcext:value-type="float">
            <text:p>2.94969</text:p>
          </table:table-cell>
          <table:table-cell office:value-type="float" office:value="3.08259" calcext:value-type="float">
            <text:p>3.08259</text:p>
          </table:table-cell>
          <table:table-cell office:value-type="float" office:value="2.93693" calcext:value-type="float">
            <text:p>2.93693</text:p>
          </table:table-cell>
          <table:table-cell office:value-type="float" office:value="3.20363" calcext:value-type="float">
            <text:p>3.20363</text:p>
          </table:table-cell>
          <table:table-cell office:value-type="float" office:value="2.88523" calcext:value-type="float">
            <text:p>2.88523</text:p>
          </table:table-cell>
          <table:table-cell office:value-type="float" office:value="3.01087" calcext:value-type="float">
            <text:p>3.01087</text:p>
          </table:table-cell>
          <table:table-cell office:value-type="float" office:value="3.13099" calcext:value-type="float">
            <text:p>3.13099</text:p>
          </table:table-cell>
          <table:table-cell office:value-type="float" office:value="2.97074" calcext:value-type="float">
            <text:p>2.97074</text:p>
          </table:table-cell>
          <table:table-cell office:value-type="float" office:value="3.1158" calcext:value-type="float">
            <text:p>3.1158</text:p>
          </table:table-cell>
          <table:table-cell office:value-type="float" office:value="3.06628" calcext:value-type="float">
            <text:p>3.06628</text:p>
          </table:table-cell>
          <table:table-cell office:value-type="float" office:value="2.84635" calcext:value-type="float">
            <text:p>2.84635</text:p>
          </table:table-cell>
          <table:table-cell office:value-type="float" office:value="2.89124" calcext:value-type="float">
            <text:p>2.89124</text:p>
          </table:table-cell>
          <table:table-cell office:value-type="float" office:value="2.91705" calcext:value-type="float">
            <text:p>2.91705</text:p>
          </table:table-cell>
          <table:table-cell office:value-type="float" office:value="3.14913" calcext:value-type="float">
            <text:p>3.14913</text:p>
          </table:table-cell>
          <table:table-cell office:value-type="float" office:value="3.10208" calcext:value-type="float">
            <text:p>3.10208</text:p>
          </table:table-cell>
          <table:table-cell office:value-type="float" office:value="2.87068" calcext:value-type="float">
            <text:p>2.87068</text:p>
          </table:table-cell>
          <table:table-cell office:value-type="float" office:value="3.09979" calcext:value-type="float">
            <text:p>3.09979</text:p>
          </table:table-cell>
          <table:table-cell office:value-type="float" office:value="3.11357" calcext:value-type="float">
            <text:p>3.11357</text:p>
          </table:table-cell>
          <table:table-cell office:value-type="float" office:value="2.97214" calcext:value-type="float">
            <text:p>2.97214</text:p>
          </table:table-cell>
          <table:table-cell office:value-type="float" office:value="2.86951" calcext:value-type="float">
            <text:p>2.86951</text:p>
          </table:table-cell>
          <table:table-cell office:value-type="float" office:value="2.88277" calcext:value-type="float">
            <text:p>2.88277</text:p>
          </table:table-cell>
          <table:table-cell office:value-type="float" office:value="3.14151" calcext:value-type="float">
            <text:p>3.14151</text:p>
          </table:table-cell>
          <table:table-cell office:value-type="float" office:value="3.10919" calcext:value-type="float">
            <text:p>3.10919</text:p>
          </table:table-cell>
          <table:table-cell office:value-type="float" office:value="3.28273" calcext:value-type="float">
            <text:p>3.28273</text:p>
          </table:table-cell>
          <table:table-cell office:value-type="float" office:value="3.06772" calcext:value-type="float">
            <text:p>3.06772</text:p>
          </table:table-cell>
          <table:table-cell office:value-type="float" office:value="3.09334" calcext:value-type="float">
            <text:p>3.09334</text:p>
          </table:table-cell>
          <table:table-cell office:value-type="float" office:value="2.84652" calcext:value-type="float">
            <text:p>2.84652</text:p>
          </table:table-cell>
          <table:table-cell office:value-type="float" office:value="3.06698" calcext:value-type="float">
            <text:p>3.06698</text:p>
          </table:table-cell>
          <table:table-cell office:value-type="float" office:value="3.12735" calcext:value-type="float">
            <text:p>3.12735</text:p>
          </table:table-cell>
          <table:table-cell office:value-type="float" office:value="3.32961" calcext:value-type="float">
            <text:p>3.32961</text:p>
          </table:table-cell>
          <table:table-cell office:value-type="float" office:value="2.87675" calcext:value-type="float">
            <text:p>2.87675</text:p>
          </table:table-cell>
          <table:table-cell office:value-type="float" office:value="3.16171" calcext:value-type="float">
            <text:p>3.16171</text:p>
          </table:table-cell>
          <table:table-cell office:value-type="float" office:value="3.08644" calcext:value-type="float">
            <text:p>3.08644</text:p>
          </table:table-cell>
          <table:table-cell office:value-type="float" office:value="3.16651" calcext:value-type="float">
            <text:p>3.16651</text:p>
          </table:table-cell>
          <table:table-cell office:value-type="float" office:value="3.10372" calcext:value-type="float">
            <text:p>3.10372</text:p>
          </table:table-cell>
          <table:table-cell office:value-type="float" office:value="3.12795" calcext:value-type="float">
            <text:p>3.12795</text:p>
          </table:table-cell>
          <table:table-cell table:number-columns-repeated="4"/>
          <table:table-cell table:formula="of:=AVERAGE([.B38:.BI38])" office:value-type="float" office:value="3.053622" calcext:value-type="float">
            <text:p>3.053622</text:p>
          </table:table-cell>
          <table:table-cell table:formula="of:=STDEV([.B38:.BI38])/2" office:value-type="float" office:value="0.0651666716756974" calcext:value-type="float">
            <text:p>0.06516667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4712" calcext:value-type="float">
            <text:p>2.54712</text:p>
          </table:table-cell>
          <table:table-cell office:value-type="float" office:value="2.77563" calcext:value-type="float">
            <text:p>2.77563</text:p>
          </table:table-cell>
          <table:table-cell office:value-type="float" office:value="2.77661" calcext:value-type="float">
            <text:p>2.77661</text:p>
          </table:table-cell>
          <table:table-cell office:value-type="float" office:value="2.67693" calcext:value-type="float">
            <text:p>2.67693</text:p>
          </table:table-cell>
          <table:table-cell office:value-type="float" office:value="2.68008" calcext:value-type="float">
            <text:p>2.68008</text:p>
          </table:table-cell>
          <table:table-cell office:value-type="float" office:value="2.60867" calcext:value-type="float">
            <text:p>2.60867</text:p>
          </table:table-cell>
          <table:table-cell office:value-type="float" office:value="2.99735" calcext:value-type="float">
            <text:p>2.99735</text:p>
          </table:table-cell>
          <table:table-cell office:value-type="float" office:value="2.80592" calcext:value-type="float">
            <text:p>2.80592</text:p>
          </table:table-cell>
          <table:table-cell office:value-type="float" office:value="2.71981" calcext:value-type="float">
            <text:p>2.71981</text:p>
          </table:table-cell>
          <table:table-cell office:value-type="float" office:value="2.79147" calcext:value-type="float">
            <text:p>2.79147</text:p>
          </table:table-cell>
          <table:table-cell office:value-type="float" office:value="2.76869" calcext:value-type="float">
            <text:p>2.76869</text:p>
          </table:table-cell>
          <table:table-cell office:value-type="float" office:value="2.65392" calcext:value-type="float">
            <text:p>2.65392</text:p>
          </table:table-cell>
          <table:table-cell office:value-type="float" office:value="2.83873" calcext:value-type="float">
            <text:p>2.83873</text:p>
          </table:table-cell>
          <table:table-cell office:value-type="float" office:value="2.67396" calcext:value-type="float">
            <text:p>2.67396</text:p>
          </table:table-cell>
          <table:table-cell office:value-type="float" office:value="2.78567" calcext:value-type="float">
            <text:p>2.78567</text:p>
          </table:table-cell>
          <table:table-cell office:value-type="float" office:value="2.82605" calcext:value-type="float">
            <text:p>2.82605</text:p>
          </table:table-cell>
          <table:table-cell office:value-type="float" office:value="2.71071" calcext:value-type="float">
            <text:p>2.71071</text:p>
          </table:table-cell>
          <table:table-cell office:value-type="float" office:value="2.43554" calcext:value-type="float">
            <text:p>2.43554</text:p>
          </table:table-cell>
          <table:table-cell office:value-type="float" office:value="2.96473" calcext:value-type="float">
            <text:p>2.96473</text:p>
          </table:table-cell>
          <table:table-cell office:value-type="float" office:value="2.72457" calcext:value-type="float">
            <text:p>2.72457</text:p>
          </table:table-cell>
          <table:table-cell office:value-type="float" office:value="2.76389" calcext:value-type="float">
            <text:p>2.76389</text:p>
          </table:table-cell>
          <table:table-cell office:value-type="float" office:value="2.82561" calcext:value-type="float">
            <text:p>2.82561</text:p>
          </table:table-cell>
          <table:table-cell office:value-type="float" office:value="2.74525" calcext:value-type="float">
            <text:p>2.74525</text:p>
          </table:table-cell>
          <table:table-cell office:value-type="float" office:value="2.91067" calcext:value-type="float">
            <text:p>2.91067</text:p>
          </table:table-cell>
          <table:table-cell office:value-type="float" office:value="2.87159" calcext:value-type="float">
            <text:p>2.87159</text:p>
          </table:table-cell>
          <table:table-cell office:value-type="float" office:value="2.71448" calcext:value-type="float">
            <text:p>2.71448</text:p>
          </table:table-cell>
          <table:table-cell office:value-type="float" office:value="2.80335" calcext:value-type="float">
            <text:p>2.80335</text:p>
          </table:table-cell>
          <table:table-cell office:value-type="float" office:value="2.7178" calcext:value-type="float">
            <text:p>2.7178</text:p>
          </table:table-cell>
          <table:table-cell office:value-type="float" office:value="2.79995" calcext:value-type="float">
            <text:p>2.79995</text:p>
          </table:table-cell>
          <table:table-cell office:value-type="float" office:value="2.81858" calcext:value-type="float">
            <text:p>2.81858</text:p>
          </table:table-cell>
          <table:table-cell office:value-type="float" office:value="2.74937" calcext:value-type="float">
            <text:p>2.74937</text:p>
          </table:table-cell>
          <table:table-cell office:value-type="float" office:value="2.89163" calcext:value-type="float">
            <text:p>2.89163</text:p>
          </table:table-cell>
          <table:table-cell office:value-type="float" office:value="2.72758" calcext:value-type="float">
            <text:p>2.72758</text:p>
          </table:table-cell>
          <table:table-cell office:value-type="float" office:value="2.75185" calcext:value-type="float">
            <text:p>2.75185</text:p>
          </table:table-cell>
          <table:table-cell office:value-type="float" office:value="2.70862" calcext:value-type="float">
            <text:p>2.70862</text:p>
          </table:table-cell>
          <table:table-cell office:value-type="float" office:value="2.6663" calcext:value-type="float">
            <text:p>2.6663</text:p>
          </table:table-cell>
          <table:table-cell office:value-type="float" office:value="2.65992" calcext:value-type="float">
            <text:p>2.65992</text:p>
          </table:table-cell>
          <table:table-cell office:value-type="float" office:value="2.8337" calcext:value-type="float">
            <text:p>2.8337</text:p>
          </table:table-cell>
          <table:table-cell office:value-type="float" office:value="2.88183" calcext:value-type="float">
            <text:p>2.88183</text:p>
          </table:table-cell>
          <table:table-cell office:value-type="float" office:value="2.77599" calcext:value-type="float">
            <text:p>2.77599</text:p>
          </table:table-cell>
          <table:table-cell office:value-type="float" office:value="2.80488" calcext:value-type="float">
            <text:p>2.80488</text:p>
          </table:table-cell>
          <table:table-cell office:value-type="float" office:value="2.63406" calcext:value-type="float">
            <text:p>2.63406</text:p>
          </table:table-cell>
          <table:table-cell office:value-type="float" office:value="2.20936" calcext:value-type="float">
            <text:p>2.20936</text:p>
          </table:table-cell>
          <table:table-cell office:value-type="float" office:value="2.20985" calcext:value-type="float">
            <text:p>2.20985</text:p>
          </table:table-cell>
          <table:table-cell office:value-type="float" office:value="2.75171" calcext:value-type="float">
            <text:p>2.75171</text:p>
          </table:table-cell>
          <table:table-cell office:value-type="float" office:value="2.33489" calcext:value-type="float">
            <text:p>2.33489</text:p>
          </table:table-cell>
          <table:table-cell office:value-type="float" office:value="2.30576" calcext:value-type="float">
            <text:p>2.30576</text:p>
          </table:table-cell>
          <table:table-cell office:value-type="float" office:value="2.76853" calcext:value-type="float">
            <text:p>2.76853</text:p>
          </table:table-cell>
          <table:table-cell office:value-type="float" office:value="2.94666" calcext:value-type="float">
            <text:p>2.94666</text:p>
          </table:table-cell>
          <table:table-cell office:value-type="float" office:value="2.82231" calcext:value-type="float">
            <text:p>2.82231</text:p>
          </table:table-cell>
          <table:table-cell office:value-type="float" office:value="2.55576" calcext:value-type="float">
            <text:p>2.55576</text:p>
          </table:table-cell>
          <table:table-cell office:value-type="float" office:value="2.68067" calcext:value-type="float">
            <text:p>2.68067</text:p>
          </table:table-cell>
          <table:table-cell office:value-type="float" office:value="2.86786" calcext:value-type="float">
            <text:p>2.86786</text:p>
          </table:table-cell>
          <table:table-cell office:value-type="float" office:value="2.98435" calcext:value-type="float">
            <text:p>2.98435</text:p>
          </table:table-cell>
          <table:table-cell office:value-type="float" office:value="2.86722" calcext:value-type="float">
            <text:p>2.86722</text:p>
          </table:table-cell>
          <table:table-cell office:value-type="float" office:value="2.72523" calcext:value-type="float">
            <text:p>2.72523</text:p>
          </table:table-cell>
          <table:table-cell office:value-type="float" office:value="2.69678" calcext:value-type="float">
            <text:p>2.69678</text:p>
          </table:table-cell>
          <table:table-cell office:value-type="float" office:value="2.84971" calcext:value-type="float">
            <text:p>2.84971</text:p>
          </table:table-cell>
          <table:table-cell office:value-type="float" office:value="2.2461" calcext:value-type="float">
            <text:p>2.2461</text:p>
          </table:table-cell>
          <table:table-cell office:value-type="float" office:value="2.13814" calcext:value-type="float">
            <text:p>2.13814</text:p>
          </table:table-cell>
          <table:table-cell table:number-columns-repeated="4"/>
          <table:table-cell table:formula="of:=AVERAGE([.B39:.BI39])" office:value-type="float" office:value="2.71299916666667" calcext:value-type="float">
            <text:p>2.7129991667</text:p>
          </table:table-cell>
          <table:table-cell table:formula="of:=STDEV([.B39:.BI39])/2" office:value-type="float" office:value="0.0951697659728756" calcext:value-type="float">
            <text:p>0.0951697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31662" calcext:value-type="float">
            <text:p>2.31662</text:p>
          </table:table-cell>
          <table:table-cell office:value-type="float" office:value="2.75663" calcext:value-type="float">
            <text:p>2.75663</text:p>
          </table:table-cell>
          <table:table-cell office:value-type="float" office:value="3.03325" calcext:value-type="float">
            <text:p>3.03325</text:p>
          </table:table-cell>
          <table:table-cell office:value-type="float" office:value="2.80275" calcext:value-type="float">
            <text:p>2.80275</text:p>
          </table:table-cell>
          <table:table-cell office:value-type="float" office:value="2.70081" calcext:value-type="float">
            <text:p>2.70081</text:p>
          </table:table-cell>
          <table:table-cell office:value-type="float" office:value="2.73286" calcext:value-type="float">
            <text:p>2.73286</text:p>
          </table:table-cell>
          <table:table-cell office:value-type="float" office:value="2.5286" calcext:value-type="float">
            <text:p>2.5286</text:p>
          </table:table-cell>
          <table:table-cell office:value-type="float" office:value="2.69632" calcext:value-type="float">
            <text:p>2.69632</text:p>
          </table:table-cell>
          <table:table-cell office:value-type="float" office:value="2.82267" calcext:value-type="float">
            <text:p>2.82267</text:p>
          </table:table-cell>
          <table:table-cell office:value-type="float" office:value="2.84509" calcext:value-type="float">
            <text:p>2.84509</text:p>
          </table:table-cell>
          <table:table-cell office:value-type="float" office:value="2.6317" calcext:value-type="float">
            <text:p>2.6317</text:p>
          </table:table-cell>
          <table:table-cell office:value-type="float" office:value="2.6879" calcext:value-type="float">
            <text:p>2.6879</text:p>
          </table:table-cell>
          <table:table-cell office:value-type="float" office:value="2.78721" calcext:value-type="float">
            <text:p>2.78721</text:p>
          </table:table-cell>
          <table:table-cell office:value-type="float" office:value="2.73453" calcext:value-type="float">
            <text:p>2.73453</text:p>
          </table:table-cell>
          <table:table-cell office:value-type="float" office:value="2.8291" calcext:value-type="float">
            <text:p>2.8291</text:p>
          </table:table-cell>
          <table:table-cell office:value-type="float" office:value="2.65595" calcext:value-type="float">
            <text:p>2.65595</text:p>
          </table:table-cell>
          <table:table-cell office:value-type="float" office:value="2.7766" calcext:value-type="float">
            <text:p>2.7766</text:p>
          </table:table-cell>
          <table:table-cell office:value-type="float" office:value="2.7907" calcext:value-type="float">
            <text:p>2.7907</text:p>
          </table:table-cell>
          <table:table-cell office:value-type="float" office:value="2.7349" calcext:value-type="float">
            <text:p>2.7349</text:p>
          </table:table-cell>
          <table:table-cell office:value-type="float" office:value="2.78875" calcext:value-type="float">
            <text:p>2.78875</text:p>
          </table:table-cell>
          <table:table-cell office:value-type="float" office:value="2.60987" calcext:value-type="float">
            <text:p>2.60987</text:p>
          </table:table-cell>
          <table:table-cell office:value-type="float" office:value="2.70623" calcext:value-type="float">
            <text:p>2.70623</text:p>
          </table:table-cell>
          <table:table-cell office:value-type="float" office:value="2.91808" calcext:value-type="float">
            <text:p>2.91808</text:p>
          </table:table-cell>
          <table:table-cell office:value-type="float" office:value="2.88364" calcext:value-type="float">
            <text:p>2.88364</text:p>
          </table:table-cell>
          <table:table-cell office:value-type="float" office:value="2.69108" calcext:value-type="float">
            <text:p>2.69108</text:p>
          </table:table-cell>
          <table:table-cell office:value-type="float" office:value="2.65961" calcext:value-type="float">
            <text:p>2.65961</text:p>
          </table:table-cell>
          <table:table-cell office:value-type="float" office:value="3.02914" calcext:value-type="float">
            <text:p>3.02914</text:p>
          </table:table-cell>
          <table:table-cell office:value-type="float" office:value="2.19725" calcext:value-type="float">
            <text:p>2.19725</text:p>
          </table:table-cell>
          <table:table-cell office:value-type="float" office:value="2.27026" calcext:value-type="float">
            <text:p>2.27026</text:p>
          </table:table-cell>
          <table:table-cell office:value-type="float" office:value="2.87371" calcext:value-type="float">
            <text:p>2.87371</text:p>
          </table:table-cell>
          <table:table-cell office:value-type="float" office:value="2.78447" calcext:value-type="float">
            <text:p>2.78447</text:p>
          </table:table-cell>
          <table:table-cell office:value-type="float" office:value="2.76305" calcext:value-type="float">
            <text:p>2.76305</text:p>
          </table:table-cell>
          <table:table-cell office:value-type="float" office:value="2.72922" calcext:value-type="float">
            <text:p>2.72922</text:p>
          </table:table-cell>
          <table:table-cell office:value-type="float" office:value="2.2349" calcext:value-type="float">
            <text:p>2.2349</text:p>
          </table:table-cell>
          <table:table-cell office:value-type="float" office:value="2.65016" calcext:value-type="float">
            <text:p>2.65016</text:p>
          </table:table-cell>
          <table:table-cell office:value-type="float" office:value="2.78109" calcext:value-type="float">
            <text:p>2.78109</text:p>
          </table:table-cell>
          <table:table-cell office:value-type="float" office:value="2.2245" calcext:value-type="float">
            <text:p>2.2245</text:p>
          </table:table-cell>
          <table:table-cell office:value-type="float" office:value="2.6711" calcext:value-type="float">
            <text:p>2.6711</text:p>
          </table:table-cell>
          <table:table-cell office:value-type="float" office:value="2.92206" calcext:value-type="float">
            <text:p>2.92206</text:p>
          </table:table-cell>
          <table:table-cell office:value-type="float" office:value="2.82165" calcext:value-type="float">
            <text:p>2.82165</text:p>
          </table:table-cell>
          <table:table-cell office:value-type="float" office:value="2.5623" calcext:value-type="float">
            <text:p>2.5623</text:p>
          </table:table-cell>
          <table:table-cell office:value-type="float" office:value="2.80688" calcext:value-type="float">
            <text:p>2.80688</text:p>
          </table:table-cell>
          <table:table-cell office:value-type="float" office:value="2.66595" calcext:value-type="float">
            <text:p>2.66595</text:p>
          </table:table-cell>
          <table:table-cell office:value-type="float" office:value="2.67301" calcext:value-type="float">
            <text:p>2.67301</text:p>
          </table:table-cell>
          <table:table-cell office:value-type="float" office:value="2.82297" calcext:value-type="float">
            <text:p>2.82297</text:p>
          </table:table-cell>
          <table:table-cell office:value-type="float" office:value="2.74074" calcext:value-type="float">
            <text:p>2.74074</text:p>
          </table:table-cell>
          <table:table-cell office:value-type="float" office:value="2.90589" calcext:value-type="float">
            <text:p>2.90589</text:p>
          </table:table-cell>
          <table:table-cell office:value-type="float" office:value="2.77628" calcext:value-type="float">
            <text:p>2.77628</text:p>
          </table:table-cell>
          <table:table-cell office:value-type="float" office:value="2.52695" calcext:value-type="float">
            <text:p>2.52695</text:p>
          </table:table-cell>
          <table:table-cell office:value-type="float" office:value="2.674" calcext:value-type="float">
            <text:p>2.674</text:p>
          </table:table-cell>
          <table:table-cell office:value-type="float" office:value="2.87499" calcext:value-type="float">
            <text:p>2.87499</text:p>
          </table:table-cell>
          <table:table-cell office:value-type="float" office:value="2.7473" calcext:value-type="float">
            <text:p>2.7473</text:p>
          </table:table-cell>
          <table:table-cell office:value-type="float" office:value="2.60209" calcext:value-type="float">
            <text:p>2.60209</text:p>
          </table:table-cell>
          <table:table-cell office:value-type="float" office:value="2.57465" calcext:value-type="float">
            <text:p>2.57465</text:p>
          </table:table-cell>
          <table:table-cell office:value-type="float" office:value="2.67829" calcext:value-type="float">
            <text:p>2.67829</text:p>
          </table:table-cell>
          <table:table-cell office:value-type="float" office:value="2.59919" calcext:value-type="float">
            <text:p>2.59919</text:p>
          </table:table-cell>
          <table:table-cell office:value-type="float" office:value="2.68375" calcext:value-type="float">
            <text:p>2.68375</text:p>
          </table:table-cell>
          <table:table-cell office:value-type="float" office:value="2.80458" calcext:value-type="float">
            <text:p>2.80458</text:p>
          </table:table-cell>
          <table:table-cell office:value-type="float" office:value="2.56037" calcext:value-type="float">
            <text:p>2.56037</text:p>
          </table:table-cell>
          <table:table-cell office:value-type="float" office:value="2.56563" calcext:value-type="float">
            <text:p>2.56563</text:p>
          </table:table-cell>
          <table:table-cell table:number-columns-repeated="4"/>
          <table:table-cell table:formula="of:=AVERAGE([.B40:.BI40])" office:value-type="float" office:value="2.69866366666667" calcext:value-type="float">
            <text:p>2.6986636667</text:p>
          </table:table-cell>
          <table:table-cell table:formula="of:=STDEV([.B40:.BI40])/2" office:value-type="float" office:value="0.0881683687850072" calcext:value-type="float">
            <text:p>0.08816836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5945" calcext:value-type="float">
            <text:p>2.5945</text:p>
          </table:table-cell>
          <table:table-cell office:value-type="float" office:value="2.77316" calcext:value-type="float">
            <text:p>2.77316</text:p>
          </table:table-cell>
          <table:table-cell office:value-type="float" office:value="2.58532" calcext:value-type="float">
            <text:p>2.58532</text:p>
          </table:table-cell>
          <table:table-cell office:value-type="float" office:value="2.59281" calcext:value-type="float">
            <text:p>2.59281</text:p>
          </table:table-cell>
          <table:table-cell office:value-type="float" office:value="2.81423" calcext:value-type="float">
            <text:p>2.81423</text:p>
          </table:table-cell>
          <table:table-cell office:value-type="float" office:value="2.73592" calcext:value-type="float">
            <text:p>2.73592</text:p>
          </table:table-cell>
          <table:table-cell office:value-type="float" office:value="2.70914" calcext:value-type="float">
            <text:p>2.70914</text:p>
          </table:table-cell>
          <table:table-cell office:value-type="float" office:value="2.2376" calcext:value-type="float">
            <text:p>2.2376</text:p>
          </table:table-cell>
          <table:table-cell office:value-type="float" office:value="2.90915" calcext:value-type="float">
            <text:p>2.90915</text:p>
          </table:table-cell>
          <table:table-cell office:value-type="float" office:value="2.67696" calcext:value-type="float">
            <text:p>2.67696</text:p>
          </table:table-cell>
          <table:table-cell office:value-type="float" office:value="2.78109" calcext:value-type="float">
            <text:p>2.78109</text:p>
          </table:table-cell>
          <table:table-cell office:value-type="float" office:value="2.606" calcext:value-type="float">
            <text:p>2.606</text:p>
          </table:table-cell>
          <table:table-cell office:value-type="float" office:value="2.83206" calcext:value-type="float">
            <text:p>2.83206</text:p>
          </table:table-cell>
          <table:table-cell office:value-type="float" office:value="2.77815" calcext:value-type="float">
            <text:p>2.77815</text:p>
          </table:table-cell>
          <table:table-cell office:value-type="float" office:value="2.86887" calcext:value-type="float">
            <text:p>2.86887</text:p>
          </table:table-cell>
          <table:table-cell office:value-type="float" office:value="2.80733" calcext:value-type="float">
            <text:p>2.80733</text:p>
          </table:table-cell>
          <table:table-cell office:value-type="float" office:value="2.78519" calcext:value-type="float">
            <text:p>2.78519</text:p>
          </table:table-cell>
          <table:table-cell office:value-type="float" office:value="2.72884" calcext:value-type="float">
            <text:p>2.72884</text:p>
          </table:table-cell>
          <table:table-cell office:value-type="float" office:value="2.57846" calcext:value-type="float">
            <text:p>2.57846</text:p>
          </table:table-cell>
          <table:table-cell office:value-type="float" office:value="2.69718" calcext:value-type="float">
            <text:p>2.69718</text:p>
          </table:table-cell>
          <table:table-cell office:value-type="float" office:value="2.74988" calcext:value-type="float">
            <text:p>2.74988</text:p>
          </table:table-cell>
          <table:table-cell office:value-type="float" office:value="2.68564" calcext:value-type="float">
            <text:p>2.68564</text:p>
          </table:table-cell>
          <table:table-cell office:value-type="float" office:value="2.88181" calcext:value-type="float">
            <text:p>2.88181</text:p>
          </table:table-cell>
          <table:table-cell office:value-type="float" office:value="2.27293" calcext:value-type="float">
            <text:p>2.27293</text:p>
          </table:table-cell>
          <table:table-cell office:value-type="float" office:value="2.77976" calcext:value-type="float">
            <text:p>2.77976</text:p>
          </table:table-cell>
          <table:table-cell office:value-type="float" office:value="2.88786" calcext:value-type="float">
            <text:p>2.88786</text:p>
          </table:table-cell>
          <table:table-cell office:value-type="float" office:value="2.60171" calcext:value-type="float">
            <text:p>2.60171</text:p>
          </table:table-cell>
          <table:table-cell office:value-type="float" office:value="2.80062" calcext:value-type="float">
            <text:p>2.80062</text:p>
          </table:table-cell>
          <table:table-cell office:value-type="float" office:value="2.57116" calcext:value-type="float">
            <text:p>2.57116</text:p>
          </table:table-cell>
          <table:table-cell office:value-type="float" office:value="2.76252" calcext:value-type="float">
            <text:p>2.76252</text:p>
          </table:table-cell>
          <table:table-cell office:value-type="float" office:value="2.72555" calcext:value-type="float">
            <text:p>2.72555</text:p>
          </table:table-cell>
          <table:table-cell office:value-type="float" office:value="2.1499" calcext:value-type="float">
            <text:p>2.1499</text:p>
          </table:table-cell>
          <table:table-cell office:value-type="float" office:value="2.91085" calcext:value-type="float">
            <text:p>2.91085</text:p>
          </table:table-cell>
          <table:table-cell office:value-type="float" office:value="2.84553" calcext:value-type="float">
            <text:p>2.84553</text:p>
          </table:table-cell>
          <table:table-cell office:value-type="float" office:value="2.80913" calcext:value-type="float">
            <text:p>2.80913</text:p>
          </table:table-cell>
          <table:table-cell office:value-type="float" office:value="2.81084" calcext:value-type="float">
            <text:p>2.81084</text:p>
          </table:table-cell>
          <table:table-cell office:value-type="float" office:value="2.85936" calcext:value-type="float">
            <text:p>2.85936</text:p>
          </table:table-cell>
          <table:table-cell office:value-type="float" office:value="2.72895" calcext:value-type="float">
            <text:p>2.72895</text:p>
          </table:table-cell>
          <table:table-cell office:value-type="float" office:value="2.77717" calcext:value-type="float">
            <text:p>2.77717</text:p>
          </table:table-cell>
          <table:table-cell office:value-type="float" office:value="2.75666" calcext:value-type="float">
            <text:p>2.75666</text:p>
          </table:table-cell>
          <table:table-cell office:value-type="float" office:value="2.64983" calcext:value-type="float">
            <text:p>2.64983</text:p>
          </table:table-cell>
          <table:table-cell office:value-type="float" office:value="2.73948" calcext:value-type="float">
            <text:p>2.73948</text:p>
          </table:table-cell>
          <table:table-cell office:value-type="float" office:value="2.88415" calcext:value-type="float">
            <text:p>2.88415</text:p>
          </table:table-cell>
          <table:table-cell office:value-type="float" office:value="2.79072" calcext:value-type="float">
            <text:p>2.79072</text:p>
          </table:table-cell>
          <table:table-cell office:value-type="float" office:value="2.77327" calcext:value-type="float">
            <text:p>2.77327</text:p>
          </table:table-cell>
          <table:table-cell office:value-type="float" office:value="2.79586" calcext:value-type="float">
            <text:p>2.79586</text:p>
          </table:table-cell>
          <table:table-cell office:value-type="float" office:value="2.71822" calcext:value-type="float">
            <text:p>2.71822</text:p>
          </table:table-cell>
          <table:table-cell office:value-type="float" office:value="2.77798" calcext:value-type="float">
            <text:p>2.77798</text:p>
          </table:table-cell>
          <table:table-cell office:value-type="float" office:value="2.59108" calcext:value-type="float">
            <text:p>2.59108</text:p>
          </table:table-cell>
          <table:table-cell office:value-type="float" office:value="2.72159" calcext:value-type="float">
            <text:p>2.72159</text:p>
          </table:table-cell>
          <table:table-cell office:value-type="float" office:value="2.79633" calcext:value-type="float">
            <text:p>2.79633</text:p>
          </table:table-cell>
          <table:table-cell office:value-type="float" office:value="2.81104" calcext:value-type="float">
            <text:p>2.81104</text:p>
          </table:table-cell>
          <table:table-cell office:value-type="float" office:value="2.82572" calcext:value-type="float">
            <text:p>2.82572</text:p>
          </table:table-cell>
          <table:table-cell office:value-type="float" office:value="2.77621" calcext:value-type="float">
            <text:p>2.77621</text:p>
          </table:table-cell>
          <table:table-cell office:value-type="float" office:value="2.73796" calcext:value-type="float">
            <text:p>2.73796</text:p>
          </table:table-cell>
          <table:table-cell office:value-type="float" office:value="2.80135" calcext:value-type="float">
            <text:p>2.80135</text:p>
          </table:table-cell>
          <table:table-cell office:value-type="float" office:value="2.61064" calcext:value-type="float">
            <text:p>2.61064</text:p>
          </table:table-cell>
          <table:table-cell office:value-type="float" office:value="2.82742" calcext:value-type="float">
            <text:p>2.82742</text:p>
          </table:table-cell>
          <table:table-cell office:value-type="float" office:value="2.57764" calcext:value-type="float">
            <text:p>2.57764</text:p>
          </table:table-cell>
          <table:table-cell office:value-type="float" office:value="2.1378" calcext:value-type="float">
            <text:p>2.1378</text:p>
          </table:table-cell>
          <table:table-cell table:number-columns-repeated="4"/>
          <table:table-cell table:formula="of:=AVERAGE([.B41:.BI41])" office:value-type="float" office:value="2.71340133333333" calcext:value-type="float">
            <text:p>2.7134013333</text:p>
          </table:table-cell>
          <table:table-cell table:formula="of:=STDEV([.B41:.BI41])/2" office:value-type="float" office:value="0.0829288149174689" calcext:value-type="float">
            <text:p>0.08292881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6897" calcext:value-type="float">
            <text:p>2.6897</text:p>
          </table:table-cell>
          <table:table-cell office:value-type="float" office:value="2.60706" calcext:value-type="float">
            <text:p>2.60706</text:p>
          </table:table-cell>
          <table:table-cell office:value-type="float" office:value="2.74035" calcext:value-type="float">
            <text:p>2.74035</text:p>
          </table:table-cell>
          <table:table-cell office:value-type="float" office:value="2.7678" calcext:value-type="float">
            <text:p>2.7678</text:p>
          </table:table-cell>
          <table:table-cell office:value-type="float" office:value="2.84736" calcext:value-type="float">
            <text:p>2.84736</text:p>
          </table:table-cell>
          <table:table-cell office:value-type="float" office:value="2.74424" calcext:value-type="float">
            <text:p>2.74424</text:p>
          </table:table-cell>
          <table:table-cell office:value-type="float" office:value="2.72658" calcext:value-type="float">
            <text:p>2.72658</text:p>
          </table:table-cell>
          <table:table-cell office:value-type="float" office:value="2.74337" calcext:value-type="float">
            <text:p>2.74337</text:p>
          </table:table-cell>
          <table:table-cell office:value-type="float" office:value="2.29106" calcext:value-type="float">
            <text:p>2.29106</text:p>
          </table:table-cell>
          <table:table-cell office:value-type="float" office:value="2.14897" calcext:value-type="float">
            <text:p>2.14897</text:p>
          </table:table-cell>
          <table:table-cell office:value-type="float" office:value="2.12603" calcext:value-type="float">
            <text:p>2.12603</text:p>
          </table:table-cell>
          <table:table-cell office:value-type="float" office:value="2.77432" calcext:value-type="float">
            <text:p>2.77432</text:p>
          </table:table-cell>
          <table:table-cell office:value-type="float" office:value="2.87366" calcext:value-type="float">
            <text:p>2.87366</text:p>
          </table:table-cell>
          <table:table-cell office:value-type="float" office:value="2.60748" calcext:value-type="float">
            <text:p>2.60748</text:p>
          </table:table-cell>
          <table:table-cell office:value-type="float" office:value="2.6907" calcext:value-type="float">
            <text:p>2.6907</text:p>
          </table:table-cell>
          <table:table-cell office:value-type="float" office:value="2.68275" calcext:value-type="float">
            <text:p>2.68275</text:p>
          </table:table-cell>
          <table:table-cell office:value-type="float" office:value="2.78918" calcext:value-type="float">
            <text:p>2.78918</text:p>
          </table:table-cell>
          <table:table-cell office:value-type="float" office:value="2.72087" calcext:value-type="float">
            <text:p>2.72087</text:p>
          </table:table-cell>
          <table:table-cell office:value-type="float" office:value="2.60312" calcext:value-type="float">
            <text:p>2.60312</text:p>
          </table:table-cell>
          <table:table-cell office:value-type="float" office:value="2.56023" calcext:value-type="float">
            <text:p>2.56023</text:p>
          </table:table-cell>
          <table:table-cell office:value-type="float" office:value="2.71883" calcext:value-type="float">
            <text:p>2.71883</text:p>
          </table:table-cell>
          <table:table-cell office:value-type="float" office:value="2.64601" calcext:value-type="float">
            <text:p>2.64601</text:p>
          </table:table-cell>
          <table:table-cell office:value-type="float" office:value="2.71388" calcext:value-type="float">
            <text:p>2.71388</text:p>
          </table:table-cell>
          <table:table-cell office:value-type="float" office:value="2.85485" calcext:value-type="float">
            <text:p>2.85485</text:p>
          </table:table-cell>
          <table:table-cell office:value-type="float" office:value="2.22313" calcext:value-type="float">
            <text:p>2.22313</text:p>
          </table:table-cell>
          <table:table-cell office:value-type="float" office:value="2.80801" calcext:value-type="float">
            <text:p>2.80801</text:p>
          </table:table-cell>
          <table:table-cell office:value-type="float" office:value="2.69317" calcext:value-type="float">
            <text:p>2.69317</text:p>
          </table:table-cell>
          <table:table-cell office:value-type="float" office:value="2.65229" calcext:value-type="float">
            <text:p>2.65229</text:p>
          </table:table-cell>
          <table:table-cell office:value-type="float" office:value="2.64522" calcext:value-type="float">
            <text:p>2.64522</text:p>
          </table:table-cell>
          <table:table-cell office:value-type="float" office:value="2.1785" calcext:value-type="float">
            <text:p>2.1785</text:p>
          </table:table-cell>
          <table:table-cell office:value-type="float" office:value="2.23255" calcext:value-type="float">
            <text:p>2.23255</text:p>
          </table:table-cell>
          <table:table-cell office:value-type="float" office:value="2.72694" calcext:value-type="float">
            <text:p>2.72694</text:p>
          </table:table-cell>
          <table:table-cell office:value-type="float" office:value="2.78691" calcext:value-type="float">
            <text:p>2.78691</text:p>
          </table:table-cell>
          <table:table-cell office:value-type="float" office:value="2.82842" calcext:value-type="float">
            <text:p>2.82842</text:p>
          </table:table-cell>
          <table:table-cell office:value-type="float" office:value="2.80878" calcext:value-type="float">
            <text:p>2.80878</text:p>
          </table:table-cell>
          <table:table-cell office:value-type="float" office:value="2.80141" calcext:value-type="float">
            <text:p>2.80141</text:p>
          </table:table-cell>
          <table:table-cell office:value-type="float" office:value="2.74401" calcext:value-type="float">
            <text:p>2.74401</text:p>
          </table:table-cell>
          <table:table-cell office:value-type="float" office:value="2.94498" calcext:value-type="float">
            <text:p>2.94498</text:p>
          </table:table-cell>
          <table:table-cell office:value-type="float" office:value="2.87916" calcext:value-type="float">
            <text:p>2.87916</text:p>
          </table:table-cell>
          <table:table-cell office:value-type="float" office:value="2.72631" calcext:value-type="float">
            <text:p>2.72631</text:p>
          </table:table-cell>
          <table:table-cell office:value-type="float" office:value="2.20178" calcext:value-type="float">
            <text:p>2.20178</text:p>
          </table:table-cell>
          <table:table-cell office:value-type="float" office:value="2.57297" calcext:value-type="float">
            <text:p>2.57297</text:p>
          </table:table-cell>
          <table:table-cell office:value-type="float" office:value="2.82461" calcext:value-type="float">
            <text:p>2.82461</text:p>
          </table:table-cell>
          <table:table-cell office:value-type="float" office:value="2.77759" calcext:value-type="float">
            <text:p>2.77759</text:p>
          </table:table-cell>
          <table:table-cell office:value-type="float" office:value="2.63915" calcext:value-type="float">
            <text:p>2.63915</text:p>
          </table:table-cell>
          <table:table-cell office:value-type="float" office:value="2.77447" calcext:value-type="float">
            <text:p>2.77447</text:p>
          </table:table-cell>
          <table:table-cell office:value-type="float" office:value="2.67641" calcext:value-type="float">
            <text:p>2.67641</text:p>
          </table:table-cell>
          <table:table-cell office:value-type="float" office:value="2.65521" calcext:value-type="float">
            <text:p>2.65521</text:p>
          </table:table-cell>
          <table:table-cell office:value-type="float" office:value="2.75718" calcext:value-type="float">
            <text:p>2.75718</text:p>
          </table:table-cell>
          <table:table-cell office:value-type="float" office:value="2.69155" calcext:value-type="float">
            <text:p>2.69155</text:p>
          </table:table-cell>
          <table:table-cell office:value-type="float" office:value="2.86613" calcext:value-type="float">
            <text:p>2.86613</text:p>
          </table:table-cell>
          <table:table-cell office:value-type="float" office:value="2.78424" calcext:value-type="float">
            <text:p>2.78424</text:p>
          </table:table-cell>
          <table:table-cell office:value-type="float" office:value="2.55608" calcext:value-type="float">
            <text:p>2.55608</text:p>
          </table:table-cell>
          <table:table-cell office:value-type="float" office:value="2.83971" calcext:value-type="float">
            <text:p>2.83971</text:p>
          </table:table-cell>
          <table:table-cell office:value-type="float" office:value="2.58173" calcext:value-type="float">
            <text:p>2.58173</text:p>
          </table:table-cell>
          <table:table-cell office:value-type="float" office:value="2.5955" calcext:value-type="float">
            <text:p>2.5955</text:p>
          </table:table-cell>
          <table:table-cell office:value-type="float" office:value="2.84484" calcext:value-type="float">
            <text:p>2.84484</text:p>
          </table:table-cell>
          <table:table-cell office:value-type="float" office:value="2.58727" calcext:value-type="float">
            <text:p>2.58727</text:p>
          </table:table-cell>
          <table:table-cell office:value-type="float" office:value="2.8372" calcext:value-type="float">
            <text:p>2.8372</text:p>
          </table:table-cell>
          <table:table-cell office:value-type="float" office:value="2.1877" calcext:value-type="float">
            <text:p>2.1877</text:p>
          </table:table-cell>
          <table:table-cell table:number-columns-repeated="4"/>
          <table:table-cell table:formula="of:=AVERAGE([.B42:.BI42])" office:value-type="float" office:value="2.65999183333333" calcext:value-type="float">
            <text:p>2.6599918333</text:p>
          </table:table-cell>
          <table:table-cell table:formula="of:=STDEV([.B42:.BI42])/2" office:value-type="float" office:value="0.101831260299308" calcext:value-type="float">
            <text:p>0.10183126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28905" calcext:value-type="float">
            <text:p>2.28905</text:p>
          </table:table-cell>
          <table:table-cell office:value-type="float" office:value="2.77288" calcext:value-type="float">
            <text:p>2.77288</text:p>
          </table:table-cell>
          <table:table-cell office:value-type="float" office:value="2.73164" calcext:value-type="float">
            <text:p>2.73164</text:p>
          </table:table-cell>
          <table:table-cell office:value-type="float" office:value="2.79037" calcext:value-type="float">
            <text:p>2.79037</text:p>
          </table:table-cell>
          <table:table-cell office:value-type="float" office:value="2.87689" calcext:value-type="float">
            <text:p>2.87689</text:p>
          </table:table-cell>
          <table:table-cell office:value-type="float" office:value="2.40061" calcext:value-type="float">
            <text:p>2.40061</text:p>
          </table:table-cell>
          <table:table-cell office:value-type="float" office:value="2.28504" calcext:value-type="float">
            <text:p>2.28504</text:p>
          </table:table-cell>
          <table:table-cell office:value-type="float" office:value="2.28799" calcext:value-type="float">
            <text:p>2.28799</text:p>
          </table:table-cell>
          <table:table-cell office:value-type="float" office:value="2.73733" calcext:value-type="float">
            <text:p>2.73733</text:p>
          </table:table-cell>
          <table:table-cell office:value-type="float" office:value="2.23026" calcext:value-type="float">
            <text:p>2.23026</text:p>
          </table:table-cell>
          <table:table-cell office:value-type="float" office:value="2.99651" calcext:value-type="float">
            <text:p>2.99651</text:p>
          </table:table-cell>
          <table:table-cell office:value-type="float" office:value="2.31674" calcext:value-type="float">
            <text:p>2.31674</text:p>
          </table:table-cell>
          <table:table-cell office:value-type="float" office:value="2.81492" calcext:value-type="float">
            <text:p>2.81492</text:p>
          </table:table-cell>
          <table:table-cell office:value-type="float" office:value="2.28172" calcext:value-type="float">
            <text:p>2.28172</text:p>
          </table:table-cell>
          <table:table-cell office:value-type="float" office:value="2.63865" calcext:value-type="float">
            <text:p>2.63865</text:p>
          </table:table-cell>
          <table:table-cell office:value-type="float" office:value="2.29878" calcext:value-type="float">
            <text:p>2.29878</text:p>
          </table:table-cell>
          <table:table-cell office:value-type="float" office:value="2.77867" calcext:value-type="float">
            <text:p>2.77867</text:p>
          </table:table-cell>
          <table:table-cell office:value-type="float" office:value="2.2706" calcext:value-type="float">
            <text:p>2.2706</text:p>
          </table:table-cell>
          <table:table-cell office:value-type="float" office:value="2.17166" calcext:value-type="float">
            <text:p>2.17166</text:p>
          </table:table-cell>
          <table:table-cell office:value-type="float" office:value="2.17362" calcext:value-type="float">
            <text:p>2.17362</text:p>
          </table:table-cell>
          <table:table-cell office:value-type="float" office:value="1.97785" calcext:value-type="float">
            <text:p>1.97785</text:p>
          </table:table-cell>
          <table:table-cell office:value-type="float" office:value="2.73983" calcext:value-type="float">
            <text:p>2.73983</text:p>
          </table:table-cell>
          <table:table-cell office:value-type="float" office:value="2.87709" calcext:value-type="float">
            <text:p>2.87709</text:p>
          </table:table-cell>
          <table:table-cell office:value-type="float" office:value="2.24933" calcext:value-type="float">
            <text:p>2.24933</text:p>
          </table:table-cell>
          <table:table-cell office:value-type="float" office:value="2.25162" calcext:value-type="float">
            <text:p>2.25162</text:p>
          </table:table-cell>
          <table:table-cell office:value-type="float" office:value="2.17914" calcext:value-type="float">
            <text:p>2.17914</text:p>
          </table:table-cell>
          <table:table-cell office:value-type="float" office:value="2.69201" calcext:value-type="float">
            <text:p>2.69201</text:p>
          </table:table-cell>
          <table:table-cell office:value-type="float" office:value="2.20528" calcext:value-type="float">
            <text:p>2.20528</text:p>
          </table:table-cell>
          <table:table-cell office:value-type="float" office:value="2.29587" calcext:value-type="float">
            <text:p>2.29587</text:p>
          </table:table-cell>
          <table:table-cell office:value-type="float" office:value="2.9363" calcext:value-type="float">
            <text:p>2.9363</text:p>
          </table:table-cell>
          <table:table-cell office:value-type="float" office:value="2.78599" calcext:value-type="float">
            <text:p>2.78599</text:p>
          </table:table-cell>
          <table:table-cell office:value-type="float" office:value="2.32378" calcext:value-type="float">
            <text:p>2.32378</text:p>
          </table:table-cell>
          <table:table-cell office:value-type="float" office:value="2.27639" calcext:value-type="float">
            <text:p>2.27639</text:p>
          </table:table-cell>
          <table:table-cell office:value-type="float" office:value="2.27646" calcext:value-type="float">
            <text:p>2.27646</text:p>
          </table:table-cell>
          <table:table-cell office:value-type="float" office:value="2.58614" calcext:value-type="float">
            <text:p>2.58614</text:p>
          </table:table-cell>
          <table:table-cell office:value-type="float" office:value="2.0509" calcext:value-type="float">
            <text:p>2.0509</text:p>
          </table:table-cell>
          <table:table-cell office:value-type="float" office:value="2.37053" calcext:value-type="float">
            <text:p>2.37053</text:p>
          </table:table-cell>
          <table:table-cell office:value-type="float" office:value="2.30741" calcext:value-type="float">
            <text:p>2.30741</text:p>
          </table:table-cell>
          <table:table-cell office:value-type="float" office:value="2.27471" calcext:value-type="float">
            <text:p>2.27471</text:p>
          </table:table-cell>
          <table:table-cell office:value-type="float" office:value="2.78672" calcext:value-type="float">
            <text:p>2.78672</text:p>
          </table:table-cell>
          <table:table-cell office:value-type="float" office:value="2.21148" calcext:value-type="float">
            <text:p>2.21148</text:p>
          </table:table-cell>
          <table:table-cell office:value-type="float" office:value="2.68192" calcext:value-type="float">
            <text:p>2.68192</text:p>
          </table:table-cell>
          <table:table-cell office:value-type="float" office:value="2.95148" calcext:value-type="float">
            <text:p>2.95148</text:p>
          </table:table-cell>
          <table:table-cell office:value-type="float" office:value="2.77533" calcext:value-type="float">
            <text:p>2.77533</text:p>
          </table:table-cell>
          <table:table-cell office:value-type="float" office:value="2.69917" calcext:value-type="float">
            <text:p>2.69917</text:p>
          </table:table-cell>
          <table:table-cell office:value-type="float" office:value="2.79061" calcext:value-type="float">
            <text:p>2.79061</text:p>
          </table:table-cell>
          <table:table-cell office:value-type="float" office:value="2.30155" calcext:value-type="float">
            <text:p>2.30155</text:p>
          </table:table-cell>
          <table:table-cell office:value-type="float" office:value="2.3075" calcext:value-type="float">
            <text:p>2.3075</text:p>
          </table:table-cell>
          <table:table-cell office:value-type="float" office:value="2.99563" calcext:value-type="float">
            <text:p>2.99563</text:p>
          </table:table-cell>
          <table:table-cell office:value-type="float" office:value="2.30332" calcext:value-type="float">
            <text:p>2.30332</text:p>
          </table:table-cell>
          <table:table-cell office:value-type="float" office:value="2.62899" calcext:value-type="float">
            <text:p>2.62899</text:p>
          </table:table-cell>
          <table:table-cell office:value-type="float" office:value="2.8183" calcext:value-type="float">
            <text:p>2.8183</text:p>
          </table:table-cell>
          <table:table-cell office:value-type="float" office:value="2.62469" calcext:value-type="float">
            <text:p>2.62469</text:p>
          </table:table-cell>
          <table:table-cell office:value-type="float" office:value="2.85265" calcext:value-type="float">
            <text:p>2.85265</text:p>
          </table:table-cell>
          <table:table-cell office:value-type="float" office:value="2.75218" calcext:value-type="float">
            <text:p>2.75218</text:p>
          </table:table-cell>
          <table:table-cell office:value-type="float" office:value="2.68196" calcext:value-type="float">
            <text:p>2.68196</text:p>
          </table:table-cell>
          <table:table-cell office:value-type="float" office:value="2.6454" calcext:value-type="float">
            <text:p>2.6454</text:p>
          </table:table-cell>
          <table:table-cell office:value-type="float" office:value="2.89234" calcext:value-type="float">
            <text:p>2.89234</text:p>
          </table:table-cell>
          <table:table-cell office:value-type="float" office:value="2.59711" calcext:value-type="float">
            <text:p>2.59711</text:p>
          </table:table-cell>
          <table:table-cell office:value-type="float" office:value="2.93821" calcext:value-type="float">
            <text:p>2.93821</text:p>
          </table:table-cell>
          <table:table-cell table:number-columns-repeated="4"/>
          <table:table-cell table:formula="of:=AVERAGE([.B43:.BI43])" office:value-type="float" office:value="2.53395166666667" calcext:value-type="float">
            <text:p>2.5339516667</text:p>
          </table:table-cell>
          <table:table-cell table:formula="of:=STDEV([.B43:.BI43])/2" office:value-type="float" office:value="0.14063256657509" calcext:value-type="float">
            <text:p>0.14063256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75092" calcext:value-type="float">
            <text:p>2.75092</text:p>
          </table:table-cell>
          <table:table-cell office:value-type="float" office:value="2.252" calcext:value-type="float">
            <text:p>2.252</text:p>
          </table:table-cell>
          <table:table-cell office:value-type="float" office:value="2.23796" calcext:value-type="float">
            <text:p>2.23796</text:p>
          </table:table-cell>
          <table:table-cell office:value-type="float" office:value="2.82073" calcext:value-type="float">
            <text:p>2.82073</text:p>
          </table:table-cell>
          <table:table-cell office:value-type="float" office:value="2.90046" calcext:value-type="float">
            <text:p>2.90046</text:p>
          </table:table-cell>
          <table:table-cell office:value-type="float" office:value="2.24969" calcext:value-type="float">
            <text:p>2.24969</text:p>
          </table:table-cell>
          <table:table-cell office:value-type="float" office:value="2.75514" calcext:value-type="float">
            <text:p>2.75514</text:p>
          </table:table-cell>
          <table:table-cell office:value-type="float" office:value="2.35874" calcext:value-type="float">
            <text:p>2.35874</text:p>
          </table:table-cell>
          <table:table-cell office:value-type="float" office:value="2.73416" calcext:value-type="float">
            <text:p>2.73416</text:p>
          </table:table-cell>
          <table:table-cell office:value-type="float" office:value="2.9989" calcext:value-type="float">
            <text:p>2.9989</text:p>
          </table:table-cell>
          <table:table-cell office:value-type="float" office:value="2.91183" calcext:value-type="float">
            <text:p>2.91183</text:p>
          </table:table-cell>
          <table:table-cell office:value-type="float" office:value="2.64208" calcext:value-type="float">
            <text:p>2.64208</text:p>
          </table:table-cell>
          <table:table-cell office:value-type="float" office:value="2.4397" calcext:value-type="float">
            <text:p>2.4397</text:p>
          </table:table-cell>
          <table:table-cell office:value-type="float" office:value="2.78558" calcext:value-type="float">
            <text:p>2.78558</text:p>
          </table:table-cell>
          <table:table-cell office:value-type="float" office:value="2.38554" calcext:value-type="float">
            <text:p>2.38554</text:p>
          </table:table-cell>
          <table:table-cell office:value-type="float" office:value="2.75167" calcext:value-type="float">
            <text:p>2.75167</text:p>
          </table:table-cell>
          <table:table-cell office:value-type="float" office:value="2.81907" calcext:value-type="float">
            <text:p>2.81907</text:p>
          </table:table-cell>
          <table:table-cell office:value-type="float" office:value="2.41364" calcext:value-type="float">
            <text:p>2.41364</text:p>
          </table:table-cell>
          <table:table-cell office:value-type="float" office:value="2.77817" calcext:value-type="float">
            <text:p>2.77817</text:p>
          </table:table-cell>
          <table:table-cell office:value-type="float" office:value="2.36545" calcext:value-type="float">
            <text:p>2.36545</text:p>
          </table:table-cell>
          <table:table-cell office:value-type="float" office:value="2.58715" calcext:value-type="float">
            <text:p>2.58715</text:p>
          </table:table-cell>
          <table:table-cell office:value-type="float" office:value="2.35993" calcext:value-type="float">
            <text:p>2.35993</text:p>
          </table:table-cell>
          <table:table-cell office:value-type="float" office:value="2.2702" calcext:value-type="float">
            <text:p>2.2702</text:p>
          </table:table-cell>
          <table:table-cell office:value-type="float" office:value="2.30434" calcext:value-type="float">
            <text:p>2.30434</text:p>
          </table:table-cell>
          <table:table-cell office:value-type="float" office:value="2.64623" calcext:value-type="float">
            <text:p>2.64623</text:p>
          </table:table-cell>
          <table:table-cell office:value-type="float" office:value="2.91554" calcext:value-type="float">
            <text:p>2.91554</text:p>
          </table:table-cell>
          <table:table-cell office:value-type="float" office:value="2.90724" calcext:value-type="float">
            <text:p>2.90724</text:p>
          </table:table-cell>
          <table:table-cell office:value-type="float" office:value="3.07307" calcext:value-type="float">
            <text:p>3.07307</text:p>
          </table:table-cell>
          <table:table-cell office:value-type="float" office:value="2.80224" calcext:value-type="float">
            <text:p>2.80224</text:p>
          </table:table-cell>
          <table:table-cell office:value-type="float" office:value="2.84317" calcext:value-type="float">
            <text:p>2.84317</text:p>
          </table:table-cell>
          <table:table-cell office:value-type="float" office:value="2.73502" calcext:value-type="float">
            <text:p>2.73502</text:p>
          </table:table-cell>
          <table:table-cell office:value-type="float" office:value="2.81591" calcext:value-type="float">
            <text:p>2.81591</text:p>
          </table:table-cell>
          <table:table-cell office:value-type="float" office:value="2.77198" calcext:value-type="float">
            <text:p>2.77198</text:p>
          </table:table-cell>
          <table:table-cell office:value-type="float" office:value="2.33889" calcext:value-type="float">
            <text:p>2.33889</text:p>
          </table:table-cell>
          <table:table-cell office:value-type="float" office:value="2.83942" calcext:value-type="float">
            <text:p>2.83942</text:p>
          </table:table-cell>
          <table:table-cell office:value-type="float" office:value="2.8644" calcext:value-type="float">
            <text:p>2.8644</text:p>
          </table:table-cell>
          <table:table-cell office:value-type="float" office:value="2.32255" calcext:value-type="float">
            <text:p>2.32255</text:p>
          </table:table-cell>
          <table:table-cell office:value-type="float" office:value="2.76577" calcext:value-type="float">
            <text:p>2.76577</text:p>
          </table:table-cell>
          <table:table-cell office:value-type="float" office:value="2.70534" calcext:value-type="float">
            <text:p>2.70534</text:p>
          </table:table-cell>
          <table:table-cell office:value-type="float" office:value="2.78885" calcext:value-type="float">
            <text:p>2.78885</text:p>
          </table:table-cell>
          <table:table-cell office:value-type="float" office:value="2.86167" calcext:value-type="float">
            <text:p>2.86167</text:p>
          </table:table-cell>
          <table:table-cell office:value-type="float" office:value="2.75442" calcext:value-type="float">
            <text:p>2.75442</text:p>
          </table:table-cell>
          <table:table-cell office:value-type="float" office:value="2.67278" calcext:value-type="float">
            <text:p>2.67278</text:p>
          </table:table-cell>
          <table:table-cell office:value-type="float" office:value="2.10023" calcext:value-type="float">
            <text:p>2.10023</text:p>
          </table:table-cell>
          <table:table-cell office:value-type="float" office:value="2.32569" calcext:value-type="float">
            <text:p>2.32569</text:p>
          </table:table-cell>
          <table:table-cell office:value-type="float" office:value="2.96047" calcext:value-type="float">
            <text:p>2.96047</text:p>
          </table:table-cell>
          <table:table-cell office:value-type="float" office:value="2.29824" calcext:value-type="float">
            <text:p>2.29824</text:p>
          </table:table-cell>
          <table:table-cell office:value-type="float" office:value="2.33156" calcext:value-type="float">
            <text:p>2.33156</text:p>
          </table:table-cell>
          <table:table-cell office:value-type="float" office:value="2.38707" calcext:value-type="float">
            <text:p>2.38707</text:p>
          </table:table-cell>
          <table:table-cell office:value-type="float" office:value="2.78751" calcext:value-type="float">
            <text:p>2.78751</text:p>
          </table:table-cell>
          <table:table-cell office:value-type="float" office:value="2.75558" calcext:value-type="float">
            <text:p>2.75558</text:p>
          </table:table-cell>
          <table:table-cell office:value-type="float" office:value="2.97042" calcext:value-type="float">
            <text:p>2.97042</text:p>
          </table:table-cell>
          <table:table-cell office:value-type="float" office:value="2.64217" calcext:value-type="float">
            <text:p>2.64217</text:p>
          </table:table-cell>
          <table:table-cell office:value-type="float" office:value="2.98353" calcext:value-type="float">
            <text:p>2.98353</text:p>
          </table:table-cell>
          <table:table-cell office:value-type="float" office:value="3.01405" calcext:value-type="float">
            <text:p>3.01405</text:p>
          </table:table-cell>
          <table:table-cell office:value-type="float" office:value="2.73397" calcext:value-type="float">
            <text:p>2.73397</text:p>
          </table:table-cell>
          <table:table-cell office:value-type="float" office:value="2.24309" calcext:value-type="float">
            <text:p>2.24309</text:p>
          </table:table-cell>
          <table:table-cell office:value-type="float" office:value="2.7755" calcext:value-type="float">
            <text:p>2.7755</text:p>
          </table:table-cell>
          <table:table-cell office:value-type="float" office:value="2.86979" calcext:value-type="float">
            <text:p>2.86979</text:p>
          </table:table-cell>
          <table:table-cell office:value-type="float" office:value="2.28292" calcext:value-type="float">
            <text:p>2.28292</text:p>
          </table:table-cell>
          <table:table-cell table:number-columns-repeated="4"/>
          <table:table-cell table:formula="of:=AVERAGE([.B44:.BI44])" office:value-type="float" office:value="2.64598883333333" calcext:value-type="float">
            <text:p>2.6459888333</text:p>
          </table:table-cell>
          <table:table-cell table:formula="of:=STDEV([.B44:.BI44])/2" office:value-type="float" office:value="0.128701467960402" calcext:value-type="float">
            <text:p>0.128701468</text:p>
          </table:table-cell>
        </table:table-row>
        <table:table-row table:style-name="ro1">
          <table:table-cell table:number-columns-repeated="67"/>
        </table:table-row>
        <table:table-row table:style-name="ro1">
          <table:table-cell office:value-type="string" calcext:value-type="string">
            <text:p>PairAffinity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2523" calcext:value-type="float">
            <text:p>1.82523</text:p>
          </table:table-cell>
          <table:table-cell office:value-type="float" office:value="2.15199" calcext:value-type="float">
            <text:p>2.15199</text:p>
          </table:table-cell>
          <table:table-cell office:value-type="float" office:value="2.14306" calcext:value-type="float">
            <text:p>2.14306</text:p>
          </table:table-cell>
          <table:table-cell office:value-type="float" office:value="2.27624" calcext:value-type="float">
            <text:p>2.27624</text:p>
          </table:table-cell>
          <table:table-cell office:value-type="float" office:value="2.23103" calcext:value-type="float">
            <text:p>2.23103</text:p>
          </table:table-cell>
          <table:table-cell office:value-type="float" office:value="2.10508" calcext:value-type="float">
            <text:p>2.10508</text:p>
          </table:table-cell>
          <table:table-cell office:value-type="float" office:value="2.14974" calcext:value-type="float">
            <text:p>2.14974</text:p>
          </table:table-cell>
          <table:table-cell office:value-type="float" office:value="2.12828" calcext:value-type="float">
            <text:p>2.12828</text:p>
          </table:table-cell>
          <table:table-cell office:value-type="float" office:value="2.21599" calcext:value-type="float">
            <text:p>2.21599</text:p>
          </table:table-cell>
          <table:table-cell office:value-type="float" office:value="2.3292" calcext:value-type="float">
            <text:p>2.3292</text:p>
          </table:table-cell>
          <table:table-cell office:value-type="float" office:value="2.36454" calcext:value-type="float">
            <text:p>2.36454</text:p>
          </table:table-cell>
          <table:table-cell office:value-type="float" office:value="2.31916" calcext:value-type="float">
            <text:p>2.31916</text:p>
          </table:table-cell>
          <table:table-cell office:value-type="float" office:value="2.29616" calcext:value-type="float">
            <text:p>2.29616</text:p>
          </table:table-cell>
          <table:table-cell office:value-type="float" office:value="2.29216" calcext:value-type="float">
            <text:p>2.29216</text:p>
          </table:table-cell>
          <table:table-cell office:value-type="float" office:value="2.28491" calcext:value-type="float">
            <text:p>2.28491</text:p>
          </table:table-cell>
          <table:table-cell office:value-type="float" office:value="2.19968" calcext:value-type="float">
            <text:p>2.19968</text:p>
          </table:table-cell>
          <table:table-cell office:value-type="float" office:value="2.13985" calcext:value-type="float">
            <text:p>2.13985</text:p>
          </table:table-cell>
          <table:table-cell office:value-type="float" office:value="2.20035" calcext:value-type="float">
            <text:p>2.20035</text:p>
          </table:table-cell>
          <table:table-cell office:value-type="float" office:value="1.74797" calcext:value-type="float">
            <text:p>1.74797</text:p>
          </table:table-cell>
          <table:table-cell office:value-type="float" office:value="2.24681" calcext:value-type="float">
            <text:p>2.24681</text:p>
          </table:table-cell>
          <table:table-cell office:value-type="float" office:value="2.33694" calcext:value-type="float">
            <text:p>2.33694</text:p>
          </table:table-cell>
          <table:table-cell office:value-type="float" office:value="2.23567" calcext:value-type="float">
            <text:p>2.23567</text:p>
          </table:table-cell>
          <table:table-cell office:value-type="float" office:value="1.78242" calcext:value-type="float">
            <text:p>1.78242</text:p>
          </table:table-cell>
          <table:table-cell office:value-type="float" office:value="2.19958" calcext:value-type="float">
            <text:p>2.19958</text:p>
          </table:table-cell>
          <table:table-cell office:value-type="float" office:value="2.32968" calcext:value-type="float">
            <text:p>2.32968</text:p>
          </table:table-cell>
          <table:table-cell office:value-type="float" office:value="2.22097" calcext:value-type="float">
            <text:p>2.22097</text:p>
          </table:table-cell>
          <table:table-cell office:value-type="float" office:value="2.31205" calcext:value-type="float">
            <text:p>2.31205</text:p>
          </table:table-cell>
          <table:table-cell office:value-type="float" office:value="2.31593" calcext:value-type="float">
            <text:p>2.31593</text:p>
          </table:table-cell>
          <table:table-cell office:value-type="float" office:value="2.12569" calcext:value-type="float">
            <text:p>2.12569</text:p>
          </table:table-cell>
          <table:table-cell office:value-type="float" office:value="2.24103" calcext:value-type="float">
            <text:p>2.24103</text:p>
          </table:table-cell>
          <table:table-cell office:value-type="float" office:value="1.8221" calcext:value-type="float">
            <text:p>1.8221</text:p>
          </table:table-cell>
          <table:table-cell office:value-type="float" office:value="2.31214" calcext:value-type="float">
            <text:p>2.31214</text:p>
          </table:table-cell>
          <table:table-cell office:value-type="float" office:value="1.92938" calcext:value-type="float">
            <text:p>1.92938</text:p>
          </table:table-cell>
          <table:table-cell office:value-type="float" office:value="2.24711" calcext:value-type="float">
            <text:p>2.24711</text:p>
          </table:table-cell>
          <table:table-cell office:value-type="float" office:value="2.28241" calcext:value-type="float">
            <text:p>2.28241</text:p>
          </table:table-cell>
          <table:table-cell office:value-type="float" office:value="2.27448" calcext:value-type="float">
            <text:p>2.27448</text:p>
          </table:table-cell>
          <table:table-cell office:value-type="float" office:value="2.3268" calcext:value-type="float">
            <text:p>2.3268</text:p>
          </table:table-cell>
          <table:table-cell office:value-type="float" office:value="2.17491" calcext:value-type="float">
            <text:p>2.17491</text:p>
          </table:table-cell>
          <table:table-cell office:value-type="float" office:value="2.16814" calcext:value-type="float">
            <text:p>2.16814</text:p>
          </table:table-cell>
          <table:table-cell office:value-type="float" office:value="1.92063" calcext:value-type="float">
            <text:p>1.92063</text:p>
          </table:table-cell>
          <table:table-cell office:value-type="float" office:value="2.22434" calcext:value-type="float">
            <text:p>2.22434</text:p>
          </table:table-cell>
          <table:table-cell office:value-type="float" office:value="2.28054" calcext:value-type="float">
            <text:p>2.28054</text:p>
          </table:table-cell>
          <table:table-cell office:value-type="float" office:value="2.20821" calcext:value-type="float">
            <text:p>2.20821</text:p>
          </table:table-cell>
          <table:table-cell office:value-type="float" office:value="2.18752" calcext:value-type="float">
            <text:p>2.18752</text:p>
          </table:table-cell>
          <table:table-cell office:value-type="float" office:value="2.19478" calcext:value-type="float">
            <text:p>2.19478</text:p>
          </table:table-cell>
          <table:table-cell office:value-type="float" office:value="2.2278" calcext:value-type="float">
            <text:p>2.2278</text:p>
          </table:table-cell>
          <table:table-cell office:value-type="float" office:value="2.29869" calcext:value-type="float">
            <text:p>2.29869</text:p>
          </table:table-cell>
          <table:table-cell office:value-type="float" office:value="2.10143" calcext:value-type="float">
            <text:p>2.10143</text:p>
          </table:table-cell>
          <table:table-cell office:value-type="float" office:value="2.20659" calcext:value-type="float">
            <text:p>2.20659</text:p>
          </table:table-cell>
          <table:table-cell office:value-type="float" office:value="2.47601" calcext:value-type="float">
            <text:p>2.47601</text:p>
          </table:table-cell>
          <table:table-cell office:value-type="float" office:value="2.12628" calcext:value-type="float">
            <text:p>2.12628</text:p>
          </table:table-cell>
          <table:table-cell office:value-type="float" office:value="1.73089" calcext:value-type="float">
            <text:p>1.73089</text:p>
          </table:table-cell>
          <table:table-cell office:value-type="float" office:value="2.2762" calcext:value-type="float">
            <text:p>2.2762</text:p>
          </table:table-cell>
          <table:table-cell office:value-type="float" office:value="2.14751" calcext:value-type="float">
            <text:p>2.14751</text:p>
          </table:table-cell>
          <table:table-cell office:value-type="float" office:value="2.15318" calcext:value-type="float">
            <text:p>2.15318</text:p>
          </table:table-cell>
          <table:table-cell office:value-type="float" office:value="1.72239" calcext:value-type="float">
            <text:p>1.72239</text:p>
          </table:table-cell>
          <table:table-cell office:value-type="float" office:value="2.24921" calcext:value-type="float">
            <text:p>2.24921</text:p>
          </table:table-cell>
          <table:table-cell office:value-type="float" office:value="1.71552" calcext:value-type="float">
            <text:p>1.71552</text:p>
          </table:table-cell>
          <table:table-cell office:value-type="float" office:value="2.10338" calcext:value-type="float">
            <text:p>2.10338</text:p>
          </table:table-cell>
          <table:table-cell office:value-type="float" office:value="1.75594" calcext:value-type="float">
            <text:p>1.75594</text:p>
          </table:table-cell>
          <table:table-cell table:number-columns-repeated="4"/>
          <table:table-cell table:formula="of:=AVERAGE([.B47:.BI47])" office:value-type="float" office:value="2.159865" calcext:value-type="float">
            <text:p>2.159865</text:p>
          </table:table-cell>
          <table:table-cell table:formula="of:=STDEV([.B47:.BI47])/2" office:value-type="float" office:value="0.0911725337324975" calcext:value-type="float">
            <text:p>0.09117253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4266" calcext:value-type="float">
            <text:p>2.14266</text:p>
          </table:table-cell>
          <table:table-cell office:value-type="float" office:value="2.16924" calcext:value-type="float">
            <text:p>2.16924</text:p>
          </table:table-cell>
          <table:table-cell office:value-type="float" office:value="2.54337" calcext:value-type="float">
            <text:p>2.54337</text:p>
          </table:table-cell>
          <table:table-cell office:value-type="float" office:value="2.21339" calcext:value-type="float">
            <text:p>2.21339</text:p>
          </table:table-cell>
          <table:table-cell office:value-type="float" office:value="2.97647" calcext:value-type="float">
            <text:p>2.97647</text:p>
          </table:table-cell>
          <table:table-cell office:value-type="float" office:value="2.79369" calcext:value-type="float">
            <text:p>2.79369</text:p>
          </table:table-cell>
          <table:table-cell office:value-type="float" office:value="2.48536" calcext:value-type="float">
            <text:p>2.48536</text:p>
          </table:table-cell>
          <table:table-cell office:value-type="float" office:value="2.19284" calcext:value-type="float">
            <text:p>2.19284</text:p>
          </table:table-cell>
          <table:table-cell office:value-type="float" office:value="2.0602" calcext:value-type="float">
            <text:p>2.0602</text:p>
          </table:table-cell>
          <table:table-cell office:value-type="float" office:value="2.56815" calcext:value-type="float">
            <text:p>2.56815</text:p>
          </table:table-cell>
          <table:table-cell office:value-type="float" office:value="2.14511" calcext:value-type="float">
            <text:p>2.14511</text:p>
          </table:table-cell>
          <table:table-cell office:value-type="float" office:value="2.95915" calcext:value-type="float">
            <text:p>2.95915</text:p>
          </table:table-cell>
          <table:table-cell office:value-type="float" office:value="3.02632" calcext:value-type="float">
            <text:p>3.02632</text:p>
          </table:table-cell>
          <table:table-cell office:value-type="float" office:value="2.81432" calcext:value-type="float">
            <text:p>2.81432</text:p>
          </table:table-cell>
          <table:table-cell office:value-type="float" office:value="2.89892" calcext:value-type="float">
            <text:p>2.89892</text:p>
          </table:table-cell>
          <table:table-cell office:value-type="float" office:value="3.10791" calcext:value-type="float">
            <text:p>3.10791</text:p>
          </table:table-cell>
          <table:table-cell office:value-type="float" office:value="2.72196" calcext:value-type="float">
            <text:p>2.72196</text:p>
          </table:table-cell>
          <table:table-cell office:value-type="float" office:value="3.1134" calcext:value-type="float">
            <text:p>3.1134</text:p>
          </table:table-cell>
          <table:table-cell office:value-type="float" office:value="2.7404" calcext:value-type="float">
            <text:p>2.7404</text:p>
          </table:table-cell>
          <table:table-cell office:value-type="float" office:value="2.76309" calcext:value-type="float">
            <text:p>2.76309</text:p>
          </table:table-cell>
          <table:table-cell office:value-type="float" office:value="2.98469" calcext:value-type="float">
            <text:p>2.98469</text:p>
          </table:table-cell>
          <table:table-cell office:value-type="float" office:value="2.75701" calcext:value-type="float">
            <text:p>2.75701</text:p>
          </table:table-cell>
          <table:table-cell office:value-type="float" office:value="2.81485" calcext:value-type="float">
            <text:p>2.81485</text:p>
          </table:table-cell>
          <table:table-cell office:value-type="float" office:value="3.12128" calcext:value-type="float">
            <text:p>3.12128</text:p>
          </table:table-cell>
          <table:table-cell office:value-type="float" office:value="2.96513" calcext:value-type="float">
            <text:p>2.96513</text:p>
          </table:table-cell>
          <table:table-cell office:value-type="float" office:value="2.76097" calcext:value-type="float">
            <text:p>2.76097</text:p>
          </table:table-cell>
          <table:table-cell office:value-type="float" office:value="2.76392" calcext:value-type="float">
            <text:p>2.76392</text:p>
          </table:table-cell>
          <table:table-cell office:value-type="float" office:value="3.01605" calcext:value-type="float">
            <text:p>3.01605</text:p>
          </table:table-cell>
          <table:table-cell office:value-type="float" office:value="2.79043" calcext:value-type="float">
            <text:p>2.79043</text:p>
          </table:table-cell>
          <table:table-cell office:value-type="float" office:value="3.08335" calcext:value-type="float">
            <text:p>3.08335</text:p>
          </table:table-cell>
          <table:table-cell office:value-type="float" office:value="2.80205" calcext:value-type="float">
            <text:p>2.80205</text:p>
          </table:table-cell>
          <table:table-cell office:value-type="float" office:value="2.93133" calcext:value-type="float">
            <text:p>2.93133</text:p>
          </table:table-cell>
          <table:table-cell office:value-type="float" office:value="3.00274" calcext:value-type="float">
            <text:p>3.00274</text:p>
          </table:table-cell>
          <table:table-cell office:value-type="float" office:value="2.93671" calcext:value-type="float">
            <text:p>2.93671</text:p>
          </table:table-cell>
          <table:table-cell office:value-type="float" office:value="3.12521" calcext:value-type="float">
            <text:p>3.12521</text:p>
          </table:table-cell>
          <table:table-cell office:value-type="float" office:value="2.73658" calcext:value-type="float">
            <text:p>2.73658</text:p>
          </table:table-cell>
          <table:table-cell office:value-type="float" office:value="2.75865" calcext:value-type="float">
            <text:p>2.75865</text:p>
          </table:table-cell>
          <table:table-cell office:value-type="float" office:value="2.90401" calcext:value-type="float">
            <text:p>2.90401</text:p>
          </table:table-cell>
          <table:table-cell office:value-type="float" office:value="2.73615" calcext:value-type="float">
            <text:p>2.73615</text:p>
          </table:table-cell>
          <table:table-cell office:value-type="float" office:value="2.89675" calcext:value-type="float">
            <text:p>2.89675</text:p>
          </table:table-cell>
          <table:table-cell office:value-type="float" office:value="2.70563" calcext:value-type="float">
            <text:p>2.70563</text:p>
          </table:table-cell>
          <table:table-cell office:value-type="float" office:value="2.97488" calcext:value-type="float">
            <text:p>2.97488</text:p>
          </table:table-cell>
          <table:table-cell office:value-type="float" office:value="2.94113" calcext:value-type="float">
            <text:p>2.94113</text:p>
          </table:table-cell>
          <table:table-cell office:value-type="float" office:value="2.6509" calcext:value-type="float">
            <text:p>2.6509</text:p>
          </table:table-cell>
          <table:table-cell office:value-type="float" office:value="2.80462" calcext:value-type="float">
            <text:p>2.80462</text:p>
          </table:table-cell>
          <table:table-cell office:value-type="float" office:value="2.66922" calcext:value-type="float">
            <text:p>2.66922</text:p>
          </table:table-cell>
          <table:table-cell office:value-type="float" office:value="3.05765" calcext:value-type="float">
            <text:p>3.05765</text:p>
          </table:table-cell>
          <table:table-cell office:value-type="float" office:value="3.09535" calcext:value-type="float">
            <text:p>3.09535</text:p>
          </table:table-cell>
          <table:table-cell office:value-type="float" office:value="2.95358" calcext:value-type="float">
            <text:p>2.95358</text:p>
          </table:table-cell>
          <table:table-cell office:value-type="float" office:value="2.80705" calcext:value-type="float">
            <text:p>2.80705</text:p>
          </table:table-cell>
          <table:table-cell office:value-type="float" office:value="3.00509" calcext:value-type="float">
            <text:p>3.00509</text:p>
          </table:table-cell>
          <table:table-cell office:value-type="float" office:value="3.04015" calcext:value-type="float">
            <text:p>3.04015</text:p>
          </table:table-cell>
          <table:table-cell office:value-type="float" office:value="2.81112" calcext:value-type="float">
            <text:p>2.81112</text:p>
          </table:table-cell>
          <table:table-cell office:value-type="float" office:value="3.08499" calcext:value-type="float">
            <text:p>3.08499</text:p>
          </table:table-cell>
          <table:table-cell office:value-type="float" office:value="3.08446" calcext:value-type="float">
            <text:p>3.08446</text:p>
          </table:table-cell>
          <table:table-cell office:value-type="float" office:value="2.9995" calcext:value-type="float">
            <text:p>2.9995</text:p>
          </table:table-cell>
          <table:table-cell office:value-type="float" office:value="2.99379" calcext:value-type="float">
            <text:p>2.99379</text:p>
          </table:table-cell>
          <table:table-cell office:value-type="float" office:value="2.25718" calcext:value-type="float">
            <text:p>2.25718</text:p>
          </table:table-cell>
          <table:table-cell office:value-type="float" office:value="3.02036" calcext:value-type="float">
            <text:p>3.02036</text:p>
          </table:table-cell>
          <table:table-cell office:value-type="float" office:value="2.7515" calcext:value-type="float">
            <text:p>2.7515</text:p>
          </table:table-cell>
          <table:table-cell table:number-columns-repeated="4"/>
          <table:table-cell table:formula="of:=AVERAGE([.B48:.BI48])" office:value-type="float" office:value="2.80053266666667" calcext:value-type="float">
            <text:p>2.8005326667</text:p>
          </table:table-cell>
          <table:table-cell table:formula="of:=STDEV([.B48:.BI48])/2" office:value-type="float" office:value="0.13853826181052" calcext:value-type="float">
            <text:p>0.13853826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2174" calcext:value-type="float">
            <text:p>3.32174</text:p>
          </table:table-cell>
          <table:table-cell office:value-type="float" office:value="3.58736" calcext:value-type="float">
            <text:p>3.58736</text:p>
          </table:table-cell>
          <table:table-cell office:value-type="float" office:value="2.74815" calcext:value-type="float">
            <text:p>2.74815</text:p>
          </table:table-cell>
          <table:table-cell office:value-type="float" office:value="3.33315" calcext:value-type="float">
            <text:p>3.33315</text:p>
          </table:table-cell>
          <table:table-cell office:value-type="float" office:value="3.23921" calcext:value-type="float">
            <text:p>3.23921</text:p>
          </table:table-cell>
          <table:table-cell office:value-type="float" office:value="3.15873" calcext:value-type="float">
            <text:p>3.15873</text:p>
          </table:table-cell>
          <table:table-cell office:value-type="float" office:value="3.26342" calcext:value-type="float">
            <text:p>3.26342</text:p>
          </table:table-cell>
          <table:table-cell office:value-type="float" office:value="3.45773" calcext:value-type="float">
            <text:p>3.45773</text:p>
          </table:table-cell>
          <table:table-cell office:value-type="float" office:value="3.20502" calcext:value-type="float">
            <text:p>3.20502</text:p>
          </table:table-cell>
          <table:table-cell office:value-type="float" office:value="3.28702" calcext:value-type="float">
            <text:p>3.28702</text:p>
          </table:table-cell>
          <table:table-cell office:value-type="float" office:value="3.40982" calcext:value-type="float">
            <text:p>3.40982</text:p>
          </table:table-cell>
          <table:table-cell office:value-type="float" office:value="2.67665" calcext:value-type="float">
            <text:p>2.67665</text:p>
          </table:table-cell>
          <table:table-cell office:value-type="float" office:value="3.03525" calcext:value-type="float">
            <text:p>3.03525</text:p>
          </table:table-cell>
          <table:table-cell office:value-type="float" office:value="3.4236" calcext:value-type="float">
            <text:p>3.4236</text:p>
          </table:table-cell>
          <table:table-cell office:value-type="float" office:value="3.18533" calcext:value-type="float">
            <text:p>3.18533</text:p>
          </table:table-cell>
          <table:table-cell office:value-type="float" office:value="3.49479" calcext:value-type="float">
            <text:p>3.49479</text:p>
          </table:table-cell>
          <table:table-cell office:value-type="float" office:value="3.45224" calcext:value-type="float">
            <text:p>3.45224</text:p>
          </table:table-cell>
          <table:table-cell office:value-type="float" office:value="3.5367" calcext:value-type="float">
            <text:p>3.5367</text:p>
          </table:table-cell>
          <table:table-cell office:value-type="float" office:value="3.40069" calcext:value-type="float">
            <text:p>3.40069</text:p>
          </table:table-cell>
          <table:table-cell office:value-type="float" office:value="3.30877" calcext:value-type="float">
            <text:p>3.30877</text:p>
          </table:table-cell>
          <table:table-cell office:value-type="float" office:value="3.43662" calcext:value-type="float">
            <text:p>3.43662</text:p>
          </table:table-cell>
          <table:table-cell office:value-type="float" office:value="3.42694" calcext:value-type="float">
            <text:p>3.42694</text:p>
          </table:table-cell>
          <table:table-cell office:value-type="float" office:value="3.21033" calcext:value-type="float">
            <text:p>3.21033</text:p>
          </table:table-cell>
          <table:table-cell office:value-type="float" office:value="2.73606" calcext:value-type="float">
            <text:p>2.73606</text:p>
          </table:table-cell>
          <table:table-cell office:value-type="float" office:value="3.20988" calcext:value-type="float">
            <text:p>3.20988</text:p>
          </table:table-cell>
          <table:table-cell office:value-type="float" office:value="3.40563" calcext:value-type="float">
            <text:p>3.40563</text:p>
          </table:table-cell>
          <table:table-cell office:value-type="float" office:value="2.77102" calcext:value-type="float">
            <text:p>2.77102</text:p>
          </table:table-cell>
          <table:table-cell office:value-type="float" office:value="3.26976" calcext:value-type="float">
            <text:p>3.26976</text:p>
          </table:table-cell>
          <table:table-cell office:value-type="float" office:value="3.43727" calcext:value-type="float">
            <text:p>3.43727</text:p>
          </table:table-cell>
          <table:table-cell office:value-type="float" office:value="3.44713" calcext:value-type="float">
            <text:p>3.44713</text:p>
          </table:table-cell>
          <table:table-cell office:value-type="float" office:value="3.23684" calcext:value-type="float">
            <text:p>3.23684</text:p>
          </table:table-cell>
          <table:table-cell office:value-type="float" office:value="3.37563" calcext:value-type="float">
            <text:p>3.37563</text:p>
          </table:table-cell>
          <table:table-cell office:value-type="float" office:value="3.43511" calcext:value-type="float">
            <text:p>3.43511</text:p>
          </table:table-cell>
          <table:table-cell office:value-type="float" office:value="3.40313" calcext:value-type="float">
            <text:p>3.40313</text:p>
          </table:table-cell>
          <table:table-cell office:value-type="float" office:value="2.79951" calcext:value-type="float">
            <text:p>2.79951</text:p>
          </table:table-cell>
          <table:table-cell office:value-type="float" office:value="3.54703" calcext:value-type="float">
            <text:p>3.54703</text:p>
          </table:table-cell>
          <table:table-cell office:value-type="float" office:value="3.47232" calcext:value-type="float">
            <text:p>3.47232</text:p>
          </table:table-cell>
          <table:table-cell office:value-type="float" office:value="3.47573" calcext:value-type="float">
            <text:p>3.47573</text:p>
          </table:table-cell>
          <table:table-cell office:value-type="float" office:value="2.80111" calcext:value-type="float">
            <text:p>2.80111</text:p>
          </table:table-cell>
          <table:table-cell office:value-type="float" office:value="3.3513" calcext:value-type="float">
            <text:p>3.3513</text:p>
          </table:table-cell>
          <table:table-cell office:value-type="float" office:value="3.24857" calcext:value-type="float">
            <text:p>3.24857</text:p>
          </table:table-cell>
          <table:table-cell office:value-type="float" office:value="3.34924" calcext:value-type="float">
            <text:p>3.34924</text:p>
          </table:table-cell>
          <table:table-cell office:value-type="float" office:value="3.18232" calcext:value-type="float">
            <text:p>3.18232</text:p>
          </table:table-cell>
          <table:table-cell office:value-type="float" office:value="3.50736" calcext:value-type="float">
            <text:p>3.50736</text:p>
          </table:table-cell>
          <table:table-cell office:value-type="float" office:value="3.30608" calcext:value-type="float">
            <text:p>3.30608</text:p>
          </table:table-cell>
          <table:table-cell office:value-type="float" office:value="3.42333" calcext:value-type="float">
            <text:p>3.42333</text:p>
          </table:table-cell>
          <table:table-cell office:value-type="float" office:value="3.24375" calcext:value-type="float">
            <text:p>3.24375</text:p>
          </table:table-cell>
          <table:table-cell office:value-type="float" office:value="3.24227" calcext:value-type="float">
            <text:p>3.24227</text:p>
          </table:table-cell>
          <table:table-cell office:value-type="float" office:value="3.26704" calcext:value-type="float">
            <text:p>3.26704</text:p>
          </table:table-cell>
          <table:table-cell office:value-type="float" office:value="3.57919" calcext:value-type="float">
            <text:p>3.57919</text:p>
          </table:table-cell>
          <table:table-cell office:value-type="float" office:value="3.44672" calcext:value-type="float">
            <text:p>3.44672</text:p>
          </table:table-cell>
          <table:table-cell office:value-type="float" office:value="3.45103" calcext:value-type="float">
            <text:p>3.45103</text:p>
          </table:table-cell>
          <table:table-cell office:value-type="float" office:value="3.28003" calcext:value-type="float">
            <text:p>3.28003</text:p>
          </table:table-cell>
          <table:table-cell office:value-type="float" office:value="3.38383" calcext:value-type="float">
            <text:p>3.38383</text:p>
          </table:table-cell>
          <table:table-cell office:value-type="float" office:value="4.38118" calcext:value-type="float">
            <text:p>4.38118</text:p>
          </table:table-cell>
          <table:table-cell office:value-type="float" office:value="3.34313" calcext:value-type="float">
            <text:p>3.34313</text:p>
          </table:table-cell>
          <table:table-cell office:value-type="float" office:value="3.40942" calcext:value-type="float">
            <text:p>3.40942</text:p>
          </table:table-cell>
          <table:table-cell office:value-type="float" office:value="3.39215" calcext:value-type="float">
            <text:p>3.39215</text:p>
          </table:table-cell>
          <table:table-cell office:value-type="float" office:value="3.40724" calcext:value-type="float">
            <text:p>3.40724</text:p>
          </table:table-cell>
          <table:table-cell office:value-type="float" office:value="3.26638" calcext:value-type="float">
            <text:p>3.26638</text:p>
          </table:table-cell>
          <table:table-cell table:number-columns-repeated="4"/>
          <table:table-cell table:formula="of:=AVERAGE([.B49:.BI49])" office:value-type="float" office:value="3.314733" calcext:value-type="float">
            <text:p>3.314733</text:p>
          </table:table-cell>
          <table:table-cell table:formula="of:=STDEV([.B49:.BI49])/2" office:value-type="float" office:value="0.127610935298984" calcext:value-type="float">
            <text:p>0.12761093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43901" calcext:value-type="float">
            <text:p>3.43901</text:p>
          </table:table-cell>
          <table:table-cell office:value-type="float" office:value="4.003" calcext:value-type="float">
            <text:p>4.003</text:p>
          </table:table-cell>
          <table:table-cell office:value-type="float" office:value="3.52803" calcext:value-type="float">
            <text:p>3.52803</text:p>
          </table:table-cell>
          <table:table-cell office:value-type="float" office:value="3.64426" calcext:value-type="float">
            <text:p>3.64426</text:p>
          </table:table-cell>
          <table:table-cell office:value-type="float" office:value="4.19451" calcext:value-type="float">
            <text:p>4.19451</text:p>
          </table:table-cell>
          <table:table-cell office:value-type="float" office:value="3.76015" calcext:value-type="float">
            <text:p>3.76015</text:p>
          </table:table-cell>
          <table:table-cell office:value-type="float" office:value="3.84556" calcext:value-type="float">
            <text:p>3.84556</text:p>
          </table:table-cell>
          <table:table-cell office:value-type="float" office:value="3.96269" calcext:value-type="float">
            <text:p>3.96269</text:p>
          </table:table-cell>
          <table:table-cell office:value-type="float" office:value="3.93944" calcext:value-type="float">
            <text:p>3.93944</text:p>
          </table:table-cell>
          <table:table-cell office:value-type="float" office:value="4.79485" calcext:value-type="float">
            <text:p>4.79485</text:p>
          </table:table-cell>
          <table:table-cell office:value-type="float" office:value="3.82151" calcext:value-type="float">
            <text:p>3.82151</text:p>
          </table:table-cell>
          <table:table-cell office:value-type="float" office:value="3.49451" calcext:value-type="float">
            <text:p>3.49451</text:p>
          </table:table-cell>
          <table:table-cell office:value-type="float" office:value="3.6254" calcext:value-type="float">
            <text:p>3.6254</text:p>
          </table:table-cell>
          <table:table-cell office:value-type="float" office:value="4.20639" calcext:value-type="float">
            <text:p>4.20639</text:p>
          </table:table-cell>
          <table:table-cell office:value-type="float" office:value="3.78456" calcext:value-type="float">
            <text:p>3.78456</text:p>
          </table:table-cell>
          <table:table-cell office:value-type="float" office:value="4.30316" calcext:value-type="float">
            <text:p>4.30316</text:p>
          </table:table-cell>
          <table:table-cell office:value-type="float" office:value="2.8135" calcext:value-type="float">
            <text:p>2.8135</text:p>
          </table:table-cell>
          <table:table-cell office:value-type="float" office:value="3.59198" calcext:value-type="float">
            <text:p>3.59198</text:p>
          </table:table-cell>
          <table:table-cell office:value-type="float" office:value="3.47149" calcext:value-type="float">
            <text:p>3.47149</text:p>
          </table:table-cell>
          <table:table-cell office:value-type="float" office:value="3.73757" calcext:value-type="float">
            <text:p>3.73757</text:p>
          </table:table-cell>
          <table:table-cell office:value-type="float" office:value="3.54477" calcext:value-type="float">
            <text:p>3.54477</text:p>
          </table:table-cell>
          <table:table-cell office:value-type="float" office:value="3.03947" calcext:value-type="float">
            <text:p>3.03947</text:p>
          </table:table-cell>
          <table:table-cell office:value-type="float" office:value="3.87857" calcext:value-type="float">
            <text:p>3.87857</text:p>
          </table:table-cell>
          <table:table-cell office:value-type="float" office:value="2.83077" calcext:value-type="float">
            <text:p>2.83077</text:p>
          </table:table-cell>
          <table:table-cell office:value-type="float" office:value="3.6853" calcext:value-type="float">
            <text:p>3.6853</text:p>
          </table:table-cell>
          <table:table-cell office:value-type="float" office:value="4.04389" calcext:value-type="float">
            <text:p>4.04389</text:p>
          </table:table-cell>
          <table:table-cell office:value-type="float" office:value="3.48093" calcext:value-type="float">
            <text:p>3.48093</text:p>
          </table:table-cell>
          <table:table-cell office:value-type="float" office:value="3.87713" calcext:value-type="float">
            <text:p>3.87713</text:p>
          </table:table-cell>
          <table:table-cell office:value-type="float" office:value="3.56094" calcext:value-type="float">
            <text:p>3.56094</text:p>
          </table:table-cell>
          <table:table-cell office:value-type="float" office:value="3.62791" calcext:value-type="float">
            <text:p>3.62791</text:p>
          </table:table-cell>
          <table:table-cell office:value-type="float" office:value="3.95756" calcext:value-type="float">
            <text:p>3.95756</text:p>
          </table:table-cell>
          <table:table-cell office:value-type="float" office:value="4.21676" calcext:value-type="float">
            <text:p>4.21676</text:p>
          </table:table-cell>
          <table:table-cell office:value-type="float" office:value="2.85397" calcext:value-type="float">
            <text:p>2.85397</text:p>
          </table:table-cell>
          <table:table-cell office:value-type="float" office:value="3.91954" calcext:value-type="float">
            <text:p>3.91954</text:p>
          </table:table-cell>
          <table:table-cell office:value-type="float" office:value="3.72444" calcext:value-type="float">
            <text:p>3.72444</text:p>
          </table:table-cell>
          <table:table-cell office:value-type="float" office:value="4.10597" calcext:value-type="float">
            <text:p>4.10597</text:p>
          </table:table-cell>
          <table:table-cell office:value-type="float" office:value="3.60579" calcext:value-type="float">
            <text:p>3.60579</text:p>
          </table:table-cell>
          <table:table-cell office:value-type="float" office:value="3.70384" calcext:value-type="float">
            <text:p>3.70384</text:p>
          </table:table-cell>
          <table:table-cell office:value-type="float" office:value="4.02632" calcext:value-type="float">
            <text:p>4.02632</text:p>
          </table:table-cell>
          <table:table-cell office:value-type="float" office:value="3.94129" calcext:value-type="float">
            <text:p>3.94129</text:p>
          </table:table-cell>
          <table:table-cell office:value-type="float" office:value="3.88308" calcext:value-type="float">
            <text:p>3.88308</text:p>
          </table:table-cell>
          <table:table-cell office:value-type="float" office:value="3.71247" calcext:value-type="float">
            <text:p>3.71247</text:p>
          </table:table-cell>
          <table:table-cell office:value-type="float" office:value="3.68347" calcext:value-type="float">
            <text:p>3.68347</text:p>
          </table:table-cell>
          <table:table-cell office:value-type="float" office:value="3.66153" calcext:value-type="float">
            <text:p>3.66153</text:p>
          </table:table-cell>
          <table:table-cell office:value-type="float" office:value="3.71963" calcext:value-type="float">
            <text:p>3.71963</text:p>
          </table:table-cell>
          <table:table-cell office:value-type="float" office:value="3.42006" calcext:value-type="float">
            <text:p>3.42006</text:p>
          </table:table-cell>
          <table:table-cell office:value-type="float" office:value="2.94313" calcext:value-type="float">
            <text:p>2.94313</text:p>
          </table:table-cell>
          <table:table-cell office:value-type="float" office:value="3.95661" calcext:value-type="float">
            <text:p>3.95661</text:p>
          </table:table-cell>
          <table:table-cell office:value-type="float" office:value="3.7714" calcext:value-type="float">
            <text:p>3.7714</text:p>
          </table:table-cell>
          <table:table-cell office:value-type="float" office:value="3.52867" calcext:value-type="float">
            <text:p>3.52867</text:p>
          </table:table-cell>
          <table:table-cell office:value-type="float" office:value="3.63044" calcext:value-type="float">
            <text:p>3.63044</text:p>
          </table:table-cell>
          <table:table-cell office:value-type="float" office:value="3.89733" calcext:value-type="float">
            <text:p>3.89733</text:p>
          </table:table-cell>
          <table:table-cell office:value-type="float" office:value="4.00694" calcext:value-type="float">
            <text:p>4.00694</text:p>
          </table:table-cell>
          <table:table-cell office:value-type="float" office:value="3.92578" calcext:value-type="float">
            <text:p>3.92578</text:p>
          </table:table-cell>
          <table:table-cell office:value-type="float" office:value="3.53118" calcext:value-type="float">
            <text:p>3.53118</text:p>
          </table:table-cell>
          <table:table-cell office:value-type="float" office:value="3.62149" calcext:value-type="float">
            <text:p>3.62149</text:p>
          </table:table-cell>
          <table:table-cell office:value-type="float" office:value="3.49624" calcext:value-type="float">
            <text:p>3.49624</text:p>
          </table:table-cell>
          <table:table-cell office:value-type="float" office:value="3.74775" calcext:value-type="float">
            <text:p>3.74775</text:p>
          </table:table-cell>
          <table:table-cell office:value-type="float" office:value="3.68662" calcext:value-type="float">
            <text:p>3.68662</text:p>
          </table:table-cell>
          <table:table-cell office:value-type="float" office:value="3.92866" calcext:value-type="float">
            <text:p>3.92866</text:p>
          </table:table-cell>
          <table:table-cell table:number-columns-repeated="4"/>
          <table:table-cell table:formula="of:=AVERAGE([.B50:.BI50])" office:value-type="float" office:value="3.72232016666667" calcext:value-type="float">
            <text:p>3.7223201667</text:p>
          </table:table-cell>
          <table:table-cell table:formula="of:=STDEV([.B50:.BI50])/2" office:value-type="float" office:value="0.176020104419179" calcext:value-type="float">
            <text:p>0.17602010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41341" calcext:value-type="float">
            <text:p>4.41341</text:p>
          </table:table-cell>
          <table:table-cell office:value-type="float" office:value="4.31183" calcext:value-type="float">
            <text:p>4.31183</text:p>
          </table:table-cell>
          <table:table-cell office:value-type="float" office:value="4.23934" calcext:value-type="float">
            <text:p>4.23934</text:p>
          </table:table-cell>
          <table:table-cell office:value-type="float" office:value="4.22806" calcext:value-type="float">
            <text:p>4.22806</text:p>
          </table:table-cell>
          <table:table-cell office:value-type="float" office:value="3.46394" calcext:value-type="float">
            <text:p>3.46394</text:p>
          </table:table-cell>
          <table:table-cell office:value-type="float" office:value="4.61442" calcext:value-type="float">
            <text:p>4.61442</text:p>
          </table:table-cell>
          <table:table-cell office:value-type="float" office:value="4.43726" calcext:value-type="float">
            <text:p>4.43726</text:p>
          </table:table-cell>
          <table:table-cell office:value-type="float" office:value="4.42675" calcext:value-type="float">
            <text:p>4.42675</text:p>
          </table:table-cell>
          <table:table-cell office:value-type="float" office:value="4.32389" calcext:value-type="float">
            <text:p>4.32389</text:p>
          </table:table-cell>
          <table:table-cell office:value-type="float" office:value="4.29778" calcext:value-type="float">
            <text:p>4.29778</text:p>
          </table:table-cell>
          <table:table-cell office:value-type="float" office:value="4.18281" calcext:value-type="float">
            <text:p>4.18281</text:p>
          </table:table-cell>
          <table:table-cell office:value-type="float" office:value="4.4504" calcext:value-type="float">
            <text:p>4.4504</text:p>
          </table:table-cell>
          <table:table-cell office:value-type="float" office:value="4.44432" calcext:value-type="float">
            <text:p>4.44432</text:p>
          </table:table-cell>
          <table:table-cell office:value-type="float" office:value="4.61083" calcext:value-type="float">
            <text:p>4.61083</text:p>
          </table:table-cell>
          <table:table-cell office:value-type="float" office:value="4.31756" calcext:value-type="float">
            <text:p>4.31756</text:p>
          </table:table-cell>
          <table:table-cell office:value-type="float" office:value="4.48213" calcext:value-type="float">
            <text:p>4.48213</text:p>
          </table:table-cell>
          <table:table-cell office:value-type="float" office:value="4.32201" calcext:value-type="float">
            <text:p>4.32201</text:p>
          </table:table-cell>
          <table:table-cell office:value-type="float" office:value="4.43909" calcext:value-type="float">
            <text:p>4.43909</text:p>
          </table:table-cell>
          <table:table-cell office:value-type="float" office:value="4.32711" calcext:value-type="float">
            <text:p>4.32711</text:p>
          </table:table-cell>
          <table:table-cell office:value-type="float" office:value="4.18565" calcext:value-type="float">
            <text:p>4.18565</text:p>
          </table:table-cell>
          <table:table-cell office:value-type="float" office:value="4.27966" calcext:value-type="float">
            <text:p>4.27966</text:p>
          </table:table-cell>
          <table:table-cell office:value-type="float" office:value="4.27686" calcext:value-type="float">
            <text:p>4.27686</text:p>
          </table:table-cell>
          <table:table-cell office:value-type="float" office:value="4.23993" calcext:value-type="float">
            <text:p>4.23993</text:p>
          </table:table-cell>
          <table:table-cell office:value-type="float" office:value="4.62894" calcext:value-type="float">
            <text:p>4.62894</text:p>
          </table:table-cell>
          <table:table-cell office:value-type="float" office:value="3.70626" calcext:value-type="float">
            <text:p>3.70626</text:p>
          </table:table-cell>
          <table:table-cell office:value-type="float" office:value="4.49605" calcext:value-type="float">
            <text:p>4.49605</text:p>
          </table:table-cell>
          <table:table-cell office:value-type="float" office:value="4.52273" calcext:value-type="float">
            <text:p>4.52273</text:p>
          </table:table-cell>
          <table:table-cell office:value-type="float" office:value="4.16827" calcext:value-type="float">
            <text:p>4.16827</text:p>
          </table:table-cell>
          <table:table-cell office:value-type="float" office:value="3.8651" calcext:value-type="float">
            <text:p>3.8651</text:p>
          </table:table-cell>
          <table:table-cell office:value-type="float" office:value="3.98141" calcext:value-type="float">
            <text:p>3.98141</text:p>
          </table:table-cell>
          <table:table-cell office:value-type="float" office:value="4.14038" calcext:value-type="float">
            <text:p>4.14038</text:p>
          </table:table-cell>
          <table:table-cell office:value-type="float" office:value="4.16833" calcext:value-type="float">
            <text:p>4.16833</text:p>
          </table:table-cell>
          <table:table-cell office:value-type="float" office:value="4.30272" calcext:value-type="float">
            <text:p>4.30272</text:p>
          </table:table-cell>
          <table:table-cell office:value-type="float" office:value="4.48909" calcext:value-type="float">
            <text:p>4.48909</text:p>
          </table:table-cell>
          <table:table-cell office:value-type="float" office:value="4.17559" calcext:value-type="float">
            <text:p>4.17559</text:p>
          </table:table-cell>
          <table:table-cell office:value-type="float" office:value="4.28961" calcext:value-type="float">
            <text:p>4.28961</text:p>
          </table:table-cell>
          <table:table-cell office:value-type="float" office:value="4.31353" calcext:value-type="float">
            <text:p>4.31353</text:p>
          </table:table-cell>
          <table:table-cell office:value-type="float" office:value="4.46689" calcext:value-type="float">
            <text:p>4.46689</text:p>
          </table:table-cell>
          <table:table-cell office:value-type="float" office:value="4.24302" calcext:value-type="float">
            <text:p>4.24302</text:p>
          </table:table-cell>
          <table:table-cell office:value-type="float" office:value="4.11833" calcext:value-type="float">
            <text:p>4.11833</text:p>
          </table:table-cell>
          <table:table-cell office:value-type="float" office:value="4.51373" calcext:value-type="float">
            <text:p>4.51373</text:p>
          </table:table-cell>
          <table:table-cell office:value-type="float" office:value="4.50134" calcext:value-type="float">
            <text:p>4.50134</text:p>
          </table:table-cell>
          <table:table-cell office:value-type="float" office:value="4.48152" calcext:value-type="float">
            <text:p>4.48152</text:p>
          </table:table-cell>
          <table:table-cell office:value-type="float" office:value="4.66363" calcext:value-type="float">
            <text:p>4.66363</text:p>
          </table:table-cell>
          <table:table-cell office:value-type="float" office:value="4.1705" calcext:value-type="float">
            <text:p>4.1705</text:p>
          </table:table-cell>
          <table:table-cell office:value-type="float" office:value="4.36174" calcext:value-type="float">
            <text:p>4.36174</text:p>
          </table:table-cell>
          <table:table-cell office:value-type="float" office:value="4.32315" calcext:value-type="float">
            <text:p>4.32315</text:p>
          </table:table-cell>
          <table:table-cell office:value-type="float" office:value="4.44912" calcext:value-type="float">
            <text:p>4.44912</text:p>
          </table:table-cell>
          <table:table-cell office:value-type="float" office:value="4.43534" calcext:value-type="float">
            <text:p>4.43534</text:p>
          </table:table-cell>
          <table:table-cell office:value-type="float" office:value="4.26369" calcext:value-type="float">
            <text:p>4.26369</text:p>
          </table:table-cell>
          <table:table-cell office:value-type="float" office:value="4.2527" calcext:value-type="float">
            <text:p>4.2527</text:p>
          </table:table-cell>
          <table:table-cell office:value-type="float" office:value="4.27804" calcext:value-type="float">
            <text:p>4.27804</text:p>
          </table:table-cell>
          <table:table-cell office:value-type="float" office:value="4.04586" calcext:value-type="float">
            <text:p>4.04586</text:p>
          </table:table-cell>
          <table:table-cell office:value-type="float" office:value="4.47207" calcext:value-type="float">
            <text:p>4.47207</text:p>
          </table:table-cell>
          <table:table-cell office:value-type="float" office:value="4.50803" calcext:value-type="float">
            <text:p>4.50803</text:p>
          </table:table-cell>
          <table:table-cell office:value-type="float" office:value="4.43768" calcext:value-type="float">
            <text:p>4.43768</text:p>
          </table:table-cell>
          <table:table-cell office:value-type="float" office:value="4.4624" calcext:value-type="float">
            <text:p>4.4624</text:p>
          </table:table-cell>
          <table:table-cell office:value-type="float" office:value="4.18544" calcext:value-type="float">
            <text:p>4.18544</text:p>
          </table:table-cell>
          <table:table-cell office:value-type="float" office:value="4.1495" calcext:value-type="float">
            <text:p>4.1495</text:p>
          </table:table-cell>
          <table:table-cell office:value-type="float" office:value="4.51073" calcext:value-type="float">
            <text:p>4.51073</text:p>
          </table:table-cell>
          <table:table-cell table:number-columns-repeated="4"/>
          <table:table-cell table:formula="of:=AVERAGE([.B51:.BI51])" office:value-type="float" office:value="4.31429166666667" calcext:value-type="float">
            <text:p>4.3142916667</text:p>
          </table:table-cell>
          <table:table-cell table:formula="of:=STDEV([.B51:.BI51])/2" office:value-type="float" office:value="0.106239960666946" calcext:value-type="float">
            <text:p>0.10623996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52445" calcext:value-type="float">
            <text:p>4.52445</text:p>
          </table:table-cell>
          <table:table-cell office:value-type="float" office:value="4.41833" calcext:value-type="float">
            <text:p>4.41833</text:p>
          </table:table-cell>
          <table:table-cell office:value-type="float" office:value="4.25791" calcext:value-type="float">
            <text:p>4.25791</text:p>
          </table:table-cell>
          <table:table-cell office:value-type="float" office:value="4.03248" calcext:value-type="float">
            <text:p>4.03248</text:p>
          </table:table-cell>
          <table:table-cell office:value-type="float" office:value="4.32365" calcext:value-type="float">
            <text:p>4.32365</text:p>
          </table:table-cell>
          <table:table-cell office:value-type="float" office:value="4.4742" calcext:value-type="float">
            <text:p>4.4742</text:p>
          </table:table-cell>
          <table:table-cell office:value-type="float" office:value="4.30677" calcext:value-type="float">
            <text:p>4.30677</text:p>
          </table:table-cell>
          <table:table-cell office:value-type="float" office:value="4.34872" calcext:value-type="float">
            <text:p>4.34872</text:p>
          </table:table-cell>
          <table:table-cell office:value-type="float" office:value="4.17352" calcext:value-type="float">
            <text:p>4.17352</text:p>
          </table:table-cell>
          <table:table-cell office:value-type="float" office:value="4.32424" calcext:value-type="float">
            <text:p>4.32424</text:p>
          </table:table-cell>
          <table:table-cell office:value-type="float" office:value="4.34022" calcext:value-type="float">
            <text:p>4.34022</text:p>
          </table:table-cell>
          <table:table-cell office:value-type="float" office:value="4.64293" calcext:value-type="float">
            <text:p>4.64293</text:p>
          </table:table-cell>
          <table:table-cell office:value-type="float" office:value="4.63147" calcext:value-type="float">
            <text:p>4.63147</text:p>
          </table:table-cell>
          <table:table-cell office:value-type="float" office:value="4.65334" calcext:value-type="float">
            <text:p>4.65334</text:p>
          </table:table-cell>
          <table:table-cell office:value-type="float" office:value="4.32028" calcext:value-type="float">
            <text:p>4.32028</text:p>
          </table:table-cell>
          <table:table-cell office:value-type="float" office:value="4.2102" calcext:value-type="float">
            <text:p>4.2102</text:p>
          </table:table-cell>
          <table:table-cell office:value-type="float" office:value="4.46263" calcext:value-type="float">
            <text:p>4.46263</text:p>
          </table:table-cell>
          <table:table-cell office:value-type="float" office:value="4.29506" calcext:value-type="float">
            <text:p>4.29506</text:p>
          </table:table-cell>
          <table:table-cell office:value-type="float" office:value="4.47148" calcext:value-type="float">
            <text:p>4.47148</text:p>
          </table:table-cell>
          <table:table-cell office:value-type="float" office:value="4.47181" calcext:value-type="float">
            <text:p>4.47181</text:p>
          </table:table-cell>
          <table:table-cell office:value-type="float" office:value="4.66425" calcext:value-type="float">
            <text:p>4.66425</text:p>
          </table:table-cell>
          <table:table-cell office:value-type="float" office:value="4.47273" calcext:value-type="float">
            <text:p>4.47273</text:p>
          </table:table-cell>
          <table:table-cell office:value-type="float" office:value="4.12498" calcext:value-type="float">
            <text:p>4.12498</text:p>
          </table:table-cell>
          <table:table-cell office:value-type="float" office:value="3.4525" calcext:value-type="float">
            <text:p>3.4525</text:p>
          </table:table-cell>
          <table:table-cell office:value-type="float" office:value="4.48522" calcext:value-type="float">
            <text:p>4.48522</text:p>
          </table:table-cell>
          <table:table-cell office:value-type="float" office:value="4.60823" calcext:value-type="float">
            <text:p>4.60823</text:p>
          </table:table-cell>
          <table:table-cell office:value-type="float" office:value="4.25816" calcext:value-type="float">
            <text:p>4.25816</text:p>
          </table:table-cell>
          <table:table-cell office:value-type="float" office:value="4.25645" calcext:value-type="float">
            <text:p>4.25645</text:p>
          </table:table-cell>
          <table:table-cell office:value-type="float" office:value="4.51424" calcext:value-type="float">
            <text:p>4.51424</text:p>
          </table:table-cell>
          <table:table-cell office:value-type="float" office:value="4.34715" calcext:value-type="float">
            <text:p>4.34715</text:p>
          </table:table-cell>
          <table:table-cell office:value-type="float" office:value="4.48926" calcext:value-type="float">
            <text:p>4.48926</text:p>
          </table:table-cell>
          <table:table-cell office:value-type="float" office:value="4.64614" calcext:value-type="float">
            <text:p>4.64614</text:p>
          </table:table-cell>
          <table:table-cell office:value-type="float" office:value="4.46267" calcext:value-type="float">
            <text:p>4.46267</text:p>
          </table:table-cell>
          <table:table-cell office:value-type="float" office:value="4.22266" calcext:value-type="float">
            <text:p>4.22266</text:p>
          </table:table-cell>
          <table:table-cell office:value-type="float" office:value="4.21753" calcext:value-type="float">
            <text:p>4.21753</text:p>
          </table:table-cell>
          <table:table-cell office:value-type="float" office:value="4.64505" calcext:value-type="float">
            <text:p>4.64505</text:p>
          </table:table-cell>
          <table:table-cell office:value-type="float" office:value="4.456" calcext:value-type="float">
            <text:p>4.456</text:p>
          </table:table-cell>
          <table:table-cell office:value-type="float" office:value="3.99669" calcext:value-type="float">
            <text:p>3.99669</text:p>
          </table:table-cell>
          <table:table-cell office:value-type="float" office:value="4.12847" calcext:value-type="float">
            <text:p>4.12847</text:p>
          </table:table-cell>
          <table:table-cell office:value-type="float" office:value="4.22792" calcext:value-type="float">
            <text:p>4.22792</text:p>
          </table:table-cell>
          <table:table-cell office:value-type="float" office:value="4.6483" calcext:value-type="float">
            <text:p>4.6483</text:p>
          </table:table-cell>
          <table:table-cell office:value-type="float" office:value="4.48401" calcext:value-type="float">
            <text:p>4.48401</text:p>
          </table:table-cell>
          <table:table-cell office:value-type="float" office:value="4.33762" calcext:value-type="float">
            <text:p>4.33762</text:p>
          </table:table-cell>
          <table:table-cell office:value-type="float" office:value="4.35236" calcext:value-type="float">
            <text:p>4.35236</text:p>
          </table:table-cell>
          <table:table-cell office:value-type="float" office:value="4.28785" calcext:value-type="float">
            <text:p>4.28785</text:p>
          </table:table-cell>
          <table:table-cell office:value-type="float" office:value="4.28656" calcext:value-type="float">
            <text:p>4.28656</text:p>
          </table:table-cell>
          <table:table-cell office:value-type="float" office:value="4.53782" calcext:value-type="float">
            <text:p>4.53782</text:p>
          </table:table-cell>
          <table:table-cell office:value-type="float" office:value="4.61028" calcext:value-type="float">
            <text:p>4.61028</text:p>
          </table:table-cell>
          <table:table-cell office:value-type="float" office:value="4.14207" calcext:value-type="float">
            <text:p>4.14207</text:p>
          </table:table-cell>
          <table:table-cell office:value-type="float" office:value="4.49525" calcext:value-type="float">
            <text:p>4.49525</text:p>
          </table:table-cell>
          <table:table-cell office:value-type="float" office:value="4.50371" calcext:value-type="float">
            <text:p>4.50371</text:p>
          </table:table-cell>
          <table:table-cell office:value-type="float" office:value="4.30769" calcext:value-type="float">
            <text:p>4.30769</text:p>
          </table:table-cell>
          <table:table-cell office:value-type="float" office:value="4.54187" calcext:value-type="float">
            <text:p>4.54187</text:p>
          </table:table-cell>
          <table:table-cell office:value-type="float" office:value="4.49885" calcext:value-type="float">
            <text:p>4.49885</text:p>
          </table:table-cell>
          <table:table-cell office:value-type="float" office:value="4.21208" calcext:value-type="float">
            <text:p>4.21208</text:p>
          </table:table-cell>
          <table:table-cell office:value-type="float" office:value="4.20284" calcext:value-type="float">
            <text:p>4.20284</text:p>
          </table:table-cell>
          <table:table-cell office:value-type="float" office:value="4.45456" calcext:value-type="float">
            <text:p>4.45456</text:p>
          </table:table-cell>
          <table:table-cell office:value-type="float" office:value="4.33794" calcext:value-type="float">
            <text:p>4.33794</text:p>
          </table:table-cell>
          <table:table-cell office:value-type="float" office:value="4.22098" calcext:value-type="float">
            <text:p>4.22098</text:p>
          </table:table-cell>
          <table:table-cell office:value-type="float" office:value="4.13636" calcext:value-type="float">
            <text:p>4.13636</text:p>
          </table:table-cell>
          <table:table-cell table:number-columns-repeated="4"/>
          <table:table-cell table:formula="of:=AVERAGE([.B52:.BI52])" office:value-type="float" office:value="4.36598316666667" calcext:value-type="float">
            <text:p>4.3659831667</text:p>
          </table:table-cell>
          <table:table-cell table:formula="of:=STDEV([.B52:.BI52])/2" office:value-type="float" office:value="0.103380518951695" calcext:value-type="float">
            <text:p>0.1033805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4485" calcext:value-type="float">
            <text:p>4.4485</text:p>
          </table:table-cell>
          <table:table-cell office:value-type="float" office:value="4.5856" calcext:value-type="float">
            <text:p>4.5856</text:p>
          </table:table-cell>
          <table:table-cell office:value-type="float" office:value="4.4719" calcext:value-type="float">
            <text:p>4.4719</text:p>
          </table:table-cell>
          <table:table-cell office:value-type="float" office:value="4.43189" calcext:value-type="float">
            <text:p>4.43189</text:p>
          </table:table-cell>
          <table:table-cell office:value-type="float" office:value="4.27548" calcext:value-type="float">
            <text:p>4.27548</text:p>
          </table:table-cell>
          <table:table-cell office:value-type="float" office:value="4.25791" calcext:value-type="float">
            <text:p>4.25791</text:p>
          </table:table-cell>
          <table:table-cell office:value-type="float" office:value="4.33704" calcext:value-type="float">
            <text:p>4.33704</text:p>
          </table:table-cell>
          <table:table-cell office:value-type="float" office:value="4.28305" calcext:value-type="float">
            <text:p>4.28305</text:p>
          </table:table-cell>
          <table:table-cell office:value-type="float" office:value="4.45361" calcext:value-type="float">
            <text:p>4.45361</text:p>
          </table:table-cell>
          <table:table-cell office:value-type="float" office:value="4.44038" calcext:value-type="float">
            <text:p>4.44038</text:p>
          </table:table-cell>
          <table:table-cell office:value-type="float" office:value="4.45482" calcext:value-type="float">
            <text:p>4.45482</text:p>
          </table:table-cell>
          <table:table-cell office:value-type="float" office:value="4.31395" calcext:value-type="float">
            <text:p>4.31395</text:p>
          </table:table-cell>
          <table:table-cell office:value-type="float" office:value="4.44831" calcext:value-type="float">
            <text:p>4.44831</text:p>
          </table:table-cell>
          <table:table-cell office:value-type="float" office:value="4.51545" calcext:value-type="float">
            <text:p>4.51545</text:p>
          </table:table-cell>
          <table:table-cell office:value-type="float" office:value="4.31155" calcext:value-type="float">
            <text:p>4.31155</text:p>
          </table:table-cell>
          <table:table-cell office:value-type="float" office:value="4.33997" calcext:value-type="float">
            <text:p>4.33997</text:p>
          </table:table-cell>
          <table:table-cell office:value-type="float" office:value="4.42254" calcext:value-type="float">
            <text:p>4.42254</text:p>
          </table:table-cell>
          <table:table-cell office:value-type="float" office:value="4.25365" calcext:value-type="float">
            <text:p>4.25365</text:p>
          </table:table-cell>
          <table:table-cell office:value-type="float" office:value="4.27841" calcext:value-type="float">
            <text:p>4.27841</text:p>
          </table:table-cell>
          <table:table-cell office:value-type="float" office:value="4.44567" calcext:value-type="float">
            <text:p>4.44567</text:p>
          </table:table-cell>
          <table:table-cell office:value-type="float" office:value="4.27309" calcext:value-type="float">
            <text:p>4.27309</text:p>
          </table:table-cell>
          <table:table-cell office:value-type="float" office:value="4.46984" calcext:value-type="float">
            <text:p>4.46984</text:p>
          </table:table-cell>
          <table:table-cell office:value-type="float" office:value="4.29458" calcext:value-type="float">
            <text:p>4.29458</text:p>
          </table:table-cell>
          <table:table-cell office:value-type="float" office:value="4.42341" calcext:value-type="float">
            <text:p>4.42341</text:p>
          </table:table-cell>
          <table:table-cell office:value-type="float" office:value="4.45698" calcext:value-type="float">
            <text:p>4.45698</text:p>
          </table:table-cell>
          <table:table-cell office:value-type="float" office:value="4.12458" calcext:value-type="float">
            <text:p>4.12458</text:p>
          </table:table-cell>
          <table:table-cell office:value-type="float" office:value="4.44537" calcext:value-type="float">
            <text:p>4.44537</text:p>
          </table:table-cell>
          <table:table-cell office:value-type="float" office:value="4.32325" calcext:value-type="float">
            <text:p>4.32325</text:p>
          </table:table-cell>
          <table:table-cell office:value-type="float" office:value="4.46125" calcext:value-type="float">
            <text:p>4.46125</text:p>
          </table:table-cell>
          <table:table-cell office:value-type="float" office:value="4.44038" calcext:value-type="float">
            <text:p>4.44038</text:p>
          </table:table-cell>
          <table:table-cell office:value-type="float" office:value="4.29199" calcext:value-type="float">
            <text:p>4.29199</text:p>
          </table:table-cell>
          <table:table-cell office:value-type="float" office:value="4.62233" calcext:value-type="float">
            <text:p>4.62233</text:p>
          </table:table-cell>
          <table:table-cell office:value-type="float" office:value="4.23978" calcext:value-type="float">
            <text:p>4.23978</text:p>
          </table:table-cell>
          <table:table-cell office:value-type="float" office:value="4.32355" calcext:value-type="float">
            <text:p>4.32355</text:p>
          </table:table-cell>
          <table:table-cell office:value-type="float" office:value="4.44695" calcext:value-type="float">
            <text:p>4.44695</text:p>
          </table:table-cell>
          <table:table-cell office:value-type="float" office:value="4.25531" calcext:value-type="float">
            <text:p>4.25531</text:p>
          </table:table-cell>
          <table:table-cell office:value-type="float" office:value="4.31739" calcext:value-type="float">
            <text:p>4.31739</text:p>
          </table:table-cell>
          <table:table-cell office:value-type="float" office:value="4.44893" calcext:value-type="float">
            <text:p>4.44893</text:p>
          </table:table-cell>
          <table:table-cell office:value-type="float" office:value="4.41363" calcext:value-type="float">
            <text:p>4.41363</text:p>
          </table:table-cell>
          <table:table-cell office:value-type="float" office:value="4.45372" calcext:value-type="float">
            <text:p>4.45372</text:p>
          </table:table-cell>
          <table:table-cell office:value-type="float" office:value="4.46092" calcext:value-type="float">
            <text:p>4.46092</text:p>
          </table:table-cell>
          <table:table-cell office:value-type="float" office:value="4.29911" calcext:value-type="float">
            <text:p>4.29911</text:p>
          </table:table-cell>
          <table:table-cell office:value-type="float" office:value="4.43172" calcext:value-type="float">
            <text:p>4.43172</text:p>
          </table:table-cell>
          <table:table-cell office:value-type="float" office:value="4.42237" calcext:value-type="float">
            <text:p>4.42237</text:p>
          </table:table-cell>
          <table:table-cell office:value-type="float" office:value="4.31116" calcext:value-type="float">
            <text:p>4.31116</text:p>
          </table:table-cell>
          <table:table-cell office:value-type="float" office:value="4.11947" calcext:value-type="float">
            <text:p>4.11947</text:p>
          </table:table-cell>
          <table:table-cell office:value-type="float" office:value="4.45549" calcext:value-type="float">
            <text:p>4.45549</text:p>
          </table:table-cell>
          <table:table-cell office:value-type="float" office:value="4.66799" calcext:value-type="float">
            <text:p>4.66799</text:p>
          </table:table-cell>
          <table:table-cell office:value-type="float" office:value="4.1227" calcext:value-type="float">
            <text:p>4.1227</text:p>
          </table:table-cell>
          <table:table-cell office:value-type="float" office:value="4.19664" calcext:value-type="float">
            <text:p>4.19664</text:p>
          </table:table-cell>
          <table:table-cell office:value-type="float" office:value="4.43627" calcext:value-type="float">
            <text:p>4.43627</text:p>
          </table:table-cell>
          <table:table-cell office:value-type="float" office:value="4.25798" calcext:value-type="float">
            <text:p>4.25798</text:p>
          </table:table-cell>
          <table:table-cell office:value-type="float" office:value="4.41904" calcext:value-type="float">
            <text:p>4.41904</text:p>
          </table:table-cell>
          <table:table-cell office:value-type="float" office:value="4.48432" calcext:value-type="float">
            <text:p>4.48432</text:p>
          </table:table-cell>
          <table:table-cell office:value-type="float" office:value="4.47711" calcext:value-type="float">
            <text:p>4.47711</text:p>
          </table:table-cell>
          <table:table-cell office:value-type="float" office:value="4.06173" calcext:value-type="float">
            <text:p>4.06173</text:p>
          </table:table-cell>
          <table:table-cell office:value-type="float" office:value="4.34754" calcext:value-type="float">
            <text:p>4.34754</text:p>
          </table:table-cell>
          <table:table-cell office:value-type="float" office:value="4.4838" calcext:value-type="float">
            <text:p>4.4838</text:p>
          </table:table-cell>
          <table:table-cell office:value-type="float" office:value="4.43127" calcext:value-type="float">
            <text:p>4.43127</text:p>
          </table:table-cell>
          <table:table-cell office:value-type="float" office:value="4.43117" calcext:value-type="float">
            <text:p>4.43117</text:p>
          </table:table-cell>
          <table:table-cell table:number-columns-repeated="4"/>
          <table:table-cell table:formula="of:=AVERAGE([.B53:.BI53])" office:value-type="float" office:value="4.3768965" calcext:value-type="float">
            <text:p>4.3768965</text:p>
          </table:table-cell>
          <table:table-cell table:formula="of:=STDEV([.B53:.BI53])/2" office:value-type="float" office:value="0.0601694452121659" calcext:value-type="float">
            <text:p>0.06016944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34326" calcext:value-type="float">
            <text:p>4.34326</text:p>
          </table:table-cell>
          <table:table-cell office:value-type="float" office:value="3.98584" calcext:value-type="float">
            <text:p>3.98584</text:p>
          </table:table-cell>
          <table:table-cell office:value-type="float" office:value="3.90084" calcext:value-type="float">
            <text:p>3.90084</text:p>
          </table:table-cell>
          <table:table-cell office:value-type="float" office:value="3.95124" calcext:value-type="float">
            <text:p>3.95124</text:p>
          </table:table-cell>
          <table:table-cell office:value-type="float" office:value="4.55696" calcext:value-type="float">
            <text:p>4.55696</text:p>
          </table:table-cell>
          <table:table-cell office:value-type="float" office:value="4.30468" calcext:value-type="float">
            <text:p>4.30468</text:p>
          </table:table-cell>
          <table:table-cell office:value-type="float" office:value="4.25211" calcext:value-type="float">
            <text:p>4.25211</text:p>
          </table:table-cell>
          <table:table-cell office:value-type="float" office:value="4.11592" calcext:value-type="float">
            <text:p>4.11592</text:p>
          </table:table-cell>
          <table:table-cell office:value-type="float" office:value="4.19079" calcext:value-type="float">
            <text:p>4.19079</text:p>
          </table:table-cell>
          <table:table-cell office:value-type="float" office:value="3.93041" calcext:value-type="float">
            <text:p>3.93041</text:p>
          </table:table-cell>
          <table:table-cell office:value-type="float" office:value="4.23502" calcext:value-type="float">
            <text:p>4.23502</text:p>
          </table:table-cell>
          <table:table-cell office:value-type="float" office:value="4.29397" calcext:value-type="float">
            <text:p>4.29397</text:p>
          </table:table-cell>
          <table:table-cell office:value-type="float" office:value="4.28251" calcext:value-type="float">
            <text:p>4.28251</text:p>
          </table:table-cell>
          <table:table-cell office:value-type="float" office:value="4.56832" calcext:value-type="float">
            <text:p>4.56832</text:p>
          </table:table-cell>
          <table:table-cell office:value-type="float" office:value="4.14807" calcext:value-type="float">
            <text:p>4.14807</text:p>
          </table:table-cell>
          <table:table-cell office:value-type="float" office:value="4.44083" calcext:value-type="float">
            <text:p>4.44083</text:p>
          </table:table-cell>
          <table:table-cell office:value-type="float" office:value="3.49098" calcext:value-type="float">
            <text:p>3.49098</text:p>
          </table:table-cell>
          <table:table-cell office:value-type="float" office:value="4.40832" calcext:value-type="float">
            <text:p>4.40832</text:p>
          </table:table-cell>
          <table:table-cell office:value-type="float" office:value="4.42851" calcext:value-type="float">
            <text:p>4.42851</text:p>
          </table:table-cell>
          <table:table-cell office:value-type="float" office:value="4.27345" calcext:value-type="float">
            <text:p>4.27345</text:p>
          </table:table-cell>
          <table:table-cell office:value-type="float" office:value="4.42851" calcext:value-type="float">
            <text:p>4.42851</text:p>
          </table:table-cell>
          <table:table-cell office:value-type="float" office:value="4.43299" calcext:value-type="float">
            <text:p>4.43299</text:p>
          </table:table-cell>
          <table:table-cell office:value-type="float" office:value="4.29986" calcext:value-type="float">
            <text:p>4.29986</text:p>
          </table:table-cell>
          <table:table-cell office:value-type="float" office:value="3.86461" calcext:value-type="float">
            <text:p>3.86461</text:p>
          </table:table-cell>
          <table:table-cell office:value-type="float" office:value="4.52256" calcext:value-type="float">
            <text:p>4.52256</text:p>
          </table:table-cell>
          <table:table-cell office:value-type="float" office:value="4.31706" calcext:value-type="float">
            <text:p>4.31706</text:p>
          </table:table-cell>
          <table:table-cell office:value-type="float" office:value="4.31734" calcext:value-type="float">
            <text:p>4.31734</text:p>
          </table:table-cell>
          <table:table-cell office:value-type="float" office:value="4.3984" calcext:value-type="float">
            <text:p>4.3984</text:p>
          </table:table-cell>
          <table:table-cell office:value-type="float" office:value="4.39399" calcext:value-type="float">
            <text:p>4.39399</text:p>
          </table:table-cell>
          <table:table-cell office:value-type="float" office:value="4.32972" calcext:value-type="float">
            <text:p>4.32972</text:p>
          </table:table-cell>
          <table:table-cell office:value-type="float" office:value="4.50584" calcext:value-type="float">
            <text:p>4.50584</text:p>
          </table:table-cell>
          <table:table-cell office:value-type="float" office:value="4.20876" calcext:value-type="float">
            <text:p>4.20876</text:p>
          </table:table-cell>
          <table:table-cell office:value-type="float" office:value="4.41107" calcext:value-type="float">
            <text:p>4.41107</text:p>
          </table:table-cell>
          <table:table-cell office:value-type="float" office:value="4.40872" calcext:value-type="float">
            <text:p>4.40872</text:p>
          </table:table-cell>
          <table:table-cell office:value-type="float" office:value="4.54508" calcext:value-type="float">
            <text:p>4.54508</text:p>
          </table:table-cell>
          <table:table-cell office:value-type="float" office:value="4.49859" calcext:value-type="float">
            <text:p>4.49859</text:p>
          </table:table-cell>
          <table:table-cell office:value-type="float" office:value="4.44006" calcext:value-type="float">
            <text:p>4.44006</text:p>
          </table:table-cell>
          <table:table-cell office:value-type="float" office:value="4.41037" calcext:value-type="float">
            <text:p>4.41037</text:p>
          </table:table-cell>
          <table:table-cell office:value-type="float" office:value="4.39569" calcext:value-type="float">
            <text:p>4.39569</text:p>
          </table:table-cell>
          <table:table-cell office:value-type="float" office:value="4.448" calcext:value-type="float">
            <text:p>4.448</text:p>
          </table:table-cell>
          <table:table-cell office:value-type="float" office:value="4.31537" calcext:value-type="float">
            <text:p>4.31537</text:p>
          </table:table-cell>
          <table:table-cell office:value-type="float" office:value="4.43691" calcext:value-type="float">
            <text:p>4.43691</text:p>
          </table:table-cell>
          <table:table-cell office:value-type="float" office:value="4.27629" calcext:value-type="float">
            <text:p>4.27629</text:p>
          </table:table-cell>
          <table:table-cell office:value-type="float" office:value="4.1195" calcext:value-type="float">
            <text:p>4.1195</text:p>
          </table:table-cell>
          <table:table-cell office:value-type="float" office:value="4.47037" calcext:value-type="float">
            <text:p>4.47037</text:p>
          </table:table-cell>
          <table:table-cell office:value-type="float" office:value="4.50267" calcext:value-type="float">
            <text:p>4.50267</text:p>
          </table:table-cell>
          <table:table-cell office:value-type="float" office:value="4.37704" calcext:value-type="float">
            <text:p>4.37704</text:p>
          </table:table-cell>
          <table:table-cell office:value-type="float" office:value="4.68016" calcext:value-type="float">
            <text:p>4.68016</text:p>
          </table:table-cell>
          <table:table-cell office:value-type="float" office:value="4.14241" calcext:value-type="float">
            <text:p>4.14241</text:p>
          </table:table-cell>
          <table:table-cell office:value-type="float" office:value="4.40172" calcext:value-type="float">
            <text:p>4.40172</text:p>
          </table:table-cell>
          <table:table-cell office:value-type="float" office:value="4.37937" calcext:value-type="float">
            <text:p>4.37937</text:p>
          </table:table-cell>
          <table:table-cell office:value-type="float" office:value="4.05696" calcext:value-type="float">
            <text:p>4.05696</text:p>
          </table:table-cell>
          <table:table-cell office:value-type="float" office:value="3.95906" calcext:value-type="float">
            <text:p>3.95906</text:p>
          </table:table-cell>
          <table:table-cell office:value-type="float" office:value="3.99768" calcext:value-type="float">
            <text:p>3.99768</text:p>
          </table:table-cell>
          <table:table-cell office:value-type="float" office:value="4.00461" calcext:value-type="float">
            <text:p>4.00461</text:p>
          </table:table-cell>
          <table:table-cell office:value-type="float" office:value="4.38892" calcext:value-type="float">
            <text:p>4.38892</text:p>
          </table:table-cell>
          <table:table-cell office:value-type="float" office:value="4.2987" calcext:value-type="float">
            <text:p>4.2987</text:p>
          </table:table-cell>
          <table:table-cell office:value-type="float" office:value="4.06117" calcext:value-type="float">
            <text:p>4.06117</text:p>
          </table:table-cell>
          <table:table-cell office:value-type="float" office:value="4.46258" calcext:value-type="float">
            <text:p>4.46258</text:p>
          </table:table-cell>
          <table:table-cell office:value-type="float" office:value="3.26328" calcext:value-type="float">
            <text:p>3.26328</text:p>
          </table:table-cell>
          <table:table-cell table:number-columns-repeated="4"/>
          <table:table-cell table:formula="of:=AVERAGE([.B54:.BI54])" office:value-type="float" office:value="4.27123366666667" calcext:value-type="float">
            <text:p>4.2712336667</text:p>
          </table:table-cell>
          <table:table-cell table:formula="of:=STDEV([.B54:.BI54])/2" office:value-type="float" office:value="0.126061091495175" calcext:value-type="float">
            <text:p>0.12606109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25821" calcext:value-type="float">
            <text:p>4.25821</text:p>
          </table:table-cell>
          <table:table-cell office:value-type="float" office:value="4.54359" calcext:value-type="float">
            <text:p>4.54359</text:p>
          </table:table-cell>
          <table:table-cell office:value-type="float" office:value="4.44603" calcext:value-type="float">
            <text:p>4.44603</text:p>
          </table:table-cell>
          <table:table-cell office:value-type="float" office:value="3.95465" calcext:value-type="float">
            <text:p>3.95465</text:p>
          </table:table-cell>
          <table:table-cell office:value-type="float" office:value="4.24648" calcext:value-type="float">
            <text:p>4.24648</text:p>
          </table:table-cell>
          <table:table-cell office:value-type="float" office:value="3.35342" calcext:value-type="float">
            <text:p>3.35342</text:p>
          </table:table-cell>
          <table:table-cell office:value-type="float" office:value="4.27469" calcext:value-type="float">
            <text:p>4.27469</text:p>
          </table:table-cell>
          <table:table-cell office:value-type="float" office:value="3.94734" calcext:value-type="float">
            <text:p>3.94734</text:p>
          </table:table-cell>
          <table:table-cell office:value-type="float" office:value="4.39451" calcext:value-type="float">
            <text:p>4.39451</text:p>
          </table:table-cell>
          <table:table-cell office:value-type="float" office:value="4.40428" calcext:value-type="float">
            <text:p>4.40428</text:p>
          </table:table-cell>
          <table:table-cell office:value-type="float" office:value="4.2417" calcext:value-type="float">
            <text:p>4.2417</text:p>
          </table:table-cell>
          <table:table-cell office:value-type="float" office:value="4.25034" calcext:value-type="float">
            <text:p>4.25034</text:p>
          </table:table-cell>
          <table:table-cell office:value-type="float" office:value="4.65189" calcext:value-type="float">
            <text:p>4.65189</text:p>
          </table:table-cell>
          <table:table-cell office:value-type="float" office:value="4.08128" calcext:value-type="float">
            <text:p>4.08128</text:p>
          </table:table-cell>
          <table:table-cell office:value-type="float" office:value="4.08328" calcext:value-type="float">
            <text:p>4.08328</text:p>
          </table:table-cell>
          <table:table-cell office:value-type="float" office:value="3.68012" calcext:value-type="float">
            <text:p>3.68012</text:p>
          </table:table-cell>
          <table:table-cell office:value-type="float" office:value="4.41313" calcext:value-type="float">
            <text:p>4.41313</text:p>
          </table:table-cell>
          <table:table-cell office:value-type="float" office:value="4.24538" calcext:value-type="float">
            <text:p>4.24538</text:p>
          </table:table-cell>
          <table:table-cell office:value-type="float" office:value="4.38202" calcext:value-type="float">
            <text:p>4.38202</text:p>
          </table:table-cell>
          <table:table-cell office:value-type="float" office:value="4.52544" calcext:value-type="float">
            <text:p>4.52544</text:p>
          </table:table-cell>
          <table:table-cell office:value-type="float" office:value="4.39914" calcext:value-type="float">
            <text:p>4.39914</text:p>
          </table:table-cell>
          <table:table-cell office:value-type="float" office:value="4.11033" calcext:value-type="float">
            <text:p>4.11033</text:p>
          </table:table-cell>
          <table:table-cell office:value-type="float" office:value="4.38095" calcext:value-type="float">
            <text:p>4.38095</text:p>
          </table:table-cell>
          <table:table-cell office:value-type="float" office:value="4.19856" calcext:value-type="float">
            <text:p>4.19856</text:p>
          </table:table-cell>
          <table:table-cell office:value-type="float" office:value="4.25548" calcext:value-type="float">
            <text:p>4.25548</text:p>
          </table:table-cell>
          <table:table-cell office:value-type="float" office:value="4.39021" calcext:value-type="float">
            <text:p>4.39021</text:p>
          </table:table-cell>
          <table:table-cell office:value-type="float" office:value="4.53012" calcext:value-type="float">
            <text:p>4.53012</text:p>
          </table:table-cell>
          <table:table-cell office:value-type="float" office:value="4.25181" calcext:value-type="float">
            <text:p>4.25181</text:p>
          </table:table-cell>
          <table:table-cell office:value-type="float" office:value="4.36725" calcext:value-type="float">
            <text:p>4.36725</text:p>
          </table:table-cell>
          <table:table-cell office:value-type="float" office:value="4.39961" calcext:value-type="float">
            <text:p>4.39961</text:p>
          </table:table-cell>
          <table:table-cell office:value-type="float" office:value="4.23929" calcext:value-type="float">
            <text:p>4.23929</text:p>
          </table:table-cell>
          <table:table-cell office:value-type="float" office:value="4.30459" calcext:value-type="float">
            <text:p>4.30459</text:p>
          </table:table-cell>
          <table:table-cell office:value-type="float" office:value="4.45652" calcext:value-type="float">
            <text:p>4.45652</text:p>
          </table:table-cell>
          <table:table-cell office:value-type="float" office:value="4.10001" calcext:value-type="float">
            <text:p>4.10001</text:p>
          </table:table-cell>
          <table:table-cell office:value-type="float" office:value="4.41642" calcext:value-type="float">
            <text:p>4.41642</text:p>
          </table:table-cell>
          <table:table-cell office:value-type="float" office:value="4.22721" calcext:value-type="float">
            <text:p>4.22721</text:p>
          </table:table-cell>
          <table:table-cell office:value-type="float" office:value="4.41114" calcext:value-type="float">
            <text:p>4.41114</text:p>
          </table:table-cell>
          <table:table-cell office:value-type="float" office:value="4.3923" calcext:value-type="float">
            <text:p>4.3923</text:p>
          </table:table-cell>
          <table:table-cell office:value-type="float" office:value="4.40938" calcext:value-type="float">
            <text:p>4.40938</text:p>
          </table:table-cell>
          <table:table-cell office:value-type="float" office:value="4.25904" calcext:value-type="float">
            <text:p>4.25904</text:p>
          </table:table-cell>
          <table:table-cell office:value-type="float" office:value="4.25502" calcext:value-type="float">
            <text:p>4.25502</text:p>
          </table:table-cell>
          <table:table-cell office:value-type="float" office:value="4.41765" calcext:value-type="float">
            <text:p>4.41765</text:p>
          </table:table-cell>
          <table:table-cell office:value-type="float" office:value="4.23563" calcext:value-type="float">
            <text:p>4.23563</text:p>
          </table:table-cell>
          <table:table-cell office:value-type="float" office:value="4.07834" calcext:value-type="float">
            <text:p>4.07834</text:p>
          </table:table-cell>
          <table:table-cell office:value-type="float" office:value="4.55886" calcext:value-type="float">
            <text:p>4.55886</text:p>
          </table:table-cell>
          <table:table-cell office:value-type="float" office:value="4.38251" calcext:value-type="float">
            <text:p>4.38251</text:p>
          </table:table-cell>
          <table:table-cell office:value-type="float" office:value="4.03997" calcext:value-type="float">
            <text:p>4.03997</text:p>
          </table:table-cell>
          <table:table-cell office:value-type="float" office:value="4.40847" calcext:value-type="float">
            <text:p>4.40847</text:p>
          </table:table-cell>
          <table:table-cell office:value-type="float" office:value="4.41825" calcext:value-type="float">
            <text:p>4.41825</text:p>
          </table:table-cell>
          <table:table-cell office:value-type="float" office:value="4.24168" calcext:value-type="float">
            <text:p>4.24168</text:p>
          </table:table-cell>
          <table:table-cell office:value-type="float" office:value="4.40008" calcext:value-type="float">
            <text:p>4.40008</text:p>
          </table:table-cell>
          <table:table-cell office:value-type="float" office:value="4.2708" calcext:value-type="float">
            <text:p>4.2708</text:p>
          </table:table-cell>
          <table:table-cell office:value-type="float" office:value="4.0913" calcext:value-type="float">
            <text:p>4.0913</text:p>
          </table:table-cell>
          <table:table-cell office:value-type="float" office:value="4.25642" calcext:value-type="float">
            <text:p>4.25642</text:p>
          </table:table-cell>
          <table:table-cell office:value-type="float" office:value="4.41358" calcext:value-type="float">
            <text:p>4.41358</text:p>
          </table:table-cell>
          <table:table-cell office:value-type="float" office:value="4.3522" calcext:value-type="float">
            <text:p>4.3522</text:p>
          </table:table-cell>
          <table:table-cell office:value-type="float" office:value="4.42956" calcext:value-type="float">
            <text:p>4.42956</text:p>
          </table:table-cell>
          <table:table-cell office:value-type="float" office:value="4.23328" calcext:value-type="float">
            <text:p>4.23328</text:p>
          </table:table-cell>
          <table:table-cell office:value-type="float" office:value="4.26101" calcext:value-type="float">
            <text:p>4.26101</text:p>
          </table:table-cell>
          <table:table-cell office:value-type="float" office:value="4.05293" calcext:value-type="float">
            <text:p>4.05293</text:p>
          </table:table-cell>
          <table:table-cell table:number-columns-repeated="4"/>
          <table:table-cell table:formula="of:=AVERAGE([.B55:.BI55])" office:value-type="float" office:value="4.27791133333334" calcext:value-type="float">
            <text:p>4.2779113333</text:p>
          </table:table-cell>
          <table:table-cell table:formula="of:=STDEV([.B55:.BI55])/2" office:value-type="float" office:value="0.104104388535066" calcext:value-type="float">
            <text:p>0.1041043885</text:p>
          </table:table-cell>
        </table:table-row>
        <table:table-row table:style-name="ro1">
          <table:table-cell table:number-columns-repeated="67"/>
        </table:table-row>
        <table:table-row table:style-name="ro1">
          <table:table-cell office:value-type="string" calcext:value-type="string">
            <text:p>SinProcessorAffinity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2127" calcext:value-type="float">
            <text:p>1.72127</text:p>
          </table:table-cell>
          <table:table-cell office:value-type="float" office:value="2.34996" calcext:value-type="float">
            <text:p>2.34996</text:p>
          </table:table-cell>
          <table:table-cell office:value-type="float" office:value="2.18449" calcext:value-type="float">
            <text:p>2.18449</text:p>
          </table:table-cell>
          <table:table-cell office:value-type="float" office:value="1.70813" calcext:value-type="float">
            <text:p>1.70813</text:p>
          </table:table-cell>
          <table:table-cell office:value-type="float" office:value="1.30338" calcext:value-type="float">
            <text:p>1.30338</text:p>
          </table:table-cell>
          <table:table-cell office:value-type="float" office:value="1.17206" calcext:value-type="float">
            <text:p>1.17206</text:p>
          </table:table-cell>
          <table:table-cell office:value-type="float" office:value="1.68661" calcext:value-type="float">
            <text:p>1.68661</text:p>
          </table:table-cell>
          <table:table-cell office:value-type="float" office:value="1.70385" calcext:value-type="float">
            <text:p>1.70385</text:p>
          </table:table-cell>
          <table:table-cell office:value-type="float" office:value="1.62817" calcext:value-type="float">
            <text:p>1.62817</text:p>
          </table:table-cell>
          <table:table-cell office:value-type="float" office:value="1.76093" calcext:value-type="float">
            <text:p>1.76093</text:p>
          </table:table-cell>
          <table:table-cell office:value-type="float" office:value="1.71135" calcext:value-type="float">
            <text:p>1.71135</text:p>
          </table:table-cell>
          <table:table-cell office:value-type="float" office:value="2.13723" calcext:value-type="float">
            <text:p>2.13723</text:p>
          </table:table-cell>
          <table:table-cell office:value-type="float" office:value="1.70733" calcext:value-type="float">
            <text:p>1.70733</text:p>
          </table:table-cell>
          <table:table-cell office:value-type="float" office:value="2.13525" calcext:value-type="float">
            <text:p>2.13525</text:p>
          </table:table-cell>
          <table:table-cell office:value-type="float" office:value="1.73828" calcext:value-type="float">
            <text:p>1.73828</text:p>
          </table:table-cell>
          <table:table-cell office:value-type="float" office:value="1.75395" calcext:value-type="float">
            <text:p>1.75395</text:p>
          </table:table-cell>
          <table:table-cell office:value-type="float" office:value="2.24713" calcext:value-type="float">
            <text:p>2.24713</text:p>
          </table:table-cell>
          <table:table-cell office:value-type="float" office:value="1.79053" calcext:value-type="float">
            <text:p>1.79053</text:p>
          </table:table-cell>
          <table:table-cell office:value-type="float" office:value="1.74645" calcext:value-type="float">
            <text:p>1.74645</text:p>
          </table:table-cell>
          <table:table-cell office:value-type="float" office:value="2.20176" calcext:value-type="float">
            <text:p>2.20176</text:p>
          </table:table-cell>
          <table:table-cell office:value-type="float" office:value="1.76557" calcext:value-type="float">
            <text:p>1.76557</text:p>
          </table:table-cell>
          <table:table-cell office:value-type="float" office:value="1.68268" calcext:value-type="float">
            <text:p>1.68268</text:p>
          </table:table-cell>
          <table:table-cell office:value-type="float" office:value="1.63861" calcext:value-type="float">
            <text:p>1.63861</text:p>
          </table:table-cell>
          <table:table-cell office:value-type="float" office:value="1.76683" calcext:value-type="float">
            <text:p>1.76683</text:p>
          </table:table-cell>
          <table:table-cell office:value-type="float" office:value="2.17255" calcext:value-type="float">
            <text:p>2.17255</text:p>
          </table:table-cell>
          <table:table-cell office:value-type="float" office:value="1.74897" calcext:value-type="float">
            <text:p>1.74897</text:p>
          </table:table-cell>
          <table:table-cell office:value-type="float" office:value="1.6738" calcext:value-type="float">
            <text:p>1.6738</text:p>
          </table:table-cell>
          <table:table-cell office:value-type="float" office:value="1.77114" calcext:value-type="float">
            <text:p>1.77114</text:p>
          </table:table-cell>
          <table:table-cell office:value-type="float" office:value="1.7438" calcext:value-type="float">
            <text:p>1.7438</text:p>
          </table:table-cell>
          <table:table-cell office:value-type="float" office:value="1.97572" calcext:value-type="float">
            <text:p>1.97572</text:p>
          </table:table-cell>
          <table:table-cell office:value-type="float" office:value="2.15602" calcext:value-type="float">
            <text:p>2.15602</text:p>
          </table:table-cell>
          <table:table-cell office:value-type="float" office:value="1.74826" calcext:value-type="float">
            <text:p>1.74826</text:p>
          </table:table-cell>
          <table:table-cell office:value-type="float" office:value="2.06915" calcext:value-type="float">
            <text:p>2.06915</text:p>
          </table:table-cell>
          <table:table-cell office:value-type="float" office:value="1.80141" calcext:value-type="float">
            <text:p>1.80141</text:p>
          </table:table-cell>
          <table:table-cell office:value-type="float" office:value="2.23533" calcext:value-type="float">
            <text:p>2.23533</text:p>
          </table:table-cell>
          <table:table-cell office:value-type="float" office:value="1.7368" calcext:value-type="float">
            <text:p>1.7368</text:p>
          </table:table-cell>
          <table:table-cell office:value-type="float" office:value="1.66033" calcext:value-type="float">
            <text:p>1.66033</text:p>
          </table:table-cell>
          <table:table-cell office:value-type="float" office:value="2.07438" calcext:value-type="float">
            <text:p>2.07438</text:p>
          </table:table-cell>
          <table:table-cell office:value-type="float" office:value="1.80387" calcext:value-type="float">
            <text:p>1.80387</text:p>
          </table:table-cell>
          <table:table-cell office:value-type="float" office:value="1.84653" calcext:value-type="float">
            <text:p>1.84653</text:p>
          </table:table-cell>
          <table:table-cell office:value-type="float" office:value="2.10607" calcext:value-type="float">
            <text:p>2.10607</text:p>
          </table:table-cell>
          <table:table-cell office:value-type="float" office:value="2.04973" calcext:value-type="float">
            <text:p>2.04973</text:p>
          </table:table-cell>
          <table:table-cell office:value-type="float" office:value="1.6612" calcext:value-type="float">
            <text:p>1.6612</text:p>
          </table:table-cell>
          <table:table-cell office:value-type="float" office:value="1.85246" calcext:value-type="float">
            <text:p>1.85246</text:p>
          </table:table-cell>
          <table:table-cell office:value-type="float" office:value="1.6397" calcext:value-type="float">
            <text:p>1.6397</text:p>
          </table:table-cell>
          <table:table-cell office:value-type="float" office:value="1.75248" calcext:value-type="float">
            <text:p>1.75248</text:p>
          </table:table-cell>
          <table:table-cell office:value-type="float" office:value="2.10291" calcext:value-type="float">
            <text:p>2.10291</text:p>
          </table:table-cell>
          <table:table-cell office:value-type="float" office:value="1.9592" calcext:value-type="float">
            <text:p>1.9592</text:p>
          </table:table-cell>
          <table:table-cell office:value-type="float" office:value="1.72534" calcext:value-type="float">
            <text:p>1.72534</text:p>
          </table:table-cell>
          <table:table-cell office:value-type="float" office:value="1.95252" calcext:value-type="float">
            <text:p>1.95252</text:p>
          </table:table-cell>
          <table:table-cell office:value-type="float" office:value="1.75916" calcext:value-type="float">
            <text:p>1.75916</text:p>
          </table:table-cell>
          <table:table-cell office:value-type="float" office:value="1.65121" calcext:value-type="float">
            <text:p>1.65121</text:p>
          </table:table-cell>
          <table:table-cell office:value-type="float" office:value="1.81701" calcext:value-type="float">
            <text:p>1.81701</text:p>
          </table:table-cell>
          <table:table-cell office:value-type="float" office:value="1.63097" calcext:value-type="float">
            <text:p>1.63097</text:p>
          </table:table-cell>
          <table:table-cell office:value-type="float" office:value="2.15781" calcext:value-type="float">
            <text:p>2.15781</text:p>
          </table:table-cell>
          <table:table-cell office:value-type="float" office:value="1.72377" calcext:value-type="float">
            <text:p>1.72377</text:p>
          </table:table-cell>
          <table:table-cell office:value-type="float" office:value="1.82913" calcext:value-type="float">
            <text:p>1.82913</text:p>
          </table:table-cell>
          <table:table-cell office:value-type="float" office:value="2.17888" calcext:value-type="float">
            <text:p>2.17888</text:p>
          </table:table-cell>
          <table:table-cell office:value-type="float" office:value="1.82878" calcext:value-type="float">
            <text:p>1.82878</text:p>
          </table:table-cell>
          <table:table-cell office:value-type="float" office:value="1.73547" calcext:value-type="float">
            <text:p>1.73547</text:p>
          </table:table-cell>
          <table:table-cell table:number-columns-repeated="4"/>
          <table:table-cell table:formula="of:=AVERAGE([.B58:.BI58])" office:value-type="float" office:value="1.84289433333333" calcext:value-type="float">
            <text:p>1.8428943333</text:p>
          </table:table-cell>
          <table:table-cell table:formula="of:=STDEV([.B58:.BI58])/2" office:value-type="float" office:value="0.114164234508837" calcext:value-type="float">
            <text:p>0.11416423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9546" calcext:value-type="float">
            <text:p>2.29546</text:p>
          </table:table-cell>
          <table:table-cell office:value-type="float" office:value="2.27757" calcext:value-type="float">
            <text:p>2.27757</text:p>
          </table:table-cell>
          <table:table-cell office:value-type="float" office:value="2.28231" calcext:value-type="float">
            <text:p>2.28231</text:p>
          </table:table-cell>
          <table:table-cell office:value-type="float" office:value="2.31013" calcext:value-type="float">
            <text:p>2.31013</text:p>
          </table:table-cell>
          <table:table-cell office:value-type="float" office:value="3.61374" calcext:value-type="float">
            <text:p>3.61374</text:p>
          </table:table-cell>
          <table:table-cell office:value-type="float" office:value="2.19297" calcext:value-type="float">
            <text:p>2.19297</text:p>
          </table:table-cell>
          <table:table-cell office:value-type="float" office:value="3.41883" calcext:value-type="float">
            <text:p>3.41883</text:p>
          </table:table-cell>
          <table:table-cell office:value-type="float" office:value="2.18533" calcext:value-type="float">
            <text:p>2.18533</text:p>
          </table:table-cell>
          <table:table-cell office:value-type="float" office:value="2.43363" calcext:value-type="float">
            <text:p>2.43363</text:p>
          </table:table-cell>
          <table:table-cell office:value-type="float" office:value="2.2453" calcext:value-type="float">
            <text:p>2.2453</text:p>
          </table:table-cell>
          <table:table-cell office:value-type="float" office:value="2.17551" calcext:value-type="float">
            <text:p>2.17551</text:p>
          </table:table-cell>
          <table:table-cell office:value-type="float" office:value="3.37841" calcext:value-type="float">
            <text:p>3.37841</text:p>
          </table:table-cell>
          <table:table-cell office:value-type="float" office:value="3.08631" calcext:value-type="float">
            <text:p>3.08631</text:p>
          </table:table-cell>
          <table:table-cell office:value-type="float" office:value="4.02152" calcext:value-type="float">
            <text:p>4.02152</text:p>
          </table:table-cell>
          <table:table-cell office:value-type="float" office:value="2.73941" calcext:value-type="float">
            <text:p>2.73941</text:p>
          </table:table-cell>
          <table:table-cell office:value-type="float" office:value="2.72435" calcext:value-type="float">
            <text:p>2.72435</text:p>
          </table:table-cell>
          <table:table-cell office:value-type="float" office:value="4.29099" calcext:value-type="float">
            <text:p>4.29099</text:p>
          </table:table-cell>
          <table:table-cell office:value-type="float" office:value="3.943" calcext:value-type="float">
            <text:p>3.943</text:p>
          </table:table-cell>
          <table:table-cell office:value-type="float" office:value="2.65852" calcext:value-type="float">
            <text:p>2.65852</text:p>
          </table:table-cell>
          <table:table-cell office:value-type="float" office:value="4.47957" calcext:value-type="float">
            <text:p>4.47957</text:p>
          </table:table-cell>
          <table:table-cell office:value-type="float" office:value="4.34992" calcext:value-type="float">
            <text:p>4.34992</text:p>
          </table:table-cell>
          <table:table-cell office:value-type="float" office:value="2.18263" calcext:value-type="float">
            <text:p>2.18263</text:p>
          </table:table-cell>
          <table:table-cell office:value-type="float" office:value="2.65434" calcext:value-type="float">
            <text:p>2.65434</text:p>
          </table:table-cell>
          <table:table-cell office:value-type="float" office:value="3.09887" calcext:value-type="float">
            <text:p>3.09887</text:p>
          </table:table-cell>
          <table:table-cell office:value-type="float" office:value="2.23525" calcext:value-type="float">
            <text:p>2.23525</text:p>
          </table:table-cell>
          <table:table-cell office:value-type="float" office:value="2.56859" calcext:value-type="float">
            <text:p>2.56859</text:p>
          </table:table-cell>
          <table:table-cell office:value-type="float" office:value="3.35737" calcext:value-type="float">
            <text:p>3.35737</text:p>
          </table:table-cell>
          <table:table-cell office:value-type="float" office:value="3.20808" calcext:value-type="float">
            <text:p>3.20808</text:p>
          </table:table-cell>
          <table:table-cell office:value-type="float" office:value="4.64983" calcext:value-type="float">
            <text:p>4.64983</text:p>
          </table:table-cell>
          <table:table-cell office:value-type="float" office:value="3.09901" calcext:value-type="float">
            <text:p>3.09901</text:p>
          </table:table-cell>
          <table:table-cell office:value-type="float" office:value="3.98914" calcext:value-type="float">
            <text:p>3.98914</text:p>
          </table:table-cell>
          <table:table-cell office:value-type="float" office:value="4.49797" calcext:value-type="float">
            <text:p>4.49797</text:p>
          </table:table-cell>
          <table:table-cell office:value-type="float" office:value="2.99341" calcext:value-type="float">
            <text:p>2.99341</text:p>
          </table:table-cell>
          <table:table-cell office:value-type="float" office:value="3.91476" calcext:value-type="float">
            <text:p>3.91476</text:p>
          </table:table-cell>
          <table:table-cell office:value-type="float" office:value="2.5944" calcext:value-type="float">
            <text:p>2.5944</text:p>
          </table:table-cell>
          <table:table-cell office:value-type="float" office:value="2.46572" calcext:value-type="float">
            <text:p>2.46572</text:p>
          </table:table-cell>
          <table:table-cell office:value-type="float" office:value="3.51047" calcext:value-type="float">
            <text:p>3.51047</text:p>
          </table:table-cell>
          <table:table-cell office:value-type="float" office:value="2.7196" calcext:value-type="float">
            <text:p>2.7196</text:p>
          </table:table-cell>
          <table:table-cell office:value-type="float" office:value="3.21895" calcext:value-type="float">
            <text:p>3.21895</text:p>
          </table:table-cell>
          <table:table-cell office:value-type="float" office:value="2.26971" calcext:value-type="float">
            <text:p>2.26971</text:p>
          </table:table-cell>
          <table:table-cell office:value-type="float" office:value="2.85719" calcext:value-type="float">
            <text:p>2.85719</text:p>
          </table:table-cell>
          <table:table-cell office:value-type="float" office:value="3.04984" calcext:value-type="float">
            <text:p>3.04984</text:p>
          </table:table-cell>
          <table:table-cell office:value-type="float" office:value="2.4062" calcext:value-type="float">
            <text:p>2.4062</text:p>
          </table:table-cell>
          <table:table-cell office:value-type="float" office:value="2.27475" calcext:value-type="float">
            <text:p>2.27475</text:p>
          </table:table-cell>
          <table:table-cell office:value-type="float" office:value="2.28641" calcext:value-type="float">
            <text:p>2.28641</text:p>
          </table:table-cell>
          <table:table-cell office:value-type="float" office:value="2.16018" calcext:value-type="float">
            <text:p>2.16018</text:p>
          </table:table-cell>
          <table:table-cell office:value-type="float" office:value="2.30215" calcext:value-type="float">
            <text:p>2.30215</text:p>
          </table:table-cell>
          <table:table-cell office:value-type="float" office:value="2.22471" calcext:value-type="float">
            <text:p>2.22471</text:p>
          </table:table-cell>
          <table:table-cell office:value-type="float" office:value="2.2391" calcext:value-type="float">
            <text:p>2.2391</text:p>
          </table:table-cell>
          <table:table-cell office:value-type="float" office:value="2.14768" calcext:value-type="float">
            <text:p>2.14768</text:p>
          </table:table-cell>
          <table:table-cell office:value-type="float" office:value="4.17917" calcext:value-type="float">
            <text:p>4.17917</text:p>
          </table:table-cell>
          <table:table-cell office:value-type="float" office:value="2.21486" calcext:value-type="float">
            <text:p>2.21486</text:p>
          </table:table-cell>
          <table:table-cell office:value-type="float" office:value="2.10172" calcext:value-type="float">
            <text:p>2.10172</text:p>
          </table:table-cell>
          <table:table-cell office:value-type="float" office:value="2.95068" calcext:value-type="float">
            <text:p>2.95068</text:p>
          </table:table-cell>
          <table:table-cell office:value-type="float" office:value="2.40562" calcext:value-type="float">
            <text:p>2.40562</text:p>
          </table:table-cell>
          <table:table-cell office:value-type="float" office:value="2.18969" calcext:value-type="float">
            <text:p>2.18969</text:p>
          </table:table-cell>
          <table:table-cell office:value-type="float" office:value="2.32421" calcext:value-type="float">
            <text:p>2.32421</text:p>
          </table:table-cell>
          <table:table-cell office:value-type="float" office:value="2.55912" calcext:value-type="float">
            <text:p>2.55912</text:p>
          </table:table-cell>
          <table:table-cell office:value-type="float" office:value="3.47717" calcext:value-type="float">
            <text:p>3.47717</text:p>
          </table:table-cell>
          <table:table-cell office:value-type="float" office:value="3.21498" calcext:value-type="float">
            <text:p>3.21498</text:p>
          </table:table-cell>
          <table:table-cell table:number-columns-repeated="4"/>
          <table:table-cell table:formula="of:=AVERAGE([.B59:.BI59])" office:value-type="float" office:value="2.89827183333333" calcext:value-type="float">
            <text:p>2.8982718333</text:p>
          </table:table-cell>
          <table:table-cell table:formula="of:=STDEV([.B59:.BI59])/2" office:value-type="float" office:value="0.368280020362053" calcext:value-type="float">
            <text:p>0.36828002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2535" calcext:value-type="float">
            <text:p>2.82535</text:p>
          </table:table-cell>
          <table:table-cell office:value-type="float" office:value="3.32839" calcext:value-type="float">
            <text:p>3.32839</text:p>
          </table:table-cell>
          <table:table-cell office:value-type="float" office:value="2.6995" calcext:value-type="float">
            <text:p>2.6995</text:p>
          </table:table-cell>
          <table:table-cell office:value-type="float" office:value="2.86974" calcext:value-type="float">
            <text:p>2.86974</text:p>
          </table:table-cell>
          <table:table-cell office:value-type="float" office:value="4.01068" calcext:value-type="float">
            <text:p>4.01068</text:p>
          </table:table-cell>
          <table:table-cell office:value-type="float" office:value="3.16563" calcext:value-type="float">
            <text:p>3.16563</text:p>
          </table:table-cell>
          <table:table-cell office:value-type="float" office:value="3.7166" calcext:value-type="float">
            <text:p>3.7166</text:p>
          </table:table-cell>
          <table:table-cell office:value-type="float" office:value="2.9626" calcext:value-type="float">
            <text:p>2.9626</text:p>
          </table:table-cell>
          <table:table-cell office:value-type="float" office:value="2.71381" calcext:value-type="float">
            <text:p>2.71381</text:p>
          </table:table-cell>
          <table:table-cell office:value-type="float" office:value="3.8108" calcext:value-type="float">
            <text:p>3.8108</text:p>
          </table:table-cell>
          <table:table-cell office:value-type="float" office:value="3.66123" calcext:value-type="float">
            <text:p>3.66123</text:p>
          </table:table-cell>
          <table:table-cell office:value-type="float" office:value="3.04862" calcext:value-type="float">
            <text:p>3.04862</text:p>
          </table:table-cell>
          <table:table-cell office:value-type="float" office:value="3.27388" calcext:value-type="float">
            <text:p>3.27388</text:p>
          </table:table-cell>
          <table:table-cell office:value-type="float" office:value="2.79329" calcext:value-type="float">
            <text:p>2.79329</text:p>
          </table:table-cell>
          <table:table-cell office:value-type="float" office:value="2.81478" calcext:value-type="float">
            <text:p>2.81478</text:p>
          </table:table-cell>
          <table:table-cell office:value-type="float" office:value="3.44574" calcext:value-type="float">
            <text:p>3.44574</text:p>
          </table:table-cell>
          <table:table-cell office:value-type="float" office:value="3.85971" calcext:value-type="float">
            <text:p>3.85971</text:p>
          </table:table-cell>
          <table:table-cell office:value-type="float" office:value="3.0723" calcext:value-type="float">
            <text:p>3.0723</text:p>
          </table:table-cell>
          <table:table-cell office:value-type="float" office:value="2.87578" calcext:value-type="float">
            <text:p>2.87578</text:p>
          </table:table-cell>
          <table:table-cell office:value-type="float" office:value="3.25136" calcext:value-type="float">
            <text:p>3.25136</text:p>
          </table:table-cell>
          <table:table-cell office:value-type="float" office:value="3.4934" calcext:value-type="float">
            <text:p>3.4934</text:p>
          </table:table-cell>
          <table:table-cell office:value-type="float" office:value="3.47562" calcext:value-type="float">
            <text:p>3.47562</text:p>
          </table:table-cell>
          <table:table-cell office:value-type="float" office:value="3.34178" calcext:value-type="float">
            <text:p>3.34178</text:p>
          </table:table-cell>
          <table:table-cell office:value-type="float" office:value="2.75569" calcext:value-type="float">
            <text:p>2.75569</text:p>
          </table:table-cell>
          <table:table-cell office:value-type="float" office:value="3.35476" calcext:value-type="float">
            <text:p>3.35476</text:p>
          </table:table-cell>
          <table:table-cell office:value-type="float" office:value="4.25774" calcext:value-type="float">
            <text:p>4.25774</text:p>
          </table:table-cell>
          <table:table-cell office:value-type="float" office:value="2.8383" calcext:value-type="float">
            <text:p>2.8383</text:p>
          </table:table-cell>
          <table:table-cell office:value-type="float" office:value="3.709" calcext:value-type="float">
            <text:p>3.709</text:p>
          </table:table-cell>
          <table:table-cell office:value-type="float" office:value="2.79597" calcext:value-type="float">
            <text:p>2.79597</text:p>
          </table:table-cell>
          <table:table-cell office:value-type="float" office:value="3.35343" calcext:value-type="float">
            <text:p>3.35343</text:p>
          </table:table-cell>
          <table:table-cell office:value-type="float" office:value="4.02212" calcext:value-type="float">
            <text:p>4.02212</text:p>
          </table:table-cell>
          <table:table-cell office:value-type="float" office:value="2.85895" calcext:value-type="float">
            <text:p>2.85895</text:p>
          </table:table-cell>
          <table:table-cell office:value-type="float" office:value="3.44615" calcext:value-type="float">
            <text:p>3.44615</text:p>
          </table:table-cell>
          <table:table-cell office:value-type="float" office:value="3.623" calcext:value-type="float">
            <text:p>3.623</text:p>
          </table:table-cell>
          <table:table-cell office:value-type="float" office:value="2.38283" calcext:value-type="float">
            <text:p>2.38283</text:p>
          </table:table-cell>
          <table:table-cell office:value-type="float" office:value="2.78452" calcext:value-type="float">
            <text:p>2.78452</text:p>
          </table:table-cell>
          <table:table-cell office:value-type="float" office:value="3.73991" calcext:value-type="float">
            <text:p>3.73991</text:p>
          </table:table-cell>
          <table:table-cell office:value-type="float" office:value="2.69428" calcext:value-type="float">
            <text:p>2.69428</text:p>
          </table:table-cell>
          <table:table-cell office:value-type="float" office:value="3.19578" calcext:value-type="float">
            <text:p>3.19578</text:p>
          </table:table-cell>
          <table:table-cell office:value-type="float" office:value="3.17697" calcext:value-type="float">
            <text:p>3.17697</text:p>
          </table:table-cell>
          <table:table-cell office:value-type="float" office:value="3.15288" calcext:value-type="float">
            <text:p>3.15288</text:p>
          </table:table-cell>
          <table:table-cell office:value-type="float" office:value="4.02902" calcext:value-type="float">
            <text:p>4.02902</text:p>
          </table:table-cell>
          <table:table-cell office:value-type="float" office:value="3.17374" calcext:value-type="float">
            <text:p>3.17374</text:p>
          </table:table-cell>
          <table:table-cell office:value-type="float" office:value="2.73764" calcext:value-type="float">
            <text:p>2.73764</text:p>
          </table:table-cell>
          <table:table-cell office:value-type="float" office:value="3.66919" calcext:value-type="float">
            <text:p>3.66919</text:p>
          </table:table-cell>
          <table:table-cell office:value-type="float" office:value="2.76094" calcext:value-type="float">
            <text:p>2.76094</text:p>
          </table:table-cell>
          <table:table-cell office:value-type="float" office:value="3.34768" calcext:value-type="float">
            <text:p>3.34768</text:p>
          </table:table-cell>
          <table:table-cell office:value-type="float" office:value="3.47829" calcext:value-type="float">
            <text:p>3.47829</text:p>
          </table:table-cell>
          <table:table-cell office:value-type="float" office:value="3.68977" calcext:value-type="float">
            <text:p>3.68977</text:p>
          </table:table-cell>
          <table:table-cell office:value-type="float" office:value="2.87157" calcext:value-type="float">
            <text:p>2.87157</text:p>
          </table:table-cell>
          <table:table-cell office:value-type="float" office:value="2.92394" calcext:value-type="float">
            <text:p>2.92394</text:p>
          </table:table-cell>
          <table:table-cell office:value-type="float" office:value="2.73491" calcext:value-type="float">
            <text:p>2.73491</text:p>
          </table:table-cell>
          <table:table-cell office:value-type="float" office:value="2.85831" calcext:value-type="float">
            <text:p>2.85831</text:p>
          </table:table-cell>
          <table:table-cell office:value-type="float" office:value="2.87864" calcext:value-type="float">
            <text:p>2.87864</text:p>
          </table:table-cell>
          <table:table-cell office:value-type="float" office:value="2.80442" calcext:value-type="float">
            <text:p>2.80442</text:p>
          </table:table-cell>
          <table:table-cell office:value-type="float" office:value="3.46981" calcext:value-type="float">
            <text:p>3.46981</text:p>
          </table:table-cell>
          <table:table-cell office:value-type="float" office:value="3.46802" calcext:value-type="float">
            <text:p>3.46802</text:p>
          </table:table-cell>
          <table:table-cell office:value-type="float" office:value="3.79042" calcext:value-type="float">
            <text:p>3.79042</text:p>
          </table:table-cell>
          <table:table-cell office:value-type="float" office:value="3.80648" calcext:value-type="float">
            <text:p>3.80648</text:p>
          </table:table-cell>
          <table:table-cell office:value-type="float" office:value="4.032" calcext:value-type="float">
            <text:p>4.032</text:p>
          </table:table-cell>
          <table:table-cell table:number-columns-repeated="4"/>
          <table:table-cell table:formula="of:=AVERAGE([.B60:.BI60])" office:value-type="float" office:value="3.252961" calcext:value-type="float">
            <text:p>3.252961</text:p>
          </table:table-cell>
          <table:table-cell table:formula="of:=STDEV([.B60:.BI60])/2" office:value-type="float" office:value="0.221884037297352" calcext:value-type="float">
            <text:p>0.22188403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2894" calcext:value-type="float">
            <text:p>3.52894</text:p>
          </table:table-cell>
          <table:table-cell office:value-type="float" office:value="3.95915" calcext:value-type="float">
            <text:p>3.95915</text:p>
          </table:table-cell>
          <table:table-cell office:value-type="float" office:value="3.37409" calcext:value-type="float">
            <text:p>3.37409</text:p>
          </table:table-cell>
          <table:table-cell office:value-type="float" office:value="4.05682" calcext:value-type="float">
            <text:p>4.05682</text:p>
          </table:table-cell>
          <table:table-cell office:value-type="float" office:value="3.41084" calcext:value-type="float">
            <text:p>3.41084</text:p>
          </table:table-cell>
          <table:table-cell office:value-type="float" office:value="3.64615" calcext:value-type="float">
            <text:p>3.64615</text:p>
          </table:table-cell>
          <table:table-cell office:value-type="float" office:value="3.60155" calcext:value-type="float">
            <text:p>3.60155</text:p>
          </table:table-cell>
          <table:table-cell office:value-type="float" office:value="3.56244" calcext:value-type="float">
            <text:p>3.56244</text:p>
          </table:table-cell>
          <table:table-cell office:value-type="float" office:value="3.66774" calcext:value-type="float">
            <text:p>3.66774</text:p>
          </table:table-cell>
          <table:table-cell office:value-type="float" office:value="3.42446" calcext:value-type="float">
            <text:p>3.42446</text:p>
          </table:table-cell>
          <table:table-cell office:value-type="float" office:value="3.34237" calcext:value-type="float">
            <text:p>3.34237</text:p>
          </table:table-cell>
          <table:table-cell office:value-type="float" office:value="2.91194" calcext:value-type="float">
            <text:p>2.91194</text:p>
          </table:table-cell>
          <table:table-cell office:value-type="float" office:value="2.95928" calcext:value-type="float">
            <text:p>2.95928</text:p>
          </table:table-cell>
          <table:table-cell office:value-type="float" office:value="4.11462" calcext:value-type="float">
            <text:p>4.11462</text:p>
          </table:table-cell>
          <table:table-cell office:value-type="float" office:value="3.36902" calcext:value-type="float">
            <text:p>3.36902</text:p>
          </table:table-cell>
          <table:table-cell office:value-type="float" office:value="3.04503" calcext:value-type="float">
            <text:p>3.04503</text:p>
          </table:table-cell>
          <table:table-cell office:value-type="float" office:value="3.13488" calcext:value-type="float">
            <text:p>3.13488</text:p>
          </table:table-cell>
          <table:table-cell office:value-type="float" office:value="3.33187" calcext:value-type="float">
            <text:p>3.33187</text:p>
          </table:table-cell>
          <table:table-cell office:value-type="float" office:value="3.63583" calcext:value-type="float">
            <text:p>3.63583</text:p>
          </table:table-cell>
          <table:table-cell office:value-type="float" office:value="3.29114" calcext:value-type="float">
            <text:p>3.29114</text:p>
          </table:table-cell>
          <table:table-cell office:value-type="float" office:value="4.09857" calcext:value-type="float">
            <text:p>4.09857</text:p>
          </table:table-cell>
          <table:table-cell office:value-type="float" office:value="3.12666" calcext:value-type="float">
            <text:p>3.12666</text:p>
          </table:table-cell>
          <table:table-cell office:value-type="float" office:value="3.49749" calcext:value-type="float">
            <text:p>3.49749</text:p>
          </table:table-cell>
          <table:table-cell office:value-type="float" office:value="3.07879" calcext:value-type="float">
            <text:p>3.07879</text:p>
          </table:table-cell>
          <table:table-cell office:value-type="float" office:value="4.13601" calcext:value-type="float">
            <text:p>4.13601</text:p>
          </table:table-cell>
          <table:table-cell office:value-type="float" office:value="3.12812" calcext:value-type="float">
            <text:p>3.12812</text:p>
          </table:table-cell>
          <table:table-cell office:value-type="float" office:value="2.91423" calcext:value-type="float">
            <text:p>2.91423</text:p>
          </table:table-cell>
          <table:table-cell office:value-type="float" office:value="2.90314" calcext:value-type="float">
            <text:p>2.90314</text:p>
          </table:table-cell>
          <table:table-cell office:value-type="float" office:value="3.42813" calcext:value-type="float">
            <text:p>3.42813</text:p>
          </table:table-cell>
          <table:table-cell office:value-type="float" office:value="3.38256" calcext:value-type="float">
            <text:p>3.38256</text:p>
          </table:table-cell>
          <table:table-cell office:value-type="float" office:value="3.75896" calcext:value-type="float">
            <text:p>3.75896</text:p>
          </table:table-cell>
          <table:table-cell office:value-type="float" office:value="3.40595" calcext:value-type="float">
            <text:p>3.40595</text:p>
          </table:table-cell>
          <table:table-cell office:value-type="float" office:value="3.28181" calcext:value-type="float">
            <text:p>3.28181</text:p>
          </table:table-cell>
          <table:table-cell office:value-type="float" office:value="3.86048" calcext:value-type="float">
            <text:p>3.86048</text:p>
          </table:table-cell>
          <table:table-cell office:value-type="float" office:value="3.39166" calcext:value-type="float">
            <text:p>3.39166</text:p>
          </table:table-cell>
          <table:table-cell office:value-type="float" office:value="3.55903" calcext:value-type="float">
            <text:p>3.55903</text:p>
          </table:table-cell>
          <table:table-cell office:value-type="float" office:value="3.53166" calcext:value-type="float">
            <text:p>3.53166</text:p>
          </table:table-cell>
          <table:table-cell office:value-type="float" office:value="3.16246" calcext:value-type="float">
            <text:p>3.16246</text:p>
          </table:table-cell>
          <table:table-cell office:value-type="float" office:value="3.84968" calcext:value-type="float">
            <text:p>3.84968</text:p>
          </table:table-cell>
          <table:table-cell office:value-type="float" office:value="3.55282" calcext:value-type="float">
            <text:p>3.55282</text:p>
          </table:table-cell>
          <table:table-cell office:value-type="float" office:value="3.23015" calcext:value-type="float">
            <text:p>3.23015</text:p>
          </table:table-cell>
          <table:table-cell office:value-type="float" office:value="2.89017" calcext:value-type="float">
            <text:p>2.89017</text:p>
          </table:table-cell>
          <table:table-cell office:value-type="float" office:value="3.23663" calcext:value-type="float">
            <text:p>3.23663</text:p>
          </table:table-cell>
          <table:table-cell office:value-type="float" office:value="3.07964" calcext:value-type="float">
            <text:p>3.07964</text:p>
          </table:table-cell>
          <table:table-cell office:value-type="float" office:value="4.05245" calcext:value-type="float">
            <text:p>4.05245</text:p>
          </table:table-cell>
          <table:table-cell office:value-type="float" office:value="2.91875" calcext:value-type="float">
            <text:p>2.91875</text:p>
          </table:table-cell>
          <table:table-cell office:value-type="float" office:value="3.21301" calcext:value-type="float">
            <text:p>3.21301</text:p>
          </table:table-cell>
          <table:table-cell office:value-type="float" office:value="3.571" calcext:value-type="float">
            <text:p>3.571</text:p>
          </table:table-cell>
          <table:table-cell office:value-type="float" office:value="3.05028" calcext:value-type="float">
            <text:p>3.05028</text:p>
          </table:table-cell>
          <table:table-cell office:value-type="float" office:value="3.16105" calcext:value-type="float">
            <text:p>3.16105</text:p>
          </table:table-cell>
          <table:table-cell office:value-type="float" office:value="3.63668" calcext:value-type="float">
            <text:p>3.63668</text:p>
          </table:table-cell>
          <table:table-cell office:value-type="float" office:value="3.65075" calcext:value-type="float">
            <text:p>3.65075</text:p>
          </table:table-cell>
          <table:table-cell office:value-type="float" office:value="3.61948" calcext:value-type="float">
            <text:p>3.61948</text:p>
          </table:table-cell>
          <table:table-cell office:value-type="float" office:value="3.59323" calcext:value-type="float">
            <text:p>3.59323</text:p>
          </table:table-cell>
          <table:table-cell office:value-type="float" office:value="3.66945" calcext:value-type="float">
            <text:p>3.66945</text:p>
          </table:table-cell>
          <table:table-cell office:value-type="float" office:value="3.74861" calcext:value-type="float">
            <text:p>3.74861</text:p>
          </table:table-cell>
          <table:table-cell office:value-type="float" office:value="3.45989" calcext:value-type="float">
            <text:p>3.45989</text:p>
          </table:table-cell>
          <table:table-cell office:value-type="float" office:value="2.92034" calcext:value-type="float">
            <text:p>2.92034</text:p>
          </table:table-cell>
          <table:table-cell office:value-type="float" office:value="2.94525" calcext:value-type="float">
            <text:p>2.94525</text:p>
          </table:table-cell>
          <table:table-cell office:value-type="float" office:value="3.36027" calcext:value-type="float">
            <text:p>3.36027</text:p>
          </table:table-cell>
          <table:table-cell table:number-columns-repeated="4"/>
          <table:table-cell table:formula="of:=AVERAGE([.B61:.BI61])" office:value-type="float" office:value="3.42372416666667" calcext:value-type="float">
            <text:p>3.4237241667</text:p>
          </table:table-cell>
          <table:table-cell table:formula="of:=STDEV([.B61:.BI61])/2" office:value-type="float" office:value="0.169214292360989" calcext:value-type="float">
            <text:p>0.16921429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17484" calcext:value-type="float">
            <text:p>4.17484</text:p>
          </table:table-cell>
          <table:table-cell office:value-type="float" office:value="4.25128" calcext:value-type="float">
            <text:p>4.25128</text:p>
          </table:table-cell>
          <table:table-cell office:value-type="float" office:value="4.31122" calcext:value-type="float">
            <text:p>4.31122</text:p>
          </table:table-cell>
          <table:table-cell office:value-type="float" office:value="4.17238" calcext:value-type="float">
            <text:p>4.17238</text:p>
          </table:table-cell>
          <table:table-cell office:value-type="float" office:value="4.19408" calcext:value-type="float">
            <text:p>4.19408</text:p>
          </table:table-cell>
          <table:table-cell office:value-type="float" office:value="4.17396" calcext:value-type="float">
            <text:p>4.17396</text:p>
          </table:table-cell>
          <table:table-cell office:value-type="float" office:value="4.21012" calcext:value-type="float">
            <text:p>4.21012</text:p>
          </table:table-cell>
          <table:table-cell office:value-type="float" office:value="3.91613" calcext:value-type="float">
            <text:p>3.91613</text:p>
          </table:table-cell>
          <table:table-cell office:value-type="float" office:value="4.57723" calcext:value-type="float">
            <text:p>4.57723</text:p>
          </table:table-cell>
          <table:table-cell office:value-type="float" office:value="3.22756" calcext:value-type="float">
            <text:p>3.22756</text:p>
          </table:table-cell>
          <table:table-cell office:value-type="float" office:value="4.1122" calcext:value-type="float">
            <text:p>4.1122</text:p>
          </table:table-cell>
          <table:table-cell office:value-type="float" office:value="4.24171" calcext:value-type="float">
            <text:p>4.24171</text:p>
          </table:table-cell>
          <table:table-cell office:value-type="float" office:value="4.31499" calcext:value-type="float">
            <text:p>4.31499</text:p>
          </table:table-cell>
          <table:table-cell office:value-type="float" office:value="4.07691" calcext:value-type="float">
            <text:p>4.07691</text:p>
          </table:table-cell>
          <table:table-cell office:value-type="float" office:value="4.29873" calcext:value-type="float">
            <text:p>4.29873</text:p>
          </table:table-cell>
          <table:table-cell office:value-type="float" office:value="4.24105" calcext:value-type="float">
            <text:p>4.24105</text:p>
          </table:table-cell>
          <table:table-cell office:value-type="float" office:value="4.11961" calcext:value-type="float">
            <text:p>4.11961</text:p>
          </table:table-cell>
          <table:table-cell office:value-type="float" office:value="4.09799" calcext:value-type="float">
            <text:p>4.09799</text:p>
          </table:table-cell>
          <table:table-cell office:value-type="float" office:value="4.11656" calcext:value-type="float">
            <text:p>4.11656</text:p>
          </table:table-cell>
          <table:table-cell office:value-type="float" office:value="4.19519" calcext:value-type="float">
            <text:p>4.19519</text:p>
          </table:table-cell>
          <table:table-cell office:value-type="float" office:value="4.05748" calcext:value-type="float">
            <text:p>4.05748</text:p>
          </table:table-cell>
          <table:table-cell office:value-type="float" office:value="2.96889" calcext:value-type="float">
            <text:p>2.96889</text:p>
          </table:table-cell>
          <table:table-cell office:value-type="float" office:value="4.21255" calcext:value-type="float">
            <text:p>4.21255</text:p>
          </table:table-cell>
          <table:table-cell office:value-type="float" office:value="4.12896" calcext:value-type="float">
            <text:p>4.12896</text:p>
          </table:table-cell>
          <table:table-cell office:value-type="float" office:value="3.80309" calcext:value-type="float">
            <text:p>3.80309</text:p>
          </table:table-cell>
          <table:table-cell office:value-type="float" office:value="4.21775" calcext:value-type="float">
            <text:p>4.21775</text:p>
          </table:table-cell>
          <table:table-cell office:value-type="float" office:value="4.16213" calcext:value-type="float">
            <text:p>4.16213</text:p>
          </table:table-cell>
          <table:table-cell office:value-type="float" office:value="3.96581" calcext:value-type="float">
            <text:p>3.96581</text:p>
          </table:table-cell>
          <table:table-cell office:value-type="float" office:value="4.16478" calcext:value-type="float">
            <text:p>4.16478</text:p>
          </table:table-cell>
          <table:table-cell office:value-type="float" office:value="4.21649" calcext:value-type="float">
            <text:p>4.21649</text:p>
          </table:table-cell>
          <table:table-cell office:value-type="float" office:value="4.64865" calcext:value-type="float">
            <text:p>4.64865</text:p>
          </table:table-cell>
          <table:table-cell office:value-type="float" office:value="3.34358" calcext:value-type="float">
            <text:p>3.34358</text:p>
          </table:table-cell>
          <table:table-cell office:value-type="float" office:value="4.22332" calcext:value-type="float">
            <text:p>4.22332</text:p>
          </table:table-cell>
          <table:table-cell office:value-type="float" office:value="4.10751" calcext:value-type="float">
            <text:p>4.10751</text:p>
          </table:table-cell>
          <table:table-cell office:value-type="float" office:value="4.09364" calcext:value-type="float">
            <text:p>4.09364</text:p>
          </table:table-cell>
          <table:table-cell office:value-type="float" office:value="3.97603" calcext:value-type="float">
            <text:p>3.97603</text:p>
          </table:table-cell>
          <table:table-cell office:value-type="float" office:value="4.09663" calcext:value-type="float">
            <text:p>4.09663</text:p>
          </table:table-cell>
          <table:table-cell office:value-type="float" office:value="4.23701" calcext:value-type="float">
            <text:p>4.23701</text:p>
          </table:table-cell>
          <table:table-cell office:value-type="float" office:value="4.25456" calcext:value-type="float">
            <text:p>4.25456</text:p>
          </table:table-cell>
          <table:table-cell office:value-type="float" office:value="4.25739" calcext:value-type="float">
            <text:p>4.25739</text:p>
          </table:table-cell>
          <table:table-cell office:value-type="float" office:value="4.08842" calcext:value-type="float">
            <text:p>4.08842</text:p>
          </table:table-cell>
          <table:table-cell office:value-type="float" office:value="4.27545" calcext:value-type="float">
            <text:p>4.27545</text:p>
          </table:table-cell>
          <table:table-cell office:value-type="float" office:value="4.06775" calcext:value-type="float">
            <text:p>4.06775</text:p>
          </table:table-cell>
          <table:table-cell office:value-type="float" office:value="4.03213" calcext:value-type="float">
            <text:p>4.03213</text:p>
          </table:table-cell>
          <table:table-cell office:value-type="float" office:value="3.53132" calcext:value-type="float">
            <text:p>3.53132</text:p>
          </table:table-cell>
          <table:table-cell office:value-type="float" office:value="4.09458" calcext:value-type="float">
            <text:p>4.09458</text:p>
          </table:table-cell>
          <table:table-cell office:value-type="float" office:value="3.79823" calcext:value-type="float">
            <text:p>3.79823</text:p>
          </table:table-cell>
          <table:table-cell office:value-type="float" office:value="4.04852" calcext:value-type="float">
            <text:p>4.04852</text:p>
          </table:table-cell>
          <table:table-cell office:value-type="float" office:value="4.07632" calcext:value-type="float">
            <text:p>4.07632</text:p>
          </table:table-cell>
          <table:table-cell office:value-type="float" office:value="4.29329" calcext:value-type="float">
            <text:p>4.29329</text:p>
          </table:table-cell>
          <table:table-cell office:value-type="float" office:value="4.18707" calcext:value-type="float">
            <text:p>4.18707</text:p>
          </table:table-cell>
          <table:table-cell office:value-type="float" office:value="3.09727" calcext:value-type="float">
            <text:p>3.09727</text:p>
          </table:table-cell>
          <table:table-cell office:value-type="float" office:value="4.10613" calcext:value-type="float">
            <text:p>4.10613</text:p>
          </table:table-cell>
          <table:table-cell office:value-type="float" office:value="4.25841" calcext:value-type="float">
            <text:p>4.25841</text:p>
          </table:table-cell>
          <table:table-cell office:value-type="float" office:value="4.01281" calcext:value-type="float">
            <text:p>4.01281</text:p>
          </table:table-cell>
          <table:table-cell office:value-type="float" office:value="4.13949" calcext:value-type="float">
            <text:p>4.13949</text:p>
          </table:table-cell>
          <table:table-cell office:value-type="float" office:value="4.21871" calcext:value-type="float">
            <text:p>4.21871</text:p>
          </table:table-cell>
          <table:table-cell office:value-type="float" office:value="4.20437" calcext:value-type="float">
            <text:p>4.20437</text:p>
          </table:table-cell>
          <table:table-cell office:value-type="float" office:value="3.80174" calcext:value-type="float">
            <text:p>3.80174</text:p>
          </table:table-cell>
          <table:table-cell office:value-type="float" office:value="3.0705" calcext:value-type="float">
            <text:p>3.0705</text:p>
          </table:table-cell>
          <table:table-cell table:number-columns-repeated="4"/>
          <table:table-cell table:formula="of:=AVERAGE([.B62:.BI62])" office:value-type="float" office:value="4.059375" calcext:value-type="float">
            <text:p>4.059375</text:p>
          </table:table-cell>
          <table:table-cell table:formula="of:=STDEV([.B62:.BI62])/2" office:value-type="float" office:value="0.163191607415738" calcext:value-type="float">
            <text:p>0.16319160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16737" calcext:value-type="float">
            <text:p>4.16737</text:p>
          </table:table-cell>
          <table:table-cell office:value-type="float" office:value="3.94097" calcext:value-type="float">
            <text:p>3.94097</text:p>
          </table:table-cell>
          <table:table-cell office:value-type="float" office:value="4.07066" calcext:value-type="float">
            <text:p>4.07066</text:p>
          </table:table-cell>
          <table:table-cell office:value-type="float" office:value="4.24132" calcext:value-type="float">
            <text:p>4.24132</text:p>
          </table:table-cell>
          <table:table-cell office:value-type="float" office:value="3.26863" calcext:value-type="float">
            <text:p>3.26863</text:p>
          </table:table-cell>
          <table:table-cell office:value-type="float" office:value="3.56849" calcext:value-type="float">
            <text:p>3.56849</text:p>
          </table:table-cell>
          <table:table-cell office:value-type="float" office:value="4.08474" calcext:value-type="float">
            <text:p>4.08474</text:p>
          </table:table-cell>
          <table:table-cell office:value-type="float" office:value="3.1114" calcext:value-type="float">
            <text:p>3.1114</text:p>
          </table:table-cell>
          <table:table-cell office:value-type="float" office:value="4.28404" calcext:value-type="float">
            <text:p>4.28404</text:p>
          </table:table-cell>
          <table:table-cell office:value-type="float" office:value="4.10241" calcext:value-type="float">
            <text:p>4.10241</text:p>
          </table:table-cell>
          <table:table-cell office:value-type="float" office:value="4.15703" calcext:value-type="float">
            <text:p>4.15703</text:p>
          </table:table-cell>
          <table:table-cell office:value-type="float" office:value="3.19747" calcext:value-type="float">
            <text:p>3.19747</text:p>
          </table:table-cell>
          <table:table-cell office:value-type="float" office:value="4.23229" calcext:value-type="float">
            <text:p>4.23229</text:p>
          </table:table-cell>
          <table:table-cell office:value-type="float" office:value="4.10868" calcext:value-type="float">
            <text:p>4.10868</text:p>
          </table:table-cell>
          <table:table-cell office:value-type="float" office:value="3.98689" calcext:value-type="float">
            <text:p>3.98689</text:p>
          </table:table-cell>
          <table:table-cell office:value-type="float" office:value="2.94072" calcext:value-type="float">
            <text:p>2.94072</text:p>
          </table:table-cell>
          <table:table-cell office:value-type="float" office:value="4.03451" calcext:value-type="float">
            <text:p>4.03451</text:p>
          </table:table-cell>
          <table:table-cell office:value-type="float" office:value="4.0155" calcext:value-type="float">
            <text:p>4.0155</text:p>
          </table:table-cell>
          <table:table-cell office:value-type="float" office:value="4.20263" calcext:value-type="float">
            <text:p>4.20263</text:p>
          </table:table-cell>
          <table:table-cell office:value-type="float" office:value="4.42357" calcext:value-type="float">
            <text:p>4.42357</text:p>
          </table:table-cell>
          <table:table-cell office:value-type="float" office:value="4.08897" calcext:value-type="float">
            <text:p>4.08897</text:p>
          </table:table-cell>
          <table:table-cell office:value-type="float" office:value="4.24707" calcext:value-type="float">
            <text:p>4.24707</text:p>
          </table:table-cell>
          <table:table-cell office:value-type="float" office:value="4.15495" calcext:value-type="float">
            <text:p>4.15495</text:p>
          </table:table-cell>
          <table:table-cell office:value-type="float" office:value="4.23908" calcext:value-type="float">
            <text:p>4.23908</text:p>
          </table:table-cell>
          <table:table-cell office:value-type="float" office:value="3.9005" calcext:value-type="float">
            <text:p>3.9005</text:p>
          </table:table-cell>
          <table:table-cell office:value-type="float" office:value="4.00606" calcext:value-type="float">
            <text:p>4.00606</text:p>
          </table:table-cell>
          <table:table-cell office:value-type="float" office:value="4.21384" calcext:value-type="float">
            <text:p>4.21384</text:p>
          </table:table-cell>
          <table:table-cell office:value-type="float" office:value="4.28827" calcext:value-type="float">
            <text:p>4.28827</text:p>
          </table:table-cell>
          <table:table-cell office:value-type="float" office:value="4.21792" calcext:value-type="float">
            <text:p>4.21792</text:p>
          </table:table-cell>
          <table:table-cell office:value-type="float" office:value="3.01887" calcext:value-type="float">
            <text:p>3.01887</text:p>
          </table:table-cell>
          <table:table-cell office:value-type="float" office:value="4.23927" calcext:value-type="float">
            <text:p>4.23927</text:p>
          </table:table-cell>
          <table:table-cell office:value-type="float" office:value="4.0821" calcext:value-type="float">
            <text:p>4.0821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4.30031" calcext:value-type="float">
            <text:p>4.30031</text:p>
          </table:table-cell>
          <table:table-cell office:value-type="float" office:value="4.18597" calcext:value-type="float">
            <text:p>4.18597</text:p>
          </table:table-cell>
          <table:table-cell office:value-type="float" office:value="3.13147" calcext:value-type="float">
            <text:p>3.13147</text:p>
          </table:table-cell>
          <table:table-cell office:value-type="float" office:value="3.22083" calcext:value-type="float">
            <text:p>3.22083</text:p>
          </table:table-cell>
          <table:table-cell office:value-type="float" office:value="4.08578" calcext:value-type="float">
            <text:p>4.08578</text:p>
          </table:table-cell>
          <table:table-cell office:value-type="float" office:value="4.28121" calcext:value-type="float">
            <text:p>4.28121</text:p>
          </table:table-cell>
          <table:table-cell office:value-type="float" office:value="4.28558" calcext:value-type="float">
            <text:p>4.28558</text:p>
          </table:table-cell>
          <table:table-cell office:value-type="float" office:value="4.11856" calcext:value-type="float">
            <text:p>4.11856</text:p>
          </table:table-cell>
          <table:table-cell office:value-type="float" office:value="4.13105" calcext:value-type="float">
            <text:p>4.13105</text:p>
          </table:table-cell>
          <table:table-cell office:value-type="float" office:value="4.15944" calcext:value-type="float">
            <text:p>4.15944</text:p>
          </table:table-cell>
          <table:table-cell office:value-type="float" office:value="4.17593" calcext:value-type="float">
            <text:p>4.17593</text:p>
          </table:table-cell>
          <table:table-cell office:value-type="float" office:value="3.35983" calcext:value-type="float">
            <text:p>3.35983</text:p>
          </table:table-cell>
          <table:table-cell office:value-type="float" office:value="4.09104" calcext:value-type="float">
            <text:p>4.09104</text:p>
          </table:table-cell>
          <table:table-cell office:value-type="float" office:value="4.11601" calcext:value-type="float">
            <text:p>4.11601</text:p>
          </table:table-cell>
          <table:table-cell office:value-type="float" office:value="3.88115" calcext:value-type="float">
            <text:p>3.88115</text:p>
          </table:table-cell>
          <table:table-cell office:value-type="float" office:value="4.26273" calcext:value-type="float">
            <text:p>4.26273</text:p>
          </table:table-cell>
          <table:table-cell office:value-type="float" office:value="4.19507" calcext:value-type="float">
            <text:p>4.19507</text:p>
          </table:table-cell>
          <table:table-cell office:value-type="float" office:value="4.55834" calcext:value-type="float">
            <text:p>4.55834</text:p>
          </table:table-cell>
          <table:table-cell office:value-type="float" office:value="4.24871" calcext:value-type="float">
            <text:p>4.24871</text:p>
          </table:table-cell>
          <table:table-cell office:value-type="float" office:value="4.10232" calcext:value-type="float">
            <text:p>4.10232</text:p>
          </table:table-cell>
          <table:table-cell office:value-type="float" office:value="4.28005" calcext:value-type="float">
            <text:p>4.28005</text:p>
          </table:table-cell>
          <table:table-cell office:value-type="float" office:value="4.13912" calcext:value-type="float">
            <text:p>4.13912</text:p>
          </table:table-cell>
          <table:table-cell office:value-type="float" office:value="4.2701" calcext:value-type="float">
            <text:p>4.2701</text:p>
          </table:table-cell>
          <table:table-cell office:value-type="float" office:value="4.11067" calcext:value-type="float">
            <text:p>4.11067</text:p>
          </table:table-cell>
          <table:table-cell office:value-type="float" office:value="4.06892" calcext:value-type="float">
            <text:p>4.06892</text:p>
          </table:table-cell>
          <table:table-cell office:value-type="float" office:value="4.04275" calcext:value-type="float">
            <text:p>4.04275</text:p>
          </table:table-cell>
          <table:table-cell office:value-type="float" office:value="4.19899" calcext:value-type="float">
            <text:p>4.19899</text:p>
          </table:table-cell>
          <table:table-cell table:number-columns-repeated="4"/>
          <table:table-cell table:formula="of:=AVERAGE([.B63:.BI63])" office:value-type="float" office:value="4.01931483333333" calcext:value-type="float">
            <text:p>4.0193148333</text:p>
          </table:table-cell>
          <table:table-cell table:formula="of:=STDEV([.B63:.BI63])/2" office:value-type="float" office:value="0.185647163771813" calcext:value-type="float">
            <text:p>0.18564716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16227" calcext:value-type="float">
            <text:p>4.16227</text:p>
          </table:table-cell>
          <table:table-cell office:value-type="float" office:value="4.06122" calcext:value-type="float">
            <text:p>4.06122</text:p>
          </table:table-cell>
          <table:table-cell office:value-type="float" office:value="4.01277" calcext:value-type="float">
            <text:p>4.01277</text:p>
          </table:table-cell>
          <table:table-cell office:value-type="float" office:value="4.24853" calcext:value-type="float">
            <text:p>4.24853</text:p>
          </table:table-cell>
          <table:table-cell office:value-type="float" office:value="4.33622" calcext:value-type="float">
            <text:p>4.33622</text:p>
          </table:table-cell>
          <table:table-cell office:value-type="float" office:value="4.20586" calcext:value-type="float">
            <text:p>4.20586</text:p>
          </table:table-cell>
          <table:table-cell office:value-type="float" office:value="4.35136" calcext:value-type="float">
            <text:p>4.35136</text:p>
          </table:table-cell>
          <table:table-cell office:value-type="float" office:value="4.16002" calcext:value-type="float">
            <text:p>4.16002</text:p>
          </table:table-cell>
          <table:table-cell office:value-type="float" office:value="2.95352" calcext:value-type="float">
            <text:p>2.95352</text:p>
          </table:table-cell>
          <table:table-cell office:value-type="float" office:value="4.21574" calcext:value-type="float">
            <text:p>4.21574</text:p>
          </table:table-cell>
          <table:table-cell office:value-type="float" office:value="4.26805" calcext:value-type="float">
            <text:p>4.26805</text:p>
          </table:table-cell>
          <table:table-cell office:value-type="float" office:value="3.5591" calcext:value-type="float">
            <text:p>3.5591</text:p>
          </table:table-cell>
          <table:table-cell office:value-type="float" office:value="3.56819" calcext:value-type="float">
            <text:p>3.56819</text:p>
          </table:table-cell>
          <table:table-cell office:value-type="float" office:value="4.22413" calcext:value-type="float">
            <text:p>4.22413</text:p>
          </table:table-cell>
          <table:table-cell office:value-type="float" office:value="4.19655" calcext:value-type="float">
            <text:p>4.19655</text:p>
          </table:table-cell>
          <table:table-cell office:value-type="float" office:value="4.15072" calcext:value-type="float">
            <text:p>4.15072</text:p>
          </table:table-cell>
          <table:table-cell office:value-type="float" office:value="4.12312" calcext:value-type="float">
            <text:p>4.12312</text:p>
          </table:table-cell>
          <table:table-cell office:value-type="float" office:value="4.16682" calcext:value-type="float">
            <text:p>4.16682</text:p>
          </table:table-cell>
          <table:table-cell office:value-type="float" office:value="4.14904" calcext:value-type="float">
            <text:p>4.14904</text:p>
          </table:table-cell>
          <table:table-cell office:value-type="float" office:value="4.30456" calcext:value-type="float">
            <text:p>4.30456</text:p>
          </table:table-cell>
          <table:table-cell office:value-type="float" office:value="4.271" calcext:value-type="float">
            <text:p>4.271</text:p>
          </table:table-cell>
          <table:table-cell office:value-type="float" office:value="4.29262" calcext:value-type="float">
            <text:p>4.29262</text:p>
          </table:table-cell>
          <table:table-cell office:value-type="float" office:value="4.29716" calcext:value-type="float">
            <text:p>4.29716</text:p>
          </table:table-cell>
          <table:table-cell office:value-type="float" office:value="4.1927" calcext:value-type="float">
            <text:p>4.1927</text:p>
          </table:table-cell>
          <table:table-cell office:value-type="float" office:value="4.21401" calcext:value-type="float">
            <text:p>4.21401</text:p>
          </table:table-cell>
          <table:table-cell office:value-type="float" office:value="4.21513" calcext:value-type="float">
            <text:p>4.21513</text:p>
          </table:table-cell>
          <table:table-cell office:value-type="float" office:value="4.26553" calcext:value-type="float">
            <text:p>4.26553</text:p>
          </table:table-cell>
          <table:table-cell office:value-type="float" office:value="4.31993" calcext:value-type="float">
            <text:p>4.31993</text:p>
          </table:table-cell>
          <table:table-cell office:value-type="float" office:value="4.04149" calcext:value-type="float">
            <text:p>4.04149</text:p>
          </table:table-cell>
          <table:table-cell office:value-type="float" office:value="4.20651" calcext:value-type="float">
            <text:p>4.20651</text:p>
          </table:table-cell>
          <table:table-cell office:value-type="float" office:value="4.26408" calcext:value-type="float">
            <text:p>4.26408</text:p>
          </table:table-cell>
          <table:table-cell office:value-type="float" office:value="4.20248" calcext:value-type="float">
            <text:p>4.20248</text:p>
          </table:table-cell>
          <table:table-cell office:value-type="float" office:value="4.56623" calcext:value-type="float">
            <text:p>4.56623</text:p>
          </table:table-cell>
          <table:table-cell office:value-type="float" office:value="4.15373" calcext:value-type="float">
            <text:p>4.15373</text:p>
          </table:table-cell>
          <table:table-cell office:value-type="float" office:value="4.2337" calcext:value-type="float">
            <text:p>4.2337</text:p>
          </table:table-cell>
          <table:table-cell office:value-type="float" office:value="4.20837" calcext:value-type="float">
            <text:p>4.20837</text:p>
          </table:table-cell>
          <table:table-cell office:value-type="float" office:value="4.11998" calcext:value-type="float">
            <text:p>4.11998</text:p>
          </table:table-cell>
          <table:table-cell office:value-type="float" office:value="4.11997" calcext:value-type="float">
            <text:p>4.11997</text:p>
          </table:table-cell>
          <table:table-cell office:value-type="float" office:value="4.24811" calcext:value-type="float">
            <text:p>4.24811</text:p>
          </table:table-cell>
          <table:table-cell office:value-type="float" office:value="4.35912" calcext:value-type="float">
            <text:p>4.35912</text:p>
          </table:table-cell>
          <table:table-cell office:value-type="float" office:value="4.14819" calcext:value-type="float">
            <text:p>4.14819</text:p>
          </table:table-cell>
          <table:table-cell office:value-type="float" office:value="4.43001" calcext:value-type="float">
            <text:p>4.43001</text:p>
          </table:table-cell>
          <table:table-cell office:value-type="float" office:value="4.22509" calcext:value-type="float">
            <text:p>4.22509</text:p>
          </table:table-cell>
          <table:table-cell office:value-type="float" office:value="4.36019" calcext:value-type="float">
            <text:p>4.36019</text:p>
          </table:table-cell>
          <table:table-cell office:value-type="float" office:value="4.23209" calcext:value-type="float">
            <text:p>4.23209</text:p>
          </table:table-cell>
          <table:table-cell office:value-type="float" office:value="4.00042" calcext:value-type="float">
            <text:p>4.00042</text:p>
          </table:table-cell>
          <table:table-cell office:value-type="float" office:value="4.23509" calcext:value-type="float">
            <text:p>4.23509</text:p>
          </table:table-cell>
          <table:table-cell office:value-type="float" office:value="4.21743" calcext:value-type="float">
            <text:p>4.21743</text:p>
          </table:table-cell>
          <table:table-cell office:value-type="float" office:value="4.15464" calcext:value-type="float">
            <text:p>4.15464</text:p>
          </table:table-cell>
          <table:table-cell office:value-type="float" office:value="4.15636" calcext:value-type="float">
            <text:p>4.15636</text:p>
          </table:table-cell>
          <table:table-cell office:value-type="float" office:value="3.82485" calcext:value-type="float">
            <text:p>3.82485</text:p>
          </table:table-cell>
          <table:table-cell office:value-type="float" office:value="4.33873" calcext:value-type="float">
            <text:p>4.33873</text:p>
          </table:table-cell>
          <table:table-cell office:value-type="float" office:value="4.21039" calcext:value-type="float">
            <text:p>4.21039</text:p>
          </table:table-cell>
          <table:table-cell office:value-type="float" office:value="3.41575" calcext:value-type="float">
            <text:p>3.41575</text:p>
          </table:table-cell>
          <table:table-cell office:value-type="float" office:value="3.67847" calcext:value-type="float">
            <text:p>3.67847</text:p>
          </table:table-cell>
          <table:table-cell office:value-type="float" office:value="3.91606" calcext:value-type="float">
            <text:p>3.91606</text:p>
          </table:table-cell>
          <table:table-cell office:value-type="float" office:value="4.17886" calcext:value-type="float">
            <text:p>4.17886</text:p>
          </table:table-cell>
          <table:table-cell office:value-type="float" office:value="4.35257" calcext:value-type="float">
            <text:p>4.35257</text:p>
          </table:table-cell>
          <table:table-cell office:value-type="float" office:value="4.21813" calcext:value-type="float">
            <text:p>4.21813</text:p>
          </table:table-cell>
          <table:table-cell office:value-type="float" office:value="4.15316" calcext:value-type="float">
            <text:p>4.15316</text:p>
          </table:table-cell>
          <table:table-cell table:number-columns-repeated="4"/>
          <table:table-cell table:formula="of:=AVERAGE([.B64:.BI64])" office:value-type="float" office:value="4.14426866666667" calcext:value-type="float">
            <text:p>4.1442686667</text:p>
          </table:table-cell>
          <table:table-cell table:formula="of:=STDEV([.B64:.BI64])/2" office:value-type="float" office:value="0.127534867407438" calcext:value-type="float">
            <text:p>0.12753486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29329" calcext:value-type="float">
            <text:p>4.29329</text:p>
          </table:table-cell>
          <table:table-cell office:value-type="float" office:value="4.36807" calcext:value-type="float">
            <text:p>4.36807</text:p>
          </table:table-cell>
          <table:table-cell office:value-type="float" office:value="4.32688" calcext:value-type="float">
            <text:p>4.32688</text:p>
          </table:table-cell>
          <table:table-cell office:value-type="float" office:value="4.36472" calcext:value-type="float">
            <text:p>4.36472</text:p>
          </table:table-cell>
          <table:table-cell office:value-type="float" office:value="4.09855" calcext:value-type="float">
            <text:p>4.09855</text:p>
          </table:table-cell>
          <table:table-cell office:value-type="float" office:value="4.12818" calcext:value-type="float">
            <text:p>4.12818</text:p>
          </table:table-cell>
          <table:table-cell office:value-type="float" office:value="4.07158" calcext:value-type="float">
            <text:p>4.07158</text:p>
          </table:table-cell>
          <table:table-cell office:value-type="float" office:value="4.32542" calcext:value-type="float">
            <text:p>4.32542</text:p>
          </table:table-cell>
          <table:table-cell office:value-type="float" office:value="4.25927" calcext:value-type="float">
            <text:p>4.25927</text:p>
          </table:table-cell>
          <table:table-cell office:value-type="float" office:value="3.84095" calcext:value-type="float">
            <text:p>3.84095</text:p>
          </table:table-cell>
          <table:table-cell office:value-type="float" office:value="4.27928" calcext:value-type="float">
            <text:p>4.27928</text:p>
          </table:table-cell>
          <table:table-cell office:value-type="float" office:value="4.19414" calcext:value-type="float">
            <text:p>4.19414</text:p>
          </table:table-cell>
          <table:table-cell office:value-type="float" office:value="4.26102" calcext:value-type="float">
            <text:p>4.26102</text:p>
          </table:table-cell>
          <table:table-cell office:value-type="float" office:value="4.15264" calcext:value-type="float">
            <text:p>4.15264</text:p>
          </table:table-cell>
          <table:table-cell office:value-type="float" office:value="4.25922" calcext:value-type="float">
            <text:p>4.25922</text:p>
          </table:table-cell>
          <table:table-cell office:value-type="float" office:value="4.22473" calcext:value-type="float">
            <text:p>4.22473</text:p>
          </table:table-cell>
          <table:table-cell office:value-type="float" office:value="4.29724" calcext:value-type="float">
            <text:p>4.29724</text:p>
          </table:table-cell>
          <table:table-cell office:value-type="float" office:value="4.10768" calcext:value-type="float">
            <text:p>4.10768</text:p>
          </table:table-cell>
          <table:table-cell office:value-type="float" office:value="4.4064" calcext:value-type="float">
            <text:p>4.4064</text:p>
          </table:table-cell>
          <table:table-cell office:value-type="float" office:value="4.19643" calcext:value-type="float">
            <text:p>4.19643</text:p>
          </table:table-cell>
          <table:table-cell office:value-type="float" office:value="4.11645" calcext:value-type="float">
            <text:p>4.11645</text:p>
          </table:table-cell>
          <table:table-cell office:value-type="float" office:value="4.31802" calcext:value-type="float">
            <text:p>4.31802</text:p>
          </table:table-cell>
          <table:table-cell office:value-type="float" office:value="4.34815" calcext:value-type="float">
            <text:p>4.34815</text:p>
          </table:table-cell>
          <table:table-cell office:value-type="float" office:value="4.10067" calcext:value-type="float">
            <text:p>4.10067</text:p>
          </table:table-cell>
          <table:table-cell office:value-type="float" office:value="4.31617" calcext:value-type="float">
            <text:p>4.31617</text:p>
          </table:table-cell>
          <table:table-cell office:value-type="float" office:value="4.20761" calcext:value-type="float">
            <text:p>4.20761</text:p>
          </table:table-cell>
          <table:table-cell office:value-type="float" office:value="4.35855" calcext:value-type="float">
            <text:p>4.35855</text:p>
          </table:table-cell>
          <table:table-cell office:value-type="float" office:value="4.2937" calcext:value-type="float">
            <text:p>4.2937</text:p>
          </table:table-cell>
          <table:table-cell office:value-type="float" office:value="4.2258" calcext:value-type="float">
            <text:p>4.2258</text:p>
          </table:table-cell>
          <table:table-cell office:value-type="float" office:value="4.20528" calcext:value-type="float">
            <text:p>4.20528</text:p>
          </table:table-cell>
          <table:table-cell office:value-type="float" office:value="4.15793" calcext:value-type="float">
            <text:p>4.15793</text:p>
          </table:table-cell>
          <table:table-cell office:value-type="float" office:value="4.2608" calcext:value-type="float">
            <text:p>4.2608</text:p>
          </table:table-cell>
          <table:table-cell office:value-type="float" office:value="4.81321" calcext:value-type="float">
            <text:p>4.81321</text:p>
          </table:table-cell>
          <table:table-cell office:value-type="float" office:value="4.23334" calcext:value-type="float">
            <text:p>4.23334</text:p>
          </table:table-cell>
          <table:table-cell office:value-type="float" office:value="4.27633" calcext:value-type="float">
            <text:p>4.27633</text:p>
          </table:table-cell>
          <table:table-cell office:value-type="float" office:value="4.20553" calcext:value-type="float">
            <text:p>4.20553</text:p>
          </table:table-cell>
          <table:table-cell office:value-type="float" office:value="4.29581" calcext:value-type="float">
            <text:p>4.29581</text:p>
          </table:table-cell>
          <table:table-cell office:value-type="float" office:value="4.44119" calcext:value-type="float">
            <text:p>4.44119</text:p>
          </table:table-cell>
          <table:table-cell office:value-type="float" office:value="4.31035" calcext:value-type="float">
            <text:p>4.31035</text:p>
          </table:table-cell>
          <table:table-cell office:value-type="float" office:value="4.21206" calcext:value-type="float">
            <text:p>4.21206</text:p>
          </table:table-cell>
          <table:table-cell office:value-type="float" office:value="4.29342" calcext:value-type="float">
            <text:p>4.29342</text:p>
          </table:table-cell>
          <table:table-cell office:value-type="float" office:value="4.13354" calcext:value-type="float">
            <text:p>4.13354</text:p>
          </table:table-cell>
          <table:table-cell office:value-type="float" office:value="4.31768" calcext:value-type="float">
            <text:p>4.31768</text:p>
          </table:table-cell>
          <table:table-cell office:value-type="float" office:value="4.136" calcext:value-type="float">
            <text:p>4.136</text:p>
          </table:table-cell>
          <table:table-cell office:value-type="float" office:value="4.29051" calcext:value-type="float">
            <text:p>4.29051</text:p>
          </table:table-cell>
          <table:table-cell office:value-type="float" office:value="4.39121" calcext:value-type="float">
            <text:p>4.39121</text:p>
          </table:table-cell>
          <table:table-cell office:value-type="float" office:value="4.2165" calcext:value-type="float">
            <text:p>4.2165</text:p>
          </table:table-cell>
          <table:table-cell office:value-type="float" office:value="4.33154" calcext:value-type="float">
            <text:p>4.33154</text:p>
          </table:table-cell>
          <table:table-cell office:value-type="float" office:value="4.28252" calcext:value-type="float">
            <text:p>4.28252</text:p>
          </table:table-cell>
          <table:table-cell office:value-type="float" office:value="4.28987" calcext:value-type="float">
            <text:p>4.28987</text:p>
          </table:table-cell>
          <table:table-cell office:value-type="float" office:value="4.23866" calcext:value-type="float">
            <text:p>4.23866</text:p>
          </table:table-cell>
          <table:table-cell office:value-type="float" office:value="4.2548" calcext:value-type="float">
            <text:p>4.2548</text:p>
          </table:table-cell>
          <table:table-cell office:value-type="float" office:value="4.19217" calcext:value-type="float">
            <text:p>4.19217</text:p>
          </table:table-cell>
          <table:table-cell office:value-type="float" office:value="4.32634" calcext:value-type="float">
            <text:p>4.32634</text:p>
          </table:table-cell>
          <table:table-cell office:value-type="float" office:value="4.21137" calcext:value-type="float">
            <text:p>4.21137</text:p>
          </table:table-cell>
          <table:table-cell office:value-type="float" office:value="4.34128" calcext:value-type="float">
            <text:p>4.34128</text:p>
          </table:table-cell>
          <table:table-cell office:value-type="float" office:value="4.2717" calcext:value-type="float">
            <text:p>4.2717</text:p>
          </table:table-cell>
          <table:table-cell office:value-type="float" office:value="4.13969" calcext:value-type="float">
            <text:p>4.13969</text:p>
          </table:table-cell>
          <table:table-cell office:value-type="float" office:value="4.22124" calcext:value-type="float">
            <text:p>4.22124</text:p>
          </table:table-cell>
          <table:table-cell office:value-type="float" office:value="4.2383" calcext:value-type="float">
            <text:p>4.2383</text:p>
          </table:table-cell>
          <table:table-cell table:number-columns-repeated="4"/>
          <table:table-cell table:formula="of:=AVERAGE([.B65:.BI65])" office:value-type="float" office:value="4.25451633333333" calcext:value-type="float">
            <text:p>4.2545163333</text:p>
          </table:table-cell>
          <table:table-cell table:formula="of:=STDEV([.B65:.BI65])/2" office:value-type="float" office:value="0.0613269044904317" calcext:value-type="float">
            <text:p>0.06132690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3899" calcext:value-type="float">
            <text:p>4.3899</text:p>
          </table:table-cell>
          <table:table-cell office:value-type="float" office:value="4.35165" calcext:value-type="float">
            <text:p>4.35165</text:p>
          </table:table-cell>
          <table:table-cell office:value-type="float" office:value="4.23364" calcext:value-type="float">
            <text:p>4.23364</text:p>
          </table:table-cell>
          <table:table-cell office:value-type="float" office:value="4.30465" calcext:value-type="float">
            <text:p>4.30465</text:p>
          </table:table-cell>
          <table:table-cell office:value-type="float" office:value="4.82703" calcext:value-type="float">
            <text:p>4.82703</text:p>
          </table:table-cell>
          <table:table-cell office:value-type="float" office:value="4.12784" calcext:value-type="float">
            <text:p>4.12784</text:p>
          </table:table-cell>
          <table:table-cell office:value-type="float" office:value="4.14977" calcext:value-type="float">
            <text:p>4.14977</text:p>
          </table:table-cell>
          <table:table-cell office:value-type="float" office:value="4.41987" calcext:value-type="float">
            <text:p>4.41987</text:p>
          </table:table-cell>
          <table:table-cell office:value-type="float" office:value="4.15307" calcext:value-type="float">
            <text:p>4.15307</text:p>
          </table:table-cell>
          <table:table-cell office:value-type="float" office:value="4.31963" calcext:value-type="float">
            <text:p>4.31963</text:p>
          </table:table-cell>
          <table:table-cell office:value-type="float" office:value="4.24957" calcext:value-type="float">
            <text:p>4.24957</text:p>
          </table:table-cell>
          <table:table-cell office:value-type="float" office:value="4.17157" calcext:value-type="float">
            <text:p>4.17157</text:p>
          </table:table-cell>
          <table:table-cell office:value-type="float" office:value="4.17183" calcext:value-type="float">
            <text:p>4.17183</text:p>
          </table:table-cell>
          <table:table-cell office:value-type="float" office:value="4.2863" calcext:value-type="float">
            <text:p>4.2863</text:p>
          </table:table-cell>
          <table:table-cell office:value-type="float" office:value="4.09664" calcext:value-type="float">
            <text:p>4.09664</text:p>
          </table:table-cell>
          <table:table-cell office:value-type="float" office:value="3.97777" calcext:value-type="float">
            <text:p>3.97777</text:p>
          </table:table-cell>
          <table:table-cell office:value-type="float" office:value="4.18857" calcext:value-type="float">
            <text:p>4.18857</text:p>
          </table:table-cell>
          <table:table-cell office:value-type="float" office:value="4.34847" calcext:value-type="float">
            <text:p>4.34847</text:p>
          </table:table-cell>
          <table:table-cell office:value-type="float" office:value="5.07372" calcext:value-type="float">
            <text:p>5.07372</text:p>
          </table:table-cell>
          <table:table-cell office:value-type="float" office:value="4.30926" calcext:value-type="float">
            <text:p>4.30926</text:p>
          </table:table-cell>
          <table:table-cell office:value-type="float" office:value="4.17576" calcext:value-type="float">
            <text:p>4.17576</text:p>
          </table:table-cell>
          <table:table-cell office:value-type="float" office:value="4.10584" calcext:value-type="float">
            <text:p>4.10584</text:p>
          </table:table-cell>
          <table:table-cell office:value-type="float" office:value="4.31228" calcext:value-type="float">
            <text:p>4.31228</text:p>
          </table:table-cell>
          <table:table-cell office:value-type="float" office:value="4.25516" calcext:value-type="float">
            <text:p>4.25516</text:p>
          </table:table-cell>
          <table:table-cell office:value-type="float" office:value="4.06307" calcext:value-type="float">
            <text:p>4.06307</text:p>
          </table:table-cell>
          <table:table-cell office:value-type="float" office:value="4.17457" calcext:value-type="float">
            <text:p>4.17457</text:p>
          </table:table-cell>
          <table:table-cell office:value-type="float" office:value="4.22403" calcext:value-type="float">
            <text:p>4.22403</text:p>
          </table:table-cell>
          <table:table-cell office:value-type="float" office:value="3.655" calcext:value-type="float">
            <text:p>3.655</text:p>
          </table:table-cell>
          <table:table-cell office:value-type="float" office:value="4.12562" calcext:value-type="float">
            <text:p>4.12562</text:p>
          </table:table-cell>
          <table:table-cell office:value-type="float" office:value="3.5214" calcext:value-type="float">
            <text:p>3.5214</text:p>
          </table:table-cell>
          <table:table-cell office:value-type="float" office:value="4.24912" calcext:value-type="float">
            <text:p>4.24912</text:p>
          </table:table-cell>
          <table:table-cell office:value-type="float" office:value="4.20444" calcext:value-type="float">
            <text:p>4.20444</text:p>
          </table:table-cell>
          <table:table-cell office:value-type="float" office:value="4.3887" calcext:value-type="float">
            <text:p>4.3887</text:p>
          </table:table-cell>
          <table:table-cell office:value-type="float" office:value="4.57551" calcext:value-type="float">
            <text:p>4.57551</text:p>
          </table:table-cell>
          <table:table-cell office:value-type="float" office:value="4.11181" calcext:value-type="float">
            <text:p>4.11181</text:p>
          </table:table-cell>
          <table:table-cell office:value-type="float" office:value="4.81164" calcext:value-type="float">
            <text:p>4.81164</text:p>
          </table:table-cell>
          <table:table-cell office:value-type="float" office:value="4.31297" calcext:value-type="float">
            <text:p>4.31297</text:p>
          </table:table-cell>
          <table:table-cell office:value-type="float" office:value="4.25624" calcext:value-type="float">
            <text:p>4.25624</text:p>
          </table:table-cell>
          <table:table-cell office:value-type="float" office:value="4.21393" calcext:value-type="float">
            <text:p>4.21393</text:p>
          </table:table-cell>
          <table:table-cell office:value-type="float" office:value="4.17349" calcext:value-type="float">
            <text:p>4.17349</text:p>
          </table:table-cell>
          <table:table-cell office:value-type="float" office:value="4.11864" calcext:value-type="float">
            <text:p>4.11864</text:p>
          </table:table-cell>
          <table:table-cell office:value-type="float" office:value="4.0267" calcext:value-type="float">
            <text:p>4.0267</text:p>
          </table:table-cell>
          <table:table-cell office:value-type="float" office:value="4.18687" calcext:value-type="float">
            <text:p>4.18687</text:p>
          </table:table-cell>
          <table:table-cell office:value-type="float" office:value="4.03528" calcext:value-type="float">
            <text:p>4.03528</text:p>
          </table:table-cell>
          <table:table-cell office:value-type="float" office:value="4.26436" calcext:value-type="float">
            <text:p>4.26436</text:p>
          </table:table-cell>
          <table:table-cell office:value-type="float" office:value="4.15642" calcext:value-type="float">
            <text:p>4.15642</text:p>
          </table:table-cell>
          <table:table-cell office:value-type="float" office:value="4.81119" calcext:value-type="float">
            <text:p>4.81119</text:p>
          </table:table-cell>
          <table:table-cell office:value-type="float" office:value="3.9856" calcext:value-type="float">
            <text:p>3.9856</text:p>
          </table:table-cell>
          <table:table-cell office:value-type="float" office:value="4.66088" calcext:value-type="float">
            <text:p>4.66088</text:p>
          </table:table-cell>
          <table:table-cell office:value-type="float" office:value="4.62542" calcext:value-type="float">
            <text:p>4.62542</text:p>
          </table:table-cell>
          <table:table-cell office:value-type="float" office:value="4.11977" calcext:value-type="float">
            <text:p>4.11977</text:p>
          </table:table-cell>
          <table:table-cell office:value-type="float" office:value="4.28218" calcext:value-type="float">
            <text:p>4.28218</text:p>
          </table:table-cell>
          <table:table-cell office:value-type="float" office:value="4.30764" calcext:value-type="float">
            <text:p>4.30764</text:p>
          </table:table-cell>
          <table:table-cell office:value-type="float" office:value="4.12692" calcext:value-type="float">
            <text:p>4.12692</text:p>
          </table:table-cell>
          <table:table-cell office:value-type="float" office:value="4.18147" calcext:value-type="float">
            <text:p>4.18147</text:p>
          </table:table-cell>
          <table:table-cell office:value-type="float" office:value="4.09922" calcext:value-type="float">
            <text:p>4.09922</text:p>
          </table:table-cell>
          <table:table-cell office:value-type="float" office:value="4.2381" calcext:value-type="float">
            <text:p>4.2381</text:p>
          </table:table-cell>
          <table:table-cell office:value-type="float" office:value="4.2779" calcext:value-type="float">
            <text:p>4.2779</text:p>
          </table:table-cell>
          <table:table-cell office:value-type="float" office:value="4.19976" calcext:value-type="float">
            <text:p>4.19976</text:p>
          </table:table-cell>
          <table:table-cell office:value-type="float" office:value="4.70047" calcext:value-type="float">
            <text:p>4.70047</text:p>
          </table:table-cell>
          <table:table-cell table:number-columns-repeated="4"/>
          <table:table-cell table:formula="of:=AVERAGE([.B66:.BI66])" office:value-type="float" office:value="4.25776866666667" calcext:value-type="float">
            <text:p>4.2577686667</text:p>
          </table:table-cell>
          <table:table-cell table:formula="of:=STDEV([.B66:.BI66])/2" office:value-type="float" office:value="0.126443205936555" calcext:value-type="float">
            <text:p>0.1264432059</text:p>
          </table:table-cell>
        </table:table-row>
      </table:table>
      <table:table table:name="SUMMARY" table:style-name="ta1">
        <table:shapes>
          <draw:frame draw:z-index="0" draw:style-name="gr1" draw:text-style-name="P1" svg:width="7.8701in" svg:height="4.4339in" svg:x="2.0594in" svg:y="3.3256in">
            <draw:object draw:notify-on-update-of-ranges="SUMMARY.B6:SUMMARY.B14 SUMMARY.C5:SUMMARY.C5 SUMMARY.C6:SUMMARY.C14 SUMMARY.I6:SUMMARY.I14 SUMMARY.I6:SUMMARY.I14 SUMMARY.D5:SUMMARY.D5 SUMMARY.D6:SUMMARY.D14 SUMMARY.J6:SUMMARY.J14 SUMMARY.J6:SUMMARY.J14 SUMMARY.G5:SUMMARY.G5 SUMMARY.G6:SUMMARY.G14 SUMMARY.M6:SUMMARY.M14 SUMMARY.M6:SUMMARY.M14 SUMMARY.E5:SUMMARY.E5 SUMMARY.E6:SUMMARY.E14 SUMMARY.K6:SUMMARY.K14 SUMMARY.K6:SUMMARY.K14 SUMMARY.F5:SUMMARY.F5 SUMMARY.F6:SUMMARY.F14 SUMMARY.L6:SUMMARY.L14 SUMMARY.L6:SUMMARY.L14 SUMMARY.H5:SUMMARY.H5 SUMMARY.H6:SUMMARY.H14 SUMMARY.N6:SUMMARY.N14 SUMMARY.N6:SUMMARY.N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8701in" svg:height="4.4339in" svg:x="11.2953in" svg:y="3.252in">
            <draw:object draw:notify-on-update-of-ranges="SUMMARY.B6:SUMMARY.B14 SUMMARY.G5:SUMMARY.G5 SUMMARY.G6:SUMMARY.G14 SUMMARY.M6:SUMMARY.M14 SUMMARY.M6:SUMMARY.M14 SUMMARY.E5:SUMMARY.E5 SUMMARY.E6:SUMMARY.E14 SUMMARY.K6:SUMMARY.K14 SUMMARY.K6:SUMMARY.K14 SUMMARY.H5:SUMMARY.H5 SUMMARY.H6:SUMMARY.H14 SUMMARY.N6:SUMMARY.N14 SUMMARY.N6:SUMMARY.N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14" table:default-cell-style-name="Default"/>
        <table:table-row table:style-name="ro2" table:number-rows-repeated="4">
          <table:table-cell table:number-columns-repeated="14"/>
        </table:table-row>
        <table:table-row table:style-name="ro2">
          <table:table-cell/>
          <table:table-cell office:value-type="string" calcext:value-type="string">
            <text:p>Threads</text:p>
          </table:table-cell>
          <table:table-cell table:formula="of:=[Datos.A2]" office:value-type="string" office:string-value="DummyAffinity" calcext:value-type="string">
            <text:p>DummyAffinity</text:p>
          </table:table-cell>
          <table:table-cell table:formula="of:=[Datos.A13]" office:value-type="string" office:string-value="EquitativeAffinity" calcext:value-type="string">
            <text:p>EquitativeAffinity</text:p>
          </table:table-cell>
          <table:table-cell table:formula="of:=[Datos.A24]" office:value-type="string" office:string-value="ImpairAffinity" calcext:value-type="string">
            <text:p>ImpairAffinity</text:p>
          </table:table-cell>
          <table:table-cell table:formula="of:=[Datos.A35]" office:value-type="string" office:string-value="NumaPairAffinity" calcext:value-type="string">
            <text:p>NumaPairAffinity</text:p>
          </table:table-cell>
          <table:table-cell table:formula="of:=[Datos.A46]" office:value-type="string" office:string-value="PairAffinity" calcext:value-type="string">
            <text:p>PairAffinity</text:p>
          </table:table-cell>
          <table:table-cell table:formula="of:=[Datos.A57]" office:value-type="string" office:string-value="SinProcessorAffinity" calcext:value-type="string">
            <text:p>SinProcessorAffinity</text:p>
          </table:table-cell>
          <table:table-cell office:value-type="string" calcext:value-type="string">
            <text:p>dummy_stdev</text:p>
          </table:table-cell>
          <table:table-cell office:value-type="string" calcext:value-type="string">
            <text:p>equit_stdev</text:p>
          </table:table-cell>
          <table:table-cell office:value-type="string" calcext:value-type="string">
            <text:p>impair_stdev</text:p>
          </table:table-cell>
          <table:table-cell office:value-type="string" calcext:value-type="string">
            <text:p>numapair_stdev</text:p>
          </table:table-cell>
          <table:table-cell office:value-type="string" calcext:value-type="string">
            <text:p>pair_stdev</text:p>
          </table:table-cell>
          <table:table-cell office:value-type="string" calcext:value-type="string">
            <text:p>sinproc_stdev</text:p>
          </table:table-cell>
        </table:table-row>
        <table:table-row table:style-name="ro2">
          <table:table-cell/>
          <table:table-cell table:formula="of:=[Datos.A3]" office:value-type="float" office:value="1" calcext:value-type="float">
            <text:p>1</text:p>
          </table:table-cell>
          <table:table-cell table:formula="of:=[Datos.BN3]" office:value-type="float" office:value="2.1234815" calcext:value-type="float">
            <text:p>2.1234815</text:p>
          </table:table-cell>
          <table:table-cell table:formula="of:=[Datos.BN14]" office:value-type="float" office:value="2.17342333333333" calcext:value-type="float">
            <text:p>2.1734233333</text:p>
          </table:table-cell>
          <table:table-cell table:formula="of:=[Datos.BN25]" office:value-type="float" office:value="1.99624116666667" calcext:value-type="float">
            <text:p>1.9962411667</text:p>
          </table:table-cell>
          <table:table-cell table:formula="of:=[Datos.BN36]" office:value-type="float" office:value="2.05851016666667" calcext:value-type="float">
            <text:p>2.0585101667</text:p>
          </table:table-cell>
          <table:table-cell table:formula="of:=[Datos.BN47]" office:value-type="float" office:value="2.159865" calcext:value-type="float">
            <text:p>2.159865</text:p>
          </table:table-cell>
          <table:table-cell table:formula="of:=[Datos.BN58]" office:value-type="float" office:value="1.84289433333333" calcext:value-type="float">
            <text:p>1.8428943333</text:p>
          </table:table-cell>
          <table:table-cell table:formula="of:=[Datos.BO3]" office:value-type="float" office:value="0.106982709579652" calcext:value-type="float">
            <text:p>0.1069827096</text:p>
          </table:table-cell>
          <table:table-cell table:formula="of:=[Datos.BO14]" office:value-type="float" office:value="0.0538911771470413" calcext:value-type="float">
            <text:p>0.0538911771</text:p>
          </table:table-cell>
          <table:table-cell table:formula="of:=[Datos.BO25]" office:value-type="float" office:value="0.141109998465831" calcext:value-type="float">
            <text:p>0.1411099985</text:p>
          </table:table-cell>
          <table:table-cell table:formula="of:=[Datos.BO36]" office:value-type="float" office:value="0.116678510495436" calcext:value-type="float">
            <text:p>0.1166785105</text:p>
          </table:table-cell>
          <table:table-cell table:formula="of:=[Datos.BO47]" office:value-type="float" office:value="0.0911725337324975" calcext:value-type="float">
            <text:p>0.0911725337</text:p>
          </table:table-cell>
          <table:table-cell table:formula="of:=[Datos.BO58]" office:value-type="float" office:value="0.114164234508837" calcext:value-type="float">
            <text:p>0.1141642345</text:p>
          </table:table-cell>
        </table:table-row>
        <table:table-row table:style-name="ro2">
          <table:table-cell/>
          <table:table-cell table:formula="of:=[Datos.A4]" office:value-type="float" office:value="2" calcext:value-type="float">
            <text:p>2</text:p>
          </table:table-cell>
          <table:table-cell table:formula="of:=[Datos.BN4]" office:value-type="float" office:value="2.209118" calcext:value-type="float">
            <text:p>2.209118</text:p>
          </table:table-cell>
          <table:table-cell table:formula="of:=[Datos.BN15]" office:value-type="float" office:value="4.35144533333333" calcext:value-type="float">
            <text:p>4.3514453333</text:p>
          </table:table-cell>
          <table:table-cell table:formula="of:=[Datos.BN26]" office:value-type="float" office:value="2.92942533333333" calcext:value-type="float">
            <text:p>2.9294253333</text:p>
          </table:table-cell>
          <table:table-cell table:formula="of:=[Datos.BN37]" office:value-type="float" office:value="3.05770666666667" calcext:value-type="float">
            <text:p>3.0577066667</text:p>
          </table:table-cell>
          <table:table-cell table:formula="of:=[Datos.BN48]" office:value-type="float" office:value="2.80053266666667" calcext:value-type="float">
            <text:p>2.8005326667</text:p>
          </table:table-cell>
          <table:table-cell table:formula="of:=[Datos.BN59]" office:value-type="float" office:value="2.89827183333333" calcext:value-type="float">
            <text:p>2.8982718333</text:p>
          </table:table-cell>
          <table:table-cell table:formula="of:=[Datos.BO4]" office:value-type="float" office:value="0.0505129811290363" calcext:value-type="float">
            <text:p>0.0505129811</text:p>
          </table:table-cell>
          <table:table-cell table:formula="of:=[Datos.BO15]" office:value-type="float" office:value="0.179555075794631" calcext:value-type="float">
            <text:p>0.1795550758</text:p>
          </table:table-cell>
          <table:table-cell table:formula="of:=[Datos.BO26]" office:value-type="float" office:value="0.112587684730337" calcext:value-type="float">
            <text:p>0.1125876847</text:p>
          </table:table-cell>
          <table:table-cell table:formula="of:=[Datos.BO37]" office:value-type="float" office:value="0.0904091158298832" calcext:value-type="float">
            <text:p>0.0904091158</text:p>
          </table:table-cell>
          <table:table-cell table:formula="of:=[Datos.BO48]" office:value-type="float" office:value="0.13853826181052" calcext:value-type="float">
            <text:p>0.1385382618</text:p>
          </table:table-cell>
          <table:table-cell table:formula="of:=[Datos.BO59]" office:value-type="float" office:value="0.368280020362053" calcext:value-type="float">
            <text:p>0.3682800204</text:p>
          </table:table-cell>
        </table:table-row>
        <table:table-row table:style-name="ro2">
          <table:table-cell/>
          <table:table-cell table:formula="of:=[Datos.A5]" office:value-type="float" office:value="4" calcext:value-type="float">
            <text:p>4</text:p>
          </table:table-cell>
          <table:table-cell table:formula="of:=[Datos.BN5]" office:value-type="float" office:value="2.1817405" calcext:value-type="float">
            <text:p>2.1817405</text:p>
          </table:table-cell>
          <table:table-cell table:formula="of:=[Datos.BN16]" office:value-type="float" office:value="3.873296" calcext:value-type="float">
            <text:p>3.873296</text:p>
          </table:table-cell>
          <table:table-cell table:formula="of:=[Datos.BN27]" office:value-type="float" office:value="3.31701516666667" calcext:value-type="float">
            <text:p>3.3170151667</text:p>
          </table:table-cell>
          <table:table-cell table:formula="of:=[Datos.BN38]" office:value-type="float" office:value="3.053622" calcext:value-type="float">
            <text:p>3.053622</text:p>
          </table:table-cell>
          <table:table-cell table:formula="of:=[Datos.BN49]" office:value-type="float" office:value="3.314733" calcext:value-type="float">
            <text:p>3.314733</text:p>
          </table:table-cell>
          <table:table-cell table:formula="of:=[Datos.BN60]" office:value-type="float" office:value="3.252961" calcext:value-type="float">
            <text:p>3.252961</text:p>
          </table:table-cell>
          <table:table-cell table:formula="of:=[Datos.BO5]" office:value-type="float" office:value="0.0954041391207799" calcext:value-type="float">
            <text:p>0.0954041391</text:p>
          </table:table-cell>
          <table:table-cell table:formula="of:=[Datos.BO16]" office:value-type="float" office:value="0.0664472451457367" calcext:value-type="float">
            <text:p>0.0664472451</text:p>
          </table:table-cell>
          <table:table-cell table:formula="of:=[Datos.BO27]" office:value-type="float" office:value="0.108780733831681" calcext:value-type="float">
            <text:p>0.1087807338</text:p>
          </table:table-cell>
          <table:table-cell table:formula="of:=[Datos.BO38]" office:value-type="float" office:value="0.0651666716756974" calcext:value-type="float">
            <text:p>0.0651666717</text:p>
          </table:table-cell>
          <table:table-cell table:formula="of:=[Datos.BO49]" office:value-type="float" office:value="0.127610935298984" calcext:value-type="float">
            <text:p>0.1276109353</text:p>
          </table:table-cell>
          <table:table-cell table:formula="of:=[Datos.BO60]" office:value-type="float" office:value="0.221884037297352" calcext:value-type="float">
            <text:p>0.2218840373</text:p>
          </table:table-cell>
        </table:table-row>
        <table:table-row table:style-name="ro2">
          <table:table-cell/>
          <table:table-cell table:formula="of:=[Datos.A6]" office:value-type="float" office:value="8" calcext:value-type="float">
            <text:p>8</text:p>
          </table:table-cell>
          <table:table-cell table:formula="of:=[Datos.BN6]" office:value-type="float" office:value="2.191688" calcext:value-type="float">
            <text:p>2.191688</text:p>
          </table:table-cell>
          <table:table-cell table:formula="of:=[Datos.BN17]" office:value-type="float" office:value="4.03584066666667" calcext:value-type="float">
            <text:p>4.0358406667</text:p>
          </table:table-cell>
          <table:table-cell table:formula="of:=[Datos.BN28]" office:value-type="float" office:value="3.64053333333333" calcext:value-type="float">
            <text:p>3.6405333333</text:p>
          </table:table-cell>
          <table:table-cell table:formula="of:=[Datos.BN39]" office:value-type="float" office:value="2.71299916666667" calcext:value-type="float">
            <text:p>2.7129991667</text:p>
          </table:table-cell>
          <table:table-cell table:style-name="ce1" table:formula="of:=[Datos.BN50]" office:value-type="float" office:value="3.72232016666667" calcext:value-type="float">
            <text:p>3.7223201667</text:p>
          </table:table-cell>
          <table:table-cell table:formula="of:=[Datos.BN61]" office:value-type="float" office:value="3.42372416666667" calcext:value-type="float">
            <text:p>3.4237241667</text:p>
          </table:table-cell>
          <table:table-cell table:formula="of:=[Datos.BO6]" office:value-type="float" office:value="0.0765660408682419" calcext:value-type="float">
            <text:p>0.0765660409</text:p>
          </table:table-cell>
          <table:table-cell table:formula="of:=[Datos.BO17]" office:value-type="float" office:value="0.0442302988113109" calcext:value-type="float">
            <text:p>0.0442302988</text:p>
          </table:table-cell>
          <table:table-cell table:formula="of:=[Datos.BO28]" office:value-type="float" office:value="0.194002543554588" calcext:value-type="float">
            <text:p>0.1940025436</text:p>
          </table:table-cell>
          <table:table-cell table:formula="of:=[Datos.BO39]" office:value-type="float" office:value="0.0951697659728756" calcext:value-type="float">
            <text:p>0.095169766</text:p>
          </table:table-cell>
          <table:table-cell table:formula="of:=[Datos.BO50]" office:value-type="float" office:value="0.176020104419179" calcext:value-type="float">
            <text:p>0.1760201044</text:p>
          </table:table-cell>
          <table:table-cell table:formula="of:=[Datos.BO61]" office:value-type="float" office:value="0.169214292360989" calcext:value-type="float">
            <text:p>0.1692142924</text:p>
          </table:table-cell>
        </table:table-row>
        <table:table-row table:style-name="ro2">
          <table:table-cell/>
          <table:table-cell table:formula="of:=[Datos.A7]" office:value-type="float" office:value="16" calcext:value-type="float">
            <text:p>16</text:p>
          </table:table-cell>
          <table:table-cell table:formula="of:=[Datos.BN7]" office:value-type="float" office:value="2.21198383333333" calcext:value-type="float">
            <text:p>2.2119838333</text:p>
          </table:table-cell>
          <table:table-cell table:formula="of:=[Datos.BN18]" office:value-type="float" office:value="4.08405983333333" calcext:value-type="float">
            <text:p>4.0840598333</text:p>
          </table:table-cell>
          <table:table-cell table:formula="of:=[Datos.BN29]" office:value-type="float" office:value="4.186699" calcext:value-type="float">
            <text:p>4.186699</text:p>
          </table:table-cell>
          <table:table-cell table:formula="of:=[Datos.BN40]" office:value-type="float" office:value="2.69866366666667" calcext:value-type="float">
            <text:p>2.6986636667</text:p>
          </table:table-cell>
          <table:table-cell table:formula="of:=[Datos.BN51]" office:value-type="float" office:value="4.31429166666667" calcext:value-type="float">
            <text:p>4.3142916667</text:p>
          </table:table-cell>
          <table:table-cell table:formula="of:=[Datos.BN62]" office:value-type="float" office:value="4.059375" calcext:value-type="float">
            <text:p>4.059375</text:p>
          </table:table-cell>
          <table:table-cell table:formula="of:=[Datos.BO7]" office:value-type="float" office:value="0.0565247406915518" calcext:value-type="float">
            <text:p>0.0565247407</text:p>
          </table:table-cell>
          <table:table-cell table:formula="of:=[Datos.BO18]" office:value-type="float" office:value="0.0416129463790882" calcext:value-type="float">
            <text:p>0.0416129464</text:p>
          </table:table-cell>
          <table:table-cell table:formula="of:=[Datos.BO29]" office:value-type="float" office:value="0.0965486717895281" calcext:value-type="float">
            <text:p>0.0965486718</text:p>
          </table:table-cell>
          <table:table-cell table:formula="of:=[Datos.BO40]" office:value-type="float" office:value="0.0881683687850072" calcext:value-type="float">
            <text:p>0.0881683688</text:p>
          </table:table-cell>
          <table:table-cell table:formula="of:=[Datos.BO51]" office:value-type="float" office:value="0.106239960666946" calcext:value-type="float">
            <text:p>0.1062399607</text:p>
          </table:table-cell>
          <table:table-cell table:formula="of:=[Datos.BO62]" office:value-type="float" office:value="0.163191607415738" calcext:value-type="float">
            <text:p>0.1631916074</text:p>
          </table:table-cell>
        </table:table-row>
        <table:table-row table:style-name="ro2">
          <table:table-cell/>
          <table:table-cell table:formula="of:=[Datos.A8]" office:value-type="float" office:value="24" calcext:value-type="float">
            <text:p>24</text:p>
          </table:table-cell>
          <table:table-cell table:formula="of:=[Datos.BN8]" office:value-type="float" office:value="2.16638816666667" calcext:value-type="float">
            <text:p>2.1663881667</text:p>
          </table:table-cell>
          <table:table-cell table:formula="of:=[Datos.BN19]" office:value-type="float" office:value="4.58152033333333" calcext:value-type="float">
            <text:p>4.5815203333</text:p>
          </table:table-cell>
          <table:table-cell table:formula="of:=[Datos.BN30]" office:value-type="float" office:value="4.1994635" calcext:value-type="float">
            <text:p>4.1994635</text:p>
          </table:table-cell>
          <table:table-cell table:formula="of:=[Datos.BN41]" office:value-type="float" office:value="2.71340133333333" calcext:value-type="float">
            <text:p>2.7134013333</text:p>
          </table:table-cell>
          <table:table-cell table:formula="of:=[Datos.BN52]" office:value-type="float" office:value="4.36598316666667" calcext:value-type="float">
            <text:p>4.3659831667</text:p>
          </table:table-cell>
          <table:table-cell table:formula="of:=[Datos.BN63]" office:value-type="float" office:value="4.01931483333333" calcext:value-type="float">
            <text:p>4.0193148333</text:p>
          </table:table-cell>
          <table:table-cell table:formula="of:=[Datos.BO8]" office:value-type="float" office:value="0.104091718835255" calcext:value-type="float">
            <text:p>0.1040917188</text:p>
          </table:table-cell>
          <table:table-cell table:formula="of:=[Datos.BO19]" office:value-type="float" office:value="0.0903241320259594" calcext:value-type="float">
            <text:p>0.090324132</text:p>
          </table:table-cell>
          <table:table-cell table:formula="of:=[Datos.BO30]" office:value-type="float" office:value="0.0895938641249207" calcext:value-type="float">
            <text:p>0.0895938641</text:p>
          </table:table-cell>
          <table:table-cell table:formula="of:=[Datos.BO41]" office:value-type="float" office:value="0.0829288149174689" calcext:value-type="float">
            <text:p>0.0829288149</text:p>
          </table:table-cell>
          <table:table-cell table:formula="of:=[Datos.BO52]" office:value-type="float" office:value="0.103380518951695" calcext:value-type="float">
            <text:p>0.103380519</text:p>
          </table:table-cell>
          <table:table-cell table:formula="of:=[Datos.BO63]" office:value-type="float" office:value="0.185647163771813" calcext:value-type="float">
            <text:p>0.1856471638</text:p>
          </table:table-cell>
        </table:table-row>
        <table:table-row table:style-name="ro2">
          <table:table-cell/>
          <table:table-cell table:formula="of:=[Datos.A9]" office:value-type="float" office:value="32" calcext:value-type="float">
            <text:p>32</text:p>
          </table:table-cell>
          <table:table-cell table:formula="of:=[Datos.BN9]" office:value-type="float" office:value="2.16146516666667" calcext:value-type="float">
            <text:p>2.1614651667</text:p>
          </table:table-cell>
          <table:table-cell table:formula="of:=[Datos.BN20]" office:value-type="float" office:value="4.37943666666667" calcext:value-type="float">
            <text:p>4.3794366667</text:p>
          </table:table-cell>
          <table:table-cell table:formula="of:=[Datos.BN31]" office:value-type="float" office:value="4.2715375" calcext:value-type="float">
            <text:p>4.2715375</text:p>
          </table:table-cell>
          <table:table-cell table:formula="of:=[Datos.BN42]" office:value-type="float" office:value="2.65999183333333" calcext:value-type="float">
            <text:p>2.6599918333</text:p>
          </table:table-cell>
          <table:table-cell table:formula="of:=[Datos.BN53]" office:value-type="float" office:value="4.3768965" calcext:value-type="float">
            <text:p>4.3768965</text:p>
          </table:table-cell>
          <table:table-cell table:formula="of:=[Datos.BN64]" office:value-type="float" office:value="4.14426866666667" calcext:value-type="float">
            <text:p>4.1442686667</text:p>
          </table:table-cell>
          <table:table-cell table:formula="of:=[Datos.BO9]" office:value-type="float" office:value="0.0904948982478639" calcext:value-type="float">
            <text:p>0.0904948982</text:p>
          </table:table-cell>
          <table:table-cell table:formula="of:=[Datos.BO20]" office:value-type="float" office:value="0.0984773166502458" calcext:value-type="float">
            <text:p>0.0984773167</text:p>
          </table:table-cell>
          <table:table-cell table:formula="of:=[Datos.BO31]" office:value-type="float" office:value="0.104710458746338" calcext:value-type="float">
            <text:p>0.1047104587</text:p>
          </table:table-cell>
          <table:table-cell table:formula="of:=[Datos.BO42]" office:value-type="float" office:value="0.101831260299308" calcext:value-type="float">
            <text:p>0.1018312603</text:p>
          </table:table-cell>
          <table:table-cell table:formula="of:=[Datos.BO53]" office:value-type="float" office:value="0.0601694452121659" calcext:value-type="float">
            <text:p>0.0601694452</text:p>
          </table:table-cell>
          <table:table-cell table:formula="of:=[Datos.BO64]" office:value-type="float" office:value="0.127534867407438" calcext:value-type="float">
            <text:p>0.1275348674</text:p>
          </table:table-cell>
        </table:table-row>
        <table:table-row table:style-name="ro2">
          <table:table-cell/>
          <table:table-cell table:formula="of:=[Datos.A10]" office:value-type="float" office:value="64" calcext:value-type="float">
            <text:p>64</text:p>
          </table:table-cell>
          <table:table-cell table:formula="of:=[Datos.BN10]" office:value-type="float" office:value="2.1659615" calcext:value-type="float">
            <text:p>2.1659615</text:p>
          </table:table-cell>
          <table:table-cell table:formula="of:=[Datos.BN21]" office:value-type="float" office:value="4.25871616666667" calcext:value-type="float">
            <text:p>4.2587161667</text:p>
          </table:table-cell>
          <table:table-cell table:formula="of:=[Datos.BN32]" office:value-type="float" office:value="4.24909266666667" calcext:value-type="float">
            <text:p>4.2490926667</text:p>
          </table:table-cell>
          <table:table-cell table:formula="of:=[Datos.BN43]" office:value-type="float" office:value="2.53395166666667" calcext:value-type="float">
            <text:p>2.5339516667</text:p>
          </table:table-cell>
          <table:table-cell table:formula="of:=[Datos.BN54]" office:value-type="float" office:value="4.27123366666667" calcext:value-type="float">
            <text:p>4.2712336667</text:p>
          </table:table-cell>
          <table:table-cell table:formula="of:=[Datos.BN65]" office:value-type="float" office:value="4.25451633333333" calcext:value-type="float">
            <text:p>4.2545163333</text:p>
          </table:table-cell>
          <table:table-cell table:formula="of:=[Datos.BO10]" office:value-type="float" office:value="0.0912628119857514" calcext:value-type="float">
            <text:p>0.091262812</text:p>
          </table:table-cell>
          <table:table-cell table:formula="of:=[Datos.BO21]" office:value-type="float" office:value="0.0878491792650068" calcext:value-type="float">
            <text:p>0.0878491793</text:p>
          </table:table-cell>
          <table:table-cell table:formula="of:=[Datos.BO32]" office:value-type="float" office:value="0.113467169577464" calcext:value-type="float">
            <text:p>0.1134671696</text:p>
          </table:table-cell>
          <table:table-cell table:formula="of:=[Datos.BO43]" office:value-type="float" office:value="0.14063256657509" calcext:value-type="float">
            <text:p>0.1406325666</text:p>
          </table:table-cell>
          <table:table-cell table:formula="of:=[Datos.BO54]" office:value-type="float" office:value="0.126061091495175" calcext:value-type="float">
            <text:p>0.1260610915</text:p>
          </table:table-cell>
          <table:table-cell table:formula="of:=[Datos.BO65]" office:value-type="float" office:value="0.0613269044904317" calcext:value-type="float">
            <text:p>0.0613269045</text:p>
          </table:table-cell>
        </table:table-row>
        <table:table-row table:style-name="ro2">
          <table:table-cell/>
          <table:table-cell table:formula="of:=[Datos.A11]" office:value-type="float" office:value="128" calcext:value-type="float">
            <text:p>128</text:p>
          </table:table-cell>
          <table:table-cell table:formula="of:=[Datos.BN11]" office:value-type="float" office:value="2.21238966666667" calcext:value-type="float">
            <text:p>2.2123896667</text:p>
          </table:table-cell>
          <table:table-cell table:formula="of:=[Datos.BN22]" office:value-type="float" office:value="4.149522" calcext:value-type="float">
            <text:p>4.149522</text:p>
          </table:table-cell>
          <table:table-cell table:formula="of:=[Datos.BN33]" office:value-type="float" office:value="4.2481425" calcext:value-type="float">
            <text:p>4.2481425</text:p>
          </table:table-cell>
          <table:table-cell table:formula="of:=[Datos.BN44]" office:value-type="float" office:value="2.64598883333333" calcext:value-type="float">
            <text:p>2.6459888333</text:p>
          </table:table-cell>
          <table:table-cell table:formula="of:=[Datos.BN55]" office:value-type="float" office:value="4.27791133333334" calcext:value-type="float">
            <text:p>4.2779113333</text:p>
          </table:table-cell>
          <table:table-cell table:formula="of:=[Datos.BN66]" office:value-type="float" office:value="4.25776866666667" calcext:value-type="float">
            <text:p>4.2577686667</text:p>
          </table:table-cell>
          <table:table-cell table:formula="of:=[Datos.BO11]" office:value-type="float" office:value="0.0709966224964537" calcext:value-type="float">
            <text:p>0.0709966225</text:p>
          </table:table-cell>
          <table:table-cell table:formula="of:=[Datos.BO22]" office:value-type="float" office:value="0.0588003403858474" calcext:value-type="float">
            <text:p>0.0588003404</text:p>
          </table:table-cell>
          <table:table-cell table:formula="of:=[Datos.BO33]" office:value-type="float" office:value="0.092672068802433" calcext:value-type="float">
            <text:p>0.0926720688</text:p>
          </table:table-cell>
          <table:table-cell table:formula="of:=[Datos.BO44]" office:value-type="float" office:value="0.128701467960402" calcext:value-type="float">
            <text:p>0.128701468</text:p>
          </table:table-cell>
          <table:table-cell table:formula="of:=[Datos.BO55]" office:value-type="float" office:value="0.104104388535066" calcext:value-type="float">
            <text:p>0.1041043885</text:p>
          </table:table-cell>
          <table:table-cell table:formula="of:=[Datos.BO66]" office:value-type="float" office:value="0.126443205936555" calcext:value-type="float">
            <text:p>0.1264432059</text:p>
          </table:table-cell>
        </table:table-row>
      </table:table>
      <table:table table:name="Datos Correctos" table:style-name="ta1">
        <table:table-column table:style-name="co4" table:default-cell-style-name="Default"/>
        <table:table-column table:style-name="co3" table:number-columns-repeated="63" table:default-cell-style-name="Default"/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DummyAffinity</text:p>
          </table:table-cell>
          <table:table-cell table:number-columns-repeated="61"/>
          <table:table-cell office:value-type="string" calcext:value-type="string">
            <text:p>PROMEDIO</text:p>
          </table:table-cell>
          <table:table-cell office:value-type="string" calcext:value-type="string">
            <text:p>STDEV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63909" calcext:value-type="float">
            <text:p>1.63909</text:p>
          </table:table-cell>
          <table:table-cell office:value-type="float" office:value="2.22514" calcext:value-type="float">
            <text:p>2.22514</text:p>
          </table:table-cell>
          <table:table-cell office:value-type="float" office:value="2.09891" calcext:value-type="float">
            <text:p>2.09891</text:p>
          </table:table-cell>
          <table:table-cell office:value-type="float" office:value="2.17375" calcext:value-type="float">
            <text:p>2.17375</text:p>
          </table:table-cell>
          <table:table-cell office:value-type="float" office:value="1.80472" calcext:value-type="float">
            <text:p>1.80472</text:p>
          </table:table-cell>
          <table:table-cell office:value-type="float" office:value="2.1614" calcext:value-type="float">
            <text:p>2.1614</text:p>
          </table:table-cell>
          <table:table-cell office:value-type="float" office:value="2.13945" calcext:value-type="float">
            <text:p>2.13945</text:p>
          </table:table-cell>
          <table:table-cell office:value-type="float" office:value="1.69542" calcext:value-type="float">
            <text:p>1.69542</text:p>
          </table:table-cell>
          <table:table-cell office:value-type="float" office:value="1.74221" calcext:value-type="float">
            <text:p>1.74221</text:p>
          </table:table-cell>
          <table:table-cell office:value-type="float" office:value="1.70519" calcext:value-type="float">
            <text:p>1.70519</text:p>
          </table:table-cell>
          <table:table-cell office:value-type="float" office:value="2.21771" calcext:value-type="float">
            <text:p>2.21771</text:p>
          </table:table-cell>
          <table:table-cell office:value-type="float" office:value="1.73426" calcext:value-type="float">
            <text:p>1.73426</text:p>
          </table:table-cell>
          <table:table-cell office:value-type="float" office:value="2.08027" calcext:value-type="float">
            <text:p>2.08027</text:p>
          </table:table-cell>
          <table:table-cell office:value-type="float" office:value="1.63277" calcext:value-type="float">
            <text:p>1.63277</text:p>
          </table:table-cell>
          <table:table-cell office:value-type="float" office:value="2.22311" calcext:value-type="float">
            <text:p>2.22311</text:p>
          </table:table-cell>
          <table:table-cell office:value-type="float" office:value="2.16333" calcext:value-type="float">
            <text:p>2.16333</text:p>
          </table:table-cell>
          <table:table-cell office:value-type="float" office:value="1.75592" calcext:value-type="float">
            <text:p>1.75592</text:p>
          </table:table-cell>
          <table:table-cell office:value-type="float" office:value="1.7615" calcext:value-type="float">
            <text:p>1.7615</text:p>
          </table:table-cell>
          <table:table-cell office:value-type="float" office:value="2.15654" calcext:value-type="float">
            <text:p>2.15654</text:p>
          </table:table-cell>
          <table:table-cell office:value-type="float" office:value="1.6923" calcext:value-type="float">
            <text:p>1.6923</text:p>
          </table:table-cell>
          <table:table-cell office:value-type="float" office:value="1.65819" calcext:value-type="float">
            <text:p>1.65819</text:p>
          </table:table-cell>
          <table:table-cell office:value-type="float" office:value="2.16759" calcext:value-type="float">
            <text:p>2.16759</text:p>
          </table:table-cell>
          <table:table-cell office:value-type="float" office:value="1.6789" calcext:value-type="float">
            <text:p>1.6789</text:p>
          </table:table-cell>
          <table:table-cell office:value-type="float" office:value="1.63853" calcext:value-type="float">
            <text:p>1.63853</text:p>
          </table:table-cell>
          <table:table-cell office:value-type="float" office:value="1.27048" calcext:value-type="float">
            <text:p>1.27048</text:p>
          </table:table-cell>
          <table:table-cell office:value-type="float" office:value="2.22507" calcext:value-type="float">
            <text:p>2.22507</text:p>
          </table:table-cell>
          <table:table-cell office:value-type="float" office:value="1.73804" calcext:value-type="float">
            <text:p>1.73804</text:p>
          </table:table-cell>
          <table:table-cell office:value-type="float" office:value="2.11501" calcext:value-type="float">
            <text:p>2.11501</text:p>
          </table:table-cell>
          <table:table-cell office:value-type="float" office:value="1.64503" calcext:value-type="float">
            <text:p>1.64503</text:p>
          </table:table-cell>
          <table:table-cell office:value-type="float" office:value="2.23526" calcext:value-type="float">
            <text:p>2.23526</text:p>
          </table:table-cell>
          <table:table-cell office:value-type="float" office:value="1.66963" calcext:value-type="float">
            <text:p>1.66963</text:p>
          </table:table-cell>
          <table:table-cell office:value-type="float" office:value="1.7524" calcext:value-type="float">
            <text:p>1.7524</text:p>
          </table:table-cell>
          <table:table-cell office:value-type="float" office:value="1.67552" calcext:value-type="float">
            <text:p>1.67552</text:p>
          </table:table-cell>
          <table:table-cell office:value-type="float" office:value="1.71918" calcext:value-type="float">
            <text:p>1.71918</text:p>
          </table:table-cell>
          <table:table-cell office:value-type="float" office:value="1.70616" calcext:value-type="float">
            <text:p>1.70616</text:p>
          </table:table-cell>
          <table:table-cell office:value-type="float" office:value="2.09344" calcext:value-type="float">
            <text:p>2.09344</text:p>
          </table:table-cell>
          <table:table-cell office:value-type="float" office:value="1.76353" calcext:value-type="float">
            <text:p>1.76353</text:p>
          </table:table-cell>
          <table:table-cell office:value-type="float" office:value="2.39432" calcext:value-type="float">
            <text:p>2.39432</text:p>
          </table:table-cell>
          <table:table-cell office:value-type="float" office:value="1.72355" calcext:value-type="float">
            <text:p>1.72355</text:p>
          </table:table-cell>
          <table:table-cell office:value-type="float" office:value="1.72047" calcext:value-type="float">
            <text:p>1.72047</text:p>
          </table:table-cell>
          <table:table-cell office:value-type="float" office:value="2.35662" calcext:value-type="float">
            <text:p>2.35662</text:p>
          </table:table-cell>
          <table:table-cell office:value-type="float" office:value="2.17479" calcext:value-type="float">
            <text:p>2.17479</text:p>
          </table:table-cell>
          <table:table-cell office:value-type="float" office:value="1.69792" calcext:value-type="float">
            <text:p>1.69792</text:p>
          </table:table-cell>
          <table:table-cell office:value-type="float" office:value="1.72464" calcext:value-type="float">
            <text:p>1.72464</text:p>
          </table:table-cell>
          <table:table-cell office:value-type="float" office:value="2.22915" calcext:value-type="float">
            <text:p>2.22915</text:p>
          </table:table-cell>
          <table:table-cell office:value-type="float" office:value="1.66082" calcext:value-type="float">
            <text:p>1.66082</text:p>
          </table:table-cell>
          <table:table-cell office:value-type="float" office:value="1.79653" calcext:value-type="float">
            <text:p>1.79653</text:p>
          </table:table-cell>
          <table:table-cell office:value-type="float" office:value="2.27388" calcext:value-type="float">
            <text:p>2.27388</text:p>
          </table:table-cell>
          <table:table-cell office:value-type="float" office:value="1.74446" calcext:value-type="float">
            <text:p>1.74446</text:p>
          </table:table-cell>
          <table:table-cell office:value-type="float" office:value="2.08424" calcext:value-type="float">
            <text:p>2.08424</text:p>
          </table:table-cell>
          <table:table-cell office:value-type="float" office:value="2.07201" calcext:value-type="float">
            <text:p>2.07201</text:p>
          </table:table-cell>
          <table:table-cell office:value-type="float" office:value="2.25632" calcext:value-type="float">
            <text:p>2.25632</text:p>
          </table:table-cell>
          <table:table-cell office:value-type="float" office:value="2.16951" calcext:value-type="float">
            <text:p>2.16951</text:p>
          </table:table-cell>
          <table:table-cell office:value-type="float" office:value="2.06609" calcext:value-type="float">
            <text:p>2.06609</text:p>
          </table:table-cell>
          <table:table-cell office:value-type="float" office:value="2.1539" calcext:value-type="float">
            <text:p>2.1539</text:p>
          </table:table-cell>
          <table:table-cell office:value-type="float" office:value="2.23277" calcext:value-type="float">
            <text:p>2.23277</text:p>
          </table:table-cell>
          <table:table-cell office:value-type="float" office:value="2.09134" calcext:value-type="float">
            <text:p>2.09134</text:p>
          </table:table-cell>
          <table:table-cell office:value-type="float" office:value="2.27429" calcext:value-type="float">
            <text:p>2.27429</text:p>
          </table:table-cell>
          <table:table-cell office:value-type="float" office:value="2.24768" calcext:value-type="float">
            <text:p>2.24768</text:p>
          </table:table-cell>
          <table:table-cell office:value-type="float" office:value="2.23242" calcext:value-type="float">
            <text:p>2.23242</text:p>
          </table:table-cell>
          <table:table-cell/>
          <table:table-cell table:formula="of:=AVERAGE([.B4:.BI4])" office:value-type="float" office:value="1.94887783333333" calcext:value-type="float">
            <text:p>1.9488778333</text:p>
          </table:table-cell>
          <table:table-cell table:formula="of:=STDEV([.B4:.BI4])/2" office:value-type="float" office:value="0.131284908497627" calcext:value-type="float">
            <text:p>0.131284908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.25365" calcext:value-type="float">
            <text:p>2.25365</text:p>
          </table:table-cell>
          <table:table-cell office:value-type="float" office:value="2.13512" calcext:value-type="float">
            <text:p>2.13512</text:p>
          </table:table-cell>
          <table:table-cell office:value-type="float" office:value="2.17043" calcext:value-type="float">
            <text:p>2.17043</text:p>
          </table:table-cell>
          <table:table-cell office:value-type="float" office:value="2.23039" calcext:value-type="float">
            <text:p>2.23039</text:p>
          </table:table-cell>
          <table:table-cell office:value-type="float" office:value="2.15899" calcext:value-type="float">
            <text:p>2.15899</text:p>
          </table:table-cell>
          <table:table-cell office:value-type="float" office:value="2.10533" calcext:value-type="float">
            <text:p>2.10533</text:p>
          </table:table-cell>
          <table:table-cell office:value-type="float" office:value="2.08215" calcext:value-type="float">
            <text:p>2.08215</text:p>
          </table:table-cell>
          <table:table-cell office:value-type="float" office:value="2.2825" calcext:value-type="float">
            <text:p>2.2825</text:p>
          </table:table-cell>
          <table:table-cell office:value-type="float" office:value="2.18608" calcext:value-type="float">
            <text:p>2.18608</text:p>
          </table:table-cell>
          <table:table-cell office:value-type="float" office:value="1.97115" calcext:value-type="float">
            <text:p>1.97115</text:p>
          </table:table-cell>
          <table:table-cell office:value-type="float" office:value="2.19574" calcext:value-type="float">
            <text:p>2.19574</text:p>
          </table:table-cell>
          <table:table-cell office:value-type="float" office:value="2.12312" calcext:value-type="float">
            <text:p>2.12312</text:p>
          </table:table-cell>
          <table:table-cell office:value-type="float" office:value="2.19433" calcext:value-type="float">
            <text:p>2.19433</text:p>
          </table:table-cell>
          <table:table-cell office:value-type="float" office:value="2.13979" calcext:value-type="float">
            <text:p>2.13979</text:p>
          </table:table-cell>
          <table:table-cell office:value-type="float" office:value="2.12766" calcext:value-type="float">
            <text:p>2.12766</text:p>
          </table:table-cell>
          <table:table-cell office:value-type="float" office:value="2.25439" calcext:value-type="float">
            <text:p>2.25439</text:p>
          </table:table-cell>
          <table:table-cell office:value-type="float" office:value="2.22328" calcext:value-type="float">
            <text:p>2.22328</text:p>
          </table:table-cell>
          <table:table-cell office:value-type="float" office:value="2.09185" calcext:value-type="float">
            <text:p>2.09185</text:p>
          </table:table-cell>
          <table:table-cell office:value-type="float" office:value="2.06219" calcext:value-type="float">
            <text:p>2.06219</text:p>
          </table:table-cell>
          <table:table-cell office:value-type="float" office:value="2.08316" calcext:value-type="float">
            <text:p>2.08316</text:p>
          </table:table-cell>
          <table:table-cell office:value-type="float" office:value="2.22089" calcext:value-type="float">
            <text:p>2.22089</text:p>
          </table:table-cell>
          <table:table-cell office:value-type="float" office:value="2.19679" calcext:value-type="float">
            <text:p>2.19679</text:p>
          </table:table-cell>
          <table:table-cell office:value-type="float" office:value="2.16177" calcext:value-type="float">
            <text:p>2.16177</text:p>
          </table:table-cell>
          <table:table-cell office:value-type="float" office:value="2.26147" calcext:value-type="float">
            <text:p>2.26147</text:p>
          </table:table-cell>
          <table:table-cell office:value-type="float" office:value="2.1747" calcext:value-type="float">
            <text:p>2.1747</text:p>
          </table:table-cell>
          <table:table-cell office:value-type="float" office:value="2.23112" calcext:value-type="float">
            <text:p>2.23112</text:p>
          </table:table-cell>
          <table:table-cell office:value-type="float" office:value="2.10635" calcext:value-type="float">
            <text:p>2.10635</text:p>
          </table:table-cell>
          <table:table-cell office:value-type="float" office:value="2.04309" calcext:value-type="float">
            <text:p>2.04309</text:p>
          </table:table-cell>
          <table:table-cell office:value-type="float" office:value="2.23255" calcext:value-type="float">
            <text:p>2.23255</text:p>
          </table:table-cell>
          <table:table-cell office:value-type="float" office:value="2.19187" calcext:value-type="float">
            <text:p>2.19187</text:p>
          </table:table-cell>
          <table:table-cell office:value-type="float" office:value="2.16432" calcext:value-type="float">
            <text:p>2.16432</text:p>
          </table:table-cell>
          <table:table-cell office:value-type="float" office:value="2.24579" calcext:value-type="float">
            <text:p>2.24579</text:p>
          </table:table-cell>
          <table:table-cell office:value-type="float" office:value="2.17689" calcext:value-type="float">
            <text:p>2.17689</text:p>
          </table:table-cell>
          <table:table-cell office:value-type="float" office:value="2.14221" calcext:value-type="float">
            <text:p>2.14221</text:p>
          </table:table-cell>
          <table:table-cell office:value-type="float" office:value="2.19273" calcext:value-type="float">
            <text:p>2.19273</text:p>
          </table:table-cell>
          <table:table-cell office:value-type="float" office:value="2.25432" calcext:value-type="float">
            <text:p>2.25432</text:p>
          </table:table-cell>
          <table:table-cell office:value-type="float" office:value="2.21986" calcext:value-type="float">
            <text:p>2.21986</text:p>
          </table:table-cell>
          <table:table-cell office:value-type="float" office:value="2.26998" calcext:value-type="float">
            <text:p>2.26998</text:p>
          </table:table-cell>
          <table:table-cell office:value-type="float" office:value="2.32617" calcext:value-type="float">
            <text:p>2.32617</text:p>
          </table:table-cell>
          <table:table-cell office:value-type="float" office:value="1.65814" calcext:value-type="float">
            <text:p>1.65814</text:p>
          </table:table-cell>
          <table:table-cell office:value-type="float" office:value="2.2192" calcext:value-type="float">
            <text:p>2.2192</text:p>
          </table:table-cell>
          <table:table-cell office:value-type="float" office:value="2.2786" calcext:value-type="float">
            <text:p>2.2786</text:p>
          </table:table-cell>
          <table:table-cell office:value-type="float" office:value="2.13438" calcext:value-type="float">
            <text:p>2.13438</text:p>
          </table:table-cell>
          <table:table-cell office:value-type="float" office:value="2.19596" calcext:value-type="float">
            <text:p>2.19596</text:p>
          </table:table-cell>
          <table:table-cell office:value-type="float" office:value="2.09578" calcext:value-type="float">
            <text:p>2.09578</text:p>
          </table:table-cell>
          <table:table-cell office:value-type="float" office:value="2.13056" calcext:value-type="float">
            <text:p>2.13056</text:p>
          </table:table-cell>
          <table:table-cell office:value-type="float" office:value="2.23069" calcext:value-type="float">
            <text:p>2.23069</text:p>
          </table:table-cell>
          <table:table-cell office:value-type="float" office:value="2.07877" calcext:value-type="float">
            <text:p>2.07877</text:p>
          </table:table-cell>
          <table:table-cell office:value-type="float" office:value="2.32746" calcext:value-type="float">
            <text:p>2.32746</text:p>
          </table:table-cell>
          <table:table-cell office:value-type="float" office:value="2.33661" calcext:value-type="float">
            <text:p>2.33661</text:p>
          </table:table-cell>
          <table:table-cell office:value-type="float" office:value="2.20953" calcext:value-type="float">
            <text:p>2.20953</text:p>
          </table:table-cell>
          <table:table-cell office:value-type="float" office:value="2.23078" calcext:value-type="float">
            <text:p>2.23078</text:p>
          </table:table-cell>
          <table:table-cell office:value-type="float" office:value="2.22988" calcext:value-type="float">
            <text:p>2.22988</text:p>
          </table:table-cell>
          <table:table-cell office:value-type="float" office:value="2.17028" calcext:value-type="float">
            <text:p>2.17028</text:p>
          </table:table-cell>
          <table:table-cell office:value-type="float" office:value="2.13321" calcext:value-type="float">
            <text:p>2.13321</text:p>
          </table:table-cell>
          <table:table-cell office:value-type="float" office:value="2.24795" calcext:value-type="float">
            <text:p>2.24795</text:p>
          </table:table-cell>
          <table:table-cell office:value-type="float" office:value="2.14504" calcext:value-type="float">
            <text:p>2.14504</text:p>
          </table:table-cell>
          <table:table-cell office:value-type="float" office:value="2.13969" calcext:value-type="float">
            <text:p>2.13969</text:p>
          </table:table-cell>
          <table:table-cell office:value-type="float" office:value="2.22425" calcext:value-type="float">
            <text:p>2.22425</text:p>
          </table:table-cell>
          <table:table-cell office:value-type="float" office:value="2.05822" calcext:value-type="float">
            <text:p>2.05822</text:p>
          </table:table-cell>
          <table:table-cell/>
          <table:table-cell table:formula="of:=AVERAGE([.B5:.BI5])" office:value-type="float" office:value="2.1726525" calcext:value-type="float">
            <text:p>2.1726525</text:p>
          </table:table-cell>
          <table:table-cell table:formula="of:=STDEV([.B5:.BI5])/2" office:value-type="float" office:value="0.0500626739877211" calcext:value-type="float">
            <text:p>0.05006267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76058" calcext:value-type="float">
            <text:p>1.76058</text:p>
          </table:table-cell>
          <table:table-cell office:value-type="float" office:value="2.09004" calcext:value-type="float">
            <text:p>2.09004</text:p>
          </table:table-cell>
          <table:table-cell office:value-type="float" office:value="2.15458" calcext:value-type="float">
            <text:p>2.15458</text:p>
          </table:table-cell>
          <table:table-cell office:value-type="float" office:value="2.13988" calcext:value-type="float">
            <text:p>2.13988</text:p>
          </table:table-cell>
          <table:table-cell office:value-type="float" office:value="2.2493" calcext:value-type="float">
            <text:p>2.2493</text:p>
          </table:table-cell>
          <table:table-cell office:value-type="float" office:value="2.04914" calcext:value-type="float">
            <text:p>2.04914</text:p>
          </table:table-cell>
          <table:table-cell office:value-type="float" office:value="2.30954" calcext:value-type="float">
            <text:p>2.30954</text:p>
          </table:table-cell>
          <table:table-cell office:value-type="float" office:value="2.19417" calcext:value-type="float">
            <text:p>2.19417</text:p>
          </table:table-cell>
          <table:table-cell office:value-type="float" office:value="2.28748" calcext:value-type="float">
            <text:p>2.28748</text:p>
          </table:table-cell>
          <table:table-cell office:value-type="float" office:value="2.09938" calcext:value-type="float">
            <text:p>2.09938</text:p>
          </table:table-cell>
          <table:table-cell office:value-type="float" office:value="2.06408" calcext:value-type="float">
            <text:p>2.06408</text:p>
          </table:table-cell>
          <table:table-cell office:value-type="float" office:value="2.14059" calcext:value-type="float">
            <text:p>2.14059</text:p>
          </table:table-cell>
          <table:table-cell office:value-type="float" office:value="2.29576" calcext:value-type="float">
            <text:p>2.29576</text:p>
          </table:table-cell>
          <table:table-cell office:value-type="float" office:value="2.04938" calcext:value-type="float">
            <text:p>2.04938</text:p>
          </table:table-cell>
          <table:table-cell office:value-type="float" office:value="2.30884" calcext:value-type="float">
            <text:p>2.30884</text:p>
          </table:table-cell>
          <table:table-cell office:value-type="float" office:value="2.13154" calcext:value-type="float">
            <text:p>2.13154</text:p>
          </table:table-cell>
          <table:table-cell office:value-type="float" office:value="2.15797" calcext:value-type="float">
            <text:p>2.15797</text:p>
          </table:table-cell>
          <table:table-cell office:value-type="float" office:value="2.30017" calcext:value-type="float">
            <text:p>2.30017</text:p>
          </table:table-cell>
          <table:table-cell office:value-type="float" office:value="2.26695" calcext:value-type="float">
            <text:p>2.26695</text:p>
          </table:table-cell>
          <table:table-cell office:value-type="float" office:value="2.34072" calcext:value-type="float">
            <text:p>2.34072</text:p>
          </table:table-cell>
          <table:table-cell office:value-type="float" office:value="2.3286" calcext:value-type="float">
            <text:p>2.3286</text:p>
          </table:table-cell>
          <table:table-cell office:value-type="float" office:value="2.2054" calcext:value-type="float">
            <text:p>2.2054</text:p>
          </table:table-cell>
          <table:table-cell office:value-type="float" office:value="2.20119" calcext:value-type="float">
            <text:p>2.20119</text:p>
          </table:table-cell>
          <table:table-cell office:value-type="float" office:value="2.24328" calcext:value-type="float">
            <text:p>2.24328</text:p>
          </table:table-cell>
          <table:table-cell office:value-type="float" office:value="2.19358" calcext:value-type="float">
            <text:p>2.19358</text:p>
          </table:table-cell>
          <table:table-cell office:value-type="float" office:value="2.24482" calcext:value-type="float">
            <text:p>2.24482</text:p>
          </table:table-cell>
          <table:table-cell office:value-type="float" office:value="2.29597" calcext:value-type="float">
            <text:p>2.29597</text:p>
          </table:table-cell>
          <table:table-cell office:value-type="float" office:value="2.11538" calcext:value-type="float">
            <text:p>2.11538</text:p>
          </table:table-cell>
          <table:table-cell office:value-type="float" office:value="2.06298" calcext:value-type="float">
            <text:p>2.06298</text:p>
          </table:table-cell>
          <table:table-cell office:value-type="float" office:value="2.29997" calcext:value-type="float">
            <text:p>2.29997</text:p>
          </table:table-cell>
          <table:table-cell office:value-type="float" office:value="2.22299" calcext:value-type="float">
            <text:p>2.22299</text:p>
          </table:table-cell>
          <table:table-cell office:value-type="float" office:value="2.28844" calcext:value-type="float">
            <text:p>2.28844</text:p>
          </table:table-cell>
          <table:table-cell office:value-type="float" office:value="2.21452" calcext:value-type="float">
            <text:p>2.21452</text:p>
          </table:table-cell>
          <table:table-cell office:value-type="float" office:value="2.27539" calcext:value-type="float">
            <text:p>2.27539</text:p>
          </table:table-cell>
          <table:table-cell office:value-type="float" office:value="2.09023" calcext:value-type="float">
            <text:p>2.09023</text:p>
          </table:table-cell>
          <table:table-cell office:value-type="float" office:value="2.10429" calcext:value-type="float">
            <text:p>2.10429</text:p>
          </table:table-cell>
          <table:table-cell office:value-type="float" office:value="2.2865" calcext:value-type="float">
            <text:p>2.2865</text:p>
          </table:table-cell>
          <table:table-cell office:value-type="float" office:value="2.19086" calcext:value-type="float">
            <text:p>2.19086</text:p>
          </table:table-cell>
          <table:table-cell office:value-type="float" office:value="2.2616" calcext:value-type="float">
            <text:p>2.2616</text:p>
          </table:table-cell>
          <table:table-cell office:value-type="float" office:value="2.10289" calcext:value-type="float">
            <text:p>2.10289</text:p>
          </table:table-cell>
          <table:table-cell office:value-type="float" office:value="2.19691" calcext:value-type="float">
            <text:p>2.19691</text:p>
          </table:table-cell>
          <table:table-cell office:value-type="float" office:value="2.2354" calcext:value-type="float">
            <text:p>2.2354</text:p>
          </table:table-cell>
          <table:table-cell office:value-type="float" office:value="2.31504" calcext:value-type="float">
            <text:p>2.31504</text:p>
          </table:table-cell>
          <table:table-cell office:value-type="float" office:value="2.25435" calcext:value-type="float">
            <text:p>2.25435</text:p>
          </table:table-cell>
          <table:table-cell office:value-type="float" office:value="2.07198" calcext:value-type="float">
            <text:p>2.07198</text:p>
          </table:table-cell>
          <table:table-cell office:value-type="float" office:value="2.17769" calcext:value-type="float">
            <text:p>2.17769</text:p>
          </table:table-cell>
          <table:table-cell office:value-type="float" office:value="1.71748" calcext:value-type="float">
            <text:p>1.71748</text:p>
          </table:table-cell>
          <table:table-cell office:value-type="float" office:value="2.16168" calcext:value-type="float">
            <text:p>2.16168</text:p>
          </table:table-cell>
          <table:table-cell office:value-type="float" office:value="2.12645" calcext:value-type="float">
            <text:p>2.12645</text:p>
          </table:table-cell>
          <table:table-cell office:value-type="float" office:value="2.25926" calcext:value-type="float">
            <text:p>2.25926</text:p>
          </table:table-cell>
          <table:table-cell office:value-type="float" office:value="2.19834" calcext:value-type="float">
            <text:p>2.19834</text:p>
          </table:table-cell>
          <table:table-cell office:value-type="float" office:value="2.16519" calcext:value-type="float">
            <text:p>2.16519</text:p>
          </table:table-cell>
          <table:table-cell office:value-type="float" office:value="2.09187" calcext:value-type="float">
            <text:p>2.09187</text:p>
          </table:table-cell>
          <table:table-cell office:value-type="float" office:value="2.28873" calcext:value-type="float">
            <text:p>2.28873</text:p>
          </table:table-cell>
          <table:table-cell office:value-type="float" office:value="2.22533" calcext:value-type="float">
            <text:p>2.22533</text:p>
          </table:table-cell>
          <table:table-cell office:value-type="float" office:value="2.1021" calcext:value-type="float">
            <text:p>2.1021</text:p>
          </table:table-cell>
          <table:table-cell office:value-type="float" office:value="2.13145" calcext:value-type="float">
            <text:p>2.13145</text:p>
          </table:table-cell>
          <table:table-cell office:value-type="float" office:value="2.11222" calcext:value-type="float">
            <text:p>2.11222</text:p>
          </table:table-cell>
          <table:table-cell office:value-type="float" office:value="2.24864" calcext:value-type="float">
            <text:p>2.24864</text:p>
          </table:table-cell>
          <table:table-cell office:value-type="float" office:value="2.25469" calcext:value-type="float">
            <text:p>2.25469</text:p>
          </table:table-cell>
          <table:table-cell/>
          <table:table-cell table:formula="of:=AVERAGE([.B6:.BI6])" office:value-type="float" office:value="2.18256283333333" calcext:value-type="float">
            <text:p>2.1825628333</text:p>
          </table:table-cell>
          <table:table-cell table:formula="of:=STDEV([.B6:.BI6])/2" office:value-type="float" office:value="0.0583054778591409" calcext:value-type="float">
            <text:p>0.058305477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.10826" calcext:value-type="float">
            <text:p>2.10826</text:p>
          </table:table-cell>
          <table:table-cell office:value-type="float" office:value="2.1857" calcext:value-type="float">
            <text:p>2.1857</text:p>
          </table:table-cell>
          <table:table-cell office:value-type="float" office:value="1.71693" calcext:value-type="float">
            <text:p>1.71693</text:p>
          </table:table-cell>
          <table:table-cell office:value-type="float" office:value="2.09163" calcext:value-type="float">
            <text:p>2.09163</text:p>
          </table:table-cell>
          <table:table-cell office:value-type="float" office:value="2.18785" calcext:value-type="float">
            <text:p>2.18785</text:p>
          </table:table-cell>
          <table:table-cell office:value-type="float" office:value="2.24744" calcext:value-type="float">
            <text:p>2.24744</text:p>
          </table:table-cell>
          <table:table-cell office:value-type="float" office:value="2.06746" calcext:value-type="float">
            <text:p>2.06746</text:p>
          </table:table-cell>
          <table:table-cell office:value-type="float" office:value="2.16847" calcext:value-type="float">
            <text:p>2.16847</text:p>
          </table:table-cell>
          <table:table-cell office:value-type="float" office:value="2.24627" calcext:value-type="float">
            <text:p>2.24627</text:p>
          </table:table-cell>
          <table:table-cell office:value-type="float" office:value="2.16304" calcext:value-type="float">
            <text:p>2.16304</text:p>
          </table:table-cell>
          <table:table-cell office:value-type="float" office:value="2.13307" calcext:value-type="float">
            <text:p>2.13307</text:p>
          </table:table-cell>
          <table:table-cell office:value-type="float" office:value="2.13417" calcext:value-type="float">
            <text:p>2.13417</text:p>
          </table:table-cell>
          <table:table-cell office:value-type="float" office:value="2.15798" calcext:value-type="float">
            <text:p>2.15798</text:p>
          </table:table-cell>
          <table:table-cell office:value-type="float" office:value="2.23484" calcext:value-type="float">
            <text:p>2.23484</text:p>
          </table:table-cell>
          <table:table-cell office:value-type="float" office:value="2.10036" calcext:value-type="float">
            <text:p>2.10036</text:p>
          </table:table-cell>
          <table:table-cell office:value-type="float" office:value="2.0767" calcext:value-type="float">
            <text:p>2.0767</text:p>
          </table:table-cell>
          <table:table-cell office:value-type="float" office:value="2.1541" calcext:value-type="float">
            <text:p>2.1541</text:p>
          </table:table-cell>
          <table:table-cell office:value-type="float" office:value="2.32962" calcext:value-type="float">
            <text:p>2.32962</text:p>
          </table:table-cell>
          <table:table-cell office:value-type="float" office:value="2.16754" calcext:value-type="float">
            <text:p>2.16754</text:p>
          </table:table-cell>
          <table:table-cell office:value-type="float" office:value="2.21401" calcext:value-type="float">
            <text:p>2.21401</text:p>
          </table:table-cell>
          <table:table-cell office:value-type="float" office:value="2.18589" calcext:value-type="float">
            <text:p>2.18589</text:p>
          </table:table-cell>
          <table:table-cell office:value-type="float" office:value="2.27547" calcext:value-type="float">
            <text:p>2.27547</text:p>
          </table:table-cell>
          <table:table-cell office:value-type="float" office:value="2.06713" calcext:value-type="float">
            <text:p>2.06713</text:p>
          </table:table-cell>
          <table:table-cell office:value-type="float" office:value="2.14788" calcext:value-type="float">
            <text:p>2.14788</text:p>
          </table:table-cell>
          <table:table-cell office:value-type="float" office:value="2.21888" calcext:value-type="float">
            <text:p>2.21888</text:p>
          </table:table-cell>
          <table:table-cell office:value-type="float" office:value="2.22683" calcext:value-type="float">
            <text:p>2.22683</text:p>
          </table:table-cell>
          <table:table-cell office:value-type="float" office:value="2.23541" calcext:value-type="float">
            <text:p>2.23541</text:p>
          </table:table-cell>
          <table:table-cell office:value-type="float" office:value="2.24037" calcext:value-type="float">
            <text:p>2.24037</text:p>
          </table:table-cell>
          <table:table-cell office:value-type="float" office:value="2.06322" calcext:value-type="float">
            <text:p>2.06322</text:p>
          </table:table-cell>
          <table:table-cell office:value-type="float" office:value="2.31641" calcext:value-type="float">
            <text:p>2.31641</text:p>
          </table:table-cell>
          <table:table-cell office:value-type="float" office:value="2.13516" calcext:value-type="float">
            <text:p>2.13516</text:p>
          </table:table-cell>
          <table:table-cell office:value-type="float" office:value="2.20604" calcext:value-type="float">
            <text:p>2.20604</text:p>
          </table:table-cell>
          <table:table-cell office:value-type="float" office:value="2.26647" calcext:value-type="float">
            <text:p>2.26647</text:p>
          </table:table-cell>
          <table:table-cell office:value-type="float" office:value="2.26827" calcext:value-type="float">
            <text:p>2.26827</text:p>
          </table:table-cell>
          <table:table-cell office:value-type="float" office:value="1.7603" calcext:value-type="float">
            <text:p>1.7603</text:p>
          </table:table-cell>
          <table:table-cell office:value-type="float" office:value="2.24732" calcext:value-type="float">
            <text:p>2.24732</text:p>
          </table:table-cell>
          <table:table-cell office:value-type="float" office:value="2.18674" calcext:value-type="float">
            <text:p>2.18674</text:p>
          </table:table-cell>
          <table:table-cell office:value-type="float" office:value="2.29533" calcext:value-type="float">
            <text:p>2.29533</text:p>
          </table:table-cell>
          <table:table-cell office:value-type="float" office:value="2.23546" calcext:value-type="float">
            <text:p>2.23546</text:p>
          </table:table-cell>
          <table:table-cell office:value-type="float" office:value="2.24075" calcext:value-type="float">
            <text:p>2.24075</text:p>
          </table:table-cell>
          <table:table-cell office:value-type="float" office:value="2.08762" calcext:value-type="float">
            <text:p>2.08762</text:p>
          </table:table-cell>
          <table:table-cell office:value-type="float" office:value="2.23245" calcext:value-type="float">
            <text:p>2.23245</text:p>
          </table:table-cell>
          <table:table-cell office:value-type="float" office:value="2.24853" calcext:value-type="float">
            <text:p>2.24853</text:p>
          </table:table-cell>
          <table:table-cell office:value-type="float" office:value="2.2483" calcext:value-type="float">
            <text:p>2.2483</text:p>
          </table:table-cell>
          <table:table-cell office:value-type="float" office:value="1.71893" calcext:value-type="float">
            <text:p>1.71893</text:p>
          </table:table-cell>
          <table:table-cell office:value-type="float" office:value="1.70837" calcext:value-type="float">
            <text:p>1.70837</text:p>
          </table:table-cell>
          <table:table-cell office:value-type="float" office:value="2.1588" calcext:value-type="float">
            <text:p>2.1588</text:p>
          </table:table-cell>
          <table:table-cell office:value-type="float" office:value="2.07796" calcext:value-type="float">
            <text:p>2.07796</text:p>
          </table:table-cell>
          <table:table-cell office:value-type="float" office:value="2.19891" calcext:value-type="float">
            <text:p>2.19891</text:p>
          </table:table-cell>
          <table:table-cell office:value-type="float" office:value="2.371" calcext:value-type="float">
            <text:p>2.371</text:p>
          </table:table-cell>
          <table:table-cell office:value-type="float" office:value="1.70352" calcext:value-type="float">
            <text:p>1.70352</text:p>
          </table:table-cell>
          <table:table-cell office:value-type="float" office:value="2.30179" calcext:value-type="float">
            <text:p>2.30179</text:p>
          </table:table-cell>
          <table:table-cell office:value-type="float" office:value="2.05106" calcext:value-type="float">
            <text:p>2.05106</text:p>
          </table:table-cell>
          <table:table-cell office:value-type="float" office:value="2.16527" calcext:value-type="float">
            <text:p>2.16527</text:p>
          </table:table-cell>
          <table:table-cell office:value-type="float" office:value="2.28284" calcext:value-type="float">
            <text:p>2.28284</text:p>
          </table:table-cell>
          <table:table-cell office:value-type="float" office:value="2.14819" calcext:value-type="float">
            <text:p>2.14819</text:p>
          </table:table-cell>
          <table:table-cell office:value-type="float" office:value="2.23055" calcext:value-type="float">
            <text:p>2.23055</text:p>
          </table:table-cell>
          <table:table-cell office:value-type="float" office:value="2.17909" calcext:value-type="float">
            <text:p>2.17909</text:p>
          </table:table-cell>
          <table:table-cell office:value-type="float" office:value="2.23603" calcext:value-type="float">
            <text:p>2.23603</text:p>
          </table:table-cell>
          <table:table-cell office:value-type="float" office:value="2.20454" calcext:value-type="float">
            <text:p>2.20454</text:p>
          </table:table-cell>
          <table:table-cell/>
          <table:table-cell table:formula="of:=AVERAGE([.B7:.BI7])" office:value-type="float" office:value="2.15430866666667" calcext:value-type="float">
            <text:p>2.1543086667</text:p>
          </table:table-cell>
          <table:table-cell table:formula="of:=STDEV([.B7:.BI7])/2" office:value-type="float" office:value="0.0748835499827739" calcext:value-type="float">
            <text:p>0.0748835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.15109" calcext:value-type="float">
            <text:p>2.15109</text:p>
          </table:table-cell>
          <table:table-cell office:value-type="float" office:value="2.20941" calcext:value-type="float">
            <text:p>2.20941</text:p>
          </table:table-cell>
          <table:table-cell office:value-type="float" office:value="2.1877" calcext:value-type="float">
            <text:p>2.1877</text:p>
          </table:table-cell>
          <table:table-cell office:value-type="float" office:value="2.1583" calcext:value-type="float">
            <text:p>2.1583</text:p>
          </table:table-cell>
          <table:table-cell office:value-type="float" office:value="2.23541" calcext:value-type="float">
            <text:p>2.23541</text:p>
          </table:table-cell>
          <table:table-cell office:value-type="float" office:value="2.08208" calcext:value-type="float">
            <text:p>2.08208</text:p>
          </table:table-cell>
          <table:table-cell office:value-type="float" office:value="2.24334" calcext:value-type="float">
            <text:p>2.24334</text:p>
          </table:table-cell>
          <table:table-cell office:value-type="float" office:value="2.11022" calcext:value-type="float">
            <text:p>2.11022</text:p>
          </table:table-cell>
          <table:table-cell office:value-type="float" office:value="1.67105" calcext:value-type="float">
            <text:p>1.67105</text:p>
          </table:table-cell>
          <table:table-cell office:value-type="float" office:value="2.22995" calcext:value-type="float">
            <text:p>2.22995</text:p>
          </table:table-cell>
          <table:table-cell office:value-type="float" office:value="2.10323" calcext:value-type="float">
            <text:p>2.10323</text:p>
          </table:table-cell>
          <table:table-cell office:value-type="float" office:value="2.07902" calcext:value-type="float">
            <text:p>2.07902</text:p>
          </table:table-cell>
          <table:table-cell office:value-type="float" office:value="2.15341" calcext:value-type="float">
            <text:p>2.15341</text:p>
          </table:table-cell>
          <table:table-cell office:value-type="float" office:value="2.25395" calcext:value-type="float">
            <text:p>2.25395</text:p>
          </table:table-cell>
          <table:table-cell office:value-type="float" office:value="2.26479" calcext:value-type="float">
            <text:p>2.26479</text:p>
          </table:table-cell>
          <table:table-cell office:value-type="float" office:value="2.25762" calcext:value-type="float">
            <text:p>2.25762</text:p>
          </table:table-cell>
          <table:table-cell office:value-type="float" office:value="2.20556" calcext:value-type="float">
            <text:p>2.20556</text:p>
          </table:table-cell>
          <table:table-cell office:value-type="float" office:value="2.19578" calcext:value-type="float">
            <text:p>2.19578</text:p>
          </table:table-cell>
          <table:table-cell office:value-type="float" office:value="2.12613" calcext:value-type="float">
            <text:p>2.12613</text:p>
          </table:table-cell>
          <table:table-cell office:value-type="float" office:value="2.25083" calcext:value-type="float">
            <text:p>2.25083</text:p>
          </table:table-cell>
          <table:table-cell office:value-type="float" office:value="2.22428" calcext:value-type="float">
            <text:p>2.22428</text:p>
          </table:table-cell>
          <table:table-cell office:value-type="float" office:value="2.10601" calcext:value-type="float">
            <text:p>2.10601</text:p>
          </table:table-cell>
          <table:table-cell office:value-type="float" office:value="1.7799" calcext:value-type="float">
            <text:p>1.7799</text:p>
          </table:table-cell>
          <table:table-cell office:value-type="float" office:value="2.14479" calcext:value-type="float">
            <text:p>2.14479</text:p>
          </table:table-cell>
          <table:table-cell office:value-type="float" office:value="2.4162" calcext:value-type="float">
            <text:p>2.4162</text:p>
          </table:table-cell>
          <table:table-cell office:value-type="float" office:value="2.20915" calcext:value-type="float">
            <text:p>2.20915</text:p>
          </table:table-cell>
          <table:table-cell office:value-type="float" office:value="2.24962" calcext:value-type="float">
            <text:p>2.24962</text:p>
          </table:table-cell>
          <table:table-cell office:value-type="float" office:value="2.23217" calcext:value-type="float">
            <text:p>2.23217</text:p>
          </table:table-cell>
          <table:table-cell office:value-type="float" office:value="2.131" calcext:value-type="float">
            <text:p>2.131</text:p>
          </table:table-cell>
          <table:table-cell office:value-type="float" office:value="2.20879" calcext:value-type="float">
            <text:p>2.20879</text:p>
          </table:table-cell>
          <table:table-cell office:value-type="float" office:value="2.23575" calcext:value-type="float">
            <text:p>2.23575</text:p>
          </table:table-cell>
          <table:table-cell office:value-type="float" office:value="2.10443" calcext:value-type="float">
            <text:p>2.10443</text:p>
          </table:table-cell>
          <table:table-cell office:value-type="float" office:value="2.18591" calcext:value-type="float">
            <text:p>2.18591</text:p>
          </table:table-cell>
          <table:table-cell office:value-type="float" office:value="2.28747" calcext:value-type="float">
            <text:p>2.28747</text:p>
          </table:table-cell>
          <table:table-cell office:value-type="float" office:value="2.13131" calcext:value-type="float">
            <text:p>2.13131</text:p>
          </table:table-cell>
          <table:table-cell office:value-type="float" office:value="2.17646" calcext:value-type="float">
            <text:p>2.17646</text:p>
          </table:table-cell>
          <table:table-cell office:value-type="float" office:value="2.15638" calcext:value-type="float">
            <text:p>2.15638</text:p>
          </table:table-cell>
          <table:table-cell office:value-type="float" office:value="2.31868" calcext:value-type="float">
            <text:p>2.31868</text:p>
          </table:table-cell>
          <table:table-cell office:value-type="float" office:value="2.20534" calcext:value-type="float">
            <text:p>2.20534</text:p>
          </table:table-cell>
          <table:table-cell office:value-type="float" office:value="1.65257" calcext:value-type="float">
            <text:p>1.65257</text:p>
          </table:table-cell>
          <table:table-cell office:value-type="float" office:value="1.74669" calcext:value-type="float">
            <text:p>1.74669</text:p>
          </table:table-cell>
          <table:table-cell office:value-type="float" office:value="2.22413" calcext:value-type="float">
            <text:p>2.22413</text:p>
          </table:table-cell>
          <table:table-cell office:value-type="float" office:value="2.34446" calcext:value-type="float">
            <text:p>2.34446</text:p>
          </table:table-cell>
          <table:table-cell office:value-type="float" office:value="2.19423" calcext:value-type="float">
            <text:p>2.19423</text:p>
          </table:table-cell>
          <table:table-cell office:value-type="float" office:value="2.13831" calcext:value-type="float">
            <text:p>2.13831</text:p>
          </table:table-cell>
          <table:table-cell office:value-type="float" office:value="2.35822" calcext:value-type="float">
            <text:p>2.35822</text:p>
          </table:table-cell>
          <table:table-cell office:value-type="float" office:value="1.73732" calcext:value-type="float">
            <text:p>1.73732</text:p>
          </table:table-cell>
          <table:table-cell office:value-type="float" office:value="2.19764" calcext:value-type="float">
            <text:p>2.19764</text:p>
          </table:table-cell>
          <table:table-cell office:value-type="float" office:value="2.22885" calcext:value-type="float">
            <text:p>2.22885</text:p>
          </table:table-cell>
          <table:table-cell office:value-type="float" office:value="2.18324" calcext:value-type="float">
            <text:p>2.18324</text:p>
          </table:table-cell>
          <table:table-cell office:value-type="float" office:value="2.15881" calcext:value-type="float">
            <text:p>2.15881</text:p>
          </table:table-cell>
          <table:table-cell office:value-type="float" office:value="2.25854" calcext:value-type="float">
            <text:p>2.25854</text:p>
          </table:table-cell>
          <table:table-cell office:value-type="float" office:value="1.71868" calcext:value-type="float">
            <text:p>1.71868</text:p>
          </table:table-cell>
          <table:table-cell office:value-type="float" office:value="2.17248" calcext:value-type="float">
            <text:p>2.17248</text:p>
          </table:table-cell>
          <table:table-cell office:value-type="float" office:value="2.20032" calcext:value-type="float">
            <text:p>2.20032</text:p>
          </table:table-cell>
          <table:table-cell office:value-type="float" office:value="2.16405" calcext:value-type="float">
            <text:p>2.16405</text:p>
          </table:table-cell>
          <table:table-cell office:value-type="float" office:value="2.13412" calcext:value-type="float">
            <text:p>2.13412</text:p>
          </table:table-cell>
          <table:table-cell office:value-type="float" office:value="2.18498" calcext:value-type="float">
            <text:p>2.18498</text:p>
          </table:table-cell>
          <table:table-cell office:value-type="float" office:value="2.26608" calcext:value-type="float">
            <text:p>2.26608</text:p>
          </table:table-cell>
          <table:table-cell office:value-type="float" office:value="2.18717" calcext:value-type="float">
            <text:p>2.18717</text:p>
          </table:table-cell>
          <table:table-cell/>
          <table:table-cell table:formula="of:=AVERAGE([.B8:.BI8])" office:value-type="float" office:value="2.15205666666667" calcext:value-type="float">
            <text:p>2.1520566667</text:p>
          </table:table-cell>
          <table:table-cell table:formula="of:=STDEV([.B8:.BI8])/2" office:value-type="float" office:value="0.0802332362957969" calcext:value-type="float">
            <text:p>0.080233236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.19203" calcext:value-type="float">
            <text:p>2.19203</text:p>
          </table:table-cell>
          <table:table-cell office:value-type="float" office:value="2.28593" calcext:value-type="float">
            <text:p>2.28593</text:p>
          </table:table-cell>
          <table:table-cell office:value-type="float" office:value="2.20591" calcext:value-type="float">
            <text:p>2.20591</text:p>
          </table:table-cell>
          <table:table-cell office:value-type="float" office:value="1.70666" calcext:value-type="float">
            <text:p>1.70666</text:p>
          </table:table-cell>
          <table:table-cell office:value-type="float" office:value="2.19372" calcext:value-type="float">
            <text:p>2.19372</text:p>
          </table:table-cell>
          <table:table-cell office:value-type="float" office:value="2.31123" calcext:value-type="float">
            <text:p>2.31123</text:p>
          </table:table-cell>
          <table:table-cell office:value-type="float" office:value="2.09895" calcext:value-type="float">
            <text:p>2.09895</text:p>
          </table:table-cell>
          <table:table-cell office:value-type="float" office:value="2.09102" calcext:value-type="float">
            <text:p>2.09102</text:p>
          </table:table-cell>
          <table:table-cell office:value-type="float" office:value="2.25903" calcext:value-type="float">
            <text:p>2.25903</text:p>
          </table:table-cell>
          <table:table-cell office:value-type="float" office:value="2.1859" calcext:value-type="float">
            <text:p>2.1859</text:p>
          </table:table-cell>
          <table:table-cell office:value-type="float" office:value="2.28073" calcext:value-type="float">
            <text:p>2.28073</text:p>
          </table:table-cell>
          <table:table-cell office:value-type="float" office:value="2.11443" calcext:value-type="float">
            <text:p>2.11443</text:p>
          </table:table-cell>
          <table:table-cell office:value-type="float" office:value="2.2005" calcext:value-type="float">
            <text:p>2.2005</text:p>
          </table:table-cell>
          <table:table-cell office:value-type="float" office:value="2.13532" calcext:value-type="float">
            <text:p>2.13532</text:p>
          </table:table-cell>
          <table:table-cell office:value-type="float" office:value="2.19558" calcext:value-type="float">
            <text:p>2.19558</text:p>
          </table:table-cell>
          <table:table-cell office:value-type="float" office:value="2.13613" calcext:value-type="float">
            <text:p>2.13613</text:p>
          </table:table-cell>
          <table:table-cell office:value-type="float" office:value="2.20563" calcext:value-type="float">
            <text:p>2.20563</text:p>
          </table:table-cell>
          <table:table-cell office:value-type="float" office:value="2.20124" calcext:value-type="float">
            <text:p>2.20124</text:p>
          </table:table-cell>
          <table:table-cell office:value-type="float" office:value="2.27849" calcext:value-type="float">
            <text:p>2.27849</text:p>
          </table:table-cell>
          <table:table-cell office:value-type="float" office:value="2.17948" calcext:value-type="float">
            <text:p>2.17948</text:p>
          </table:table-cell>
          <table:table-cell office:value-type="float" office:value="2.34017" calcext:value-type="float">
            <text:p>2.34017</text:p>
          </table:table-cell>
          <table:table-cell office:value-type="float" office:value="2.08944" calcext:value-type="float">
            <text:p>2.08944</text:p>
          </table:table-cell>
          <table:table-cell office:value-type="float" office:value="2.15961" calcext:value-type="float">
            <text:p>2.15961</text:p>
          </table:table-cell>
          <table:table-cell office:value-type="float" office:value="2.24715" calcext:value-type="float">
            <text:p>2.24715</text:p>
          </table:table-cell>
          <table:table-cell office:value-type="float" office:value="2.09932" calcext:value-type="float">
            <text:p>2.09932</text:p>
          </table:table-cell>
          <table:table-cell office:value-type="float" office:value="2.09143" calcext:value-type="float">
            <text:p>2.09143</text:p>
          </table:table-cell>
          <table:table-cell office:value-type="float" office:value="2.16787" calcext:value-type="float">
            <text:p>2.16787</text:p>
          </table:table-cell>
          <table:table-cell office:value-type="float" office:value="2.28131" calcext:value-type="float">
            <text:p>2.28131</text:p>
          </table:table-cell>
          <table:table-cell office:value-type="float" office:value="2.17514" calcext:value-type="float">
            <text:p>2.17514</text:p>
          </table:table-cell>
          <table:table-cell office:value-type="float" office:value="2.34018" calcext:value-type="float">
            <text:p>2.34018</text:p>
          </table:table-cell>
          <table:table-cell office:value-type="float" office:value="2.16127" calcext:value-type="float">
            <text:p>2.16127</text:p>
          </table:table-cell>
          <table:table-cell office:value-type="float" office:value="2.20335" calcext:value-type="float">
            <text:p>2.20335</text:p>
          </table:table-cell>
          <table:table-cell office:value-type="float" office:value="2.16747" calcext:value-type="float">
            <text:p>2.16747</text:p>
          </table:table-cell>
          <table:table-cell office:value-type="float" office:value="2.11643" calcext:value-type="float">
            <text:p>2.11643</text:p>
          </table:table-cell>
          <table:table-cell office:value-type="float" office:value="2.20675" calcext:value-type="float">
            <text:p>2.20675</text:p>
          </table:table-cell>
          <table:table-cell office:value-type="float" office:value="2.2231" calcext:value-type="float">
            <text:p>2.2231</text:p>
          </table:table-cell>
          <table:table-cell office:value-type="float" office:value="2.24835" calcext:value-type="float">
            <text:p>2.24835</text:p>
          </table:table-cell>
          <table:table-cell office:value-type="float" office:value="2.11138" calcext:value-type="float">
            <text:p>2.11138</text:p>
          </table:table-cell>
          <table:table-cell office:value-type="float" office:value="2.11651" calcext:value-type="float">
            <text:p>2.11651</text:p>
          </table:table-cell>
          <table:table-cell office:value-type="float" office:value="2.20516" calcext:value-type="float">
            <text:p>2.20516</text:p>
          </table:table-cell>
          <table:table-cell office:value-type="float" office:value="2.24422" calcext:value-type="float">
            <text:p>2.24422</text:p>
          </table:table-cell>
          <table:table-cell office:value-type="float" office:value="1.79552" calcext:value-type="float">
            <text:p>1.79552</text:p>
          </table:table-cell>
          <table:table-cell office:value-type="float" office:value="2.28595" calcext:value-type="float">
            <text:p>2.28595</text:p>
          </table:table-cell>
          <table:table-cell office:value-type="float" office:value="2.11026" calcext:value-type="float">
            <text:p>2.11026</text:p>
          </table:table-cell>
          <table:table-cell office:value-type="float" office:value="2.19518" calcext:value-type="float">
            <text:p>2.19518</text:p>
          </table:table-cell>
          <table:table-cell office:value-type="float" office:value="2.22729" calcext:value-type="float">
            <text:p>2.22729</text:p>
          </table:table-cell>
          <table:table-cell office:value-type="float" office:value="2.24399" calcext:value-type="float">
            <text:p>2.24399</text:p>
          </table:table-cell>
          <table:table-cell office:value-type="float" office:value="2.23625" calcext:value-type="float">
            <text:p>2.23625</text:p>
          </table:table-cell>
          <table:table-cell office:value-type="float" office:value="2.23793" calcext:value-type="float">
            <text:p>2.23793</text:p>
          </table:table-cell>
          <table:table-cell office:value-type="float" office:value="2.18963" calcext:value-type="float">
            <text:p>2.18963</text:p>
          </table:table-cell>
          <table:table-cell office:value-type="float" office:value="1.68995" calcext:value-type="float">
            <text:p>1.68995</text:p>
          </table:table-cell>
          <table:table-cell office:value-type="float" office:value="2.16877" calcext:value-type="float">
            <text:p>2.16877</text:p>
          </table:table-cell>
          <table:table-cell office:value-type="float" office:value="2.17435" calcext:value-type="float">
            <text:p>2.17435</text:p>
          </table:table-cell>
          <table:table-cell office:value-type="float" office:value="2.19749" calcext:value-type="float">
            <text:p>2.19749</text:p>
          </table:table-cell>
          <table:table-cell office:value-type="float" office:value="2.17519" calcext:value-type="float">
            <text:p>2.17519</text:p>
          </table:table-cell>
          <table:table-cell office:value-type="float" office:value="2.26177" calcext:value-type="float">
            <text:p>2.26177</text:p>
          </table:table-cell>
          <table:table-cell office:value-type="float" office:value="2.18092" calcext:value-type="float">
            <text:p>2.18092</text:p>
          </table:table-cell>
          <table:table-cell office:value-type="float" office:value="1.79392" calcext:value-type="float">
            <text:p>1.79392</text:p>
          </table:table-cell>
          <table:table-cell office:value-type="float" office:value="2.15549" calcext:value-type="float">
            <text:p>2.15549</text:p>
          </table:table-cell>
          <table:table-cell office:value-type="float" office:value="2.26323" calcext:value-type="float">
            <text:p>2.26323</text:p>
          </table:table-cell>
          <table:table-cell/>
          <table:table-cell table:formula="of:=AVERAGE([.B9:.BI9])" office:value-type="float" office:value="2.16727666666667" calcext:value-type="float">
            <text:p>2.1672766667</text:p>
          </table:table-cell>
          <table:table-cell table:formula="of:=STDEV([.B9:.BI9])/2" office:value-type="float" office:value="0.0647828696994597" calcext:value-type="float">
            <text:p>0.064782869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.22833" calcext:value-type="float">
            <text:p>2.22833</text:p>
          </table:table-cell>
          <table:table-cell office:value-type="float" office:value="2.23225" calcext:value-type="float">
            <text:p>2.23225</text:p>
          </table:table-cell>
          <table:table-cell office:value-type="float" office:value="2.10277" calcext:value-type="float">
            <text:p>2.10277</text:p>
          </table:table-cell>
          <table:table-cell office:value-type="float" office:value="2.17111" calcext:value-type="float">
            <text:p>2.17111</text:p>
          </table:table-cell>
          <table:table-cell office:value-type="float" office:value="2.11988" calcext:value-type="float">
            <text:p>2.11988</text:p>
          </table:table-cell>
          <table:table-cell office:value-type="float" office:value="1.70091" calcext:value-type="float">
            <text:p>1.70091</text:p>
          </table:table-cell>
          <table:table-cell office:value-type="float" office:value="2.19039" calcext:value-type="float">
            <text:p>2.19039</text:p>
          </table:table-cell>
          <table:table-cell office:value-type="float" office:value="2.32756" calcext:value-type="float">
            <text:p>2.32756</text:p>
          </table:table-cell>
          <table:table-cell office:value-type="float" office:value="2.08387" calcext:value-type="float">
            <text:p>2.08387</text:p>
          </table:table-cell>
          <table:table-cell office:value-type="float" office:value="2.18007" calcext:value-type="float">
            <text:p>2.18007</text:p>
          </table:table-cell>
          <table:table-cell office:value-type="float" office:value="2.10904" calcext:value-type="float">
            <text:p>2.10904</text:p>
          </table:table-cell>
          <table:table-cell office:value-type="float" office:value="2.21957" calcext:value-type="float">
            <text:p>2.21957</text:p>
          </table:table-cell>
          <table:table-cell office:value-type="float" office:value="2.14026" calcext:value-type="float">
            <text:p>2.14026</text:p>
          </table:table-cell>
          <table:table-cell office:value-type="float" office:value="2.28061" calcext:value-type="float">
            <text:p>2.28061</text:p>
          </table:table-cell>
          <table:table-cell office:value-type="float" office:value="2.28747" calcext:value-type="float">
            <text:p>2.28747</text:p>
          </table:table-cell>
          <table:table-cell office:value-type="float" office:value="2.2054" calcext:value-type="float">
            <text:p>2.2054</text:p>
          </table:table-cell>
          <table:table-cell office:value-type="float" office:value="2.25663" calcext:value-type="float">
            <text:p>2.25663</text:p>
          </table:table-cell>
          <table:table-cell office:value-type="float" office:value="2.20778" calcext:value-type="float">
            <text:p>2.20778</text:p>
          </table:table-cell>
          <table:table-cell office:value-type="float" office:value="2.2372" calcext:value-type="float">
            <text:p>2.2372</text:p>
          </table:table-cell>
          <table:table-cell office:value-type="float" office:value="2.25037" calcext:value-type="float">
            <text:p>2.25037</text:p>
          </table:table-cell>
          <table:table-cell office:value-type="float" office:value="2.15031" calcext:value-type="float">
            <text:p>2.15031</text:p>
          </table:table-cell>
          <table:table-cell office:value-type="float" office:value="2.29577" calcext:value-type="float">
            <text:p>2.29577</text:p>
          </table:table-cell>
          <table:table-cell office:value-type="float" office:value="2.16517" calcext:value-type="float">
            <text:p>2.16517</text:p>
          </table:table-cell>
          <table:table-cell office:value-type="float" office:value="2.13694" calcext:value-type="float">
            <text:p>2.13694</text:p>
          </table:table-cell>
          <table:table-cell office:value-type="float" office:value="2.18558" calcext:value-type="float">
            <text:p>2.18558</text:p>
          </table:table-cell>
          <table:table-cell office:value-type="float" office:value="2.19198" calcext:value-type="float">
            <text:p>2.19198</text:p>
          </table:table-cell>
          <table:table-cell office:value-type="float" office:value="2.24253" calcext:value-type="float">
            <text:p>2.24253</text:p>
          </table:table-cell>
          <table:table-cell office:value-type="float" office:value="1.75116" calcext:value-type="float">
            <text:p>1.75116</text:p>
          </table:table-cell>
          <table:table-cell office:value-type="float" office:value="1.8224" calcext:value-type="float">
            <text:p>1.8224</text:p>
          </table:table-cell>
          <table:table-cell office:value-type="float" office:value="1.76512" calcext:value-type="float">
            <text:p>1.76512</text:p>
          </table:table-cell>
          <table:table-cell office:value-type="float" office:value="1.71033" calcext:value-type="float">
            <text:p>1.71033</text:p>
          </table:table-cell>
          <table:table-cell office:value-type="float" office:value="1.38611" calcext:value-type="float">
            <text:p>1.38611</text:p>
          </table:table-cell>
          <table:table-cell office:value-type="float" office:value="1.68108" calcext:value-type="float">
            <text:p>1.68108</text:p>
          </table:table-cell>
          <table:table-cell office:value-type="float" office:value="1.76922" calcext:value-type="float">
            <text:p>1.76922</text:p>
          </table:table-cell>
          <table:table-cell office:value-type="float" office:value="2.20519" calcext:value-type="float">
            <text:p>2.20519</text:p>
          </table:table-cell>
          <table:table-cell office:value-type="float" office:value="1.76689" calcext:value-type="float">
            <text:p>1.76689</text:p>
          </table:table-cell>
          <table:table-cell office:value-type="float" office:value="1.6989" calcext:value-type="float">
            <text:p>1.6989</text:p>
          </table:table-cell>
          <table:table-cell office:value-type="float" office:value="1.35137" calcext:value-type="float">
            <text:p>1.35137</text:p>
          </table:table-cell>
          <table:table-cell office:value-type="float" office:value="1.64499" calcext:value-type="float">
            <text:p>1.64499</text:p>
          </table:table-cell>
          <table:table-cell office:value-type="float" office:value="2.24395" calcext:value-type="float">
            <text:p>2.24395</text:p>
          </table:table-cell>
          <table:table-cell office:value-type="float" office:value="1.70307" calcext:value-type="float">
            <text:p>1.70307</text:p>
          </table:table-cell>
          <table:table-cell office:value-type="float" office:value="1.86034" calcext:value-type="float">
            <text:p>1.86034</text:p>
          </table:table-cell>
          <table:table-cell office:value-type="float" office:value="1.67788" calcext:value-type="float">
            <text:p>1.67788</text:p>
          </table:table-cell>
          <table:table-cell office:value-type="float" office:value="2.33634" calcext:value-type="float">
            <text:p>2.33634</text:p>
          </table:table-cell>
          <table:table-cell office:value-type="float" office:value="1.17886" calcext:value-type="float">
            <text:p>1.17886</text:p>
          </table:table-cell>
          <table:table-cell office:value-type="float" office:value="1.76886" calcext:value-type="float">
            <text:p>1.76886</text:p>
          </table:table-cell>
          <table:table-cell office:value-type="float" office:value="2.27866" calcext:value-type="float">
            <text:p>2.27866</text:p>
          </table:table-cell>
          <table:table-cell office:value-type="float" office:value="2.26295" calcext:value-type="float">
            <text:p>2.26295</text:p>
          </table:table-cell>
          <table:table-cell office:value-type="float" office:value="1.71052" calcext:value-type="float">
            <text:p>1.71052</text:p>
          </table:table-cell>
          <table:table-cell office:value-type="float" office:value="1.86064" calcext:value-type="float">
            <text:p>1.86064</text:p>
          </table:table-cell>
          <table:table-cell office:value-type="float" office:value="1.30688" calcext:value-type="float">
            <text:p>1.30688</text:p>
          </table:table-cell>
          <table:table-cell office:value-type="float" office:value="1.68291" calcext:value-type="float">
            <text:p>1.68291</text:p>
          </table:table-cell>
          <table:table-cell office:value-type="float" office:value="2.43417" calcext:value-type="float">
            <text:p>2.43417</text:p>
          </table:table-cell>
          <table:table-cell office:value-type="float" office:value="1.70441" calcext:value-type="float">
            <text:p>1.70441</text:p>
          </table:table-cell>
          <table:table-cell office:value-type="float" office:value="1.78579" calcext:value-type="float">
            <text:p>1.78579</text:p>
          </table:table-cell>
          <table:table-cell office:value-type="float" office:value="1.64322" calcext:value-type="float">
            <text:p>1.64322</text:p>
          </table:table-cell>
          <table:table-cell office:value-type="float" office:value="1.77017" calcext:value-type="float">
            <text:p>1.77017</text:p>
          </table:table-cell>
          <table:table-cell office:value-type="float" office:value="2.20518" calcext:value-type="float">
            <text:p>2.20518</text:p>
          </table:table-cell>
          <table:table-cell office:value-type="float" office:value="1.75315" calcext:value-type="float">
            <text:p>1.75315</text:p>
          </table:table-cell>
          <table:table-cell office:value-type="float" office:value="2.18877" calcext:value-type="float">
            <text:p>2.18877</text:p>
          </table:table-cell>
          <table:table-cell/>
          <table:table-cell table:formula="of:=AVERAGE([.B10:.BI10])" office:value-type="float" office:value="1.98015383333333" calcext:value-type="float">
            <text:p>1.9801538333</text:p>
          </table:table-cell>
          <table:table-cell table:formula="of:=STDEV([.B10:.BI10])/2" office:value-type="float" office:value="0.149691413442964" calcext:value-type="float">
            <text:p>0.149691413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.76833" calcext:value-type="float">
            <text:p>1.76833</text:p>
          </table:table-cell>
          <table:table-cell office:value-type="float" office:value="2.25351" calcext:value-type="float">
            <text:p>2.25351</text:p>
          </table:table-cell>
          <table:table-cell office:value-type="float" office:value="1.36253" calcext:value-type="float">
            <text:p>1.36253</text:p>
          </table:table-cell>
          <table:table-cell office:value-type="float" office:value="1.66221" calcext:value-type="float">
            <text:p>1.66221</text:p>
          </table:table-cell>
          <table:table-cell office:value-type="float" office:value="1.76846" calcext:value-type="float">
            <text:p>1.76846</text:p>
          </table:table-cell>
          <table:table-cell office:value-type="float" office:value="1.72079" calcext:value-type="float">
            <text:p>1.72079</text:p>
          </table:table-cell>
          <table:table-cell office:value-type="float" office:value="1.74484" calcext:value-type="float">
            <text:p>1.74484</text:p>
          </table:table-cell>
          <table:table-cell office:value-type="float" office:value="2.10615" calcext:value-type="float">
            <text:p>2.10615</text:p>
          </table:table-cell>
          <table:table-cell office:value-type="float" office:value="1.76241" calcext:value-type="float">
            <text:p>1.76241</text:p>
          </table:table-cell>
          <table:table-cell office:value-type="float" office:value="1.72326" calcext:value-type="float">
            <text:p>1.72326</text:p>
          </table:table-cell>
          <table:table-cell office:value-type="float" office:value="1.76603" calcext:value-type="float">
            <text:p>1.76603</text:p>
          </table:table-cell>
          <table:table-cell office:value-type="float" office:value="1.69703" calcext:value-type="float">
            <text:p>1.69703</text:p>
          </table:table-cell>
          <table:table-cell office:value-type="float" office:value="1.70868" calcext:value-type="float">
            <text:p>1.70868</text:p>
          </table:table-cell>
          <table:table-cell office:value-type="float" office:value="1.74379" calcext:value-type="float">
            <text:p>1.74379</text:p>
          </table:table-cell>
          <table:table-cell office:value-type="float" office:value="2.22404" calcext:value-type="float">
            <text:p>2.22404</text:p>
          </table:table-cell>
          <table:table-cell office:value-type="float" office:value="1.72742" calcext:value-type="float">
            <text:p>1.72742</text:p>
          </table:table-cell>
          <table:table-cell office:value-type="float" office:value="1.75086" calcext:value-type="float">
            <text:p>1.75086</text:p>
          </table:table-cell>
          <table:table-cell office:value-type="float" office:value="1.75703" calcext:value-type="float">
            <text:p>1.75703</text:p>
          </table:table-cell>
          <table:table-cell office:value-type="float" office:value="2.0716" calcext:value-type="float">
            <text:p>2.0716</text:p>
          </table:table-cell>
          <table:table-cell office:value-type="float" office:value="1.86638" calcext:value-type="float">
            <text:p>1.86638</text:p>
          </table:table-cell>
          <table:table-cell office:value-type="float" office:value="2.19889" calcext:value-type="float">
            <text:p>2.19889</text:p>
          </table:table-cell>
          <table:table-cell office:value-type="float" office:value="1.838" calcext:value-type="float">
            <text:p>1.838</text:p>
          </table:table-cell>
          <table:table-cell office:value-type="float" office:value="1.68261" calcext:value-type="float">
            <text:p>1.68261</text:p>
          </table:table-cell>
          <table:table-cell office:value-type="float" office:value="1.77137" calcext:value-type="float">
            <text:p>1.77137</text:p>
          </table:table-cell>
          <table:table-cell office:value-type="float" office:value="2.12522" calcext:value-type="float">
            <text:p>2.12522</text:p>
          </table:table-cell>
          <table:table-cell office:value-type="float" office:value="1.83481" calcext:value-type="float">
            <text:p>1.83481</text:p>
          </table:table-cell>
          <table:table-cell office:value-type="float" office:value="2.20566" calcext:value-type="float">
            <text:p>2.20566</text:p>
          </table:table-cell>
          <table:table-cell office:value-type="float" office:value="1.77634" calcext:value-type="float">
            <text:p>1.77634</text:p>
          </table:table-cell>
          <table:table-cell office:value-type="float" office:value="1.67246" calcext:value-type="float">
            <text:p>1.67246</text:p>
          </table:table-cell>
          <table:table-cell office:value-type="float" office:value="1.83318" calcext:value-type="float">
            <text:p>1.83318</text:p>
          </table:table-cell>
          <table:table-cell office:value-type="float" office:value="1.7305" calcext:value-type="float">
            <text:p>1.7305</text:p>
          </table:table-cell>
          <table:table-cell office:value-type="float" office:value="1.74667" calcext:value-type="float">
            <text:p>1.74667</text:p>
          </table:table-cell>
          <table:table-cell office:value-type="float" office:value="2.21736" calcext:value-type="float">
            <text:p>2.21736</text:p>
          </table:table-cell>
          <table:table-cell office:value-type="float" office:value="1.74713" calcext:value-type="float">
            <text:p>1.74713</text:p>
          </table:table-cell>
          <table:table-cell office:value-type="float" office:value="1.68113" calcext:value-type="float">
            <text:p>1.68113</text:p>
          </table:table-cell>
          <table:table-cell office:value-type="float" office:value="1.76818" calcext:value-type="float">
            <text:p>1.76818</text:p>
          </table:table-cell>
          <table:table-cell office:value-type="float" office:value="2.22573" calcext:value-type="float">
            <text:p>2.22573</text:p>
          </table:table-cell>
          <table:table-cell office:value-type="float" office:value="1.55464" calcext:value-type="float">
            <text:p>1.55464</text:p>
          </table:table-cell>
          <table:table-cell office:value-type="float" office:value="1.7842" calcext:value-type="float">
            <text:p>1.7842</text:p>
          </table:table-cell>
          <table:table-cell office:value-type="float" office:value="2.19202" calcext:value-type="float">
            <text:p>2.19202</text:p>
          </table:table-cell>
          <table:table-cell office:value-type="float" office:value="2.1696" calcext:value-type="float">
            <text:p>2.1696</text:p>
          </table:table-cell>
          <table:table-cell office:value-type="float" office:value="1.70034" calcext:value-type="float">
            <text:p>1.70034</text:p>
          </table:table-cell>
          <table:table-cell office:value-type="float" office:value="2.26341" calcext:value-type="float">
            <text:p>2.26341</text:p>
          </table:table-cell>
          <table:table-cell office:value-type="float" office:value="1.69808" calcext:value-type="float">
            <text:p>1.69808</text:p>
          </table:table-cell>
          <table:table-cell office:value-type="float" office:value="1.70409" calcext:value-type="float">
            <text:p>1.70409</text:p>
          </table:table-cell>
          <table:table-cell office:value-type="float" office:value="2.33238" calcext:value-type="float">
            <text:p>2.33238</text:p>
          </table:table-cell>
          <table:table-cell office:value-type="float" office:value="2.17596" calcext:value-type="float">
            <text:p>2.17596</text:p>
          </table:table-cell>
          <table:table-cell office:value-type="float" office:value="2.23611" calcext:value-type="float">
            <text:p>2.23611</text:p>
          </table:table-cell>
          <table:table-cell office:value-type="float" office:value="1.66393" calcext:value-type="float">
            <text:p>1.66393</text:p>
          </table:table-cell>
          <table:table-cell office:value-type="float" office:value="1.81379" calcext:value-type="float">
            <text:p>1.81379</text:p>
          </table:table-cell>
          <table:table-cell office:value-type="float" office:value="1.67221" calcext:value-type="float">
            <text:p>1.67221</text:p>
          </table:table-cell>
          <table:table-cell office:value-type="float" office:value="1.76974" calcext:value-type="float">
            <text:p>1.76974</text:p>
          </table:table-cell>
          <table:table-cell office:value-type="float" office:value="1.68233" calcext:value-type="float">
            <text:p>1.68233</text:p>
          </table:table-cell>
          <table:table-cell office:value-type="float" office:value="1.77953" calcext:value-type="float">
            <text:p>1.77953</text:p>
          </table:table-cell>
          <table:table-cell office:value-type="float" office:value="1.93811" calcext:value-type="float">
            <text:p>1.93811</text:p>
          </table:table-cell>
          <table:table-cell office:value-type="float" office:value="1.65398" calcext:value-type="float">
            <text:p>1.65398</text:p>
          </table:table-cell>
          <table:table-cell office:value-type="float" office:value="1.6049" calcext:value-type="float">
            <text:p>1.6049</text:p>
          </table:table-cell>
          <table:table-cell office:value-type="float" office:value="1.71068" calcext:value-type="float">
            <text:p>1.71068</text:p>
          </table:table-cell>
          <table:table-cell office:value-type="float" office:value="1.66821" calcext:value-type="float">
            <text:p>1.66821</text:p>
          </table:table-cell>
          <table:table-cell office:value-type="float" office:value="2.24915" calcext:value-type="float">
            <text:p>2.24915</text:p>
          </table:table-cell>
          <table:table-cell/>
          <table:table-cell table:formula="of:=AVERAGE([.B11:.BI11])" office:value-type="float" office:value="1.85429966666667" calcext:value-type="float">
            <text:p>1.8542996667</text:p>
          </table:table-cell>
          <table:table-cell table:formula="of:=STDEV([.B11:.BI11])/2" office:value-type="float" office:value="0.113750427702555" calcext:value-type="float">
            <text:p>0.113750427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.08816" calcext:value-type="float">
            <text:p>2.08816</text:p>
          </table:table-cell>
          <table:table-cell office:value-type="float" office:value="2.09317" calcext:value-type="float">
            <text:p>2.09317</text:p>
          </table:table-cell>
          <table:table-cell office:value-type="float" office:value="1.69381" calcext:value-type="float">
            <text:p>1.69381</text:p>
          </table:table-cell>
          <table:table-cell office:value-type="float" office:value="1.76364" calcext:value-type="float">
            <text:p>1.76364</text:p>
          </table:table-cell>
          <table:table-cell office:value-type="float" office:value="1.6139" calcext:value-type="float">
            <text:p>1.6139</text:p>
          </table:table-cell>
          <table:table-cell office:value-type="float" office:value="1.71898" calcext:value-type="float">
            <text:p>1.71898</text:p>
          </table:table-cell>
          <table:table-cell office:value-type="float" office:value="1.65566" calcext:value-type="float">
            <text:p>1.65566</text:p>
          </table:table-cell>
          <table:table-cell office:value-type="float" office:value="1.61688" calcext:value-type="float">
            <text:p>1.61688</text:p>
          </table:table-cell>
          <table:table-cell office:value-type="float" office:value="1.72288" calcext:value-type="float">
            <text:p>1.72288</text:p>
          </table:table-cell>
          <table:table-cell office:value-type="float" office:value="2.10155" calcext:value-type="float">
            <text:p>2.10155</text:p>
          </table:table-cell>
          <table:table-cell office:value-type="float" office:value="1.6451" calcext:value-type="float">
            <text:p>1.6451</text:p>
          </table:table-cell>
          <table:table-cell office:value-type="float" office:value="1.73308" calcext:value-type="float">
            <text:p>1.73308</text:p>
          </table:table-cell>
          <table:table-cell office:value-type="float" office:value="1.67645" calcext:value-type="float">
            <text:p>1.67645</text:p>
          </table:table-cell>
          <table:table-cell office:value-type="float" office:value="2.28697" calcext:value-type="float">
            <text:p>2.28697</text:p>
          </table:table-cell>
          <table:table-cell office:value-type="float" office:value="1.67813" calcext:value-type="float">
            <text:p>1.67813</text:p>
          </table:table-cell>
          <table:table-cell office:value-type="float" office:value="1.60073" calcext:value-type="float">
            <text:p>1.60073</text:p>
          </table:table-cell>
          <table:table-cell office:value-type="float" office:value="1.72518" calcext:value-type="float">
            <text:p>1.72518</text:p>
          </table:table-cell>
          <table:table-cell office:value-type="float" office:value="1.66486" calcext:value-type="float">
            <text:p>1.66486</text:p>
          </table:table-cell>
          <table:table-cell office:value-type="float" office:value="1.56699" calcext:value-type="float">
            <text:p>1.56699</text:p>
          </table:table-cell>
          <table:table-cell office:value-type="float" office:value="2.14344" calcext:value-type="float">
            <text:p>2.14344</text:p>
          </table:table-cell>
          <table:table-cell office:value-type="float" office:value="1.77122" calcext:value-type="float">
            <text:p>1.77122</text:p>
          </table:table-cell>
          <table:table-cell office:value-type="float" office:value="1.9062" calcext:value-type="float">
            <text:p>1.9062</text:p>
          </table:table-cell>
          <table:table-cell office:value-type="float" office:value="1.68229" calcext:value-type="float">
            <text:p>1.68229</text:p>
          </table:table-cell>
          <table:table-cell office:value-type="float" office:value="1.79788" calcext:value-type="float">
            <text:p>1.79788</text:p>
          </table:table-cell>
          <table:table-cell office:value-type="float" office:value="2.07718" calcext:value-type="float">
            <text:p>2.07718</text:p>
          </table:table-cell>
          <table:table-cell office:value-type="float" office:value="2.1589" calcext:value-type="float">
            <text:p>2.1589</text:p>
          </table:table-cell>
          <table:table-cell office:value-type="float" office:value="2.14944" calcext:value-type="float">
            <text:p>2.14944</text:p>
          </table:table-cell>
          <table:table-cell office:value-type="float" office:value="1.78675" calcext:value-type="float">
            <text:p>1.78675</text:p>
          </table:table-cell>
          <table:table-cell office:value-type="float" office:value="1.80532" calcext:value-type="float">
            <text:p>1.80532</text:p>
          </table:table-cell>
          <table:table-cell office:value-type="float" office:value="1.69372" calcext:value-type="float">
            <text:p>1.69372</text:p>
          </table:table-cell>
          <table:table-cell office:value-type="float" office:value="2.1533" calcext:value-type="float">
            <text:p>2.1533</text:p>
          </table:table-cell>
          <table:table-cell office:value-type="float" office:value="1.78674" calcext:value-type="float">
            <text:p>1.78674</text:p>
          </table:table-cell>
          <table:table-cell office:value-type="float" office:value="1.74694" calcext:value-type="float">
            <text:p>1.74694</text:p>
          </table:table-cell>
          <table:table-cell office:value-type="float" office:value="1.6845" calcext:value-type="float">
            <text:p>1.6845</text:p>
          </table:table-cell>
          <table:table-cell office:value-type="float" office:value="1.79167" calcext:value-type="float">
            <text:p>1.79167</text:p>
          </table:table-cell>
          <table:table-cell office:value-type="float" office:value="2.16595" calcext:value-type="float">
            <text:p>2.16595</text:p>
          </table:table-cell>
          <table:table-cell office:value-type="float" office:value="1.44175" calcext:value-type="float">
            <text:p>1.44175</text:p>
          </table:table-cell>
          <table:table-cell office:value-type="float" office:value="2.18785" calcext:value-type="float">
            <text:p>2.18785</text:p>
          </table:table-cell>
          <table:table-cell office:value-type="float" office:value="1.74838" calcext:value-type="float">
            <text:p>1.74838</text:p>
          </table:table-cell>
          <table:table-cell office:value-type="float" office:value="1.6412" calcext:value-type="float">
            <text:p>1.6412</text:p>
          </table:table-cell>
          <table:table-cell office:value-type="float" office:value="2.25766" calcext:value-type="float">
            <text:p>2.25766</text:p>
          </table:table-cell>
          <table:table-cell office:value-type="float" office:value="2.14716" calcext:value-type="float">
            <text:p>2.14716</text:p>
          </table:table-cell>
          <table:table-cell office:value-type="float" office:value="1.67511" calcext:value-type="float">
            <text:p>1.67511</text:p>
          </table:table-cell>
          <table:table-cell office:value-type="float" office:value="2.31502" calcext:value-type="float">
            <text:p>2.31502</text:p>
          </table:table-cell>
          <table:table-cell office:value-type="float" office:value="1.63764" calcext:value-type="float">
            <text:p>1.63764</text:p>
          </table:table-cell>
          <table:table-cell office:value-type="float" office:value="2.18047" calcext:value-type="float">
            <text:p>2.18047</text:p>
          </table:table-cell>
          <table:table-cell office:value-type="float" office:value="1.71236" calcext:value-type="float">
            <text:p>1.71236</text:p>
          </table:table-cell>
          <table:table-cell office:value-type="float" office:value="1.68237" calcext:value-type="float">
            <text:p>1.68237</text:p>
          </table:table-cell>
          <table:table-cell office:value-type="float" office:value="1.77979" calcext:value-type="float">
            <text:p>1.77979</text:p>
          </table:table-cell>
          <table:table-cell office:value-type="float" office:value="1.75413" calcext:value-type="float">
            <text:p>1.75413</text:p>
          </table:table-cell>
          <table:table-cell office:value-type="float" office:value="1.75162" calcext:value-type="float">
            <text:p>1.75162</text:p>
          </table:table-cell>
          <table:table-cell office:value-type="float" office:value="1.85708" calcext:value-type="float">
            <text:p>1.85708</text:p>
          </table:table-cell>
          <table:table-cell office:value-type="float" office:value="1.71475" calcext:value-type="float">
            <text:p>1.71475</text:p>
          </table:table-cell>
          <table:table-cell office:value-type="float" office:value="1.76193" calcext:value-type="float">
            <text:p>1.76193</text:p>
          </table:table-cell>
          <table:table-cell office:value-type="float" office:value="1.69987" calcext:value-type="float">
            <text:p>1.69987</text:p>
          </table:table-cell>
          <table:table-cell office:value-type="float" office:value="1.85981" calcext:value-type="float">
            <text:p>1.85981</text:p>
          </table:table-cell>
          <table:table-cell office:value-type="float" office:value="1.27993" calcext:value-type="float">
            <text:p>1.27993</text:p>
          </table:table-cell>
          <table:table-cell office:value-type="float" office:value="1.55787" calcext:value-type="float">
            <text:p>1.55787</text:p>
          </table:table-cell>
          <table:table-cell office:value-type="float" office:value="2.10754" calcext:value-type="float">
            <text:p>2.10754</text:p>
          </table:table-cell>
          <table:table-cell office:value-type="float" office:value="2.19164" calcext:value-type="float">
            <text:p>2.19164</text:p>
          </table:table-cell>
          <table:table-cell/>
          <table:table-cell table:formula="of:=AVERAGE([.B12:.BI12])" office:value-type="float" office:value="1.83150816666667" calcext:value-type="float">
            <text:p>1.8315081667</text:p>
          </table:table-cell>
          <table:table-cell table:formula="of:=STDEV([.B12:.BI12])/2" office:value-type="float" office:value="0.116516466481925" calcext:value-type="float">
            <text:p>0.116516466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.2965" calcext:value-type="float">
            <text:p>2.2965</text:p>
          </table:table-cell>
          <table:table-cell office:value-type="float" office:value="2.13703" calcext:value-type="float">
            <text:p>2.13703</text:p>
          </table:table-cell>
          <table:table-cell office:value-type="float" office:value="2.38222" calcext:value-type="float">
            <text:p>2.38222</text:p>
          </table:table-cell>
          <table:table-cell office:value-type="float" office:value="1.76115" calcext:value-type="float">
            <text:p>1.76115</text:p>
          </table:table-cell>
          <table:table-cell office:value-type="float" office:value="2.29263" calcext:value-type="float">
            <text:p>2.29263</text:p>
          </table:table-cell>
          <table:table-cell office:value-type="float" office:value="2.19211" calcext:value-type="float">
            <text:p>2.19211</text:p>
          </table:table-cell>
          <table:table-cell office:value-type="float" office:value="2.12833" calcext:value-type="float">
            <text:p>2.12833</text:p>
          </table:table-cell>
          <table:table-cell office:value-type="float" office:value="2.09532" calcext:value-type="float">
            <text:p>2.09532</text:p>
          </table:table-cell>
          <table:table-cell office:value-type="float" office:value="2.1746" calcext:value-type="float">
            <text:p>2.1746</text:p>
          </table:table-cell>
          <table:table-cell office:value-type="float" office:value="2.14076" calcext:value-type="float">
            <text:p>2.14076</text:p>
          </table:table-cell>
          <table:table-cell office:value-type="float" office:value="2.33366" calcext:value-type="float">
            <text:p>2.33366</text:p>
          </table:table-cell>
          <table:table-cell office:value-type="float" office:value="2.14514" calcext:value-type="float">
            <text:p>2.14514</text:p>
          </table:table-cell>
          <table:table-cell office:value-type="float" office:value="2.22421" calcext:value-type="float">
            <text:p>2.22421</text:p>
          </table:table-cell>
          <table:table-cell office:value-type="float" office:value="2.27459" calcext:value-type="float">
            <text:p>2.27459</text:p>
          </table:table-cell>
          <table:table-cell office:value-type="float" office:value="2.23445" calcext:value-type="float">
            <text:p>2.23445</text:p>
          </table:table-cell>
          <table:table-cell office:value-type="float" office:value="2.26597" calcext:value-type="float">
            <text:p>2.26597</text:p>
          </table:table-cell>
          <table:table-cell office:value-type="float" office:value="2.10568" calcext:value-type="float">
            <text:p>2.10568</text:p>
          </table:table-cell>
          <table:table-cell office:value-type="float" office:value="2.29804" calcext:value-type="float">
            <text:p>2.29804</text:p>
          </table:table-cell>
          <table:table-cell office:value-type="float" office:value="2.14929" calcext:value-type="float">
            <text:p>2.14929</text:p>
          </table:table-cell>
          <table:table-cell office:value-type="float" office:value="2.09202" calcext:value-type="float">
            <text:p>2.09202</text:p>
          </table:table-cell>
          <table:table-cell office:value-type="float" office:value="2.07389" calcext:value-type="float">
            <text:p>2.07389</text:p>
          </table:table-cell>
          <table:table-cell office:value-type="float" office:value="2.16275" calcext:value-type="float">
            <text:p>2.16275</text:p>
          </table:table-cell>
          <table:table-cell office:value-type="float" office:value="2.25121" calcext:value-type="float">
            <text:p>2.25121</text:p>
          </table:table-cell>
          <table:table-cell office:value-type="float" office:value="2.14035" calcext:value-type="float">
            <text:p>2.14035</text:p>
          </table:table-cell>
          <table:table-cell office:value-type="float" office:value="2.37168" calcext:value-type="float">
            <text:p>2.37168</text:p>
          </table:table-cell>
          <table:table-cell office:value-type="float" office:value="2.17068" calcext:value-type="float">
            <text:p>2.17068</text:p>
          </table:table-cell>
          <table:table-cell office:value-type="float" office:value="2.26256" calcext:value-type="float">
            <text:p>2.26256</text:p>
          </table:table-cell>
          <table:table-cell office:value-type="float" office:value="2.24117" calcext:value-type="float">
            <text:p>2.24117</text:p>
          </table:table-cell>
          <table:table-cell office:value-type="float" office:value="2.25818" calcext:value-type="float">
            <text:p>2.25818</text:p>
          </table:table-cell>
          <table:table-cell office:value-type="float" office:value="2.0594" calcext:value-type="float">
            <text:p>2.0594</text:p>
          </table:table-cell>
          <table:table-cell office:value-type="float" office:value="2.24359" calcext:value-type="float">
            <text:p>2.24359</text:p>
          </table:table-cell>
          <table:table-cell office:value-type="float" office:value="2.20879" calcext:value-type="float">
            <text:p>2.20879</text:p>
          </table:table-cell>
          <table:table-cell office:value-type="float" office:value="2.06897" calcext:value-type="float">
            <text:p>2.06897</text:p>
          </table:table-cell>
          <table:table-cell office:value-type="float" office:value="2.31127" calcext:value-type="float">
            <text:p>2.31127</text:p>
          </table:table-cell>
          <table:table-cell office:value-type="float" office:value="2.19227" calcext:value-type="float">
            <text:p>2.19227</text:p>
          </table:table-cell>
          <table:table-cell office:value-type="float" office:value="2.26136" calcext:value-type="float">
            <text:p>2.26136</text:p>
          </table:table-cell>
          <table:table-cell office:value-type="float" office:value="2.19373" calcext:value-type="float">
            <text:p>2.19373</text:p>
          </table:table-cell>
          <table:table-cell office:value-type="float" office:value="2.2816" calcext:value-type="float">
            <text:p>2.2816</text:p>
          </table:table-cell>
          <table:table-cell office:value-type="float" office:value="2.11657" calcext:value-type="float">
            <text:p>2.11657</text:p>
          </table:table-cell>
          <table:table-cell office:value-type="float" office:value="2.13328" calcext:value-type="float">
            <text:p>2.13328</text:p>
          </table:table-cell>
          <table:table-cell office:value-type="float" office:value="2.25212" calcext:value-type="float">
            <text:p>2.25212</text:p>
          </table:table-cell>
          <table:table-cell office:value-type="float" office:value="2.17138" calcext:value-type="float">
            <text:p>2.17138</text:p>
          </table:table-cell>
          <table:table-cell office:value-type="float" office:value="2.27171" calcext:value-type="float">
            <text:p>2.27171</text:p>
          </table:table-cell>
          <table:table-cell office:value-type="float" office:value="2.13357" calcext:value-type="float">
            <text:p>2.13357</text:p>
          </table:table-cell>
          <table:table-cell office:value-type="float" office:value="2.25729" calcext:value-type="float">
            <text:p>2.25729</text:p>
          </table:table-cell>
          <table:table-cell office:value-type="float" office:value="2.23938" calcext:value-type="float">
            <text:p>2.23938</text:p>
          </table:table-cell>
          <table:table-cell office:value-type="float" office:value="2.09603" calcext:value-type="float">
            <text:p>2.09603</text:p>
          </table:table-cell>
          <table:table-cell office:value-type="float" office:value="2.25926" calcext:value-type="float">
            <text:p>2.25926</text:p>
          </table:table-cell>
          <table:table-cell office:value-type="float" office:value="1.72873" calcext:value-type="float">
            <text:p>1.72873</text:p>
          </table:table-cell>
          <table:table-cell office:value-type="float" office:value="1.40473" calcext:value-type="float">
            <text:p>1.40473</text:p>
          </table:table-cell>
          <table:table-cell office:value-type="float" office:value="2.17662" calcext:value-type="float">
            <text:p>2.17662</text:p>
          </table:table-cell>
          <table:table-cell office:value-type="float" office:value="2.32888" calcext:value-type="float">
            <text:p>2.32888</text:p>
          </table:table-cell>
          <table:table-cell office:value-type="float" office:value="2.16682" calcext:value-type="float">
            <text:p>2.16682</text:p>
          </table:table-cell>
          <table:table-cell office:value-type="float" office:value="2.15292" calcext:value-type="float">
            <text:p>2.15292</text:p>
          </table:table-cell>
          <table:table-cell office:value-type="float" office:value="2.10326" calcext:value-type="float">
            <text:p>2.10326</text:p>
          </table:table-cell>
          <table:table-cell office:value-type="float" office:value="1.66699" calcext:value-type="float">
            <text:p>1.66699</text:p>
          </table:table-cell>
          <table:table-cell office:value-type="float" office:value="1.82611" calcext:value-type="float">
            <text:p>1.82611</text:p>
          </table:table-cell>
          <table:table-cell office:value-type="float" office:value="2.18046" calcext:value-type="float">
            <text:p>2.18046</text:p>
          </table:table-cell>
          <table:table-cell office:value-type="float" office:value="2.25192" calcext:value-type="float">
            <text:p>2.25192</text:p>
          </table:table-cell>
          <table:table-cell office:value-type="float" office:value="2.09318" calcext:value-type="float">
            <text:p>2.09318</text:p>
          </table:table-cell>
          <table:table-cell table:number-columns-repeated="2"/>
          <table:table-cell table:formula="of:=STDEV([.B13:.BI13])/2" office:value-type="float" office:value="0.0853498522576078" calcext:value-type="float">
            <text:p>0.0853498523</text:p>
          </table:table-cell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EquitativeAffinity</text:p>
          </table:table-cell>
          <table:table-cell table:number-columns-repeated="6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.14091" calcext:value-type="float">
            <text:p>2.14091</text:p>
          </table:table-cell>
          <table:table-cell office:value-type="float" office:value="1.69869" calcext:value-type="float">
            <text:p>1.69869</text:p>
          </table:table-cell>
          <table:table-cell office:value-type="float" office:value="2.3581" calcext:value-type="float">
            <text:p>2.3581</text:p>
          </table:table-cell>
          <table:table-cell office:value-type="float" office:value="1.24044" calcext:value-type="float">
            <text:p>1.24044</text:p>
          </table:table-cell>
          <table:table-cell office:value-type="float" office:value="2.23935" calcext:value-type="float">
            <text:p>2.23935</text:p>
          </table:table-cell>
          <table:table-cell office:value-type="float" office:value="2.16735" calcext:value-type="float">
            <text:p>2.16735</text:p>
          </table:table-cell>
          <table:table-cell office:value-type="float" office:value="2.28854" calcext:value-type="float">
            <text:p>2.28854</text:p>
          </table:table-cell>
          <table:table-cell office:value-type="float" office:value="1.60239" calcext:value-type="float">
            <text:p>1.60239</text:p>
          </table:table-cell>
          <table:table-cell office:value-type="float" office:value="2.14706" calcext:value-type="float">
            <text:p>2.14706</text:p>
          </table:table-cell>
          <table:table-cell office:value-type="float" office:value="2.31394" calcext:value-type="float">
            <text:p>2.31394</text:p>
          </table:table-cell>
          <table:table-cell office:value-type="float" office:value="1.74993" calcext:value-type="float">
            <text:p>1.74993</text:p>
          </table:table-cell>
          <table:table-cell office:value-type="float" office:value="1.74088" calcext:value-type="float">
            <text:p>1.74088</text:p>
          </table:table-cell>
          <table:table-cell office:value-type="float" office:value="1.77775" calcext:value-type="float">
            <text:p>1.77775</text:p>
          </table:table-cell>
          <table:table-cell office:value-type="float" office:value="1.19886" calcext:value-type="float">
            <text:p>1.19886</text:p>
          </table:table-cell>
          <table:table-cell office:value-type="float" office:value="2.1653" calcext:value-type="float">
            <text:p>2.1653</text:p>
          </table:table-cell>
          <table:table-cell office:value-type="float" office:value="1.70089" calcext:value-type="float">
            <text:p>1.70089</text:p>
          </table:table-cell>
          <table:table-cell office:value-type="float" office:value="1.71239" calcext:value-type="float">
            <text:p>1.71239</text:p>
          </table:table-cell>
          <table:table-cell office:value-type="float" office:value="1.62613" calcext:value-type="float">
            <text:p>1.62613</text:p>
          </table:table-cell>
          <table:table-cell office:value-type="float" office:value="2.17167" calcext:value-type="float">
            <text:p>2.17167</text:p>
          </table:table-cell>
          <table:table-cell office:value-type="float" office:value="2.28406" calcext:value-type="float">
            <text:p>2.28406</text:p>
          </table:table-cell>
          <table:table-cell office:value-type="float" office:value="1.73148" calcext:value-type="float">
            <text:p>1.73148</text:p>
          </table:table-cell>
          <table:table-cell office:value-type="float" office:value="1.71453" calcext:value-type="float">
            <text:p>1.71453</text:p>
          </table:table-cell>
          <table:table-cell office:value-type="float" office:value="2.22027" calcext:value-type="float">
            <text:p>2.22027</text:p>
          </table:table-cell>
          <table:table-cell office:value-type="float" office:value="1.68851" calcext:value-type="float">
            <text:p>1.68851</text:p>
          </table:table-cell>
          <table:table-cell office:value-type="float" office:value="2.21409" calcext:value-type="float">
            <text:p>2.21409</text:p>
          </table:table-cell>
          <table:table-cell office:value-type="float" office:value="1.66292" calcext:value-type="float">
            <text:p>1.66292</text:p>
          </table:table-cell>
          <table:table-cell office:value-type="float" office:value="2.23337" calcext:value-type="float">
            <text:p>2.23337</text:p>
          </table:table-cell>
          <table:table-cell office:value-type="float" office:value="1.7142" calcext:value-type="float">
            <text:p>1.7142</text:p>
          </table:table-cell>
          <table:table-cell office:value-type="float" office:value="2.13649" calcext:value-type="float">
            <text:p>2.13649</text:p>
          </table:table-cell>
          <table:table-cell office:value-type="float" office:value="2.25367" calcext:value-type="float">
            <text:p>2.25367</text:p>
          </table:table-cell>
          <table:table-cell office:value-type="float" office:value="1.6372" calcext:value-type="float">
            <text:p>1.6372</text:p>
          </table:table-cell>
          <table:table-cell office:value-type="float" office:value="2.14026" calcext:value-type="float">
            <text:p>2.14026</text:p>
          </table:table-cell>
          <table:table-cell office:value-type="float" office:value="1.77995" calcext:value-type="float">
            <text:p>1.77995</text:p>
          </table:table-cell>
          <table:table-cell office:value-type="float" office:value="1.65112" calcext:value-type="float">
            <text:p>1.65112</text:p>
          </table:table-cell>
          <table:table-cell office:value-type="float" office:value="2.30103" calcext:value-type="float">
            <text:p>2.30103</text:p>
          </table:table-cell>
          <table:table-cell office:value-type="float" office:value="2.04988" calcext:value-type="float">
            <text:p>2.04988</text:p>
          </table:table-cell>
          <table:table-cell office:value-type="float" office:value="2.1506" calcext:value-type="float">
            <text:p>2.1506</text:p>
          </table:table-cell>
          <table:table-cell office:value-type="float" office:value="1.73817" calcext:value-type="float">
            <text:p>1.73817</text:p>
          </table:table-cell>
          <table:table-cell office:value-type="float" office:value="1.68656" calcext:value-type="float">
            <text:p>1.68656</text:p>
          </table:table-cell>
          <table:table-cell office:value-type="float" office:value="1.81065" calcext:value-type="float">
            <text:p>1.81065</text:p>
          </table:table-cell>
          <table:table-cell office:value-type="float" office:value="1.66423" calcext:value-type="float">
            <text:p>1.66423</text:p>
          </table:table-cell>
          <table:table-cell office:value-type="float" office:value="2.30766" calcext:value-type="float">
            <text:p>2.30766</text:p>
          </table:table-cell>
          <table:table-cell office:value-type="float" office:value="1.65912" calcext:value-type="float">
            <text:p>1.65912</text:p>
          </table:table-cell>
          <table:table-cell office:value-type="float" office:value="1.75343" calcext:value-type="float">
            <text:p>1.75343</text:p>
          </table:table-cell>
          <table:table-cell office:value-type="float" office:value="1.1878" calcext:value-type="float">
            <text:p>1.1878</text:p>
          </table:table-cell>
          <table:table-cell office:value-type="float" office:value="1.80606" calcext:value-type="float">
            <text:p>1.80606</text:p>
          </table:table-cell>
          <table:table-cell office:value-type="float" office:value="2.16434" calcext:value-type="float">
            <text:p>2.16434</text:p>
          </table:table-cell>
          <table:table-cell office:value-type="float" office:value="1.82901" calcext:value-type="float">
            <text:p>1.82901</text:p>
          </table:table-cell>
          <table:table-cell office:value-type="float" office:value="2.08527" calcext:value-type="float">
            <text:p>2.08527</text:p>
          </table:table-cell>
          <table:table-cell office:value-type="float" office:value="1.62701" calcext:value-type="float">
            <text:p>1.62701</text:p>
          </table:table-cell>
          <table:table-cell office:value-type="float" office:value="1.73083" calcext:value-type="float">
            <text:p>1.73083</text:p>
          </table:table-cell>
          <table:table-cell office:value-type="float" office:value="1.67371" calcext:value-type="float">
            <text:p>1.67371</text:p>
          </table:table-cell>
          <table:table-cell office:value-type="float" office:value="1.75825" calcext:value-type="float">
            <text:p>1.75825</text:p>
          </table:table-cell>
          <table:table-cell office:value-type="float" office:value="2.1475" calcext:value-type="float">
            <text:p>2.1475</text:p>
          </table:table-cell>
          <table:table-cell office:value-type="float" office:value="1.40631" calcext:value-type="float">
            <text:p>1.40631</text:p>
          </table:table-cell>
          <table:table-cell office:value-type="float" office:value="2.20176" calcext:value-type="float">
            <text:p>2.20176</text:p>
          </table:table-cell>
          <table:table-cell office:value-type="float" office:value="2.16284" calcext:value-type="float">
            <text:p>2.16284</text:p>
          </table:table-cell>
          <table:table-cell office:value-type="float" office:value="2.21312" calcext:value-type="float">
            <text:p>2.21312</text:p>
          </table:table-cell>
          <table:table-cell office:value-type="float" office:value="1.19437" calcext:value-type="float">
            <text:p>1.19437</text:p>
          </table:table-cell>
          <table:table-cell office:value-type="float" office:value="2.20587" calcext:value-type="float">
            <text:p>2.20587</text:p>
          </table:table-cell>
          <table:table-cell/>
          <table:table-cell table:formula="of:=AVERAGE([.B16:.BI16])" office:value-type="float" office:value="1.8936345" calcext:value-type="float">
            <text:p>1.8936345</text:p>
          </table:table-cell>
          <table:table-cell table:formula="of:=STDEV([.B16:.BI16])/2" office:value-type="float" office:value="0.157734604608621" calcext:value-type="float">
            <text:p>0.157734604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.3036" calcext:value-type="float">
            <text:p>4.3036</text:p>
          </table:table-cell>
          <table:table-cell office:value-type="float" office:value="4.26106" calcext:value-type="float">
            <text:p>4.26106</text:p>
          </table:table-cell>
          <table:table-cell office:value-type="float" office:value="4.68532" calcext:value-type="float">
            <text:p>4.68532</text:p>
          </table:table-cell>
          <table:table-cell office:value-type="float" office:value="4.27447" calcext:value-type="float">
            <text:p>4.27447</text:p>
          </table:table-cell>
          <table:table-cell office:value-type="float" office:value="4.13317" calcext:value-type="float">
            <text:p>4.13317</text:p>
          </table:table-cell>
          <table:table-cell office:value-type="float" office:value="4.25912" calcext:value-type="float">
            <text:p>4.25912</text:p>
          </table:table-cell>
          <table:table-cell office:value-type="float" office:value="4.43611" calcext:value-type="float">
            <text:p>4.43611</text:p>
          </table:table-cell>
          <table:table-cell office:value-type="float" office:value="4.3191" calcext:value-type="float">
            <text:p>4.3191</text:p>
          </table:table-cell>
          <table:table-cell office:value-type="float" office:value="4.21098" calcext:value-type="float">
            <text:p>4.21098</text:p>
          </table:table-cell>
          <table:table-cell office:value-type="float" office:value="3.83889" calcext:value-type="float">
            <text:p>3.83889</text:p>
          </table:table-cell>
          <table:table-cell office:value-type="float" office:value="4.48279" calcext:value-type="float">
            <text:p>4.48279</text:p>
          </table:table-cell>
          <table:table-cell office:value-type="float" office:value="4.13085" calcext:value-type="float">
            <text:p>4.13085</text:p>
          </table:table-cell>
          <table:table-cell office:value-type="float" office:value="4.30583" calcext:value-type="float">
            <text:p>4.30583</text:p>
          </table:table-cell>
          <table:table-cell office:value-type="float" office:value="4.00149" calcext:value-type="float">
            <text:p>4.00149</text:p>
          </table:table-cell>
          <table:table-cell office:value-type="float" office:value="4.07502" calcext:value-type="float">
            <text:p>4.07502</text:p>
          </table:table-cell>
          <table:table-cell office:value-type="float" office:value="3.98239" calcext:value-type="float">
            <text:p>3.98239</text:p>
          </table:table-cell>
          <table:table-cell office:value-type="float" office:value="4.36366" calcext:value-type="float">
            <text:p>4.36366</text:p>
          </table:table-cell>
          <table:table-cell office:value-type="float" office:value="4.10498" calcext:value-type="float">
            <text:p>4.10498</text:p>
          </table:table-cell>
          <table:table-cell office:value-type="float" office:value="4.43853" calcext:value-type="float">
            <text:p>4.43853</text:p>
          </table:table-cell>
          <table:table-cell office:value-type="float" office:value="4.33471" calcext:value-type="float">
            <text:p>4.33471</text:p>
          </table:table-cell>
          <table:table-cell office:value-type="float" office:value="4.28379" calcext:value-type="float">
            <text:p>4.28379</text:p>
          </table:table-cell>
          <table:table-cell office:value-type="float" office:value="4.25749" calcext:value-type="float">
            <text:p>4.25749</text:p>
          </table:table-cell>
          <table:table-cell office:value-type="float" office:value="4.28491" calcext:value-type="float">
            <text:p>4.28491</text:p>
          </table:table-cell>
          <table:table-cell office:value-type="float" office:value="4.17382" calcext:value-type="float">
            <text:p>4.17382</text:p>
          </table:table-cell>
          <table:table-cell office:value-type="float" office:value="4.23228" calcext:value-type="float">
            <text:p>4.23228</text:p>
          </table:table-cell>
          <table:table-cell office:value-type="float" office:value="4.13532" calcext:value-type="float">
            <text:p>4.13532</text:p>
          </table:table-cell>
          <table:table-cell office:value-type="float" office:value="4.24126" calcext:value-type="float">
            <text:p>4.24126</text:p>
          </table:table-cell>
          <table:table-cell office:value-type="float" office:value="4.33202" calcext:value-type="float">
            <text:p>4.33202</text:p>
          </table:table-cell>
          <table:table-cell office:value-type="float" office:value="4.41847" calcext:value-type="float">
            <text:p>4.41847</text:p>
          </table:table-cell>
          <table:table-cell office:value-type="float" office:value="4.41758" calcext:value-type="float">
            <text:p>4.41758</text:p>
          </table:table-cell>
          <table:table-cell office:value-type="float" office:value="4.00546" calcext:value-type="float">
            <text:p>4.00546</text:p>
          </table:table-cell>
          <table:table-cell office:value-type="float" office:value="4.43744" calcext:value-type="float">
            <text:p>4.43744</text:p>
          </table:table-cell>
          <table:table-cell office:value-type="float" office:value="4.40834" calcext:value-type="float">
            <text:p>4.40834</text:p>
          </table:table-cell>
          <table:table-cell office:value-type="float" office:value="4.38808" calcext:value-type="float">
            <text:p>4.38808</text:p>
          </table:table-cell>
          <table:table-cell office:value-type="float" office:value="4.37314" calcext:value-type="float">
            <text:p>4.37314</text:p>
          </table:table-cell>
          <table:table-cell office:value-type="float" office:value="4.06127" calcext:value-type="float">
            <text:p>4.06127</text:p>
          </table:table-cell>
          <table:table-cell office:value-type="float" office:value="3.80529" calcext:value-type="float">
            <text:p>3.80529</text:p>
          </table:table-cell>
          <table:table-cell office:value-type="float" office:value="4.2557" calcext:value-type="float">
            <text:p>4.2557</text:p>
          </table:table-cell>
          <table:table-cell office:value-type="float" office:value="4.13904" calcext:value-type="float">
            <text:p>4.13904</text:p>
          </table:table-cell>
          <table:table-cell office:value-type="float" office:value="4.4444" calcext:value-type="float">
            <text:p>4.4444</text:p>
          </table:table-cell>
          <table:table-cell office:value-type="float" office:value="4.17405" calcext:value-type="float">
            <text:p>4.17405</text:p>
          </table:table-cell>
          <table:table-cell office:value-type="float" office:value="3.95285" calcext:value-type="float">
            <text:p>3.95285</text:p>
          </table:table-cell>
          <table:table-cell office:value-type="float" office:value="4.36658" calcext:value-type="float">
            <text:p>4.36658</text:p>
          </table:table-cell>
          <table:table-cell office:value-type="float" office:value="4.08881" calcext:value-type="float">
            <text:p>4.08881</text:p>
          </table:table-cell>
          <table:table-cell office:value-type="float" office:value="4.00039" calcext:value-type="float">
            <text:p>4.00039</text:p>
          </table:table-cell>
          <table:table-cell office:value-type="float" office:value="4.14114" calcext:value-type="float">
            <text:p>4.14114</text:p>
          </table:table-cell>
          <table:table-cell office:value-type="float" office:value="4.46537" calcext:value-type="float">
            <text:p>4.46537</text:p>
          </table:table-cell>
          <table:table-cell office:value-type="float" office:value="4.57371" calcext:value-type="float">
            <text:p>4.57371</text:p>
          </table:table-cell>
          <table:table-cell office:value-type="float" office:value="4.23098" calcext:value-type="float">
            <text:p>4.23098</text:p>
          </table:table-cell>
          <table:table-cell office:value-type="float" office:value="4.68473" calcext:value-type="float">
            <text:p>4.68473</text:p>
          </table:table-cell>
          <table:table-cell office:value-type="float" office:value="4.53792" calcext:value-type="float">
            <text:p>4.53792</text:p>
          </table:table-cell>
          <table:table-cell office:value-type="float" office:value="4.23141" calcext:value-type="float">
            <text:p>4.23141</text:p>
          </table:table-cell>
          <table:table-cell office:value-type="float" office:value="4.30249" calcext:value-type="float">
            <text:p>4.30249</text:p>
          </table:table-cell>
          <table:table-cell office:value-type="float" office:value="4.4625" calcext:value-type="float">
            <text:p>4.4625</text:p>
          </table:table-cell>
          <table:table-cell office:value-type="float" office:value="4.14378" calcext:value-type="float">
            <text:p>4.14378</text:p>
          </table:table-cell>
          <table:table-cell office:value-type="float" office:value="3.99735" calcext:value-type="float">
            <text:p>3.99735</text:p>
          </table:table-cell>
          <table:table-cell office:value-type="float" office:value="5.03419" calcext:value-type="float">
            <text:p>5.03419</text:p>
          </table:table-cell>
          <table:table-cell office:value-type="float" office:value="3.79902" calcext:value-type="float">
            <text:p>3.79902</text:p>
          </table:table-cell>
          <table:table-cell office:value-type="float" office:value="4.2599" calcext:value-type="float">
            <text:p>4.2599</text:p>
          </table:table-cell>
          <table:table-cell office:value-type="float" office:value="4.33589" calcext:value-type="float">
            <text:p>4.33589</text:p>
          </table:table-cell>
          <table:table-cell/>
          <table:table-cell table:formula="of:=AVERAGE([.B17:.BI17])" office:value-type="float" office:value="4.2636705" calcext:value-type="float">
            <text:p>4.2636705</text:p>
          </table:table-cell>
          <table:table-cell table:formula="of:=STDEV([.B17:.BI17])/2" office:value-type="float" office:value="0.109328439697232" calcext:value-type="float">
            <text:p>0.109328439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74368" calcext:value-type="float">
            <text:p>3.74368</text:p>
          </table:table-cell>
          <table:table-cell office:value-type="float" office:value="3.95429" calcext:value-type="float">
            <text:p>3.95429</text:p>
          </table:table-cell>
          <table:table-cell office:value-type="float" office:value="3.7691" calcext:value-type="float">
            <text:p>3.7691</text:p>
          </table:table-cell>
          <table:table-cell office:value-type="float" office:value="3.75711" calcext:value-type="float">
            <text:p>3.75711</text:p>
          </table:table-cell>
          <table:table-cell office:value-type="float" office:value="4.30667" calcext:value-type="float">
            <text:p>4.30667</text:p>
          </table:table-cell>
          <table:table-cell office:value-type="float" office:value="3.78018" calcext:value-type="float">
            <text:p>3.78018</text:p>
          </table:table-cell>
          <table:table-cell office:value-type="float" office:value="3.77193" calcext:value-type="float">
            <text:p>3.77193</text:p>
          </table:table-cell>
          <table:table-cell office:value-type="float" office:value="3.78908" calcext:value-type="float">
            <text:p>3.78908</text:p>
          </table:table-cell>
          <table:table-cell office:value-type="float" office:value="3.93128" calcext:value-type="float">
            <text:p>3.93128</text:p>
          </table:table-cell>
          <table:table-cell office:value-type="float" office:value="3.95708" calcext:value-type="float">
            <text:p>3.95708</text:p>
          </table:table-cell>
          <table:table-cell office:value-type="float" office:value="3.86527" calcext:value-type="float">
            <text:p>3.86527</text:p>
          </table:table-cell>
          <table:table-cell office:value-type="float" office:value="3.77107" calcext:value-type="float">
            <text:p>3.77107</text:p>
          </table:table-cell>
          <table:table-cell office:value-type="float" office:value="3.73306" calcext:value-type="float">
            <text:p>3.73306</text:p>
          </table:table-cell>
          <table:table-cell office:value-type="float" office:value="3.84321" calcext:value-type="float">
            <text:p>3.84321</text:p>
          </table:table-cell>
          <table:table-cell office:value-type="float" office:value="3.86752" calcext:value-type="float">
            <text:p>3.86752</text:p>
          </table:table-cell>
          <table:table-cell office:value-type="float" office:value="3.93245" calcext:value-type="float">
            <text:p>3.93245</text:p>
          </table:table-cell>
          <table:table-cell office:value-type="float" office:value="3.9304" calcext:value-type="float">
            <text:p>3.9304</text:p>
          </table:table-cell>
          <table:table-cell office:value-type="float" office:value="3.95552" calcext:value-type="float">
            <text:p>3.95552</text:p>
          </table:table-cell>
          <table:table-cell office:value-type="float" office:value="3.87868" calcext:value-type="float">
            <text:p>3.87868</text:p>
          </table:table-cell>
          <table:table-cell office:value-type="float" office:value="3.87278" calcext:value-type="float">
            <text:p>3.87278</text:p>
          </table:table-cell>
          <table:table-cell office:value-type="float" office:value="3.79096" calcext:value-type="float">
            <text:p>3.79096</text:p>
          </table:table-cell>
          <table:table-cell office:value-type="float" office:value="3.80956" calcext:value-type="float">
            <text:p>3.80956</text:p>
          </table:table-cell>
          <table:table-cell office:value-type="float" office:value="3.83833" calcext:value-type="float">
            <text:p>3.83833</text:p>
          </table:table-cell>
          <table:table-cell office:value-type="float" office:value="3.91091" calcext:value-type="float">
            <text:p>3.91091</text:p>
          </table:table-cell>
          <table:table-cell office:value-type="float" office:value="3.74206" calcext:value-type="float">
            <text:p>3.74206</text:p>
          </table:table-cell>
          <table:table-cell office:value-type="float" office:value="3.82889" calcext:value-type="float">
            <text:p>3.82889</text:p>
          </table:table-cell>
          <table:table-cell office:value-type="float" office:value="3.93278" calcext:value-type="float">
            <text:p>3.93278</text:p>
          </table:table-cell>
          <table:table-cell office:value-type="float" office:value="3.68394" calcext:value-type="float">
            <text:p>3.68394</text:p>
          </table:table-cell>
          <table:table-cell office:value-type="float" office:value="3.87722" calcext:value-type="float">
            <text:p>3.87722</text:p>
          </table:table-cell>
          <table:table-cell office:value-type="float" office:value="3.85201" calcext:value-type="float">
            <text:p>3.85201</text:p>
          </table:table-cell>
          <table:table-cell office:value-type="float" office:value="3.84164" calcext:value-type="float">
            <text:p>3.84164</text:p>
          </table:table-cell>
          <table:table-cell office:value-type="float" office:value="3.84298" calcext:value-type="float">
            <text:p>3.84298</text:p>
          </table:table-cell>
          <table:table-cell office:value-type="float" office:value="3.99111" calcext:value-type="float">
            <text:p>3.99111</text:p>
          </table:table-cell>
          <table:table-cell office:value-type="float" office:value="3.80729" calcext:value-type="float">
            <text:p>3.80729</text:p>
          </table:table-cell>
          <table:table-cell office:value-type="float" office:value="3.92786" calcext:value-type="float">
            <text:p>3.92786</text:p>
          </table:table-cell>
          <table:table-cell office:value-type="float" office:value="3.79121" calcext:value-type="float">
            <text:p>3.79121</text:p>
          </table:table-cell>
          <table:table-cell office:value-type="float" office:value="4.00728" calcext:value-type="float">
            <text:p>4.00728</text:p>
          </table:table-cell>
          <table:table-cell office:value-type="float" office:value="4.24606" calcext:value-type="float">
            <text:p>4.24606</text:p>
          </table:table-cell>
          <table:table-cell office:value-type="float" office:value="4.25993" calcext:value-type="float">
            <text:p>4.25993</text:p>
          </table:table-cell>
          <table:table-cell office:value-type="float" office:value="3.96141" calcext:value-type="float">
            <text:p>3.96141</text:p>
          </table:table-cell>
          <table:table-cell office:value-type="float" office:value="3.73223" calcext:value-type="float">
            <text:p>3.73223</text:p>
          </table:table-cell>
          <table:table-cell office:value-type="float" office:value="3.89921" calcext:value-type="float">
            <text:p>3.89921</text:p>
          </table:table-cell>
          <table:table-cell office:value-type="float" office:value="3.80146" calcext:value-type="float">
            <text:p>3.80146</text:p>
          </table:table-cell>
          <table:table-cell office:value-type="float" office:value="3.96179" calcext:value-type="float">
            <text:p>3.96179</text:p>
          </table:table-cell>
          <table:table-cell office:value-type="float" office:value="3.90271" calcext:value-type="float">
            <text:p>3.90271</text:p>
          </table:table-cell>
          <table:table-cell office:value-type="float" office:value="3.77672" calcext:value-type="float">
            <text:p>3.77672</text:p>
          </table:table-cell>
          <table:table-cell office:value-type="float" office:value="3.78519" calcext:value-type="float">
            <text:p>3.78519</text:p>
          </table:table-cell>
          <table:table-cell office:value-type="float" office:value="3.85479" calcext:value-type="float">
            <text:p>3.85479</text:p>
          </table:table-cell>
          <table:table-cell office:value-type="float" office:value="4.04121" calcext:value-type="float">
            <text:p>4.04121</text:p>
          </table:table-cell>
          <table:table-cell office:value-type="float" office:value="3.90931" calcext:value-type="float">
            <text:p>3.90931</text:p>
          </table:table-cell>
          <table:table-cell office:value-type="float" office:value="3.97831" calcext:value-type="float">
            <text:p>3.97831</text:p>
          </table:table-cell>
          <table:table-cell office:value-type="float" office:value="4.03326" calcext:value-type="float">
            <text:p>4.03326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3.70643" calcext:value-type="float">
            <text:p>3.70643</text:p>
          </table:table-cell>
          <table:table-cell office:value-type="float" office:value="3.86303" calcext:value-type="float">
            <text:p>3.86303</text:p>
          </table:table-cell>
          <table:table-cell office:value-type="float" office:value="3.3777" calcext:value-type="float">
            <text:p>3.3777</text:p>
          </table:table-cell>
          <table:table-cell office:value-type="float" office:value="4.01231" calcext:value-type="float">
            <text:p>4.01231</text:p>
          </table:table-cell>
          <table:table-cell office:value-type="float" office:value="3.77469" calcext:value-type="float">
            <text:p>3.77469</text:p>
          </table:table-cell>
          <table:table-cell office:value-type="float" office:value="3.88014" calcext:value-type="float">
            <text:p>3.88014</text:p>
          </table:table-cell>
          <table:table-cell office:value-type="float" office:value="4.09275" calcext:value-type="float">
            <text:p>4.09275</text:p>
          </table:table-cell>
          <table:table-cell/>
          <table:table-cell table:formula="of:=AVERAGE([.B18:.BI18])" office:value-type="float" office:value="3.8767825" calcext:value-type="float">
            <text:p>3.8767825</text:p>
          </table:table-cell>
          <table:table-cell table:formula="of:=STDEV([.B18:.BI18])/2" office:value-type="float" office:value="0.0713446361198376" calcext:value-type="float">
            <text:p>0.071344636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.09742" calcext:value-type="float">
            <text:p>4.09742</text:p>
          </table:table-cell>
          <table:table-cell office:value-type="float" office:value="3.97807" calcext:value-type="float">
            <text:p>3.97807</text:p>
          </table:table-cell>
          <table:table-cell office:value-type="float" office:value="3.99875" calcext:value-type="float">
            <text:p>3.99875</text:p>
          </table:table-cell>
          <table:table-cell office:value-type="float" office:value="4.03118" calcext:value-type="float">
            <text:p>4.03118</text:p>
          </table:table-cell>
          <table:table-cell office:value-type="float" office:value="4.07727" calcext:value-type="float">
            <text:p>4.07727</text:p>
          </table:table-cell>
          <table:table-cell office:value-type="float" office:value="4.00243" calcext:value-type="float">
            <text:p>4.00243</text:p>
          </table:table-cell>
          <table:table-cell office:value-type="float" office:value="4.18031" calcext:value-type="float">
            <text:p>4.18031</text:p>
          </table:table-cell>
          <table:table-cell office:value-type="float" office:value="3.98957" calcext:value-type="float">
            <text:p>3.98957</text:p>
          </table:table-cell>
          <table:table-cell office:value-type="float" office:value="4.19924" calcext:value-type="float">
            <text:p>4.19924</text:p>
          </table:table-cell>
          <table:table-cell office:value-type="float" office:value="4.02812" calcext:value-type="float">
            <text:p>4.02812</text:p>
          </table:table-cell>
          <table:table-cell office:value-type="float" office:value="4.08859" calcext:value-type="float">
            <text:p>4.08859</text:p>
          </table:table-cell>
          <table:table-cell office:value-type="float" office:value="4.12706" calcext:value-type="float">
            <text:p>4.12706</text:p>
          </table:table-cell>
          <table:table-cell office:value-type="float" office:value="3.93129" calcext:value-type="float">
            <text:p>3.93129</text:p>
          </table:table-cell>
          <table:table-cell office:value-type="float" office:value="4.01195" calcext:value-type="float">
            <text:p>4.01195</text:p>
          </table:table-cell>
          <table:table-cell office:value-type="float" office:value="3.96004" calcext:value-type="float">
            <text:p>3.96004</text:p>
          </table:table-cell>
          <table:table-cell office:value-type="float" office:value="3.97138" calcext:value-type="float">
            <text:p>3.97138</text:p>
          </table:table-cell>
          <table:table-cell office:value-type="float" office:value="4.01158" calcext:value-type="float">
            <text:p>4.01158</text:p>
          </table:table-cell>
          <table:table-cell office:value-type="float" office:value="4.13389" calcext:value-type="float">
            <text:p>4.13389</text:p>
          </table:table-cell>
          <table:table-cell office:value-type="float" office:value="3.96989" calcext:value-type="float">
            <text:p>3.96989</text:p>
          </table:table-cell>
          <table:table-cell office:value-type="float" office:value="3.9641" calcext:value-type="float">
            <text:p>3.9641</text:p>
          </table:table-cell>
          <table:table-cell office:value-type="float" office:value="4.17916" calcext:value-type="float">
            <text:p>4.17916</text:p>
          </table:table-cell>
          <table:table-cell office:value-type="float" office:value="4.1188" calcext:value-type="float">
            <text:p>4.1188</text:p>
          </table:table-cell>
          <table:table-cell office:value-type="float" office:value="4.02294" calcext:value-type="float">
            <text:p>4.02294</text:p>
          </table:table-cell>
          <table:table-cell office:value-type="float" office:value="4.0072" calcext:value-type="float">
            <text:p>4.0072</text:p>
          </table:table-cell>
          <table:table-cell office:value-type="float" office:value="4.05603" calcext:value-type="float">
            <text:p>4.05603</text:p>
          </table:table-cell>
          <table:table-cell office:value-type="float" office:value="3.95335" calcext:value-type="float">
            <text:p>3.95335</text:p>
          </table:table-cell>
          <table:table-cell office:value-type="float" office:value="4.00925" calcext:value-type="float">
            <text:p>4.00925</text:p>
          </table:table-cell>
          <table:table-cell office:value-type="float" office:value="4.06721" calcext:value-type="float">
            <text:p>4.06721</text:p>
          </table:table-cell>
          <table:table-cell office:value-type="float" office:value="4.11202" calcext:value-type="float">
            <text:p>4.11202</text:p>
          </table:table-cell>
          <table:table-cell office:value-type="float" office:value="3.96194" calcext:value-type="float">
            <text:p>3.96194</text:p>
          </table:table-cell>
          <table:table-cell office:value-type="float" office:value="3.96886" calcext:value-type="float">
            <text:p>3.96886</text:p>
          </table:table-cell>
          <table:table-cell office:value-type="float" office:value="4.14652" calcext:value-type="float">
            <text:p>4.14652</text:p>
          </table:table-cell>
          <table:table-cell office:value-type="float" office:value="3.96596" calcext:value-type="float">
            <text:p>3.96596</text:p>
          </table:table-cell>
          <table:table-cell office:value-type="float" office:value="3.98816" calcext:value-type="float">
            <text:p>3.98816</text:p>
          </table:table-cell>
          <table:table-cell office:value-type="float" office:value="3.94219" calcext:value-type="float">
            <text:p>3.94219</text:p>
          </table:table-cell>
          <table:table-cell office:value-type="float" office:value="3.98144" calcext:value-type="float">
            <text:p>3.98144</text:p>
          </table:table-cell>
          <table:table-cell office:value-type="float" office:value="3.96015" calcext:value-type="float">
            <text:p>3.96015</text:p>
          </table:table-cell>
          <table:table-cell office:value-type="float" office:value="4.05077" calcext:value-type="float">
            <text:p>4.05077</text:p>
          </table:table-cell>
          <table:table-cell office:value-type="float" office:value="4.02318" calcext:value-type="float">
            <text:p>4.02318</text:p>
          </table:table-cell>
          <table:table-cell office:value-type="float" office:value="4.11818" calcext:value-type="float">
            <text:p>4.11818</text:p>
          </table:table-cell>
          <table:table-cell office:value-type="float" office:value="4.10258" calcext:value-type="float">
            <text:p>4.10258</text:p>
          </table:table-cell>
          <table:table-cell office:value-type="float" office:value="4.05126" calcext:value-type="float">
            <text:p>4.05126</text:p>
          </table:table-cell>
          <table:table-cell office:value-type="float" office:value="4.08996" calcext:value-type="float">
            <text:p>4.08996</text:p>
          </table:table-cell>
          <table:table-cell office:value-type="float" office:value="4.11829" calcext:value-type="float">
            <text:p>4.11829</text:p>
          </table:table-cell>
          <table:table-cell office:value-type="float" office:value="4.11407" calcext:value-type="float">
            <text:p>4.11407</text:p>
          </table:table-cell>
          <table:table-cell office:value-type="float" office:value="4.0491" calcext:value-type="float">
            <text:p>4.0491</text:p>
          </table:table-cell>
          <table:table-cell office:value-type="float" office:value="3.97896" calcext:value-type="float">
            <text:p>3.97896</text:p>
          </table:table-cell>
          <table:table-cell office:value-type="float" office:value="4.02603" calcext:value-type="float">
            <text:p>4.02603</text:p>
          </table:table-cell>
          <table:table-cell office:value-type="float" office:value="3.94216" calcext:value-type="float">
            <text:p>3.94216</text:p>
          </table:table-cell>
          <table:table-cell office:value-type="float" office:value="4.00597" calcext:value-type="float">
            <text:p>4.00597</text:p>
          </table:table-cell>
          <table:table-cell office:value-type="float" office:value="3.89013" calcext:value-type="float">
            <text:p>3.89013</text:p>
          </table:table-cell>
          <table:table-cell office:value-type="float" office:value="4.12642" calcext:value-type="float">
            <text:p>4.12642</text:p>
          </table:table-cell>
          <table:table-cell office:value-type="float" office:value="4.1182" calcext:value-type="float">
            <text:p>4.1182</text:p>
          </table:table-cell>
          <table:table-cell office:value-type="float" office:value="4.08271" calcext:value-type="float">
            <text:p>4.08271</text:p>
          </table:table-cell>
          <table:table-cell office:value-type="float" office:value="3.9672" calcext:value-type="float">
            <text:p>3.9672</text:p>
          </table:table-cell>
          <table:table-cell office:value-type="float" office:value="3.96788" calcext:value-type="float">
            <text:p>3.96788</text:p>
          </table:table-cell>
          <table:table-cell office:value-type="float" office:value="3.94206" calcext:value-type="float">
            <text:p>3.94206</text:p>
          </table:table-cell>
          <table:table-cell office:value-type="float" office:value="4.02145" calcext:value-type="float">
            <text:p>4.02145</text:p>
          </table:table-cell>
          <table:table-cell office:value-type="float" office:value="3.98776" calcext:value-type="float">
            <text:p>3.98776</text:p>
          </table:table-cell>
          <table:table-cell office:value-type="float" office:value="4.242" calcext:value-type="float">
            <text:p>4.242</text:p>
          </table:table-cell>
          <table:table-cell/>
          <table:table-cell table:formula="of:=AVERAGE([.B19:.BI19])" office:value-type="float" office:value="4.03682716666667" calcext:value-type="float">
            <text:p>4.0368271667</text:p>
          </table:table-cell>
          <table:table-cell table:formula="of:=STDEV([.B19:.BI19])/2" office:value-type="float" office:value="0.0382700689025575" calcext:value-type="float">
            <text:p>0.038270068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.09159" calcext:value-type="float">
            <text:p>4.09159</text:p>
          </table:table-cell>
          <table:table-cell office:value-type="float" office:value="3.98868" calcext:value-type="float">
            <text:p>3.98868</text:p>
          </table:table-cell>
          <table:table-cell office:value-type="float" office:value="3.99436" calcext:value-type="float">
            <text:p>3.99436</text:p>
          </table:table-cell>
          <table:table-cell office:value-type="float" office:value="4.20753" calcext:value-type="float">
            <text:p>4.20753</text:p>
          </table:table-cell>
          <table:table-cell office:value-type="float" office:value="4.05434" calcext:value-type="float">
            <text:p>4.05434</text:p>
          </table:table-cell>
          <table:table-cell office:value-type="float" office:value="4.1186" calcext:value-type="float">
            <text:p>4.1186</text:p>
          </table:table-cell>
          <table:table-cell office:value-type="float" office:value="4.09287" calcext:value-type="float">
            <text:p>4.09287</text:p>
          </table:table-cell>
          <table:table-cell office:value-type="float" office:value="4.01727" calcext:value-type="float">
            <text:p>4.01727</text:p>
          </table:table-cell>
          <table:table-cell office:value-type="float" office:value="4.18132" calcext:value-type="float">
            <text:p>4.18132</text:p>
          </table:table-cell>
          <table:table-cell office:value-type="float" office:value="4.03315" calcext:value-type="float">
            <text:p>4.03315</text:p>
          </table:table-cell>
          <table:table-cell office:value-type="float" office:value="4.13745" calcext:value-type="float">
            <text:p>4.13745</text:p>
          </table:table-cell>
          <table:table-cell office:value-type="float" office:value="3.92792" calcext:value-type="float">
            <text:p>3.92792</text:p>
          </table:table-cell>
          <table:table-cell office:value-type="float" office:value="4.10789" calcext:value-type="float">
            <text:p>4.10789</text:p>
          </table:table-cell>
          <table:table-cell office:value-type="float" office:value="3.91091" calcext:value-type="float">
            <text:p>3.91091</text:p>
          </table:table-cell>
          <table:table-cell office:value-type="float" office:value="4.04375" calcext:value-type="float">
            <text:p>4.04375</text:p>
          </table:table-cell>
          <table:table-cell office:value-type="float" office:value="3.97266" calcext:value-type="float">
            <text:p>3.97266</text:p>
          </table:table-cell>
          <table:table-cell office:value-type="float" office:value="4.0535" calcext:value-type="float">
            <text:p>4.0535</text:p>
          </table:table-cell>
          <table:table-cell office:value-type="float" office:value="4.06279" calcext:value-type="float">
            <text:p>4.06279</text:p>
          </table:table-cell>
          <table:table-cell office:value-type="float" office:value="3.98499" calcext:value-type="float">
            <text:p>3.98499</text:p>
          </table:table-cell>
          <table:table-cell office:value-type="float" office:value="4.14967" calcext:value-type="float">
            <text:p>4.14967</text:p>
          </table:table-cell>
          <table:table-cell office:value-type="float" office:value="4.2027" calcext:value-type="float">
            <text:p>4.2027</text:p>
          </table:table-cell>
          <table:table-cell office:value-type="float" office:value="3.94349" calcext:value-type="float">
            <text:p>3.94349</text:p>
          </table:table-cell>
          <table:table-cell office:value-type="float" office:value="4.10409" calcext:value-type="float">
            <text:p>4.10409</text:p>
          </table:table-cell>
          <table:table-cell office:value-type="float" office:value="4.27782" calcext:value-type="float">
            <text:p>4.27782</text:p>
          </table:table-cell>
          <table:table-cell office:value-type="float" office:value="4.06025" calcext:value-type="float">
            <text:p>4.06025</text:p>
          </table:table-cell>
          <table:table-cell office:value-type="float" office:value="4.12173" calcext:value-type="float">
            <text:p>4.12173</text:p>
          </table:table-cell>
          <table:table-cell office:value-type="float" office:value="3.90331" calcext:value-type="float">
            <text:p>3.90331</text:p>
          </table:table-cell>
          <table:table-cell office:value-type="float" office:value="4.11568" calcext:value-type="float">
            <text:p>4.11568</text:p>
          </table:table-cell>
          <table:table-cell office:value-type="float" office:value="4.09988" calcext:value-type="float">
            <text:p>4.09988</text:p>
          </table:table-cell>
          <table:table-cell office:value-type="float" office:value="4.10194" calcext:value-type="float">
            <text:p>4.10194</text:p>
          </table:table-cell>
          <table:table-cell office:value-type="float" office:value="4.04418" calcext:value-type="float">
            <text:p>4.04418</text:p>
          </table:table-cell>
          <table:table-cell office:value-type="float" office:value="4.06511" calcext:value-type="float">
            <text:p>4.06511</text:p>
          </table:table-cell>
          <table:table-cell office:value-type="float" office:value="3.99377" calcext:value-type="float">
            <text:p>3.99377</text:p>
          </table:table-cell>
          <table:table-cell office:value-type="float" office:value="4.03179" calcext:value-type="float">
            <text:p>4.03179</text:p>
          </table:table-cell>
          <table:table-cell office:value-type="float" office:value="4.08166" calcext:value-type="float">
            <text:p>4.08166</text:p>
          </table:table-cell>
          <table:table-cell office:value-type="float" office:value="4.16133" calcext:value-type="float">
            <text:p>4.16133</text:p>
          </table:table-cell>
          <table:table-cell office:value-type="float" office:value="4.27325" calcext:value-type="float">
            <text:p>4.27325</text:p>
          </table:table-cell>
          <table:table-cell office:value-type="float" office:value="4.12404" calcext:value-type="float">
            <text:p>4.12404</text:p>
          </table:table-cell>
          <table:table-cell office:value-type="float" office:value="4.03086" calcext:value-type="float">
            <text:p>4.03086</text:p>
          </table:table-cell>
          <table:table-cell office:value-type="float" office:value="4.03468" calcext:value-type="float">
            <text:p>4.03468</text:p>
          </table:table-cell>
          <table:table-cell office:value-type="float" office:value="4.16642" calcext:value-type="float">
            <text:p>4.16642</text:p>
          </table:table-cell>
          <table:table-cell office:value-type="float" office:value="4.02368" calcext:value-type="float">
            <text:p>4.02368</text:p>
          </table:table-cell>
          <table:table-cell office:value-type="float" office:value="3.98519" calcext:value-type="float">
            <text:p>3.98519</text:p>
          </table:table-cell>
          <table:table-cell office:value-type="float" office:value="4.13515" calcext:value-type="float">
            <text:p>4.13515</text:p>
          </table:table-cell>
          <table:table-cell office:value-type="float" office:value="4.02014" calcext:value-type="float">
            <text:p>4.02014</text:p>
          </table:table-cell>
          <table:table-cell office:value-type="float" office:value="4.26515" calcext:value-type="float">
            <text:p>4.26515</text:p>
          </table:table-cell>
          <table:table-cell office:value-type="float" office:value="3.94997" calcext:value-type="float">
            <text:p>3.94997</text:p>
          </table:table-cell>
          <table:table-cell office:value-type="float" office:value="3.98923" calcext:value-type="float">
            <text:p>3.98923</text:p>
          </table:table-cell>
          <table:table-cell office:value-type="float" office:value="4.05495" calcext:value-type="float">
            <text:p>4.05495</text:p>
          </table:table-cell>
          <table:table-cell office:value-type="float" office:value="4.04513" calcext:value-type="float">
            <text:p>4.04513</text:p>
          </table:table-cell>
          <table:table-cell office:value-type="float" office:value="3.96833" calcext:value-type="float">
            <text:p>3.96833</text:p>
          </table:table-cell>
          <table:table-cell office:value-type="float" office:value="3.99204" calcext:value-type="float">
            <text:p>3.99204</text:p>
          </table:table-cell>
          <table:table-cell office:value-type="float" office:value="4.11938" calcext:value-type="float">
            <text:p>4.11938</text:p>
          </table:table-cell>
          <table:table-cell office:value-type="float" office:value="4.16926" calcext:value-type="float">
            <text:p>4.16926</text:p>
          </table:table-cell>
          <table:table-cell office:value-type="float" office:value="4.15768" calcext:value-type="float">
            <text:p>4.15768</text:p>
          </table:table-cell>
          <table:table-cell office:value-type="float" office:value="4.05473" calcext:value-type="float">
            <text:p>4.05473</text:p>
          </table:table-cell>
          <table:table-cell office:value-type="float" office:value="4.01978" calcext:value-type="float">
            <text:p>4.01978</text:p>
          </table:table-cell>
          <table:table-cell office:value-type="float" office:value="4.0564" calcext:value-type="float">
            <text:p>4.0564</text:p>
          </table:table-cell>
          <table:table-cell office:value-type="float" office:value="4.21561" calcext:value-type="float">
            <text:p>4.21561</text:p>
          </table:table-cell>
          <table:table-cell office:value-type="float" office:value="4.07598" calcext:value-type="float">
            <text:p>4.07598</text:p>
          </table:table-cell>
          <table:table-cell/>
          <table:table-cell table:formula="of:=AVERAGE([.B20:.BI20])" office:value-type="float" office:value="4.07278333333333" calcext:value-type="float">
            <text:p>4.0727833333</text:p>
          </table:table-cell>
          <table:table-cell table:formula="of:=STDEV([.B20:.BI20])/2" office:value-type="float" office:value="0.0435803422745664" calcext:value-type="float">
            <text:p>0.043580342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.28104" calcext:value-type="float">
            <text:p>4.28104</text:p>
          </table:table-cell>
          <table:table-cell office:value-type="float" office:value="4.7699" calcext:value-type="float">
            <text:p>4.7699</text:p>
          </table:table-cell>
          <table:table-cell office:value-type="float" office:value="4.66085" calcext:value-type="float">
            <text:p>4.66085</text:p>
          </table:table-cell>
          <table:table-cell office:value-type="float" office:value="4.62725" calcext:value-type="float">
            <text:p>4.62725</text:p>
          </table:table-cell>
          <table:table-cell office:value-type="float" office:value="4.79895" calcext:value-type="float">
            <text:p>4.79895</text:p>
          </table:table-cell>
          <table:table-cell office:value-type="float" office:value="4.50784" calcext:value-type="float">
            <text:p>4.50784</text:p>
          </table:table-cell>
          <table:table-cell office:value-type="float" office:value="4.5567" calcext:value-type="float">
            <text:p>4.5567</text:p>
          </table:table-cell>
          <table:table-cell office:value-type="float" office:value="4.3693" calcext:value-type="float">
            <text:p>4.3693</text:p>
          </table:table-cell>
          <table:table-cell office:value-type="float" office:value="4.61086" calcext:value-type="float">
            <text:p>4.61086</text:p>
          </table:table-cell>
          <table:table-cell office:value-type="float" office:value="4.3232" calcext:value-type="float">
            <text:p>4.3232</text:p>
          </table:table-cell>
          <table:table-cell office:value-type="float" office:value="4.27091" calcext:value-type="float">
            <text:p>4.27091</text:p>
          </table:table-cell>
          <table:table-cell office:value-type="float" office:value="4.22262" calcext:value-type="float">
            <text:p>4.22262</text:p>
          </table:table-cell>
          <table:table-cell office:value-type="float" office:value="4.18752" calcext:value-type="float">
            <text:p>4.18752</text:p>
          </table:table-cell>
          <table:table-cell office:value-type="float" office:value="4.68444" calcext:value-type="float">
            <text:p>4.68444</text:p>
          </table:table-cell>
          <table:table-cell office:value-type="float" office:value="4.7727" calcext:value-type="float">
            <text:p>4.7727</text:p>
          </table:table-cell>
          <table:table-cell office:value-type="float" office:value="4.44187" calcext:value-type="float">
            <text:p>4.44187</text:p>
          </table:table-cell>
          <table:table-cell office:value-type="float" office:value="4.2916" calcext:value-type="float">
            <text:p>4.2916</text:p>
          </table:table-cell>
          <table:table-cell office:value-type="float" office:value="4.63266" calcext:value-type="float">
            <text:p>4.63266</text:p>
          </table:table-cell>
          <table:table-cell office:value-type="float" office:value="4.27385" calcext:value-type="float">
            <text:p>4.27385</text:p>
          </table:table-cell>
          <table:table-cell office:value-type="float" office:value="4.78125" calcext:value-type="float">
            <text:p>4.78125</text:p>
          </table:table-cell>
          <table:table-cell office:value-type="float" office:value="4.61842" calcext:value-type="float">
            <text:p>4.61842</text:p>
          </table:table-cell>
          <table:table-cell office:value-type="float" office:value="4.45138" calcext:value-type="float">
            <text:p>4.45138</text:p>
          </table:table-cell>
          <table:table-cell office:value-type="float" office:value="4.22253" calcext:value-type="float">
            <text:p>4.22253</text:p>
          </table:table-cell>
          <table:table-cell office:value-type="float" office:value="4.29179" calcext:value-type="float">
            <text:p>4.29179</text:p>
          </table:table-cell>
          <table:table-cell office:value-type="float" office:value="4.43887" calcext:value-type="float">
            <text:p>4.43887</text:p>
          </table:table-cell>
          <table:table-cell office:value-type="float" office:value="4.67911" calcext:value-type="float">
            <text:p>4.67911</text:p>
          </table:table-cell>
          <table:table-cell office:value-type="float" office:value="4.51693" calcext:value-type="float">
            <text:p>4.51693</text:p>
          </table:table-cell>
          <table:table-cell office:value-type="float" office:value="4.79475" calcext:value-type="float">
            <text:p>4.79475</text:p>
          </table:table-cell>
          <table:table-cell office:value-type="float" office:value="4.27041" calcext:value-type="float">
            <text:p>4.27041</text:p>
          </table:table-cell>
          <table:table-cell office:value-type="float" office:value="4.69565" calcext:value-type="float">
            <text:p>4.69565</text:p>
          </table:table-cell>
          <table:table-cell office:value-type="float" office:value="4.35073" calcext:value-type="float">
            <text:p>4.35073</text:p>
          </table:table-cell>
          <table:table-cell office:value-type="float" office:value="4.7517" calcext:value-type="float">
            <text:p>4.7517</text:p>
          </table:table-cell>
          <table:table-cell office:value-type="float" office:value="4.10611" calcext:value-type="float">
            <text:p>4.10611</text:p>
          </table:table-cell>
          <table:table-cell office:value-type="float" office:value="4.50198" calcext:value-type="float">
            <text:p>4.50198</text:p>
          </table:table-cell>
          <table:table-cell office:value-type="float" office:value="4.24784" calcext:value-type="float">
            <text:p>4.24784</text:p>
          </table:table-cell>
          <table:table-cell office:value-type="float" office:value="4.302" calcext:value-type="float">
            <text:p>4.302</text:p>
          </table:table-cell>
          <table:table-cell office:value-type="float" office:value="4.31598" calcext:value-type="float">
            <text:p>4.31598</text:p>
          </table:table-cell>
          <table:table-cell office:value-type="float" office:value="4.79153" calcext:value-type="float">
            <text:p>4.79153</text:p>
          </table:table-cell>
          <table:table-cell office:value-type="float" office:value="4.66533" calcext:value-type="float">
            <text:p>4.66533</text:p>
          </table:table-cell>
          <table:table-cell office:value-type="float" office:value="4.42412" calcext:value-type="float">
            <text:p>4.42412</text:p>
          </table:table-cell>
          <table:table-cell office:value-type="float" office:value="4.24669" calcext:value-type="float">
            <text:p>4.24669</text:p>
          </table:table-cell>
          <table:table-cell office:value-type="float" office:value="4.58041" calcext:value-type="float">
            <text:p>4.58041</text:p>
          </table:table-cell>
          <table:table-cell office:value-type="float" office:value="4.43339" calcext:value-type="float">
            <text:p>4.43339</text:p>
          </table:table-cell>
          <table:table-cell office:value-type="float" office:value="4.74921" calcext:value-type="float">
            <text:p>4.74921</text:p>
          </table:table-cell>
          <table:table-cell office:value-type="float" office:value="4.55399" calcext:value-type="float">
            <text:p>4.55399</text:p>
          </table:table-cell>
          <table:table-cell office:value-type="float" office:value="4.82559" calcext:value-type="float">
            <text:p>4.82559</text:p>
          </table:table-cell>
          <table:table-cell office:value-type="float" office:value="4.36413" calcext:value-type="float">
            <text:p>4.36413</text:p>
          </table:table-cell>
          <table:table-cell office:value-type="float" office:value="4.70597" calcext:value-type="float">
            <text:p>4.70597</text:p>
          </table:table-cell>
          <table:table-cell office:value-type="float" office:value="4.25335" calcext:value-type="float">
            <text:p>4.25335</text:p>
          </table:table-cell>
          <table:table-cell office:value-type="float" office:value="4.34916" calcext:value-type="float">
            <text:p>4.34916</text:p>
          </table:table-cell>
          <table:table-cell office:value-type="float" office:value="4.41237" calcext:value-type="float">
            <text:p>4.41237</text:p>
          </table:table-cell>
          <table:table-cell office:value-type="float" office:value="4.38989" calcext:value-type="float">
            <text:p>4.38989</text:p>
          </table:table-cell>
          <table:table-cell office:value-type="float" office:value="4.58835" calcext:value-type="float">
            <text:p>4.58835</text:p>
          </table:table-cell>
          <table:table-cell office:value-type="float" office:value="4.46948" calcext:value-type="float">
            <text:p>4.46948</text:p>
          </table:table-cell>
          <table:table-cell office:value-type="float" office:value="4.75579" calcext:value-type="float">
            <text:p>4.75579</text:p>
          </table:table-cell>
          <table:table-cell office:value-type="float" office:value="4.21511" calcext:value-type="float">
            <text:p>4.21511</text:p>
          </table:table-cell>
          <table:table-cell office:value-type="float" office:value="4.3826" calcext:value-type="float">
            <text:p>4.3826</text:p>
          </table:table-cell>
          <table:table-cell office:value-type="float" office:value="4.54403" calcext:value-type="float">
            <text:p>4.54403</text:p>
          </table:table-cell>
          <table:table-cell office:value-type="float" office:value="4.75198" calcext:value-type="float">
            <text:p>4.75198</text:p>
          </table:table-cell>
          <table:table-cell office:value-type="float" office:value="4.45886" calcext:value-type="float">
            <text:p>4.45886</text:p>
          </table:table-cell>
          <table:table-cell/>
          <table:table-cell table:formula="of:=AVERAGE([.B21:.BI21])" office:value-type="float" office:value="4.49221366666667" calcext:value-type="float">
            <text:p>4.4922136667</text:p>
          </table:table-cell>
          <table:table-cell table:formula="of:=STDEV([.B21:.BI21])/2" office:value-type="float" office:value="0.0994780816714043" calcext:value-type="float">
            <text:p>0.099478081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.73527" calcext:value-type="float">
            <text:p>4.73527</text:p>
          </table:table-cell>
          <table:table-cell office:value-type="float" office:value="4.44808" calcext:value-type="float">
            <text:p>4.44808</text:p>
          </table:table-cell>
          <table:table-cell office:value-type="float" office:value="4.34887" calcext:value-type="float">
            <text:p>4.34887</text:p>
          </table:table-cell>
          <table:table-cell office:value-type="float" office:value="4.27714" calcext:value-type="float">
            <text:p>4.27714</text:p>
          </table:table-cell>
          <table:table-cell office:value-type="float" office:value="4.45024" calcext:value-type="float">
            <text:p>4.45024</text:p>
          </table:table-cell>
          <table:table-cell office:value-type="float" office:value="4.43238" calcext:value-type="float">
            <text:p>4.43238</text:p>
          </table:table-cell>
          <table:table-cell office:value-type="float" office:value="4.52883" calcext:value-type="float">
            <text:p>4.52883</text:p>
          </table:table-cell>
          <table:table-cell office:value-type="float" office:value="4.38791" calcext:value-type="float">
            <text:p>4.38791</text:p>
          </table:table-cell>
          <table:table-cell office:value-type="float" office:value="4.51076" calcext:value-type="float">
            <text:p>4.51076</text:p>
          </table:table-cell>
          <table:table-cell office:value-type="float" office:value="4.18774" calcext:value-type="float">
            <text:p>4.18774</text:p>
          </table:table-cell>
          <table:table-cell office:value-type="float" office:value="3.98658" calcext:value-type="float">
            <text:p>3.98658</text:p>
          </table:table-cell>
          <table:table-cell office:value-type="float" office:value="4.08689" calcext:value-type="float">
            <text:p>4.08689</text:p>
          </table:table-cell>
          <table:table-cell office:value-type="float" office:value="4.36756" calcext:value-type="float">
            <text:p>4.36756</text:p>
          </table:table-cell>
          <table:table-cell office:value-type="float" office:value="4.4124" calcext:value-type="float">
            <text:p>4.4124</text:p>
          </table:table-cell>
          <table:table-cell office:value-type="float" office:value="4.46238" calcext:value-type="float">
            <text:p>4.46238</text:p>
          </table:table-cell>
          <table:table-cell office:value-type="float" office:value="4.4696" calcext:value-type="float">
            <text:p>4.4696</text:p>
          </table:table-cell>
          <table:table-cell office:value-type="float" office:value="4.50555" calcext:value-type="float">
            <text:p>4.50555</text:p>
          </table:table-cell>
          <table:table-cell office:value-type="float" office:value="4.39583" calcext:value-type="float">
            <text:p>4.39583</text:p>
          </table:table-cell>
          <table:table-cell office:value-type="float" office:value="4.56634" calcext:value-type="float">
            <text:p>4.56634</text:p>
          </table:table-cell>
          <table:table-cell office:value-type="float" office:value="4.16691" calcext:value-type="float">
            <text:p>4.16691</text:p>
          </table:table-cell>
          <table:table-cell office:value-type="float" office:value="4.2756" calcext:value-type="float">
            <text:p>4.2756</text:p>
          </table:table-cell>
          <table:table-cell office:value-type="float" office:value="4.41856" calcext:value-type="float">
            <text:p>4.41856</text:p>
          </table:table-cell>
          <table:table-cell office:value-type="float" office:value="4.47295" calcext:value-type="float">
            <text:p>4.47295</text:p>
          </table:table-cell>
          <table:table-cell office:value-type="float" office:value="4.58109" calcext:value-type="float">
            <text:p>4.58109</text:p>
          </table:table-cell>
          <table:table-cell office:value-type="float" office:value="4.31203" calcext:value-type="float">
            <text:p>4.31203</text:p>
          </table:table-cell>
          <table:table-cell office:value-type="float" office:value="4.09949" calcext:value-type="float">
            <text:p>4.09949</text:p>
          </table:table-cell>
          <table:table-cell office:value-type="float" office:value="4.1709" calcext:value-type="float">
            <text:p>4.1709</text:p>
          </table:table-cell>
          <table:table-cell office:value-type="float" office:value="4.48166" calcext:value-type="float">
            <text:p>4.48166</text:p>
          </table:table-cell>
          <table:table-cell office:value-type="float" office:value="4.08132" calcext:value-type="float">
            <text:p>4.08132</text:p>
          </table:table-cell>
          <table:table-cell office:value-type="float" office:value="4.31175" calcext:value-type="float">
            <text:p>4.31175</text:p>
          </table:table-cell>
          <table:table-cell office:value-type="float" office:value="4.51605" calcext:value-type="float">
            <text:p>4.51605</text:p>
          </table:table-cell>
          <table:table-cell office:value-type="float" office:value="4.64019" calcext:value-type="float">
            <text:p>4.64019</text:p>
          </table:table-cell>
          <table:table-cell office:value-type="float" office:value="4.59814" calcext:value-type="float">
            <text:p>4.59814</text:p>
          </table:table-cell>
          <table:table-cell office:value-type="float" office:value="4.12401" calcext:value-type="float">
            <text:p>4.12401</text:p>
          </table:table-cell>
          <table:table-cell office:value-type="float" office:value="4.152" calcext:value-type="float">
            <text:p>4.152</text:p>
          </table:table-cell>
          <table:table-cell office:value-type="float" office:value="4.27192" calcext:value-type="float">
            <text:p>4.27192</text:p>
          </table:table-cell>
          <table:table-cell office:value-type="float" office:value="4.71515" calcext:value-type="float">
            <text:p>4.71515</text:p>
          </table:table-cell>
          <table:table-cell office:value-type="float" office:value="4.15071" calcext:value-type="float">
            <text:p>4.15071</text:p>
          </table:table-cell>
          <table:table-cell office:value-type="float" office:value="4.49269" calcext:value-type="float">
            <text:p>4.49269</text:p>
          </table:table-cell>
          <table:table-cell office:value-type="float" office:value="4.39827" calcext:value-type="float">
            <text:p>4.39827</text:p>
          </table:table-cell>
          <table:table-cell office:value-type="float" office:value="4.82729" calcext:value-type="float">
            <text:p>4.82729</text:p>
          </table:table-cell>
          <table:table-cell office:value-type="float" office:value="4.53852" calcext:value-type="float">
            <text:p>4.53852</text:p>
          </table:table-cell>
          <table:table-cell office:value-type="float" office:value="4.73308" calcext:value-type="float">
            <text:p>4.73308</text:p>
          </table:table-cell>
          <table:table-cell office:value-type="float" office:value="4.38736" calcext:value-type="float">
            <text:p>4.38736</text:p>
          </table:table-cell>
          <table:table-cell office:value-type="float" office:value="4.42765" calcext:value-type="float">
            <text:p>4.42765</text:p>
          </table:table-cell>
          <table:table-cell office:value-type="float" office:value="4.50349" calcext:value-type="float">
            <text:p>4.50349</text:p>
          </table:table-cell>
          <table:table-cell office:value-type="float" office:value="4.3217" calcext:value-type="float">
            <text:p>4.3217</text:p>
          </table:table-cell>
          <table:table-cell office:value-type="float" office:value="4.16755" calcext:value-type="float">
            <text:p>4.16755</text:p>
          </table:table-cell>
          <table:table-cell office:value-type="float" office:value="4.10438" calcext:value-type="float">
            <text:p>4.10438</text:p>
          </table:table-cell>
          <table:table-cell office:value-type="float" office:value="4.11344" calcext:value-type="float">
            <text:p>4.11344</text:p>
          </table:table-cell>
          <table:table-cell office:value-type="float" office:value="4.28014" calcext:value-type="float">
            <text:p>4.28014</text:p>
          </table:table-cell>
          <table:table-cell office:value-type="float" office:value="4.05849" calcext:value-type="float">
            <text:p>4.05849</text:p>
          </table:table-cell>
          <table:table-cell office:value-type="float" office:value="4.57043" calcext:value-type="float">
            <text:p>4.57043</text:p>
          </table:table-cell>
          <table:table-cell office:value-type="float" office:value="4.30274" calcext:value-type="float">
            <text:p>4.30274</text:p>
          </table:table-cell>
          <table:table-cell office:value-type="float" office:value="4.43193" calcext:value-type="float">
            <text:p>4.43193</text:p>
          </table:table-cell>
          <table:table-cell office:value-type="float" office:value="4.36603" calcext:value-type="float">
            <text:p>4.36603</text:p>
          </table:table-cell>
          <table:table-cell office:value-type="float" office:value="4.12612" calcext:value-type="float">
            <text:p>4.12612</text:p>
          </table:table-cell>
          <table:table-cell office:value-type="float" office:value="4.50802" calcext:value-type="float">
            <text:p>4.50802</text:p>
          </table:table-cell>
          <table:table-cell office:value-type="float" office:value="4.19871" calcext:value-type="float">
            <text:p>4.19871</text:p>
          </table:table-cell>
          <table:table-cell office:value-type="float" office:value="4.40732" calcext:value-type="float">
            <text:p>4.40732</text:p>
          </table:table-cell>
          <table:table-cell/>
          <table:table-cell table:formula="of:=AVERAGE([.B22:.BI22])" office:value-type="float" office:value="4.37276883333333" calcext:value-type="float">
            <text:p>4.3727688333</text:p>
          </table:table-cell>
          <table:table-cell table:formula="of:=STDEV([.B22:.BI22])/2" office:value-type="float" office:value="0.095349504594145" calcext:value-type="float">
            <text:p>0.095349504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.0923" calcext:value-type="float">
            <text:p>4.0923</text:p>
          </table:table-cell>
          <table:table-cell office:value-type="float" office:value="4.59312" calcext:value-type="float">
            <text:p>4.59312</text:p>
          </table:table-cell>
          <table:table-cell office:value-type="float" office:value="3.94396" calcext:value-type="float">
            <text:p>3.94396</text:p>
          </table:table-cell>
          <table:table-cell office:value-type="float" office:value="4.35077" calcext:value-type="float">
            <text:p>4.35077</text:p>
          </table:table-cell>
          <table:table-cell office:value-type="float" office:value="4.0738" calcext:value-type="float">
            <text:p>4.0738</text:p>
          </table:table-cell>
          <table:table-cell office:value-type="float" office:value="4.50748" calcext:value-type="float">
            <text:p>4.50748</text:p>
          </table:table-cell>
          <table:table-cell office:value-type="float" office:value="4.21219" calcext:value-type="float">
            <text:p>4.21219</text:p>
          </table:table-cell>
          <table:table-cell office:value-type="float" office:value="4.1687" calcext:value-type="float">
            <text:p>4.1687</text:p>
          </table:table-cell>
          <table:table-cell office:value-type="float" office:value="4.28361" calcext:value-type="float">
            <text:p>4.28361</text:p>
          </table:table-cell>
          <table:table-cell office:value-type="float" office:value="4.59776" calcext:value-type="float">
            <text:p>4.59776</text:p>
          </table:table-cell>
          <table:table-cell office:value-type="float" office:value="4.16097" calcext:value-type="float">
            <text:p>4.16097</text:p>
          </table:table-cell>
          <table:table-cell office:value-type="float" office:value="4.59989" calcext:value-type="float">
            <text:p>4.59989</text:p>
          </table:table-cell>
          <table:table-cell office:value-type="float" office:value="4.21118" calcext:value-type="float">
            <text:p>4.21118</text:p>
          </table:table-cell>
          <table:table-cell office:value-type="float" office:value="4.19769" calcext:value-type="float">
            <text:p>4.19769</text:p>
          </table:table-cell>
          <table:table-cell office:value-type="float" office:value="4.09451" calcext:value-type="float">
            <text:p>4.09451</text:p>
          </table:table-cell>
          <table:table-cell office:value-type="float" office:value="4.23725" calcext:value-type="float">
            <text:p>4.23725</text:p>
          </table:table-cell>
          <table:table-cell office:value-type="float" office:value="4.38644" calcext:value-type="float">
            <text:p>4.38644</text:p>
          </table:table-cell>
          <table:table-cell office:value-type="float" office:value="4.51362" calcext:value-type="float">
            <text:p>4.51362</text:p>
          </table:table-cell>
          <table:table-cell office:value-type="float" office:value="4.22745" calcext:value-type="float">
            <text:p>4.22745</text:p>
          </table:table-cell>
          <table:table-cell office:value-type="float" office:value="4.56901" calcext:value-type="float">
            <text:p>4.56901</text:p>
          </table:table-cell>
          <table:table-cell office:value-type="float" office:value="4.3364" calcext:value-type="float">
            <text:p>4.3364</text:p>
          </table:table-cell>
          <table:table-cell office:value-type="float" office:value="4.23739" calcext:value-type="float">
            <text:p>4.23739</text:p>
          </table:table-cell>
          <table:table-cell office:value-type="float" office:value="4.44863" calcext:value-type="float">
            <text:p>4.44863</text:p>
          </table:table-cell>
          <table:table-cell office:value-type="float" office:value="4.06028" calcext:value-type="float">
            <text:p>4.06028</text:p>
          </table:table-cell>
          <table:table-cell office:value-type="float" office:value="4.1817" calcext:value-type="float">
            <text:p>4.1817</text:p>
          </table:table-cell>
          <table:table-cell office:value-type="float" office:value="4.18441" calcext:value-type="float">
            <text:p>4.18441</text:p>
          </table:table-cell>
          <table:table-cell office:value-type="float" office:value="4.31158" calcext:value-type="float">
            <text:p>4.31158</text:p>
          </table:table-cell>
          <table:table-cell office:value-type="float" office:value="4.23569" calcext:value-type="float">
            <text:p>4.23569</text:p>
          </table:table-cell>
          <table:table-cell office:value-type="float" office:value="4.49753" calcext:value-type="float">
            <text:p>4.49753</text:p>
          </table:table-cell>
          <table:table-cell office:value-type="float" office:value="4.196" calcext:value-type="float">
            <text:p>4.196</text:p>
          </table:table-cell>
          <table:table-cell office:value-type="float" office:value="4.25283" calcext:value-type="float">
            <text:p>4.25283</text:p>
          </table:table-cell>
          <table:table-cell office:value-type="float" office:value="4.29664" calcext:value-type="float">
            <text:p>4.29664</text:p>
          </table:table-cell>
          <table:table-cell office:value-type="float" office:value="4.50068" calcext:value-type="float">
            <text:p>4.50068</text:p>
          </table:table-cell>
          <table:table-cell office:value-type="float" office:value="4.21313" calcext:value-type="float">
            <text:p>4.21313</text:p>
          </table:table-cell>
          <table:table-cell office:value-type="float" office:value="4.17985" calcext:value-type="float">
            <text:p>4.17985</text:p>
          </table:table-cell>
          <table:table-cell office:value-type="float" office:value="4.4471" calcext:value-type="float">
            <text:p>4.4471</text:p>
          </table:table-cell>
          <table:table-cell office:value-type="float" office:value="4.36463" calcext:value-type="float">
            <text:p>4.36463</text:p>
          </table:table-cell>
          <table:table-cell office:value-type="float" office:value="4.22581" calcext:value-type="float">
            <text:p>4.22581</text:p>
          </table:table-cell>
          <table:table-cell office:value-type="float" office:value="4.42417" calcext:value-type="float">
            <text:p>4.42417</text:p>
          </table:table-cell>
          <table:table-cell office:value-type="float" office:value="4.18715" calcext:value-type="float">
            <text:p>4.18715</text:p>
          </table:table-cell>
          <table:table-cell office:value-type="float" office:value="4.40869" calcext:value-type="float">
            <text:p>4.40869</text:p>
          </table:table-cell>
          <table:table-cell office:value-type="float" office:value="4.28467" calcext:value-type="float">
            <text:p>4.28467</text:p>
          </table:table-cell>
          <table:table-cell office:value-type="float" office:value="4.05564" calcext:value-type="float">
            <text:p>4.05564</text:p>
          </table:table-cell>
          <table:table-cell office:value-type="float" office:value="4.12554" calcext:value-type="float">
            <text:p>4.12554</text:p>
          </table:table-cell>
          <table:table-cell office:value-type="float" office:value="4.06494" calcext:value-type="float">
            <text:p>4.06494</text:p>
          </table:table-cell>
          <table:table-cell office:value-type="float" office:value="4.49824" calcext:value-type="float">
            <text:p>4.49824</text:p>
          </table:table-cell>
          <table:table-cell office:value-type="float" office:value="4.08553" calcext:value-type="float">
            <text:p>4.08553</text:p>
          </table:table-cell>
          <table:table-cell office:value-type="float" office:value="4.36837" calcext:value-type="float">
            <text:p>4.36837</text:p>
          </table:table-cell>
          <table:table-cell office:value-type="float" office:value="4.28454" calcext:value-type="float">
            <text:p>4.28454</text:p>
          </table:table-cell>
          <table:table-cell office:value-type="float" office:value="4.50595" calcext:value-type="float">
            <text:p>4.50595</text:p>
          </table:table-cell>
          <table:table-cell office:value-type="float" office:value="4.41133" calcext:value-type="float">
            <text:p>4.41133</text:p>
          </table:table-cell>
          <table:table-cell office:value-type="float" office:value="4.40214" calcext:value-type="float">
            <text:p>4.40214</text:p>
          </table:table-cell>
          <table:table-cell office:value-type="float" office:value="4.36758" calcext:value-type="float">
            <text:p>4.36758</text:p>
          </table:table-cell>
          <table:table-cell office:value-type="float" office:value="4.08278" calcext:value-type="float">
            <text:p>4.08278</text:p>
          </table:table-cell>
          <table:table-cell office:value-type="float" office:value="4.33187" calcext:value-type="float">
            <text:p>4.33187</text:p>
          </table:table-cell>
          <table:table-cell office:value-type="float" office:value="4.35378" calcext:value-type="float">
            <text:p>4.35378</text:p>
          </table:table-cell>
          <table:table-cell office:value-type="float" office:value="4.34558" calcext:value-type="float">
            <text:p>4.34558</text:p>
          </table:table-cell>
          <table:table-cell office:value-type="float" office:value="4.38826" calcext:value-type="float">
            <text:p>4.38826</text:p>
          </table:table-cell>
          <table:table-cell office:value-type="float" office:value="4.50796" calcext:value-type="float">
            <text:p>4.50796</text:p>
          </table:table-cell>
          <table:table-cell office:value-type="float" office:value="4.07677" calcext:value-type="float">
            <text:p>4.07677</text:p>
          </table:table-cell>
          <table:table-cell/>
          <table:table-cell table:formula="of:=AVERAGE([.B23:.BI23])" office:value-type="float" office:value="4.295891" calcext:value-type="float">
            <text:p>4.295891</text:p>
          </table:table-cell>
          <table:table-cell table:formula="of:=STDEV([.B23:.BI23])/2" office:value-type="float" office:value="0.0805630142602356" calcext:value-type="float">
            <text:p>0.080563014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.30455" calcext:value-type="float">
            <text:p>4.30455</text:p>
          </table:table-cell>
          <table:table-cell office:value-type="float" office:value="4.1536" calcext:value-type="float">
            <text:p>4.1536</text:p>
          </table:table-cell>
          <table:table-cell office:value-type="float" office:value="4.18212" calcext:value-type="float">
            <text:p>4.18212</text:p>
          </table:table-cell>
          <table:table-cell office:value-type="float" office:value="4.12872" calcext:value-type="float">
            <text:p>4.12872</text:p>
          </table:table-cell>
          <table:table-cell office:value-type="float" office:value="4.26253" calcext:value-type="float">
            <text:p>4.26253</text:p>
          </table:table-cell>
          <table:table-cell office:value-type="float" office:value="4.44969" calcext:value-type="float">
            <text:p>4.44969</text:p>
          </table:table-cell>
          <table:table-cell office:value-type="float" office:value="4.26771" calcext:value-type="float">
            <text:p>4.26771</text:p>
          </table:table-cell>
          <table:table-cell office:value-type="float" office:value="4.25487" calcext:value-type="float">
            <text:p>4.25487</text:p>
          </table:table-cell>
          <table:table-cell office:value-type="float" office:value="4.31452" calcext:value-type="float">
            <text:p>4.31452</text:p>
          </table:table-cell>
          <table:table-cell office:value-type="float" office:value="4.23007" calcext:value-type="float">
            <text:p>4.23007</text:p>
          </table:table-cell>
          <table:table-cell office:value-type="float" office:value="4.0487" calcext:value-type="float">
            <text:p>4.0487</text:p>
          </table:table-cell>
          <table:table-cell office:value-type="float" office:value="4.16423" calcext:value-type="float">
            <text:p>4.16423</text:p>
          </table:table-cell>
          <table:table-cell office:value-type="float" office:value="3.98911" calcext:value-type="float">
            <text:p>3.98911</text:p>
          </table:table-cell>
          <table:table-cell office:value-type="float" office:value="4.13556" calcext:value-type="float">
            <text:p>4.13556</text:p>
          </table:table-cell>
          <table:table-cell office:value-type="float" office:value="4.43468" calcext:value-type="float">
            <text:p>4.43468</text:p>
          </table:table-cell>
          <table:table-cell office:value-type="float" office:value="4.31875" calcext:value-type="float">
            <text:p>4.31875</text:p>
          </table:table-cell>
          <table:table-cell office:value-type="float" office:value="3.99205" calcext:value-type="float">
            <text:p>3.99205</text:p>
          </table:table-cell>
          <table:table-cell office:value-type="float" office:value="4.29242" calcext:value-type="float">
            <text:p>4.29242</text:p>
          </table:table-cell>
          <table:table-cell office:value-type="float" office:value="4.26593" calcext:value-type="float">
            <text:p>4.26593</text:p>
          </table:table-cell>
          <table:table-cell office:value-type="float" office:value="4.14052" calcext:value-type="float">
            <text:p>4.14052</text:p>
          </table:table-cell>
          <table:table-cell office:value-type="float" office:value="4.31879" calcext:value-type="float">
            <text:p>4.31879</text:p>
          </table:table-cell>
          <table:table-cell office:value-type="float" office:value="4.10857" calcext:value-type="float">
            <text:p>4.10857</text:p>
          </table:table-cell>
          <table:table-cell office:value-type="float" office:value="4.44894" calcext:value-type="float">
            <text:p>4.44894</text:p>
          </table:table-cell>
          <table:table-cell office:value-type="float" office:value="4.25235" calcext:value-type="float">
            <text:p>4.25235</text:p>
          </table:table-cell>
          <table:table-cell office:value-type="float" office:value="4.27724" calcext:value-type="float">
            <text:p>4.27724</text:p>
          </table:table-cell>
          <table:table-cell office:value-type="float" office:value="4.07694" calcext:value-type="float">
            <text:p>4.07694</text:p>
          </table:table-cell>
          <table:table-cell office:value-type="float" office:value="4.05949" calcext:value-type="float">
            <text:p>4.05949</text:p>
          </table:table-cell>
          <table:table-cell office:value-type="float" office:value="4.09968" calcext:value-type="float">
            <text:p>4.09968</text:p>
          </table:table-cell>
          <table:table-cell office:value-type="float" office:value="3.98603" calcext:value-type="float">
            <text:p>3.98603</text:p>
          </table:table-cell>
          <table:table-cell office:value-type="float" office:value="4.53692" calcext:value-type="float">
            <text:p>4.53692</text:p>
          </table:table-cell>
          <table:table-cell office:value-type="float" office:value="3.93507" calcext:value-type="float">
            <text:p>3.93507</text:p>
          </table:table-cell>
          <table:table-cell office:value-type="float" office:value="4.26386" calcext:value-type="float">
            <text:p>4.26386</text:p>
          </table:table-cell>
          <table:table-cell office:value-type="float" office:value="4.21108" calcext:value-type="float">
            <text:p>4.21108</text:p>
          </table:table-cell>
          <table:table-cell office:value-type="float" office:value="4.56312" calcext:value-type="float">
            <text:p>4.56312</text:p>
          </table:table-cell>
          <table:table-cell office:value-type="float" office:value="4.29807" calcext:value-type="float">
            <text:p>4.29807</text:p>
          </table:table-cell>
          <table:table-cell office:value-type="float" office:value="4.12536" calcext:value-type="float">
            <text:p>4.12536</text:p>
          </table:table-cell>
          <table:table-cell office:value-type="float" office:value="4.40226" calcext:value-type="float">
            <text:p>4.40226</text:p>
          </table:table-cell>
          <table:table-cell office:value-type="float" office:value="4.50992" calcext:value-type="float">
            <text:p>4.50992</text:p>
          </table:table-cell>
          <table:table-cell office:value-type="float" office:value="4.1301" calcext:value-type="float">
            <text:p>4.1301</text:p>
          </table:table-cell>
          <table:table-cell office:value-type="float" office:value="4.45159" calcext:value-type="float">
            <text:p>4.45159</text:p>
          </table:table-cell>
          <table:table-cell office:value-type="float" office:value="4.06198" calcext:value-type="float">
            <text:p>4.06198</text:p>
          </table:table-cell>
          <table:table-cell office:value-type="float" office:value="4.02928" calcext:value-type="float">
            <text:p>4.02928</text:p>
          </table:table-cell>
          <table:table-cell office:value-type="float" office:value="4.2952" calcext:value-type="float">
            <text:p>4.2952</text:p>
          </table:table-cell>
          <table:table-cell office:value-type="float" office:value="4.46528" calcext:value-type="float">
            <text:p>4.46528</text:p>
          </table:table-cell>
          <table:table-cell office:value-type="float" office:value="4.41827" calcext:value-type="float">
            <text:p>4.41827</text:p>
          </table:table-cell>
          <table:table-cell office:value-type="float" office:value="4.11795" calcext:value-type="float">
            <text:p>4.11795</text:p>
          </table:table-cell>
          <table:table-cell office:value-type="float" office:value="4.57442" calcext:value-type="float">
            <text:p>4.57442</text:p>
          </table:table-cell>
          <table:table-cell office:value-type="float" office:value="4.10339" calcext:value-type="float">
            <text:p>4.10339</text:p>
          </table:table-cell>
          <table:table-cell office:value-type="float" office:value="4.13637" calcext:value-type="float">
            <text:p>4.13637</text:p>
          </table:table-cell>
          <table:table-cell office:value-type="float" office:value="4.24371" calcext:value-type="float">
            <text:p>4.24371</text:p>
          </table:table-cell>
          <table:table-cell office:value-type="float" office:value="3.91888" calcext:value-type="float">
            <text:p>3.91888</text:p>
          </table:table-cell>
          <table:table-cell office:value-type="float" office:value="4.17982" calcext:value-type="float">
            <text:p>4.17982</text:p>
          </table:table-cell>
          <table:table-cell office:value-type="float" office:value="4.29368" calcext:value-type="float">
            <text:p>4.29368</text:p>
          </table:table-cell>
          <table:table-cell office:value-type="float" office:value="4.41478" calcext:value-type="float">
            <text:p>4.41478</text:p>
          </table:table-cell>
          <table:table-cell office:value-type="float" office:value="4.15824" calcext:value-type="float">
            <text:p>4.15824</text:p>
          </table:table-cell>
          <table:table-cell office:value-type="float" office:value="3.9533" calcext:value-type="float">
            <text:p>3.9533</text:p>
          </table:table-cell>
          <table:table-cell office:value-type="float" office:value="4.23157" calcext:value-type="float">
            <text:p>4.23157</text:p>
          </table:table-cell>
          <table:table-cell office:value-type="float" office:value="4.39486" calcext:value-type="float">
            <text:p>4.39486</text:p>
          </table:table-cell>
          <table:table-cell office:value-type="float" office:value="4.1782" calcext:value-type="float">
            <text:p>4.1782</text:p>
          </table:table-cell>
          <table:table-cell office:value-type="float" office:value="4.39763" calcext:value-type="float">
            <text:p>4.39763</text:p>
          </table:table-cell>
          <table:table-cell/>
          <table:table-cell table:formula="of:=AVERAGE([.B24:.BI24])" office:value-type="float" office:value="4.232542" calcext:value-type="float">
            <text:p>4.232542</text:p>
          </table:table-cell>
          <table:table-cell table:formula="of:=STDEV([.B24:.BI24])/2" office:value-type="float" office:value="0.0818578790395125" calcext:value-type="float">
            <text:p>0.081857879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.37565" calcext:value-type="float">
            <text:p>4.37565</text:p>
          </table:table-cell>
          <table:table-cell office:value-type="float" office:value="4.32527" calcext:value-type="float">
            <text:p>4.32527</text:p>
          </table:table-cell>
          <table:table-cell office:value-type="float" office:value="4.13672" calcext:value-type="float">
            <text:p>4.13672</text:p>
          </table:table-cell>
          <table:table-cell office:value-type="float" office:value="4.11261" calcext:value-type="float">
            <text:p>4.11261</text:p>
          </table:table-cell>
          <table:table-cell office:value-type="float" office:value="4.34324" calcext:value-type="float">
            <text:p>4.34324</text:p>
          </table:table-cell>
          <table:table-cell office:value-type="float" office:value="4.22735" calcext:value-type="float">
            <text:p>4.22735</text:p>
          </table:table-cell>
          <table:table-cell office:value-type="float" office:value="4.51754" calcext:value-type="float">
            <text:p>4.51754</text:p>
          </table:table-cell>
          <table:table-cell office:value-type="float" office:value="4.42278" calcext:value-type="float">
            <text:p>4.42278</text:p>
          </table:table-cell>
          <table:table-cell office:value-type="float" office:value="4.11671" calcext:value-type="float">
            <text:p>4.11671</text:p>
          </table:table-cell>
          <table:table-cell office:value-type="float" office:value="4.07687" calcext:value-type="float">
            <text:p>4.07687</text:p>
          </table:table-cell>
          <table:table-cell office:value-type="float" office:value="4.31459" calcext:value-type="float">
            <text:p>4.31459</text:p>
          </table:table-cell>
          <table:table-cell office:value-type="float" office:value="4.18982" calcext:value-type="float">
            <text:p>4.18982</text:p>
          </table:table-cell>
          <table:table-cell office:value-type="float" office:value="4.58113" calcext:value-type="float">
            <text:p>4.58113</text:p>
          </table:table-cell>
          <table:table-cell office:value-type="float" office:value="4.16643" calcext:value-type="float">
            <text:p>4.16643</text:p>
          </table:table-cell>
          <table:table-cell office:value-type="float" office:value="4.17476" calcext:value-type="float">
            <text:p>4.17476</text:p>
          </table:table-cell>
          <table:table-cell office:value-type="float" office:value="3.97325" calcext:value-type="float">
            <text:p>3.97325</text:p>
          </table:table-cell>
          <table:table-cell office:value-type="float" office:value="3.9745" calcext:value-type="float">
            <text:p>3.9745</text:p>
          </table:table-cell>
          <table:table-cell office:value-type="float" office:value="4.05465" calcext:value-type="float">
            <text:p>4.05465</text:p>
          </table:table-cell>
          <table:table-cell office:value-type="float" office:value="4.09009" calcext:value-type="float">
            <text:p>4.09009</text:p>
          </table:table-cell>
          <table:table-cell office:value-type="float" office:value="4.24606" calcext:value-type="float">
            <text:p>4.24606</text:p>
          </table:table-cell>
          <table:table-cell office:value-type="float" office:value="4.27627" calcext:value-type="float">
            <text:p>4.27627</text:p>
          </table:table-cell>
          <table:table-cell office:value-type="float" office:value="4.09694" calcext:value-type="float">
            <text:p>4.09694</text:p>
          </table:table-cell>
          <table:table-cell office:value-type="float" office:value="4.1285" calcext:value-type="float">
            <text:p>4.1285</text:p>
          </table:table-cell>
          <table:table-cell office:value-type="float" office:value="4.2252" calcext:value-type="float">
            <text:p>4.2252</text:p>
          </table:table-cell>
          <table:table-cell office:value-type="float" office:value="4.56139" calcext:value-type="float">
            <text:p>4.56139</text:p>
          </table:table-cell>
          <table:table-cell office:value-type="float" office:value="4.0869" calcext:value-type="float">
            <text:p>4.0869</text:p>
          </table:table-cell>
          <table:table-cell office:value-type="float" office:value="4.2403" calcext:value-type="float">
            <text:p>4.2403</text:p>
          </table:table-cell>
          <table:table-cell office:value-type="float" office:value="4.47734" calcext:value-type="float">
            <text:p>4.47734</text:p>
          </table:table-cell>
          <table:table-cell office:value-type="float" office:value="4.3756" calcext:value-type="float">
            <text:p>4.3756</text:p>
          </table:table-cell>
          <table:table-cell office:value-type="float" office:value="4.07571" calcext:value-type="float">
            <text:p>4.07571</text:p>
          </table:table-cell>
          <table:table-cell office:value-type="float" office:value="4.0937" calcext:value-type="float">
            <text:p>4.0937</text:p>
          </table:table-cell>
          <table:table-cell office:value-type="float" office:value="4.17792" calcext:value-type="float">
            <text:p>4.17792</text:p>
          </table:table-cell>
          <table:table-cell office:value-type="float" office:value="4.08659" calcext:value-type="float">
            <text:p>4.08659</text:p>
          </table:table-cell>
          <table:table-cell office:value-type="float" office:value="4.00054" calcext:value-type="float">
            <text:p>4.00054</text:p>
          </table:table-cell>
          <table:table-cell office:value-type="float" office:value="4.08176" calcext:value-type="float">
            <text:p>4.08176</text:p>
          </table:table-cell>
          <table:table-cell office:value-type="float" office:value="4.06587" calcext:value-type="float">
            <text:p>4.06587</text:p>
          </table:table-cell>
          <table:table-cell office:value-type="float" office:value="4.25137" calcext:value-type="float">
            <text:p>4.25137</text:p>
          </table:table-cell>
          <table:table-cell office:value-type="float" office:value="3.91009" calcext:value-type="float">
            <text:p>3.91009</text:p>
          </table:table-cell>
          <table:table-cell office:value-type="float" office:value="4.1375" calcext:value-type="float">
            <text:p>4.1375</text:p>
          </table:table-cell>
          <table:table-cell office:value-type="float" office:value="4.01495" calcext:value-type="float">
            <text:p>4.01495</text:p>
          </table:table-cell>
          <table:table-cell office:value-type="float" office:value="4.15298" calcext:value-type="float">
            <text:p>4.15298</text:p>
          </table:table-cell>
          <table:table-cell office:value-type="float" office:value="4.02419" calcext:value-type="float">
            <text:p>4.02419</text:p>
          </table:table-cell>
          <table:table-cell office:value-type="float" office:value="4.19582" calcext:value-type="float">
            <text:p>4.19582</text:p>
          </table:table-cell>
          <table:table-cell office:value-type="float" office:value="4.13948" calcext:value-type="float">
            <text:p>4.13948</text:p>
          </table:table-cell>
          <table:table-cell office:value-type="float" office:value="4.30519" calcext:value-type="float">
            <text:p>4.30519</text:p>
          </table:table-cell>
          <table:table-cell office:value-type="float" office:value="4.13536" calcext:value-type="float">
            <text:p>4.13536</text:p>
          </table:table-cell>
          <table:table-cell office:value-type="float" office:value="4.34209" calcext:value-type="float">
            <text:p>4.34209</text:p>
          </table:table-cell>
          <table:table-cell office:value-type="float" office:value="3.91396" calcext:value-type="float">
            <text:p>3.91396</text:p>
          </table:table-cell>
          <table:table-cell office:value-type="float" office:value="4.19601" calcext:value-type="float">
            <text:p>4.19601</text:p>
          </table:table-cell>
          <table:table-cell office:value-type="float" office:value="3.97197" calcext:value-type="float">
            <text:p>3.97197</text:p>
          </table:table-cell>
          <table:table-cell office:value-type="float" office:value="4.05462" calcext:value-type="float">
            <text:p>4.05462</text:p>
          </table:table-cell>
          <table:table-cell office:value-type="float" office:value="4.37153" calcext:value-type="float">
            <text:p>4.37153</text:p>
          </table:table-cell>
          <table:table-cell office:value-type="float" office:value="4.17598" calcext:value-type="float">
            <text:p>4.17598</text:p>
          </table:table-cell>
          <table:table-cell office:value-type="float" office:value="4.2891" calcext:value-type="float">
            <text:p>4.2891</text:p>
          </table:table-cell>
          <table:table-cell office:value-type="float" office:value="4.1693" calcext:value-type="float">
            <text:p>4.1693</text:p>
          </table:table-cell>
          <table:table-cell office:value-type="float" office:value="4.15702" calcext:value-type="float">
            <text:p>4.15702</text:p>
          </table:table-cell>
          <table:table-cell office:value-type="float" office:value="4.14409" calcext:value-type="float">
            <text:p>4.14409</text:p>
          </table:table-cell>
          <table:table-cell office:value-type="float" office:value="4.03391" calcext:value-type="float">
            <text:p>4.03391</text:p>
          </table:table-cell>
          <table:table-cell office:value-type="float" office:value="4.32265" calcext:value-type="float">
            <text:p>4.32265</text:p>
          </table:table-cell>
          <table:table-cell office:value-type="float" office:value="4.12984" calcext:value-type="float">
            <text:p>4.12984</text:p>
          </table:table-cell>
          <table:table-cell/>
          <table:table-cell table:formula="of:=AVERAGE([.B25:.BI25])" office:value-type="float" office:value="4.1834925" calcext:value-type="float">
            <text:p>4.1834925</text:p>
          </table:table-cell>
          <table:table-cell table:formula="of:=STDEV([.B25:.BI25])/2" office:value-type="float" office:value="0.0760176393648044" calcext:value-type="float">
            <text:p>0.0760176394</text:p>
          </table:table-cell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mpairAffinity</text:p>
          </table:table-cell>
          <table:table-cell table:number-columns-repeated="6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80183" calcext:value-type="float">
            <text:p>1.80183</text:p>
          </table:table-cell>
          <table:table-cell office:value-type="float" office:value="1.7368" calcext:value-type="float">
            <text:p>1.7368</text:p>
          </table:table-cell>
          <table:table-cell office:value-type="float" office:value="2.26663" calcext:value-type="float">
            <text:p>2.26663</text:p>
          </table:table-cell>
          <table:table-cell office:value-type="float" office:value="1.62104" calcext:value-type="float">
            <text:p>1.62104</text:p>
          </table:table-cell>
          <table:table-cell office:value-type="float" office:value="1.74708" calcext:value-type="float">
            <text:p>1.74708</text:p>
          </table:table-cell>
          <table:table-cell office:value-type="float" office:value="2.11462" calcext:value-type="float">
            <text:p>2.11462</text:p>
          </table:table-cell>
          <table:table-cell office:value-type="float" office:value="2.07943" calcext:value-type="float">
            <text:p>2.07943</text:p>
          </table:table-cell>
          <table:table-cell office:value-type="float" office:value="1.72516" calcext:value-type="float">
            <text:p>1.72516</text:p>
          </table:table-cell>
          <table:table-cell office:value-type="float" office:value="2.14739" calcext:value-type="float">
            <text:p>2.14739</text:p>
          </table:table-cell>
          <table:table-cell office:value-type="float" office:value="1.59755" calcext:value-type="float">
            <text:p>1.59755</text:p>
          </table:table-cell>
          <table:table-cell office:value-type="float" office:value="2.14761" calcext:value-type="float">
            <text:p>2.14761</text:p>
          </table:table-cell>
          <table:table-cell office:value-type="float" office:value="1.78351" calcext:value-type="float">
            <text:p>1.78351</text:p>
          </table:table-cell>
          <table:table-cell office:value-type="float" office:value="2.29203" calcext:value-type="float">
            <text:p>2.29203</text:p>
          </table:table-cell>
          <table:table-cell office:value-type="float" office:value="2.14334" calcext:value-type="float">
            <text:p>2.14334</text:p>
          </table:table-cell>
          <table:table-cell office:value-type="float" office:value="2.28934" calcext:value-type="float">
            <text:p>2.28934</text:p>
          </table:table-cell>
          <table:table-cell office:value-type="float" office:value="1.70133" calcext:value-type="float">
            <text:p>1.70133</text:p>
          </table:table-cell>
          <table:table-cell office:value-type="float" office:value="2.08698" calcext:value-type="float">
            <text:p>2.08698</text:p>
          </table:table-cell>
          <table:table-cell office:value-type="float" office:value="1.74929" calcext:value-type="float">
            <text:p>1.74929</text:p>
          </table:table-cell>
          <table:table-cell office:value-type="float" office:value="2.32649" calcext:value-type="float">
            <text:p>2.32649</text:p>
          </table:table-cell>
          <table:table-cell office:value-type="float" office:value="1.73386" calcext:value-type="float">
            <text:p>1.73386</text:p>
          </table:table-cell>
          <table:table-cell office:value-type="float" office:value="2.08833" calcext:value-type="float">
            <text:p>2.08833</text:p>
          </table:table-cell>
          <table:table-cell office:value-type="float" office:value="1.62842" calcext:value-type="float">
            <text:p>1.62842</text:p>
          </table:table-cell>
          <table:table-cell office:value-type="float" office:value="2.39156" calcext:value-type="float">
            <text:p>2.39156</text:p>
          </table:table-cell>
          <table:table-cell office:value-type="float" office:value="1.61847" calcext:value-type="float">
            <text:p>1.61847</text:p>
          </table:table-cell>
          <table:table-cell office:value-type="float" office:value="2.14674" calcext:value-type="float">
            <text:p>2.14674</text:p>
          </table:table-cell>
          <table:table-cell office:value-type="float" office:value="2.15381" calcext:value-type="float">
            <text:p>2.15381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84862" calcext:value-type="float">
            <text:p>1.84862</text:p>
          </table:table-cell>
          <table:table-cell office:value-type="float" office:value="2.30781" calcext:value-type="float">
            <text:p>2.30781</text:p>
          </table:table-cell>
          <table:table-cell office:value-type="float" office:value="1.7553" calcext:value-type="float">
            <text:p>1.7553</text:p>
          </table:table-cell>
          <table:table-cell office:value-type="float" office:value="2.1203" calcext:value-type="float">
            <text:p>2.1203</text:p>
          </table:table-cell>
          <table:table-cell office:value-type="float" office:value="2.32353" calcext:value-type="float">
            <text:p>2.32353</text:p>
          </table:table-cell>
          <table:table-cell office:value-type="float" office:value="1.71409" calcext:value-type="float">
            <text:p>1.71409</text:p>
          </table:table-cell>
          <table:table-cell office:value-type="float" office:value="2.05284" calcext:value-type="float">
            <text:p>2.05284</text:p>
          </table:table-cell>
          <table:table-cell office:value-type="float" office:value="2.31517" calcext:value-type="float">
            <text:p>2.31517</text:p>
          </table:table-cell>
          <table:table-cell office:value-type="float" office:value="1.75096" calcext:value-type="float">
            <text:p>1.75096</text:p>
          </table:table-cell>
          <table:table-cell office:value-type="float" office:value="2.30649" calcext:value-type="float">
            <text:p>2.30649</text:p>
          </table:table-cell>
          <table:table-cell office:value-type="float" office:value="2.24907" calcext:value-type="float">
            <text:p>2.24907</text:p>
          </table:table-cell>
          <table:table-cell office:value-type="float" office:value="1.73869" calcext:value-type="float">
            <text:p>1.73869</text:p>
          </table:table-cell>
          <table:table-cell office:value-type="float" office:value="2.37646" calcext:value-type="float">
            <text:p>2.37646</text:p>
          </table:table-cell>
          <table:table-cell office:value-type="float" office:value="1.75202" calcext:value-type="float">
            <text:p>1.75202</text:p>
          </table:table-cell>
          <table:table-cell office:value-type="float" office:value="2.12433" calcext:value-type="float">
            <text:p>2.12433</text:p>
          </table:table-cell>
          <table:table-cell office:value-type="float" office:value="1.79086" calcext:value-type="float">
            <text:p>1.79086</text:p>
          </table:table-cell>
          <table:table-cell office:value-type="float" office:value="2.256" calcext:value-type="float">
            <text:p>2.256</text:p>
          </table:table-cell>
          <table:table-cell office:value-type="float" office:value="1.62214" calcext:value-type="float">
            <text:p>1.62214</text:p>
          </table:table-cell>
          <table:table-cell office:value-type="float" office:value="2.19649" calcext:value-type="float">
            <text:p>2.19649</text:p>
          </table:table-cell>
          <table:table-cell office:value-type="float" office:value="1.68066" calcext:value-type="float">
            <text:p>1.68066</text:p>
          </table:table-cell>
          <table:table-cell office:value-type="float" office:value="1.62179" calcext:value-type="float">
            <text:p>1.62179</text:p>
          </table:table-cell>
          <table:table-cell office:value-type="float" office:value="2.26614" calcext:value-type="float">
            <text:p>2.26614</text:p>
          </table:table-cell>
          <table:table-cell office:value-type="float" office:value="1.63552" calcext:value-type="float">
            <text:p>1.63552</text:p>
          </table:table-cell>
          <table:table-cell office:value-type="float" office:value="2.27782" calcext:value-type="float">
            <text:p>2.27782</text:p>
          </table:table-cell>
          <table:table-cell office:value-type="float" office:value="1.7208" calcext:value-type="float">
            <text:p>1.7208</text:p>
          </table:table-cell>
          <table:table-cell office:value-type="float" office:value="1.87679" calcext:value-type="float">
            <text:p>1.87679</text:p>
          </table:table-cell>
          <table:table-cell office:value-type="float" office:value="2.22825" calcext:value-type="float">
            <text:p>2.22825</text:p>
          </table:table-cell>
          <table:table-cell office:value-type="float" office:value="2.39902" calcext:value-type="float">
            <text:p>2.39902</text:p>
          </table:table-cell>
          <table:table-cell office:value-type="float" office:value="2.31665" calcext:value-type="float">
            <text:p>2.31665</text:p>
          </table:table-cell>
          <table:table-cell office:value-type="float" office:value="1.69478" calcext:value-type="float">
            <text:p>1.69478</text:p>
          </table:table-cell>
          <table:table-cell office:value-type="float" office:value="2.20463" calcext:value-type="float">
            <text:p>2.20463</text:p>
          </table:table-cell>
          <table:table-cell office:value-type="float" office:value="2.37156" calcext:value-type="float">
            <text:p>2.37156</text:p>
          </table:table-cell>
          <table:table-cell office:value-type="float" office:value="2.24446" calcext:value-type="float">
            <text:p>2.24446</text:p>
          </table:table-cell>
          <table:table-cell/>
          <table:table-cell table:formula="of:=AVERAGE([.B28:.BI28])" office:value-type="float" office:value="1.99840966666667" calcext:value-type="float">
            <text:p>1.9984096667</text:p>
          </table:table-cell>
          <table:table-cell table:formula="of:=STDEV([.B28:.BI28])/2" office:value-type="float" office:value="0.136790371191905" calcext:value-type="float">
            <text:p>0.136790371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.21816" calcext:value-type="float">
            <text:p>2.21816</text:p>
          </table:table-cell>
          <table:table-cell office:value-type="float" office:value="2.30123" calcext:value-type="float">
            <text:p>2.30123</text:p>
          </table:table-cell>
          <table:table-cell office:value-type="float" office:value="2.93507" calcext:value-type="float">
            <text:p>2.93507</text:p>
          </table:table-cell>
          <table:table-cell office:value-type="float" office:value="2.97168" calcext:value-type="float">
            <text:p>2.97168</text:p>
          </table:table-cell>
          <table:table-cell office:value-type="float" office:value="2.81373" calcext:value-type="float">
            <text:p>2.81373</text:p>
          </table:table-cell>
          <table:table-cell office:value-type="float" office:value="2.30061" calcext:value-type="float">
            <text:p>2.30061</text:p>
          </table:table-cell>
          <table:table-cell office:value-type="float" office:value="2.22453" calcext:value-type="float">
            <text:p>2.22453</text:p>
          </table:table-cell>
          <table:table-cell office:value-type="float" office:value="2.97657" calcext:value-type="float">
            <text:p>2.97657</text:p>
          </table:table-cell>
          <table:table-cell office:value-type="float" office:value="2.13851" calcext:value-type="float">
            <text:p>2.13851</text:p>
          </table:table-cell>
          <table:table-cell office:value-type="float" office:value="2.28502" calcext:value-type="float">
            <text:p>2.28502</text:p>
          </table:table-cell>
          <table:table-cell office:value-type="float" office:value="3.17032" calcext:value-type="float">
            <text:p>3.17032</text:p>
          </table:table-cell>
          <table:table-cell office:value-type="float" office:value="2.21852" calcext:value-type="float">
            <text:p>2.21852</text:p>
          </table:table-cell>
          <table:table-cell office:value-type="float" office:value="3.05398" calcext:value-type="float">
            <text:p>3.05398</text:p>
          </table:table-cell>
          <table:table-cell office:value-type="float" office:value="3.046" calcext:value-type="float">
            <text:p>3.046</text:p>
          </table:table-cell>
          <table:table-cell office:value-type="float" office:value="2.74009" calcext:value-type="float">
            <text:p>2.74009</text:p>
          </table:table-cell>
          <table:table-cell office:value-type="float" office:value="2.97751" calcext:value-type="float">
            <text:p>2.97751</text:p>
          </table:table-cell>
          <table:table-cell office:value-type="float" office:value="1.54197" calcext:value-type="float">
            <text:p>1.54197</text:p>
          </table:table-cell>
          <table:table-cell office:value-type="float" office:value="2.25698" calcext:value-type="float">
            <text:p>2.25698</text:p>
          </table:table-cell>
          <table:table-cell office:value-type="float" office:value="3.02233" calcext:value-type="float">
            <text:p>3.02233</text:p>
          </table:table-cell>
          <table:table-cell office:value-type="float" office:value="2.82535" calcext:value-type="float">
            <text:p>2.82535</text:p>
          </table:table-cell>
          <table:table-cell office:value-type="float" office:value="3.05123" calcext:value-type="float">
            <text:p>3.05123</text:p>
          </table:table-cell>
          <table:table-cell office:value-type="float" office:value="3.02218" calcext:value-type="float">
            <text:p>3.02218</text:p>
          </table:table-cell>
          <table:table-cell office:value-type="float" office:value="2.79963" calcext:value-type="float">
            <text:p>2.79963</text:p>
          </table:table-cell>
          <table:table-cell office:value-type="float" office:value="2.7782" calcext:value-type="float">
            <text:p>2.7782</text:p>
          </table:table-cell>
          <table:table-cell office:value-type="float" office:value="2.2298" calcext:value-type="float">
            <text:p>2.2298</text:p>
          </table:table-cell>
          <table:table-cell office:value-type="float" office:value="2.91559" calcext:value-type="float">
            <text:p>2.91559</text:p>
          </table:table-cell>
          <table:table-cell office:value-type="float" office:value="2.16945" calcext:value-type="float">
            <text:p>2.16945</text:p>
          </table:table-cell>
          <table:table-cell office:value-type="float" office:value="3.12032" calcext:value-type="float">
            <text:p>3.12032</text:p>
          </table:table-cell>
          <table:table-cell office:value-type="float" office:value="2.96116" calcext:value-type="float">
            <text:p>2.96116</text:p>
          </table:table-cell>
          <table:table-cell office:value-type="float" office:value="2.22033" calcext:value-type="float">
            <text:p>2.22033</text:p>
          </table:table-cell>
          <table:table-cell office:value-type="float" office:value="3.0102" calcext:value-type="float">
            <text:p>3.0102</text:p>
          </table:table-cell>
          <table:table-cell office:value-type="float" office:value="3.11024" calcext:value-type="float">
            <text:p>3.11024</text:p>
          </table:table-cell>
          <table:table-cell office:value-type="float" office:value="2.99328" calcext:value-type="float">
            <text:p>2.99328</text:p>
          </table:table-cell>
          <table:table-cell office:value-type="float" office:value="2.74398" calcext:value-type="float">
            <text:p>2.74398</text:p>
          </table:table-cell>
          <table:table-cell office:value-type="float" office:value="3.03482" calcext:value-type="float">
            <text:p>3.03482</text:p>
          </table:table-cell>
          <table:table-cell office:value-type="float" office:value="2.15814" calcext:value-type="float">
            <text:p>2.15814</text:p>
          </table:table-cell>
          <table:table-cell office:value-type="float" office:value="2.99457" calcext:value-type="float">
            <text:p>2.99457</text:p>
          </table:table-cell>
          <table:table-cell office:value-type="float" office:value="2.29956" calcext:value-type="float">
            <text:p>2.29956</text:p>
          </table:table-cell>
          <table:table-cell office:value-type="float" office:value="3.15" calcext:value-type="float">
            <text:p>3.15</text:p>
          </table:table-cell>
          <table:table-cell office:value-type="float" office:value="2.20138" calcext:value-type="float">
            <text:p>2.20138</text:p>
          </table:table-cell>
          <table:table-cell office:value-type="float" office:value="2.32051" calcext:value-type="float">
            <text:p>2.32051</text:p>
          </table:table-cell>
          <table:table-cell office:value-type="float" office:value="2.20043" calcext:value-type="float">
            <text:p>2.20043</text:p>
          </table:table-cell>
          <table:table-cell office:value-type="float" office:value="2.23264" calcext:value-type="float">
            <text:p>2.23264</text:p>
          </table:table-cell>
          <table:table-cell office:value-type="float" office:value="2.14443" calcext:value-type="float">
            <text:p>2.14443</text:p>
          </table:table-cell>
          <table:table-cell office:value-type="float" office:value="2.38301" calcext:value-type="float">
            <text:p>2.38301</text:p>
          </table:table-cell>
          <table:table-cell office:value-type="float" office:value="2.93573" calcext:value-type="float">
            <text:p>2.93573</text:p>
          </table:table-cell>
          <table:table-cell office:value-type="float" office:value="2.7872" calcext:value-type="float">
            <text:p>2.7872</text:p>
          </table:table-cell>
          <table:table-cell office:value-type="float" office:value="3.26575" calcext:value-type="float">
            <text:p>3.26575</text:p>
          </table:table-cell>
          <table:table-cell office:value-type="float" office:value="1.45916" calcext:value-type="float">
            <text:p>1.45916</text:p>
          </table:table-cell>
          <table:table-cell office:value-type="float" office:value="2.20092" calcext:value-type="float">
            <text:p>2.20092</text:p>
          </table:table-cell>
          <table:table-cell office:value-type="float" office:value="2.22085" calcext:value-type="float">
            <text:p>2.22085</text:p>
          </table:table-cell>
          <table:table-cell office:value-type="float" office:value="2.23625" calcext:value-type="float">
            <text:p>2.23625</text:p>
          </table:table-cell>
          <table:table-cell office:value-type="float" office:value="2.17516" calcext:value-type="float">
            <text:p>2.17516</text:p>
          </table:table-cell>
          <table:table-cell office:value-type="float" office:value="2.18979" calcext:value-type="float">
            <text:p>2.18979</text:p>
          </table:table-cell>
          <table:table-cell office:value-type="float" office:value="2.87499" calcext:value-type="float">
            <text:p>2.87499</text:p>
          </table:table-cell>
          <table:table-cell office:value-type="float" office:value="3.09369" calcext:value-type="float">
            <text:p>3.09369</text:p>
          </table:table-cell>
          <table:table-cell office:value-type="float" office:value="3.12211" calcext:value-type="float">
            <text:p>3.12211</text:p>
          </table:table-cell>
          <table:table-cell office:value-type="float" office:value="2.91126" calcext:value-type="float">
            <text:p>2.91126</text:p>
          </table:table-cell>
          <table:table-cell office:value-type="float" office:value="2.17086" calcext:value-type="float">
            <text:p>2.17086</text:p>
          </table:table-cell>
          <table:table-cell office:value-type="float" office:value="2.16818" calcext:value-type="float">
            <text:p>2.16818</text:p>
          </table:table-cell>
          <table:table-cell/>
          <table:table-cell table:formula="of:=AVERAGE([.B29:.BI29])" office:value-type="float" office:value="2.60125233333333" calcext:value-type="float">
            <text:p>2.6012523333</text:p>
          </table:table-cell>
          <table:table-cell table:formula="of:=STDEV([.B29:.BI29])/2" office:value-type="float" office:value="0.21784491180531" calcext:value-type="float">
            <text:p>0.217844911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.64565" calcext:value-type="float">
            <text:p>2.64565</text:p>
          </table:table-cell>
          <table:table-cell office:value-type="float" office:value="3.45175" calcext:value-type="float">
            <text:p>3.45175</text:p>
          </table:table-cell>
          <table:table-cell office:value-type="float" office:value="2.62498" calcext:value-type="float">
            <text:p>2.62498</text:p>
          </table:table-cell>
          <table:table-cell office:value-type="float" office:value="2.75612" calcext:value-type="float">
            <text:p>2.75612</text:p>
          </table:table-cell>
          <table:table-cell office:value-type="float" office:value="3.69001" calcext:value-type="float">
            <text:p>3.69001</text:p>
          </table:table-cell>
          <table:table-cell office:value-type="float" office:value="2.67165" calcext:value-type="float">
            <text:p>2.67165</text:p>
          </table:table-cell>
          <table:table-cell office:value-type="float" office:value="2.68161" calcext:value-type="float">
            <text:p>2.68161</text:p>
          </table:table-cell>
          <table:table-cell office:value-type="float" office:value="2.59861" calcext:value-type="float">
            <text:p>2.59861</text:p>
          </table:table-cell>
          <table:table-cell office:value-type="float" office:value="2.66847" calcext:value-type="float">
            <text:p>2.66847</text:p>
          </table:table-cell>
          <table:table-cell office:value-type="float" office:value="3.50731" calcext:value-type="float">
            <text:p>3.50731</text:p>
          </table:table-cell>
          <table:table-cell office:value-type="float" office:value="3.57321" calcext:value-type="float">
            <text:p>3.57321</text:p>
          </table:table-cell>
          <table:table-cell office:value-type="float" office:value="3.17133" calcext:value-type="float">
            <text:p>3.17133</text:p>
          </table:table-cell>
          <table:table-cell office:value-type="float" office:value="3.17732" calcext:value-type="float">
            <text:p>3.17732</text:p>
          </table:table-cell>
          <table:table-cell office:value-type="float" office:value="3.48256" calcext:value-type="float">
            <text:p>3.48256</text:p>
          </table:table-cell>
          <table:table-cell office:value-type="float" office:value="3.47991" calcext:value-type="float">
            <text:p>3.47991</text:p>
          </table:table-cell>
          <table:table-cell office:value-type="float" office:value="3.22658" calcext:value-type="float">
            <text:p>3.22658</text:p>
          </table:table-cell>
          <table:table-cell office:value-type="float" office:value="3.19299" calcext:value-type="float">
            <text:p>3.19299</text:p>
          </table:table-cell>
          <table:table-cell office:value-type="float" office:value="3.25905" calcext:value-type="float">
            <text:p>3.25905</text:p>
          </table:table-cell>
          <table:table-cell office:value-type="float" office:value="3.50044" calcext:value-type="float">
            <text:p>3.50044</text:p>
          </table:table-cell>
          <table:table-cell office:value-type="float" office:value="3.37311" calcext:value-type="float">
            <text:p>3.37311</text:p>
          </table:table-cell>
          <table:table-cell office:value-type="float" office:value="3.53496" calcext:value-type="float">
            <text:p>3.53496</text:p>
          </table:table-cell>
          <table:table-cell office:value-type="float" office:value="2.83184" calcext:value-type="float">
            <text:p>2.83184</text:p>
          </table:table-cell>
          <table:table-cell office:value-type="float" office:value="2.83728" calcext:value-type="float">
            <text:p>2.83728</text:p>
          </table:table-cell>
          <table:table-cell office:value-type="float" office:value="3.45978" calcext:value-type="float">
            <text:p>3.45978</text:p>
          </table:table-cell>
          <table:table-cell office:value-type="float" office:value="3.42336" calcext:value-type="float">
            <text:p>3.42336</text:p>
          </table:table-cell>
          <table:table-cell office:value-type="float" office:value="3.41627" calcext:value-type="float">
            <text:p>3.41627</text:p>
          </table:table-cell>
          <table:table-cell office:value-type="float" office:value="3.25267" calcext:value-type="float">
            <text:p>3.25267</text:p>
          </table:table-cell>
          <table:table-cell office:value-type="float" office:value="3.39574" calcext:value-type="float">
            <text:p>3.39574</text:p>
          </table:table-cell>
          <table:table-cell office:value-type="float" office:value="3.2079" calcext:value-type="float">
            <text:p>3.2079</text:p>
          </table:table-cell>
          <table:table-cell office:value-type="float" office:value="3.25411" calcext:value-type="float">
            <text:p>3.25411</text:p>
          </table:table-cell>
          <table:table-cell office:value-type="float" office:value="3.14789" calcext:value-type="float">
            <text:p>3.14789</text:p>
          </table:table-cell>
          <table:table-cell office:value-type="float" office:value="3.55452" calcext:value-type="float">
            <text:p>3.55452</text:p>
          </table:table-cell>
          <table:table-cell office:value-type="float" office:value="2.70374" calcext:value-type="float">
            <text:p>2.70374</text:p>
          </table:table-cell>
          <table:table-cell office:value-type="float" office:value="3.43365" calcext:value-type="float">
            <text:p>3.43365</text:p>
          </table:table-cell>
          <table:table-cell office:value-type="float" office:value="3.27886" calcext:value-type="float">
            <text:p>3.27886</text:p>
          </table:table-cell>
          <table:table-cell office:value-type="float" office:value="3.50039" calcext:value-type="float">
            <text:p>3.50039</text:p>
          </table:table-cell>
          <table:table-cell office:value-type="float" office:value="3.4434" calcext:value-type="float">
            <text:p>3.4434</text:p>
          </table:table-cell>
          <table:table-cell office:value-type="float" office:value="3.2622" calcext:value-type="float">
            <text:p>3.2622</text:p>
          </table:table-cell>
          <table:table-cell office:value-type="float" office:value="3.4612" calcext:value-type="float">
            <text:p>3.4612</text:p>
          </table:table-cell>
          <table:table-cell office:value-type="float" office:value="3.56347" calcext:value-type="float">
            <text:p>3.56347</text:p>
          </table:table-cell>
          <table:table-cell office:value-type="float" office:value="3.43412" calcext:value-type="float">
            <text:p>3.43412</text:p>
          </table:table-cell>
          <table:table-cell office:value-type="float" office:value="3.61105" calcext:value-type="float">
            <text:p>3.61105</text:p>
          </table:table-cell>
          <table:table-cell office:value-type="float" office:value="3.42215" calcext:value-type="float">
            <text:p>3.42215</text:p>
          </table:table-cell>
          <table:table-cell office:value-type="float" office:value="3.55793" calcext:value-type="float">
            <text:p>3.55793</text:p>
          </table:table-cell>
          <table:table-cell office:value-type="float" office:value="3.33765" calcext:value-type="float">
            <text:p>3.33765</text:p>
          </table:table-cell>
          <table:table-cell office:value-type="float" office:value="3.58493" calcext:value-type="float">
            <text:p>3.58493</text:p>
          </table:table-cell>
          <table:table-cell office:value-type="float" office:value="3.36076" calcext:value-type="float">
            <text:p>3.36076</text:p>
          </table:table-cell>
          <table:table-cell office:value-type="float" office:value="4.14025" calcext:value-type="float">
            <text:p>4.14025</text:p>
          </table:table-cell>
          <table:table-cell office:value-type="float" office:value="3.42149" calcext:value-type="float">
            <text:p>3.42149</text:p>
          </table:table-cell>
          <table:table-cell office:value-type="float" office:value="3.60546" calcext:value-type="float">
            <text:p>3.60546</text:p>
          </table:table-cell>
          <table:table-cell office:value-type="float" office:value="2.6618" calcext:value-type="float">
            <text:p>2.6618</text:p>
          </table:table-cell>
          <table:table-cell office:value-type="float" office:value="2.70855" calcext:value-type="float">
            <text:p>2.70855</text:p>
          </table:table-cell>
          <table:table-cell office:value-type="float" office:value="3.55309" calcext:value-type="float">
            <text:p>3.55309</text:p>
          </table:table-cell>
          <table:table-cell office:value-type="float" office:value="2.70062" calcext:value-type="float">
            <text:p>2.70062</text:p>
          </table:table-cell>
          <table:table-cell office:value-type="float" office:value="2.63745" calcext:value-type="float">
            <text:p>2.63745</text:p>
          </table:table-cell>
          <table:table-cell office:value-type="float" office:value="3.30196" calcext:value-type="float">
            <text:p>3.30196</text:p>
          </table:table-cell>
          <table:table-cell office:value-type="float" office:value="3.39164" calcext:value-type="float">
            <text:p>3.39164</text:p>
          </table:table-cell>
          <table:table-cell office:value-type="float" office:value="3.09247" calcext:value-type="float">
            <text:p>3.09247</text:p>
          </table:table-cell>
          <table:table-cell office:value-type="float" office:value="2.74783" calcext:value-type="float">
            <text:p>2.74783</text:p>
          </table:table-cell>
          <table:table-cell office:value-type="float" office:value="2.79109" calcext:value-type="float">
            <text:p>2.79109</text:p>
          </table:table-cell>
          <table:table-cell/>
          <table:table-cell table:formula="of:=AVERAGE([.B30:.BI30])" office:value-type="float" office:value="3.229303" calcext:value-type="float">
            <text:p>3.229303</text:p>
          </table:table-cell>
          <table:table-cell table:formula="of:=STDEV([.B30:.BI30])/2" office:value-type="float" office:value="0.178473096145363" calcext:value-type="float">
            <text:p>0.178473096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.9671" calcext:value-type="float">
            <text:p>2.9671</text:p>
          </table:table-cell>
          <table:table-cell office:value-type="float" office:value="3.21297" calcext:value-type="float">
            <text:p>3.21297</text:p>
          </table:table-cell>
          <table:table-cell office:value-type="float" office:value="3.94381" calcext:value-type="float">
            <text:p>3.94381</text:p>
          </table:table-cell>
          <table:table-cell office:value-type="float" office:value="3.70982" calcext:value-type="float">
            <text:p>3.70982</text:p>
          </table:table-cell>
          <table:table-cell office:value-type="float" office:value="3.94191" calcext:value-type="float">
            <text:p>3.94191</text:p>
          </table:table-cell>
          <table:table-cell office:value-type="float" office:value="3.29475" calcext:value-type="float">
            <text:p>3.29475</text:p>
          </table:table-cell>
          <table:table-cell office:value-type="float" office:value="3.62896" calcext:value-type="float">
            <text:p>3.62896</text:p>
          </table:table-cell>
          <table:table-cell office:value-type="float" office:value="3.39524" calcext:value-type="float">
            <text:p>3.39524</text:p>
          </table:table-cell>
          <table:table-cell office:value-type="float" office:value="3.84108" calcext:value-type="float">
            <text:p>3.84108</text:p>
          </table:table-cell>
          <table:table-cell office:value-type="float" office:value="3.95073" calcext:value-type="float">
            <text:p>3.95073</text:p>
          </table:table-cell>
          <table:table-cell office:value-type="float" office:value="3.58668" calcext:value-type="float">
            <text:p>3.58668</text:p>
          </table:table-cell>
          <table:table-cell office:value-type="float" office:value="3.48602" calcext:value-type="float">
            <text:p>3.48602</text:p>
          </table:table-cell>
          <table:table-cell office:value-type="float" office:value="4.06358" calcext:value-type="float">
            <text:p>4.06358</text:p>
          </table:table-cell>
          <table:table-cell office:value-type="float" office:value="3.53175" calcext:value-type="float">
            <text:p>3.53175</text:p>
          </table:table-cell>
          <table:table-cell office:value-type="float" office:value="3.68269" calcext:value-type="float">
            <text:p>3.68269</text:p>
          </table:table-cell>
          <table:table-cell office:value-type="float" office:value="3.73135" calcext:value-type="float">
            <text:p>3.73135</text:p>
          </table:table-cell>
          <table:table-cell office:value-type="float" office:value="3.91985" calcext:value-type="float">
            <text:p>3.91985</text:p>
          </table:table-cell>
          <table:table-cell office:value-type="float" office:value="3.71594" calcext:value-type="float">
            <text:p>3.71594</text:p>
          </table:table-cell>
          <table:table-cell office:value-type="float" office:value="3.78691" calcext:value-type="float">
            <text:p>3.78691</text:p>
          </table:table-cell>
          <table:table-cell office:value-type="float" office:value="3.6912" calcext:value-type="float">
            <text:p>3.6912</text:p>
          </table:table-cell>
          <table:table-cell office:value-type="float" office:value="3.96792" calcext:value-type="float">
            <text:p>3.96792</text:p>
          </table:table-cell>
          <table:table-cell office:value-type="float" office:value="3.24499" calcext:value-type="float">
            <text:p>3.24499</text:p>
          </table:table-cell>
          <table:table-cell office:value-type="float" office:value="4.31048" calcext:value-type="float">
            <text:p>4.31048</text:p>
          </table:table-cell>
          <table:table-cell office:value-type="float" office:value="3.94097" calcext:value-type="float">
            <text:p>3.94097</text:p>
          </table:table-cell>
          <table:table-cell office:value-type="float" office:value="2.94306" calcext:value-type="float">
            <text:p>2.94306</text:p>
          </table:table-cell>
          <table:table-cell office:value-type="float" office:value="4.29386" calcext:value-type="float">
            <text:p>4.29386</text:p>
          </table:table-cell>
          <table:table-cell office:value-type="float" office:value="3.91136" calcext:value-type="float">
            <text:p>3.91136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3.81623" calcext:value-type="float">
            <text:p>3.81623</text:p>
          </table:table-cell>
          <table:table-cell office:value-type="float" office:value="3.46287" calcext:value-type="float">
            <text:p>3.46287</text:p>
          </table:table-cell>
          <table:table-cell office:value-type="float" office:value="2.81568" calcext:value-type="float">
            <text:p>2.81568</text:p>
          </table:table-cell>
          <table:table-cell office:value-type="float" office:value="3.84567" calcext:value-type="float">
            <text:p>3.84567</text:p>
          </table:table-cell>
          <table:table-cell office:value-type="float" office:value="4.25066" calcext:value-type="float">
            <text:p>4.25066</text:p>
          </table:table-cell>
          <table:table-cell office:value-type="float" office:value="3.73317" calcext:value-type="float">
            <text:p>3.73317</text:p>
          </table:table-cell>
          <table:table-cell office:value-type="float" office:value="3.47639" calcext:value-type="float">
            <text:p>3.47639</text:p>
          </table:table-cell>
          <table:table-cell office:value-type="float" office:value="3.81203" calcext:value-type="float">
            <text:p>3.81203</text:p>
          </table:table-cell>
          <table:table-cell office:value-type="float" office:value="3.49144" calcext:value-type="float">
            <text:p>3.49144</text:p>
          </table:table-cell>
          <table:table-cell office:value-type="float" office:value="3.55955" calcext:value-type="float">
            <text:p>3.55955</text:p>
          </table:table-cell>
          <table:table-cell office:value-type="float" office:value="3.36537" calcext:value-type="float">
            <text:p>3.36537</text:p>
          </table:table-cell>
          <table:table-cell office:value-type="float" office:value="3.78052" calcext:value-type="float">
            <text:p>3.78052</text:p>
          </table:table-cell>
          <table:table-cell office:value-type="float" office:value="3.85943" calcext:value-type="float">
            <text:p>3.85943</text:p>
          </table:table-cell>
          <table:table-cell office:value-type="float" office:value="2.94102" calcext:value-type="float">
            <text:p>2.94102</text:p>
          </table:table-cell>
          <table:table-cell office:value-type="float" office:value="3.11906" calcext:value-type="float">
            <text:p>3.11906</text:p>
          </table:table-cell>
          <table:table-cell office:value-type="float" office:value="2.56562" calcext:value-type="float">
            <text:p>2.56562</text:p>
          </table:table-cell>
          <table:table-cell office:value-type="float" office:value="3.63864" calcext:value-type="float">
            <text:p>3.63864</text:p>
          </table:table-cell>
          <table:table-cell office:value-type="float" office:value="3.51289" calcext:value-type="float">
            <text:p>3.51289</text:p>
          </table:table-cell>
          <table:table-cell office:value-type="float" office:value="3.89815" calcext:value-type="float">
            <text:p>3.89815</text:p>
          </table:table-cell>
          <table:table-cell office:value-type="float" office:value="4.01711" calcext:value-type="float">
            <text:p>4.01711</text:p>
          </table:table-cell>
          <table:table-cell office:value-type="float" office:value="4.06977" calcext:value-type="float">
            <text:p>4.06977</text:p>
          </table:table-cell>
          <table:table-cell office:value-type="float" office:value="3.77018" calcext:value-type="float">
            <text:p>3.77018</text:p>
          </table:table-cell>
          <table:table-cell office:value-type="float" office:value="3.01363" calcext:value-type="float">
            <text:p>3.01363</text:p>
          </table:table-cell>
          <table:table-cell office:value-type="float" office:value="3.95814" calcext:value-type="float">
            <text:p>3.95814</text:p>
          </table:table-cell>
          <table:table-cell office:value-type="float" office:value="3.8273" calcext:value-type="float">
            <text:p>3.8273</text:p>
          </table:table-cell>
          <table:table-cell office:value-type="float" office:value="3.67863" calcext:value-type="float">
            <text:p>3.67863</text:p>
          </table:table-cell>
          <table:table-cell office:value-type="float" office:value="3.75978" calcext:value-type="float">
            <text:p>3.75978</text:p>
          </table:table-cell>
          <table:table-cell office:value-type="float" office:value="3.67205" calcext:value-type="float">
            <text:p>3.67205</text:p>
          </table:table-cell>
          <table:table-cell office:value-type="float" office:value="3.55651" calcext:value-type="float">
            <text:p>3.55651</text:p>
          </table:table-cell>
          <table:table-cell office:value-type="float" office:value="3.01802" calcext:value-type="float">
            <text:p>3.01802</text:p>
          </table:table-cell>
          <table:table-cell office:value-type="float" office:value="3.35185" calcext:value-type="float">
            <text:p>3.35185</text:p>
          </table:table-cell>
          <table:table-cell office:value-type="float" office:value="3.06239" calcext:value-type="float">
            <text:p>3.06239</text:p>
          </table:table-cell>
          <table:table-cell/>
          <table:table-cell table:formula="of:=AVERAGE([.B31:.BI31])" office:value-type="float" office:value="3.60767966666667" calcext:value-type="float">
            <text:p>3.6076796667</text:p>
          </table:table-cell>
          <table:table-cell table:formula="of:=STDEV([.B31:.BI31])/2" office:value-type="float" office:value="0.191161734540452" calcext:value-type="float">
            <text:p>0.191161734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.53636" calcext:value-type="float">
            <text:p>4.53636</text:p>
          </table:table-cell>
          <table:table-cell office:value-type="float" office:value="3.9135" calcext:value-type="float">
            <text:p>3.9135</text:p>
          </table:table-cell>
          <table:table-cell office:value-type="float" office:value="4.12558" calcext:value-type="float">
            <text:p>4.12558</text:p>
          </table:table-cell>
          <table:table-cell office:value-type="float" office:value="4.19129" calcext:value-type="float">
            <text:p>4.19129</text:p>
          </table:table-cell>
          <table:table-cell office:value-type="float" office:value="4.27065" calcext:value-type="float">
            <text:p>4.27065</text:p>
          </table:table-cell>
          <table:table-cell office:value-type="float" office:value="4.08766" calcext:value-type="float">
            <text:p>4.08766</text:p>
          </table:table-cell>
          <table:table-cell office:value-type="float" office:value="3.90086" calcext:value-type="float">
            <text:p>3.90086</text:p>
          </table:table-cell>
          <table:table-cell office:value-type="float" office:value="4.40209" calcext:value-type="float">
            <text:p>4.40209</text:p>
          </table:table-cell>
          <table:table-cell office:value-type="float" office:value="4.13154" calcext:value-type="float">
            <text:p>4.13154</text:p>
          </table:table-cell>
          <table:table-cell office:value-type="float" office:value="4.4379" calcext:value-type="float">
            <text:p>4.4379</text:p>
          </table:table-cell>
          <table:table-cell office:value-type="float" office:value="4.45002" calcext:value-type="float">
            <text:p>4.45002</text:p>
          </table:table-cell>
          <table:table-cell office:value-type="float" office:value="3.95864" calcext:value-type="float">
            <text:p>3.95864</text:p>
          </table:table-cell>
          <table:table-cell office:value-type="float" office:value="3.88961" calcext:value-type="float">
            <text:p>3.88961</text:p>
          </table:table-cell>
          <table:table-cell office:value-type="float" office:value="4.46071" calcext:value-type="float">
            <text:p>4.46071</text:p>
          </table:table-cell>
          <table:table-cell office:value-type="float" office:value="4.11995" calcext:value-type="float">
            <text:p>4.11995</text:p>
          </table:table-cell>
          <table:table-cell office:value-type="float" office:value="4.29549" calcext:value-type="float">
            <text:p>4.29549</text:p>
          </table:table-cell>
          <table:table-cell office:value-type="float" office:value="4.46873" calcext:value-type="float">
            <text:p>4.46873</text:p>
          </table:table-cell>
          <table:table-cell office:value-type="float" office:value="3.92417" calcext:value-type="float">
            <text:p>3.92417</text:p>
          </table:table-cell>
          <table:table-cell office:value-type="float" office:value="4.43201" calcext:value-type="float">
            <text:p>4.43201</text:p>
          </table:table-cell>
          <table:table-cell office:value-type="float" office:value="4.14043" calcext:value-type="float">
            <text:p>4.14043</text:p>
          </table:table-cell>
          <table:table-cell office:value-type="float" office:value="4.50848" calcext:value-type="float">
            <text:p>4.50848</text:p>
          </table:table-cell>
          <table:table-cell office:value-type="float" office:value="4.10109" calcext:value-type="float">
            <text:p>4.10109</text:p>
          </table:table-cell>
          <table:table-cell office:value-type="float" office:value="4.06206" calcext:value-type="float">
            <text:p>4.06206</text:p>
          </table:table-cell>
          <table:table-cell office:value-type="float" office:value="3.9651" calcext:value-type="float">
            <text:p>3.9651</text:p>
          </table:table-cell>
          <table:table-cell office:value-type="float" office:value="4.50887" calcext:value-type="float">
            <text:p>4.50887</text:p>
          </table:table-cell>
          <table:table-cell office:value-type="float" office:value="4.25311" calcext:value-type="float">
            <text:p>4.25311</text:p>
          </table:table-cell>
          <table:table-cell office:value-type="float" office:value="3.33578" calcext:value-type="float">
            <text:p>3.33578</text:p>
          </table:table-cell>
          <table:table-cell office:value-type="float" office:value="4.10771" calcext:value-type="float">
            <text:p>4.10771</text:p>
          </table:table-cell>
          <table:table-cell office:value-type="float" office:value="4.42577" calcext:value-type="float">
            <text:p>4.42577</text:p>
          </table:table-cell>
          <table:table-cell office:value-type="float" office:value="4.17277" calcext:value-type="float">
            <text:p>4.17277</text:p>
          </table:table-cell>
          <table:table-cell office:value-type="float" office:value="4.10788" calcext:value-type="float">
            <text:p>4.10788</text:p>
          </table:table-cell>
          <table:table-cell office:value-type="float" office:value="4.50556" calcext:value-type="float">
            <text:p>4.50556</text:p>
          </table:table-cell>
          <table:table-cell office:value-type="float" office:value="3.96014" calcext:value-type="float">
            <text:p>3.96014</text:p>
          </table:table-cell>
          <table:table-cell office:value-type="float" office:value="4.10716" calcext:value-type="float">
            <text:p>4.10716</text:p>
          </table:table-cell>
          <table:table-cell office:value-type="float" office:value="4.40413" calcext:value-type="float">
            <text:p>4.40413</text:p>
          </table:table-cell>
          <table:table-cell office:value-type="float" office:value="4.12523" calcext:value-type="float">
            <text:p>4.12523</text:p>
          </table:table-cell>
          <table:table-cell office:value-type="float" office:value="4.2334" calcext:value-type="float">
            <text:p>4.2334</text:p>
          </table:table-cell>
          <table:table-cell office:value-type="float" office:value="4.44409" calcext:value-type="float">
            <text:p>4.44409</text:p>
          </table:table-cell>
          <table:table-cell office:value-type="float" office:value="3.9488" calcext:value-type="float">
            <text:p>3.9488</text:p>
          </table:table-cell>
          <table:table-cell office:value-type="float" office:value="4.01081" calcext:value-type="float">
            <text:p>4.01081</text:p>
          </table:table-cell>
          <table:table-cell office:value-type="float" office:value="4.41136" calcext:value-type="float">
            <text:p>4.41136</text:p>
          </table:table-cell>
          <table:table-cell office:value-type="float" office:value="4.08193" calcext:value-type="float">
            <text:p>4.08193</text:p>
          </table:table-cell>
          <table:table-cell office:value-type="float" office:value="4.27209" calcext:value-type="float">
            <text:p>4.27209</text:p>
          </table:table-cell>
          <table:table-cell office:value-type="float" office:value="4.13349" calcext:value-type="float">
            <text:p>4.13349</text:p>
          </table:table-cell>
          <table:table-cell office:value-type="float" office:value="3.88429" calcext:value-type="float">
            <text:p>3.88429</text:p>
          </table:table-cell>
          <table:table-cell office:value-type="float" office:value="4.5026" calcext:value-type="float">
            <text:p>4.5026</text:p>
          </table:table-cell>
          <table:table-cell office:value-type="float" office:value="4.44367" calcext:value-type="float">
            <text:p>4.44367</text:p>
          </table:table-cell>
          <table:table-cell office:value-type="float" office:value="4.15829" calcext:value-type="float">
            <text:p>4.15829</text:p>
          </table:table-cell>
          <table:table-cell office:value-type="float" office:value="3.95237" calcext:value-type="float">
            <text:p>3.95237</text:p>
          </table:table-cell>
          <table:table-cell office:value-type="float" office:value="4.19301" calcext:value-type="float">
            <text:p>4.19301</text:p>
          </table:table-cell>
          <table:table-cell office:value-type="float" office:value="4.07635" calcext:value-type="float">
            <text:p>4.07635</text:p>
          </table:table-cell>
          <table:table-cell office:value-type="float" office:value="4.21825" calcext:value-type="float">
            <text:p>4.21825</text:p>
          </table:table-cell>
          <table:table-cell office:value-type="float" office:value="4.0226" calcext:value-type="float">
            <text:p>4.0226</text:p>
          </table:table-cell>
          <table:table-cell office:value-type="float" office:value="4.45906" calcext:value-type="float">
            <text:p>4.45906</text:p>
          </table:table-cell>
          <table:table-cell office:value-type="float" office:value="4.04335" calcext:value-type="float">
            <text:p>4.04335</text:p>
          </table:table-cell>
          <table:table-cell office:value-type="float" office:value="4.44304" calcext:value-type="float">
            <text:p>4.44304</text:p>
          </table:table-cell>
          <table:table-cell office:value-type="float" office:value="4.57731" calcext:value-type="float">
            <text:p>4.57731</text:p>
          </table:table-cell>
          <table:table-cell office:value-type="float" office:value="4.12734" calcext:value-type="float">
            <text:p>4.12734</text:p>
          </table:table-cell>
          <table:table-cell office:value-type="float" office:value="3.92944" calcext:value-type="float">
            <text:p>3.92944</text:p>
          </table:table-cell>
          <table:table-cell office:value-type="float" office:value="4.46402" calcext:value-type="float">
            <text:p>4.46402</text:p>
          </table:table-cell>
          <table:table-cell/>
          <table:table-cell table:formula="of:=AVERAGE([.B32:.BI32])" office:value-type="float" office:value="4.19698316666667" calcext:value-type="float">
            <text:p>4.1969831667</text:p>
          </table:table-cell>
          <table:table-cell table:formula="of:=STDEV([.B32:.BI32])/2" office:value-type="float" office:value="0.117268349507356" calcext:value-type="float">
            <text:p>0.117268349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.41695" calcext:value-type="float">
            <text:p>4.41695</text:p>
          </table:table-cell>
          <table:table-cell office:value-type="float" office:value="4.5213" calcext:value-type="float">
            <text:p>4.5213</text:p>
          </table:table-cell>
          <table:table-cell office:value-type="float" office:value="3.75232" calcext:value-type="float">
            <text:p>3.75232</text:p>
          </table:table-cell>
          <table:table-cell office:value-type="float" office:value="4.15852" calcext:value-type="float">
            <text:p>4.15852</text:p>
          </table:table-cell>
          <table:table-cell office:value-type="float" office:value="4.06664" calcext:value-type="float">
            <text:p>4.06664</text:p>
          </table:table-cell>
          <table:table-cell office:value-type="float" office:value="4.50064" calcext:value-type="float">
            <text:p>4.50064</text:p>
          </table:table-cell>
          <table:table-cell office:value-type="float" office:value="4.12136" calcext:value-type="float">
            <text:p>4.12136</text:p>
          </table:table-cell>
          <table:table-cell office:value-type="float" office:value="4.20738" calcext:value-type="float">
            <text:p>4.20738</text:p>
          </table:table-cell>
          <table:table-cell office:value-type="float" office:value="4.09817" calcext:value-type="float">
            <text:p>4.09817</text:p>
          </table:table-cell>
          <table:table-cell office:value-type="float" office:value="4.29819" calcext:value-type="float">
            <text:p>4.29819</text:p>
          </table:table-cell>
          <table:table-cell office:value-type="float" office:value="4.13388" calcext:value-type="float">
            <text:p>4.13388</text:p>
          </table:table-cell>
          <table:table-cell office:value-type="float" office:value="4.28368" calcext:value-type="float">
            <text:p>4.28368</text:p>
          </table:table-cell>
          <table:table-cell office:value-type="float" office:value="4.27621" calcext:value-type="float">
            <text:p>4.27621</text:p>
          </table:table-cell>
          <table:table-cell office:value-type="float" office:value="4.03733" calcext:value-type="float">
            <text:p>4.03733</text:p>
          </table:table-cell>
          <table:table-cell office:value-type="float" office:value="4.24447" calcext:value-type="float">
            <text:p>4.24447</text:p>
          </table:table-cell>
          <table:table-cell office:value-type="float" office:value="4.06659" calcext:value-type="float">
            <text:p>4.06659</text:p>
          </table:table-cell>
          <table:table-cell office:value-type="float" office:value="4.17912" calcext:value-type="float">
            <text:p>4.17912</text:p>
          </table:table-cell>
          <table:table-cell office:value-type="float" office:value="4.30242" calcext:value-type="float">
            <text:p>4.30242</text:p>
          </table:table-cell>
          <table:table-cell office:value-type="float" office:value="4.45279" calcext:value-type="float">
            <text:p>4.45279</text:p>
          </table:table-cell>
          <table:table-cell office:value-type="float" office:value="4.14401" calcext:value-type="float">
            <text:p>4.14401</text:p>
          </table:table-cell>
          <table:table-cell office:value-type="float" office:value="4.30325" calcext:value-type="float">
            <text:p>4.30325</text:p>
          </table:table-cell>
          <table:table-cell office:value-type="float" office:value="4.07723" calcext:value-type="float">
            <text:p>4.07723</text:p>
          </table:table-cell>
          <table:table-cell office:value-type="float" office:value="3.93843" calcext:value-type="float">
            <text:p>3.93843</text:p>
          </table:table-cell>
          <table:table-cell office:value-type="float" office:value="3.97662" calcext:value-type="float">
            <text:p>3.97662</text:p>
          </table:table-cell>
          <table:table-cell office:value-type="float" office:value="4.42882" calcext:value-type="float">
            <text:p>4.42882</text:p>
          </table:table-cell>
          <table:table-cell office:value-type="float" office:value="4.68183" calcext:value-type="float">
            <text:p>4.68183</text:p>
          </table:table-cell>
          <table:table-cell office:value-type="float" office:value="3.95639" calcext:value-type="float">
            <text:p>3.95639</text:p>
          </table:table-cell>
          <table:table-cell office:value-type="float" office:value="4.44728" calcext:value-type="float">
            <text:p>4.44728</text:p>
          </table:table-cell>
          <table:table-cell office:value-type="float" office:value="4.3237" calcext:value-type="float">
            <text:p>4.3237</text:p>
          </table:table-cell>
          <table:table-cell office:value-type="float" office:value="3.97802" calcext:value-type="float">
            <text:p>3.97802</text:p>
          </table:table-cell>
          <table:table-cell office:value-type="float" office:value="4.25082" calcext:value-type="float">
            <text:p>4.25082</text:p>
          </table:table-cell>
          <table:table-cell office:value-type="float" office:value="4.48135" calcext:value-type="float">
            <text:p>4.48135</text:p>
          </table:table-cell>
          <table:table-cell office:value-type="float" office:value="4.27257" calcext:value-type="float">
            <text:p>4.27257</text:p>
          </table:table-cell>
          <table:table-cell office:value-type="float" office:value="3.85102" calcext:value-type="float">
            <text:p>3.85102</text:p>
          </table:table-cell>
          <table:table-cell office:value-type="float" office:value="4.30422" calcext:value-type="float">
            <text:p>4.30422</text:p>
          </table:table-cell>
          <table:table-cell office:value-type="float" office:value="3.96655" calcext:value-type="float">
            <text:p>3.96655</text:p>
          </table:table-cell>
          <table:table-cell office:value-type="float" office:value="4.04226" calcext:value-type="float">
            <text:p>4.04226</text:p>
          </table:table-cell>
          <table:table-cell office:value-type="float" office:value="3.98999" calcext:value-type="float">
            <text:p>3.98999</text:p>
          </table:table-cell>
          <table:table-cell office:value-type="float" office:value="4.25088" calcext:value-type="float">
            <text:p>4.25088</text:p>
          </table:table-cell>
          <table:table-cell office:value-type="float" office:value="4.44313" calcext:value-type="float">
            <text:p>4.44313</text:p>
          </table:table-cell>
          <table:table-cell office:value-type="float" office:value="3.94247" calcext:value-type="float">
            <text:p>3.94247</text:p>
          </table:table-cell>
          <table:table-cell office:value-type="float" office:value="4.51139" calcext:value-type="float">
            <text:p>4.51139</text:p>
          </table:table-cell>
          <table:table-cell office:value-type="float" office:value="3.59961" calcext:value-type="float">
            <text:p>3.59961</text:p>
          </table:table-cell>
          <table:table-cell office:value-type="float" office:value="4.40116" calcext:value-type="float">
            <text:p>4.40116</text:p>
          </table:table-cell>
          <table:table-cell office:value-type="float" office:value="3.98379" calcext:value-type="float">
            <text:p>3.98379</text:p>
          </table:table-cell>
          <table:table-cell office:value-type="float" office:value="4.21589" calcext:value-type="float">
            <text:p>4.21589</text:p>
          </table:table-cell>
          <table:table-cell office:value-type="float" office:value="4.44622" calcext:value-type="float">
            <text:p>4.44622</text:p>
          </table:table-cell>
          <table:table-cell office:value-type="float" office:value="4.09817" calcext:value-type="float">
            <text:p>4.09817</text:p>
          </table:table-cell>
          <table:table-cell office:value-type="float" office:value="4.18527" calcext:value-type="float">
            <text:p>4.18527</text:p>
          </table:table-cell>
          <table:table-cell office:value-type="float" office:value="4.22248" calcext:value-type="float">
            <text:p>4.22248</text:p>
          </table:table-cell>
          <table:table-cell office:value-type="float" office:value="3.97428" calcext:value-type="float">
            <text:p>3.97428</text:p>
          </table:table-cell>
          <table:table-cell office:value-type="float" office:value="4.00293" calcext:value-type="float">
            <text:p>4.00293</text:p>
          </table:table-cell>
          <table:table-cell office:value-type="float" office:value="3.91274" calcext:value-type="float">
            <text:p>3.91274</text:p>
          </table:table-cell>
          <table:table-cell office:value-type="float" office:value="4.02428" calcext:value-type="float">
            <text:p>4.02428</text:p>
          </table:table-cell>
          <table:table-cell office:value-type="float" office:value="3.04806" calcext:value-type="float">
            <text:p>3.04806</text:p>
          </table:table-cell>
          <table:table-cell office:value-type="float" office:value="4.4097" calcext:value-type="float">
            <text:p>4.4097</text:p>
          </table:table-cell>
          <table:table-cell office:value-type="float" office:value="4.31465" calcext:value-type="float">
            <text:p>4.31465</text:p>
          </table:table-cell>
          <table:table-cell office:value-type="float" office:value="4.4699" calcext:value-type="float">
            <text:p>4.4699</text:p>
          </table:table-cell>
          <table:table-cell office:value-type="float" office:value="4.44739" calcext:value-type="float">
            <text:p>4.44739</text:p>
          </table:table-cell>
          <table:table-cell office:value-type="float" office:value="4.0254" calcext:value-type="float">
            <text:p>4.0254</text:p>
          </table:table-cell>
          <table:table-cell/>
          <table:table-cell table:formula="of:=AVERAGE([.B33:.BI33])" office:value-type="float" office:value="4.1743685" calcext:value-type="float">
            <text:p>4.1743685</text:p>
          </table:table-cell>
          <table:table-cell table:formula="of:=STDEV([.B33:.BI33])/2" office:value-type="float" office:value="0.130871212760915" calcext:value-type="float">
            <text:p>0.130871212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.95575" calcext:value-type="float">
            <text:p>3.95575</text:p>
          </table:table-cell>
          <table:table-cell office:value-type="float" office:value="4.4119" calcext:value-type="float">
            <text:p>4.4119</text:p>
          </table:table-cell>
          <table:table-cell office:value-type="float" office:value="4.47462" calcext:value-type="float">
            <text:p>4.47462</text:p>
          </table:table-cell>
          <table:table-cell office:value-type="float" office:value="3.95987" calcext:value-type="float">
            <text:p>3.95987</text:p>
          </table:table-cell>
          <table:table-cell office:value-type="float" office:value="4.33879" calcext:value-type="float">
            <text:p>4.33879</text:p>
          </table:table-cell>
          <table:table-cell office:value-type="float" office:value="4.48787" calcext:value-type="float">
            <text:p>4.48787</text:p>
          </table:table-cell>
          <table:table-cell office:value-type="float" office:value="4.36483" calcext:value-type="float">
            <text:p>4.36483</text:p>
          </table:table-cell>
          <table:table-cell office:value-type="float" office:value="4.06188" calcext:value-type="float">
            <text:p>4.06188</text:p>
          </table:table-cell>
          <table:table-cell office:value-type="float" office:value="4.69166" calcext:value-type="float">
            <text:p>4.69166</text:p>
          </table:table-cell>
          <table:table-cell office:value-type="float" office:value="4.13097" calcext:value-type="float">
            <text:p>4.13097</text:p>
          </table:table-cell>
          <table:table-cell office:value-type="float" office:value="3.98867" calcext:value-type="float">
            <text:p>3.98867</text:p>
          </table:table-cell>
          <table:table-cell office:value-type="float" office:value="4.18427" calcext:value-type="float">
            <text:p>4.18427</text:p>
          </table:table-cell>
          <table:table-cell office:value-type="float" office:value="4.2837" calcext:value-type="float">
            <text:p>4.2837</text:p>
          </table:table-cell>
          <table:table-cell office:value-type="float" office:value="3.98097" calcext:value-type="float">
            <text:p>3.98097</text:p>
          </table:table-cell>
          <table:table-cell office:value-type="float" office:value="4.40349" calcext:value-type="float">
            <text:p>4.40349</text:p>
          </table:table-cell>
          <table:table-cell office:value-type="float" office:value="4.4505" calcext:value-type="float">
            <text:p>4.4505</text:p>
          </table:table-cell>
          <table:table-cell office:value-type="float" office:value="4.00618" calcext:value-type="float">
            <text:p>4.00618</text:p>
          </table:table-cell>
          <table:table-cell office:value-type="float" office:value="3.93835" calcext:value-type="float">
            <text:p>3.93835</text:p>
          </table:table-cell>
          <table:table-cell office:value-type="float" office:value="4.2551" calcext:value-type="float">
            <text:p>4.2551</text:p>
          </table:table-cell>
          <table:table-cell office:value-type="float" office:value="4.06079" calcext:value-type="float">
            <text:p>4.06079</text:p>
          </table:table-cell>
          <table:table-cell office:value-type="float" office:value="4.24074" calcext:value-type="float">
            <text:p>4.24074</text:p>
          </table:table-cell>
          <table:table-cell office:value-type="float" office:value="4.27647" calcext:value-type="float">
            <text:p>4.27647</text:p>
          </table:table-cell>
          <table:table-cell office:value-type="float" office:value="4.43535" calcext:value-type="float">
            <text:p>4.43535</text:p>
          </table:table-cell>
          <table:table-cell office:value-type="float" office:value="3.07557" calcext:value-type="float">
            <text:p>3.07557</text:p>
          </table:table-cell>
          <table:table-cell office:value-type="float" office:value="4.12508" calcext:value-type="float">
            <text:p>4.12508</text:p>
          </table:table-cell>
          <table:table-cell office:value-type="float" office:value="4.277" calcext:value-type="float">
            <text:p>4.277</text:p>
          </table:table-cell>
          <table:table-cell office:value-type="float" office:value="3.97576" calcext:value-type="float">
            <text:p>3.97576</text:p>
          </table:table-cell>
          <table:table-cell office:value-type="float" office:value="4.27224" calcext:value-type="float">
            <text:p>4.27224</text:p>
          </table:table-cell>
          <table:table-cell office:value-type="float" office:value="3.99439" calcext:value-type="float">
            <text:p>3.99439</text:p>
          </table:table-cell>
          <table:table-cell office:value-type="float" office:value="3.63996" calcext:value-type="float">
            <text:p>3.63996</text:p>
          </table:table-cell>
          <table:table-cell office:value-type="float" office:value="4.26181" calcext:value-type="float">
            <text:p>4.26181</text:p>
          </table:table-cell>
          <table:table-cell office:value-type="float" office:value="4.26883" calcext:value-type="float">
            <text:p>4.26883</text:p>
          </table:table-cell>
          <table:table-cell office:value-type="float" office:value="3.95787" calcext:value-type="float">
            <text:p>3.95787</text:p>
          </table:table-cell>
          <table:table-cell office:value-type="float" office:value="4.43835" calcext:value-type="float">
            <text:p>4.43835</text:p>
          </table:table-cell>
          <table:table-cell office:value-type="float" office:value="4.29451" calcext:value-type="float">
            <text:p>4.29451</text:p>
          </table:table-cell>
          <table:table-cell office:value-type="float" office:value="4.0794" calcext:value-type="float">
            <text:p>4.0794</text:p>
          </table:table-cell>
          <table:table-cell office:value-type="float" office:value="4.43754" calcext:value-type="float">
            <text:p>4.43754</text:p>
          </table:table-cell>
          <table:table-cell office:value-type="float" office:value="4.09226" calcext:value-type="float">
            <text:p>4.09226</text:p>
          </table:table-cell>
          <table:table-cell office:value-type="float" office:value="4.27432" calcext:value-type="float">
            <text:p>4.27432</text:p>
          </table:table-cell>
          <table:table-cell office:value-type="float" office:value="4.45465" calcext:value-type="float">
            <text:p>4.45465</text:p>
          </table:table-cell>
          <table:table-cell office:value-type="float" office:value="4.14376" calcext:value-type="float">
            <text:p>4.14376</text:p>
          </table:table-cell>
          <table:table-cell office:value-type="float" office:value="4.00035" calcext:value-type="float">
            <text:p>4.00035</text:p>
          </table:table-cell>
          <table:table-cell office:value-type="float" office:value="4.26907" calcext:value-type="float">
            <text:p>4.26907</text:p>
          </table:table-cell>
          <table:table-cell office:value-type="float" office:value="4.46435" calcext:value-type="float">
            <text:p>4.46435</text:p>
          </table:table-cell>
          <table:table-cell office:value-type="float" office:value="4.28696" calcext:value-type="float">
            <text:p>4.28696</text:p>
          </table:table-cell>
          <table:table-cell office:value-type="float" office:value="4.05363" calcext:value-type="float">
            <text:p>4.05363</text:p>
          </table:table-cell>
          <table:table-cell office:value-type="float" office:value="4.11211" calcext:value-type="float">
            <text:p>4.11211</text:p>
          </table:table-cell>
          <table:table-cell office:value-type="float" office:value="4.23719" calcext:value-type="float">
            <text:p>4.23719</text:p>
          </table:table-cell>
          <table:table-cell office:value-type="float" office:value="4.12902" calcext:value-type="float">
            <text:p>4.12902</text:p>
          </table:table-cell>
          <table:table-cell office:value-type="float" office:value="4.11276" calcext:value-type="float">
            <text:p>4.11276</text:p>
          </table:table-cell>
          <table:table-cell office:value-type="float" office:value="3.99605" calcext:value-type="float">
            <text:p>3.99605</text:p>
          </table:table-cell>
          <table:table-cell office:value-type="float" office:value="4.50558" calcext:value-type="float">
            <text:p>4.50558</text:p>
          </table:table-cell>
          <table:table-cell office:value-type="float" office:value="3.8845" calcext:value-type="float">
            <text:p>3.8845</text:p>
          </table:table-cell>
          <table:table-cell office:value-type="float" office:value="4.50863" calcext:value-type="float">
            <text:p>4.50863</text:p>
          </table:table-cell>
          <table:table-cell office:value-type="float" office:value="3.96466" calcext:value-type="float">
            <text:p>3.96466</text:p>
          </table:table-cell>
          <table:table-cell office:value-type="float" office:value="4.41958" calcext:value-type="float">
            <text:p>4.41958</text:p>
          </table:table-cell>
          <table:table-cell office:value-type="float" office:value="4.29852" calcext:value-type="float">
            <text:p>4.29852</text:p>
          </table:table-cell>
          <table:table-cell office:value-type="float" office:value="4.57253" calcext:value-type="float">
            <text:p>4.57253</text:p>
          </table:table-cell>
          <table:table-cell office:value-type="float" office:value="4.42723" calcext:value-type="float">
            <text:p>4.42723</text:p>
          </table:table-cell>
          <table:table-cell office:value-type="float" office:value="4.05594" calcext:value-type="float">
            <text:p>4.05594</text:p>
          </table:table-cell>
          <table:table-cell/>
          <table:table-cell table:formula="of:=AVERAGE([.B34:.BI34])" office:value-type="float" office:value="4.19574466666667" calcext:value-type="float">
            <text:p>4.1957446667</text:p>
          </table:table-cell>
          <table:table-cell table:formula="of:=STDEV([.B34:.BI34])/2" office:value-type="float" office:value="0.127270055398915" calcext:value-type="float">
            <text:p>0.127270055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.0754" calcext:value-type="float">
            <text:p>4.0754</text:p>
          </table:table-cell>
          <table:table-cell office:value-type="float" office:value="4.00799" calcext:value-type="float">
            <text:p>4.00799</text:p>
          </table:table-cell>
          <table:table-cell office:value-type="float" office:value="4.60306" calcext:value-type="float">
            <text:p>4.60306</text:p>
          </table:table-cell>
          <table:table-cell office:value-type="float" office:value="4.25699" calcext:value-type="float">
            <text:p>4.25699</text:p>
          </table:table-cell>
          <table:table-cell office:value-type="float" office:value="4.39243" calcext:value-type="float">
            <text:p>4.39243</text:p>
          </table:table-cell>
          <table:table-cell office:value-type="float" office:value="4.05085" calcext:value-type="float">
            <text:p>4.05085</text:p>
          </table:table-cell>
          <table:table-cell office:value-type="float" office:value="4.14151" calcext:value-type="float">
            <text:p>4.14151</text:p>
          </table:table-cell>
          <table:table-cell office:value-type="float" office:value="3.93988" calcext:value-type="float">
            <text:p>3.93988</text:p>
          </table:table-cell>
          <table:table-cell office:value-type="float" office:value="3.91765" calcext:value-type="float">
            <text:p>3.91765</text:p>
          </table:table-cell>
          <table:table-cell office:value-type="float" office:value="4.2305" calcext:value-type="float">
            <text:p>4.2305</text:p>
          </table:table-cell>
          <table:table-cell office:value-type="float" office:value="4.4776" calcext:value-type="float">
            <text:p>4.4776</text:p>
          </table:table-cell>
          <table:table-cell office:value-type="float" office:value="4.2775" calcext:value-type="float">
            <text:p>4.2775</text:p>
          </table:table-cell>
          <table:table-cell office:value-type="float" office:value="3.93289" calcext:value-type="float">
            <text:p>3.93289</text:p>
          </table:table-cell>
          <table:table-cell office:value-type="float" office:value="3.97465" calcext:value-type="float">
            <text:p>3.97465</text:p>
          </table:table-cell>
          <table:table-cell office:value-type="float" office:value="3.93468" calcext:value-type="float">
            <text:p>3.93468</text:p>
          </table:table-cell>
          <table:table-cell office:value-type="float" office:value="4.13638" calcext:value-type="float">
            <text:p>4.13638</text:p>
          </table:table-cell>
          <table:table-cell office:value-type="float" office:value="4.16735" calcext:value-type="float">
            <text:p>4.16735</text:p>
          </table:table-cell>
          <table:table-cell office:value-type="float" office:value="4.04637" calcext:value-type="float">
            <text:p>4.04637</text:p>
          </table:table-cell>
          <table:table-cell office:value-type="float" office:value="4.27041" calcext:value-type="float">
            <text:p>4.27041</text:p>
          </table:table-cell>
          <table:table-cell office:value-type="float" office:value="3.92214" calcext:value-type="float">
            <text:p>3.92214</text:p>
          </table:table-cell>
          <table:table-cell office:value-type="float" office:value="3.9458" calcext:value-type="float">
            <text:p>3.9458</text:p>
          </table:table-cell>
          <table:table-cell office:value-type="float" office:value="4.11754" calcext:value-type="float">
            <text:p>4.11754</text:p>
          </table:table-cell>
          <table:table-cell office:value-type="float" office:value="4.26958" calcext:value-type="float">
            <text:p>4.26958</text:p>
          </table:table-cell>
          <table:table-cell office:value-type="float" office:value="4.42218" calcext:value-type="float">
            <text:p>4.42218</text:p>
          </table:table-cell>
          <table:table-cell office:value-type="float" office:value="4.27264" calcext:value-type="float">
            <text:p>4.27264</text:p>
          </table:table-cell>
          <table:table-cell office:value-type="float" office:value="4.0875" calcext:value-type="float">
            <text:p>4.0875</text:p>
          </table:table-cell>
          <table:table-cell office:value-type="float" office:value="3.95828" calcext:value-type="float">
            <text:p>3.95828</text:p>
          </table:table-cell>
          <table:table-cell office:value-type="float" office:value="3.64558" calcext:value-type="float">
            <text:p>3.64558</text:p>
          </table:table-cell>
          <table:table-cell office:value-type="float" office:value="4.08262" calcext:value-type="float">
            <text:p>4.08262</text:p>
          </table:table-cell>
          <table:table-cell office:value-type="float" office:value="4.07262" calcext:value-type="float">
            <text:p>4.07262</text:p>
          </table:table-cell>
          <table:table-cell office:value-type="float" office:value="4.30487" calcext:value-type="float">
            <text:p>4.30487</text:p>
          </table:table-cell>
          <table:table-cell office:value-type="float" office:value="4.30778" calcext:value-type="float">
            <text:p>4.30778</text:p>
          </table:table-cell>
          <table:table-cell office:value-type="float" office:value="4.5379" calcext:value-type="float">
            <text:p>4.5379</text:p>
          </table:table-cell>
          <table:table-cell office:value-type="float" office:value="4.29422" calcext:value-type="float">
            <text:p>4.29422</text:p>
          </table:table-cell>
          <table:table-cell office:value-type="float" office:value="4.43661" calcext:value-type="float">
            <text:p>4.43661</text:p>
          </table:table-cell>
          <table:table-cell office:value-type="float" office:value="4.18957" calcext:value-type="float">
            <text:p>4.18957</text:p>
          </table:table-cell>
          <table:table-cell office:value-type="float" office:value="3.97576" calcext:value-type="float">
            <text:p>3.97576</text:p>
          </table:table-cell>
          <table:table-cell office:value-type="float" office:value="4.25012" calcext:value-type="float">
            <text:p>4.25012</text:p>
          </table:table-cell>
          <table:table-cell office:value-type="float" office:value="4.17246" calcext:value-type="float">
            <text:p>4.17246</text:p>
          </table:table-cell>
          <table:table-cell office:value-type="float" office:value="3.88156" calcext:value-type="float">
            <text:p>3.88156</text:p>
          </table:table-cell>
          <table:table-cell office:value-type="float" office:value="3.92082" calcext:value-type="float">
            <text:p>3.92082</text:p>
          </table:table-cell>
          <table:table-cell office:value-type="float" office:value="3.98598" calcext:value-type="float">
            <text:p>3.98598</text:p>
          </table:table-cell>
          <table:table-cell office:value-type="float" office:value="4.26413" calcext:value-type="float">
            <text:p>4.26413</text:p>
          </table:table-cell>
          <table:table-cell office:value-type="float" office:value="4.4348" calcext:value-type="float">
            <text:p>4.4348</text:p>
          </table:table-cell>
          <table:table-cell office:value-type="float" office:value="4.26916" calcext:value-type="float">
            <text:p>4.26916</text:p>
          </table:table-cell>
          <table:table-cell office:value-type="float" office:value="4.24529" calcext:value-type="float">
            <text:p>4.24529</text:p>
          </table:table-cell>
          <table:table-cell office:value-type="float" office:value="4.40929" calcext:value-type="float">
            <text:p>4.40929</text:p>
          </table:table-cell>
          <table:table-cell office:value-type="float" office:value="4.27945" calcext:value-type="float">
            <text:p>4.27945</text:p>
          </table:table-cell>
          <table:table-cell office:value-type="float" office:value="4.63774" calcext:value-type="float">
            <text:p>4.63774</text:p>
          </table:table-cell>
          <table:table-cell office:value-type="float" office:value="4.03585" calcext:value-type="float">
            <text:p>4.03585</text:p>
          </table:table-cell>
          <table:table-cell office:value-type="float" office:value="4.08952" calcext:value-type="float">
            <text:p>4.08952</text:p>
          </table:table-cell>
          <table:table-cell office:value-type="float" office:value="3.93411" calcext:value-type="float">
            <text:p>3.93411</text:p>
          </table:table-cell>
          <table:table-cell office:value-type="float" office:value="4.42021" calcext:value-type="float">
            <text:p>4.42021</text:p>
          </table:table-cell>
          <table:table-cell office:value-type="float" office:value="4.47688" calcext:value-type="float">
            <text:p>4.47688</text:p>
          </table:table-cell>
          <table:table-cell office:value-type="float" office:value="4.41149" calcext:value-type="float">
            <text:p>4.41149</text:p>
          </table:table-cell>
          <table:table-cell office:value-type="float" office:value="4.43253" calcext:value-type="float">
            <text:p>4.43253</text:p>
          </table:table-cell>
          <table:table-cell office:value-type="float" office:value="4.25258" calcext:value-type="float">
            <text:p>4.25258</text:p>
          </table:table-cell>
          <table:table-cell office:value-type="float" office:value="4.25587" calcext:value-type="float">
            <text:p>4.25587</text:p>
          </table:table-cell>
          <table:table-cell office:value-type="float" office:value="3.93145" calcext:value-type="float">
            <text:p>3.93145</text:p>
          </table:table-cell>
          <table:table-cell office:value-type="float" office:value="4.40322" calcext:value-type="float">
            <text:p>4.40322</text:p>
          </table:table-cell>
          <table:table-cell/>
          <table:table-cell table:formula="of:=AVERAGE([.B35:.BI35])" office:value-type="float" office:value="4.18452983333333" calcext:value-type="float">
            <text:p>4.1845298333</text:p>
          </table:table-cell>
          <table:table-cell table:formula="of:=STDEV([.B35:.BI35])/2" office:value-type="float" office:value="0.104597092942928" calcext:value-type="float">
            <text:p>0.104597092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.10709" calcext:value-type="float">
            <text:p>4.10709</text:p>
          </table:table-cell>
          <table:table-cell office:value-type="float" office:value="3.90736" calcext:value-type="float">
            <text:p>3.90736</text:p>
          </table:table-cell>
          <table:table-cell office:value-type="float" office:value="2.98338" calcext:value-type="float">
            <text:p>2.98338</text:p>
          </table:table-cell>
          <table:table-cell office:value-type="float" office:value="3.9973" calcext:value-type="float">
            <text:p>3.9973</text:p>
          </table:table-cell>
          <table:table-cell office:value-type="float" office:value="3.9265" calcext:value-type="float">
            <text:p>3.9265</text:p>
          </table:table-cell>
          <table:table-cell office:value-type="float" office:value="4.40455" calcext:value-type="float">
            <text:p>4.40455</text:p>
          </table:table-cell>
          <table:table-cell office:value-type="float" office:value="4.28992" calcext:value-type="float">
            <text:p>4.28992</text:p>
          </table:table-cell>
          <table:table-cell office:value-type="float" office:value="4.10262" calcext:value-type="float">
            <text:p>4.10262</text:p>
          </table:table-cell>
          <table:table-cell office:value-type="float" office:value="4.29603" calcext:value-type="float">
            <text:p>4.29603</text:p>
          </table:table-cell>
          <table:table-cell office:value-type="float" office:value="4.13966" calcext:value-type="float">
            <text:p>4.13966</text:p>
          </table:table-cell>
          <table:table-cell office:value-type="float" office:value="4.27752" calcext:value-type="float">
            <text:p>4.27752</text:p>
          </table:table-cell>
          <table:table-cell office:value-type="float" office:value="4.21217" calcext:value-type="float">
            <text:p>4.21217</text:p>
          </table:table-cell>
          <table:table-cell office:value-type="float" office:value="4.29508" calcext:value-type="float">
            <text:p>4.29508</text:p>
          </table:table-cell>
          <table:table-cell office:value-type="float" office:value="4.26654" calcext:value-type="float">
            <text:p>4.26654</text:p>
          </table:table-cell>
          <table:table-cell office:value-type="float" office:value="4.11916" calcext:value-type="float">
            <text:p>4.11916</text:p>
          </table:table-cell>
          <table:table-cell office:value-type="float" office:value="3.96127" calcext:value-type="float">
            <text:p>3.96127</text:p>
          </table:table-cell>
          <table:table-cell office:value-type="float" office:value="4.13722" calcext:value-type="float">
            <text:p>4.13722</text:p>
          </table:table-cell>
          <table:table-cell office:value-type="float" office:value="3.88355" calcext:value-type="float">
            <text:p>3.88355</text:p>
          </table:table-cell>
          <table:table-cell office:value-type="float" office:value="3.96135" calcext:value-type="float">
            <text:p>3.96135</text:p>
          </table:table-cell>
          <table:table-cell office:value-type="float" office:value="4.40817" calcext:value-type="float">
            <text:p>4.40817</text:p>
          </table:table-cell>
          <table:table-cell office:value-type="float" office:value="4.25682" calcext:value-type="float">
            <text:p>4.25682</text:p>
          </table:table-cell>
          <table:table-cell office:value-type="float" office:value="4.03685" calcext:value-type="float">
            <text:p>4.03685</text:p>
          </table:table-cell>
          <table:table-cell office:value-type="float" office:value="4.45419" calcext:value-type="float">
            <text:p>4.45419</text:p>
          </table:table-cell>
          <table:table-cell office:value-type="float" office:value="4.28236" calcext:value-type="float">
            <text:p>4.28236</text:p>
          </table:table-cell>
          <table:table-cell office:value-type="float" office:value="4.17777" calcext:value-type="float">
            <text:p>4.17777</text:p>
          </table:table-cell>
          <table:table-cell office:value-type="float" office:value="4.15979" calcext:value-type="float">
            <text:p>4.15979</text:p>
          </table:table-cell>
          <table:table-cell office:value-type="float" office:value="4.29896" calcext:value-type="float">
            <text:p>4.29896</text:p>
          </table:table-cell>
          <table:table-cell office:value-type="float" office:value="3.90277" calcext:value-type="float">
            <text:p>3.90277</text:p>
          </table:table-cell>
          <table:table-cell office:value-type="float" office:value="4.37278" calcext:value-type="float">
            <text:p>4.37278</text:p>
          </table:table-cell>
          <table:table-cell office:value-type="float" office:value="4.25678" calcext:value-type="float">
            <text:p>4.25678</text:p>
          </table:table-cell>
          <table:table-cell office:value-type="float" office:value="4.07187" calcext:value-type="float">
            <text:p>4.07187</text:p>
          </table:table-cell>
          <table:table-cell office:value-type="float" office:value="4.46665" calcext:value-type="float">
            <text:p>4.46665</text:p>
          </table:table-cell>
          <table:table-cell office:value-type="float" office:value="4.28585" calcext:value-type="float">
            <text:p>4.28585</text:p>
          </table:table-cell>
          <table:table-cell office:value-type="float" office:value="4.17061" calcext:value-type="float">
            <text:p>4.17061</text:p>
          </table:table-cell>
          <table:table-cell office:value-type="float" office:value="4.3954" calcext:value-type="float">
            <text:p>4.3954</text:p>
          </table:table-cell>
          <table:table-cell office:value-type="float" office:value="3.98414" calcext:value-type="float">
            <text:p>3.98414</text:p>
          </table:table-cell>
          <table:table-cell office:value-type="float" office:value="4.15085" calcext:value-type="float">
            <text:p>4.15085</text:p>
          </table:table-cell>
          <table:table-cell office:value-type="float" office:value="4.0064" calcext:value-type="float">
            <text:p>4.0064</text:p>
          </table:table-cell>
          <table:table-cell office:value-type="float" office:value="4.07079" calcext:value-type="float">
            <text:p>4.07079</text:p>
          </table:table-cell>
          <table:table-cell office:value-type="float" office:value="4.12102" calcext:value-type="float">
            <text:p>4.12102</text:p>
          </table:table-cell>
          <table:table-cell office:value-type="float" office:value="3.94422" calcext:value-type="float">
            <text:p>3.94422</text:p>
          </table:table-cell>
          <table:table-cell office:value-type="float" office:value="4.27445" calcext:value-type="float">
            <text:p>4.27445</text:p>
          </table:table-cell>
          <table:table-cell office:value-type="float" office:value="3.94106" calcext:value-type="float">
            <text:p>3.94106</text:p>
          </table:table-cell>
          <table:table-cell office:value-type="float" office:value="4.4257" calcext:value-type="float">
            <text:p>4.4257</text:p>
          </table:table-cell>
          <table:table-cell office:value-type="float" office:value="4.25767" calcext:value-type="float">
            <text:p>4.25767</text:p>
          </table:table-cell>
          <table:table-cell office:value-type="float" office:value="4.28987" calcext:value-type="float">
            <text:p>4.28987</text:p>
          </table:table-cell>
          <table:table-cell office:value-type="float" office:value="4.37476" calcext:value-type="float">
            <text:p>4.37476</text:p>
          </table:table-cell>
          <table:table-cell office:value-type="float" office:value="4.11036" calcext:value-type="float">
            <text:p>4.11036</text:p>
          </table:table-cell>
          <table:table-cell office:value-type="float" office:value="3.93554" calcext:value-type="float">
            <text:p>3.93554</text:p>
          </table:table-cell>
          <table:table-cell office:value-type="float" office:value="3.63013" calcext:value-type="float">
            <text:p>3.63013</text:p>
          </table:table-cell>
          <table:table-cell office:value-type="float" office:value="4.39547" calcext:value-type="float">
            <text:p>4.39547</text:p>
          </table:table-cell>
          <table:table-cell office:value-type="float" office:value="4.03532" calcext:value-type="float">
            <text:p>4.03532</text:p>
          </table:table-cell>
          <table:table-cell office:value-type="float" office:value="4.24911" calcext:value-type="float">
            <text:p>4.24911</text:p>
          </table:table-cell>
          <table:table-cell office:value-type="float" office:value="4.39706" calcext:value-type="float">
            <text:p>4.39706</text:p>
          </table:table-cell>
          <table:table-cell office:value-type="float" office:value="3.83388" calcext:value-type="float">
            <text:p>3.83388</text:p>
          </table:table-cell>
          <table:table-cell office:value-type="float" office:value="4.38845" calcext:value-type="float">
            <text:p>4.38845</text:p>
          </table:table-cell>
          <table:table-cell office:value-type="float" office:value="3.90567" calcext:value-type="float">
            <text:p>3.90567</text:p>
          </table:table-cell>
          <table:table-cell office:value-type="float" office:value="4.2376" calcext:value-type="float">
            <text:p>4.2376</text:p>
          </table:table-cell>
          <table:table-cell office:value-type="float" office:value="3.62558" calcext:value-type="float">
            <text:p>3.62558</text:p>
          </table:table-cell>
          <table:table-cell office:value-type="float" office:value="4.38261" calcext:value-type="float">
            <text:p>4.38261</text:p>
          </table:table-cell>
          <table:table-cell/>
          <table:table-cell table:formula="of:=AVERAGE([.B36:.BI36])" office:value-type="float" office:value="4.13722666666667" calcext:value-type="float">
            <text:p>4.1372266667</text:p>
          </table:table-cell>
          <table:table-cell table:formula="of:=STDEV([.B36:.BI36])/2" office:value-type="float" office:value="0.124409162221409" calcext:value-type="float">
            <text:p>0.124409162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.90475" calcext:value-type="float">
            <text:p>3.90475</text:p>
          </table:table-cell>
          <table:table-cell office:value-type="float" office:value="4.22971" calcext:value-type="float">
            <text:p>4.22971</text:p>
          </table:table-cell>
          <table:table-cell office:value-type="float" office:value="4.37608" calcext:value-type="float">
            <text:p>4.37608</text:p>
          </table:table-cell>
          <table:table-cell office:value-type="float" office:value="4.22689" calcext:value-type="float">
            <text:p>4.22689</text:p>
          </table:table-cell>
          <table:table-cell office:value-type="float" office:value="4.38564" calcext:value-type="float">
            <text:p>4.38564</text:p>
          </table:table-cell>
          <table:table-cell office:value-type="float" office:value="4.22699" calcext:value-type="float">
            <text:p>4.22699</text:p>
          </table:table-cell>
          <table:table-cell office:value-type="float" office:value="4.39606" calcext:value-type="float">
            <text:p>4.39606</text:p>
          </table:table-cell>
          <table:table-cell office:value-type="float" office:value="4.25668" calcext:value-type="float">
            <text:p>4.25668</text:p>
          </table:table-cell>
          <table:table-cell office:value-type="float" office:value="4.25766" calcext:value-type="float">
            <text:p>4.25766</text:p>
          </table:table-cell>
          <table:table-cell office:value-type="float" office:value="4.24082" calcext:value-type="float">
            <text:p>4.24082</text:p>
          </table:table-cell>
          <table:table-cell office:value-type="float" office:value="4.2572" calcext:value-type="float">
            <text:p>4.2572</text:p>
          </table:table-cell>
          <table:table-cell office:value-type="float" office:value="4.40193" calcext:value-type="float">
            <text:p>4.40193</text:p>
          </table:table-cell>
          <table:table-cell office:value-type="float" office:value="4.23412" calcext:value-type="float">
            <text:p>4.23412</text:p>
          </table:table-cell>
          <table:table-cell office:value-type="float" office:value="4.24251" calcext:value-type="float">
            <text:p>4.24251</text:p>
          </table:table-cell>
          <table:table-cell office:value-type="float" office:value="4.20744" calcext:value-type="float">
            <text:p>4.20744</text:p>
          </table:table-cell>
          <table:table-cell office:value-type="float" office:value="4.38718" calcext:value-type="float">
            <text:p>4.38718</text:p>
          </table:table-cell>
          <table:table-cell office:value-type="float" office:value="4.42729" calcext:value-type="float">
            <text:p>4.42729</text:p>
          </table:table-cell>
          <table:table-cell office:value-type="float" office:value="4.22589" calcext:value-type="float">
            <text:p>4.22589</text:p>
          </table:table-cell>
          <table:table-cell office:value-type="float" office:value="4.35823" calcext:value-type="float">
            <text:p>4.35823</text:p>
          </table:table-cell>
          <table:table-cell office:value-type="float" office:value="4.38498" calcext:value-type="float">
            <text:p>4.38498</text:p>
          </table:table-cell>
          <table:table-cell office:value-type="float" office:value="4.37135" calcext:value-type="float">
            <text:p>4.37135</text:p>
          </table:table-cell>
          <table:table-cell office:value-type="float" office:value="4.44389" calcext:value-type="float">
            <text:p>4.44389</text:p>
          </table:table-cell>
          <table:table-cell office:value-type="float" office:value="4.38568" calcext:value-type="float">
            <text:p>4.38568</text:p>
          </table:table-cell>
          <table:table-cell office:value-type="float" office:value="4.37981" calcext:value-type="float">
            <text:p>4.37981</text:p>
          </table:table-cell>
          <table:table-cell office:value-type="float" office:value="4.24355" calcext:value-type="float">
            <text:p>4.24355</text:p>
          </table:table-cell>
          <table:table-cell office:value-type="float" office:value="4.24199" calcext:value-type="float">
            <text:p>4.24199</text:p>
          </table:table-cell>
          <table:table-cell office:value-type="float" office:value="4.33183" calcext:value-type="float">
            <text:p>4.33183</text:p>
          </table:table-cell>
          <table:table-cell office:value-type="float" office:value="4.10587" calcext:value-type="float">
            <text:p>4.10587</text:p>
          </table:table-cell>
          <table:table-cell office:value-type="float" office:value="4.22238" calcext:value-type="float">
            <text:p>4.22238</text:p>
          </table:table-cell>
          <table:table-cell office:value-type="float" office:value="4.38603" calcext:value-type="float">
            <text:p>4.38603</text:p>
          </table:table-cell>
          <table:table-cell office:value-type="float" office:value="4.4231" calcext:value-type="float">
            <text:p>4.4231</text:p>
          </table:table-cell>
          <table:table-cell office:value-type="float" office:value="4.1422" calcext:value-type="float">
            <text:p>4.1422</text:p>
          </table:table-cell>
          <table:table-cell office:value-type="float" office:value="4.38387" calcext:value-type="float">
            <text:p>4.38387</text:p>
          </table:table-cell>
          <table:table-cell office:value-type="float" office:value="4.23055" calcext:value-type="float">
            <text:p>4.23055</text:p>
          </table:table-cell>
          <table:table-cell office:value-type="float" office:value="4.45496" calcext:value-type="float">
            <text:p>4.45496</text:p>
          </table:table-cell>
          <table:table-cell office:value-type="float" office:value="4.24219" calcext:value-type="float">
            <text:p>4.24219</text:p>
          </table:table-cell>
          <table:table-cell office:value-type="float" office:value="4.40386" calcext:value-type="float">
            <text:p>4.40386</text:p>
          </table:table-cell>
          <table:table-cell office:value-type="float" office:value="4.37492" calcext:value-type="float">
            <text:p>4.37492</text:p>
          </table:table-cell>
          <table:table-cell office:value-type="float" office:value="4.1212" calcext:value-type="float">
            <text:p>4.1212</text:p>
          </table:table-cell>
          <table:table-cell office:value-type="float" office:value="4.23659" calcext:value-type="float">
            <text:p>4.23659</text:p>
          </table:table-cell>
          <table:table-cell office:value-type="float" office:value="3.90947" calcext:value-type="float">
            <text:p>3.90947</text:p>
          </table:table-cell>
          <table:table-cell office:value-type="float" office:value="3.92013" calcext:value-type="float">
            <text:p>3.92013</text:p>
          </table:table-cell>
          <table:table-cell office:value-type="float" office:value="4.22888" calcext:value-type="float">
            <text:p>4.22888</text:p>
          </table:table-cell>
          <table:table-cell office:value-type="float" office:value="4.35338" calcext:value-type="float">
            <text:p>4.35338</text:p>
          </table:table-cell>
          <table:table-cell office:value-type="float" office:value="4.45037" calcext:value-type="float">
            <text:p>4.45037</text:p>
          </table:table-cell>
          <table:table-cell office:value-type="float" office:value="3.83713" calcext:value-type="float">
            <text:p>3.83713</text:p>
          </table:table-cell>
          <table:table-cell office:value-type="float" office:value="4.3634" calcext:value-type="float">
            <text:p>4.3634</text:p>
          </table:table-cell>
          <table:table-cell office:value-type="float" office:value="3.94542" calcext:value-type="float">
            <text:p>3.94542</text:p>
          </table:table-cell>
          <table:table-cell office:value-type="float" office:value="4.23045" calcext:value-type="float">
            <text:p>4.23045</text:p>
          </table:table-cell>
          <table:table-cell office:value-type="float" office:value="4.0004" calcext:value-type="float">
            <text:p>4.0004</text:p>
          </table:table-cell>
          <table:table-cell office:value-type="float" office:value="4.26552" calcext:value-type="float">
            <text:p>4.26552</text:p>
          </table:table-cell>
          <table:table-cell office:value-type="float" office:value="4.49883" calcext:value-type="float">
            <text:p>4.49883</text:p>
          </table:table-cell>
          <table:table-cell office:value-type="float" office:value="4.2144" calcext:value-type="float">
            <text:p>4.2144</text:p>
          </table:table-cell>
          <table:table-cell office:value-type="float" office:value="4.36062" calcext:value-type="float">
            <text:p>4.36062</text:p>
          </table:table-cell>
          <table:table-cell office:value-type="float" office:value="4.26398" calcext:value-type="float">
            <text:p>4.26398</text:p>
          </table:table-cell>
          <table:table-cell office:value-type="float" office:value="4.48898" calcext:value-type="float">
            <text:p>4.48898</text:p>
          </table:table-cell>
          <table:table-cell office:value-type="float" office:value="4.2217" calcext:value-type="float">
            <text:p>4.2217</text:p>
          </table:table-cell>
          <table:table-cell office:value-type="float" office:value="4.37183" calcext:value-type="float">
            <text:p>4.37183</text:p>
          </table:table-cell>
          <table:table-cell office:value-type="float" office:value="4.27616" calcext:value-type="float">
            <text:p>4.27616</text:p>
          </table:table-cell>
          <table:table-cell office:value-type="float" office:value="3.93162" calcext:value-type="float">
            <text:p>3.93162</text:p>
          </table:table-cell>
          <table:table-cell/>
          <table:table-cell table:formula="of:=AVERAGE([.B37:.BI37])" office:value-type="float" office:value="4.26477566666667" calcext:value-type="float">
            <text:p>4.2647756667</text:p>
          </table:table-cell>
          <table:table-cell table:formula="of:=STDEV([.B37:.BI37])/2" office:value-type="float" office:value="0.0777686926375133" calcext:value-type="float">
            <text:p>0.0777686926</text:p>
          </table:table-cell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NumaPairAffinity</text:p>
          </table:table-cell>
          <table:table-cell table:number-columns-repeated="6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84414" calcext:value-type="float">
            <text:p>1.84414</text:p>
          </table:table-cell>
          <table:table-cell office:value-type="float" office:value="2.11168" calcext:value-type="float">
            <text:p>2.11168</text:p>
          </table:table-cell>
          <table:table-cell office:value-type="float" office:value="2.25217" calcext:value-type="float">
            <text:p>2.25217</text:p>
          </table:table-cell>
          <table:table-cell office:value-type="float" office:value="1.70505" calcext:value-type="float">
            <text:p>1.70505</text:p>
          </table:table-cell>
          <table:table-cell office:value-type="float" office:value="1.71761" calcext:value-type="float">
            <text:p>1.71761</text:p>
          </table:table-cell>
          <table:table-cell office:value-type="float" office:value="2.30712" calcext:value-type="float">
            <text:p>2.30712</text:p>
          </table:table-cell>
          <table:table-cell office:value-type="float" office:value="1.6221" calcext:value-type="float">
            <text:p>1.6221</text:p>
          </table:table-cell>
          <table:table-cell office:value-type="float" office:value="1.99892" calcext:value-type="float">
            <text:p>1.99892</text:p>
          </table:table-cell>
          <table:table-cell office:value-type="float" office:value="2.33468" calcext:value-type="float">
            <text:p>2.33468</text:p>
          </table:table-cell>
          <table:table-cell office:value-type="float" office:value="1.6249" calcext:value-type="float">
            <text:p>1.6249</text:p>
          </table:table-cell>
          <table:table-cell office:value-type="float" office:value="2.18157" calcext:value-type="float">
            <text:p>2.18157</text:p>
          </table:table-cell>
          <table:table-cell office:value-type="float" office:value="1.70094" calcext:value-type="float">
            <text:p>1.70094</text:p>
          </table:table-cell>
          <table:table-cell office:value-type="float" office:value="2.04541" calcext:value-type="float">
            <text:p>2.04541</text:p>
          </table:table-cell>
          <table:table-cell office:value-type="float" office:value="1.81504" calcext:value-type="float">
            <text:p>1.81504</text:p>
          </table:table-cell>
          <table:table-cell office:value-type="float" office:value="2.11228" calcext:value-type="float">
            <text:p>2.11228</text:p>
          </table:table-cell>
          <table:table-cell office:value-type="float" office:value="1.6655" calcext:value-type="float">
            <text:p>1.6655</text:p>
          </table:table-cell>
          <table:table-cell office:value-type="float" office:value="1.72224" calcext:value-type="float">
            <text:p>1.72224</text:p>
          </table:table-cell>
          <table:table-cell office:value-type="float" office:value="1.65907" calcext:value-type="float">
            <text:p>1.65907</text:p>
          </table:table-cell>
          <table:table-cell office:value-type="float" office:value="2.38106" calcext:value-type="float">
            <text:p>2.38106</text:p>
          </table:table-cell>
          <table:table-cell office:value-type="float" office:value="1.88563" calcext:value-type="float">
            <text:p>1.88563</text:p>
          </table:table-cell>
          <table:table-cell office:value-type="float" office:value="2.12052" calcext:value-type="float">
            <text:p>2.12052</text:p>
          </table:table-cell>
          <table:table-cell office:value-type="float" office:value="2.09212" calcext:value-type="float">
            <text:p>2.09212</text:p>
          </table:table-cell>
          <table:table-cell office:value-type="float" office:value="1.76432" calcext:value-type="float">
            <text:p>1.76432</text:p>
          </table:table-cell>
          <table:table-cell office:value-type="float" office:value="2.32566" calcext:value-type="float">
            <text:p>2.32566</text:p>
          </table:table-cell>
          <table:table-cell office:value-type="float" office:value="2.29071" calcext:value-type="float">
            <text:p>2.29071</text:p>
          </table:table-cell>
          <table:table-cell office:value-type="float" office:value="2.18042" calcext:value-type="float">
            <text:p>2.18042</text:p>
          </table:table-cell>
          <table:table-cell office:value-type="float" office:value="2.26089" calcext:value-type="float">
            <text:p>2.26089</text:p>
          </table:table-cell>
          <table:table-cell office:value-type="float" office:value="2.26052" calcext:value-type="float">
            <text:p>2.26052</text:p>
          </table:table-cell>
          <table:table-cell office:value-type="float" office:value="2.17012" calcext:value-type="float">
            <text:p>2.17012</text:p>
          </table:table-cell>
          <table:table-cell office:value-type="float" office:value="2.25022" calcext:value-type="float">
            <text:p>2.25022</text:p>
          </table:table-cell>
          <table:table-cell office:value-type="float" office:value="2.163" calcext:value-type="float">
            <text:p>2.163</text:p>
          </table:table-cell>
          <table:table-cell office:value-type="float" office:value="2.21709" calcext:value-type="float">
            <text:p>2.21709</text:p>
          </table:table-cell>
          <table:table-cell office:value-type="float" office:value="2.1768" calcext:value-type="float">
            <text:p>2.1768</text:p>
          </table:table-cell>
          <table:table-cell office:value-type="float" office:value="2.23131" calcext:value-type="float">
            <text:p>2.23131</text:p>
          </table:table-cell>
          <table:table-cell office:value-type="float" office:value="2.11077" calcext:value-type="float">
            <text:p>2.11077</text:p>
          </table:table-cell>
          <table:table-cell office:value-type="float" office:value="2.26453" calcext:value-type="float">
            <text:p>2.26453</text:p>
          </table:table-cell>
          <table:table-cell office:value-type="float" office:value="2.11562" calcext:value-type="float">
            <text:p>2.11562</text:p>
          </table:table-cell>
          <table:table-cell office:value-type="float" office:value="2.16982" calcext:value-type="float">
            <text:p>2.16982</text:p>
          </table:table-cell>
          <table:table-cell office:value-type="float" office:value="2.22311" calcext:value-type="float">
            <text:p>2.22311</text:p>
          </table:table-cell>
          <table:table-cell office:value-type="float" office:value="1.48768" calcext:value-type="float">
            <text:p>1.48768</text:p>
          </table:table-cell>
          <table:table-cell office:value-type="float" office:value="2.10687" calcext:value-type="float">
            <text:p>2.10687</text:p>
          </table:table-cell>
          <table:table-cell office:value-type="float" office:value="1.62927" calcext:value-type="float">
            <text:p>1.62927</text:p>
          </table:table-cell>
          <table:table-cell office:value-type="float" office:value="2.14795" calcext:value-type="float">
            <text:p>2.14795</text:p>
          </table:table-cell>
          <table:table-cell office:value-type="float" office:value="2.23573" calcext:value-type="float">
            <text:p>2.23573</text:p>
          </table:table-cell>
          <table:table-cell office:value-type="float" office:value="2.07316" calcext:value-type="float">
            <text:p>2.07316</text:p>
          </table:table-cell>
          <table:table-cell office:value-type="float" office:value="2.16618" calcext:value-type="float">
            <text:p>2.16618</text:p>
          </table:table-cell>
          <table:table-cell office:value-type="float" office:value="2.13118" calcext:value-type="float">
            <text:p>2.13118</text:p>
          </table:table-cell>
          <table:table-cell office:value-type="float" office:value="2.16387" calcext:value-type="float">
            <text:p>2.16387</text:p>
          </table:table-cell>
          <table:table-cell office:value-type="float" office:value="2.27844" calcext:value-type="float">
            <text:p>2.27844</text:p>
          </table:table-cell>
          <table:table-cell office:value-type="float" office:value="2.2134" calcext:value-type="float">
            <text:p>2.2134</text:p>
          </table:table-cell>
          <table:table-cell office:value-type="float" office:value="2.36961" calcext:value-type="float">
            <text:p>2.36961</text:p>
          </table:table-cell>
          <table:table-cell office:value-type="float" office:value="2.08432" calcext:value-type="float">
            <text:p>2.08432</text:p>
          </table:table-cell>
          <table:table-cell office:value-type="float" office:value="1.6889" calcext:value-type="float">
            <text:p>1.6889</text:p>
          </table:table-cell>
          <table:table-cell office:value-type="float" office:value="2.27325" calcext:value-type="float">
            <text:p>2.27325</text:p>
          </table:table-cell>
          <table:table-cell office:value-type="float" office:value="2.15272" calcext:value-type="float">
            <text:p>2.15272</text:p>
          </table:table-cell>
          <table:table-cell office:value-type="float" office:value="1.73666" calcext:value-type="float">
            <text:p>1.73666</text:p>
          </table:table-cell>
          <table:table-cell office:value-type="float" office:value="2.19576" calcext:value-type="float">
            <text:p>2.19576</text:p>
          </table:table-cell>
          <table:table-cell office:value-type="float" office:value="2.27749" calcext:value-type="float">
            <text:p>2.27749</text:p>
          </table:table-cell>
          <table:table-cell office:value-type="float" office:value="1.90868" calcext:value-type="float">
            <text:p>1.90868</text:p>
          </table:table-cell>
          <table:table-cell office:value-type="float" office:value="2.23806" calcext:value-type="float">
            <text:p>2.23806</text:p>
          </table:table-cell>
          <table:table-cell/>
          <table:table-cell table:formula="of:=AVERAGE([.B40:.BI40])" office:value-type="float" office:value="2.060564" calcext:value-type="float">
            <text:p>2.060564</text:p>
          </table:table-cell>
          <table:table-cell table:formula="of:=STDEV([.B40:.BI40])/2" office:value-type="float" office:value="0.118440038130578" calcext:value-type="float">
            <text:p>0.118440038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.14661" calcext:value-type="float">
            <text:p>3.14661</text:p>
          </table:table-cell>
          <table:table-cell office:value-type="float" office:value="3.13071" calcext:value-type="float">
            <text:p>3.13071</text:p>
          </table:table-cell>
          <table:table-cell office:value-type="float" office:value="3.18328" calcext:value-type="float">
            <text:p>3.18328</text:p>
          </table:table-cell>
          <table:table-cell office:value-type="float" office:value="2.98342" calcext:value-type="float">
            <text:p>2.98342</text:p>
          </table:table-cell>
          <table:table-cell office:value-type="float" office:value="2.80152" calcext:value-type="float">
            <text:p>2.80152</text:p>
          </table:table-cell>
          <table:table-cell office:value-type="float" office:value="3.09964" calcext:value-type="float">
            <text:p>3.09964</text:p>
          </table:table-cell>
          <table:table-cell office:value-type="float" office:value="3.25794" calcext:value-type="float">
            <text:p>3.25794</text:p>
          </table:table-cell>
          <table:table-cell office:value-type="float" office:value="2.97584" calcext:value-type="float">
            <text:p>2.97584</text:p>
          </table:table-cell>
          <table:table-cell office:value-type="float" office:value="3.23341" calcext:value-type="float">
            <text:p>3.23341</text:p>
          </table:table-cell>
          <table:table-cell office:value-type="float" office:value="3.14505" calcext:value-type="float">
            <text:p>3.14505</text:p>
          </table:table-cell>
          <table:table-cell office:value-type="float" office:value="3.32185" calcext:value-type="float">
            <text:p>3.32185</text:p>
          </table:table-cell>
          <table:table-cell office:value-type="float" office:value="3.06439" calcext:value-type="float">
            <text:p>3.06439</text:p>
          </table:table-cell>
          <table:table-cell office:value-type="float" office:value="3.28543" calcext:value-type="float">
            <text:p>3.28543</text:p>
          </table:table-cell>
          <table:table-cell office:value-type="float" office:value="3.20505" calcext:value-type="float">
            <text:p>3.20505</text:p>
          </table:table-cell>
          <table:table-cell office:value-type="float" office:value="2.97704" calcext:value-type="float">
            <text:p>2.97704</text:p>
          </table:table-cell>
          <table:table-cell office:value-type="float" office:value="3.16676" calcext:value-type="float">
            <text:p>3.16676</text:p>
          </table:table-cell>
          <table:table-cell office:value-type="float" office:value="3.28059" calcext:value-type="float">
            <text:p>3.28059</text:p>
          </table:table-cell>
          <table:table-cell office:value-type="float" office:value="2.92859" calcext:value-type="float">
            <text:p>2.92859</text:p>
          </table:table-cell>
          <table:table-cell office:value-type="float" office:value="3.27653" calcext:value-type="float">
            <text:p>3.27653</text:p>
          </table:table-cell>
          <table:table-cell office:value-type="float" office:value="3.21591" calcext:value-type="float">
            <text:p>3.21591</text:p>
          </table:table-cell>
          <table:table-cell office:value-type="float" office:value="3.3968" calcext:value-type="float">
            <text:p>3.3968</text:p>
          </table:table-cell>
          <table:table-cell office:value-type="float" office:value="3.02207" calcext:value-type="float">
            <text:p>3.02207</text:p>
          </table:table-cell>
          <table:table-cell office:value-type="float" office:value="2.98387" calcext:value-type="float">
            <text:p>2.98387</text:p>
          </table:table-cell>
          <table:table-cell office:value-type="float" office:value="2.94647" calcext:value-type="float">
            <text:p>2.94647</text:p>
          </table:table-cell>
          <table:table-cell office:value-type="float" office:value="3.06419" calcext:value-type="float">
            <text:p>3.06419</text:p>
          </table:table-cell>
          <table:table-cell office:value-type="float" office:value="3.20358" calcext:value-type="float">
            <text:p>3.20358</text:p>
          </table:table-cell>
          <table:table-cell office:value-type="float" office:value="2.92999" calcext:value-type="float">
            <text:p>2.92999</text:p>
          </table:table-cell>
          <table:table-cell office:value-type="float" office:value="2.92032" calcext:value-type="float">
            <text:p>2.92032</text:p>
          </table:table-cell>
          <table:table-cell office:value-type="float" office:value="2.91891" calcext:value-type="float">
            <text:p>2.91891</text:p>
          </table:table-cell>
          <table:table-cell office:value-type="float" office:value="3.15266" calcext:value-type="float">
            <text:p>3.15266</text:p>
          </table:table-cell>
          <table:table-cell office:value-type="float" office:value="2.91143" calcext:value-type="float">
            <text:p>2.91143</text:p>
          </table:table-cell>
          <table:table-cell office:value-type="float" office:value="3.0831" calcext:value-type="float">
            <text:p>3.0831</text:p>
          </table:table-cell>
          <table:table-cell office:value-type="float" office:value="2.89813" calcext:value-type="float">
            <text:p>2.89813</text:p>
          </table:table-cell>
          <table:table-cell office:value-type="float" office:value="3.10918" calcext:value-type="float">
            <text:p>3.10918</text:p>
          </table:table-cell>
          <table:table-cell office:value-type="float" office:value="2.87644" calcext:value-type="float">
            <text:p>2.87644</text:p>
          </table:table-cell>
          <table:table-cell office:value-type="float" office:value="2.94508" calcext:value-type="float">
            <text:p>2.94508</text:p>
          </table:table-cell>
          <table:table-cell office:value-type="float" office:value="2.97503" calcext:value-type="float">
            <text:p>2.97503</text:p>
          </table:table-cell>
          <table:table-cell office:value-type="float" office:value="2.96417" calcext:value-type="float">
            <text:p>2.96417</text:p>
          </table:table-cell>
          <table:table-cell office:value-type="float" office:value="3.11822" calcext:value-type="float">
            <text:p>3.11822</text:p>
          </table:table-cell>
          <table:table-cell office:value-type="float" office:value="3.13716" calcext:value-type="float">
            <text:p>3.13716</text:p>
          </table:table-cell>
          <table:table-cell office:value-type="float" office:value="2.84744" calcext:value-type="float">
            <text:p>2.84744</text:p>
          </table:table-cell>
          <table:table-cell office:value-type="float" office:value="2.884" calcext:value-type="float">
            <text:p>2.884</text:p>
          </table:table-cell>
          <table:table-cell office:value-type="float" office:value="3.21187" calcext:value-type="float">
            <text:p>3.21187</text:p>
          </table:table-cell>
          <table:table-cell office:value-type="float" office:value="2.94037" calcext:value-type="float">
            <text:p>2.94037</text:p>
          </table:table-cell>
          <table:table-cell office:value-type="float" office:value="3.02567" calcext:value-type="float">
            <text:p>3.02567</text:p>
          </table:table-cell>
          <table:table-cell office:value-type="float" office:value="2.93138" calcext:value-type="float">
            <text:p>2.93138</text:p>
          </table:table-cell>
          <table:table-cell office:value-type="float" office:value="3.07808" calcext:value-type="float">
            <text:p>3.07808</text:p>
          </table:table-cell>
          <table:table-cell office:value-type="float" office:value="3.22632" calcext:value-type="float">
            <text:p>3.22632</text:p>
          </table:table-cell>
          <table:table-cell office:value-type="float" office:value="3.0878" calcext:value-type="float">
            <text:p>3.0878</text:p>
          </table:table-cell>
          <table:table-cell office:value-type="float" office:value="2.54692" calcext:value-type="float">
            <text:p>2.54692</text:p>
          </table:table-cell>
          <table:table-cell office:value-type="float" office:value="2.7901" calcext:value-type="float">
            <text:p>2.7901</text:p>
          </table:table-cell>
          <table:table-cell office:value-type="float" office:value="3.21288" calcext:value-type="float">
            <text:p>3.21288</text:p>
          </table:table-cell>
          <table:table-cell office:value-type="float" office:value="2.90069" calcext:value-type="float">
            <text:p>2.90069</text:p>
          </table:table-cell>
          <table:table-cell office:value-type="float" office:value="3.34103" calcext:value-type="float">
            <text:p>3.34103</text:p>
          </table:table-cell>
          <table:table-cell office:value-type="float" office:value="3.127" calcext:value-type="float">
            <text:p>3.127</text:p>
          </table:table-cell>
          <table:table-cell office:value-type="float" office:value="3.11935" calcext:value-type="float">
            <text:p>3.11935</text:p>
          </table:table-cell>
          <table:table-cell office:value-type="float" office:value="3.26518" calcext:value-type="float">
            <text:p>3.26518</text:p>
          </table:table-cell>
          <table:table-cell office:value-type="float" office:value="3.05967" calcext:value-type="float">
            <text:p>3.05967</text:p>
          </table:table-cell>
          <table:table-cell office:value-type="float" office:value="3.19868" calcext:value-type="float">
            <text:p>3.19868</text:p>
          </table:table-cell>
          <table:table-cell office:value-type="float" office:value="3.12421" calcext:value-type="float">
            <text:p>3.12421</text:p>
          </table:table-cell>
          <table:table-cell/>
          <table:table-cell table:formula="of:=AVERAGE([.B41:.BI41])" office:value-type="float" office:value="3.06925" calcext:value-type="float">
            <text:p>3.06925</text:p>
          </table:table-cell>
          <table:table-cell table:formula="of:=STDEV([.B41:.BI41])/2" office:value-type="float" office:value="0.0801615335337004" calcext:value-type="float">
            <text:p>0.080161533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76013" calcext:value-type="float">
            <text:p>3.76013</text:p>
          </table:table-cell>
          <table:table-cell office:value-type="float" office:value="3.50568" calcext:value-type="float">
            <text:p>3.50568</text:p>
          </table:table-cell>
          <table:table-cell office:value-type="float" office:value="3.83708" calcext:value-type="float">
            <text:p>3.83708</text:p>
          </table:table-cell>
          <table:table-cell office:value-type="float" office:value="3.67261" calcext:value-type="float">
            <text:p>3.67261</text:p>
          </table:table-cell>
          <table:table-cell office:value-type="float" office:value="3.58692" calcext:value-type="float">
            <text:p>3.58692</text:p>
          </table:table-cell>
          <table:table-cell office:value-type="float" office:value="3.42206" calcext:value-type="float">
            <text:p>3.42206</text:p>
          </table:table-cell>
          <table:table-cell office:value-type="float" office:value="3.69972" calcext:value-type="float">
            <text:p>3.69972</text:p>
          </table:table-cell>
          <table:table-cell office:value-type="float" office:value="3.79574" calcext:value-type="float">
            <text:p>3.79574</text:p>
          </table:table-cell>
          <table:table-cell office:value-type="float" office:value="3.46606" calcext:value-type="float">
            <text:p>3.46606</text:p>
          </table:table-cell>
          <table:table-cell office:value-type="float" office:value="3.56006" calcext:value-type="float">
            <text:p>3.56006</text:p>
          </table:table-cell>
          <table:table-cell office:value-type="float" office:value="3.33722" calcext:value-type="float">
            <text:p>3.33722</text:p>
          </table:table-cell>
          <table:table-cell office:value-type="float" office:value="3.46816" calcext:value-type="float">
            <text:p>3.46816</text:p>
          </table:table-cell>
          <table:table-cell office:value-type="float" office:value="3.60277" calcext:value-type="float">
            <text:p>3.60277</text:p>
          </table:table-cell>
          <table:table-cell office:value-type="float" office:value="3.66573" calcext:value-type="float">
            <text:p>3.66573</text:p>
          </table:table-cell>
          <table:table-cell office:value-type="float" office:value="3.47915" calcext:value-type="float">
            <text:p>3.47915</text:p>
          </table:table-cell>
          <table:table-cell office:value-type="float" office:value="3.72149" calcext:value-type="float">
            <text:p>3.72149</text:p>
          </table:table-cell>
          <table:table-cell office:value-type="float" office:value="3.85888" calcext:value-type="float">
            <text:p>3.85888</text:p>
          </table:table-cell>
          <table:table-cell office:value-type="float" office:value="3.62253" calcext:value-type="float">
            <text:p>3.62253</text:p>
          </table:table-cell>
          <table:table-cell office:value-type="float" office:value="3.61878" calcext:value-type="float">
            <text:p>3.61878</text:p>
          </table:table-cell>
          <table:table-cell office:value-type="float" office:value="3.56196" calcext:value-type="float">
            <text:p>3.56196</text:p>
          </table:table-cell>
          <table:table-cell office:value-type="float" office:value="3.76498" calcext:value-type="float">
            <text:p>3.76498</text:p>
          </table:table-cell>
          <table:table-cell office:value-type="float" office:value="3.69056" calcext:value-type="float">
            <text:p>3.69056</text:p>
          </table:table-cell>
          <table:table-cell office:value-type="float" office:value="3.4181" calcext:value-type="float">
            <text:p>3.4181</text:p>
          </table:table-cell>
          <table:table-cell office:value-type="float" office:value="3.5904" calcext:value-type="float">
            <text:p>3.5904</text:p>
          </table:table-cell>
          <table:table-cell office:value-type="float" office:value="3.42331" calcext:value-type="float">
            <text:p>3.42331</text:p>
          </table:table-cell>
          <table:table-cell office:value-type="float" office:value="3.80239" calcext:value-type="float">
            <text:p>3.80239</text:p>
          </table:table-cell>
          <table:table-cell office:value-type="float" office:value="3.65551" calcext:value-type="float">
            <text:p>3.65551</text:p>
          </table:table-cell>
          <table:table-cell office:value-type="float" office:value="3.49615" calcext:value-type="float">
            <text:p>3.49615</text:p>
          </table:table-cell>
          <table:table-cell office:value-type="float" office:value="3.64089" calcext:value-type="float">
            <text:p>3.64089</text:p>
          </table:table-cell>
          <table:table-cell office:value-type="float" office:value="3.43332" calcext:value-type="float">
            <text:p>3.43332</text:p>
          </table:table-cell>
          <table:table-cell office:value-type="float" office:value="3.59194" calcext:value-type="float">
            <text:p>3.59194</text:p>
          </table:table-cell>
          <table:table-cell office:value-type="float" office:value="3.66353" calcext:value-type="float">
            <text:p>3.66353</text:p>
          </table:table-cell>
          <table:table-cell office:value-type="float" office:value="3.57301" calcext:value-type="float">
            <text:p>3.57301</text:p>
          </table:table-cell>
          <table:table-cell office:value-type="float" office:value="3.61403" calcext:value-type="float">
            <text:p>3.61403</text:p>
          </table:table-cell>
          <table:table-cell office:value-type="float" office:value="3.79795" calcext:value-type="float">
            <text:p>3.79795</text:p>
          </table:table-cell>
          <table:table-cell office:value-type="float" office:value="3.59388" calcext:value-type="float">
            <text:p>3.59388</text:p>
          </table:table-cell>
          <table:table-cell office:value-type="float" office:value="3.66812" calcext:value-type="float">
            <text:p>3.66812</text:p>
          </table:table-cell>
          <table:table-cell office:value-type="float" office:value="3.61347" calcext:value-type="float">
            <text:p>3.61347</text:p>
          </table:table-cell>
          <table:table-cell office:value-type="float" office:value="3.5063" calcext:value-type="float">
            <text:p>3.5063</text:p>
          </table:table-cell>
          <table:table-cell office:value-type="float" office:value="3.59593" calcext:value-type="float">
            <text:p>3.59593</text:p>
          </table:table-cell>
          <table:table-cell office:value-type="float" office:value="3.57759" calcext:value-type="float">
            <text:p>3.57759</text:p>
          </table:table-cell>
          <table:table-cell office:value-type="float" office:value="4.96944" calcext:value-type="float">
            <text:p>4.96944</text:p>
          </table:table-cell>
          <table:table-cell office:value-type="float" office:value="3.60667" calcext:value-type="float">
            <text:p>3.60667</text:p>
          </table:table-cell>
          <table:table-cell office:value-type="float" office:value="3.60313" calcext:value-type="float">
            <text:p>3.60313</text:p>
          </table:table-cell>
          <table:table-cell office:value-type="float" office:value="3.64072" calcext:value-type="float">
            <text:p>3.64072</text:p>
          </table:table-cell>
          <table:table-cell office:value-type="float" office:value="3.60354" calcext:value-type="float">
            <text:p>3.60354</text:p>
          </table:table-cell>
          <table:table-cell office:value-type="float" office:value="3.81056" calcext:value-type="float">
            <text:p>3.81056</text:p>
          </table:table-cell>
          <table:table-cell office:value-type="float" office:value="5.19527" calcext:value-type="float">
            <text:p>5.19527</text:p>
          </table:table-cell>
          <table:table-cell office:value-type="float" office:value="3.69291" calcext:value-type="float">
            <text:p>3.69291</text:p>
          </table:table-cell>
          <table:table-cell office:value-type="float" office:value="3.61652" calcext:value-type="float">
            <text:p>3.61652</text:p>
          </table:table-cell>
          <table:table-cell office:value-type="float" office:value="3.54223" calcext:value-type="float">
            <text:p>3.54223</text:p>
          </table:table-cell>
          <table:table-cell office:value-type="float" office:value="3.62861" calcext:value-type="float">
            <text:p>3.62861</text:p>
          </table:table-cell>
          <table:table-cell office:value-type="float" office:value="3.71048" calcext:value-type="float">
            <text:p>3.71048</text:p>
          </table:table-cell>
          <table:table-cell office:value-type="float" office:value="3.51752" calcext:value-type="float">
            <text:p>3.51752</text:p>
          </table:table-cell>
          <table:table-cell office:value-type="float" office:value="3.71066" calcext:value-type="float">
            <text:p>3.71066</text:p>
          </table:table-cell>
          <table:table-cell office:value-type="float" office:value="3.57495" calcext:value-type="float">
            <text:p>3.57495</text:p>
          </table:table-cell>
          <table:table-cell office:value-type="float" office:value="3.64261" calcext:value-type="float">
            <text:p>3.64261</text:p>
          </table:table-cell>
          <table:table-cell office:value-type="float" office:value="3.57536" calcext:value-type="float">
            <text:p>3.57536</text:p>
          </table:table-cell>
          <table:table-cell office:value-type="float" office:value="4.9244" calcext:value-type="float">
            <text:p>4.9244</text:p>
          </table:table-cell>
          <table:table-cell office:value-type="float" office:value="3.67434" calcext:value-type="float">
            <text:p>3.67434</text:p>
          </table:table-cell>
          <table:table-cell/>
          <table:table-cell table:formula="of:=AVERAGE([.B42:.BI42])" office:value-type="float" office:value="3.68656683333333" calcext:value-type="float">
            <text:p>3.6865668333</text:p>
          </table:table-cell>
          <table:table-cell table:formula="of:=STDEV([.B42:.BI42])/2" office:value-type="float" office:value="0.165334513201271" calcext:value-type="float">
            <text:p>0.165334513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.68888" calcext:value-type="float">
            <text:p>3.68888</text:p>
          </table:table-cell>
          <table:table-cell office:value-type="float" office:value="3.59579" calcext:value-type="float">
            <text:p>3.59579</text:p>
          </table:table-cell>
          <table:table-cell office:value-type="float" office:value="3.57332" calcext:value-type="float">
            <text:p>3.57332</text:p>
          </table:table-cell>
          <table:table-cell office:value-type="float" office:value="3.56107" calcext:value-type="float">
            <text:p>3.56107</text:p>
          </table:table-cell>
          <table:table-cell office:value-type="float" office:value="2.87684" calcext:value-type="float">
            <text:p>2.87684</text:p>
          </table:table-cell>
          <table:table-cell office:value-type="float" office:value="3.55328" calcext:value-type="float">
            <text:p>3.55328</text:p>
          </table:table-cell>
          <table:table-cell office:value-type="float" office:value="3.38959" calcext:value-type="float">
            <text:p>3.38959</text:p>
          </table:table-cell>
          <table:table-cell office:value-type="float" office:value="3.54629" calcext:value-type="float">
            <text:p>3.54629</text:p>
          </table:table-cell>
          <table:table-cell office:value-type="float" office:value="3.52938" calcext:value-type="float">
            <text:p>3.52938</text:p>
          </table:table-cell>
          <table:table-cell office:value-type="float" office:value="3.64725" calcext:value-type="float">
            <text:p>3.64725</text:p>
          </table:table-cell>
          <table:table-cell office:value-type="float" office:value="3.64469" calcext:value-type="float">
            <text:p>3.64469</text:p>
          </table:table-cell>
          <table:table-cell office:value-type="float" office:value="3.57511" calcext:value-type="float">
            <text:p>3.57511</text:p>
          </table:table-cell>
          <table:table-cell office:value-type="float" office:value="3.40012" calcext:value-type="float">
            <text:p>3.40012</text:p>
          </table:table-cell>
          <table:table-cell office:value-type="float" office:value="3.80027" calcext:value-type="float">
            <text:p>3.80027</text:p>
          </table:table-cell>
          <table:table-cell office:value-type="float" office:value="3.46835" calcext:value-type="float">
            <text:p>3.46835</text:p>
          </table:table-cell>
          <table:table-cell office:value-type="float" office:value="3.67805" calcext:value-type="float">
            <text:p>3.67805</text:p>
          </table:table-cell>
          <table:table-cell office:value-type="float" office:value="3.56971" calcext:value-type="float">
            <text:p>3.56971</text:p>
          </table:table-cell>
          <table:table-cell office:value-type="float" office:value="3.68533" calcext:value-type="float">
            <text:p>3.68533</text:p>
          </table:table-cell>
          <table:table-cell office:value-type="float" office:value="3.74071" calcext:value-type="float">
            <text:p>3.74071</text:p>
          </table:table-cell>
          <table:table-cell office:value-type="float" office:value="3.20989" calcext:value-type="float">
            <text:p>3.20989</text:p>
          </table:table-cell>
          <table:table-cell office:value-type="float" office:value="3.25695" calcext:value-type="float">
            <text:p>3.25695</text:p>
          </table:table-cell>
          <table:table-cell office:value-type="float" office:value="3.47461" calcext:value-type="float">
            <text:p>3.47461</text:p>
          </table:table-cell>
          <table:table-cell office:value-type="float" office:value="3.60744" calcext:value-type="float">
            <text:p>3.60744</text:p>
          </table:table-cell>
          <table:table-cell office:value-type="float" office:value="3.54774" calcext:value-type="float">
            <text:p>3.54774</text:p>
          </table:table-cell>
          <table:table-cell office:value-type="float" office:value="3.38259" calcext:value-type="float">
            <text:p>3.38259</text:p>
          </table:table-cell>
          <table:table-cell office:value-type="float" office:value="3.6843" calcext:value-type="float">
            <text:p>3.6843</text:p>
          </table:table-cell>
          <table:table-cell office:value-type="float" office:value="3.53385" calcext:value-type="float">
            <text:p>3.53385</text:p>
          </table:table-cell>
          <table:table-cell office:value-type="float" office:value="3.37871" calcext:value-type="float">
            <text:p>3.37871</text:p>
          </table:table-cell>
          <table:table-cell office:value-type="float" office:value="3.56486" calcext:value-type="float">
            <text:p>3.56486</text:p>
          </table:table-cell>
          <table:table-cell office:value-type="float" office:value="3.68915" calcext:value-type="float">
            <text:p>3.68915</text:p>
          </table:table-cell>
          <table:table-cell office:value-type="float" office:value="3.6791" calcext:value-type="float">
            <text:p>3.6791</text:p>
          </table:table-cell>
          <table:table-cell office:value-type="float" office:value="3.54349" calcext:value-type="float">
            <text:p>3.54349</text:p>
          </table:table-cell>
          <table:table-cell office:value-type="float" office:value="3.57097" calcext:value-type="float">
            <text:p>3.57097</text:p>
          </table:table-cell>
          <table:table-cell office:value-type="float" office:value="3.61529" calcext:value-type="float">
            <text:p>3.61529</text:p>
          </table:table-cell>
          <table:table-cell office:value-type="float" office:value="2.93547" calcext:value-type="float">
            <text:p>2.93547</text:p>
          </table:table-cell>
          <table:table-cell office:value-type="float" office:value="3.4793" calcext:value-type="float">
            <text:p>3.4793</text:p>
          </table:table-cell>
          <table:table-cell office:value-type="float" office:value="4.08102" calcext:value-type="float">
            <text:p>4.08102</text:p>
          </table:table-cell>
          <table:table-cell office:value-type="float" office:value="3.6799" calcext:value-type="float">
            <text:p>3.6799</text:p>
          </table:table-cell>
          <table:table-cell office:value-type="float" office:value="3.87439" calcext:value-type="float">
            <text:p>3.87439</text:p>
          </table:table-cell>
          <table:table-cell office:value-type="float" office:value="2.86062" calcext:value-type="float">
            <text:p>2.86062</text:p>
          </table:table-cell>
          <table:table-cell office:value-type="float" office:value="3.70958" calcext:value-type="float">
            <text:p>3.70958</text:p>
          </table:table-cell>
          <table:table-cell office:value-type="float" office:value="2.95026" calcext:value-type="float">
            <text:p>2.95026</text:p>
          </table:table-cell>
          <table:table-cell office:value-type="float" office:value="3.61364" calcext:value-type="float">
            <text:p>3.61364</text:p>
          </table:table-cell>
          <table:table-cell office:value-type="float" office:value="3.4134" calcext:value-type="float">
            <text:p>3.4134</text:p>
          </table:table-cell>
          <table:table-cell office:value-type="float" office:value="3.71658" calcext:value-type="float">
            <text:p>3.71658</text:p>
          </table:table-cell>
          <table:table-cell office:value-type="float" office:value="3.57701" calcext:value-type="float">
            <text:p>3.57701</text:p>
          </table:table-cell>
          <table:table-cell office:value-type="float" office:value="3.53818" calcext:value-type="float">
            <text:p>3.53818</text:p>
          </table:table-cell>
          <table:table-cell office:value-type="float" office:value="3.47247" calcext:value-type="float">
            <text:p>3.47247</text:p>
          </table:table-cell>
          <table:table-cell office:value-type="float" office:value="3.49076" calcext:value-type="float">
            <text:p>3.49076</text:p>
          </table:table-cell>
          <table:table-cell office:value-type="float" office:value="3.6399" calcext:value-type="float">
            <text:p>3.6399</text:p>
          </table:table-cell>
          <table:table-cell office:value-type="float" office:value="3.60038" calcext:value-type="float">
            <text:p>3.60038</text:p>
          </table:table-cell>
          <table:table-cell office:value-type="float" office:value="3.45942" calcext:value-type="float">
            <text:p>3.45942</text:p>
          </table:table-cell>
          <table:table-cell office:value-type="float" office:value="3.5923" calcext:value-type="float">
            <text:p>3.5923</text:p>
          </table:table-cell>
          <table:table-cell office:value-type="float" office:value="3.67495" calcext:value-type="float">
            <text:p>3.67495</text:p>
          </table:table-cell>
          <table:table-cell office:value-type="float" office:value="3.48547" calcext:value-type="float">
            <text:p>3.48547</text:p>
          </table:table-cell>
          <table:table-cell office:value-type="float" office:value="3.58738" calcext:value-type="float">
            <text:p>3.58738</text:p>
          </table:table-cell>
          <table:table-cell office:value-type="float" office:value="3.63282" calcext:value-type="float">
            <text:p>3.63282</text:p>
          </table:table-cell>
          <table:table-cell office:value-type="float" office:value="3.46211" calcext:value-type="float">
            <text:p>3.46211</text:p>
          </table:table-cell>
          <table:table-cell office:value-type="float" office:value="3.73966" calcext:value-type="float">
            <text:p>3.73966</text:p>
          </table:table-cell>
          <table:table-cell office:value-type="float" office:value="3.75992" calcext:value-type="float">
            <text:p>3.75992</text:p>
          </table:table-cell>
          <table:table-cell/>
          <table:table-cell table:formula="of:=AVERAGE([.B43:.BI43])" office:value-type="float" office:value="3.53816433333333" calcext:value-type="float">
            <text:p>3.5381643333</text:p>
          </table:table-cell>
          <table:table-cell table:formula="of:=STDEV([.B43:.BI43])/2" office:value-type="float" office:value="0.109831301106985" calcext:value-type="float">
            <text:p>0.109831301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.58364" calcext:value-type="float">
            <text:p>4.58364</text:p>
          </table:table-cell>
          <table:table-cell office:value-type="float" office:value="4.384" calcext:value-type="float">
            <text:p>4.384</text:p>
          </table:table-cell>
          <table:table-cell office:value-type="float" office:value="4.30038" calcext:value-type="float">
            <text:p>4.30038</text:p>
          </table:table-cell>
          <table:table-cell office:value-type="float" office:value="4.20122" calcext:value-type="float">
            <text:p>4.20122</text:p>
          </table:table-cell>
          <table:table-cell office:value-type="float" office:value="3.54737" calcext:value-type="float">
            <text:p>3.54737</text:p>
          </table:table-cell>
          <table:table-cell office:value-type="float" office:value="4.01906" calcext:value-type="float">
            <text:p>4.01906</text:p>
          </table:table-cell>
          <table:table-cell office:value-type="float" office:value="4.50967" calcext:value-type="float">
            <text:p>4.50967</text:p>
          </table:table-cell>
          <table:table-cell office:value-type="float" office:value="4.16399" calcext:value-type="float">
            <text:p>4.16399</text:p>
          </table:table-cell>
          <table:table-cell office:value-type="float" office:value="4.50428" calcext:value-type="float">
            <text:p>4.50428</text:p>
          </table:table-cell>
          <table:table-cell office:value-type="float" office:value="4.20135" calcext:value-type="float">
            <text:p>4.20135</text:p>
          </table:table-cell>
          <table:table-cell office:value-type="float" office:value="3.63076" calcext:value-type="float">
            <text:p>3.63076</text:p>
          </table:table-cell>
          <table:table-cell office:value-type="float" office:value="4.58922" calcext:value-type="float">
            <text:p>4.58922</text:p>
          </table:table-cell>
          <table:table-cell office:value-type="float" office:value="3.9452" calcext:value-type="float">
            <text:p>3.9452</text:p>
          </table:table-cell>
          <table:table-cell office:value-type="float" office:value="4.2603" calcext:value-type="float">
            <text:p>4.2603</text:p>
          </table:table-cell>
          <table:table-cell office:value-type="float" office:value="4.33924" calcext:value-type="float">
            <text:p>4.33924</text:p>
          </table:table-cell>
          <table:table-cell office:value-type="float" office:value="4.2961" calcext:value-type="float">
            <text:p>4.2961</text:p>
          </table:table-cell>
          <table:table-cell office:value-type="float" office:value="4.01178" calcext:value-type="float">
            <text:p>4.01178</text:p>
          </table:table-cell>
          <table:table-cell office:value-type="float" office:value="4.01653" calcext:value-type="float">
            <text:p>4.01653</text:p>
          </table:table-cell>
          <table:table-cell office:value-type="float" office:value="4.33401" calcext:value-type="float">
            <text:p>4.33401</text:p>
          </table:table-cell>
          <table:table-cell office:value-type="float" office:value="4.39747" calcext:value-type="float">
            <text:p>4.39747</text:p>
          </table:table-cell>
          <table:table-cell office:value-type="float" office:value="4.19302" calcext:value-type="float">
            <text:p>4.19302</text:p>
          </table:table-cell>
          <table:table-cell office:value-type="float" office:value="4.22685" calcext:value-type="float">
            <text:p>4.22685</text:p>
          </table:table-cell>
          <table:table-cell office:value-type="float" office:value="4.25593" calcext:value-type="float">
            <text:p>4.25593</text:p>
          </table:table-cell>
          <table:table-cell office:value-type="float" office:value="4.08743" calcext:value-type="float">
            <text:p>4.08743</text:p>
          </table:table-cell>
          <table:table-cell office:value-type="float" office:value="4.34" calcext:value-type="float">
            <text:p>4.34</text:p>
          </table:table-cell>
          <table:table-cell office:value-type="float" office:value="3.32905" calcext:value-type="float">
            <text:p>3.32905</text:p>
          </table:table-cell>
          <table:table-cell office:value-type="float" office:value="4.39632" calcext:value-type="float">
            <text:p>4.39632</text:p>
          </table:table-cell>
          <table:table-cell office:value-type="float" office:value="4.25324" calcext:value-type="float">
            <text:p>4.25324</text:p>
          </table:table-cell>
          <table:table-cell office:value-type="float" office:value="4.25312" calcext:value-type="float">
            <text:p>4.25312</text:p>
          </table:table-cell>
          <table:table-cell office:value-type="float" office:value="4.50153" calcext:value-type="float">
            <text:p>4.50153</text:p>
          </table:table-cell>
          <table:table-cell office:value-type="float" office:value="4.21466" calcext:value-type="float">
            <text:p>4.21466</text:p>
          </table:table-cell>
          <table:table-cell office:value-type="float" office:value="4.27245" calcext:value-type="float">
            <text:p>4.27245</text:p>
          </table:table-cell>
          <table:table-cell office:value-type="float" office:value="4.24458" calcext:value-type="float">
            <text:p>4.24458</text:p>
          </table:table-cell>
          <table:table-cell office:value-type="float" office:value="4.26479" calcext:value-type="float">
            <text:p>4.26479</text:p>
          </table:table-cell>
          <table:table-cell office:value-type="float" office:value="4.23733" calcext:value-type="float">
            <text:p>4.23733</text:p>
          </table:table-cell>
          <table:table-cell office:value-type="float" office:value="4.36683" calcext:value-type="float">
            <text:p>4.36683</text:p>
          </table:table-cell>
          <table:table-cell office:value-type="float" office:value="4.12934" calcext:value-type="float">
            <text:p>4.12934</text:p>
          </table:table-cell>
          <table:table-cell office:value-type="float" office:value="4.20728" calcext:value-type="float">
            <text:p>4.20728</text:p>
          </table:table-cell>
          <table:table-cell office:value-type="float" office:value="3.87506" calcext:value-type="float">
            <text:p>3.87506</text:p>
          </table:table-cell>
          <table:table-cell office:value-type="float" office:value="4.3507" calcext:value-type="float">
            <text:p>4.3507</text:p>
          </table:table-cell>
          <table:table-cell office:value-type="float" office:value="4.17047" calcext:value-type="float">
            <text:p>4.17047</text:p>
          </table:table-cell>
          <table:table-cell office:value-type="float" office:value="4.14835" calcext:value-type="float">
            <text:p>4.14835</text:p>
          </table:table-cell>
          <table:table-cell office:value-type="float" office:value="4.00346" calcext:value-type="float">
            <text:p>4.00346</text:p>
          </table:table-cell>
          <table:table-cell office:value-type="float" office:value="4.20176" calcext:value-type="float">
            <text:p>4.20176</text:p>
          </table:table-cell>
          <table:table-cell office:value-type="float" office:value="4.27874" calcext:value-type="float">
            <text:p>4.27874</text:p>
          </table:table-cell>
          <table:table-cell office:value-type="float" office:value="4.10441" calcext:value-type="float">
            <text:p>4.10441</text:p>
          </table:table-cell>
          <table:table-cell office:value-type="float" office:value="3.45075" calcext:value-type="float">
            <text:p>3.45075</text:p>
          </table:table-cell>
          <table:table-cell office:value-type="float" office:value="4.38717" calcext:value-type="float">
            <text:p>4.38717</text:p>
          </table:table-cell>
          <table:table-cell office:value-type="float" office:value="4.28993" calcext:value-type="float">
            <text:p>4.28993</text:p>
          </table:table-cell>
          <table:table-cell office:value-type="float" office:value="4.39748" calcext:value-type="float">
            <text:p>4.39748</text:p>
          </table:table-cell>
          <table:table-cell office:value-type="float" office:value="4.16526" calcext:value-type="float">
            <text:p>4.16526</text:p>
          </table:table-cell>
          <table:table-cell office:value-type="float" office:value="4.31272" calcext:value-type="float">
            <text:p>4.31272</text:p>
          </table:table-cell>
          <table:table-cell office:value-type="float" office:value="4.23131" calcext:value-type="float">
            <text:p>4.23131</text:p>
          </table:table-cell>
          <table:table-cell office:value-type="float" office:value="4.27917" calcext:value-type="float">
            <text:p>4.27917</text:p>
          </table:table-cell>
          <table:table-cell office:value-type="float" office:value="4.30177" calcext:value-type="float">
            <text:p>4.30177</text:p>
          </table:table-cell>
          <table:table-cell office:value-type="float" office:value="4.22405" calcext:value-type="float">
            <text:p>4.22405</text:p>
          </table:table-cell>
          <table:table-cell office:value-type="float" office:value="4.06032" calcext:value-type="float">
            <text:p>4.06032</text:p>
          </table:table-cell>
          <table:table-cell office:value-type="float" office:value="4.19649" calcext:value-type="float">
            <text:p>4.19649</text:p>
          </table:table-cell>
          <table:table-cell office:value-type="float" office:value="4.30491" calcext:value-type="float">
            <text:p>4.30491</text:p>
          </table:table-cell>
          <table:table-cell office:value-type="float" office:value="4.20247" calcext:value-type="float">
            <text:p>4.20247</text:p>
          </table:table-cell>
          <table:table-cell/>
          <table:table-cell table:formula="of:=AVERAGE([.B44:.BI44])" office:value-type="float" office:value="4.19910116666667" calcext:value-type="float">
            <text:p>4.1991011667</text:p>
          </table:table-cell>
          <table:table-cell table:formula="of:=STDEV([.B44:.BI44])/2" office:value-type="float" office:value="0.120133269217811" calcext:value-type="float">
            <text:p>0.120133269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.26764" calcext:value-type="float">
            <text:p>4.26764</text:p>
          </table:table-cell>
          <table:table-cell office:value-type="float" office:value="4.16047" calcext:value-type="float">
            <text:p>4.16047</text:p>
          </table:table-cell>
          <table:table-cell office:value-type="float" office:value="4.31718" calcext:value-type="float">
            <text:p>4.31718</text:p>
          </table:table-cell>
          <table:table-cell office:value-type="float" office:value="4.18281" calcext:value-type="float">
            <text:p>4.18281</text:p>
          </table:table-cell>
          <table:table-cell office:value-type="float" office:value="4.18075" calcext:value-type="float">
            <text:p>4.18075</text:p>
          </table:table-cell>
          <table:table-cell office:value-type="float" office:value="4.20002" calcext:value-type="float">
            <text:p>4.20002</text:p>
          </table:table-cell>
          <table:table-cell office:value-type="float" office:value="3.72421" calcext:value-type="float">
            <text:p>3.72421</text:p>
          </table:table-cell>
          <table:table-cell office:value-type="float" office:value="4.11292" calcext:value-type="float">
            <text:p>4.11292</text:p>
          </table:table-cell>
          <table:table-cell office:value-type="float" office:value="4.3482" calcext:value-type="float">
            <text:p>4.3482</text:p>
          </table:table-cell>
          <table:table-cell office:value-type="float" office:value="4.23144" calcext:value-type="float">
            <text:p>4.23144</text:p>
          </table:table-cell>
          <table:table-cell office:value-type="float" office:value="4.18422" calcext:value-type="float">
            <text:p>4.18422</text:p>
          </table:table-cell>
          <table:table-cell office:value-type="float" office:value="4.10653" calcext:value-type="float">
            <text:p>4.10653</text:p>
          </table:table-cell>
          <table:table-cell office:value-type="float" office:value="4.04548" calcext:value-type="float">
            <text:p>4.04548</text:p>
          </table:table-cell>
          <table:table-cell office:value-type="float" office:value="4.00171" calcext:value-type="float">
            <text:p>4.00171</text:p>
          </table:table-cell>
          <table:table-cell office:value-type="float" office:value="3.92369" calcext:value-type="float">
            <text:p>3.92369</text:p>
          </table:table-cell>
          <table:table-cell office:value-type="float" office:value="3.98974" calcext:value-type="float">
            <text:p>3.98974</text:p>
          </table:table-cell>
          <table:table-cell office:value-type="float" office:value="4.42073" calcext:value-type="float">
            <text:p>4.42073</text:p>
          </table:table-cell>
          <table:table-cell office:value-type="float" office:value="4.47077" calcext:value-type="float">
            <text:p>4.47077</text:p>
          </table:table-cell>
          <table:table-cell office:value-type="float" office:value="4.00769" calcext:value-type="float">
            <text:p>4.00769</text:p>
          </table:table-cell>
          <table:table-cell office:value-type="float" office:value="4.13023" calcext:value-type="float">
            <text:p>4.13023</text:p>
          </table:table-cell>
          <table:table-cell office:value-type="float" office:value="4.01419" calcext:value-type="float">
            <text:p>4.01419</text:p>
          </table:table-cell>
          <table:table-cell office:value-type="float" office:value="4.09975" calcext:value-type="float">
            <text:p>4.09975</text:p>
          </table:table-cell>
          <table:table-cell office:value-type="float" office:value="4.05884" calcext:value-type="float">
            <text:p>4.05884</text:p>
          </table:table-cell>
          <table:table-cell office:value-type="float" office:value="4.11439" calcext:value-type="float">
            <text:p>4.11439</text:p>
          </table:table-cell>
          <table:table-cell office:value-type="float" office:value="3.9766" calcext:value-type="float">
            <text:p>3.9766</text:p>
          </table:table-cell>
          <table:table-cell office:value-type="float" office:value="3.93799" calcext:value-type="float">
            <text:p>3.93799</text:p>
          </table:table-cell>
          <table:table-cell office:value-type="float" office:value="4.4313" calcext:value-type="float">
            <text:p>4.4313</text:p>
          </table:table-cell>
          <table:table-cell office:value-type="float" office:value="3.97339" calcext:value-type="float">
            <text:p>3.97339</text:p>
          </table:table-cell>
          <table:table-cell office:value-type="float" office:value="4.07527" calcext:value-type="float">
            <text:p>4.07527</text:p>
          </table:table-cell>
          <table:table-cell office:value-type="float" office:value="4.5357" calcext:value-type="float">
            <text:p>4.5357</text:p>
          </table:table-cell>
          <table:table-cell office:value-type="float" office:value="3.9393" calcext:value-type="float">
            <text:p>3.9393</text:p>
          </table:table-cell>
          <table:table-cell office:value-type="float" office:value="4.29553" calcext:value-type="float">
            <text:p>4.29553</text:p>
          </table:table-cell>
          <table:table-cell office:value-type="float" office:value="4.20977" calcext:value-type="float">
            <text:p>4.20977</text:p>
          </table:table-cell>
          <table:table-cell office:value-type="float" office:value="4.2593" calcext:value-type="float">
            <text:p>4.2593</text:p>
          </table:table-cell>
          <table:table-cell office:value-type="float" office:value="3.96527" calcext:value-type="float">
            <text:p>3.96527</text:p>
          </table:table-cell>
          <table:table-cell office:value-type="float" office:value="4.42148" calcext:value-type="float">
            <text:p>4.42148</text:p>
          </table:table-cell>
          <table:table-cell office:value-type="float" office:value="4.165" calcext:value-type="float">
            <text:p>4.165</text:p>
          </table:table-cell>
          <table:table-cell office:value-type="float" office:value="4.55972" calcext:value-type="float">
            <text:p>4.55972</text:p>
          </table:table-cell>
          <table:table-cell office:value-type="float" office:value="4.04238" calcext:value-type="float">
            <text:p>4.04238</text:p>
          </table:table-cell>
          <table:table-cell office:value-type="float" office:value="4.55196" calcext:value-type="float">
            <text:p>4.55196</text:p>
          </table:table-cell>
          <table:table-cell office:value-type="float" office:value="4.46596" calcext:value-type="float">
            <text:p>4.46596</text:p>
          </table:table-cell>
          <table:table-cell office:value-type="float" office:value="4.05724" calcext:value-type="float">
            <text:p>4.05724</text:p>
          </table:table-cell>
          <table:table-cell office:value-type="float" office:value="4.31273" calcext:value-type="float">
            <text:p>4.31273</text:p>
          </table:table-cell>
          <table:table-cell office:value-type="float" office:value="3.1625" calcext:value-type="float">
            <text:p>3.1625</text:p>
          </table:table-cell>
          <table:table-cell office:value-type="float" office:value="4.89626" calcext:value-type="float">
            <text:p>4.89626</text:p>
          </table:table-cell>
          <table:table-cell office:value-type="float" office:value="4.22675" calcext:value-type="float">
            <text:p>4.22675</text:p>
          </table:table-cell>
          <table:table-cell office:value-type="float" office:value="4.11187" calcext:value-type="float">
            <text:p>4.11187</text:p>
          </table:table-cell>
          <table:table-cell office:value-type="float" office:value="3.99847" calcext:value-type="float">
            <text:p>3.99847</text:p>
          </table:table-cell>
          <table:table-cell office:value-type="float" office:value="3.98381" calcext:value-type="float">
            <text:p>3.98381</text:p>
          </table:table-cell>
          <table:table-cell office:value-type="float" office:value="4.44373" calcext:value-type="float">
            <text:p>4.44373</text:p>
          </table:table-cell>
          <table:table-cell office:value-type="float" office:value="4.30148" calcext:value-type="float">
            <text:p>4.30148</text:p>
          </table:table-cell>
          <table:table-cell office:value-type="float" office:value="4.44775" calcext:value-type="float">
            <text:p>4.44775</text:p>
          </table:table-cell>
          <table:table-cell office:value-type="float" office:value="3.93357" calcext:value-type="float">
            <text:p>3.93357</text:p>
          </table:table-cell>
          <table:table-cell office:value-type="float" office:value="3.93752" calcext:value-type="float">
            <text:p>3.93752</text:p>
          </table:table-cell>
          <table:table-cell office:value-type="float" office:value="4.46455" calcext:value-type="float">
            <text:p>4.46455</text:p>
          </table:table-cell>
          <table:table-cell office:value-type="float" office:value="4.00869" calcext:value-type="float">
            <text:p>4.00869</text:p>
          </table:table-cell>
          <table:table-cell office:value-type="float" office:value="4.32205" calcext:value-type="float">
            <text:p>4.32205</text:p>
          </table:table-cell>
          <table:table-cell office:value-type="float" office:value="4.33701" calcext:value-type="float">
            <text:p>4.33701</text:p>
          </table:table-cell>
          <table:table-cell office:value-type="float" office:value="4.00979" calcext:value-type="float">
            <text:p>4.00979</text:p>
          </table:table-cell>
          <table:table-cell office:value-type="float" office:value="3.99177" calcext:value-type="float">
            <text:p>3.99177</text:p>
          </table:table-cell>
          <table:table-cell/>
          <table:table-cell table:formula="of:=AVERAGE([.B45:.BI45])" office:value-type="float" office:value="4.167451" calcext:value-type="float">
            <text:p>4.167451</text:p>
          </table:table-cell>
          <table:table-cell table:formula="of:=STDEV([.B45:.BI45])/2" office:value-type="float" office:value="0.125377296902427" calcext:value-type="float">
            <text:p>0.125377296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.96356" calcext:value-type="float">
            <text:p>3.96356</text:p>
          </table:table-cell>
          <table:table-cell office:value-type="float" office:value="4.45496" calcext:value-type="float">
            <text:p>4.45496</text:p>
          </table:table-cell>
          <table:table-cell office:value-type="float" office:value="4.33822" calcext:value-type="float">
            <text:p>4.33822</text:p>
          </table:table-cell>
          <table:table-cell office:value-type="float" office:value="4.3045" calcext:value-type="float">
            <text:p>4.3045</text:p>
          </table:table-cell>
          <table:table-cell office:value-type="float" office:value="4.35979" calcext:value-type="float">
            <text:p>4.35979</text:p>
          </table:table-cell>
          <table:table-cell office:value-type="float" office:value="4.53516" calcext:value-type="float">
            <text:p>4.53516</text:p>
          </table:table-cell>
          <table:table-cell office:value-type="float" office:value="4.10743" calcext:value-type="float">
            <text:p>4.10743</text:p>
          </table:table-cell>
          <table:table-cell office:value-type="float" office:value="4.40918" calcext:value-type="float">
            <text:p>4.40918</text:p>
          </table:table-cell>
          <table:table-cell office:value-type="float" office:value="4.41393" calcext:value-type="float">
            <text:p>4.41393</text:p>
          </table:table-cell>
          <table:table-cell office:value-type="float" office:value="4.25443" calcext:value-type="float">
            <text:p>4.25443</text:p>
          </table:table-cell>
          <table:table-cell office:value-type="float" office:value="4.39827" calcext:value-type="float">
            <text:p>4.39827</text:p>
          </table:table-cell>
          <table:table-cell office:value-type="float" office:value="4.4342" calcext:value-type="float">
            <text:p>4.4342</text:p>
          </table:table-cell>
          <table:table-cell office:value-type="float" office:value="4.2868" calcext:value-type="float">
            <text:p>4.2868</text:p>
          </table:table-cell>
          <table:table-cell office:value-type="float" office:value="4.41396" calcext:value-type="float">
            <text:p>4.41396</text:p>
          </table:table-cell>
          <table:table-cell office:value-type="float" office:value="4.34478" calcext:value-type="float">
            <text:p>4.34478</text:p>
          </table:table-cell>
          <table:table-cell office:value-type="float" office:value="4.25166" calcext:value-type="float">
            <text:p>4.25166</text:p>
          </table:table-cell>
          <table:table-cell office:value-type="float" office:value="4.2413" calcext:value-type="float">
            <text:p>4.2413</text:p>
          </table:table-cell>
          <table:table-cell office:value-type="float" office:value="4.06011" calcext:value-type="float">
            <text:p>4.06011</text:p>
          </table:table-cell>
          <table:table-cell office:value-type="float" office:value="4.44688" calcext:value-type="float">
            <text:p>4.44688</text:p>
          </table:table-cell>
          <table:table-cell office:value-type="float" office:value="4.28391" calcext:value-type="float">
            <text:p>4.28391</text:p>
          </table:table-cell>
          <table:table-cell office:value-type="float" office:value="4.46705" calcext:value-type="float">
            <text:p>4.46705</text:p>
          </table:table-cell>
          <table:table-cell office:value-type="float" office:value="4.54611" calcext:value-type="float">
            <text:p>4.54611</text:p>
          </table:table-cell>
          <table:table-cell office:value-type="float" office:value="4.41271" calcext:value-type="float">
            <text:p>4.41271</text:p>
          </table:table-cell>
          <table:table-cell office:value-type="float" office:value="4.46548" calcext:value-type="float">
            <text:p>4.46548</text:p>
          </table:table-cell>
          <table:table-cell office:value-type="float" office:value="4.27162" calcext:value-type="float">
            <text:p>4.27162</text:p>
          </table:table-cell>
          <table:table-cell office:value-type="float" office:value="4.5161" calcext:value-type="float">
            <text:p>4.5161</text:p>
          </table:table-cell>
          <table:table-cell office:value-type="float" office:value="4.41853" calcext:value-type="float">
            <text:p>4.41853</text:p>
          </table:table-cell>
          <table:table-cell office:value-type="float" office:value="4.26561" calcext:value-type="float">
            <text:p>4.26561</text:p>
          </table:table-cell>
          <table:table-cell office:value-type="float" office:value="4.27327" calcext:value-type="float">
            <text:p>4.27327</text:p>
          </table:table-cell>
          <table:table-cell office:value-type="float" office:value="4.24869" calcext:value-type="float">
            <text:p>4.24869</text:p>
          </table:table-cell>
          <table:table-cell office:value-type="float" office:value="4.28616" calcext:value-type="float">
            <text:p>4.28616</text:p>
          </table:table-cell>
          <table:table-cell office:value-type="float" office:value="4.24062" calcext:value-type="float">
            <text:p>4.24062</text:p>
          </table:table-cell>
          <table:table-cell office:value-type="float" office:value="4.27118" calcext:value-type="float">
            <text:p>4.27118</text:p>
          </table:table-cell>
          <table:table-cell office:value-type="float" office:value="4.04615" calcext:value-type="float">
            <text:p>4.04615</text:p>
          </table:table-cell>
          <table:table-cell office:value-type="float" office:value="4.00307" calcext:value-type="float">
            <text:p>4.00307</text:p>
          </table:table-cell>
          <table:table-cell office:value-type="float" office:value="4.37936" calcext:value-type="float">
            <text:p>4.37936</text:p>
          </table:table-cell>
          <table:table-cell office:value-type="float" office:value="4.80044" calcext:value-type="float">
            <text:p>4.80044</text:p>
          </table:table-cell>
          <table:table-cell office:value-type="float" office:value="4.26548" calcext:value-type="float">
            <text:p>4.26548</text:p>
          </table:table-cell>
          <table:table-cell office:value-type="float" office:value="4.06811" calcext:value-type="float">
            <text:p>4.06811</text:p>
          </table:table-cell>
          <table:table-cell office:value-type="float" office:value="4.5398" calcext:value-type="float">
            <text:p>4.5398</text:p>
          </table:table-cell>
          <table:table-cell office:value-type="float" office:value="4.52618" calcext:value-type="float">
            <text:p>4.52618</text:p>
          </table:table-cell>
          <table:table-cell office:value-type="float" office:value="4.33583" calcext:value-type="float">
            <text:p>4.33583</text:p>
          </table:table-cell>
          <table:table-cell office:value-type="float" office:value="4.28871" calcext:value-type="float">
            <text:p>4.28871</text:p>
          </table:table-cell>
          <table:table-cell office:value-type="float" office:value="4.05383" calcext:value-type="float">
            <text:p>4.05383</text:p>
          </table:table-cell>
          <table:table-cell office:value-type="float" office:value="4.47174" calcext:value-type="float">
            <text:p>4.47174</text:p>
          </table:table-cell>
          <table:table-cell office:value-type="float" office:value="4.08298" calcext:value-type="float">
            <text:p>4.08298</text:p>
          </table:table-cell>
          <table:table-cell office:value-type="float" office:value="4.57661" calcext:value-type="float">
            <text:p>4.57661</text:p>
          </table:table-cell>
          <table:table-cell office:value-type="float" office:value="4.47034" calcext:value-type="float">
            <text:p>4.47034</text:p>
          </table:table-cell>
          <table:table-cell office:value-type="float" office:value="4.29607" calcext:value-type="float">
            <text:p>4.29607</text:p>
          </table:table-cell>
          <table:table-cell office:value-type="float" office:value="4.25624" calcext:value-type="float">
            <text:p>4.25624</text:p>
          </table:table-cell>
          <table:table-cell office:value-type="float" office:value="4.6069" calcext:value-type="float">
            <text:p>4.6069</text:p>
          </table:table-cell>
          <table:table-cell office:value-type="float" office:value="4.31545" calcext:value-type="float">
            <text:p>4.31545</text:p>
          </table:table-cell>
          <table:table-cell office:value-type="float" office:value="4.50445" calcext:value-type="float">
            <text:p>4.50445</text:p>
          </table:table-cell>
          <table:table-cell office:value-type="float" office:value="4.36278" calcext:value-type="float">
            <text:p>4.36278</text:p>
          </table:table-cell>
          <table:table-cell office:value-type="float" office:value="4.48431" calcext:value-type="float">
            <text:p>4.48431</text:p>
          </table:table-cell>
          <table:table-cell office:value-type="float" office:value="4.49737" calcext:value-type="float">
            <text:p>4.49737</text:p>
          </table:table-cell>
          <table:table-cell office:value-type="float" office:value="4.5951" calcext:value-type="float">
            <text:p>4.5951</text:p>
          </table:table-cell>
          <table:table-cell office:value-type="float" office:value="4.55712" calcext:value-type="float">
            <text:p>4.55712</text:p>
          </table:table-cell>
          <table:table-cell office:value-type="float" office:value="4.50894" calcext:value-type="float">
            <text:p>4.50894</text:p>
          </table:table-cell>
          <table:table-cell office:value-type="float" office:value="4.33045" calcext:value-type="float">
            <text:p>4.33045</text:p>
          </table:table-cell>
          <table:table-cell/>
          <table:table-cell table:formula="of:=AVERAGE([.B46:.BI46])" office:value-type="float" office:value="4.3534995" calcext:value-type="float">
            <text:p>4.3534995</text:p>
          </table:table-cell>
          <table:table-cell table:formula="of:=STDEV([.B46:.BI46])/2" office:value-type="float" office:value="0.0835388746380025" calcext:value-type="float">
            <text:p>0.083538874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.31055" calcext:value-type="float">
            <text:p>4.31055</text:p>
          </table:table-cell>
          <table:table-cell office:value-type="float" office:value="3.9939" calcext:value-type="float">
            <text:p>3.9939</text:p>
          </table:table-cell>
          <table:table-cell office:value-type="float" office:value="4.04873" calcext:value-type="float">
            <text:p>4.04873</text:p>
          </table:table-cell>
          <table:table-cell office:value-type="float" office:value="4.13075" calcext:value-type="float">
            <text:p>4.13075</text:p>
          </table:table-cell>
          <table:table-cell office:value-type="float" office:value="4.31927" calcext:value-type="float">
            <text:p>4.31927</text:p>
          </table:table-cell>
          <table:table-cell office:value-type="float" office:value="3.93998" calcext:value-type="float">
            <text:p>3.93998</text:p>
          </table:table-cell>
          <table:table-cell office:value-type="float" office:value="4.10286" calcext:value-type="float">
            <text:p>4.10286</text:p>
          </table:table-cell>
          <table:table-cell office:value-type="float" office:value="4.25701" calcext:value-type="float">
            <text:p>4.25701</text:p>
          </table:table-cell>
          <table:table-cell office:value-type="float" office:value="3.9741" calcext:value-type="float">
            <text:p>3.9741</text:p>
          </table:table-cell>
          <table:table-cell office:value-type="float" office:value="3.67565" calcext:value-type="float">
            <text:p>3.67565</text:p>
          </table:table-cell>
          <table:table-cell office:value-type="float" office:value="4.10798" calcext:value-type="float">
            <text:p>4.10798</text:p>
          </table:table-cell>
          <table:table-cell office:value-type="float" office:value="3.94573" calcext:value-type="float">
            <text:p>3.94573</text:p>
          </table:table-cell>
          <table:table-cell office:value-type="float" office:value="3.98833" calcext:value-type="float">
            <text:p>3.98833</text:p>
          </table:table-cell>
          <table:table-cell office:value-type="float" office:value="4.17617" calcext:value-type="float">
            <text:p>4.17617</text:p>
          </table:table-cell>
          <table:table-cell office:value-type="float" office:value="3.99072" calcext:value-type="float">
            <text:p>3.99072</text:p>
          </table:table-cell>
          <table:table-cell office:value-type="float" office:value="3.90812" calcext:value-type="float">
            <text:p>3.90812</text:p>
          </table:table-cell>
          <table:table-cell office:value-type="float" office:value="4.50168" calcext:value-type="float">
            <text:p>4.50168</text:p>
          </table:table-cell>
          <table:table-cell office:value-type="float" office:value="4.276" calcext:value-type="float">
            <text:p>4.276</text:p>
          </table:table-cell>
          <table:table-cell office:value-type="float" office:value="4.27611" calcext:value-type="float">
            <text:p>4.27611</text:p>
          </table:table-cell>
          <table:table-cell office:value-type="float" office:value="4.4128" calcext:value-type="float">
            <text:p>4.4128</text:p>
          </table:table-cell>
          <table:table-cell office:value-type="float" office:value="4.26424" calcext:value-type="float">
            <text:p>4.26424</text:p>
          </table:table-cell>
          <table:table-cell office:value-type="float" office:value="4.39722" calcext:value-type="float">
            <text:p>4.39722</text:p>
          </table:table-cell>
          <table:table-cell office:value-type="float" office:value="4.41995" calcext:value-type="float">
            <text:p>4.41995</text:p>
          </table:table-cell>
          <table:table-cell office:value-type="float" office:value="3.9737" calcext:value-type="float">
            <text:p>3.9737</text:p>
          </table:table-cell>
          <table:table-cell office:value-type="float" office:value="4.27467" calcext:value-type="float">
            <text:p>4.27467</text:p>
          </table:table-cell>
          <table:table-cell office:value-type="float" office:value="4.414" calcext:value-type="float">
            <text:p>4.414</text:p>
          </table:table-cell>
          <table:table-cell office:value-type="float" office:value="4.17285" calcext:value-type="float">
            <text:p>4.17285</text:p>
          </table:table-cell>
          <table:table-cell office:value-type="float" office:value="4.25218" calcext:value-type="float">
            <text:p>4.25218</text:p>
          </table:table-cell>
          <table:table-cell office:value-type="float" office:value="4.0618" calcext:value-type="float">
            <text:p>4.0618</text:p>
          </table:table-cell>
          <table:table-cell office:value-type="float" office:value="4.02676" calcext:value-type="float">
            <text:p>4.02676</text:p>
          </table:table-cell>
          <table:table-cell office:value-type="float" office:value="4.01505" calcext:value-type="float">
            <text:p>4.01505</text:p>
          </table:table-cell>
          <table:table-cell office:value-type="float" office:value="4.28455" calcext:value-type="float">
            <text:p>4.28455</text:p>
          </table:table-cell>
          <table:table-cell office:value-type="float" office:value="4.05919" calcext:value-type="float">
            <text:p>4.05919</text:p>
          </table:table-cell>
          <table:table-cell office:value-type="float" office:value="4.20744" calcext:value-type="float">
            <text:p>4.20744</text:p>
          </table:table-cell>
          <table:table-cell office:value-type="float" office:value="4.018" calcext:value-type="float">
            <text:p>4.018</text:p>
          </table:table-cell>
          <table:table-cell office:value-type="float" office:value="3.91128" calcext:value-type="float">
            <text:p>3.91128</text:p>
          </table:table-cell>
          <table:table-cell office:value-type="float" office:value="4.28456" calcext:value-type="float">
            <text:p>4.28456</text:p>
          </table:table-cell>
          <table:table-cell office:value-type="float" office:value="4.09687" calcext:value-type="float">
            <text:p>4.09687</text:p>
          </table:table-cell>
          <table:table-cell office:value-type="float" office:value="4.32888" calcext:value-type="float">
            <text:p>4.32888</text:p>
          </table:table-cell>
          <table:table-cell office:value-type="float" office:value="4.43668" calcext:value-type="float">
            <text:p>4.43668</text:p>
          </table:table-cell>
          <table:table-cell office:value-type="float" office:value="4.20518" calcext:value-type="float">
            <text:p>4.20518</text:p>
          </table:table-cell>
          <table:table-cell office:value-type="float" office:value="4.01769" calcext:value-type="float">
            <text:p>4.01769</text:p>
          </table:table-cell>
          <table:table-cell office:value-type="float" office:value="4.28862" calcext:value-type="float">
            <text:p>4.28862</text:p>
          </table:table-cell>
          <table:table-cell office:value-type="float" office:value="4.19078" calcext:value-type="float">
            <text:p>4.19078</text:p>
          </table:table-cell>
          <table:table-cell office:value-type="float" office:value="3.94272" calcext:value-type="float">
            <text:p>3.94272</text:p>
          </table:table-cell>
          <table:table-cell office:value-type="float" office:value="4.41642" calcext:value-type="float">
            <text:p>4.41642</text:p>
          </table:table-cell>
          <table:table-cell office:value-type="float" office:value="4.27553" calcext:value-type="float">
            <text:p>4.27553</text:p>
          </table:table-cell>
          <table:table-cell office:value-type="float" office:value="3.75773" calcext:value-type="float">
            <text:p>3.75773</text:p>
          </table:table-cell>
          <table:table-cell office:value-type="float" office:value="4.09862" calcext:value-type="float">
            <text:p>4.09862</text:p>
          </table:table-cell>
          <table:table-cell office:value-type="float" office:value="3.96226" calcext:value-type="float">
            <text:p>3.96226</text:p>
          </table:table-cell>
          <table:table-cell office:value-type="float" office:value="4.07964" calcext:value-type="float">
            <text:p>4.07964</text:p>
          </table:table-cell>
          <table:table-cell office:value-type="float" office:value="4.29052" calcext:value-type="float">
            <text:p>4.29052</text:p>
          </table:table-cell>
          <table:table-cell office:value-type="float" office:value="4.11941" calcext:value-type="float">
            <text:p>4.11941</text:p>
          </table:table-cell>
          <table:table-cell office:value-type="float" office:value="4.12865" calcext:value-type="float">
            <text:p>4.12865</text:p>
          </table:table-cell>
          <table:table-cell office:value-type="float" office:value="3.9046" calcext:value-type="float">
            <text:p>3.9046</text:p>
          </table:table-cell>
          <table:table-cell office:value-type="float" office:value="3.86228" calcext:value-type="float">
            <text:p>3.86228</text:p>
          </table:table-cell>
          <table:table-cell office:value-type="float" office:value="4.28542" calcext:value-type="float">
            <text:p>4.28542</text:p>
          </table:table-cell>
          <table:table-cell office:value-type="float" office:value="4.02459" calcext:value-type="float">
            <text:p>4.02459</text:p>
          </table:table-cell>
          <table:table-cell office:value-type="float" office:value="4.18419" calcext:value-type="float">
            <text:p>4.18419</text:p>
          </table:table-cell>
          <table:table-cell office:value-type="float" office:value="4.02619" calcext:value-type="float">
            <text:p>4.02619</text:p>
          </table:table-cell>
          <table:table-cell/>
          <table:table-cell table:formula="of:=AVERAGE([.B47:.BI47])" office:value-type="float" office:value="4.13828916666667" calcext:value-type="float">
            <text:p>4.1382891667</text:p>
          </table:table-cell>
          <table:table-cell table:formula="of:=STDEV([.B47:.BI47])/2" office:value-type="float" office:value="0.0899826466946787" calcext:value-type="float">
            <text:p>0.089982646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.13266" calcext:value-type="float">
            <text:p>4.13266</text:p>
          </table:table-cell>
          <table:table-cell office:value-type="float" office:value="3.9367" calcext:value-type="float">
            <text:p>3.9367</text:p>
          </table:table-cell>
          <table:table-cell office:value-type="float" office:value="4.01449" calcext:value-type="float">
            <text:p>4.01449</text:p>
          </table:table-cell>
          <table:table-cell office:value-type="float" office:value="3.97142" calcext:value-type="float">
            <text:p>3.97142</text:p>
          </table:table-cell>
          <table:table-cell office:value-type="float" office:value="4.41615" calcext:value-type="float">
            <text:p>4.41615</text:p>
          </table:table-cell>
          <table:table-cell office:value-type="float" office:value="4.28701" calcext:value-type="float">
            <text:p>4.28701</text:p>
          </table:table-cell>
          <table:table-cell office:value-type="float" office:value="4.24818" calcext:value-type="float">
            <text:p>4.24818</text:p>
          </table:table-cell>
          <table:table-cell office:value-type="float" office:value="3.95386" calcext:value-type="float">
            <text:p>3.95386</text:p>
          </table:table-cell>
          <table:table-cell office:value-type="float" office:value="3.9415" calcext:value-type="float">
            <text:p>3.9415</text:p>
          </table:table-cell>
          <table:table-cell office:value-type="float" office:value="4.22897" calcext:value-type="float">
            <text:p>4.22897</text:p>
          </table:table-cell>
          <table:table-cell office:value-type="float" office:value="4.07858" calcext:value-type="float">
            <text:p>4.07858</text:p>
          </table:table-cell>
          <table:table-cell office:value-type="float" office:value="4.51061" calcext:value-type="float">
            <text:p>4.51061</text:p>
          </table:table-cell>
          <table:table-cell office:value-type="float" office:value="4.32188" calcext:value-type="float">
            <text:p>4.32188</text:p>
          </table:table-cell>
          <table:table-cell office:value-type="float" office:value="4.5008" calcext:value-type="float">
            <text:p>4.5008</text:p>
          </table:table-cell>
          <table:table-cell office:value-type="float" office:value="3.96518" calcext:value-type="float">
            <text:p>3.96518</text:p>
          </table:table-cell>
          <table:table-cell office:value-type="float" office:value="3.79217" calcext:value-type="float">
            <text:p>3.79217</text:p>
          </table:table-cell>
          <table:table-cell office:value-type="float" office:value="4.04248" calcext:value-type="float">
            <text:p>4.04248</text:p>
          </table:table-cell>
          <table:table-cell office:value-type="float" office:value="3.95155" calcext:value-type="float">
            <text:p>3.95155</text:p>
          </table:table-cell>
          <table:table-cell office:value-type="float" office:value="3.96141" calcext:value-type="float">
            <text:p>3.96141</text:p>
          </table:table-cell>
          <table:table-cell office:value-type="float" office:value="4.0284" calcext:value-type="float">
            <text:p>4.0284</text:p>
          </table:table-cell>
          <table:table-cell office:value-type="float" office:value="4.41455" calcext:value-type="float">
            <text:p>4.41455</text:p>
          </table:table-cell>
          <table:table-cell office:value-type="float" office:value="4.00044" calcext:value-type="float">
            <text:p>4.00044</text:p>
          </table:table-cell>
          <table:table-cell office:value-type="float" office:value="3.99011" calcext:value-type="float">
            <text:p>3.99011</text:p>
          </table:table-cell>
          <table:table-cell office:value-type="float" office:value="3.94862" calcext:value-type="float">
            <text:p>3.94862</text:p>
          </table:table-cell>
          <table:table-cell office:value-type="float" office:value="4.30937" calcext:value-type="float">
            <text:p>4.30937</text:p>
          </table:table-cell>
          <table:table-cell office:value-type="float" office:value="4.04057" calcext:value-type="float">
            <text:p>4.04057</text:p>
          </table:table-cell>
          <table:table-cell office:value-type="float" office:value="4.42703" calcext:value-type="float">
            <text:p>4.42703</text:p>
          </table:table-cell>
          <table:table-cell office:value-type="float" office:value="3.6616" calcext:value-type="float">
            <text:p>3.6616</text:p>
          </table:table-cell>
          <table:table-cell office:value-type="float" office:value="3.95013" calcext:value-type="float">
            <text:p>3.95013</text:p>
          </table:table-cell>
          <table:table-cell office:value-type="float" office:value="4.25621" calcext:value-type="float">
            <text:p>4.25621</text:p>
          </table:table-cell>
          <table:table-cell office:value-type="float" office:value="3.96467" calcext:value-type="float">
            <text:p>3.96467</text:p>
          </table:table-cell>
          <table:table-cell office:value-type="float" office:value="4.01731" calcext:value-type="float">
            <text:p>4.01731</text:p>
          </table:table-cell>
          <table:table-cell office:value-type="float" office:value="4.11375" calcext:value-type="float">
            <text:p>4.11375</text:p>
          </table:table-cell>
          <table:table-cell office:value-type="float" office:value="4.50817" calcext:value-type="float">
            <text:p>4.50817</text:p>
          </table:table-cell>
          <table:table-cell office:value-type="float" office:value="4.48037" calcext:value-type="float">
            <text:p>4.48037</text:p>
          </table:table-cell>
          <table:table-cell office:value-type="float" office:value="3.99428" calcext:value-type="float">
            <text:p>3.99428</text:p>
          </table:table-cell>
          <table:table-cell office:value-type="float" office:value="4.14634" calcext:value-type="float">
            <text:p>4.14634</text:p>
          </table:table-cell>
          <table:table-cell office:value-type="float" office:value="3.9919" calcext:value-type="float">
            <text:p>3.9919</text:p>
          </table:table-cell>
          <table:table-cell office:value-type="float" office:value="4.02362" calcext:value-type="float">
            <text:p>4.02362</text:p>
          </table:table-cell>
          <table:table-cell office:value-type="float" office:value="4.19951" calcext:value-type="float">
            <text:p>4.19951</text:p>
          </table:table-cell>
          <table:table-cell office:value-type="float" office:value="4.17326" calcext:value-type="float">
            <text:p>4.17326</text:p>
          </table:table-cell>
          <table:table-cell office:value-type="float" office:value="3.95452" calcext:value-type="float">
            <text:p>3.95452</text:p>
          </table:table-cell>
          <table:table-cell office:value-type="float" office:value="4.02939" calcext:value-type="float">
            <text:p>4.02939</text:p>
          </table:table-cell>
          <table:table-cell office:value-type="float" office:value="4.28117" calcext:value-type="float">
            <text:p>4.28117</text:p>
          </table:table-cell>
          <table:table-cell office:value-type="float" office:value="4.1078" calcext:value-type="float">
            <text:p>4.1078</text:p>
          </table:table-cell>
          <table:table-cell office:value-type="float" office:value="4.40197" calcext:value-type="float">
            <text:p>4.40197</text:p>
          </table:table-cell>
          <table:table-cell office:value-type="float" office:value="4.45836" calcext:value-type="float">
            <text:p>4.45836</text:p>
          </table:table-cell>
          <table:table-cell office:value-type="float" office:value="3.42154" calcext:value-type="float">
            <text:p>3.42154</text:p>
          </table:table-cell>
          <table:table-cell office:value-type="float" office:value="3.98989" calcext:value-type="float">
            <text:p>3.98989</text:p>
          </table:table-cell>
          <table:table-cell office:value-type="float" office:value="4.42414" calcext:value-type="float">
            <text:p>4.42414</text:p>
          </table:table-cell>
          <table:table-cell office:value-type="float" office:value="4.40227" calcext:value-type="float">
            <text:p>4.40227</text:p>
          </table:table-cell>
          <table:table-cell office:value-type="float" office:value="4.01997" calcext:value-type="float">
            <text:p>4.01997</text:p>
          </table:table-cell>
          <table:table-cell office:value-type="float" office:value="3.94214" calcext:value-type="float">
            <text:p>3.94214</text:p>
          </table:table-cell>
          <table:table-cell office:value-type="float" office:value="3.8677" calcext:value-type="float">
            <text:p>3.8677</text:p>
          </table:table-cell>
          <table:table-cell office:value-type="float" office:value="4.38818" calcext:value-type="float">
            <text:p>4.38818</text:p>
          </table:table-cell>
          <table:table-cell office:value-type="float" office:value="4.25163" calcext:value-type="float">
            <text:p>4.25163</text:p>
          </table:table-cell>
          <table:table-cell office:value-type="float" office:value="4.01875" calcext:value-type="float">
            <text:p>4.01875</text:p>
          </table:table-cell>
          <table:table-cell office:value-type="float" office:value="3.98784" calcext:value-type="float">
            <text:p>3.98784</text:p>
          </table:table-cell>
          <table:table-cell office:value-type="float" office:value="4.01701" calcext:value-type="float">
            <text:p>4.01701</text:p>
          </table:table-cell>
          <table:table-cell office:value-type="float" office:value="4.07973" calcext:value-type="float">
            <text:p>4.07973</text:p>
          </table:table-cell>
          <table:table-cell/>
          <table:table-cell table:formula="of:=AVERAGE([.B48:.BI48])" office:value-type="float" office:value="4.1156635" calcext:value-type="float">
            <text:p>4.1156635</text:p>
          </table:table-cell>
          <table:table-cell table:formula="of:=STDEV([.B48:.BI48])/2" office:value-type="float" office:value="0.110539287508571" calcext:value-type="float">
            <text:p>0.110539287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.13515" calcext:value-type="float">
            <text:p>3.13515</text:p>
          </table:table-cell>
          <table:table-cell office:value-type="float" office:value="4.39945" calcext:value-type="float">
            <text:p>4.39945</text:p>
          </table:table-cell>
          <table:table-cell office:value-type="float" office:value="3.91779" calcext:value-type="float">
            <text:p>3.91779</text:p>
          </table:table-cell>
          <table:table-cell office:value-type="float" office:value="4.25914" calcext:value-type="float">
            <text:p>4.25914</text:p>
          </table:table-cell>
          <table:table-cell office:value-type="float" office:value="3.93401" calcext:value-type="float">
            <text:p>3.93401</text:p>
          </table:table-cell>
          <table:table-cell office:value-type="float" office:value="4.40809" calcext:value-type="float">
            <text:p>4.40809</text:p>
          </table:table-cell>
          <table:table-cell office:value-type="float" office:value="3.87672" calcext:value-type="float">
            <text:p>3.87672</text:p>
          </table:table-cell>
          <table:table-cell office:value-type="float" office:value="3.39852" calcext:value-type="float">
            <text:p>3.39852</text:p>
          </table:table-cell>
          <table:table-cell office:value-type="float" office:value="3.65413" calcext:value-type="float">
            <text:p>3.65413</text:p>
          </table:table-cell>
          <table:table-cell office:value-type="float" office:value="4.05156" calcext:value-type="float">
            <text:p>4.05156</text:p>
          </table:table-cell>
          <table:table-cell office:value-type="float" office:value="4.18806" calcext:value-type="float">
            <text:p>4.18806</text:p>
          </table:table-cell>
          <table:table-cell office:value-type="float" office:value="4.39057" calcext:value-type="float">
            <text:p>4.39057</text:p>
          </table:table-cell>
          <table:table-cell office:value-type="float" office:value="4.3816" calcext:value-type="float">
            <text:p>4.3816</text:p>
          </table:table-cell>
          <table:table-cell office:value-type="float" office:value="4.0172" calcext:value-type="float">
            <text:p>4.0172</text:p>
          </table:table-cell>
          <table:table-cell office:value-type="float" office:value="4.24517" calcext:value-type="float">
            <text:p>4.24517</text:p>
          </table:table-cell>
          <table:table-cell office:value-type="float" office:value="3.95211" calcext:value-type="float">
            <text:p>3.95211</text:p>
          </table:table-cell>
          <table:table-cell office:value-type="float" office:value="4.49439" calcext:value-type="float">
            <text:p>4.49439</text:p>
          </table:table-cell>
          <table:table-cell office:value-type="float" office:value="4.40238" calcext:value-type="float">
            <text:p>4.40238</text:p>
          </table:table-cell>
          <table:table-cell office:value-type="float" office:value="3.94917" calcext:value-type="float">
            <text:p>3.94917</text:p>
          </table:table-cell>
          <table:table-cell office:value-type="float" office:value="4.33901" calcext:value-type="float">
            <text:p>4.33901</text:p>
          </table:table-cell>
          <table:table-cell office:value-type="float" office:value="4.31763" calcext:value-type="float">
            <text:p>4.31763</text:p>
          </table:table-cell>
          <table:table-cell office:value-type="float" office:value="3.93445" calcext:value-type="float">
            <text:p>3.93445</text:p>
          </table:table-cell>
          <table:table-cell office:value-type="float" office:value="4.25208" calcext:value-type="float">
            <text:p>4.25208</text:p>
          </table:table-cell>
          <table:table-cell office:value-type="float" office:value="4.28193" calcext:value-type="float">
            <text:p>4.28193</text:p>
          </table:table-cell>
          <table:table-cell office:value-type="float" office:value="4.14682" calcext:value-type="float">
            <text:p>4.14682</text:p>
          </table:table-cell>
          <table:table-cell office:value-type="float" office:value="4.42593" calcext:value-type="float">
            <text:p>4.42593</text:p>
          </table:table-cell>
          <table:table-cell office:value-type="float" office:value="4.15019" calcext:value-type="float">
            <text:p>4.15019</text:p>
          </table:table-cell>
          <table:table-cell office:value-type="float" office:value="4.3981" calcext:value-type="float">
            <text:p>4.3981</text:p>
          </table:table-cell>
          <table:table-cell office:value-type="float" office:value="3.93695" calcext:value-type="float">
            <text:p>3.93695</text:p>
          </table:table-cell>
          <table:table-cell office:value-type="float" office:value="4.60288" calcext:value-type="float">
            <text:p>4.60288</text:p>
          </table:table-cell>
          <table:table-cell office:value-type="float" office:value="4.47277" calcext:value-type="float">
            <text:p>4.47277</text:p>
          </table:table-cell>
          <table:table-cell office:value-type="float" office:value="4.27302" calcext:value-type="float">
            <text:p>4.27302</text:p>
          </table:table-cell>
          <table:table-cell office:value-type="float" office:value="4.4039" calcext:value-type="float">
            <text:p>4.4039</text:p>
          </table:table-cell>
          <table:table-cell office:value-type="float" office:value="4.22087" calcext:value-type="float">
            <text:p>4.22087</text:p>
          </table:table-cell>
          <table:table-cell office:value-type="float" office:value="3.9467" calcext:value-type="float">
            <text:p>3.9467</text:p>
          </table:table-cell>
          <table:table-cell office:value-type="float" office:value="4.20749" calcext:value-type="float">
            <text:p>4.20749</text:p>
          </table:table-cell>
          <table:table-cell office:value-type="float" office:value="4.28967" calcext:value-type="float">
            <text:p>4.28967</text:p>
          </table:table-cell>
          <table:table-cell office:value-type="float" office:value="4.49235" calcext:value-type="float">
            <text:p>4.49235</text:p>
          </table:table-cell>
          <table:table-cell office:value-type="float" office:value="4.21955" calcext:value-type="float">
            <text:p>4.21955</text:p>
          </table:table-cell>
          <table:table-cell office:value-type="float" office:value="4.30612" calcext:value-type="float">
            <text:p>4.30612</text:p>
          </table:table-cell>
          <table:table-cell office:value-type="float" office:value="4.41718" calcext:value-type="float">
            <text:p>4.41718</text:p>
          </table:table-cell>
          <table:table-cell office:value-type="float" office:value="4.33103" calcext:value-type="float">
            <text:p>4.33103</text:p>
          </table:table-cell>
          <table:table-cell office:value-type="float" office:value="4.22764" calcext:value-type="float">
            <text:p>4.22764</text:p>
          </table:table-cell>
          <table:table-cell office:value-type="float" office:value="4.54499" calcext:value-type="float">
            <text:p>4.54499</text:p>
          </table:table-cell>
          <table:table-cell office:value-type="float" office:value="4.3991" calcext:value-type="float">
            <text:p>4.3991</text:p>
          </table:table-cell>
          <table:table-cell office:value-type="float" office:value="4.07868" calcext:value-type="float">
            <text:p>4.07868</text:p>
          </table:table-cell>
          <table:table-cell office:value-type="float" office:value="4.38118" calcext:value-type="float">
            <text:p>4.38118</text:p>
          </table:table-cell>
          <table:table-cell office:value-type="float" office:value="4.51729" calcext:value-type="float">
            <text:p>4.51729</text:p>
          </table:table-cell>
          <table:table-cell office:value-type="float" office:value="4.39301" calcext:value-type="float">
            <text:p>4.39301</text:p>
          </table:table-cell>
          <table:table-cell office:value-type="float" office:value="4.22058" calcext:value-type="float">
            <text:p>4.22058</text:p>
          </table:table-cell>
          <table:table-cell office:value-type="float" office:value="4.30799" calcext:value-type="float">
            <text:p>4.30799</text:p>
          </table:table-cell>
          <table:table-cell office:value-type="float" office:value="4.32096" calcext:value-type="float">
            <text:p>4.32096</text:p>
          </table:table-cell>
          <table:table-cell office:value-type="float" office:value="4.44646" calcext:value-type="float">
            <text:p>4.44646</text:p>
          </table:table-cell>
          <table:table-cell office:value-type="float" office:value="4.22062" calcext:value-type="float">
            <text:p>4.22062</text:p>
          </table:table-cell>
          <table:table-cell office:value-type="float" office:value="4.3054" calcext:value-type="float">
            <text:p>4.3054</text:p>
          </table:table-cell>
          <table:table-cell office:value-type="float" office:value="4.55225" calcext:value-type="float">
            <text:p>4.55225</text:p>
          </table:table-cell>
          <table:table-cell office:value-type="float" office:value="4.55574" calcext:value-type="float">
            <text:p>4.55574</text:p>
          </table:table-cell>
          <table:table-cell office:value-type="float" office:value="3.78294" calcext:value-type="float">
            <text:p>3.78294</text:p>
          </table:table-cell>
          <table:table-cell office:value-type="float" office:value="3.46175" calcext:value-type="float">
            <text:p>3.46175</text:p>
          </table:table-cell>
          <table:table-cell office:value-type="float" office:value="3.96935" calcext:value-type="float">
            <text:p>3.96935</text:p>
          </table:table-cell>
          <table:table-cell/>
          <table:table-cell table:formula="of:=AVERAGE([.B49:.BI49])" office:value-type="float" office:value="4.201796" calcext:value-type="float">
            <text:p>4.201796</text:p>
          </table:table-cell>
          <table:table-cell table:formula="of:=STDEV([.B49:.BI49])/2" office:value-type="float" office:value="0.146379818938754" calcext:value-type="float">
            <text:p>0.1463798189</text:p>
          </table:table-cell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PairAffinity</text:p>
          </table:table-cell>
          <table:table-cell table:number-columns-repeated="6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72413" calcext:value-type="float">
            <text:p>1.72413</text:p>
          </table:table-cell>
          <table:table-cell office:value-type="float" office:value="2.096" calcext:value-type="float">
            <text:p>2.096</text:p>
          </table:table-cell>
          <table:table-cell office:value-type="float" office:value="2.08395" calcext:value-type="float">
            <text:p>2.08395</text:p>
          </table:table-cell>
          <table:table-cell office:value-type="float" office:value="2.15828" calcext:value-type="float">
            <text:p>2.15828</text:p>
          </table:table-cell>
          <table:table-cell office:value-type="float" office:value="2.13934" calcext:value-type="float">
            <text:p>2.13934</text:p>
          </table:table-cell>
          <table:table-cell office:value-type="float" office:value="2.1874" calcext:value-type="float">
            <text:p>2.1874</text:p>
          </table:table-cell>
          <table:table-cell office:value-type="float" office:value="1.63537" calcext:value-type="float">
            <text:p>1.63537</text:p>
          </table:table-cell>
          <table:table-cell office:value-type="float" office:value="2.22273" calcext:value-type="float">
            <text:p>2.22273</text:p>
          </table:table-cell>
          <table:table-cell office:value-type="float" office:value="2.1654" calcext:value-type="float">
            <text:p>2.1654</text:p>
          </table:table-cell>
          <table:table-cell office:value-type="float" office:value="2.17595" calcext:value-type="float">
            <text:p>2.17595</text:p>
          </table:table-cell>
          <table:table-cell office:value-type="float" office:value="2.16604" calcext:value-type="float">
            <text:p>2.16604</text:p>
          </table:table-cell>
          <table:table-cell office:value-type="float" office:value="2.22085" calcext:value-type="float">
            <text:p>2.22085</text:p>
          </table:table-cell>
          <table:table-cell office:value-type="float" office:value="2.3076" calcext:value-type="float">
            <text:p>2.3076</text:p>
          </table:table-cell>
          <table:table-cell office:value-type="float" office:value="2.18356" calcext:value-type="float">
            <text:p>2.18356</text:p>
          </table:table-cell>
          <table:table-cell office:value-type="float" office:value="1.75277" calcext:value-type="float">
            <text:p>1.75277</text:p>
          </table:table-cell>
          <table:table-cell office:value-type="float" office:value="1.51061" calcext:value-type="float">
            <text:p>1.51061</text:p>
          </table:table-cell>
          <table:table-cell office:value-type="float" office:value="2.24353" calcext:value-type="float">
            <text:p>2.24353</text:p>
          </table:table-cell>
          <table:table-cell office:value-type="float" office:value="1.84486" calcext:value-type="float">
            <text:p>1.84486</text:p>
          </table:table-cell>
          <table:table-cell office:value-type="float" office:value="2.07819" calcext:value-type="float">
            <text:p>2.07819</text:p>
          </table:table-cell>
          <table:table-cell office:value-type="float" office:value="2.11281" calcext:value-type="float">
            <text:p>2.11281</text:p>
          </table:table-cell>
          <table:table-cell office:value-type="float" office:value="2.22186" calcext:value-type="float">
            <text:p>2.22186</text:p>
          </table:table-cell>
          <table:table-cell office:value-type="float" office:value="2.06259" calcext:value-type="float">
            <text:p>2.06259</text:p>
          </table:table-cell>
          <table:table-cell office:value-type="float" office:value="2.08241" calcext:value-type="float">
            <text:p>2.08241</text:p>
          </table:table-cell>
          <table:table-cell office:value-type="float" office:value="2.21551" calcext:value-type="float">
            <text:p>2.21551</text:p>
          </table:table-cell>
          <table:table-cell office:value-type="float" office:value="2.21682" calcext:value-type="float">
            <text:p>2.21682</text:p>
          </table:table-cell>
          <table:table-cell office:value-type="float" office:value="2.18164" calcext:value-type="float">
            <text:p>2.18164</text:p>
          </table:table-cell>
          <table:table-cell office:value-type="float" office:value="2.16183" calcext:value-type="float">
            <text:p>2.16183</text:p>
          </table:table-cell>
          <table:table-cell office:value-type="float" office:value="2.10483" calcext:value-type="float">
            <text:p>2.10483</text:p>
          </table:table-cell>
          <table:table-cell office:value-type="float" office:value="2.2691" calcext:value-type="float">
            <text:p>2.2691</text:p>
          </table:table-cell>
          <table:table-cell office:value-type="float" office:value="2.23564" calcext:value-type="float">
            <text:p>2.23564</text:p>
          </table:table-cell>
          <table:table-cell office:value-type="float" office:value="2.17971" calcext:value-type="float">
            <text:p>2.17971</text:p>
          </table:table-cell>
          <table:table-cell office:value-type="float" office:value="2.13313" calcext:value-type="float">
            <text:p>2.13313</text:p>
          </table:table-cell>
          <table:table-cell office:value-type="float" office:value="2.27987" calcext:value-type="float">
            <text:p>2.27987</text:p>
          </table:table-cell>
          <table:table-cell office:value-type="float" office:value="2.25324" calcext:value-type="float">
            <text:p>2.25324</text:p>
          </table:table-cell>
          <table:table-cell office:value-type="float" office:value="2.19317" calcext:value-type="float">
            <text:p>2.19317</text:p>
          </table:table-cell>
          <table:table-cell office:value-type="float" office:value="2.29449" calcext:value-type="float">
            <text:p>2.29449</text:p>
          </table:table-cell>
          <table:table-cell office:value-type="float" office:value="2.12657" calcext:value-type="float">
            <text:p>2.12657</text:p>
          </table:table-cell>
          <table:table-cell office:value-type="float" office:value="1.63131" calcext:value-type="float">
            <text:p>1.63131</text:p>
          </table:table-cell>
          <table:table-cell office:value-type="float" office:value="1.81699" calcext:value-type="float">
            <text:p>1.81699</text:p>
          </table:table-cell>
          <table:table-cell office:value-type="float" office:value="2.07507" calcext:value-type="float">
            <text:p>2.07507</text:p>
          </table:table-cell>
          <table:table-cell office:value-type="float" office:value="2.28427" calcext:value-type="float">
            <text:p>2.28427</text:p>
          </table:table-cell>
          <table:table-cell office:value-type="float" office:value="2.21208" calcext:value-type="float">
            <text:p>2.21208</text:p>
          </table:table-cell>
          <table:table-cell office:value-type="float" office:value="1.90965" calcext:value-type="float">
            <text:p>1.90965</text:p>
          </table:table-cell>
          <table:table-cell office:value-type="float" office:value="2.07618" calcext:value-type="float">
            <text:p>2.07618</text:p>
          </table:table-cell>
          <table:table-cell office:value-type="float" office:value="2.27416" calcext:value-type="float">
            <text:p>2.27416</text:p>
          </table:table-cell>
          <table:table-cell office:value-type="float" office:value="1.78573" calcext:value-type="float">
            <text:p>1.78573</text:p>
          </table:table-cell>
          <table:table-cell office:value-type="float" office:value="2.20517" calcext:value-type="float">
            <text:p>2.20517</text:p>
          </table:table-cell>
          <table:table-cell office:value-type="float" office:value="1.75891" calcext:value-type="float">
            <text:p>1.75891</text:p>
          </table:table-cell>
          <table:table-cell office:value-type="float" office:value="1.73504" calcext:value-type="float">
            <text:p>1.73504</text:p>
          </table:table-cell>
          <table:table-cell office:value-type="float" office:value="2.32556" calcext:value-type="float">
            <text:p>2.32556</text:p>
          </table:table-cell>
          <table:table-cell office:value-type="float" office:value="2.36719" calcext:value-type="float">
            <text:p>2.36719</text:p>
          </table:table-cell>
          <table:table-cell office:value-type="float" office:value="2.14336" calcext:value-type="float">
            <text:p>2.14336</text:p>
          </table:table-cell>
          <table:table-cell office:value-type="float" office:value="1.70449" calcext:value-type="float">
            <text:p>1.70449</text:p>
          </table:table-cell>
          <table:table-cell office:value-type="float" office:value="2.10942" calcext:value-type="float">
            <text:p>2.10942</text:p>
          </table:table-cell>
          <table:table-cell office:value-type="float" office:value="2.11443" calcext:value-type="float">
            <text:p>2.11443</text:p>
          </table:table-cell>
          <table:table-cell office:value-type="float" office:value="2.38657" calcext:value-type="float">
            <text:p>2.38657</text:p>
          </table:table-cell>
          <table:table-cell office:value-type="float" office:value="2.14152" calcext:value-type="float">
            <text:p>2.14152</text:p>
          </table:table-cell>
          <table:table-cell office:value-type="float" office:value="2.25431" calcext:value-type="float">
            <text:p>2.25431</text:p>
          </table:table-cell>
          <table:table-cell office:value-type="float" office:value="2.31984" calcext:value-type="float">
            <text:p>2.31984</text:p>
          </table:table-cell>
          <table:table-cell office:value-type="float" office:value="2.17291" calcext:value-type="float">
            <text:p>2.17291</text:p>
          </table:table-cell>
          <table:table-cell/>
          <table:table-cell table:formula="of:=AVERAGE([.B52:.BI52])" office:value-type="float" office:value="2.10043233333333" calcext:value-type="float">
            <text:p>2.1004323333</text:p>
          </table:table-cell>
          <table:table-cell table:formula="of:=STDEV([.B52:.BI52])/2" office:value-type="float" office:value="0.101796880868463" calcext:value-type="float">
            <text:p>0.101796880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.96372" calcext:value-type="float">
            <text:p>2.96372</text:p>
          </table:table-cell>
          <table:table-cell office:value-type="float" office:value="2.78358" calcext:value-type="float">
            <text:p>2.78358</text:p>
          </table:table-cell>
          <table:table-cell office:value-type="float" office:value="3.21019" calcext:value-type="float">
            <text:p>3.21019</text:p>
          </table:table-cell>
          <table:table-cell office:value-type="float" office:value="2.9322" calcext:value-type="float">
            <text:p>2.9322</text:p>
          </table:table-cell>
          <table:table-cell office:value-type="float" office:value="2.90392" calcext:value-type="float">
            <text:p>2.90392</text:p>
          </table:table-cell>
          <table:table-cell office:value-type="float" office:value="3.00297" calcext:value-type="float">
            <text:p>3.00297</text:p>
          </table:table-cell>
          <table:table-cell office:value-type="float" office:value="3.14565" calcext:value-type="float">
            <text:p>3.14565</text:p>
          </table:table-cell>
          <table:table-cell office:value-type="float" office:value="2.683" calcext:value-type="float">
            <text:p>2.683</text:p>
          </table:table-cell>
          <table:table-cell office:value-type="float" office:value="2.97864" calcext:value-type="float">
            <text:p>2.97864</text:p>
          </table:table-cell>
          <table:table-cell office:value-type="float" office:value="2.98387" calcext:value-type="float">
            <text:p>2.98387</text:p>
          </table:table-cell>
          <table:table-cell office:value-type="float" office:value="3.36082" calcext:value-type="float">
            <text:p>3.36082</text:p>
          </table:table-cell>
          <table:table-cell office:value-type="float" office:value="2.92814" calcext:value-type="float">
            <text:p>2.92814</text:p>
          </table:table-cell>
          <table:table-cell office:value-type="float" office:value="2.71876" calcext:value-type="float">
            <text:p>2.71876</text:p>
          </table:table-cell>
          <table:table-cell office:value-type="float" office:value="3.01001" calcext:value-type="float">
            <text:p>3.01001</text:p>
          </table:table-cell>
          <table:table-cell office:value-type="float" office:value="2.96864" calcext:value-type="float">
            <text:p>2.96864</text:p>
          </table:table-cell>
          <table:table-cell office:value-type="float" office:value="3.00741" calcext:value-type="float">
            <text:p>3.00741</text:p>
          </table:table-cell>
          <table:table-cell office:value-type="float" office:value="2.79031" calcext:value-type="float">
            <text:p>2.79031</text:p>
          </table:table-cell>
          <table:table-cell office:value-type="float" office:value="2.94998" calcext:value-type="float">
            <text:p>2.94998</text:p>
          </table:table-cell>
          <table:table-cell office:value-type="float" office:value="2.89091" calcext:value-type="float">
            <text:p>2.89091</text:p>
          </table:table-cell>
          <table:table-cell office:value-type="float" office:value="3.1371" calcext:value-type="float">
            <text:p>3.1371</text:p>
          </table:table-cell>
          <table:table-cell office:value-type="float" office:value="2.73203" calcext:value-type="float">
            <text:p>2.73203</text:p>
          </table:table-cell>
          <table:table-cell office:value-type="float" office:value="3.02428" calcext:value-type="float">
            <text:p>3.02428</text:p>
          </table:table-cell>
          <table:table-cell office:value-type="float" office:value="2.95908" calcext:value-type="float">
            <text:p>2.95908</text:p>
          </table:table-cell>
          <table:table-cell office:value-type="float" office:value="2.75128" calcext:value-type="float">
            <text:p>2.75128</text:p>
          </table:table-cell>
          <table:table-cell office:value-type="float" office:value="2.95453" calcext:value-type="float">
            <text:p>2.95453</text:p>
          </table:table-cell>
          <table:table-cell office:value-type="float" office:value="2.99156" calcext:value-type="float">
            <text:p>2.99156</text:p>
          </table:table-cell>
          <table:table-cell office:value-type="float" office:value="2.8141" calcext:value-type="float">
            <text:p>2.8141</text:p>
          </table:table-cell>
          <table:table-cell office:value-type="float" office:value="3.01258" calcext:value-type="float">
            <text:p>3.01258</text:p>
          </table:table-cell>
          <table:table-cell office:value-type="float" office:value="3.05136" calcext:value-type="float">
            <text:p>3.05136</text:p>
          </table:table-cell>
          <table:table-cell office:value-type="float" office:value="2.74418" calcext:value-type="float">
            <text:p>2.74418</text:p>
          </table:table-cell>
          <table:table-cell office:value-type="float" office:value="2.08684" calcext:value-type="float">
            <text:p>2.08684</text:p>
          </table:table-cell>
          <table:table-cell office:value-type="float" office:value="3.03383" calcext:value-type="float">
            <text:p>3.03383</text:p>
          </table:table-cell>
          <table:table-cell office:value-type="float" office:value="3.33314" calcext:value-type="float">
            <text:p>3.33314</text:p>
          </table:table-cell>
          <table:table-cell office:value-type="float" office:value="2.97493" calcext:value-type="float">
            <text:p>2.97493</text:p>
          </table:table-cell>
          <table:table-cell office:value-type="float" office:value="2.96877" calcext:value-type="float">
            <text:p>2.96877</text:p>
          </table:table-cell>
          <table:table-cell office:value-type="float" office:value="2.67457" calcext:value-type="float">
            <text:p>2.67457</text:p>
          </table:table-cell>
          <table:table-cell office:value-type="float" office:value="3.10044" calcext:value-type="float">
            <text:p>3.10044</text:p>
          </table:table-cell>
          <table:table-cell office:value-type="float" office:value="2.28896" calcext:value-type="float">
            <text:p>2.28896</text:p>
          </table:table-cell>
          <table:table-cell office:value-type="float" office:value="2.12253" calcext:value-type="float">
            <text:p>2.12253</text:p>
          </table:table-cell>
          <table:table-cell office:value-type="float" office:value="2.18689" calcext:value-type="float">
            <text:p>2.18689</text:p>
          </table:table-cell>
          <table:table-cell office:value-type="float" office:value="2.54525" calcext:value-type="float">
            <text:p>2.54525</text:p>
          </table:table-cell>
          <table:table-cell office:value-type="float" office:value="2.21448" calcext:value-type="float">
            <text:p>2.21448</text:p>
          </table:table-cell>
          <table:table-cell office:value-type="float" office:value="2.46457" calcext:value-type="float">
            <text:p>2.46457</text:p>
          </table:table-cell>
          <table:table-cell office:value-type="float" office:value="2.20748" calcext:value-type="float">
            <text:p>2.20748</text:p>
          </table:table-cell>
          <table:table-cell office:value-type="float" office:value="3.10278" calcext:value-type="float">
            <text:p>3.10278</text:p>
          </table:table-cell>
          <table:table-cell office:value-type="float" office:value="2.15105" calcext:value-type="float">
            <text:p>2.15105</text:p>
          </table:table-cell>
          <table:table-cell office:value-type="float" office:value="2.19898" calcext:value-type="float">
            <text:p>2.19898</text:p>
          </table:table-cell>
          <table:table-cell office:value-type="float" office:value="3.11187" calcext:value-type="float">
            <text:p>3.11187</text:p>
          </table:table-cell>
          <table:table-cell office:value-type="float" office:value="3.0369" calcext:value-type="float">
            <text:p>3.0369</text:p>
          </table:table-cell>
          <table:table-cell office:value-type="float" office:value="2.81146" calcext:value-type="float">
            <text:p>2.81146</text:p>
          </table:table-cell>
          <table:table-cell office:value-type="float" office:value="3.13733" calcext:value-type="float">
            <text:p>3.13733</text:p>
          </table:table-cell>
          <table:table-cell office:value-type="float" office:value="3.00362" calcext:value-type="float">
            <text:p>3.00362</text:p>
          </table:table-cell>
          <table:table-cell office:value-type="float" office:value="3.11" calcext:value-type="float">
            <text:p>3.11</text:p>
          </table:table-cell>
          <table:table-cell office:value-type="float" office:value="2.9732" calcext:value-type="float">
            <text:p>2.9732</text:p>
          </table:table-cell>
          <table:table-cell office:value-type="float" office:value="2.78518" calcext:value-type="float">
            <text:p>2.78518</text:p>
          </table:table-cell>
          <table:table-cell office:value-type="float" office:value="3.07154" calcext:value-type="float">
            <text:p>3.07154</text:p>
          </table:table-cell>
          <table:table-cell office:value-type="float" office:value="3.23431" calcext:value-type="float">
            <text:p>3.23431</text:p>
          </table:table-cell>
          <table:table-cell office:value-type="float" office:value="2.8648" calcext:value-type="float">
            <text:p>2.8648</text:p>
          </table:table-cell>
          <table:table-cell office:value-type="float" office:value="2.96802" calcext:value-type="float">
            <text:p>2.96802</text:p>
          </table:table-cell>
          <table:table-cell office:value-type="float" office:value="2.88366" calcext:value-type="float">
            <text:p>2.88366</text:p>
          </table:table-cell>
          <table:table-cell/>
          <table:table-cell table:formula="of:=AVERAGE([.B53:.BI53])" office:value-type="float" office:value="2.85053633333333" calcext:value-type="float">
            <text:p>2.8505363333</text:p>
          </table:table-cell>
          <table:table-cell table:formula="of:=STDEV([.B53:.BI53])/2" office:value-type="float" office:value="0.156142098870876" calcext:value-type="float">
            <text:p>0.156142098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48874" calcext:value-type="float">
            <text:p>3.48874</text:p>
          </table:table-cell>
          <table:table-cell office:value-type="float" office:value="3.2261" calcext:value-type="float">
            <text:p>3.2261</text:p>
          </table:table-cell>
          <table:table-cell office:value-type="float" office:value="3.39824" calcext:value-type="float">
            <text:p>3.39824</text:p>
          </table:table-cell>
          <table:table-cell office:value-type="float" office:value="3.35932" calcext:value-type="float">
            <text:p>3.35932</text:p>
          </table:table-cell>
          <table:table-cell office:value-type="float" office:value="3.50892" calcext:value-type="float">
            <text:p>3.50892</text:p>
          </table:table-cell>
          <table:table-cell office:value-type="float" office:value="3.25421" calcext:value-type="float">
            <text:p>3.25421</text:p>
          </table:table-cell>
          <table:table-cell office:value-type="float" office:value="2.76065" calcext:value-type="float">
            <text:p>2.76065</text:p>
          </table:table-cell>
          <table:table-cell office:value-type="float" office:value="3.2184" calcext:value-type="float">
            <text:p>3.2184</text:p>
          </table:table-cell>
          <table:table-cell office:value-type="float" office:value="3.48921" calcext:value-type="float">
            <text:p>3.48921</text:p>
          </table:table-cell>
          <table:table-cell office:value-type="float" office:value="3.27066" calcext:value-type="float">
            <text:p>3.27066</text:p>
          </table:table-cell>
          <table:table-cell office:value-type="float" office:value="2.82343" calcext:value-type="float">
            <text:p>2.82343</text:p>
          </table:table-cell>
          <table:table-cell office:value-type="float" office:value="3.2711" calcext:value-type="float">
            <text:p>3.2711</text:p>
          </table:table-cell>
          <table:table-cell office:value-type="float" office:value="3.3182" calcext:value-type="float">
            <text:p>3.3182</text:p>
          </table:table-cell>
          <table:table-cell office:value-type="float" office:value="3.25689" calcext:value-type="float">
            <text:p>3.25689</text:p>
          </table:table-cell>
          <table:table-cell office:value-type="float" office:value="3.56628" calcext:value-type="float">
            <text:p>3.56628</text:p>
          </table:table-cell>
          <table:table-cell office:value-type="float" office:value="3.15732" calcext:value-type="float">
            <text:p>3.15732</text:p>
          </table:table-cell>
          <table:table-cell office:value-type="float" office:value="3.4887" calcext:value-type="float">
            <text:p>3.4887</text:p>
          </table:table-cell>
          <table:table-cell office:value-type="float" office:value="3.38522" calcext:value-type="float">
            <text:p>3.38522</text:p>
          </table:table-cell>
          <table:table-cell office:value-type="float" office:value="3.27168" calcext:value-type="float">
            <text:p>3.27168</text:p>
          </table:table-cell>
          <table:table-cell office:value-type="float" office:value="3.29544" calcext:value-type="float">
            <text:p>3.29544</text:p>
          </table:table-cell>
          <table:table-cell office:value-type="float" office:value="3.40791" calcext:value-type="float">
            <text:p>3.40791</text:p>
          </table:table-cell>
          <table:table-cell office:value-type="float" office:value="3.26691" calcext:value-type="float">
            <text:p>3.26691</text:p>
          </table:table-cell>
          <table:table-cell office:value-type="float" office:value="3.4804" calcext:value-type="float">
            <text:p>3.4804</text:p>
          </table:table-cell>
          <table:table-cell office:value-type="float" office:value="3.54549" calcext:value-type="float">
            <text:p>3.54549</text:p>
          </table:table-cell>
          <table:table-cell office:value-type="float" office:value="3.20087" calcext:value-type="float">
            <text:p>3.20087</text:p>
          </table:table-cell>
          <table:table-cell office:value-type="float" office:value="3.41244" calcext:value-type="float">
            <text:p>3.41244</text:p>
          </table:table-cell>
          <table:table-cell office:value-type="float" office:value="3.67132" calcext:value-type="float">
            <text:p>3.67132</text:p>
          </table:table-cell>
          <table:table-cell office:value-type="float" office:value="3.46253" calcext:value-type="float">
            <text:p>3.46253</text:p>
          </table:table-cell>
          <table:table-cell office:value-type="float" office:value="3.26858" calcext:value-type="float">
            <text:p>3.26858</text:p>
          </table:table-cell>
          <table:table-cell office:value-type="float" office:value="3.50566" calcext:value-type="float">
            <text:p>3.50566</text:p>
          </table:table-cell>
          <table:table-cell office:value-type="float" office:value="3.32782" calcext:value-type="float">
            <text:p>3.32782</text:p>
          </table:table-cell>
          <table:table-cell office:value-type="float" office:value="3.70527" calcext:value-type="float">
            <text:p>3.70527</text:p>
          </table:table-cell>
          <table:table-cell office:value-type="float" office:value="3.52273" calcext:value-type="float">
            <text:p>3.52273</text:p>
          </table:table-cell>
          <table:table-cell office:value-type="float" office:value="3.25456" calcext:value-type="float">
            <text:p>3.25456</text:p>
          </table:table-cell>
          <table:table-cell office:value-type="float" office:value="3.25341" calcext:value-type="float">
            <text:p>3.25341</text:p>
          </table:table-cell>
          <table:table-cell office:value-type="float" office:value="3.47925" calcext:value-type="float">
            <text:p>3.47925</text:p>
          </table:table-cell>
          <table:table-cell office:value-type="float" office:value="3.64539" calcext:value-type="float">
            <text:p>3.64539</text:p>
          </table:table-cell>
          <table:table-cell office:value-type="float" office:value="3.51484" calcext:value-type="float">
            <text:p>3.51484</text:p>
          </table:table-cell>
          <table:table-cell office:value-type="float" office:value="3.53015" calcext:value-type="float">
            <text:p>3.53015</text:p>
          </table:table-cell>
          <table:table-cell office:value-type="float" office:value="2.62591" calcext:value-type="float">
            <text:p>2.62591</text:p>
          </table:table-cell>
          <table:table-cell office:value-type="float" office:value="3.52962" calcext:value-type="float">
            <text:p>3.52962</text:p>
          </table:table-cell>
          <table:table-cell office:value-type="float" office:value="3.49729" calcext:value-type="float">
            <text:p>3.49729</text:p>
          </table:table-cell>
          <table:table-cell office:value-type="float" office:value="3.18115" calcext:value-type="float">
            <text:p>3.18115</text:p>
          </table:table-cell>
          <table:table-cell office:value-type="float" office:value="3.4747" calcext:value-type="float">
            <text:p>3.4747</text:p>
          </table:table-cell>
          <table:table-cell office:value-type="float" office:value="3.24565" calcext:value-type="float">
            <text:p>3.24565</text:p>
          </table:table-cell>
          <table:table-cell office:value-type="float" office:value="3.42276" calcext:value-type="float">
            <text:p>3.42276</text:p>
          </table:table-cell>
          <table:table-cell office:value-type="float" office:value="3.57829" calcext:value-type="float">
            <text:p>3.57829</text:p>
          </table:table-cell>
          <table:table-cell office:value-type="float" office:value="3.43146" calcext:value-type="float">
            <text:p>3.43146</text:p>
          </table:table-cell>
          <table:table-cell office:value-type="float" office:value="3.63408" calcext:value-type="float">
            <text:p>3.63408</text:p>
          </table:table-cell>
          <table:table-cell office:value-type="float" office:value="3.3841" calcext:value-type="float">
            <text:p>3.3841</text:p>
          </table:table-cell>
          <table:table-cell office:value-type="float" office:value="3.16495" calcext:value-type="float">
            <text:p>3.16495</text:p>
          </table:table-cell>
          <table:table-cell office:value-type="float" office:value="3.2394" calcext:value-type="float">
            <text:p>3.2394</text:p>
          </table:table-cell>
          <table:table-cell office:value-type="float" office:value="3.31143" calcext:value-type="float">
            <text:p>3.31143</text:p>
          </table:table-cell>
          <table:table-cell office:value-type="float" office:value="3.24998" calcext:value-type="float">
            <text:p>3.24998</text:p>
          </table:table-cell>
          <table:table-cell office:value-type="float" office:value="3.246" calcext:value-type="float">
            <text:p>3.246</text:p>
          </table:table-cell>
          <table:table-cell office:value-type="float" office:value="3.45105" calcext:value-type="float">
            <text:p>3.45105</text:p>
          </table:table-cell>
          <table:table-cell office:value-type="float" office:value="3.41174" calcext:value-type="float">
            <text:p>3.41174</text:p>
          </table:table-cell>
          <table:table-cell office:value-type="float" office:value="3.18717" calcext:value-type="float">
            <text:p>3.18717</text:p>
          </table:table-cell>
          <table:table-cell office:value-type="float" office:value="3.65035" calcext:value-type="float">
            <text:p>3.65035</text:p>
          </table:table-cell>
          <table:table-cell office:value-type="float" office:value="3.47803" calcext:value-type="float">
            <text:p>3.47803</text:p>
          </table:table-cell>
          <table:table-cell/>
          <table:table-cell table:formula="of:=AVERAGE([.B54:.BI54])" office:value-type="float" office:value="3.36098916666667" calcext:value-type="float">
            <text:p>3.3609891667</text:p>
          </table:table-cell>
          <table:table-cell table:formula="of:=STDEV([.B54:.BI54])/2" office:value-type="float" office:value="0.101539003979066" calcext:value-type="float">
            <text:p>0.10153900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.58461" calcext:value-type="float">
            <text:p>3.58461</text:p>
          </table:table-cell>
          <table:table-cell office:value-type="float" office:value="3.94377" calcext:value-type="float">
            <text:p>3.94377</text:p>
          </table:table-cell>
          <table:table-cell office:value-type="float" office:value="3.64897" calcext:value-type="float">
            <text:p>3.64897</text:p>
          </table:table-cell>
          <table:table-cell office:value-type="float" office:value="3.21503" calcext:value-type="float">
            <text:p>3.21503</text:p>
          </table:table-cell>
          <table:table-cell office:value-type="float" office:value="3.4672" calcext:value-type="float">
            <text:p>3.4672</text:p>
          </table:table-cell>
          <table:table-cell office:value-type="float" office:value="3.90435" calcext:value-type="float">
            <text:p>3.90435</text:p>
          </table:table-cell>
          <table:table-cell office:value-type="float" office:value="3.77828" calcext:value-type="float">
            <text:p>3.77828</text:p>
          </table:table-cell>
          <table:table-cell office:value-type="float" office:value="2.97109" calcext:value-type="float">
            <text:p>2.97109</text:p>
          </table:table-cell>
          <table:table-cell office:value-type="float" office:value="3.93179" calcext:value-type="float">
            <text:p>3.93179</text:p>
          </table:table-cell>
          <table:table-cell office:value-type="float" office:value="3.82965" calcext:value-type="float">
            <text:p>3.82965</text:p>
          </table:table-cell>
          <table:table-cell office:value-type="float" office:value="3.51648" calcext:value-type="float">
            <text:p>3.51648</text:p>
          </table:table-cell>
          <table:table-cell office:value-type="float" office:value="3.75581" calcext:value-type="float">
            <text:p>3.75581</text:p>
          </table:table-cell>
          <table:table-cell office:value-type="float" office:value="4.089" calcext:value-type="float">
            <text:p>4.089</text:p>
          </table:table-cell>
          <table:table-cell office:value-type="float" office:value="3.70821" calcext:value-type="float">
            <text:p>3.70821</text:p>
          </table:table-cell>
          <table:table-cell office:value-type="float" office:value="3.92052" calcext:value-type="float">
            <text:p>3.92052</text:p>
          </table:table-cell>
          <table:table-cell office:value-type="float" office:value="3.78959" calcext:value-type="float">
            <text:p>3.78959</text:p>
          </table:table-cell>
          <table:table-cell office:value-type="float" office:value="3.75875" calcext:value-type="float">
            <text:p>3.75875</text:p>
          </table:table-cell>
          <table:table-cell office:value-type="float" office:value="3.53173" calcext:value-type="float">
            <text:p>3.53173</text:p>
          </table:table-cell>
          <table:table-cell office:value-type="float" office:value="4.01529" calcext:value-type="float">
            <text:p>4.01529</text:p>
          </table:table-cell>
          <table:table-cell office:value-type="float" office:value="4.10218" calcext:value-type="float">
            <text:p>4.10218</text:p>
          </table:table-cell>
          <table:table-cell office:value-type="float" office:value="3.54363" calcext:value-type="float">
            <text:p>3.54363</text:p>
          </table:table-cell>
          <table:table-cell office:value-type="float" office:value="3.75594" calcext:value-type="float">
            <text:p>3.75594</text:p>
          </table:table-cell>
          <table:table-cell office:value-type="float" office:value="3.80934" calcext:value-type="float">
            <text:p>3.80934</text:p>
          </table:table-cell>
          <table:table-cell office:value-type="float" office:value="3.80571" calcext:value-type="float">
            <text:p>3.80571</text:p>
          </table:table-cell>
          <table:table-cell office:value-type="float" office:value="3.03397" calcext:value-type="float">
            <text:p>3.03397</text:p>
          </table:table-cell>
          <table:table-cell office:value-type="float" office:value="3.83885" calcext:value-type="float">
            <text:p>3.83885</text:p>
          </table:table-cell>
          <table:table-cell office:value-type="float" office:value="3.73824" calcext:value-type="float">
            <text:p>3.73824</text:p>
          </table:table-cell>
          <table:table-cell office:value-type="float" office:value="3.81362" calcext:value-type="float">
            <text:p>3.81362</text:p>
          </table:table-cell>
          <table:table-cell office:value-type="float" office:value="3.05369" calcext:value-type="float">
            <text:p>3.05369</text:p>
          </table:table-cell>
          <table:table-cell office:value-type="float" office:value="2.91817" calcext:value-type="float">
            <text:p>2.91817</text:p>
          </table:table-cell>
          <table:table-cell office:value-type="float" office:value="4.13006" calcext:value-type="float">
            <text:p>4.13006</text:p>
          </table:table-cell>
          <table:table-cell office:value-type="float" office:value="3.69667" calcext:value-type="float">
            <text:p>3.69667</text:p>
          </table:table-cell>
          <table:table-cell office:value-type="float" office:value="2.88177" calcext:value-type="float">
            <text:p>2.88177</text:p>
          </table:table-cell>
          <table:table-cell office:value-type="float" office:value="3.93617" calcext:value-type="float">
            <text:p>3.93617</text:p>
          </table:table-cell>
          <table:table-cell office:value-type="float" office:value="3.79422" calcext:value-type="float">
            <text:p>3.79422</text:p>
          </table:table-cell>
          <table:table-cell office:value-type="float" office:value="4.03904" calcext:value-type="float">
            <text:p>4.03904</text:p>
          </table:table-cell>
          <table:table-cell office:value-type="float" office:value="3.58137" calcext:value-type="float">
            <text:p>3.58137</text:p>
          </table:table-cell>
          <table:table-cell office:value-type="float" office:value="4.25111" calcext:value-type="float">
            <text:p>4.25111</text:p>
          </table:table-cell>
          <table:table-cell office:value-type="float" office:value="3.85378" calcext:value-type="float">
            <text:p>3.85378</text:p>
          </table:table-cell>
          <table:table-cell office:value-type="float" office:value="3.70126" calcext:value-type="float">
            <text:p>3.70126</text:p>
          </table:table-cell>
          <table:table-cell office:value-type="float" office:value="3.31934" calcext:value-type="float">
            <text:p>3.31934</text:p>
          </table:table-cell>
          <table:table-cell office:value-type="float" office:value="3.50966" calcext:value-type="float">
            <text:p>3.50966</text:p>
          </table:table-cell>
          <table:table-cell office:value-type="float" office:value="4.05413" calcext:value-type="float">
            <text:p>4.05413</text:p>
          </table:table-cell>
          <table:table-cell office:value-type="float" office:value="4.0092" calcext:value-type="float">
            <text:p>4.0092</text:p>
          </table:table-cell>
          <table:table-cell office:value-type="float" office:value="3.94151" calcext:value-type="float">
            <text:p>3.94151</text:p>
          </table:table-cell>
          <table:table-cell office:value-type="float" office:value="2.9843" calcext:value-type="float">
            <text:p>2.9843</text:p>
          </table:table-cell>
          <table:table-cell office:value-type="float" office:value="4.09626" calcext:value-type="float">
            <text:p>4.09626</text:p>
          </table:table-cell>
          <table:table-cell office:value-type="float" office:value="3.06363" calcext:value-type="float">
            <text:p>3.06363</text:p>
          </table:table-cell>
          <table:table-cell office:value-type="float" office:value="3.40035" calcext:value-type="float">
            <text:p>3.40035</text:p>
          </table:table-cell>
          <table:table-cell office:value-type="float" office:value="3.8631" calcext:value-type="float">
            <text:p>3.8631</text:p>
          </table:table-cell>
          <table:table-cell office:value-type="float" office:value="2.90526" calcext:value-type="float">
            <text:p>2.90526</text:p>
          </table:table-cell>
          <table:table-cell office:value-type="float" office:value="3.86751" calcext:value-type="float">
            <text:p>3.86751</text:p>
          </table:table-cell>
          <table:table-cell office:value-type="float" office:value="2.8156" calcext:value-type="float">
            <text:p>2.8156</text:p>
          </table:table-cell>
          <table:table-cell office:value-type="float" office:value="3.90293" calcext:value-type="float">
            <text:p>3.90293</text:p>
          </table:table-cell>
          <table:table-cell office:value-type="float" office:value="3.59256" calcext:value-type="float">
            <text:p>3.59256</text:p>
          </table:table-cell>
          <table:table-cell office:value-type="float" office:value="3.76824" calcext:value-type="float">
            <text:p>3.76824</text:p>
          </table:table-cell>
          <table:table-cell office:value-type="float" office:value="3.66514" calcext:value-type="float">
            <text:p>3.66514</text:p>
          </table:table-cell>
          <table:table-cell office:value-type="float" office:value="4.27459" calcext:value-type="float">
            <text:p>4.27459</text:p>
          </table:table-cell>
          <table:table-cell office:value-type="float" office:value="3.37571" calcext:value-type="float">
            <text:p>3.37571</text:p>
          </table:table-cell>
          <table:table-cell office:value-type="float" office:value="3.93339" calcext:value-type="float">
            <text:p>3.93339</text:p>
          </table:table-cell>
          <table:table-cell/>
          <table:table-cell table:formula="of:=AVERAGE([.B55:.BI55])" office:value-type="float" office:value="3.66635533333333" calcext:value-type="float">
            <text:p>3.6663553333</text:p>
          </table:table-cell>
          <table:table-cell table:formula="of:=STDEV([.B55:.BI55])/2" office:value-type="float" office:value="0.184781704126941" calcext:value-type="float">
            <text:p>0.184781704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.62764" calcext:value-type="float">
            <text:p>4.62764</text:p>
          </table:table-cell>
          <table:table-cell office:value-type="float" office:value="4.32776" calcext:value-type="float">
            <text:p>4.32776</text:p>
          </table:table-cell>
          <table:table-cell office:value-type="float" office:value="4.30946" calcext:value-type="float">
            <text:p>4.30946</text:p>
          </table:table-cell>
          <table:table-cell office:value-type="float" office:value="4.16603" calcext:value-type="float">
            <text:p>4.16603</text:p>
          </table:table-cell>
          <table:table-cell office:value-type="float" office:value="4.51059" calcext:value-type="float">
            <text:p>4.51059</text:p>
          </table:table-cell>
          <table:table-cell office:value-type="float" office:value="4.27979" calcext:value-type="float">
            <text:p>4.27979</text:p>
          </table:table-cell>
          <table:table-cell office:value-type="float" office:value="4.16311" calcext:value-type="float">
            <text:p>4.16311</text:p>
          </table:table-cell>
          <table:table-cell office:value-type="float" office:value="4.50218" calcext:value-type="float">
            <text:p>4.50218</text:p>
          </table:table-cell>
          <table:table-cell office:value-type="float" office:value="4.13297" calcext:value-type="float">
            <text:p>4.13297</text:p>
          </table:table-cell>
          <table:table-cell office:value-type="float" office:value="4.14773" calcext:value-type="float">
            <text:p>4.14773</text:p>
          </table:table-cell>
          <table:table-cell office:value-type="float" office:value="4.19754" calcext:value-type="float">
            <text:p>4.19754</text:p>
          </table:table-cell>
          <table:table-cell office:value-type="float" office:value="3.9144" calcext:value-type="float">
            <text:p>3.9144</text:p>
          </table:table-cell>
          <table:table-cell office:value-type="float" office:value="4.49878" calcext:value-type="float">
            <text:p>4.49878</text:p>
          </table:table-cell>
          <table:table-cell office:value-type="float" office:value="4.58496" calcext:value-type="float">
            <text:p>4.58496</text:p>
          </table:table-cell>
          <table:table-cell office:value-type="float" office:value="4.21231" calcext:value-type="float">
            <text:p>4.21231</text:p>
          </table:table-cell>
          <table:table-cell office:value-type="float" office:value="3.94979" calcext:value-type="float">
            <text:p>3.94979</text:p>
          </table:table-cell>
          <table:table-cell office:value-type="float" office:value="4.28845" calcext:value-type="float">
            <text:p>4.28845</text:p>
          </table:table-cell>
          <table:table-cell office:value-type="float" office:value="4.24363" calcext:value-type="float">
            <text:p>4.24363</text:p>
          </table:table-cell>
          <table:table-cell office:value-type="float" office:value="3.93958" calcext:value-type="float">
            <text:p>3.93958</text:p>
          </table:table-cell>
          <table:table-cell office:value-type="float" office:value="4.27135" calcext:value-type="float">
            <text:p>4.27135</text:p>
          </table:table-cell>
          <table:table-cell office:value-type="float" office:value="3.65604" calcext:value-type="float">
            <text:p>3.65604</text:p>
          </table:table-cell>
          <table:table-cell office:value-type="float" office:value="4.18679" calcext:value-type="float">
            <text:p>4.18679</text:p>
          </table:table-cell>
          <table:table-cell office:value-type="float" office:value="4.44783" calcext:value-type="float">
            <text:p>4.44783</text:p>
          </table:table-cell>
          <table:table-cell office:value-type="float" office:value="4.08217" calcext:value-type="float">
            <text:p>4.08217</text:p>
          </table:table-cell>
          <table:table-cell office:value-type="float" office:value="4.45706" calcext:value-type="float">
            <text:p>4.45706</text:p>
          </table:table-cell>
          <table:table-cell office:value-type="float" office:value="4.27055" calcext:value-type="float">
            <text:p>4.27055</text:p>
          </table:table-cell>
          <table:table-cell office:value-type="float" office:value="4.50094" calcext:value-type="float">
            <text:p>4.50094</text:p>
          </table:table-cell>
          <table:table-cell office:value-type="float" office:value="3.77668" calcext:value-type="float">
            <text:p>3.77668</text:p>
          </table:table-cell>
          <table:table-cell office:value-type="float" office:value="4.16463" calcext:value-type="float">
            <text:p>4.16463</text:p>
          </table:table-cell>
          <table:table-cell office:value-type="float" office:value="3.70467" calcext:value-type="float">
            <text:p>3.70467</text:p>
          </table:table-cell>
          <table:table-cell office:value-type="float" office:value="4.12177" calcext:value-type="float">
            <text:p>4.12177</text:p>
          </table:table-cell>
          <table:table-cell office:value-type="float" office:value="3.65136" calcext:value-type="float">
            <text:p>3.65136</text:p>
          </table:table-cell>
          <table:table-cell office:value-type="float" office:value="3.93443" calcext:value-type="float">
            <text:p>3.93443</text:p>
          </table:table-cell>
          <table:table-cell office:value-type="float" office:value="4.48978" calcext:value-type="float">
            <text:p>4.48978</text:p>
          </table:table-cell>
          <table:table-cell office:value-type="float" office:value="3.97541" calcext:value-type="float">
            <text:p>3.97541</text:p>
          </table:table-cell>
          <table:table-cell office:value-type="float" office:value="4.03441" calcext:value-type="float">
            <text:p>4.03441</text:p>
          </table:table-cell>
          <table:table-cell office:value-type="float" office:value="4.28586" calcext:value-type="float">
            <text:p>4.28586</text:p>
          </table:table-cell>
          <table:table-cell office:value-type="float" office:value="4.05764" calcext:value-type="float">
            <text:p>4.05764</text:p>
          </table:table-cell>
          <table:table-cell office:value-type="float" office:value="3.96474" calcext:value-type="float">
            <text:p>3.96474</text:p>
          </table:table-cell>
          <table:table-cell office:value-type="float" office:value="4.41949" calcext:value-type="float">
            <text:p>4.41949</text:p>
          </table:table-cell>
          <table:table-cell office:value-type="float" office:value="4.53587" calcext:value-type="float">
            <text:p>4.53587</text:p>
          </table:table-cell>
          <table:table-cell office:value-type="float" office:value="4.45694" calcext:value-type="float">
            <text:p>4.45694</text:p>
          </table:table-cell>
          <table:table-cell office:value-type="float" office:value="4.35871" calcext:value-type="float">
            <text:p>4.35871</text:p>
          </table:table-cell>
          <table:table-cell office:value-type="float" office:value="4.23343" calcext:value-type="float">
            <text:p>4.23343</text:p>
          </table:table-cell>
          <table:table-cell office:value-type="float" office:value="4.28356" calcext:value-type="float">
            <text:p>4.28356</text:p>
          </table:table-cell>
          <table:table-cell office:value-type="float" office:value="4.53154" calcext:value-type="float">
            <text:p>4.53154</text:p>
          </table:table-cell>
          <table:table-cell office:value-type="float" office:value="3.94051" calcext:value-type="float">
            <text:p>3.94051</text:p>
          </table:table-cell>
          <table:table-cell office:value-type="float" office:value="3.8844" calcext:value-type="float">
            <text:p>3.8844</text:p>
          </table:table-cell>
          <table:table-cell office:value-type="float" office:value="4.12272" calcext:value-type="float">
            <text:p>4.12272</text:p>
          </table:table-cell>
          <table:table-cell office:value-type="float" office:value="4.45489" calcext:value-type="float">
            <text:p>4.45489</text:p>
          </table:table-cell>
          <table:table-cell office:value-type="float" office:value="4.24362" calcext:value-type="float">
            <text:p>4.24362</text:p>
          </table:table-cell>
          <table:table-cell office:value-type="float" office:value="4.44594" calcext:value-type="float">
            <text:p>4.44594</text:p>
          </table:table-cell>
          <table:table-cell office:value-type="float" office:value="3.91988" calcext:value-type="float">
            <text:p>3.91988</text:p>
          </table:table-cell>
          <table:table-cell office:value-type="float" office:value="3.9269" calcext:value-type="float">
            <text:p>3.9269</text:p>
          </table:table-cell>
          <table:table-cell office:value-type="float" office:value="4.4413" calcext:value-type="float">
            <text:p>4.4413</text:p>
          </table:table-cell>
          <table:table-cell office:value-type="float" office:value="3.91061" calcext:value-type="float">
            <text:p>3.91061</text:p>
          </table:table-cell>
          <table:table-cell office:value-type="float" office:value="4.01459" calcext:value-type="float">
            <text:p>4.01459</text:p>
          </table:table-cell>
          <table:table-cell office:value-type="float" office:value="4.43776" calcext:value-type="float">
            <text:p>4.43776</text:p>
          </table:table-cell>
          <table:table-cell office:value-type="float" office:value="4.26247" calcext:value-type="float">
            <text:p>4.26247</text:p>
          </table:table-cell>
          <table:table-cell office:value-type="float" office:value="4.44525" calcext:value-type="float">
            <text:p>4.44525</text:p>
          </table:table-cell>
          <table:table-cell/>
          <table:table-cell table:formula="of:=AVERAGE([.B56:.BI56])" office:value-type="float" office:value="4.20501983333333" calcext:value-type="float">
            <text:p>4.2050198333</text:p>
          </table:table-cell>
          <table:table-cell table:formula="of:=STDEV([.B56:.BI56])/2" office:value-type="float" office:value="0.123159492946987" calcext:value-type="float">
            <text:p>0.123159492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.00866" calcext:value-type="float">
            <text:p>4.00866</text:p>
          </table:table-cell>
          <table:table-cell office:value-type="float" office:value="4.03929" calcext:value-type="float">
            <text:p>4.03929</text:p>
          </table:table-cell>
          <table:table-cell office:value-type="float" office:value="4.20382" calcext:value-type="float">
            <text:p>4.20382</text:p>
          </table:table-cell>
          <table:table-cell office:value-type="float" office:value="4.3234" calcext:value-type="float">
            <text:p>4.3234</text:p>
          </table:table-cell>
          <table:table-cell office:value-type="float" office:value="4.44752" calcext:value-type="float">
            <text:p>4.44752</text:p>
          </table:table-cell>
          <table:table-cell office:value-type="float" office:value="4.31427" calcext:value-type="float">
            <text:p>4.31427</text:p>
          </table:table-cell>
          <table:table-cell office:value-type="float" office:value="4.45965" calcext:value-type="float">
            <text:p>4.45965</text:p>
          </table:table-cell>
          <table:table-cell office:value-type="float" office:value="4.03222" calcext:value-type="float">
            <text:p>4.03222</text:p>
          </table:table-cell>
          <table:table-cell office:value-type="float" office:value="4.06906" calcext:value-type="float">
            <text:p>4.06906</text:p>
          </table:table-cell>
          <table:table-cell office:value-type="float" office:value="4.47628" calcext:value-type="float">
            <text:p>4.47628</text:p>
          </table:table-cell>
          <table:table-cell office:value-type="float" office:value="4.30172" calcext:value-type="float">
            <text:p>4.30172</text:p>
          </table:table-cell>
          <table:table-cell office:value-type="float" office:value="4.11922" calcext:value-type="float">
            <text:p>4.11922</text:p>
          </table:table-cell>
          <table:table-cell office:value-type="float" office:value="4.40889" calcext:value-type="float">
            <text:p>4.40889</text:p>
          </table:table-cell>
          <table:table-cell office:value-type="float" office:value="3.98223" calcext:value-type="float">
            <text:p>3.98223</text:p>
          </table:table-cell>
          <table:table-cell office:value-type="float" office:value="4.3179" calcext:value-type="float">
            <text:p>4.3179</text:p>
          </table:table-cell>
          <table:table-cell office:value-type="float" office:value="4.39268" calcext:value-type="float">
            <text:p>4.39268</text:p>
          </table:table-cell>
          <table:table-cell office:value-type="float" office:value="4.32406" calcext:value-type="float">
            <text:p>4.32406</text:p>
          </table:table-cell>
          <table:table-cell office:value-type="float" office:value="3.99066" calcext:value-type="float">
            <text:p>3.99066</text:p>
          </table:table-cell>
          <table:table-cell office:value-type="float" office:value="4.38625" calcext:value-type="float">
            <text:p>4.38625</text:p>
          </table:table-cell>
          <table:table-cell office:value-type="float" office:value="4.30141" calcext:value-type="float">
            <text:p>4.30141</text:p>
          </table:table-cell>
          <table:table-cell office:value-type="float" office:value="4.43573" calcext:value-type="float">
            <text:p>4.43573</text:p>
          </table:table-cell>
          <table:table-cell office:value-type="float" office:value="3.73636" calcext:value-type="float">
            <text:p>3.73636</text:p>
          </table:table-cell>
          <table:table-cell office:value-type="float" office:value="4.5692" calcext:value-type="float">
            <text:p>4.5692</text:p>
          </table:table-cell>
          <table:table-cell office:value-type="float" office:value="4.43034" calcext:value-type="float">
            <text:p>4.43034</text:p>
          </table:table-cell>
          <table:table-cell office:value-type="float" office:value="4.33626" calcext:value-type="float">
            <text:p>4.33626</text:p>
          </table:table-cell>
          <table:table-cell office:value-type="float" office:value="4.61081" calcext:value-type="float">
            <text:p>4.61081</text:p>
          </table:table-cell>
          <table:table-cell office:value-type="float" office:value="4.41989" calcext:value-type="float">
            <text:p>4.41989</text:p>
          </table:table-cell>
          <table:table-cell office:value-type="float" office:value="4.31089" calcext:value-type="float">
            <text:p>4.31089</text:p>
          </table:table-cell>
          <table:table-cell office:value-type="float" office:value="4.34081" calcext:value-type="float">
            <text:p>4.34081</text:p>
          </table:table-cell>
          <table:table-cell office:value-type="float" office:value="4.46688" calcext:value-type="float">
            <text:p>4.46688</text:p>
          </table:table-cell>
          <table:table-cell office:value-type="float" office:value="4.31311" calcext:value-type="float">
            <text:p>4.31311</text:p>
          </table:table-cell>
          <table:table-cell office:value-type="float" office:value="4.06799" calcext:value-type="float">
            <text:p>4.06799</text:p>
          </table:table-cell>
          <table:table-cell office:value-type="float" office:value="3.7662" calcext:value-type="float">
            <text:p>3.7662</text:p>
          </table:table-cell>
          <table:table-cell office:value-type="float" office:value="4.27543" calcext:value-type="float">
            <text:p>4.27543</text:p>
          </table:table-cell>
          <table:table-cell office:value-type="float" office:value="4.59701" calcext:value-type="float">
            <text:p>4.59701</text:p>
          </table:table-cell>
          <table:table-cell office:value-type="float" office:value="4.31835" calcext:value-type="float">
            <text:p>4.31835</text:p>
          </table:table-cell>
          <table:table-cell office:value-type="float" office:value="4.3004" calcext:value-type="float">
            <text:p>4.3004</text:p>
          </table:table-cell>
          <table:table-cell office:value-type="float" office:value="4.46058" calcext:value-type="float">
            <text:p>4.46058</text:p>
          </table:table-cell>
          <table:table-cell office:value-type="float" office:value="4.06482" calcext:value-type="float">
            <text:p>4.06482</text:p>
          </table:table-cell>
          <table:table-cell office:value-type="float" office:value="4.11008" calcext:value-type="float">
            <text:p>4.11008</text:p>
          </table:table-cell>
          <table:table-cell office:value-type="float" office:value="4.47297" calcext:value-type="float">
            <text:p>4.47297</text:p>
          </table:table-cell>
          <table:table-cell office:value-type="float" office:value="4.44336" calcext:value-type="float">
            <text:p>4.44336</text:p>
          </table:table-cell>
          <table:table-cell office:value-type="float" office:value="4.61344" calcext:value-type="float">
            <text:p>4.61344</text:p>
          </table:table-cell>
          <table:table-cell office:value-type="float" office:value="4.34201" calcext:value-type="float">
            <text:p>4.34201</text:p>
          </table:table-cell>
          <table:table-cell office:value-type="float" office:value="4.2997" calcext:value-type="float">
            <text:p>4.2997</text:p>
          </table:table-cell>
          <table:table-cell office:value-type="float" office:value="4.45337" calcext:value-type="float">
            <text:p>4.45337</text:p>
          </table:table-cell>
          <table:table-cell office:value-type="float" office:value="4.46545" calcext:value-type="float">
            <text:p>4.46545</text:p>
          </table:table-cell>
          <table:table-cell office:value-type="float" office:value="3.93753" calcext:value-type="float">
            <text:p>3.93753</text:p>
          </table:table-cell>
          <table:table-cell office:value-type="float" office:value="4.44598" calcext:value-type="float">
            <text:p>4.44598</text:p>
          </table:table-cell>
          <table:table-cell office:value-type="float" office:value="4.04585" calcext:value-type="float">
            <text:p>4.04585</text:p>
          </table:table-cell>
          <table:table-cell office:value-type="float" office:value="4.54659" calcext:value-type="float">
            <text:p>4.54659</text:p>
          </table:table-cell>
          <table:table-cell office:value-type="float" office:value="4.144" calcext:value-type="float">
            <text:p>4.144</text:p>
          </table:table-cell>
          <table:table-cell office:value-type="float" office:value="4.18502" calcext:value-type="float">
            <text:p>4.18502</text:p>
          </table:table-cell>
          <table:table-cell office:value-type="float" office:value="4.18172" calcext:value-type="float">
            <text:p>4.18172</text:p>
          </table:table-cell>
          <table:table-cell office:value-type="float" office:value="4.07782" calcext:value-type="float">
            <text:p>4.07782</text:p>
          </table:table-cell>
          <table:table-cell office:value-type="float" office:value="4.48173" calcext:value-type="float">
            <text:p>4.48173</text:p>
          </table:table-cell>
          <table:table-cell office:value-type="float" office:value="4.45196" calcext:value-type="float">
            <text:p>4.45196</text:p>
          </table:table-cell>
          <table:table-cell office:value-type="float" office:value="4.25902" calcext:value-type="float">
            <text:p>4.25902</text:p>
          </table:table-cell>
          <table:table-cell office:value-type="float" office:value="4.57747" calcext:value-type="float">
            <text:p>4.57747</text:p>
          </table:table-cell>
          <table:table-cell office:value-type="float" office:value="4.48891" calcext:value-type="float">
            <text:p>4.48891</text:p>
          </table:table-cell>
          <table:table-cell/>
          <table:table-cell table:formula="of:=AVERAGE([.B57:.BI57])" office:value-type="float" office:value="4.29573716666667" calcext:value-type="float">
            <text:p>4.2957371667</text:p>
          </table:table-cell>
          <table:table-cell table:formula="of:=STDEV([.B57:.BI57])/2" office:value-type="float" office:value="0.102652872552589" calcext:value-type="float">
            <text:p>0.102652872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.24038" calcext:value-type="float">
            <text:p>4.24038</text:p>
          </table:table-cell>
          <table:table-cell office:value-type="float" office:value="4.56059" calcext:value-type="float">
            <text:p>4.56059</text:p>
          </table:table-cell>
          <table:table-cell office:value-type="float" office:value="4.54635" calcext:value-type="float">
            <text:p>4.54635</text:p>
          </table:table-cell>
          <table:table-cell office:value-type="float" office:value="4.48229" calcext:value-type="float">
            <text:p>4.48229</text:p>
          </table:table-cell>
          <table:table-cell office:value-type="float" office:value="4.00535" calcext:value-type="float">
            <text:p>4.00535</text:p>
          </table:table-cell>
          <table:table-cell office:value-type="float" office:value="4.48777" calcext:value-type="float">
            <text:p>4.48777</text:p>
          </table:table-cell>
          <table:table-cell office:value-type="float" office:value="4.31389" calcext:value-type="float">
            <text:p>4.31389</text:p>
          </table:table-cell>
          <table:table-cell office:value-type="float" office:value="4.47285" calcext:value-type="float">
            <text:p>4.47285</text:p>
          </table:table-cell>
          <table:table-cell office:value-type="float" office:value="4.53856" calcext:value-type="float">
            <text:p>4.53856</text:p>
          </table:table-cell>
          <table:table-cell office:value-type="float" office:value="4.14854" calcext:value-type="float">
            <text:p>4.14854</text:p>
          </table:table-cell>
          <table:table-cell office:value-type="float" office:value="4.4474" calcext:value-type="float">
            <text:p>4.4474</text:p>
          </table:table-cell>
          <table:table-cell office:value-type="float" office:value="4.32599" calcext:value-type="float">
            <text:p>4.32599</text:p>
          </table:table-cell>
          <table:table-cell office:value-type="float" office:value="4.45505" calcext:value-type="float">
            <text:p>4.45505</text:p>
          </table:table-cell>
          <table:table-cell office:value-type="float" office:value="4.29728" calcext:value-type="float">
            <text:p>4.29728</text:p>
          </table:table-cell>
          <table:table-cell office:value-type="float" office:value="4.47111" calcext:value-type="float">
            <text:p>4.47111</text:p>
          </table:table-cell>
          <table:table-cell office:value-type="float" office:value="4.28539" calcext:value-type="float">
            <text:p>4.28539</text:p>
          </table:table-cell>
          <table:table-cell office:value-type="float" office:value="4.53351" calcext:value-type="float">
            <text:p>4.53351</text:p>
          </table:table-cell>
          <table:table-cell office:value-type="float" office:value="4.44778" calcext:value-type="float">
            <text:p>4.44778</text:p>
          </table:table-cell>
          <table:table-cell office:value-type="float" office:value="4.13967" calcext:value-type="float">
            <text:p>4.13967</text:p>
          </table:table-cell>
          <table:table-cell office:value-type="float" office:value="4.61156" calcext:value-type="float">
            <text:p>4.61156</text:p>
          </table:table-cell>
          <table:table-cell office:value-type="float" office:value="4.31643" calcext:value-type="float">
            <text:p>4.31643</text:p>
          </table:table-cell>
          <table:table-cell office:value-type="float" office:value="4.59829" calcext:value-type="float">
            <text:p>4.59829</text:p>
          </table:table-cell>
          <table:table-cell office:value-type="float" office:value="4.30088" calcext:value-type="float">
            <text:p>4.30088</text:p>
          </table:table-cell>
          <table:table-cell office:value-type="float" office:value="4.42473" calcext:value-type="float">
            <text:p>4.42473</text:p>
          </table:table-cell>
          <table:table-cell office:value-type="float" office:value="4.57997" calcext:value-type="float">
            <text:p>4.57997</text:p>
          </table:table-cell>
          <table:table-cell office:value-type="float" office:value="4.44855" calcext:value-type="float">
            <text:p>4.44855</text:p>
          </table:table-cell>
          <table:table-cell office:value-type="float" office:value="4.31485" calcext:value-type="float">
            <text:p>4.31485</text:p>
          </table:table-cell>
          <table:table-cell office:value-type="float" office:value="4.56047" calcext:value-type="float">
            <text:p>4.56047</text:p>
          </table:table-cell>
          <table:table-cell office:value-type="float" office:value="4.21103" calcext:value-type="float">
            <text:p>4.21103</text:p>
          </table:table-cell>
          <table:table-cell office:value-type="float" office:value="4.03885" calcext:value-type="float">
            <text:p>4.03885</text:p>
          </table:table-cell>
          <table:table-cell office:value-type="float" office:value="4.55801" calcext:value-type="float">
            <text:p>4.55801</text:p>
          </table:table-cell>
          <table:table-cell office:value-type="float" office:value="4.30384" calcext:value-type="float">
            <text:p>4.30384</text:p>
          </table:table-cell>
          <table:table-cell office:value-type="float" office:value="4.53133" calcext:value-type="float">
            <text:p>4.53133</text:p>
          </table:table-cell>
          <table:table-cell office:value-type="float" office:value="4.30906" calcext:value-type="float">
            <text:p>4.30906</text:p>
          </table:table-cell>
          <table:table-cell office:value-type="float" office:value="4.30007" calcext:value-type="float">
            <text:p>4.30007</text:p>
          </table:table-cell>
          <table:table-cell office:value-type="float" office:value="4.53008" calcext:value-type="float">
            <text:p>4.53008</text:p>
          </table:table-cell>
          <table:table-cell office:value-type="float" office:value="4.32645" calcext:value-type="float">
            <text:p>4.32645</text:p>
          </table:table-cell>
          <table:table-cell office:value-type="float" office:value="4.06452" calcext:value-type="float">
            <text:p>4.06452</text:p>
          </table:table-cell>
          <table:table-cell office:value-type="float" office:value="4.17034" calcext:value-type="float">
            <text:p>4.17034</text:p>
          </table:table-cell>
          <table:table-cell office:value-type="float" office:value="4.59323" calcext:value-type="float">
            <text:p>4.59323</text:p>
          </table:table-cell>
          <table:table-cell office:value-type="float" office:value="4.60324" calcext:value-type="float">
            <text:p>4.60324</text:p>
          </table:table-cell>
          <table:table-cell office:value-type="float" office:value="4.29989" calcext:value-type="float">
            <text:p>4.29989</text:p>
          </table:table-cell>
          <table:table-cell office:value-type="float" office:value="4.18423" calcext:value-type="float">
            <text:p>4.18423</text:p>
          </table:table-cell>
          <table:table-cell office:value-type="float" office:value="4.31559" calcext:value-type="float">
            <text:p>4.31559</text:p>
          </table:table-cell>
          <table:table-cell office:value-type="float" office:value="4.47709" calcext:value-type="float">
            <text:p>4.47709</text:p>
          </table:table-cell>
          <table:table-cell office:value-type="float" office:value="4.2998" calcext:value-type="float">
            <text:p>4.2998</text:p>
          </table:table-cell>
          <table:table-cell office:value-type="float" office:value="4.53288" calcext:value-type="float">
            <text:p>4.53288</text:p>
          </table:table-cell>
          <table:table-cell office:value-type="float" office:value="4.25356" calcext:value-type="float">
            <text:p>4.25356</text:p>
          </table:table-cell>
          <table:table-cell office:value-type="float" office:value="4.6385" calcext:value-type="float">
            <text:p>4.6385</text:p>
          </table:table-cell>
          <table:table-cell office:value-type="float" office:value="3.97878" calcext:value-type="float">
            <text:p>3.97878</text:p>
          </table:table-cell>
          <table:table-cell office:value-type="float" office:value="4.66048" calcext:value-type="float">
            <text:p>4.66048</text:p>
          </table:table-cell>
          <table:table-cell office:value-type="float" office:value="4.43427" calcext:value-type="float">
            <text:p>4.43427</text:p>
          </table:table-cell>
          <table:table-cell office:value-type="float" office:value="4.3121" calcext:value-type="float">
            <text:p>4.3121</text:p>
          </table:table-cell>
          <table:table-cell office:value-type="float" office:value="4.44074" calcext:value-type="float">
            <text:p>4.44074</text:p>
          </table:table-cell>
          <table:table-cell office:value-type="float" office:value="4.30119" calcext:value-type="float">
            <text:p>4.30119</text:p>
          </table:table-cell>
          <table:table-cell office:value-type="float" office:value="4.45894" calcext:value-type="float">
            <text:p>4.45894</text:p>
          </table:table-cell>
          <table:table-cell office:value-type="float" office:value="4.02886" calcext:value-type="float">
            <text:p>4.02886</text:p>
          </table:table-cell>
          <table:table-cell office:value-type="float" office:value="4.09972" calcext:value-type="float">
            <text:p>4.09972</text:p>
          </table:table-cell>
          <table:table-cell office:value-type="float" office:value="4.41088" calcext:value-type="float">
            <text:p>4.41088</text:p>
          </table:table-cell>
          <table:table-cell office:value-type="float" office:value="4.53928" calcext:value-type="float">
            <text:p>4.53928</text:p>
          </table:table-cell>
          <table:table-cell/>
          <table:table-cell table:formula="of:=AVERAGE([.B58:.BI58])" office:value-type="float" office:value="4.3760385" calcext:value-type="float">
            <text:p>4.3760385</text:p>
          </table:table-cell>
          <table:table-cell table:formula="of:=STDEV([.B58:.BI58])/2" office:value-type="float" office:value="0.0872006408283142" calcext:value-type="float">
            <text:p>0.0872006408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.04614" calcext:value-type="float">
            <text:p>4.04614</text:p>
          </table:table-cell>
          <table:table-cell office:value-type="float" office:value="4.42325" calcext:value-type="float">
            <text:p>4.42325</text:p>
          </table:table-cell>
          <table:table-cell office:value-type="float" office:value="4.20623" calcext:value-type="float">
            <text:p>4.20623</text:p>
          </table:table-cell>
          <table:table-cell office:value-type="float" office:value="4.19879" calcext:value-type="float">
            <text:p>4.19879</text:p>
          </table:table-cell>
          <table:table-cell office:value-type="float" office:value="4.43005" calcext:value-type="float">
            <text:p>4.43005</text:p>
          </table:table-cell>
          <table:table-cell office:value-type="float" office:value="4.24468" calcext:value-type="float">
            <text:p>4.24468</text:p>
          </table:table-cell>
          <table:table-cell office:value-type="float" office:value="4.29062" calcext:value-type="float">
            <text:p>4.29062</text:p>
          </table:table-cell>
          <table:table-cell office:value-type="float" office:value="4.45511" calcext:value-type="float">
            <text:p>4.45511</text:p>
          </table:table-cell>
          <table:table-cell office:value-type="float" office:value="4.11548" calcext:value-type="float">
            <text:p>4.11548</text:p>
          </table:table-cell>
          <table:table-cell office:value-type="float" office:value="3.98181" calcext:value-type="float">
            <text:p>3.98181</text:p>
          </table:table-cell>
          <table:table-cell office:value-type="float" office:value="3.99015" calcext:value-type="float">
            <text:p>3.99015</text:p>
          </table:table-cell>
          <table:table-cell office:value-type="float" office:value="4.26552" calcext:value-type="float">
            <text:p>4.26552</text:p>
          </table:table-cell>
          <table:table-cell office:value-type="float" office:value="4.61923" calcext:value-type="float">
            <text:p>4.61923</text:p>
          </table:table-cell>
          <table:table-cell office:value-type="float" office:value="4.22933" calcext:value-type="float">
            <text:p>4.22933</text:p>
          </table:table-cell>
          <table:table-cell office:value-type="float" office:value="4.48918" calcext:value-type="float">
            <text:p>4.48918</text:p>
          </table:table-cell>
          <table:table-cell office:value-type="float" office:value="4.13403" calcext:value-type="float">
            <text:p>4.13403</text:p>
          </table:table-cell>
          <table:table-cell office:value-type="float" office:value="3.98613" calcext:value-type="float">
            <text:p>3.98613</text:p>
          </table:table-cell>
          <table:table-cell office:value-type="float" office:value="4.52417" calcext:value-type="float">
            <text:p>4.52417</text:p>
          </table:table-cell>
          <table:table-cell office:value-type="float" office:value="4.09239" calcext:value-type="float">
            <text:p>4.09239</text:p>
          </table:table-cell>
          <table:table-cell office:value-type="float" office:value="3.10423" calcext:value-type="float">
            <text:p>3.10423</text:p>
          </table:table-cell>
          <table:table-cell office:value-type="float" office:value="4.44449" calcext:value-type="float">
            <text:p>4.44449</text:p>
          </table:table-cell>
          <table:table-cell office:value-type="float" office:value="4.01633" calcext:value-type="float">
            <text:p>4.01633</text:p>
          </table:table-cell>
          <table:table-cell office:value-type="float" office:value="4.16427" calcext:value-type="float">
            <text:p>4.16427</text:p>
          </table:table-cell>
          <table:table-cell office:value-type="float" office:value="3.9797" calcext:value-type="float">
            <text:p>3.9797</text:p>
          </table:table-cell>
          <table:table-cell office:value-type="float" office:value="4.0024" calcext:value-type="float">
            <text:p>4.0024</text:p>
          </table:table-cell>
          <table:table-cell office:value-type="float" office:value="4.28723" calcext:value-type="float">
            <text:p>4.28723</text:p>
          </table:table-cell>
          <table:table-cell office:value-type="float" office:value="4.2951" calcext:value-type="float">
            <text:p>4.2951</text:p>
          </table:table-cell>
          <table:table-cell office:value-type="float" office:value="3.68618" calcext:value-type="float">
            <text:p>3.68618</text:p>
          </table:table-cell>
          <table:table-cell office:value-type="float" office:value="4.00583" calcext:value-type="float">
            <text:p>4.00583</text:p>
          </table:table-cell>
          <table:table-cell office:value-type="float" office:value="4.23963" calcext:value-type="float">
            <text:p>4.23963</text:p>
          </table:table-cell>
          <table:table-cell office:value-type="float" office:value="4.30901" calcext:value-type="float">
            <text:p>4.30901</text:p>
          </table:table-cell>
          <table:table-cell office:value-type="float" office:value="4.01266" calcext:value-type="float">
            <text:p>4.01266</text:p>
          </table:table-cell>
          <table:table-cell office:value-type="float" office:value="4.26909" calcext:value-type="float">
            <text:p>4.26909</text:p>
          </table:table-cell>
          <table:table-cell office:value-type="float" office:value="4.4656" calcext:value-type="float">
            <text:p>4.4656</text:p>
          </table:table-cell>
          <table:table-cell office:value-type="float" office:value="4.27734" calcext:value-type="float">
            <text:p>4.27734</text:p>
          </table:table-cell>
          <table:table-cell office:value-type="float" office:value="4.24726" calcext:value-type="float">
            <text:p>4.24726</text:p>
          </table:table-cell>
          <table:table-cell office:value-type="float" office:value="4.2495" calcext:value-type="float">
            <text:p>4.2495</text:p>
          </table:table-cell>
          <table:table-cell office:value-type="float" office:value="4.49178" calcext:value-type="float">
            <text:p>4.49178</text:p>
          </table:table-cell>
          <table:table-cell office:value-type="float" office:value="4.30024" calcext:value-type="float">
            <text:p>4.30024</text:p>
          </table:table-cell>
          <table:table-cell office:value-type="float" office:value="4.29628" calcext:value-type="float">
            <text:p>4.29628</text:p>
          </table:table-cell>
          <table:table-cell office:value-type="float" office:value="4.49328" calcext:value-type="float">
            <text:p>4.49328</text:p>
          </table:table-cell>
          <table:table-cell office:value-type="float" office:value="4.14748" calcext:value-type="float">
            <text:p>4.14748</text:p>
          </table:table-cell>
          <table:table-cell office:value-type="float" office:value="4.41273" calcext:value-type="float">
            <text:p>4.41273</text:p>
          </table:table-cell>
          <table:table-cell office:value-type="float" office:value="4.44604" calcext:value-type="float">
            <text:p>4.44604</text:p>
          </table:table-cell>
          <table:table-cell office:value-type="float" office:value="4.43434" calcext:value-type="float">
            <text:p>4.43434</text:p>
          </table:table-cell>
          <table:table-cell office:value-type="float" office:value="4.45088" calcext:value-type="float">
            <text:p>4.45088</text:p>
          </table:table-cell>
          <table:table-cell office:value-type="float" office:value="4.2679" calcext:value-type="float">
            <text:p>4.2679</text:p>
          </table:table-cell>
          <table:table-cell office:value-type="float" office:value="4.14059" calcext:value-type="float">
            <text:p>4.14059</text:p>
          </table:table-cell>
          <table:table-cell office:value-type="float" office:value="4.27196" calcext:value-type="float">
            <text:p>4.27196</text:p>
          </table:table-cell>
          <table:table-cell office:value-type="float" office:value="4.43988" calcext:value-type="float">
            <text:p>4.43988</text:p>
          </table:table-cell>
          <table:table-cell office:value-type="float" office:value="4.2597" calcext:value-type="float">
            <text:p>4.2597</text:p>
          </table:table-cell>
          <table:table-cell office:value-type="float" office:value="4.31903" calcext:value-type="float">
            <text:p>4.31903</text:p>
          </table:table-cell>
          <table:table-cell office:value-type="float" office:value="4.28194" calcext:value-type="float">
            <text:p>4.28194</text:p>
          </table:table-cell>
          <table:table-cell office:value-type="float" office:value="4.54303" calcext:value-type="float">
            <text:p>4.54303</text:p>
          </table:table-cell>
          <table:table-cell office:value-type="float" office:value="4.51734" calcext:value-type="float">
            <text:p>4.51734</text:p>
          </table:table-cell>
          <table:table-cell office:value-type="float" office:value="4.31054" calcext:value-type="float">
            <text:p>4.31054</text:p>
          </table:table-cell>
          <table:table-cell office:value-type="float" office:value="4.45623" calcext:value-type="float">
            <text:p>4.45623</text:p>
          </table:table-cell>
          <table:table-cell office:value-type="float" office:value="3.91358" calcext:value-type="float">
            <text:p>3.91358</text:p>
          </table:table-cell>
          <table:table-cell office:value-type="float" office:value="4.23333" calcext:value-type="float">
            <text:p>4.23333</text:p>
          </table:table-cell>
          <table:table-cell office:value-type="float" office:value="4.19582" calcext:value-type="float">
            <text:p>4.19582</text:p>
          </table:table-cell>
          <table:table-cell/>
          <table:table-cell table:formula="of:=AVERAGE([.B59:.BI59])" office:value-type="float" office:value="4.24003433333333" calcext:value-type="float">
            <text:p>4.2400343333</text:p>
          </table:table-cell>
          <table:table-cell table:formula="of:=STDEV([.B59:.BI59])/2" office:value-type="float" office:value="0.119377684548275" calcext:value-type="float">
            <text:p>0.119377684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.42825" calcext:value-type="float">
            <text:p>4.42825</text:p>
          </table:table-cell>
          <table:table-cell office:value-type="float" office:value="4.15901" calcext:value-type="float">
            <text:p>4.15901</text:p>
          </table:table-cell>
          <table:table-cell office:value-type="float" office:value="4.01871" calcext:value-type="float">
            <text:p>4.01871</text:p>
          </table:table-cell>
          <table:table-cell office:value-type="float" office:value="4.26261" calcext:value-type="float">
            <text:p>4.26261</text:p>
          </table:table-cell>
          <table:table-cell office:value-type="float" office:value="4.28454" calcext:value-type="float">
            <text:p>4.28454</text:p>
          </table:table-cell>
          <table:table-cell office:value-type="float" office:value="4.43166" calcext:value-type="float">
            <text:p>4.43166</text:p>
          </table:table-cell>
          <table:table-cell office:value-type="float" office:value="4.33542" calcext:value-type="float">
            <text:p>4.33542</text:p>
          </table:table-cell>
          <table:table-cell office:value-type="float" office:value="4.43938" calcext:value-type="float">
            <text:p>4.43938</text:p>
          </table:table-cell>
          <table:table-cell office:value-type="float" office:value="4.24706" calcext:value-type="float">
            <text:p>4.24706</text:p>
          </table:table-cell>
          <table:table-cell office:value-type="float" office:value="4.02584" calcext:value-type="float">
            <text:p>4.02584</text:p>
          </table:table-cell>
          <table:table-cell office:value-type="float" office:value="3.39705" calcext:value-type="float">
            <text:p>3.39705</text:p>
          </table:table-cell>
          <table:table-cell office:value-type="float" office:value="4.24297" calcext:value-type="float">
            <text:p>4.24297</text:p>
          </table:table-cell>
          <table:table-cell office:value-type="float" office:value="4.41914" calcext:value-type="float">
            <text:p>4.41914</text:p>
          </table:table-cell>
          <table:table-cell office:value-type="float" office:value="4.32841" calcext:value-type="float">
            <text:p>4.32841</text:p>
          </table:table-cell>
          <table:table-cell office:value-type="float" office:value="3.93451" calcext:value-type="float">
            <text:p>3.93451</text:p>
          </table:table-cell>
          <table:table-cell office:value-type="float" office:value="4.46712" calcext:value-type="float">
            <text:p>4.46712</text:p>
          </table:table-cell>
          <table:table-cell office:value-type="float" office:value="4.59085" calcext:value-type="float">
            <text:p>4.59085</text:p>
          </table:table-cell>
          <table:table-cell office:value-type="float" office:value="4.26135" calcext:value-type="float">
            <text:p>4.26135</text:p>
          </table:table-cell>
          <table:table-cell office:value-type="float" office:value="4.46723" calcext:value-type="float">
            <text:p>4.46723</text:p>
          </table:table-cell>
          <table:table-cell office:value-type="float" office:value="4.24414" calcext:value-type="float">
            <text:p>4.24414</text:p>
          </table:table-cell>
          <table:table-cell office:value-type="float" office:value="3.95397" calcext:value-type="float">
            <text:p>3.95397</text:p>
          </table:table-cell>
          <table:table-cell office:value-type="float" office:value="4.40965" calcext:value-type="float">
            <text:p>4.40965</text:p>
          </table:table-cell>
          <table:table-cell office:value-type="float" office:value="4.25968" calcext:value-type="float">
            <text:p>4.25968</text:p>
          </table:table-cell>
          <table:table-cell office:value-type="float" office:value="4.26627" calcext:value-type="float">
            <text:p>4.26627</text:p>
          </table:table-cell>
          <table:table-cell office:value-type="float" office:value="4.40588" calcext:value-type="float">
            <text:p>4.40588</text:p>
          </table:table-cell>
          <table:table-cell office:value-type="float" office:value="4.40434" calcext:value-type="float">
            <text:p>4.40434</text:p>
          </table:table-cell>
          <table:table-cell office:value-type="float" office:value="4.45353" calcext:value-type="float">
            <text:p>4.45353</text:p>
          </table:table-cell>
          <table:table-cell office:value-type="float" office:value="4.27225" calcext:value-type="float">
            <text:p>4.27225</text:p>
          </table:table-cell>
          <table:table-cell office:value-type="float" office:value="4.43952" calcext:value-type="float">
            <text:p>4.43952</text:p>
          </table:table-cell>
          <table:table-cell office:value-type="float" office:value="4.26382" calcext:value-type="float">
            <text:p>4.26382</text:p>
          </table:table-cell>
          <table:table-cell office:value-type="float" office:value="3.95898" calcext:value-type="float">
            <text:p>3.95898</text:p>
          </table:table-cell>
          <table:table-cell office:value-type="float" office:value="4.07975" calcext:value-type="float">
            <text:p>4.07975</text:p>
          </table:table-cell>
          <table:table-cell office:value-type="float" office:value="4.06228" calcext:value-type="float">
            <text:p>4.06228</text:p>
          </table:table-cell>
          <table:table-cell office:value-type="float" office:value="4.22051" calcext:value-type="float">
            <text:p>4.22051</text:p>
          </table:table-cell>
          <table:table-cell office:value-type="float" office:value="4.38763" calcext:value-type="float">
            <text:p>4.38763</text:p>
          </table:table-cell>
          <table:table-cell office:value-type="float" office:value="4.48405" calcext:value-type="float">
            <text:p>4.48405</text:p>
          </table:table-cell>
          <table:table-cell office:value-type="float" office:value="3.97666" calcext:value-type="float">
            <text:p>3.97666</text:p>
          </table:table-cell>
          <table:table-cell office:value-type="float" office:value="4.50184" calcext:value-type="float">
            <text:p>4.50184</text:p>
          </table:table-cell>
          <table:table-cell office:value-type="float" office:value="3.96674" calcext:value-type="float">
            <text:p>3.96674</text:p>
          </table:table-cell>
          <table:table-cell office:value-type="float" office:value="4.50544" calcext:value-type="float">
            <text:p>4.50544</text:p>
          </table:table-cell>
          <table:table-cell office:value-type="float" office:value="4.44026" calcext:value-type="float">
            <text:p>4.44026</text:p>
          </table:table-cell>
          <table:table-cell office:value-type="float" office:value="4.08369" calcext:value-type="float">
            <text:p>4.08369</text:p>
          </table:table-cell>
          <table:table-cell office:value-type="float" office:value="4.20166" calcext:value-type="float">
            <text:p>4.20166</text:p>
          </table:table-cell>
          <table:table-cell office:value-type="float" office:value="4.31206" calcext:value-type="float">
            <text:p>4.31206</text:p>
          </table:table-cell>
          <table:table-cell office:value-type="float" office:value="4.49186" calcext:value-type="float">
            <text:p>4.49186</text:p>
          </table:table-cell>
          <table:table-cell office:value-type="float" office:value="4.02355" calcext:value-type="float">
            <text:p>4.02355</text:p>
          </table:table-cell>
          <table:table-cell office:value-type="float" office:value="3.98838" calcext:value-type="float">
            <text:p>3.98838</text:p>
          </table:table-cell>
          <table:table-cell office:value-type="float" office:value="4.47508" calcext:value-type="float">
            <text:p>4.47508</text:p>
          </table:table-cell>
          <table:table-cell office:value-type="float" office:value="4.24425" calcext:value-type="float">
            <text:p>4.24425</text:p>
          </table:table-cell>
          <table:table-cell office:value-type="float" office:value="4.41398" calcext:value-type="float">
            <text:p>4.41398</text:p>
          </table:table-cell>
          <table:table-cell office:value-type="float" office:value="4.30603" calcext:value-type="float">
            <text:p>4.30603</text:p>
          </table:table-cell>
          <table:table-cell office:value-type="float" office:value="4.41551" calcext:value-type="float">
            <text:p>4.41551</text:p>
          </table:table-cell>
          <table:table-cell office:value-type="float" office:value="4.28051" calcext:value-type="float">
            <text:p>4.28051</text:p>
          </table:table-cell>
          <table:table-cell office:value-type="float" office:value="4.16142" calcext:value-type="float">
            <text:p>4.16142</text:p>
          </table:table-cell>
          <table:table-cell office:value-type="float" office:value="4.49627" calcext:value-type="float">
            <text:p>4.49627</text:p>
          </table:table-cell>
          <table:table-cell office:value-type="float" office:value="4.26299" calcext:value-type="float">
            <text:p>4.26299</text:p>
          </table:table-cell>
          <table:table-cell office:value-type="float" office:value="4.22143" calcext:value-type="float">
            <text:p>4.22143</text:p>
          </table:table-cell>
          <table:table-cell office:value-type="float" office:value="4.39222" calcext:value-type="float">
            <text:p>4.39222</text:p>
          </table:table-cell>
          <table:table-cell office:value-type="float" office:value="3.64264" calcext:value-type="float">
            <text:p>3.64264</text:p>
          </table:table-cell>
          <table:table-cell office:value-type="float" office:value="4.02698" calcext:value-type="float">
            <text:p>4.02698</text:p>
          </table:table-cell>
          <table:table-cell/>
          <table:table-cell table:formula="of:=AVERAGE([.B60:.BI60])" office:value-type="float" office:value="4.2523135" calcext:value-type="float">
            <text:p>4.2523135</text:p>
          </table:table-cell>
          <table:table-cell table:formula="of:=STDEV([.B60:.BI60])/2" office:value-type="float" office:value="0.110965264697306" calcext:value-type="float">
            <text:p>0.110965264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.75919" calcext:value-type="float">
            <text:p>3.75919</text:p>
          </table:table-cell>
          <table:table-cell office:value-type="float" office:value="4.38863" calcext:value-type="float">
            <text:p>4.38863</text:p>
          </table:table-cell>
          <table:table-cell office:value-type="float" office:value="4.38645" calcext:value-type="float">
            <text:p>4.38645</text:p>
          </table:table-cell>
          <table:table-cell office:value-type="float" office:value="4.46337" calcext:value-type="float">
            <text:p>4.46337</text:p>
          </table:table-cell>
          <table:table-cell office:value-type="float" office:value="4.37626" calcext:value-type="float">
            <text:p>4.37626</text:p>
          </table:table-cell>
          <table:table-cell office:value-type="float" office:value="4.41919" calcext:value-type="float">
            <text:p>4.41919</text:p>
          </table:table-cell>
          <table:table-cell office:value-type="float" office:value="4.43254" calcext:value-type="float">
            <text:p>4.43254</text:p>
          </table:table-cell>
          <table:table-cell office:value-type="float" office:value="4.26583" calcext:value-type="float">
            <text:p>4.26583</text:p>
          </table:table-cell>
          <table:table-cell office:value-type="float" office:value="4.25964" calcext:value-type="float">
            <text:p>4.25964</text:p>
          </table:table-cell>
          <table:table-cell office:value-type="float" office:value="4.40972" calcext:value-type="float">
            <text:p>4.40972</text:p>
          </table:table-cell>
          <table:table-cell office:value-type="float" office:value="4.41788" calcext:value-type="float">
            <text:p>4.41788</text:p>
          </table:table-cell>
          <table:table-cell office:value-type="float" office:value="4.45505" calcext:value-type="float">
            <text:p>4.45505</text:p>
          </table:table-cell>
          <table:table-cell office:value-type="float" office:value="4.42808" calcext:value-type="float">
            <text:p>4.42808</text:p>
          </table:table-cell>
          <table:table-cell office:value-type="float" office:value="4.25252" calcext:value-type="float">
            <text:p>4.25252</text:p>
          </table:table-cell>
          <table:table-cell office:value-type="float" office:value="4.30939" calcext:value-type="float">
            <text:p>4.30939</text:p>
          </table:table-cell>
          <table:table-cell office:value-type="float" office:value="4.41692" calcext:value-type="float">
            <text:p>4.41692</text:p>
          </table:table-cell>
          <table:table-cell office:value-type="float" office:value="4.4685" calcext:value-type="float">
            <text:p>4.4685</text:p>
          </table:table-cell>
          <table:table-cell office:value-type="float" office:value="3.93681" calcext:value-type="float">
            <text:p>3.93681</text:p>
          </table:table-cell>
          <table:table-cell office:value-type="float" office:value="4.25502" calcext:value-type="float">
            <text:p>4.25502</text:p>
          </table:table-cell>
          <table:table-cell office:value-type="float" office:value="4.25255" calcext:value-type="float">
            <text:p>4.25255</text:p>
          </table:table-cell>
          <table:table-cell office:value-type="float" office:value="4.49104" calcext:value-type="float">
            <text:p>4.49104</text:p>
          </table:table-cell>
          <table:table-cell office:value-type="float" office:value="3.69289" calcext:value-type="float">
            <text:p>3.69289</text:p>
          </table:table-cell>
          <table:table-cell office:value-type="float" office:value="4.06033" calcext:value-type="float">
            <text:p>4.06033</text:p>
          </table:table-cell>
          <table:table-cell office:value-type="float" office:value="4.31006" calcext:value-type="float">
            <text:p>4.31006</text:p>
          </table:table-cell>
          <table:table-cell office:value-type="float" office:value="4.3111" calcext:value-type="float">
            <text:p>4.3111</text:p>
          </table:table-cell>
          <table:table-cell office:value-type="float" office:value="3.96423" calcext:value-type="float">
            <text:p>3.96423</text:p>
          </table:table-cell>
          <table:table-cell office:value-type="float" office:value="4.43364" calcext:value-type="float">
            <text:p>4.43364</text:p>
          </table:table-cell>
          <table:table-cell office:value-type="float" office:value="4.56933" calcext:value-type="float">
            <text:p>4.56933</text:p>
          </table:table-cell>
          <table:table-cell office:value-type="float" office:value="4.25488" calcext:value-type="float">
            <text:p>4.25488</text:p>
          </table:table-cell>
          <table:table-cell office:value-type="float" office:value="4.39467" calcext:value-type="float">
            <text:p>4.39467</text:p>
          </table:table-cell>
          <table:table-cell office:value-type="float" office:value="4.24818" calcext:value-type="float">
            <text:p>4.24818</text:p>
          </table:table-cell>
          <table:table-cell office:value-type="float" office:value="4.29526" calcext:value-type="float">
            <text:p>4.29526</text:p>
          </table:table-cell>
          <table:table-cell office:value-type="float" office:value="4.54833" calcext:value-type="float">
            <text:p>4.54833</text:p>
          </table:table-cell>
          <table:table-cell office:value-type="float" office:value="4.41212" calcext:value-type="float">
            <text:p>4.41212</text:p>
          </table:table-cell>
          <table:table-cell office:value-type="float" office:value="4.50958" calcext:value-type="float">
            <text:p>4.50958</text:p>
          </table:table-cell>
          <table:table-cell office:value-type="float" office:value="4.20588" calcext:value-type="float">
            <text:p>4.20588</text:p>
          </table:table-cell>
          <table:table-cell office:value-type="float" office:value="4.36669" calcext:value-type="float">
            <text:p>4.36669</text:p>
          </table:table-cell>
          <table:table-cell office:value-type="float" office:value="4.4057" calcext:value-type="float">
            <text:p>4.4057</text:p>
          </table:table-cell>
          <table:table-cell office:value-type="float" office:value="4.51305" calcext:value-type="float">
            <text:p>4.51305</text:p>
          </table:table-cell>
          <table:table-cell office:value-type="float" office:value="4.3942" calcext:value-type="float">
            <text:p>4.3942</text:p>
          </table:table-cell>
          <table:table-cell office:value-type="float" office:value="4.25029" calcext:value-type="float">
            <text:p>4.25029</text:p>
          </table:table-cell>
          <table:table-cell office:value-type="float" office:value="4.20575" calcext:value-type="float">
            <text:p>4.20575</text:p>
          </table:table-cell>
          <table:table-cell office:value-type="float" office:value="4.31699" calcext:value-type="float">
            <text:p>4.31699</text:p>
          </table:table-cell>
          <table:table-cell office:value-type="float" office:value="4.40424" calcext:value-type="float">
            <text:p>4.40424</text:p>
          </table:table-cell>
          <table:table-cell office:value-type="float" office:value="4.22173" calcext:value-type="float">
            <text:p>4.22173</text:p>
          </table:table-cell>
          <table:table-cell office:value-type="float" office:value="4.22859" calcext:value-type="float">
            <text:p>4.22859</text:p>
          </table:table-cell>
          <table:table-cell office:value-type="float" office:value="4.0793" calcext:value-type="float">
            <text:p>4.0793</text:p>
          </table:table-cell>
          <table:table-cell office:value-type="float" office:value="4.42029" calcext:value-type="float">
            <text:p>4.42029</text:p>
          </table:table-cell>
          <table:table-cell office:value-type="float" office:value="4.44582" calcext:value-type="float">
            <text:p>4.44582</text:p>
          </table:table-cell>
          <table:table-cell office:value-type="float" office:value="3.92485" calcext:value-type="float">
            <text:p>3.92485</text:p>
          </table:table-cell>
          <table:table-cell office:value-type="float" office:value="4.25366" calcext:value-type="float">
            <text:p>4.25366</text:p>
          </table:table-cell>
          <table:table-cell office:value-type="float" office:value="4.15014" calcext:value-type="float">
            <text:p>4.15014</text:p>
          </table:table-cell>
          <table:table-cell office:value-type="float" office:value="3.92499" calcext:value-type="float">
            <text:p>3.92499</text:p>
          </table:table-cell>
          <table:table-cell office:value-type="float" office:value="4.36774" calcext:value-type="float">
            <text:p>4.36774</text:p>
          </table:table-cell>
          <table:table-cell office:value-type="float" office:value="4.24568" calcext:value-type="float">
            <text:p>4.24568</text:p>
          </table:table-cell>
          <table:table-cell office:value-type="float" office:value="4.33854" calcext:value-type="float">
            <text:p>4.33854</text:p>
          </table:table-cell>
          <table:table-cell office:value-type="float" office:value="4.44459" calcext:value-type="float">
            <text:p>4.44459</text:p>
          </table:table-cell>
          <table:table-cell office:value-type="float" office:value="4.26041" calcext:value-type="float">
            <text:p>4.26041</text:p>
          </table:table-cell>
          <table:table-cell office:value-type="float" office:value="4.48931" calcext:value-type="float">
            <text:p>4.48931</text:p>
          </table:table-cell>
          <table:table-cell office:value-type="float" office:value="4.40222" calcext:value-type="float">
            <text:p>4.40222</text:p>
          </table:table-cell>
          <table:table-cell/>
          <table:table-cell table:formula="of:=AVERAGE([.B61:.BI61])" office:value-type="float" office:value="4.3018305" calcext:value-type="float">
            <text:p>4.3018305</text:p>
          </table:table-cell>
          <table:table-cell table:formula="of:=STDEV([.B61:.BI61])/2" office:value-type="float" office:value="0.092059232210061" calcext:value-type="float">
            <text:p>0.0920592322</text:p>
          </table:table-cell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SinProcessorAffinity</text:p>
          </table:table-cell>
          <table:table-cell table:number-columns-repeated="6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73588" calcext:value-type="float">
            <text:p>1.73588</text:p>
          </table:table-cell>
          <table:table-cell office:value-type="float" office:value="1.90268" calcext:value-type="float">
            <text:p>1.90268</text:p>
          </table:table-cell>
          <table:table-cell office:value-type="float" office:value="2.07982" calcext:value-type="float">
            <text:p>2.07982</text:p>
          </table:table-cell>
          <table:table-cell office:value-type="float" office:value="1.64321" calcext:value-type="float">
            <text:p>1.64321</text:p>
          </table:table-cell>
          <table:table-cell office:value-type="float" office:value="1.72034" calcext:value-type="float">
            <text:p>1.72034</text:p>
          </table:table-cell>
          <table:table-cell office:value-type="float" office:value="1.60532" calcext:value-type="float">
            <text:p>1.60532</text:p>
          </table:table-cell>
          <table:table-cell office:value-type="float" office:value="1.61995" calcext:value-type="float">
            <text:p>1.61995</text:p>
          </table:table-cell>
          <table:table-cell office:value-type="float" office:value="1.85301" calcext:value-type="float">
            <text:p>1.85301</text:p>
          </table:table-cell>
          <table:table-cell office:value-type="float" office:value="1.61314" calcext:value-type="float">
            <text:p>1.61314</text:p>
          </table:table-cell>
          <table:table-cell office:value-type="float" office:value="1.94441" calcext:value-type="float">
            <text:p>1.94441</text:p>
          </table:table-cell>
          <table:table-cell office:value-type="float" office:value="1.7916" calcext:value-type="float">
            <text:p>1.7916</text:p>
          </table:table-cell>
          <table:table-cell office:value-type="float" office:value="1.61008" calcext:value-type="float">
            <text:p>1.61008</text:p>
          </table:table-cell>
          <table:table-cell office:value-type="float" office:value="1.97078" calcext:value-type="float">
            <text:p>1.97078</text:p>
          </table:table-cell>
          <table:table-cell office:value-type="float" office:value="2.21532" calcext:value-type="float">
            <text:p>2.21532</text:p>
          </table:table-cell>
          <table:table-cell office:value-type="float" office:value="1.9827" calcext:value-type="float">
            <text:p>1.9827</text:p>
          </table:table-cell>
          <table:table-cell office:value-type="float" office:value="1.30984" calcext:value-type="float">
            <text:p>1.30984</text:p>
          </table:table-cell>
          <table:table-cell office:value-type="float" office:value="1.79978" calcext:value-type="float">
            <text:p>1.79978</text:p>
          </table:table-cell>
          <table:table-cell office:value-type="float" office:value="1.67365" calcext:value-type="float">
            <text:p>1.67365</text:p>
          </table:table-cell>
          <table:table-cell office:value-type="float" office:value="1.64638" calcext:value-type="float">
            <text:p>1.64638</text:p>
          </table:table-cell>
          <table:table-cell office:value-type="float" office:value="1.75156" calcext:value-type="float">
            <text:p>1.75156</text:p>
          </table:table-cell>
          <table:table-cell office:value-type="float" office:value="2.20852" calcext:value-type="float">
            <text:p>2.20852</text:p>
          </table:table-cell>
          <table:table-cell office:value-type="float" office:value="2.24891" calcext:value-type="float">
            <text:p>2.24891</text:p>
          </table:table-cell>
          <table:table-cell office:value-type="float" office:value="1.67744" calcext:value-type="float">
            <text:p>1.67744</text:p>
          </table:table-cell>
          <table:table-cell office:value-type="float" office:value="1.83755" calcext:value-type="float">
            <text:p>1.83755</text:p>
          </table:table-cell>
          <table:table-cell office:value-type="float" office:value="1.65201" calcext:value-type="float">
            <text:p>1.65201</text:p>
          </table:table-cell>
          <table:table-cell office:value-type="float" office:value="2.21169" calcext:value-type="float">
            <text:p>2.21169</text:p>
          </table:table-cell>
          <table:table-cell office:value-type="float" office:value="1.69159" calcext:value-type="float">
            <text:p>1.69159</text:p>
          </table:table-cell>
          <table:table-cell office:value-type="float" office:value="2.45181" calcext:value-type="float">
            <text:p>2.45181</text:p>
          </table:table-cell>
          <table:table-cell office:value-type="float" office:value="2.00171" calcext:value-type="float">
            <text:p>2.00171</text:p>
          </table:table-cell>
          <table:table-cell office:value-type="float" office:value="1.66561" calcext:value-type="float">
            <text:p>1.66561</text:p>
          </table:table-cell>
          <table:table-cell office:value-type="float" office:value="1.98753" calcext:value-type="float">
            <text:p>1.98753</text:p>
          </table:table-cell>
          <table:table-cell office:value-type="float" office:value="1.842" calcext:value-type="float">
            <text:p>1.842</text:p>
          </table:table-cell>
          <table:table-cell office:value-type="float" office:value="2.17992" calcext:value-type="float">
            <text:p>2.17992</text:p>
          </table:table-cell>
          <table:table-cell office:value-type="float" office:value="2.10057" calcext:value-type="float">
            <text:p>2.10057</text:p>
          </table:table-cell>
          <table:table-cell office:value-type="float" office:value="2.14846" calcext:value-type="float">
            <text:p>2.14846</text:p>
          </table:table-cell>
          <table:table-cell office:value-type="float" office:value="1.88046" calcext:value-type="float">
            <text:p>1.88046</text:p>
          </table:table-cell>
          <table:table-cell office:value-type="float" office:value="1.71125" calcext:value-type="float">
            <text:p>1.71125</text:p>
          </table:table-cell>
          <table:table-cell office:value-type="float" office:value="2.06868" calcext:value-type="float">
            <text:p>2.06868</text:p>
          </table:table-cell>
          <table:table-cell office:value-type="float" office:value="1.78438" calcext:value-type="float">
            <text:p>1.78438</text:p>
          </table:table-cell>
          <table:table-cell office:value-type="float" office:value="1.66368" calcext:value-type="float">
            <text:p>1.66368</text:p>
          </table:table-cell>
          <table:table-cell office:value-type="float" office:value="1.86062" calcext:value-type="float">
            <text:p>1.86062</text:p>
          </table:table-cell>
          <table:table-cell office:value-type="float" office:value="2.22979" calcext:value-type="float">
            <text:p>2.22979</text:p>
          </table:table-cell>
          <table:table-cell office:value-type="float" office:value="1.97578" calcext:value-type="float">
            <text:p>1.97578</text:p>
          </table:table-cell>
          <table:table-cell office:value-type="float" office:value="1.73679" calcext:value-type="float">
            <text:p>1.73679</text:p>
          </table:table-cell>
          <table:table-cell office:value-type="float" office:value="1.77735" calcext:value-type="float">
            <text:p>1.77735</text:p>
          </table:table-cell>
          <table:table-cell office:value-type="float" office:value="2.22112" calcext:value-type="float">
            <text:p>2.22112</text:p>
          </table:table-cell>
          <table:table-cell office:value-type="float" office:value="1.87725" calcext:value-type="float">
            <text:p>1.87725</text:p>
          </table:table-cell>
          <table:table-cell office:value-type="float" office:value="1.72698" calcext:value-type="float">
            <text:p>1.72698</text:p>
          </table:table-cell>
          <table:table-cell office:value-type="float" office:value="2.10111" calcext:value-type="float">
            <text:p>2.10111</text:p>
          </table:table-cell>
          <table:table-cell office:value-type="float" office:value="2.21466" calcext:value-type="float">
            <text:p>2.21466</text:p>
          </table:table-cell>
          <table:table-cell office:value-type="float" office:value="1.9025" calcext:value-type="float">
            <text:p>1.9025</text:p>
          </table:table-cell>
          <table:table-cell office:value-type="float" office:value="1.76996" calcext:value-type="float">
            <text:p>1.76996</text:p>
          </table:table-cell>
          <table:table-cell office:value-type="float" office:value="1.77629" calcext:value-type="float">
            <text:p>1.77629</text:p>
          </table:table-cell>
          <table:table-cell office:value-type="float" office:value="1.71613" calcext:value-type="float">
            <text:p>1.71613</text:p>
          </table:table-cell>
          <table:table-cell office:value-type="float" office:value="1.72521" calcext:value-type="float">
            <text:p>1.72521</text:p>
          </table:table-cell>
          <table:table-cell office:value-type="float" office:value="1.81917" calcext:value-type="float">
            <text:p>1.81917</text:p>
          </table:table-cell>
          <table:table-cell office:value-type="float" office:value="1.78294" calcext:value-type="float">
            <text:p>1.78294</text:p>
          </table:table-cell>
          <table:table-cell office:value-type="float" office:value="1.68082" calcext:value-type="float">
            <text:p>1.68082</text:p>
          </table:table-cell>
          <table:table-cell office:value-type="float" office:value="2.00703" calcext:value-type="float">
            <text:p>2.00703</text:p>
          </table:table-cell>
          <table:table-cell office:value-type="float" office:value="1.7478" calcext:value-type="float">
            <text:p>1.7478</text:p>
          </table:table-cell>
          <table:table-cell/>
          <table:table-cell table:formula="of:=AVERAGE([.B64:.BI64])" office:value-type="float" office:value="1.86887533333333" calcext:value-type="float">
            <text:p>1.8688753333</text:p>
          </table:table-cell>
          <table:table-cell table:formula="of:=STDEV([.B64:.BI64])/2" office:value-type="float" office:value="0.109922661951778" calcext:value-type="float">
            <text:p>0.10992266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.25294" calcext:value-type="float">
            <text:p>2.25294</text:p>
          </table:table-cell>
          <table:table-cell office:value-type="float" office:value="2.38011" calcext:value-type="float">
            <text:p>2.38011</text:p>
          </table:table-cell>
          <table:table-cell office:value-type="float" office:value="2.23641" calcext:value-type="float">
            <text:p>2.23641</text:p>
          </table:table-cell>
          <table:table-cell office:value-type="float" office:value="4.72982" calcext:value-type="float">
            <text:p>4.72982</text:p>
          </table:table-cell>
          <table:table-cell office:value-type="float" office:value="2.98121" calcext:value-type="float">
            <text:p>2.98121</text:p>
          </table:table-cell>
          <table:table-cell office:value-type="float" office:value="3.89464" calcext:value-type="float">
            <text:p>3.89464</text:p>
          </table:table-cell>
          <table:table-cell office:value-type="float" office:value="2.51443" calcext:value-type="float">
            <text:p>2.51443</text:p>
          </table:table-cell>
          <table:table-cell office:value-type="float" office:value="2.4517" calcext:value-type="float">
            <text:p>2.4517</text:p>
          </table:table-cell>
          <table:table-cell office:value-type="float" office:value="2.6844" calcext:value-type="float">
            <text:p>2.6844</text:p>
          </table:table-cell>
          <table:table-cell office:value-type="float" office:value="3.85054" calcext:value-type="float">
            <text:p>3.85054</text:p>
          </table:table-cell>
          <table:table-cell office:value-type="float" office:value="4.18818" calcext:value-type="float">
            <text:p>4.18818</text:p>
          </table:table-cell>
          <table:table-cell office:value-type="float" office:value="2.32632" calcext:value-type="float">
            <text:p>2.32632</text:p>
          </table:table-cell>
          <table:table-cell office:value-type="float" office:value="4.37444" calcext:value-type="float">
            <text:p>4.37444</text:p>
          </table:table-cell>
          <table:table-cell office:value-type="float" office:value="4.18297" calcext:value-type="float">
            <text:p>4.18297</text:p>
          </table:table-cell>
          <table:table-cell office:value-type="float" office:value="2.49488" calcext:value-type="float">
            <text:p>2.49488</text:p>
          </table:table-cell>
          <table:table-cell office:value-type="float" office:value="2.12903" calcext:value-type="float">
            <text:p>2.12903</text:p>
          </table:table-cell>
          <table:table-cell office:value-type="float" office:value="3.52646" calcext:value-type="float">
            <text:p>3.52646</text:p>
          </table:table-cell>
          <table:table-cell office:value-type="float" office:value="2.69241" calcext:value-type="float">
            <text:p>2.69241</text:p>
          </table:table-cell>
          <table:table-cell office:value-type="float" office:value="2.97352" calcext:value-type="float">
            <text:p>2.97352</text:p>
          </table:table-cell>
          <table:table-cell office:value-type="float" office:value="2.50247" calcext:value-type="float">
            <text:p>2.50247</text:p>
          </table:table-cell>
          <table:table-cell office:value-type="float" office:value="2.32232" calcext:value-type="float">
            <text:p>2.32232</text:p>
          </table:table-cell>
          <table:table-cell office:value-type="float" office:value="3.95133" calcext:value-type="float">
            <text:p>3.95133</text:p>
          </table:table-cell>
          <table:table-cell office:value-type="float" office:value="2.99433" calcext:value-type="float">
            <text:p>2.99433</text:p>
          </table:table-cell>
          <table:table-cell office:value-type="float" office:value="2.25996" calcext:value-type="float">
            <text:p>2.25996</text:p>
          </table:table-cell>
          <table:table-cell office:value-type="float" office:value="4.96299" calcext:value-type="float">
            <text:p>4.96299</text:p>
          </table:table-cell>
          <table:table-cell office:value-type="float" office:value="4.44175" calcext:value-type="float">
            <text:p>4.44175</text:p>
          </table:table-cell>
          <table:table-cell office:value-type="float" office:value="2.18138" calcext:value-type="float">
            <text:p>2.18138</text:p>
          </table:table-cell>
          <table:table-cell office:value-type="float" office:value="3.03414" calcext:value-type="float">
            <text:p>3.03414</text:p>
          </table:table-cell>
          <table:table-cell office:value-type="float" office:value="2.27699" calcext:value-type="float">
            <text:p>2.27699</text:p>
          </table:table-cell>
          <table:table-cell office:value-type="float" office:value="2.14393" calcext:value-type="float">
            <text:p>2.14393</text:p>
          </table:table-cell>
          <table:table-cell office:value-type="float" office:value="2.16798" calcext:value-type="float">
            <text:p>2.16798</text:p>
          </table:table-cell>
          <table:table-cell office:value-type="float" office:value="2.3581" calcext:value-type="float">
            <text:p>2.3581</text:p>
          </table:table-cell>
          <table:table-cell office:value-type="float" office:value="2.49615" calcext:value-type="float">
            <text:p>2.49615</text:p>
          </table:table-cell>
          <table:table-cell office:value-type="float" office:value="2.19145" calcext:value-type="float">
            <text:p>2.19145</text:p>
          </table:table-cell>
          <table:table-cell office:value-type="float" office:value="2.29905" calcext:value-type="float">
            <text:p>2.29905</text:p>
          </table:table-cell>
          <table:table-cell office:value-type="float" office:value="3.09482" calcext:value-type="float">
            <text:p>3.09482</text:p>
          </table:table-cell>
          <table:table-cell office:value-type="float" office:value="4.23465" calcext:value-type="float">
            <text:p>4.23465</text:p>
          </table:table-cell>
          <table:table-cell office:value-type="float" office:value="3.80778" calcext:value-type="float">
            <text:p>3.80778</text:p>
          </table:table-cell>
          <table:table-cell office:value-type="float" office:value="2.95561" calcext:value-type="float">
            <text:p>2.95561</text:p>
          </table:table-cell>
          <table:table-cell office:value-type="float" office:value="2.27388" calcext:value-type="float">
            <text:p>2.27388</text:p>
          </table:table-cell>
          <table:table-cell office:value-type="float" office:value="3.56255" calcext:value-type="float">
            <text:p>3.56255</text:p>
          </table:table-cell>
          <table:table-cell office:value-type="float" office:value="2.13019" calcext:value-type="float">
            <text:p>2.13019</text:p>
          </table:table-cell>
          <table:table-cell office:value-type="float" office:value="3.04621" calcext:value-type="float">
            <text:p>3.04621</text:p>
          </table:table-cell>
          <table:table-cell office:value-type="float" office:value="2.34507" calcext:value-type="float">
            <text:p>2.34507</text:p>
          </table:table-cell>
          <table:table-cell office:value-type="float" office:value="2.24146" calcext:value-type="float">
            <text:p>2.24146</text:p>
          </table:table-cell>
          <table:table-cell office:value-type="float" office:value="2.30009" calcext:value-type="float">
            <text:p>2.30009</text:p>
          </table:table-cell>
          <table:table-cell office:value-type="float" office:value="2.78798" calcext:value-type="float">
            <text:p>2.78798</text:p>
          </table:table-cell>
          <table:table-cell office:value-type="float" office:value="2.29672" calcext:value-type="float">
            <text:p>2.29672</text:p>
          </table:table-cell>
          <table:table-cell office:value-type="float" office:value="2.34657" calcext:value-type="float">
            <text:p>2.34657</text:p>
          </table:table-cell>
          <table:table-cell office:value-type="float" office:value="3.61969" calcext:value-type="float">
            <text:p>3.61969</text:p>
          </table:table-cell>
          <table:table-cell office:value-type="float" office:value="4.30626" calcext:value-type="float">
            <text:p>4.30626</text:p>
          </table:table-cell>
          <table:table-cell office:value-type="float" office:value="4.03047" calcext:value-type="float">
            <text:p>4.03047</text:p>
          </table:table-cell>
          <table:table-cell office:value-type="float" office:value="2.25858" calcext:value-type="float">
            <text:p>2.25858</text:p>
          </table:table-cell>
          <table:table-cell office:value-type="float" office:value="4.11282" calcext:value-type="float">
            <text:p>4.11282</text:p>
          </table:table-cell>
          <table:table-cell office:value-type="float" office:value="2.71223" calcext:value-type="float">
            <text:p>2.71223</text:p>
          </table:table-cell>
          <table:table-cell office:value-type="float" office:value="2.4103" calcext:value-type="float">
            <text:p>2.4103</text:p>
          </table:table-cell>
          <table:table-cell office:value-type="float" office:value="2.2514" calcext:value-type="float">
            <text:p>2.2514</text:p>
          </table:table-cell>
          <table:table-cell office:value-type="float" office:value="2.49632" calcext:value-type="float">
            <text:p>2.49632</text:p>
          </table:table-cell>
          <table:table-cell office:value-type="float" office:value="4.24551" calcext:value-type="float">
            <text:p>4.24551</text:p>
          </table:table-cell>
          <table:table-cell office:value-type="float" office:value="2.34201" calcext:value-type="float">
            <text:p>2.34201</text:p>
          </table:table-cell>
          <table:table-cell/>
          <table:table-cell table:formula="of:=AVERAGE([.B65:.BI65])" office:value-type="float" office:value="2.960965" calcext:value-type="float">
            <text:p>2.960965</text:p>
          </table:table-cell>
          <table:table-cell table:formula="of:=STDEV([.B65:.BI65])/2" office:value-type="float" office:value="0.412046045587531" calcext:value-type="float">
            <text:p>0.412046045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.78951" calcext:value-type="float">
            <text:p>2.78951</text:p>
          </table:table-cell>
          <table:table-cell office:value-type="float" office:value="3.78649" calcext:value-type="float">
            <text:p>3.78649</text:p>
          </table:table-cell>
          <table:table-cell office:value-type="float" office:value="3.55419" calcext:value-type="float">
            <text:p>3.55419</text:p>
          </table:table-cell>
          <table:table-cell office:value-type="float" office:value="2.93566" calcext:value-type="float">
            <text:p>2.93566</text:p>
          </table:table-cell>
          <table:table-cell office:value-type="float" office:value="2.76131" calcext:value-type="float">
            <text:p>2.76131</text:p>
          </table:table-cell>
          <table:table-cell office:value-type="float" office:value="2.83837" calcext:value-type="float">
            <text:p>2.83837</text:p>
          </table:table-cell>
          <table:table-cell office:value-type="float" office:value="3.05463" calcext:value-type="float">
            <text:p>3.05463</text:p>
          </table:table-cell>
          <table:table-cell office:value-type="float" office:value="3.15681" calcext:value-type="float">
            <text:p>3.15681</text:p>
          </table:table-cell>
          <table:table-cell office:value-type="float" office:value="2.86003" calcext:value-type="float">
            <text:p>2.86003</text:p>
          </table:table-cell>
          <table:table-cell office:value-type="float" office:value="2.84857" calcext:value-type="float">
            <text:p>2.84857</text:p>
          </table:table-cell>
          <table:table-cell office:value-type="float" office:value="2.9999" calcext:value-type="float">
            <text:p>2.9999</text:p>
          </table:table-cell>
          <table:table-cell office:value-type="float" office:value="3.91527" calcext:value-type="float">
            <text:p>3.91527</text:p>
          </table:table-cell>
          <table:table-cell office:value-type="float" office:value="2.85854" calcext:value-type="float">
            <text:p>2.85854</text:p>
          </table:table-cell>
          <table:table-cell office:value-type="float" office:value="2.81022" calcext:value-type="float">
            <text:p>2.81022</text:p>
          </table:table-cell>
          <table:table-cell office:value-type="float" office:value="3.16081" calcext:value-type="float">
            <text:p>3.16081</text:p>
          </table:table-cell>
          <table:table-cell office:value-type="float" office:value="3.62673" calcext:value-type="float">
            <text:p>3.62673</text:p>
          </table:table-cell>
          <table:table-cell office:value-type="float" office:value="2.97452" calcext:value-type="float">
            <text:p>2.97452</text:p>
          </table:table-cell>
          <table:table-cell office:value-type="float" office:value="2.84611" calcext:value-type="float">
            <text:p>2.84611</text:p>
          </table:table-cell>
          <table:table-cell office:value-type="float" office:value="3.22709" calcext:value-type="float">
            <text:p>3.22709</text:p>
          </table:table-cell>
          <table:table-cell office:value-type="float" office:value="2.77616" calcext:value-type="float">
            <text:p>2.77616</text:p>
          </table:table-cell>
          <table:table-cell office:value-type="float" office:value="2.85191" calcext:value-type="float">
            <text:p>2.85191</text:p>
          </table:table-cell>
          <table:table-cell office:value-type="float" office:value="2.88042" calcext:value-type="float">
            <text:p>2.88042</text:p>
          </table:table-cell>
          <table:table-cell office:value-type="float" office:value="2.7079" calcext:value-type="float">
            <text:p>2.7079</text:p>
          </table:table-cell>
          <table:table-cell office:value-type="float" office:value="2.51025" calcext:value-type="float">
            <text:p>2.51025</text:p>
          </table:table-cell>
          <table:table-cell office:value-type="float" office:value="2.86015" calcext:value-type="float">
            <text:p>2.86015</text:p>
          </table:table-cell>
          <table:table-cell office:value-type="float" office:value="2.82381" calcext:value-type="float">
            <text:p>2.82381</text:p>
          </table:table-cell>
          <table:table-cell office:value-type="float" office:value="3.99348" calcext:value-type="float">
            <text:p>3.99348</text:p>
          </table:table-cell>
          <table:table-cell office:value-type="float" office:value="2.71581" calcext:value-type="float">
            <text:p>2.71581</text:p>
          </table:table-cell>
          <table:table-cell office:value-type="float" office:value="3.66618" calcext:value-type="float">
            <text:p>3.66618</text:p>
          </table:table-cell>
          <table:table-cell office:value-type="float" office:value="2.77516" calcext:value-type="float">
            <text:p>2.77516</text:p>
          </table:table-cell>
          <table:table-cell office:value-type="float" office:value="3.30453" calcext:value-type="float">
            <text:p>3.30453</text:p>
          </table:table-cell>
          <table:table-cell office:value-type="float" office:value="2.7068" calcext:value-type="float">
            <text:p>2.7068</text:p>
          </table:table-cell>
          <table:table-cell office:value-type="float" office:value="3.0938" calcext:value-type="float">
            <text:p>3.0938</text:p>
          </table:table-cell>
          <table:table-cell office:value-type="float" office:value="2.8015" calcext:value-type="float">
            <text:p>2.8015</text:p>
          </table:table-cell>
          <table:table-cell office:value-type="float" office:value="2.8952" calcext:value-type="float">
            <text:p>2.8952</text:p>
          </table:table-cell>
          <table:table-cell office:value-type="float" office:value="3.0486" calcext:value-type="float">
            <text:p>3.0486</text:p>
          </table:table-cell>
          <table:table-cell office:value-type="float" office:value="2.973" calcext:value-type="float">
            <text:p>2.973</text:p>
          </table:table-cell>
          <table:table-cell office:value-type="float" office:value="3.79413" calcext:value-type="float">
            <text:p>3.79413</text:p>
          </table:table-cell>
          <table:table-cell office:value-type="float" office:value="2.73761" calcext:value-type="float">
            <text:p>2.73761</text:p>
          </table:table-cell>
          <table:table-cell office:value-type="float" office:value="3.13533" calcext:value-type="float">
            <text:p>3.13533</text:p>
          </table:table-cell>
          <table:table-cell office:value-type="float" office:value="3.45462" calcext:value-type="float">
            <text:p>3.45462</text:p>
          </table:table-cell>
          <table:table-cell office:value-type="float" office:value="3.45427" calcext:value-type="float">
            <text:p>3.45427</text:p>
          </table:table-cell>
          <table:table-cell office:value-type="float" office:value="2.88196" calcext:value-type="float">
            <text:p>2.88196</text:p>
          </table:table-cell>
          <table:table-cell office:value-type="float" office:value="3.20037" calcext:value-type="float">
            <text:p>3.20037</text:p>
          </table:table-cell>
          <table:table-cell office:value-type="float" office:value="4.1256" calcext:value-type="float">
            <text:p>4.1256</text:p>
          </table:table-cell>
          <table:table-cell office:value-type="float" office:value="2.55075" calcext:value-type="float">
            <text:p>2.55075</text:p>
          </table:table-cell>
          <table:table-cell office:value-type="float" office:value="2.92182" calcext:value-type="float">
            <text:p>2.92182</text:p>
          </table:table-cell>
          <table:table-cell office:value-type="float" office:value="2.78632" calcext:value-type="float">
            <text:p>2.78632</text:p>
          </table:table-cell>
          <table:table-cell office:value-type="float" office:value="2.87268" calcext:value-type="float">
            <text:p>2.87268</text:p>
          </table:table-cell>
          <table:table-cell office:value-type="float" office:value="3.36427" calcext:value-type="float">
            <text:p>3.36427</text:p>
          </table:table-cell>
          <table:table-cell office:value-type="float" office:value="3.65484" calcext:value-type="float">
            <text:p>3.65484</text:p>
          </table:table-cell>
          <table:table-cell office:value-type="float" office:value="2.69566" calcext:value-type="float">
            <text:p>2.69566</text:p>
          </table:table-cell>
          <table:table-cell office:value-type="float" office:value="3.14886" calcext:value-type="float">
            <text:p>3.14886</text:p>
          </table:table-cell>
          <table:table-cell office:value-type="float" office:value="2.7726" calcext:value-type="float">
            <text:p>2.7726</text:p>
          </table:table-cell>
          <table:table-cell office:value-type="float" office:value="3.39305" calcext:value-type="float">
            <text:p>3.39305</text:p>
          </table:table-cell>
          <table:table-cell office:value-type="float" office:value="3.91769" calcext:value-type="float">
            <text:p>3.91769</text:p>
          </table:table-cell>
          <table:table-cell office:value-type="float" office:value="2.78517" calcext:value-type="float">
            <text:p>2.78517</text:p>
          </table:table-cell>
          <table:table-cell office:value-type="float" office:value="3.05122" calcext:value-type="float">
            <text:p>3.05122</text:p>
          </table:table-cell>
          <table:table-cell office:value-type="float" office:value="2.83361" calcext:value-type="float">
            <text:p>2.83361</text:p>
          </table:table-cell>
          <table:table-cell office:value-type="float" office:value="2.85414" calcext:value-type="float">
            <text:p>2.85414</text:p>
          </table:table-cell>
          <table:table-cell/>
          <table:table-cell table:formula="of:=AVERAGE([.B66:.BI66])" office:value-type="float" office:value="3.07959983333333" calcext:value-type="float">
            <text:p>3.0795998333</text:p>
          </table:table-cell>
          <table:table-cell table:formula="of:=STDEV([.B66:.BI66])/2" office:value-type="float" office:value="0.194683144455709" calcext:value-type="float">
            <text:p>0.194683144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.88892" calcext:value-type="float">
            <text:p>2.88892</text:p>
          </table:table-cell>
          <table:table-cell office:value-type="float" office:value="3.31536" calcext:value-type="float">
            <text:p>3.31536</text:p>
          </table:table-cell>
          <table:table-cell office:value-type="float" office:value="3.5531" calcext:value-type="float">
            <text:p>3.5531</text:p>
          </table:table-cell>
          <table:table-cell office:value-type="float" office:value="3.73014" calcext:value-type="float">
            <text:p>3.73014</text:p>
          </table:table-cell>
          <table:table-cell office:value-type="float" office:value="3.70769" calcext:value-type="float">
            <text:p>3.70769</text:p>
          </table:table-cell>
          <table:table-cell office:value-type="float" office:value="3.21774" calcext:value-type="float">
            <text:p>3.21774</text:p>
          </table:table-cell>
          <table:table-cell office:value-type="float" office:value="3.59081" calcext:value-type="float">
            <text:p>3.59081</text:p>
          </table:table-cell>
          <table:table-cell office:value-type="float" office:value="3.61652" calcext:value-type="float">
            <text:p>3.61652</text:p>
          </table:table-cell>
          <table:table-cell office:value-type="float" office:value="3.52242" calcext:value-type="float">
            <text:p>3.52242</text:p>
          </table:table-cell>
          <table:table-cell office:value-type="float" office:value="3.99319" calcext:value-type="float">
            <text:p>3.99319</text:p>
          </table:table-cell>
          <table:table-cell office:value-type="float" office:value="3.11935" calcext:value-type="float">
            <text:p>3.11935</text:p>
          </table:table-cell>
          <table:table-cell office:value-type="float" office:value="3.20402" calcext:value-type="float">
            <text:p>3.20402</text:p>
          </table:table-cell>
          <table:table-cell office:value-type="float" office:value="3.77958" calcext:value-type="float">
            <text:p>3.77958</text:p>
          </table:table-cell>
          <table:table-cell office:value-type="float" office:value="3.33192" calcext:value-type="float">
            <text:p>3.33192</text:p>
          </table:table-cell>
          <table:table-cell office:value-type="float" office:value="3.95879" calcext:value-type="float">
            <text:p>3.95879</text:p>
          </table:table-cell>
          <table:table-cell office:value-type="float" office:value="4.17222" calcext:value-type="float">
            <text:p>4.17222</text:p>
          </table:table-cell>
          <table:table-cell office:value-type="float" office:value="2.95554" calcext:value-type="float">
            <text:p>2.95554</text:p>
          </table:table-cell>
          <table:table-cell office:value-type="float" office:value="3.42221" calcext:value-type="float">
            <text:p>3.42221</text:p>
          </table:table-cell>
          <table:table-cell office:value-type="float" office:value="3.73363" calcext:value-type="float">
            <text:p>3.73363</text:p>
          </table:table-cell>
          <table:table-cell office:value-type="float" office:value="3.54473" calcext:value-type="float">
            <text:p>3.54473</text:p>
          </table:table-cell>
          <table:table-cell office:value-type="float" office:value="3.03743" calcext:value-type="float">
            <text:p>3.03743</text:p>
          </table:table-cell>
          <table:table-cell office:value-type="float" office:value="3.50011" calcext:value-type="float">
            <text:p>3.50011</text:p>
          </table:table-cell>
          <table:table-cell office:value-type="float" office:value="3.87823" calcext:value-type="float">
            <text:p>3.87823</text:p>
          </table:table-cell>
          <table:table-cell office:value-type="float" office:value="3.6123" calcext:value-type="float">
            <text:p>3.6123</text:p>
          </table:table-cell>
          <table:table-cell office:value-type="float" office:value="3.04014" calcext:value-type="float">
            <text:p>3.04014</text:p>
          </table:table-cell>
          <table:table-cell office:value-type="float" office:value="3.02361" calcext:value-type="float">
            <text:p>3.02361</text:p>
          </table:table-cell>
          <table:table-cell office:value-type="float" office:value="3.74859" calcext:value-type="float">
            <text:p>3.74859</text:p>
          </table:table-cell>
          <table:table-cell office:value-type="float" office:value="3.7846" calcext:value-type="float">
            <text:p>3.7846</text:p>
          </table:table-cell>
          <table:table-cell office:value-type="float" office:value="3.50295" calcext:value-type="float">
            <text:p>3.50295</text:p>
          </table:table-cell>
          <table:table-cell office:value-type="float" office:value="3.41613" calcext:value-type="float">
            <text:p>3.41613</text:p>
          </table:table-cell>
          <table:table-cell office:value-type="float" office:value="3.0186" calcext:value-type="float">
            <text:p>3.0186</text:p>
          </table:table-cell>
          <table:table-cell office:value-type="float" office:value="3.03997" calcext:value-type="float">
            <text:p>3.03997</text:p>
          </table:table-cell>
          <table:table-cell office:value-type="float" office:value="3.81623" calcext:value-type="float">
            <text:p>3.81623</text:p>
          </table:table-cell>
          <table:table-cell office:value-type="float" office:value="3.398" calcext:value-type="float">
            <text:p>3.398</text:p>
          </table:table-cell>
          <table:table-cell office:value-type="float" office:value="3.41723" calcext:value-type="float">
            <text:p>3.41723</text:p>
          </table:table-cell>
          <table:table-cell office:value-type="float" office:value="3.22717" calcext:value-type="float">
            <text:p>3.22717</text:p>
          </table:table-cell>
          <table:table-cell office:value-type="float" office:value="3.23961" calcext:value-type="float">
            <text:p>3.23961</text:p>
          </table:table-cell>
          <table:table-cell office:value-type="float" office:value="3.54403" calcext:value-type="float">
            <text:p>3.54403</text:p>
          </table:table-cell>
          <table:table-cell office:value-type="float" office:value="3.91537" calcext:value-type="float">
            <text:p>3.91537</text:p>
          </table:table-cell>
          <table:table-cell office:value-type="float" office:value="3.49619" calcext:value-type="float">
            <text:p>3.49619</text:p>
          </table:table-cell>
          <table:table-cell office:value-type="float" office:value="3.47288" calcext:value-type="float">
            <text:p>3.47288</text:p>
          </table:table-cell>
          <table:table-cell office:value-type="float" office:value="3.36484" calcext:value-type="float">
            <text:p>3.36484</text:p>
          </table:table-cell>
          <table:table-cell office:value-type="float" office:value="3.3601" calcext:value-type="float">
            <text:p>3.3601</text:p>
          </table:table-cell>
          <table:table-cell office:value-type="float" office:value="3.83411" calcext:value-type="float">
            <text:p>3.83411</text:p>
          </table:table-cell>
          <table:table-cell office:value-type="float" office:value="2.9708" calcext:value-type="float">
            <text:p>2.9708</text:p>
          </table:table-cell>
          <table:table-cell office:value-type="float" office:value="4.06247" calcext:value-type="float">
            <text:p>4.06247</text:p>
          </table:table-cell>
          <table:table-cell office:value-type="float" office:value="3.56954" calcext:value-type="float">
            <text:p>3.56954</text:p>
          </table:table-cell>
          <table:table-cell office:value-type="float" office:value="3.47231" calcext:value-type="float">
            <text:p>3.47231</text:p>
          </table:table-cell>
          <table:table-cell office:value-type="float" office:value="3.43227" calcext:value-type="float">
            <text:p>3.43227</text:p>
          </table:table-cell>
          <table:table-cell office:value-type="float" office:value="4.18615" calcext:value-type="float">
            <text:p>4.18615</text:p>
          </table:table-cell>
          <table:table-cell office:value-type="float" office:value="3.00971" calcext:value-type="float">
            <text:p>3.00971</text:p>
          </table:table-cell>
          <table:table-cell office:value-type="float" office:value="3.74719" calcext:value-type="float">
            <text:p>3.74719</text:p>
          </table:table-cell>
          <table:table-cell office:value-type="float" office:value="3.24035" calcext:value-type="float">
            <text:p>3.24035</text:p>
          </table:table-cell>
          <table:table-cell office:value-type="float" office:value="3.6717" calcext:value-type="float">
            <text:p>3.6717</text:p>
          </table:table-cell>
          <table:table-cell office:value-type="float" office:value="4.02312" calcext:value-type="float">
            <text:p>4.02312</text:p>
          </table:table-cell>
          <table:table-cell office:value-type="float" office:value="3.82483" calcext:value-type="float">
            <text:p>3.82483</text:p>
          </table:table-cell>
          <table:table-cell office:value-type="float" office:value="3.99628" calcext:value-type="float">
            <text:p>3.99628</text:p>
          </table:table-cell>
          <table:table-cell office:value-type="float" office:value="3.1017" calcext:value-type="float">
            <text:p>3.1017</text:p>
          </table:table-cell>
          <table:table-cell office:value-type="float" office:value="4.07598" calcext:value-type="float">
            <text:p>4.07598</text:p>
          </table:table-cell>
          <table:table-cell office:value-type="float" office:value="3.45279" calcext:value-type="float">
            <text:p>3.45279</text:p>
          </table:table-cell>
          <table:table-cell/>
          <table:table-cell table:formula="of:=AVERAGE([.B67:.BI67])" office:value-type="float" office:value="3.51472483333333" calcext:value-type="float">
            <text:p>3.5147248333</text:p>
          </table:table-cell>
          <table:table-cell table:formula="of:=STDEV([.B67:.BI67])/2" office:value-type="float" office:value="0.169475187233131" calcext:value-type="float">
            <text:p>0.169475187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.2202" calcext:value-type="float">
            <text:p>4.2202</text:p>
          </table:table-cell>
          <table:table-cell office:value-type="float" office:value="3.45557" calcext:value-type="float">
            <text:p>3.45557</text:p>
          </table:table-cell>
          <table:table-cell office:value-type="float" office:value="4.12261" calcext:value-type="float">
            <text:p>4.12261</text:p>
          </table:table-cell>
          <table:table-cell office:value-type="float" office:value="4.22722" calcext:value-type="float">
            <text:p>4.22722</text:p>
          </table:table-cell>
          <table:table-cell office:value-type="float" office:value="3.91319" calcext:value-type="float">
            <text:p>3.91319</text:p>
          </table:table-cell>
          <table:table-cell office:value-type="float" office:value="3.57243" calcext:value-type="float">
            <text:p>3.57243</text:p>
          </table:table-cell>
          <table:table-cell office:value-type="float" office:value="4.23628" calcext:value-type="float">
            <text:p>4.23628</text:p>
          </table:table-cell>
          <table:table-cell office:value-type="float" office:value="4.21568" calcext:value-type="float">
            <text:p>4.21568</text:p>
          </table:table-cell>
          <table:table-cell office:value-type="float" office:value="4.1547" calcext:value-type="float">
            <text:p>4.1547</text:p>
          </table:table-cell>
          <table:table-cell office:value-type="float" office:value="4.46636" calcext:value-type="float">
            <text:p>4.46636</text:p>
          </table:table-cell>
          <table:table-cell office:value-type="float" office:value="4.06126" calcext:value-type="float">
            <text:p>4.06126</text:p>
          </table:table-cell>
          <table:table-cell office:value-type="float" office:value="3.71603" calcext:value-type="float">
            <text:p>3.71603</text:p>
          </table:table-cell>
          <table:table-cell office:value-type="float" office:value="3.56645" calcext:value-type="float">
            <text:p>3.56645</text:p>
          </table:table-cell>
          <table:table-cell office:value-type="float" office:value="3.03055" calcext:value-type="float">
            <text:p>3.03055</text:p>
          </table:table-cell>
          <table:table-cell office:value-type="float" office:value="4.20217" calcext:value-type="float">
            <text:p>4.20217</text:p>
          </table:table-cell>
          <table:table-cell office:value-type="float" office:value="2.98322" calcext:value-type="float">
            <text:p>2.98322</text:p>
          </table:table-cell>
          <table:table-cell office:value-type="float" office:value="4.31091" calcext:value-type="float">
            <text:p>4.31091</text:p>
          </table:table-cell>
          <table:table-cell office:value-type="float" office:value="4.36454" calcext:value-type="float">
            <text:p>4.36454</text:p>
          </table:table-cell>
          <table:table-cell office:value-type="float" office:value="4.19149" calcext:value-type="float">
            <text:p>4.19149</text:p>
          </table:table-cell>
          <table:table-cell office:value-type="float" office:value="4.26556" calcext:value-type="float">
            <text:p>4.26556</text:p>
          </table:table-cell>
          <table:table-cell office:value-type="float" office:value="4.29446" calcext:value-type="float">
            <text:p>4.29446</text:p>
          </table:table-cell>
          <table:table-cell office:value-type="float" office:value="4.12732" calcext:value-type="float">
            <text:p>4.12732</text:p>
          </table:table-cell>
          <table:table-cell office:value-type="float" office:value="4.11154" calcext:value-type="float">
            <text:p>4.11154</text:p>
          </table:table-cell>
          <table:table-cell office:value-type="float" office:value="3.17109" calcext:value-type="float">
            <text:p>3.17109</text:p>
          </table:table-cell>
          <table:table-cell office:value-type="float" office:value="2.98987" calcext:value-type="float">
            <text:p>2.98987</text:p>
          </table:table-cell>
          <table:table-cell office:value-type="float" office:value="4.07497" calcext:value-type="float">
            <text:p>4.07497</text:p>
          </table:table-cell>
          <table:table-cell office:value-type="float" office:value="4.31181" calcext:value-type="float">
            <text:p>4.31181</text:p>
          </table:table-cell>
          <table:table-cell office:value-type="float" office:value="3.70875" calcext:value-type="float">
            <text:p>3.70875</text:p>
          </table:table-cell>
          <table:table-cell office:value-type="float" office:value="4.238" calcext:value-type="float">
            <text:p>4.238</text:p>
          </table:table-cell>
          <table:table-cell office:value-type="float" office:value="4.1033" calcext:value-type="float">
            <text:p>4.1033</text:p>
          </table:table-cell>
          <table:table-cell office:value-type="float" office:value="4.15394" calcext:value-type="float">
            <text:p>4.15394</text:p>
          </table:table-cell>
          <table:table-cell office:value-type="float" office:value="4.23462" calcext:value-type="float">
            <text:p>4.23462</text:p>
          </table:table-cell>
          <table:table-cell office:value-type="float" office:value="3.53462" calcext:value-type="float">
            <text:p>3.53462</text:p>
          </table:table-cell>
          <table:table-cell office:value-type="float" office:value="4.18238" calcext:value-type="float">
            <text:p>4.18238</text:p>
          </table:table-cell>
          <table:table-cell office:value-type="float" office:value="4.40961" calcext:value-type="float">
            <text:p>4.40961</text:p>
          </table:table-cell>
          <table:table-cell office:value-type="float" office:value="2.93535" calcext:value-type="float">
            <text:p>2.93535</text:p>
          </table:table-cell>
          <table:table-cell office:value-type="float" office:value="4.1959" calcext:value-type="float">
            <text:p>4.1959</text:p>
          </table:table-cell>
          <table:table-cell office:value-type="float" office:value="4.12665" calcext:value-type="float">
            <text:p>4.12665</text:p>
          </table:table-cell>
          <table:table-cell office:value-type="float" office:value="4.21792" calcext:value-type="float">
            <text:p>4.21792</text:p>
          </table:table-cell>
          <table:table-cell office:value-type="float" office:value="4.02153" calcext:value-type="float">
            <text:p>4.02153</text:p>
          </table:table-cell>
          <table:table-cell office:value-type="float" office:value="4.17576" calcext:value-type="float">
            <text:p>4.17576</text:p>
          </table:table-cell>
          <table:table-cell office:value-type="float" office:value="3.44032" calcext:value-type="float">
            <text:p>3.44032</text:p>
          </table:table-cell>
          <table:table-cell office:value-type="float" office:value="4.16436" calcext:value-type="float">
            <text:p>4.16436</text:p>
          </table:table-cell>
          <table:table-cell office:value-type="float" office:value="3.03058" calcext:value-type="float">
            <text:p>3.03058</text:p>
          </table:table-cell>
          <table:table-cell office:value-type="float" office:value="3.78941" calcext:value-type="float">
            <text:p>3.78941</text:p>
          </table:table-cell>
          <table:table-cell office:value-type="float" office:value="4.06917" calcext:value-type="float">
            <text:p>4.06917</text:p>
          </table:table-cell>
          <table:table-cell office:value-type="float" office:value="3.04039" calcext:value-type="float">
            <text:p>3.04039</text:p>
          </table:table-cell>
          <table:table-cell office:value-type="float" office:value="4.2541" calcext:value-type="float">
            <text:p>4.2541</text:p>
          </table:table-cell>
          <table:table-cell office:value-type="float" office:value="3.58221" calcext:value-type="float">
            <text:p>3.58221</text:p>
          </table:table-cell>
          <table:table-cell office:value-type="float" office:value="4.28981" calcext:value-type="float">
            <text:p>4.28981</text:p>
          </table:table-cell>
          <table:table-cell office:value-type="float" office:value="4.00121" calcext:value-type="float">
            <text:p>4.00121</text:p>
          </table:table-cell>
          <table:table-cell office:value-type="float" office:value="3.62259" calcext:value-type="float">
            <text:p>3.62259</text:p>
          </table:table-cell>
          <table:table-cell office:value-type="float" office:value="4.17271" calcext:value-type="float">
            <text:p>4.17271</text:p>
          </table:table-cell>
          <table:table-cell office:value-type="float" office:value="4.04991" calcext:value-type="float">
            <text:p>4.04991</text:p>
          </table:table-cell>
          <table:table-cell office:value-type="float" office:value="3.04268" calcext:value-type="float">
            <text:p>3.04268</text:p>
          </table:table-cell>
          <table:table-cell office:value-type="float" office:value="3.50632" calcext:value-type="float">
            <text:p>3.50632</text:p>
          </table:table-cell>
          <table:table-cell office:value-type="float" office:value="4.14829" calcext:value-type="float">
            <text:p>4.14829</text:p>
          </table:table-cell>
          <table:table-cell office:value-type="float" office:value="4.17435" calcext:value-type="float">
            <text:p>4.17435</text:p>
          </table:table-cell>
          <table:table-cell office:value-type="float" office:value="3.77255" calcext:value-type="float">
            <text:p>3.77255</text:p>
          </table:table-cell>
          <table:table-cell office:value-type="float" office:value="3.05386" calcext:value-type="float">
            <text:p>3.05386</text:p>
          </table:table-cell>
          <table:table-cell/>
          <table:table-cell table:formula="of:=AVERAGE([.B68:.BI68])" office:value-type="float" office:value="3.89667716666667" calcext:value-type="float">
            <text:p>3.8966771667</text:p>
          </table:table-cell>
          <table:table-cell table:formula="of:=STDEV([.B68:.BI68])/2" office:value-type="float" office:value="0.222438902601941" calcext:value-type="float">
            <text:p>0.222438902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.06841" calcext:value-type="float">
            <text:p>4.06841</text:p>
          </table:table-cell>
          <table:table-cell office:value-type="float" office:value="4.04477" calcext:value-type="float">
            <text:p>4.04477</text:p>
          </table:table-cell>
          <table:table-cell office:value-type="float" office:value="3.19372" calcext:value-type="float">
            <text:p>3.19372</text:p>
          </table:table-cell>
          <table:table-cell office:value-type="float" office:value="4.09404" calcext:value-type="float">
            <text:p>4.09404</text:p>
          </table:table-cell>
          <table:table-cell office:value-type="float" office:value="4.08555" calcext:value-type="float">
            <text:p>4.08555</text:p>
          </table:table-cell>
          <table:table-cell office:value-type="float" office:value="3.4814" calcext:value-type="float">
            <text:p>3.4814</text:p>
          </table:table-cell>
          <table:table-cell office:value-type="float" office:value="4.25681" calcext:value-type="float">
            <text:p>4.25681</text:p>
          </table:table-cell>
          <table:table-cell office:value-type="float" office:value="4.14282" calcext:value-type="float">
            <text:p>4.14282</text:p>
          </table:table-cell>
          <table:table-cell office:value-type="float" office:value="4.33451" calcext:value-type="float">
            <text:p>4.33451</text:p>
          </table:table-cell>
          <table:table-cell office:value-type="float" office:value="4.2063" calcext:value-type="float">
            <text:p>4.2063</text:p>
          </table:table-cell>
          <table:table-cell office:value-type="float" office:value="4.18455" calcext:value-type="float">
            <text:p>4.18455</text:p>
          </table:table-cell>
          <table:table-cell office:value-type="float" office:value="3.69031" calcext:value-type="float">
            <text:p>3.69031</text:p>
          </table:table-cell>
          <table:table-cell office:value-type="float" office:value="4.25067" calcext:value-type="float">
            <text:p>4.25067</text:p>
          </table:table-cell>
          <table:table-cell office:value-type="float" office:value="4.08702" calcext:value-type="float">
            <text:p>4.08702</text:p>
          </table:table-cell>
          <table:table-cell office:value-type="float" office:value="4.26632" calcext:value-type="float">
            <text:p>4.26632</text:p>
          </table:table-cell>
          <table:table-cell office:value-type="float" office:value="4.28836" calcext:value-type="float">
            <text:p>4.28836</text:p>
          </table:table-cell>
          <table:table-cell office:value-type="float" office:value="4.65876" calcext:value-type="float">
            <text:p>4.65876</text:p>
          </table:table-cell>
          <table:table-cell office:value-type="float" office:value="4.21695" calcext:value-type="float">
            <text:p>4.21695</text:p>
          </table:table-cell>
          <table:table-cell office:value-type="float" office:value="4.06949" calcext:value-type="float">
            <text:p>4.06949</text:p>
          </table:table-cell>
          <table:table-cell office:value-type="float" office:value="4.35354" calcext:value-type="float">
            <text:p>4.35354</text:p>
          </table:table-cell>
          <table:table-cell office:value-type="float" office:value="4.20671" calcext:value-type="float">
            <text:p>4.20671</text:p>
          </table:table-cell>
          <table:table-cell office:value-type="float" office:value="4.22529" calcext:value-type="float">
            <text:p>4.22529</text:p>
          </table:table-cell>
          <table:table-cell office:value-type="float" office:value="4.19206" calcext:value-type="float">
            <text:p>4.19206</text:p>
          </table:table-cell>
          <table:table-cell office:value-type="float" office:value="4.19963" calcext:value-type="float">
            <text:p>4.19963</text:p>
          </table:table-cell>
          <table:table-cell office:value-type="float" office:value="4.12236" calcext:value-type="float">
            <text:p>4.12236</text:p>
          </table:table-cell>
          <table:table-cell office:value-type="float" office:value="3.38784" calcext:value-type="float">
            <text:p>3.38784</text:p>
          </table:table-cell>
          <table:table-cell office:value-type="float" office:value="4.71862" calcext:value-type="float">
            <text:p>4.71862</text:p>
          </table:table-cell>
          <table:table-cell office:value-type="float" office:value="4.32783" calcext:value-type="float">
            <text:p>4.32783</text:p>
          </table:table-cell>
          <table:table-cell office:value-type="float" office:value="4.30248" calcext:value-type="float">
            <text:p>4.30248</text:p>
          </table:table-cell>
          <table:table-cell office:value-type="float" office:value="4.19484" calcext:value-type="float">
            <text:p>4.19484</text:p>
          </table:table-cell>
          <table:table-cell office:value-type="float" office:value="4.10154" calcext:value-type="float">
            <text:p>4.10154</text:p>
          </table:table-cell>
          <table:table-cell office:value-type="float" office:value="4.16072" calcext:value-type="float">
            <text:p>4.16072</text:p>
          </table:table-cell>
          <table:table-cell office:value-type="float" office:value="3.01183" calcext:value-type="float">
            <text:p>3.01183</text:p>
          </table:table-cell>
          <table:table-cell office:value-type="float" office:value="4.02774" calcext:value-type="float">
            <text:p>4.02774</text:p>
          </table:table-cell>
          <table:table-cell office:value-type="float" office:value="4.0957" calcext:value-type="float">
            <text:p>4.0957</text:p>
          </table:table-cell>
          <table:table-cell office:value-type="float" office:value="3.3938" calcext:value-type="float">
            <text:p>3.3938</text:p>
          </table:table-cell>
          <table:table-cell office:value-type="float" office:value="4.32512" calcext:value-type="float">
            <text:p>4.32512</text:p>
          </table:table-cell>
          <table:table-cell office:value-type="float" office:value="4.22714" calcext:value-type="float">
            <text:p>4.22714</text:p>
          </table:table-cell>
          <table:table-cell office:value-type="float" office:value="3.92801" calcext:value-type="float">
            <text:p>3.92801</text:p>
          </table:table-cell>
          <table:table-cell office:value-type="float" office:value="3.44261" calcext:value-type="float">
            <text:p>3.44261</text:p>
          </table:table-cell>
          <table:table-cell office:value-type="float" office:value="4.22189" calcext:value-type="float">
            <text:p>4.22189</text:p>
          </table:table-cell>
          <table:table-cell office:value-type="float" office:value="3.95704" calcext:value-type="float">
            <text:p>3.95704</text:p>
          </table:table-cell>
          <table:table-cell office:value-type="float" office:value="4.18154" calcext:value-type="float">
            <text:p>4.18154</text:p>
          </table:table-cell>
          <table:table-cell office:value-type="float" office:value="4.09494" calcext:value-type="float">
            <text:p>4.09494</text:p>
          </table:table-cell>
          <table:table-cell office:value-type="float" office:value="4.33516" calcext:value-type="float">
            <text:p>4.33516</text:p>
          </table:table-cell>
          <table:table-cell office:value-type="float" office:value="4.11779" calcext:value-type="float">
            <text:p>4.11779</text:p>
          </table:table-cell>
          <table:table-cell office:value-type="float" office:value="4.27151" calcext:value-type="float">
            <text:p>4.27151</text:p>
          </table:table-cell>
          <table:table-cell office:value-type="float" office:value="4.18187" calcext:value-type="float">
            <text:p>4.18187</text:p>
          </table:table-cell>
          <table:table-cell office:value-type="float" office:value="4.20672" calcext:value-type="float">
            <text:p>4.20672</text:p>
          </table:table-cell>
          <table:table-cell office:value-type="float" office:value="4.1898" calcext:value-type="float">
            <text:p>4.1898</text:p>
          </table:table-cell>
          <table:table-cell office:value-type="float" office:value="2.93926" calcext:value-type="float">
            <text:p>2.93926</text:p>
          </table:table-cell>
          <table:table-cell office:value-type="float" office:value="4.06789" calcext:value-type="float">
            <text:p>4.06789</text:p>
          </table:table-cell>
          <table:table-cell office:value-type="float" office:value="4.08984" calcext:value-type="float">
            <text:p>4.08984</text:p>
          </table:table-cell>
          <table:table-cell office:value-type="float" office:value="3.57144" calcext:value-type="float">
            <text:p>3.57144</text:p>
          </table:table-cell>
          <table:table-cell office:value-type="float" office:value="4.16895" calcext:value-type="float">
            <text:p>4.16895</text:p>
          </table:table-cell>
          <table:table-cell office:value-type="float" office:value="4.12919" calcext:value-type="float">
            <text:p>4.12919</text:p>
          </table:table-cell>
          <table:table-cell office:value-type="float" office:value="4.74137" calcext:value-type="float">
            <text:p>4.74137</text:p>
          </table:table-cell>
          <table:table-cell office:value-type="float" office:value="4.76702" calcext:value-type="float">
            <text:p>4.76702</text:p>
          </table:table-cell>
          <table:table-cell office:value-type="float" office:value="4.36349" calcext:value-type="float">
            <text:p>4.36349</text:p>
          </table:table-cell>
          <table:table-cell office:value-type="float" office:value="4.24852" calcext:value-type="float">
            <text:p>4.24852</text:p>
          </table:table-cell>
          <table:table-cell/>
          <table:table-cell table:formula="of:=AVERAGE([.B69:.BI69])" office:value-type="float" office:value="4.09019" calcext:value-type="float">
            <text:p>4.09019</text:p>
          </table:table-cell>
          <table:table-cell table:formula="of:=STDEV([.B69:.BI69])/2" office:value-type="float" office:value="0.183420853284166" calcext:value-type="float">
            <text:p>0.183420853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.61834" calcext:value-type="float">
            <text:p>4.61834</text:p>
          </table:table-cell>
          <table:table-cell office:value-type="float" office:value="4.21246" calcext:value-type="float">
            <text:p>4.21246</text:p>
          </table:table-cell>
          <table:table-cell office:value-type="float" office:value="4.07545" calcext:value-type="float">
            <text:p>4.07545</text:p>
          </table:table-cell>
          <table:table-cell office:value-type="float" office:value="4.21374" calcext:value-type="float">
            <text:p>4.21374</text:p>
          </table:table-cell>
          <table:table-cell office:value-type="float" office:value="4.2235" calcext:value-type="float">
            <text:p>4.2235</text:p>
          </table:table-cell>
          <table:table-cell office:value-type="float" office:value="4.02631" calcext:value-type="float">
            <text:p>4.02631</text:p>
          </table:table-cell>
          <table:table-cell office:value-type="float" office:value="4.24954" calcext:value-type="float">
            <text:p>4.24954</text:p>
          </table:table-cell>
          <table:table-cell office:value-type="float" office:value="4.16706" calcext:value-type="float">
            <text:p>4.16706</text:p>
          </table:table-cell>
          <table:table-cell office:value-type="float" office:value="4.28652" calcext:value-type="float">
            <text:p>4.28652</text:p>
          </table:table-cell>
          <table:table-cell office:value-type="float" office:value="4.07957" calcext:value-type="float">
            <text:p>4.07957</text:p>
          </table:table-cell>
          <table:table-cell office:value-type="float" office:value="4.07192" calcext:value-type="float">
            <text:p>4.07192</text:p>
          </table:table-cell>
          <table:table-cell office:value-type="float" office:value="4.16067" calcext:value-type="float">
            <text:p>4.16067</text:p>
          </table:table-cell>
          <table:table-cell office:value-type="float" office:value="3.25952" calcext:value-type="float">
            <text:p>3.25952</text:p>
          </table:table-cell>
          <table:table-cell office:value-type="float" office:value="2.96422" calcext:value-type="float">
            <text:p>2.96422</text:p>
          </table:table-cell>
          <table:table-cell office:value-type="float" office:value="4.25149" calcext:value-type="float">
            <text:p>4.25149</text:p>
          </table:table-cell>
          <table:table-cell office:value-type="float" office:value="4.3299" calcext:value-type="float">
            <text:p>4.3299</text:p>
          </table:table-cell>
          <table:table-cell office:value-type="float" office:value="4.05691" calcext:value-type="float">
            <text:p>4.05691</text:p>
          </table:table-cell>
          <table:table-cell office:value-type="float" office:value="4.2472" calcext:value-type="float">
            <text:p>4.2472</text:p>
          </table:table-cell>
          <table:table-cell office:value-type="float" office:value="3.90823" calcext:value-type="float">
            <text:p>3.90823</text:p>
          </table:table-cell>
          <table:table-cell office:value-type="float" office:value="4.10632" calcext:value-type="float">
            <text:p>4.10632</text:p>
          </table:table-cell>
          <table:table-cell office:value-type="float" office:value="4.17634" calcext:value-type="float">
            <text:p>4.17634</text:p>
          </table:table-cell>
          <table:table-cell office:value-type="float" office:value="4.26466" calcext:value-type="float">
            <text:p>4.26466</text:p>
          </table:table-cell>
          <table:table-cell office:value-type="float" office:value="4.20638" calcext:value-type="float">
            <text:p>4.20638</text:p>
          </table:table-cell>
          <table:table-cell office:value-type="float" office:value="4.28255" calcext:value-type="float">
            <text:p>4.28255</text:p>
          </table:table-cell>
          <table:table-cell office:value-type="float" office:value="4.10115" calcext:value-type="float">
            <text:p>4.10115</text:p>
          </table:table-cell>
          <table:table-cell office:value-type="float" office:value="4.2058" calcext:value-type="float">
            <text:p>4.2058</text:p>
          </table:table-cell>
          <table:table-cell office:value-type="float" office:value="4.26765" calcext:value-type="float">
            <text:p>4.26765</text:p>
          </table:table-cell>
          <table:table-cell office:value-type="float" office:value="4.14574" calcext:value-type="float">
            <text:p>4.14574</text:p>
          </table:table-cell>
          <table:table-cell office:value-type="float" office:value="3.03284" calcext:value-type="float">
            <text:p>3.03284</text:p>
          </table:table-cell>
          <table:table-cell office:value-type="float" office:value="4.31424" calcext:value-type="float">
            <text:p>4.31424</text:p>
          </table:table-cell>
          <table:table-cell office:value-type="float" office:value="4.306" calcext:value-type="float">
            <text:p>4.306</text:p>
          </table:table-cell>
          <table:table-cell office:value-type="float" office:value="4.26688" calcext:value-type="float">
            <text:p>4.26688</text:p>
          </table:table-cell>
          <table:table-cell office:value-type="float" office:value="4.51111" calcext:value-type="float">
            <text:p>4.51111</text:p>
          </table:table-cell>
          <table:table-cell office:value-type="float" office:value="4.24886" calcext:value-type="float">
            <text:p>4.24886</text:p>
          </table:table-cell>
          <table:table-cell office:value-type="float" office:value="4.16192" calcext:value-type="float">
            <text:p>4.16192</text:p>
          </table:table-cell>
          <table:table-cell office:value-type="float" office:value="4.29333" calcext:value-type="float">
            <text:p>4.29333</text:p>
          </table:table-cell>
          <table:table-cell office:value-type="float" office:value="4.07144" calcext:value-type="float">
            <text:p>4.07144</text:p>
          </table:table-cell>
          <table:table-cell office:value-type="float" office:value="4.11226" calcext:value-type="float">
            <text:p>4.11226</text:p>
          </table:table-cell>
          <table:table-cell office:value-type="float" office:value="4.06325" calcext:value-type="float">
            <text:p>4.06325</text:p>
          </table:table-cell>
          <table:table-cell office:value-type="float" office:value="4.20745" calcext:value-type="float">
            <text:p>4.20745</text:p>
          </table:table-cell>
          <table:table-cell office:value-type="float" office:value="4.09367" calcext:value-type="float">
            <text:p>4.09367</text:p>
          </table:table-cell>
          <table:table-cell office:value-type="float" office:value="4.07026" calcext:value-type="float">
            <text:p>4.07026</text:p>
          </table:table-cell>
          <table:table-cell office:value-type="float" office:value="4.26004" calcext:value-type="float">
            <text:p>4.26004</text:p>
          </table:table-cell>
          <table:table-cell office:value-type="float" office:value="4.06197" calcext:value-type="float">
            <text:p>4.06197</text:p>
          </table:table-cell>
          <table:table-cell office:value-type="float" office:value="4.06129" calcext:value-type="float">
            <text:p>4.06129</text:p>
          </table:table-cell>
          <table:table-cell office:value-type="float" office:value="4.18345" calcext:value-type="float">
            <text:p>4.18345</text:p>
          </table:table-cell>
          <table:table-cell office:value-type="float" office:value="4.09349" calcext:value-type="float">
            <text:p>4.09349</text:p>
          </table:table-cell>
          <table:table-cell office:value-type="float" office:value="3.48606" calcext:value-type="float">
            <text:p>3.48606</text:p>
          </table:table-cell>
          <table:table-cell office:value-type="float" office:value="4.18338" calcext:value-type="float">
            <text:p>4.18338</text:p>
          </table:table-cell>
          <table:table-cell office:value-type="float" office:value="3.33901" calcext:value-type="float">
            <text:p>3.33901</text:p>
          </table:table-cell>
          <table:table-cell office:value-type="float" office:value="3.36446" calcext:value-type="float">
            <text:p>3.36446</text:p>
          </table:table-cell>
          <table:table-cell office:value-type="float" office:value="4.3595" calcext:value-type="float">
            <text:p>4.3595</text:p>
          </table:table-cell>
          <table:table-cell office:value-type="float" office:value="4.29077" calcext:value-type="float">
            <text:p>4.29077</text:p>
          </table:table-cell>
          <table:table-cell office:value-type="float" office:value="4.26358" calcext:value-type="float">
            <text:p>4.26358</text:p>
          </table:table-cell>
          <table:table-cell office:value-type="float" office:value="3.28952" calcext:value-type="float">
            <text:p>3.28952</text:p>
          </table:table-cell>
          <table:table-cell office:value-type="float" office:value="2.91177" calcext:value-type="float">
            <text:p>2.91177</text:p>
          </table:table-cell>
          <table:table-cell office:value-type="float" office:value="4.10785" calcext:value-type="float">
            <text:p>4.10785</text:p>
          </table:table-cell>
          <table:table-cell office:value-type="float" office:value="4.10028" calcext:value-type="float">
            <text:p>4.10028</text:p>
          </table:table-cell>
          <table:table-cell office:value-type="float" office:value="3.45435" calcext:value-type="float">
            <text:p>3.45435</text:p>
          </table:table-cell>
          <table:table-cell office:value-type="float" office:value="4.24313" calcext:value-type="float">
            <text:p>4.24313</text:p>
          </table:table-cell>
          <table:table-cell/>
          <table:table-cell table:formula="of:=AVERAGE([.B70:.BI70])" office:value-type="float" office:value="4.0494425" calcext:value-type="float">
            <text:p>4.0494425</text:p>
          </table:table-cell>
          <table:table-cell table:formula="of:=STDEV([.B70:.BI70])/2" office:value-type="float" office:value="0.185931653687323" calcext:value-type="float">
            <text:p>0.1859316537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.22244" calcext:value-type="float">
            <text:p>4.22244</text:p>
          </table:table-cell>
          <table:table-cell office:value-type="float" office:value="4.16929" calcext:value-type="float">
            <text:p>4.16929</text:p>
          </table:table-cell>
          <table:table-cell office:value-type="float" office:value="4.29261" calcext:value-type="float">
            <text:p>4.29261</text:p>
          </table:table-cell>
          <table:table-cell office:value-type="float" office:value="4.19889" calcext:value-type="float">
            <text:p>4.19889</text:p>
          </table:table-cell>
          <table:table-cell office:value-type="float" office:value="4.30149" calcext:value-type="float">
            <text:p>4.30149</text:p>
          </table:table-cell>
          <table:table-cell office:value-type="float" office:value="4.16571" calcext:value-type="float">
            <text:p>4.16571</text:p>
          </table:table-cell>
          <table:table-cell office:value-type="float" office:value="4.24729" calcext:value-type="float">
            <text:p>4.24729</text:p>
          </table:table-cell>
          <table:table-cell office:value-type="float" office:value="4.16097" calcext:value-type="float">
            <text:p>4.16097</text:p>
          </table:table-cell>
          <table:table-cell office:value-type="float" office:value="4.64351" calcext:value-type="float">
            <text:p>4.64351</text:p>
          </table:table-cell>
          <table:table-cell office:value-type="float" office:value="4.61837" calcext:value-type="float">
            <text:p>4.61837</text:p>
          </table:table-cell>
          <table:table-cell office:value-type="float" office:value="4.09551" calcext:value-type="float">
            <text:p>4.09551</text:p>
          </table:table-cell>
          <table:table-cell office:value-type="float" office:value="3.31989" calcext:value-type="float">
            <text:p>3.31989</text:p>
          </table:table-cell>
          <table:table-cell office:value-type="float" office:value="4.72621" calcext:value-type="float">
            <text:p>4.72621</text:p>
          </table:table-cell>
          <table:table-cell office:value-type="float" office:value="4.13258" calcext:value-type="float">
            <text:p>4.13258</text:p>
          </table:table-cell>
          <table:table-cell office:value-type="float" office:value="4.57287" calcext:value-type="float">
            <text:p>4.57287</text:p>
          </table:table-cell>
          <table:table-cell office:value-type="float" office:value="4.14335" calcext:value-type="float">
            <text:p>4.14335</text:p>
          </table:table-cell>
          <table:table-cell office:value-type="float" office:value="4.19068" calcext:value-type="float">
            <text:p>4.19068</text:p>
          </table:table-cell>
          <table:table-cell office:value-type="float" office:value="4.28733" calcext:value-type="float">
            <text:p>4.28733</text:p>
          </table:table-cell>
          <table:table-cell office:value-type="float" office:value="4.51509" calcext:value-type="float">
            <text:p>4.51509</text:p>
          </table:table-cell>
          <table:table-cell office:value-type="float" office:value="4.68674" calcext:value-type="float">
            <text:p>4.68674</text:p>
          </table:table-cell>
          <table:table-cell office:value-type="float" office:value="4.07091" calcext:value-type="float">
            <text:p>4.07091</text:p>
          </table:table-cell>
          <table:table-cell office:value-type="float" office:value="3.19111" calcext:value-type="float">
            <text:p>3.19111</text:p>
          </table:table-cell>
          <table:table-cell office:value-type="float" office:value="4.0928" calcext:value-type="float">
            <text:p>4.0928</text:p>
          </table:table-cell>
          <table:table-cell office:value-type="float" office:value="4.27544" calcext:value-type="float">
            <text:p>4.27544</text:p>
          </table:table-cell>
          <table:table-cell office:value-type="float" office:value="4.18544" calcext:value-type="float">
            <text:p>4.18544</text:p>
          </table:table-cell>
          <table:table-cell office:value-type="float" office:value="4.17681" calcext:value-type="float">
            <text:p>4.17681</text:p>
          </table:table-cell>
          <table:table-cell office:value-type="float" office:value="4.10515" calcext:value-type="float">
            <text:p>4.10515</text:p>
          </table:table-cell>
          <table:table-cell office:value-type="float" office:value="4.18227" calcext:value-type="float">
            <text:p>4.18227</text:p>
          </table:table-cell>
          <table:table-cell office:value-type="float" office:value="4.39809" calcext:value-type="float">
            <text:p>4.39809</text:p>
          </table:table-cell>
          <table:table-cell office:value-type="float" office:value="4.21324" calcext:value-type="float">
            <text:p>4.21324</text:p>
          </table:table-cell>
          <table:table-cell office:value-type="float" office:value="4.37607" calcext:value-type="float">
            <text:p>4.37607</text:p>
          </table:table-cell>
          <table:table-cell office:value-type="float" office:value="4.25518" calcext:value-type="float">
            <text:p>4.25518</text:p>
          </table:table-cell>
          <table:table-cell office:value-type="float" office:value="4.26404" calcext:value-type="float">
            <text:p>4.26404</text:p>
          </table:table-cell>
          <table:table-cell office:value-type="float" office:value="4.2223" calcext:value-type="float">
            <text:p>4.2223</text:p>
          </table:table-cell>
          <table:table-cell office:value-type="float" office:value="4.22516" calcext:value-type="float">
            <text:p>4.22516</text:p>
          </table:table-cell>
          <table:table-cell office:value-type="float" office:value="4.37691" calcext:value-type="float">
            <text:p>4.37691</text:p>
          </table:table-cell>
          <table:table-cell office:value-type="float" office:value="4.47935" calcext:value-type="float">
            <text:p>4.47935</text:p>
          </table:table-cell>
          <table:table-cell office:value-type="float" office:value="4.27457" calcext:value-type="float">
            <text:p>4.27457</text:p>
          </table:table-cell>
          <table:table-cell office:value-type="float" office:value="4.38453" calcext:value-type="float">
            <text:p>4.38453</text:p>
          </table:table-cell>
          <table:table-cell office:value-type="float" office:value="4.28432" calcext:value-type="float">
            <text:p>4.28432</text:p>
          </table:table-cell>
          <table:table-cell office:value-type="float" office:value="4.30067" calcext:value-type="float">
            <text:p>4.30067</text:p>
          </table:table-cell>
          <table:table-cell office:value-type="float" office:value="4.06147" calcext:value-type="float">
            <text:p>4.06147</text:p>
          </table:table-cell>
          <table:table-cell office:value-type="float" office:value="4.14559" calcext:value-type="float">
            <text:p>4.14559</text:p>
          </table:table-cell>
          <table:table-cell office:value-type="float" office:value="4.26244" calcext:value-type="float">
            <text:p>4.26244</text:p>
          </table:table-cell>
          <table:table-cell office:value-type="float" office:value="4.30174" calcext:value-type="float">
            <text:p>4.30174</text:p>
          </table:table-cell>
          <table:table-cell office:value-type="float" office:value="4.31742" calcext:value-type="float">
            <text:p>4.31742</text:p>
          </table:table-cell>
          <table:table-cell office:value-type="float" office:value="3.57667" calcext:value-type="float">
            <text:p>3.57667</text:p>
          </table:table-cell>
          <table:table-cell office:value-type="float" office:value="4.38622" calcext:value-type="float">
            <text:p>4.38622</text:p>
          </table:table-cell>
          <table:table-cell office:value-type="float" office:value="4.34243" calcext:value-type="float">
            <text:p>4.34243</text:p>
          </table:table-cell>
          <table:table-cell office:value-type="float" office:value="3.56805" calcext:value-type="float">
            <text:p>3.56805</text:p>
          </table:table-cell>
          <table:table-cell office:value-type="float" office:value="3.55554" calcext:value-type="float">
            <text:p>3.55554</text:p>
          </table:table-cell>
          <table:table-cell office:value-type="float" office:value="4.188" calcext:value-type="float">
            <text:p>4.188</text:p>
          </table:table-cell>
          <table:table-cell office:value-type="float" office:value="4.16348" calcext:value-type="float">
            <text:p>4.16348</text:p>
          </table:table-cell>
          <table:table-cell office:value-type="float" office:value="4.19137" calcext:value-type="float">
            <text:p>4.19137</text:p>
          </table:table-cell>
          <table:table-cell office:value-type="float" office:value="4.13002" calcext:value-type="float">
            <text:p>4.13002</text:p>
          </table:table-cell>
          <table:table-cell office:value-type="float" office:value="4.16181" calcext:value-type="float">
            <text:p>4.16181</text:p>
          </table:table-cell>
          <table:table-cell office:value-type="float" office:value="4.215" calcext:value-type="float">
            <text:p>4.215</text:p>
          </table:table-cell>
          <table:table-cell office:value-type="float" office:value="4.41026" calcext:value-type="float">
            <text:p>4.41026</text:p>
          </table:table-cell>
          <table:table-cell office:value-type="float" office:value="3.59328" calcext:value-type="float">
            <text:p>3.59328</text:p>
          </table:table-cell>
          <table:table-cell office:value-type="float" office:value="4.23317" calcext:value-type="float">
            <text:p>4.23317</text:p>
          </table:table-cell>
          <table:table-cell/>
          <table:table-cell table:formula="of:=AVERAGE([.B71:.BI71])" office:value-type="float" office:value="4.19715233333333" calcext:value-type="float">
            <text:p>4.1971523333</text:p>
          </table:table-cell>
          <table:table-cell table:formula="of:=STDEV([.B71:.BI71])/2" office:value-type="float" office:value="0.145354579074544" calcext:value-type="float">
            <text:p>0.145354579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.16311" calcext:value-type="float">
            <text:p>4.16311</text:p>
          </table:table-cell>
          <table:table-cell office:value-type="float" office:value="4.2536" calcext:value-type="float">
            <text:p>4.2536</text:p>
          </table:table-cell>
          <table:table-cell office:value-type="float" office:value="3.98856" calcext:value-type="float">
            <text:p>3.98856</text:p>
          </table:table-cell>
          <table:table-cell office:value-type="float" office:value="4.14669" calcext:value-type="float">
            <text:p>4.14669</text:p>
          </table:table-cell>
          <table:table-cell office:value-type="float" office:value="4.64713" calcext:value-type="float">
            <text:p>4.64713</text:p>
          </table:table-cell>
          <table:table-cell office:value-type="float" office:value="4.25128" calcext:value-type="float">
            <text:p>4.25128</text:p>
          </table:table-cell>
          <table:table-cell office:value-type="float" office:value="4.23131" calcext:value-type="float">
            <text:p>4.23131</text:p>
          </table:table-cell>
          <table:table-cell office:value-type="float" office:value="3.62804" calcext:value-type="float">
            <text:p>3.62804</text:p>
          </table:table-cell>
          <table:table-cell office:value-type="float" office:value="4.30732" calcext:value-type="float">
            <text:p>4.30732</text:p>
          </table:table-cell>
          <table:table-cell office:value-type="float" office:value="4.29819" calcext:value-type="float">
            <text:p>4.29819</text:p>
          </table:table-cell>
          <table:table-cell office:value-type="float" office:value="4.37982" calcext:value-type="float">
            <text:p>4.37982</text:p>
          </table:table-cell>
          <table:table-cell office:value-type="float" office:value="4.28285" calcext:value-type="float">
            <text:p>4.28285</text:p>
          </table:table-cell>
          <table:table-cell office:value-type="float" office:value="4.03711" calcext:value-type="float">
            <text:p>4.03711</text:p>
          </table:table-cell>
          <table:table-cell office:value-type="float" office:value="4.36528" calcext:value-type="float">
            <text:p>4.36528</text:p>
          </table:table-cell>
          <table:table-cell office:value-type="float" office:value="4.26537" calcext:value-type="float">
            <text:p>4.26537</text:p>
          </table:table-cell>
          <table:table-cell office:value-type="float" office:value="4.33452" calcext:value-type="float">
            <text:p>4.33452</text:p>
          </table:table-cell>
          <table:table-cell office:value-type="float" office:value="4.40885" calcext:value-type="float">
            <text:p>4.40885</text:p>
          </table:table-cell>
          <table:table-cell office:value-type="float" office:value="4.35505" calcext:value-type="float">
            <text:p>4.35505</text:p>
          </table:table-cell>
          <table:table-cell office:value-type="float" office:value="4.14553" calcext:value-type="float">
            <text:p>4.14553</text:p>
          </table:table-cell>
          <table:table-cell office:value-type="float" office:value="4.27327" calcext:value-type="float">
            <text:p>4.27327</text:p>
          </table:table-cell>
          <table:table-cell office:value-type="float" office:value="4.17515" calcext:value-type="float">
            <text:p>4.17515</text:p>
          </table:table-cell>
          <table:table-cell office:value-type="float" office:value="4.19624" calcext:value-type="float">
            <text:p>4.19624</text:p>
          </table:table-cell>
          <table:table-cell office:value-type="float" office:value="4.26881" calcext:value-type="float">
            <text:p>4.26881</text:p>
          </table:table-cell>
          <table:table-cell office:value-type="float" office:value="4.18828" calcext:value-type="float">
            <text:p>4.18828</text:p>
          </table:table-cell>
          <table:table-cell office:value-type="float" office:value="4.17783" calcext:value-type="float">
            <text:p>4.17783</text:p>
          </table:table-cell>
          <table:table-cell office:value-type="float" office:value="3.02962" calcext:value-type="float">
            <text:p>3.02962</text:p>
          </table:table-cell>
          <table:table-cell office:value-type="float" office:value="4.24737" calcext:value-type="float">
            <text:p>4.24737</text:p>
          </table:table-cell>
          <table:table-cell office:value-type="float" office:value="4.29746" calcext:value-type="float">
            <text:p>4.29746</text:p>
          </table:table-cell>
          <table:table-cell office:value-type="float" office:value="4.11827" calcext:value-type="float">
            <text:p>4.11827</text:p>
          </table:table-cell>
          <table:table-cell office:value-type="float" office:value="4.05866" calcext:value-type="float">
            <text:p>4.05866</text:p>
          </table:table-cell>
          <table:table-cell office:value-type="float" office:value="3.6523" calcext:value-type="float">
            <text:p>3.6523</text:p>
          </table:table-cell>
          <table:table-cell office:value-type="float" office:value="4.13624" calcext:value-type="float">
            <text:p>4.13624</text:p>
          </table:table-cell>
          <table:table-cell office:value-type="float" office:value="4.0774" calcext:value-type="float">
            <text:p>4.0774</text:p>
          </table:table-cell>
          <table:table-cell office:value-type="float" office:value="4.21451" calcext:value-type="float">
            <text:p>4.21451</text:p>
          </table:table-cell>
          <table:table-cell office:value-type="float" office:value="4.2368" calcext:value-type="float">
            <text:p>4.2368</text:p>
          </table:table-cell>
          <table:table-cell office:value-type="float" office:value="4.29711" calcext:value-type="float">
            <text:p>4.29711</text:p>
          </table:table-cell>
          <table:table-cell office:value-type="float" office:value="4.30892" calcext:value-type="float">
            <text:p>4.30892</text:p>
          </table:table-cell>
          <table:table-cell office:value-type="float" office:value="4.33543" calcext:value-type="float">
            <text:p>4.33543</text:p>
          </table:table-cell>
          <table:table-cell office:value-type="float" office:value="4.18631" calcext:value-type="float">
            <text:p>4.18631</text:p>
          </table:table-cell>
          <table:table-cell office:value-type="float" office:value="4.34987" calcext:value-type="float">
            <text:p>4.34987</text:p>
          </table:table-cell>
          <table:table-cell office:value-type="float" office:value="4.35246" calcext:value-type="float">
            <text:p>4.35246</text:p>
          </table:table-cell>
          <table:table-cell office:value-type="float" office:value="4.36603" calcext:value-type="float">
            <text:p>4.36603</text:p>
          </table:table-cell>
          <table:table-cell office:value-type="float" office:value="4.16035" calcext:value-type="float">
            <text:p>4.16035</text:p>
          </table:table-cell>
          <table:table-cell office:value-type="float" office:value="4.15597" calcext:value-type="float">
            <text:p>4.15597</text:p>
          </table:table-cell>
          <table:table-cell office:value-type="float" office:value="4.21323" calcext:value-type="float">
            <text:p>4.21323</text:p>
          </table:table-cell>
          <table:table-cell office:value-type="float" office:value="4.14899" calcext:value-type="float">
            <text:p>4.14899</text:p>
          </table:table-cell>
          <table:table-cell office:value-type="float" office:value="4.14299" calcext:value-type="float">
            <text:p>4.14299</text:p>
          </table:table-cell>
          <table:table-cell office:value-type="float" office:value="4.25634" calcext:value-type="float">
            <text:p>4.25634</text:p>
          </table:table-cell>
          <table:table-cell office:value-type="float" office:value="4.15846" calcext:value-type="float">
            <text:p>4.15846</text:p>
          </table:table-cell>
          <table:table-cell office:value-type="float" office:value="4.13218" calcext:value-type="float">
            <text:p>4.13218</text:p>
          </table:table-cell>
          <table:table-cell office:value-type="float" office:value="4.22027" calcext:value-type="float">
            <text:p>4.22027</text:p>
          </table:table-cell>
          <table:table-cell office:value-type="float" office:value="4.2205" calcext:value-type="float">
            <text:p>4.2205</text:p>
          </table:table-cell>
          <table:table-cell office:value-type="float" office:value="4.14457" calcext:value-type="float">
            <text:p>4.14457</text:p>
          </table:table-cell>
          <table:table-cell office:value-type="float" office:value="4.07031" calcext:value-type="float">
            <text:p>4.07031</text:p>
          </table:table-cell>
          <table:table-cell office:value-type="float" office:value="3.93229" calcext:value-type="float">
            <text:p>3.93229</text:p>
          </table:table-cell>
          <table:table-cell office:value-type="float" office:value="4.23885" calcext:value-type="float">
            <text:p>4.23885</text:p>
          </table:table-cell>
          <table:table-cell office:value-type="float" office:value="4.14408" calcext:value-type="float">
            <text:p>4.14408</text:p>
          </table:table-cell>
          <table:table-cell office:value-type="float" office:value="4.57264" calcext:value-type="float">
            <text:p>4.57264</text:p>
          </table:table-cell>
          <table:table-cell office:value-type="float" office:value="4.64712" calcext:value-type="float">
            <text:p>4.64712</text:p>
          </table:table-cell>
          <table:table-cell office:value-type="float" office:value="4.28345" calcext:value-type="float">
            <text:p>4.28345</text:p>
          </table:table-cell>
          <table:table-cell/>
          <table:table-cell table:formula="of:=AVERAGE([.B72:.BI72])" office:value-type="float" office:value="4.19794233333333" calcext:value-type="float">
            <text:p>4.1979423333</text:p>
          </table:table-cell>
          <table:table-cell table:formula="of:=STDEV([.B72:.BI72])/2" office:value-type="float" office:value="0.114693657676995" calcext:value-type="float">
            <text:p>0.114693657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.07236" calcext:value-type="float">
            <text:p>4.07236</text:p>
          </table:table-cell>
          <table:table-cell office:value-type="float" office:value="4.11922" calcext:value-type="float">
            <text:p>4.11922</text:p>
          </table:table-cell>
          <table:table-cell office:value-type="float" office:value="4.15175" calcext:value-type="float">
            <text:p>4.15175</text:p>
          </table:table-cell>
          <table:table-cell office:value-type="float" office:value="4.21379" calcext:value-type="float">
            <text:p>4.21379</text:p>
          </table:table-cell>
          <table:table-cell office:value-type="float" office:value="4.2205" calcext:value-type="float">
            <text:p>4.2205</text:p>
          </table:table-cell>
          <table:table-cell office:value-type="float" office:value="4.31091" calcext:value-type="float">
            <text:p>4.31091</text:p>
          </table:table-cell>
          <table:table-cell office:value-type="float" office:value="4.37769" calcext:value-type="float">
            <text:p>4.37769</text:p>
          </table:table-cell>
          <table:table-cell office:value-type="float" office:value="4.1331" calcext:value-type="float">
            <text:p>4.1331</text:p>
          </table:table-cell>
          <table:table-cell office:value-type="float" office:value="4.3092" calcext:value-type="float">
            <text:p>4.3092</text:p>
          </table:table-cell>
          <table:table-cell office:value-type="float" office:value="4.2965" calcext:value-type="float">
            <text:p>4.2965</text:p>
          </table:table-cell>
          <table:table-cell office:value-type="float" office:value="4.34291" calcext:value-type="float">
            <text:p>4.34291</text:p>
          </table:table-cell>
          <table:table-cell office:value-type="float" office:value="4.115" calcext:value-type="float">
            <text:p>4.115</text:p>
          </table:table-cell>
          <table:table-cell office:value-type="float" office:value="4.22842" calcext:value-type="float">
            <text:p>4.22842</text:p>
          </table:table-cell>
          <table:table-cell office:value-type="float" office:value="4.14882" calcext:value-type="float">
            <text:p>4.14882</text:p>
          </table:table-cell>
          <table:table-cell office:value-type="float" office:value="4.2584" calcext:value-type="float">
            <text:p>4.2584</text:p>
          </table:table-cell>
          <table:table-cell office:value-type="float" office:value="4.27649" calcext:value-type="float">
            <text:p>4.27649</text:p>
          </table:table-cell>
          <table:table-cell office:value-type="float" office:value="4.18162" calcext:value-type="float">
            <text:p>4.18162</text:p>
          </table:table-cell>
          <table:table-cell office:value-type="float" office:value="4.25013" calcext:value-type="float">
            <text:p>4.25013</text:p>
          </table:table-cell>
          <table:table-cell office:value-type="float" office:value="4.40654" calcext:value-type="float">
            <text:p>4.40654</text:p>
          </table:table-cell>
          <table:table-cell office:value-type="float" office:value="4.41651" calcext:value-type="float">
            <text:p>4.41651</text:p>
          </table:table-cell>
          <table:table-cell office:value-type="float" office:value="4.071" calcext:value-type="float">
            <text:p>4.071</text:p>
          </table:table-cell>
          <table:table-cell office:value-type="float" office:value="4.27356" calcext:value-type="float">
            <text:p>4.27356</text:p>
          </table:table-cell>
          <table:table-cell office:value-type="float" office:value="4.28963" calcext:value-type="float">
            <text:p>4.28963</text:p>
          </table:table-cell>
          <table:table-cell office:value-type="float" office:value="4.07524" calcext:value-type="float">
            <text:p>4.07524</text:p>
          </table:table-cell>
          <table:table-cell office:value-type="float" office:value="4.1028" calcext:value-type="float">
            <text:p>4.1028</text:p>
          </table:table-cell>
          <table:table-cell office:value-type="float" office:value="4.08942" calcext:value-type="float">
            <text:p>4.08942</text:p>
          </table:table-cell>
          <table:table-cell office:value-type="float" office:value="4.26169" calcext:value-type="float">
            <text:p>4.26169</text:p>
          </table:table-cell>
          <table:table-cell office:value-type="float" office:value="4.40945" calcext:value-type="float">
            <text:p>4.40945</text:p>
          </table:table-cell>
          <table:table-cell office:value-type="float" office:value="4.19437" calcext:value-type="float">
            <text:p>4.19437</text:p>
          </table:table-cell>
          <table:table-cell office:value-type="float" office:value="4.20431" calcext:value-type="float">
            <text:p>4.20431</text:p>
          </table:table-cell>
          <table:table-cell office:value-type="float" office:value="4.22807" calcext:value-type="float">
            <text:p>4.22807</text:p>
          </table:table-cell>
          <table:table-cell office:value-type="float" office:value="4.24347" calcext:value-type="float">
            <text:p>4.24347</text:p>
          </table:table-cell>
          <table:table-cell office:value-type="float" office:value="4.22713" calcext:value-type="float">
            <text:p>4.22713</text:p>
          </table:table-cell>
          <table:table-cell office:value-type="float" office:value="4.17362" calcext:value-type="float">
            <text:p>4.17362</text:p>
          </table:table-cell>
          <table:table-cell office:value-type="float" office:value="4.16618" calcext:value-type="float">
            <text:p>4.16618</text:p>
          </table:table-cell>
          <table:table-cell office:value-type="float" office:value="4.09563" calcext:value-type="float">
            <text:p>4.09563</text:p>
          </table:table-cell>
          <table:table-cell office:value-type="float" office:value="4.25341" calcext:value-type="float">
            <text:p>4.25341</text:p>
          </table:table-cell>
          <table:table-cell office:value-type="float" office:value="4.15201" calcext:value-type="float">
            <text:p>4.15201</text:p>
          </table:table-cell>
          <table:table-cell office:value-type="float" office:value="4.22418" calcext:value-type="float">
            <text:p>4.22418</text:p>
          </table:table-cell>
          <table:table-cell office:value-type="float" office:value="4.33996" calcext:value-type="float">
            <text:p>4.33996</text:p>
          </table:table-cell>
          <table:table-cell office:value-type="float" office:value="4.17483" calcext:value-type="float">
            <text:p>4.17483</text:p>
          </table:table-cell>
          <table:table-cell office:value-type="float" office:value="4.222" calcext:value-type="float">
            <text:p>4.222</text:p>
          </table:table-cell>
          <table:table-cell office:value-type="float" office:value="4.15113" calcext:value-type="float">
            <text:p>4.15113</text:p>
          </table:table-cell>
          <table:table-cell office:value-type="float" office:value="4.11653" calcext:value-type="float">
            <text:p>4.11653</text:p>
          </table:table-cell>
          <table:table-cell office:value-type="float" office:value="4.06902" calcext:value-type="float">
            <text:p>4.06902</text:p>
          </table:table-cell>
          <table:table-cell office:value-type="float" office:value="4.28769" calcext:value-type="float">
            <text:p>4.28769</text:p>
          </table:table-cell>
          <table:table-cell office:value-type="float" office:value="4.32401" calcext:value-type="float">
            <text:p>4.32401</text:p>
          </table:table-cell>
          <table:table-cell office:value-type="float" office:value="4.16931" calcext:value-type="float">
            <text:p>4.16931</text:p>
          </table:table-cell>
          <table:table-cell office:value-type="float" office:value="4.20298" calcext:value-type="float">
            <text:p>4.20298</text:p>
          </table:table-cell>
          <table:table-cell office:value-type="float" office:value="4.33803" calcext:value-type="float">
            <text:p>4.33803</text:p>
          </table:table-cell>
          <table:table-cell office:value-type="float" office:value="4.23143" calcext:value-type="float">
            <text:p>4.23143</text:p>
          </table:table-cell>
          <table:table-cell office:value-type="float" office:value="4.26699" calcext:value-type="float">
            <text:p>4.26699</text:p>
          </table:table-cell>
          <table:table-cell office:value-type="float" office:value="4.23942" calcext:value-type="float">
            <text:p>4.23942</text:p>
          </table:table-cell>
          <table:table-cell office:value-type="float" office:value="4.27496" calcext:value-type="float">
            <text:p>4.27496</text:p>
          </table:table-cell>
          <table:table-cell office:value-type="float" office:value="4.20798" calcext:value-type="float">
            <text:p>4.20798</text:p>
          </table:table-cell>
          <table:table-cell office:value-type="float" office:value="4.12565" calcext:value-type="float">
            <text:p>4.12565</text:p>
          </table:table-cell>
          <table:table-cell office:value-type="float" office:value="4.26443" calcext:value-type="float">
            <text:p>4.26443</text:p>
          </table:table-cell>
          <table:table-cell office:value-type="float" office:value="4.24139" calcext:value-type="float">
            <text:p>4.24139</text:p>
          </table:table-cell>
          <table:table-cell office:value-type="float" office:value="4.10324" calcext:value-type="float">
            <text:p>4.10324</text:p>
          </table:table-cell>
          <table:table-cell office:value-type="float" office:value="4.2439" calcext:value-type="float">
            <text:p>4.2439</text:p>
          </table:table-cell>
          <table:table-cell/>
          <table:table-cell table:formula="of:=AVERAGE([.B73:.BI73])" office:value-type="float" office:value="4.21933183333333" calcext:value-type="float">
            <text:p>4.2193318333</text:p>
          </table:table-cell>
          <table:table-cell table:formula="of:=STDEV([.B73:.BI73])/2" office:value-type="float" office:value="0.0445440149824379" calcext:value-type="float">
            <text:p>0.044544015</text:p>
          </table:table-cell>
        </table:table-row>
      </table:table>
      <table:table table:name="SUMMARY OK" table:style-name="ta1">
        <table:shapes>
          <draw:frame draw:z-index="0" draw:style-name="gr1" draw:text-style-name="P1" svg:width="6.2898in" svg:height="3.5437in" svg:x="3.0362in" svg:y="4.3724in">
            <draw:object draw:notify-on-update-of-ranges="'SUMMARY OK'.B6:'SUMMARY OK'.B15 'SUMMARY OK'.C5:'SUMMARY OK'.C5 'SUMMARY OK'.C6:'SUMMARY OK'.C15 'SUMMARY OK'.N6:'SUMMARY OK'.N15 'SUMMARY OK'.N6:'SUMMARY OK'.N15 'SUMMARY OK'.D5:'SUMMARY OK'.D5 'SUMMARY OK'.D6:'SUMMARY OK'.D15 'SUMMARY OK'.I6:'SUMMARY OK'.I15 'SUMMARY OK'.I6:'SUMMARY OK'.I15 'SUMMARY OK'.E5:'SUMMARY OK'.E5 'SUMMARY OK'.E6:'SUMMARY OK'.E15 'SUMMARY OK'.J6:'SUMMARY OK'.J15 'SUMMARY OK'.J6:'SUMMARY OK'.J15 'SUMMARY OK'.F5:'SUMMARY OK'.F5 'SUMMARY OK'.F6:'SUMMARY OK'.F15 'SUMMARY OK'.M6:'SUMMARY OK'.M15 'SUMMARY OK'.M6:'SUMMARY OK'.M15 'SUMMARY OK'.G5:'SUMMARY OK'.G5 'SUMMARY OK'.G6:'SUMMARY OK'.G15 'SUMMARY OK'.K6:'SUMMARY OK'.K15 'SUMMARY OK'.K6:'SUMMARY OK'.K15 'SUMMARY OK'.H5:'SUMMARY OK'.H5 'SUMMARY OK'.H6:'SUMMARY OK'.H15 'SUMMARY OK'.L6:'SUMMARY OK'.L15 'SUMMARY OK'.L6:'SUMMARY OK'.L1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5" table:default-cell-style-name="Default"/>
        <table:table-row table:style-name="ro2" table:number-rows-repeated="4">
          <table:table-cell table:number-columns-repeated="14"/>
        </table:table-row>
        <table:table-row table:style-name="ro2">
          <table:table-cell/>
          <table:table-cell office:value-type="string" calcext:value-type="string">
            <text:p>Threads</text:p>
          </table:table-cell>
          <table:table-cell table:formula="of:=['Datos Correctos'.A63]" office:value-type="string" office:string-value="SinProcessorAffinity" calcext:value-type="string">
            <text:p>SinProcessorAffinity</text:p>
          </table:table-cell>
          <table:table-cell table:formula="of:=['Datos Correctos'.A3]" office:value-type="string" office:string-value="DummyAffinity" calcext:value-type="string">
            <text:p>DummyAffinity</text:p>
          </table:table-cell>
          <table:table-cell table:formula="of:=['Datos Correctos'.A15]" office:value-type="string" office:string-value="EquitativeAffinity" calcext:value-type="string">
            <text:p>EquitativeAffinity</text:p>
          </table:table-cell>
          <table:table-cell table:formula="of:=['Datos Correctos'.A51]" office:value-type="string" office:string-value="PairAffinity" calcext:value-type="string">
            <text:p>PairAffinity</text:p>
          </table:table-cell>
          <table:table-cell table:formula="of:=['Datos Correctos'.A27]" office:value-type="string" office:string-value="ImpairAffinity" calcext:value-type="string">
            <text:p>ImpairAffinity</text:p>
          </table:table-cell>
          <table:table-cell table:formula="of:=['Datos Correctos'.A39]" office:value-type="string" office:string-value="NumaPairAffinity" calcext:value-type="string">
            <text:p>NumaPairAffinity</text:p>
          </table:table-cell>
          <table:table-cell office:value-type="string" calcext:value-type="string">
            <text:p>dummy_stdev</text:p>
          </table:table-cell>
          <table:table-cell office:value-type="string" calcext:value-type="string">
            <text:p>equit_stdev</text:p>
          </table:table-cell>
          <table:table-cell office:value-type="string" calcext:value-type="string">
            <text:p>impair_stdev</text:p>
          </table:table-cell>
          <table:table-cell office:value-type="string" calcext:value-type="string">
            <text:p>numapair_stdev</text:p>
          </table:table-cell>
          <table:table-cell office:value-type="string" calcext:value-type="string">
            <text:p>pair_stdev</text:p>
          </table:table-cell>
          <table:table-cell office:value-type="string" calcext:value-type="string">
            <text:p>sinproc_stdev</text:p>
          </table:table-cell>
        </table:table-row>
        <table:table-row table:style-name="ro2">
          <table:table-cell/>
          <table:table-cell table:formula="of:=['Datos Correctos'.A4]" office:value-type="float" office:value="1" calcext:value-type="float">
            <text:p>1</text:p>
          </table:table-cell>
          <table:table-cell table:formula="of:=['Datos Correctos'.BK64]" office:value-type="float" office:value="1.86887533333333" calcext:value-type="float">
            <text:p>1.8688753333</text:p>
          </table:table-cell>
          <table:table-cell table:formula="of:=['Datos Correctos'.BK4]" office:value-type="float" office:value="1.94887783333333" calcext:value-type="float">
            <text:p>1.9488778333</text:p>
          </table:table-cell>
          <table:table-cell table:formula="of:=['Datos Correctos'.BK16]" office:value-type="float" office:value="1.8936345" calcext:value-type="float">
            <text:p>1.8936345</text:p>
          </table:table-cell>
          <table:table-cell table:formula="of:=['Datos Correctos'.BK52]" office:value-type="float" office:value="2.10043233333333" calcext:value-type="float">
            <text:p>2.1004323333</text:p>
          </table:table-cell>
          <table:table-cell table:formula="of:=['Datos Correctos'.BK28]" office:value-type="float" office:value="1.99840966666667" calcext:value-type="float">
            <text:p>1.9984096667</text:p>
          </table:table-cell>
          <table:table-cell table:formula="of:=['Datos Correctos'.BK40]" office:value-type="float" office:value="2.060564" calcext:value-type="float">
            <text:p>2.060564</text:p>
          </table:table-cell>
          <table:table-cell table:formula="of:=['Datos Correctos'.BL4]" office:value-type="float" office:value="0.131284908497627" calcext:value-type="float">
            <text:p>0.1312849085</text:p>
          </table:table-cell>
          <table:table-cell table:formula="of:=['Datos Correctos'.BL16]" office:value-type="float" office:value="0.157734604608621" calcext:value-type="float">
            <text:p>0.1577346046</text:p>
          </table:table-cell>
          <table:table-cell table:formula="of:=['Datos Correctos'.BL28]" office:value-type="float" office:value="0.136790371191905" calcext:value-type="float">
            <text:p>0.1367903712</text:p>
          </table:table-cell>
          <table:table-cell table:formula="of:=['Datos Correctos'.BL40]" office:value-type="float" office:value="0.118440038130578" calcext:value-type="float">
            <text:p>0.1184400381</text:p>
          </table:table-cell>
          <table:table-cell table:formula="of:=['Datos Correctos'.BL52]" office:value-type="float" office:value="0.101796880868463" calcext:value-type="float">
            <text:p>0.1017968809</text:p>
          </table:table-cell>
          <table:table-cell table:formula="of:=['Datos Correctos'.BL64]" office:value-type="float" office:value="0.109922661951778" calcext:value-type="float">
            <text:p>0.109922662</text:p>
          </table:table-cell>
        </table:table-row>
        <table:table-row table:style-name="ro2">
          <table:table-cell/>
          <table:table-cell table:formula="of:=['Datos Correctos'.A5]" office:value-type="float" office:value="2" calcext:value-type="float">
            <text:p>2</text:p>
          </table:table-cell>
          <table:table-cell table:formula="of:=['Datos Correctos'.BK65]" office:value-type="float" office:value="2.960965" calcext:value-type="float">
            <text:p>2.960965</text:p>
          </table:table-cell>
          <table:table-cell table:formula="of:=['Datos Correctos'.BK5]" office:value-type="float" office:value="2.1726525" calcext:value-type="float">
            <text:p>2.1726525</text:p>
          </table:table-cell>
          <table:table-cell table:formula="of:=['Datos Correctos'.BK17]" office:value-type="float" office:value="4.2636705" calcext:value-type="float">
            <text:p>4.2636705</text:p>
          </table:table-cell>
          <table:table-cell table:formula="of:=['Datos Correctos'.BK53]" office:value-type="float" office:value="2.85053633333333" calcext:value-type="float">
            <text:p>2.8505363333</text:p>
          </table:table-cell>
          <table:table-cell table:formula="of:=['Datos Correctos'.BK29]" office:value-type="float" office:value="2.60125233333333" calcext:value-type="float">
            <text:p>2.6012523333</text:p>
          </table:table-cell>
          <table:table-cell table:formula="of:=['Datos Correctos'.BK41]" office:value-type="float" office:value="3.06925" calcext:value-type="float">
            <text:p>3.06925</text:p>
          </table:table-cell>
          <table:table-cell table:formula="of:=['Datos Correctos'.BL5]" office:value-type="float" office:value="0.0500626739877211" calcext:value-type="float">
            <text:p>0.050062674</text:p>
          </table:table-cell>
          <table:table-cell table:formula="of:=['Datos Correctos'.BL17]" office:value-type="float" office:value="0.109328439697232" calcext:value-type="float">
            <text:p>0.1093284397</text:p>
          </table:table-cell>
          <table:table-cell table:formula="of:=['Datos Correctos'.BL29]" office:value-type="float" office:value="0.21784491180531" calcext:value-type="float">
            <text:p>0.2178449118</text:p>
          </table:table-cell>
          <table:table-cell table:formula="of:=['Datos Correctos'.BL41]" office:value-type="float" office:value="0.0801615335337004" calcext:value-type="float">
            <text:p>0.0801615335</text:p>
          </table:table-cell>
          <table:table-cell table:formula="of:=['Datos Correctos'.BL53]" office:value-type="float" office:value="0.156142098870876" calcext:value-type="float">
            <text:p>0.1561420989</text:p>
          </table:table-cell>
          <table:table-cell table:formula="of:=['Datos Correctos'.BL65]" office:value-type="float" office:value="0.412046045587531" calcext:value-type="float">
            <text:p>0.4120460456</text:p>
          </table:table-cell>
        </table:table-row>
        <table:table-row table:style-name="ro2">
          <table:table-cell/>
          <table:table-cell table:formula="of:=['Datos Correctos'.A6]" office:value-type="float" office:value="4" calcext:value-type="float">
            <text:p>4</text:p>
          </table:table-cell>
          <table:table-cell table:formula="of:=['Datos Correctos'.BK66]" office:value-type="float" office:value="3.07959983333333" calcext:value-type="float">
            <text:p>3.0795998333</text:p>
          </table:table-cell>
          <table:table-cell table:formula="of:=['Datos Correctos'.BK6]" office:value-type="float" office:value="2.18256283333333" calcext:value-type="float">
            <text:p>2.1825628333</text:p>
          </table:table-cell>
          <table:table-cell table:formula="of:=['Datos Correctos'.BK18]" office:value-type="float" office:value="3.8767825" calcext:value-type="float">
            <text:p>3.8767825</text:p>
          </table:table-cell>
          <table:table-cell table:formula="of:=['Datos Correctos'.BK54]" office:value-type="float" office:value="3.36098916666667" calcext:value-type="float">
            <text:p>3.3609891667</text:p>
          </table:table-cell>
          <table:table-cell table:formula="of:=['Datos Correctos'.BK30]" office:value-type="float" office:value="3.229303" calcext:value-type="float">
            <text:p>3.229303</text:p>
          </table:table-cell>
          <table:table-cell table:formula="of:=['Datos Correctos'.BK42]" office:value-type="float" office:value="3.68656683333333" calcext:value-type="float">
            <text:p>3.6865668333</text:p>
          </table:table-cell>
          <table:table-cell table:formula="of:=['Datos Correctos'.BL6]" office:value-type="float" office:value="0.0583054778591409" calcext:value-type="float">
            <text:p>0.0583054779</text:p>
          </table:table-cell>
          <table:table-cell table:formula="of:=['Datos Correctos'.BL18]" office:value-type="float" office:value="0.0713446361198376" calcext:value-type="float">
            <text:p>0.0713446361</text:p>
          </table:table-cell>
          <table:table-cell table:formula="of:=['Datos Correctos'.BL30]" office:value-type="float" office:value="0.178473096145363" calcext:value-type="float">
            <text:p>0.1784730961</text:p>
          </table:table-cell>
          <table:table-cell table:formula="of:=['Datos Correctos'.BL42]" office:value-type="float" office:value="0.165334513201271" calcext:value-type="float">
            <text:p>0.1653345132</text:p>
          </table:table-cell>
          <table:table-cell table:formula="of:=['Datos Correctos'.BL54]" office:value-type="float" office:value="0.101539003979066" calcext:value-type="float">
            <text:p>0.101539004</text:p>
          </table:table-cell>
          <table:table-cell table:formula="of:=['Datos Correctos'.BL66]" office:value-type="float" office:value="0.194683144455709" calcext:value-type="float">
            <text:p>0.1946831445</text:p>
          </table:table-cell>
        </table:table-row>
        <table:table-row table:style-name="ro2">
          <table:table-cell/>
          <table:table-cell table:formula="of:=['Datos Correctos'.A7]" office:value-type="float" office:value="8" calcext:value-type="float">
            <text:p>8</text:p>
          </table:table-cell>
          <table:table-cell table:formula="of:=['Datos Correctos'.BK67]" office:value-type="float" office:value="3.51472483333333" calcext:value-type="float">
            <text:p>3.5147248333</text:p>
          </table:table-cell>
          <table:table-cell table:formula="of:=['Datos Correctos'.BK7]" office:value-type="float" office:value="2.15430866666667" calcext:value-type="float">
            <text:p>2.1543086667</text:p>
          </table:table-cell>
          <table:table-cell table:formula="of:=['Datos Correctos'.BK19]" office:value-type="float" office:value="4.03682716666667" calcext:value-type="float">
            <text:p>4.0368271667</text:p>
          </table:table-cell>
          <table:table-cell table:formula="of:=['Datos Correctos'.BK55]" office:value-type="float" office:value="3.66635533333333" calcext:value-type="float">
            <text:p>3.6663553333</text:p>
          </table:table-cell>
          <table:table-cell table:formula="of:=['Datos Correctos'.BK31]" office:value-type="float" office:value="3.60767966666667" calcext:value-type="float">
            <text:p>3.6076796667</text:p>
          </table:table-cell>
          <table:table-cell table:formula="of:=['Datos Correctos'.BK43]" office:value-type="float" office:value="3.53816433333333" calcext:value-type="float">
            <text:p>3.5381643333</text:p>
          </table:table-cell>
          <table:table-cell table:formula="of:=['Datos Correctos'.BL7]" office:value-type="float" office:value="0.0748835499827739" calcext:value-type="float">
            <text:p>0.07488355</text:p>
          </table:table-cell>
          <table:table-cell table:formula="of:=['Datos Correctos'.BL19]" office:value-type="float" office:value="0.0382700689025575" calcext:value-type="float">
            <text:p>0.0382700689</text:p>
          </table:table-cell>
          <table:table-cell table:formula="of:=['Datos Correctos'.BL31]" office:value-type="float" office:value="0.191161734540452" calcext:value-type="float">
            <text:p>0.1911617345</text:p>
          </table:table-cell>
          <table:table-cell table:formula="of:=['Datos Correctos'.BL43]" office:value-type="float" office:value="0.109831301106985" calcext:value-type="float">
            <text:p>0.1098313011</text:p>
          </table:table-cell>
          <table:table-cell table:formula="of:=['Datos Correctos'.BL55]" office:value-type="float" office:value="0.184781704126941" calcext:value-type="float">
            <text:p>0.1847817041</text:p>
          </table:table-cell>
          <table:table-cell table:formula="of:=['Datos Correctos'.BL67]" office:value-type="float" office:value="0.169475187233131" calcext:value-type="float">
            <text:p>0.1694751872</text:p>
          </table:table-cell>
        </table:table-row>
        <table:table-row table:style-name="ro2">
          <table:table-cell/>
          <table:table-cell table:formula="of:=['Datos Correctos'.A8]" office:value-type="float" office:value="16" calcext:value-type="float">
            <text:p>16</text:p>
          </table:table-cell>
          <table:table-cell table:formula="of:=['Datos Correctos'.BK68]" office:value-type="float" office:value="3.89667716666667" calcext:value-type="float">
            <text:p>3.8966771667</text:p>
          </table:table-cell>
          <table:table-cell table:formula="of:=['Datos Correctos'.BK8]" office:value-type="float" office:value="2.15205666666667" calcext:value-type="float">
            <text:p>2.1520566667</text:p>
          </table:table-cell>
          <table:table-cell table:formula="of:=['Datos Correctos'.BK20]" office:value-type="float" office:value="4.07278333333333" calcext:value-type="float">
            <text:p>4.0727833333</text:p>
          </table:table-cell>
          <table:table-cell table:formula="of:=['Datos Correctos'.BK56]" office:value-type="float" office:value="4.20501983333333" calcext:value-type="float">
            <text:p>4.2050198333</text:p>
          </table:table-cell>
          <table:table-cell table:formula="of:=['Datos Correctos'.BK32]" office:value-type="float" office:value="4.19698316666667" calcext:value-type="float">
            <text:p>4.1969831667</text:p>
          </table:table-cell>
          <table:table-cell table:formula="of:=['Datos Correctos'.BK44]" office:value-type="float" office:value="4.19910116666667" calcext:value-type="float">
            <text:p>4.1991011667</text:p>
          </table:table-cell>
          <table:table-cell table:formula="of:=['Datos Correctos'.BL8]" office:value-type="float" office:value="0.0802332362957969" calcext:value-type="float">
            <text:p>0.0802332363</text:p>
          </table:table-cell>
          <table:table-cell table:formula="of:=['Datos Correctos'.BL20]" office:value-type="float" office:value="0.0435803422745664" calcext:value-type="float">
            <text:p>0.0435803423</text:p>
          </table:table-cell>
          <table:table-cell table:formula="of:=['Datos Correctos'.BL32]" office:value-type="float" office:value="0.117268349507356" calcext:value-type="float">
            <text:p>0.1172683495</text:p>
          </table:table-cell>
          <table:table-cell table:formula="of:=['Datos Correctos'.BL44]" office:value-type="float" office:value="0.120133269217811" calcext:value-type="float">
            <text:p>0.1201332692</text:p>
          </table:table-cell>
          <table:table-cell table:formula="of:=['Datos Correctos'.BL56]" office:value-type="float" office:value="0.123159492946987" calcext:value-type="float">
            <text:p>0.1231594929</text:p>
          </table:table-cell>
          <table:table-cell table:formula="of:=['Datos Correctos'.BL68]" office:value-type="float" office:value="0.222438902601941" calcext:value-type="float">
            <text:p>0.2224389026</text:p>
          </table:table-cell>
        </table:table-row>
        <table:table-row table:style-name="ro2">
          <table:table-cell/>
          <table:table-cell table:formula="of:=['Datos Correctos'.A9]" office:value-type="float" office:value="24" calcext:value-type="float">
            <text:p>24</text:p>
          </table:table-cell>
          <table:table-cell table:formula="of:=['Datos Correctos'.BK69]" office:value-type="float" office:value="4.09019" calcext:value-type="float">
            <text:p>4.09019</text:p>
          </table:table-cell>
          <table:table-cell table:formula="of:=['Datos Correctos'.BK9]" office:value-type="float" office:value="2.16727666666667" calcext:value-type="float">
            <text:p>2.1672766667</text:p>
          </table:table-cell>
          <table:table-cell table:formula="of:=['Datos Correctos'.BK21]" office:value-type="float" office:value="4.49221366666667" calcext:value-type="float">
            <text:p>4.4922136667</text:p>
          </table:table-cell>
          <table:table-cell table:formula="of:=['Datos Correctos'.BK57]" office:value-type="float" office:value="4.29573716666667" calcext:value-type="float">
            <text:p>4.2957371667</text:p>
          </table:table-cell>
          <table:table-cell table:formula="of:=['Datos Correctos'.BK33]" office:value-type="float" office:value="4.1743685" calcext:value-type="float">
            <text:p>4.1743685</text:p>
          </table:table-cell>
          <table:table-cell table:formula="of:=['Datos Correctos'.BK45]" office:value-type="float" office:value="4.167451" calcext:value-type="float">
            <text:p>4.167451</text:p>
          </table:table-cell>
          <table:table-cell table:formula="of:=['Datos Correctos'.BL9]" office:value-type="float" office:value="0.0647828696994597" calcext:value-type="float">
            <text:p>0.0647828697</text:p>
          </table:table-cell>
          <table:table-cell table:formula="of:=['Datos Correctos'.BL21]" office:value-type="float" office:value="0.0994780816714043" calcext:value-type="float">
            <text:p>0.0994780817</text:p>
          </table:table-cell>
          <table:table-cell table:formula="of:=['Datos Correctos'.BL33]" office:value-type="float" office:value="0.130871212760915" calcext:value-type="float">
            <text:p>0.1308712128</text:p>
          </table:table-cell>
          <table:table-cell table:formula="of:=['Datos Correctos'.BL45]" office:value-type="float" office:value="0.125377296902427" calcext:value-type="float">
            <text:p>0.1253772969</text:p>
          </table:table-cell>
          <table:table-cell table:formula="of:=['Datos Correctos'.BL57]" office:value-type="float" office:value="0.102652872552589" calcext:value-type="float">
            <text:p>0.1026528726</text:p>
          </table:table-cell>
          <table:table-cell table:formula="of:=['Datos Correctos'.BL69]" office:value-type="float" office:value="0.183420853284166" calcext:value-type="float">
            <text:p>0.1834208533</text:p>
          </table:table-cell>
        </table:table-row>
        <table:table-row table:style-name="ro2">
          <table:table-cell/>
          <table:table-cell table:formula="of:=['Datos Correctos'.A10]" office:value-type="float" office:value="36" calcext:value-type="float">
            <text:p>36</text:p>
          </table:table-cell>
          <table:table-cell table:formula="of:=['Datos Correctos'.BK70]" office:value-type="float" office:value="4.0494425" calcext:value-type="float">
            <text:p>4.0494425</text:p>
          </table:table-cell>
          <table:table-cell table:formula="of:=['Datos Correctos'.BK10]" office:value-type="float" office:value="1.98015383333333" calcext:value-type="float">
            <text:p>1.9801538333</text:p>
          </table:table-cell>
          <table:table-cell table:formula="of:=['Datos Correctos'.BK22]" office:value-type="float" office:value="4.37276883333333" calcext:value-type="float">
            <text:p>4.3727688333</text:p>
          </table:table-cell>
          <table:table-cell table:formula="of:=['Datos Correctos'.BK58]" office:value-type="float" office:value="4.3760385" calcext:value-type="float">
            <text:p>4.3760385</text:p>
          </table:table-cell>
          <table:table-cell table:formula="of:=['Datos Correctos'.BK34]" office:value-type="float" office:value="4.19574466666667" calcext:value-type="float">
            <text:p>4.1957446667</text:p>
          </table:table-cell>
          <table:table-cell table:formula="of:=['Datos Correctos'.BK46]" office:value-type="float" office:value="4.3534995" calcext:value-type="float">
            <text:p>4.3534995</text:p>
          </table:table-cell>
          <table:table-cell table:formula="of:=['Datos Correctos'.BL10]" office:value-type="float" office:value="0.149691413442964" calcext:value-type="float">
            <text:p>0.1496914134</text:p>
          </table:table-cell>
          <table:table-cell table:formula="of:=['Datos Correctos'.BL22]" office:value-type="float" office:value="0.095349504594145" calcext:value-type="float">
            <text:p>0.0953495046</text:p>
          </table:table-cell>
          <table:table-cell table:formula="of:=['Datos Correctos'.BL34]" office:value-type="float" office:value="0.127270055398915" calcext:value-type="float">
            <text:p>0.1272700554</text:p>
          </table:table-cell>
          <table:table-cell table:formula="of:=['Datos Correctos'.BL46]" office:value-type="float" office:value="0.0835388746380025" calcext:value-type="float">
            <text:p>0.0835388746</text:p>
          </table:table-cell>
          <table:table-cell table:formula="of:=['Datos Correctos'.BL58]" office:value-type="float" office:value="0.0872006408283142" calcext:value-type="float">
            <text:p>0.0872006408</text:p>
          </table:table-cell>
          <table:table-cell table:formula="of:=['Datos Correctos'.BL70]" office:value-type="float" office:value="0.185931653687323" calcext:value-type="float">
            <text:p>0.1859316537</text:p>
          </table:table-cell>
        </table:table-row>
        <table:table-row table:style-name="ro2">
          <table:table-cell/>
          <table:table-cell table:formula="of:=['Datos Correctos'.A11]" office:value-type="float" office:value="48" calcext:value-type="float">
            <text:p>48</text:p>
          </table:table-cell>
          <table:table-cell table:formula="of:=['Datos Correctos'.BK71]" office:value-type="float" office:value="4.19715233333333" calcext:value-type="float">
            <text:p>4.1971523333</text:p>
          </table:table-cell>
          <table:table-cell table:formula="of:=['Datos Correctos'.BK11]" office:value-type="float" office:value="1.85429966666667" calcext:value-type="float">
            <text:p>1.8542996667</text:p>
          </table:table-cell>
          <table:table-cell table:formula="of:=['Datos Correctos'.BK23]" office:value-type="float" office:value="4.295891" calcext:value-type="float">
            <text:p>4.295891</text:p>
          </table:table-cell>
          <table:table-cell table:formula="of:=['Datos Correctos'.BK59]" office:value-type="float" office:value="4.24003433333333" calcext:value-type="float">
            <text:p>4.2400343333</text:p>
          </table:table-cell>
          <table:table-cell table:formula="of:=['Datos Correctos'.BK35]" office:value-type="float" office:value="4.18452983333333" calcext:value-type="float">
            <text:p>4.1845298333</text:p>
          </table:table-cell>
          <table:table-cell table:formula="of:=['Datos Correctos'.BK47]" office:value-type="float" office:value="4.13828916666667" calcext:value-type="float">
            <text:p>4.1382891667</text:p>
          </table:table-cell>
          <table:table-cell table:formula="of:=['Datos Correctos'.BL11]" office:value-type="float" office:value="0.113750427702555" calcext:value-type="float">
            <text:p>0.1137504277</text:p>
          </table:table-cell>
          <table:table-cell table:formula="of:=['Datos Correctos'.BL23]" office:value-type="float" office:value="0.0805630142602356" calcext:value-type="float">
            <text:p>0.0805630143</text:p>
          </table:table-cell>
          <table:table-cell table:formula="of:=['Datos Correctos'.BL35]" office:value-type="float" office:value="0.104597092942928" calcext:value-type="float">
            <text:p>0.1045970929</text:p>
          </table:table-cell>
          <table:table-cell table:formula="of:=['Datos Correctos'.BL47]" office:value-type="float" office:value="0.0899826466946787" calcext:value-type="float">
            <text:p>0.0899826467</text:p>
          </table:table-cell>
          <table:table-cell table:formula="of:=['Datos Correctos'.BL59]" office:value-type="float" office:value="0.119377684548275" calcext:value-type="float">
            <text:p>0.1193776845</text:p>
          </table:table-cell>
          <table:table-cell table:formula="of:=['Datos Correctos'.BL71]" office:value-type="float" office:value="0.145354579074544" calcext:value-type="float">
            <text:p>0.1453545791</text:p>
          </table:table-cell>
        </table:table-row>
        <table:table-row table:style-name="ro2">
          <table:table-cell/>
          <table:table-cell table:formula="of:=['Datos Correctos'.A12]" office:value-type="float" office:value="64" calcext:value-type="float">
            <text:p>64</text:p>
          </table:table-cell>
          <table:table-cell table:formula="of:=['Datos Correctos'.BK72]" office:value-type="float" office:value="4.19794233333333" calcext:value-type="float">
            <text:p>4.1979423333</text:p>
          </table:table-cell>
          <table:table-cell table:formula="of:=['Datos Correctos'.BK12]" office:value-type="float" office:value="1.83150816666667" calcext:value-type="float">
            <text:p>1.8315081667</text:p>
          </table:table-cell>
          <table:table-cell table:formula="of:=['Datos Correctos'.BK24]" office:value-type="float" office:value="4.232542" calcext:value-type="float">
            <text:p>4.232542</text:p>
          </table:table-cell>
          <table:table-cell table:formula="of:=['Datos Correctos'.BK60]" office:value-type="float" office:value="4.2523135" calcext:value-type="float">
            <text:p>4.2523135</text:p>
          </table:table-cell>
          <table:table-cell table:formula="of:=['Datos Correctos'.BK36]" office:value-type="float" office:value="4.13722666666667" calcext:value-type="float">
            <text:p>4.1372266667</text:p>
          </table:table-cell>
          <table:table-cell table:formula="of:=['Datos Correctos'.BK48]" office:value-type="float" office:value="4.1156635" calcext:value-type="float">
            <text:p>4.1156635</text:p>
          </table:table-cell>
          <table:table-cell table:formula="of:=['Datos Correctos'.BL12]" office:value-type="float" office:value="0.116516466481925" calcext:value-type="float">
            <text:p>0.1165164665</text:p>
          </table:table-cell>
          <table:table-cell table:formula="of:=['Datos Correctos'.BL24]" office:value-type="float" office:value="0.0818578790395125" calcext:value-type="float">
            <text:p>0.081857879</text:p>
          </table:table-cell>
          <table:table-cell table:formula="of:=['Datos Correctos'.BL36]" office:value-type="float" office:value="0.124409162221409" calcext:value-type="float">
            <text:p>0.1244091622</text:p>
          </table:table-cell>
          <table:table-cell table:formula="of:=['Datos Correctos'.BL48]" office:value-type="float" office:value="0.110539287508571" calcext:value-type="float">
            <text:p>0.1105392875</text:p>
          </table:table-cell>
          <table:table-cell table:formula="of:=['Datos Correctos'.BL60]" office:value-type="float" office:value="0.110965264697306" calcext:value-type="float">
            <text:p>0.1109652647</text:p>
          </table:table-cell>
          <table:table-cell table:formula="of:=['Datos Correctos'.BL72]" office:value-type="float" office:value="0.114693657676995" calcext:value-type="float">
            <text:p>0.1146936577</text:p>
          </table:table-cell>
        </table:table-row>
        <table:table-row table:style-name="ro2">
          <table:table-cell/>
          <table:table-cell table:formula="of:=['Datos Correctos'.A13]" office:value-type="float" office:value="128" calcext:value-type="float">
            <text:p>128</text:p>
          </table:table-cell>
          <table:table-cell table:formula="of:=['Datos Correctos'.BK73]" office:value-type="float" office:value="4.21933183333333" calcext:value-type="float">
            <text:p>4.2193318333</text:p>
          </table:table-cell>
          <table:table-cell table:formula="of:=['Datos Correctos'.BK13]" office:value-type="float" office:value="0" calcext:value-type="float">
            <text:p>0</text:p>
          </table:table-cell>
          <table:table-cell table:formula="of:=['Datos Correctos'.BK25]" office:value-type="float" office:value="4.1834925" calcext:value-type="float">
            <text:p>4.1834925</text:p>
          </table:table-cell>
          <table:table-cell table:formula="of:=['Datos Correctos'.BK61]" office:value-type="float" office:value="4.3018305" calcext:value-type="float">
            <text:p>4.3018305</text:p>
          </table:table-cell>
          <table:table-cell table:formula="of:=['Datos Correctos'.BK37]" office:value-type="float" office:value="4.26477566666667" calcext:value-type="float">
            <text:p>4.2647756667</text:p>
          </table:table-cell>
          <table:table-cell table:formula="of:=['Datos Correctos'.BK49]" office:value-type="float" office:value="4.201796" calcext:value-type="float">
            <text:p>4.201796</text:p>
          </table:table-cell>
          <table:table-cell table:formula="of:=['Datos Correctos'.BL13]" office:value-type="float" office:value="0.0853498522576078" calcext:value-type="float">
            <text:p>0.0853498523</text:p>
          </table:table-cell>
          <table:table-cell table:formula="of:=['Datos Correctos'.BL25]" office:value-type="float" office:value="0.0760176393648044" calcext:value-type="float">
            <text:p>0.0760176394</text:p>
          </table:table-cell>
          <table:table-cell table:formula="of:=['Datos Correctos'.BL37]" office:value-type="float" office:value="0.0777686926375133" calcext:value-type="float">
            <text:p>0.0777686926</text:p>
          </table:table-cell>
          <table:table-cell table:formula="of:=['Datos Correctos'.BL49]" office:value-type="float" office:value="0.146379818938754" calcext:value-type="float">
            <text:p>0.1463798189</text:p>
          </table:table-cell>
          <table:table-cell table:formula="of:=['Datos Correctos'.BL61]" office:value-type="float" office:value="0.092059232210061" calcext:value-type="float">
            <text:p>0.0920592322</text:p>
          </table:table-cell>
          <table:table-cell table:formula="of:=['Datos Correctos'.BL73]" office:value-type="float" office:value="0.0445440149824379" calcext:value-type="float">
            <text:p>0.044544015</text:p>
          </table:table-cell>
        </table:table-row>
      </table:table>
      <table:table table:name="Datos Finales" table:style-name="ta1">
        <table:table-column table:style-name="co4" table:default-cell-style-name="Default"/>
        <table:table-column table:style-name="co3" table:number-columns-repeated="63" table:default-cell-style-name="Default"/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DummyAffinity</text:p>
          </table:table-cell>
          <table:table-cell table:number-columns-repeated="61"/>
          <table:table-cell office:value-type="string" calcext:value-type="string">
            <text:p>PROMEDIO</text:p>
          </table:table-cell>
          <table:table-cell office:value-type="string" calcext:value-type="string">
            <text:p>STDEV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63909" calcext:value-type="float">
            <text:p>1.63909</text:p>
          </table:table-cell>
          <table:table-cell office:value-type="float" office:value="2.22514" calcext:value-type="float">
            <text:p>2.22514</text:p>
          </table:table-cell>
          <table:table-cell office:value-type="float" office:value="2.09891" calcext:value-type="float">
            <text:p>2.09891</text:p>
          </table:table-cell>
          <table:table-cell office:value-type="float" office:value="2.17375" calcext:value-type="float">
            <text:p>2.17375</text:p>
          </table:table-cell>
          <table:table-cell office:value-type="float" office:value="1.80472" calcext:value-type="float">
            <text:p>1.80472</text:p>
          </table:table-cell>
          <table:table-cell office:value-type="float" office:value="2.1614" calcext:value-type="float">
            <text:p>2.1614</text:p>
          </table:table-cell>
          <table:table-cell office:value-type="float" office:value="2.13945" calcext:value-type="float">
            <text:p>2.13945</text:p>
          </table:table-cell>
          <table:table-cell office:value-type="float" office:value="1.69542" calcext:value-type="float">
            <text:p>1.69542</text:p>
          </table:table-cell>
          <table:table-cell office:value-type="float" office:value="1.74221" calcext:value-type="float">
            <text:p>1.74221</text:p>
          </table:table-cell>
          <table:table-cell office:value-type="float" office:value="1.70519" calcext:value-type="float">
            <text:p>1.70519</text:p>
          </table:table-cell>
          <table:table-cell office:value-type="float" office:value="2.21771" calcext:value-type="float">
            <text:p>2.21771</text:p>
          </table:table-cell>
          <table:table-cell office:value-type="float" office:value="1.73426" calcext:value-type="float">
            <text:p>1.73426</text:p>
          </table:table-cell>
          <table:table-cell office:value-type="float" office:value="2.08027" calcext:value-type="float">
            <text:p>2.08027</text:p>
          </table:table-cell>
          <table:table-cell office:value-type="float" office:value="1.63277" calcext:value-type="float">
            <text:p>1.63277</text:p>
          </table:table-cell>
          <table:table-cell office:value-type="float" office:value="2.22311" calcext:value-type="float">
            <text:p>2.22311</text:p>
          </table:table-cell>
          <table:table-cell office:value-type="float" office:value="2.16333" calcext:value-type="float">
            <text:p>2.16333</text:p>
          </table:table-cell>
          <table:table-cell office:value-type="float" office:value="1.75592" calcext:value-type="float">
            <text:p>1.75592</text:p>
          </table:table-cell>
          <table:table-cell office:value-type="float" office:value="1.7615" calcext:value-type="float">
            <text:p>1.7615</text:p>
          </table:table-cell>
          <table:table-cell office:value-type="float" office:value="2.15654" calcext:value-type="float">
            <text:p>2.15654</text:p>
          </table:table-cell>
          <table:table-cell office:value-type="float" office:value="1.6923" calcext:value-type="float">
            <text:p>1.6923</text:p>
          </table:table-cell>
          <table:table-cell office:value-type="float" office:value="1.65819" calcext:value-type="float">
            <text:p>1.65819</text:p>
          </table:table-cell>
          <table:table-cell office:value-type="float" office:value="2.16759" calcext:value-type="float">
            <text:p>2.16759</text:p>
          </table:table-cell>
          <table:table-cell office:value-type="float" office:value="1.6789" calcext:value-type="float">
            <text:p>1.6789</text:p>
          </table:table-cell>
          <table:table-cell office:value-type="float" office:value="1.63853" calcext:value-type="float">
            <text:p>1.63853</text:p>
          </table:table-cell>
          <table:table-cell office:value-type="float" office:value="1.27048" calcext:value-type="float">
            <text:p>1.27048</text:p>
          </table:table-cell>
          <table:table-cell office:value-type="float" office:value="2.22507" calcext:value-type="float">
            <text:p>2.22507</text:p>
          </table:table-cell>
          <table:table-cell office:value-type="float" office:value="1.73804" calcext:value-type="float">
            <text:p>1.73804</text:p>
          </table:table-cell>
          <table:table-cell office:value-type="float" office:value="2.11501" calcext:value-type="float">
            <text:p>2.11501</text:p>
          </table:table-cell>
          <table:table-cell office:value-type="float" office:value="1.64503" calcext:value-type="float">
            <text:p>1.64503</text:p>
          </table:table-cell>
          <table:table-cell office:value-type="float" office:value="2.23526" calcext:value-type="float">
            <text:p>2.23526</text:p>
          </table:table-cell>
          <table:table-cell office:value-type="float" office:value="1.66963" calcext:value-type="float">
            <text:p>1.66963</text:p>
          </table:table-cell>
          <table:table-cell office:value-type="float" office:value="1.7524" calcext:value-type="float">
            <text:p>1.7524</text:p>
          </table:table-cell>
          <table:table-cell office:value-type="float" office:value="1.67552" calcext:value-type="float">
            <text:p>1.67552</text:p>
          </table:table-cell>
          <table:table-cell office:value-type="float" office:value="1.71918" calcext:value-type="float">
            <text:p>1.71918</text:p>
          </table:table-cell>
          <table:table-cell office:value-type="float" office:value="1.70616" calcext:value-type="float">
            <text:p>1.70616</text:p>
          </table:table-cell>
          <table:table-cell office:value-type="float" office:value="2.09344" calcext:value-type="float">
            <text:p>2.09344</text:p>
          </table:table-cell>
          <table:table-cell office:value-type="float" office:value="1.76353" calcext:value-type="float">
            <text:p>1.76353</text:p>
          </table:table-cell>
          <table:table-cell office:value-type="float" office:value="2.39432" calcext:value-type="float">
            <text:p>2.39432</text:p>
          </table:table-cell>
          <table:table-cell office:value-type="float" office:value="1.72355" calcext:value-type="float">
            <text:p>1.72355</text:p>
          </table:table-cell>
          <table:table-cell office:value-type="float" office:value="1.72047" calcext:value-type="float">
            <text:p>1.72047</text:p>
          </table:table-cell>
          <table:table-cell office:value-type="float" office:value="2.35662" calcext:value-type="float">
            <text:p>2.35662</text:p>
          </table:table-cell>
          <table:table-cell office:value-type="float" office:value="2.17479" calcext:value-type="float">
            <text:p>2.17479</text:p>
          </table:table-cell>
          <table:table-cell office:value-type="float" office:value="1.69792" calcext:value-type="float">
            <text:p>1.69792</text:p>
          </table:table-cell>
          <table:table-cell office:value-type="float" office:value="1.72464" calcext:value-type="float">
            <text:p>1.72464</text:p>
          </table:table-cell>
          <table:table-cell office:value-type="float" office:value="2.22915" calcext:value-type="float">
            <text:p>2.22915</text:p>
          </table:table-cell>
          <table:table-cell office:value-type="float" office:value="1.66082" calcext:value-type="float">
            <text:p>1.66082</text:p>
          </table:table-cell>
          <table:table-cell office:value-type="float" office:value="1.79653" calcext:value-type="float">
            <text:p>1.79653</text:p>
          </table:table-cell>
          <table:table-cell office:value-type="float" office:value="2.27388" calcext:value-type="float">
            <text:p>2.27388</text:p>
          </table:table-cell>
          <table:table-cell office:value-type="float" office:value="1.74446" calcext:value-type="float">
            <text:p>1.74446</text:p>
          </table:table-cell>
          <table:table-cell office:value-type="float" office:value="2.08424" calcext:value-type="float">
            <text:p>2.08424</text:p>
          </table:table-cell>
          <table:table-cell office:value-type="float" office:value="2.07201" calcext:value-type="float">
            <text:p>2.07201</text:p>
          </table:table-cell>
          <table:table-cell office:value-type="float" office:value="2.25632" calcext:value-type="float">
            <text:p>2.25632</text:p>
          </table:table-cell>
          <table:table-cell office:value-type="float" office:value="2.16951" calcext:value-type="float">
            <text:p>2.16951</text:p>
          </table:table-cell>
          <table:table-cell office:value-type="float" office:value="2.06609" calcext:value-type="float">
            <text:p>2.06609</text:p>
          </table:table-cell>
          <table:table-cell office:value-type="float" office:value="2.1539" calcext:value-type="float">
            <text:p>2.1539</text:p>
          </table:table-cell>
          <table:table-cell office:value-type="float" office:value="2.23277" calcext:value-type="float">
            <text:p>2.23277</text:p>
          </table:table-cell>
          <table:table-cell office:value-type="float" office:value="2.09134" calcext:value-type="float">
            <text:p>2.09134</text:p>
          </table:table-cell>
          <table:table-cell office:value-type="float" office:value="2.27429" calcext:value-type="float">
            <text:p>2.27429</text:p>
          </table:table-cell>
          <table:table-cell office:value-type="float" office:value="2.24768" calcext:value-type="float">
            <text:p>2.24768</text:p>
          </table:table-cell>
          <table:table-cell office:value-type="float" office:value="2.23242" calcext:value-type="float">
            <text:p>2.23242</text:p>
          </table:table-cell>
          <table:table-cell/>
          <table:table-cell table:formula="of:=AVERAGE([.B4:.BI4])" office:value-type="float" office:value="1.94887783333333" calcext:value-type="float">
            <text:p>1.9488778333</text:p>
          </table:table-cell>
          <table:table-cell table:formula="of:=STDEV([.B4:.BI4])/2" office:value-type="float" office:value="0.131284908497627" calcext:value-type="float">
            <text:p>0.131284908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.25365" calcext:value-type="float">
            <text:p>2.25365</text:p>
          </table:table-cell>
          <table:table-cell office:value-type="float" office:value="2.13512" calcext:value-type="float">
            <text:p>2.13512</text:p>
          </table:table-cell>
          <table:table-cell office:value-type="float" office:value="2.17043" calcext:value-type="float">
            <text:p>2.17043</text:p>
          </table:table-cell>
          <table:table-cell office:value-type="float" office:value="2.23039" calcext:value-type="float">
            <text:p>2.23039</text:p>
          </table:table-cell>
          <table:table-cell office:value-type="float" office:value="2.15899" calcext:value-type="float">
            <text:p>2.15899</text:p>
          </table:table-cell>
          <table:table-cell office:value-type="float" office:value="2.10533" calcext:value-type="float">
            <text:p>2.10533</text:p>
          </table:table-cell>
          <table:table-cell office:value-type="float" office:value="2.08215" calcext:value-type="float">
            <text:p>2.08215</text:p>
          </table:table-cell>
          <table:table-cell office:value-type="float" office:value="2.2825" calcext:value-type="float">
            <text:p>2.2825</text:p>
          </table:table-cell>
          <table:table-cell office:value-type="float" office:value="2.18608" calcext:value-type="float">
            <text:p>2.18608</text:p>
          </table:table-cell>
          <table:table-cell office:value-type="float" office:value="1.97115" calcext:value-type="float">
            <text:p>1.97115</text:p>
          </table:table-cell>
          <table:table-cell office:value-type="float" office:value="2.19574" calcext:value-type="float">
            <text:p>2.19574</text:p>
          </table:table-cell>
          <table:table-cell office:value-type="float" office:value="2.12312" calcext:value-type="float">
            <text:p>2.12312</text:p>
          </table:table-cell>
          <table:table-cell office:value-type="float" office:value="2.19433" calcext:value-type="float">
            <text:p>2.19433</text:p>
          </table:table-cell>
          <table:table-cell office:value-type="float" office:value="2.13979" calcext:value-type="float">
            <text:p>2.13979</text:p>
          </table:table-cell>
          <table:table-cell office:value-type="float" office:value="2.12766" calcext:value-type="float">
            <text:p>2.12766</text:p>
          </table:table-cell>
          <table:table-cell office:value-type="float" office:value="2.25439" calcext:value-type="float">
            <text:p>2.25439</text:p>
          </table:table-cell>
          <table:table-cell office:value-type="float" office:value="2.22328" calcext:value-type="float">
            <text:p>2.22328</text:p>
          </table:table-cell>
          <table:table-cell office:value-type="float" office:value="2.09185" calcext:value-type="float">
            <text:p>2.09185</text:p>
          </table:table-cell>
          <table:table-cell office:value-type="float" office:value="2.06219" calcext:value-type="float">
            <text:p>2.06219</text:p>
          </table:table-cell>
          <table:table-cell office:value-type="float" office:value="2.08316" calcext:value-type="float">
            <text:p>2.08316</text:p>
          </table:table-cell>
          <table:table-cell office:value-type="float" office:value="2.22089" calcext:value-type="float">
            <text:p>2.22089</text:p>
          </table:table-cell>
          <table:table-cell office:value-type="float" office:value="2.19679" calcext:value-type="float">
            <text:p>2.19679</text:p>
          </table:table-cell>
          <table:table-cell office:value-type="float" office:value="2.16177" calcext:value-type="float">
            <text:p>2.16177</text:p>
          </table:table-cell>
          <table:table-cell office:value-type="float" office:value="2.26147" calcext:value-type="float">
            <text:p>2.26147</text:p>
          </table:table-cell>
          <table:table-cell office:value-type="float" office:value="2.1747" calcext:value-type="float">
            <text:p>2.1747</text:p>
          </table:table-cell>
          <table:table-cell office:value-type="float" office:value="2.23112" calcext:value-type="float">
            <text:p>2.23112</text:p>
          </table:table-cell>
          <table:table-cell office:value-type="float" office:value="2.10635" calcext:value-type="float">
            <text:p>2.10635</text:p>
          </table:table-cell>
          <table:table-cell office:value-type="float" office:value="2.04309" calcext:value-type="float">
            <text:p>2.04309</text:p>
          </table:table-cell>
          <table:table-cell office:value-type="float" office:value="2.23255" calcext:value-type="float">
            <text:p>2.23255</text:p>
          </table:table-cell>
          <table:table-cell office:value-type="float" office:value="2.19187" calcext:value-type="float">
            <text:p>2.19187</text:p>
          </table:table-cell>
          <table:table-cell office:value-type="float" office:value="2.16432" calcext:value-type="float">
            <text:p>2.16432</text:p>
          </table:table-cell>
          <table:table-cell office:value-type="float" office:value="2.24579" calcext:value-type="float">
            <text:p>2.24579</text:p>
          </table:table-cell>
          <table:table-cell office:value-type="float" office:value="2.17689" calcext:value-type="float">
            <text:p>2.17689</text:p>
          </table:table-cell>
          <table:table-cell office:value-type="float" office:value="2.14221" calcext:value-type="float">
            <text:p>2.14221</text:p>
          </table:table-cell>
          <table:table-cell office:value-type="float" office:value="2.19273" calcext:value-type="float">
            <text:p>2.19273</text:p>
          </table:table-cell>
          <table:table-cell office:value-type="float" office:value="2.25432" calcext:value-type="float">
            <text:p>2.25432</text:p>
          </table:table-cell>
          <table:table-cell office:value-type="float" office:value="2.21986" calcext:value-type="float">
            <text:p>2.21986</text:p>
          </table:table-cell>
          <table:table-cell office:value-type="float" office:value="2.26998" calcext:value-type="float">
            <text:p>2.26998</text:p>
          </table:table-cell>
          <table:table-cell office:value-type="float" office:value="2.32617" calcext:value-type="float">
            <text:p>2.32617</text:p>
          </table:table-cell>
          <table:table-cell office:value-type="float" office:value="1.65814" calcext:value-type="float">
            <text:p>1.65814</text:p>
          </table:table-cell>
          <table:table-cell office:value-type="float" office:value="2.2192" calcext:value-type="float">
            <text:p>2.2192</text:p>
          </table:table-cell>
          <table:table-cell office:value-type="float" office:value="2.2786" calcext:value-type="float">
            <text:p>2.2786</text:p>
          </table:table-cell>
          <table:table-cell office:value-type="float" office:value="2.13438" calcext:value-type="float">
            <text:p>2.13438</text:p>
          </table:table-cell>
          <table:table-cell office:value-type="float" office:value="2.19596" calcext:value-type="float">
            <text:p>2.19596</text:p>
          </table:table-cell>
          <table:table-cell office:value-type="float" office:value="2.09578" calcext:value-type="float">
            <text:p>2.09578</text:p>
          </table:table-cell>
          <table:table-cell office:value-type="float" office:value="2.13056" calcext:value-type="float">
            <text:p>2.13056</text:p>
          </table:table-cell>
          <table:table-cell office:value-type="float" office:value="2.23069" calcext:value-type="float">
            <text:p>2.23069</text:p>
          </table:table-cell>
          <table:table-cell office:value-type="float" office:value="2.07877" calcext:value-type="float">
            <text:p>2.07877</text:p>
          </table:table-cell>
          <table:table-cell office:value-type="float" office:value="2.32746" calcext:value-type="float">
            <text:p>2.32746</text:p>
          </table:table-cell>
          <table:table-cell office:value-type="float" office:value="2.33661" calcext:value-type="float">
            <text:p>2.33661</text:p>
          </table:table-cell>
          <table:table-cell office:value-type="float" office:value="2.20953" calcext:value-type="float">
            <text:p>2.20953</text:p>
          </table:table-cell>
          <table:table-cell office:value-type="float" office:value="2.23078" calcext:value-type="float">
            <text:p>2.23078</text:p>
          </table:table-cell>
          <table:table-cell office:value-type="float" office:value="2.22988" calcext:value-type="float">
            <text:p>2.22988</text:p>
          </table:table-cell>
          <table:table-cell office:value-type="float" office:value="2.17028" calcext:value-type="float">
            <text:p>2.17028</text:p>
          </table:table-cell>
          <table:table-cell office:value-type="float" office:value="2.13321" calcext:value-type="float">
            <text:p>2.13321</text:p>
          </table:table-cell>
          <table:table-cell office:value-type="float" office:value="2.24795" calcext:value-type="float">
            <text:p>2.24795</text:p>
          </table:table-cell>
          <table:table-cell office:value-type="float" office:value="2.14504" calcext:value-type="float">
            <text:p>2.14504</text:p>
          </table:table-cell>
          <table:table-cell office:value-type="float" office:value="2.13969" calcext:value-type="float">
            <text:p>2.13969</text:p>
          </table:table-cell>
          <table:table-cell office:value-type="float" office:value="2.22425" calcext:value-type="float">
            <text:p>2.22425</text:p>
          </table:table-cell>
          <table:table-cell office:value-type="float" office:value="2.05822" calcext:value-type="float">
            <text:p>2.05822</text:p>
          </table:table-cell>
          <table:table-cell/>
          <table:table-cell table:formula="of:=AVERAGE([.B5:.BI5])" office:value-type="float" office:value="2.1726525" calcext:value-type="float">
            <text:p>2.1726525</text:p>
          </table:table-cell>
          <table:table-cell table:formula="of:=STDEV([.B5:.BI5])/2" office:value-type="float" office:value="0.0500626739877211" calcext:value-type="float">
            <text:p>0.05006267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76058" calcext:value-type="float">
            <text:p>1.76058</text:p>
          </table:table-cell>
          <table:table-cell office:value-type="float" office:value="2.09004" calcext:value-type="float">
            <text:p>2.09004</text:p>
          </table:table-cell>
          <table:table-cell office:value-type="float" office:value="2.15458" calcext:value-type="float">
            <text:p>2.15458</text:p>
          </table:table-cell>
          <table:table-cell office:value-type="float" office:value="2.13988" calcext:value-type="float">
            <text:p>2.13988</text:p>
          </table:table-cell>
          <table:table-cell office:value-type="float" office:value="2.2493" calcext:value-type="float">
            <text:p>2.2493</text:p>
          </table:table-cell>
          <table:table-cell office:value-type="float" office:value="2.04914" calcext:value-type="float">
            <text:p>2.04914</text:p>
          </table:table-cell>
          <table:table-cell office:value-type="float" office:value="2.30954" calcext:value-type="float">
            <text:p>2.30954</text:p>
          </table:table-cell>
          <table:table-cell office:value-type="float" office:value="2.19417" calcext:value-type="float">
            <text:p>2.19417</text:p>
          </table:table-cell>
          <table:table-cell office:value-type="float" office:value="2.28748" calcext:value-type="float">
            <text:p>2.28748</text:p>
          </table:table-cell>
          <table:table-cell office:value-type="float" office:value="2.09938" calcext:value-type="float">
            <text:p>2.09938</text:p>
          </table:table-cell>
          <table:table-cell office:value-type="float" office:value="2.06408" calcext:value-type="float">
            <text:p>2.06408</text:p>
          </table:table-cell>
          <table:table-cell office:value-type="float" office:value="2.14059" calcext:value-type="float">
            <text:p>2.14059</text:p>
          </table:table-cell>
          <table:table-cell office:value-type="float" office:value="2.29576" calcext:value-type="float">
            <text:p>2.29576</text:p>
          </table:table-cell>
          <table:table-cell office:value-type="float" office:value="2.04938" calcext:value-type="float">
            <text:p>2.04938</text:p>
          </table:table-cell>
          <table:table-cell office:value-type="float" office:value="2.30884" calcext:value-type="float">
            <text:p>2.30884</text:p>
          </table:table-cell>
          <table:table-cell office:value-type="float" office:value="2.13154" calcext:value-type="float">
            <text:p>2.13154</text:p>
          </table:table-cell>
          <table:table-cell office:value-type="float" office:value="2.15797" calcext:value-type="float">
            <text:p>2.15797</text:p>
          </table:table-cell>
          <table:table-cell office:value-type="float" office:value="2.30017" calcext:value-type="float">
            <text:p>2.30017</text:p>
          </table:table-cell>
          <table:table-cell office:value-type="float" office:value="2.26695" calcext:value-type="float">
            <text:p>2.26695</text:p>
          </table:table-cell>
          <table:table-cell office:value-type="float" office:value="2.34072" calcext:value-type="float">
            <text:p>2.34072</text:p>
          </table:table-cell>
          <table:table-cell office:value-type="float" office:value="2.3286" calcext:value-type="float">
            <text:p>2.3286</text:p>
          </table:table-cell>
          <table:table-cell office:value-type="float" office:value="2.2054" calcext:value-type="float">
            <text:p>2.2054</text:p>
          </table:table-cell>
          <table:table-cell office:value-type="float" office:value="2.20119" calcext:value-type="float">
            <text:p>2.20119</text:p>
          </table:table-cell>
          <table:table-cell office:value-type="float" office:value="2.24328" calcext:value-type="float">
            <text:p>2.24328</text:p>
          </table:table-cell>
          <table:table-cell office:value-type="float" office:value="2.19358" calcext:value-type="float">
            <text:p>2.19358</text:p>
          </table:table-cell>
          <table:table-cell office:value-type="float" office:value="2.24482" calcext:value-type="float">
            <text:p>2.24482</text:p>
          </table:table-cell>
          <table:table-cell office:value-type="float" office:value="2.29597" calcext:value-type="float">
            <text:p>2.29597</text:p>
          </table:table-cell>
          <table:table-cell office:value-type="float" office:value="2.11538" calcext:value-type="float">
            <text:p>2.11538</text:p>
          </table:table-cell>
          <table:table-cell office:value-type="float" office:value="2.06298" calcext:value-type="float">
            <text:p>2.06298</text:p>
          </table:table-cell>
          <table:table-cell office:value-type="float" office:value="2.29997" calcext:value-type="float">
            <text:p>2.29997</text:p>
          </table:table-cell>
          <table:table-cell office:value-type="float" office:value="2.22299" calcext:value-type="float">
            <text:p>2.22299</text:p>
          </table:table-cell>
          <table:table-cell office:value-type="float" office:value="2.28844" calcext:value-type="float">
            <text:p>2.28844</text:p>
          </table:table-cell>
          <table:table-cell office:value-type="float" office:value="2.21452" calcext:value-type="float">
            <text:p>2.21452</text:p>
          </table:table-cell>
          <table:table-cell office:value-type="float" office:value="2.27539" calcext:value-type="float">
            <text:p>2.27539</text:p>
          </table:table-cell>
          <table:table-cell office:value-type="float" office:value="2.09023" calcext:value-type="float">
            <text:p>2.09023</text:p>
          </table:table-cell>
          <table:table-cell office:value-type="float" office:value="2.10429" calcext:value-type="float">
            <text:p>2.10429</text:p>
          </table:table-cell>
          <table:table-cell office:value-type="float" office:value="2.2865" calcext:value-type="float">
            <text:p>2.2865</text:p>
          </table:table-cell>
          <table:table-cell office:value-type="float" office:value="2.19086" calcext:value-type="float">
            <text:p>2.19086</text:p>
          </table:table-cell>
          <table:table-cell office:value-type="float" office:value="2.2616" calcext:value-type="float">
            <text:p>2.2616</text:p>
          </table:table-cell>
          <table:table-cell office:value-type="float" office:value="2.10289" calcext:value-type="float">
            <text:p>2.10289</text:p>
          </table:table-cell>
          <table:table-cell office:value-type="float" office:value="2.19691" calcext:value-type="float">
            <text:p>2.19691</text:p>
          </table:table-cell>
          <table:table-cell office:value-type="float" office:value="2.2354" calcext:value-type="float">
            <text:p>2.2354</text:p>
          </table:table-cell>
          <table:table-cell office:value-type="float" office:value="2.31504" calcext:value-type="float">
            <text:p>2.31504</text:p>
          </table:table-cell>
          <table:table-cell office:value-type="float" office:value="2.25435" calcext:value-type="float">
            <text:p>2.25435</text:p>
          </table:table-cell>
          <table:table-cell office:value-type="float" office:value="2.07198" calcext:value-type="float">
            <text:p>2.07198</text:p>
          </table:table-cell>
          <table:table-cell office:value-type="float" office:value="2.17769" calcext:value-type="float">
            <text:p>2.17769</text:p>
          </table:table-cell>
          <table:table-cell office:value-type="float" office:value="1.71748" calcext:value-type="float">
            <text:p>1.71748</text:p>
          </table:table-cell>
          <table:table-cell office:value-type="float" office:value="2.16168" calcext:value-type="float">
            <text:p>2.16168</text:p>
          </table:table-cell>
          <table:table-cell office:value-type="float" office:value="2.12645" calcext:value-type="float">
            <text:p>2.12645</text:p>
          </table:table-cell>
          <table:table-cell office:value-type="float" office:value="2.25926" calcext:value-type="float">
            <text:p>2.25926</text:p>
          </table:table-cell>
          <table:table-cell office:value-type="float" office:value="2.19834" calcext:value-type="float">
            <text:p>2.19834</text:p>
          </table:table-cell>
          <table:table-cell office:value-type="float" office:value="2.16519" calcext:value-type="float">
            <text:p>2.16519</text:p>
          </table:table-cell>
          <table:table-cell office:value-type="float" office:value="2.09187" calcext:value-type="float">
            <text:p>2.09187</text:p>
          </table:table-cell>
          <table:table-cell office:value-type="float" office:value="2.28873" calcext:value-type="float">
            <text:p>2.28873</text:p>
          </table:table-cell>
          <table:table-cell office:value-type="float" office:value="2.22533" calcext:value-type="float">
            <text:p>2.22533</text:p>
          </table:table-cell>
          <table:table-cell office:value-type="float" office:value="2.1021" calcext:value-type="float">
            <text:p>2.1021</text:p>
          </table:table-cell>
          <table:table-cell office:value-type="float" office:value="2.13145" calcext:value-type="float">
            <text:p>2.13145</text:p>
          </table:table-cell>
          <table:table-cell office:value-type="float" office:value="2.11222" calcext:value-type="float">
            <text:p>2.11222</text:p>
          </table:table-cell>
          <table:table-cell office:value-type="float" office:value="2.24864" calcext:value-type="float">
            <text:p>2.24864</text:p>
          </table:table-cell>
          <table:table-cell office:value-type="float" office:value="2.25469" calcext:value-type="float">
            <text:p>2.25469</text:p>
          </table:table-cell>
          <table:table-cell/>
          <table:table-cell table:formula="of:=AVERAGE([.B6:.BI6])" office:value-type="float" office:value="2.18256283333333" calcext:value-type="float">
            <text:p>2.1825628333</text:p>
          </table:table-cell>
          <table:table-cell table:formula="of:=STDEV([.B6:.BI6])/2" office:value-type="float" office:value="0.0583054778591409" calcext:value-type="float">
            <text:p>0.058305477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.10826" calcext:value-type="float">
            <text:p>2.10826</text:p>
          </table:table-cell>
          <table:table-cell office:value-type="float" office:value="2.1857" calcext:value-type="float">
            <text:p>2.1857</text:p>
          </table:table-cell>
          <table:table-cell office:value-type="float" office:value="1.71693" calcext:value-type="float">
            <text:p>1.71693</text:p>
          </table:table-cell>
          <table:table-cell office:value-type="float" office:value="2.09163" calcext:value-type="float">
            <text:p>2.09163</text:p>
          </table:table-cell>
          <table:table-cell office:value-type="float" office:value="2.18785" calcext:value-type="float">
            <text:p>2.18785</text:p>
          </table:table-cell>
          <table:table-cell office:value-type="float" office:value="2.24744" calcext:value-type="float">
            <text:p>2.24744</text:p>
          </table:table-cell>
          <table:table-cell office:value-type="float" office:value="2.06746" calcext:value-type="float">
            <text:p>2.06746</text:p>
          </table:table-cell>
          <table:table-cell office:value-type="float" office:value="2.16847" calcext:value-type="float">
            <text:p>2.16847</text:p>
          </table:table-cell>
          <table:table-cell office:value-type="float" office:value="2.24627" calcext:value-type="float">
            <text:p>2.24627</text:p>
          </table:table-cell>
          <table:table-cell office:value-type="float" office:value="2.16304" calcext:value-type="float">
            <text:p>2.16304</text:p>
          </table:table-cell>
          <table:table-cell office:value-type="float" office:value="2.13307" calcext:value-type="float">
            <text:p>2.13307</text:p>
          </table:table-cell>
          <table:table-cell office:value-type="float" office:value="2.13417" calcext:value-type="float">
            <text:p>2.13417</text:p>
          </table:table-cell>
          <table:table-cell office:value-type="float" office:value="2.15798" calcext:value-type="float">
            <text:p>2.15798</text:p>
          </table:table-cell>
          <table:table-cell office:value-type="float" office:value="2.23484" calcext:value-type="float">
            <text:p>2.23484</text:p>
          </table:table-cell>
          <table:table-cell office:value-type="float" office:value="2.10036" calcext:value-type="float">
            <text:p>2.10036</text:p>
          </table:table-cell>
          <table:table-cell office:value-type="float" office:value="2.0767" calcext:value-type="float">
            <text:p>2.0767</text:p>
          </table:table-cell>
          <table:table-cell office:value-type="float" office:value="2.1541" calcext:value-type="float">
            <text:p>2.1541</text:p>
          </table:table-cell>
          <table:table-cell office:value-type="float" office:value="2.32962" calcext:value-type="float">
            <text:p>2.32962</text:p>
          </table:table-cell>
          <table:table-cell office:value-type="float" office:value="2.16754" calcext:value-type="float">
            <text:p>2.16754</text:p>
          </table:table-cell>
          <table:table-cell office:value-type="float" office:value="2.21401" calcext:value-type="float">
            <text:p>2.21401</text:p>
          </table:table-cell>
          <table:table-cell office:value-type="float" office:value="2.18589" calcext:value-type="float">
            <text:p>2.18589</text:p>
          </table:table-cell>
          <table:table-cell office:value-type="float" office:value="2.27547" calcext:value-type="float">
            <text:p>2.27547</text:p>
          </table:table-cell>
          <table:table-cell office:value-type="float" office:value="2.06713" calcext:value-type="float">
            <text:p>2.06713</text:p>
          </table:table-cell>
          <table:table-cell office:value-type="float" office:value="2.14788" calcext:value-type="float">
            <text:p>2.14788</text:p>
          </table:table-cell>
          <table:table-cell office:value-type="float" office:value="2.21888" calcext:value-type="float">
            <text:p>2.21888</text:p>
          </table:table-cell>
          <table:table-cell office:value-type="float" office:value="2.22683" calcext:value-type="float">
            <text:p>2.22683</text:p>
          </table:table-cell>
          <table:table-cell office:value-type="float" office:value="2.23541" calcext:value-type="float">
            <text:p>2.23541</text:p>
          </table:table-cell>
          <table:table-cell office:value-type="float" office:value="2.24037" calcext:value-type="float">
            <text:p>2.24037</text:p>
          </table:table-cell>
          <table:table-cell office:value-type="float" office:value="2.06322" calcext:value-type="float">
            <text:p>2.06322</text:p>
          </table:table-cell>
          <table:table-cell office:value-type="float" office:value="2.31641" calcext:value-type="float">
            <text:p>2.31641</text:p>
          </table:table-cell>
          <table:table-cell office:value-type="float" office:value="2.13516" calcext:value-type="float">
            <text:p>2.13516</text:p>
          </table:table-cell>
          <table:table-cell office:value-type="float" office:value="2.20604" calcext:value-type="float">
            <text:p>2.20604</text:p>
          </table:table-cell>
          <table:table-cell office:value-type="float" office:value="2.26647" calcext:value-type="float">
            <text:p>2.26647</text:p>
          </table:table-cell>
          <table:table-cell office:value-type="float" office:value="2.26827" calcext:value-type="float">
            <text:p>2.26827</text:p>
          </table:table-cell>
          <table:table-cell office:value-type="float" office:value="1.7603" calcext:value-type="float">
            <text:p>1.7603</text:p>
          </table:table-cell>
          <table:table-cell office:value-type="float" office:value="2.24732" calcext:value-type="float">
            <text:p>2.24732</text:p>
          </table:table-cell>
          <table:table-cell office:value-type="float" office:value="2.18674" calcext:value-type="float">
            <text:p>2.18674</text:p>
          </table:table-cell>
          <table:table-cell office:value-type="float" office:value="2.29533" calcext:value-type="float">
            <text:p>2.29533</text:p>
          </table:table-cell>
          <table:table-cell office:value-type="float" office:value="2.23546" calcext:value-type="float">
            <text:p>2.23546</text:p>
          </table:table-cell>
          <table:table-cell office:value-type="float" office:value="2.24075" calcext:value-type="float">
            <text:p>2.24075</text:p>
          </table:table-cell>
          <table:table-cell office:value-type="float" office:value="2.08762" calcext:value-type="float">
            <text:p>2.08762</text:p>
          </table:table-cell>
          <table:table-cell office:value-type="float" office:value="2.23245" calcext:value-type="float">
            <text:p>2.23245</text:p>
          </table:table-cell>
          <table:table-cell office:value-type="float" office:value="2.24853" calcext:value-type="float">
            <text:p>2.24853</text:p>
          </table:table-cell>
          <table:table-cell office:value-type="float" office:value="2.2483" calcext:value-type="float">
            <text:p>2.2483</text:p>
          </table:table-cell>
          <table:table-cell office:value-type="float" office:value="1.71893" calcext:value-type="float">
            <text:p>1.71893</text:p>
          </table:table-cell>
          <table:table-cell office:value-type="float" office:value="1.70837" calcext:value-type="float">
            <text:p>1.70837</text:p>
          </table:table-cell>
          <table:table-cell office:value-type="float" office:value="2.1588" calcext:value-type="float">
            <text:p>2.1588</text:p>
          </table:table-cell>
          <table:table-cell office:value-type="float" office:value="2.07796" calcext:value-type="float">
            <text:p>2.07796</text:p>
          </table:table-cell>
          <table:table-cell office:value-type="float" office:value="2.19891" calcext:value-type="float">
            <text:p>2.19891</text:p>
          </table:table-cell>
          <table:table-cell office:value-type="float" office:value="2.371" calcext:value-type="float">
            <text:p>2.371</text:p>
          </table:table-cell>
          <table:table-cell office:value-type="float" office:value="1.70352" calcext:value-type="float">
            <text:p>1.70352</text:p>
          </table:table-cell>
          <table:table-cell office:value-type="float" office:value="2.30179" calcext:value-type="float">
            <text:p>2.30179</text:p>
          </table:table-cell>
          <table:table-cell office:value-type="float" office:value="2.05106" calcext:value-type="float">
            <text:p>2.05106</text:p>
          </table:table-cell>
          <table:table-cell office:value-type="float" office:value="2.16527" calcext:value-type="float">
            <text:p>2.16527</text:p>
          </table:table-cell>
          <table:table-cell office:value-type="float" office:value="2.28284" calcext:value-type="float">
            <text:p>2.28284</text:p>
          </table:table-cell>
          <table:table-cell office:value-type="float" office:value="2.14819" calcext:value-type="float">
            <text:p>2.14819</text:p>
          </table:table-cell>
          <table:table-cell office:value-type="float" office:value="2.23055" calcext:value-type="float">
            <text:p>2.23055</text:p>
          </table:table-cell>
          <table:table-cell office:value-type="float" office:value="2.17909" calcext:value-type="float">
            <text:p>2.17909</text:p>
          </table:table-cell>
          <table:table-cell office:value-type="float" office:value="2.23603" calcext:value-type="float">
            <text:p>2.23603</text:p>
          </table:table-cell>
          <table:table-cell office:value-type="float" office:value="2.20454" calcext:value-type="float">
            <text:p>2.20454</text:p>
          </table:table-cell>
          <table:table-cell/>
          <table:table-cell table:formula="of:=AVERAGE([.B7:.BI7])" office:value-type="float" office:value="2.15430866666667" calcext:value-type="float">
            <text:p>2.1543086667</text:p>
          </table:table-cell>
          <table:table-cell table:formula="of:=STDEV([.B7:.BI7])/2" office:value-type="float" office:value="0.0748835499827739" calcext:value-type="float">
            <text:p>0.0748835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.15109" calcext:value-type="float">
            <text:p>2.15109</text:p>
          </table:table-cell>
          <table:table-cell office:value-type="float" office:value="2.20941" calcext:value-type="float">
            <text:p>2.20941</text:p>
          </table:table-cell>
          <table:table-cell office:value-type="float" office:value="2.1877" calcext:value-type="float">
            <text:p>2.1877</text:p>
          </table:table-cell>
          <table:table-cell office:value-type="float" office:value="2.1583" calcext:value-type="float">
            <text:p>2.1583</text:p>
          </table:table-cell>
          <table:table-cell office:value-type="float" office:value="2.23541" calcext:value-type="float">
            <text:p>2.23541</text:p>
          </table:table-cell>
          <table:table-cell office:value-type="float" office:value="2.08208" calcext:value-type="float">
            <text:p>2.08208</text:p>
          </table:table-cell>
          <table:table-cell office:value-type="float" office:value="2.24334" calcext:value-type="float">
            <text:p>2.24334</text:p>
          </table:table-cell>
          <table:table-cell office:value-type="float" office:value="2.11022" calcext:value-type="float">
            <text:p>2.11022</text:p>
          </table:table-cell>
          <table:table-cell office:value-type="float" office:value="1.67105" calcext:value-type="float">
            <text:p>1.67105</text:p>
          </table:table-cell>
          <table:table-cell office:value-type="float" office:value="2.22995" calcext:value-type="float">
            <text:p>2.22995</text:p>
          </table:table-cell>
          <table:table-cell office:value-type="float" office:value="2.10323" calcext:value-type="float">
            <text:p>2.10323</text:p>
          </table:table-cell>
          <table:table-cell office:value-type="float" office:value="2.07902" calcext:value-type="float">
            <text:p>2.07902</text:p>
          </table:table-cell>
          <table:table-cell office:value-type="float" office:value="2.15341" calcext:value-type="float">
            <text:p>2.15341</text:p>
          </table:table-cell>
          <table:table-cell office:value-type="float" office:value="2.25395" calcext:value-type="float">
            <text:p>2.25395</text:p>
          </table:table-cell>
          <table:table-cell office:value-type="float" office:value="2.26479" calcext:value-type="float">
            <text:p>2.26479</text:p>
          </table:table-cell>
          <table:table-cell office:value-type="float" office:value="2.25762" calcext:value-type="float">
            <text:p>2.25762</text:p>
          </table:table-cell>
          <table:table-cell office:value-type="float" office:value="2.20556" calcext:value-type="float">
            <text:p>2.20556</text:p>
          </table:table-cell>
          <table:table-cell office:value-type="float" office:value="2.19578" calcext:value-type="float">
            <text:p>2.19578</text:p>
          </table:table-cell>
          <table:table-cell office:value-type="float" office:value="2.12613" calcext:value-type="float">
            <text:p>2.12613</text:p>
          </table:table-cell>
          <table:table-cell office:value-type="float" office:value="2.25083" calcext:value-type="float">
            <text:p>2.25083</text:p>
          </table:table-cell>
          <table:table-cell office:value-type="float" office:value="2.22428" calcext:value-type="float">
            <text:p>2.22428</text:p>
          </table:table-cell>
          <table:table-cell office:value-type="float" office:value="2.10601" calcext:value-type="float">
            <text:p>2.10601</text:p>
          </table:table-cell>
          <table:table-cell office:value-type="float" office:value="1.7799" calcext:value-type="float">
            <text:p>1.7799</text:p>
          </table:table-cell>
          <table:table-cell office:value-type="float" office:value="2.14479" calcext:value-type="float">
            <text:p>2.14479</text:p>
          </table:table-cell>
          <table:table-cell office:value-type="float" office:value="2.4162" calcext:value-type="float">
            <text:p>2.4162</text:p>
          </table:table-cell>
          <table:table-cell office:value-type="float" office:value="2.20915" calcext:value-type="float">
            <text:p>2.20915</text:p>
          </table:table-cell>
          <table:table-cell office:value-type="float" office:value="2.24962" calcext:value-type="float">
            <text:p>2.24962</text:p>
          </table:table-cell>
          <table:table-cell office:value-type="float" office:value="2.23217" calcext:value-type="float">
            <text:p>2.23217</text:p>
          </table:table-cell>
          <table:table-cell office:value-type="float" office:value="2.131" calcext:value-type="float">
            <text:p>2.131</text:p>
          </table:table-cell>
          <table:table-cell office:value-type="float" office:value="2.20879" calcext:value-type="float">
            <text:p>2.20879</text:p>
          </table:table-cell>
          <table:table-cell office:value-type="float" office:value="2.23575" calcext:value-type="float">
            <text:p>2.23575</text:p>
          </table:table-cell>
          <table:table-cell office:value-type="float" office:value="2.10443" calcext:value-type="float">
            <text:p>2.10443</text:p>
          </table:table-cell>
          <table:table-cell office:value-type="float" office:value="2.18591" calcext:value-type="float">
            <text:p>2.18591</text:p>
          </table:table-cell>
          <table:table-cell office:value-type="float" office:value="2.28747" calcext:value-type="float">
            <text:p>2.28747</text:p>
          </table:table-cell>
          <table:table-cell office:value-type="float" office:value="2.13131" calcext:value-type="float">
            <text:p>2.13131</text:p>
          </table:table-cell>
          <table:table-cell office:value-type="float" office:value="2.17646" calcext:value-type="float">
            <text:p>2.17646</text:p>
          </table:table-cell>
          <table:table-cell office:value-type="float" office:value="2.15638" calcext:value-type="float">
            <text:p>2.15638</text:p>
          </table:table-cell>
          <table:table-cell office:value-type="float" office:value="2.31868" calcext:value-type="float">
            <text:p>2.31868</text:p>
          </table:table-cell>
          <table:table-cell office:value-type="float" office:value="2.20534" calcext:value-type="float">
            <text:p>2.20534</text:p>
          </table:table-cell>
          <table:table-cell office:value-type="float" office:value="1.65257" calcext:value-type="float">
            <text:p>1.65257</text:p>
          </table:table-cell>
          <table:table-cell office:value-type="float" office:value="1.74669" calcext:value-type="float">
            <text:p>1.74669</text:p>
          </table:table-cell>
          <table:table-cell office:value-type="float" office:value="2.22413" calcext:value-type="float">
            <text:p>2.22413</text:p>
          </table:table-cell>
          <table:table-cell office:value-type="float" office:value="2.34446" calcext:value-type="float">
            <text:p>2.34446</text:p>
          </table:table-cell>
          <table:table-cell office:value-type="float" office:value="2.19423" calcext:value-type="float">
            <text:p>2.19423</text:p>
          </table:table-cell>
          <table:table-cell office:value-type="float" office:value="2.13831" calcext:value-type="float">
            <text:p>2.13831</text:p>
          </table:table-cell>
          <table:table-cell office:value-type="float" office:value="2.35822" calcext:value-type="float">
            <text:p>2.35822</text:p>
          </table:table-cell>
          <table:table-cell office:value-type="float" office:value="1.73732" calcext:value-type="float">
            <text:p>1.73732</text:p>
          </table:table-cell>
          <table:table-cell office:value-type="float" office:value="2.19764" calcext:value-type="float">
            <text:p>2.19764</text:p>
          </table:table-cell>
          <table:table-cell office:value-type="float" office:value="2.22885" calcext:value-type="float">
            <text:p>2.22885</text:p>
          </table:table-cell>
          <table:table-cell office:value-type="float" office:value="2.18324" calcext:value-type="float">
            <text:p>2.18324</text:p>
          </table:table-cell>
          <table:table-cell office:value-type="float" office:value="2.15881" calcext:value-type="float">
            <text:p>2.15881</text:p>
          </table:table-cell>
          <table:table-cell office:value-type="float" office:value="2.25854" calcext:value-type="float">
            <text:p>2.25854</text:p>
          </table:table-cell>
          <table:table-cell office:value-type="float" office:value="1.71868" calcext:value-type="float">
            <text:p>1.71868</text:p>
          </table:table-cell>
          <table:table-cell office:value-type="float" office:value="2.17248" calcext:value-type="float">
            <text:p>2.17248</text:p>
          </table:table-cell>
          <table:table-cell office:value-type="float" office:value="2.20032" calcext:value-type="float">
            <text:p>2.20032</text:p>
          </table:table-cell>
          <table:table-cell office:value-type="float" office:value="2.16405" calcext:value-type="float">
            <text:p>2.16405</text:p>
          </table:table-cell>
          <table:table-cell office:value-type="float" office:value="2.13412" calcext:value-type="float">
            <text:p>2.13412</text:p>
          </table:table-cell>
          <table:table-cell office:value-type="float" office:value="2.18498" calcext:value-type="float">
            <text:p>2.18498</text:p>
          </table:table-cell>
          <table:table-cell office:value-type="float" office:value="2.26608" calcext:value-type="float">
            <text:p>2.26608</text:p>
          </table:table-cell>
          <table:table-cell office:value-type="float" office:value="2.18717" calcext:value-type="float">
            <text:p>2.18717</text:p>
          </table:table-cell>
          <table:table-cell/>
          <table:table-cell table:formula="of:=AVERAGE([.B8:.BI8])" office:value-type="float" office:value="2.15205666666667" calcext:value-type="float">
            <text:p>2.1520566667</text:p>
          </table:table-cell>
          <table:table-cell table:formula="of:=STDEV([.B8:.BI8])/2" office:value-type="float" office:value="0.0802332362957969" calcext:value-type="float">
            <text:p>0.080233236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.19203" calcext:value-type="float">
            <text:p>2.19203</text:p>
          </table:table-cell>
          <table:table-cell office:value-type="float" office:value="2.28593" calcext:value-type="float">
            <text:p>2.28593</text:p>
          </table:table-cell>
          <table:table-cell office:value-type="float" office:value="2.20591" calcext:value-type="float">
            <text:p>2.20591</text:p>
          </table:table-cell>
          <table:table-cell office:value-type="float" office:value="1.70666" calcext:value-type="float">
            <text:p>1.70666</text:p>
          </table:table-cell>
          <table:table-cell office:value-type="float" office:value="2.19372" calcext:value-type="float">
            <text:p>2.19372</text:p>
          </table:table-cell>
          <table:table-cell office:value-type="float" office:value="2.31123" calcext:value-type="float">
            <text:p>2.31123</text:p>
          </table:table-cell>
          <table:table-cell office:value-type="float" office:value="2.09895" calcext:value-type="float">
            <text:p>2.09895</text:p>
          </table:table-cell>
          <table:table-cell office:value-type="float" office:value="2.09102" calcext:value-type="float">
            <text:p>2.09102</text:p>
          </table:table-cell>
          <table:table-cell office:value-type="float" office:value="2.25903" calcext:value-type="float">
            <text:p>2.25903</text:p>
          </table:table-cell>
          <table:table-cell office:value-type="float" office:value="2.1859" calcext:value-type="float">
            <text:p>2.1859</text:p>
          </table:table-cell>
          <table:table-cell office:value-type="float" office:value="2.28073" calcext:value-type="float">
            <text:p>2.28073</text:p>
          </table:table-cell>
          <table:table-cell office:value-type="float" office:value="2.11443" calcext:value-type="float">
            <text:p>2.11443</text:p>
          </table:table-cell>
          <table:table-cell office:value-type="float" office:value="2.2005" calcext:value-type="float">
            <text:p>2.2005</text:p>
          </table:table-cell>
          <table:table-cell office:value-type="float" office:value="2.13532" calcext:value-type="float">
            <text:p>2.13532</text:p>
          </table:table-cell>
          <table:table-cell office:value-type="float" office:value="2.19558" calcext:value-type="float">
            <text:p>2.19558</text:p>
          </table:table-cell>
          <table:table-cell office:value-type="float" office:value="2.13613" calcext:value-type="float">
            <text:p>2.13613</text:p>
          </table:table-cell>
          <table:table-cell office:value-type="float" office:value="2.20563" calcext:value-type="float">
            <text:p>2.20563</text:p>
          </table:table-cell>
          <table:table-cell office:value-type="float" office:value="2.20124" calcext:value-type="float">
            <text:p>2.20124</text:p>
          </table:table-cell>
          <table:table-cell office:value-type="float" office:value="2.27849" calcext:value-type="float">
            <text:p>2.27849</text:p>
          </table:table-cell>
          <table:table-cell office:value-type="float" office:value="2.17948" calcext:value-type="float">
            <text:p>2.17948</text:p>
          </table:table-cell>
          <table:table-cell office:value-type="float" office:value="2.34017" calcext:value-type="float">
            <text:p>2.34017</text:p>
          </table:table-cell>
          <table:table-cell office:value-type="float" office:value="2.08944" calcext:value-type="float">
            <text:p>2.08944</text:p>
          </table:table-cell>
          <table:table-cell office:value-type="float" office:value="2.15961" calcext:value-type="float">
            <text:p>2.15961</text:p>
          </table:table-cell>
          <table:table-cell office:value-type="float" office:value="2.24715" calcext:value-type="float">
            <text:p>2.24715</text:p>
          </table:table-cell>
          <table:table-cell office:value-type="float" office:value="2.09932" calcext:value-type="float">
            <text:p>2.09932</text:p>
          </table:table-cell>
          <table:table-cell office:value-type="float" office:value="2.09143" calcext:value-type="float">
            <text:p>2.09143</text:p>
          </table:table-cell>
          <table:table-cell office:value-type="float" office:value="2.16787" calcext:value-type="float">
            <text:p>2.16787</text:p>
          </table:table-cell>
          <table:table-cell office:value-type="float" office:value="2.28131" calcext:value-type="float">
            <text:p>2.28131</text:p>
          </table:table-cell>
          <table:table-cell office:value-type="float" office:value="2.17514" calcext:value-type="float">
            <text:p>2.17514</text:p>
          </table:table-cell>
          <table:table-cell office:value-type="float" office:value="2.34018" calcext:value-type="float">
            <text:p>2.34018</text:p>
          </table:table-cell>
          <table:table-cell office:value-type="float" office:value="2.16127" calcext:value-type="float">
            <text:p>2.16127</text:p>
          </table:table-cell>
          <table:table-cell office:value-type="float" office:value="2.20335" calcext:value-type="float">
            <text:p>2.20335</text:p>
          </table:table-cell>
          <table:table-cell office:value-type="float" office:value="2.16747" calcext:value-type="float">
            <text:p>2.16747</text:p>
          </table:table-cell>
          <table:table-cell office:value-type="float" office:value="2.11643" calcext:value-type="float">
            <text:p>2.11643</text:p>
          </table:table-cell>
          <table:table-cell office:value-type="float" office:value="2.20675" calcext:value-type="float">
            <text:p>2.20675</text:p>
          </table:table-cell>
          <table:table-cell office:value-type="float" office:value="2.2231" calcext:value-type="float">
            <text:p>2.2231</text:p>
          </table:table-cell>
          <table:table-cell office:value-type="float" office:value="2.24835" calcext:value-type="float">
            <text:p>2.24835</text:p>
          </table:table-cell>
          <table:table-cell office:value-type="float" office:value="2.11138" calcext:value-type="float">
            <text:p>2.11138</text:p>
          </table:table-cell>
          <table:table-cell office:value-type="float" office:value="2.11651" calcext:value-type="float">
            <text:p>2.11651</text:p>
          </table:table-cell>
          <table:table-cell office:value-type="float" office:value="2.20516" calcext:value-type="float">
            <text:p>2.20516</text:p>
          </table:table-cell>
          <table:table-cell office:value-type="float" office:value="2.24422" calcext:value-type="float">
            <text:p>2.24422</text:p>
          </table:table-cell>
          <table:table-cell office:value-type="float" office:value="1.79552" calcext:value-type="float">
            <text:p>1.79552</text:p>
          </table:table-cell>
          <table:table-cell office:value-type="float" office:value="2.28595" calcext:value-type="float">
            <text:p>2.28595</text:p>
          </table:table-cell>
          <table:table-cell office:value-type="float" office:value="2.11026" calcext:value-type="float">
            <text:p>2.11026</text:p>
          </table:table-cell>
          <table:table-cell office:value-type="float" office:value="2.19518" calcext:value-type="float">
            <text:p>2.19518</text:p>
          </table:table-cell>
          <table:table-cell office:value-type="float" office:value="2.22729" calcext:value-type="float">
            <text:p>2.22729</text:p>
          </table:table-cell>
          <table:table-cell office:value-type="float" office:value="2.24399" calcext:value-type="float">
            <text:p>2.24399</text:p>
          </table:table-cell>
          <table:table-cell office:value-type="float" office:value="2.23625" calcext:value-type="float">
            <text:p>2.23625</text:p>
          </table:table-cell>
          <table:table-cell office:value-type="float" office:value="2.23793" calcext:value-type="float">
            <text:p>2.23793</text:p>
          </table:table-cell>
          <table:table-cell office:value-type="float" office:value="2.18963" calcext:value-type="float">
            <text:p>2.18963</text:p>
          </table:table-cell>
          <table:table-cell office:value-type="float" office:value="1.68995" calcext:value-type="float">
            <text:p>1.68995</text:p>
          </table:table-cell>
          <table:table-cell office:value-type="float" office:value="2.16877" calcext:value-type="float">
            <text:p>2.16877</text:p>
          </table:table-cell>
          <table:table-cell office:value-type="float" office:value="2.17435" calcext:value-type="float">
            <text:p>2.17435</text:p>
          </table:table-cell>
          <table:table-cell office:value-type="float" office:value="2.19749" calcext:value-type="float">
            <text:p>2.19749</text:p>
          </table:table-cell>
          <table:table-cell office:value-type="float" office:value="2.17519" calcext:value-type="float">
            <text:p>2.17519</text:p>
          </table:table-cell>
          <table:table-cell office:value-type="float" office:value="2.26177" calcext:value-type="float">
            <text:p>2.26177</text:p>
          </table:table-cell>
          <table:table-cell office:value-type="float" office:value="2.18092" calcext:value-type="float">
            <text:p>2.18092</text:p>
          </table:table-cell>
          <table:table-cell office:value-type="float" office:value="1.79392" calcext:value-type="float">
            <text:p>1.79392</text:p>
          </table:table-cell>
          <table:table-cell office:value-type="float" office:value="2.15549" calcext:value-type="float">
            <text:p>2.15549</text:p>
          </table:table-cell>
          <table:table-cell office:value-type="float" office:value="2.26323" calcext:value-type="float">
            <text:p>2.26323</text:p>
          </table:table-cell>
          <table:table-cell/>
          <table:table-cell table:formula="of:=AVERAGE([.B9:.BI9])" office:value-type="float" office:value="2.16727666666667" calcext:value-type="float">
            <text:p>2.1672766667</text:p>
          </table:table-cell>
          <table:table-cell table:formula="of:=STDEV([.B9:.BI9])/2" office:value-type="float" office:value="0.0647828696994597" calcext:value-type="float">
            <text:p>0.064782869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.22833" calcext:value-type="float">
            <text:p>2.22833</text:p>
          </table:table-cell>
          <table:table-cell office:value-type="float" office:value="2.23225" calcext:value-type="float">
            <text:p>2.23225</text:p>
          </table:table-cell>
          <table:table-cell office:value-type="float" office:value="2.10277" calcext:value-type="float">
            <text:p>2.10277</text:p>
          </table:table-cell>
          <table:table-cell office:value-type="float" office:value="2.17111" calcext:value-type="float">
            <text:p>2.17111</text:p>
          </table:table-cell>
          <table:table-cell office:value-type="float" office:value="2.11988" calcext:value-type="float">
            <text:p>2.11988</text:p>
          </table:table-cell>
          <table:table-cell office:value-type="float" office:value="1.70091" calcext:value-type="float">
            <text:p>1.70091</text:p>
          </table:table-cell>
          <table:table-cell office:value-type="float" office:value="2.19039" calcext:value-type="float">
            <text:p>2.19039</text:p>
          </table:table-cell>
          <table:table-cell office:value-type="float" office:value="2.32756" calcext:value-type="float">
            <text:p>2.32756</text:p>
          </table:table-cell>
          <table:table-cell office:value-type="float" office:value="2.08387" calcext:value-type="float">
            <text:p>2.08387</text:p>
          </table:table-cell>
          <table:table-cell office:value-type="float" office:value="2.18007" calcext:value-type="float">
            <text:p>2.18007</text:p>
          </table:table-cell>
          <table:table-cell office:value-type="float" office:value="2.10904" calcext:value-type="float">
            <text:p>2.10904</text:p>
          </table:table-cell>
          <table:table-cell office:value-type="float" office:value="2.21957" calcext:value-type="float">
            <text:p>2.21957</text:p>
          </table:table-cell>
          <table:table-cell office:value-type="float" office:value="2.14026" calcext:value-type="float">
            <text:p>2.14026</text:p>
          </table:table-cell>
          <table:table-cell office:value-type="float" office:value="2.28061" calcext:value-type="float">
            <text:p>2.28061</text:p>
          </table:table-cell>
          <table:table-cell office:value-type="float" office:value="2.28747" calcext:value-type="float">
            <text:p>2.28747</text:p>
          </table:table-cell>
          <table:table-cell office:value-type="float" office:value="2.2054" calcext:value-type="float">
            <text:p>2.2054</text:p>
          </table:table-cell>
          <table:table-cell office:value-type="float" office:value="2.25663" calcext:value-type="float">
            <text:p>2.25663</text:p>
          </table:table-cell>
          <table:table-cell office:value-type="float" office:value="2.20778" calcext:value-type="float">
            <text:p>2.20778</text:p>
          </table:table-cell>
          <table:table-cell office:value-type="float" office:value="2.2372" calcext:value-type="float">
            <text:p>2.2372</text:p>
          </table:table-cell>
          <table:table-cell office:value-type="float" office:value="2.25037" calcext:value-type="float">
            <text:p>2.25037</text:p>
          </table:table-cell>
          <table:table-cell office:value-type="float" office:value="2.15031" calcext:value-type="float">
            <text:p>2.15031</text:p>
          </table:table-cell>
          <table:table-cell office:value-type="float" office:value="2.29577" calcext:value-type="float">
            <text:p>2.29577</text:p>
          </table:table-cell>
          <table:table-cell office:value-type="float" office:value="2.16517" calcext:value-type="float">
            <text:p>2.16517</text:p>
          </table:table-cell>
          <table:table-cell office:value-type="float" office:value="2.13694" calcext:value-type="float">
            <text:p>2.13694</text:p>
          </table:table-cell>
          <table:table-cell office:value-type="float" office:value="2.18558" calcext:value-type="float">
            <text:p>2.18558</text:p>
          </table:table-cell>
          <table:table-cell office:value-type="float" office:value="2.19198" calcext:value-type="float">
            <text:p>2.19198</text:p>
          </table:table-cell>
          <table:table-cell office:value-type="float" office:value="2.24253" calcext:value-type="float">
            <text:p>2.24253</text:p>
          </table:table-cell>
          <table:table-cell office:value-type="float" office:value="1.75116" calcext:value-type="float">
            <text:p>1.75116</text:p>
          </table:table-cell>
          <table:table-cell office:value-type="float" office:value="1.8224" calcext:value-type="float">
            <text:p>1.8224</text:p>
          </table:table-cell>
          <table:table-cell office:value-type="float" office:value="1.76512" calcext:value-type="float">
            <text:p>1.76512</text:p>
          </table:table-cell>
          <table:table-cell office:value-type="float" office:value="1.71033" calcext:value-type="float">
            <text:p>1.71033</text:p>
          </table:table-cell>
          <table:table-cell office:value-type="float" office:value="1.38611" calcext:value-type="float">
            <text:p>1.38611</text:p>
          </table:table-cell>
          <table:table-cell office:value-type="float" office:value="1.68108" calcext:value-type="float">
            <text:p>1.68108</text:p>
          </table:table-cell>
          <table:table-cell office:value-type="float" office:value="1.76922" calcext:value-type="float">
            <text:p>1.76922</text:p>
          </table:table-cell>
          <table:table-cell office:value-type="float" office:value="2.20519" calcext:value-type="float">
            <text:p>2.20519</text:p>
          </table:table-cell>
          <table:table-cell office:value-type="float" office:value="1.76689" calcext:value-type="float">
            <text:p>1.76689</text:p>
          </table:table-cell>
          <table:table-cell office:value-type="float" office:value="1.6989" calcext:value-type="float">
            <text:p>1.6989</text:p>
          </table:table-cell>
          <table:table-cell office:value-type="float" office:value="1.35137" calcext:value-type="float">
            <text:p>1.35137</text:p>
          </table:table-cell>
          <table:table-cell office:value-type="float" office:value="1.64499" calcext:value-type="float">
            <text:p>1.64499</text:p>
          </table:table-cell>
          <table:table-cell office:value-type="float" office:value="2.24395" calcext:value-type="float">
            <text:p>2.24395</text:p>
          </table:table-cell>
          <table:table-cell office:value-type="float" office:value="1.70307" calcext:value-type="float">
            <text:p>1.70307</text:p>
          </table:table-cell>
          <table:table-cell office:value-type="float" office:value="1.86034" calcext:value-type="float">
            <text:p>1.86034</text:p>
          </table:table-cell>
          <table:table-cell office:value-type="float" office:value="1.67788" calcext:value-type="float">
            <text:p>1.67788</text:p>
          </table:table-cell>
          <table:table-cell office:value-type="float" office:value="2.33634" calcext:value-type="float">
            <text:p>2.33634</text:p>
          </table:table-cell>
          <table:table-cell office:value-type="float" office:value="1.17886" calcext:value-type="float">
            <text:p>1.17886</text:p>
          </table:table-cell>
          <table:table-cell office:value-type="float" office:value="1.76886" calcext:value-type="float">
            <text:p>1.76886</text:p>
          </table:table-cell>
          <table:table-cell office:value-type="float" office:value="2.27866" calcext:value-type="float">
            <text:p>2.27866</text:p>
          </table:table-cell>
          <table:table-cell office:value-type="float" office:value="2.26295" calcext:value-type="float">
            <text:p>2.26295</text:p>
          </table:table-cell>
          <table:table-cell office:value-type="float" office:value="1.71052" calcext:value-type="float">
            <text:p>1.71052</text:p>
          </table:table-cell>
          <table:table-cell office:value-type="float" office:value="1.86064" calcext:value-type="float">
            <text:p>1.86064</text:p>
          </table:table-cell>
          <table:table-cell office:value-type="float" office:value="1.30688" calcext:value-type="float">
            <text:p>1.30688</text:p>
          </table:table-cell>
          <table:table-cell office:value-type="float" office:value="1.68291" calcext:value-type="float">
            <text:p>1.68291</text:p>
          </table:table-cell>
          <table:table-cell office:value-type="float" office:value="2.43417" calcext:value-type="float">
            <text:p>2.43417</text:p>
          </table:table-cell>
          <table:table-cell office:value-type="float" office:value="1.70441" calcext:value-type="float">
            <text:p>1.70441</text:p>
          </table:table-cell>
          <table:table-cell office:value-type="float" office:value="1.78579" calcext:value-type="float">
            <text:p>1.78579</text:p>
          </table:table-cell>
          <table:table-cell office:value-type="float" office:value="1.64322" calcext:value-type="float">
            <text:p>1.64322</text:p>
          </table:table-cell>
          <table:table-cell office:value-type="float" office:value="1.77017" calcext:value-type="float">
            <text:p>1.77017</text:p>
          </table:table-cell>
          <table:table-cell office:value-type="float" office:value="2.20518" calcext:value-type="float">
            <text:p>2.20518</text:p>
          </table:table-cell>
          <table:table-cell office:value-type="float" office:value="1.75315" calcext:value-type="float">
            <text:p>1.75315</text:p>
          </table:table-cell>
          <table:table-cell office:value-type="float" office:value="2.18877" calcext:value-type="float">
            <text:p>2.18877</text:p>
          </table:table-cell>
          <table:table-cell/>
          <table:table-cell table:formula="of:=AVERAGE([.B10:.BI10])" office:value-type="float" office:value="1.98015383333333" calcext:value-type="float">
            <text:p>1.9801538333</text:p>
          </table:table-cell>
          <table:table-cell table:formula="of:=STDEV([.B10:.BI10])/2" office:value-type="float" office:value="0.149691413442964" calcext:value-type="float">
            <text:p>0.149691413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.76833" calcext:value-type="float">
            <text:p>1.76833</text:p>
          </table:table-cell>
          <table:table-cell office:value-type="float" office:value="2.25351" calcext:value-type="float">
            <text:p>2.25351</text:p>
          </table:table-cell>
          <table:table-cell office:value-type="float" office:value="1.36253" calcext:value-type="float">
            <text:p>1.36253</text:p>
          </table:table-cell>
          <table:table-cell office:value-type="float" office:value="1.66221" calcext:value-type="float">
            <text:p>1.66221</text:p>
          </table:table-cell>
          <table:table-cell office:value-type="float" office:value="1.76846" calcext:value-type="float">
            <text:p>1.76846</text:p>
          </table:table-cell>
          <table:table-cell office:value-type="float" office:value="1.72079" calcext:value-type="float">
            <text:p>1.72079</text:p>
          </table:table-cell>
          <table:table-cell office:value-type="float" office:value="1.74484" calcext:value-type="float">
            <text:p>1.74484</text:p>
          </table:table-cell>
          <table:table-cell office:value-type="float" office:value="2.10615" calcext:value-type="float">
            <text:p>2.10615</text:p>
          </table:table-cell>
          <table:table-cell office:value-type="float" office:value="1.76241" calcext:value-type="float">
            <text:p>1.76241</text:p>
          </table:table-cell>
          <table:table-cell office:value-type="float" office:value="1.72326" calcext:value-type="float">
            <text:p>1.72326</text:p>
          </table:table-cell>
          <table:table-cell office:value-type="float" office:value="1.76603" calcext:value-type="float">
            <text:p>1.76603</text:p>
          </table:table-cell>
          <table:table-cell office:value-type="float" office:value="1.69703" calcext:value-type="float">
            <text:p>1.69703</text:p>
          </table:table-cell>
          <table:table-cell office:value-type="float" office:value="1.70868" calcext:value-type="float">
            <text:p>1.70868</text:p>
          </table:table-cell>
          <table:table-cell office:value-type="float" office:value="1.74379" calcext:value-type="float">
            <text:p>1.74379</text:p>
          </table:table-cell>
          <table:table-cell office:value-type="float" office:value="2.22404" calcext:value-type="float">
            <text:p>2.22404</text:p>
          </table:table-cell>
          <table:table-cell office:value-type="float" office:value="1.72742" calcext:value-type="float">
            <text:p>1.72742</text:p>
          </table:table-cell>
          <table:table-cell office:value-type="float" office:value="1.75086" calcext:value-type="float">
            <text:p>1.75086</text:p>
          </table:table-cell>
          <table:table-cell office:value-type="float" office:value="1.75703" calcext:value-type="float">
            <text:p>1.75703</text:p>
          </table:table-cell>
          <table:table-cell office:value-type="float" office:value="2.0716" calcext:value-type="float">
            <text:p>2.0716</text:p>
          </table:table-cell>
          <table:table-cell office:value-type="float" office:value="1.86638" calcext:value-type="float">
            <text:p>1.86638</text:p>
          </table:table-cell>
          <table:table-cell office:value-type="float" office:value="2.19889" calcext:value-type="float">
            <text:p>2.19889</text:p>
          </table:table-cell>
          <table:table-cell office:value-type="float" office:value="1.838" calcext:value-type="float">
            <text:p>1.838</text:p>
          </table:table-cell>
          <table:table-cell office:value-type="float" office:value="1.68261" calcext:value-type="float">
            <text:p>1.68261</text:p>
          </table:table-cell>
          <table:table-cell office:value-type="float" office:value="1.77137" calcext:value-type="float">
            <text:p>1.77137</text:p>
          </table:table-cell>
          <table:table-cell office:value-type="float" office:value="2.12522" calcext:value-type="float">
            <text:p>2.12522</text:p>
          </table:table-cell>
          <table:table-cell office:value-type="float" office:value="1.83481" calcext:value-type="float">
            <text:p>1.83481</text:p>
          </table:table-cell>
          <table:table-cell office:value-type="float" office:value="2.20566" calcext:value-type="float">
            <text:p>2.20566</text:p>
          </table:table-cell>
          <table:table-cell office:value-type="float" office:value="1.77634" calcext:value-type="float">
            <text:p>1.77634</text:p>
          </table:table-cell>
          <table:table-cell office:value-type="float" office:value="1.67246" calcext:value-type="float">
            <text:p>1.67246</text:p>
          </table:table-cell>
          <table:table-cell office:value-type="float" office:value="1.83318" calcext:value-type="float">
            <text:p>1.83318</text:p>
          </table:table-cell>
          <table:table-cell office:value-type="float" office:value="1.7305" calcext:value-type="float">
            <text:p>1.7305</text:p>
          </table:table-cell>
          <table:table-cell office:value-type="float" office:value="1.74667" calcext:value-type="float">
            <text:p>1.74667</text:p>
          </table:table-cell>
          <table:table-cell office:value-type="float" office:value="2.21736" calcext:value-type="float">
            <text:p>2.21736</text:p>
          </table:table-cell>
          <table:table-cell office:value-type="float" office:value="1.74713" calcext:value-type="float">
            <text:p>1.74713</text:p>
          </table:table-cell>
          <table:table-cell office:value-type="float" office:value="1.68113" calcext:value-type="float">
            <text:p>1.68113</text:p>
          </table:table-cell>
          <table:table-cell office:value-type="float" office:value="1.76818" calcext:value-type="float">
            <text:p>1.76818</text:p>
          </table:table-cell>
          <table:table-cell office:value-type="float" office:value="2.22573" calcext:value-type="float">
            <text:p>2.22573</text:p>
          </table:table-cell>
          <table:table-cell office:value-type="float" office:value="1.55464" calcext:value-type="float">
            <text:p>1.55464</text:p>
          </table:table-cell>
          <table:table-cell office:value-type="float" office:value="1.7842" calcext:value-type="float">
            <text:p>1.7842</text:p>
          </table:table-cell>
          <table:table-cell office:value-type="float" office:value="2.19202" calcext:value-type="float">
            <text:p>2.19202</text:p>
          </table:table-cell>
          <table:table-cell office:value-type="float" office:value="2.1696" calcext:value-type="float">
            <text:p>2.1696</text:p>
          </table:table-cell>
          <table:table-cell office:value-type="float" office:value="1.70034" calcext:value-type="float">
            <text:p>1.70034</text:p>
          </table:table-cell>
          <table:table-cell office:value-type="float" office:value="2.26341" calcext:value-type="float">
            <text:p>2.26341</text:p>
          </table:table-cell>
          <table:table-cell office:value-type="float" office:value="1.69808" calcext:value-type="float">
            <text:p>1.69808</text:p>
          </table:table-cell>
          <table:table-cell office:value-type="float" office:value="1.70409" calcext:value-type="float">
            <text:p>1.70409</text:p>
          </table:table-cell>
          <table:table-cell office:value-type="float" office:value="2.33238" calcext:value-type="float">
            <text:p>2.33238</text:p>
          </table:table-cell>
          <table:table-cell office:value-type="float" office:value="2.17596" calcext:value-type="float">
            <text:p>2.17596</text:p>
          </table:table-cell>
          <table:table-cell office:value-type="float" office:value="2.23611" calcext:value-type="float">
            <text:p>2.23611</text:p>
          </table:table-cell>
          <table:table-cell office:value-type="float" office:value="1.66393" calcext:value-type="float">
            <text:p>1.66393</text:p>
          </table:table-cell>
          <table:table-cell office:value-type="float" office:value="1.81379" calcext:value-type="float">
            <text:p>1.81379</text:p>
          </table:table-cell>
          <table:table-cell office:value-type="float" office:value="1.67221" calcext:value-type="float">
            <text:p>1.67221</text:p>
          </table:table-cell>
          <table:table-cell office:value-type="float" office:value="1.76974" calcext:value-type="float">
            <text:p>1.76974</text:p>
          </table:table-cell>
          <table:table-cell office:value-type="float" office:value="1.68233" calcext:value-type="float">
            <text:p>1.68233</text:p>
          </table:table-cell>
          <table:table-cell office:value-type="float" office:value="1.77953" calcext:value-type="float">
            <text:p>1.77953</text:p>
          </table:table-cell>
          <table:table-cell office:value-type="float" office:value="1.93811" calcext:value-type="float">
            <text:p>1.93811</text:p>
          </table:table-cell>
          <table:table-cell office:value-type="float" office:value="1.65398" calcext:value-type="float">
            <text:p>1.65398</text:p>
          </table:table-cell>
          <table:table-cell office:value-type="float" office:value="1.6049" calcext:value-type="float">
            <text:p>1.6049</text:p>
          </table:table-cell>
          <table:table-cell office:value-type="float" office:value="1.71068" calcext:value-type="float">
            <text:p>1.71068</text:p>
          </table:table-cell>
          <table:table-cell office:value-type="float" office:value="1.66821" calcext:value-type="float">
            <text:p>1.66821</text:p>
          </table:table-cell>
          <table:table-cell office:value-type="float" office:value="2.24915" calcext:value-type="float">
            <text:p>2.24915</text:p>
          </table:table-cell>
          <table:table-cell/>
          <table:table-cell table:formula="of:=AVERAGE([.B11:.BI11])" office:value-type="float" office:value="1.85429966666667" calcext:value-type="float">
            <text:p>1.8542996667</text:p>
          </table:table-cell>
          <table:table-cell table:formula="of:=STDEV([.B11:.BI11])/2" office:value-type="float" office:value="0.113750427702555" calcext:value-type="float">
            <text:p>0.113750427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.08816" calcext:value-type="float">
            <text:p>2.08816</text:p>
          </table:table-cell>
          <table:table-cell office:value-type="float" office:value="2.09317" calcext:value-type="float">
            <text:p>2.09317</text:p>
          </table:table-cell>
          <table:table-cell office:value-type="float" office:value="1.69381" calcext:value-type="float">
            <text:p>1.69381</text:p>
          </table:table-cell>
          <table:table-cell office:value-type="float" office:value="1.76364" calcext:value-type="float">
            <text:p>1.76364</text:p>
          </table:table-cell>
          <table:table-cell office:value-type="float" office:value="1.6139" calcext:value-type="float">
            <text:p>1.6139</text:p>
          </table:table-cell>
          <table:table-cell office:value-type="float" office:value="1.71898" calcext:value-type="float">
            <text:p>1.71898</text:p>
          </table:table-cell>
          <table:table-cell office:value-type="float" office:value="1.65566" calcext:value-type="float">
            <text:p>1.65566</text:p>
          </table:table-cell>
          <table:table-cell office:value-type="float" office:value="1.61688" calcext:value-type="float">
            <text:p>1.61688</text:p>
          </table:table-cell>
          <table:table-cell office:value-type="float" office:value="1.72288" calcext:value-type="float">
            <text:p>1.72288</text:p>
          </table:table-cell>
          <table:table-cell office:value-type="float" office:value="2.10155" calcext:value-type="float">
            <text:p>2.10155</text:p>
          </table:table-cell>
          <table:table-cell office:value-type="float" office:value="1.6451" calcext:value-type="float">
            <text:p>1.6451</text:p>
          </table:table-cell>
          <table:table-cell office:value-type="float" office:value="1.73308" calcext:value-type="float">
            <text:p>1.73308</text:p>
          </table:table-cell>
          <table:table-cell office:value-type="float" office:value="1.67645" calcext:value-type="float">
            <text:p>1.67645</text:p>
          </table:table-cell>
          <table:table-cell office:value-type="float" office:value="2.28697" calcext:value-type="float">
            <text:p>2.28697</text:p>
          </table:table-cell>
          <table:table-cell office:value-type="float" office:value="1.67813" calcext:value-type="float">
            <text:p>1.67813</text:p>
          </table:table-cell>
          <table:table-cell office:value-type="float" office:value="1.60073" calcext:value-type="float">
            <text:p>1.60073</text:p>
          </table:table-cell>
          <table:table-cell office:value-type="float" office:value="1.72518" calcext:value-type="float">
            <text:p>1.72518</text:p>
          </table:table-cell>
          <table:table-cell office:value-type="float" office:value="1.66486" calcext:value-type="float">
            <text:p>1.66486</text:p>
          </table:table-cell>
          <table:table-cell office:value-type="float" office:value="1.56699" calcext:value-type="float">
            <text:p>1.56699</text:p>
          </table:table-cell>
          <table:table-cell office:value-type="float" office:value="2.14344" calcext:value-type="float">
            <text:p>2.14344</text:p>
          </table:table-cell>
          <table:table-cell office:value-type="float" office:value="1.77122" calcext:value-type="float">
            <text:p>1.77122</text:p>
          </table:table-cell>
          <table:table-cell office:value-type="float" office:value="1.9062" calcext:value-type="float">
            <text:p>1.9062</text:p>
          </table:table-cell>
          <table:table-cell office:value-type="float" office:value="1.68229" calcext:value-type="float">
            <text:p>1.68229</text:p>
          </table:table-cell>
          <table:table-cell office:value-type="float" office:value="1.79788" calcext:value-type="float">
            <text:p>1.79788</text:p>
          </table:table-cell>
          <table:table-cell office:value-type="float" office:value="2.07718" calcext:value-type="float">
            <text:p>2.07718</text:p>
          </table:table-cell>
          <table:table-cell office:value-type="float" office:value="2.1589" calcext:value-type="float">
            <text:p>2.1589</text:p>
          </table:table-cell>
          <table:table-cell office:value-type="float" office:value="2.14944" calcext:value-type="float">
            <text:p>2.14944</text:p>
          </table:table-cell>
          <table:table-cell office:value-type="float" office:value="1.78675" calcext:value-type="float">
            <text:p>1.78675</text:p>
          </table:table-cell>
          <table:table-cell office:value-type="float" office:value="1.80532" calcext:value-type="float">
            <text:p>1.80532</text:p>
          </table:table-cell>
          <table:table-cell office:value-type="float" office:value="1.69372" calcext:value-type="float">
            <text:p>1.69372</text:p>
          </table:table-cell>
          <table:table-cell office:value-type="float" office:value="2.1533" calcext:value-type="float">
            <text:p>2.1533</text:p>
          </table:table-cell>
          <table:table-cell office:value-type="float" office:value="1.78674" calcext:value-type="float">
            <text:p>1.78674</text:p>
          </table:table-cell>
          <table:table-cell office:value-type="float" office:value="1.74694" calcext:value-type="float">
            <text:p>1.74694</text:p>
          </table:table-cell>
          <table:table-cell office:value-type="float" office:value="1.6845" calcext:value-type="float">
            <text:p>1.6845</text:p>
          </table:table-cell>
          <table:table-cell office:value-type="float" office:value="1.79167" calcext:value-type="float">
            <text:p>1.79167</text:p>
          </table:table-cell>
          <table:table-cell office:value-type="float" office:value="2.16595" calcext:value-type="float">
            <text:p>2.16595</text:p>
          </table:table-cell>
          <table:table-cell office:value-type="float" office:value="1.44175" calcext:value-type="float">
            <text:p>1.44175</text:p>
          </table:table-cell>
          <table:table-cell office:value-type="float" office:value="2.18785" calcext:value-type="float">
            <text:p>2.18785</text:p>
          </table:table-cell>
          <table:table-cell office:value-type="float" office:value="1.74838" calcext:value-type="float">
            <text:p>1.74838</text:p>
          </table:table-cell>
          <table:table-cell office:value-type="float" office:value="1.6412" calcext:value-type="float">
            <text:p>1.6412</text:p>
          </table:table-cell>
          <table:table-cell office:value-type="float" office:value="2.25766" calcext:value-type="float">
            <text:p>2.25766</text:p>
          </table:table-cell>
          <table:table-cell office:value-type="float" office:value="2.14716" calcext:value-type="float">
            <text:p>2.14716</text:p>
          </table:table-cell>
          <table:table-cell office:value-type="float" office:value="1.67511" calcext:value-type="float">
            <text:p>1.67511</text:p>
          </table:table-cell>
          <table:table-cell office:value-type="float" office:value="2.31502" calcext:value-type="float">
            <text:p>2.31502</text:p>
          </table:table-cell>
          <table:table-cell office:value-type="float" office:value="1.63764" calcext:value-type="float">
            <text:p>1.63764</text:p>
          </table:table-cell>
          <table:table-cell office:value-type="float" office:value="2.18047" calcext:value-type="float">
            <text:p>2.18047</text:p>
          </table:table-cell>
          <table:table-cell office:value-type="float" office:value="1.71236" calcext:value-type="float">
            <text:p>1.71236</text:p>
          </table:table-cell>
          <table:table-cell office:value-type="float" office:value="1.68237" calcext:value-type="float">
            <text:p>1.68237</text:p>
          </table:table-cell>
          <table:table-cell office:value-type="float" office:value="1.77979" calcext:value-type="float">
            <text:p>1.77979</text:p>
          </table:table-cell>
          <table:table-cell office:value-type="float" office:value="1.75413" calcext:value-type="float">
            <text:p>1.75413</text:p>
          </table:table-cell>
          <table:table-cell office:value-type="float" office:value="1.75162" calcext:value-type="float">
            <text:p>1.75162</text:p>
          </table:table-cell>
          <table:table-cell office:value-type="float" office:value="1.85708" calcext:value-type="float">
            <text:p>1.85708</text:p>
          </table:table-cell>
          <table:table-cell office:value-type="float" office:value="1.71475" calcext:value-type="float">
            <text:p>1.71475</text:p>
          </table:table-cell>
          <table:table-cell office:value-type="float" office:value="1.76193" calcext:value-type="float">
            <text:p>1.76193</text:p>
          </table:table-cell>
          <table:table-cell office:value-type="float" office:value="1.69987" calcext:value-type="float">
            <text:p>1.69987</text:p>
          </table:table-cell>
          <table:table-cell office:value-type="float" office:value="1.85981" calcext:value-type="float">
            <text:p>1.85981</text:p>
          </table:table-cell>
          <table:table-cell office:value-type="float" office:value="1.27993" calcext:value-type="float">
            <text:p>1.27993</text:p>
          </table:table-cell>
          <table:table-cell office:value-type="float" office:value="1.55787" calcext:value-type="float">
            <text:p>1.55787</text:p>
          </table:table-cell>
          <table:table-cell office:value-type="float" office:value="2.10754" calcext:value-type="float">
            <text:p>2.10754</text:p>
          </table:table-cell>
          <table:table-cell office:value-type="float" office:value="2.19164" calcext:value-type="float">
            <text:p>2.19164</text:p>
          </table:table-cell>
          <table:table-cell/>
          <table:table-cell table:formula="of:=AVERAGE([.B12:.BI12])" office:value-type="float" office:value="1.83150816666667" calcext:value-type="float">
            <text:p>1.8315081667</text:p>
          </table:table-cell>
          <table:table-cell table:formula="of:=STDEV([.B12:.BI12])/2" office:value-type="float" office:value="0.116516466481925" calcext:value-type="float">
            <text:p>0.116516466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.2965" calcext:value-type="float">
            <text:p>2.2965</text:p>
          </table:table-cell>
          <table:table-cell office:value-type="float" office:value="2.13703" calcext:value-type="float">
            <text:p>2.13703</text:p>
          </table:table-cell>
          <table:table-cell office:value-type="float" office:value="2.38222" calcext:value-type="float">
            <text:p>2.38222</text:p>
          </table:table-cell>
          <table:table-cell office:value-type="float" office:value="1.76115" calcext:value-type="float">
            <text:p>1.76115</text:p>
          </table:table-cell>
          <table:table-cell office:value-type="float" office:value="2.29263" calcext:value-type="float">
            <text:p>2.29263</text:p>
          </table:table-cell>
          <table:table-cell office:value-type="float" office:value="2.19211" calcext:value-type="float">
            <text:p>2.19211</text:p>
          </table:table-cell>
          <table:table-cell office:value-type="float" office:value="2.12833" calcext:value-type="float">
            <text:p>2.12833</text:p>
          </table:table-cell>
          <table:table-cell office:value-type="float" office:value="2.09532" calcext:value-type="float">
            <text:p>2.09532</text:p>
          </table:table-cell>
          <table:table-cell office:value-type="float" office:value="2.1746" calcext:value-type="float">
            <text:p>2.1746</text:p>
          </table:table-cell>
          <table:table-cell office:value-type="float" office:value="2.14076" calcext:value-type="float">
            <text:p>2.14076</text:p>
          </table:table-cell>
          <table:table-cell office:value-type="float" office:value="2.33366" calcext:value-type="float">
            <text:p>2.33366</text:p>
          </table:table-cell>
          <table:table-cell office:value-type="float" office:value="2.14514" calcext:value-type="float">
            <text:p>2.14514</text:p>
          </table:table-cell>
          <table:table-cell office:value-type="float" office:value="2.22421" calcext:value-type="float">
            <text:p>2.22421</text:p>
          </table:table-cell>
          <table:table-cell office:value-type="float" office:value="2.27459" calcext:value-type="float">
            <text:p>2.27459</text:p>
          </table:table-cell>
          <table:table-cell office:value-type="float" office:value="2.23445" calcext:value-type="float">
            <text:p>2.23445</text:p>
          </table:table-cell>
          <table:table-cell office:value-type="float" office:value="2.26597" calcext:value-type="float">
            <text:p>2.26597</text:p>
          </table:table-cell>
          <table:table-cell office:value-type="float" office:value="2.10568" calcext:value-type="float">
            <text:p>2.10568</text:p>
          </table:table-cell>
          <table:table-cell office:value-type="float" office:value="2.29804" calcext:value-type="float">
            <text:p>2.29804</text:p>
          </table:table-cell>
          <table:table-cell office:value-type="float" office:value="2.14929" calcext:value-type="float">
            <text:p>2.14929</text:p>
          </table:table-cell>
          <table:table-cell office:value-type="float" office:value="2.09202" calcext:value-type="float">
            <text:p>2.09202</text:p>
          </table:table-cell>
          <table:table-cell office:value-type="float" office:value="2.07389" calcext:value-type="float">
            <text:p>2.07389</text:p>
          </table:table-cell>
          <table:table-cell office:value-type="float" office:value="2.16275" calcext:value-type="float">
            <text:p>2.16275</text:p>
          </table:table-cell>
          <table:table-cell office:value-type="float" office:value="2.25121" calcext:value-type="float">
            <text:p>2.25121</text:p>
          </table:table-cell>
          <table:table-cell office:value-type="float" office:value="2.14035" calcext:value-type="float">
            <text:p>2.14035</text:p>
          </table:table-cell>
          <table:table-cell office:value-type="float" office:value="2.37168" calcext:value-type="float">
            <text:p>2.37168</text:p>
          </table:table-cell>
          <table:table-cell office:value-type="float" office:value="2.17068" calcext:value-type="float">
            <text:p>2.17068</text:p>
          </table:table-cell>
          <table:table-cell office:value-type="float" office:value="2.26256" calcext:value-type="float">
            <text:p>2.26256</text:p>
          </table:table-cell>
          <table:table-cell office:value-type="float" office:value="2.24117" calcext:value-type="float">
            <text:p>2.24117</text:p>
          </table:table-cell>
          <table:table-cell office:value-type="float" office:value="2.25818" calcext:value-type="float">
            <text:p>2.25818</text:p>
          </table:table-cell>
          <table:table-cell office:value-type="float" office:value="2.0594" calcext:value-type="float">
            <text:p>2.0594</text:p>
          </table:table-cell>
          <table:table-cell office:value-type="float" office:value="2.24359" calcext:value-type="float">
            <text:p>2.24359</text:p>
          </table:table-cell>
          <table:table-cell office:value-type="float" office:value="2.20879" calcext:value-type="float">
            <text:p>2.20879</text:p>
          </table:table-cell>
          <table:table-cell office:value-type="float" office:value="2.06897" calcext:value-type="float">
            <text:p>2.06897</text:p>
          </table:table-cell>
          <table:table-cell office:value-type="float" office:value="2.31127" calcext:value-type="float">
            <text:p>2.31127</text:p>
          </table:table-cell>
          <table:table-cell office:value-type="float" office:value="2.19227" calcext:value-type="float">
            <text:p>2.19227</text:p>
          </table:table-cell>
          <table:table-cell office:value-type="float" office:value="2.26136" calcext:value-type="float">
            <text:p>2.26136</text:p>
          </table:table-cell>
          <table:table-cell office:value-type="float" office:value="2.19373" calcext:value-type="float">
            <text:p>2.19373</text:p>
          </table:table-cell>
          <table:table-cell office:value-type="float" office:value="2.2816" calcext:value-type="float">
            <text:p>2.2816</text:p>
          </table:table-cell>
          <table:table-cell office:value-type="float" office:value="2.11657" calcext:value-type="float">
            <text:p>2.11657</text:p>
          </table:table-cell>
          <table:table-cell office:value-type="float" office:value="2.13328" calcext:value-type="float">
            <text:p>2.13328</text:p>
          </table:table-cell>
          <table:table-cell office:value-type="float" office:value="2.25212" calcext:value-type="float">
            <text:p>2.25212</text:p>
          </table:table-cell>
          <table:table-cell office:value-type="float" office:value="2.17138" calcext:value-type="float">
            <text:p>2.17138</text:p>
          </table:table-cell>
          <table:table-cell office:value-type="float" office:value="2.27171" calcext:value-type="float">
            <text:p>2.27171</text:p>
          </table:table-cell>
          <table:table-cell office:value-type="float" office:value="2.13357" calcext:value-type="float">
            <text:p>2.13357</text:p>
          </table:table-cell>
          <table:table-cell office:value-type="float" office:value="2.25729" calcext:value-type="float">
            <text:p>2.25729</text:p>
          </table:table-cell>
          <table:table-cell office:value-type="float" office:value="2.23938" calcext:value-type="float">
            <text:p>2.23938</text:p>
          </table:table-cell>
          <table:table-cell office:value-type="float" office:value="2.09603" calcext:value-type="float">
            <text:p>2.09603</text:p>
          </table:table-cell>
          <table:table-cell office:value-type="float" office:value="2.25926" calcext:value-type="float">
            <text:p>2.25926</text:p>
          </table:table-cell>
          <table:table-cell office:value-type="float" office:value="1.72873" calcext:value-type="float">
            <text:p>1.72873</text:p>
          </table:table-cell>
          <table:table-cell office:value-type="float" office:value="1.40473" calcext:value-type="float">
            <text:p>1.40473</text:p>
          </table:table-cell>
          <table:table-cell office:value-type="float" office:value="2.17662" calcext:value-type="float">
            <text:p>2.17662</text:p>
          </table:table-cell>
          <table:table-cell office:value-type="float" office:value="2.32888" calcext:value-type="float">
            <text:p>2.32888</text:p>
          </table:table-cell>
          <table:table-cell office:value-type="float" office:value="2.16682" calcext:value-type="float">
            <text:p>2.16682</text:p>
          </table:table-cell>
          <table:table-cell office:value-type="float" office:value="2.15292" calcext:value-type="float">
            <text:p>2.15292</text:p>
          </table:table-cell>
          <table:table-cell office:value-type="float" office:value="2.10326" calcext:value-type="float">
            <text:p>2.10326</text:p>
          </table:table-cell>
          <table:table-cell office:value-type="float" office:value="1.66699" calcext:value-type="float">
            <text:p>1.66699</text:p>
          </table:table-cell>
          <table:table-cell office:value-type="float" office:value="1.82611" calcext:value-type="float">
            <text:p>1.82611</text:p>
          </table:table-cell>
          <table:table-cell office:value-type="float" office:value="2.18046" calcext:value-type="float">
            <text:p>2.18046</text:p>
          </table:table-cell>
          <table:table-cell office:value-type="float" office:value="2.25192" calcext:value-type="float">
            <text:p>2.25192</text:p>
          </table:table-cell>
          <table:table-cell office:value-type="float" office:value="2.09318" calcext:value-type="float">
            <text:p>2.09318</text:p>
          </table:table-cell>
          <table:table-cell/>
          <table:table-cell table:formula="of:=AVERAGE([.B13:.BI13])" office:value-type="float" office:value="2.15813933333333" calcext:value-type="float">
            <text:p>2.1581393333</text:p>
          </table:table-cell>
          <table:table-cell table:formula="of:=STDEV([.B13:.BI13])/2" office:value-type="float" office:value="0.0853498522576078" calcext:value-type="float">
            <text:p>0.0853498523</text:p>
          </table:table-cell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EquitativeAffinity</text:p>
          </table:table-cell>
          <table:table-cell table:number-columns-repeated="6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.14091" calcext:value-type="float">
            <text:p>2.14091</text:p>
          </table:table-cell>
          <table:table-cell office:value-type="float" office:value="1.69869" calcext:value-type="float">
            <text:p>1.69869</text:p>
          </table:table-cell>
          <table:table-cell office:value-type="float" office:value="2.3581" calcext:value-type="float">
            <text:p>2.3581</text:p>
          </table:table-cell>
          <table:table-cell office:value-type="float" office:value="1.24044" calcext:value-type="float">
            <text:p>1.24044</text:p>
          </table:table-cell>
          <table:table-cell office:value-type="float" office:value="2.23935" calcext:value-type="float">
            <text:p>2.23935</text:p>
          </table:table-cell>
          <table:table-cell office:value-type="float" office:value="2.16735" calcext:value-type="float">
            <text:p>2.16735</text:p>
          </table:table-cell>
          <table:table-cell office:value-type="float" office:value="2.28854" calcext:value-type="float">
            <text:p>2.28854</text:p>
          </table:table-cell>
          <table:table-cell office:value-type="float" office:value="1.60239" calcext:value-type="float">
            <text:p>1.60239</text:p>
          </table:table-cell>
          <table:table-cell office:value-type="float" office:value="2.14706" calcext:value-type="float">
            <text:p>2.14706</text:p>
          </table:table-cell>
          <table:table-cell office:value-type="float" office:value="2.31394" calcext:value-type="float">
            <text:p>2.31394</text:p>
          </table:table-cell>
          <table:table-cell office:value-type="float" office:value="1.74993" calcext:value-type="float">
            <text:p>1.74993</text:p>
          </table:table-cell>
          <table:table-cell office:value-type="float" office:value="1.74088" calcext:value-type="float">
            <text:p>1.74088</text:p>
          </table:table-cell>
          <table:table-cell office:value-type="float" office:value="1.77775" calcext:value-type="float">
            <text:p>1.77775</text:p>
          </table:table-cell>
          <table:table-cell office:value-type="float" office:value="1.19886" calcext:value-type="float">
            <text:p>1.19886</text:p>
          </table:table-cell>
          <table:table-cell office:value-type="float" office:value="2.1653" calcext:value-type="float">
            <text:p>2.1653</text:p>
          </table:table-cell>
          <table:table-cell office:value-type="float" office:value="1.70089" calcext:value-type="float">
            <text:p>1.70089</text:p>
          </table:table-cell>
          <table:table-cell office:value-type="float" office:value="1.71239" calcext:value-type="float">
            <text:p>1.71239</text:p>
          </table:table-cell>
          <table:table-cell office:value-type="float" office:value="1.62613" calcext:value-type="float">
            <text:p>1.62613</text:p>
          </table:table-cell>
          <table:table-cell office:value-type="float" office:value="2.17167" calcext:value-type="float">
            <text:p>2.17167</text:p>
          </table:table-cell>
          <table:table-cell office:value-type="float" office:value="2.28406" calcext:value-type="float">
            <text:p>2.28406</text:p>
          </table:table-cell>
          <table:table-cell office:value-type="float" office:value="1.73148" calcext:value-type="float">
            <text:p>1.73148</text:p>
          </table:table-cell>
          <table:table-cell office:value-type="float" office:value="1.71453" calcext:value-type="float">
            <text:p>1.71453</text:p>
          </table:table-cell>
          <table:table-cell office:value-type="float" office:value="2.22027" calcext:value-type="float">
            <text:p>2.22027</text:p>
          </table:table-cell>
          <table:table-cell office:value-type="float" office:value="1.68851" calcext:value-type="float">
            <text:p>1.68851</text:p>
          </table:table-cell>
          <table:table-cell office:value-type="float" office:value="2.21409" calcext:value-type="float">
            <text:p>2.21409</text:p>
          </table:table-cell>
          <table:table-cell office:value-type="float" office:value="1.66292" calcext:value-type="float">
            <text:p>1.66292</text:p>
          </table:table-cell>
          <table:table-cell office:value-type="float" office:value="2.23337" calcext:value-type="float">
            <text:p>2.23337</text:p>
          </table:table-cell>
          <table:table-cell office:value-type="float" office:value="1.7142" calcext:value-type="float">
            <text:p>1.7142</text:p>
          </table:table-cell>
          <table:table-cell office:value-type="float" office:value="2.13649" calcext:value-type="float">
            <text:p>2.13649</text:p>
          </table:table-cell>
          <table:table-cell office:value-type="float" office:value="2.25367" calcext:value-type="float">
            <text:p>2.25367</text:p>
          </table:table-cell>
          <table:table-cell office:value-type="float" office:value="1.6372" calcext:value-type="float">
            <text:p>1.6372</text:p>
          </table:table-cell>
          <table:table-cell office:value-type="float" office:value="2.14026" calcext:value-type="float">
            <text:p>2.14026</text:p>
          </table:table-cell>
          <table:table-cell office:value-type="float" office:value="1.77995" calcext:value-type="float">
            <text:p>1.77995</text:p>
          </table:table-cell>
          <table:table-cell office:value-type="float" office:value="1.65112" calcext:value-type="float">
            <text:p>1.65112</text:p>
          </table:table-cell>
          <table:table-cell office:value-type="float" office:value="2.30103" calcext:value-type="float">
            <text:p>2.30103</text:p>
          </table:table-cell>
          <table:table-cell office:value-type="float" office:value="2.04988" calcext:value-type="float">
            <text:p>2.04988</text:p>
          </table:table-cell>
          <table:table-cell office:value-type="float" office:value="2.1506" calcext:value-type="float">
            <text:p>2.1506</text:p>
          </table:table-cell>
          <table:table-cell office:value-type="float" office:value="1.73817" calcext:value-type="float">
            <text:p>1.73817</text:p>
          </table:table-cell>
          <table:table-cell office:value-type="float" office:value="1.68656" calcext:value-type="float">
            <text:p>1.68656</text:p>
          </table:table-cell>
          <table:table-cell office:value-type="float" office:value="1.81065" calcext:value-type="float">
            <text:p>1.81065</text:p>
          </table:table-cell>
          <table:table-cell office:value-type="float" office:value="1.66423" calcext:value-type="float">
            <text:p>1.66423</text:p>
          </table:table-cell>
          <table:table-cell office:value-type="float" office:value="2.30766" calcext:value-type="float">
            <text:p>2.30766</text:p>
          </table:table-cell>
          <table:table-cell office:value-type="float" office:value="1.65912" calcext:value-type="float">
            <text:p>1.65912</text:p>
          </table:table-cell>
          <table:table-cell office:value-type="float" office:value="1.75343" calcext:value-type="float">
            <text:p>1.75343</text:p>
          </table:table-cell>
          <table:table-cell office:value-type="float" office:value="1.1878" calcext:value-type="float">
            <text:p>1.1878</text:p>
          </table:table-cell>
          <table:table-cell office:value-type="float" office:value="1.80606" calcext:value-type="float">
            <text:p>1.80606</text:p>
          </table:table-cell>
          <table:table-cell office:value-type="float" office:value="2.16434" calcext:value-type="float">
            <text:p>2.16434</text:p>
          </table:table-cell>
          <table:table-cell office:value-type="float" office:value="1.82901" calcext:value-type="float">
            <text:p>1.82901</text:p>
          </table:table-cell>
          <table:table-cell office:value-type="float" office:value="2.08527" calcext:value-type="float">
            <text:p>2.08527</text:p>
          </table:table-cell>
          <table:table-cell office:value-type="float" office:value="1.62701" calcext:value-type="float">
            <text:p>1.62701</text:p>
          </table:table-cell>
          <table:table-cell office:value-type="float" office:value="1.73083" calcext:value-type="float">
            <text:p>1.73083</text:p>
          </table:table-cell>
          <table:table-cell office:value-type="float" office:value="1.67371" calcext:value-type="float">
            <text:p>1.67371</text:p>
          </table:table-cell>
          <table:table-cell office:value-type="float" office:value="1.75825" calcext:value-type="float">
            <text:p>1.75825</text:p>
          </table:table-cell>
          <table:table-cell office:value-type="float" office:value="2.1475" calcext:value-type="float">
            <text:p>2.1475</text:p>
          </table:table-cell>
          <table:table-cell office:value-type="float" office:value="1.40631" calcext:value-type="float">
            <text:p>1.40631</text:p>
          </table:table-cell>
          <table:table-cell office:value-type="float" office:value="2.20176" calcext:value-type="float">
            <text:p>2.20176</text:p>
          </table:table-cell>
          <table:table-cell office:value-type="float" office:value="2.16284" calcext:value-type="float">
            <text:p>2.16284</text:p>
          </table:table-cell>
          <table:table-cell office:value-type="float" office:value="2.21312" calcext:value-type="float">
            <text:p>2.21312</text:p>
          </table:table-cell>
          <table:table-cell office:value-type="float" office:value="1.19437" calcext:value-type="float">
            <text:p>1.19437</text:p>
          </table:table-cell>
          <table:table-cell office:value-type="float" office:value="2.20587" calcext:value-type="float">
            <text:p>2.20587</text:p>
          </table:table-cell>
          <table:table-cell/>
          <table:table-cell table:formula="of:=AVERAGE([.B16:.BI16])" office:value-type="float" office:value="1.8936345" calcext:value-type="float">
            <text:p>1.8936345</text:p>
          </table:table-cell>
          <table:table-cell table:formula="of:=STDEV([.B16:.BI16])/2" office:value-type="float" office:value="0.157734604608621" calcext:value-type="float">
            <text:p>0.157734604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.3036" calcext:value-type="float">
            <text:p>4.3036</text:p>
          </table:table-cell>
          <table:table-cell office:value-type="float" office:value="4.26106" calcext:value-type="float">
            <text:p>4.26106</text:p>
          </table:table-cell>
          <table:table-cell office:value-type="float" office:value="4.68532" calcext:value-type="float">
            <text:p>4.68532</text:p>
          </table:table-cell>
          <table:table-cell office:value-type="float" office:value="4.27447" calcext:value-type="float">
            <text:p>4.27447</text:p>
          </table:table-cell>
          <table:table-cell office:value-type="float" office:value="4.13317" calcext:value-type="float">
            <text:p>4.13317</text:p>
          </table:table-cell>
          <table:table-cell office:value-type="float" office:value="4.25912" calcext:value-type="float">
            <text:p>4.25912</text:p>
          </table:table-cell>
          <table:table-cell office:value-type="float" office:value="4.43611" calcext:value-type="float">
            <text:p>4.43611</text:p>
          </table:table-cell>
          <table:table-cell office:value-type="float" office:value="4.3191" calcext:value-type="float">
            <text:p>4.3191</text:p>
          </table:table-cell>
          <table:table-cell office:value-type="float" office:value="4.21098" calcext:value-type="float">
            <text:p>4.21098</text:p>
          </table:table-cell>
          <table:table-cell office:value-type="float" office:value="3.83889" calcext:value-type="float">
            <text:p>3.83889</text:p>
          </table:table-cell>
          <table:table-cell office:value-type="float" office:value="4.48279" calcext:value-type="float">
            <text:p>4.48279</text:p>
          </table:table-cell>
          <table:table-cell office:value-type="float" office:value="4.13085" calcext:value-type="float">
            <text:p>4.13085</text:p>
          </table:table-cell>
          <table:table-cell office:value-type="float" office:value="4.30583" calcext:value-type="float">
            <text:p>4.30583</text:p>
          </table:table-cell>
          <table:table-cell office:value-type="float" office:value="4.00149" calcext:value-type="float">
            <text:p>4.00149</text:p>
          </table:table-cell>
          <table:table-cell office:value-type="float" office:value="4.07502" calcext:value-type="float">
            <text:p>4.07502</text:p>
          </table:table-cell>
          <table:table-cell office:value-type="float" office:value="3.98239" calcext:value-type="float">
            <text:p>3.98239</text:p>
          </table:table-cell>
          <table:table-cell office:value-type="float" office:value="4.36366" calcext:value-type="float">
            <text:p>4.36366</text:p>
          </table:table-cell>
          <table:table-cell office:value-type="float" office:value="4.10498" calcext:value-type="float">
            <text:p>4.10498</text:p>
          </table:table-cell>
          <table:table-cell office:value-type="float" office:value="4.43853" calcext:value-type="float">
            <text:p>4.43853</text:p>
          </table:table-cell>
          <table:table-cell office:value-type="float" office:value="4.33471" calcext:value-type="float">
            <text:p>4.33471</text:p>
          </table:table-cell>
          <table:table-cell office:value-type="float" office:value="4.28379" calcext:value-type="float">
            <text:p>4.28379</text:p>
          </table:table-cell>
          <table:table-cell office:value-type="float" office:value="4.25749" calcext:value-type="float">
            <text:p>4.25749</text:p>
          </table:table-cell>
          <table:table-cell office:value-type="float" office:value="4.28491" calcext:value-type="float">
            <text:p>4.28491</text:p>
          </table:table-cell>
          <table:table-cell office:value-type="float" office:value="4.17382" calcext:value-type="float">
            <text:p>4.17382</text:p>
          </table:table-cell>
          <table:table-cell office:value-type="float" office:value="4.23228" calcext:value-type="float">
            <text:p>4.23228</text:p>
          </table:table-cell>
          <table:table-cell office:value-type="float" office:value="4.13532" calcext:value-type="float">
            <text:p>4.13532</text:p>
          </table:table-cell>
          <table:table-cell office:value-type="float" office:value="4.24126" calcext:value-type="float">
            <text:p>4.24126</text:p>
          </table:table-cell>
          <table:table-cell office:value-type="float" office:value="4.33202" calcext:value-type="float">
            <text:p>4.33202</text:p>
          </table:table-cell>
          <table:table-cell office:value-type="float" office:value="4.41847" calcext:value-type="float">
            <text:p>4.41847</text:p>
          </table:table-cell>
          <table:table-cell office:value-type="float" office:value="4.41758" calcext:value-type="float">
            <text:p>4.41758</text:p>
          </table:table-cell>
          <table:table-cell office:value-type="float" office:value="4.00546" calcext:value-type="float">
            <text:p>4.00546</text:p>
          </table:table-cell>
          <table:table-cell office:value-type="float" office:value="4.43744" calcext:value-type="float">
            <text:p>4.43744</text:p>
          </table:table-cell>
          <table:table-cell office:value-type="float" office:value="4.40834" calcext:value-type="float">
            <text:p>4.40834</text:p>
          </table:table-cell>
          <table:table-cell office:value-type="float" office:value="4.38808" calcext:value-type="float">
            <text:p>4.38808</text:p>
          </table:table-cell>
          <table:table-cell office:value-type="float" office:value="4.37314" calcext:value-type="float">
            <text:p>4.37314</text:p>
          </table:table-cell>
          <table:table-cell office:value-type="float" office:value="4.06127" calcext:value-type="float">
            <text:p>4.06127</text:p>
          </table:table-cell>
          <table:table-cell office:value-type="float" office:value="3.80529" calcext:value-type="float">
            <text:p>3.80529</text:p>
          </table:table-cell>
          <table:table-cell office:value-type="float" office:value="4.2557" calcext:value-type="float">
            <text:p>4.2557</text:p>
          </table:table-cell>
          <table:table-cell office:value-type="float" office:value="4.13904" calcext:value-type="float">
            <text:p>4.13904</text:p>
          </table:table-cell>
          <table:table-cell office:value-type="float" office:value="4.4444" calcext:value-type="float">
            <text:p>4.4444</text:p>
          </table:table-cell>
          <table:table-cell office:value-type="float" office:value="4.17405" calcext:value-type="float">
            <text:p>4.17405</text:p>
          </table:table-cell>
          <table:table-cell office:value-type="float" office:value="3.95285" calcext:value-type="float">
            <text:p>3.95285</text:p>
          </table:table-cell>
          <table:table-cell office:value-type="float" office:value="4.36658" calcext:value-type="float">
            <text:p>4.36658</text:p>
          </table:table-cell>
          <table:table-cell office:value-type="float" office:value="4.08881" calcext:value-type="float">
            <text:p>4.08881</text:p>
          </table:table-cell>
          <table:table-cell office:value-type="float" office:value="4.00039" calcext:value-type="float">
            <text:p>4.00039</text:p>
          </table:table-cell>
          <table:table-cell office:value-type="float" office:value="4.14114" calcext:value-type="float">
            <text:p>4.14114</text:p>
          </table:table-cell>
          <table:table-cell office:value-type="float" office:value="4.46537" calcext:value-type="float">
            <text:p>4.46537</text:p>
          </table:table-cell>
          <table:table-cell office:value-type="float" office:value="4.57371" calcext:value-type="float">
            <text:p>4.57371</text:p>
          </table:table-cell>
          <table:table-cell office:value-type="float" office:value="4.23098" calcext:value-type="float">
            <text:p>4.23098</text:p>
          </table:table-cell>
          <table:table-cell office:value-type="float" office:value="4.68473" calcext:value-type="float">
            <text:p>4.68473</text:p>
          </table:table-cell>
          <table:table-cell office:value-type="float" office:value="4.53792" calcext:value-type="float">
            <text:p>4.53792</text:p>
          </table:table-cell>
          <table:table-cell office:value-type="float" office:value="4.23141" calcext:value-type="float">
            <text:p>4.23141</text:p>
          </table:table-cell>
          <table:table-cell office:value-type="float" office:value="4.30249" calcext:value-type="float">
            <text:p>4.30249</text:p>
          </table:table-cell>
          <table:table-cell office:value-type="float" office:value="4.4625" calcext:value-type="float">
            <text:p>4.4625</text:p>
          </table:table-cell>
          <table:table-cell office:value-type="float" office:value="4.14378" calcext:value-type="float">
            <text:p>4.14378</text:p>
          </table:table-cell>
          <table:table-cell office:value-type="float" office:value="3.99735" calcext:value-type="float">
            <text:p>3.99735</text:p>
          </table:table-cell>
          <table:table-cell office:value-type="float" office:value="5.03419" calcext:value-type="float">
            <text:p>5.03419</text:p>
          </table:table-cell>
          <table:table-cell office:value-type="float" office:value="3.79902" calcext:value-type="float">
            <text:p>3.79902</text:p>
          </table:table-cell>
          <table:table-cell office:value-type="float" office:value="4.2599" calcext:value-type="float">
            <text:p>4.2599</text:p>
          </table:table-cell>
          <table:table-cell office:value-type="float" office:value="4.33589" calcext:value-type="float">
            <text:p>4.33589</text:p>
          </table:table-cell>
          <table:table-cell/>
          <table:table-cell table:formula="of:=AVERAGE([.B17:.BI17])" office:value-type="float" office:value="4.2636705" calcext:value-type="float">
            <text:p>4.2636705</text:p>
          </table:table-cell>
          <table:table-cell table:formula="of:=STDEV([.B17:.BI17])/2" office:value-type="float" office:value="0.109328439697232" calcext:value-type="float">
            <text:p>0.109328439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74368" calcext:value-type="float">
            <text:p>3.74368</text:p>
          </table:table-cell>
          <table:table-cell office:value-type="float" office:value="3.95429" calcext:value-type="float">
            <text:p>3.95429</text:p>
          </table:table-cell>
          <table:table-cell office:value-type="float" office:value="3.7691" calcext:value-type="float">
            <text:p>3.7691</text:p>
          </table:table-cell>
          <table:table-cell office:value-type="float" office:value="3.75711" calcext:value-type="float">
            <text:p>3.75711</text:p>
          </table:table-cell>
          <table:table-cell office:value-type="float" office:value="4.30667" calcext:value-type="float">
            <text:p>4.30667</text:p>
          </table:table-cell>
          <table:table-cell office:value-type="float" office:value="3.78018" calcext:value-type="float">
            <text:p>3.78018</text:p>
          </table:table-cell>
          <table:table-cell office:value-type="float" office:value="3.77193" calcext:value-type="float">
            <text:p>3.77193</text:p>
          </table:table-cell>
          <table:table-cell office:value-type="float" office:value="3.78908" calcext:value-type="float">
            <text:p>3.78908</text:p>
          </table:table-cell>
          <table:table-cell office:value-type="float" office:value="3.93128" calcext:value-type="float">
            <text:p>3.93128</text:p>
          </table:table-cell>
          <table:table-cell office:value-type="float" office:value="3.95708" calcext:value-type="float">
            <text:p>3.95708</text:p>
          </table:table-cell>
          <table:table-cell office:value-type="float" office:value="3.86527" calcext:value-type="float">
            <text:p>3.86527</text:p>
          </table:table-cell>
          <table:table-cell office:value-type="float" office:value="3.77107" calcext:value-type="float">
            <text:p>3.77107</text:p>
          </table:table-cell>
          <table:table-cell office:value-type="float" office:value="3.73306" calcext:value-type="float">
            <text:p>3.73306</text:p>
          </table:table-cell>
          <table:table-cell office:value-type="float" office:value="3.84321" calcext:value-type="float">
            <text:p>3.84321</text:p>
          </table:table-cell>
          <table:table-cell office:value-type="float" office:value="3.86752" calcext:value-type="float">
            <text:p>3.86752</text:p>
          </table:table-cell>
          <table:table-cell office:value-type="float" office:value="3.93245" calcext:value-type="float">
            <text:p>3.93245</text:p>
          </table:table-cell>
          <table:table-cell office:value-type="float" office:value="3.9304" calcext:value-type="float">
            <text:p>3.9304</text:p>
          </table:table-cell>
          <table:table-cell office:value-type="float" office:value="3.95552" calcext:value-type="float">
            <text:p>3.95552</text:p>
          </table:table-cell>
          <table:table-cell office:value-type="float" office:value="3.87868" calcext:value-type="float">
            <text:p>3.87868</text:p>
          </table:table-cell>
          <table:table-cell office:value-type="float" office:value="3.87278" calcext:value-type="float">
            <text:p>3.87278</text:p>
          </table:table-cell>
          <table:table-cell office:value-type="float" office:value="3.79096" calcext:value-type="float">
            <text:p>3.79096</text:p>
          </table:table-cell>
          <table:table-cell office:value-type="float" office:value="3.80956" calcext:value-type="float">
            <text:p>3.80956</text:p>
          </table:table-cell>
          <table:table-cell office:value-type="float" office:value="3.83833" calcext:value-type="float">
            <text:p>3.83833</text:p>
          </table:table-cell>
          <table:table-cell office:value-type="float" office:value="3.91091" calcext:value-type="float">
            <text:p>3.91091</text:p>
          </table:table-cell>
          <table:table-cell office:value-type="float" office:value="3.74206" calcext:value-type="float">
            <text:p>3.74206</text:p>
          </table:table-cell>
          <table:table-cell office:value-type="float" office:value="3.82889" calcext:value-type="float">
            <text:p>3.82889</text:p>
          </table:table-cell>
          <table:table-cell office:value-type="float" office:value="3.93278" calcext:value-type="float">
            <text:p>3.93278</text:p>
          </table:table-cell>
          <table:table-cell office:value-type="float" office:value="3.68394" calcext:value-type="float">
            <text:p>3.68394</text:p>
          </table:table-cell>
          <table:table-cell office:value-type="float" office:value="3.87722" calcext:value-type="float">
            <text:p>3.87722</text:p>
          </table:table-cell>
          <table:table-cell office:value-type="float" office:value="3.85201" calcext:value-type="float">
            <text:p>3.85201</text:p>
          </table:table-cell>
          <table:table-cell office:value-type="float" office:value="3.84164" calcext:value-type="float">
            <text:p>3.84164</text:p>
          </table:table-cell>
          <table:table-cell office:value-type="float" office:value="3.84298" calcext:value-type="float">
            <text:p>3.84298</text:p>
          </table:table-cell>
          <table:table-cell office:value-type="float" office:value="3.99111" calcext:value-type="float">
            <text:p>3.99111</text:p>
          </table:table-cell>
          <table:table-cell office:value-type="float" office:value="3.80729" calcext:value-type="float">
            <text:p>3.80729</text:p>
          </table:table-cell>
          <table:table-cell office:value-type="float" office:value="3.92786" calcext:value-type="float">
            <text:p>3.92786</text:p>
          </table:table-cell>
          <table:table-cell office:value-type="float" office:value="3.79121" calcext:value-type="float">
            <text:p>3.79121</text:p>
          </table:table-cell>
          <table:table-cell office:value-type="float" office:value="4.00728" calcext:value-type="float">
            <text:p>4.00728</text:p>
          </table:table-cell>
          <table:table-cell office:value-type="float" office:value="4.24606" calcext:value-type="float">
            <text:p>4.24606</text:p>
          </table:table-cell>
          <table:table-cell office:value-type="float" office:value="4.25993" calcext:value-type="float">
            <text:p>4.25993</text:p>
          </table:table-cell>
          <table:table-cell office:value-type="float" office:value="3.96141" calcext:value-type="float">
            <text:p>3.96141</text:p>
          </table:table-cell>
          <table:table-cell office:value-type="float" office:value="3.73223" calcext:value-type="float">
            <text:p>3.73223</text:p>
          </table:table-cell>
          <table:table-cell office:value-type="float" office:value="3.89921" calcext:value-type="float">
            <text:p>3.89921</text:p>
          </table:table-cell>
          <table:table-cell office:value-type="float" office:value="3.80146" calcext:value-type="float">
            <text:p>3.80146</text:p>
          </table:table-cell>
          <table:table-cell office:value-type="float" office:value="3.96179" calcext:value-type="float">
            <text:p>3.96179</text:p>
          </table:table-cell>
          <table:table-cell office:value-type="float" office:value="3.90271" calcext:value-type="float">
            <text:p>3.90271</text:p>
          </table:table-cell>
          <table:table-cell office:value-type="float" office:value="3.77672" calcext:value-type="float">
            <text:p>3.77672</text:p>
          </table:table-cell>
          <table:table-cell office:value-type="float" office:value="3.78519" calcext:value-type="float">
            <text:p>3.78519</text:p>
          </table:table-cell>
          <table:table-cell office:value-type="float" office:value="3.85479" calcext:value-type="float">
            <text:p>3.85479</text:p>
          </table:table-cell>
          <table:table-cell office:value-type="float" office:value="4.04121" calcext:value-type="float">
            <text:p>4.04121</text:p>
          </table:table-cell>
          <table:table-cell office:value-type="float" office:value="3.90931" calcext:value-type="float">
            <text:p>3.90931</text:p>
          </table:table-cell>
          <table:table-cell office:value-type="float" office:value="3.97831" calcext:value-type="float">
            <text:p>3.97831</text:p>
          </table:table-cell>
          <table:table-cell office:value-type="float" office:value="4.03326" calcext:value-type="float">
            <text:p>4.03326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3.70643" calcext:value-type="float">
            <text:p>3.70643</text:p>
          </table:table-cell>
          <table:table-cell office:value-type="float" office:value="3.86303" calcext:value-type="float">
            <text:p>3.86303</text:p>
          </table:table-cell>
          <table:table-cell office:value-type="float" office:value="3.3777" calcext:value-type="float">
            <text:p>3.3777</text:p>
          </table:table-cell>
          <table:table-cell office:value-type="float" office:value="4.01231" calcext:value-type="float">
            <text:p>4.01231</text:p>
          </table:table-cell>
          <table:table-cell office:value-type="float" office:value="3.77469" calcext:value-type="float">
            <text:p>3.77469</text:p>
          </table:table-cell>
          <table:table-cell office:value-type="float" office:value="3.88014" calcext:value-type="float">
            <text:p>3.88014</text:p>
          </table:table-cell>
          <table:table-cell office:value-type="float" office:value="4.09275" calcext:value-type="float">
            <text:p>4.09275</text:p>
          </table:table-cell>
          <table:table-cell/>
          <table:table-cell table:formula="of:=AVERAGE([.B18:.BI18])" office:value-type="float" office:value="3.8767825" calcext:value-type="float">
            <text:p>3.8767825</text:p>
          </table:table-cell>
          <table:table-cell table:formula="of:=STDEV([.B18:.BI18])/2" office:value-type="float" office:value="0.0713446361198376" calcext:value-type="float">
            <text:p>0.071344636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.09742" calcext:value-type="float">
            <text:p>4.09742</text:p>
          </table:table-cell>
          <table:table-cell office:value-type="float" office:value="3.97807" calcext:value-type="float">
            <text:p>3.97807</text:p>
          </table:table-cell>
          <table:table-cell office:value-type="float" office:value="3.99875" calcext:value-type="float">
            <text:p>3.99875</text:p>
          </table:table-cell>
          <table:table-cell office:value-type="float" office:value="4.03118" calcext:value-type="float">
            <text:p>4.03118</text:p>
          </table:table-cell>
          <table:table-cell office:value-type="float" office:value="4.07727" calcext:value-type="float">
            <text:p>4.07727</text:p>
          </table:table-cell>
          <table:table-cell office:value-type="float" office:value="4.00243" calcext:value-type="float">
            <text:p>4.00243</text:p>
          </table:table-cell>
          <table:table-cell office:value-type="float" office:value="4.18031" calcext:value-type="float">
            <text:p>4.18031</text:p>
          </table:table-cell>
          <table:table-cell office:value-type="float" office:value="3.98957" calcext:value-type="float">
            <text:p>3.98957</text:p>
          </table:table-cell>
          <table:table-cell office:value-type="float" office:value="4.19924" calcext:value-type="float">
            <text:p>4.19924</text:p>
          </table:table-cell>
          <table:table-cell office:value-type="float" office:value="4.02812" calcext:value-type="float">
            <text:p>4.02812</text:p>
          </table:table-cell>
          <table:table-cell office:value-type="float" office:value="4.08859" calcext:value-type="float">
            <text:p>4.08859</text:p>
          </table:table-cell>
          <table:table-cell office:value-type="float" office:value="4.12706" calcext:value-type="float">
            <text:p>4.12706</text:p>
          </table:table-cell>
          <table:table-cell office:value-type="float" office:value="3.93129" calcext:value-type="float">
            <text:p>3.93129</text:p>
          </table:table-cell>
          <table:table-cell office:value-type="float" office:value="4.01195" calcext:value-type="float">
            <text:p>4.01195</text:p>
          </table:table-cell>
          <table:table-cell office:value-type="float" office:value="3.96004" calcext:value-type="float">
            <text:p>3.96004</text:p>
          </table:table-cell>
          <table:table-cell office:value-type="float" office:value="3.97138" calcext:value-type="float">
            <text:p>3.97138</text:p>
          </table:table-cell>
          <table:table-cell office:value-type="float" office:value="4.01158" calcext:value-type="float">
            <text:p>4.01158</text:p>
          </table:table-cell>
          <table:table-cell office:value-type="float" office:value="4.13389" calcext:value-type="float">
            <text:p>4.13389</text:p>
          </table:table-cell>
          <table:table-cell office:value-type="float" office:value="3.96989" calcext:value-type="float">
            <text:p>3.96989</text:p>
          </table:table-cell>
          <table:table-cell office:value-type="float" office:value="3.9641" calcext:value-type="float">
            <text:p>3.9641</text:p>
          </table:table-cell>
          <table:table-cell office:value-type="float" office:value="4.17916" calcext:value-type="float">
            <text:p>4.17916</text:p>
          </table:table-cell>
          <table:table-cell office:value-type="float" office:value="4.1188" calcext:value-type="float">
            <text:p>4.1188</text:p>
          </table:table-cell>
          <table:table-cell office:value-type="float" office:value="4.02294" calcext:value-type="float">
            <text:p>4.02294</text:p>
          </table:table-cell>
          <table:table-cell office:value-type="float" office:value="4.0072" calcext:value-type="float">
            <text:p>4.0072</text:p>
          </table:table-cell>
          <table:table-cell office:value-type="float" office:value="4.05603" calcext:value-type="float">
            <text:p>4.05603</text:p>
          </table:table-cell>
          <table:table-cell office:value-type="float" office:value="3.95335" calcext:value-type="float">
            <text:p>3.95335</text:p>
          </table:table-cell>
          <table:table-cell office:value-type="float" office:value="4.00925" calcext:value-type="float">
            <text:p>4.00925</text:p>
          </table:table-cell>
          <table:table-cell office:value-type="float" office:value="4.06721" calcext:value-type="float">
            <text:p>4.06721</text:p>
          </table:table-cell>
          <table:table-cell office:value-type="float" office:value="4.11202" calcext:value-type="float">
            <text:p>4.11202</text:p>
          </table:table-cell>
          <table:table-cell office:value-type="float" office:value="3.96194" calcext:value-type="float">
            <text:p>3.96194</text:p>
          </table:table-cell>
          <table:table-cell office:value-type="float" office:value="3.96886" calcext:value-type="float">
            <text:p>3.96886</text:p>
          </table:table-cell>
          <table:table-cell office:value-type="float" office:value="4.14652" calcext:value-type="float">
            <text:p>4.14652</text:p>
          </table:table-cell>
          <table:table-cell office:value-type="float" office:value="3.96596" calcext:value-type="float">
            <text:p>3.96596</text:p>
          </table:table-cell>
          <table:table-cell office:value-type="float" office:value="3.98816" calcext:value-type="float">
            <text:p>3.98816</text:p>
          </table:table-cell>
          <table:table-cell office:value-type="float" office:value="3.94219" calcext:value-type="float">
            <text:p>3.94219</text:p>
          </table:table-cell>
          <table:table-cell office:value-type="float" office:value="3.98144" calcext:value-type="float">
            <text:p>3.98144</text:p>
          </table:table-cell>
          <table:table-cell office:value-type="float" office:value="3.96015" calcext:value-type="float">
            <text:p>3.96015</text:p>
          </table:table-cell>
          <table:table-cell office:value-type="float" office:value="4.05077" calcext:value-type="float">
            <text:p>4.05077</text:p>
          </table:table-cell>
          <table:table-cell office:value-type="float" office:value="4.02318" calcext:value-type="float">
            <text:p>4.02318</text:p>
          </table:table-cell>
          <table:table-cell office:value-type="float" office:value="4.11818" calcext:value-type="float">
            <text:p>4.11818</text:p>
          </table:table-cell>
          <table:table-cell office:value-type="float" office:value="4.10258" calcext:value-type="float">
            <text:p>4.10258</text:p>
          </table:table-cell>
          <table:table-cell office:value-type="float" office:value="4.05126" calcext:value-type="float">
            <text:p>4.05126</text:p>
          </table:table-cell>
          <table:table-cell office:value-type="float" office:value="4.08996" calcext:value-type="float">
            <text:p>4.08996</text:p>
          </table:table-cell>
          <table:table-cell office:value-type="float" office:value="4.11829" calcext:value-type="float">
            <text:p>4.11829</text:p>
          </table:table-cell>
          <table:table-cell office:value-type="float" office:value="4.11407" calcext:value-type="float">
            <text:p>4.11407</text:p>
          </table:table-cell>
          <table:table-cell office:value-type="float" office:value="4.0491" calcext:value-type="float">
            <text:p>4.0491</text:p>
          </table:table-cell>
          <table:table-cell office:value-type="float" office:value="3.97896" calcext:value-type="float">
            <text:p>3.97896</text:p>
          </table:table-cell>
          <table:table-cell office:value-type="float" office:value="4.02603" calcext:value-type="float">
            <text:p>4.02603</text:p>
          </table:table-cell>
          <table:table-cell office:value-type="float" office:value="3.94216" calcext:value-type="float">
            <text:p>3.94216</text:p>
          </table:table-cell>
          <table:table-cell office:value-type="float" office:value="4.00597" calcext:value-type="float">
            <text:p>4.00597</text:p>
          </table:table-cell>
          <table:table-cell office:value-type="float" office:value="3.89013" calcext:value-type="float">
            <text:p>3.89013</text:p>
          </table:table-cell>
          <table:table-cell office:value-type="float" office:value="4.12642" calcext:value-type="float">
            <text:p>4.12642</text:p>
          </table:table-cell>
          <table:table-cell office:value-type="float" office:value="4.1182" calcext:value-type="float">
            <text:p>4.1182</text:p>
          </table:table-cell>
          <table:table-cell office:value-type="float" office:value="4.08271" calcext:value-type="float">
            <text:p>4.08271</text:p>
          </table:table-cell>
          <table:table-cell office:value-type="float" office:value="3.9672" calcext:value-type="float">
            <text:p>3.9672</text:p>
          </table:table-cell>
          <table:table-cell office:value-type="float" office:value="3.96788" calcext:value-type="float">
            <text:p>3.96788</text:p>
          </table:table-cell>
          <table:table-cell office:value-type="float" office:value="3.94206" calcext:value-type="float">
            <text:p>3.94206</text:p>
          </table:table-cell>
          <table:table-cell office:value-type="float" office:value="4.02145" calcext:value-type="float">
            <text:p>4.02145</text:p>
          </table:table-cell>
          <table:table-cell office:value-type="float" office:value="3.98776" calcext:value-type="float">
            <text:p>3.98776</text:p>
          </table:table-cell>
          <table:table-cell office:value-type="float" office:value="4.242" calcext:value-type="float">
            <text:p>4.242</text:p>
          </table:table-cell>
          <table:table-cell/>
          <table:table-cell table:formula="of:=AVERAGE([.B19:.BI19])" office:value-type="float" office:value="4.03682716666667" calcext:value-type="float">
            <text:p>4.0368271667</text:p>
          </table:table-cell>
          <table:table-cell table:formula="of:=STDEV([.B19:.BI19])/2" office:value-type="float" office:value="0.0382700689025575" calcext:value-type="float">
            <text:p>0.038270068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.09159" calcext:value-type="float">
            <text:p>4.09159</text:p>
          </table:table-cell>
          <table:table-cell office:value-type="float" office:value="3.98868" calcext:value-type="float">
            <text:p>3.98868</text:p>
          </table:table-cell>
          <table:table-cell office:value-type="float" office:value="3.99436" calcext:value-type="float">
            <text:p>3.99436</text:p>
          </table:table-cell>
          <table:table-cell office:value-type="float" office:value="4.20753" calcext:value-type="float">
            <text:p>4.20753</text:p>
          </table:table-cell>
          <table:table-cell office:value-type="float" office:value="4.05434" calcext:value-type="float">
            <text:p>4.05434</text:p>
          </table:table-cell>
          <table:table-cell office:value-type="float" office:value="4.1186" calcext:value-type="float">
            <text:p>4.1186</text:p>
          </table:table-cell>
          <table:table-cell office:value-type="float" office:value="4.09287" calcext:value-type="float">
            <text:p>4.09287</text:p>
          </table:table-cell>
          <table:table-cell office:value-type="float" office:value="4.01727" calcext:value-type="float">
            <text:p>4.01727</text:p>
          </table:table-cell>
          <table:table-cell office:value-type="float" office:value="4.18132" calcext:value-type="float">
            <text:p>4.18132</text:p>
          </table:table-cell>
          <table:table-cell office:value-type="float" office:value="4.03315" calcext:value-type="float">
            <text:p>4.03315</text:p>
          </table:table-cell>
          <table:table-cell office:value-type="float" office:value="4.13745" calcext:value-type="float">
            <text:p>4.13745</text:p>
          </table:table-cell>
          <table:table-cell office:value-type="float" office:value="3.92792" calcext:value-type="float">
            <text:p>3.92792</text:p>
          </table:table-cell>
          <table:table-cell office:value-type="float" office:value="4.10789" calcext:value-type="float">
            <text:p>4.10789</text:p>
          </table:table-cell>
          <table:table-cell office:value-type="float" office:value="3.91091" calcext:value-type="float">
            <text:p>3.91091</text:p>
          </table:table-cell>
          <table:table-cell office:value-type="float" office:value="4.04375" calcext:value-type="float">
            <text:p>4.04375</text:p>
          </table:table-cell>
          <table:table-cell office:value-type="float" office:value="3.97266" calcext:value-type="float">
            <text:p>3.97266</text:p>
          </table:table-cell>
          <table:table-cell office:value-type="float" office:value="4.0535" calcext:value-type="float">
            <text:p>4.0535</text:p>
          </table:table-cell>
          <table:table-cell office:value-type="float" office:value="4.06279" calcext:value-type="float">
            <text:p>4.06279</text:p>
          </table:table-cell>
          <table:table-cell office:value-type="float" office:value="3.98499" calcext:value-type="float">
            <text:p>3.98499</text:p>
          </table:table-cell>
          <table:table-cell office:value-type="float" office:value="4.14967" calcext:value-type="float">
            <text:p>4.14967</text:p>
          </table:table-cell>
          <table:table-cell office:value-type="float" office:value="4.2027" calcext:value-type="float">
            <text:p>4.2027</text:p>
          </table:table-cell>
          <table:table-cell office:value-type="float" office:value="3.94349" calcext:value-type="float">
            <text:p>3.94349</text:p>
          </table:table-cell>
          <table:table-cell office:value-type="float" office:value="4.10409" calcext:value-type="float">
            <text:p>4.10409</text:p>
          </table:table-cell>
          <table:table-cell office:value-type="float" office:value="4.27782" calcext:value-type="float">
            <text:p>4.27782</text:p>
          </table:table-cell>
          <table:table-cell office:value-type="float" office:value="4.06025" calcext:value-type="float">
            <text:p>4.06025</text:p>
          </table:table-cell>
          <table:table-cell office:value-type="float" office:value="4.12173" calcext:value-type="float">
            <text:p>4.12173</text:p>
          </table:table-cell>
          <table:table-cell office:value-type="float" office:value="3.90331" calcext:value-type="float">
            <text:p>3.90331</text:p>
          </table:table-cell>
          <table:table-cell office:value-type="float" office:value="4.11568" calcext:value-type="float">
            <text:p>4.11568</text:p>
          </table:table-cell>
          <table:table-cell office:value-type="float" office:value="4.09988" calcext:value-type="float">
            <text:p>4.09988</text:p>
          </table:table-cell>
          <table:table-cell office:value-type="float" office:value="4.10194" calcext:value-type="float">
            <text:p>4.10194</text:p>
          </table:table-cell>
          <table:table-cell office:value-type="float" office:value="4.04418" calcext:value-type="float">
            <text:p>4.04418</text:p>
          </table:table-cell>
          <table:table-cell office:value-type="float" office:value="4.06511" calcext:value-type="float">
            <text:p>4.06511</text:p>
          </table:table-cell>
          <table:table-cell office:value-type="float" office:value="3.99377" calcext:value-type="float">
            <text:p>3.99377</text:p>
          </table:table-cell>
          <table:table-cell office:value-type="float" office:value="4.03179" calcext:value-type="float">
            <text:p>4.03179</text:p>
          </table:table-cell>
          <table:table-cell office:value-type="float" office:value="4.08166" calcext:value-type="float">
            <text:p>4.08166</text:p>
          </table:table-cell>
          <table:table-cell office:value-type="float" office:value="4.16133" calcext:value-type="float">
            <text:p>4.16133</text:p>
          </table:table-cell>
          <table:table-cell office:value-type="float" office:value="4.27325" calcext:value-type="float">
            <text:p>4.27325</text:p>
          </table:table-cell>
          <table:table-cell office:value-type="float" office:value="4.12404" calcext:value-type="float">
            <text:p>4.12404</text:p>
          </table:table-cell>
          <table:table-cell office:value-type="float" office:value="4.03086" calcext:value-type="float">
            <text:p>4.03086</text:p>
          </table:table-cell>
          <table:table-cell office:value-type="float" office:value="4.03468" calcext:value-type="float">
            <text:p>4.03468</text:p>
          </table:table-cell>
          <table:table-cell office:value-type="float" office:value="4.16642" calcext:value-type="float">
            <text:p>4.16642</text:p>
          </table:table-cell>
          <table:table-cell office:value-type="float" office:value="4.02368" calcext:value-type="float">
            <text:p>4.02368</text:p>
          </table:table-cell>
          <table:table-cell office:value-type="float" office:value="3.98519" calcext:value-type="float">
            <text:p>3.98519</text:p>
          </table:table-cell>
          <table:table-cell office:value-type="float" office:value="4.13515" calcext:value-type="float">
            <text:p>4.13515</text:p>
          </table:table-cell>
          <table:table-cell office:value-type="float" office:value="4.02014" calcext:value-type="float">
            <text:p>4.02014</text:p>
          </table:table-cell>
          <table:table-cell office:value-type="float" office:value="4.26515" calcext:value-type="float">
            <text:p>4.26515</text:p>
          </table:table-cell>
          <table:table-cell office:value-type="float" office:value="3.94997" calcext:value-type="float">
            <text:p>3.94997</text:p>
          </table:table-cell>
          <table:table-cell office:value-type="float" office:value="3.98923" calcext:value-type="float">
            <text:p>3.98923</text:p>
          </table:table-cell>
          <table:table-cell office:value-type="float" office:value="4.05495" calcext:value-type="float">
            <text:p>4.05495</text:p>
          </table:table-cell>
          <table:table-cell office:value-type="float" office:value="4.04513" calcext:value-type="float">
            <text:p>4.04513</text:p>
          </table:table-cell>
          <table:table-cell office:value-type="float" office:value="3.96833" calcext:value-type="float">
            <text:p>3.96833</text:p>
          </table:table-cell>
          <table:table-cell office:value-type="float" office:value="3.99204" calcext:value-type="float">
            <text:p>3.99204</text:p>
          </table:table-cell>
          <table:table-cell office:value-type="float" office:value="4.11938" calcext:value-type="float">
            <text:p>4.11938</text:p>
          </table:table-cell>
          <table:table-cell office:value-type="float" office:value="4.16926" calcext:value-type="float">
            <text:p>4.16926</text:p>
          </table:table-cell>
          <table:table-cell office:value-type="float" office:value="4.15768" calcext:value-type="float">
            <text:p>4.15768</text:p>
          </table:table-cell>
          <table:table-cell office:value-type="float" office:value="4.05473" calcext:value-type="float">
            <text:p>4.05473</text:p>
          </table:table-cell>
          <table:table-cell office:value-type="float" office:value="4.01978" calcext:value-type="float">
            <text:p>4.01978</text:p>
          </table:table-cell>
          <table:table-cell office:value-type="float" office:value="4.0564" calcext:value-type="float">
            <text:p>4.0564</text:p>
          </table:table-cell>
          <table:table-cell office:value-type="float" office:value="4.21561" calcext:value-type="float">
            <text:p>4.21561</text:p>
          </table:table-cell>
          <table:table-cell office:value-type="float" office:value="4.07598" calcext:value-type="float">
            <text:p>4.07598</text:p>
          </table:table-cell>
          <table:table-cell/>
          <table:table-cell table:formula="of:=AVERAGE([.B20:.BI20])" office:value-type="float" office:value="4.07278333333333" calcext:value-type="float">
            <text:p>4.0727833333</text:p>
          </table:table-cell>
          <table:table-cell table:formula="of:=STDEV([.B20:.BI20])/2" office:value-type="float" office:value="0.0435803422745664" calcext:value-type="float">
            <text:p>0.043580342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.28104" calcext:value-type="float">
            <text:p>4.28104</text:p>
          </table:table-cell>
          <table:table-cell office:value-type="float" office:value="4.7699" calcext:value-type="float">
            <text:p>4.7699</text:p>
          </table:table-cell>
          <table:table-cell office:value-type="float" office:value="4.66085" calcext:value-type="float">
            <text:p>4.66085</text:p>
          </table:table-cell>
          <table:table-cell office:value-type="float" office:value="4.62725" calcext:value-type="float">
            <text:p>4.62725</text:p>
          </table:table-cell>
          <table:table-cell office:value-type="float" office:value="4.79895" calcext:value-type="float">
            <text:p>4.79895</text:p>
          </table:table-cell>
          <table:table-cell office:value-type="float" office:value="4.50784" calcext:value-type="float">
            <text:p>4.50784</text:p>
          </table:table-cell>
          <table:table-cell office:value-type="float" office:value="4.5567" calcext:value-type="float">
            <text:p>4.5567</text:p>
          </table:table-cell>
          <table:table-cell office:value-type="float" office:value="4.3693" calcext:value-type="float">
            <text:p>4.3693</text:p>
          </table:table-cell>
          <table:table-cell office:value-type="float" office:value="4.61086" calcext:value-type="float">
            <text:p>4.61086</text:p>
          </table:table-cell>
          <table:table-cell office:value-type="float" office:value="4.3232" calcext:value-type="float">
            <text:p>4.3232</text:p>
          </table:table-cell>
          <table:table-cell office:value-type="float" office:value="4.27091" calcext:value-type="float">
            <text:p>4.27091</text:p>
          </table:table-cell>
          <table:table-cell office:value-type="float" office:value="4.22262" calcext:value-type="float">
            <text:p>4.22262</text:p>
          </table:table-cell>
          <table:table-cell office:value-type="float" office:value="4.18752" calcext:value-type="float">
            <text:p>4.18752</text:p>
          </table:table-cell>
          <table:table-cell office:value-type="float" office:value="4.68444" calcext:value-type="float">
            <text:p>4.68444</text:p>
          </table:table-cell>
          <table:table-cell office:value-type="float" office:value="4.7727" calcext:value-type="float">
            <text:p>4.7727</text:p>
          </table:table-cell>
          <table:table-cell office:value-type="float" office:value="4.44187" calcext:value-type="float">
            <text:p>4.44187</text:p>
          </table:table-cell>
          <table:table-cell office:value-type="float" office:value="4.2916" calcext:value-type="float">
            <text:p>4.2916</text:p>
          </table:table-cell>
          <table:table-cell office:value-type="float" office:value="4.63266" calcext:value-type="float">
            <text:p>4.63266</text:p>
          </table:table-cell>
          <table:table-cell office:value-type="float" office:value="4.27385" calcext:value-type="float">
            <text:p>4.27385</text:p>
          </table:table-cell>
          <table:table-cell office:value-type="float" office:value="4.78125" calcext:value-type="float">
            <text:p>4.78125</text:p>
          </table:table-cell>
          <table:table-cell office:value-type="float" office:value="4.61842" calcext:value-type="float">
            <text:p>4.61842</text:p>
          </table:table-cell>
          <table:table-cell office:value-type="float" office:value="4.45138" calcext:value-type="float">
            <text:p>4.45138</text:p>
          </table:table-cell>
          <table:table-cell office:value-type="float" office:value="4.22253" calcext:value-type="float">
            <text:p>4.22253</text:p>
          </table:table-cell>
          <table:table-cell office:value-type="float" office:value="4.29179" calcext:value-type="float">
            <text:p>4.29179</text:p>
          </table:table-cell>
          <table:table-cell office:value-type="float" office:value="4.43887" calcext:value-type="float">
            <text:p>4.43887</text:p>
          </table:table-cell>
          <table:table-cell office:value-type="float" office:value="4.67911" calcext:value-type="float">
            <text:p>4.67911</text:p>
          </table:table-cell>
          <table:table-cell office:value-type="float" office:value="4.51693" calcext:value-type="float">
            <text:p>4.51693</text:p>
          </table:table-cell>
          <table:table-cell office:value-type="float" office:value="4.79475" calcext:value-type="float">
            <text:p>4.79475</text:p>
          </table:table-cell>
          <table:table-cell office:value-type="float" office:value="4.27041" calcext:value-type="float">
            <text:p>4.27041</text:p>
          </table:table-cell>
          <table:table-cell office:value-type="float" office:value="4.69565" calcext:value-type="float">
            <text:p>4.69565</text:p>
          </table:table-cell>
          <table:table-cell office:value-type="float" office:value="4.35073" calcext:value-type="float">
            <text:p>4.35073</text:p>
          </table:table-cell>
          <table:table-cell office:value-type="float" office:value="4.7517" calcext:value-type="float">
            <text:p>4.7517</text:p>
          </table:table-cell>
          <table:table-cell office:value-type="float" office:value="4.10611" calcext:value-type="float">
            <text:p>4.10611</text:p>
          </table:table-cell>
          <table:table-cell office:value-type="float" office:value="4.50198" calcext:value-type="float">
            <text:p>4.50198</text:p>
          </table:table-cell>
          <table:table-cell office:value-type="float" office:value="4.24784" calcext:value-type="float">
            <text:p>4.24784</text:p>
          </table:table-cell>
          <table:table-cell office:value-type="float" office:value="4.302" calcext:value-type="float">
            <text:p>4.302</text:p>
          </table:table-cell>
          <table:table-cell office:value-type="float" office:value="4.31598" calcext:value-type="float">
            <text:p>4.31598</text:p>
          </table:table-cell>
          <table:table-cell office:value-type="float" office:value="4.79153" calcext:value-type="float">
            <text:p>4.79153</text:p>
          </table:table-cell>
          <table:table-cell office:value-type="float" office:value="4.66533" calcext:value-type="float">
            <text:p>4.66533</text:p>
          </table:table-cell>
          <table:table-cell office:value-type="float" office:value="4.42412" calcext:value-type="float">
            <text:p>4.42412</text:p>
          </table:table-cell>
          <table:table-cell office:value-type="float" office:value="4.24669" calcext:value-type="float">
            <text:p>4.24669</text:p>
          </table:table-cell>
          <table:table-cell office:value-type="float" office:value="4.58041" calcext:value-type="float">
            <text:p>4.58041</text:p>
          </table:table-cell>
          <table:table-cell office:value-type="float" office:value="4.43339" calcext:value-type="float">
            <text:p>4.43339</text:p>
          </table:table-cell>
          <table:table-cell office:value-type="float" office:value="4.74921" calcext:value-type="float">
            <text:p>4.74921</text:p>
          </table:table-cell>
          <table:table-cell office:value-type="float" office:value="4.55399" calcext:value-type="float">
            <text:p>4.55399</text:p>
          </table:table-cell>
          <table:table-cell office:value-type="float" office:value="4.82559" calcext:value-type="float">
            <text:p>4.82559</text:p>
          </table:table-cell>
          <table:table-cell office:value-type="float" office:value="4.36413" calcext:value-type="float">
            <text:p>4.36413</text:p>
          </table:table-cell>
          <table:table-cell office:value-type="float" office:value="4.70597" calcext:value-type="float">
            <text:p>4.70597</text:p>
          </table:table-cell>
          <table:table-cell office:value-type="float" office:value="4.25335" calcext:value-type="float">
            <text:p>4.25335</text:p>
          </table:table-cell>
          <table:table-cell office:value-type="float" office:value="4.34916" calcext:value-type="float">
            <text:p>4.34916</text:p>
          </table:table-cell>
          <table:table-cell office:value-type="float" office:value="4.41237" calcext:value-type="float">
            <text:p>4.41237</text:p>
          </table:table-cell>
          <table:table-cell office:value-type="float" office:value="4.38989" calcext:value-type="float">
            <text:p>4.38989</text:p>
          </table:table-cell>
          <table:table-cell office:value-type="float" office:value="4.58835" calcext:value-type="float">
            <text:p>4.58835</text:p>
          </table:table-cell>
          <table:table-cell office:value-type="float" office:value="4.46948" calcext:value-type="float">
            <text:p>4.46948</text:p>
          </table:table-cell>
          <table:table-cell office:value-type="float" office:value="4.75579" calcext:value-type="float">
            <text:p>4.75579</text:p>
          </table:table-cell>
          <table:table-cell office:value-type="float" office:value="4.21511" calcext:value-type="float">
            <text:p>4.21511</text:p>
          </table:table-cell>
          <table:table-cell office:value-type="float" office:value="4.3826" calcext:value-type="float">
            <text:p>4.3826</text:p>
          </table:table-cell>
          <table:table-cell office:value-type="float" office:value="4.54403" calcext:value-type="float">
            <text:p>4.54403</text:p>
          </table:table-cell>
          <table:table-cell office:value-type="float" office:value="4.75198" calcext:value-type="float">
            <text:p>4.75198</text:p>
          </table:table-cell>
          <table:table-cell office:value-type="float" office:value="4.45886" calcext:value-type="float">
            <text:p>4.45886</text:p>
          </table:table-cell>
          <table:table-cell/>
          <table:table-cell table:formula="of:=AVERAGE([.B21:.BI21])" office:value-type="float" office:value="4.49221366666667" calcext:value-type="float">
            <text:p>4.4922136667</text:p>
          </table:table-cell>
          <table:table-cell table:formula="of:=STDEV([.B21:.BI21])/2" office:value-type="float" office:value="0.0994780816714043" calcext:value-type="float">
            <text:p>0.099478081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.73527" calcext:value-type="float">
            <text:p>4.73527</text:p>
          </table:table-cell>
          <table:table-cell office:value-type="float" office:value="4.44808" calcext:value-type="float">
            <text:p>4.44808</text:p>
          </table:table-cell>
          <table:table-cell office:value-type="float" office:value="4.34887" calcext:value-type="float">
            <text:p>4.34887</text:p>
          </table:table-cell>
          <table:table-cell office:value-type="float" office:value="4.27714" calcext:value-type="float">
            <text:p>4.27714</text:p>
          </table:table-cell>
          <table:table-cell office:value-type="float" office:value="4.45024" calcext:value-type="float">
            <text:p>4.45024</text:p>
          </table:table-cell>
          <table:table-cell office:value-type="float" office:value="4.43238" calcext:value-type="float">
            <text:p>4.43238</text:p>
          </table:table-cell>
          <table:table-cell office:value-type="float" office:value="4.52883" calcext:value-type="float">
            <text:p>4.52883</text:p>
          </table:table-cell>
          <table:table-cell office:value-type="float" office:value="4.38791" calcext:value-type="float">
            <text:p>4.38791</text:p>
          </table:table-cell>
          <table:table-cell office:value-type="float" office:value="4.51076" calcext:value-type="float">
            <text:p>4.51076</text:p>
          </table:table-cell>
          <table:table-cell office:value-type="float" office:value="4.18774" calcext:value-type="float">
            <text:p>4.18774</text:p>
          </table:table-cell>
          <table:table-cell office:value-type="float" office:value="3.98658" calcext:value-type="float">
            <text:p>3.98658</text:p>
          </table:table-cell>
          <table:table-cell office:value-type="float" office:value="4.08689" calcext:value-type="float">
            <text:p>4.08689</text:p>
          </table:table-cell>
          <table:table-cell office:value-type="float" office:value="4.36756" calcext:value-type="float">
            <text:p>4.36756</text:p>
          </table:table-cell>
          <table:table-cell office:value-type="float" office:value="4.4124" calcext:value-type="float">
            <text:p>4.4124</text:p>
          </table:table-cell>
          <table:table-cell office:value-type="float" office:value="4.46238" calcext:value-type="float">
            <text:p>4.46238</text:p>
          </table:table-cell>
          <table:table-cell office:value-type="float" office:value="4.4696" calcext:value-type="float">
            <text:p>4.4696</text:p>
          </table:table-cell>
          <table:table-cell office:value-type="float" office:value="4.50555" calcext:value-type="float">
            <text:p>4.50555</text:p>
          </table:table-cell>
          <table:table-cell office:value-type="float" office:value="4.39583" calcext:value-type="float">
            <text:p>4.39583</text:p>
          </table:table-cell>
          <table:table-cell office:value-type="float" office:value="4.56634" calcext:value-type="float">
            <text:p>4.56634</text:p>
          </table:table-cell>
          <table:table-cell office:value-type="float" office:value="4.16691" calcext:value-type="float">
            <text:p>4.16691</text:p>
          </table:table-cell>
          <table:table-cell office:value-type="float" office:value="4.2756" calcext:value-type="float">
            <text:p>4.2756</text:p>
          </table:table-cell>
          <table:table-cell office:value-type="float" office:value="4.41856" calcext:value-type="float">
            <text:p>4.41856</text:p>
          </table:table-cell>
          <table:table-cell office:value-type="float" office:value="4.47295" calcext:value-type="float">
            <text:p>4.47295</text:p>
          </table:table-cell>
          <table:table-cell office:value-type="float" office:value="4.58109" calcext:value-type="float">
            <text:p>4.58109</text:p>
          </table:table-cell>
          <table:table-cell office:value-type="float" office:value="4.31203" calcext:value-type="float">
            <text:p>4.31203</text:p>
          </table:table-cell>
          <table:table-cell office:value-type="float" office:value="4.09949" calcext:value-type="float">
            <text:p>4.09949</text:p>
          </table:table-cell>
          <table:table-cell office:value-type="float" office:value="4.1709" calcext:value-type="float">
            <text:p>4.1709</text:p>
          </table:table-cell>
          <table:table-cell office:value-type="float" office:value="4.48166" calcext:value-type="float">
            <text:p>4.48166</text:p>
          </table:table-cell>
          <table:table-cell office:value-type="float" office:value="4.08132" calcext:value-type="float">
            <text:p>4.08132</text:p>
          </table:table-cell>
          <table:table-cell office:value-type="float" office:value="4.31175" calcext:value-type="float">
            <text:p>4.31175</text:p>
          </table:table-cell>
          <table:table-cell office:value-type="float" office:value="4.51605" calcext:value-type="float">
            <text:p>4.51605</text:p>
          </table:table-cell>
          <table:table-cell office:value-type="float" office:value="4.64019" calcext:value-type="float">
            <text:p>4.64019</text:p>
          </table:table-cell>
          <table:table-cell office:value-type="float" office:value="4.59814" calcext:value-type="float">
            <text:p>4.59814</text:p>
          </table:table-cell>
          <table:table-cell office:value-type="float" office:value="4.12401" calcext:value-type="float">
            <text:p>4.12401</text:p>
          </table:table-cell>
          <table:table-cell office:value-type="float" office:value="4.152" calcext:value-type="float">
            <text:p>4.152</text:p>
          </table:table-cell>
          <table:table-cell office:value-type="float" office:value="4.27192" calcext:value-type="float">
            <text:p>4.27192</text:p>
          </table:table-cell>
          <table:table-cell office:value-type="float" office:value="4.71515" calcext:value-type="float">
            <text:p>4.71515</text:p>
          </table:table-cell>
          <table:table-cell office:value-type="float" office:value="4.15071" calcext:value-type="float">
            <text:p>4.15071</text:p>
          </table:table-cell>
          <table:table-cell office:value-type="float" office:value="4.49269" calcext:value-type="float">
            <text:p>4.49269</text:p>
          </table:table-cell>
          <table:table-cell office:value-type="float" office:value="4.39827" calcext:value-type="float">
            <text:p>4.39827</text:p>
          </table:table-cell>
          <table:table-cell office:value-type="float" office:value="4.82729" calcext:value-type="float">
            <text:p>4.82729</text:p>
          </table:table-cell>
          <table:table-cell office:value-type="float" office:value="4.53852" calcext:value-type="float">
            <text:p>4.53852</text:p>
          </table:table-cell>
          <table:table-cell office:value-type="float" office:value="4.73308" calcext:value-type="float">
            <text:p>4.73308</text:p>
          </table:table-cell>
          <table:table-cell office:value-type="float" office:value="4.38736" calcext:value-type="float">
            <text:p>4.38736</text:p>
          </table:table-cell>
          <table:table-cell office:value-type="float" office:value="4.42765" calcext:value-type="float">
            <text:p>4.42765</text:p>
          </table:table-cell>
          <table:table-cell office:value-type="float" office:value="4.50349" calcext:value-type="float">
            <text:p>4.50349</text:p>
          </table:table-cell>
          <table:table-cell office:value-type="float" office:value="4.3217" calcext:value-type="float">
            <text:p>4.3217</text:p>
          </table:table-cell>
          <table:table-cell office:value-type="float" office:value="4.16755" calcext:value-type="float">
            <text:p>4.16755</text:p>
          </table:table-cell>
          <table:table-cell office:value-type="float" office:value="4.10438" calcext:value-type="float">
            <text:p>4.10438</text:p>
          </table:table-cell>
          <table:table-cell office:value-type="float" office:value="4.11344" calcext:value-type="float">
            <text:p>4.11344</text:p>
          </table:table-cell>
          <table:table-cell office:value-type="float" office:value="4.28014" calcext:value-type="float">
            <text:p>4.28014</text:p>
          </table:table-cell>
          <table:table-cell office:value-type="float" office:value="4.05849" calcext:value-type="float">
            <text:p>4.05849</text:p>
          </table:table-cell>
          <table:table-cell office:value-type="float" office:value="4.57043" calcext:value-type="float">
            <text:p>4.57043</text:p>
          </table:table-cell>
          <table:table-cell office:value-type="float" office:value="4.30274" calcext:value-type="float">
            <text:p>4.30274</text:p>
          </table:table-cell>
          <table:table-cell office:value-type="float" office:value="4.43193" calcext:value-type="float">
            <text:p>4.43193</text:p>
          </table:table-cell>
          <table:table-cell office:value-type="float" office:value="4.36603" calcext:value-type="float">
            <text:p>4.36603</text:p>
          </table:table-cell>
          <table:table-cell office:value-type="float" office:value="4.12612" calcext:value-type="float">
            <text:p>4.12612</text:p>
          </table:table-cell>
          <table:table-cell office:value-type="float" office:value="4.50802" calcext:value-type="float">
            <text:p>4.50802</text:p>
          </table:table-cell>
          <table:table-cell office:value-type="float" office:value="4.19871" calcext:value-type="float">
            <text:p>4.19871</text:p>
          </table:table-cell>
          <table:table-cell office:value-type="float" office:value="4.40732" calcext:value-type="float">
            <text:p>4.40732</text:p>
          </table:table-cell>
          <table:table-cell/>
          <table:table-cell table:formula="of:=AVERAGE([.B22:.BI22])" office:value-type="float" office:value="4.37276883333333" calcext:value-type="float">
            <text:p>4.3727688333</text:p>
          </table:table-cell>
          <table:table-cell table:formula="of:=STDEV([.B22:.BI22])/2" office:value-type="float" office:value="0.095349504594145" calcext:value-type="float">
            <text:p>0.095349504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.0923" calcext:value-type="float">
            <text:p>4.0923</text:p>
          </table:table-cell>
          <table:table-cell office:value-type="float" office:value="4.59312" calcext:value-type="float">
            <text:p>4.59312</text:p>
          </table:table-cell>
          <table:table-cell office:value-type="float" office:value="3.94396" calcext:value-type="float">
            <text:p>3.94396</text:p>
          </table:table-cell>
          <table:table-cell office:value-type="float" office:value="4.35077" calcext:value-type="float">
            <text:p>4.35077</text:p>
          </table:table-cell>
          <table:table-cell office:value-type="float" office:value="4.0738" calcext:value-type="float">
            <text:p>4.0738</text:p>
          </table:table-cell>
          <table:table-cell office:value-type="float" office:value="4.50748" calcext:value-type="float">
            <text:p>4.50748</text:p>
          </table:table-cell>
          <table:table-cell office:value-type="float" office:value="4.21219" calcext:value-type="float">
            <text:p>4.21219</text:p>
          </table:table-cell>
          <table:table-cell office:value-type="float" office:value="4.1687" calcext:value-type="float">
            <text:p>4.1687</text:p>
          </table:table-cell>
          <table:table-cell office:value-type="float" office:value="4.28361" calcext:value-type="float">
            <text:p>4.28361</text:p>
          </table:table-cell>
          <table:table-cell office:value-type="float" office:value="4.59776" calcext:value-type="float">
            <text:p>4.59776</text:p>
          </table:table-cell>
          <table:table-cell office:value-type="float" office:value="4.16097" calcext:value-type="float">
            <text:p>4.16097</text:p>
          </table:table-cell>
          <table:table-cell office:value-type="float" office:value="4.59989" calcext:value-type="float">
            <text:p>4.59989</text:p>
          </table:table-cell>
          <table:table-cell office:value-type="float" office:value="4.21118" calcext:value-type="float">
            <text:p>4.21118</text:p>
          </table:table-cell>
          <table:table-cell office:value-type="float" office:value="4.19769" calcext:value-type="float">
            <text:p>4.19769</text:p>
          </table:table-cell>
          <table:table-cell office:value-type="float" office:value="4.09451" calcext:value-type="float">
            <text:p>4.09451</text:p>
          </table:table-cell>
          <table:table-cell office:value-type="float" office:value="4.23725" calcext:value-type="float">
            <text:p>4.23725</text:p>
          </table:table-cell>
          <table:table-cell office:value-type="float" office:value="4.38644" calcext:value-type="float">
            <text:p>4.38644</text:p>
          </table:table-cell>
          <table:table-cell office:value-type="float" office:value="4.51362" calcext:value-type="float">
            <text:p>4.51362</text:p>
          </table:table-cell>
          <table:table-cell office:value-type="float" office:value="4.22745" calcext:value-type="float">
            <text:p>4.22745</text:p>
          </table:table-cell>
          <table:table-cell office:value-type="float" office:value="4.56901" calcext:value-type="float">
            <text:p>4.56901</text:p>
          </table:table-cell>
          <table:table-cell office:value-type="float" office:value="4.3364" calcext:value-type="float">
            <text:p>4.3364</text:p>
          </table:table-cell>
          <table:table-cell office:value-type="float" office:value="4.23739" calcext:value-type="float">
            <text:p>4.23739</text:p>
          </table:table-cell>
          <table:table-cell office:value-type="float" office:value="4.44863" calcext:value-type="float">
            <text:p>4.44863</text:p>
          </table:table-cell>
          <table:table-cell office:value-type="float" office:value="4.06028" calcext:value-type="float">
            <text:p>4.06028</text:p>
          </table:table-cell>
          <table:table-cell office:value-type="float" office:value="4.1817" calcext:value-type="float">
            <text:p>4.1817</text:p>
          </table:table-cell>
          <table:table-cell office:value-type="float" office:value="4.18441" calcext:value-type="float">
            <text:p>4.18441</text:p>
          </table:table-cell>
          <table:table-cell office:value-type="float" office:value="4.31158" calcext:value-type="float">
            <text:p>4.31158</text:p>
          </table:table-cell>
          <table:table-cell office:value-type="float" office:value="4.23569" calcext:value-type="float">
            <text:p>4.23569</text:p>
          </table:table-cell>
          <table:table-cell office:value-type="float" office:value="4.49753" calcext:value-type="float">
            <text:p>4.49753</text:p>
          </table:table-cell>
          <table:table-cell office:value-type="float" office:value="4.196" calcext:value-type="float">
            <text:p>4.196</text:p>
          </table:table-cell>
          <table:table-cell office:value-type="float" office:value="4.25283" calcext:value-type="float">
            <text:p>4.25283</text:p>
          </table:table-cell>
          <table:table-cell office:value-type="float" office:value="4.29664" calcext:value-type="float">
            <text:p>4.29664</text:p>
          </table:table-cell>
          <table:table-cell office:value-type="float" office:value="4.50068" calcext:value-type="float">
            <text:p>4.50068</text:p>
          </table:table-cell>
          <table:table-cell office:value-type="float" office:value="4.21313" calcext:value-type="float">
            <text:p>4.21313</text:p>
          </table:table-cell>
          <table:table-cell office:value-type="float" office:value="4.17985" calcext:value-type="float">
            <text:p>4.17985</text:p>
          </table:table-cell>
          <table:table-cell office:value-type="float" office:value="4.4471" calcext:value-type="float">
            <text:p>4.4471</text:p>
          </table:table-cell>
          <table:table-cell office:value-type="float" office:value="4.36463" calcext:value-type="float">
            <text:p>4.36463</text:p>
          </table:table-cell>
          <table:table-cell office:value-type="float" office:value="4.22581" calcext:value-type="float">
            <text:p>4.22581</text:p>
          </table:table-cell>
          <table:table-cell office:value-type="float" office:value="4.42417" calcext:value-type="float">
            <text:p>4.42417</text:p>
          </table:table-cell>
          <table:table-cell office:value-type="float" office:value="4.18715" calcext:value-type="float">
            <text:p>4.18715</text:p>
          </table:table-cell>
          <table:table-cell office:value-type="float" office:value="4.40869" calcext:value-type="float">
            <text:p>4.40869</text:p>
          </table:table-cell>
          <table:table-cell office:value-type="float" office:value="4.28467" calcext:value-type="float">
            <text:p>4.28467</text:p>
          </table:table-cell>
          <table:table-cell office:value-type="float" office:value="4.05564" calcext:value-type="float">
            <text:p>4.05564</text:p>
          </table:table-cell>
          <table:table-cell office:value-type="float" office:value="4.12554" calcext:value-type="float">
            <text:p>4.12554</text:p>
          </table:table-cell>
          <table:table-cell office:value-type="float" office:value="4.06494" calcext:value-type="float">
            <text:p>4.06494</text:p>
          </table:table-cell>
          <table:table-cell office:value-type="float" office:value="4.49824" calcext:value-type="float">
            <text:p>4.49824</text:p>
          </table:table-cell>
          <table:table-cell office:value-type="float" office:value="4.08553" calcext:value-type="float">
            <text:p>4.08553</text:p>
          </table:table-cell>
          <table:table-cell office:value-type="float" office:value="4.36837" calcext:value-type="float">
            <text:p>4.36837</text:p>
          </table:table-cell>
          <table:table-cell office:value-type="float" office:value="4.28454" calcext:value-type="float">
            <text:p>4.28454</text:p>
          </table:table-cell>
          <table:table-cell office:value-type="float" office:value="4.50595" calcext:value-type="float">
            <text:p>4.50595</text:p>
          </table:table-cell>
          <table:table-cell office:value-type="float" office:value="4.41133" calcext:value-type="float">
            <text:p>4.41133</text:p>
          </table:table-cell>
          <table:table-cell office:value-type="float" office:value="4.40214" calcext:value-type="float">
            <text:p>4.40214</text:p>
          </table:table-cell>
          <table:table-cell office:value-type="float" office:value="4.36758" calcext:value-type="float">
            <text:p>4.36758</text:p>
          </table:table-cell>
          <table:table-cell office:value-type="float" office:value="4.08278" calcext:value-type="float">
            <text:p>4.08278</text:p>
          </table:table-cell>
          <table:table-cell office:value-type="float" office:value="4.33187" calcext:value-type="float">
            <text:p>4.33187</text:p>
          </table:table-cell>
          <table:table-cell office:value-type="float" office:value="4.35378" calcext:value-type="float">
            <text:p>4.35378</text:p>
          </table:table-cell>
          <table:table-cell office:value-type="float" office:value="4.34558" calcext:value-type="float">
            <text:p>4.34558</text:p>
          </table:table-cell>
          <table:table-cell office:value-type="float" office:value="4.38826" calcext:value-type="float">
            <text:p>4.38826</text:p>
          </table:table-cell>
          <table:table-cell office:value-type="float" office:value="4.50796" calcext:value-type="float">
            <text:p>4.50796</text:p>
          </table:table-cell>
          <table:table-cell office:value-type="float" office:value="4.07677" calcext:value-type="float">
            <text:p>4.07677</text:p>
          </table:table-cell>
          <table:table-cell/>
          <table:table-cell table:formula="of:=AVERAGE([.B23:.BI23])" office:value-type="float" office:value="4.295891" calcext:value-type="float">
            <text:p>4.295891</text:p>
          </table:table-cell>
          <table:table-cell table:formula="of:=STDEV([.B23:.BI23])/2" office:value-type="float" office:value="0.0805630142602356" calcext:value-type="float">
            <text:p>0.080563014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.30455" calcext:value-type="float">
            <text:p>4.30455</text:p>
          </table:table-cell>
          <table:table-cell office:value-type="float" office:value="4.1536" calcext:value-type="float">
            <text:p>4.1536</text:p>
          </table:table-cell>
          <table:table-cell office:value-type="float" office:value="4.18212" calcext:value-type="float">
            <text:p>4.18212</text:p>
          </table:table-cell>
          <table:table-cell office:value-type="float" office:value="4.12872" calcext:value-type="float">
            <text:p>4.12872</text:p>
          </table:table-cell>
          <table:table-cell office:value-type="float" office:value="4.26253" calcext:value-type="float">
            <text:p>4.26253</text:p>
          </table:table-cell>
          <table:table-cell office:value-type="float" office:value="4.44969" calcext:value-type="float">
            <text:p>4.44969</text:p>
          </table:table-cell>
          <table:table-cell office:value-type="float" office:value="4.26771" calcext:value-type="float">
            <text:p>4.26771</text:p>
          </table:table-cell>
          <table:table-cell office:value-type="float" office:value="4.25487" calcext:value-type="float">
            <text:p>4.25487</text:p>
          </table:table-cell>
          <table:table-cell office:value-type="float" office:value="4.31452" calcext:value-type="float">
            <text:p>4.31452</text:p>
          </table:table-cell>
          <table:table-cell office:value-type="float" office:value="4.23007" calcext:value-type="float">
            <text:p>4.23007</text:p>
          </table:table-cell>
          <table:table-cell office:value-type="float" office:value="4.0487" calcext:value-type="float">
            <text:p>4.0487</text:p>
          </table:table-cell>
          <table:table-cell office:value-type="float" office:value="4.16423" calcext:value-type="float">
            <text:p>4.16423</text:p>
          </table:table-cell>
          <table:table-cell office:value-type="float" office:value="3.98911" calcext:value-type="float">
            <text:p>3.98911</text:p>
          </table:table-cell>
          <table:table-cell office:value-type="float" office:value="4.13556" calcext:value-type="float">
            <text:p>4.13556</text:p>
          </table:table-cell>
          <table:table-cell office:value-type="float" office:value="4.43468" calcext:value-type="float">
            <text:p>4.43468</text:p>
          </table:table-cell>
          <table:table-cell office:value-type="float" office:value="4.31875" calcext:value-type="float">
            <text:p>4.31875</text:p>
          </table:table-cell>
          <table:table-cell office:value-type="float" office:value="3.99205" calcext:value-type="float">
            <text:p>3.99205</text:p>
          </table:table-cell>
          <table:table-cell office:value-type="float" office:value="4.29242" calcext:value-type="float">
            <text:p>4.29242</text:p>
          </table:table-cell>
          <table:table-cell office:value-type="float" office:value="4.26593" calcext:value-type="float">
            <text:p>4.26593</text:p>
          </table:table-cell>
          <table:table-cell office:value-type="float" office:value="4.14052" calcext:value-type="float">
            <text:p>4.14052</text:p>
          </table:table-cell>
          <table:table-cell office:value-type="float" office:value="4.31879" calcext:value-type="float">
            <text:p>4.31879</text:p>
          </table:table-cell>
          <table:table-cell office:value-type="float" office:value="4.10857" calcext:value-type="float">
            <text:p>4.10857</text:p>
          </table:table-cell>
          <table:table-cell office:value-type="float" office:value="4.44894" calcext:value-type="float">
            <text:p>4.44894</text:p>
          </table:table-cell>
          <table:table-cell office:value-type="float" office:value="4.25235" calcext:value-type="float">
            <text:p>4.25235</text:p>
          </table:table-cell>
          <table:table-cell office:value-type="float" office:value="4.27724" calcext:value-type="float">
            <text:p>4.27724</text:p>
          </table:table-cell>
          <table:table-cell office:value-type="float" office:value="4.07694" calcext:value-type="float">
            <text:p>4.07694</text:p>
          </table:table-cell>
          <table:table-cell office:value-type="float" office:value="4.05949" calcext:value-type="float">
            <text:p>4.05949</text:p>
          </table:table-cell>
          <table:table-cell office:value-type="float" office:value="4.09968" calcext:value-type="float">
            <text:p>4.09968</text:p>
          </table:table-cell>
          <table:table-cell office:value-type="float" office:value="3.98603" calcext:value-type="float">
            <text:p>3.98603</text:p>
          </table:table-cell>
          <table:table-cell office:value-type="float" office:value="4.53692" calcext:value-type="float">
            <text:p>4.53692</text:p>
          </table:table-cell>
          <table:table-cell office:value-type="float" office:value="3.93507" calcext:value-type="float">
            <text:p>3.93507</text:p>
          </table:table-cell>
          <table:table-cell office:value-type="float" office:value="4.26386" calcext:value-type="float">
            <text:p>4.26386</text:p>
          </table:table-cell>
          <table:table-cell office:value-type="float" office:value="4.21108" calcext:value-type="float">
            <text:p>4.21108</text:p>
          </table:table-cell>
          <table:table-cell office:value-type="float" office:value="4.56312" calcext:value-type="float">
            <text:p>4.56312</text:p>
          </table:table-cell>
          <table:table-cell office:value-type="float" office:value="4.29807" calcext:value-type="float">
            <text:p>4.29807</text:p>
          </table:table-cell>
          <table:table-cell office:value-type="float" office:value="4.12536" calcext:value-type="float">
            <text:p>4.12536</text:p>
          </table:table-cell>
          <table:table-cell office:value-type="float" office:value="4.40226" calcext:value-type="float">
            <text:p>4.40226</text:p>
          </table:table-cell>
          <table:table-cell office:value-type="float" office:value="4.50992" calcext:value-type="float">
            <text:p>4.50992</text:p>
          </table:table-cell>
          <table:table-cell office:value-type="float" office:value="4.1301" calcext:value-type="float">
            <text:p>4.1301</text:p>
          </table:table-cell>
          <table:table-cell office:value-type="float" office:value="4.45159" calcext:value-type="float">
            <text:p>4.45159</text:p>
          </table:table-cell>
          <table:table-cell office:value-type="float" office:value="4.06198" calcext:value-type="float">
            <text:p>4.06198</text:p>
          </table:table-cell>
          <table:table-cell office:value-type="float" office:value="4.02928" calcext:value-type="float">
            <text:p>4.02928</text:p>
          </table:table-cell>
          <table:table-cell office:value-type="float" office:value="4.2952" calcext:value-type="float">
            <text:p>4.2952</text:p>
          </table:table-cell>
          <table:table-cell office:value-type="float" office:value="4.46528" calcext:value-type="float">
            <text:p>4.46528</text:p>
          </table:table-cell>
          <table:table-cell office:value-type="float" office:value="4.41827" calcext:value-type="float">
            <text:p>4.41827</text:p>
          </table:table-cell>
          <table:table-cell office:value-type="float" office:value="4.11795" calcext:value-type="float">
            <text:p>4.11795</text:p>
          </table:table-cell>
          <table:table-cell office:value-type="float" office:value="4.57442" calcext:value-type="float">
            <text:p>4.57442</text:p>
          </table:table-cell>
          <table:table-cell office:value-type="float" office:value="4.10339" calcext:value-type="float">
            <text:p>4.10339</text:p>
          </table:table-cell>
          <table:table-cell office:value-type="float" office:value="4.13637" calcext:value-type="float">
            <text:p>4.13637</text:p>
          </table:table-cell>
          <table:table-cell office:value-type="float" office:value="4.24371" calcext:value-type="float">
            <text:p>4.24371</text:p>
          </table:table-cell>
          <table:table-cell office:value-type="float" office:value="3.91888" calcext:value-type="float">
            <text:p>3.91888</text:p>
          </table:table-cell>
          <table:table-cell office:value-type="float" office:value="4.17982" calcext:value-type="float">
            <text:p>4.17982</text:p>
          </table:table-cell>
          <table:table-cell office:value-type="float" office:value="4.29368" calcext:value-type="float">
            <text:p>4.29368</text:p>
          </table:table-cell>
          <table:table-cell office:value-type="float" office:value="4.41478" calcext:value-type="float">
            <text:p>4.41478</text:p>
          </table:table-cell>
          <table:table-cell office:value-type="float" office:value="4.15824" calcext:value-type="float">
            <text:p>4.15824</text:p>
          </table:table-cell>
          <table:table-cell office:value-type="float" office:value="3.9533" calcext:value-type="float">
            <text:p>3.9533</text:p>
          </table:table-cell>
          <table:table-cell office:value-type="float" office:value="4.23157" calcext:value-type="float">
            <text:p>4.23157</text:p>
          </table:table-cell>
          <table:table-cell office:value-type="float" office:value="4.39486" calcext:value-type="float">
            <text:p>4.39486</text:p>
          </table:table-cell>
          <table:table-cell office:value-type="float" office:value="4.1782" calcext:value-type="float">
            <text:p>4.1782</text:p>
          </table:table-cell>
          <table:table-cell office:value-type="float" office:value="4.39763" calcext:value-type="float">
            <text:p>4.39763</text:p>
          </table:table-cell>
          <table:table-cell/>
          <table:table-cell table:formula="of:=AVERAGE([.B24:.BI24])" office:value-type="float" office:value="4.232542" calcext:value-type="float">
            <text:p>4.232542</text:p>
          </table:table-cell>
          <table:table-cell table:formula="of:=STDEV([.B24:.BI24])/2" office:value-type="float" office:value="0.0818578790395125" calcext:value-type="float">
            <text:p>0.081857879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.37565" calcext:value-type="float">
            <text:p>4.37565</text:p>
          </table:table-cell>
          <table:table-cell office:value-type="float" office:value="4.32527" calcext:value-type="float">
            <text:p>4.32527</text:p>
          </table:table-cell>
          <table:table-cell office:value-type="float" office:value="4.13672" calcext:value-type="float">
            <text:p>4.13672</text:p>
          </table:table-cell>
          <table:table-cell office:value-type="float" office:value="4.11261" calcext:value-type="float">
            <text:p>4.11261</text:p>
          </table:table-cell>
          <table:table-cell office:value-type="float" office:value="4.34324" calcext:value-type="float">
            <text:p>4.34324</text:p>
          </table:table-cell>
          <table:table-cell office:value-type="float" office:value="4.22735" calcext:value-type="float">
            <text:p>4.22735</text:p>
          </table:table-cell>
          <table:table-cell office:value-type="float" office:value="4.51754" calcext:value-type="float">
            <text:p>4.51754</text:p>
          </table:table-cell>
          <table:table-cell office:value-type="float" office:value="4.42278" calcext:value-type="float">
            <text:p>4.42278</text:p>
          </table:table-cell>
          <table:table-cell office:value-type="float" office:value="4.11671" calcext:value-type="float">
            <text:p>4.11671</text:p>
          </table:table-cell>
          <table:table-cell office:value-type="float" office:value="4.07687" calcext:value-type="float">
            <text:p>4.07687</text:p>
          </table:table-cell>
          <table:table-cell office:value-type="float" office:value="4.31459" calcext:value-type="float">
            <text:p>4.31459</text:p>
          </table:table-cell>
          <table:table-cell office:value-type="float" office:value="4.18982" calcext:value-type="float">
            <text:p>4.18982</text:p>
          </table:table-cell>
          <table:table-cell office:value-type="float" office:value="4.58113" calcext:value-type="float">
            <text:p>4.58113</text:p>
          </table:table-cell>
          <table:table-cell office:value-type="float" office:value="4.16643" calcext:value-type="float">
            <text:p>4.16643</text:p>
          </table:table-cell>
          <table:table-cell office:value-type="float" office:value="4.17476" calcext:value-type="float">
            <text:p>4.17476</text:p>
          </table:table-cell>
          <table:table-cell office:value-type="float" office:value="3.97325" calcext:value-type="float">
            <text:p>3.97325</text:p>
          </table:table-cell>
          <table:table-cell office:value-type="float" office:value="3.9745" calcext:value-type="float">
            <text:p>3.9745</text:p>
          </table:table-cell>
          <table:table-cell office:value-type="float" office:value="4.05465" calcext:value-type="float">
            <text:p>4.05465</text:p>
          </table:table-cell>
          <table:table-cell office:value-type="float" office:value="4.09009" calcext:value-type="float">
            <text:p>4.09009</text:p>
          </table:table-cell>
          <table:table-cell office:value-type="float" office:value="4.24606" calcext:value-type="float">
            <text:p>4.24606</text:p>
          </table:table-cell>
          <table:table-cell office:value-type="float" office:value="4.27627" calcext:value-type="float">
            <text:p>4.27627</text:p>
          </table:table-cell>
          <table:table-cell office:value-type="float" office:value="4.09694" calcext:value-type="float">
            <text:p>4.09694</text:p>
          </table:table-cell>
          <table:table-cell office:value-type="float" office:value="4.1285" calcext:value-type="float">
            <text:p>4.1285</text:p>
          </table:table-cell>
          <table:table-cell office:value-type="float" office:value="4.2252" calcext:value-type="float">
            <text:p>4.2252</text:p>
          </table:table-cell>
          <table:table-cell office:value-type="float" office:value="4.56139" calcext:value-type="float">
            <text:p>4.56139</text:p>
          </table:table-cell>
          <table:table-cell office:value-type="float" office:value="4.0869" calcext:value-type="float">
            <text:p>4.0869</text:p>
          </table:table-cell>
          <table:table-cell office:value-type="float" office:value="4.2403" calcext:value-type="float">
            <text:p>4.2403</text:p>
          </table:table-cell>
          <table:table-cell office:value-type="float" office:value="4.47734" calcext:value-type="float">
            <text:p>4.47734</text:p>
          </table:table-cell>
          <table:table-cell office:value-type="float" office:value="4.3756" calcext:value-type="float">
            <text:p>4.3756</text:p>
          </table:table-cell>
          <table:table-cell office:value-type="float" office:value="4.07571" calcext:value-type="float">
            <text:p>4.07571</text:p>
          </table:table-cell>
          <table:table-cell office:value-type="float" office:value="4.0937" calcext:value-type="float">
            <text:p>4.0937</text:p>
          </table:table-cell>
          <table:table-cell office:value-type="float" office:value="4.17792" calcext:value-type="float">
            <text:p>4.17792</text:p>
          </table:table-cell>
          <table:table-cell office:value-type="float" office:value="4.08659" calcext:value-type="float">
            <text:p>4.08659</text:p>
          </table:table-cell>
          <table:table-cell office:value-type="float" office:value="4.00054" calcext:value-type="float">
            <text:p>4.00054</text:p>
          </table:table-cell>
          <table:table-cell office:value-type="float" office:value="4.08176" calcext:value-type="float">
            <text:p>4.08176</text:p>
          </table:table-cell>
          <table:table-cell office:value-type="float" office:value="4.06587" calcext:value-type="float">
            <text:p>4.06587</text:p>
          </table:table-cell>
          <table:table-cell office:value-type="float" office:value="4.25137" calcext:value-type="float">
            <text:p>4.25137</text:p>
          </table:table-cell>
          <table:table-cell office:value-type="float" office:value="3.91009" calcext:value-type="float">
            <text:p>3.91009</text:p>
          </table:table-cell>
          <table:table-cell office:value-type="float" office:value="4.1375" calcext:value-type="float">
            <text:p>4.1375</text:p>
          </table:table-cell>
          <table:table-cell office:value-type="float" office:value="4.01495" calcext:value-type="float">
            <text:p>4.01495</text:p>
          </table:table-cell>
          <table:table-cell office:value-type="float" office:value="4.15298" calcext:value-type="float">
            <text:p>4.15298</text:p>
          </table:table-cell>
          <table:table-cell office:value-type="float" office:value="4.02419" calcext:value-type="float">
            <text:p>4.02419</text:p>
          </table:table-cell>
          <table:table-cell office:value-type="float" office:value="4.19582" calcext:value-type="float">
            <text:p>4.19582</text:p>
          </table:table-cell>
          <table:table-cell office:value-type="float" office:value="4.13948" calcext:value-type="float">
            <text:p>4.13948</text:p>
          </table:table-cell>
          <table:table-cell office:value-type="float" office:value="4.30519" calcext:value-type="float">
            <text:p>4.30519</text:p>
          </table:table-cell>
          <table:table-cell office:value-type="float" office:value="4.13536" calcext:value-type="float">
            <text:p>4.13536</text:p>
          </table:table-cell>
          <table:table-cell office:value-type="float" office:value="4.34209" calcext:value-type="float">
            <text:p>4.34209</text:p>
          </table:table-cell>
          <table:table-cell office:value-type="float" office:value="3.91396" calcext:value-type="float">
            <text:p>3.91396</text:p>
          </table:table-cell>
          <table:table-cell office:value-type="float" office:value="4.19601" calcext:value-type="float">
            <text:p>4.19601</text:p>
          </table:table-cell>
          <table:table-cell office:value-type="float" office:value="3.97197" calcext:value-type="float">
            <text:p>3.97197</text:p>
          </table:table-cell>
          <table:table-cell office:value-type="float" office:value="4.05462" calcext:value-type="float">
            <text:p>4.05462</text:p>
          </table:table-cell>
          <table:table-cell office:value-type="float" office:value="4.37153" calcext:value-type="float">
            <text:p>4.37153</text:p>
          </table:table-cell>
          <table:table-cell office:value-type="float" office:value="4.17598" calcext:value-type="float">
            <text:p>4.17598</text:p>
          </table:table-cell>
          <table:table-cell office:value-type="float" office:value="4.2891" calcext:value-type="float">
            <text:p>4.2891</text:p>
          </table:table-cell>
          <table:table-cell office:value-type="float" office:value="4.1693" calcext:value-type="float">
            <text:p>4.1693</text:p>
          </table:table-cell>
          <table:table-cell office:value-type="float" office:value="4.15702" calcext:value-type="float">
            <text:p>4.15702</text:p>
          </table:table-cell>
          <table:table-cell office:value-type="float" office:value="4.14409" calcext:value-type="float">
            <text:p>4.14409</text:p>
          </table:table-cell>
          <table:table-cell office:value-type="float" office:value="4.03391" calcext:value-type="float">
            <text:p>4.03391</text:p>
          </table:table-cell>
          <table:table-cell office:value-type="float" office:value="4.32265" calcext:value-type="float">
            <text:p>4.32265</text:p>
          </table:table-cell>
          <table:table-cell office:value-type="float" office:value="4.12984" calcext:value-type="float">
            <text:p>4.12984</text:p>
          </table:table-cell>
          <table:table-cell/>
          <table:table-cell table:formula="of:=AVERAGE([.B25:.BI25])" office:value-type="float" office:value="4.1834925" calcext:value-type="float">
            <text:p>4.1834925</text:p>
          </table:table-cell>
          <table:table-cell table:formula="of:=STDEV([.B25:.BI25])/2" office:value-type="float" office:value="0.0760176393648044" calcext:value-type="float">
            <text:p>0.0760176394</text:p>
          </table:table-cell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mpairAffinity</text:p>
          </table:table-cell>
          <table:table-cell table:number-columns-repeated="6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80183" calcext:value-type="float">
            <text:p>1.80183</text:p>
          </table:table-cell>
          <table:table-cell office:value-type="float" office:value="1.7368" calcext:value-type="float">
            <text:p>1.7368</text:p>
          </table:table-cell>
          <table:table-cell office:value-type="float" office:value="2.26663" calcext:value-type="float">
            <text:p>2.26663</text:p>
          </table:table-cell>
          <table:table-cell office:value-type="float" office:value="1.62104" calcext:value-type="float">
            <text:p>1.62104</text:p>
          </table:table-cell>
          <table:table-cell office:value-type="float" office:value="1.74708" calcext:value-type="float">
            <text:p>1.74708</text:p>
          </table:table-cell>
          <table:table-cell office:value-type="float" office:value="2.11462" calcext:value-type="float">
            <text:p>2.11462</text:p>
          </table:table-cell>
          <table:table-cell office:value-type="float" office:value="2.07943" calcext:value-type="float">
            <text:p>2.07943</text:p>
          </table:table-cell>
          <table:table-cell office:value-type="float" office:value="1.72516" calcext:value-type="float">
            <text:p>1.72516</text:p>
          </table:table-cell>
          <table:table-cell office:value-type="float" office:value="2.14739" calcext:value-type="float">
            <text:p>2.14739</text:p>
          </table:table-cell>
          <table:table-cell office:value-type="float" office:value="1.59755" calcext:value-type="float">
            <text:p>1.59755</text:p>
          </table:table-cell>
          <table:table-cell office:value-type="float" office:value="2.14761" calcext:value-type="float">
            <text:p>2.14761</text:p>
          </table:table-cell>
          <table:table-cell office:value-type="float" office:value="1.78351" calcext:value-type="float">
            <text:p>1.78351</text:p>
          </table:table-cell>
          <table:table-cell office:value-type="float" office:value="2.29203" calcext:value-type="float">
            <text:p>2.29203</text:p>
          </table:table-cell>
          <table:table-cell office:value-type="float" office:value="2.14334" calcext:value-type="float">
            <text:p>2.14334</text:p>
          </table:table-cell>
          <table:table-cell office:value-type="float" office:value="2.28934" calcext:value-type="float">
            <text:p>2.28934</text:p>
          </table:table-cell>
          <table:table-cell office:value-type="float" office:value="1.70133" calcext:value-type="float">
            <text:p>1.70133</text:p>
          </table:table-cell>
          <table:table-cell office:value-type="float" office:value="2.08698" calcext:value-type="float">
            <text:p>2.08698</text:p>
          </table:table-cell>
          <table:table-cell office:value-type="float" office:value="1.74929" calcext:value-type="float">
            <text:p>1.74929</text:p>
          </table:table-cell>
          <table:table-cell office:value-type="float" office:value="2.32649" calcext:value-type="float">
            <text:p>2.32649</text:p>
          </table:table-cell>
          <table:table-cell office:value-type="float" office:value="1.73386" calcext:value-type="float">
            <text:p>1.73386</text:p>
          </table:table-cell>
          <table:table-cell office:value-type="float" office:value="2.08833" calcext:value-type="float">
            <text:p>2.08833</text:p>
          </table:table-cell>
          <table:table-cell office:value-type="float" office:value="1.62842" calcext:value-type="float">
            <text:p>1.62842</text:p>
          </table:table-cell>
          <table:table-cell office:value-type="float" office:value="2.39156" calcext:value-type="float">
            <text:p>2.39156</text:p>
          </table:table-cell>
          <table:table-cell office:value-type="float" office:value="1.61847" calcext:value-type="float">
            <text:p>1.61847</text:p>
          </table:table-cell>
          <table:table-cell office:value-type="float" office:value="2.14674" calcext:value-type="float">
            <text:p>2.14674</text:p>
          </table:table-cell>
          <table:table-cell office:value-type="float" office:value="2.15381" calcext:value-type="float">
            <text:p>2.15381</text:p>
          </table:table-cell>
          <table:table-cell office:value-type="float" office:value="1.6459" calcext:value-type="float">
            <text:p>1.6459</text:p>
          </table:table-cell>
          <table:table-cell office:value-type="float" office:value="1.84862" calcext:value-type="float">
            <text:p>1.84862</text:p>
          </table:table-cell>
          <table:table-cell office:value-type="float" office:value="2.30781" calcext:value-type="float">
            <text:p>2.30781</text:p>
          </table:table-cell>
          <table:table-cell office:value-type="float" office:value="1.7553" calcext:value-type="float">
            <text:p>1.7553</text:p>
          </table:table-cell>
          <table:table-cell office:value-type="float" office:value="2.1203" calcext:value-type="float">
            <text:p>2.1203</text:p>
          </table:table-cell>
          <table:table-cell office:value-type="float" office:value="2.32353" calcext:value-type="float">
            <text:p>2.32353</text:p>
          </table:table-cell>
          <table:table-cell office:value-type="float" office:value="1.71409" calcext:value-type="float">
            <text:p>1.71409</text:p>
          </table:table-cell>
          <table:table-cell office:value-type="float" office:value="2.05284" calcext:value-type="float">
            <text:p>2.05284</text:p>
          </table:table-cell>
          <table:table-cell office:value-type="float" office:value="2.31517" calcext:value-type="float">
            <text:p>2.31517</text:p>
          </table:table-cell>
          <table:table-cell office:value-type="float" office:value="1.75096" calcext:value-type="float">
            <text:p>1.75096</text:p>
          </table:table-cell>
          <table:table-cell office:value-type="float" office:value="2.30649" calcext:value-type="float">
            <text:p>2.30649</text:p>
          </table:table-cell>
          <table:table-cell office:value-type="float" office:value="2.24907" calcext:value-type="float">
            <text:p>2.24907</text:p>
          </table:table-cell>
          <table:table-cell office:value-type="float" office:value="1.73869" calcext:value-type="float">
            <text:p>1.73869</text:p>
          </table:table-cell>
          <table:table-cell office:value-type="float" office:value="2.37646" calcext:value-type="float">
            <text:p>2.37646</text:p>
          </table:table-cell>
          <table:table-cell office:value-type="float" office:value="1.75202" calcext:value-type="float">
            <text:p>1.75202</text:p>
          </table:table-cell>
          <table:table-cell office:value-type="float" office:value="2.12433" calcext:value-type="float">
            <text:p>2.12433</text:p>
          </table:table-cell>
          <table:table-cell office:value-type="float" office:value="1.79086" calcext:value-type="float">
            <text:p>1.79086</text:p>
          </table:table-cell>
          <table:table-cell office:value-type="float" office:value="2.256" calcext:value-type="float">
            <text:p>2.256</text:p>
          </table:table-cell>
          <table:table-cell office:value-type="float" office:value="1.62214" calcext:value-type="float">
            <text:p>1.62214</text:p>
          </table:table-cell>
          <table:table-cell office:value-type="float" office:value="2.19649" calcext:value-type="float">
            <text:p>2.19649</text:p>
          </table:table-cell>
          <table:table-cell office:value-type="float" office:value="1.68066" calcext:value-type="float">
            <text:p>1.68066</text:p>
          </table:table-cell>
          <table:table-cell office:value-type="float" office:value="1.62179" calcext:value-type="float">
            <text:p>1.62179</text:p>
          </table:table-cell>
          <table:table-cell office:value-type="float" office:value="2.26614" calcext:value-type="float">
            <text:p>2.26614</text:p>
          </table:table-cell>
          <table:table-cell office:value-type="float" office:value="1.63552" calcext:value-type="float">
            <text:p>1.63552</text:p>
          </table:table-cell>
          <table:table-cell office:value-type="float" office:value="2.27782" calcext:value-type="float">
            <text:p>2.27782</text:p>
          </table:table-cell>
          <table:table-cell office:value-type="float" office:value="1.7208" calcext:value-type="float">
            <text:p>1.7208</text:p>
          </table:table-cell>
          <table:table-cell office:value-type="float" office:value="1.87679" calcext:value-type="float">
            <text:p>1.87679</text:p>
          </table:table-cell>
          <table:table-cell office:value-type="float" office:value="2.22825" calcext:value-type="float">
            <text:p>2.22825</text:p>
          </table:table-cell>
          <table:table-cell office:value-type="float" office:value="2.39902" calcext:value-type="float">
            <text:p>2.39902</text:p>
          </table:table-cell>
          <table:table-cell office:value-type="float" office:value="2.31665" calcext:value-type="float">
            <text:p>2.31665</text:p>
          </table:table-cell>
          <table:table-cell office:value-type="float" office:value="1.69478" calcext:value-type="float">
            <text:p>1.69478</text:p>
          </table:table-cell>
          <table:table-cell office:value-type="float" office:value="2.20463" calcext:value-type="float">
            <text:p>2.20463</text:p>
          </table:table-cell>
          <table:table-cell office:value-type="float" office:value="2.37156" calcext:value-type="float">
            <text:p>2.37156</text:p>
          </table:table-cell>
          <table:table-cell office:value-type="float" office:value="2.24446" calcext:value-type="float">
            <text:p>2.24446</text:p>
          </table:table-cell>
          <table:table-cell/>
          <table:table-cell table:formula="of:=AVERAGE([.B28:.BI28])" office:value-type="float" office:value="1.99840966666667" calcext:value-type="float">
            <text:p>1.9984096667</text:p>
          </table:table-cell>
          <table:table-cell table:formula="of:=STDEV([.B28:.BI28])/2" office:value-type="float" office:value="0.136790371191905" calcext:value-type="float">
            <text:p>0.136790371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.21816" calcext:value-type="float">
            <text:p>2.21816</text:p>
          </table:table-cell>
          <table:table-cell office:value-type="float" office:value="2.30123" calcext:value-type="float">
            <text:p>2.30123</text:p>
          </table:table-cell>
          <table:table-cell office:value-type="float" office:value="2.93507" calcext:value-type="float">
            <text:p>2.93507</text:p>
          </table:table-cell>
          <table:table-cell office:value-type="float" office:value="2.97168" calcext:value-type="float">
            <text:p>2.97168</text:p>
          </table:table-cell>
          <table:table-cell office:value-type="float" office:value="2.81373" calcext:value-type="float">
            <text:p>2.81373</text:p>
          </table:table-cell>
          <table:table-cell office:value-type="float" office:value="2.30061" calcext:value-type="float">
            <text:p>2.30061</text:p>
          </table:table-cell>
          <table:table-cell office:value-type="float" office:value="2.22453" calcext:value-type="float">
            <text:p>2.22453</text:p>
          </table:table-cell>
          <table:table-cell office:value-type="float" office:value="2.97657" calcext:value-type="float">
            <text:p>2.97657</text:p>
          </table:table-cell>
          <table:table-cell office:value-type="float" office:value="2.13851" calcext:value-type="float">
            <text:p>2.13851</text:p>
          </table:table-cell>
          <table:table-cell office:value-type="float" office:value="2.28502" calcext:value-type="float">
            <text:p>2.28502</text:p>
          </table:table-cell>
          <table:table-cell office:value-type="float" office:value="3.17032" calcext:value-type="float">
            <text:p>3.17032</text:p>
          </table:table-cell>
          <table:table-cell office:value-type="float" office:value="2.21852" calcext:value-type="float">
            <text:p>2.21852</text:p>
          </table:table-cell>
          <table:table-cell office:value-type="float" office:value="3.05398" calcext:value-type="float">
            <text:p>3.05398</text:p>
          </table:table-cell>
          <table:table-cell office:value-type="float" office:value="3.046" calcext:value-type="float">
            <text:p>3.046</text:p>
          </table:table-cell>
          <table:table-cell office:value-type="float" office:value="2.74009" calcext:value-type="float">
            <text:p>2.74009</text:p>
          </table:table-cell>
          <table:table-cell office:value-type="float" office:value="2.97751" calcext:value-type="float">
            <text:p>2.97751</text:p>
          </table:table-cell>
          <table:table-cell office:value-type="float" office:value="1.54197" calcext:value-type="float">
            <text:p>1.54197</text:p>
          </table:table-cell>
          <table:table-cell office:value-type="float" office:value="2.25698" calcext:value-type="float">
            <text:p>2.25698</text:p>
          </table:table-cell>
          <table:table-cell office:value-type="float" office:value="3.02233" calcext:value-type="float">
            <text:p>3.02233</text:p>
          </table:table-cell>
          <table:table-cell office:value-type="float" office:value="2.82535" calcext:value-type="float">
            <text:p>2.82535</text:p>
          </table:table-cell>
          <table:table-cell office:value-type="float" office:value="3.05123" calcext:value-type="float">
            <text:p>3.05123</text:p>
          </table:table-cell>
          <table:table-cell office:value-type="float" office:value="3.02218" calcext:value-type="float">
            <text:p>3.02218</text:p>
          </table:table-cell>
          <table:table-cell office:value-type="float" office:value="2.79963" calcext:value-type="float">
            <text:p>2.79963</text:p>
          </table:table-cell>
          <table:table-cell office:value-type="float" office:value="2.7782" calcext:value-type="float">
            <text:p>2.7782</text:p>
          </table:table-cell>
          <table:table-cell office:value-type="float" office:value="2.2298" calcext:value-type="float">
            <text:p>2.2298</text:p>
          </table:table-cell>
          <table:table-cell office:value-type="float" office:value="2.91559" calcext:value-type="float">
            <text:p>2.91559</text:p>
          </table:table-cell>
          <table:table-cell office:value-type="float" office:value="2.16945" calcext:value-type="float">
            <text:p>2.16945</text:p>
          </table:table-cell>
          <table:table-cell office:value-type="float" office:value="3.12032" calcext:value-type="float">
            <text:p>3.12032</text:p>
          </table:table-cell>
          <table:table-cell office:value-type="float" office:value="2.96116" calcext:value-type="float">
            <text:p>2.96116</text:p>
          </table:table-cell>
          <table:table-cell office:value-type="float" office:value="2.22033" calcext:value-type="float">
            <text:p>2.22033</text:p>
          </table:table-cell>
          <table:table-cell office:value-type="float" office:value="3.0102" calcext:value-type="float">
            <text:p>3.0102</text:p>
          </table:table-cell>
          <table:table-cell office:value-type="float" office:value="3.11024" calcext:value-type="float">
            <text:p>3.11024</text:p>
          </table:table-cell>
          <table:table-cell office:value-type="float" office:value="2.99328" calcext:value-type="float">
            <text:p>2.99328</text:p>
          </table:table-cell>
          <table:table-cell office:value-type="float" office:value="2.74398" calcext:value-type="float">
            <text:p>2.74398</text:p>
          </table:table-cell>
          <table:table-cell office:value-type="float" office:value="3.03482" calcext:value-type="float">
            <text:p>3.03482</text:p>
          </table:table-cell>
          <table:table-cell office:value-type="float" office:value="2.15814" calcext:value-type="float">
            <text:p>2.15814</text:p>
          </table:table-cell>
          <table:table-cell office:value-type="float" office:value="2.99457" calcext:value-type="float">
            <text:p>2.99457</text:p>
          </table:table-cell>
          <table:table-cell office:value-type="float" office:value="2.29956" calcext:value-type="float">
            <text:p>2.29956</text:p>
          </table:table-cell>
          <table:table-cell office:value-type="float" office:value="3.15" calcext:value-type="float">
            <text:p>3.15</text:p>
          </table:table-cell>
          <table:table-cell office:value-type="float" office:value="2.20138" calcext:value-type="float">
            <text:p>2.20138</text:p>
          </table:table-cell>
          <table:table-cell office:value-type="float" office:value="2.32051" calcext:value-type="float">
            <text:p>2.32051</text:p>
          </table:table-cell>
          <table:table-cell office:value-type="float" office:value="2.20043" calcext:value-type="float">
            <text:p>2.20043</text:p>
          </table:table-cell>
          <table:table-cell office:value-type="float" office:value="2.23264" calcext:value-type="float">
            <text:p>2.23264</text:p>
          </table:table-cell>
          <table:table-cell office:value-type="float" office:value="2.14443" calcext:value-type="float">
            <text:p>2.14443</text:p>
          </table:table-cell>
          <table:table-cell office:value-type="float" office:value="2.38301" calcext:value-type="float">
            <text:p>2.38301</text:p>
          </table:table-cell>
          <table:table-cell office:value-type="float" office:value="2.93573" calcext:value-type="float">
            <text:p>2.93573</text:p>
          </table:table-cell>
          <table:table-cell office:value-type="float" office:value="2.7872" calcext:value-type="float">
            <text:p>2.7872</text:p>
          </table:table-cell>
          <table:table-cell office:value-type="float" office:value="3.26575" calcext:value-type="float">
            <text:p>3.26575</text:p>
          </table:table-cell>
          <table:table-cell office:value-type="float" office:value="1.45916" calcext:value-type="float">
            <text:p>1.45916</text:p>
          </table:table-cell>
          <table:table-cell office:value-type="float" office:value="2.20092" calcext:value-type="float">
            <text:p>2.20092</text:p>
          </table:table-cell>
          <table:table-cell office:value-type="float" office:value="2.22085" calcext:value-type="float">
            <text:p>2.22085</text:p>
          </table:table-cell>
          <table:table-cell office:value-type="float" office:value="2.23625" calcext:value-type="float">
            <text:p>2.23625</text:p>
          </table:table-cell>
          <table:table-cell office:value-type="float" office:value="2.17516" calcext:value-type="float">
            <text:p>2.17516</text:p>
          </table:table-cell>
          <table:table-cell office:value-type="float" office:value="2.18979" calcext:value-type="float">
            <text:p>2.18979</text:p>
          </table:table-cell>
          <table:table-cell office:value-type="float" office:value="2.87499" calcext:value-type="float">
            <text:p>2.87499</text:p>
          </table:table-cell>
          <table:table-cell office:value-type="float" office:value="3.09369" calcext:value-type="float">
            <text:p>3.09369</text:p>
          </table:table-cell>
          <table:table-cell office:value-type="float" office:value="3.12211" calcext:value-type="float">
            <text:p>3.12211</text:p>
          </table:table-cell>
          <table:table-cell office:value-type="float" office:value="2.91126" calcext:value-type="float">
            <text:p>2.91126</text:p>
          </table:table-cell>
          <table:table-cell office:value-type="float" office:value="2.17086" calcext:value-type="float">
            <text:p>2.17086</text:p>
          </table:table-cell>
          <table:table-cell office:value-type="float" office:value="2.16818" calcext:value-type="float">
            <text:p>2.16818</text:p>
          </table:table-cell>
          <table:table-cell/>
          <table:table-cell table:formula="of:=AVERAGE([.B29:.BI29])" office:value-type="float" office:value="2.60125233333333" calcext:value-type="float">
            <text:p>2.6012523333</text:p>
          </table:table-cell>
          <table:table-cell table:formula="of:=STDEV([.B29:.BI29])/2" office:value-type="float" office:value="0.21784491180531" calcext:value-type="float">
            <text:p>0.217844911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.64565" calcext:value-type="float">
            <text:p>2.64565</text:p>
          </table:table-cell>
          <table:table-cell office:value-type="float" office:value="3.45175" calcext:value-type="float">
            <text:p>3.45175</text:p>
          </table:table-cell>
          <table:table-cell office:value-type="float" office:value="2.62498" calcext:value-type="float">
            <text:p>2.62498</text:p>
          </table:table-cell>
          <table:table-cell office:value-type="float" office:value="2.75612" calcext:value-type="float">
            <text:p>2.75612</text:p>
          </table:table-cell>
          <table:table-cell office:value-type="float" office:value="3.69001" calcext:value-type="float">
            <text:p>3.69001</text:p>
          </table:table-cell>
          <table:table-cell office:value-type="float" office:value="2.67165" calcext:value-type="float">
            <text:p>2.67165</text:p>
          </table:table-cell>
          <table:table-cell office:value-type="float" office:value="2.68161" calcext:value-type="float">
            <text:p>2.68161</text:p>
          </table:table-cell>
          <table:table-cell office:value-type="float" office:value="2.59861" calcext:value-type="float">
            <text:p>2.59861</text:p>
          </table:table-cell>
          <table:table-cell office:value-type="float" office:value="2.66847" calcext:value-type="float">
            <text:p>2.66847</text:p>
          </table:table-cell>
          <table:table-cell office:value-type="float" office:value="3.50731" calcext:value-type="float">
            <text:p>3.50731</text:p>
          </table:table-cell>
          <table:table-cell office:value-type="float" office:value="3.57321" calcext:value-type="float">
            <text:p>3.57321</text:p>
          </table:table-cell>
          <table:table-cell office:value-type="float" office:value="3.17133" calcext:value-type="float">
            <text:p>3.17133</text:p>
          </table:table-cell>
          <table:table-cell office:value-type="float" office:value="3.17732" calcext:value-type="float">
            <text:p>3.17732</text:p>
          </table:table-cell>
          <table:table-cell office:value-type="float" office:value="3.48256" calcext:value-type="float">
            <text:p>3.48256</text:p>
          </table:table-cell>
          <table:table-cell office:value-type="float" office:value="3.47991" calcext:value-type="float">
            <text:p>3.47991</text:p>
          </table:table-cell>
          <table:table-cell office:value-type="float" office:value="3.22658" calcext:value-type="float">
            <text:p>3.22658</text:p>
          </table:table-cell>
          <table:table-cell office:value-type="float" office:value="3.19299" calcext:value-type="float">
            <text:p>3.19299</text:p>
          </table:table-cell>
          <table:table-cell office:value-type="float" office:value="3.25905" calcext:value-type="float">
            <text:p>3.25905</text:p>
          </table:table-cell>
          <table:table-cell office:value-type="float" office:value="3.50044" calcext:value-type="float">
            <text:p>3.50044</text:p>
          </table:table-cell>
          <table:table-cell office:value-type="float" office:value="3.37311" calcext:value-type="float">
            <text:p>3.37311</text:p>
          </table:table-cell>
          <table:table-cell office:value-type="float" office:value="3.53496" calcext:value-type="float">
            <text:p>3.53496</text:p>
          </table:table-cell>
          <table:table-cell office:value-type="float" office:value="2.83184" calcext:value-type="float">
            <text:p>2.83184</text:p>
          </table:table-cell>
          <table:table-cell office:value-type="float" office:value="2.83728" calcext:value-type="float">
            <text:p>2.83728</text:p>
          </table:table-cell>
          <table:table-cell office:value-type="float" office:value="3.45978" calcext:value-type="float">
            <text:p>3.45978</text:p>
          </table:table-cell>
          <table:table-cell office:value-type="float" office:value="3.42336" calcext:value-type="float">
            <text:p>3.42336</text:p>
          </table:table-cell>
          <table:table-cell office:value-type="float" office:value="3.41627" calcext:value-type="float">
            <text:p>3.41627</text:p>
          </table:table-cell>
          <table:table-cell office:value-type="float" office:value="3.25267" calcext:value-type="float">
            <text:p>3.25267</text:p>
          </table:table-cell>
          <table:table-cell office:value-type="float" office:value="3.39574" calcext:value-type="float">
            <text:p>3.39574</text:p>
          </table:table-cell>
          <table:table-cell office:value-type="float" office:value="3.2079" calcext:value-type="float">
            <text:p>3.2079</text:p>
          </table:table-cell>
          <table:table-cell office:value-type="float" office:value="3.25411" calcext:value-type="float">
            <text:p>3.25411</text:p>
          </table:table-cell>
          <table:table-cell office:value-type="float" office:value="3.14789" calcext:value-type="float">
            <text:p>3.14789</text:p>
          </table:table-cell>
          <table:table-cell office:value-type="float" office:value="3.55452" calcext:value-type="float">
            <text:p>3.55452</text:p>
          </table:table-cell>
          <table:table-cell office:value-type="float" office:value="2.70374" calcext:value-type="float">
            <text:p>2.70374</text:p>
          </table:table-cell>
          <table:table-cell office:value-type="float" office:value="3.43365" calcext:value-type="float">
            <text:p>3.43365</text:p>
          </table:table-cell>
          <table:table-cell office:value-type="float" office:value="3.27886" calcext:value-type="float">
            <text:p>3.27886</text:p>
          </table:table-cell>
          <table:table-cell office:value-type="float" office:value="3.50039" calcext:value-type="float">
            <text:p>3.50039</text:p>
          </table:table-cell>
          <table:table-cell office:value-type="float" office:value="3.4434" calcext:value-type="float">
            <text:p>3.4434</text:p>
          </table:table-cell>
          <table:table-cell office:value-type="float" office:value="3.2622" calcext:value-type="float">
            <text:p>3.2622</text:p>
          </table:table-cell>
          <table:table-cell office:value-type="float" office:value="3.4612" calcext:value-type="float">
            <text:p>3.4612</text:p>
          </table:table-cell>
          <table:table-cell office:value-type="float" office:value="3.56347" calcext:value-type="float">
            <text:p>3.56347</text:p>
          </table:table-cell>
          <table:table-cell office:value-type="float" office:value="3.43412" calcext:value-type="float">
            <text:p>3.43412</text:p>
          </table:table-cell>
          <table:table-cell office:value-type="float" office:value="3.61105" calcext:value-type="float">
            <text:p>3.61105</text:p>
          </table:table-cell>
          <table:table-cell office:value-type="float" office:value="3.42215" calcext:value-type="float">
            <text:p>3.42215</text:p>
          </table:table-cell>
          <table:table-cell office:value-type="float" office:value="3.55793" calcext:value-type="float">
            <text:p>3.55793</text:p>
          </table:table-cell>
          <table:table-cell office:value-type="float" office:value="3.33765" calcext:value-type="float">
            <text:p>3.33765</text:p>
          </table:table-cell>
          <table:table-cell office:value-type="float" office:value="3.58493" calcext:value-type="float">
            <text:p>3.58493</text:p>
          </table:table-cell>
          <table:table-cell office:value-type="float" office:value="3.36076" calcext:value-type="float">
            <text:p>3.36076</text:p>
          </table:table-cell>
          <table:table-cell office:value-type="float" office:value="4.14025" calcext:value-type="float">
            <text:p>4.14025</text:p>
          </table:table-cell>
          <table:table-cell office:value-type="float" office:value="3.42149" calcext:value-type="float">
            <text:p>3.42149</text:p>
          </table:table-cell>
          <table:table-cell office:value-type="float" office:value="3.60546" calcext:value-type="float">
            <text:p>3.60546</text:p>
          </table:table-cell>
          <table:table-cell office:value-type="float" office:value="2.6618" calcext:value-type="float">
            <text:p>2.6618</text:p>
          </table:table-cell>
          <table:table-cell office:value-type="float" office:value="2.70855" calcext:value-type="float">
            <text:p>2.70855</text:p>
          </table:table-cell>
          <table:table-cell office:value-type="float" office:value="3.55309" calcext:value-type="float">
            <text:p>3.55309</text:p>
          </table:table-cell>
          <table:table-cell office:value-type="float" office:value="2.70062" calcext:value-type="float">
            <text:p>2.70062</text:p>
          </table:table-cell>
          <table:table-cell office:value-type="float" office:value="2.63745" calcext:value-type="float">
            <text:p>2.63745</text:p>
          </table:table-cell>
          <table:table-cell office:value-type="float" office:value="3.30196" calcext:value-type="float">
            <text:p>3.30196</text:p>
          </table:table-cell>
          <table:table-cell office:value-type="float" office:value="3.39164" calcext:value-type="float">
            <text:p>3.39164</text:p>
          </table:table-cell>
          <table:table-cell office:value-type="float" office:value="3.09247" calcext:value-type="float">
            <text:p>3.09247</text:p>
          </table:table-cell>
          <table:table-cell office:value-type="float" office:value="2.74783" calcext:value-type="float">
            <text:p>2.74783</text:p>
          </table:table-cell>
          <table:table-cell office:value-type="float" office:value="2.79109" calcext:value-type="float">
            <text:p>2.79109</text:p>
          </table:table-cell>
          <table:table-cell/>
          <table:table-cell table:formula="of:=AVERAGE([.B30:.BI30])" office:value-type="float" office:value="3.229303" calcext:value-type="float">
            <text:p>3.229303</text:p>
          </table:table-cell>
          <table:table-cell table:formula="of:=STDEV([.B30:.BI30])/2" office:value-type="float" office:value="0.178473096145363" calcext:value-type="float">
            <text:p>0.178473096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.9671" calcext:value-type="float">
            <text:p>2.9671</text:p>
          </table:table-cell>
          <table:table-cell office:value-type="float" office:value="3.21297" calcext:value-type="float">
            <text:p>3.21297</text:p>
          </table:table-cell>
          <table:table-cell office:value-type="float" office:value="3.94381" calcext:value-type="float">
            <text:p>3.94381</text:p>
          </table:table-cell>
          <table:table-cell office:value-type="float" office:value="3.70982" calcext:value-type="float">
            <text:p>3.70982</text:p>
          </table:table-cell>
          <table:table-cell office:value-type="float" office:value="3.94191" calcext:value-type="float">
            <text:p>3.94191</text:p>
          </table:table-cell>
          <table:table-cell office:value-type="float" office:value="3.29475" calcext:value-type="float">
            <text:p>3.29475</text:p>
          </table:table-cell>
          <table:table-cell office:value-type="float" office:value="3.62896" calcext:value-type="float">
            <text:p>3.62896</text:p>
          </table:table-cell>
          <table:table-cell office:value-type="float" office:value="3.39524" calcext:value-type="float">
            <text:p>3.39524</text:p>
          </table:table-cell>
          <table:table-cell office:value-type="float" office:value="3.84108" calcext:value-type="float">
            <text:p>3.84108</text:p>
          </table:table-cell>
          <table:table-cell office:value-type="float" office:value="3.95073" calcext:value-type="float">
            <text:p>3.95073</text:p>
          </table:table-cell>
          <table:table-cell office:value-type="float" office:value="3.58668" calcext:value-type="float">
            <text:p>3.58668</text:p>
          </table:table-cell>
          <table:table-cell office:value-type="float" office:value="3.48602" calcext:value-type="float">
            <text:p>3.48602</text:p>
          </table:table-cell>
          <table:table-cell office:value-type="float" office:value="4.06358" calcext:value-type="float">
            <text:p>4.06358</text:p>
          </table:table-cell>
          <table:table-cell office:value-type="float" office:value="3.53175" calcext:value-type="float">
            <text:p>3.53175</text:p>
          </table:table-cell>
          <table:table-cell office:value-type="float" office:value="3.68269" calcext:value-type="float">
            <text:p>3.68269</text:p>
          </table:table-cell>
          <table:table-cell office:value-type="float" office:value="3.73135" calcext:value-type="float">
            <text:p>3.73135</text:p>
          </table:table-cell>
          <table:table-cell office:value-type="float" office:value="3.91985" calcext:value-type="float">
            <text:p>3.91985</text:p>
          </table:table-cell>
          <table:table-cell office:value-type="float" office:value="3.71594" calcext:value-type="float">
            <text:p>3.71594</text:p>
          </table:table-cell>
          <table:table-cell office:value-type="float" office:value="3.78691" calcext:value-type="float">
            <text:p>3.78691</text:p>
          </table:table-cell>
          <table:table-cell office:value-type="float" office:value="3.6912" calcext:value-type="float">
            <text:p>3.6912</text:p>
          </table:table-cell>
          <table:table-cell office:value-type="float" office:value="3.96792" calcext:value-type="float">
            <text:p>3.96792</text:p>
          </table:table-cell>
          <table:table-cell office:value-type="float" office:value="3.24499" calcext:value-type="float">
            <text:p>3.24499</text:p>
          </table:table-cell>
          <table:table-cell office:value-type="float" office:value="4.31048" calcext:value-type="float">
            <text:p>4.31048</text:p>
          </table:table-cell>
          <table:table-cell office:value-type="float" office:value="3.94097" calcext:value-type="float">
            <text:p>3.94097</text:p>
          </table:table-cell>
          <table:table-cell office:value-type="float" office:value="2.94306" calcext:value-type="float">
            <text:p>2.94306</text:p>
          </table:table-cell>
          <table:table-cell office:value-type="float" office:value="4.29386" calcext:value-type="float">
            <text:p>4.29386</text:p>
          </table:table-cell>
          <table:table-cell office:value-type="float" office:value="3.91136" calcext:value-type="float">
            <text:p>3.91136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3.81623" calcext:value-type="float">
            <text:p>3.81623</text:p>
          </table:table-cell>
          <table:table-cell office:value-type="float" office:value="3.46287" calcext:value-type="float">
            <text:p>3.46287</text:p>
          </table:table-cell>
          <table:table-cell office:value-type="float" office:value="2.81568" calcext:value-type="float">
            <text:p>2.81568</text:p>
          </table:table-cell>
          <table:table-cell office:value-type="float" office:value="3.84567" calcext:value-type="float">
            <text:p>3.84567</text:p>
          </table:table-cell>
          <table:table-cell office:value-type="float" office:value="4.25066" calcext:value-type="float">
            <text:p>4.25066</text:p>
          </table:table-cell>
          <table:table-cell office:value-type="float" office:value="3.73317" calcext:value-type="float">
            <text:p>3.73317</text:p>
          </table:table-cell>
          <table:table-cell office:value-type="float" office:value="3.47639" calcext:value-type="float">
            <text:p>3.47639</text:p>
          </table:table-cell>
          <table:table-cell office:value-type="float" office:value="3.81203" calcext:value-type="float">
            <text:p>3.81203</text:p>
          </table:table-cell>
          <table:table-cell office:value-type="float" office:value="3.49144" calcext:value-type="float">
            <text:p>3.49144</text:p>
          </table:table-cell>
          <table:table-cell office:value-type="float" office:value="3.55955" calcext:value-type="float">
            <text:p>3.55955</text:p>
          </table:table-cell>
          <table:table-cell office:value-type="float" office:value="3.36537" calcext:value-type="float">
            <text:p>3.36537</text:p>
          </table:table-cell>
          <table:table-cell office:value-type="float" office:value="3.78052" calcext:value-type="float">
            <text:p>3.78052</text:p>
          </table:table-cell>
          <table:table-cell office:value-type="float" office:value="3.85943" calcext:value-type="float">
            <text:p>3.85943</text:p>
          </table:table-cell>
          <table:table-cell office:value-type="float" office:value="2.94102" calcext:value-type="float">
            <text:p>2.94102</text:p>
          </table:table-cell>
          <table:table-cell office:value-type="float" office:value="3.11906" calcext:value-type="float">
            <text:p>3.11906</text:p>
          </table:table-cell>
          <table:table-cell office:value-type="float" office:value="2.56562" calcext:value-type="float">
            <text:p>2.56562</text:p>
          </table:table-cell>
          <table:table-cell office:value-type="float" office:value="3.63864" calcext:value-type="float">
            <text:p>3.63864</text:p>
          </table:table-cell>
          <table:table-cell office:value-type="float" office:value="3.51289" calcext:value-type="float">
            <text:p>3.51289</text:p>
          </table:table-cell>
          <table:table-cell office:value-type="float" office:value="3.89815" calcext:value-type="float">
            <text:p>3.89815</text:p>
          </table:table-cell>
          <table:table-cell office:value-type="float" office:value="4.01711" calcext:value-type="float">
            <text:p>4.01711</text:p>
          </table:table-cell>
          <table:table-cell office:value-type="float" office:value="4.06977" calcext:value-type="float">
            <text:p>4.06977</text:p>
          </table:table-cell>
          <table:table-cell office:value-type="float" office:value="3.77018" calcext:value-type="float">
            <text:p>3.77018</text:p>
          </table:table-cell>
          <table:table-cell office:value-type="float" office:value="3.01363" calcext:value-type="float">
            <text:p>3.01363</text:p>
          </table:table-cell>
          <table:table-cell office:value-type="float" office:value="3.95814" calcext:value-type="float">
            <text:p>3.95814</text:p>
          </table:table-cell>
          <table:table-cell office:value-type="float" office:value="3.8273" calcext:value-type="float">
            <text:p>3.8273</text:p>
          </table:table-cell>
          <table:table-cell office:value-type="float" office:value="3.67863" calcext:value-type="float">
            <text:p>3.67863</text:p>
          </table:table-cell>
          <table:table-cell office:value-type="float" office:value="3.75978" calcext:value-type="float">
            <text:p>3.75978</text:p>
          </table:table-cell>
          <table:table-cell office:value-type="float" office:value="3.67205" calcext:value-type="float">
            <text:p>3.67205</text:p>
          </table:table-cell>
          <table:table-cell office:value-type="float" office:value="3.55651" calcext:value-type="float">
            <text:p>3.55651</text:p>
          </table:table-cell>
          <table:table-cell office:value-type="float" office:value="3.01802" calcext:value-type="float">
            <text:p>3.01802</text:p>
          </table:table-cell>
          <table:table-cell office:value-type="float" office:value="3.35185" calcext:value-type="float">
            <text:p>3.35185</text:p>
          </table:table-cell>
          <table:table-cell office:value-type="float" office:value="3.06239" calcext:value-type="float">
            <text:p>3.06239</text:p>
          </table:table-cell>
          <table:table-cell/>
          <table:table-cell table:formula="of:=AVERAGE([.B31:.BI31])" office:value-type="float" office:value="3.60767966666667" calcext:value-type="float">
            <text:p>3.6076796667</text:p>
          </table:table-cell>
          <table:table-cell table:formula="of:=STDEV([.B31:.BI31])/2" office:value-type="float" office:value="0.191161734540452" calcext:value-type="float">
            <text:p>0.191161734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.53636" calcext:value-type="float">
            <text:p>4.53636</text:p>
          </table:table-cell>
          <table:table-cell office:value-type="float" office:value="3.9135" calcext:value-type="float">
            <text:p>3.9135</text:p>
          </table:table-cell>
          <table:table-cell office:value-type="float" office:value="4.12558" calcext:value-type="float">
            <text:p>4.12558</text:p>
          </table:table-cell>
          <table:table-cell office:value-type="float" office:value="4.19129" calcext:value-type="float">
            <text:p>4.19129</text:p>
          </table:table-cell>
          <table:table-cell office:value-type="float" office:value="4.27065" calcext:value-type="float">
            <text:p>4.27065</text:p>
          </table:table-cell>
          <table:table-cell office:value-type="float" office:value="4.08766" calcext:value-type="float">
            <text:p>4.08766</text:p>
          </table:table-cell>
          <table:table-cell office:value-type="float" office:value="3.90086" calcext:value-type="float">
            <text:p>3.90086</text:p>
          </table:table-cell>
          <table:table-cell office:value-type="float" office:value="4.40209" calcext:value-type="float">
            <text:p>4.40209</text:p>
          </table:table-cell>
          <table:table-cell office:value-type="float" office:value="4.13154" calcext:value-type="float">
            <text:p>4.13154</text:p>
          </table:table-cell>
          <table:table-cell office:value-type="float" office:value="4.4379" calcext:value-type="float">
            <text:p>4.4379</text:p>
          </table:table-cell>
          <table:table-cell office:value-type="float" office:value="4.45002" calcext:value-type="float">
            <text:p>4.45002</text:p>
          </table:table-cell>
          <table:table-cell office:value-type="float" office:value="3.95864" calcext:value-type="float">
            <text:p>3.95864</text:p>
          </table:table-cell>
          <table:table-cell office:value-type="float" office:value="3.88961" calcext:value-type="float">
            <text:p>3.88961</text:p>
          </table:table-cell>
          <table:table-cell office:value-type="float" office:value="4.46071" calcext:value-type="float">
            <text:p>4.46071</text:p>
          </table:table-cell>
          <table:table-cell office:value-type="float" office:value="4.11995" calcext:value-type="float">
            <text:p>4.11995</text:p>
          </table:table-cell>
          <table:table-cell office:value-type="float" office:value="4.29549" calcext:value-type="float">
            <text:p>4.29549</text:p>
          </table:table-cell>
          <table:table-cell office:value-type="float" office:value="4.46873" calcext:value-type="float">
            <text:p>4.46873</text:p>
          </table:table-cell>
          <table:table-cell office:value-type="float" office:value="3.92417" calcext:value-type="float">
            <text:p>3.92417</text:p>
          </table:table-cell>
          <table:table-cell office:value-type="float" office:value="4.43201" calcext:value-type="float">
            <text:p>4.43201</text:p>
          </table:table-cell>
          <table:table-cell office:value-type="float" office:value="4.14043" calcext:value-type="float">
            <text:p>4.14043</text:p>
          </table:table-cell>
          <table:table-cell office:value-type="float" office:value="4.50848" calcext:value-type="float">
            <text:p>4.50848</text:p>
          </table:table-cell>
          <table:table-cell office:value-type="float" office:value="4.10109" calcext:value-type="float">
            <text:p>4.10109</text:p>
          </table:table-cell>
          <table:table-cell office:value-type="float" office:value="4.06206" calcext:value-type="float">
            <text:p>4.06206</text:p>
          </table:table-cell>
          <table:table-cell office:value-type="float" office:value="3.9651" calcext:value-type="float">
            <text:p>3.9651</text:p>
          </table:table-cell>
          <table:table-cell office:value-type="float" office:value="4.50887" calcext:value-type="float">
            <text:p>4.50887</text:p>
          </table:table-cell>
          <table:table-cell office:value-type="float" office:value="4.25311" calcext:value-type="float">
            <text:p>4.25311</text:p>
          </table:table-cell>
          <table:table-cell office:value-type="float" office:value="3.33578" calcext:value-type="float">
            <text:p>3.33578</text:p>
          </table:table-cell>
          <table:table-cell office:value-type="float" office:value="4.10771" calcext:value-type="float">
            <text:p>4.10771</text:p>
          </table:table-cell>
          <table:table-cell office:value-type="float" office:value="4.42577" calcext:value-type="float">
            <text:p>4.42577</text:p>
          </table:table-cell>
          <table:table-cell office:value-type="float" office:value="4.17277" calcext:value-type="float">
            <text:p>4.17277</text:p>
          </table:table-cell>
          <table:table-cell office:value-type="float" office:value="4.10788" calcext:value-type="float">
            <text:p>4.10788</text:p>
          </table:table-cell>
          <table:table-cell office:value-type="float" office:value="4.50556" calcext:value-type="float">
            <text:p>4.50556</text:p>
          </table:table-cell>
          <table:table-cell office:value-type="float" office:value="3.96014" calcext:value-type="float">
            <text:p>3.96014</text:p>
          </table:table-cell>
          <table:table-cell office:value-type="float" office:value="4.10716" calcext:value-type="float">
            <text:p>4.10716</text:p>
          </table:table-cell>
          <table:table-cell office:value-type="float" office:value="4.40413" calcext:value-type="float">
            <text:p>4.40413</text:p>
          </table:table-cell>
          <table:table-cell office:value-type="float" office:value="4.12523" calcext:value-type="float">
            <text:p>4.12523</text:p>
          </table:table-cell>
          <table:table-cell office:value-type="float" office:value="4.2334" calcext:value-type="float">
            <text:p>4.2334</text:p>
          </table:table-cell>
          <table:table-cell office:value-type="float" office:value="4.44409" calcext:value-type="float">
            <text:p>4.44409</text:p>
          </table:table-cell>
          <table:table-cell office:value-type="float" office:value="3.9488" calcext:value-type="float">
            <text:p>3.9488</text:p>
          </table:table-cell>
          <table:table-cell office:value-type="float" office:value="4.01081" calcext:value-type="float">
            <text:p>4.01081</text:p>
          </table:table-cell>
          <table:table-cell office:value-type="float" office:value="4.41136" calcext:value-type="float">
            <text:p>4.41136</text:p>
          </table:table-cell>
          <table:table-cell office:value-type="float" office:value="4.08193" calcext:value-type="float">
            <text:p>4.08193</text:p>
          </table:table-cell>
          <table:table-cell office:value-type="float" office:value="4.27209" calcext:value-type="float">
            <text:p>4.27209</text:p>
          </table:table-cell>
          <table:table-cell office:value-type="float" office:value="4.13349" calcext:value-type="float">
            <text:p>4.13349</text:p>
          </table:table-cell>
          <table:table-cell office:value-type="float" office:value="3.88429" calcext:value-type="float">
            <text:p>3.88429</text:p>
          </table:table-cell>
          <table:table-cell office:value-type="float" office:value="4.5026" calcext:value-type="float">
            <text:p>4.5026</text:p>
          </table:table-cell>
          <table:table-cell office:value-type="float" office:value="4.44367" calcext:value-type="float">
            <text:p>4.44367</text:p>
          </table:table-cell>
          <table:table-cell office:value-type="float" office:value="4.15829" calcext:value-type="float">
            <text:p>4.15829</text:p>
          </table:table-cell>
          <table:table-cell office:value-type="float" office:value="3.95237" calcext:value-type="float">
            <text:p>3.95237</text:p>
          </table:table-cell>
          <table:table-cell office:value-type="float" office:value="4.19301" calcext:value-type="float">
            <text:p>4.19301</text:p>
          </table:table-cell>
          <table:table-cell office:value-type="float" office:value="4.07635" calcext:value-type="float">
            <text:p>4.07635</text:p>
          </table:table-cell>
          <table:table-cell office:value-type="float" office:value="4.21825" calcext:value-type="float">
            <text:p>4.21825</text:p>
          </table:table-cell>
          <table:table-cell office:value-type="float" office:value="4.0226" calcext:value-type="float">
            <text:p>4.0226</text:p>
          </table:table-cell>
          <table:table-cell office:value-type="float" office:value="4.45906" calcext:value-type="float">
            <text:p>4.45906</text:p>
          </table:table-cell>
          <table:table-cell office:value-type="float" office:value="4.04335" calcext:value-type="float">
            <text:p>4.04335</text:p>
          </table:table-cell>
          <table:table-cell office:value-type="float" office:value="4.44304" calcext:value-type="float">
            <text:p>4.44304</text:p>
          </table:table-cell>
          <table:table-cell office:value-type="float" office:value="4.57731" calcext:value-type="float">
            <text:p>4.57731</text:p>
          </table:table-cell>
          <table:table-cell office:value-type="float" office:value="4.12734" calcext:value-type="float">
            <text:p>4.12734</text:p>
          </table:table-cell>
          <table:table-cell office:value-type="float" office:value="3.92944" calcext:value-type="float">
            <text:p>3.92944</text:p>
          </table:table-cell>
          <table:table-cell office:value-type="float" office:value="4.46402" calcext:value-type="float">
            <text:p>4.46402</text:p>
          </table:table-cell>
          <table:table-cell/>
          <table:table-cell table:formula="of:=AVERAGE([.B32:.BI32])" office:value-type="float" office:value="4.19698316666667" calcext:value-type="float">
            <text:p>4.1969831667</text:p>
          </table:table-cell>
          <table:table-cell table:formula="of:=STDEV([.B32:.BI32])/2" office:value-type="float" office:value="0.117268349507356" calcext:value-type="float">
            <text:p>0.117268349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.41695" calcext:value-type="float">
            <text:p>4.41695</text:p>
          </table:table-cell>
          <table:table-cell office:value-type="float" office:value="4.5213" calcext:value-type="float">
            <text:p>4.5213</text:p>
          </table:table-cell>
          <table:table-cell office:value-type="float" office:value="3.75232" calcext:value-type="float">
            <text:p>3.75232</text:p>
          </table:table-cell>
          <table:table-cell office:value-type="float" office:value="4.15852" calcext:value-type="float">
            <text:p>4.15852</text:p>
          </table:table-cell>
          <table:table-cell office:value-type="float" office:value="4.06664" calcext:value-type="float">
            <text:p>4.06664</text:p>
          </table:table-cell>
          <table:table-cell office:value-type="float" office:value="4.50064" calcext:value-type="float">
            <text:p>4.50064</text:p>
          </table:table-cell>
          <table:table-cell office:value-type="float" office:value="4.12136" calcext:value-type="float">
            <text:p>4.12136</text:p>
          </table:table-cell>
          <table:table-cell office:value-type="float" office:value="4.20738" calcext:value-type="float">
            <text:p>4.20738</text:p>
          </table:table-cell>
          <table:table-cell office:value-type="float" office:value="4.09817" calcext:value-type="float">
            <text:p>4.09817</text:p>
          </table:table-cell>
          <table:table-cell office:value-type="float" office:value="4.29819" calcext:value-type="float">
            <text:p>4.29819</text:p>
          </table:table-cell>
          <table:table-cell office:value-type="float" office:value="4.13388" calcext:value-type="float">
            <text:p>4.13388</text:p>
          </table:table-cell>
          <table:table-cell office:value-type="float" office:value="4.28368" calcext:value-type="float">
            <text:p>4.28368</text:p>
          </table:table-cell>
          <table:table-cell office:value-type="float" office:value="4.27621" calcext:value-type="float">
            <text:p>4.27621</text:p>
          </table:table-cell>
          <table:table-cell office:value-type="float" office:value="4.03733" calcext:value-type="float">
            <text:p>4.03733</text:p>
          </table:table-cell>
          <table:table-cell office:value-type="float" office:value="4.24447" calcext:value-type="float">
            <text:p>4.24447</text:p>
          </table:table-cell>
          <table:table-cell office:value-type="float" office:value="4.06659" calcext:value-type="float">
            <text:p>4.06659</text:p>
          </table:table-cell>
          <table:table-cell office:value-type="float" office:value="4.17912" calcext:value-type="float">
            <text:p>4.17912</text:p>
          </table:table-cell>
          <table:table-cell office:value-type="float" office:value="4.30242" calcext:value-type="float">
            <text:p>4.30242</text:p>
          </table:table-cell>
          <table:table-cell office:value-type="float" office:value="4.45279" calcext:value-type="float">
            <text:p>4.45279</text:p>
          </table:table-cell>
          <table:table-cell office:value-type="float" office:value="4.14401" calcext:value-type="float">
            <text:p>4.14401</text:p>
          </table:table-cell>
          <table:table-cell office:value-type="float" office:value="4.30325" calcext:value-type="float">
            <text:p>4.30325</text:p>
          </table:table-cell>
          <table:table-cell office:value-type="float" office:value="4.07723" calcext:value-type="float">
            <text:p>4.07723</text:p>
          </table:table-cell>
          <table:table-cell office:value-type="float" office:value="3.93843" calcext:value-type="float">
            <text:p>3.93843</text:p>
          </table:table-cell>
          <table:table-cell office:value-type="float" office:value="3.97662" calcext:value-type="float">
            <text:p>3.97662</text:p>
          </table:table-cell>
          <table:table-cell office:value-type="float" office:value="4.42882" calcext:value-type="float">
            <text:p>4.42882</text:p>
          </table:table-cell>
          <table:table-cell office:value-type="float" office:value="4.68183" calcext:value-type="float">
            <text:p>4.68183</text:p>
          </table:table-cell>
          <table:table-cell office:value-type="float" office:value="3.95639" calcext:value-type="float">
            <text:p>3.95639</text:p>
          </table:table-cell>
          <table:table-cell office:value-type="float" office:value="4.44728" calcext:value-type="float">
            <text:p>4.44728</text:p>
          </table:table-cell>
          <table:table-cell office:value-type="float" office:value="4.3237" calcext:value-type="float">
            <text:p>4.3237</text:p>
          </table:table-cell>
          <table:table-cell office:value-type="float" office:value="3.97802" calcext:value-type="float">
            <text:p>3.97802</text:p>
          </table:table-cell>
          <table:table-cell office:value-type="float" office:value="4.25082" calcext:value-type="float">
            <text:p>4.25082</text:p>
          </table:table-cell>
          <table:table-cell office:value-type="float" office:value="4.48135" calcext:value-type="float">
            <text:p>4.48135</text:p>
          </table:table-cell>
          <table:table-cell office:value-type="float" office:value="4.27257" calcext:value-type="float">
            <text:p>4.27257</text:p>
          </table:table-cell>
          <table:table-cell office:value-type="float" office:value="3.85102" calcext:value-type="float">
            <text:p>3.85102</text:p>
          </table:table-cell>
          <table:table-cell office:value-type="float" office:value="4.30422" calcext:value-type="float">
            <text:p>4.30422</text:p>
          </table:table-cell>
          <table:table-cell office:value-type="float" office:value="3.96655" calcext:value-type="float">
            <text:p>3.96655</text:p>
          </table:table-cell>
          <table:table-cell office:value-type="float" office:value="4.04226" calcext:value-type="float">
            <text:p>4.04226</text:p>
          </table:table-cell>
          <table:table-cell office:value-type="float" office:value="3.98999" calcext:value-type="float">
            <text:p>3.98999</text:p>
          </table:table-cell>
          <table:table-cell office:value-type="float" office:value="4.25088" calcext:value-type="float">
            <text:p>4.25088</text:p>
          </table:table-cell>
          <table:table-cell office:value-type="float" office:value="4.44313" calcext:value-type="float">
            <text:p>4.44313</text:p>
          </table:table-cell>
          <table:table-cell office:value-type="float" office:value="3.94247" calcext:value-type="float">
            <text:p>3.94247</text:p>
          </table:table-cell>
          <table:table-cell office:value-type="float" office:value="4.51139" calcext:value-type="float">
            <text:p>4.51139</text:p>
          </table:table-cell>
          <table:table-cell office:value-type="float" office:value="3.59961" calcext:value-type="float">
            <text:p>3.59961</text:p>
          </table:table-cell>
          <table:table-cell office:value-type="float" office:value="4.40116" calcext:value-type="float">
            <text:p>4.40116</text:p>
          </table:table-cell>
          <table:table-cell office:value-type="float" office:value="3.98379" calcext:value-type="float">
            <text:p>3.98379</text:p>
          </table:table-cell>
          <table:table-cell office:value-type="float" office:value="4.21589" calcext:value-type="float">
            <text:p>4.21589</text:p>
          </table:table-cell>
          <table:table-cell office:value-type="float" office:value="4.44622" calcext:value-type="float">
            <text:p>4.44622</text:p>
          </table:table-cell>
          <table:table-cell office:value-type="float" office:value="4.09817" calcext:value-type="float">
            <text:p>4.09817</text:p>
          </table:table-cell>
          <table:table-cell office:value-type="float" office:value="4.18527" calcext:value-type="float">
            <text:p>4.18527</text:p>
          </table:table-cell>
          <table:table-cell office:value-type="float" office:value="4.22248" calcext:value-type="float">
            <text:p>4.22248</text:p>
          </table:table-cell>
          <table:table-cell office:value-type="float" office:value="3.97428" calcext:value-type="float">
            <text:p>3.97428</text:p>
          </table:table-cell>
          <table:table-cell office:value-type="float" office:value="4.00293" calcext:value-type="float">
            <text:p>4.00293</text:p>
          </table:table-cell>
          <table:table-cell office:value-type="float" office:value="3.91274" calcext:value-type="float">
            <text:p>3.91274</text:p>
          </table:table-cell>
          <table:table-cell office:value-type="float" office:value="4.02428" calcext:value-type="float">
            <text:p>4.02428</text:p>
          </table:table-cell>
          <table:table-cell office:value-type="float" office:value="3.04806" calcext:value-type="float">
            <text:p>3.04806</text:p>
          </table:table-cell>
          <table:table-cell office:value-type="float" office:value="4.4097" calcext:value-type="float">
            <text:p>4.4097</text:p>
          </table:table-cell>
          <table:table-cell office:value-type="float" office:value="4.31465" calcext:value-type="float">
            <text:p>4.31465</text:p>
          </table:table-cell>
          <table:table-cell office:value-type="float" office:value="4.4699" calcext:value-type="float">
            <text:p>4.4699</text:p>
          </table:table-cell>
          <table:table-cell office:value-type="float" office:value="4.44739" calcext:value-type="float">
            <text:p>4.44739</text:p>
          </table:table-cell>
          <table:table-cell office:value-type="float" office:value="4.0254" calcext:value-type="float">
            <text:p>4.0254</text:p>
          </table:table-cell>
          <table:table-cell/>
          <table:table-cell table:formula="of:=AVERAGE([.B33:.BI33])" office:value-type="float" office:value="4.1743685" calcext:value-type="float">
            <text:p>4.1743685</text:p>
          </table:table-cell>
          <table:table-cell table:formula="of:=STDEV([.B33:.BI33])/2" office:value-type="float" office:value="0.130871212760915" calcext:value-type="float">
            <text:p>0.130871212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.95575" calcext:value-type="float">
            <text:p>3.95575</text:p>
          </table:table-cell>
          <table:table-cell office:value-type="float" office:value="4.4119" calcext:value-type="float">
            <text:p>4.4119</text:p>
          </table:table-cell>
          <table:table-cell office:value-type="float" office:value="4.47462" calcext:value-type="float">
            <text:p>4.47462</text:p>
          </table:table-cell>
          <table:table-cell office:value-type="float" office:value="3.95987" calcext:value-type="float">
            <text:p>3.95987</text:p>
          </table:table-cell>
          <table:table-cell office:value-type="float" office:value="4.33879" calcext:value-type="float">
            <text:p>4.33879</text:p>
          </table:table-cell>
          <table:table-cell office:value-type="float" office:value="4.48787" calcext:value-type="float">
            <text:p>4.48787</text:p>
          </table:table-cell>
          <table:table-cell office:value-type="float" office:value="4.36483" calcext:value-type="float">
            <text:p>4.36483</text:p>
          </table:table-cell>
          <table:table-cell office:value-type="float" office:value="4.06188" calcext:value-type="float">
            <text:p>4.06188</text:p>
          </table:table-cell>
          <table:table-cell office:value-type="float" office:value="4.69166" calcext:value-type="float">
            <text:p>4.69166</text:p>
          </table:table-cell>
          <table:table-cell office:value-type="float" office:value="4.13097" calcext:value-type="float">
            <text:p>4.13097</text:p>
          </table:table-cell>
          <table:table-cell office:value-type="float" office:value="3.98867" calcext:value-type="float">
            <text:p>3.98867</text:p>
          </table:table-cell>
          <table:table-cell office:value-type="float" office:value="4.18427" calcext:value-type="float">
            <text:p>4.18427</text:p>
          </table:table-cell>
          <table:table-cell office:value-type="float" office:value="4.2837" calcext:value-type="float">
            <text:p>4.2837</text:p>
          </table:table-cell>
          <table:table-cell office:value-type="float" office:value="3.98097" calcext:value-type="float">
            <text:p>3.98097</text:p>
          </table:table-cell>
          <table:table-cell office:value-type="float" office:value="4.40349" calcext:value-type="float">
            <text:p>4.40349</text:p>
          </table:table-cell>
          <table:table-cell office:value-type="float" office:value="4.4505" calcext:value-type="float">
            <text:p>4.4505</text:p>
          </table:table-cell>
          <table:table-cell office:value-type="float" office:value="4.00618" calcext:value-type="float">
            <text:p>4.00618</text:p>
          </table:table-cell>
          <table:table-cell office:value-type="float" office:value="3.93835" calcext:value-type="float">
            <text:p>3.93835</text:p>
          </table:table-cell>
          <table:table-cell office:value-type="float" office:value="4.2551" calcext:value-type="float">
            <text:p>4.2551</text:p>
          </table:table-cell>
          <table:table-cell office:value-type="float" office:value="4.06079" calcext:value-type="float">
            <text:p>4.06079</text:p>
          </table:table-cell>
          <table:table-cell office:value-type="float" office:value="4.24074" calcext:value-type="float">
            <text:p>4.24074</text:p>
          </table:table-cell>
          <table:table-cell office:value-type="float" office:value="4.27647" calcext:value-type="float">
            <text:p>4.27647</text:p>
          </table:table-cell>
          <table:table-cell office:value-type="float" office:value="4.43535" calcext:value-type="float">
            <text:p>4.43535</text:p>
          </table:table-cell>
          <table:table-cell office:value-type="float" office:value="3.07557" calcext:value-type="float">
            <text:p>3.07557</text:p>
          </table:table-cell>
          <table:table-cell office:value-type="float" office:value="4.12508" calcext:value-type="float">
            <text:p>4.12508</text:p>
          </table:table-cell>
          <table:table-cell office:value-type="float" office:value="4.277" calcext:value-type="float">
            <text:p>4.277</text:p>
          </table:table-cell>
          <table:table-cell office:value-type="float" office:value="3.97576" calcext:value-type="float">
            <text:p>3.97576</text:p>
          </table:table-cell>
          <table:table-cell office:value-type="float" office:value="4.27224" calcext:value-type="float">
            <text:p>4.27224</text:p>
          </table:table-cell>
          <table:table-cell office:value-type="float" office:value="3.99439" calcext:value-type="float">
            <text:p>3.99439</text:p>
          </table:table-cell>
          <table:table-cell office:value-type="float" office:value="3.63996" calcext:value-type="float">
            <text:p>3.63996</text:p>
          </table:table-cell>
          <table:table-cell office:value-type="float" office:value="4.26181" calcext:value-type="float">
            <text:p>4.26181</text:p>
          </table:table-cell>
          <table:table-cell office:value-type="float" office:value="4.26883" calcext:value-type="float">
            <text:p>4.26883</text:p>
          </table:table-cell>
          <table:table-cell office:value-type="float" office:value="3.95787" calcext:value-type="float">
            <text:p>3.95787</text:p>
          </table:table-cell>
          <table:table-cell office:value-type="float" office:value="4.43835" calcext:value-type="float">
            <text:p>4.43835</text:p>
          </table:table-cell>
          <table:table-cell office:value-type="float" office:value="4.29451" calcext:value-type="float">
            <text:p>4.29451</text:p>
          </table:table-cell>
          <table:table-cell office:value-type="float" office:value="4.0794" calcext:value-type="float">
            <text:p>4.0794</text:p>
          </table:table-cell>
          <table:table-cell office:value-type="float" office:value="4.43754" calcext:value-type="float">
            <text:p>4.43754</text:p>
          </table:table-cell>
          <table:table-cell office:value-type="float" office:value="4.09226" calcext:value-type="float">
            <text:p>4.09226</text:p>
          </table:table-cell>
          <table:table-cell office:value-type="float" office:value="4.27432" calcext:value-type="float">
            <text:p>4.27432</text:p>
          </table:table-cell>
          <table:table-cell office:value-type="float" office:value="4.45465" calcext:value-type="float">
            <text:p>4.45465</text:p>
          </table:table-cell>
          <table:table-cell office:value-type="float" office:value="4.14376" calcext:value-type="float">
            <text:p>4.14376</text:p>
          </table:table-cell>
          <table:table-cell office:value-type="float" office:value="4.00035" calcext:value-type="float">
            <text:p>4.00035</text:p>
          </table:table-cell>
          <table:table-cell office:value-type="float" office:value="4.26907" calcext:value-type="float">
            <text:p>4.26907</text:p>
          </table:table-cell>
          <table:table-cell office:value-type="float" office:value="4.46435" calcext:value-type="float">
            <text:p>4.46435</text:p>
          </table:table-cell>
          <table:table-cell office:value-type="float" office:value="4.28696" calcext:value-type="float">
            <text:p>4.28696</text:p>
          </table:table-cell>
          <table:table-cell office:value-type="float" office:value="4.05363" calcext:value-type="float">
            <text:p>4.05363</text:p>
          </table:table-cell>
          <table:table-cell office:value-type="float" office:value="4.11211" calcext:value-type="float">
            <text:p>4.11211</text:p>
          </table:table-cell>
          <table:table-cell office:value-type="float" office:value="4.23719" calcext:value-type="float">
            <text:p>4.23719</text:p>
          </table:table-cell>
          <table:table-cell office:value-type="float" office:value="4.12902" calcext:value-type="float">
            <text:p>4.12902</text:p>
          </table:table-cell>
          <table:table-cell office:value-type="float" office:value="4.11276" calcext:value-type="float">
            <text:p>4.11276</text:p>
          </table:table-cell>
          <table:table-cell office:value-type="float" office:value="3.99605" calcext:value-type="float">
            <text:p>3.99605</text:p>
          </table:table-cell>
          <table:table-cell office:value-type="float" office:value="4.50558" calcext:value-type="float">
            <text:p>4.50558</text:p>
          </table:table-cell>
          <table:table-cell office:value-type="float" office:value="3.8845" calcext:value-type="float">
            <text:p>3.8845</text:p>
          </table:table-cell>
          <table:table-cell office:value-type="float" office:value="4.50863" calcext:value-type="float">
            <text:p>4.50863</text:p>
          </table:table-cell>
          <table:table-cell office:value-type="float" office:value="3.96466" calcext:value-type="float">
            <text:p>3.96466</text:p>
          </table:table-cell>
          <table:table-cell office:value-type="float" office:value="4.41958" calcext:value-type="float">
            <text:p>4.41958</text:p>
          </table:table-cell>
          <table:table-cell office:value-type="float" office:value="4.29852" calcext:value-type="float">
            <text:p>4.29852</text:p>
          </table:table-cell>
          <table:table-cell office:value-type="float" office:value="4.57253" calcext:value-type="float">
            <text:p>4.57253</text:p>
          </table:table-cell>
          <table:table-cell office:value-type="float" office:value="4.42723" calcext:value-type="float">
            <text:p>4.42723</text:p>
          </table:table-cell>
          <table:table-cell office:value-type="float" office:value="4.05594" calcext:value-type="float">
            <text:p>4.05594</text:p>
          </table:table-cell>
          <table:table-cell/>
          <table:table-cell table:formula="of:=AVERAGE([.B34:.BI34])" office:value-type="float" office:value="4.19574466666667" calcext:value-type="float">
            <text:p>4.1957446667</text:p>
          </table:table-cell>
          <table:table-cell table:formula="of:=STDEV([.B34:.BI34])/2" office:value-type="float" office:value="0.127270055398915" calcext:value-type="float">
            <text:p>0.127270055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.0754" calcext:value-type="float">
            <text:p>4.0754</text:p>
          </table:table-cell>
          <table:table-cell office:value-type="float" office:value="4.00799" calcext:value-type="float">
            <text:p>4.00799</text:p>
          </table:table-cell>
          <table:table-cell office:value-type="float" office:value="4.60306" calcext:value-type="float">
            <text:p>4.60306</text:p>
          </table:table-cell>
          <table:table-cell office:value-type="float" office:value="4.25699" calcext:value-type="float">
            <text:p>4.25699</text:p>
          </table:table-cell>
          <table:table-cell office:value-type="float" office:value="4.39243" calcext:value-type="float">
            <text:p>4.39243</text:p>
          </table:table-cell>
          <table:table-cell office:value-type="float" office:value="4.05085" calcext:value-type="float">
            <text:p>4.05085</text:p>
          </table:table-cell>
          <table:table-cell office:value-type="float" office:value="4.14151" calcext:value-type="float">
            <text:p>4.14151</text:p>
          </table:table-cell>
          <table:table-cell office:value-type="float" office:value="3.93988" calcext:value-type="float">
            <text:p>3.93988</text:p>
          </table:table-cell>
          <table:table-cell office:value-type="float" office:value="3.91765" calcext:value-type="float">
            <text:p>3.91765</text:p>
          </table:table-cell>
          <table:table-cell office:value-type="float" office:value="4.2305" calcext:value-type="float">
            <text:p>4.2305</text:p>
          </table:table-cell>
          <table:table-cell office:value-type="float" office:value="4.4776" calcext:value-type="float">
            <text:p>4.4776</text:p>
          </table:table-cell>
          <table:table-cell office:value-type="float" office:value="4.2775" calcext:value-type="float">
            <text:p>4.2775</text:p>
          </table:table-cell>
          <table:table-cell office:value-type="float" office:value="3.93289" calcext:value-type="float">
            <text:p>3.93289</text:p>
          </table:table-cell>
          <table:table-cell office:value-type="float" office:value="3.97465" calcext:value-type="float">
            <text:p>3.97465</text:p>
          </table:table-cell>
          <table:table-cell office:value-type="float" office:value="3.93468" calcext:value-type="float">
            <text:p>3.93468</text:p>
          </table:table-cell>
          <table:table-cell office:value-type="float" office:value="4.13638" calcext:value-type="float">
            <text:p>4.13638</text:p>
          </table:table-cell>
          <table:table-cell office:value-type="float" office:value="4.16735" calcext:value-type="float">
            <text:p>4.16735</text:p>
          </table:table-cell>
          <table:table-cell office:value-type="float" office:value="4.04637" calcext:value-type="float">
            <text:p>4.04637</text:p>
          </table:table-cell>
          <table:table-cell office:value-type="float" office:value="4.27041" calcext:value-type="float">
            <text:p>4.27041</text:p>
          </table:table-cell>
          <table:table-cell office:value-type="float" office:value="3.92214" calcext:value-type="float">
            <text:p>3.92214</text:p>
          </table:table-cell>
          <table:table-cell office:value-type="float" office:value="3.9458" calcext:value-type="float">
            <text:p>3.9458</text:p>
          </table:table-cell>
          <table:table-cell office:value-type="float" office:value="4.11754" calcext:value-type="float">
            <text:p>4.11754</text:p>
          </table:table-cell>
          <table:table-cell office:value-type="float" office:value="4.26958" calcext:value-type="float">
            <text:p>4.26958</text:p>
          </table:table-cell>
          <table:table-cell office:value-type="float" office:value="4.42218" calcext:value-type="float">
            <text:p>4.42218</text:p>
          </table:table-cell>
          <table:table-cell office:value-type="float" office:value="4.27264" calcext:value-type="float">
            <text:p>4.27264</text:p>
          </table:table-cell>
          <table:table-cell office:value-type="float" office:value="4.0875" calcext:value-type="float">
            <text:p>4.0875</text:p>
          </table:table-cell>
          <table:table-cell office:value-type="float" office:value="3.95828" calcext:value-type="float">
            <text:p>3.95828</text:p>
          </table:table-cell>
          <table:table-cell office:value-type="float" office:value="3.64558" calcext:value-type="float">
            <text:p>3.64558</text:p>
          </table:table-cell>
          <table:table-cell office:value-type="float" office:value="4.08262" calcext:value-type="float">
            <text:p>4.08262</text:p>
          </table:table-cell>
          <table:table-cell office:value-type="float" office:value="4.07262" calcext:value-type="float">
            <text:p>4.07262</text:p>
          </table:table-cell>
          <table:table-cell office:value-type="float" office:value="4.30487" calcext:value-type="float">
            <text:p>4.30487</text:p>
          </table:table-cell>
          <table:table-cell office:value-type="float" office:value="4.30778" calcext:value-type="float">
            <text:p>4.30778</text:p>
          </table:table-cell>
          <table:table-cell office:value-type="float" office:value="4.5379" calcext:value-type="float">
            <text:p>4.5379</text:p>
          </table:table-cell>
          <table:table-cell office:value-type="float" office:value="4.29422" calcext:value-type="float">
            <text:p>4.29422</text:p>
          </table:table-cell>
          <table:table-cell office:value-type="float" office:value="4.43661" calcext:value-type="float">
            <text:p>4.43661</text:p>
          </table:table-cell>
          <table:table-cell office:value-type="float" office:value="4.18957" calcext:value-type="float">
            <text:p>4.18957</text:p>
          </table:table-cell>
          <table:table-cell office:value-type="float" office:value="3.97576" calcext:value-type="float">
            <text:p>3.97576</text:p>
          </table:table-cell>
          <table:table-cell office:value-type="float" office:value="4.25012" calcext:value-type="float">
            <text:p>4.25012</text:p>
          </table:table-cell>
          <table:table-cell office:value-type="float" office:value="4.17246" calcext:value-type="float">
            <text:p>4.17246</text:p>
          </table:table-cell>
          <table:table-cell office:value-type="float" office:value="3.88156" calcext:value-type="float">
            <text:p>3.88156</text:p>
          </table:table-cell>
          <table:table-cell office:value-type="float" office:value="3.92082" calcext:value-type="float">
            <text:p>3.92082</text:p>
          </table:table-cell>
          <table:table-cell office:value-type="float" office:value="3.98598" calcext:value-type="float">
            <text:p>3.98598</text:p>
          </table:table-cell>
          <table:table-cell office:value-type="float" office:value="4.26413" calcext:value-type="float">
            <text:p>4.26413</text:p>
          </table:table-cell>
          <table:table-cell office:value-type="float" office:value="4.4348" calcext:value-type="float">
            <text:p>4.4348</text:p>
          </table:table-cell>
          <table:table-cell office:value-type="float" office:value="4.26916" calcext:value-type="float">
            <text:p>4.26916</text:p>
          </table:table-cell>
          <table:table-cell office:value-type="float" office:value="4.24529" calcext:value-type="float">
            <text:p>4.24529</text:p>
          </table:table-cell>
          <table:table-cell office:value-type="float" office:value="4.40929" calcext:value-type="float">
            <text:p>4.40929</text:p>
          </table:table-cell>
          <table:table-cell office:value-type="float" office:value="4.27945" calcext:value-type="float">
            <text:p>4.27945</text:p>
          </table:table-cell>
          <table:table-cell office:value-type="float" office:value="4.63774" calcext:value-type="float">
            <text:p>4.63774</text:p>
          </table:table-cell>
          <table:table-cell office:value-type="float" office:value="4.03585" calcext:value-type="float">
            <text:p>4.03585</text:p>
          </table:table-cell>
          <table:table-cell office:value-type="float" office:value="4.08952" calcext:value-type="float">
            <text:p>4.08952</text:p>
          </table:table-cell>
          <table:table-cell office:value-type="float" office:value="3.93411" calcext:value-type="float">
            <text:p>3.93411</text:p>
          </table:table-cell>
          <table:table-cell office:value-type="float" office:value="4.42021" calcext:value-type="float">
            <text:p>4.42021</text:p>
          </table:table-cell>
          <table:table-cell office:value-type="float" office:value="4.47688" calcext:value-type="float">
            <text:p>4.47688</text:p>
          </table:table-cell>
          <table:table-cell office:value-type="float" office:value="4.41149" calcext:value-type="float">
            <text:p>4.41149</text:p>
          </table:table-cell>
          <table:table-cell office:value-type="float" office:value="4.43253" calcext:value-type="float">
            <text:p>4.43253</text:p>
          </table:table-cell>
          <table:table-cell office:value-type="float" office:value="4.25258" calcext:value-type="float">
            <text:p>4.25258</text:p>
          </table:table-cell>
          <table:table-cell office:value-type="float" office:value="4.25587" calcext:value-type="float">
            <text:p>4.25587</text:p>
          </table:table-cell>
          <table:table-cell office:value-type="float" office:value="3.93145" calcext:value-type="float">
            <text:p>3.93145</text:p>
          </table:table-cell>
          <table:table-cell office:value-type="float" office:value="4.40322" calcext:value-type="float">
            <text:p>4.40322</text:p>
          </table:table-cell>
          <table:table-cell/>
          <table:table-cell table:formula="of:=AVERAGE([.B35:.BI35])" office:value-type="float" office:value="4.18452983333333" calcext:value-type="float">
            <text:p>4.1845298333</text:p>
          </table:table-cell>
          <table:table-cell table:formula="of:=STDEV([.B35:.BI35])/2" office:value-type="float" office:value="0.104597092942928" calcext:value-type="float">
            <text:p>0.104597092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.10709" calcext:value-type="float">
            <text:p>4.10709</text:p>
          </table:table-cell>
          <table:table-cell office:value-type="float" office:value="3.90736" calcext:value-type="float">
            <text:p>3.90736</text:p>
          </table:table-cell>
          <table:table-cell office:value-type="float" office:value="2.98338" calcext:value-type="float">
            <text:p>2.98338</text:p>
          </table:table-cell>
          <table:table-cell office:value-type="float" office:value="3.9973" calcext:value-type="float">
            <text:p>3.9973</text:p>
          </table:table-cell>
          <table:table-cell office:value-type="float" office:value="3.9265" calcext:value-type="float">
            <text:p>3.9265</text:p>
          </table:table-cell>
          <table:table-cell office:value-type="float" office:value="4.40455" calcext:value-type="float">
            <text:p>4.40455</text:p>
          </table:table-cell>
          <table:table-cell office:value-type="float" office:value="4.28992" calcext:value-type="float">
            <text:p>4.28992</text:p>
          </table:table-cell>
          <table:table-cell office:value-type="float" office:value="4.10262" calcext:value-type="float">
            <text:p>4.10262</text:p>
          </table:table-cell>
          <table:table-cell office:value-type="float" office:value="4.29603" calcext:value-type="float">
            <text:p>4.29603</text:p>
          </table:table-cell>
          <table:table-cell office:value-type="float" office:value="4.13966" calcext:value-type="float">
            <text:p>4.13966</text:p>
          </table:table-cell>
          <table:table-cell office:value-type="float" office:value="4.27752" calcext:value-type="float">
            <text:p>4.27752</text:p>
          </table:table-cell>
          <table:table-cell office:value-type="float" office:value="4.21217" calcext:value-type="float">
            <text:p>4.21217</text:p>
          </table:table-cell>
          <table:table-cell office:value-type="float" office:value="4.29508" calcext:value-type="float">
            <text:p>4.29508</text:p>
          </table:table-cell>
          <table:table-cell office:value-type="float" office:value="4.26654" calcext:value-type="float">
            <text:p>4.26654</text:p>
          </table:table-cell>
          <table:table-cell office:value-type="float" office:value="4.11916" calcext:value-type="float">
            <text:p>4.11916</text:p>
          </table:table-cell>
          <table:table-cell office:value-type="float" office:value="3.96127" calcext:value-type="float">
            <text:p>3.96127</text:p>
          </table:table-cell>
          <table:table-cell office:value-type="float" office:value="4.13722" calcext:value-type="float">
            <text:p>4.13722</text:p>
          </table:table-cell>
          <table:table-cell office:value-type="float" office:value="3.88355" calcext:value-type="float">
            <text:p>3.88355</text:p>
          </table:table-cell>
          <table:table-cell office:value-type="float" office:value="3.96135" calcext:value-type="float">
            <text:p>3.96135</text:p>
          </table:table-cell>
          <table:table-cell office:value-type="float" office:value="4.40817" calcext:value-type="float">
            <text:p>4.40817</text:p>
          </table:table-cell>
          <table:table-cell office:value-type="float" office:value="4.25682" calcext:value-type="float">
            <text:p>4.25682</text:p>
          </table:table-cell>
          <table:table-cell office:value-type="float" office:value="4.03685" calcext:value-type="float">
            <text:p>4.03685</text:p>
          </table:table-cell>
          <table:table-cell office:value-type="float" office:value="4.45419" calcext:value-type="float">
            <text:p>4.45419</text:p>
          </table:table-cell>
          <table:table-cell office:value-type="float" office:value="4.28236" calcext:value-type="float">
            <text:p>4.28236</text:p>
          </table:table-cell>
          <table:table-cell office:value-type="float" office:value="4.17777" calcext:value-type="float">
            <text:p>4.17777</text:p>
          </table:table-cell>
          <table:table-cell office:value-type="float" office:value="4.15979" calcext:value-type="float">
            <text:p>4.15979</text:p>
          </table:table-cell>
          <table:table-cell office:value-type="float" office:value="4.29896" calcext:value-type="float">
            <text:p>4.29896</text:p>
          </table:table-cell>
          <table:table-cell office:value-type="float" office:value="3.90277" calcext:value-type="float">
            <text:p>3.90277</text:p>
          </table:table-cell>
          <table:table-cell office:value-type="float" office:value="4.37278" calcext:value-type="float">
            <text:p>4.37278</text:p>
          </table:table-cell>
          <table:table-cell office:value-type="float" office:value="4.25678" calcext:value-type="float">
            <text:p>4.25678</text:p>
          </table:table-cell>
          <table:table-cell office:value-type="float" office:value="4.07187" calcext:value-type="float">
            <text:p>4.07187</text:p>
          </table:table-cell>
          <table:table-cell office:value-type="float" office:value="4.46665" calcext:value-type="float">
            <text:p>4.46665</text:p>
          </table:table-cell>
          <table:table-cell office:value-type="float" office:value="4.28585" calcext:value-type="float">
            <text:p>4.28585</text:p>
          </table:table-cell>
          <table:table-cell office:value-type="float" office:value="4.17061" calcext:value-type="float">
            <text:p>4.17061</text:p>
          </table:table-cell>
          <table:table-cell office:value-type="float" office:value="4.3954" calcext:value-type="float">
            <text:p>4.3954</text:p>
          </table:table-cell>
          <table:table-cell office:value-type="float" office:value="3.98414" calcext:value-type="float">
            <text:p>3.98414</text:p>
          </table:table-cell>
          <table:table-cell office:value-type="float" office:value="4.15085" calcext:value-type="float">
            <text:p>4.15085</text:p>
          </table:table-cell>
          <table:table-cell office:value-type="float" office:value="4.0064" calcext:value-type="float">
            <text:p>4.0064</text:p>
          </table:table-cell>
          <table:table-cell office:value-type="float" office:value="4.07079" calcext:value-type="float">
            <text:p>4.07079</text:p>
          </table:table-cell>
          <table:table-cell office:value-type="float" office:value="4.12102" calcext:value-type="float">
            <text:p>4.12102</text:p>
          </table:table-cell>
          <table:table-cell office:value-type="float" office:value="3.94422" calcext:value-type="float">
            <text:p>3.94422</text:p>
          </table:table-cell>
          <table:table-cell office:value-type="float" office:value="4.27445" calcext:value-type="float">
            <text:p>4.27445</text:p>
          </table:table-cell>
          <table:table-cell office:value-type="float" office:value="3.94106" calcext:value-type="float">
            <text:p>3.94106</text:p>
          </table:table-cell>
          <table:table-cell office:value-type="float" office:value="4.4257" calcext:value-type="float">
            <text:p>4.4257</text:p>
          </table:table-cell>
          <table:table-cell office:value-type="float" office:value="4.25767" calcext:value-type="float">
            <text:p>4.25767</text:p>
          </table:table-cell>
          <table:table-cell office:value-type="float" office:value="4.28987" calcext:value-type="float">
            <text:p>4.28987</text:p>
          </table:table-cell>
          <table:table-cell office:value-type="float" office:value="4.37476" calcext:value-type="float">
            <text:p>4.37476</text:p>
          </table:table-cell>
          <table:table-cell office:value-type="float" office:value="4.11036" calcext:value-type="float">
            <text:p>4.11036</text:p>
          </table:table-cell>
          <table:table-cell office:value-type="float" office:value="3.93554" calcext:value-type="float">
            <text:p>3.93554</text:p>
          </table:table-cell>
          <table:table-cell office:value-type="float" office:value="3.63013" calcext:value-type="float">
            <text:p>3.63013</text:p>
          </table:table-cell>
          <table:table-cell office:value-type="float" office:value="4.39547" calcext:value-type="float">
            <text:p>4.39547</text:p>
          </table:table-cell>
          <table:table-cell office:value-type="float" office:value="4.03532" calcext:value-type="float">
            <text:p>4.03532</text:p>
          </table:table-cell>
          <table:table-cell office:value-type="float" office:value="4.24911" calcext:value-type="float">
            <text:p>4.24911</text:p>
          </table:table-cell>
          <table:table-cell office:value-type="float" office:value="4.39706" calcext:value-type="float">
            <text:p>4.39706</text:p>
          </table:table-cell>
          <table:table-cell office:value-type="float" office:value="3.83388" calcext:value-type="float">
            <text:p>3.83388</text:p>
          </table:table-cell>
          <table:table-cell office:value-type="float" office:value="4.38845" calcext:value-type="float">
            <text:p>4.38845</text:p>
          </table:table-cell>
          <table:table-cell office:value-type="float" office:value="3.90567" calcext:value-type="float">
            <text:p>3.90567</text:p>
          </table:table-cell>
          <table:table-cell office:value-type="float" office:value="4.2376" calcext:value-type="float">
            <text:p>4.2376</text:p>
          </table:table-cell>
          <table:table-cell office:value-type="float" office:value="3.62558" calcext:value-type="float">
            <text:p>3.62558</text:p>
          </table:table-cell>
          <table:table-cell office:value-type="float" office:value="4.38261" calcext:value-type="float">
            <text:p>4.38261</text:p>
          </table:table-cell>
          <table:table-cell/>
          <table:table-cell table:formula="of:=AVERAGE([.B36:.BI36])" office:value-type="float" office:value="4.13722666666667" calcext:value-type="float">
            <text:p>4.1372266667</text:p>
          </table:table-cell>
          <table:table-cell table:formula="of:=STDEV([.B36:.BI36])/2" office:value-type="float" office:value="0.124409162221409" calcext:value-type="float">
            <text:p>0.124409162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.90475" calcext:value-type="float">
            <text:p>3.90475</text:p>
          </table:table-cell>
          <table:table-cell office:value-type="float" office:value="4.22971" calcext:value-type="float">
            <text:p>4.22971</text:p>
          </table:table-cell>
          <table:table-cell office:value-type="float" office:value="4.37608" calcext:value-type="float">
            <text:p>4.37608</text:p>
          </table:table-cell>
          <table:table-cell office:value-type="float" office:value="4.22689" calcext:value-type="float">
            <text:p>4.22689</text:p>
          </table:table-cell>
          <table:table-cell office:value-type="float" office:value="4.38564" calcext:value-type="float">
            <text:p>4.38564</text:p>
          </table:table-cell>
          <table:table-cell office:value-type="float" office:value="4.22699" calcext:value-type="float">
            <text:p>4.22699</text:p>
          </table:table-cell>
          <table:table-cell office:value-type="float" office:value="4.39606" calcext:value-type="float">
            <text:p>4.39606</text:p>
          </table:table-cell>
          <table:table-cell office:value-type="float" office:value="4.25668" calcext:value-type="float">
            <text:p>4.25668</text:p>
          </table:table-cell>
          <table:table-cell office:value-type="float" office:value="4.25766" calcext:value-type="float">
            <text:p>4.25766</text:p>
          </table:table-cell>
          <table:table-cell office:value-type="float" office:value="4.24082" calcext:value-type="float">
            <text:p>4.24082</text:p>
          </table:table-cell>
          <table:table-cell office:value-type="float" office:value="4.2572" calcext:value-type="float">
            <text:p>4.2572</text:p>
          </table:table-cell>
          <table:table-cell office:value-type="float" office:value="4.40193" calcext:value-type="float">
            <text:p>4.40193</text:p>
          </table:table-cell>
          <table:table-cell office:value-type="float" office:value="4.23412" calcext:value-type="float">
            <text:p>4.23412</text:p>
          </table:table-cell>
          <table:table-cell office:value-type="float" office:value="4.24251" calcext:value-type="float">
            <text:p>4.24251</text:p>
          </table:table-cell>
          <table:table-cell office:value-type="float" office:value="4.20744" calcext:value-type="float">
            <text:p>4.20744</text:p>
          </table:table-cell>
          <table:table-cell office:value-type="float" office:value="4.38718" calcext:value-type="float">
            <text:p>4.38718</text:p>
          </table:table-cell>
          <table:table-cell office:value-type="float" office:value="4.42729" calcext:value-type="float">
            <text:p>4.42729</text:p>
          </table:table-cell>
          <table:table-cell office:value-type="float" office:value="4.22589" calcext:value-type="float">
            <text:p>4.22589</text:p>
          </table:table-cell>
          <table:table-cell office:value-type="float" office:value="4.35823" calcext:value-type="float">
            <text:p>4.35823</text:p>
          </table:table-cell>
          <table:table-cell office:value-type="float" office:value="4.38498" calcext:value-type="float">
            <text:p>4.38498</text:p>
          </table:table-cell>
          <table:table-cell office:value-type="float" office:value="4.37135" calcext:value-type="float">
            <text:p>4.37135</text:p>
          </table:table-cell>
          <table:table-cell office:value-type="float" office:value="4.44389" calcext:value-type="float">
            <text:p>4.44389</text:p>
          </table:table-cell>
          <table:table-cell office:value-type="float" office:value="4.38568" calcext:value-type="float">
            <text:p>4.38568</text:p>
          </table:table-cell>
          <table:table-cell office:value-type="float" office:value="4.37981" calcext:value-type="float">
            <text:p>4.37981</text:p>
          </table:table-cell>
          <table:table-cell office:value-type="float" office:value="4.24355" calcext:value-type="float">
            <text:p>4.24355</text:p>
          </table:table-cell>
          <table:table-cell office:value-type="float" office:value="4.24199" calcext:value-type="float">
            <text:p>4.24199</text:p>
          </table:table-cell>
          <table:table-cell office:value-type="float" office:value="4.33183" calcext:value-type="float">
            <text:p>4.33183</text:p>
          </table:table-cell>
          <table:table-cell office:value-type="float" office:value="4.10587" calcext:value-type="float">
            <text:p>4.10587</text:p>
          </table:table-cell>
          <table:table-cell office:value-type="float" office:value="4.22238" calcext:value-type="float">
            <text:p>4.22238</text:p>
          </table:table-cell>
          <table:table-cell office:value-type="float" office:value="4.38603" calcext:value-type="float">
            <text:p>4.38603</text:p>
          </table:table-cell>
          <table:table-cell office:value-type="float" office:value="4.4231" calcext:value-type="float">
            <text:p>4.4231</text:p>
          </table:table-cell>
          <table:table-cell office:value-type="float" office:value="4.1422" calcext:value-type="float">
            <text:p>4.1422</text:p>
          </table:table-cell>
          <table:table-cell office:value-type="float" office:value="4.38387" calcext:value-type="float">
            <text:p>4.38387</text:p>
          </table:table-cell>
          <table:table-cell office:value-type="float" office:value="4.23055" calcext:value-type="float">
            <text:p>4.23055</text:p>
          </table:table-cell>
          <table:table-cell office:value-type="float" office:value="4.45496" calcext:value-type="float">
            <text:p>4.45496</text:p>
          </table:table-cell>
          <table:table-cell office:value-type="float" office:value="4.24219" calcext:value-type="float">
            <text:p>4.24219</text:p>
          </table:table-cell>
          <table:table-cell office:value-type="float" office:value="4.40386" calcext:value-type="float">
            <text:p>4.40386</text:p>
          </table:table-cell>
          <table:table-cell office:value-type="float" office:value="4.37492" calcext:value-type="float">
            <text:p>4.37492</text:p>
          </table:table-cell>
          <table:table-cell office:value-type="float" office:value="4.1212" calcext:value-type="float">
            <text:p>4.1212</text:p>
          </table:table-cell>
          <table:table-cell office:value-type="float" office:value="4.23659" calcext:value-type="float">
            <text:p>4.23659</text:p>
          </table:table-cell>
          <table:table-cell office:value-type="float" office:value="3.90947" calcext:value-type="float">
            <text:p>3.90947</text:p>
          </table:table-cell>
          <table:table-cell office:value-type="float" office:value="3.92013" calcext:value-type="float">
            <text:p>3.92013</text:p>
          </table:table-cell>
          <table:table-cell office:value-type="float" office:value="4.22888" calcext:value-type="float">
            <text:p>4.22888</text:p>
          </table:table-cell>
          <table:table-cell office:value-type="float" office:value="4.35338" calcext:value-type="float">
            <text:p>4.35338</text:p>
          </table:table-cell>
          <table:table-cell office:value-type="float" office:value="4.45037" calcext:value-type="float">
            <text:p>4.45037</text:p>
          </table:table-cell>
          <table:table-cell office:value-type="float" office:value="3.83713" calcext:value-type="float">
            <text:p>3.83713</text:p>
          </table:table-cell>
          <table:table-cell office:value-type="float" office:value="4.3634" calcext:value-type="float">
            <text:p>4.3634</text:p>
          </table:table-cell>
          <table:table-cell office:value-type="float" office:value="3.94542" calcext:value-type="float">
            <text:p>3.94542</text:p>
          </table:table-cell>
          <table:table-cell office:value-type="float" office:value="4.23045" calcext:value-type="float">
            <text:p>4.23045</text:p>
          </table:table-cell>
          <table:table-cell office:value-type="float" office:value="4.0004" calcext:value-type="float">
            <text:p>4.0004</text:p>
          </table:table-cell>
          <table:table-cell office:value-type="float" office:value="4.26552" calcext:value-type="float">
            <text:p>4.26552</text:p>
          </table:table-cell>
          <table:table-cell office:value-type="float" office:value="4.49883" calcext:value-type="float">
            <text:p>4.49883</text:p>
          </table:table-cell>
          <table:table-cell office:value-type="float" office:value="4.2144" calcext:value-type="float">
            <text:p>4.2144</text:p>
          </table:table-cell>
          <table:table-cell office:value-type="float" office:value="4.36062" calcext:value-type="float">
            <text:p>4.36062</text:p>
          </table:table-cell>
          <table:table-cell office:value-type="float" office:value="4.26398" calcext:value-type="float">
            <text:p>4.26398</text:p>
          </table:table-cell>
          <table:table-cell office:value-type="float" office:value="4.48898" calcext:value-type="float">
            <text:p>4.48898</text:p>
          </table:table-cell>
          <table:table-cell office:value-type="float" office:value="4.2217" calcext:value-type="float">
            <text:p>4.2217</text:p>
          </table:table-cell>
          <table:table-cell office:value-type="float" office:value="4.37183" calcext:value-type="float">
            <text:p>4.37183</text:p>
          </table:table-cell>
          <table:table-cell office:value-type="float" office:value="4.27616" calcext:value-type="float">
            <text:p>4.27616</text:p>
          </table:table-cell>
          <table:table-cell office:value-type="float" office:value="3.93162" calcext:value-type="float">
            <text:p>3.93162</text:p>
          </table:table-cell>
          <table:table-cell/>
          <table:table-cell table:formula="of:=AVERAGE([.B37:.BI37])" office:value-type="float" office:value="4.26477566666667" calcext:value-type="float">
            <text:p>4.2647756667</text:p>
          </table:table-cell>
          <table:table-cell table:formula="of:=STDEV([.B37:.BI37])/2" office:value-type="float" office:value="0.0777686926375133" calcext:value-type="float">
            <text:p>0.0777686926</text:p>
          </table:table-cell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NumaPairAffinity</text:p>
          </table:table-cell>
          <table:table-cell table:number-columns-repeated="6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84414" calcext:value-type="float">
            <text:p>1.84414</text:p>
          </table:table-cell>
          <table:table-cell office:value-type="float" office:value="2.11168" calcext:value-type="float">
            <text:p>2.11168</text:p>
          </table:table-cell>
          <table:table-cell office:value-type="float" office:value="2.25217" calcext:value-type="float">
            <text:p>2.25217</text:p>
          </table:table-cell>
          <table:table-cell office:value-type="float" office:value="1.70505" calcext:value-type="float">
            <text:p>1.70505</text:p>
          </table:table-cell>
          <table:table-cell office:value-type="float" office:value="1.71761" calcext:value-type="float">
            <text:p>1.71761</text:p>
          </table:table-cell>
          <table:table-cell office:value-type="float" office:value="2.30712" calcext:value-type="float">
            <text:p>2.30712</text:p>
          </table:table-cell>
          <table:table-cell office:value-type="float" office:value="1.6221" calcext:value-type="float">
            <text:p>1.6221</text:p>
          </table:table-cell>
          <table:table-cell office:value-type="float" office:value="1.99892" calcext:value-type="float">
            <text:p>1.99892</text:p>
          </table:table-cell>
          <table:table-cell office:value-type="float" office:value="2.33468" calcext:value-type="float">
            <text:p>2.33468</text:p>
          </table:table-cell>
          <table:table-cell office:value-type="float" office:value="1.6249" calcext:value-type="float">
            <text:p>1.6249</text:p>
          </table:table-cell>
          <table:table-cell office:value-type="float" office:value="2.18157" calcext:value-type="float">
            <text:p>2.18157</text:p>
          </table:table-cell>
          <table:table-cell office:value-type="float" office:value="1.70094" calcext:value-type="float">
            <text:p>1.70094</text:p>
          </table:table-cell>
          <table:table-cell office:value-type="float" office:value="2.04541" calcext:value-type="float">
            <text:p>2.04541</text:p>
          </table:table-cell>
          <table:table-cell office:value-type="float" office:value="1.81504" calcext:value-type="float">
            <text:p>1.81504</text:p>
          </table:table-cell>
          <table:table-cell office:value-type="float" office:value="2.11228" calcext:value-type="float">
            <text:p>2.11228</text:p>
          </table:table-cell>
          <table:table-cell office:value-type="float" office:value="1.6655" calcext:value-type="float">
            <text:p>1.6655</text:p>
          </table:table-cell>
          <table:table-cell office:value-type="float" office:value="1.72224" calcext:value-type="float">
            <text:p>1.72224</text:p>
          </table:table-cell>
          <table:table-cell office:value-type="float" office:value="1.65907" calcext:value-type="float">
            <text:p>1.65907</text:p>
          </table:table-cell>
          <table:table-cell office:value-type="float" office:value="2.38106" calcext:value-type="float">
            <text:p>2.38106</text:p>
          </table:table-cell>
          <table:table-cell office:value-type="float" office:value="1.88563" calcext:value-type="float">
            <text:p>1.88563</text:p>
          </table:table-cell>
          <table:table-cell office:value-type="float" office:value="2.12052" calcext:value-type="float">
            <text:p>2.12052</text:p>
          </table:table-cell>
          <table:table-cell office:value-type="float" office:value="2.09212" calcext:value-type="float">
            <text:p>2.09212</text:p>
          </table:table-cell>
          <table:table-cell office:value-type="float" office:value="1.76432" calcext:value-type="float">
            <text:p>1.76432</text:p>
          </table:table-cell>
          <table:table-cell office:value-type="float" office:value="2.32566" calcext:value-type="float">
            <text:p>2.32566</text:p>
          </table:table-cell>
          <table:table-cell office:value-type="float" office:value="2.29071" calcext:value-type="float">
            <text:p>2.29071</text:p>
          </table:table-cell>
          <table:table-cell office:value-type="float" office:value="2.18042" calcext:value-type="float">
            <text:p>2.18042</text:p>
          </table:table-cell>
          <table:table-cell office:value-type="float" office:value="2.26089" calcext:value-type="float">
            <text:p>2.26089</text:p>
          </table:table-cell>
          <table:table-cell office:value-type="float" office:value="2.26052" calcext:value-type="float">
            <text:p>2.26052</text:p>
          </table:table-cell>
          <table:table-cell office:value-type="float" office:value="2.17012" calcext:value-type="float">
            <text:p>2.17012</text:p>
          </table:table-cell>
          <table:table-cell office:value-type="float" office:value="2.25022" calcext:value-type="float">
            <text:p>2.25022</text:p>
          </table:table-cell>
          <table:table-cell office:value-type="float" office:value="2.163" calcext:value-type="float">
            <text:p>2.163</text:p>
          </table:table-cell>
          <table:table-cell office:value-type="float" office:value="2.21709" calcext:value-type="float">
            <text:p>2.21709</text:p>
          </table:table-cell>
          <table:table-cell office:value-type="float" office:value="2.1768" calcext:value-type="float">
            <text:p>2.1768</text:p>
          </table:table-cell>
          <table:table-cell office:value-type="float" office:value="2.23131" calcext:value-type="float">
            <text:p>2.23131</text:p>
          </table:table-cell>
          <table:table-cell office:value-type="float" office:value="2.11077" calcext:value-type="float">
            <text:p>2.11077</text:p>
          </table:table-cell>
          <table:table-cell office:value-type="float" office:value="2.26453" calcext:value-type="float">
            <text:p>2.26453</text:p>
          </table:table-cell>
          <table:table-cell office:value-type="float" office:value="2.11562" calcext:value-type="float">
            <text:p>2.11562</text:p>
          </table:table-cell>
          <table:table-cell office:value-type="float" office:value="2.16982" calcext:value-type="float">
            <text:p>2.16982</text:p>
          </table:table-cell>
          <table:table-cell office:value-type="float" office:value="2.22311" calcext:value-type="float">
            <text:p>2.22311</text:p>
          </table:table-cell>
          <table:table-cell office:value-type="float" office:value="1.48768" calcext:value-type="float">
            <text:p>1.48768</text:p>
          </table:table-cell>
          <table:table-cell office:value-type="float" office:value="2.10687" calcext:value-type="float">
            <text:p>2.10687</text:p>
          </table:table-cell>
          <table:table-cell office:value-type="float" office:value="1.62927" calcext:value-type="float">
            <text:p>1.62927</text:p>
          </table:table-cell>
          <table:table-cell office:value-type="float" office:value="2.14795" calcext:value-type="float">
            <text:p>2.14795</text:p>
          </table:table-cell>
          <table:table-cell office:value-type="float" office:value="2.23573" calcext:value-type="float">
            <text:p>2.23573</text:p>
          </table:table-cell>
          <table:table-cell office:value-type="float" office:value="2.07316" calcext:value-type="float">
            <text:p>2.07316</text:p>
          </table:table-cell>
          <table:table-cell office:value-type="float" office:value="2.16618" calcext:value-type="float">
            <text:p>2.16618</text:p>
          </table:table-cell>
          <table:table-cell office:value-type="float" office:value="2.13118" calcext:value-type="float">
            <text:p>2.13118</text:p>
          </table:table-cell>
          <table:table-cell office:value-type="float" office:value="2.16387" calcext:value-type="float">
            <text:p>2.16387</text:p>
          </table:table-cell>
          <table:table-cell office:value-type="float" office:value="2.27844" calcext:value-type="float">
            <text:p>2.27844</text:p>
          </table:table-cell>
          <table:table-cell office:value-type="float" office:value="2.2134" calcext:value-type="float">
            <text:p>2.2134</text:p>
          </table:table-cell>
          <table:table-cell office:value-type="float" office:value="2.36961" calcext:value-type="float">
            <text:p>2.36961</text:p>
          </table:table-cell>
          <table:table-cell office:value-type="float" office:value="2.08432" calcext:value-type="float">
            <text:p>2.08432</text:p>
          </table:table-cell>
          <table:table-cell office:value-type="float" office:value="1.6889" calcext:value-type="float">
            <text:p>1.6889</text:p>
          </table:table-cell>
          <table:table-cell office:value-type="float" office:value="2.27325" calcext:value-type="float">
            <text:p>2.27325</text:p>
          </table:table-cell>
          <table:table-cell office:value-type="float" office:value="2.15272" calcext:value-type="float">
            <text:p>2.15272</text:p>
          </table:table-cell>
          <table:table-cell office:value-type="float" office:value="1.73666" calcext:value-type="float">
            <text:p>1.73666</text:p>
          </table:table-cell>
          <table:table-cell office:value-type="float" office:value="2.19576" calcext:value-type="float">
            <text:p>2.19576</text:p>
          </table:table-cell>
          <table:table-cell office:value-type="float" office:value="2.27749" calcext:value-type="float">
            <text:p>2.27749</text:p>
          </table:table-cell>
          <table:table-cell office:value-type="float" office:value="1.90868" calcext:value-type="float">
            <text:p>1.90868</text:p>
          </table:table-cell>
          <table:table-cell office:value-type="float" office:value="2.23806" calcext:value-type="float">
            <text:p>2.23806</text:p>
          </table:table-cell>
          <table:table-cell/>
          <table:table-cell table:formula="of:=AVERAGE([.B40:.BI40])" office:value-type="float" office:value="2.060564" calcext:value-type="float">
            <text:p>2.060564</text:p>
          </table:table-cell>
          <table:table-cell table:formula="of:=STDEV([.B40:.BI40])/2" office:value-type="float" office:value="0.118440038130578" calcext:value-type="float">
            <text:p>0.118440038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.14661" calcext:value-type="float">
            <text:p>3.14661</text:p>
          </table:table-cell>
          <table:table-cell office:value-type="float" office:value="3.13071" calcext:value-type="float">
            <text:p>3.13071</text:p>
          </table:table-cell>
          <table:table-cell office:value-type="float" office:value="3.18328" calcext:value-type="float">
            <text:p>3.18328</text:p>
          </table:table-cell>
          <table:table-cell office:value-type="float" office:value="2.98342" calcext:value-type="float">
            <text:p>2.98342</text:p>
          </table:table-cell>
          <table:table-cell office:value-type="float" office:value="2.80152" calcext:value-type="float">
            <text:p>2.80152</text:p>
          </table:table-cell>
          <table:table-cell office:value-type="float" office:value="3.09964" calcext:value-type="float">
            <text:p>3.09964</text:p>
          </table:table-cell>
          <table:table-cell office:value-type="float" office:value="3.25794" calcext:value-type="float">
            <text:p>3.25794</text:p>
          </table:table-cell>
          <table:table-cell office:value-type="float" office:value="2.97584" calcext:value-type="float">
            <text:p>2.97584</text:p>
          </table:table-cell>
          <table:table-cell office:value-type="float" office:value="3.23341" calcext:value-type="float">
            <text:p>3.23341</text:p>
          </table:table-cell>
          <table:table-cell office:value-type="float" office:value="3.14505" calcext:value-type="float">
            <text:p>3.14505</text:p>
          </table:table-cell>
          <table:table-cell office:value-type="float" office:value="3.32185" calcext:value-type="float">
            <text:p>3.32185</text:p>
          </table:table-cell>
          <table:table-cell office:value-type="float" office:value="3.06439" calcext:value-type="float">
            <text:p>3.06439</text:p>
          </table:table-cell>
          <table:table-cell office:value-type="float" office:value="3.28543" calcext:value-type="float">
            <text:p>3.28543</text:p>
          </table:table-cell>
          <table:table-cell office:value-type="float" office:value="3.20505" calcext:value-type="float">
            <text:p>3.20505</text:p>
          </table:table-cell>
          <table:table-cell office:value-type="float" office:value="2.97704" calcext:value-type="float">
            <text:p>2.97704</text:p>
          </table:table-cell>
          <table:table-cell office:value-type="float" office:value="3.16676" calcext:value-type="float">
            <text:p>3.16676</text:p>
          </table:table-cell>
          <table:table-cell office:value-type="float" office:value="3.28059" calcext:value-type="float">
            <text:p>3.28059</text:p>
          </table:table-cell>
          <table:table-cell office:value-type="float" office:value="2.92859" calcext:value-type="float">
            <text:p>2.92859</text:p>
          </table:table-cell>
          <table:table-cell office:value-type="float" office:value="3.27653" calcext:value-type="float">
            <text:p>3.27653</text:p>
          </table:table-cell>
          <table:table-cell office:value-type="float" office:value="3.21591" calcext:value-type="float">
            <text:p>3.21591</text:p>
          </table:table-cell>
          <table:table-cell office:value-type="float" office:value="3.3968" calcext:value-type="float">
            <text:p>3.3968</text:p>
          </table:table-cell>
          <table:table-cell office:value-type="float" office:value="3.02207" calcext:value-type="float">
            <text:p>3.02207</text:p>
          </table:table-cell>
          <table:table-cell office:value-type="float" office:value="2.98387" calcext:value-type="float">
            <text:p>2.98387</text:p>
          </table:table-cell>
          <table:table-cell office:value-type="float" office:value="2.94647" calcext:value-type="float">
            <text:p>2.94647</text:p>
          </table:table-cell>
          <table:table-cell office:value-type="float" office:value="3.06419" calcext:value-type="float">
            <text:p>3.06419</text:p>
          </table:table-cell>
          <table:table-cell office:value-type="float" office:value="3.20358" calcext:value-type="float">
            <text:p>3.20358</text:p>
          </table:table-cell>
          <table:table-cell office:value-type="float" office:value="2.92999" calcext:value-type="float">
            <text:p>2.92999</text:p>
          </table:table-cell>
          <table:table-cell office:value-type="float" office:value="2.92032" calcext:value-type="float">
            <text:p>2.92032</text:p>
          </table:table-cell>
          <table:table-cell office:value-type="float" office:value="2.91891" calcext:value-type="float">
            <text:p>2.91891</text:p>
          </table:table-cell>
          <table:table-cell office:value-type="float" office:value="3.15266" calcext:value-type="float">
            <text:p>3.15266</text:p>
          </table:table-cell>
          <table:table-cell office:value-type="float" office:value="2.91143" calcext:value-type="float">
            <text:p>2.91143</text:p>
          </table:table-cell>
          <table:table-cell office:value-type="float" office:value="3.0831" calcext:value-type="float">
            <text:p>3.0831</text:p>
          </table:table-cell>
          <table:table-cell office:value-type="float" office:value="2.89813" calcext:value-type="float">
            <text:p>2.89813</text:p>
          </table:table-cell>
          <table:table-cell office:value-type="float" office:value="3.10918" calcext:value-type="float">
            <text:p>3.10918</text:p>
          </table:table-cell>
          <table:table-cell office:value-type="float" office:value="2.87644" calcext:value-type="float">
            <text:p>2.87644</text:p>
          </table:table-cell>
          <table:table-cell office:value-type="float" office:value="2.94508" calcext:value-type="float">
            <text:p>2.94508</text:p>
          </table:table-cell>
          <table:table-cell office:value-type="float" office:value="2.97503" calcext:value-type="float">
            <text:p>2.97503</text:p>
          </table:table-cell>
          <table:table-cell office:value-type="float" office:value="2.96417" calcext:value-type="float">
            <text:p>2.96417</text:p>
          </table:table-cell>
          <table:table-cell office:value-type="float" office:value="3.11822" calcext:value-type="float">
            <text:p>3.11822</text:p>
          </table:table-cell>
          <table:table-cell office:value-type="float" office:value="3.13716" calcext:value-type="float">
            <text:p>3.13716</text:p>
          </table:table-cell>
          <table:table-cell office:value-type="float" office:value="2.84744" calcext:value-type="float">
            <text:p>2.84744</text:p>
          </table:table-cell>
          <table:table-cell office:value-type="float" office:value="2.884" calcext:value-type="float">
            <text:p>2.884</text:p>
          </table:table-cell>
          <table:table-cell office:value-type="float" office:value="3.21187" calcext:value-type="float">
            <text:p>3.21187</text:p>
          </table:table-cell>
          <table:table-cell office:value-type="float" office:value="2.94037" calcext:value-type="float">
            <text:p>2.94037</text:p>
          </table:table-cell>
          <table:table-cell office:value-type="float" office:value="3.02567" calcext:value-type="float">
            <text:p>3.02567</text:p>
          </table:table-cell>
          <table:table-cell office:value-type="float" office:value="2.93138" calcext:value-type="float">
            <text:p>2.93138</text:p>
          </table:table-cell>
          <table:table-cell office:value-type="float" office:value="3.07808" calcext:value-type="float">
            <text:p>3.07808</text:p>
          </table:table-cell>
          <table:table-cell office:value-type="float" office:value="3.22632" calcext:value-type="float">
            <text:p>3.22632</text:p>
          </table:table-cell>
          <table:table-cell office:value-type="float" office:value="3.0878" calcext:value-type="float">
            <text:p>3.0878</text:p>
          </table:table-cell>
          <table:table-cell office:value-type="float" office:value="2.54692" calcext:value-type="float">
            <text:p>2.54692</text:p>
          </table:table-cell>
          <table:table-cell office:value-type="float" office:value="2.7901" calcext:value-type="float">
            <text:p>2.7901</text:p>
          </table:table-cell>
          <table:table-cell office:value-type="float" office:value="3.21288" calcext:value-type="float">
            <text:p>3.21288</text:p>
          </table:table-cell>
          <table:table-cell office:value-type="float" office:value="2.90069" calcext:value-type="float">
            <text:p>2.90069</text:p>
          </table:table-cell>
          <table:table-cell office:value-type="float" office:value="3.34103" calcext:value-type="float">
            <text:p>3.34103</text:p>
          </table:table-cell>
          <table:table-cell office:value-type="float" office:value="3.127" calcext:value-type="float">
            <text:p>3.127</text:p>
          </table:table-cell>
          <table:table-cell office:value-type="float" office:value="3.11935" calcext:value-type="float">
            <text:p>3.11935</text:p>
          </table:table-cell>
          <table:table-cell office:value-type="float" office:value="3.26518" calcext:value-type="float">
            <text:p>3.26518</text:p>
          </table:table-cell>
          <table:table-cell office:value-type="float" office:value="3.05967" calcext:value-type="float">
            <text:p>3.05967</text:p>
          </table:table-cell>
          <table:table-cell office:value-type="float" office:value="3.19868" calcext:value-type="float">
            <text:p>3.19868</text:p>
          </table:table-cell>
          <table:table-cell office:value-type="float" office:value="3.12421" calcext:value-type="float">
            <text:p>3.12421</text:p>
          </table:table-cell>
          <table:table-cell/>
          <table:table-cell table:formula="of:=AVERAGE([.B41:.BI41])" office:value-type="float" office:value="3.06925" calcext:value-type="float">
            <text:p>3.06925</text:p>
          </table:table-cell>
          <table:table-cell table:formula="of:=STDEV([.B41:.BI41])/2" office:value-type="float" office:value="0.0801615335337004" calcext:value-type="float">
            <text:p>0.080161533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76013" calcext:value-type="float">
            <text:p>3.76013</text:p>
          </table:table-cell>
          <table:table-cell office:value-type="float" office:value="3.50568" calcext:value-type="float">
            <text:p>3.50568</text:p>
          </table:table-cell>
          <table:table-cell office:value-type="float" office:value="3.83708" calcext:value-type="float">
            <text:p>3.83708</text:p>
          </table:table-cell>
          <table:table-cell office:value-type="float" office:value="3.67261" calcext:value-type="float">
            <text:p>3.67261</text:p>
          </table:table-cell>
          <table:table-cell office:value-type="float" office:value="3.58692" calcext:value-type="float">
            <text:p>3.58692</text:p>
          </table:table-cell>
          <table:table-cell office:value-type="float" office:value="3.42206" calcext:value-type="float">
            <text:p>3.42206</text:p>
          </table:table-cell>
          <table:table-cell office:value-type="float" office:value="3.69972" calcext:value-type="float">
            <text:p>3.69972</text:p>
          </table:table-cell>
          <table:table-cell office:value-type="float" office:value="3.79574" calcext:value-type="float">
            <text:p>3.79574</text:p>
          </table:table-cell>
          <table:table-cell office:value-type="float" office:value="3.46606" calcext:value-type="float">
            <text:p>3.46606</text:p>
          </table:table-cell>
          <table:table-cell office:value-type="float" office:value="3.56006" calcext:value-type="float">
            <text:p>3.56006</text:p>
          </table:table-cell>
          <table:table-cell office:value-type="float" office:value="3.33722" calcext:value-type="float">
            <text:p>3.33722</text:p>
          </table:table-cell>
          <table:table-cell office:value-type="float" office:value="3.46816" calcext:value-type="float">
            <text:p>3.46816</text:p>
          </table:table-cell>
          <table:table-cell office:value-type="float" office:value="3.60277" calcext:value-type="float">
            <text:p>3.60277</text:p>
          </table:table-cell>
          <table:table-cell office:value-type="float" office:value="3.66573" calcext:value-type="float">
            <text:p>3.66573</text:p>
          </table:table-cell>
          <table:table-cell office:value-type="float" office:value="3.47915" calcext:value-type="float">
            <text:p>3.47915</text:p>
          </table:table-cell>
          <table:table-cell office:value-type="float" office:value="3.72149" calcext:value-type="float">
            <text:p>3.72149</text:p>
          </table:table-cell>
          <table:table-cell office:value-type="float" office:value="3.85888" calcext:value-type="float">
            <text:p>3.85888</text:p>
          </table:table-cell>
          <table:table-cell office:value-type="float" office:value="3.62253" calcext:value-type="float">
            <text:p>3.62253</text:p>
          </table:table-cell>
          <table:table-cell office:value-type="float" office:value="3.61878" calcext:value-type="float">
            <text:p>3.61878</text:p>
          </table:table-cell>
          <table:table-cell office:value-type="float" office:value="3.56196" calcext:value-type="float">
            <text:p>3.56196</text:p>
          </table:table-cell>
          <table:table-cell office:value-type="float" office:value="3.76498" calcext:value-type="float">
            <text:p>3.76498</text:p>
          </table:table-cell>
          <table:table-cell office:value-type="float" office:value="3.69056" calcext:value-type="float">
            <text:p>3.69056</text:p>
          </table:table-cell>
          <table:table-cell office:value-type="float" office:value="3.4181" calcext:value-type="float">
            <text:p>3.4181</text:p>
          </table:table-cell>
          <table:table-cell office:value-type="float" office:value="3.5904" calcext:value-type="float">
            <text:p>3.5904</text:p>
          </table:table-cell>
          <table:table-cell office:value-type="float" office:value="3.42331" calcext:value-type="float">
            <text:p>3.42331</text:p>
          </table:table-cell>
          <table:table-cell office:value-type="float" office:value="3.80239" calcext:value-type="float">
            <text:p>3.80239</text:p>
          </table:table-cell>
          <table:table-cell office:value-type="float" office:value="3.65551" calcext:value-type="float">
            <text:p>3.65551</text:p>
          </table:table-cell>
          <table:table-cell office:value-type="float" office:value="3.49615" calcext:value-type="float">
            <text:p>3.49615</text:p>
          </table:table-cell>
          <table:table-cell office:value-type="float" office:value="3.64089" calcext:value-type="float">
            <text:p>3.64089</text:p>
          </table:table-cell>
          <table:table-cell office:value-type="float" office:value="3.43332" calcext:value-type="float">
            <text:p>3.43332</text:p>
          </table:table-cell>
          <table:table-cell office:value-type="float" office:value="3.59194" calcext:value-type="float">
            <text:p>3.59194</text:p>
          </table:table-cell>
          <table:table-cell office:value-type="float" office:value="3.66353" calcext:value-type="float">
            <text:p>3.66353</text:p>
          </table:table-cell>
          <table:table-cell office:value-type="float" office:value="3.57301" calcext:value-type="float">
            <text:p>3.57301</text:p>
          </table:table-cell>
          <table:table-cell office:value-type="float" office:value="3.61403" calcext:value-type="float">
            <text:p>3.61403</text:p>
          </table:table-cell>
          <table:table-cell office:value-type="float" office:value="3.79795" calcext:value-type="float">
            <text:p>3.79795</text:p>
          </table:table-cell>
          <table:table-cell office:value-type="float" office:value="3.59388" calcext:value-type="float">
            <text:p>3.59388</text:p>
          </table:table-cell>
          <table:table-cell office:value-type="float" office:value="3.66812" calcext:value-type="float">
            <text:p>3.66812</text:p>
          </table:table-cell>
          <table:table-cell office:value-type="float" office:value="3.61347" calcext:value-type="float">
            <text:p>3.61347</text:p>
          </table:table-cell>
          <table:table-cell office:value-type="float" office:value="3.5063" calcext:value-type="float">
            <text:p>3.5063</text:p>
          </table:table-cell>
          <table:table-cell office:value-type="float" office:value="3.59593" calcext:value-type="float">
            <text:p>3.59593</text:p>
          </table:table-cell>
          <table:table-cell office:value-type="float" office:value="3.57759" calcext:value-type="float">
            <text:p>3.57759</text:p>
          </table:table-cell>
          <table:table-cell office:value-type="float" office:value="4.96944" calcext:value-type="float">
            <text:p>4.96944</text:p>
          </table:table-cell>
          <table:table-cell office:value-type="float" office:value="3.60667" calcext:value-type="float">
            <text:p>3.60667</text:p>
          </table:table-cell>
          <table:table-cell office:value-type="float" office:value="3.60313" calcext:value-type="float">
            <text:p>3.60313</text:p>
          </table:table-cell>
          <table:table-cell office:value-type="float" office:value="3.64072" calcext:value-type="float">
            <text:p>3.64072</text:p>
          </table:table-cell>
          <table:table-cell office:value-type="float" office:value="3.60354" calcext:value-type="float">
            <text:p>3.60354</text:p>
          </table:table-cell>
          <table:table-cell office:value-type="float" office:value="3.81056" calcext:value-type="float">
            <text:p>3.81056</text:p>
          </table:table-cell>
          <table:table-cell office:value-type="float" office:value="5.19527" calcext:value-type="float">
            <text:p>5.19527</text:p>
          </table:table-cell>
          <table:table-cell office:value-type="float" office:value="3.69291" calcext:value-type="float">
            <text:p>3.69291</text:p>
          </table:table-cell>
          <table:table-cell office:value-type="float" office:value="3.61652" calcext:value-type="float">
            <text:p>3.61652</text:p>
          </table:table-cell>
          <table:table-cell office:value-type="float" office:value="3.54223" calcext:value-type="float">
            <text:p>3.54223</text:p>
          </table:table-cell>
          <table:table-cell office:value-type="float" office:value="3.62861" calcext:value-type="float">
            <text:p>3.62861</text:p>
          </table:table-cell>
          <table:table-cell office:value-type="float" office:value="3.71048" calcext:value-type="float">
            <text:p>3.71048</text:p>
          </table:table-cell>
          <table:table-cell office:value-type="float" office:value="3.51752" calcext:value-type="float">
            <text:p>3.51752</text:p>
          </table:table-cell>
          <table:table-cell office:value-type="float" office:value="3.71066" calcext:value-type="float">
            <text:p>3.71066</text:p>
          </table:table-cell>
          <table:table-cell office:value-type="float" office:value="3.57495" calcext:value-type="float">
            <text:p>3.57495</text:p>
          </table:table-cell>
          <table:table-cell office:value-type="float" office:value="3.64261" calcext:value-type="float">
            <text:p>3.64261</text:p>
          </table:table-cell>
          <table:table-cell office:value-type="float" office:value="3.57536" calcext:value-type="float">
            <text:p>3.57536</text:p>
          </table:table-cell>
          <table:table-cell office:value-type="float" office:value="4.9244" calcext:value-type="float">
            <text:p>4.9244</text:p>
          </table:table-cell>
          <table:table-cell office:value-type="float" office:value="3.67434" calcext:value-type="float">
            <text:p>3.67434</text:p>
          </table:table-cell>
          <table:table-cell/>
          <table:table-cell table:formula="of:=AVERAGE([.B42:.BI42])" office:value-type="float" office:value="3.68656683333333" calcext:value-type="float">
            <text:p>3.6865668333</text:p>
          </table:table-cell>
          <table:table-cell table:formula="of:=STDEV([.B42:.BI42])/2" office:value-type="float" office:value="0.165334513201271" calcext:value-type="float">
            <text:p>0.165334513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.68888" calcext:value-type="float">
            <text:p>3.68888</text:p>
          </table:table-cell>
          <table:table-cell office:value-type="float" office:value="3.59579" calcext:value-type="float">
            <text:p>3.59579</text:p>
          </table:table-cell>
          <table:table-cell office:value-type="float" office:value="3.57332" calcext:value-type="float">
            <text:p>3.57332</text:p>
          </table:table-cell>
          <table:table-cell office:value-type="float" office:value="3.56107" calcext:value-type="float">
            <text:p>3.56107</text:p>
          </table:table-cell>
          <table:table-cell office:value-type="float" office:value="2.87684" calcext:value-type="float">
            <text:p>2.87684</text:p>
          </table:table-cell>
          <table:table-cell office:value-type="float" office:value="3.55328" calcext:value-type="float">
            <text:p>3.55328</text:p>
          </table:table-cell>
          <table:table-cell office:value-type="float" office:value="3.38959" calcext:value-type="float">
            <text:p>3.38959</text:p>
          </table:table-cell>
          <table:table-cell office:value-type="float" office:value="3.54629" calcext:value-type="float">
            <text:p>3.54629</text:p>
          </table:table-cell>
          <table:table-cell office:value-type="float" office:value="3.52938" calcext:value-type="float">
            <text:p>3.52938</text:p>
          </table:table-cell>
          <table:table-cell office:value-type="float" office:value="3.64725" calcext:value-type="float">
            <text:p>3.64725</text:p>
          </table:table-cell>
          <table:table-cell office:value-type="float" office:value="3.64469" calcext:value-type="float">
            <text:p>3.64469</text:p>
          </table:table-cell>
          <table:table-cell office:value-type="float" office:value="3.57511" calcext:value-type="float">
            <text:p>3.57511</text:p>
          </table:table-cell>
          <table:table-cell office:value-type="float" office:value="3.40012" calcext:value-type="float">
            <text:p>3.40012</text:p>
          </table:table-cell>
          <table:table-cell office:value-type="float" office:value="3.80027" calcext:value-type="float">
            <text:p>3.80027</text:p>
          </table:table-cell>
          <table:table-cell office:value-type="float" office:value="3.46835" calcext:value-type="float">
            <text:p>3.46835</text:p>
          </table:table-cell>
          <table:table-cell office:value-type="float" office:value="3.67805" calcext:value-type="float">
            <text:p>3.67805</text:p>
          </table:table-cell>
          <table:table-cell office:value-type="float" office:value="3.56971" calcext:value-type="float">
            <text:p>3.56971</text:p>
          </table:table-cell>
          <table:table-cell office:value-type="float" office:value="3.68533" calcext:value-type="float">
            <text:p>3.68533</text:p>
          </table:table-cell>
          <table:table-cell office:value-type="float" office:value="3.74071" calcext:value-type="float">
            <text:p>3.74071</text:p>
          </table:table-cell>
          <table:table-cell office:value-type="float" office:value="3.20989" calcext:value-type="float">
            <text:p>3.20989</text:p>
          </table:table-cell>
          <table:table-cell office:value-type="float" office:value="3.25695" calcext:value-type="float">
            <text:p>3.25695</text:p>
          </table:table-cell>
          <table:table-cell office:value-type="float" office:value="3.47461" calcext:value-type="float">
            <text:p>3.47461</text:p>
          </table:table-cell>
          <table:table-cell office:value-type="float" office:value="3.60744" calcext:value-type="float">
            <text:p>3.60744</text:p>
          </table:table-cell>
          <table:table-cell office:value-type="float" office:value="3.54774" calcext:value-type="float">
            <text:p>3.54774</text:p>
          </table:table-cell>
          <table:table-cell office:value-type="float" office:value="3.38259" calcext:value-type="float">
            <text:p>3.38259</text:p>
          </table:table-cell>
          <table:table-cell office:value-type="float" office:value="3.6843" calcext:value-type="float">
            <text:p>3.6843</text:p>
          </table:table-cell>
          <table:table-cell office:value-type="float" office:value="3.53385" calcext:value-type="float">
            <text:p>3.53385</text:p>
          </table:table-cell>
          <table:table-cell office:value-type="float" office:value="3.37871" calcext:value-type="float">
            <text:p>3.37871</text:p>
          </table:table-cell>
          <table:table-cell office:value-type="float" office:value="3.56486" calcext:value-type="float">
            <text:p>3.56486</text:p>
          </table:table-cell>
          <table:table-cell office:value-type="float" office:value="3.68915" calcext:value-type="float">
            <text:p>3.68915</text:p>
          </table:table-cell>
          <table:table-cell office:value-type="float" office:value="3.6791" calcext:value-type="float">
            <text:p>3.6791</text:p>
          </table:table-cell>
          <table:table-cell office:value-type="float" office:value="3.54349" calcext:value-type="float">
            <text:p>3.54349</text:p>
          </table:table-cell>
          <table:table-cell office:value-type="float" office:value="3.57097" calcext:value-type="float">
            <text:p>3.57097</text:p>
          </table:table-cell>
          <table:table-cell office:value-type="float" office:value="3.61529" calcext:value-type="float">
            <text:p>3.61529</text:p>
          </table:table-cell>
          <table:table-cell office:value-type="float" office:value="2.93547" calcext:value-type="float">
            <text:p>2.93547</text:p>
          </table:table-cell>
          <table:table-cell office:value-type="float" office:value="3.4793" calcext:value-type="float">
            <text:p>3.4793</text:p>
          </table:table-cell>
          <table:table-cell office:value-type="float" office:value="4.08102" calcext:value-type="float">
            <text:p>4.08102</text:p>
          </table:table-cell>
          <table:table-cell office:value-type="float" office:value="3.6799" calcext:value-type="float">
            <text:p>3.6799</text:p>
          </table:table-cell>
          <table:table-cell office:value-type="float" office:value="3.87439" calcext:value-type="float">
            <text:p>3.87439</text:p>
          </table:table-cell>
          <table:table-cell office:value-type="float" office:value="2.86062" calcext:value-type="float">
            <text:p>2.86062</text:p>
          </table:table-cell>
          <table:table-cell office:value-type="float" office:value="3.70958" calcext:value-type="float">
            <text:p>3.70958</text:p>
          </table:table-cell>
          <table:table-cell office:value-type="float" office:value="2.95026" calcext:value-type="float">
            <text:p>2.95026</text:p>
          </table:table-cell>
          <table:table-cell office:value-type="float" office:value="3.61364" calcext:value-type="float">
            <text:p>3.61364</text:p>
          </table:table-cell>
          <table:table-cell office:value-type="float" office:value="3.4134" calcext:value-type="float">
            <text:p>3.4134</text:p>
          </table:table-cell>
          <table:table-cell office:value-type="float" office:value="3.71658" calcext:value-type="float">
            <text:p>3.71658</text:p>
          </table:table-cell>
          <table:table-cell office:value-type="float" office:value="3.57701" calcext:value-type="float">
            <text:p>3.57701</text:p>
          </table:table-cell>
          <table:table-cell office:value-type="float" office:value="3.53818" calcext:value-type="float">
            <text:p>3.53818</text:p>
          </table:table-cell>
          <table:table-cell office:value-type="float" office:value="3.47247" calcext:value-type="float">
            <text:p>3.47247</text:p>
          </table:table-cell>
          <table:table-cell office:value-type="float" office:value="3.49076" calcext:value-type="float">
            <text:p>3.49076</text:p>
          </table:table-cell>
          <table:table-cell office:value-type="float" office:value="3.6399" calcext:value-type="float">
            <text:p>3.6399</text:p>
          </table:table-cell>
          <table:table-cell office:value-type="float" office:value="3.60038" calcext:value-type="float">
            <text:p>3.60038</text:p>
          </table:table-cell>
          <table:table-cell office:value-type="float" office:value="3.45942" calcext:value-type="float">
            <text:p>3.45942</text:p>
          </table:table-cell>
          <table:table-cell office:value-type="float" office:value="3.5923" calcext:value-type="float">
            <text:p>3.5923</text:p>
          </table:table-cell>
          <table:table-cell office:value-type="float" office:value="3.67495" calcext:value-type="float">
            <text:p>3.67495</text:p>
          </table:table-cell>
          <table:table-cell office:value-type="float" office:value="3.48547" calcext:value-type="float">
            <text:p>3.48547</text:p>
          </table:table-cell>
          <table:table-cell office:value-type="float" office:value="3.58738" calcext:value-type="float">
            <text:p>3.58738</text:p>
          </table:table-cell>
          <table:table-cell office:value-type="float" office:value="3.63282" calcext:value-type="float">
            <text:p>3.63282</text:p>
          </table:table-cell>
          <table:table-cell office:value-type="float" office:value="3.46211" calcext:value-type="float">
            <text:p>3.46211</text:p>
          </table:table-cell>
          <table:table-cell office:value-type="float" office:value="3.73966" calcext:value-type="float">
            <text:p>3.73966</text:p>
          </table:table-cell>
          <table:table-cell office:value-type="float" office:value="3.75992" calcext:value-type="float">
            <text:p>3.75992</text:p>
          </table:table-cell>
          <table:table-cell/>
          <table:table-cell table:formula="of:=AVERAGE([.B43:.BI43])" office:value-type="float" office:value="3.53816433333333" calcext:value-type="float">
            <text:p>3.5381643333</text:p>
          </table:table-cell>
          <table:table-cell table:formula="of:=STDEV([.B43:.BI43])/2" office:value-type="float" office:value="0.109831301106985" calcext:value-type="float">
            <text:p>0.109831301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.58364" calcext:value-type="float">
            <text:p>4.58364</text:p>
          </table:table-cell>
          <table:table-cell office:value-type="float" office:value="4.384" calcext:value-type="float">
            <text:p>4.384</text:p>
          </table:table-cell>
          <table:table-cell office:value-type="float" office:value="4.30038" calcext:value-type="float">
            <text:p>4.30038</text:p>
          </table:table-cell>
          <table:table-cell office:value-type="float" office:value="4.20122" calcext:value-type="float">
            <text:p>4.20122</text:p>
          </table:table-cell>
          <table:table-cell office:value-type="float" office:value="3.54737" calcext:value-type="float">
            <text:p>3.54737</text:p>
          </table:table-cell>
          <table:table-cell office:value-type="float" office:value="4.01906" calcext:value-type="float">
            <text:p>4.01906</text:p>
          </table:table-cell>
          <table:table-cell office:value-type="float" office:value="4.50967" calcext:value-type="float">
            <text:p>4.50967</text:p>
          </table:table-cell>
          <table:table-cell office:value-type="float" office:value="4.16399" calcext:value-type="float">
            <text:p>4.16399</text:p>
          </table:table-cell>
          <table:table-cell office:value-type="float" office:value="4.50428" calcext:value-type="float">
            <text:p>4.50428</text:p>
          </table:table-cell>
          <table:table-cell office:value-type="float" office:value="4.20135" calcext:value-type="float">
            <text:p>4.20135</text:p>
          </table:table-cell>
          <table:table-cell office:value-type="float" office:value="3.63076" calcext:value-type="float">
            <text:p>3.63076</text:p>
          </table:table-cell>
          <table:table-cell office:value-type="float" office:value="4.58922" calcext:value-type="float">
            <text:p>4.58922</text:p>
          </table:table-cell>
          <table:table-cell office:value-type="float" office:value="3.9452" calcext:value-type="float">
            <text:p>3.9452</text:p>
          </table:table-cell>
          <table:table-cell office:value-type="float" office:value="4.2603" calcext:value-type="float">
            <text:p>4.2603</text:p>
          </table:table-cell>
          <table:table-cell office:value-type="float" office:value="4.33924" calcext:value-type="float">
            <text:p>4.33924</text:p>
          </table:table-cell>
          <table:table-cell office:value-type="float" office:value="4.2961" calcext:value-type="float">
            <text:p>4.2961</text:p>
          </table:table-cell>
          <table:table-cell office:value-type="float" office:value="4.01178" calcext:value-type="float">
            <text:p>4.01178</text:p>
          </table:table-cell>
          <table:table-cell office:value-type="float" office:value="4.01653" calcext:value-type="float">
            <text:p>4.01653</text:p>
          </table:table-cell>
          <table:table-cell office:value-type="float" office:value="4.33401" calcext:value-type="float">
            <text:p>4.33401</text:p>
          </table:table-cell>
          <table:table-cell office:value-type="float" office:value="4.39747" calcext:value-type="float">
            <text:p>4.39747</text:p>
          </table:table-cell>
          <table:table-cell office:value-type="float" office:value="4.19302" calcext:value-type="float">
            <text:p>4.19302</text:p>
          </table:table-cell>
          <table:table-cell office:value-type="float" office:value="4.22685" calcext:value-type="float">
            <text:p>4.22685</text:p>
          </table:table-cell>
          <table:table-cell office:value-type="float" office:value="4.25593" calcext:value-type="float">
            <text:p>4.25593</text:p>
          </table:table-cell>
          <table:table-cell office:value-type="float" office:value="4.08743" calcext:value-type="float">
            <text:p>4.08743</text:p>
          </table:table-cell>
          <table:table-cell office:value-type="float" office:value="4.34" calcext:value-type="float">
            <text:p>4.34</text:p>
          </table:table-cell>
          <table:table-cell office:value-type="float" office:value="3.32905" calcext:value-type="float">
            <text:p>3.32905</text:p>
          </table:table-cell>
          <table:table-cell office:value-type="float" office:value="4.39632" calcext:value-type="float">
            <text:p>4.39632</text:p>
          </table:table-cell>
          <table:table-cell office:value-type="float" office:value="4.25324" calcext:value-type="float">
            <text:p>4.25324</text:p>
          </table:table-cell>
          <table:table-cell office:value-type="float" office:value="4.25312" calcext:value-type="float">
            <text:p>4.25312</text:p>
          </table:table-cell>
          <table:table-cell office:value-type="float" office:value="4.50153" calcext:value-type="float">
            <text:p>4.50153</text:p>
          </table:table-cell>
          <table:table-cell office:value-type="float" office:value="4.21466" calcext:value-type="float">
            <text:p>4.21466</text:p>
          </table:table-cell>
          <table:table-cell office:value-type="float" office:value="4.27245" calcext:value-type="float">
            <text:p>4.27245</text:p>
          </table:table-cell>
          <table:table-cell office:value-type="float" office:value="4.24458" calcext:value-type="float">
            <text:p>4.24458</text:p>
          </table:table-cell>
          <table:table-cell office:value-type="float" office:value="4.26479" calcext:value-type="float">
            <text:p>4.26479</text:p>
          </table:table-cell>
          <table:table-cell office:value-type="float" office:value="4.23733" calcext:value-type="float">
            <text:p>4.23733</text:p>
          </table:table-cell>
          <table:table-cell office:value-type="float" office:value="4.36683" calcext:value-type="float">
            <text:p>4.36683</text:p>
          </table:table-cell>
          <table:table-cell office:value-type="float" office:value="4.12934" calcext:value-type="float">
            <text:p>4.12934</text:p>
          </table:table-cell>
          <table:table-cell office:value-type="float" office:value="4.20728" calcext:value-type="float">
            <text:p>4.20728</text:p>
          </table:table-cell>
          <table:table-cell office:value-type="float" office:value="3.87506" calcext:value-type="float">
            <text:p>3.87506</text:p>
          </table:table-cell>
          <table:table-cell office:value-type="float" office:value="4.3507" calcext:value-type="float">
            <text:p>4.3507</text:p>
          </table:table-cell>
          <table:table-cell office:value-type="float" office:value="4.17047" calcext:value-type="float">
            <text:p>4.17047</text:p>
          </table:table-cell>
          <table:table-cell office:value-type="float" office:value="4.14835" calcext:value-type="float">
            <text:p>4.14835</text:p>
          </table:table-cell>
          <table:table-cell office:value-type="float" office:value="4.00346" calcext:value-type="float">
            <text:p>4.00346</text:p>
          </table:table-cell>
          <table:table-cell office:value-type="float" office:value="4.20176" calcext:value-type="float">
            <text:p>4.20176</text:p>
          </table:table-cell>
          <table:table-cell office:value-type="float" office:value="4.27874" calcext:value-type="float">
            <text:p>4.27874</text:p>
          </table:table-cell>
          <table:table-cell office:value-type="float" office:value="4.10441" calcext:value-type="float">
            <text:p>4.10441</text:p>
          </table:table-cell>
          <table:table-cell office:value-type="float" office:value="3.45075" calcext:value-type="float">
            <text:p>3.45075</text:p>
          </table:table-cell>
          <table:table-cell office:value-type="float" office:value="4.38717" calcext:value-type="float">
            <text:p>4.38717</text:p>
          </table:table-cell>
          <table:table-cell office:value-type="float" office:value="4.28993" calcext:value-type="float">
            <text:p>4.28993</text:p>
          </table:table-cell>
          <table:table-cell office:value-type="float" office:value="4.39748" calcext:value-type="float">
            <text:p>4.39748</text:p>
          </table:table-cell>
          <table:table-cell office:value-type="float" office:value="4.16526" calcext:value-type="float">
            <text:p>4.16526</text:p>
          </table:table-cell>
          <table:table-cell office:value-type="float" office:value="4.31272" calcext:value-type="float">
            <text:p>4.31272</text:p>
          </table:table-cell>
          <table:table-cell office:value-type="float" office:value="4.23131" calcext:value-type="float">
            <text:p>4.23131</text:p>
          </table:table-cell>
          <table:table-cell office:value-type="float" office:value="4.27917" calcext:value-type="float">
            <text:p>4.27917</text:p>
          </table:table-cell>
          <table:table-cell office:value-type="float" office:value="4.30177" calcext:value-type="float">
            <text:p>4.30177</text:p>
          </table:table-cell>
          <table:table-cell office:value-type="float" office:value="4.22405" calcext:value-type="float">
            <text:p>4.22405</text:p>
          </table:table-cell>
          <table:table-cell office:value-type="float" office:value="4.06032" calcext:value-type="float">
            <text:p>4.06032</text:p>
          </table:table-cell>
          <table:table-cell office:value-type="float" office:value="4.19649" calcext:value-type="float">
            <text:p>4.19649</text:p>
          </table:table-cell>
          <table:table-cell office:value-type="float" office:value="4.30491" calcext:value-type="float">
            <text:p>4.30491</text:p>
          </table:table-cell>
          <table:table-cell office:value-type="float" office:value="4.20247" calcext:value-type="float">
            <text:p>4.20247</text:p>
          </table:table-cell>
          <table:table-cell/>
          <table:table-cell table:formula="of:=AVERAGE([.B44:.BI44])" office:value-type="float" office:value="4.19910116666667" calcext:value-type="float">
            <text:p>4.1991011667</text:p>
          </table:table-cell>
          <table:table-cell table:formula="of:=STDEV([.B44:.BI44])/2" office:value-type="float" office:value="0.120133269217811" calcext:value-type="float">
            <text:p>0.120133269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.26764" calcext:value-type="float">
            <text:p>4.26764</text:p>
          </table:table-cell>
          <table:table-cell office:value-type="float" office:value="4.16047" calcext:value-type="float">
            <text:p>4.16047</text:p>
          </table:table-cell>
          <table:table-cell office:value-type="float" office:value="4.31718" calcext:value-type="float">
            <text:p>4.31718</text:p>
          </table:table-cell>
          <table:table-cell office:value-type="float" office:value="4.18281" calcext:value-type="float">
            <text:p>4.18281</text:p>
          </table:table-cell>
          <table:table-cell office:value-type="float" office:value="4.18075" calcext:value-type="float">
            <text:p>4.18075</text:p>
          </table:table-cell>
          <table:table-cell office:value-type="float" office:value="4.20002" calcext:value-type="float">
            <text:p>4.20002</text:p>
          </table:table-cell>
          <table:table-cell office:value-type="float" office:value="3.72421" calcext:value-type="float">
            <text:p>3.72421</text:p>
          </table:table-cell>
          <table:table-cell office:value-type="float" office:value="4.11292" calcext:value-type="float">
            <text:p>4.11292</text:p>
          </table:table-cell>
          <table:table-cell office:value-type="float" office:value="4.3482" calcext:value-type="float">
            <text:p>4.3482</text:p>
          </table:table-cell>
          <table:table-cell office:value-type="float" office:value="4.23144" calcext:value-type="float">
            <text:p>4.23144</text:p>
          </table:table-cell>
          <table:table-cell office:value-type="float" office:value="4.18422" calcext:value-type="float">
            <text:p>4.18422</text:p>
          </table:table-cell>
          <table:table-cell office:value-type="float" office:value="4.10653" calcext:value-type="float">
            <text:p>4.10653</text:p>
          </table:table-cell>
          <table:table-cell office:value-type="float" office:value="4.04548" calcext:value-type="float">
            <text:p>4.04548</text:p>
          </table:table-cell>
          <table:table-cell office:value-type="float" office:value="4.00171" calcext:value-type="float">
            <text:p>4.00171</text:p>
          </table:table-cell>
          <table:table-cell office:value-type="float" office:value="3.92369" calcext:value-type="float">
            <text:p>3.92369</text:p>
          </table:table-cell>
          <table:table-cell office:value-type="float" office:value="3.98974" calcext:value-type="float">
            <text:p>3.98974</text:p>
          </table:table-cell>
          <table:table-cell office:value-type="float" office:value="4.42073" calcext:value-type="float">
            <text:p>4.42073</text:p>
          </table:table-cell>
          <table:table-cell office:value-type="float" office:value="4.47077" calcext:value-type="float">
            <text:p>4.47077</text:p>
          </table:table-cell>
          <table:table-cell office:value-type="float" office:value="4.00769" calcext:value-type="float">
            <text:p>4.00769</text:p>
          </table:table-cell>
          <table:table-cell office:value-type="float" office:value="4.13023" calcext:value-type="float">
            <text:p>4.13023</text:p>
          </table:table-cell>
          <table:table-cell office:value-type="float" office:value="4.01419" calcext:value-type="float">
            <text:p>4.01419</text:p>
          </table:table-cell>
          <table:table-cell office:value-type="float" office:value="4.09975" calcext:value-type="float">
            <text:p>4.09975</text:p>
          </table:table-cell>
          <table:table-cell office:value-type="float" office:value="4.05884" calcext:value-type="float">
            <text:p>4.05884</text:p>
          </table:table-cell>
          <table:table-cell office:value-type="float" office:value="4.11439" calcext:value-type="float">
            <text:p>4.11439</text:p>
          </table:table-cell>
          <table:table-cell office:value-type="float" office:value="3.9766" calcext:value-type="float">
            <text:p>3.9766</text:p>
          </table:table-cell>
          <table:table-cell office:value-type="float" office:value="3.93799" calcext:value-type="float">
            <text:p>3.93799</text:p>
          </table:table-cell>
          <table:table-cell office:value-type="float" office:value="4.4313" calcext:value-type="float">
            <text:p>4.4313</text:p>
          </table:table-cell>
          <table:table-cell office:value-type="float" office:value="3.97339" calcext:value-type="float">
            <text:p>3.97339</text:p>
          </table:table-cell>
          <table:table-cell office:value-type="float" office:value="4.07527" calcext:value-type="float">
            <text:p>4.07527</text:p>
          </table:table-cell>
          <table:table-cell office:value-type="float" office:value="4.5357" calcext:value-type="float">
            <text:p>4.5357</text:p>
          </table:table-cell>
          <table:table-cell office:value-type="float" office:value="3.9393" calcext:value-type="float">
            <text:p>3.9393</text:p>
          </table:table-cell>
          <table:table-cell office:value-type="float" office:value="4.29553" calcext:value-type="float">
            <text:p>4.29553</text:p>
          </table:table-cell>
          <table:table-cell office:value-type="float" office:value="4.20977" calcext:value-type="float">
            <text:p>4.20977</text:p>
          </table:table-cell>
          <table:table-cell office:value-type="float" office:value="4.2593" calcext:value-type="float">
            <text:p>4.2593</text:p>
          </table:table-cell>
          <table:table-cell office:value-type="float" office:value="3.96527" calcext:value-type="float">
            <text:p>3.96527</text:p>
          </table:table-cell>
          <table:table-cell office:value-type="float" office:value="4.42148" calcext:value-type="float">
            <text:p>4.42148</text:p>
          </table:table-cell>
          <table:table-cell office:value-type="float" office:value="4.165" calcext:value-type="float">
            <text:p>4.165</text:p>
          </table:table-cell>
          <table:table-cell office:value-type="float" office:value="4.55972" calcext:value-type="float">
            <text:p>4.55972</text:p>
          </table:table-cell>
          <table:table-cell office:value-type="float" office:value="4.04238" calcext:value-type="float">
            <text:p>4.04238</text:p>
          </table:table-cell>
          <table:table-cell office:value-type="float" office:value="4.55196" calcext:value-type="float">
            <text:p>4.55196</text:p>
          </table:table-cell>
          <table:table-cell office:value-type="float" office:value="4.46596" calcext:value-type="float">
            <text:p>4.46596</text:p>
          </table:table-cell>
          <table:table-cell office:value-type="float" office:value="4.05724" calcext:value-type="float">
            <text:p>4.05724</text:p>
          </table:table-cell>
          <table:table-cell office:value-type="float" office:value="4.31273" calcext:value-type="float">
            <text:p>4.31273</text:p>
          </table:table-cell>
          <table:table-cell office:value-type="float" office:value="3.1625" calcext:value-type="float">
            <text:p>3.1625</text:p>
          </table:table-cell>
          <table:table-cell office:value-type="float" office:value="4.89626" calcext:value-type="float">
            <text:p>4.89626</text:p>
          </table:table-cell>
          <table:table-cell office:value-type="float" office:value="4.22675" calcext:value-type="float">
            <text:p>4.22675</text:p>
          </table:table-cell>
          <table:table-cell office:value-type="float" office:value="4.11187" calcext:value-type="float">
            <text:p>4.11187</text:p>
          </table:table-cell>
          <table:table-cell office:value-type="float" office:value="3.99847" calcext:value-type="float">
            <text:p>3.99847</text:p>
          </table:table-cell>
          <table:table-cell office:value-type="float" office:value="3.98381" calcext:value-type="float">
            <text:p>3.98381</text:p>
          </table:table-cell>
          <table:table-cell office:value-type="float" office:value="4.44373" calcext:value-type="float">
            <text:p>4.44373</text:p>
          </table:table-cell>
          <table:table-cell office:value-type="float" office:value="4.30148" calcext:value-type="float">
            <text:p>4.30148</text:p>
          </table:table-cell>
          <table:table-cell office:value-type="float" office:value="4.44775" calcext:value-type="float">
            <text:p>4.44775</text:p>
          </table:table-cell>
          <table:table-cell office:value-type="float" office:value="3.93357" calcext:value-type="float">
            <text:p>3.93357</text:p>
          </table:table-cell>
          <table:table-cell office:value-type="float" office:value="3.93752" calcext:value-type="float">
            <text:p>3.93752</text:p>
          </table:table-cell>
          <table:table-cell office:value-type="float" office:value="4.46455" calcext:value-type="float">
            <text:p>4.46455</text:p>
          </table:table-cell>
          <table:table-cell office:value-type="float" office:value="4.00869" calcext:value-type="float">
            <text:p>4.00869</text:p>
          </table:table-cell>
          <table:table-cell office:value-type="float" office:value="4.32205" calcext:value-type="float">
            <text:p>4.32205</text:p>
          </table:table-cell>
          <table:table-cell office:value-type="float" office:value="4.33701" calcext:value-type="float">
            <text:p>4.33701</text:p>
          </table:table-cell>
          <table:table-cell office:value-type="float" office:value="4.00979" calcext:value-type="float">
            <text:p>4.00979</text:p>
          </table:table-cell>
          <table:table-cell office:value-type="float" office:value="3.99177" calcext:value-type="float">
            <text:p>3.99177</text:p>
          </table:table-cell>
          <table:table-cell/>
          <table:table-cell table:formula="of:=AVERAGE([.B45:.BI45])" office:value-type="float" office:value="4.167451" calcext:value-type="float">
            <text:p>4.167451</text:p>
          </table:table-cell>
          <table:table-cell table:formula="of:=STDEV([.B45:.BI45])/2" office:value-type="float" office:value="0.125377296902427" calcext:value-type="float">
            <text:p>0.125377296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.96356" calcext:value-type="float">
            <text:p>3.96356</text:p>
          </table:table-cell>
          <table:table-cell office:value-type="float" office:value="4.45496" calcext:value-type="float">
            <text:p>4.45496</text:p>
          </table:table-cell>
          <table:table-cell office:value-type="float" office:value="4.33822" calcext:value-type="float">
            <text:p>4.33822</text:p>
          </table:table-cell>
          <table:table-cell office:value-type="float" office:value="4.3045" calcext:value-type="float">
            <text:p>4.3045</text:p>
          </table:table-cell>
          <table:table-cell office:value-type="float" office:value="4.35979" calcext:value-type="float">
            <text:p>4.35979</text:p>
          </table:table-cell>
          <table:table-cell office:value-type="float" office:value="4.53516" calcext:value-type="float">
            <text:p>4.53516</text:p>
          </table:table-cell>
          <table:table-cell office:value-type="float" office:value="4.10743" calcext:value-type="float">
            <text:p>4.10743</text:p>
          </table:table-cell>
          <table:table-cell office:value-type="float" office:value="4.40918" calcext:value-type="float">
            <text:p>4.40918</text:p>
          </table:table-cell>
          <table:table-cell office:value-type="float" office:value="4.41393" calcext:value-type="float">
            <text:p>4.41393</text:p>
          </table:table-cell>
          <table:table-cell office:value-type="float" office:value="4.25443" calcext:value-type="float">
            <text:p>4.25443</text:p>
          </table:table-cell>
          <table:table-cell office:value-type="float" office:value="4.39827" calcext:value-type="float">
            <text:p>4.39827</text:p>
          </table:table-cell>
          <table:table-cell office:value-type="float" office:value="4.4342" calcext:value-type="float">
            <text:p>4.4342</text:p>
          </table:table-cell>
          <table:table-cell office:value-type="float" office:value="4.2868" calcext:value-type="float">
            <text:p>4.2868</text:p>
          </table:table-cell>
          <table:table-cell office:value-type="float" office:value="4.41396" calcext:value-type="float">
            <text:p>4.41396</text:p>
          </table:table-cell>
          <table:table-cell office:value-type="float" office:value="4.34478" calcext:value-type="float">
            <text:p>4.34478</text:p>
          </table:table-cell>
          <table:table-cell office:value-type="float" office:value="4.25166" calcext:value-type="float">
            <text:p>4.25166</text:p>
          </table:table-cell>
          <table:table-cell office:value-type="float" office:value="4.2413" calcext:value-type="float">
            <text:p>4.2413</text:p>
          </table:table-cell>
          <table:table-cell office:value-type="float" office:value="4.06011" calcext:value-type="float">
            <text:p>4.06011</text:p>
          </table:table-cell>
          <table:table-cell office:value-type="float" office:value="4.44688" calcext:value-type="float">
            <text:p>4.44688</text:p>
          </table:table-cell>
          <table:table-cell office:value-type="float" office:value="4.28391" calcext:value-type="float">
            <text:p>4.28391</text:p>
          </table:table-cell>
          <table:table-cell office:value-type="float" office:value="4.46705" calcext:value-type="float">
            <text:p>4.46705</text:p>
          </table:table-cell>
          <table:table-cell office:value-type="float" office:value="4.54611" calcext:value-type="float">
            <text:p>4.54611</text:p>
          </table:table-cell>
          <table:table-cell office:value-type="float" office:value="4.41271" calcext:value-type="float">
            <text:p>4.41271</text:p>
          </table:table-cell>
          <table:table-cell office:value-type="float" office:value="4.46548" calcext:value-type="float">
            <text:p>4.46548</text:p>
          </table:table-cell>
          <table:table-cell office:value-type="float" office:value="4.27162" calcext:value-type="float">
            <text:p>4.27162</text:p>
          </table:table-cell>
          <table:table-cell office:value-type="float" office:value="4.5161" calcext:value-type="float">
            <text:p>4.5161</text:p>
          </table:table-cell>
          <table:table-cell office:value-type="float" office:value="4.41853" calcext:value-type="float">
            <text:p>4.41853</text:p>
          </table:table-cell>
          <table:table-cell office:value-type="float" office:value="4.26561" calcext:value-type="float">
            <text:p>4.26561</text:p>
          </table:table-cell>
          <table:table-cell office:value-type="float" office:value="4.27327" calcext:value-type="float">
            <text:p>4.27327</text:p>
          </table:table-cell>
          <table:table-cell office:value-type="float" office:value="4.24869" calcext:value-type="float">
            <text:p>4.24869</text:p>
          </table:table-cell>
          <table:table-cell office:value-type="float" office:value="4.28616" calcext:value-type="float">
            <text:p>4.28616</text:p>
          </table:table-cell>
          <table:table-cell office:value-type="float" office:value="4.24062" calcext:value-type="float">
            <text:p>4.24062</text:p>
          </table:table-cell>
          <table:table-cell office:value-type="float" office:value="4.27118" calcext:value-type="float">
            <text:p>4.27118</text:p>
          </table:table-cell>
          <table:table-cell office:value-type="float" office:value="4.04615" calcext:value-type="float">
            <text:p>4.04615</text:p>
          </table:table-cell>
          <table:table-cell office:value-type="float" office:value="4.00307" calcext:value-type="float">
            <text:p>4.00307</text:p>
          </table:table-cell>
          <table:table-cell office:value-type="float" office:value="4.37936" calcext:value-type="float">
            <text:p>4.37936</text:p>
          </table:table-cell>
          <table:table-cell office:value-type="float" office:value="4.80044" calcext:value-type="float">
            <text:p>4.80044</text:p>
          </table:table-cell>
          <table:table-cell office:value-type="float" office:value="4.26548" calcext:value-type="float">
            <text:p>4.26548</text:p>
          </table:table-cell>
          <table:table-cell office:value-type="float" office:value="4.06811" calcext:value-type="float">
            <text:p>4.06811</text:p>
          </table:table-cell>
          <table:table-cell office:value-type="float" office:value="4.5398" calcext:value-type="float">
            <text:p>4.5398</text:p>
          </table:table-cell>
          <table:table-cell office:value-type="float" office:value="4.52618" calcext:value-type="float">
            <text:p>4.52618</text:p>
          </table:table-cell>
          <table:table-cell office:value-type="float" office:value="4.33583" calcext:value-type="float">
            <text:p>4.33583</text:p>
          </table:table-cell>
          <table:table-cell office:value-type="float" office:value="4.28871" calcext:value-type="float">
            <text:p>4.28871</text:p>
          </table:table-cell>
          <table:table-cell office:value-type="float" office:value="4.05383" calcext:value-type="float">
            <text:p>4.05383</text:p>
          </table:table-cell>
          <table:table-cell office:value-type="float" office:value="4.47174" calcext:value-type="float">
            <text:p>4.47174</text:p>
          </table:table-cell>
          <table:table-cell office:value-type="float" office:value="4.08298" calcext:value-type="float">
            <text:p>4.08298</text:p>
          </table:table-cell>
          <table:table-cell office:value-type="float" office:value="4.57661" calcext:value-type="float">
            <text:p>4.57661</text:p>
          </table:table-cell>
          <table:table-cell office:value-type="float" office:value="4.47034" calcext:value-type="float">
            <text:p>4.47034</text:p>
          </table:table-cell>
          <table:table-cell office:value-type="float" office:value="4.29607" calcext:value-type="float">
            <text:p>4.29607</text:p>
          </table:table-cell>
          <table:table-cell office:value-type="float" office:value="4.25624" calcext:value-type="float">
            <text:p>4.25624</text:p>
          </table:table-cell>
          <table:table-cell office:value-type="float" office:value="4.6069" calcext:value-type="float">
            <text:p>4.6069</text:p>
          </table:table-cell>
          <table:table-cell office:value-type="float" office:value="4.31545" calcext:value-type="float">
            <text:p>4.31545</text:p>
          </table:table-cell>
          <table:table-cell office:value-type="float" office:value="4.50445" calcext:value-type="float">
            <text:p>4.50445</text:p>
          </table:table-cell>
          <table:table-cell office:value-type="float" office:value="4.36278" calcext:value-type="float">
            <text:p>4.36278</text:p>
          </table:table-cell>
          <table:table-cell office:value-type="float" office:value="4.48431" calcext:value-type="float">
            <text:p>4.48431</text:p>
          </table:table-cell>
          <table:table-cell office:value-type="float" office:value="4.49737" calcext:value-type="float">
            <text:p>4.49737</text:p>
          </table:table-cell>
          <table:table-cell office:value-type="float" office:value="4.5951" calcext:value-type="float">
            <text:p>4.5951</text:p>
          </table:table-cell>
          <table:table-cell office:value-type="float" office:value="4.55712" calcext:value-type="float">
            <text:p>4.55712</text:p>
          </table:table-cell>
          <table:table-cell office:value-type="float" office:value="4.50894" calcext:value-type="float">
            <text:p>4.50894</text:p>
          </table:table-cell>
          <table:table-cell office:value-type="float" office:value="4.33045" calcext:value-type="float">
            <text:p>4.33045</text:p>
          </table:table-cell>
          <table:table-cell/>
          <table:table-cell table:formula="of:=AVERAGE([.B46:.BI46])" office:value-type="float" office:value="4.3534995" calcext:value-type="float">
            <text:p>4.3534995</text:p>
          </table:table-cell>
          <table:table-cell table:formula="of:=STDEV([.B46:.BI46])/2" office:value-type="float" office:value="0.0835388746380025" calcext:value-type="float">
            <text:p>0.083538874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.31055" calcext:value-type="float">
            <text:p>4.31055</text:p>
          </table:table-cell>
          <table:table-cell office:value-type="float" office:value="3.9939" calcext:value-type="float">
            <text:p>3.9939</text:p>
          </table:table-cell>
          <table:table-cell office:value-type="float" office:value="4.04873" calcext:value-type="float">
            <text:p>4.04873</text:p>
          </table:table-cell>
          <table:table-cell office:value-type="float" office:value="4.13075" calcext:value-type="float">
            <text:p>4.13075</text:p>
          </table:table-cell>
          <table:table-cell office:value-type="float" office:value="4.31927" calcext:value-type="float">
            <text:p>4.31927</text:p>
          </table:table-cell>
          <table:table-cell office:value-type="float" office:value="3.93998" calcext:value-type="float">
            <text:p>3.93998</text:p>
          </table:table-cell>
          <table:table-cell office:value-type="float" office:value="4.10286" calcext:value-type="float">
            <text:p>4.10286</text:p>
          </table:table-cell>
          <table:table-cell office:value-type="float" office:value="4.25701" calcext:value-type="float">
            <text:p>4.25701</text:p>
          </table:table-cell>
          <table:table-cell office:value-type="float" office:value="3.9741" calcext:value-type="float">
            <text:p>3.9741</text:p>
          </table:table-cell>
          <table:table-cell office:value-type="float" office:value="3.67565" calcext:value-type="float">
            <text:p>3.67565</text:p>
          </table:table-cell>
          <table:table-cell office:value-type="float" office:value="4.10798" calcext:value-type="float">
            <text:p>4.10798</text:p>
          </table:table-cell>
          <table:table-cell office:value-type="float" office:value="3.94573" calcext:value-type="float">
            <text:p>3.94573</text:p>
          </table:table-cell>
          <table:table-cell office:value-type="float" office:value="3.98833" calcext:value-type="float">
            <text:p>3.98833</text:p>
          </table:table-cell>
          <table:table-cell office:value-type="float" office:value="4.17617" calcext:value-type="float">
            <text:p>4.17617</text:p>
          </table:table-cell>
          <table:table-cell office:value-type="float" office:value="3.99072" calcext:value-type="float">
            <text:p>3.99072</text:p>
          </table:table-cell>
          <table:table-cell office:value-type="float" office:value="3.90812" calcext:value-type="float">
            <text:p>3.90812</text:p>
          </table:table-cell>
          <table:table-cell office:value-type="float" office:value="4.50168" calcext:value-type="float">
            <text:p>4.50168</text:p>
          </table:table-cell>
          <table:table-cell office:value-type="float" office:value="4.276" calcext:value-type="float">
            <text:p>4.276</text:p>
          </table:table-cell>
          <table:table-cell office:value-type="float" office:value="4.27611" calcext:value-type="float">
            <text:p>4.27611</text:p>
          </table:table-cell>
          <table:table-cell office:value-type="float" office:value="4.4128" calcext:value-type="float">
            <text:p>4.4128</text:p>
          </table:table-cell>
          <table:table-cell office:value-type="float" office:value="4.26424" calcext:value-type="float">
            <text:p>4.26424</text:p>
          </table:table-cell>
          <table:table-cell office:value-type="float" office:value="4.39722" calcext:value-type="float">
            <text:p>4.39722</text:p>
          </table:table-cell>
          <table:table-cell office:value-type="float" office:value="4.41995" calcext:value-type="float">
            <text:p>4.41995</text:p>
          </table:table-cell>
          <table:table-cell office:value-type="float" office:value="3.9737" calcext:value-type="float">
            <text:p>3.9737</text:p>
          </table:table-cell>
          <table:table-cell office:value-type="float" office:value="4.27467" calcext:value-type="float">
            <text:p>4.27467</text:p>
          </table:table-cell>
          <table:table-cell office:value-type="float" office:value="4.414" calcext:value-type="float">
            <text:p>4.414</text:p>
          </table:table-cell>
          <table:table-cell office:value-type="float" office:value="4.17285" calcext:value-type="float">
            <text:p>4.17285</text:p>
          </table:table-cell>
          <table:table-cell office:value-type="float" office:value="4.25218" calcext:value-type="float">
            <text:p>4.25218</text:p>
          </table:table-cell>
          <table:table-cell office:value-type="float" office:value="4.0618" calcext:value-type="float">
            <text:p>4.0618</text:p>
          </table:table-cell>
          <table:table-cell office:value-type="float" office:value="4.02676" calcext:value-type="float">
            <text:p>4.02676</text:p>
          </table:table-cell>
          <table:table-cell office:value-type="float" office:value="4.01505" calcext:value-type="float">
            <text:p>4.01505</text:p>
          </table:table-cell>
          <table:table-cell office:value-type="float" office:value="4.28455" calcext:value-type="float">
            <text:p>4.28455</text:p>
          </table:table-cell>
          <table:table-cell office:value-type="float" office:value="4.05919" calcext:value-type="float">
            <text:p>4.05919</text:p>
          </table:table-cell>
          <table:table-cell office:value-type="float" office:value="4.20744" calcext:value-type="float">
            <text:p>4.20744</text:p>
          </table:table-cell>
          <table:table-cell office:value-type="float" office:value="4.018" calcext:value-type="float">
            <text:p>4.018</text:p>
          </table:table-cell>
          <table:table-cell office:value-type="float" office:value="3.91128" calcext:value-type="float">
            <text:p>3.91128</text:p>
          </table:table-cell>
          <table:table-cell office:value-type="float" office:value="4.28456" calcext:value-type="float">
            <text:p>4.28456</text:p>
          </table:table-cell>
          <table:table-cell office:value-type="float" office:value="4.09687" calcext:value-type="float">
            <text:p>4.09687</text:p>
          </table:table-cell>
          <table:table-cell office:value-type="float" office:value="4.32888" calcext:value-type="float">
            <text:p>4.32888</text:p>
          </table:table-cell>
          <table:table-cell office:value-type="float" office:value="4.43668" calcext:value-type="float">
            <text:p>4.43668</text:p>
          </table:table-cell>
          <table:table-cell office:value-type="float" office:value="4.20518" calcext:value-type="float">
            <text:p>4.20518</text:p>
          </table:table-cell>
          <table:table-cell office:value-type="float" office:value="4.01769" calcext:value-type="float">
            <text:p>4.01769</text:p>
          </table:table-cell>
          <table:table-cell office:value-type="float" office:value="4.28862" calcext:value-type="float">
            <text:p>4.28862</text:p>
          </table:table-cell>
          <table:table-cell office:value-type="float" office:value="4.19078" calcext:value-type="float">
            <text:p>4.19078</text:p>
          </table:table-cell>
          <table:table-cell office:value-type="float" office:value="3.94272" calcext:value-type="float">
            <text:p>3.94272</text:p>
          </table:table-cell>
          <table:table-cell office:value-type="float" office:value="4.41642" calcext:value-type="float">
            <text:p>4.41642</text:p>
          </table:table-cell>
          <table:table-cell office:value-type="float" office:value="4.27553" calcext:value-type="float">
            <text:p>4.27553</text:p>
          </table:table-cell>
          <table:table-cell office:value-type="float" office:value="3.75773" calcext:value-type="float">
            <text:p>3.75773</text:p>
          </table:table-cell>
          <table:table-cell office:value-type="float" office:value="4.09862" calcext:value-type="float">
            <text:p>4.09862</text:p>
          </table:table-cell>
          <table:table-cell office:value-type="float" office:value="3.96226" calcext:value-type="float">
            <text:p>3.96226</text:p>
          </table:table-cell>
          <table:table-cell office:value-type="float" office:value="4.07964" calcext:value-type="float">
            <text:p>4.07964</text:p>
          </table:table-cell>
          <table:table-cell office:value-type="float" office:value="4.29052" calcext:value-type="float">
            <text:p>4.29052</text:p>
          </table:table-cell>
          <table:table-cell office:value-type="float" office:value="4.11941" calcext:value-type="float">
            <text:p>4.11941</text:p>
          </table:table-cell>
          <table:table-cell office:value-type="float" office:value="4.12865" calcext:value-type="float">
            <text:p>4.12865</text:p>
          </table:table-cell>
          <table:table-cell office:value-type="float" office:value="3.9046" calcext:value-type="float">
            <text:p>3.9046</text:p>
          </table:table-cell>
          <table:table-cell office:value-type="float" office:value="3.86228" calcext:value-type="float">
            <text:p>3.86228</text:p>
          </table:table-cell>
          <table:table-cell office:value-type="float" office:value="4.28542" calcext:value-type="float">
            <text:p>4.28542</text:p>
          </table:table-cell>
          <table:table-cell office:value-type="float" office:value="4.02459" calcext:value-type="float">
            <text:p>4.02459</text:p>
          </table:table-cell>
          <table:table-cell office:value-type="float" office:value="4.18419" calcext:value-type="float">
            <text:p>4.18419</text:p>
          </table:table-cell>
          <table:table-cell office:value-type="float" office:value="4.02619" calcext:value-type="float">
            <text:p>4.02619</text:p>
          </table:table-cell>
          <table:table-cell/>
          <table:table-cell table:formula="of:=AVERAGE([.B47:.BI47])" office:value-type="float" office:value="4.13828916666667" calcext:value-type="float">
            <text:p>4.1382891667</text:p>
          </table:table-cell>
          <table:table-cell table:formula="of:=STDEV([.B47:.BI47])/2" office:value-type="float" office:value="0.0899826466946787" calcext:value-type="float">
            <text:p>0.089982646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.13266" calcext:value-type="float">
            <text:p>4.13266</text:p>
          </table:table-cell>
          <table:table-cell office:value-type="float" office:value="3.9367" calcext:value-type="float">
            <text:p>3.9367</text:p>
          </table:table-cell>
          <table:table-cell office:value-type="float" office:value="4.01449" calcext:value-type="float">
            <text:p>4.01449</text:p>
          </table:table-cell>
          <table:table-cell office:value-type="float" office:value="3.97142" calcext:value-type="float">
            <text:p>3.97142</text:p>
          </table:table-cell>
          <table:table-cell office:value-type="float" office:value="4.41615" calcext:value-type="float">
            <text:p>4.41615</text:p>
          </table:table-cell>
          <table:table-cell office:value-type="float" office:value="4.28701" calcext:value-type="float">
            <text:p>4.28701</text:p>
          </table:table-cell>
          <table:table-cell office:value-type="float" office:value="4.24818" calcext:value-type="float">
            <text:p>4.24818</text:p>
          </table:table-cell>
          <table:table-cell office:value-type="float" office:value="3.95386" calcext:value-type="float">
            <text:p>3.95386</text:p>
          </table:table-cell>
          <table:table-cell office:value-type="float" office:value="3.9415" calcext:value-type="float">
            <text:p>3.9415</text:p>
          </table:table-cell>
          <table:table-cell office:value-type="float" office:value="4.22897" calcext:value-type="float">
            <text:p>4.22897</text:p>
          </table:table-cell>
          <table:table-cell office:value-type="float" office:value="4.07858" calcext:value-type="float">
            <text:p>4.07858</text:p>
          </table:table-cell>
          <table:table-cell office:value-type="float" office:value="4.51061" calcext:value-type="float">
            <text:p>4.51061</text:p>
          </table:table-cell>
          <table:table-cell office:value-type="float" office:value="4.32188" calcext:value-type="float">
            <text:p>4.32188</text:p>
          </table:table-cell>
          <table:table-cell office:value-type="float" office:value="4.5008" calcext:value-type="float">
            <text:p>4.5008</text:p>
          </table:table-cell>
          <table:table-cell office:value-type="float" office:value="3.96518" calcext:value-type="float">
            <text:p>3.96518</text:p>
          </table:table-cell>
          <table:table-cell office:value-type="float" office:value="3.79217" calcext:value-type="float">
            <text:p>3.79217</text:p>
          </table:table-cell>
          <table:table-cell office:value-type="float" office:value="4.04248" calcext:value-type="float">
            <text:p>4.04248</text:p>
          </table:table-cell>
          <table:table-cell office:value-type="float" office:value="3.95155" calcext:value-type="float">
            <text:p>3.95155</text:p>
          </table:table-cell>
          <table:table-cell office:value-type="float" office:value="3.96141" calcext:value-type="float">
            <text:p>3.96141</text:p>
          </table:table-cell>
          <table:table-cell office:value-type="float" office:value="4.0284" calcext:value-type="float">
            <text:p>4.0284</text:p>
          </table:table-cell>
          <table:table-cell office:value-type="float" office:value="4.41455" calcext:value-type="float">
            <text:p>4.41455</text:p>
          </table:table-cell>
          <table:table-cell office:value-type="float" office:value="4.00044" calcext:value-type="float">
            <text:p>4.00044</text:p>
          </table:table-cell>
          <table:table-cell office:value-type="float" office:value="3.99011" calcext:value-type="float">
            <text:p>3.99011</text:p>
          </table:table-cell>
          <table:table-cell office:value-type="float" office:value="3.94862" calcext:value-type="float">
            <text:p>3.94862</text:p>
          </table:table-cell>
          <table:table-cell office:value-type="float" office:value="4.30937" calcext:value-type="float">
            <text:p>4.30937</text:p>
          </table:table-cell>
          <table:table-cell office:value-type="float" office:value="4.04057" calcext:value-type="float">
            <text:p>4.04057</text:p>
          </table:table-cell>
          <table:table-cell office:value-type="float" office:value="4.42703" calcext:value-type="float">
            <text:p>4.42703</text:p>
          </table:table-cell>
          <table:table-cell office:value-type="float" office:value="3.6616" calcext:value-type="float">
            <text:p>3.6616</text:p>
          </table:table-cell>
          <table:table-cell office:value-type="float" office:value="3.95013" calcext:value-type="float">
            <text:p>3.95013</text:p>
          </table:table-cell>
          <table:table-cell office:value-type="float" office:value="4.25621" calcext:value-type="float">
            <text:p>4.25621</text:p>
          </table:table-cell>
          <table:table-cell office:value-type="float" office:value="3.96467" calcext:value-type="float">
            <text:p>3.96467</text:p>
          </table:table-cell>
          <table:table-cell office:value-type="float" office:value="4.01731" calcext:value-type="float">
            <text:p>4.01731</text:p>
          </table:table-cell>
          <table:table-cell office:value-type="float" office:value="4.11375" calcext:value-type="float">
            <text:p>4.11375</text:p>
          </table:table-cell>
          <table:table-cell office:value-type="float" office:value="4.50817" calcext:value-type="float">
            <text:p>4.50817</text:p>
          </table:table-cell>
          <table:table-cell office:value-type="float" office:value="4.48037" calcext:value-type="float">
            <text:p>4.48037</text:p>
          </table:table-cell>
          <table:table-cell office:value-type="float" office:value="3.99428" calcext:value-type="float">
            <text:p>3.99428</text:p>
          </table:table-cell>
          <table:table-cell office:value-type="float" office:value="4.14634" calcext:value-type="float">
            <text:p>4.14634</text:p>
          </table:table-cell>
          <table:table-cell office:value-type="float" office:value="3.9919" calcext:value-type="float">
            <text:p>3.9919</text:p>
          </table:table-cell>
          <table:table-cell office:value-type="float" office:value="4.02362" calcext:value-type="float">
            <text:p>4.02362</text:p>
          </table:table-cell>
          <table:table-cell office:value-type="float" office:value="4.19951" calcext:value-type="float">
            <text:p>4.19951</text:p>
          </table:table-cell>
          <table:table-cell office:value-type="float" office:value="4.17326" calcext:value-type="float">
            <text:p>4.17326</text:p>
          </table:table-cell>
          <table:table-cell office:value-type="float" office:value="3.95452" calcext:value-type="float">
            <text:p>3.95452</text:p>
          </table:table-cell>
          <table:table-cell office:value-type="float" office:value="4.02939" calcext:value-type="float">
            <text:p>4.02939</text:p>
          </table:table-cell>
          <table:table-cell office:value-type="float" office:value="4.28117" calcext:value-type="float">
            <text:p>4.28117</text:p>
          </table:table-cell>
          <table:table-cell office:value-type="float" office:value="4.1078" calcext:value-type="float">
            <text:p>4.1078</text:p>
          </table:table-cell>
          <table:table-cell office:value-type="float" office:value="4.40197" calcext:value-type="float">
            <text:p>4.40197</text:p>
          </table:table-cell>
          <table:table-cell office:value-type="float" office:value="4.45836" calcext:value-type="float">
            <text:p>4.45836</text:p>
          </table:table-cell>
          <table:table-cell office:value-type="float" office:value="3.42154" calcext:value-type="float">
            <text:p>3.42154</text:p>
          </table:table-cell>
          <table:table-cell office:value-type="float" office:value="3.98989" calcext:value-type="float">
            <text:p>3.98989</text:p>
          </table:table-cell>
          <table:table-cell office:value-type="float" office:value="4.42414" calcext:value-type="float">
            <text:p>4.42414</text:p>
          </table:table-cell>
          <table:table-cell office:value-type="float" office:value="4.40227" calcext:value-type="float">
            <text:p>4.40227</text:p>
          </table:table-cell>
          <table:table-cell office:value-type="float" office:value="4.01997" calcext:value-type="float">
            <text:p>4.01997</text:p>
          </table:table-cell>
          <table:table-cell office:value-type="float" office:value="3.94214" calcext:value-type="float">
            <text:p>3.94214</text:p>
          </table:table-cell>
          <table:table-cell office:value-type="float" office:value="3.8677" calcext:value-type="float">
            <text:p>3.8677</text:p>
          </table:table-cell>
          <table:table-cell office:value-type="float" office:value="4.38818" calcext:value-type="float">
            <text:p>4.38818</text:p>
          </table:table-cell>
          <table:table-cell office:value-type="float" office:value="4.25163" calcext:value-type="float">
            <text:p>4.25163</text:p>
          </table:table-cell>
          <table:table-cell office:value-type="float" office:value="4.01875" calcext:value-type="float">
            <text:p>4.01875</text:p>
          </table:table-cell>
          <table:table-cell office:value-type="float" office:value="3.98784" calcext:value-type="float">
            <text:p>3.98784</text:p>
          </table:table-cell>
          <table:table-cell office:value-type="float" office:value="4.01701" calcext:value-type="float">
            <text:p>4.01701</text:p>
          </table:table-cell>
          <table:table-cell office:value-type="float" office:value="4.07973" calcext:value-type="float">
            <text:p>4.07973</text:p>
          </table:table-cell>
          <table:table-cell/>
          <table:table-cell table:formula="of:=AVERAGE([.B48:.BI48])" office:value-type="float" office:value="4.1156635" calcext:value-type="float">
            <text:p>4.1156635</text:p>
          </table:table-cell>
          <table:table-cell table:formula="of:=STDEV([.B48:.BI48])/2" office:value-type="float" office:value="0.110539287508571" calcext:value-type="float">
            <text:p>0.110539287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.13515" calcext:value-type="float">
            <text:p>3.13515</text:p>
          </table:table-cell>
          <table:table-cell office:value-type="float" office:value="4.39945" calcext:value-type="float">
            <text:p>4.39945</text:p>
          </table:table-cell>
          <table:table-cell office:value-type="float" office:value="3.91779" calcext:value-type="float">
            <text:p>3.91779</text:p>
          </table:table-cell>
          <table:table-cell office:value-type="float" office:value="4.25914" calcext:value-type="float">
            <text:p>4.25914</text:p>
          </table:table-cell>
          <table:table-cell office:value-type="float" office:value="3.93401" calcext:value-type="float">
            <text:p>3.93401</text:p>
          </table:table-cell>
          <table:table-cell office:value-type="float" office:value="4.40809" calcext:value-type="float">
            <text:p>4.40809</text:p>
          </table:table-cell>
          <table:table-cell office:value-type="float" office:value="3.87672" calcext:value-type="float">
            <text:p>3.87672</text:p>
          </table:table-cell>
          <table:table-cell office:value-type="float" office:value="3.39852" calcext:value-type="float">
            <text:p>3.39852</text:p>
          </table:table-cell>
          <table:table-cell office:value-type="float" office:value="3.65413" calcext:value-type="float">
            <text:p>3.65413</text:p>
          </table:table-cell>
          <table:table-cell office:value-type="float" office:value="4.05156" calcext:value-type="float">
            <text:p>4.05156</text:p>
          </table:table-cell>
          <table:table-cell office:value-type="float" office:value="4.18806" calcext:value-type="float">
            <text:p>4.18806</text:p>
          </table:table-cell>
          <table:table-cell office:value-type="float" office:value="4.39057" calcext:value-type="float">
            <text:p>4.39057</text:p>
          </table:table-cell>
          <table:table-cell office:value-type="float" office:value="4.3816" calcext:value-type="float">
            <text:p>4.3816</text:p>
          </table:table-cell>
          <table:table-cell office:value-type="float" office:value="4.0172" calcext:value-type="float">
            <text:p>4.0172</text:p>
          </table:table-cell>
          <table:table-cell office:value-type="float" office:value="4.24517" calcext:value-type="float">
            <text:p>4.24517</text:p>
          </table:table-cell>
          <table:table-cell office:value-type="float" office:value="3.95211" calcext:value-type="float">
            <text:p>3.95211</text:p>
          </table:table-cell>
          <table:table-cell office:value-type="float" office:value="4.49439" calcext:value-type="float">
            <text:p>4.49439</text:p>
          </table:table-cell>
          <table:table-cell office:value-type="float" office:value="4.40238" calcext:value-type="float">
            <text:p>4.40238</text:p>
          </table:table-cell>
          <table:table-cell office:value-type="float" office:value="3.94917" calcext:value-type="float">
            <text:p>3.94917</text:p>
          </table:table-cell>
          <table:table-cell office:value-type="float" office:value="4.33901" calcext:value-type="float">
            <text:p>4.33901</text:p>
          </table:table-cell>
          <table:table-cell office:value-type="float" office:value="4.31763" calcext:value-type="float">
            <text:p>4.31763</text:p>
          </table:table-cell>
          <table:table-cell office:value-type="float" office:value="3.93445" calcext:value-type="float">
            <text:p>3.93445</text:p>
          </table:table-cell>
          <table:table-cell office:value-type="float" office:value="4.25208" calcext:value-type="float">
            <text:p>4.25208</text:p>
          </table:table-cell>
          <table:table-cell office:value-type="float" office:value="4.28193" calcext:value-type="float">
            <text:p>4.28193</text:p>
          </table:table-cell>
          <table:table-cell office:value-type="float" office:value="4.14682" calcext:value-type="float">
            <text:p>4.14682</text:p>
          </table:table-cell>
          <table:table-cell office:value-type="float" office:value="4.42593" calcext:value-type="float">
            <text:p>4.42593</text:p>
          </table:table-cell>
          <table:table-cell office:value-type="float" office:value="4.15019" calcext:value-type="float">
            <text:p>4.15019</text:p>
          </table:table-cell>
          <table:table-cell office:value-type="float" office:value="4.3981" calcext:value-type="float">
            <text:p>4.3981</text:p>
          </table:table-cell>
          <table:table-cell office:value-type="float" office:value="3.93695" calcext:value-type="float">
            <text:p>3.93695</text:p>
          </table:table-cell>
          <table:table-cell office:value-type="float" office:value="4.60288" calcext:value-type="float">
            <text:p>4.60288</text:p>
          </table:table-cell>
          <table:table-cell office:value-type="float" office:value="4.47277" calcext:value-type="float">
            <text:p>4.47277</text:p>
          </table:table-cell>
          <table:table-cell office:value-type="float" office:value="4.27302" calcext:value-type="float">
            <text:p>4.27302</text:p>
          </table:table-cell>
          <table:table-cell office:value-type="float" office:value="4.4039" calcext:value-type="float">
            <text:p>4.4039</text:p>
          </table:table-cell>
          <table:table-cell office:value-type="float" office:value="4.22087" calcext:value-type="float">
            <text:p>4.22087</text:p>
          </table:table-cell>
          <table:table-cell office:value-type="float" office:value="3.9467" calcext:value-type="float">
            <text:p>3.9467</text:p>
          </table:table-cell>
          <table:table-cell office:value-type="float" office:value="4.20749" calcext:value-type="float">
            <text:p>4.20749</text:p>
          </table:table-cell>
          <table:table-cell office:value-type="float" office:value="4.28967" calcext:value-type="float">
            <text:p>4.28967</text:p>
          </table:table-cell>
          <table:table-cell office:value-type="float" office:value="4.49235" calcext:value-type="float">
            <text:p>4.49235</text:p>
          </table:table-cell>
          <table:table-cell office:value-type="float" office:value="4.21955" calcext:value-type="float">
            <text:p>4.21955</text:p>
          </table:table-cell>
          <table:table-cell office:value-type="float" office:value="4.30612" calcext:value-type="float">
            <text:p>4.30612</text:p>
          </table:table-cell>
          <table:table-cell office:value-type="float" office:value="4.41718" calcext:value-type="float">
            <text:p>4.41718</text:p>
          </table:table-cell>
          <table:table-cell office:value-type="float" office:value="4.33103" calcext:value-type="float">
            <text:p>4.33103</text:p>
          </table:table-cell>
          <table:table-cell office:value-type="float" office:value="4.22764" calcext:value-type="float">
            <text:p>4.22764</text:p>
          </table:table-cell>
          <table:table-cell office:value-type="float" office:value="4.54499" calcext:value-type="float">
            <text:p>4.54499</text:p>
          </table:table-cell>
          <table:table-cell office:value-type="float" office:value="4.3991" calcext:value-type="float">
            <text:p>4.3991</text:p>
          </table:table-cell>
          <table:table-cell office:value-type="float" office:value="4.07868" calcext:value-type="float">
            <text:p>4.07868</text:p>
          </table:table-cell>
          <table:table-cell office:value-type="float" office:value="4.38118" calcext:value-type="float">
            <text:p>4.38118</text:p>
          </table:table-cell>
          <table:table-cell office:value-type="float" office:value="4.51729" calcext:value-type="float">
            <text:p>4.51729</text:p>
          </table:table-cell>
          <table:table-cell office:value-type="float" office:value="4.39301" calcext:value-type="float">
            <text:p>4.39301</text:p>
          </table:table-cell>
          <table:table-cell office:value-type="float" office:value="4.22058" calcext:value-type="float">
            <text:p>4.22058</text:p>
          </table:table-cell>
          <table:table-cell office:value-type="float" office:value="4.30799" calcext:value-type="float">
            <text:p>4.30799</text:p>
          </table:table-cell>
          <table:table-cell office:value-type="float" office:value="4.32096" calcext:value-type="float">
            <text:p>4.32096</text:p>
          </table:table-cell>
          <table:table-cell office:value-type="float" office:value="4.44646" calcext:value-type="float">
            <text:p>4.44646</text:p>
          </table:table-cell>
          <table:table-cell office:value-type="float" office:value="4.22062" calcext:value-type="float">
            <text:p>4.22062</text:p>
          </table:table-cell>
          <table:table-cell office:value-type="float" office:value="4.3054" calcext:value-type="float">
            <text:p>4.3054</text:p>
          </table:table-cell>
          <table:table-cell office:value-type="float" office:value="4.55225" calcext:value-type="float">
            <text:p>4.55225</text:p>
          </table:table-cell>
          <table:table-cell office:value-type="float" office:value="4.55574" calcext:value-type="float">
            <text:p>4.55574</text:p>
          </table:table-cell>
          <table:table-cell office:value-type="float" office:value="3.78294" calcext:value-type="float">
            <text:p>3.78294</text:p>
          </table:table-cell>
          <table:table-cell office:value-type="float" office:value="3.46175" calcext:value-type="float">
            <text:p>3.46175</text:p>
          </table:table-cell>
          <table:table-cell office:value-type="float" office:value="3.96935" calcext:value-type="float">
            <text:p>3.96935</text:p>
          </table:table-cell>
          <table:table-cell/>
          <table:table-cell table:formula="of:=AVERAGE([.B49:.BI49])" office:value-type="float" office:value="4.201796" calcext:value-type="float">
            <text:p>4.201796</text:p>
          </table:table-cell>
          <table:table-cell table:formula="of:=STDEV([.B49:.BI49])/2" office:value-type="float" office:value="0.146379818938754" calcext:value-type="float">
            <text:p>0.1463798189</text:p>
          </table:table-cell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PairAffinity</text:p>
          </table:table-cell>
          <table:table-cell table:number-columns-repeated="6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72413" calcext:value-type="float">
            <text:p>1.72413</text:p>
          </table:table-cell>
          <table:table-cell office:value-type="float" office:value="2.096" calcext:value-type="float">
            <text:p>2.096</text:p>
          </table:table-cell>
          <table:table-cell office:value-type="float" office:value="2.08395" calcext:value-type="float">
            <text:p>2.08395</text:p>
          </table:table-cell>
          <table:table-cell office:value-type="float" office:value="2.15828" calcext:value-type="float">
            <text:p>2.15828</text:p>
          </table:table-cell>
          <table:table-cell office:value-type="float" office:value="2.13934" calcext:value-type="float">
            <text:p>2.13934</text:p>
          </table:table-cell>
          <table:table-cell office:value-type="float" office:value="2.1874" calcext:value-type="float">
            <text:p>2.1874</text:p>
          </table:table-cell>
          <table:table-cell office:value-type="float" office:value="1.63537" calcext:value-type="float">
            <text:p>1.63537</text:p>
          </table:table-cell>
          <table:table-cell office:value-type="float" office:value="2.22273" calcext:value-type="float">
            <text:p>2.22273</text:p>
          </table:table-cell>
          <table:table-cell office:value-type="float" office:value="2.1654" calcext:value-type="float">
            <text:p>2.1654</text:p>
          </table:table-cell>
          <table:table-cell office:value-type="float" office:value="2.17595" calcext:value-type="float">
            <text:p>2.17595</text:p>
          </table:table-cell>
          <table:table-cell office:value-type="float" office:value="2.16604" calcext:value-type="float">
            <text:p>2.16604</text:p>
          </table:table-cell>
          <table:table-cell office:value-type="float" office:value="2.22085" calcext:value-type="float">
            <text:p>2.22085</text:p>
          </table:table-cell>
          <table:table-cell office:value-type="float" office:value="2.3076" calcext:value-type="float">
            <text:p>2.3076</text:p>
          </table:table-cell>
          <table:table-cell office:value-type="float" office:value="2.18356" calcext:value-type="float">
            <text:p>2.18356</text:p>
          </table:table-cell>
          <table:table-cell office:value-type="float" office:value="1.75277" calcext:value-type="float">
            <text:p>1.75277</text:p>
          </table:table-cell>
          <table:table-cell office:value-type="float" office:value="1.51061" calcext:value-type="float">
            <text:p>1.51061</text:p>
          </table:table-cell>
          <table:table-cell office:value-type="float" office:value="2.24353" calcext:value-type="float">
            <text:p>2.24353</text:p>
          </table:table-cell>
          <table:table-cell office:value-type="float" office:value="1.84486" calcext:value-type="float">
            <text:p>1.84486</text:p>
          </table:table-cell>
          <table:table-cell office:value-type="float" office:value="2.07819" calcext:value-type="float">
            <text:p>2.07819</text:p>
          </table:table-cell>
          <table:table-cell office:value-type="float" office:value="2.11281" calcext:value-type="float">
            <text:p>2.11281</text:p>
          </table:table-cell>
          <table:table-cell office:value-type="float" office:value="2.22186" calcext:value-type="float">
            <text:p>2.22186</text:p>
          </table:table-cell>
          <table:table-cell office:value-type="float" office:value="2.06259" calcext:value-type="float">
            <text:p>2.06259</text:p>
          </table:table-cell>
          <table:table-cell office:value-type="float" office:value="2.08241" calcext:value-type="float">
            <text:p>2.08241</text:p>
          </table:table-cell>
          <table:table-cell office:value-type="float" office:value="2.21551" calcext:value-type="float">
            <text:p>2.21551</text:p>
          </table:table-cell>
          <table:table-cell office:value-type="float" office:value="2.21682" calcext:value-type="float">
            <text:p>2.21682</text:p>
          </table:table-cell>
          <table:table-cell office:value-type="float" office:value="2.18164" calcext:value-type="float">
            <text:p>2.18164</text:p>
          </table:table-cell>
          <table:table-cell office:value-type="float" office:value="2.16183" calcext:value-type="float">
            <text:p>2.16183</text:p>
          </table:table-cell>
          <table:table-cell office:value-type="float" office:value="2.10483" calcext:value-type="float">
            <text:p>2.10483</text:p>
          </table:table-cell>
          <table:table-cell office:value-type="float" office:value="2.2691" calcext:value-type="float">
            <text:p>2.2691</text:p>
          </table:table-cell>
          <table:table-cell office:value-type="float" office:value="2.23564" calcext:value-type="float">
            <text:p>2.23564</text:p>
          </table:table-cell>
          <table:table-cell office:value-type="float" office:value="2.17971" calcext:value-type="float">
            <text:p>2.17971</text:p>
          </table:table-cell>
          <table:table-cell office:value-type="float" office:value="2.13313" calcext:value-type="float">
            <text:p>2.13313</text:p>
          </table:table-cell>
          <table:table-cell office:value-type="float" office:value="2.27987" calcext:value-type="float">
            <text:p>2.27987</text:p>
          </table:table-cell>
          <table:table-cell office:value-type="float" office:value="2.25324" calcext:value-type="float">
            <text:p>2.25324</text:p>
          </table:table-cell>
          <table:table-cell office:value-type="float" office:value="2.19317" calcext:value-type="float">
            <text:p>2.19317</text:p>
          </table:table-cell>
          <table:table-cell office:value-type="float" office:value="2.29449" calcext:value-type="float">
            <text:p>2.29449</text:p>
          </table:table-cell>
          <table:table-cell office:value-type="float" office:value="2.12657" calcext:value-type="float">
            <text:p>2.12657</text:p>
          </table:table-cell>
          <table:table-cell office:value-type="float" office:value="1.63131" calcext:value-type="float">
            <text:p>1.63131</text:p>
          </table:table-cell>
          <table:table-cell office:value-type="float" office:value="1.81699" calcext:value-type="float">
            <text:p>1.81699</text:p>
          </table:table-cell>
          <table:table-cell office:value-type="float" office:value="2.07507" calcext:value-type="float">
            <text:p>2.07507</text:p>
          </table:table-cell>
          <table:table-cell office:value-type="float" office:value="2.28427" calcext:value-type="float">
            <text:p>2.28427</text:p>
          </table:table-cell>
          <table:table-cell office:value-type="float" office:value="2.21208" calcext:value-type="float">
            <text:p>2.21208</text:p>
          </table:table-cell>
          <table:table-cell office:value-type="float" office:value="1.90965" calcext:value-type="float">
            <text:p>1.90965</text:p>
          </table:table-cell>
          <table:table-cell office:value-type="float" office:value="2.07618" calcext:value-type="float">
            <text:p>2.07618</text:p>
          </table:table-cell>
          <table:table-cell office:value-type="float" office:value="2.27416" calcext:value-type="float">
            <text:p>2.27416</text:p>
          </table:table-cell>
          <table:table-cell office:value-type="float" office:value="1.78573" calcext:value-type="float">
            <text:p>1.78573</text:p>
          </table:table-cell>
          <table:table-cell office:value-type="float" office:value="2.20517" calcext:value-type="float">
            <text:p>2.20517</text:p>
          </table:table-cell>
          <table:table-cell office:value-type="float" office:value="1.75891" calcext:value-type="float">
            <text:p>1.75891</text:p>
          </table:table-cell>
          <table:table-cell office:value-type="float" office:value="1.73504" calcext:value-type="float">
            <text:p>1.73504</text:p>
          </table:table-cell>
          <table:table-cell office:value-type="float" office:value="2.32556" calcext:value-type="float">
            <text:p>2.32556</text:p>
          </table:table-cell>
          <table:table-cell office:value-type="float" office:value="2.36719" calcext:value-type="float">
            <text:p>2.36719</text:p>
          </table:table-cell>
          <table:table-cell office:value-type="float" office:value="2.14336" calcext:value-type="float">
            <text:p>2.14336</text:p>
          </table:table-cell>
          <table:table-cell office:value-type="float" office:value="1.70449" calcext:value-type="float">
            <text:p>1.70449</text:p>
          </table:table-cell>
          <table:table-cell office:value-type="float" office:value="2.10942" calcext:value-type="float">
            <text:p>2.10942</text:p>
          </table:table-cell>
          <table:table-cell office:value-type="float" office:value="2.11443" calcext:value-type="float">
            <text:p>2.11443</text:p>
          </table:table-cell>
          <table:table-cell office:value-type="float" office:value="2.38657" calcext:value-type="float">
            <text:p>2.38657</text:p>
          </table:table-cell>
          <table:table-cell office:value-type="float" office:value="2.14152" calcext:value-type="float">
            <text:p>2.14152</text:p>
          </table:table-cell>
          <table:table-cell office:value-type="float" office:value="2.25431" calcext:value-type="float">
            <text:p>2.25431</text:p>
          </table:table-cell>
          <table:table-cell office:value-type="float" office:value="2.31984" calcext:value-type="float">
            <text:p>2.31984</text:p>
          </table:table-cell>
          <table:table-cell office:value-type="float" office:value="2.17291" calcext:value-type="float">
            <text:p>2.17291</text:p>
          </table:table-cell>
          <table:table-cell/>
          <table:table-cell table:formula="of:=AVERAGE([.B52:.BI52])" office:value-type="float" office:value="2.10043233333333" calcext:value-type="float">
            <text:p>2.1004323333</text:p>
          </table:table-cell>
          <table:table-cell table:formula="of:=STDEV([.B52:.BI52])/2" office:value-type="float" office:value="0.101796880868463" calcext:value-type="float">
            <text:p>0.101796880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.96372" calcext:value-type="float">
            <text:p>2.96372</text:p>
          </table:table-cell>
          <table:table-cell office:value-type="float" office:value="2.78358" calcext:value-type="float">
            <text:p>2.78358</text:p>
          </table:table-cell>
          <table:table-cell office:value-type="float" office:value="3.21019" calcext:value-type="float">
            <text:p>3.21019</text:p>
          </table:table-cell>
          <table:table-cell office:value-type="float" office:value="2.9322" calcext:value-type="float">
            <text:p>2.9322</text:p>
          </table:table-cell>
          <table:table-cell office:value-type="float" office:value="2.90392" calcext:value-type="float">
            <text:p>2.90392</text:p>
          </table:table-cell>
          <table:table-cell office:value-type="float" office:value="3.00297" calcext:value-type="float">
            <text:p>3.00297</text:p>
          </table:table-cell>
          <table:table-cell office:value-type="float" office:value="3.14565" calcext:value-type="float">
            <text:p>3.14565</text:p>
          </table:table-cell>
          <table:table-cell office:value-type="float" office:value="2.683" calcext:value-type="float">
            <text:p>2.683</text:p>
          </table:table-cell>
          <table:table-cell office:value-type="float" office:value="2.97864" calcext:value-type="float">
            <text:p>2.97864</text:p>
          </table:table-cell>
          <table:table-cell office:value-type="float" office:value="2.98387" calcext:value-type="float">
            <text:p>2.98387</text:p>
          </table:table-cell>
          <table:table-cell office:value-type="float" office:value="3.36082" calcext:value-type="float">
            <text:p>3.36082</text:p>
          </table:table-cell>
          <table:table-cell office:value-type="float" office:value="2.92814" calcext:value-type="float">
            <text:p>2.92814</text:p>
          </table:table-cell>
          <table:table-cell office:value-type="float" office:value="2.71876" calcext:value-type="float">
            <text:p>2.71876</text:p>
          </table:table-cell>
          <table:table-cell office:value-type="float" office:value="3.01001" calcext:value-type="float">
            <text:p>3.01001</text:p>
          </table:table-cell>
          <table:table-cell office:value-type="float" office:value="2.96864" calcext:value-type="float">
            <text:p>2.96864</text:p>
          </table:table-cell>
          <table:table-cell office:value-type="float" office:value="3.00741" calcext:value-type="float">
            <text:p>3.00741</text:p>
          </table:table-cell>
          <table:table-cell office:value-type="float" office:value="2.79031" calcext:value-type="float">
            <text:p>2.79031</text:p>
          </table:table-cell>
          <table:table-cell office:value-type="float" office:value="2.94998" calcext:value-type="float">
            <text:p>2.94998</text:p>
          </table:table-cell>
          <table:table-cell office:value-type="float" office:value="2.89091" calcext:value-type="float">
            <text:p>2.89091</text:p>
          </table:table-cell>
          <table:table-cell office:value-type="float" office:value="3.1371" calcext:value-type="float">
            <text:p>3.1371</text:p>
          </table:table-cell>
          <table:table-cell office:value-type="float" office:value="2.73203" calcext:value-type="float">
            <text:p>2.73203</text:p>
          </table:table-cell>
          <table:table-cell office:value-type="float" office:value="3.02428" calcext:value-type="float">
            <text:p>3.02428</text:p>
          </table:table-cell>
          <table:table-cell office:value-type="float" office:value="2.95908" calcext:value-type="float">
            <text:p>2.95908</text:p>
          </table:table-cell>
          <table:table-cell office:value-type="float" office:value="2.75128" calcext:value-type="float">
            <text:p>2.75128</text:p>
          </table:table-cell>
          <table:table-cell office:value-type="float" office:value="2.95453" calcext:value-type="float">
            <text:p>2.95453</text:p>
          </table:table-cell>
          <table:table-cell office:value-type="float" office:value="2.99156" calcext:value-type="float">
            <text:p>2.99156</text:p>
          </table:table-cell>
          <table:table-cell office:value-type="float" office:value="2.8141" calcext:value-type="float">
            <text:p>2.8141</text:p>
          </table:table-cell>
          <table:table-cell office:value-type="float" office:value="3.01258" calcext:value-type="float">
            <text:p>3.01258</text:p>
          </table:table-cell>
          <table:table-cell office:value-type="float" office:value="3.05136" calcext:value-type="float">
            <text:p>3.05136</text:p>
          </table:table-cell>
          <table:table-cell office:value-type="float" office:value="2.74418" calcext:value-type="float">
            <text:p>2.74418</text:p>
          </table:table-cell>
          <table:table-cell office:value-type="float" office:value="2.08684" calcext:value-type="float">
            <text:p>2.08684</text:p>
          </table:table-cell>
          <table:table-cell office:value-type="float" office:value="3.03383" calcext:value-type="float">
            <text:p>3.03383</text:p>
          </table:table-cell>
          <table:table-cell office:value-type="float" office:value="3.33314" calcext:value-type="float">
            <text:p>3.33314</text:p>
          </table:table-cell>
          <table:table-cell office:value-type="float" office:value="2.97493" calcext:value-type="float">
            <text:p>2.97493</text:p>
          </table:table-cell>
          <table:table-cell office:value-type="float" office:value="2.96877" calcext:value-type="float">
            <text:p>2.96877</text:p>
          </table:table-cell>
          <table:table-cell office:value-type="float" office:value="2.67457" calcext:value-type="float">
            <text:p>2.67457</text:p>
          </table:table-cell>
          <table:table-cell office:value-type="float" office:value="3.10044" calcext:value-type="float">
            <text:p>3.10044</text:p>
          </table:table-cell>
          <table:table-cell office:value-type="float" office:value="2.28896" calcext:value-type="float">
            <text:p>2.28896</text:p>
          </table:table-cell>
          <table:table-cell office:value-type="float" office:value="2.12253" calcext:value-type="float">
            <text:p>2.12253</text:p>
          </table:table-cell>
          <table:table-cell office:value-type="float" office:value="2.18689" calcext:value-type="float">
            <text:p>2.18689</text:p>
          </table:table-cell>
          <table:table-cell office:value-type="float" office:value="2.54525" calcext:value-type="float">
            <text:p>2.54525</text:p>
          </table:table-cell>
          <table:table-cell office:value-type="float" office:value="2.21448" calcext:value-type="float">
            <text:p>2.21448</text:p>
          </table:table-cell>
          <table:table-cell office:value-type="float" office:value="2.46457" calcext:value-type="float">
            <text:p>2.46457</text:p>
          </table:table-cell>
          <table:table-cell office:value-type="float" office:value="2.20748" calcext:value-type="float">
            <text:p>2.20748</text:p>
          </table:table-cell>
          <table:table-cell office:value-type="float" office:value="3.10278" calcext:value-type="float">
            <text:p>3.10278</text:p>
          </table:table-cell>
          <table:table-cell office:value-type="float" office:value="2.15105" calcext:value-type="float">
            <text:p>2.15105</text:p>
          </table:table-cell>
          <table:table-cell office:value-type="float" office:value="2.19898" calcext:value-type="float">
            <text:p>2.19898</text:p>
          </table:table-cell>
          <table:table-cell office:value-type="float" office:value="3.11187" calcext:value-type="float">
            <text:p>3.11187</text:p>
          </table:table-cell>
          <table:table-cell office:value-type="float" office:value="3.0369" calcext:value-type="float">
            <text:p>3.0369</text:p>
          </table:table-cell>
          <table:table-cell office:value-type="float" office:value="2.81146" calcext:value-type="float">
            <text:p>2.81146</text:p>
          </table:table-cell>
          <table:table-cell office:value-type="float" office:value="3.13733" calcext:value-type="float">
            <text:p>3.13733</text:p>
          </table:table-cell>
          <table:table-cell office:value-type="float" office:value="3.00362" calcext:value-type="float">
            <text:p>3.00362</text:p>
          </table:table-cell>
          <table:table-cell office:value-type="float" office:value="3.11" calcext:value-type="float">
            <text:p>3.11</text:p>
          </table:table-cell>
          <table:table-cell office:value-type="float" office:value="2.9732" calcext:value-type="float">
            <text:p>2.9732</text:p>
          </table:table-cell>
          <table:table-cell office:value-type="float" office:value="2.78518" calcext:value-type="float">
            <text:p>2.78518</text:p>
          </table:table-cell>
          <table:table-cell office:value-type="float" office:value="3.07154" calcext:value-type="float">
            <text:p>3.07154</text:p>
          </table:table-cell>
          <table:table-cell office:value-type="float" office:value="3.23431" calcext:value-type="float">
            <text:p>3.23431</text:p>
          </table:table-cell>
          <table:table-cell office:value-type="float" office:value="2.8648" calcext:value-type="float">
            <text:p>2.8648</text:p>
          </table:table-cell>
          <table:table-cell office:value-type="float" office:value="2.96802" calcext:value-type="float">
            <text:p>2.96802</text:p>
          </table:table-cell>
          <table:table-cell office:value-type="float" office:value="2.88366" calcext:value-type="float">
            <text:p>2.88366</text:p>
          </table:table-cell>
          <table:table-cell/>
          <table:table-cell table:formula="of:=AVERAGE([.B53:.BI53])" office:value-type="float" office:value="2.85053633333333" calcext:value-type="float">
            <text:p>2.8505363333</text:p>
          </table:table-cell>
          <table:table-cell table:formula="of:=STDEV([.B53:.BI53])/2" office:value-type="float" office:value="0.156142098870876" calcext:value-type="float">
            <text:p>0.156142098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48874" calcext:value-type="float">
            <text:p>3.48874</text:p>
          </table:table-cell>
          <table:table-cell office:value-type="float" office:value="3.2261" calcext:value-type="float">
            <text:p>3.2261</text:p>
          </table:table-cell>
          <table:table-cell office:value-type="float" office:value="3.39824" calcext:value-type="float">
            <text:p>3.39824</text:p>
          </table:table-cell>
          <table:table-cell office:value-type="float" office:value="3.35932" calcext:value-type="float">
            <text:p>3.35932</text:p>
          </table:table-cell>
          <table:table-cell office:value-type="float" office:value="3.50892" calcext:value-type="float">
            <text:p>3.50892</text:p>
          </table:table-cell>
          <table:table-cell office:value-type="float" office:value="3.25421" calcext:value-type="float">
            <text:p>3.25421</text:p>
          </table:table-cell>
          <table:table-cell office:value-type="float" office:value="2.76065" calcext:value-type="float">
            <text:p>2.76065</text:p>
          </table:table-cell>
          <table:table-cell office:value-type="float" office:value="3.2184" calcext:value-type="float">
            <text:p>3.2184</text:p>
          </table:table-cell>
          <table:table-cell office:value-type="float" office:value="3.48921" calcext:value-type="float">
            <text:p>3.48921</text:p>
          </table:table-cell>
          <table:table-cell office:value-type="float" office:value="3.27066" calcext:value-type="float">
            <text:p>3.27066</text:p>
          </table:table-cell>
          <table:table-cell office:value-type="float" office:value="2.82343" calcext:value-type="float">
            <text:p>2.82343</text:p>
          </table:table-cell>
          <table:table-cell office:value-type="float" office:value="3.2711" calcext:value-type="float">
            <text:p>3.2711</text:p>
          </table:table-cell>
          <table:table-cell office:value-type="float" office:value="3.3182" calcext:value-type="float">
            <text:p>3.3182</text:p>
          </table:table-cell>
          <table:table-cell office:value-type="float" office:value="3.25689" calcext:value-type="float">
            <text:p>3.25689</text:p>
          </table:table-cell>
          <table:table-cell office:value-type="float" office:value="3.56628" calcext:value-type="float">
            <text:p>3.56628</text:p>
          </table:table-cell>
          <table:table-cell office:value-type="float" office:value="3.15732" calcext:value-type="float">
            <text:p>3.15732</text:p>
          </table:table-cell>
          <table:table-cell office:value-type="float" office:value="3.4887" calcext:value-type="float">
            <text:p>3.4887</text:p>
          </table:table-cell>
          <table:table-cell office:value-type="float" office:value="3.38522" calcext:value-type="float">
            <text:p>3.38522</text:p>
          </table:table-cell>
          <table:table-cell office:value-type="float" office:value="3.27168" calcext:value-type="float">
            <text:p>3.27168</text:p>
          </table:table-cell>
          <table:table-cell office:value-type="float" office:value="3.29544" calcext:value-type="float">
            <text:p>3.29544</text:p>
          </table:table-cell>
          <table:table-cell office:value-type="float" office:value="3.40791" calcext:value-type="float">
            <text:p>3.40791</text:p>
          </table:table-cell>
          <table:table-cell office:value-type="float" office:value="3.26691" calcext:value-type="float">
            <text:p>3.26691</text:p>
          </table:table-cell>
          <table:table-cell office:value-type="float" office:value="3.4804" calcext:value-type="float">
            <text:p>3.4804</text:p>
          </table:table-cell>
          <table:table-cell office:value-type="float" office:value="3.54549" calcext:value-type="float">
            <text:p>3.54549</text:p>
          </table:table-cell>
          <table:table-cell office:value-type="float" office:value="3.20087" calcext:value-type="float">
            <text:p>3.20087</text:p>
          </table:table-cell>
          <table:table-cell office:value-type="float" office:value="3.41244" calcext:value-type="float">
            <text:p>3.41244</text:p>
          </table:table-cell>
          <table:table-cell office:value-type="float" office:value="3.67132" calcext:value-type="float">
            <text:p>3.67132</text:p>
          </table:table-cell>
          <table:table-cell office:value-type="float" office:value="3.46253" calcext:value-type="float">
            <text:p>3.46253</text:p>
          </table:table-cell>
          <table:table-cell office:value-type="float" office:value="3.26858" calcext:value-type="float">
            <text:p>3.26858</text:p>
          </table:table-cell>
          <table:table-cell office:value-type="float" office:value="3.50566" calcext:value-type="float">
            <text:p>3.50566</text:p>
          </table:table-cell>
          <table:table-cell office:value-type="float" office:value="3.32782" calcext:value-type="float">
            <text:p>3.32782</text:p>
          </table:table-cell>
          <table:table-cell office:value-type="float" office:value="3.70527" calcext:value-type="float">
            <text:p>3.70527</text:p>
          </table:table-cell>
          <table:table-cell office:value-type="float" office:value="3.52273" calcext:value-type="float">
            <text:p>3.52273</text:p>
          </table:table-cell>
          <table:table-cell office:value-type="float" office:value="3.25456" calcext:value-type="float">
            <text:p>3.25456</text:p>
          </table:table-cell>
          <table:table-cell office:value-type="float" office:value="3.25341" calcext:value-type="float">
            <text:p>3.25341</text:p>
          </table:table-cell>
          <table:table-cell office:value-type="float" office:value="3.47925" calcext:value-type="float">
            <text:p>3.47925</text:p>
          </table:table-cell>
          <table:table-cell office:value-type="float" office:value="3.64539" calcext:value-type="float">
            <text:p>3.64539</text:p>
          </table:table-cell>
          <table:table-cell office:value-type="float" office:value="3.51484" calcext:value-type="float">
            <text:p>3.51484</text:p>
          </table:table-cell>
          <table:table-cell office:value-type="float" office:value="3.53015" calcext:value-type="float">
            <text:p>3.53015</text:p>
          </table:table-cell>
          <table:table-cell office:value-type="float" office:value="2.62591" calcext:value-type="float">
            <text:p>2.62591</text:p>
          </table:table-cell>
          <table:table-cell office:value-type="float" office:value="3.52962" calcext:value-type="float">
            <text:p>3.52962</text:p>
          </table:table-cell>
          <table:table-cell office:value-type="float" office:value="3.49729" calcext:value-type="float">
            <text:p>3.49729</text:p>
          </table:table-cell>
          <table:table-cell office:value-type="float" office:value="3.18115" calcext:value-type="float">
            <text:p>3.18115</text:p>
          </table:table-cell>
          <table:table-cell office:value-type="float" office:value="3.4747" calcext:value-type="float">
            <text:p>3.4747</text:p>
          </table:table-cell>
          <table:table-cell office:value-type="float" office:value="3.24565" calcext:value-type="float">
            <text:p>3.24565</text:p>
          </table:table-cell>
          <table:table-cell office:value-type="float" office:value="3.42276" calcext:value-type="float">
            <text:p>3.42276</text:p>
          </table:table-cell>
          <table:table-cell office:value-type="float" office:value="3.57829" calcext:value-type="float">
            <text:p>3.57829</text:p>
          </table:table-cell>
          <table:table-cell office:value-type="float" office:value="3.43146" calcext:value-type="float">
            <text:p>3.43146</text:p>
          </table:table-cell>
          <table:table-cell office:value-type="float" office:value="3.63408" calcext:value-type="float">
            <text:p>3.63408</text:p>
          </table:table-cell>
          <table:table-cell office:value-type="float" office:value="3.3841" calcext:value-type="float">
            <text:p>3.3841</text:p>
          </table:table-cell>
          <table:table-cell office:value-type="float" office:value="3.16495" calcext:value-type="float">
            <text:p>3.16495</text:p>
          </table:table-cell>
          <table:table-cell office:value-type="float" office:value="3.2394" calcext:value-type="float">
            <text:p>3.2394</text:p>
          </table:table-cell>
          <table:table-cell office:value-type="float" office:value="3.31143" calcext:value-type="float">
            <text:p>3.31143</text:p>
          </table:table-cell>
          <table:table-cell office:value-type="float" office:value="3.24998" calcext:value-type="float">
            <text:p>3.24998</text:p>
          </table:table-cell>
          <table:table-cell office:value-type="float" office:value="3.246" calcext:value-type="float">
            <text:p>3.246</text:p>
          </table:table-cell>
          <table:table-cell office:value-type="float" office:value="3.45105" calcext:value-type="float">
            <text:p>3.45105</text:p>
          </table:table-cell>
          <table:table-cell office:value-type="float" office:value="3.41174" calcext:value-type="float">
            <text:p>3.41174</text:p>
          </table:table-cell>
          <table:table-cell office:value-type="float" office:value="3.18717" calcext:value-type="float">
            <text:p>3.18717</text:p>
          </table:table-cell>
          <table:table-cell office:value-type="float" office:value="3.65035" calcext:value-type="float">
            <text:p>3.65035</text:p>
          </table:table-cell>
          <table:table-cell office:value-type="float" office:value="3.47803" calcext:value-type="float">
            <text:p>3.47803</text:p>
          </table:table-cell>
          <table:table-cell/>
          <table:table-cell table:formula="of:=AVERAGE([.B54:.BI54])" office:value-type="float" office:value="3.36098916666667" calcext:value-type="float">
            <text:p>3.3609891667</text:p>
          </table:table-cell>
          <table:table-cell table:formula="of:=STDEV([.B54:.BI54])/2" office:value-type="float" office:value="0.101539003979066" calcext:value-type="float">
            <text:p>0.10153900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.58461" calcext:value-type="float">
            <text:p>3.58461</text:p>
          </table:table-cell>
          <table:table-cell office:value-type="float" office:value="3.94377" calcext:value-type="float">
            <text:p>3.94377</text:p>
          </table:table-cell>
          <table:table-cell office:value-type="float" office:value="3.64897" calcext:value-type="float">
            <text:p>3.64897</text:p>
          </table:table-cell>
          <table:table-cell office:value-type="float" office:value="3.21503" calcext:value-type="float">
            <text:p>3.21503</text:p>
          </table:table-cell>
          <table:table-cell office:value-type="float" office:value="3.4672" calcext:value-type="float">
            <text:p>3.4672</text:p>
          </table:table-cell>
          <table:table-cell office:value-type="float" office:value="3.90435" calcext:value-type="float">
            <text:p>3.90435</text:p>
          </table:table-cell>
          <table:table-cell office:value-type="float" office:value="3.77828" calcext:value-type="float">
            <text:p>3.77828</text:p>
          </table:table-cell>
          <table:table-cell office:value-type="float" office:value="2.97109" calcext:value-type="float">
            <text:p>2.97109</text:p>
          </table:table-cell>
          <table:table-cell office:value-type="float" office:value="3.93179" calcext:value-type="float">
            <text:p>3.93179</text:p>
          </table:table-cell>
          <table:table-cell office:value-type="float" office:value="3.82965" calcext:value-type="float">
            <text:p>3.82965</text:p>
          </table:table-cell>
          <table:table-cell office:value-type="float" office:value="3.51648" calcext:value-type="float">
            <text:p>3.51648</text:p>
          </table:table-cell>
          <table:table-cell office:value-type="float" office:value="3.75581" calcext:value-type="float">
            <text:p>3.75581</text:p>
          </table:table-cell>
          <table:table-cell office:value-type="float" office:value="4.089" calcext:value-type="float">
            <text:p>4.089</text:p>
          </table:table-cell>
          <table:table-cell office:value-type="float" office:value="3.70821" calcext:value-type="float">
            <text:p>3.70821</text:p>
          </table:table-cell>
          <table:table-cell office:value-type="float" office:value="3.92052" calcext:value-type="float">
            <text:p>3.92052</text:p>
          </table:table-cell>
          <table:table-cell office:value-type="float" office:value="3.78959" calcext:value-type="float">
            <text:p>3.78959</text:p>
          </table:table-cell>
          <table:table-cell office:value-type="float" office:value="3.75875" calcext:value-type="float">
            <text:p>3.75875</text:p>
          </table:table-cell>
          <table:table-cell office:value-type="float" office:value="3.53173" calcext:value-type="float">
            <text:p>3.53173</text:p>
          </table:table-cell>
          <table:table-cell office:value-type="float" office:value="4.01529" calcext:value-type="float">
            <text:p>4.01529</text:p>
          </table:table-cell>
          <table:table-cell office:value-type="float" office:value="4.10218" calcext:value-type="float">
            <text:p>4.10218</text:p>
          </table:table-cell>
          <table:table-cell office:value-type="float" office:value="3.54363" calcext:value-type="float">
            <text:p>3.54363</text:p>
          </table:table-cell>
          <table:table-cell office:value-type="float" office:value="3.75594" calcext:value-type="float">
            <text:p>3.75594</text:p>
          </table:table-cell>
          <table:table-cell office:value-type="float" office:value="3.80934" calcext:value-type="float">
            <text:p>3.80934</text:p>
          </table:table-cell>
          <table:table-cell office:value-type="float" office:value="3.80571" calcext:value-type="float">
            <text:p>3.80571</text:p>
          </table:table-cell>
          <table:table-cell office:value-type="float" office:value="3.03397" calcext:value-type="float">
            <text:p>3.03397</text:p>
          </table:table-cell>
          <table:table-cell office:value-type="float" office:value="3.83885" calcext:value-type="float">
            <text:p>3.83885</text:p>
          </table:table-cell>
          <table:table-cell office:value-type="float" office:value="3.73824" calcext:value-type="float">
            <text:p>3.73824</text:p>
          </table:table-cell>
          <table:table-cell office:value-type="float" office:value="3.81362" calcext:value-type="float">
            <text:p>3.81362</text:p>
          </table:table-cell>
          <table:table-cell office:value-type="float" office:value="3.05369" calcext:value-type="float">
            <text:p>3.05369</text:p>
          </table:table-cell>
          <table:table-cell office:value-type="float" office:value="2.91817" calcext:value-type="float">
            <text:p>2.91817</text:p>
          </table:table-cell>
          <table:table-cell office:value-type="float" office:value="4.13006" calcext:value-type="float">
            <text:p>4.13006</text:p>
          </table:table-cell>
          <table:table-cell office:value-type="float" office:value="3.69667" calcext:value-type="float">
            <text:p>3.69667</text:p>
          </table:table-cell>
          <table:table-cell office:value-type="float" office:value="2.88177" calcext:value-type="float">
            <text:p>2.88177</text:p>
          </table:table-cell>
          <table:table-cell office:value-type="float" office:value="3.93617" calcext:value-type="float">
            <text:p>3.93617</text:p>
          </table:table-cell>
          <table:table-cell office:value-type="float" office:value="3.79422" calcext:value-type="float">
            <text:p>3.79422</text:p>
          </table:table-cell>
          <table:table-cell office:value-type="float" office:value="4.03904" calcext:value-type="float">
            <text:p>4.03904</text:p>
          </table:table-cell>
          <table:table-cell office:value-type="float" office:value="3.58137" calcext:value-type="float">
            <text:p>3.58137</text:p>
          </table:table-cell>
          <table:table-cell office:value-type="float" office:value="4.25111" calcext:value-type="float">
            <text:p>4.25111</text:p>
          </table:table-cell>
          <table:table-cell office:value-type="float" office:value="3.85378" calcext:value-type="float">
            <text:p>3.85378</text:p>
          </table:table-cell>
          <table:table-cell office:value-type="float" office:value="3.70126" calcext:value-type="float">
            <text:p>3.70126</text:p>
          </table:table-cell>
          <table:table-cell office:value-type="float" office:value="3.31934" calcext:value-type="float">
            <text:p>3.31934</text:p>
          </table:table-cell>
          <table:table-cell office:value-type="float" office:value="3.50966" calcext:value-type="float">
            <text:p>3.50966</text:p>
          </table:table-cell>
          <table:table-cell office:value-type="float" office:value="4.05413" calcext:value-type="float">
            <text:p>4.05413</text:p>
          </table:table-cell>
          <table:table-cell office:value-type="float" office:value="4.0092" calcext:value-type="float">
            <text:p>4.0092</text:p>
          </table:table-cell>
          <table:table-cell office:value-type="float" office:value="3.94151" calcext:value-type="float">
            <text:p>3.94151</text:p>
          </table:table-cell>
          <table:table-cell office:value-type="float" office:value="2.9843" calcext:value-type="float">
            <text:p>2.9843</text:p>
          </table:table-cell>
          <table:table-cell office:value-type="float" office:value="4.09626" calcext:value-type="float">
            <text:p>4.09626</text:p>
          </table:table-cell>
          <table:table-cell office:value-type="float" office:value="3.06363" calcext:value-type="float">
            <text:p>3.06363</text:p>
          </table:table-cell>
          <table:table-cell office:value-type="float" office:value="3.40035" calcext:value-type="float">
            <text:p>3.40035</text:p>
          </table:table-cell>
          <table:table-cell office:value-type="float" office:value="3.8631" calcext:value-type="float">
            <text:p>3.8631</text:p>
          </table:table-cell>
          <table:table-cell office:value-type="float" office:value="2.90526" calcext:value-type="float">
            <text:p>2.90526</text:p>
          </table:table-cell>
          <table:table-cell office:value-type="float" office:value="3.86751" calcext:value-type="float">
            <text:p>3.86751</text:p>
          </table:table-cell>
          <table:table-cell office:value-type="float" office:value="2.8156" calcext:value-type="float">
            <text:p>2.8156</text:p>
          </table:table-cell>
          <table:table-cell office:value-type="float" office:value="3.90293" calcext:value-type="float">
            <text:p>3.90293</text:p>
          </table:table-cell>
          <table:table-cell office:value-type="float" office:value="3.59256" calcext:value-type="float">
            <text:p>3.59256</text:p>
          </table:table-cell>
          <table:table-cell office:value-type="float" office:value="3.76824" calcext:value-type="float">
            <text:p>3.76824</text:p>
          </table:table-cell>
          <table:table-cell office:value-type="float" office:value="3.66514" calcext:value-type="float">
            <text:p>3.66514</text:p>
          </table:table-cell>
          <table:table-cell office:value-type="float" office:value="4.27459" calcext:value-type="float">
            <text:p>4.27459</text:p>
          </table:table-cell>
          <table:table-cell office:value-type="float" office:value="3.37571" calcext:value-type="float">
            <text:p>3.37571</text:p>
          </table:table-cell>
          <table:table-cell office:value-type="float" office:value="3.93339" calcext:value-type="float">
            <text:p>3.93339</text:p>
          </table:table-cell>
          <table:table-cell/>
          <table:table-cell table:formula="of:=AVERAGE([.B55:.BI55])" office:value-type="float" office:value="3.66635533333333" calcext:value-type="float">
            <text:p>3.6663553333</text:p>
          </table:table-cell>
          <table:table-cell table:formula="of:=STDEV([.B55:.BI55])/2" office:value-type="float" office:value="0.184781704126941" calcext:value-type="float">
            <text:p>0.184781704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.62764" calcext:value-type="float">
            <text:p>4.62764</text:p>
          </table:table-cell>
          <table:table-cell office:value-type="float" office:value="4.32776" calcext:value-type="float">
            <text:p>4.32776</text:p>
          </table:table-cell>
          <table:table-cell office:value-type="float" office:value="4.30946" calcext:value-type="float">
            <text:p>4.30946</text:p>
          </table:table-cell>
          <table:table-cell office:value-type="float" office:value="4.16603" calcext:value-type="float">
            <text:p>4.16603</text:p>
          </table:table-cell>
          <table:table-cell office:value-type="float" office:value="4.51059" calcext:value-type="float">
            <text:p>4.51059</text:p>
          </table:table-cell>
          <table:table-cell office:value-type="float" office:value="4.27979" calcext:value-type="float">
            <text:p>4.27979</text:p>
          </table:table-cell>
          <table:table-cell office:value-type="float" office:value="4.16311" calcext:value-type="float">
            <text:p>4.16311</text:p>
          </table:table-cell>
          <table:table-cell office:value-type="float" office:value="4.50218" calcext:value-type="float">
            <text:p>4.50218</text:p>
          </table:table-cell>
          <table:table-cell office:value-type="float" office:value="4.13297" calcext:value-type="float">
            <text:p>4.13297</text:p>
          </table:table-cell>
          <table:table-cell office:value-type="float" office:value="4.14773" calcext:value-type="float">
            <text:p>4.14773</text:p>
          </table:table-cell>
          <table:table-cell office:value-type="float" office:value="4.19754" calcext:value-type="float">
            <text:p>4.19754</text:p>
          </table:table-cell>
          <table:table-cell office:value-type="float" office:value="3.9144" calcext:value-type="float">
            <text:p>3.9144</text:p>
          </table:table-cell>
          <table:table-cell office:value-type="float" office:value="4.49878" calcext:value-type="float">
            <text:p>4.49878</text:p>
          </table:table-cell>
          <table:table-cell office:value-type="float" office:value="4.58496" calcext:value-type="float">
            <text:p>4.58496</text:p>
          </table:table-cell>
          <table:table-cell office:value-type="float" office:value="4.21231" calcext:value-type="float">
            <text:p>4.21231</text:p>
          </table:table-cell>
          <table:table-cell office:value-type="float" office:value="3.94979" calcext:value-type="float">
            <text:p>3.94979</text:p>
          </table:table-cell>
          <table:table-cell office:value-type="float" office:value="4.28845" calcext:value-type="float">
            <text:p>4.28845</text:p>
          </table:table-cell>
          <table:table-cell office:value-type="float" office:value="4.24363" calcext:value-type="float">
            <text:p>4.24363</text:p>
          </table:table-cell>
          <table:table-cell office:value-type="float" office:value="3.93958" calcext:value-type="float">
            <text:p>3.93958</text:p>
          </table:table-cell>
          <table:table-cell office:value-type="float" office:value="4.27135" calcext:value-type="float">
            <text:p>4.27135</text:p>
          </table:table-cell>
          <table:table-cell office:value-type="float" office:value="3.65604" calcext:value-type="float">
            <text:p>3.65604</text:p>
          </table:table-cell>
          <table:table-cell office:value-type="float" office:value="4.18679" calcext:value-type="float">
            <text:p>4.18679</text:p>
          </table:table-cell>
          <table:table-cell office:value-type="float" office:value="4.44783" calcext:value-type="float">
            <text:p>4.44783</text:p>
          </table:table-cell>
          <table:table-cell office:value-type="float" office:value="4.08217" calcext:value-type="float">
            <text:p>4.08217</text:p>
          </table:table-cell>
          <table:table-cell office:value-type="float" office:value="4.45706" calcext:value-type="float">
            <text:p>4.45706</text:p>
          </table:table-cell>
          <table:table-cell office:value-type="float" office:value="4.27055" calcext:value-type="float">
            <text:p>4.27055</text:p>
          </table:table-cell>
          <table:table-cell office:value-type="float" office:value="4.50094" calcext:value-type="float">
            <text:p>4.50094</text:p>
          </table:table-cell>
          <table:table-cell office:value-type="float" office:value="3.77668" calcext:value-type="float">
            <text:p>3.77668</text:p>
          </table:table-cell>
          <table:table-cell office:value-type="float" office:value="4.16463" calcext:value-type="float">
            <text:p>4.16463</text:p>
          </table:table-cell>
          <table:table-cell office:value-type="float" office:value="3.70467" calcext:value-type="float">
            <text:p>3.70467</text:p>
          </table:table-cell>
          <table:table-cell office:value-type="float" office:value="4.12177" calcext:value-type="float">
            <text:p>4.12177</text:p>
          </table:table-cell>
          <table:table-cell office:value-type="float" office:value="3.65136" calcext:value-type="float">
            <text:p>3.65136</text:p>
          </table:table-cell>
          <table:table-cell office:value-type="float" office:value="3.93443" calcext:value-type="float">
            <text:p>3.93443</text:p>
          </table:table-cell>
          <table:table-cell office:value-type="float" office:value="4.48978" calcext:value-type="float">
            <text:p>4.48978</text:p>
          </table:table-cell>
          <table:table-cell office:value-type="float" office:value="3.97541" calcext:value-type="float">
            <text:p>3.97541</text:p>
          </table:table-cell>
          <table:table-cell office:value-type="float" office:value="4.03441" calcext:value-type="float">
            <text:p>4.03441</text:p>
          </table:table-cell>
          <table:table-cell office:value-type="float" office:value="4.28586" calcext:value-type="float">
            <text:p>4.28586</text:p>
          </table:table-cell>
          <table:table-cell office:value-type="float" office:value="4.05764" calcext:value-type="float">
            <text:p>4.05764</text:p>
          </table:table-cell>
          <table:table-cell office:value-type="float" office:value="3.96474" calcext:value-type="float">
            <text:p>3.96474</text:p>
          </table:table-cell>
          <table:table-cell office:value-type="float" office:value="4.41949" calcext:value-type="float">
            <text:p>4.41949</text:p>
          </table:table-cell>
          <table:table-cell office:value-type="float" office:value="4.53587" calcext:value-type="float">
            <text:p>4.53587</text:p>
          </table:table-cell>
          <table:table-cell office:value-type="float" office:value="4.45694" calcext:value-type="float">
            <text:p>4.45694</text:p>
          </table:table-cell>
          <table:table-cell office:value-type="float" office:value="4.35871" calcext:value-type="float">
            <text:p>4.35871</text:p>
          </table:table-cell>
          <table:table-cell office:value-type="float" office:value="4.23343" calcext:value-type="float">
            <text:p>4.23343</text:p>
          </table:table-cell>
          <table:table-cell office:value-type="float" office:value="4.28356" calcext:value-type="float">
            <text:p>4.28356</text:p>
          </table:table-cell>
          <table:table-cell office:value-type="float" office:value="4.53154" calcext:value-type="float">
            <text:p>4.53154</text:p>
          </table:table-cell>
          <table:table-cell office:value-type="float" office:value="3.94051" calcext:value-type="float">
            <text:p>3.94051</text:p>
          </table:table-cell>
          <table:table-cell office:value-type="float" office:value="3.8844" calcext:value-type="float">
            <text:p>3.8844</text:p>
          </table:table-cell>
          <table:table-cell office:value-type="float" office:value="4.12272" calcext:value-type="float">
            <text:p>4.12272</text:p>
          </table:table-cell>
          <table:table-cell office:value-type="float" office:value="4.45489" calcext:value-type="float">
            <text:p>4.45489</text:p>
          </table:table-cell>
          <table:table-cell office:value-type="float" office:value="4.24362" calcext:value-type="float">
            <text:p>4.24362</text:p>
          </table:table-cell>
          <table:table-cell office:value-type="float" office:value="4.44594" calcext:value-type="float">
            <text:p>4.44594</text:p>
          </table:table-cell>
          <table:table-cell office:value-type="float" office:value="3.91988" calcext:value-type="float">
            <text:p>3.91988</text:p>
          </table:table-cell>
          <table:table-cell office:value-type="float" office:value="3.9269" calcext:value-type="float">
            <text:p>3.9269</text:p>
          </table:table-cell>
          <table:table-cell office:value-type="float" office:value="4.4413" calcext:value-type="float">
            <text:p>4.4413</text:p>
          </table:table-cell>
          <table:table-cell office:value-type="float" office:value="3.91061" calcext:value-type="float">
            <text:p>3.91061</text:p>
          </table:table-cell>
          <table:table-cell office:value-type="float" office:value="4.01459" calcext:value-type="float">
            <text:p>4.01459</text:p>
          </table:table-cell>
          <table:table-cell office:value-type="float" office:value="4.43776" calcext:value-type="float">
            <text:p>4.43776</text:p>
          </table:table-cell>
          <table:table-cell office:value-type="float" office:value="4.26247" calcext:value-type="float">
            <text:p>4.26247</text:p>
          </table:table-cell>
          <table:table-cell office:value-type="float" office:value="4.44525" calcext:value-type="float">
            <text:p>4.44525</text:p>
          </table:table-cell>
          <table:table-cell/>
          <table:table-cell table:formula="of:=AVERAGE([.B56:.BI56])" office:value-type="float" office:value="4.20501983333333" calcext:value-type="float">
            <text:p>4.2050198333</text:p>
          </table:table-cell>
          <table:table-cell table:formula="of:=STDEV([.B56:.BI56])/2" office:value-type="float" office:value="0.123159492946987" calcext:value-type="float">
            <text:p>0.123159492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.00866" calcext:value-type="float">
            <text:p>4.00866</text:p>
          </table:table-cell>
          <table:table-cell office:value-type="float" office:value="4.03929" calcext:value-type="float">
            <text:p>4.03929</text:p>
          </table:table-cell>
          <table:table-cell office:value-type="float" office:value="4.20382" calcext:value-type="float">
            <text:p>4.20382</text:p>
          </table:table-cell>
          <table:table-cell office:value-type="float" office:value="4.3234" calcext:value-type="float">
            <text:p>4.3234</text:p>
          </table:table-cell>
          <table:table-cell office:value-type="float" office:value="4.44752" calcext:value-type="float">
            <text:p>4.44752</text:p>
          </table:table-cell>
          <table:table-cell office:value-type="float" office:value="4.31427" calcext:value-type="float">
            <text:p>4.31427</text:p>
          </table:table-cell>
          <table:table-cell office:value-type="float" office:value="4.45965" calcext:value-type="float">
            <text:p>4.45965</text:p>
          </table:table-cell>
          <table:table-cell office:value-type="float" office:value="4.03222" calcext:value-type="float">
            <text:p>4.03222</text:p>
          </table:table-cell>
          <table:table-cell office:value-type="float" office:value="4.06906" calcext:value-type="float">
            <text:p>4.06906</text:p>
          </table:table-cell>
          <table:table-cell office:value-type="float" office:value="4.47628" calcext:value-type="float">
            <text:p>4.47628</text:p>
          </table:table-cell>
          <table:table-cell office:value-type="float" office:value="4.30172" calcext:value-type="float">
            <text:p>4.30172</text:p>
          </table:table-cell>
          <table:table-cell office:value-type="float" office:value="4.11922" calcext:value-type="float">
            <text:p>4.11922</text:p>
          </table:table-cell>
          <table:table-cell office:value-type="float" office:value="4.40889" calcext:value-type="float">
            <text:p>4.40889</text:p>
          </table:table-cell>
          <table:table-cell office:value-type="float" office:value="3.98223" calcext:value-type="float">
            <text:p>3.98223</text:p>
          </table:table-cell>
          <table:table-cell office:value-type="float" office:value="4.3179" calcext:value-type="float">
            <text:p>4.3179</text:p>
          </table:table-cell>
          <table:table-cell office:value-type="float" office:value="4.39268" calcext:value-type="float">
            <text:p>4.39268</text:p>
          </table:table-cell>
          <table:table-cell office:value-type="float" office:value="4.32406" calcext:value-type="float">
            <text:p>4.32406</text:p>
          </table:table-cell>
          <table:table-cell office:value-type="float" office:value="3.99066" calcext:value-type="float">
            <text:p>3.99066</text:p>
          </table:table-cell>
          <table:table-cell office:value-type="float" office:value="4.38625" calcext:value-type="float">
            <text:p>4.38625</text:p>
          </table:table-cell>
          <table:table-cell office:value-type="float" office:value="4.30141" calcext:value-type="float">
            <text:p>4.30141</text:p>
          </table:table-cell>
          <table:table-cell office:value-type="float" office:value="4.43573" calcext:value-type="float">
            <text:p>4.43573</text:p>
          </table:table-cell>
          <table:table-cell office:value-type="float" office:value="3.73636" calcext:value-type="float">
            <text:p>3.73636</text:p>
          </table:table-cell>
          <table:table-cell office:value-type="float" office:value="4.5692" calcext:value-type="float">
            <text:p>4.5692</text:p>
          </table:table-cell>
          <table:table-cell office:value-type="float" office:value="4.43034" calcext:value-type="float">
            <text:p>4.43034</text:p>
          </table:table-cell>
          <table:table-cell office:value-type="float" office:value="4.33626" calcext:value-type="float">
            <text:p>4.33626</text:p>
          </table:table-cell>
          <table:table-cell office:value-type="float" office:value="4.61081" calcext:value-type="float">
            <text:p>4.61081</text:p>
          </table:table-cell>
          <table:table-cell office:value-type="float" office:value="4.41989" calcext:value-type="float">
            <text:p>4.41989</text:p>
          </table:table-cell>
          <table:table-cell office:value-type="float" office:value="4.31089" calcext:value-type="float">
            <text:p>4.31089</text:p>
          </table:table-cell>
          <table:table-cell office:value-type="float" office:value="4.34081" calcext:value-type="float">
            <text:p>4.34081</text:p>
          </table:table-cell>
          <table:table-cell office:value-type="float" office:value="4.46688" calcext:value-type="float">
            <text:p>4.46688</text:p>
          </table:table-cell>
          <table:table-cell office:value-type="float" office:value="4.31311" calcext:value-type="float">
            <text:p>4.31311</text:p>
          </table:table-cell>
          <table:table-cell office:value-type="float" office:value="4.06799" calcext:value-type="float">
            <text:p>4.06799</text:p>
          </table:table-cell>
          <table:table-cell office:value-type="float" office:value="3.7662" calcext:value-type="float">
            <text:p>3.7662</text:p>
          </table:table-cell>
          <table:table-cell office:value-type="float" office:value="4.27543" calcext:value-type="float">
            <text:p>4.27543</text:p>
          </table:table-cell>
          <table:table-cell office:value-type="float" office:value="4.59701" calcext:value-type="float">
            <text:p>4.59701</text:p>
          </table:table-cell>
          <table:table-cell office:value-type="float" office:value="4.31835" calcext:value-type="float">
            <text:p>4.31835</text:p>
          </table:table-cell>
          <table:table-cell office:value-type="float" office:value="4.3004" calcext:value-type="float">
            <text:p>4.3004</text:p>
          </table:table-cell>
          <table:table-cell office:value-type="float" office:value="4.46058" calcext:value-type="float">
            <text:p>4.46058</text:p>
          </table:table-cell>
          <table:table-cell office:value-type="float" office:value="4.06482" calcext:value-type="float">
            <text:p>4.06482</text:p>
          </table:table-cell>
          <table:table-cell office:value-type="float" office:value="4.11008" calcext:value-type="float">
            <text:p>4.11008</text:p>
          </table:table-cell>
          <table:table-cell office:value-type="float" office:value="4.47297" calcext:value-type="float">
            <text:p>4.47297</text:p>
          </table:table-cell>
          <table:table-cell office:value-type="float" office:value="4.44336" calcext:value-type="float">
            <text:p>4.44336</text:p>
          </table:table-cell>
          <table:table-cell office:value-type="float" office:value="4.61344" calcext:value-type="float">
            <text:p>4.61344</text:p>
          </table:table-cell>
          <table:table-cell office:value-type="float" office:value="4.34201" calcext:value-type="float">
            <text:p>4.34201</text:p>
          </table:table-cell>
          <table:table-cell office:value-type="float" office:value="4.2997" calcext:value-type="float">
            <text:p>4.2997</text:p>
          </table:table-cell>
          <table:table-cell office:value-type="float" office:value="4.45337" calcext:value-type="float">
            <text:p>4.45337</text:p>
          </table:table-cell>
          <table:table-cell office:value-type="float" office:value="4.46545" calcext:value-type="float">
            <text:p>4.46545</text:p>
          </table:table-cell>
          <table:table-cell office:value-type="float" office:value="3.93753" calcext:value-type="float">
            <text:p>3.93753</text:p>
          </table:table-cell>
          <table:table-cell office:value-type="float" office:value="4.44598" calcext:value-type="float">
            <text:p>4.44598</text:p>
          </table:table-cell>
          <table:table-cell office:value-type="float" office:value="4.04585" calcext:value-type="float">
            <text:p>4.04585</text:p>
          </table:table-cell>
          <table:table-cell office:value-type="float" office:value="4.54659" calcext:value-type="float">
            <text:p>4.54659</text:p>
          </table:table-cell>
          <table:table-cell office:value-type="float" office:value="4.144" calcext:value-type="float">
            <text:p>4.144</text:p>
          </table:table-cell>
          <table:table-cell office:value-type="float" office:value="4.18502" calcext:value-type="float">
            <text:p>4.18502</text:p>
          </table:table-cell>
          <table:table-cell office:value-type="float" office:value="4.18172" calcext:value-type="float">
            <text:p>4.18172</text:p>
          </table:table-cell>
          <table:table-cell office:value-type="float" office:value="4.07782" calcext:value-type="float">
            <text:p>4.07782</text:p>
          </table:table-cell>
          <table:table-cell office:value-type="float" office:value="4.48173" calcext:value-type="float">
            <text:p>4.48173</text:p>
          </table:table-cell>
          <table:table-cell office:value-type="float" office:value="4.45196" calcext:value-type="float">
            <text:p>4.45196</text:p>
          </table:table-cell>
          <table:table-cell office:value-type="float" office:value="4.25902" calcext:value-type="float">
            <text:p>4.25902</text:p>
          </table:table-cell>
          <table:table-cell office:value-type="float" office:value="4.57747" calcext:value-type="float">
            <text:p>4.57747</text:p>
          </table:table-cell>
          <table:table-cell office:value-type="float" office:value="4.48891" calcext:value-type="float">
            <text:p>4.48891</text:p>
          </table:table-cell>
          <table:table-cell/>
          <table:table-cell table:formula="of:=AVERAGE([.B57:.BI57])" office:value-type="float" office:value="4.29573716666667" calcext:value-type="float">
            <text:p>4.2957371667</text:p>
          </table:table-cell>
          <table:table-cell table:formula="of:=STDEV([.B57:.BI57])/2" office:value-type="float" office:value="0.102652872552589" calcext:value-type="float">
            <text:p>0.102652872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.24038" calcext:value-type="float">
            <text:p>4.24038</text:p>
          </table:table-cell>
          <table:table-cell office:value-type="float" office:value="4.56059" calcext:value-type="float">
            <text:p>4.56059</text:p>
          </table:table-cell>
          <table:table-cell office:value-type="float" office:value="4.54635" calcext:value-type="float">
            <text:p>4.54635</text:p>
          </table:table-cell>
          <table:table-cell office:value-type="float" office:value="4.48229" calcext:value-type="float">
            <text:p>4.48229</text:p>
          </table:table-cell>
          <table:table-cell office:value-type="float" office:value="4.00535" calcext:value-type="float">
            <text:p>4.00535</text:p>
          </table:table-cell>
          <table:table-cell office:value-type="float" office:value="4.48777" calcext:value-type="float">
            <text:p>4.48777</text:p>
          </table:table-cell>
          <table:table-cell office:value-type="float" office:value="4.31389" calcext:value-type="float">
            <text:p>4.31389</text:p>
          </table:table-cell>
          <table:table-cell office:value-type="float" office:value="4.47285" calcext:value-type="float">
            <text:p>4.47285</text:p>
          </table:table-cell>
          <table:table-cell office:value-type="float" office:value="4.53856" calcext:value-type="float">
            <text:p>4.53856</text:p>
          </table:table-cell>
          <table:table-cell office:value-type="float" office:value="4.14854" calcext:value-type="float">
            <text:p>4.14854</text:p>
          </table:table-cell>
          <table:table-cell office:value-type="float" office:value="4.4474" calcext:value-type="float">
            <text:p>4.4474</text:p>
          </table:table-cell>
          <table:table-cell office:value-type="float" office:value="4.32599" calcext:value-type="float">
            <text:p>4.32599</text:p>
          </table:table-cell>
          <table:table-cell office:value-type="float" office:value="4.45505" calcext:value-type="float">
            <text:p>4.45505</text:p>
          </table:table-cell>
          <table:table-cell office:value-type="float" office:value="4.29728" calcext:value-type="float">
            <text:p>4.29728</text:p>
          </table:table-cell>
          <table:table-cell office:value-type="float" office:value="4.47111" calcext:value-type="float">
            <text:p>4.47111</text:p>
          </table:table-cell>
          <table:table-cell office:value-type="float" office:value="4.28539" calcext:value-type="float">
            <text:p>4.28539</text:p>
          </table:table-cell>
          <table:table-cell office:value-type="float" office:value="4.53351" calcext:value-type="float">
            <text:p>4.53351</text:p>
          </table:table-cell>
          <table:table-cell office:value-type="float" office:value="4.44778" calcext:value-type="float">
            <text:p>4.44778</text:p>
          </table:table-cell>
          <table:table-cell office:value-type="float" office:value="4.13967" calcext:value-type="float">
            <text:p>4.13967</text:p>
          </table:table-cell>
          <table:table-cell office:value-type="float" office:value="4.61156" calcext:value-type="float">
            <text:p>4.61156</text:p>
          </table:table-cell>
          <table:table-cell office:value-type="float" office:value="4.31643" calcext:value-type="float">
            <text:p>4.31643</text:p>
          </table:table-cell>
          <table:table-cell office:value-type="float" office:value="4.59829" calcext:value-type="float">
            <text:p>4.59829</text:p>
          </table:table-cell>
          <table:table-cell office:value-type="float" office:value="4.30088" calcext:value-type="float">
            <text:p>4.30088</text:p>
          </table:table-cell>
          <table:table-cell office:value-type="float" office:value="4.42473" calcext:value-type="float">
            <text:p>4.42473</text:p>
          </table:table-cell>
          <table:table-cell office:value-type="float" office:value="4.57997" calcext:value-type="float">
            <text:p>4.57997</text:p>
          </table:table-cell>
          <table:table-cell office:value-type="float" office:value="4.44855" calcext:value-type="float">
            <text:p>4.44855</text:p>
          </table:table-cell>
          <table:table-cell office:value-type="float" office:value="4.31485" calcext:value-type="float">
            <text:p>4.31485</text:p>
          </table:table-cell>
          <table:table-cell office:value-type="float" office:value="4.56047" calcext:value-type="float">
            <text:p>4.56047</text:p>
          </table:table-cell>
          <table:table-cell office:value-type="float" office:value="4.21103" calcext:value-type="float">
            <text:p>4.21103</text:p>
          </table:table-cell>
          <table:table-cell office:value-type="float" office:value="4.03885" calcext:value-type="float">
            <text:p>4.03885</text:p>
          </table:table-cell>
          <table:table-cell office:value-type="float" office:value="4.55801" calcext:value-type="float">
            <text:p>4.55801</text:p>
          </table:table-cell>
          <table:table-cell office:value-type="float" office:value="4.30384" calcext:value-type="float">
            <text:p>4.30384</text:p>
          </table:table-cell>
          <table:table-cell office:value-type="float" office:value="4.53133" calcext:value-type="float">
            <text:p>4.53133</text:p>
          </table:table-cell>
          <table:table-cell office:value-type="float" office:value="4.30906" calcext:value-type="float">
            <text:p>4.30906</text:p>
          </table:table-cell>
          <table:table-cell office:value-type="float" office:value="4.30007" calcext:value-type="float">
            <text:p>4.30007</text:p>
          </table:table-cell>
          <table:table-cell office:value-type="float" office:value="4.53008" calcext:value-type="float">
            <text:p>4.53008</text:p>
          </table:table-cell>
          <table:table-cell office:value-type="float" office:value="4.32645" calcext:value-type="float">
            <text:p>4.32645</text:p>
          </table:table-cell>
          <table:table-cell office:value-type="float" office:value="4.06452" calcext:value-type="float">
            <text:p>4.06452</text:p>
          </table:table-cell>
          <table:table-cell office:value-type="float" office:value="4.17034" calcext:value-type="float">
            <text:p>4.17034</text:p>
          </table:table-cell>
          <table:table-cell office:value-type="float" office:value="4.59323" calcext:value-type="float">
            <text:p>4.59323</text:p>
          </table:table-cell>
          <table:table-cell office:value-type="float" office:value="4.60324" calcext:value-type="float">
            <text:p>4.60324</text:p>
          </table:table-cell>
          <table:table-cell office:value-type="float" office:value="4.29989" calcext:value-type="float">
            <text:p>4.29989</text:p>
          </table:table-cell>
          <table:table-cell office:value-type="float" office:value="4.18423" calcext:value-type="float">
            <text:p>4.18423</text:p>
          </table:table-cell>
          <table:table-cell office:value-type="float" office:value="4.31559" calcext:value-type="float">
            <text:p>4.31559</text:p>
          </table:table-cell>
          <table:table-cell office:value-type="float" office:value="4.47709" calcext:value-type="float">
            <text:p>4.47709</text:p>
          </table:table-cell>
          <table:table-cell office:value-type="float" office:value="4.2998" calcext:value-type="float">
            <text:p>4.2998</text:p>
          </table:table-cell>
          <table:table-cell office:value-type="float" office:value="4.53288" calcext:value-type="float">
            <text:p>4.53288</text:p>
          </table:table-cell>
          <table:table-cell office:value-type="float" office:value="4.25356" calcext:value-type="float">
            <text:p>4.25356</text:p>
          </table:table-cell>
          <table:table-cell office:value-type="float" office:value="4.6385" calcext:value-type="float">
            <text:p>4.6385</text:p>
          </table:table-cell>
          <table:table-cell office:value-type="float" office:value="3.97878" calcext:value-type="float">
            <text:p>3.97878</text:p>
          </table:table-cell>
          <table:table-cell office:value-type="float" office:value="4.66048" calcext:value-type="float">
            <text:p>4.66048</text:p>
          </table:table-cell>
          <table:table-cell office:value-type="float" office:value="4.43427" calcext:value-type="float">
            <text:p>4.43427</text:p>
          </table:table-cell>
          <table:table-cell office:value-type="float" office:value="4.3121" calcext:value-type="float">
            <text:p>4.3121</text:p>
          </table:table-cell>
          <table:table-cell office:value-type="float" office:value="4.44074" calcext:value-type="float">
            <text:p>4.44074</text:p>
          </table:table-cell>
          <table:table-cell office:value-type="float" office:value="4.30119" calcext:value-type="float">
            <text:p>4.30119</text:p>
          </table:table-cell>
          <table:table-cell office:value-type="float" office:value="4.45894" calcext:value-type="float">
            <text:p>4.45894</text:p>
          </table:table-cell>
          <table:table-cell office:value-type="float" office:value="4.02886" calcext:value-type="float">
            <text:p>4.02886</text:p>
          </table:table-cell>
          <table:table-cell office:value-type="float" office:value="4.09972" calcext:value-type="float">
            <text:p>4.09972</text:p>
          </table:table-cell>
          <table:table-cell office:value-type="float" office:value="4.41088" calcext:value-type="float">
            <text:p>4.41088</text:p>
          </table:table-cell>
          <table:table-cell office:value-type="float" office:value="4.53928" calcext:value-type="float">
            <text:p>4.53928</text:p>
          </table:table-cell>
          <table:table-cell/>
          <table:table-cell table:formula="of:=AVERAGE([.B58:.BI58])" office:value-type="float" office:value="4.3760385" calcext:value-type="float">
            <text:p>4.3760385</text:p>
          </table:table-cell>
          <table:table-cell table:formula="of:=STDEV([.B58:.BI58])/2" office:value-type="float" office:value="0.0872006408283142" calcext:value-type="float">
            <text:p>0.0872006408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.04614" calcext:value-type="float">
            <text:p>4.04614</text:p>
          </table:table-cell>
          <table:table-cell office:value-type="float" office:value="4.42325" calcext:value-type="float">
            <text:p>4.42325</text:p>
          </table:table-cell>
          <table:table-cell office:value-type="float" office:value="4.20623" calcext:value-type="float">
            <text:p>4.20623</text:p>
          </table:table-cell>
          <table:table-cell office:value-type="float" office:value="4.19879" calcext:value-type="float">
            <text:p>4.19879</text:p>
          </table:table-cell>
          <table:table-cell office:value-type="float" office:value="4.43005" calcext:value-type="float">
            <text:p>4.43005</text:p>
          </table:table-cell>
          <table:table-cell office:value-type="float" office:value="4.24468" calcext:value-type="float">
            <text:p>4.24468</text:p>
          </table:table-cell>
          <table:table-cell office:value-type="float" office:value="4.29062" calcext:value-type="float">
            <text:p>4.29062</text:p>
          </table:table-cell>
          <table:table-cell office:value-type="float" office:value="4.45511" calcext:value-type="float">
            <text:p>4.45511</text:p>
          </table:table-cell>
          <table:table-cell office:value-type="float" office:value="4.11548" calcext:value-type="float">
            <text:p>4.11548</text:p>
          </table:table-cell>
          <table:table-cell office:value-type="float" office:value="3.98181" calcext:value-type="float">
            <text:p>3.98181</text:p>
          </table:table-cell>
          <table:table-cell office:value-type="float" office:value="3.99015" calcext:value-type="float">
            <text:p>3.99015</text:p>
          </table:table-cell>
          <table:table-cell office:value-type="float" office:value="4.26552" calcext:value-type="float">
            <text:p>4.26552</text:p>
          </table:table-cell>
          <table:table-cell office:value-type="float" office:value="4.61923" calcext:value-type="float">
            <text:p>4.61923</text:p>
          </table:table-cell>
          <table:table-cell office:value-type="float" office:value="4.22933" calcext:value-type="float">
            <text:p>4.22933</text:p>
          </table:table-cell>
          <table:table-cell office:value-type="float" office:value="4.48918" calcext:value-type="float">
            <text:p>4.48918</text:p>
          </table:table-cell>
          <table:table-cell office:value-type="float" office:value="4.13403" calcext:value-type="float">
            <text:p>4.13403</text:p>
          </table:table-cell>
          <table:table-cell office:value-type="float" office:value="3.98613" calcext:value-type="float">
            <text:p>3.98613</text:p>
          </table:table-cell>
          <table:table-cell office:value-type="float" office:value="4.52417" calcext:value-type="float">
            <text:p>4.52417</text:p>
          </table:table-cell>
          <table:table-cell office:value-type="float" office:value="4.09239" calcext:value-type="float">
            <text:p>4.09239</text:p>
          </table:table-cell>
          <table:table-cell office:value-type="float" office:value="3.10423" calcext:value-type="float">
            <text:p>3.10423</text:p>
          </table:table-cell>
          <table:table-cell office:value-type="float" office:value="4.44449" calcext:value-type="float">
            <text:p>4.44449</text:p>
          </table:table-cell>
          <table:table-cell office:value-type="float" office:value="4.01633" calcext:value-type="float">
            <text:p>4.01633</text:p>
          </table:table-cell>
          <table:table-cell office:value-type="float" office:value="4.16427" calcext:value-type="float">
            <text:p>4.16427</text:p>
          </table:table-cell>
          <table:table-cell office:value-type="float" office:value="3.9797" calcext:value-type="float">
            <text:p>3.9797</text:p>
          </table:table-cell>
          <table:table-cell office:value-type="float" office:value="4.0024" calcext:value-type="float">
            <text:p>4.0024</text:p>
          </table:table-cell>
          <table:table-cell office:value-type="float" office:value="4.28723" calcext:value-type="float">
            <text:p>4.28723</text:p>
          </table:table-cell>
          <table:table-cell office:value-type="float" office:value="4.2951" calcext:value-type="float">
            <text:p>4.2951</text:p>
          </table:table-cell>
          <table:table-cell office:value-type="float" office:value="3.68618" calcext:value-type="float">
            <text:p>3.68618</text:p>
          </table:table-cell>
          <table:table-cell office:value-type="float" office:value="4.00583" calcext:value-type="float">
            <text:p>4.00583</text:p>
          </table:table-cell>
          <table:table-cell office:value-type="float" office:value="4.23963" calcext:value-type="float">
            <text:p>4.23963</text:p>
          </table:table-cell>
          <table:table-cell office:value-type="float" office:value="4.30901" calcext:value-type="float">
            <text:p>4.30901</text:p>
          </table:table-cell>
          <table:table-cell office:value-type="float" office:value="4.01266" calcext:value-type="float">
            <text:p>4.01266</text:p>
          </table:table-cell>
          <table:table-cell office:value-type="float" office:value="4.26909" calcext:value-type="float">
            <text:p>4.26909</text:p>
          </table:table-cell>
          <table:table-cell office:value-type="float" office:value="4.4656" calcext:value-type="float">
            <text:p>4.4656</text:p>
          </table:table-cell>
          <table:table-cell office:value-type="float" office:value="4.27734" calcext:value-type="float">
            <text:p>4.27734</text:p>
          </table:table-cell>
          <table:table-cell office:value-type="float" office:value="4.24726" calcext:value-type="float">
            <text:p>4.24726</text:p>
          </table:table-cell>
          <table:table-cell office:value-type="float" office:value="4.2495" calcext:value-type="float">
            <text:p>4.2495</text:p>
          </table:table-cell>
          <table:table-cell office:value-type="float" office:value="4.49178" calcext:value-type="float">
            <text:p>4.49178</text:p>
          </table:table-cell>
          <table:table-cell office:value-type="float" office:value="4.30024" calcext:value-type="float">
            <text:p>4.30024</text:p>
          </table:table-cell>
          <table:table-cell office:value-type="float" office:value="4.29628" calcext:value-type="float">
            <text:p>4.29628</text:p>
          </table:table-cell>
          <table:table-cell office:value-type="float" office:value="4.49328" calcext:value-type="float">
            <text:p>4.49328</text:p>
          </table:table-cell>
          <table:table-cell office:value-type="float" office:value="4.14748" calcext:value-type="float">
            <text:p>4.14748</text:p>
          </table:table-cell>
          <table:table-cell office:value-type="float" office:value="4.41273" calcext:value-type="float">
            <text:p>4.41273</text:p>
          </table:table-cell>
          <table:table-cell office:value-type="float" office:value="4.44604" calcext:value-type="float">
            <text:p>4.44604</text:p>
          </table:table-cell>
          <table:table-cell office:value-type="float" office:value="4.43434" calcext:value-type="float">
            <text:p>4.43434</text:p>
          </table:table-cell>
          <table:table-cell office:value-type="float" office:value="4.45088" calcext:value-type="float">
            <text:p>4.45088</text:p>
          </table:table-cell>
          <table:table-cell office:value-type="float" office:value="4.2679" calcext:value-type="float">
            <text:p>4.2679</text:p>
          </table:table-cell>
          <table:table-cell office:value-type="float" office:value="4.14059" calcext:value-type="float">
            <text:p>4.14059</text:p>
          </table:table-cell>
          <table:table-cell office:value-type="float" office:value="4.27196" calcext:value-type="float">
            <text:p>4.27196</text:p>
          </table:table-cell>
          <table:table-cell office:value-type="float" office:value="4.43988" calcext:value-type="float">
            <text:p>4.43988</text:p>
          </table:table-cell>
          <table:table-cell office:value-type="float" office:value="4.2597" calcext:value-type="float">
            <text:p>4.2597</text:p>
          </table:table-cell>
          <table:table-cell office:value-type="float" office:value="4.31903" calcext:value-type="float">
            <text:p>4.31903</text:p>
          </table:table-cell>
          <table:table-cell office:value-type="float" office:value="4.28194" calcext:value-type="float">
            <text:p>4.28194</text:p>
          </table:table-cell>
          <table:table-cell office:value-type="float" office:value="4.54303" calcext:value-type="float">
            <text:p>4.54303</text:p>
          </table:table-cell>
          <table:table-cell office:value-type="float" office:value="4.51734" calcext:value-type="float">
            <text:p>4.51734</text:p>
          </table:table-cell>
          <table:table-cell office:value-type="float" office:value="4.31054" calcext:value-type="float">
            <text:p>4.31054</text:p>
          </table:table-cell>
          <table:table-cell office:value-type="float" office:value="4.45623" calcext:value-type="float">
            <text:p>4.45623</text:p>
          </table:table-cell>
          <table:table-cell office:value-type="float" office:value="3.91358" calcext:value-type="float">
            <text:p>3.91358</text:p>
          </table:table-cell>
          <table:table-cell office:value-type="float" office:value="4.23333" calcext:value-type="float">
            <text:p>4.23333</text:p>
          </table:table-cell>
          <table:table-cell office:value-type="float" office:value="4.19582" calcext:value-type="float">
            <text:p>4.19582</text:p>
          </table:table-cell>
          <table:table-cell/>
          <table:table-cell table:formula="of:=AVERAGE([.B59:.BI59])" office:value-type="float" office:value="4.24003433333333" calcext:value-type="float">
            <text:p>4.2400343333</text:p>
          </table:table-cell>
          <table:table-cell table:formula="of:=STDEV([.B59:.BI59])/2" office:value-type="float" office:value="0.119377684548275" calcext:value-type="float">
            <text:p>0.119377684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.42825" calcext:value-type="float">
            <text:p>4.42825</text:p>
          </table:table-cell>
          <table:table-cell office:value-type="float" office:value="4.15901" calcext:value-type="float">
            <text:p>4.15901</text:p>
          </table:table-cell>
          <table:table-cell office:value-type="float" office:value="4.01871" calcext:value-type="float">
            <text:p>4.01871</text:p>
          </table:table-cell>
          <table:table-cell office:value-type="float" office:value="4.26261" calcext:value-type="float">
            <text:p>4.26261</text:p>
          </table:table-cell>
          <table:table-cell office:value-type="float" office:value="4.28454" calcext:value-type="float">
            <text:p>4.28454</text:p>
          </table:table-cell>
          <table:table-cell office:value-type="float" office:value="4.43166" calcext:value-type="float">
            <text:p>4.43166</text:p>
          </table:table-cell>
          <table:table-cell office:value-type="float" office:value="4.33542" calcext:value-type="float">
            <text:p>4.33542</text:p>
          </table:table-cell>
          <table:table-cell office:value-type="float" office:value="4.43938" calcext:value-type="float">
            <text:p>4.43938</text:p>
          </table:table-cell>
          <table:table-cell office:value-type="float" office:value="4.24706" calcext:value-type="float">
            <text:p>4.24706</text:p>
          </table:table-cell>
          <table:table-cell office:value-type="float" office:value="4.02584" calcext:value-type="float">
            <text:p>4.02584</text:p>
          </table:table-cell>
          <table:table-cell office:value-type="float" office:value="3.39705" calcext:value-type="float">
            <text:p>3.39705</text:p>
          </table:table-cell>
          <table:table-cell office:value-type="float" office:value="4.24297" calcext:value-type="float">
            <text:p>4.24297</text:p>
          </table:table-cell>
          <table:table-cell office:value-type="float" office:value="4.41914" calcext:value-type="float">
            <text:p>4.41914</text:p>
          </table:table-cell>
          <table:table-cell office:value-type="float" office:value="4.32841" calcext:value-type="float">
            <text:p>4.32841</text:p>
          </table:table-cell>
          <table:table-cell office:value-type="float" office:value="3.93451" calcext:value-type="float">
            <text:p>3.93451</text:p>
          </table:table-cell>
          <table:table-cell office:value-type="float" office:value="4.46712" calcext:value-type="float">
            <text:p>4.46712</text:p>
          </table:table-cell>
          <table:table-cell office:value-type="float" office:value="4.59085" calcext:value-type="float">
            <text:p>4.59085</text:p>
          </table:table-cell>
          <table:table-cell office:value-type="float" office:value="4.26135" calcext:value-type="float">
            <text:p>4.26135</text:p>
          </table:table-cell>
          <table:table-cell office:value-type="float" office:value="4.46723" calcext:value-type="float">
            <text:p>4.46723</text:p>
          </table:table-cell>
          <table:table-cell office:value-type="float" office:value="4.24414" calcext:value-type="float">
            <text:p>4.24414</text:p>
          </table:table-cell>
          <table:table-cell office:value-type="float" office:value="3.95397" calcext:value-type="float">
            <text:p>3.95397</text:p>
          </table:table-cell>
          <table:table-cell office:value-type="float" office:value="4.40965" calcext:value-type="float">
            <text:p>4.40965</text:p>
          </table:table-cell>
          <table:table-cell office:value-type="float" office:value="4.25968" calcext:value-type="float">
            <text:p>4.25968</text:p>
          </table:table-cell>
          <table:table-cell office:value-type="float" office:value="4.26627" calcext:value-type="float">
            <text:p>4.26627</text:p>
          </table:table-cell>
          <table:table-cell office:value-type="float" office:value="4.40588" calcext:value-type="float">
            <text:p>4.40588</text:p>
          </table:table-cell>
          <table:table-cell office:value-type="float" office:value="4.40434" calcext:value-type="float">
            <text:p>4.40434</text:p>
          </table:table-cell>
          <table:table-cell office:value-type="float" office:value="4.45353" calcext:value-type="float">
            <text:p>4.45353</text:p>
          </table:table-cell>
          <table:table-cell office:value-type="float" office:value="4.27225" calcext:value-type="float">
            <text:p>4.27225</text:p>
          </table:table-cell>
          <table:table-cell office:value-type="float" office:value="4.43952" calcext:value-type="float">
            <text:p>4.43952</text:p>
          </table:table-cell>
          <table:table-cell office:value-type="float" office:value="4.26382" calcext:value-type="float">
            <text:p>4.26382</text:p>
          </table:table-cell>
          <table:table-cell office:value-type="float" office:value="3.95898" calcext:value-type="float">
            <text:p>3.95898</text:p>
          </table:table-cell>
          <table:table-cell office:value-type="float" office:value="4.07975" calcext:value-type="float">
            <text:p>4.07975</text:p>
          </table:table-cell>
          <table:table-cell office:value-type="float" office:value="4.06228" calcext:value-type="float">
            <text:p>4.06228</text:p>
          </table:table-cell>
          <table:table-cell office:value-type="float" office:value="4.22051" calcext:value-type="float">
            <text:p>4.22051</text:p>
          </table:table-cell>
          <table:table-cell office:value-type="float" office:value="4.38763" calcext:value-type="float">
            <text:p>4.38763</text:p>
          </table:table-cell>
          <table:table-cell office:value-type="float" office:value="4.48405" calcext:value-type="float">
            <text:p>4.48405</text:p>
          </table:table-cell>
          <table:table-cell office:value-type="float" office:value="3.97666" calcext:value-type="float">
            <text:p>3.97666</text:p>
          </table:table-cell>
          <table:table-cell office:value-type="float" office:value="4.50184" calcext:value-type="float">
            <text:p>4.50184</text:p>
          </table:table-cell>
          <table:table-cell office:value-type="float" office:value="3.96674" calcext:value-type="float">
            <text:p>3.96674</text:p>
          </table:table-cell>
          <table:table-cell office:value-type="float" office:value="4.50544" calcext:value-type="float">
            <text:p>4.50544</text:p>
          </table:table-cell>
          <table:table-cell office:value-type="float" office:value="4.44026" calcext:value-type="float">
            <text:p>4.44026</text:p>
          </table:table-cell>
          <table:table-cell office:value-type="float" office:value="4.08369" calcext:value-type="float">
            <text:p>4.08369</text:p>
          </table:table-cell>
          <table:table-cell office:value-type="float" office:value="4.20166" calcext:value-type="float">
            <text:p>4.20166</text:p>
          </table:table-cell>
          <table:table-cell office:value-type="float" office:value="4.31206" calcext:value-type="float">
            <text:p>4.31206</text:p>
          </table:table-cell>
          <table:table-cell office:value-type="float" office:value="4.49186" calcext:value-type="float">
            <text:p>4.49186</text:p>
          </table:table-cell>
          <table:table-cell office:value-type="float" office:value="4.02355" calcext:value-type="float">
            <text:p>4.02355</text:p>
          </table:table-cell>
          <table:table-cell office:value-type="float" office:value="3.98838" calcext:value-type="float">
            <text:p>3.98838</text:p>
          </table:table-cell>
          <table:table-cell office:value-type="float" office:value="4.47508" calcext:value-type="float">
            <text:p>4.47508</text:p>
          </table:table-cell>
          <table:table-cell office:value-type="float" office:value="4.24425" calcext:value-type="float">
            <text:p>4.24425</text:p>
          </table:table-cell>
          <table:table-cell office:value-type="float" office:value="4.41398" calcext:value-type="float">
            <text:p>4.41398</text:p>
          </table:table-cell>
          <table:table-cell office:value-type="float" office:value="4.30603" calcext:value-type="float">
            <text:p>4.30603</text:p>
          </table:table-cell>
          <table:table-cell office:value-type="float" office:value="4.41551" calcext:value-type="float">
            <text:p>4.41551</text:p>
          </table:table-cell>
          <table:table-cell office:value-type="float" office:value="4.28051" calcext:value-type="float">
            <text:p>4.28051</text:p>
          </table:table-cell>
          <table:table-cell office:value-type="float" office:value="4.16142" calcext:value-type="float">
            <text:p>4.16142</text:p>
          </table:table-cell>
          <table:table-cell office:value-type="float" office:value="4.49627" calcext:value-type="float">
            <text:p>4.49627</text:p>
          </table:table-cell>
          <table:table-cell office:value-type="float" office:value="4.26299" calcext:value-type="float">
            <text:p>4.26299</text:p>
          </table:table-cell>
          <table:table-cell office:value-type="float" office:value="4.22143" calcext:value-type="float">
            <text:p>4.22143</text:p>
          </table:table-cell>
          <table:table-cell office:value-type="float" office:value="4.39222" calcext:value-type="float">
            <text:p>4.39222</text:p>
          </table:table-cell>
          <table:table-cell office:value-type="float" office:value="3.64264" calcext:value-type="float">
            <text:p>3.64264</text:p>
          </table:table-cell>
          <table:table-cell office:value-type="float" office:value="4.02698" calcext:value-type="float">
            <text:p>4.02698</text:p>
          </table:table-cell>
          <table:table-cell/>
          <table:table-cell table:formula="of:=AVERAGE([.B60:.BI60])" office:value-type="float" office:value="4.2523135" calcext:value-type="float">
            <text:p>4.2523135</text:p>
          </table:table-cell>
          <table:table-cell table:formula="of:=STDEV([.B60:.BI60])/2" office:value-type="float" office:value="0.110965264697306" calcext:value-type="float">
            <text:p>0.110965264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.75919" calcext:value-type="float">
            <text:p>3.75919</text:p>
          </table:table-cell>
          <table:table-cell office:value-type="float" office:value="4.38863" calcext:value-type="float">
            <text:p>4.38863</text:p>
          </table:table-cell>
          <table:table-cell office:value-type="float" office:value="4.38645" calcext:value-type="float">
            <text:p>4.38645</text:p>
          </table:table-cell>
          <table:table-cell office:value-type="float" office:value="4.46337" calcext:value-type="float">
            <text:p>4.46337</text:p>
          </table:table-cell>
          <table:table-cell office:value-type="float" office:value="4.37626" calcext:value-type="float">
            <text:p>4.37626</text:p>
          </table:table-cell>
          <table:table-cell office:value-type="float" office:value="4.41919" calcext:value-type="float">
            <text:p>4.41919</text:p>
          </table:table-cell>
          <table:table-cell office:value-type="float" office:value="4.43254" calcext:value-type="float">
            <text:p>4.43254</text:p>
          </table:table-cell>
          <table:table-cell office:value-type="float" office:value="4.26583" calcext:value-type="float">
            <text:p>4.26583</text:p>
          </table:table-cell>
          <table:table-cell office:value-type="float" office:value="4.25964" calcext:value-type="float">
            <text:p>4.25964</text:p>
          </table:table-cell>
          <table:table-cell office:value-type="float" office:value="4.40972" calcext:value-type="float">
            <text:p>4.40972</text:p>
          </table:table-cell>
          <table:table-cell office:value-type="float" office:value="4.41788" calcext:value-type="float">
            <text:p>4.41788</text:p>
          </table:table-cell>
          <table:table-cell office:value-type="float" office:value="4.45505" calcext:value-type="float">
            <text:p>4.45505</text:p>
          </table:table-cell>
          <table:table-cell office:value-type="float" office:value="4.42808" calcext:value-type="float">
            <text:p>4.42808</text:p>
          </table:table-cell>
          <table:table-cell office:value-type="float" office:value="4.25252" calcext:value-type="float">
            <text:p>4.25252</text:p>
          </table:table-cell>
          <table:table-cell office:value-type="float" office:value="4.30939" calcext:value-type="float">
            <text:p>4.30939</text:p>
          </table:table-cell>
          <table:table-cell office:value-type="float" office:value="4.41692" calcext:value-type="float">
            <text:p>4.41692</text:p>
          </table:table-cell>
          <table:table-cell office:value-type="float" office:value="4.4685" calcext:value-type="float">
            <text:p>4.4685</text:p>
          </table:table-cell>
          <table:table-cell office:value-type="float" office:value="3.93681" calcext:value-type="float">
            <text:p>3.93681</text:p>
          </table:table-cell>
          <table:table-cell office:value-type="float" office:value="4.25502" calcext:value-type="float">
            <text:p>4.25502</text:p>
          </table:table-cell>
          <table:table-cell office:value-type="float" office:value="4.25255" calcext:value-type="float">
            <text:p>4.25255</text:p>
          </table:table-cell>
          <table:table-cell office:value-type="float" office:value="4.49104" calcext:value-type="float">
            <text:p>4.49104</text:p>
          </table:table-cell>
          <table:table-cell office:value-type="float" office:value="3.69289" calcext:value-type="float">
            <text:p>3.69289</text:p>
          </table:table-cell>
          <table:table-cell office:value-type="float" office:value="4.06033" calcext:value-type="float">
            <text:p>4.06033</text:p>
          </table:table-cell>
          <table:table-cell office:value-type="float" office:value="4.31006" calcext:value-type="float">
            <text:p>4.31006</text:p>
          </table:table-cell>
          <table:table-cell office:value-type="float" office:value="4.3111" calcext:value-type="float">
            <text:p>4.3111</text:p>
          </table:table-cell>
          <table:table-cell office:value-type="float" office:value="3.96423" calcext:value-type="float">
            <text:p>3.96423</text:p>
          </table:table-cell>
          <table:table-cell office:value-type="float" office:value="4.43364" calcext:value-type="float">
            <text:p>4.43364</text:p>
          </table:table-cell>
          <table:table-cell office:value-type="float" office:value="4.56933" calcext:value-type="float">
            <text:p>4.56933</text:p>
          </table:table-cell>
          <table:table-cell office:value-type="float" office:value="4.25488" calcext:value-type="float">
            <text:p>4.25488</text:p>
          </table:table-cell>
          <table:table-cell office:value-type="float" office:value="4.39467" calcext:value-type="float">
            <text:p>4.39467</text:p>
          </table:table-cell>
          <table:table-cell office:value-type="float" office:value="4.24818" calcext:value-type="float">
            <text:p>4.24818</text:p>
          </table:table-cell>
          <table:table-cell office:value-type="float" office:value="4.29526" calcext:value-type="float">
            <text:p>4.29526</text:p>
          </table:table-cell>
          <table:table-cell office:value-type="float" office:value="4.54833" calcext:value-type="float">
            <text:p>4.54833</text:p>
          </table:table-cell>
          <table:table-cell office:value-type="float" office:value="4.41212" calcext:value-type="float">
            <text:p>4.41212</text:p>
          </table:table-cell>
          <table:table-cell office:value-type="float" office:value="4.50958" calcext:value-type="float">
            <text:p>4.50958</text:p>
          </table:table-cell>
          <table:table-cell office:value-type="float" office:value="4.20588" calcext:value-type="float">
            <text:p>4.20588</text:p>
          </table:table-cell>
          <table:table-cell office:value-type="float" office:value="4.36669" calcext:value-type="float">
            <text:p>4.36669</text:p>
          </table:table-cell>
          <table:table-cell office:value-type="float" office:value="4.4057" calcext:value-type="float">
            <text:p>4.4057</text:p>
          </table:table-cell>
          <table:table-cell office:value-type="float" office:value="4.51305" calcext:value-type="float">
            <text:p>4.51305</text:p>
          </table:table-cell>
          <table:table-cell office:value-type="float" office:value="4.3942" calcext:value-type="float">
            <text:p>4.3942</text:p>
          </table:table-cell>
          <table:table-cell office:value-type="float" office:value="4.25029" calcext:value-type="float">
            <text:p>4.25029</text:p>
          </table:table-cell>
          <table:table-cell office:value-type="float" office:value="4.20575" calcext:value-type="float">
            <text:p>4.20575</text:p>
          </table:table-cell>
          <table:table-cell office:value-type="float" office:value="4.31699" calcext:value-type="float">
            <text:p>4.31699</text:p>
          </table:table-cell>
          <table:table-cell office:value-type="float" office:value="4.40424" calcext:value-type="float">
            <text:p>4.40424</text:p>
          </table:table-cell>
          <table:table-cell office:value-type="float" office:value="4.22173" calcext:value-type="float">
            <text:p>4.22173</text:p>
          </table:table-cell>
          <table:table-cell office:value-type="float" office:value="4.22859" calcext:value-type="float">
            <text:p>4.22859</text:p>
          </table:table-cell>
          <table:table-cell office:value-type="float" office:value="4.0793" calcext:value-type="float">
            <text:p>4.0793</text:p>
          </table:table-cell>
          <table:table-cell office:value-type="float" office:value="4.42029" calcext:value-type="float">
            <text:p>4.42029</text:p>
          </table:table-cell>
          <table:table-cell office:value-type="float" office:value="4.44582" calcext:value-type="float">
            <text:p>4.44582</text:p>
          </table:table-cell>
          <table:table-cell office:value-type="float" office:value="3.92485" calcext:value-type="float">
            <text:p>3.92485</text:p>
          </table:table-cell>
          <table:table-cell office:value-type="float" office:value="4.25366" calcext:value-type="float">
            <text:p>4.25366</text:p>
          </table:table-cell>
          <table:table-cell office:value-type="float" office:value="4.15014" calcext:value-type="float">
            <text:p>4.15014</text:p>
          </table:table-cell>
          <table:table-cell office:value-type="float" office:value="3.92499" calcext:value-type="float">
            <text:p>3.92499</text:p>
          </table:table-cell>
          <table:table-cell office:value-type="float" office:value="4.36774" calcext:value-type="float">
            <text:p>4.36774</text:p>
          </table:table-cell>
          <table:table-cell office:value-type="float" office:value="4.24568" calcext:value-type="float">
            <text:p>4.24568</text:p>
          </table:table-cell>
          <table:table-cell office:value-type="float" office:value="4.33854" calcext:value-type="float">
            <text:p>4.33854</text:p>
          </table:table-cell>
          <table:table-cell office:value-type="float" office:value="4.44459" calcext:value-type="float">
            <text:p>4.44459</text:p>
          </table:table-cell>
          <table:table-cell office:value-type="float" office:value="4.26041" calcext:value-type="float">
            <text:p>4.26041</text:p>
          </table:table-cell>
          <table:table-cell office:value-type="float" office:value="4.48931" calcext:value-type="float">
            <text:p>4.48931</text:p>
          </table:table-cell>
          <table:table-cell office:value-type="float" office:value="4.40222" calcext:value-type="float">
            <text:p>4.40222</text:p>
          </table:table-cell>
          <table:table-cell/>
          <table:table-cell table:formula="of:=AVERAGE([.B61:.BI61])" office:value-type="float" office:value="4.3018305" calcext:value-type="float">
            <text:p>4.3018305</text:p>
          </table:table-cell>
          <table:table-cell table:formula="of:=STDEV([.B61:.BI61])/2" office:value-type="float" office:value="0.092059232210061" calcext:value-type="float">
            <text:p>0.0920592322</text:p>
          </table:table-cell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SinProcessorAffinity</text:p>
          </table:table-cell>
          <table:table-cell table:number-columns-repeated="6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73588" calcext:value-type="float">
            <text:p>1.73588</text:p>
          </table:table-cell>
          <table:table-cell office:value-type="float" office:value="1.90268" calcext:value-type="float">
            <text:p>1.90268</text:p>
          </table:table-cell>
          <table:table-cell office:value-type="float" office:value="2.07982" calcext:value-type="float">
            <text:p>2.07982</text:p>
          </table:table-cell>
          <table:table-cell office:value-type="float" office:value="1.64321" calcext:value-type="float">
            <text:p>1.64321</text:p>
          </table:table-cell>
          <table:table-cell office:value-type="float" office:value="1.72034" calcext:value-type="float">
            <text:p>1.72034</text:p>
          </table:table-cell>
          <table:table-cell office:value-type="float" office:value="1.60532" calcext:value-type="float">
            <text:p>1.60532</text:p>
          </table:table-cell>
          <table:table-cell office:value-type="float" office:value="1.61995" calcext:value-type="float">
            <text:p>1.61995</text:p>
          </table:table-cell>
          <table:table-cell office:value-type="float" office:value="1.85301" calcext:value-type="float">
            <text:p>1.85301</text:p>
          </table:table-cell>
          <table:table-cell office:value-type="float" office:value="1.61314" calcext:value-type="float">
            <text:p>1.61314</text:p>
          </table:table-cell>
          <table:table-cell office:value-type="float" office:value="1.94441" calcext:value-type="float">
            <text:p>1.94441</text:p>
          </table:table-cell>
          <table:table-cell office:value-type="float" office:value="1.7916" calcext:value-type="float">
            <text:p>1.7916</text:p>
          </table:table-cell>
          <table:table-cell office:value-type="float" office:value="1.61008" calcext:value-type="float">
            <text:p>1.61008</text:p>
          </table:table-cell>
          <table:table-cell office:value-type="float" office:value="1.97078" calcext:value-type="float">
            <text:p>1.97078</text:p>
          </table:table-cell>
          <table:table-cell office:value-type="float" office:value="2.21532" calcext:value-type="float">
            <text:p>2.21532</text:p>
          </table:table-cell>
          <table:table-cell office:value-type="float" office:value="1.9827" calcext:value-type="float">
            <text:p>1.9827</text:p>
          </table:table-cell>
          <table:table-cell office:value-type="float" office:value="1.30984" calcext:value-type="float">
            <text:p>1.30984</text:p>
          </table:table-cell>
          <table:table-cell office:value-type="float" office:value="1.79978" calcext:value-type="float">
            <text:p>1.79978</text:p>
          </table:table-cell>
          <table:table-cell office:value-type="float" office:value="1.67365" calcext:value-type="float">
            <text:p>1.67365</text:p>
          </table:table-cell>
          <table:table-cell office:value-type="float" office:value="1.64638" calcext:value-type="float">
            <text:p>1.64638</text:p>
          </table:table-cell>
          <table:table-cell office:value-type="float" office:value="1.75156" calcext:value-type="float">
            <text:p>1.75156</text:p>
          </table:table-cell>
          <table:table-cell office:value-type="float" office:value="2.20852" calcext:value-type="float">
            <text:p>2.20852</text:p>
          </table:table-cell>
          <table:table-cell office:value-type="float" office:value="2.24891" calcext:value-type="float">
            <text:p>2.24891</text:p>
          </table:table-cell>
          <table:table-cell office:value-type="float" office:value="1.67744" calcext:value-type="float">
            <text:p>1.67744</text:p>
          </table:table-cell>
          <table:table-cell office:value-type="float" office:value="1.83755" calcext:value-type="float">
            <text:p>1.83755</text:p>
          </table:table-cell>
          <table:table-cell office:value-type="float" office:value="1.65201" calcext:value-type="float">
            <text:p>1.65201</text:p>
          </table:table-cell>
          <table:table-cell office:value-type="float" office:value="2.21169" calcext:value-type="float">
            <text:p>2.21169</text:p>
          </table:table-cell>
          <table:table-cell office:value-type="float" office:value="1.69159" calcext:value-type="float">
            <text:p>1.69159</text:p>
          </table:table-cell>
          <table:table-cell office:value-type="float" office:value="2.45181" calcext:value-type="float">
            <text:p>2.45181</text:p>
          </table:table-cell>
          <table:table-cell office:value-type="float" office:value="2.00171" calcext:value-type="float">
            <text:p>2.00171</text:p>
          </table:table-cell>
          <table:table-cell office:value-type="float" office:value="1.66561" calcext:value-type="float">
            <text:p>1.66561</text:p>
          </table:table-cell>
          <table:table-cell office:value-type="float" office:value="1.98753" calcext:value-type="float">
            <text:p>1.98753</text:p>
          </table:table-cell>
          <table:table-cell office:value-type="float" office:value="1.842" calcext:value-type="float">
            <text:p>1.842</text:p>
          </table:table-cell>
          <table:table-cell office:value-type="float" office:value="2.17992" calcext:value-type="float">
            <text:p>2.17992</text:p>
          </table:table-cell>
          <table:table-cell office:value-type="float" office:value="2.10057" calcext:value-type="float">
            <text:p>2.10057</text:p>
          </table:table-cell>
          <table:table-cell office:value-type="float" office:value="2.14846" calcext:value-type="float">
            <text:p>2.14846</text:p>
          </table:table-cell>
          <table:table-cell office:value-type="float" office:value="1.88046" calcext:value-type="float">
            <text:p>1.88046</text:p>
          </table:table-cell>
          <table:table-cell office:value-type="float" office:value="1.71125" calcext:value-type="float">
            <text:p>1.71125</text:p>
          </table:table-cell>
          <table:table-cell office:value-type="float" office:value="2.06868" calcext:value-type="float">
            <text:p>2.06868</text:p>
          </table:table-cell>
          <table:table-cell office:value-type="float" office:value="1.78438" calcext:value-type="float">
            <text:p>1.78438</text:p>
          </table:table-cell>
          <table:table-cell office:value-type="float" office:value="1.66368" calcext:value-type="float">
            <text:p>1.66368</text:p>
          </table:table-cell>
          <table:table-cell office:value-type="float" office:value="1.86062" calcext:value-type="float">
            <text:p>1.86062</text:p>
          </table:table-cell>
          <table:table-cell office:value-type="float" office:value="2.22979" calcext:value-type="float">
            <text:p>2.22979</text:p>
          </table:table-cell>
          <table:table-cell office:value-type="float" office:value="1.97578" calcext:value-type="float">
            <text:p>1.97578</text:p>
          </table:table-cell>
          <table:table-cell office:value-type="float" office:value="1.73679" calcext:value-type="float">
            <text:p>1.73679</text:p>
          </table:table-cell>
          <table:table-cell office:value-type="float" office:value="1.77735" calcext:value-type="float">
            <text:p>1.77735</text:p>
          </table:table-cell>
          <table:table-cell office:value-type="float" office:value="2.22112" calcext:value-type="float">
            <text:p>2.22112</text:p>
          </table:table-cell>
          <table:table-cell office:value-type="float" office:value="1.87725" calcext:value-type="float">
            <text:p>1.87725</text:p>
          </table:table-cell>
          <table:table-cell office:value-type="float" office:value="1.72698" calcext:value-type="float">
            <text:p>1.72698</text:p>
          </table:table-cell>
          <table:table-cell office:value-type="float" office:value="2.10111" calcext:value-type="float">
            <text:p>2.10111</text:p>
          </table:table-cell>
          <table:table-cell office:value-type="float" office:value="2.21466" calcext:value-type="float">
            <text:p>2.21466</text:p>
          </table:table-cell>
          <table:table-cell office:value-type="float" office:value="1.9025" calcext:value-type="float">
            <text:p>1.9025</text:p>
          </table:table-cell>
          <table:table-cell office:value-type="float" office:value="1.76996" calcext:value-type="float">
            <text:p>1.76996</text:p>
          </table:table-cell>
          <table:table-cell office:value-type="float" office:value="1.77629" calcext:value-type="float">
            <text:p>1.77629</text:p>
          </table:table-cell>
          <table:table-cell office:value-type="float" office:value="1.71613" calcext:value-type="float">
            <text:p>1.71613</text:p>
          </table:table-cell>
          <table:table-cell office:value-type="float" office:value="1.72521" calcext:value-type="float">
            <text:p>1.72521</text:p>
          </table:table-cell>
          <table:table-cell office:value-type="float" office:value="1.81917" calcext:value-type="float">
            <text:p>1.81917</text:p>
          </table:table-cell>
          <table:table-cell office:value-type="float" office:value="1.78294" calcext:value-type="float">
            <text:p>1.78294</text:p>
          </table:table-cell>
          <table:table-cell office:value-type="float" office:value="1.68082" calcext:value-type="float">
            <text:p>1.68082</text:p>
          </table:table-cell>
          <table:table-cell office:value-type="float" office:value="2.00703" calcext:value-type="float">
            <text:p>2.00703</text:p>
          </table:table-cell>
          <table:table-cell office:value-type="float" office:value="1.7478" calcext:value-type="float">
            <text:p>1.7478</text:p>
          </table:table-cell>
          <table:table-cell/>
          <table:table-cell table:formula="of:=AVERAGE([.B64:.BI64])" office:value-type="float" office:value="1.86887533333333" calcext:value-type="float">
            <text:p>1.8688753333</text:p>
          </table:table-cell>
          <table:table-cell table:formula="of:=STDEV([.B64:.BI64])/2" office:value-type="float" office:value="0.109922661951778" calcext:value-type="float">
            <text:p>0.10992266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.25294" calcext:value-type="float">
            <text:p>2.25294</text:p>
          </table:table-cell>
          <table:table-cell office:value-type="float" office:value="2.38011" calcext:value-type="float">
            <text:p>2.38011</text:p>
          </table:table-cell>
          <table:table-cell office:value-type="float" office:value="2.23641" calcext:value-type="float">
            <text:p>2.23641</text:p>
          </table:table-cell>
          <table:table-cell office:value-type="float" office:value="4.72982" calcext:value-type="float">
            <text:p>4.72982</text:p>
          </table:table-cell>
          <table:table-cell office:value-type="float" office:value="2.98121" calcext:value-type="float">
            <text:p>2.98121</text:p>
          </table:table-cell>
          <table:table-cell office:value-type="float" office:value="3.89464" calcext:value-type="float">
            <text:p>3.89464</text:p>
          </table:table-cell>
          <table:table-cell office:value-type="float" office:value="2.51443" calcext:value-type="float">
            <text:p>2.51443</text:p>
          </table:table-cell>
          <table:table-cell office:value-type="float" office:value="2.4517" calcext:value-type="float">
            <text:p>2.4517</text:p>
          </table:table-cell>
          <table:table-cell office:value-type="float" office:value="2.6844" calcext:value-type="float">
            <text:p>2.6844</text:p>
          </table:table-cell>
          <table:table-cell office:value-type="float" office:value="3.85054" calcext:value-type="float">
            <text:p>3.85054</text:p>
          </table:table-cell>
          <table:table-cell office:value-type="float" office:value="4.18818" calcext:value-type="float">
            <text:p>4.18818</text:p>
          </table:table-cell>
          <table:table-cell office:value-type="float" office:value="2.32632" calcext:value-type="float">
            <text:p>2.32632</text:p>
          </table:table-cell>
          <table:table-cell office:value-type="float" office:value="4.37444" calcext:value-type="float">
            <text:p>4.37444</text:p>
          </table:table-cell>
          <table:table-cell office:value-type="float" office:value="4.18297" calcext:value-type="float">
            <text:p>4.18297</text:p>
          </table:table-cell>
          <table:table-cell office:value-type="float" office:value="2.49488" calcext:value-type="float">
            <text:p>2.49488</text:p>
          </table:table-cell>
          <table:table-cell office:value-type="float" office:value="2.12903" calcext:value-type="float">
            <text:p>2.12903</text:p>
          </table:table-cell>
          <table:table-cell office:value-type="float" office:value="3.52646" calcext:value-type="float">
            <text:p>3.52646</text:p>
          </table:table-cell>
          <table:table-cell office:value-type="float" office:value="2.69241" calcext:value-type="float">
            <text:p>2.69241</text:p>
          </table:table-cell>
          <table:table-cell office:value-type="float" office:value="2.97352" calcext:value-type="float">
            <text:p>2.97352</text:p>
          </table:table-cell>
          <table:table-cell office:value-type="float" office:value="2.50247" calcext:value-type="float">
            <text:p>2.50247</text:p>
          </table:table-cell>
          <table:table-cell office:value-type="float" office:value="2.32232" calcext:value-type="float">
            <text:p>2.32232</text:p>
          </table:table-cell>
          <table:table-cell office:value-type="float" office:value="3.95133" calcext:value-type="float">
            <text:p>3.95133</text:p>
          </table:table-cell>
          <table:table-cell office:value-type="float" office:value="2.99433" calcext:value-type="float">
            <text:p>2.99433</text:p>
          </table:table-cell>
          <table:table-cell office:value-type="float" office:value="2.25996" calcext:value-type="float">
            <text:p>2.25996</text:p>
          </table:table-cell>
          <table:table-cell office:value-type="float" office:value="4.96299" calcext:value-type="float">
            <text:p>4.96299</text:p>
          </table:table-cell>
          <table:table-cell office:value-type="float" office:value="4.44175" calcext:value-type="float">
            <text:p>4.44175</text:p>
          </table:table-cell>
          <table:table-cell office:value-type="float" office:value="2.18138" calcext:value-type="float">
            <text:p>2.18138</text:p>
          </table:table-cell>
          <table:table-cell office:value-type="float" office:value="3.03414" calcext:value-type="float">
            <text:p>3.03414</text:p>
          </table:table-cell>
          <table:table-cell office:value-type="float" office:value="2.27699" calcext:value-type="float">
            <text:p>2.27699</text:p>
          </table:table-cell>
          <table:table-cell office:value-type="float" office:value="2.14393" calcext:value-type="float">
            <text:p>2.14393</text:p>
          </table:table-cell>
          <table:table-cell office:value-type="float" office:value="2.16798" calcext:value-type="float">
            <text:p>2.16798</text:p>
          </table:table-cell>
          <table:table-cell office:value-type="float" office:value="2.3581" calcext:value-type="float">
            <text:p>2.3581</text:p>
          </table:table-cell>
          <table:table-cell office:value-type="float" office:value="2.49615" calcext:value-type="float">
            <text:p>2.49615</text:p>
          </table:table-cell>
          <table:table-cell office:value-type="float" office:value="2.19145" calcext:value-type="float">
            <text:p>2.19145</text:p>
          </table:table-cell>
          <table:table-cell office:value-type="float" office:value="2.29905" calcext:value-type="float">
            <text:p>2.29905</text:p>
          </table:table-cell>
          <table:table-cell office:value-type="float" office:value="3.09482" calcext:value-type="float">
            <text:p>3.09482</text:p>
          </table:table-cell>
          <table:table-cell office:value-type="float" office:value="4.23465" calcext:value-type="float">
            <text:p>4.23465</text:p>
          </table:table-cell>
          <table:table-cell office:value-type="float" office:value="3.80778" calcext:value-type="float">
            <text:p>3.80778</text:p>
          </table:table-cell>
          <table:table-cell office:value-type="float" office:value="2.95561" calcext:value-type="float">
            <text:p>2.95561</text:p>
          </table:table-cell>
          <table:table-cell office:value-type="float" office:value="2.27388" calcext:value-type="float">
            <text:p>2.27388</text:p>
          </table:table-cell>
          <table:table-cell office:value-type="float" office:value="3.56255" calcext:value-type="float">
            <text:p>3.56255</text:p>
          </table:table-cell>
          <table:table-cell office:value-type="float" office:value="2.13019" calcext:value-type="float">
            <text:p>2.13019</text:p>
          </table:table-cell>
          <table:table-cell office:value-type="float" office:value="3.04621" calcext:value-type="float">
            <text:p>3.04621</text:p>
          </table:table-cell>
          <table:table-cell office:value-type="float" office:value="2.34507" calcext:value-type="float">
            <text:p>2.34507</text:p>
          </table:table-cell>
          <table:table-cell office:value-type="float" office:value="2.24146" calcext:value-type="float">
            <text:p>2.24146</text:p>
          </table:table-cell>
          <table:table-cell office:value-type="float" office:value="2.30009" calcext:value-type="float">
            <text:p>2.30009</text:p>
          </table:table-cell>
          <table:table-cell office:value-type="float" office:value="2.78798" calcext:value-type="float">
            <text:p>2.78798</text:p>
          </table:table-cell>
          <table:table-cell office:value-type="float" office:value="2.29672" calcext:value-type="float">
            <text:p>2.29672</text:p>
          </table:table-cell>
          <table:table-cell office:value-type="float" office:value="2.34657" calcext:value-type="float">
            <text:p>2.34657</text:p>
          </table:table-cell>
          <table:table-cell office:value-type="float" office:value="3.61969" calcext:value-type="float">
            <text:p>3.61969</text:p>
          </table:table-cell>
          <table:table-cell office:value-type="float" office:value="4.30626" calcext:value-type="float">
            <text:p>4.30626</text:p>
          </table:table-cell>
          <table:table-cell office:value-type="float" office:value="4.03047" calcext:value-type="float">
            <text:p>4.03047</text:p>
          </table:table-cell>
          <table:table-cell office:value-type="float" office:value="2.25858" calcext:value-type="float">
            <text:p>2.25858</text:p>
          </table:table-cell>
          <table:table-cell office:value-type="float" office:value="4.11282" calcext:value-type="float">
            <text:p>4.11282</text:p>
          </table:table-cell>
          <table:table-cell office:value-type="float" office:value="2.71223" calcext:value-type="float">
            <text:p>2.71223</text:p>
          </table:table-cell>
          <table:table-cell office:value-type="float" office:value="2.4103" calcext:value-type="float">
            <text:p>2.4103</text:p>
          </table:table-cell>
          <table:table-cell office:value-type="float" office:value="2.2514" calcext:value-type="float">
            <text:p>2.2514</text:p>
          </table:table-cell>
          <table:table-cell office:value-type="float" office:value="2.49632" calcext:value-type="float">
            <text:p>2.49632</text:p>
          </table:table-cell>
          <table:table-cell office:value-type="float" office:value="4.24551" calcext:value-type="float">
            <text:p>4.24551</text:p>
          </table:table-cell>
          <table:table-cell office:value-type="float" office:value="2.34201" calcext:value-type="float">
            <text:p>2.34201</text:p>
          </table:table-cell>
          <table:table-cell/>
          <table:table-cell table:formula="of:=AVERAGE([.B65:.BI65])" office:value-type="float" office:value="2.960965" calcext:value-type="float">
            <text:p>2.960965</text:p>
          </table:table-cell>
          <table:table-cell table:formula="of:=STDEV([.B65:.BI65])/2" office:value-type="float" office:value="0.412046045587531" calcext:value-type="float">
            <text:p>0.412046045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.78951" calcext:value-type="float">
            <text:p>2.78951</text:p>
          </table:table-cell>
          <table:table-cell office:value-type="float" office:value="3.78649" calcext:value-type="float">
            <text:p>3.78649</text:p>
          </table:table-cell>
          <table:table-cell office:value-type="float" office:value="3.55419" calcext:value-type="float">
            <text:p>3.55419</text:p>
          </table:table-cell>
          <table:table-cell office:value-type="float" office:value="2.93566" calcext:value-type="float">
            <text:p>2.93566</text:p>
          </table:table-cell>
          <table:table-cell office:value-type="float" office:value="2.76131" calcext:value-type="float">
            <text:p>2.76131</text:p>
          </table:table-cell>
          <table:table-cell office:value-type="float" office:value="2.83837" calcext:value-type="float">
            <text:p>2.83837</text:p>
          </table:table-cell>
          <table:table-cell office:value-type="float" office:value="3.05463" calcext:value-type="float">
            <text:p>3.05463</text:p>
          </table:table-cell>
          <table:table-cell office:value-type="float" office:value="3.15681" calcext:value-type="float">
            <text:p>3.15681</text:p>
          </table:table-cell>
          <table:table-cell office:value-type="float" office:value="2.86003" calcext:value-type="float">
            <text:p>2.86003</text:p>
          </table:table-cell>
          <table:table-cell office:value-type="float" office:value="2.84857" calcext:value-type="float">
            <text:p>2.84857</text:p>
          </table:table-cell>
          <table:table-cell office:value-type="float" office:value="2.9999" calcext:value-type="float">
            <text:p>2.9999</text:p>
          </table:table-cell>
          <table:table-cell office:value-type="float" office:value="3.91527" calcext:value-type="float">
            <text:p>3.91527</text:p>
          </table:table-cell>
          <table:table-cell office:value-type="float" office:value="2.85854" calcext:value-type="float">
            <text:p>2.85854</text:p>
          </table:table-cell>
          <table:table-cell office:value-type="float" office:value="2.81022" calcext:value-type="float">
            <text:p>2.81022</text:p>
          </table:table-cell>
          <table:table-cell office:value-type="float" office:value="3.16081" calcext:value-type="float">
            <text:p>3.16081</text:p>
          </table:table-cell>
          <table:table-cell office:value-type="float" office:value="3.62673" calcext:value-type="float">
            <text:p>3.62673</text:p>
          </table:table-cell>
          <table:table-cell office:value-type="float" office:value="2.97452" calcext:value-type="float">
            <text:p>2.97452</text:p>
          </table:table-cell>
          <table:table-cell office:value-type="float" office:value="2.84611" calcext:value-type="float">
            <text:p>2.84611</text:p>
          </table:table-cell>
          <table:table-cell office:value-type="float" office:value="3.22709" calcext:value-type="float">
            <text:p>3.22709</text:p>
          </table:table-cell>
          <table:table-cell office:value-type="float" office:value="2.77616" calcext:value-type="float">
            <text:p>2.77616</text:p>
          </table:table-cell>
          <table:table-cell office:value-type="float" office:value="2.85191" calcext:value-type="float">
            <text:p>2.85191</text:p>
          </table:table-cell>
          <table:table-cell office:value-type="float" office:value="2.88042" calcext:value-type="float">
            <text:p>2.88042</text:p>
          </table:table-cell>
          <table:table-cell office:value-type="float" office:value="2.7079" calcext:value-type="float">
            <text:p>2.7079</text:p>
          </table:table-cell>
          <table:table-cell office:value-type="float" office:value="2.51025" calcext:value-type="float">
            <text:p>2.51025</text:p>
          </table:table-cell>
          <table:table-cell office:value-type="float" office:value="2.86015" calcext:value-type="float">
            <text:p>2.86015</text:p>
          </table:table-cell>
          <table:table-cell office:value-type="float" office:value="2.82381" calcext:value-type="float">
            <text:p>2.82381</text:p>
          </table:table-cell>
          <table:table-cell office:value-type="float" office:value="3.99348" calcext:value-type="float">
            <text:p>3.99348</text:p>
          </table:table-cell>
          <table:table-cell office:value-type="float" office:value="2.71581" calcext:value-type="float">
            <text:p>2.71581</text:p>
          </table:table-cell>
          <table:table-cell office:value-type="float" office:value="3.66618" calcext:value-type="float">
            <text:p>3.66618</text:p>
          </table:table-cell>
          <table:table-cell office:value-type="float" office:value="2.77516" calcext:value-type="float">
            <text:p>2.77516</text:p>
          </table:table-cell>
          <table:table-cell office:value-type="float" office:value="3.30453" calcext:value-type="float">
            <text:p>3.30453</text:p>
          </table:table-cell>
          <table:table-cell office:value-type="float" office:value="2.7068" calcext:value-type="float">
            <text:p>2.7068</text:p>
          </table:table-cell>
          <table:table-cell office:value-type="float" office:value="3.0938" calcext:value-type="float">
            <text:p>3.0938</text:p>
          </table:table-cell>
          <table:table-cell office:value-type="float" office:value="2.8015" calcext:value-type="float">
            <text:p>2.8015</text:p>
          </table:table-cell>
          <table:table-cell office:value-type="float" office:value="2.8952" calcext:value-type="float">
            <text:p>2.8952</text:p>
          </table:table-cell>
          <table:table-cell office:value-type="float" office:value="3.0486" calcext:value-type="float">
            <text:p>3.0486</text:p>
          </table:table-cell>
          <table:table-cell office:value-type="float" office:value="2.973" calcext:value-type="float">
            <text:p>2.973</text:p>
          </table:table-cell>
          <table:table-cell office:value-type="float" office:value="3.79413" calcext:value-type="float">
            <text:p>3.79413</text:p>
          </table:table-cell>
          <table:table-cell office:value-type="float" office:value="2.73761" calcext:value-type="float">
            <text:p>2.73761</text:p>
          </table:table-cell>
          <table:table-cell office:value-type="float" office:value="3.13533" calcext:value-type="float">
            <text:p>3.13533</text:p>
          </table:table-cell>
          <table:table-cell office:value-type="float" office:value="3.45462" calcext:value-type="float">
            <text:p>3.45462</text:p>
          </table:table-cell>
          <table:table-cell office:value-type="float" office:value="3.45427" calcext:value-type="float">
            <text:p>3.45427</text:p>
          </table:table-cell>
          <table:table-cell office:value-type="float" office:value="2.88196" calcext:value-type="float">
            <text:p>2.88196</text:p>
          </table:table-cell>
          <table:table-cell office:value-type="float" office:value="3.20037" calcext:value-type="float">
            <text:p>3.20037</text:p>
          </table:table-cell>
          <table:table-cell office:value-type="float" office:value="4.1256" calcext:value-type="float">
            <text:p>4.1256</text:p>
          </table:table-cell>
          <table:table-cell office:value-type="float" office:value="2.55075" calcext:value-type="float">
            <text:p>2.55075</text:p>
          </table:table-cell>
          <table:table-cell office:value-type="float" office:value="2.92182" calcext:value-type="float">
            <text:p>2.92182</text:p>
          </table:table-cell>
          <table:table-cell office:value-type="float" office:value="2.78632" calcext:value-type="float">
            <text:p>2.78632</text:p>
          </table:table-cell>
          <table:table-cell office:value-type="float" office:value="2.87268" calcext:value-type="float">
            <text:p>2.87268</text:p>
          </table:table-cell>
          <table:table-cell office:value-type="float" office:value="3.36427" calcext:value-type="float">
            <text:p>3.36427</text:p>
          </table:table-cell>
          <table:table-cell office:value-type="float" office:value="3.65484" calcext:value-type="float">
            <text:p>3.65484</text:p>
          </table:table-cell>
          <table:table-cell office:value-type="float" office:value="2.69566" calcext:value-type="float">
            <text:p>2.69566</text:p>
          </table:table-cell>
          <table:table-cell office:value-type="float" office:value="3.14886" calcext:value-type="float">
            <text:p>3.14886</text:p>
          </table:table-cell>
          <table:table-cell office:value-type="float" office:value="2.7726" calcext:value-type="float">
            <text:p>2.7726</text:p>
          </table:table-cell>
          <table:table-cell office:value-type="float" office:value="3.39305" calcext:value-type="float">
            <text:p>3.39305</text:p>
          </table:table-cell>
          <table:table-cell office:value-type="float" office:value="3.91769" calcext:value-type="float">
            <text:p>3.91769</text:p>
          </table:table-cell>
          <table:table-cell office:value-type="float" office:value="2.78517" calcext:value-type="float">
            <text:p>2.78517</text:p>
          </table:table-cell>
          <table:table-cell office:value-type="float" office:value="3.05122" calcext:value-type="float">
            <text:p>3.05122</text:p>
          </table:table-cell>
          <table:table-cell office:value-type="float" office:value="2.83361" calcext:value-type="float">
            <text:p>2.83361</text:p>
          </table:table-cell>
          <table:table-cell office:value-type="float" office:value="2.85414" calcext:value-type="float">
            <text:p>2.85414</text:p>
          </table:table-cell>
          <table:table-cell/>
          <table:table-cell table:formula="of:=AVERAGE([.B66:.BI66])" office:value-type="float" office:value="3.07959983333333" calcext:value-type="float">
            <text:p>3.0795998333</text:p>
          </table:table-cell>
          <table:table-cell table:formula="of:=STDEV([.B66:.BI66])/2" office:value-type="float" office:value="0.194683144455709" calcext:value-type="float">
            <text:p>0.194683144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.88892" calcext:value-type="float">
            <text:p>2.88892</text:p>
          </table:table-cell>
          <table:table-cell office:value-type="float" office:value="3.31536" calcext:value-type="float">
            <text:p>3.31536</text:p>
          </table:table-cell>
          <table:table-cell office:value-type="float" office:value="3.5531" calcext:value-type="float">
            <text:p>3.5531</text:p>
          </table:table-cell>
          <table:table-cell office:value-type="float" office:value="3.73014" calcext:value-type="float">
            <text:p>3.73014</text:p>
          </table:table-cell>
          <table:table-cell office:value-type="float" office:value="3.70769" calcext:value-type="float">
            <text:p>3.70769</text:p>
          </table:table-cell>
          <table:table-cell office:value-type="float" office:value="3.21774" calcext:value-type="float">
            <text:p>3.21774</text:p>
          </table:table-cell>
          <table:table-cell office:value-type="float" office:value="3.59081" calcext:value-type="float">
            <text:p>3.59081</text:p>
          </table:table-cell>
          <table:table-cell office:value-type="float" office:value="3.61652" calcext:value-type="float">
            <text:p>3.61652</text:p>
          </table:table-cell>
          <table:table-cell office:value-type="float" office:value="3.52242" calcext:value-type="float">
            <text:p>3.52242</text:p>
          </table:table-cell>
          <table:table-cell office:value-type="float" office:value="3.99319" calcext:value-type="float">
            <text:p>3.99319</text:p>
          </table:table-cell>
          <table:table-cell office:value-type="float" office:value="3.11935" calcext:value-type="float">
            <text:p>3.11935</text:p>
          </table:table-cell>
          <table:table-cell office:value-type="float" office:value="3.20402" calcext:value-type="float">
            <text:p>3.20402</text:p>
          </table:table-cell>
          <table:table-cell office:value-type="float" office:value="3.77958" calcext:value-type="float">
            <text:p>3.77958</text:p>
          </table:table-cell>
          <table:table-cell office:value-type="float" office:value="3.33192" calcext:value-type="float">
            <text:p>3.33192</text:p>
          </table:table-cell>
          <table:table-cell office:value-type="float" office:value="3.95879" calcext:value-type="float">
            <text:p>3.95879</text:p>
          </table:table-cell>
          <table:table-cell office:value-type="float" office:value="4.17222" calcext:value-type="float">
            <text:p>4.17222</text:p>
          </table:table-cell>
          <table:table-cell office:value-type="float" office:value="2.95554" calcext:value-type="float">
            <text:p>2.95554</text:p>
          </table:table-cell>
          <table:table-cell office:value-type="float" office:value="3.42221" calcext:value-type="float">
            <text:p>3.42221</text:p>
          </table:table-cell>
          <table:table-cell office:value-type="float" office:value="3.73363" calcext:value-type="float">
            <text:p>3.73363</text:p>
          </table:table-cell>
          <table:table-cell office:value-type="float" office:value="3.54473" calcext:value-type="float">
            <text:p>3.54473</text:p>
          </table:table-cell>
          <table:table-cell office:value-type="float" office:value="3.03743" calcext:value-type="float">
            <text:p>3.03743</text:p>
          </table:table-cell>
          <table:table-cell office:value-type="float" office:value="3.50011" calcext:value-type="float">
            <text:p>3.50011</text:p>
          </table:table-cell>
          <table:table-cell office:value-type="float" office:value="3.87823" calcext:value-type="float">
            <text:p>3.87823</text:p>
          </table:table-cell>
          <table:table-cell office:value-type="float" office:value="3.6123" calcext:value-type="float">
            <text:p>3.6123</text:p>
          </table:table-cell>
          <table:table-cell office:value-type="float" office:value="3.04014" calcext:value-type="float">
            <text:p>3.04014</text:p>
          </table:table-cell>
          <table:table-cell office:value-type="float" office:value="3.02361" calcext:value-type="float">
            <text:p>3.02361</text:p>
          </table:table-cell>
          <table:table-cell office:value-type="float" office:value="3.74859" calcext:value-type="float">
            <text:p>3.74859</text:p>
          </table:table-cell>
          <table:table-cell office:value-type="float" office:value="3.7846" calcext:value-type="float">
            <text:p>3.7846</text:p>
          </table:table-cell>
          <table:table-cell office:value-type="float" office:value="3.50295" calcext:value-type="float">
            <text:p>3.50295</text:p>
          </table:table-cell>
          <table:table-cell office:value-type="float" office:value="3.41613" calcext:value-type="float">
            <text:p>3.41613</text:p>
          </table:table-cell>
          <table:table-cell office:value-type="float" office:value="3.0186" calcext:value-type="float">
            <text:p>3.0186</text:p>
          </table:table-cell>
          <table:table-cell office:value-type="float" office:value="3.03997" calcext:value-type="float">
            <text:p>3.03997</text:p>
          </table:table-cell>
          <table:table-cell office:value-type="float" office:value="3.81623" calcext:value-type="float">
            <text:p>3.81623</text:p>
          </table:table-cell>
          <table:table-cell office:value-type="float" office:value="3.398" calcext:value-type="float">
            <text:p>3.398</text:p>
          </table:table-cell>
          <table:table-cell office:value-type="float" office:value="3.41723" calcext:value-type="float">
            <text:p>3.41723</text:p>
          </table:table-cell>
          <table:table-cell office:value-type="float" office:value="3.22717" calcext:value-type="float">
            <text:p>3.22717</text:p>
          </table:table-cell>
          <table:table-cell office:value-type="float" office:value="3.23961" calcext:value-type="float">
            <text:p>3.23961</text:p>
          </table:table-cell>
          <table:table-cell office:value-type="float" office:value="3.54403" calcext:value-type="float">
            <text:p>3.54403</text:p>
          </table:table-cell>
          <table:table-cell office:value-type="float" office:value="3.91537" calcext:value-type="float">
            <text:p>3.91537</text:p>
          </table:table-cell>
          <table:table-cell office:value-type="float" office:value="3.49619" calcext:value-type="float">
            <text:p>3.49619</text:p>
          </table:table-cell>
          <table:table-cell office:value-type="float" office:value="3.47288" calcext:value-type="float">
            <text:p>3.47288</text:p>
          </table:table-cell>
          <table:table-cell office:value-type="float" office:value="3.36484" calcext:value-type="float">
            <text:p>3.36484</text:p>
          </table:table-cell>
          <table:table-cell office:value-type="float" office:value="3.3601" calcext:value-type="float">
            <text:p>3.3601</text:p>
          </table:table-cell>
          <table:table-cell office:value-type="float" office:value="3.83411" calcext:value-type="float">
            <text:p>3.83411</text:p>
          </table:table-cell>
          <table:table-cell office:value-type="float" office:value="2.9708" calcext:value-type="float">
            <text:p>2.9708</text:p>
          </table:table-cell>
          <table:table-cell office:value-type="float" office:value="4.06247" calcext:value-type="float">
            <text:p>4.06247</text:p>
          </table:table-cell>
          <table:table-cell office:value-type="float" office:value="3.56954" calcext:value-type="float">
            <text:p>3.56954</text:p>
          </table:table-cell>
          <table:table-cell office:value-type="float" office:value="3.47231" calcext:value-type="float">
            <text:p>3.47231</text:p>
          </table:table-cell>
          <table:table-cell office:value-type="float" office:value="3.43227" calcext:value-type="float">
            <text:p>3.43227</text:p>
          </table:table-cell>
          <table:table-cell office:value-type="float" office:value="4.18615" calcext:value-type="float">
            <text:p>4.18615</text:p>
          </table:table-cell>
          <table:table-cell office:value-type="float" office:value="3.00971" calcext:value-type="float">
            <text:p>3.00971</text:p>
          </table:table-cell>
          <table:table-cell office:value-type="float" office:value="3.74719" calcext:value-type="float">
            <text:p>3.74719</text:p>
          </table:table-cell>
          <table:table-cell office:value-type="float" office:value="3.24035" calcext:value-type="float">
            <text:p>3.24035</text:p>
          </table:table-cell>
          <table:table-cell office:value-type="float" office:value="3.6717" calcext:value-type="float">
            <text:p>3.6717</text:p>
          </table:table-cell>
          <table:table-cell office:value-type="float" office:value="4.02312" calcext:value-type="float">
            <text:p>4.02312</text:p>
          </table:table-cell>
          <table:table-cell office:value-type="float" office:value="3.82483" calcext:value-type="float">
            <text:p>3.82483</text:p>
          </table:table-cell>
          <table:table-cell office:value-type="float" office:value="3.99628" calcext:value-type="float">
            <text:p>3.99628</text:p>
          </table:table-cell>
          <table:table-cell office:value-type="float" office:value="3.1017" calcext:value-type="float">
            <text:p>3.1017</text:p>
          </table:table-cell>
          <table:table-cell office:value-type="float" office:value="4.07598" calcext:value-type="float">
            <text:p>4.07598</text:p>
          </table:table-cell>
          <table:table-cell office:value-type="float" office:value="3.45279" calcext:value-type="float">
            <text:p>3.45279</text:p>
          </table:table-cell>
          <table:table-cell/>
          <table:table-cell table:formula="of:=AVERAGE([.B67:.BI67])" office:value-type="float" office:value="3.51472483333333" calcext:value-type="float">
            <text:p>3.5147248333</text:p>
          </table:table-cell>
          <table:table-cell table:formula="of:=STDEV([.B67:.BI67])/2" office:value-type="float" office:value="0.169475187233131" calcext:value-type="float">
            <text:p>0.169475187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.2202" calcext:value-type="float">
            <text:p>4.2202</text:p>
          </table:table-cell>
          <table:table-cell office:value-type="float" office:value="3.45557" calcext:value-type="float">
            <text:p>3.45557</text:p>
          </table:table-cell>
          <table:table-cell office:value-type="float" office:value="4.12261" calcext:value-type="float">
            <text:p>4.12261</text:p>
          </table:table-cell>
          <table:table-cell office:value-type="float" office:value="4.22722" calcext:value-type="float">
            <text:p>4.22722</text:p>
          </table:table-cell>
          <table:table-cell office:value-type="float" office:value="3.91319" calcext:value-type="float">
            <text:p>3.91319</text:p>
          </table:table-cell>
          <table:table-cell office:value-type="float" office:value="3.57243" calcext:value-type="float">
            <text:p>3.57243</text:p>
          </table:table-cell>
          <table:table-cell office:value-type="float" office:value="4.23628" calcext:value-type="float">
            <text:p>4.23628</text:p>
          </table:table-cell>
          <table:table-cell office:value-type="float" office:value="4.21568" calcext:value-type="float">
            <text:p>4.21568</text:p>
          </table:table-cell>
          <table:table-cell office:value-type="float" office:value="4.1547" calcext:value-type="float">
            <text:p>4.1547</text:p>
          </table:table-cell>
          <table:table-cell office:value-type="float" office:value="4.46636" calcext:value-type="float">
            <text:p>4.46636</text:p>
          </table:table-cell>
          <table:table-cell office:value-type="float" office:value="4.06126" calcext:value-type="float">
            <text:p>4.06126</text:p>
          </table:table-cell>
          <table:table-cell office:value-type="float" office:value="3.71603" calcext:value-type="float">
            <text:p>3.71603</text:p>
          </table:table-cell>
          <table:table-cell office:value-type="float" office:value="3.56645" calcext:value-type="float">
            <text:p>3.56645</text:p>
          </table:table-cell>
          <table:table-cell office:value-type="float" office:value="3.03055" calcext:value-type="float">
            <text:p>3.03055</text:p>
          </table:table-cell>
          <table:table-cell office:value-type="float" office:value="4.20217" calcext:value-type="float">
            <text:p>4.20217</text:p>
          </table:table-cell>
          <table:table-cell office:value-type="float" office:value="2.98322" calcext:value-type="float">
            <text:p>2.98322</text:p>
          </table:table-cell>
          <table:table-cell office:value-type="float" office:value="4.31091" calcext:value-type="float">
            <text:p>4.31091</text:p>
          </table:table-cell>
          <table:table-cell office:value-type="float" office:value="4.36454" calcext:value-type="float">
            <text:p>4.36454</text:p>
          </table:table-cell>
          <table:table-cell office:value-type="float" office:value="4.19149" calcext:value-type="float">
            <text:p>4.19149</text:p>
          </table:table-cell>
          <table:table-cell office:value-type="float" office:value="4.26556" calcext:value-type="float">
            <text:p>4.26556</text:p>
          </table:table-cell>
          <table:table-cell office:value-type="float" office:value="4.29446" calcext:value-type="float">
            <text:p>4.29446</text:p>
          </table:table-cell>
          <table:table-cell office:value-type="float" office:value="4.12732" calcext:value-type="float">
            <text:p>4.12732</text:p>
          </table:table-cell>
          <table:table-cell office:value-type="float" office:value="4.11154" calcext:value-type="float">
            <text:p>4.11154</text:p>
          </table:table-cell>
          <table:table-cell office:value-type="float" office:value="3.17109" calcext:value-type="float">
            <text:p>3.17109</text:p>
          </table:table-cell>
          <table:table-cell office:value-type="float" office:value="2.98987" calcext:value-type="float">
            <text:p>2.98987</text:p>
          </table:table-cell>
          <table:table-cell office:value-type="float" office:value="4.07497" calcext:value-type="float">
            <text:p>4.07497</text:p>
          </table:table-cell>
          <table:table-cell office:value-type="float" office:value="4.31181" calcext:value-type="float">
            <text:p>4.31181</text:p>
          </table:table-cell>
          <table:table-cell office:value-type="float" office:value="3.70875" calcext:value-type="float">
            <text:p>3.70875</text:p>
          </table:table-cell>
          <table:table-cell office:value-type="float" office:value="4.238" calcext:value-type="float">
            <text:p>4.238</text:p>
          </table:table-cell>
          <table:table-cell office:value-type="float" office:value="4.1033" calcext:value-type="float">
            <text:p>4.1033</text:p>
          </table:table-cell>
          <table:table-cell office:value-type="float" office:value="4.15394" calcext:value-type="float">
            <text:p>4.15394</text:p>
          </table:table-cell>
          <table:table-cell office:value-type="float" office:value="4.23462" calcext:value-type="float">
            <text:p>4.23462</text:p>
          </table:table-cell>
          <table:table-cell office:value-type="float" office:value="3.53462" calcext:value-type="float">
            <text:p>3.53462</text:p>
          </table:table-cell>
          <table:table-cell office:value-type="float" office:value="4.18238" calcext:value-type="float">
            <text:p>4.18238</text:p>
          </table:table-cell>
          <table:table-cell office:value-type="float" office:value="4.40961" calcext:value-type="float">
            <text:p>4.40961</text:p>
          </table:table-cell>
          <table:table-cell office:value-type="float" office:value="2.93535" calcext:value-type="float">
            <text:p>2.93535</text:p>
          </table:table-cell>
          <table:table-cell office:value-type="float" office:value="4.1959" calcext:value-type="float">
            <text:p>4.1959</text:p>
          </table:table-cell>
          <table:table-cell office:value-type="float" office:value="4.12665" calcext:value-type="float">
            <text:p>4.12665</text:p>
          </table:table-cell>
          <table:table-cell office:value-type="float" office:value="4.21792" calcext:value-type="float">
            <text:p>4.21792</text:p>
          </table:table-cell>
          <table:table-cell office:value-type="float" office:value="4.02153" calcext:value-type="float">
            <text:p>4.02153</text:p>
          </table:table-cell>
          <table:table-cell office:value-type="float" office:value="4.17576" calcext:value-type="float">
            <text:p>4.17576</text:p>
          </table:table-cell>
          <table:table-cell office:value-type="float" office:value="3.44032" calcext:value-type="float">
            <text:p>3.44032</text:p>
          </table:table-cell>
          <table:table-cell office:value-type="float" office:value="4.16436" calcext:value-type="float">
            <text:p>4.16436</text:p>
          </table:table-cell>
          <table:table-cell office:value-type="float" office:value="3.03058" calcext:value-type="float">
            <text:p>3.03058</text:p>
          </table:table-cell>
          <table:table-cell office:value-type="float" office:value="3.78941" calcext:value-type="float">
            <text:p>3.78941</text:p>
          </table:table-cell>
          <table:table-cell office:value-type="float" office:value="4.06917" calcext:value-type="float">
            <text:p>4.06917</text:p>
          </table:table-cell>
          <table:table-cell office:value-type="float" office:value="3.04039" calcext:value-type="float">
            <text:p>3.04039</text:p>
          </table:table-cell>
          <table:table-cell office:value-type="float" office:value="4.2541" calcext:value-type="float">
            <text:p>4.2541</text:p>
          </table:table-cell>
          <table:table-cell office:value-type="float" office:value="3.58221" calcext:value-type="float">
            <text:p>3.58221</text:p>
          </table:table-cell>
          <table:table-cell office:value-type="float" office:value="4.28981" calcext:value-type="float">
            <text:p>4.28981</text:p>
          </table:table-cell>
          <table:table-cell office:value-type="float" office:value="4.00121" calcext:value-type="float">
            <text:p>4.00121</text:p>
          </table:table-cell>
          <table:table-cell office:value-type="float" office:value="3.62259" calcext:value-type="float">
            <text:p>3.62259</text:p>
          </table:table-cell>
          <table:table-cell office:value-type="float" office:value="4.17271" calcext:value-type="float">
            <text:p>4.17271</text:p>
          </table:table-cell>
          <table:table-cell office:value-type="float" office:value="4.04991" calcext:value-type="float">
            <text:p>4.04991</text:p>
          </table:table-cell>
          <table:table-cell office:value-type="float" office:value="3.04268" calcext:value-type="float">
            <text:p>3.04268</text:p>
          </table:table-cell>
          <table:table-cell office:value-type="float" office:value="3.50632" calcext:value-type="float">
            <text:p>3.50632</text:p>
          </table:table-cell>
          <table:table-cell office:value-type="float" office:value="4.14829" calcext:value-type="float">
            <text:p>4.14829</text:p>
          </table:table-cell>
          <table:table-cell office:value-type="float" office:value="4.17435" calcext:value-type="float">
            <text:p>4.17435</text:p>
          </table:table-cell>
          <table:table-cell office:value-type="float" office:value="3.77255" calcext:value-type="float">
            <text:p>3.77255</text:p>
          </table:table-cell>
          <table:table-cell office:value-type="float" office:value="3.05386" calcext:value-type="float">
            <text:p>3.05386</text:p>
          </table:table-cell>
          <table:table-cell/>
          <table:table-cell table:formula="of:=AVERAGE([.B68:.BI68])" office:value-type="float" office:value="3.89667716666667" calcext:value-type="float">
            <text:p>3.8966771667</text:p>
          </table:table-cell>
          <table:table-cell table:formula="of:=STDEV([.B68:.BI68])/2" office:value-type="float" office:value="0.222438902601941" calcext:value-type="float">
            <text:p>0.222438902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.06841" calcext:value-type="float">
            <text:p>4.06841</text:p>
          </table:table-cell>
          <table:table-cell office:value-type="float" office:value="4.04477" calcext:value-type="float">
            <text:p>4.04477</text:p>
          </table:table-cell>
          <table:table-cell office:value-type="float" office:value="3.19372" calcext:value-type="float">
            <text:p>3.19372</text:p>
          </table:table-cell>
          <table:table-cell office:value-type="float" office:value="4.09404" calcext:value-type="float">
            <text:p>4.09404</text:p>
          </table:table-cell>
          <table:table-cell office:value-type="float" office:value="4.08555" calcext:value-type="float">
            <text:p>4.08555</text:p>
          </table:table-cell>
          <table:table-cell office:value-type="float" office:value="3.4814" calcext:value-type="float">
            <text:p>3.4814</text:p>
          </table:table-cell>
          <table:table-cell office:value-type="float" office:value="4.25681" calcext:value-type="float">
            <text:p>4.25681</text:p>
          </table:table-cell>
          <table:table-cell office:value-type="float" office:value="4.14282" calcext:value-type="float">
            <text:p>4.14282</text:p>
          </table:table-cell>
          <table:table-cell office:value-type="float" office:value="4.33451" calcext:value-type="float">
            <text:p>4.33451</text:p>
          </table:table-cell>
          <table:table-cell office:value-type="float" office:value="4.2063" calcext:value-type="float">
            <text:p>4.2063</text:p>
          </table:table-cell>
          <table:table-cell office:value-type="float" office:value="4.18455" calcext:value-type="float">
            <text:p>4.18455</text:p>
          </table:table-cell>
          <table:table-cell office:value-type="float" office:value="3.69031" calcext:value-type="float">
            <text:p>3.69031</text:p>
          </table:table-cell>
          <table:table-cell office:value-type="float" office:value="4.25067" calcext:value-type="float">
            <text:p>4.25067</text:p>
          </table:table-cell>
          <table:table-cell office:value-type="float" office:value="4.08702" calcext:value-type="float">
            <text:p>4.08702</text:p>
          </table:table-cell>
          <table:table-cell office:value-type="float" office:value="4.26632" calcext:value-type="float">
            <text:p>4.26632</text:p>
          </table:table-cell>
          <table:table-cell office:value-type="float" office:value="4.28836" calcext:value-type="float">
            <text:p>4.28836</text:p>
          </table:table-cell>
          <table:table-cell office:value-type="float" office:value="4.65876" calcext:value-type="float">
            <text:p>4.65876</text:p>
          </table:table-cell>
          <table:table-cell office:value-type="float" office:value="4.21695" calcext:value-type="float">
            <text:p>4.21695</text:p>
          </table:table-cell>
          <table:table-cell office:value-type="float" office:value="4.06949" calcext:value-type="float">
            <text:p>4.06949</text:p>
          </table:table-cell>
          <table:table-cell office:value-type="float" office:value="4.35354" calcext:value-type="float">
            <text:p>4.35354</text:p>
          </table:table-cell>
          <table:table-cell office:value-type="float" office:value="4.20671" calcext:value-type="float">
            <text:p>4.20671</text:p>
          </table:table-cell>
          <table:table-cell office:value-type="float" office:value="4.22529" calcext:value-type="float">
            <text:p>4.22529</text:p>
          </table:table-cell>
          <table:table-cell office:value-type="float" office:value="4.19206" calcext:value-type="float">
            <text:p>4.19206</text:p>
          </table:table-cell>
          <table:table-cell office:value-type="float" office:value="4.19963" calcext:value-type="float">
            <text:p>4.19963</text:p>
          </table:table-cell>
          <table:table-cell office:value-type="float" office:value="4.12236" calcext:value-type="float">
            <text:p>4.12236</text:p>
          </table:table-cell>
          <table:table-cell office:value-type="float" office:value="3.38784" calcext:value-type="float">
            <text:p>3.38784</text:p>
          </table:table-cell>
          <table:table-cell office:value-type="float" office:value="4.71862" calcext:value-type="float">
            <text:p>4.71862</text:p>
          </table:table-cell>
          <table:table-cell office:value-type="float" office:value="4.32783" calcext:value-type="float">
            <text:p>4.32783</text:p>
          </table:table-cell>
          <table:table-cell office:value-type="float" office:value="4.30248" calcext:value-type="float">
            <text:p>4.30248</text:p>
          </table:table-cell>
          <table:table-cell office:value-type="float" office:value="4.19484" calcext:value-type="float">
            <text:p>4.19484</text:p>
          </table:table-cell>
          <table:table-cell office:value-type="float" office:value="4.10154" calcext:value-type="float">
            <text:p>4.10154</text:p>
          </table:table-cell>
          <table:table-cell office:value-type="float" office:value="4.16072" calcext:value-type="float">
            <text:p>4.16072</text:p>
          </table:table-cell>
          <table:table-cell office:value-type="float" office:value="3.01183" calcext:value-type="float">
            <text:p>3.01183</text:p>
          </table:table-cell>
          <table:table-cell office:value-type="float" office:value="4.02774" calcext:value-type="float">
            <text:p>4.02774</text:p>
          </table:table-cell>
          <table:table-cell office:value-type="float" office:value="4.0957" calcext:value-type="float">
            <text:p>4.0957</text:p>
          </table:table-cell>
          <table:table-cell office:value-type="float" office:value="3.3938" calcext:value-type="float">
            <text:p>3.3938</text:p>
          </table:table-cell>
          <table:table-cell office:value-type="float" office:value="4.32512" calcext:value-type="float">
            <text:p>4.32512</text:p>
          </table:table-cell>
          <table:table-cell office:value-type="float" office:value="4.22714" calcext:value-type="float">
            <text:p>4.22714</text:p>
          </table:table-cell>
          <table:table-cell office:value-type="float" office:value="3.92801" calcext:value-type="float">
            <text:p>3.92801</text:p>
          </table:table-cell>
          <table:table-cell office:value-type="float" office:value="3.44261" calcext:value-type="float">
            <text:p>3.44261</text:p>
          </table:table-cell>
          <table:table-cell office:value-type="float" office:value="4.22189" calcext:value-type="float">
            <text:p>4.22189</text:p>
          </table:table-cell>
          <table:table-cell office:value-type="float" office:value="3.95704" calcext:value-type="float">
            <text:p>3.95704</text:p>
          </table:table-cell>
          <table:table-cell office:value-type="float" office:value="4.18154" calcext:value-type="float">
            <text:p>4.18154</text:p>
          </table:table-cell>
          <table:table-cell office:value-type="float" office:value="4.09494" calcext:value-type="float">
            <text:p>4.09494</text:p>
          </table:table-cell>
          <table:table-cell office:value-type="float" office:value="4.33516" calcext:value-type="float">
            <text:p>4.33516</text:p>
          </table:table-cell>
          <table:table-cell office:value-type="float" office:value="4.11779" calcext:value-type="float">
            <text:p>4.11779</text:p>
          </table:table-cell>
          <table:table-cell office:value-type="float" office:value="4.27151" calcext:value-type="float">
            <text:p>4.27151</text:p>
          </table:table-cell>
          <table:table-cell office:value-type="float" office:value="4.18187" calcext:value-type="float">
            <text:p>4.18187</text:p>
          </table:table-cell>
          <table:table-cell office:value-type="float" office:value="4.20672" calcext:value-type="float">
            <text:p>4.20672</text:p>
          </table:table-cell>
          <table:table-cell office:value-type="float" office:value="4.1898" calcext:value-type="float">
            <text:p>4.1898</text:p>
          </table:table-cell>
          <table:table-cell office:value-type="float" office:value="2.93926" calcext:value-type="float">
            <text:p>2.93926</text:p>
          </table:table-cell>
          <table:table-cell office:value-type="float" office:value="4.06789" calcext:value-type="float">
            <text:p>4.06789</text:p>
          </table:table-cell>
          <table:table-cell office:value-type="float" office:value="4.08984" calcext:value-type="float">
            <text:p>4.08984</text:p>
          </table:table-cell>
          <table:table-cell office:value-type="float" office:value="3.57144" calcext:value-type="float">
            <text:p>3.57144</text:p>
          </table:table-cell>
          <table:table-cell office:value-type="float" office:value="4.16895" calcext:value-type="float">
            <text:p>4.16895</text:p>
          </table:table-cell>
          <table:table-cell office:value-type="float" office:value="4.12919" calcext:value-type="float">
            <text:p>4.12919</text:p>
          </table:table-cell>
          <table:table-cell office:value-type="float" office:value="4.74137" calcext:value-type="float">
            <text:p>4.74137</text:p>
          </table:table-cell>
          <table:table-cell office:value-type="float" office:value="4.76702" calcext:value-type="float">
            <text:p>4.76702</text:p>
          </table:table-cell>
          <table:table-cell office:value-type="float" office:value="4.36349" calcext:value-type="float">
            <text:p>4.36349</text:p>
          </table:table-cell>
          <table:table-cell office:value-type="float" office:value="4.24852" calcext:value-type="float">
            <text:p>4.24852</text:p>
          </table:table-cell>
          <table:table-cell/>
          <table:table-cell table:formula="of:=AVERAGE([.B69:.BI69])" office:value-type="float" office:value="4.09019" calcext:value-type="float">
            <text:p>4.09019</text:p>
          </table:table-cell>
          <table:table-cell table:formula="of:=STDEV([.B69:.BI69])/2" office:value-type="float" office:value="0.183420853284166" calcext:value-type="float">
            <text:p>0.183420853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.61834" calcext:value-type="float">
            <text:p>4.61834</text:p>
          </table:table-cell>
          <table:table-cell office:value-type="float" office:value="4.21246" calcext:value-type="float">
            <text:p>4.21246</text:p>
          </table:table-cell>
          <table:table-cell office:value-type="float" office:value="4.07545" calcext:value-type="float">
            <text:p>4.07545</text:p>
          </table:table-cell>
          <table:table-cell office:value-type="float" office:value="4.21374" calcext:value-type="float">
            <text:p>4.21374</text:p>
          </table:table-cell>
          <table:table-cell office:value-type="float" office:value="4.2235" calcext:value-type="float">
            <text:p>4.2235</text:p>
          </table:table-cell>
          <table:table-cell office:value-type="float" office:value="4.02631" calcext:value-type="float">
            <text:p>4.02631</text:p>
          </table:table-cell>
          <table:table-cell office:value-type="float" office:value="4.24954" calcext:value-type="float">
            <text:p>4.24954</text:p>
          </table:table-cell>
          <table:table-cell office:value-type="float" office:value="4.16706" calcext:value-type="float">
            <text:p>4.16706</text:p>
          </table:table-cell>
          <table:table-cell office:value-type="float" office:value="4.28652" calcext:value-type="float">
            <text:p>4.28652</text:p>
          </table:table-cell>
          <table:table-cell office:value-type="float" office:value="4.07957" calcext:value-type="float">
            <text:p>4.07957</text:p>
          </table:table-cell>
          <table:table-cell office:value-type="float" office:value="4.07192" calcext:value-type="float">
            <text:p>4.07192</text:p>
          </table:table-cell>
          <table:table-cell office:value-type="float" office:value="4.16067" calcext:value-type="float">
            <text:p>4.16067</text:p>
          </table:table-cell>
          <table:table-cell office:value-type="float" office:value="3.25952" calcext:value-type="float">
            <text:p>3.25952</text:p>
          </table:table-cell>
          <table:table-cell office:value-type="float" office:value="2.96422" calcext:value-type="float">
            <text:p>2.96422</text:p>
          </table:table-cell>
          <table:table-cell office:value-type="float" office:value="4.25149" calcext:value-type="float">
            <text:p>4.25149</text:p>
          </table:table-cell>
          <table:table-cell office:value-type="float" office:value="4.3299" calcext:value-type="float">
            <text:p>4.3299</text:p>
          </table:table-cell>
          <table:table-cell office:value-type="float" office:value="4.05691" calcext:value-type="float">
            <text:p>4.05691</text:p>
          </table:table-cell>
          <table:table-cell office:value-type="float" office:value="4.2472" calcext:value-type="float">
            <text:p>4.2472</text:p>
          </table:table-cell>
          <table:table-cell office:value-type="float" office:value="3.90823" calcext:value-type="float">
            <text:p>3.90823</text:p>
          </table:table-cell>
          <table:table-cell office:value-type="float" office:value="4.10632" calcext:value-type="float">
            <text:p>4.10632</text:p>
          </table:table-cell>
          <table:table-cell office:value-type="float" office:value="4.17634" calcext:value-type="float">
            <text:p>4.17634</text:p>
          </table:table-cell>
          <table:table-cell office:value-type="float" office:value="4.26466" calcext:value-type="float">
            <text:p>4.26466</text:p>
          </table:table-cell>
          <table:table-cell office:value-type="float" office:value="4.20638" calcext:value-type="float">
            <text:p>4.20638</text:p>
          </table:table-cell>
          <table:table-cell office:value-type="float" office:value="4.28255" calcext:value-type="float">
            <text:p>4.28255</text:p>
          </table:table-cell>
          <table:table-cell office:value-type="float" office:value="4.10115" calcext:value-type="float">
            <text:p>4.10115</text:p>
          </table:table-cell>
          <table:table-cell office:value-type="float" office:value="4.2058" calcext:value-type="float">
            <text:p>4.2058</text:p>
          </table:table-cell>
          <table:table-cell office:value-type="float" office:value="4.26765" calcext:value-type="float">
            <text:p>4.26765</text:p>
          </table:table-cell>
          <table:table-cell office:value-type="float" office:value="4.14574" calcext:value-type="float">
            <text:p>4.14574</text:p>
          </table:table-cell>
          <table:table-cell office:value-type="float" office:value="3.03284" calcext:value-type="float">
            <text:p>3.03284</text:p>
          </table:table-cell>
          <table:table-cell office:value-type="float" office:value="4.31424" calcext:value-type="float">
            <text:p>4.31424</text:p>
          </table:table-cell>
          <table:table-cell office:value-type="float" office:value="4.306" calcext:value-type="float">
            <text:p>4.306</text:p>
          </table:table-cell>
          <table:table-cell office:value-type="float" office:value="4.26688" calcext:value-type="float">
            <text:p>4.26688</text:p>
          </table:table-cell>
          <table:table-cell office:value-type="float" office:value="4.51111" calcext:value-type="float">
            <text:p>4.51111</text:p>
          </table:table-cell>
          <table:table-cell office:value-type="float" office:value="4.24886" calcext:value-type="float">
            <text:p>4.24886</text:p>
          </table:table-cell>
          <table:table-cell office:value-type="float" office:value="4.16192" calcext:value-type="float">
            <text:p>4.16192</text:p>
          </table:table-cell>
          <table:table-cell office:value-type="float" office:value="4.29333" calcext:value-type="float">
            <text:p>4.29333</text:p>
          </table:table-cell>
          <table:table-cell office:value-type="float" office:value="4.07144" calcext:value-type="float">
            <text:p>4.07144</text:p>
          </table:table-cell>
          <table:table-cell office:value-type="float" office:value="4.11226" calcext:value-type="float">
            <text:p>4.11226</text:p>
          </table:table-cell>
          <table:table-cell office:value-type="float" office:value="4.06325" calcext:value-type="float">
            <text:p>4.06325</text:p>
          </table:table-cell>
          <table:table-cell office:value-type="float" office:value="4.20745" calcext:value-type="float">
            <text:p>4.20745</text:p>
          </table:table-cell>
          <table:table-cell office:value-type="float" office:value="4.09367" calcext:value-type="float">
            <text:p>4.09367</text:p>
          </table:table-cell>
          <table:table-cell office:value-type="float" office:value="4.07026" calcext:value-type="float">
            <text:p>4.07026</text:p>
          </table:table-cell>
          <table:table-cell office:value-type="float" office:value="4.26004" calcext:value-type="float">
            <text:p>4.26004</text:p>
          </table:table-cell>
          <table:table-cell office:value-type="float" office:value="4.06197" calcext:value-type="float">
            <text:p>4.06197</text:p>
          </table:table-cell>
          <table:table-cell office:value-type="float" office:value="4.06129" calcext:value-type="float">
            <text:p>4.06129</text:p>
          </table:table-cell>
          <table:table-cell office:value-type="float" office:value="4.18345" calcext:value-type="float">
            <text:p>4.18345</text:p>
          </table:table-cell>
          <table:table-cell office:value-type="float" office:value="4.09349" calcext:value-type="float">
            <text:p>4.09349</text:p>
          </table:table-cell>
          <table:table-cell office:value-type="float" office:value="3.48606" calcext:value-type="float">
            <text:p>3.48606</text:p>
          </table:table-cell>
          <table:table-cell office:value-type="float" office:value="4.18338" calcext:value-type="float">
            <text:p>4.18338</text:p>
          </table:table-cell>
          <table:table-cell office:value-type="float" office:value="3.33901" calcext:value-type="float">
            <text:p>3.33901</text:p>
          </table:table-cell>
          <table:table-cell office:value-type="float" office:value="3.36446" calcext:value-type="float">
            <text:p>3.36446</text:p>
          </table:table-cell>
          <table:table-cell office:value-type="float" office:value="4.3595" calcext:value-type="float">
            <text:p>4.3595</text:p>
          </table:table-cell>
          <table:table-cell office:value-type="float" office:value="4.29077" calcext:value-type="float">
            <text:p>4.29077</text:p>
          </table:table-cell>
          <table:table-cell office:value-type="float" office:value="4.26358" calcext:value-type="float">
            <text:p>4.26358</text:p>
          </table:table-cell>
          <table:table-cell office:value-type="float" office:value="3.28952" calcext:value-type="float">
            <text:p>3.28952</text:p>
          </table:table-cell>
          <table:table-cell office:value-type="float" office:value="2.91177" calcext:value-type="float">
            <text:p>2.91177</text:p>
          </table:table-cell>
          <table:table-cell office:value-type="float" office:value="4.10785" calcext:value-type="float">
            <text:p>4.10785</text:p>
          </table:table-cell>
          <table:table-cell office:value-type="float" office:value="4.10028" calcext:value-type="float">
            <text:p>4.10028</text:p>
          </table:table-cell>
          <table:table-cell office:value-type="float" office:value="3.45435" calcext:value-type="float">
            <text:p>3.45435</text:p>
          </table:table-cell>
          <table:table-cell office:value-type="float" office:value="4.24313" calcext:value-type="float">
            <text:p>4.24313</text:p>
          </table:table-cell>
          <table:table-cell/>
          <table:table-cell table:formula="of:=AVERAGE([.B70:.BI70])" office:value-type="float" office:value="4.0494425" calcext:value-type="float">
            <text:p>4.0494425</text:p>
          </table:table-cell>
          <table:table-cell table:formula="of:=STDEV([.B70:.BI70])/2" office:value-type="float" office:value="0.185931653687323" calcext:value-type="float">
            <text:p>0.1859316537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.22244" calcext:value-type="float">
            <text:p>4.22244</text:p>
          </table:table-cell>
          <table:table-cell office:value-type="float" office:value="4.16929" calcext:value-type="float">
            <text:p>4.16929</text:p>
          </table:table-cell>
          <table:table-cell office:value-type="float" office:value="4.29261" calcext:value-type="float">
            <text:p>4.29261</text:p>
          </table:table-cell>
          <table:table-cell office:value-type="float" office:value="4.19889" calcext:value-type="float">
            <text:p>4.19889</text:p>
          </table:table-cell>
          <table:table-cell office:value-type="float" office:value="4.30149" calcext:value-type="float">
            <text:p>4.30149</text:p>
          </table:table-cell>
          <table:table-cell office:value-type="float" office:value="4.16571" calcext:value-type="float">
            <text:p>4.16571</text:p>
          </table:table-cell>
          <table:table-cell office:value-type="float" office:value="4.24729" calcext:value-type="float">
            <text:p>4.24729</text:p>
          </table:table-cell>
          <table:table-cell office:value-type="float" office:value="4.16097" calcext:value-type="float">
            <text:p>4.16097</text:p>
          </table:table-cell>
          <table:table-cell office:value-type="float" office:value="4.64351" calcext:value-type="float">
            <text:p>4.64351</text:p>
          </table:table-cell>
          <table:table-cell office:value-type="float" office:value="4.61837" calcext:value-type="float">
            <text:p>4.61837</text:p>
          </table:table-cell>
          <table:table-cell office:value-type="float" office:value="4.09551" calcext:value-type="float">
            <text:p>4.09551</text:p>
          </table:table-cell>
          <table:table-cell office:value-type="float" office:value="3.31989" calcext:value-type="float">
            <text:p>3.31989</text:p>
          </table:table-cell>
          <table:table-cell office:value-type="float" office:value="4.72621" calcext:value-type="float">
            <text:p>4.72621</text:p>
          </table:table-cell>
          <table:table-cell office:value-type="float" office:value="4.13258" calcext:value-type="float">
            <text:p>4.13258</text:p>
          </table:table-cell>
          <table:table-cell office:value-type="float" office:value="4.57287" calcext:value-type="float">
            <text:p>4.57287</text:p>
          </table:table-cell>
          <table:table-cell office:value-type="float" office:value="4.14335" calcext:value-type="float">
            <text:p>4.14335</text:p>
          </table:table-cell>
          <table:table-cell office:value-type="float" office:value="4.19068" calcext:value-type="float">
            <text:p>4.19068</text:p>
          </table:table-cell>
          <table:table-cell office:value-type="float" office:value="4.28733" calcext:value-type="float">
            <text:p>4.28733</text:p>
          </table:table-cell>
          <table:table-cell office:value-type="float" office:value="4.51509" calcext:value-type="float">
            <text:p>4.51509</text:p>
          </table:table-cell>
          <table:table-cell office:value-type="float" office:value="4.68674" calcext:value-type="float">
            <text:p>4.68674</text:p>
          </table:table-cell>
          <table:table-cell office:value-type="float" office:value="4.07091" calcext:value-type="float">
            <text:p>4.07091</text:p>
          </table:table-cell>
          <table:table-cell office:value-type="float" office:value="3.19111" calcext:value-type="float">
            <text:p>3.19111</text:p>
          </table:table-cell>
          <table:table-cell office:value-type="float" office:value="4.0928" calcext:value-type="float">
            <text:p>4.0928</text:p>
          </table:table-cell>
          <table:table-cell office:value-type="float" office:value="4.27544" calcext:value-type="float">
            <text:p>4.27544</text:p>
          </table:table-cell>
          <table:table-cell office:value-type="float" office:value="4.18544" calcext:value-type="float">
            <text:p>4.18544</text:p>
          </table:table-cell>
          <table:table-cell office:value-type="float" office:value="4.17681" calcext:value-type="float">
            <text:p>4.17681</text:p>
          </table:table-cell>
          <table:table-cell office:value-type="float" office:value="4.10515" calcext:value-type="float">
            <text:p>4.10515</text:p>
          </table:table-cell>
          <table:table-cell office:value-type="float" office:value="4.18227" calcext:value-type="float">
            <text:p>4.18227</text:p>
          </table:table-cell>
          <table:table-cell office:value-type="float" office:value="4.39809" calcext:value-type="float">
            <text:p>4.39809</text:p>
          </table:table-cell>
          <table:table-cell office:value-type="float" office:value="4.21324" calcext:value-type="float">
            <text:p>4.21324</text:p>
          </table:table-cell>
          <table:table-cell office:value-type="float" office:value="4.37607" calcext:value-type="float">
            <text:p>4.37607</text:p>
          </table:table-cell>
          <table:table-cell office:value-type="float" office:value="4.25518" calcext:value-type="float">
            <text:p>4.25518</text:p>
          </table:table-cell>
          <table:table-cell office:value-type="float" office:value="4.26404" calcext:value-type="float">
            <text:p>4.26404</text:p>
          </table:table-cell>
          <table:table-cell office:value-type="float" office:value="4.2223" calcext:value-type="float">
            <text:p>4.2223</text:p>
          </table:table-cell>
          <table:table-cell office:value-type="float" office:value="4.22516" calcext:value-type="float">
            <text:p>4.22516</text:p>
          </table:table-cell>
          <table:table-cell office:value-type="float" office:value="4.37691" calcext:value-type="float">
            <text:p>4.37691</text:p>
          </table:table-cell>
          <table:table-cell office:value-type="float" office:value="4.47935" calcext:value-type="float">
            <text:p>4.47935</text:p>
          </table:table-cell>
          <table:table-cell office:value-type="float" office:value="4.27457" calcext:value-type="float">
            <text:p>4.27457</text:p>
          </table:table-cell>
          <table:table-cell office:value-type="float" office:value="4.38453" calcext:value-type="float">
            <text:p>4.38453</text:p>
          </table:table-cell>
          <table:table-cell office:value-type="float" office:value="4.28432" calcext:value-type="float">
            <text:p>4.28432</text:p>
          </table:table-cell>
          <table:table-cell office:value-type="float" office:value="4.30067" calcext:value-type="float">
            <text:p>4.30067</text:p>
          </table:table-cell>
          <table:table-cell office:value-type="float" office:value="4.06147" calcext:value-type="float">
            <text:p>4.06147</text:p>
          </table:table-cell>
          <table:table-cell office:value-type="float" office:value="4.14559" calcext:value-type="float">
            <text:p>4.14559</text:p>
          </table:table-cell>
          <table:table-cell office:value-type="float" office:value="4.26244" calcext:value-type="float">
            <text:p>4.26244</text:p>
          </table:table-cell>
          <table:table-cell office:value-type="float" office:value="4.30174" calcext:value-type="float">
            <text:p>4.30174</text:p>
          </table:table-cell>
          <table:table-cell office:value-type="float" office:value="4.31742" calcext:value-type="float">
            <text:p>4.31742</text:p>
          </table:table-cell>
          <table:table-cell office:value-type="float" office:value="3.57667" calcext:value-type="float">
            <text:p>3.57667</text:p>
          </table:table-cell>
          <table:table-cell office:value-type="float" office:value="4.38622" calcext:value-type="float">
            <text:p>4.38622</text:p>
          </table:table-cell>
          <table:table-cell office:value-type="float" office:value="4.34243" calcext:value-type="float">
            <text:p>4.34243</text:p>
          </table:table-cell>
          <table:table-cell office:value-type="float" office:value="3.56805" calcext:value-type="float">
            <text:p>3.56805</text:p>
          </table:table-cell>
          <table:table-cell office:value-type="float" office:value="3.55554" calcext:value-type="float">
            <text:p>3.55554</text:p>
          </table:table-cell>
          <table:table-cell office:value-type="float" office:value="4.188" calcext:value-type="float">
            <text:p>4.188</text:p>
          </table:table-cell>
          <table:table-cell office:value-type="float" office:value="4.16348" calcext:value-type="float">
            <text:p>4.16348</text:p>
          </table:table-cell>
          <table:table-cell office:value-type="float" office:value="4.19137" calcext:value-type="float">
            <text:p>4.19137</text:p>
          </table:table-cell>
          <table:table-cell office:value-type="float" office:value="4.13002" calcext:value-type="float">
            <text:p>4.13002</text:p>
          </table:table-cell>
          <table:table-cell office:value-type="float" office:value="4.16181" calcext:value-type="float">
            <text:p>4.16181</text:p>
          </table:table-cell>
          <table:table-cell office:value-type="float" office:value="4.215" calcext:value-type="float">
            <text:p>4.215</text:p>
          </table:table-cell>
          <table:table-cell office:value-type="float" office:value="4.41026" calcext:value-type="float">
            <text:p>4.41026</text:p>
          </table:table-cell>
          <table:table-cell office:value-type="float" office:value="3.59328" calcext:value-type="float">
            <text:p>3.59328</text:p>
          </table:table-cell>
          <table:table-cell office:value-type="float" office:value="4.23317" calcext:value-type="float">
            <text:p>4.23317</text:p>
          </table:table-cell>
          <table:table-cell/>
          <table:table-cell table:formula="of:=AVERAGE([.B71:.BI71])" office:value-type="float" office:value="4.19715233333333" calcext:value-type="float">
            <text:p>4.1971523333</text:p>
          </table:table-cell>
          <table:table-cell table:formula="of:=STDEV([.B71:.BI71])/2" office:value-type="float" office:value="0.145354579074544" calcext:value-type="float">
            <text:p>0.145354579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.16311" calcext:value-type="float">
            <text:p>4.16311</text:p>
          </table:table-cell>
          <table:table-cell office:value-type="float" office:value="4.2536" calcext:value-type="float">
            <text:p>4.2536</text:p>
          </table:table-cell>
          <table:table-cell office:value-type="float" office:value="3.98856" calcext:value-type="float">
            <text:p>3.98856</text:p>
          </table:table-cell>
          <table:table-cell office:value-type="float" office:value="4.14669" calcext:value-type="float">
            <text:p>4.14669</text:p>
          </table:table-cell>
          <table:table-cell office:value-type="float" office:value="4.64713" calcext:value-type="float">
            <text:p>4.64713</text:p>
          </table:table-cell>
          <table:table-cell office:value-type="float" office:value="4.25128" calcext:value-type="float">
            <text:p>4.25128</text:p>
          </table:table-cell>
          <table:table-cell office:value-type="float" office:value="4.23131" calcext:value-type="float">
            <text:p>4.23131</text:p>
          </table:table-cell>
          <table:table-cell office:value-type="float" office:value="3.62804" calcext:value-type="float">
            <text:p>3.62804</text:p>
          </table:table-cell>
          <table:table-cell office:value-type="float" office:value="4.30732" calcext:value-type="float">
            <text:p>4.30732</text:p>
          </table:table-cell>
          <table:table-cell office:value-type="float" office:value="4.29819" calcext:value-type="float">
            <text:p>4.29819</text:p>
          </table:table-cell>
          <table:table-cell office:value-type="float" office:value="4.37982" calcext:value-type="float">
            <text:p>4.37982</text:p>
          </table:table-cell>
          <table:table-cell office:value-type="float" office:value="4.28285" calcext:value-type="float">
            <text:p>4.28285</text:p>
          </table:table-cell>
          <table:table-cell office:value-type="float" office:value="4.03711" calcext:value-type="float">
            <text:p>4.03711</text:p>
          </table:table-cell>
          <table:table-cell office:value-type="float" office:value="4.36528" calcext:value-type="float">
            <text:p>4.36528</text:p>
          </table:table-cell>
          <table:table-cell office:value-type="float" office:value="4.26537" calcext:value-type="float">
            <text:p>4.26537</text:p>
          </table:table-cell>
          <table:table-cell office:value-type="float" office:value="4.33452" calcext:value-type="float">
            <text:p>4.33452</text:p>
          </table:table-cell>
          <table:table-cell office:value-type="float" office:value="4.40885" calcext:value-type="float">
            <text:p>4.40885</text:p>
          </table:table-cell>
          <table:table-cell office:value-type="float" office:value="4.35505" calcext:value-type="float">
            <text:p>4.35505</text:p>
          </table:table-cell>
          <table:table-cell office:value-type="float" office:value="4.14553" calcext:value-type="float">
            <text:p>4.14553</text:p>
          </table:table-cell>
          <table:table-cell office:value-type="float" office:value="4.27327" calcext:value-type="float">
            <text:p>4.27327</text:p>
          </table:table-cell>
          <table:table-cell office:value-type="float" office:value="4.17515" calcext:value-type="float">
            <text:p>4.17515</text:p>
          </table:table-cell>
          <table:table-cell office:value-type="float" office:value="4.19624" calcext:value-type="float">
            <text:p>4.19624</text:p>
          </table:table-cell>
          <table:table-cell office:value-type="float" office:value="4.26881" calcext:value-type="float">
            <text:p>4.26881</text:p>
          </table:table-cell>
          <table:table-cell office:value-type="float" office:value="4.18828" calcext:value-type="float">
            <text:p>4.18828</text:p>
          </table:table-cell>
          <table:table-cell office:value-type="float" office:value="4.17783" calcext:value-type="float">
            <text:p>4.17783</text:p>
          </table:table-cell>
          <table:table-cell office:value-type="float" office:value="3.02962" calcext:value-type="float">
            <text:p>3.02962</text:p>
          </table:table-cell>
          <table:table-cell office:value-type="float" office:value="4.24737" calcext:value-type="float">
            <text:p>4.24737</text:p>
          </table:table-cell>
          <table:table-cell office:value-type="float" office:value="4.29746" calcext:value-type="float">
            <text:p>4.29746</text:p>
          </table:table-cell>
          <table:table-cell office:value-type="float" office:value="4.11827" calcext:value-type="float">
            <text:p>4.11827</text:p>
          </table:table-cell>
          <table:table-cell office:value-type="float" office:value="4.05866" calcext:value-type="float">
            <text:p>4.05866</text:p>
          </table:table-cell>
          <table:table-cell office:value-type="float" office:value="3.6523" calcext:value-type="float">
            <text:p>3.6523</text:p>
          </table:table-cell>
          <table:table-cell office:value-type="float" office:value="4.13624" calcext:value-type="float">
            <text:p>4.13624</text:p>
          </table:table-cell>
          <table:table-cell office:value-type="float" office:value="4.0774" calcext:value-type="float">
            <text:p>4.0774</text:p>
          </table:table-cell>
          <table:table-cell office:value-type="float" office:value="4.21451" calcext:value-type="float">
            <text:p>4.21451</text:p>
          </table:table-cell>
          <table:table-cell office:value-type="float" office:value="4.2368" calcext:value-type="float">
            <text:p>4.2368</text:p>
          </table:table-cell>
          <table:table-cell office:value-type="float" office:value="4.29711" calcext:value-type="float">
            <text:p>4.29711</text:p>
          </table:table-cell>
          <table:table-cell office:value-type="float" office:value="4.30892" calcext:value-type="float">
            <text:p>4.30892</text:p>
          </table:table-cell>
          <table:table-cell office:value-type="float" office:value="4.33543" calcext:value-type="float">
            <text:p>4.33543</text:p>
          </table:table-cell>
          <table:table-cell office:value-type="float" office:value="4.18631" calcext:value-type="float">
            <text:p>4.18631</text:p>
          </table:table-cell>
          <table:table-cell office:value-type="float" office:value="4.34987" calcext:value-type="float">
            <text:p>4.34987</text:p>
          </table:table-cell>
          <table:table-cell office:value-type="float" office:value="4.35246" calcext:value-type="float">
            <text:p>4.35246</text:p>
          </table:table-cell>
          <table:table-cell office:value-type="float" office:value="4.36603" calcext:value-type="float">
            <text:p>4.36603</text:p>
          </table:table-cell>
          <table:table-cell office:value-type="float" office:value="4.16035" calcext:value-type="float">
            <text:p>4.16035</text:p>
          </table:table-cell>
          <table:table-cell office:value-type="float" office:value="4.15597" calcext:value-type="float">
            <text:p>4.15597</text:p>
          </table:table-cell>
          <table:table-cell office:value-type="float" office:value="4.21323" calcext:value-type="float">
            <text:p>4.21323</text:p>
          </table:table-cell>
          <table:table-cell office:value-type="float" office:value="4.14899" calcext:value-type="float">
            <text:p>4.14899</text:p>
          </table:table-cell>
          <table:table-cell office:value-type="float" office:value="4.14299" calcext:value-type="float">
            <text:p>4.14299</text:p>
          </table:table-cell>
          <table:table-cell office:value-type="float" office:value="4.25634" calcext:value-type="float">
            <text:p>4.25634</text:p>
          </table:table-cell>
          <table:table-cell office:value-type="float" office:value="4.15846" calcext:value-type="float">
            <text:p>4.15846</text:p>
          </table:table-cell>
          <table:table-cell office:value-type="float" office:value="4.13218" calcext:value-type="float">
            <text:p>4.13218</text:p>
          </table:table-cell>
          <table:table-cell office:value-type="float" office:value="4.22027" calcext:value-type="float">
            <text:p>4.22027</text:p>
          </table:table-cell>
          <table:table-cell office:value-type="float" office:value="4.2205" calcext:value-type="float">
            <text:p>4.2205</text:p>
          </table:table-cell>
          <table:table-cell office:value-type="float" office:value="4.14457" calcext:value-type="float">
            <text:p>4.14457</text:p>
          </table:table-cell>
          <table:table-cell office:value-type="float" office:value="4.07031" calcext:value-type="float">
            <text:p>4.07031</text:p>
          </table:table-cell>
          <table:table-cell office:value-type="float" office:value="3.93229" calcext:value-type="float">
            <text:p>3.93229</text:p>
          </table:table-cell>
          <table:table-cell office:value-type="float" office:value="4.23885" calcext:value-type="float">
            <text:p>4.23885</text:p>
          </table:table-cell>
          <table:table-cell office:value-type="float" office:value="4.14408" calcext:value-type="float">
            <text:p>4.14408</text:p>
          </table:table-cell>
          <table:table-cell office:value-type="float" office:value="4.57264" calcext:value-type="float">
            <text:p>4.57264</text:p>
          </table:table-cell>
          <table:table-cell office:value-type="float" office:value="4.64712" calcext:value-type="float">
            <text:p>4.64712</text:p>
          </table:table-cell>
          <table:table-cell office:value-type="float" office:value="4.28345" calcext:value-type="float">
            <text:p>4.28345</text:p>
          </table:table-cell>
          <table:table-cell/>
          <table:table-cell table:formula="of:=AVERAGE([.B72:.BI72])" office:value-type="float" office:value="4.19794233333333" calcext:value-type="float">
            <text:p>4.1979423333</text:p>
          </table:table-cell>
          <table:table-cell table:formula="of:=STDEV([.B72:.BI72])/2" office:value-type="float" office:value="0.114693657676995" calcext:value-type="float">
            <text:p>0.114693657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.07236" calcext:value-type="float">
            <text:p>4.07236</text:p>
          </table:table-cell>
          <table:table-cell office:value-type="float" office:value="4.11922" calcext:value-type="float">
            <text:p>4.11922</text:p>
          </table:table-cell>
          <table:table-cell office:value-type="float" office:value="4.15175" calcext:value-type="float">
            <text:p>4.15175</text:p>
          </table:table-cell>
          <table:table-cell office:value-type="float" office:value="4.21379" calcext:value-type="float">
            <text:p>4.21379</text:p>
          </table:table-cell>
          <table:table-cell office:value-type="float" office:value="4.2205" calcext:value-type="float">
            <text:p>4.2205</text:p>
          </table:table-cell>
          <table:table-cell office:value-type="float" office:value="4.31091" calcext:value-type="float">
            <text:p>4.31091</text:p>
          </table:table-cell>
          <table:table-cell office:value-type="float" office:value="4.37769" calcext:value-type="float">
            <text:p>4.37769</text:p>
          </table:table-cell>
          <table:table-cell office:value-type="float" office:value="4.1331" calcext:value-type="float">
            <text:p>4.1331</text:p>
          </table:table-cell>
          <table:table-cell office:value-type="float" office:value="4.3092" calcext:value-type="float">
            <text:p>4.3092</text:p>
          </table:table-cell>
          <table:table-cell office:value-type="float" office:value="4.2965" calcext:value-type="float">
            <text:p>4.2965</text:p>
          </table:table-cell>
          <table:table-cell office:value-type="float" office:value="4.34291" calcext:value-type="float">
            <text:p>4.34291</text:p>
          </table:table-cell>
          <table:table-cell office:value-type="float" office:value="4.115" calcext:value-type="float">
            <text:p>4.115</text:p>
          </table:table-cell>
          <table:table-cell office:value-type="float" office:value="4.22842" calcext:value-type="float">
            <text:p>4.22842</text:p>
          </table:table-cell>
          <table:table-cell office:value-type="float" office:value="4.14882" calcext:value-type="float">
            <text:p>4.14882</text:p>
          </table:table-cell>
          <table:table-cell office:value-type="float" office:value="4.2584" calcext:value-type="float">
            <text:p>4.2584</text:p>
          </table:table-cell>
          <table:table-cell office:value-type="float" office:value="4.27649" calcext:value-type="float">
            <text:p>4.27649</text:p>
          </table:table-cell>
          <table:table-cell office:value-type="float" office:value="4.18162" calcext:value-type="float">
            <text:p>4.18162</text:p>
          </table:table-cell>
          <table:table-cell office:value-type="float" office:value="4.25013" calcext:value-type="float">
            <text:p>4.25013</text:p>
          </table:table-cell>
          <table:table-cell office:value-type="float" office:value="4.40654" calcext:value-type="float">
            <text:p>4.40654</text:p>
          </table:table-cell>
          <table:table-cell office:value-type="float" office:value="4.41651" calcext:value-type="float">
            <text:p>4.41651</text:p>
          </table:table-cell>
          <table:table-cell office:value-type="float" office:value="4.071" calcext:value-type="float">
            <text:p>4.071</text:p>
          </table:table-cell>
          <table:table-cell office:value-type="float" office:value="4.27356" calcext:value-type="float">
            <text:p>4.27356</text:p>
          </table:table-cell>
          <table:table-cell office:value-type="float" office:value="4.28963" calcext:value-type="float">
            <text:p>4.28963</text:p>
          </table:table-cell>
          <table:table-cell office:value-type="float" office:value="4.07524" calcext:value-type="float">
            <text:p>4.07524</text:p>
          </table:table-cell>
          <table:table-cell office:value-type="float" office:value="4.1028" calcext:value-type="float">
            <text:p>4.1028</text:p>
          </table:table-cell>
          <table:table-cell office:value-type="float" office:value="4.08942" calcext:value-type="float">
            <text:p>4.08942</text:p>
          </table:table-cell>
          <table:table-cell office:value-type="float" office:value="4.26169" calcext:value-type="float">
            <text:p>4.26169</text:p>
          </table:table-cell>
          <table:table-cell office:value-type="float" office:value="4.40945" calcext:value-type="float">
            <text:p>4.40945</text:p>
          </table:table-cell>
          <table:table-cell office:value-type="float" office:value="4.19437" calcext:value-type="float">
            <text:p>4.19437</text:p>
          </table:table-cell>
          <table:table-cell office:value-type="float" office:value="4.20431" calcext:value-type="float">
            <text:p>4.20431</text:p>
          </table:table-cell>
          <table:table-cell office:value-type="float" office:value="4.22807" calcext:value-type="float">
            <text:p>4.22807</text:p>
          </table:table-cell>
          <table:table-cell office:value-type="float" office:value="4.24347" calcext:value-type="float">
            <text:p>4.24347</text:p>
          </table:table-cell>
          <table:table-cell office:value-type="float" office:value="4.22713" calcext:value-type="float">
            <text:p>4.22713</text:p>
          </table:table-cell>
          <table:table-cell office:value-type="float" office:value="4.17362" calcext:value-type="float">
            <text:p>4.17362</text:p>
          </table:table-cell>
          <table:table-cell office:value-type="float" office:value="4.16618" calcext:value-type="float">
            <text:p>4.16618</text:p>
          </table:table-cell>
          <table:table-cell office:value-type="float" office:value="4.09563" calcext:value-type="float">
            <text:p>4.09563</text:p>
          </table:table-cell>
          <table:table-cell office:value-type="float" office:value="4.25341" calcext:value-type="float">
            <text:p>4.25341</text:p>
          </table:table-cell>
          <table:table-cell office:value-type="float" office:value="4.15201" calcext:value-type="float">
            <text:p>4.15201</text:p>
          </table:table-cell>
          <table:table-cell office:value-type="float" office:value="4.22418" calcext:value-type="float">
            <text:p>4.22418</text:p>
          </table:table-cell>
          <table:table-cell office:value-type="float" office:value="4.33996" calcext:value-type="float">
            <text:p>4.33996</text:p>
          </table:table-cell>
          <table:table-cell office:value-type="float" office:value="4.17483" calcext:value-type="float">
            <text:p>4.17483</text:p>
          </table:table-cell>
          <table:table-cell office:value-type="float" office:value="4.222" calcext:value-type="float">
            <text:p>4.222</text:p>
          </table:table-cell>
          <table:table-cell office:value-type="float" office:value="4.15113" calcext:value-type="float">
            <text:p>4.15113</text:p>
          </table:table-cell>
          <table:table-cell office:value-type="float" office:value="4.11653" calcext:value-type="float">
            <text:p>4.11653</text:p>
          </table:table-cell>
          <table:table-cell office:value-type="float" office:value="4.06902" calcext:value-type="float">
            <text:p>4.06902</text:p>
          </table:table-cell>
          <table:table-cell office:value-type="float" office:value="4.28769" calcext:value-type="float">
            <text:p>4.28769</text:p>
          </table:table-cell>
          <table:table-cell office:value-type="float" office:value="4.32401" calcext:value-type="float">
            <text:p>4.32401</text:p>
          </table:table-cell>
          <table:table-cell office:value-type="float" office:value="4.16931" calcext:value-type="float">
            <text:p>4.16931</text:p>
          </table:table-cell>
          <table:table-cell office:value-type="float" office:value="4.20298" calcext:value-type="float">
            <text:p>4.20298</text:p>
          </table:table-cell>
          <table:table-cell office:value-type="float" office:value="4.33803" calcext:value-type="float">
            <text:p>4.33803</text:p>
          </table:table-cell>
          <table:table-cell office:value-type="float" office:value="4.23143" calcext:value-type="float">
            <text:p>4.23143</text:p>
          </table:table-cell>
          <table:table-cell office:value-type="float" office:value="4.26699" calcext:value-type="float">
            <text:p>4.26699</text:p>
          </table:table-cell>
          <table:table-cell office:value-type="float" office:value="4.23942" calcext:value-type="float">
            <text:p>4.23942</text:p>
          </table:table-cell>
          <table:table-cell office:value-type="float" office:value="4.27496" calcext:value-type="float">
            <text:p>4.27496</text:p>
          </table:table-cell>
          <table:table-cell office:value-type="float" office:value="4.20798" calcext:value-type="float">
            <text:p>4.20798</text:p>
          </table:table-cell>
          <table:table-cell office:value-type="float" office:value="4.12565" calcext:value-type="float">
            <text:p>4.12565</text:p>
          </table:table-cell>
          <table:table-cell office:value-type="float" office:value="4.26443" calcext:value-type="float">
            <text:p>4.26443</text:p>
          </table:table-cell>
          <table:table-cell office:value-type="float" office:value="4.24139" calcext:value-type="float">
            <text:p>4.24139</text:p>
          </table:table-cell>
          <table:table-cell office:value-type="float" office:value="4.10324" calcext:value-type="float">
            <text:p>4.10324</text:p>
          </table:table-cell>
          <table:table-cell office:value-type="float" office:value="4.2439" calcext:value-type="float">
            <text:p>4.2439</text:p>
          </table:table-cell>
          <table:table-cell/>
          <table:table-cell table:formula="of:=AVERAGE([.B73:.BI73])" office:value-type="float" office:value="4.21933183333333" calcext:value-type="float">
            <text:p>4.2193318333</text:p>
          </table:table-cell>
          <table:table-cell table:formula="of:=STDEV([.B73:.BI73])/2" office:value-type="float" office:value="0.0445440149824379" calcext:value-type="float">
            <text:p>0.044544015</text:p>
          </table:table-cell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SimpleCoreAffinity</text:p>
          </table:table-cell>
          <table:table-cell table:number-columns-repeated="6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.13526" calcext:value-type="float">
            <text:p>2.13526</text:p>
          </table:table-cell>
          <table:table-cell office:value-type="float" office:value="1.96382" calcext:value-type="float">
            <text:p>1.96382</text:p>
          </table:table-cell>
          <table:table-cell office:value-type="float" office:value="2.2138" calcext:value-type="float">
            <text:p>2.2138</text:p>
          </table:table-cell>
          <table:table-cell office:value-type="float" office:value="1.74695" calcext:value-type="float">
            <text:p>1.74695</text:p>
          </table:table-cell>
          <table:table-cell office:value-type="float" office:value="2.29649" calcext:value-type="float">
            <text:p>2.29649</text:p>
          </table:table-cell>
          <table:table-cell office:value-type="float" office:value="1.75643" calcext:value-type="float">
            <text:p>1.75643</text:p>
          </table:table-cell>
          <table:table-cell office:value-type="float" office:value="2.25582" calcext:value-type="float">
            <text:p>2.25582</text:p>
          </table:table-cell>
          <table:table-cell office:value-type="float" office:value="1.73933" calcext:value-type="float">
            <text:p>1.73933</text:p>
          </table:table-cell>
          <table:table-cell office:value-type="float" office:value="1.64746" calcext:value-type="float">
            <text:p>1.64746</text:p>
          </table:table-cell>
          <table:table-cell office:value-type="float" office:value="2.10523" calcext:value-type="float">
            <text:p>2.10523</text:p>
          </table:table-cell>
          <table:table-cell office:value-type="float" office:value="1.73782" calcext:value-type="float">
            <text:p>1.73782</text:p>
          </table:table-cell>
          <table:table-cell office:value-type="float" office:value="2.21756" calcext:value-type="float">
            <text:p>2.21756</text:p>
          </table:table-cell>
          <table:table-cell office:value-type="float" office:value="2.18945" calcext:value-type="float">
            <text:p>2.18945</text:p>
          </table:table-cell>
          <table:table-cell office:value-type="float" office:value="1.71687" calcext:value-type="float">
            <text:p>1.71687</text:p>
          </table:table-cell>
          <table:table-cell office:value-type="float" office:value="2.2035" calcext:value-type="float">
            <text:p>2.2035</text:p>
          </table:table-cell>
          <table:table-cell office:value-type="float" office:value="1.73265" calcext:value-type="float">
            <text:p>1.73265</text:p>
          </table:table-cell>
          <table:table-cell office:value-type="float" office:value="2.11171" calcext:value-type="float">
            <text:p>2.11171</text:p>
          </table:table-cell>
          <table:table-cell office:value-type="float" office:value="2.25982" calcext:value-type="float">
            <text:p>2.25982</text:p>
          </table:table-cell>
          <table:table-cell office:value-type="float" office:value="1.65477" calcext:value-type="float">
            <text:p>1.65477</text:p>
          </table:table-cell>
          <table:table-cell office:value-type="float" office:value="2.19105" calcext:value-type="float">
            <text:p>2.19105</text:p>
          </table:table-cell>
          <table:table-cell office:value-type="float" office:value="1.73629" calcext:value-type="float">
            <text:p>1.73629</text:p>
          </table:table-cell>
          <table:table-cell office:value-type="float" office:value="1.9896" calcext:value-type="float">
            <text:p>1.9896</text:p>
          </table:table-cell>
          <table:table-cell office:value-type="float" office:value="2.30654" calcext:value-type="float">
            <text:p>2.30654</text:p>
          </table:table-cell>
          <table:table-cell office:value-type="float" office:value="1.69282" calcext:value-type="float">
            <text:p>1.69282</text:p>
          </table:table-cell>
          <table:table-cell office:value-type="float" office:value="1.63432" calcext:value-type="float">
            <text:p>1.63432</text:p>
          </table:table-cell>
          <table:table-cell office:value-type="float" office:value="2.26281" calcext:value-type="float">
            <text:p>2.26281</text:p>
          </table:table-cell>
          <table:table-cell office:value-type="float" office:value="1.78351" calcext:value-type="float">
            <text:p>1.78351</text:p>
          </table:table-cell>
          <table:table-cell office:value-type="float" office:value="1.74533" calcext:value-type="float">
            <text:p>1.74533</text:p>
          </table:table-cell>
          <table:table-cell office:value-type="float" office:value="2.17131" calcext:value-type="float">
            <text:p>2.17131</text:p>
          </table:table-cell>
          <table:table-cell office:value-type="float" office:value="1.98889" calcext:value-type="float">
            <text:p>1.98889</text:p>
          </table:table-cell>
          <table:table-cell office:value-type="float" office:value="2.16619" calcext:value-type="float">
            <text:p>2.16619</text:p>
          </table:table-cell>
          <table:table-cell office:value-type="float" office:value="1.70042" calcext:value-type="float">
            <text:p>1.70042</text:p>
          </table:table-cell>
          <table:table-cell office:value-type="float" office:value="1.6488" calcext:value-type="float">
            <text:p>1.6488</text:p>
          </table:table-cell>
          <table:table-cell office:value-type="float" office:value="2.24845" calcext:value-type="float">
            <text:p>2.24845</text:p>
          </table:table-cell>
          <table:table-cell office:value-type="float" office:value="2.21456" calcext:value-type="float">
            <text:p>2.21456</text:p>
          </table:table-cell>
          <table:table-cell office:value-type="float" office:value="1.79523" calcext:value-type="float">
            <text:p>1.79523</text:p>
          </table:table-cell>
          <table:table-cell office:value-type="float" office:value="2.11391" calcext:value-type="float">
            <text:p>2.11391</text:p>
          </table:table-cell>
          <table:table-cell office:value-type="float" office:value="1.7367" calcext:value-type="float">
            <text:p>1.7367</text:p>
          </table:table-cell>
          <table:table-cell office:value-type="float" office:value="2.21459" calcext:value-type="float">
            <text:p>2.21459</text:p>
          </table:table-cell>
          <table:table-cell office:value-type="float" office:value="2.21204" calcext:value-type="float">
            <text:p>2.21204</text:p>
          </table:table-cell>
          <table:table-cell office:value-type="float" office:value="2.28831" calcext:value-type="float">
            <text:p>2.28831</text:p>
          </table:table-cell>
          <table:table-cell office:value-type="float" office:value="2.17226" calcext:value-type="float">
            <text:p>2.17226</text:p>
          </table:table-cell>
          <table:table-cell office:value-type="float" office:value="2.29373" calcext:value-type="float">
            <text:p>2.29373</text:p>
          </table:table-cell>
          <table:table-cell office:value-type="float" office:value="2.31219" calcext:value-type="float">
            <text:p>2.31219</text:p>
          </table:table-cell>
          <table:table-cell office:value-type="float" office:value="2.45721" calcext:value-type="float">
            <text:p>2.45721</text:p>
          </table:table-cell>
          <table:table-cell office:value-type="float" office:value="2.19211" calcext:value-type="float">
            <text:p>2.19211</text:p>
          </table:table-cell>
          <table:table-cell office:value-type="float" office:value="2.17407" calcext:value-type="float">
            <text:p>2.17407</text:p>
          </table:table-cell>
          <table:table-cell office:value-type="float" office:value="2.16147" calcext:value-type="float">
            <text:p>2.16147</text:p>
          </table:table-cell>
          <table:table-cell office:value-type="float" office:value="2.37956" calcext:value-type="float">
            <text:p>2.37956</text:p>
          </table:table-cell>
          <table:table-cell office:value-type="float" office:value="2.31921" calcext:value-type="float">
            <text:p>2.31921</text:p>
          </table:table-cell>
          <table:table-cell office:value-type="float" office:value="2.0734" calcext:value-type="float">
            <text:p>2.0734</text:p>
          </table:table-cell>
          <table:table-cell office:value-type="float" office:value="2.16511" calcext:value-type="float">
            <text:p>2.16511</text:p>
          </table:table-cell>
          <table:table-cell office:value-type="float" office:value="2.13082" calcext:value-type="float">
            <text:p>2.13082</text:p>
          </table:table-cell>
          <table:table-cell office:value-type="float" office:value="2.18578" calcext:value-type="float">
            <text:p>2.18578</text:p>
          </table:table-cell>
          <table:table-cell office:value-type="float" office:value="2.14708" calcext:value-type="float">
            <text:p>2.14708</text:p>
          </table:table-cell>
          <table:table-cell office:value-type="float" office:value="2.28867" calcext:value-type="float">
            <text:p>2.28867</text:p>
          </table:table-cell>
          <table:table-cell office:value-type="float" office:value="2.03354" calcext:value-type="float">
            <text:p>2.03354</text:p>
          </table:table-cell>
          <table:table-cell office:value-type="float" office:value="2.1412" calcext:value-type="float">
            <text:p>2.1412</text:p>
          </table:table-cell>
          <table:table-cell office:value-type="float" office:value="2.11587" calcext:value-type="float">
            <text:p>2.11587</text:p>
          </table:table-cell>
          <table:table-cell office:value-type="float" office:value="2.24092" calcext:value-type="float">
            <text:p>2.24092</text:p>
          </table:table-cell>
          <table:table-cell/>
          <table:table-cell table:formula="of:=AVERAGE([.B76:.BI76])" office:value-type="float" office:value="2.05851016666667" calcext:value-type="float">
            <text:p>2.0585101667</text:p>
          </table:table-cell>
          <table:table-cell table:formula="of:=STDEV([.B76:.BI76])/2" office:value-type="float" office:value="0.116678510495436" calcext:value-type="float">
            <text:p>0.11667851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.16704" calcext:value-type="float">
            <text:p>3.16704</text:p>
          </table:table-cell>
          <table:table-cell office:value-type="float" office:value="2.94904" calcext:value-type="float">
            <text:p>2.94904</text:p>
          </table:table-cell>
          <table:table-cell office:value-type="float" office:value="3.37391" calcext:value-type="float">
            <text:p>3.37391</text:p>
          </table:table-cell>
          <table:table-cell office:value-type="float" office:value="3.1813" calcext:value-type="float">
            <text:p>3.1813</text:p>
          </table:table-cell>
          <table:table-cell office:value-type="float" office:value="2.92509" calcext:value-type="float">
            <text:p>2.92509</text:p>
          </table:table-cell>
          <table:table-cell office:value-type="float" office:value="3.1153" calcext:value-type="float">
            <text:p>3.1153</text:p>
          </table:table-cell>
          <table:table-cell office:value-type="float" office:value="3.13451" calcext:value-type="float">
            <text:p>3.13451</text:p>
          </table:table-cell>
          <table:table-cell office:value-type="float" office:value="2.84968" calcext:value-type="float">
            <text:p>2.84968</text:p>
          </table:table-cell>
          <table:table-cell office:value-type="float" office:value="3.23125" calcext:value-type="float">
            <text:p>3.23125</text:p>
          </table:table-cell>
          <table:table-cell office:value-type="float" office:value="2.83357" calcext:value-type="float">
            <text:p>2.83357</text:p>
          </table:table-cell>
          <table:table-cell office:value-type="float" office:value="3.09796" calcext:value-type="float">
            <text:p>3.09796</text:p>
          </table:table-cell>
          <table:table-cell office:value-type="float" office:value="2.95393" calcext:value-type="float">
            <text:p>2.95393</text:p>
          </table:table-cell>
          <table:table-cell office:value-type="float" office:value="3.21157" calcext:value-type="float">
            <text:p>3.21157</text:p>
          </table:table-cell>
          <table:table-cell office:value-type="float" office:value="3.00442" calcext:value-type="float">
            <text:p>3.00442</text:p>
          </table:table-cell>
          <table:table-cell office:value-type="float" office:value="3.3135" calcext:value-type="float">
            <text:p>3.3135</text:p>
          </table:table-cell>
          <table:table-cell office:value-type="float" office:value="3.0005" calcext:value-type="float">
            <text:p>3.0005</text:p>
          </table:table-cell>
          <table:table-cell office:value-type="float" office:value="2.90397" calcext:value-type="float">
            <text:p>2.90397</text:p>
          </table:table-cell>
          <table:table-cell office:value-type="float" office:value="3.01608" calcext:value-type="float">
            <text:p>3.01608</text:p>
          </table:table-cell>
          <table:table-cell office:value-type="float" office:value="3.26223" calcext:value-type="float">
            <text:p>3.26223</text:p>
          </table:table-cell>
          <table:table-cell office:value-type="float" office:value="3.15137" calcext:value-type="float">
            <text:p>3.15137</text:p>
          </table:table-cell>
          <table:table-cell office:value-type="float" office:value="3.31252" calcext:value-type="float">
            <text:p>3.31252</text:p>
          </table:table-cell>
          <table:table-cell office:value-type="float" office:value="3.17813" calcext:value-type="float">
            <text:p>3.17813</text:p>
          </table:table-cell>
          <table:table-cell office:value-type="float" office:value="2.90104" calcext:value-type="float">
            <text:p>2.90104</text:p>
          </table:table-cell>
          <table:table-cell office:value-type="float" office:value="2.67266" calcext:value-type="float">
            <text:p>2.67266</text:p>
          </table:table-cell>
          <table:table-cell office:value-type="float" office:value="2.92157" calcext:value-type="float">
            <text:p>2.92157</text:p>
          </table:table-cell>
          <table:table-cell office:value-type="float" office:value="3.09214" calcext:value-type="float">
            <text:p>3.09214</text:p>
          </table:table-cell>
          <table:table-cell office:value-type="float" office:value="2.86935" calcext:value-type="float">
            <text:p>2.86935</text:p>
          </table:table-cell>
          <table:table-cell office:value-type="float" office:value="2.88079" calcext:value-type="float">
            <text:p>2.88079</text:p>
          </table:table-cell>
          <table:table-cell office:value-type="float" office:value="3.2323" calcext:value-type="float">
            <text:p>3.2323</text:p>
          </table:table-cell>
          <table:table-cell office:value-type="float" office:value="3.11651" calcext:value-type="float">
            <text:p>3.11651</text:p>
          </table:table-cell>
          <table:table-cell office:value-type="float" office:value="3.19413" calcext:value-type="float">
            <text:p>3.19413</text:p>
          </table:table-cell>
          <table:table-cell office:value-type="float" office:value="2.92811" calcext:value-type="float">
            <text:p>2.92811</text:p>
          </table:table-cell>
          <table:table-cell office:value-type="float" office:value="3.01982" calcext:value-type="float">
            <text:p>3.01982</text:p>
          </table:table-cell>
          <table:table-cell office:value-type="float" office:value="2.92975" calcext:value-type="float">
            <text:p>2.92975</text:p>
          </table:table-cell>
          <table:table-cell office:value-type="float" office:value="3.1287" calcext:value-type="float">
            <text:p>3.1287</text:p>
          </table:table-cell>
          <table:table-cell office:value-type="float" office:value="3.12146" calcext:value-type="float">
            <text:p>3.12146</text:p>
          </table:table-cell>
          <table:table-cell office:value-type="float" office:value="3.32001" calcext:value-type="float">
            <text:p>3.32001</text:p>
          </table:table-cell>
          <table:table-cell office:value-type="float" office:value="2.92132" calcext:value-type="float">
            <text:p>2.92132</text:p>
          </table:table-cell>
          <table:table-cell office:value-type="float" office:value="3.33249" calcext:value-type="float">
            <text:p>3.33249</text:p>
          </table:table-cell>
          <table:table-cell office:value-type="float" office:value="2.99985" calcext:value-type="float">
            <text:p>2.99985</text:p>
          </table:table-cell>
          <table:table-cell office:value-type="float" office:value="3.35124" calcext:value-type="float">
            <text:p>3.35124</text:p>
          </table:table-cell>
          <table:table-cell office:value-type="float" office:value="3.33221" calcext:value-type="float">
            <text:p>3.33221</text:p>
          </table:table-cell>
          <table:table-cell office:value-type="float" office:value="2.957" calcext:value-type="float">
            <text:p>2.957</text:p>
          </table:table-cell>
          <table:table-cell office:value-type="float" office:value="3.29802" calcext:value-type="float">
            <text:p>3.29802</text:p>
          </table:table-cell>
          <table:table-cell office:value-type="float" office:value="2.87716" calcext:value-type="float">
            <text:p>2.87716</text:p>
          </table:table-cell>
          <table:table-cell office:value-type="float" office:value="3.06249" calcext:value-type="float">
            <text:p>3.06249</text:p>
          </table:table-cell>
          <table:table-cell office:value-type="float" office:value="3.06822" calcext:value-type="float">
            <text:p>3.06822</text:p>
          </table:table-cell>
          <table:table-cell office:value-type="float" office:value="3.13191" calcext:value-type="float">
            <text:p>3.13191</text:p>
          </table:table-cell>
          <table:table-cell office:value-type="float" office:value="3.10458" calcext:value-type="float">
            <text:p>3.10458</text:p>
          </table:table-cell>
          <table:table-cell office:value-type="float" office:value="3.24708" calcext:value-type="float">
            <text:p>3.24708</text:p>
          </table:table-cell>
          <table:table-cell office:value-type="float" office:value="3.15063" calcext:value-type="float">
            <text:p>3.15063</text:p>
          </table:table-cell>
          <table:table-cell office:value-type="float" office:value="2.87129" calcext:value-type="float">
            <text:p>2.87129</text:p>
          </table:table-cell>
          <table:table-cell office:value-type="float" office:value="3.02261" calcext:value-type="float">
            <text:p>3.02261</text:p>
          </table:table-cell>
          <table:table-cell office:value-type="float" office:value="3.19767" calcext:value-type="float">
            <text:p>3.19767</text:p>
          </table:table-cell>
          <table:table-cell office:value-type="float" office:value="2.9074" calcext:value-type="float">
            <text:p>2.9074</text:p>
          </table:table-cell>
          <table:table-cell office:value-type="float" office:value="2.60327" calcext:value-type="float">
            <text:p>2.60327</text:p>
          </table:table-cell>
          <table:table-cell office:value-type="float" office:value="2.59222" calcext:value-type="float">
            <text:p>2.59222</text:p>
          </table:table-cell>
          <table:table-cell office:value-type="float" office:value="3.07027" calcext:value-type="float">
            <text:p>3.07027</text:p>
          </table:table-cell>
          <table:table-cell office:value-type="float" office:value="2.99872" calcext:value-type="float">
            <text:p>2.99872</text:p>
          </table:table-cell>
          <table:table-cell office:value-type="float" office:value="2.86954" calcext:value-type="float">
            <text:p>2.86954</text:p>
          </table:table-cell>
          <table:table-cell/>
          <table:table-cell table:formula="of:=AVERAGE([.B77:.BI77])" office:value-type="float" office:value="3.05770666666667" calcext:value-type="float">
            <text:p>3.0577066667</text:p>
          </table:table-cell>
          <table:table-cell table:formula="of:=STDEV([.B77:.BI77])/2" office:value-type="float" office:value="0.0904091158298832" calcext:value-type="float">
            <text:p>0.090409115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07072" calcext:value-type="float">
            <text:p>3.07072</text:p>
          </table:table-cell>
          <table:table-cell office:value-type="float" office:value="3.04955" calcext:value-type="float">
            <text:p>3.04955</text:p>
          </table:table-cell>
          <table:table-cell office:value-type="float" office:value="3.03788" calcext:value-type="float">
            <text:p>3.03788</text:p>
          </table:table-cell>
          <table:table-cell office:value-type="float" office:value="3.2426" calcext:value-type="float">
            <text:p>3.2426</text:p>
          </table:table-cell>
          <table:table-cell office:value-type="float" office:value="3.076" calcext:value-type="float">
            <text:p>3.076</text:p>
          </table:table-cell>
          <table:table-cell office:value-type="float" office:value="3.07217" calcext:value-type="float">
            <text:p>3.07217</text:p>
          </table:table-cell>
          <table:table-cell office:value-type="float" office:value="3.02435" calcext:value-type="float">
            <text:p>3.02435</text:p>
          </table:table-cell>
          <table:table-cell office:value-type="float" office:value="3.00999" calcext:value-type="float">
            <text:p>3.00999</text:p>
          </table:table-cell>
          <table:table-cell office:value-type="float" office:value="2.85724" calcext:value-type="float">
            <text:p>2.85724</text:p>
          </table:table-cell>
          <table:table-cell office:value-type="float" office:value="3.14483" calcext:value-type="float">
            <text:p>3.14483</text:p>
          </table:table-cell>
          <table:table-cell office:value-type="float" office:value="3.02039" calcext:value-type="float">
            <text:p>3.02039</text:p>
          </table:table-cell>
          <table:table-cell office:value-type="float" office:value="3.40277" calcext:value-type="float">
            <text:p>3.40277</text:p>
          </table:table-cell>
          <table:table-cell office:value-type="float" office:value="3.27125" calcext:value-type="float">
            <text:p>3.27125</text:p>
          </table:table-cell>
          <table:table-cell office:value-type="float" office:value="3.09061" calcext:value-type="float">
            <text:p>3.09061</text:p>
          </table:table-cell>
          <table:table-cell office:value-type="float" office:value="2.90351" calcext:value-type="float">
            <text:p>2.90351</text:p>
          </table:table-cell>
          <table:table-cell office:value-type="float" office:value="2.92104" calcext:value-type="float">
            <text:p>2.92104</text:p>
          </table:table-cell>
          <table:table-cell office:value-type="float" office:value="3.09379" calcext:value-type="float">
            <text:p>3.09379</text:p>
          </table:table-cell>
          <table:table-cell office:value-type="float" office:value="2.9124" calcext:value-type="float">
            <text:p>2.9124</text:p>
          </table:table-cell>
          <table:table-cell office:value-type="float" office:value="3.28035" calcext:value-type="float">
            <text:p>3.28035</text:p>
          </table:table-cell>
          <table:table-cell office:value-type="float" office:value="2.87138" calcext:value-type="float">
            <text:p>2.87138</text:p>
          </table:table-cell>
          <table:table-cell office:value-type="float" office:value="2.88013" calcext:value-type="float">
            <text:p>2.88013</text:p>
          </table:table-cell>
          <table:table-cell office:value-type="float" office:value="3.10336" calcext:value-type="float">
            <text:p>3.10336</text:p>
          </table:table-cell>
          <table:table-cell office:value-type="float" office:value="3.11782" calcext:value-type="float">
            <text:p>3.11782</text:p>
          </table:table-cell>
          <table:table-cell office:value-type="float" office:value="3.1081" calcext:value-type="float">
            <text:p>3.1081</text:p>
          </table:table-cell>
          <table:table-cell office:value-type="float" office:value="2.94969" calcext:value-type="float">
            <text:p>2.94969</text:p>
          </table:table-cell>
          <table:table-cell office:value-type="float" office:value="3.08259" calcext:value-type="float">
            <text:p>3.08259</text:p>
          </table:table-cell>
          <table:table-cell office:value-type="float" office:value="2.93693" calcext:value-type="float">
            <text:p>2.93693</text:p>
          </table:table-cell>
          <table:table-cell office:value-type="float" office:value="3.20363" calcext:value-type="float">
            <text:p>3.20363</text:p>
          </table:table-cell>
          <table:table-cell office:value-type="float" office:value="2.88523" calcext:value-type="float">
            <text:p>2.88523</text:p>
          </table:table-cell>
          <table:table-cell office:value-type="float" office:value="3.01087" calcext:value-type="float">
            <text:p>3.01087</text:p>
          </table:table-cell>
          <table:table-cell office:value-type="float" office:value="3.13099" calcext:value-type="float">
            <text:p>3.13099</text:p>
          </table:table-cell>
          <table:table-cell office:value-type="float" office:value="2.97074" calcext:value-type="float">
            <text:p>2.97074</text:p>
          </table:table-cell>
          <table:table-cell office:value-type="float" office:value="3.1158" calcext:value-type="float">
            <text:p>3.1158</text:p>
          </table:table-cell>
          <table:table-cell office:value-type="float" office:value="3.06628" calcext:value-type="float">
            <text:p>3.06628</text:p>
          </table:table-cell>
          <table:table-cell office:value-type="float" office:value="2.84635" calcext:value-type="float">
            <text:p>2.84635</text:p>
          </table:table-cell>
          <table:table-cell office:value-type="float" office:value="2.89124" calcext:value-type="float">
            <text:p>2.89124</text:p>
          </table:table-cell>
          <table:table-cell office:value-type="float" office:value="2.91705" calcext:value-type="float">
            <text:p>2.91705</text:p>
          </table:table-cell>
          <table:table-cell office:value-type="float" office:value="3.14913" calcext:value-type="float">
            <text:p>3.14913</text:p>
          </table:table-cell>
          <table:table-cell office:value-type="float" office:value="3.10208" calcext:value-type="float">
            <text:p>3.10208</text:p>
          </table:table-cell>
          <table:table-cell office:value-type="float" office:value="2.87068" calcext:value-type="float">
            <text:p>2.87068</text:p>
          </table:table-cell>
          <table:table-cell office:value-type="float" office:value="3.09979" calcext:value-type="float">
            <text:p>3.09979</text:p>
          </table:table-cell>
          <table:table-cell office:value-type="float" office:value="3.11357" calcext:value-type="float">
            <text:p>3.11357</text:p>
          </table:table-cell>
          <table:table-cell office:value-type="float" office:value="2.97214" calcext:value-type="float">
            <text:p>2.97214</text:p>
          </table:table-cell>
          <table:table-cell office:value-type="float" office:value="2.86951" calcext:value-type="float">
            <text:p>2.86951</text:p>
          </table:table-cell>
          <table:table-cell office:value-type="float" office:value="2.88277" calcext:value-type="float">
            <text:p>2.88277</text:p>
          </table:table-cell>
          <table:table-cell office:value-type="float" office:value="3.14151" calcext:value-type="float">
            <text:p>3.14151</text:p>
          </table:table-cell>
          <table:table-cell office:value-type="float" office:value="3.10919" calcext:value-type="float">
            <text:p>3.10919</text:p>
          </table:table-cell>
          <table:table-cell office:value-type="float" office:value="3.28273" calcext:value-type="float">
            <text:p>3.28273</text:p>
          </table:table-cell>
          <table:table-cell office:value-type="float" office:value="3.06772" calcext:value-type="float">
            <text:p>3.06772</text:p>
          </table:table-cell>
          <table:table-cell office:value-type="float" office:value="3.09334" calcext:value-type="float">
            <text:p>3.09334</text:p>
          </table:table-cell>
          <table:table-cell office:value-type="float" office:value="2.84652" calcext:value-type="float">
            <text:p>2.84652</text:p>
          </table:table-cell>
          <table:table-cell office:value-type="float" office:value="3.06698" calcext:value-type="float">
            <text:p>3.06698</text:p>
          </table:table-cell>
          <table:table-cell office:value-type="float" office:value="3.12735" calcext:value-type="float">
            <text:p>3.12735</text:p>
          </table:table-cell>
          <table:table-cell office:value-type="float" office:value="3.32961" calcext:value-type="float">
            <text:p>3.32961</text:p>
          </table:table-cell>
          <table:table-cell office:value-type="float" office:value="2.87675" calcext:value-type="float">
            <text:p>2.87675</text:p>
          </table:table-cell>
          <table:table-cell office:value-type="float" office:value="3.16171" calcext:value-type="float">
            <text:p>3.16171</text:p>
          </table:table-cell>
          <table:table-cell office:value-type="float" office:value="3.08644" calcext:value-type="float">
            <text:p>3.08644</text:p>
          </table:table-cell>
          <table:table-cell office:value-type="float" office:value="3.16651" calcext:value-type="float">
            <text:p>3.16651</text:p>
          </table:table-cell>
          <table:table-cell office:value-type="float" office:value="3.10372" calcext:value-type="float">
            <text:p>3.10372</text:p>
          </table:table-cell>
          <table:table-cell office:value-type="float" office:value="3.12795" calcext:value-type="float">
            <text:p>3.12795</text:p>
          </table:table-cell>
          <table:table-cell/>
          <table:table-cell table:formula="of:=AVERAGE([.B78:.BI78])" office:value-type="float" office:value="3.053622" calcext:value-type="float">
            <text:p>3.053622</text:p>
          </table:table-cell>
          <table:table-cell table:formula="of:=STDEV([.B78:.BI78])/2" office:value-type="float" office:value="0.0651666716756974" calcext:value-type="float">
            <text:p>0.065166671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.54712" calcext:value-type="float">
            <text:p>2.54712</text:p>
          </table:table-cell>
          <table:table-cell office:value-type="float" office:value="2.77563" calcext:value-type="float">
            <text:p>2.77563</text:p>
          </table:table-cell>
          <table:table-cell office:value-type="float" office:value="2.77661" calcext:value-type="float">
            <text:p>2.77661</text:p>
          </table:table-cell>
          <table:table-cell office:value-type="float" office:value="2.67693" calcext:value-type="float">
            <text:p>2.67693</text:p>
          </table:table-cell>
          <table:table-cell office:value-type="float" office:value="2.68008" calcext:value-type="float">
            <text:p>2.68008</text:p>
          </table:table-cell>
          <table:table-cell office:value-type="float" office:value="2.60867" calcext:value-type="float">
            <text:p>2.60867</text:p>
          </table:table-cell>
          <table:table-cell office:value-type="float" office:value="2.99735" calcext:value-type="float">
            <text:p>2.99735</text:p>
          </table:table-cell>
          <table:table-cell office:value-type="float" office:value="2.80592" calcext:value-type="float">
            <text:p>2.80592</text:p>
          </table:table-cell>
          <table:table-cell office:value-type="float" office:value="2.71981" calcext:value-type="float">
            <text:p>2.71981</text:p>
          </table:table-cell>
          <table:table-cell office:value-type="float" office:value="2.79147" calcext:value-type="float">
            <text:p>2.79147</text:p>
          </table:table-cell>
          <table:table-cell office:value-type="float" office:value="2.76869" calcext:value-type="float">
            <text:p>2.76869</text:p>
          </table:table-cell>
          <table:table-cell office:value-type="float" office:value="2.65392" calcext:value-type="float">
            <text:p>2.65392</text:p>
          </table:table-cell>
          <table:table-cell office:value-type="float" office:value="2.83873" calcext:value-type="float">
            <text:p>2.83873</text:p>
          </table:table-cell>
          <table:table-cell office:value-type="float" office:value="2.67396" calcext:value-type="float">
            <text:p>2.67396</text:p>
          </table:table-cell>
          <table:table-cell office:value-type="float" office:value="2.78567" calcext:value-type="float">
            <text:p>2.78567</text:p>
          </table:table-cell>
          <table:table-cell office:value-type="float" office:value="2.82605" calcext:value-type="float">
            <text:p>2.82605</text:p>
          </table:table-cell>
          <table:table-cell office:value-type="float" office:value="2.71071" calcext:value-type="float">
            <text:p>2.71071</text:p>
          </table:table-cell>
          <table:table-cell office:value-type="float" office:value="2.43554" calcext:value-type="float">
            <text:p>2.43554</text:p>
          </table:table-cell>
          <table:table-cell office:value-type="float" office:value="2.96473" calcext:value-type="float">
            <text:p>2.96473</text:p>
          </table:table-cell>
          <table:table-cell office:value-type="float" office:value="2.72457" calcext:value-type="float">
            <text:p>2.72457</text:p>
          </table:table-cell>
          <table:table-cell office:value-type="float" office:value="2.76389" calcext:value-type="float">
            <text:p>2.76389</text:p>
          </table:table-cell>
          <table:table-cell office:value-type="float" office:value="2.82561" calcext:value-type="float">
            <text:p>2.82561</text:p>
          </table:table-cell>
          <table:table-cell office:value-type="float" office:value="2.74525" calcext:value-type="float">
            <text:p>2.74525</text:p>
          </table:table-cell>
          <table:table-cell office:value-type="float" office:value="2.91067" calcext:value-type="float">
            <text:p>2.91067</text:p>
          </table:table-cell>
          <table:table-cell office:value-type="float" office:value="2.87159" calcext:value-type="float">
            <text:p>2.87159</text:p>
          </table:table-cell>
          <table:table-cell office:value-type="float" office:value="2.71448" calcext:value-type="float">
            <text:p>2.71448</text:p>
          </table:table-cell>
          <table:table-cell office:value-type="float" office:value="2.80335" calcext:value-type="float">
            <text:p>2.80335</text:p>
          </table:table-cell>
          <table:table-cell office:value-type="float" office:value="2.7178" calcext:value-type="float">
            <text:p>2.7178</text:p>
          </table:table-cell>
          <table:table-cell office:value-type="float" office:value="2.79995" calcext:value-type="float">
            <text:p>2.79995</text:p>
          </table:table-cell>
          <table:table-cell office:value-type="float" office:value="2.81858" calcext:value-type="float">
            <text:p>2.81858</text:p>
          </table:table-cell>
          <table:table-cell office:value-type="float" office:value="2.74937" calcext:value-type="float">
            <text:p>2.74937</text:p>
          </table:table-cell>
          <table:table-cell office:value-type="float" office:value="2.89163" calcext:value-type="float">
            <text:p>2.89163</text:p>
          </table:table-cell>
          <table:table-cell office:value-type="float" office:value="2.72758" calcext:value-type="float">
            <text:p>2.72758</text:p>
          </table:table-cell>
          <table:table-cell office:value-type="float" office:value="2.75185" calcext:value-type="float">
            <text:p>2.75185</text:p>
          </table:table-cell>
          <table:table-cell office:value-type="float" office:value="2.70862" calcext:value-type="float">
            <text:p>2.70862</text:p>
          </table:table-cell>
          <table:table-cell office:value-type="float" office:value="2.6663" calcext:value-type="float">
            <text:p>2.6663</text:p>
          </table:table-cell>
          <table:table-cell office:value-type="float" office:value="2.65992" calcext:value-type="float">
            <text:p>2.65992</text:p>
          </table:table-cell>
          <table:table-cell office:value-type="float" office:value="2.8337" calcext:value-type="float">
            <text:p>2.8337</text:p>
          </table:table-cell>
          <table:table-cell office:value-type="float" office:value="2.88183" calcext:value-type="float">
            <text:p>2.88183</text:p>
          </table:table-cell>
          <table:table-cell office:value-type="float" office:value="2.77599" calcext:value-type="float">
            <text:p>2.77599</text:p>
          </table:table-cell>
          <table:table-cell office:value-type="float" office:value="2.80488" calcext:value-type="float">
            <text:p>2.80488</text:p>
          </table:table-cell>
          <table:table-cell office:value-type="float" office:value="2.63406" calcext:value-type="float">
            <text:p>2.63406</text:p>
          </table:table-cell>
          <table:table-cell office:value-type="float" office:value="2.20936" calcext:value-type="float">
            <text:p>2.20936</text:p>
          </table:table-cell>
          <table:table-cell office:value-type="float" office:value="2.20985" calcext:value-type="float">
            <text:p>2.20985</text:p>
          </table:table-cell>
          <table:table-cell office:value-type="float" office:value="2.75171" calcext:value-type="float">
            <text:p>2.75171</text:p>
          </table:table-cell>
          <table:table-cell office:value-type="float" office:value="2.33489" calcext:value-type="float">
            <text:p>2.33489</text:p>
          </table:table-cell>
          <table:table-cell office:value-type="float" office:value="2.30576" calcext:value-type="float">
            <text:p>2.30576</text:p>
          </table:table-cell>
          <table:table-cell office:value-type="float" office:value="2.76853" calcext:value-type="float">
            <text:p>2.76853</text:p>
          </table:table-cell>
          <table:table-cell office:value-type="float" office:value="2.94666" calcext:value-type="float">
            <text:p>2.94666</text:p>
          </table:table-cell>
          <table:table-cell office:value-type="float" office:value="2.82231" calcext:value-type="float">
            <text:p>2.82231</text:p>
          </table:table-cell>
          <table:table-cell office:value-type="float" office:value="2.55576" calcext:value-type="float">
            <text:p>2.55576</text:p>
          </table:table-cell>
          <table:table-cell office:value-type="float" office:value="2.68067" calcext:value-type="float">
            <text:p>2.68067</text:p>
          </table:table-cell>
          <table:table-cell office:value-type="float" office:value="2.86786" calcext:value-type="float">
            <text:p>2.86786</text:p>
          </table:table-cell>
          <table:table-cell office:value-type="float" office:value="2.98435" calcext:value-type="float">
            <text:p>2.98435</text:p>
          </table:table-cell>
          <table:table-cell office:value-type="float" office:value="2.86722" calcext:value-type="float">
            <text:p>2.86722</text:p>
          </table:table-cell>
          <table:table-cell office:value-type="float" office:value="2.72523" calcext:value-type="float">
            <text:p>2.72523</text:p>
          </table:table-cell>
          <table:table-cell office:value-type="float" office:value="2.69678" calcext:value-type="float">
            <text:p>2.69678</text:p>
          </table:table-cell>
          <table:table-cell office:value-type="float" office:value="2.84971" calcext:value-type="float">
            <text:p>2.84971</text:p>
          </table:table-cell>
          <table:table-cell office:value-type="float" office:value="2.2461" calcext:value-type="float">
            <text:p>2.2461</text:p>
          </table:table-cell>
          <table:table-cell office:value-type="float" office:value="2.13814" calcext:value-type="float">
            <text:p>2.13814</text:p>
          </table:table-cell>
          <table:table-cell/>
          <table:table-cell table:formula="of:=AVERAGE([.B79:.BI79])" office:value-type="float" office:value="2.71299916666667" calcext:value-type="float">
            <text:p>2.7129991667</text:p>
          </table:table-cell>
          <table:table-cell table:formula="of:=STDEV([.B79:.BI79])/2" office:value-type="float" office:value="0.0951697659728756" calcext:value-type="float">
            <text:p>0.09516976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.31662" calcext:value-type="float">
            <text:p>2.31662</text:p>
          </table:table-cell>
          <table:table-cell office:value-type="float" office:value="2.75663" calcext:value-type="float">
            <text:p>2.75663</text:p>
          </table:table-cell>
          <table:table-cell office:value-type="float" office:value="3.03325" calcext:value-type="float">
            <text:p>3.03325</text:p>
          </table:table-cell>
          <table:table-cell office:value-type="float" office:value="2.80275" calcext:value-type="float">
            <text:p>2.80275</text:p>
          </table:table-cell>
          <table:table-cell office:value-type="float" office:value="2.70081" calcext:value-type="float">
            <text:p>2.70081</text:p>
          </table:table-cell>
          <table:table-cell office:value-type="float" office:value="2.73286" calcext:value-type="float">
            <text:p>2.73286</text:p>
          </table:table-cell>
          <table:table-cell office:value-type="float" office:value="2.5286" calcext:value-type="float">
            <text:p>2.5286</text:p>
          </table:table-cell>
          <table:table-cell office:value-type="float" office:value="2.69632" calcext:value-type="float">
            <text:p>2.69632</text:p>
          </table:table-cell>
          <table:table-cell office:value-type="float" office:value="2.82267" calcext:value-type="float">
            <text:p>2.82267</text:p>
          </table:table-cell>
          <table:table-cell office:value-type="float" office:value="2.84509" calcext:value-type="float">
            <text:p>2.84509</text:p>
          </table:table-cell>
          <table:table-cell office:value-type="float" office:value="2.6317" calcext:value-type="float">
            <text:p>2.6317</text:p>
          </table:table-cell>
          <table:table-cell office:value-type="float" office:value="2.6879" calcext:value-type="float">
            <text:p>2.6879</text:p>
          </table:table-cell>
          <table:table-cell office:value-type="float" office:value="2.78721" calcext:value-type="float">
            <text:p>2.78721</text:p>
          </table:table-cell>
          <table:table-cell office:value-type="float" office:value="2.73453" calcext:value-type="float">
            <text:p>2.73453</text:p>
          </table:table-cell>
          <table:table-cell office:value-type="float" office:value="2.8291" calcext:value-type="float">
            <text:p>2.8291</text:p>
          </table:table-cell>
          <table:table-cell office:value-type="float" office:value="2.65595" calcext:value-type="float">
            <text:p>2.65595</text:p>
          </table:table-cell>
          <table:table-cell office:value-type="float" office:value="2.7766" calcext:value-type="float">
            <text:p>2.7766</text:p>
          </table:table-cell>
          <table:table-cell office:value-type="float" office:value="2.7907" calcext:value-type="float">
            <text:p>2.7907</text:p>
          </table:table-cell>
          <table:table-cell office:value-type="float" office:value="2.7349" calcext:value-type="float">
            <text:p>2.7349</text:p>
          </table:table-cell>
          <table:table-cell office:value-type="float" office:value="2.78875" calcext:value-type="float">
            <text:p>2.78875</text:p>
          </table:table-cell>
          <table:table-cell office:value-type="float" office:value="2.60987" calcext:value-type="float">
            <text:p>2.60987</text:p>
          </table:table-cell>
          <table:table-cell office:value-type="float" office:value="2.70623" calcext:value-type="float">
            <text:p>2.70623</text:p>
          </table:table-cell>
          <table:table-cell office:value-type="float" office:value="2.91808" calcext:value-type="float">
            <text:p>2.91808</text:p>
          </table:table-cell>
          <table:table-cell office:value-type="float" office:value="2.88364" calcext:value-type="float">
            <text:p>2.88364</text:p>
          </table:table-cell>
          <table:table-cell office:value-type="float" office:value="2.69108" calcext:value-type="float">
            <text:p>2.69108</text:p>
          </table:table-cell>
          <table:table-cell office:value-type="float" office:value="2.65961" calcext:value-type="float">
            <text:p>2.65961</text:p>
          </table:table-cell>
          <table:table-cell office:value-type="float" office:value="3.02914" calcext:value-type="float">
            <text:p>3.02914</text:p>
          </table:table-cell>
          <table:table-cell office:value-type="float" office:value="2.19725" calcext:value-type="float">
            <text:p>2.19725</text:p>
          </table:table-cell>
          <table:table-cell office:value-type="float" office:value="2.27026" calcext:value-type="float">
            <text:p>2.27026</text:p>
          </table:table-cell>
          <table:table-cell office:value-type="float" office:value="2.87371" calcext:value-type="float">
            <text:p>2.87371</text:p>
          </table:table-cell>
          <table:table-cell office:value-type="float" office:value="2.78447" calcext:value-type="float">
            <text:p>2.78447</text:p>
          </table:table-cell>
          <table:table-cell office:value-type="float" office:value="2.76305" calcext:value-type="float">
            <text:p>2.76305</text:p>
          </table:table-cell>
          <table:table-cell office:value-type="float" office:value="2.72922" calcext:value-type="float">
            <text:p>2.72922</text:p>
          </table:table-cell>
          <table:table-cell office:value-type="float" office:value="2.2349" calcext:value-type="float">
            <text:p>2.2349</text:p>
          </table:table-cell>
          <table:table-cell office:value-type="float" office:value="2.65016" calcext:value-type="float">
            <text:p>2.65016</text:p>
          </table:table-cell>
          <table:table-cell office:value-type="float" office:value="2.78109" calcext:value-type="float">
            <text:p>2.78109</text:p>
          </table:table-cell>
          <table:table-cell office:value-type="float" office:value="2.2245" calcext:value-type="float">
            <text:p>2.2245</text:p>
          </table:table-cell>
          <table:table-cell office:value-type="float" office:value="2.6711" calcext:value-type="float">
            <text:p>2.6711</text:p>
          </table:table-cell>
          <table:table-cell office:value-type="float" office:value="2.92206" calcext:value-type="float">
            <text:p>2.92206</text:p>
          </table:table-cell>
          <table:table-cell office:value-type="float" office:value="2.82165" calcext:value-type="float">
            <text:p>2.82165</text:p>
          </table:table-cell>
          <table:table-cell office:value-type="float" office:value="2.5623" calcext:value-type="float">
            <text:p>2.5623</text:p>
          </table:table-cell>
          <table:table-cell office:value-type="float" office:value="2.80688" calcext:value-type="float">
            <text:p>2.80688</text:p>
          </table:table-cell>
          <table:table-cell office:value-type="float" office:value="2.66595" calcext:value-type="float">
            <text:p>2.66595</text:p>
          </table:table-cell>
          <table:table-cell office:value-type="float" office:value="2.67301" calcext:value-type="float">
            <text:p>2.67301</text:p>
          </table:table-cell>
          <table:table-cell office:value-type="float" office:value="2.82297" calcext:value-type="float">
            <text:p>2.82297</text:p>
          </table:table-cell>
          <table:table-cell office:value-type="float" office:value="2.74074" calcext:value-type="float">
            <text:p>2.74074</text:p>
          </table:table-cell>
          <table:table-cell office:value-type="float" office:value="2.90589" calcext:value-type="float">
            <text:p>2.90589</text:p>
          </table:table-cell>
          <table:table-cell office:value-type="float" office:value="2.77628" calcext:value-type="float">
            <text:p>2.77628</text:p>
          </table:table-cell>
          <table:table-cell office:value-type="float" office:value="2.52695" calcext:value-type="float">
            <text:p>2.52695</text:p>
          </table:table-cell>
          <table:table-cell office:value-type="float" office:value="2.674" calcext:value-type="float">
            <text:p>2.674</text:p>
          </table:table-cell>
          <table:table-cell office:value-type="float" office:value="2.87499" calcext:value-type="float">
            <text:p>2.87499</text:p>
          </table:table-cell>
          <table:table-cell office:value-type="float" office:value="2.7473" calcext:value-type="float">
            <text:p>2.7473</text:p>
          </table:table-cell>
          <table:table-cell office:value-type="float" office:value="2.60209" calcext:value-type="float">
            <text:p>2.60209</text:p>
          </table:table-cell>
          <table:table-cell office:value-type="float" office:value="2.57465" calcext:value-type="float">
            <text:p>2.57465</text:p>
          </table:table-cell>
          <table:table-cell office:value-type="float" office:value="2.67829" calcext:value-type="float">
            <text:p>2.67829</text:p>
          </table:table-cell>
          <table:table-cell office:value-type="float" office:value="2.59919" calcext:value-type="float">
            <text:p>2.59919</text:p>
          </table:table-cell>
          <table:table-cell office:value-type="float" office:value="2.68375" calcext:value-type="float">
            <text:p>2.68375</text:p>
          </table:table-cell>
          <table:table-cell office:value-type="float" office:value="2.80458" calcext:value-type="float">
            <text:p>2.80458</text:p>
          </table:table-cell>
          <table:table-cell office:value-type="float" office:value="2.56037" calcext:value-type="float">
            <text:p>2.56037</text:p>
          </table:table-cell>
          <table:table-cell office:value-type="float" office:value="2.56563" calcext:value-type="float">
            <text:p>2.56563</text:p>
          </table:table-cell>
          <table:table-cell/>
          <table:table-cell table:formula="of:=AVERAGE([.B80:.BI80])" office:value-type="float" office:value="2.69866366666667" calcext:value-type="float">
            <text:p>2.6986636667</text:p>
          </table:table-cell>
          <table:table-cell table:formula="of:=STDEV([.B80:.BI80])/2" office:value-type="float" office:value="0.0881683687850072" calcext:value-type="float">
            <text:p>0.088168368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.5945" calcext:value-type="float">
            <text:p>2.5945</text:p>
          </table:table-cell>
          <table:table-cell office:value-type="float" office:value="2.77316" calcext:value-type="float">
            <text:p>2.77316</text:p>
          </table:table-cell>
          <table:table-cell office:value-type="float" office:value="2.58532" calcext:value-type="float">
            <text:p>2.58532</text:p>
          </table:table-cell>
          <table:table-cell office:value-type="float" office:value="2.59281" calcext:value-type="float">
            <text:p>2.59281</text:p>
          </table:table-cell>
          <table:table-cell office:value-type="float" office:value="2.81423" calcext:value-type="float">
            <text:p>2.81423</text:p>
          </table:table-cell>
          <table:table-cell office:value-type="float" office:value="2.73592" calcext:value-type="float">
            <text:p>2.73592</text:p>
          </table:table-cell>
          <table:table-cell office:value-type="float" office:value="2.70914" calcext:value-type="float">
            <text:p>2.70914</text:p>
          </table:table-cell>
          <table:table-cell office:value-type="float" office:value="2.2376" calcext:value-type="float">
            <text:p>2.2376</text:p>
          </table:table-cell>
          <table:table-cell office:value-type="float" office:value="2.90915" calcext:value-type="float">
            <text:p>2.90915</text:p>
          </table:table-cell>
          <table:table-cell office:value-type="float" office:value="2.67696" calcext:value-type="float">
            <text:p>2.67696</text:p>
          </table:table-cell>
          <table:table-cell office:value-type="float" office:value="2.78109" calcext:value-type="float">
            <text:p>2.78109</text:p>
          </table:table-cell>
          <table:table-cell office:value-type="float" office:value="2.606" calcext:value-type="float">
            <text:p>2.606</text:p>
          </table:table-cell>
          <table:table-cell office:value-type="float" office:value="2.83206" calcext:value-type="float">
            <text:p>2.83206</text:p>
          </table:table-cell>
          <table:table-cell office:value-type="float" office:value="2.77815" calcext:value-type="float">
            <text:p>2.77815</text:p>
          </table:table-cell>
          <table:table-cell office:value-type="float" office:value="2.86887" calcext:value-type="float">
            <text:p>2.86887</text:p>
          </table:table-cell>
          <table:table-cell office:value-type="float" office:value="2.80733" calcext:value-type="float">
            <text:p>2.80733</text:p>
          </table:table-cell>
          <table:table-cell office:value-type="float" office:value="2.78519" calcext:value-type="float">
            <text:p>2.78519</text:p>
          </table:table-cell>
          <table:table-cell office:value-type="float" office:value="2.72884" calcext:value-type="float">
            <text:p>2.72884</text:p>
          </table:table-cell>
          <table:table-cell office:value-type="float" office:value="2.57846" calcext:value-type="float">
            <text:p>2.57846</text:p>
          </table:table-cell>
          <table:table-cell office:value-type="float" office:value="2.69718" calcext:value-type="float">
            <text:p>2.69718</text:p>
          </table:table-cell>
          <table:table-cell office:value-type="float" office:value="2.74988" calcext:value-type="float">
            <text:p>2.74988</text:p>
          </table:table-cell>
          <table:table-cell office:value-type="float" office:value="2.68564" calcext:value-type="float">
            <text:p>2.68564</text:p>
          </table:table-cell>
          <table:table-cell office:value-type="float" office:value="2.88181" calcext:value-type="float">
            <text:p>2.88181</text:p>
          </table:table-cell>
          <table:table-cell office:value-type="float" office:value="2.27293" calcext:value-type="float">
            <text:p>2.27293</text:p>
          </table:table-cell>
          <table:table-cell office:value-type="float" office:value="2.77976" calcext:value-type="float">
            <text:p>2.77976</text:p>
          </table:table-cell>
          <table:table-cell office:value-type="float" office:value="2.88786" calcext:value-type="float">
            <text:p>2.88786</text:p>
          </table:table-cell>
          <table:table-cell office:value-type="float" office:value="2.60171" calcext:value-type="float">
            <text:p>2.60171</text:p>
          </table:table-cell>
          <table:table-cell office:value-type="float" office:value="2.80062" calcext:value-type="float">
            <text:p>2.80062</text:p>
          </table:table-cell>
          <table:table-cell office:value-type="float" office:value="2.57116" calcext:value-type="float">
            <text:p>2.57116</text:p>
          </table:table-cell>
          <table:table-cell office:value-type="float" office:value="2.76252" calcext:value-type="float">
            <text:p>2.76252</text:p>
          </table:table-cell>
          <table:table-cell office:value-type="float" office:value="2.72555" calcext:value-type="float">
            <text:p>2.72555</text:p>
          </table:table-cell>
          <table:table-cell office:value-type="float" office:value="2.1499" calcext:value-type="float">
            <text:p>2.1499</text:p>
          </table:table-cell>
          <table:table-cell office:value-type="float" office:value="2.91085" calcext:value-type="float">
            <text:p>2.91085</text:p>
          </table:table-cell>
          <table:table-cell office:value-type="float" office:value="2.84553" calcext:value-type="float">
            <text:p>2.84553</text:p>
          </table:table-cell>
          <table:table-cell office:value-type="float" office:value="2.80913" calcext:value-type="float">
            <text:p>2.80913</text:p>
          </table:table-cell>
          <table:table-cell office:value-type="float" office:value="2.81084" calcext:value-type="float">
            <text:p>2.81084</text:p>
          </table:table-cell>
          <table:table-cell office:value-type="float" office:value="2.85936" calcext:value-type="float">
            <text:p>2.85936</text:p>
          </table:table-cell>
          <table:table-cell office:value-type="float" office:value="2.72895" calcext:value-type="float">
            <text:p>2.72895</text:p>
          </table:table-cell>
          <table:table-cell office:value-type="float" office:value="2.77717" calcext:value-type="float">
            <text:p>2.77717</text:p>
          </table:table-cell>
          <table:table-cell office:value-type="float" office:value="2.75666" calcext:value-type="float">
            <text:p>2.75666</text:p>
          </table:table-cell>
          <table:table-cell office:value-type="float" office:value="2.64983" calcext:value-type="float">
            <text:p>2.64983</text:p>
          </table:table-cell>
          <table:table-cell office:value-type="float" office:value="2.73948" calcext:value-type="float">
            <text:p>2.73948</text:p>
          </table:table-cell>
          <table:table-cell office:value-type="float" office:value="2.88415" calcext:value-type="float">
            <text:p>2.88415</text:p>
          </table:table-cell>
          <table:table-cell office:value-type="float" office:value="2.79072" calcext:value-type="float">
            <text:p>2.79072</text:p>
          </table:table-cell>
          <table:table-cell office:value-type="float" office:value="2.77327" calcext:value-type="float">
            <text:p>2.77327</text:p>
          </table:table-cell>
          <table:table-cell office:value-type="float" office:value="2.79586" calcext:value-type="float">
            <text:p>2.79586</text:p>
          </table:table-cell>
          <table:table-cell office:value-type="float" office:value="2.71822" calcext:value-type="float">
            <text:p>2.71822</text:p>
          </table:table-cell>
          <table:table-cell office:value-type="float" office:value="2.77798" calcext:value-type="float">
            <text:p>2.77798</text:p>
          </table:table-cell>
          <table:table-cell office:value-type="float" office:value="2.59108" calcext:value-type="float">
            <text:p>2.59108</text:p>
          </table:table-cell>
          <table:table-cell office:value-type="float" office:value="2.72159" calcext:value-type="float">
            <text:p>2.72159</text:p>
          </table:table-cell>
          <table:table-cell office:value-type="float" office:value="2.79633" calcext:value-type="float">
            <text:p>2.79633</text:p>
          </table:table-cell>
          <table:table-cell office:value-type="float" office:value="2.81104" calcext:value-type="float">
            <text:p>2.81104</text:p>
          </table:table-cell>
          <table:table-cell office:value-type="float" office:value="2.82572" calcext:value-type="float">
            <text:p>2.82572</text:p>
          </table:table-cell>
          <table:table-cell office:value-type="float" office:value="2.77621" calcext:value-type="float">
            <text:p>2.77621</text:p>
          </table:table-cell>
          <table:table-cell office:value-type="float" office:value="2.73796" calcext:value-type="float">
            <text:p>2.73796</text:p>
          </table:table-cell>
          <table:table-cell office:value-type="float" office:value="2.80135" calcext:value-type="float">
            <text:p>2.80135</text:p>
          </table:table-cell>
          <table:table-cell office:value-type="float" office:value="2.61064" calcext:value-type="float">
            <text:p>2.61064</text:p>
          </table:table-cell>
          <table:table-cell office:value-type="float" office:value="2.82742" calcext:value-type="float">
            <text:p>2.82742</text:p>
          </table:table-cell>
          <table:table-cell office:value-type="float" office:value="2.57764" calcext:value-type="float">
            <text:p>2.57764</text:p>
          </table:table-cell>
          <table:table-cell office:value-type="float" office:value="2.1378" calcext:value-type="float">
            <text:p>2.1378</text:p>
          </table:table-cell>
          <table:table-cell/>
          <table:table-cell table:formula="of:=AVERAGE([.B81:.BI81])" office:value-type="float" office:value="2.71340133333333" calcext:value-type="float">
            <text:p>2.7134013333</text:p>
          </table:table-cell>
          <table:table-cell table:formula="of:=STDEV([.B81:.BI81])/2" office:value-type="float" office:value="0.0829288149174689" calcext:value-type="float">
            <text:p>0.082928814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.6897" calcext:value-type="float">
            <text:p>2.6897</text:p>
          </table:table-cell>
          <table:table-cell office:value-type="float" office:value="2.60706" calcext:value-type="float">
            <text:p>2.60706</text:p>
          </table:table-cell>
          <table:table-cell office:value-type="float" office:value="2.74035" calcext:value-type="float">
            <text:p>2.74035</text:p>
          </table:table-cell>
          <table:table-cell office:value-type="float" office:value="2.7678" calcext:value-type="float">
            <text:p>2.7678</text:p>
          </table:table-cell>
          <table:table-cell office:value-type="float" office:value="2.84736" calcext:value-type="float">
            <text:p>2.84736</text:p>
          </table:table-cell>
          <table:table-cell office:value-type="float" office:value="2.74424" calcext:value-type="float">
            <text:p>2.74424</text:p>
          </table:table-cell>
          <table:table-cell office:value-type="float" office:value="2.72658" calcext:value-type="float">
            <text:p>2.72658</text:p>
          </table:table-cell>
          <table:table-cell office:value-type="float" office:value="2.74337" calcext:value-type="float">
            <text:p>2.74337</text:p>
          </table:table-cell>
          <table:table-cell office:value-type="float" office:value="2.29106" calcext:value-type="float">
            <text:p>2.29106</text:p>
          </table:table-cell>
          <table:table-cell office:value-type="float" office:value="2.14897" calcext:value-type="float">
            <text:p>2.14897</text:p>
          </table:table-cell>
          <table:table-cell office:value-type="float" office:value="2.12603" calcext:value-type="float">
            <text:p>2.12603</text:p>
          </table:table-cell>
          <table:table-cell office:value-type="float" office:value="2.77432" calcext:value-type="float">
            <text:p>2.77432</text:p>
          </table:table-cell>
          <table:table-cell office:value-type="float" office:value="2.87366" calcext:value-type="float">
            <text:p>2.87366</text:p>
          </table:table-cell>
          <table:table-cell office:value-type="float" office:value="2.60748" calcext:value-type="float">
            <text:p>2.60748</text:p>
          </table:table-cell>
          <table:table-cell office:value-type="float" office:value="2.6907" calcext:value-type="float">
            <text:p>2.6907</text:p>
          </table:table-cell>
          <table:table-cell office:value-type="float" office:value="2.68275" calcext:value-type="float">
            <text:p>2.68275</text:p>
          </table:table-cell>
          <table:table-cell office:value-type="float" office:value="2.78918" calcext:value-type="float">
            <text:p>2.78918</text:p>
          </table:table-cell>
          <table:table-cell office:value-type="float" office:value="2.72087" calcext:value-type="float">
            <text:p>2.72087</text:p>
          </table:table-cell>
          <table:table-cell office:value-type="float" office:value="2.60312" calcext:value-type="float">
            <text:p>2.60312</text:p>
          </table:table-cell>
          <table:table-cell office:value-type="float" office:value="2.56023" calcext:value-type="float">
            <text:p>2.56023</text:p>
          </table:table-cell>
          <table:table-cell office:value-type="float" office:value="2.71883" calcext:value-type="float">
            <text:p>2.71883</text:p>
          </table:table-cell>
          <table:table-cell office:value-type="float" office:value="2.64601" calcext:value-type="float">
            <text:p>2.64601</text:p>
          </table:table-cell>
          <table:table-cell office:value-type="float" office:value="2.71388" calcext:value-type="float">
            <text:p>2.71388</text:p>
          </table:table-cell>
          <table:table-cell office:value-type="float" office:value="2.85485" calcext:value-type="float">
            <text:p>2.85485</text:p>
          </table:table-cell>
          <table:table-cell office:value-type="float" office:value="2.22313" calcext:value-type="float">
            <text:p>2.22313</text:p>
          </table:table-cell>
          <table:table-cell office:value-type="float" office:value="2.80801" calcext:value-type="float">
            <text:p>2.80801</text:p>
          </table:table-cell>
          <table:table-cell office:value-type="float" office:value="2.69317" calcext:value-type="float">
            <text:p>2.69317</text:p>
          </table:table-cell>
          <table:table-cell office:value-type="float" office:value="2.65229" calcext:value-type="float">
            <text:p>2.65229</text:p>
          </table:table-cell>
          <table:table-cell office:value-type="float" office:value="2.64522" calcext:value-type="float">
            <text:p>2.64522</text:p>
          </table:table-cell>
          <table:table-cell office:value-type="float" office:value="2.1785" calcext:value-type="float">
            <text:p>2.1785</text:p>
          </table:table-cell>
          <table:table-cell office:value-type="float" office:value="2.23255" calcext:value-type="float">
            <text:p>2.23255</text:p>
          </table:table-cell>
          <table:table-cell office:value-type="float" office:value="2.72694" calcext:value-type="float">
            <text:p>2.72694</text:p>
          </table:table-cell>
          <table:table-cell office:value-type="float" office:value="2.78691" calcext:value-type="float">
            <text:p>2.78691</text:p>
          </table:table-cell>
          <table:table-cell office:value-type="float" office:value="2.82842" calcext:value-type="float">
            <text:p>2.82842</text:p>
          </table:table-cell>
          <table:table-cell office:value-type="float" office:value="2.80878" calcext:value-type="float">
            <text:p>2.80878</text:p>
          </table:table-cell>
          <table:table-cell office:value-type="float" office:value="2.80141" calcext:value-type="float">
            <text:p>2.80141</text:p>
          </table:table-cell>
          <table:table-cell office:value-type="float" office:value="2.74401" calcext:value-type="float">
            <text:p>2.74401</text:p>
          </table:table-cell>
          <table:table-cell office:value-type="float" office:value="2.94498" calcext:value-type="float">
            <text:p>2.94498</text:p>
          </table:table-cell>
          <table:table-cell office:value-type="float" office:value="2.87916" calcext:value-type="float">
            <text:p>2.87916</text:p>
          </table:table-cell>
          <table:table-cell office:value-type="float" office:value="2.72631" calcext:value-type="float">
            <text:p>2.72631</text:p>
          </table:table-cell>
          <table:table-cell office:value-type="float" office:value="2.20178" calcext:value-type="float">
            <text:p>2.20178</text:p>
          </table:table-cell>
          <table:table-cell office:value-type="float" office:value="2.57297" calcext:value-type="float">
            <text:p>2.57297</text:p>
          </table:table-cell>
          <table:table-cell office:value-type="float" office:value="2.82461" calcext:value-type="float">
            <text:p>2.82461</text:p>
          </table:table-cell>
          <table:table-cell office:value-type="float" office:value="2.77759" calcext:value-type="float">
            <text:p>2.77759</text:p>
          </table:table-cell>
          <table:table-cell office:value-type="float" office:value="2.63915" calcext:value-type="float">
            <text:p>2.63915</text:p>
          </table:table-cell>
          <table:table-cell office:value-type="float" office:value="2.77447" calcext:value-type="float">
            <text:p>2.77447</text:p>
          </table:table-cell>
          <table:table-cell office:value-type="float" office:value="2.67641" calcext:value-type="float">
            <text:p>2.67641</text:p>
          </table:table-cell>
          <table:table-cell office:value-type="float" office:value="2.65521" calcext:value-type="float">
            <text:p>2.65521</text:p>
          </table:table-cell>
          <table:table-cell office:value-type="float" office:value="2.75718" calcext:value-type="float">
            <text:p>2.75718</text:p>
          </table:table-cell>
          <table:table-cell office:value-type="float" office:value="2.69155" calcext:value-type="float">
            <text:p>2.69155</text:p>
          </table:table-cell>
          <table:table-cell office:value-type="float" office:value="2.86613" calcext:value-type="float">
            <text:p>2.86613</text:p>
          </table:table-cell>
          <table:table-cell office:value-type="float" office:value="2.78424" calcext:value-type="float">
            <text:p>2.78424</text:p>
          </table:table-cell>
          <table:table-cell office:value-type="float" office:value="2.55608" calcext:value-type="float">
            <text:p>2.55608</text:p>
          </table:table-cell>
          <table:table-cell office:value-type="float" office:value="2.83971" calcext:value-type="float">
            <text:p>2.83971</text:p>
          </table:table-cell>
          <table:table-cell office:value-type="float" office:value="2.58173" calcext:value-type="float">
            <text:p>2.58173</text:p>
          </table:table-cell>
          <table:table-cell office:value-type="float" office:value="2.5955" calcext:value-type="float">
            <text:p>2.5955</text:p>
          </table:table-cell>
          <table:table-cell office:value-type="float" office:value="2.84484" calcext:value-type="float">
            <text:p>2.84484</text:p>
          </table:table-cell>
          <table:table-cell office:value-type="float" office:value="2.58727" calcext:value-type="float">
            <text:p>2.58727</text:p>
          </table:table-cell>
          <table:table-cell office:value-type="float" office:value="2.8372" calcext:value-type="float">
            <text:p>2.8372</text:p>
          </table:table-cell>
          <table:table-cell office:value-type="float" office:value="2.1877" calcext:value-type="float">
            <text:p>2.1877</text:p>
          </table:table-cell>
          <table:table-cell/>
          <table:table-cell table:formula="of:=AVERAGE([.B82:.BI82])" office:value-type="float" office:value="2.65999183333333" calcext:value-type="float">
            <text:p>2.6599918333</text:p>
          </table:table-cell>
          <table:table-cell table:formula="of:=STDEV([.B82:.BI82])/2" office:value-type="float" office:value="0.101831260299308" calcext:value-type="float">
            <text:p>0.101831260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.28905" calcext:value-type="float">
            <text:p>2.28905</text:p>
          </table:table-cell>
          <table:table-cell office:value-type="float" office:value="2.77288" calcext:value-type="float">
            <text:p>2.77288</text:p>
          </table:table-cell>
          <table:table-cell office:value-type="float" office:value="2.73164" calcext:value-type="float">
            <text:p>2.73164</text:p>
          </table:table-cell>
          <table:table-cell office:value-type="float" office:value="2.79037" calcext:value-type="float">
            <text:p>2.79037</text:p>
          </table:table-cell>
          <table:table-cell office:value-type="float" office:value="2.87689" calcext:value-type="float">
            <text:p>2.87689</text:p>
          </table:table-cell>
          <table:table-cell office:value-type="float" office:value="2.40061" calcext:value-type="float">
            <text:p>2.40061</text:p>
          </table:table-cell>
          <table:table-cell office:value-type="float" office:value="2.28504" calcext:value-type="float">
            <text:p>2.28504</text:p>
          </table:table-cell>
          <table:table-cell office:value-type="float" office:value="2.28799" calcext:value-type="float">
            <text:p>2.28799</text:p>
          </table:table-cell>
          <table:table-cell office:value-type="float" office:value="2.73733" calcext:value-type="float">
            <text:p>2.73733</text:p>
          </table:table-cell>
          <table:table-cell office:value-type="float" office:value="2.23026" calcext:value-type="float">
            <text:p>2.23026</text:p>
          </table:table-cell>
          <table:table-cell office:value-type="float" office:value="2.99651" calcext:value-type="float">
            <text:p>2.99651</text:p>
          </table:table-cell>
          <table:table-cell office:value-type="float" office:value="2.31674" calcext:value-type="float">
            <text:p>2.31674</text:p>
          </table:table-cell>
          <table:table-cell office:value-type="float" office:value="2.81492" calcext:value-type="float">
            <text:p>2.81492</text:p>
          </table:table-cell>
          <table:table-cell office:value-type="float" office:value="2.28172" calcext:value-type="float">
            <text:p>2.28172</text:p>
          </table:table-cell>
          <table:table-cell office:value-type="float" office:value="2.63865" calcext:value-type="float">
            <text:p>2.63865</text:p>
          </table:table-cell>
          <table:table-cell office:value-type="float" office:value="2.29878" calcext:value-type="float">
            <text:p>2.29878</text:p>
          </table:table-cell>
          <table:table-cell office:value-type="float" office:value="2.77867" calcext:value-type="float">
            <text:p>2.77867</text:p>
          </table:table-cell>
          <table:table-cell office:value-type="float" office:value="2.2706" calcext:value-type="float">
            <text:p>2.2706</text:p>
          </table:table-cell>
          <table:table-cell office:value-type="float" office:value="2.17166" calcext:value-type="float">
            <text:p>2.17166</text:p>
          </table:table-cell>
          <table:table-cell office:value-type="float" office:value="2.17362" calcext:value-type="float">
            <text:p>2.17362</text:p>
          </table:table-cell>
          <table:table-cell office:value-type="float" office:value="1.97785" calcext:value-type="float">
            <text:p>1.97785</text:p>
          </table:table-cell>
          <table:table-cell office:value-type="float" office:value="2.73983" calcext:value-type="float">
            <text:p>2.73983</text:p>
          </table:table-cell>
          <table:table-cell office:value-type="float" office:value="2.87709" calcext:value-type="float">
            <text:p>2.87709</text:p>
          </table:table-cell>
          <table:table-cell office:value-type="float" office:value="2.24933" calcext:value-type="float">
            <text:p>2.24933</text:p>
          </table:table-cell>
          <table:table-cell office:value-type="float" office:value="2.25162" calcext:value-type="float">
            <text:p>2.25162</text:p>
          </table:table-cell>
          <table:table-cell office:value-type="float" office:value="2.17914" calcext:value-type="float">
            <text:p>2.17914</text:p>
          </table:table-cell>
          <table:table-cell office:value-type="float" office:value="2.69201" calcext:value-type="float">
            <text:p>2.69201</text:p>
          </table:table-cell>
          <table:table-cell office:value-type="float" office:value="2.20528" calcext:value-type="float">
            <text:p>2.20528</text:p>
          </table:table-cell>
          <table:table-cell office:value-type="float" office:value="2.29587" calcext:value-type="float">
            <text:p>2.29587</text:p>
          </table:table-cell>
          <table:table-cell office:value-type="float" office:value="2.9363" calcext:value-type="float">
            <text:p>2.9363</text:p>
          </table:table-cell>
          <table:table-cell office:value-type="float" office:value="2.78599" calcext:value-type="float">
            <text:p>2.78599</text:p>
          </table:table-cell>
          <table:table-cell office:value-type="float" office:value="2.32378" calcext:value-type="float">
            <text:p>2.32378</text:p>
          </table:table-cell>
          <table:table-cell office:value-type="float" office:value="2.27639" calcext:value-type="float">
            <text:p>2.27639</text:p>
          </table:table-cell>
          <table:table-cell office:value-type="float" office:value="2.27646" calcext:value-type="float">
            <text:p>2.27646</text:p>
          </table:table-cell>
          <table:table-cell office:value-type="float" office:value="2.58614" calcext:value-type="float">
            <text:p>2.58614</text:p>
          </table:table-cell>
          <table:table-cell office:value-type="float" office:value="2.0509" calcext:value-type="float">
            <text:p>2.0509</text:p>
          </table:table-cell>
          <table:table-cell office:value-type="float" office:value="2.37053" calcext:value-type="float">
            <text:p>2.37053</text:p>
          </table:table-cell>
          <table:table-cell office:value-type="float" office:value="2.30741" calcext:value-type="float">
            <text:p>2.30741</text:p>
          </table:table-cell>
          <table:table-cell office:value-type="float" office:value="2.27471" calcext:value-type="float">
            <text:p>2.27471</text:p>
          </table:table-cell>
          <table:table-cell office:value-type="float" office:value="2.78672" calcext:value-type="float">
            <text:p>2.78672</text:p>
          </table:table-cell>
          <table:table-cell office:value-type="float" office:value="2.21148" calcext:value-type="float">
            <text:p>2.21148</text:p>
          </table:table-cell>
          <table:table-cell office:value-type="float" office:value="2.68192" calcext:value-type="float">
            <text:p>2.68192</text:p>
          </table:table-cell>
          <table:table-cell office:value-type="float" office:value="2.95148" calcext:value-type="float">
            <text:p>2.95148</text:p>
          </table:table-cell>
          <table:table-cell office:value-type="float" office:value="2.77533" calcext:value-type="float">
            <text:p>2.77533</text:p>
          </table:table-cell>
          <table:table-cell office:value-type="float" office:value="2.69917" calcext:value-type="float">
            <text:p>2.69917</text:p>
          </table:table-cell>
          <table:table-cell office:value-type="float" office:value="2.79061" calcext:value-type="float">
            <text:p>2.79061</text:p>
          </table:table-cell>
          <table:table-cell office:value-type="float" office:value="2.30155" calcext:value-type="float">
            <text:p>2.30155</text:p>
          </table:table-cell>
          <table:table-cell office:value-type="float" office:value="2.3075" calcext:value-type="float">
            <text:p>2.3075</text:p>
          </table:table-cell>
          <table:table-cell office:value-type="float" office:value="2.99563" calcext:value-type="float">
            <text:p>2.99563</text:p>
          </table:table-cell>
          <table:table-cell office:value-type="float" office:value="2.30332" calcext:value-type="float">
            <text:p>2.30332</text:p>
          </table:table-cell>
          <table:table-cell office:value-type="float" office:value="2.62899" calcext:value-type="float">
            <text:p>2.62899</text:p>
          </table:table-cell>
          <table:table-cell office:value-type="float" office:value="2.8183" calcext:value-type="float">
            <text:p>2.8183</text:p>
          </table:table-cell>
          <table:table-cell office:value-type="float" office:value="2.62469" calcext:value-type="float">
            <text:p>2.62469</text:p>
          </table:table-cell>
          <table:table-cell office:value-type="float" office:value="2.85265" calcext:value-type="float">
            <text:p>2.85265</text:p>
          </table:table-cell>
          <table:table-cell office:value-type="float" office:value="2.75218" calcext:value-type="float">
            <text:p>2.75218</text:p>
          </table:table-cell>
          <table:table-cell office:value-type="float" office:value="2.68196" calcext:value-type="float">
            <text:p>2.68196</text:p>
          </table:table-cell>
          <table:table-cell office:value-type="float" office:value="2.6454" calcext:value-type="float">
            <text:p>2.6454</text:p>
          </table:table-cell>
          <table:table-cell office:value-type="float" office:value="2.89234" calcext:value-type="float">
            <text:p>2.89234</text:p>
          </table:table-cell>
          <table:table-cell office:value-type="float" office:value="2.59711" calcext:value-type="float">
            <text:p>2.59711</text:p>
          </table:table-cell>
          <table:table-cell office:value-type="float" office:value="2.93821" calcext:value-type="float">
            <text:p>2.93821</text:p>
          </table:table-cell>
          <table:table-cell/>
          <table:table-cell table:formula="of:=AVERAGE([.B83:.BI83])" office:value-type="float" office:value="2.53395166666667" calcext:value-type="float">
            <text:p>2.5339516667</text:p>
          </table:table-cell>
          <table:table-cell table:formula="of:=STDEV([.B83:.BI83])/2" office:value-type="float" office:value="0.14063256657509" calcext:value-type="float">
            <text:p>0.1406325666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.75092" calcext:value-type="float">
            <text:p>2.75092</text:p>
          </table:table-cell>
          <table:table-cell office:value-type="float" office:value="2.252" calcext:value-type="float">
            <text:p>2.252</text:p>
          </table:table-cell>
          <table:table-cell office:value-type="float" office:value="2.23796" calcext:value-type="float">
            <text:p>2.23796</text:p>
          </table:table-cell>
          <table:table-cell office:value-type="float" office:value="2.82073" calcext:value-type="float">
            <text:p>2.82073</text:p>
          </table:table-cell>
          <table:table-cell office:value-type="float" office:value="2.90046" calcext:value-type="float">
            <text:p>2.90046</text:p>
          </table:table-cell>
          <table:table-cell office:value-type="float" office:value="2.24969" calcext:value-type="float">
            <text:p>2.24969</text:p>
          </table:table-cell>
          <table:table-cell office:value-type="float" office:value="2.75514" calcext:value-type="float">
            <text:p>2.75514</text:p>
          </table:table-cell>
          <table:table-cell office:value-type="float" office:value="2.35874" calcext:value-type="float">
            <text:p>2.35874</text:p>
          </table:table-cell>
          <table:table-cell office:value-type="float" office:value="2.73416" calcext:value-type="float">
            <text:p>2.73416</text:p>
          </table:table-cell>
          <table:table-cell office:value-type="float" office:value="2.9989" calcext:value-type="float">
            <text:p>2.9989</text:p>
          </table:table-cell>
          <table:table-cell office:value-type="float" office:value="2.91183" calcext:value-type="float">
            <text:p>2.91183</text:p>
          </table:table-cell>
          <table:table-cell office:value-type="float" office:value="2.64208" calcext:value-type="float">
            <text:p>2.64208</text:p>
          </table:table-cell>
          <table:table-cell office:value-type="float" office:value="2.4397" calcext:value-type="float">
            <text:p>2.4397</text:p>
          </table:table-cell>
          <table:table-cell office:value-type="float" office:value="2.78558" calcext:value-type="float">
            <text:p>2.78558</text:p>
          </table:table-cell>
          <table:table-cell office:value-type="float" office:value="2.38554" calcext:value-type="float">
            <text:p>2.38554</text:p>
          </table:table-cell>
          <table:table-cell office:value-type="float" office:value="2.75167" calcext:value-type="float">
            <text:p>2.75167</text:p>
          </table:table-cell>
          <table:table-cell office:value-type="float" office:value="2.81907" calcext:value-type="float">
            <text:p>2.81907</text:p>
          </table:table-cell>
          <table:table-cell office:value-type="float" office:value="2.41364" calcext:value-type="float">
            <text:p>2.41364</text:p>
          </table:table-cell>
          <table:table-cell office:value-type="float" office:value="2.77817" calcext:value-type="float">
            <text:p>2.77817</text:p>
          </table:table-cell>
          <table:table-cell office:value-type="float" office:value="2.36545" calcext:value-type="float">
            <text:p>2.36545</text:p>
          </table:table-cell>
          <table:table-cell office:value-type="float" office:value="2.58715" calcext:value-type="float">
            <text:p>2.58715</text:p>
          </table:table-cell>
          <table:table-cell office:value-type="float" office:value="2.35993" calcext:value-type="float">
            <text:p>2.35993</text:p>
          </table:table-cell>
          <table:table-cell office:value-type="float" office:value="2.2702" calcext:value-type="float">
            <text:p>2.2702</text:p>
          </table:table-cell>
          <table:table-cell office:value-type="float" office:value="2.30434" calcext:value-type="float">
            <text:p>2.30434</text:p>
          </table:table-cell>
          <table:table-cell office:value-type="float" office:value="2.64623" calcext:value-type="float">
            <text:p>2.64623</text:p>
          </table:table-cell>
          <table:table-cell office:value-type="float" office:value="2.91554" calcext:value-type="float">
            <text:p>2.91554</text:p>
          </table:table-cell>
          <table:table-cell office:value-type="float" office:value="2.90724" calcext:value-type="float">
            <text:p>2.90724</text:p>
          </table:table-cell>
          <table:table-cell office:value-type="float" office:value="3.07307" calcext:value-type="float">
            <text:p>3.07307</text:p>
          </table:table-cell>
          <table:table-cell office:value-type="float" office:value="2.80224" calcext:value-type="float">
            <text:p>2.80224</text:p>
          </table:table-cell>
          <table:table-cell office:value-type="float" office:value="2.84317" calcext:value-type="float">
            <text:p>2.84317</text:p>
          </table:table-cell>
          <table:table-cell office:value-type="float" office:value="2.73502" calcext:value-type="float">
            <text:p>2.73502</text:p>
          </table:table-cell>
          <table:table-cell office:value-type="float" office:value="2.81591" calcext:value-type="float">
            <text:p>2.81591</text:p>
          </table:table-cell>
          <table:table-cell office:value-type="float" office:value="2.77198" calcext:value-type="float">
            <text:p>2.77198</text:p>
          </table:table-cell>
          <table:table-cell office:value-type="float" office:value="2.33889" calcext:value-type="float">
            <text:p>2.33889</text:p>
          </table:table-cell>
          <table:table-cell office:value-type="float" office:value="2.83942" calcext:value-type="float">
            <text:p>2.83942</text:p>
          </table:table-cell>
          <table:table-cell office:value-type="float" office:value="2.8644" calcext:value-type="float">
            <text:p>2.8644</text:p>
          </table:table-cell>
          <table:table-cell office:value-type="float" office:value="2.32255" calcext:value-type="float">
            <text:p>2.32255</text:p>
          </table:table-cell>
          <table:table-cell office:value-type="float" office:value="2.76577" calcext:value-type="float">
            <text:p>2.76577</text:p>
          </table:table-cell>
          <table:table-cell office:value-type="float" office:value="2.70534" calcext:value-type="float">
            <text:p>2.70534</text:p>
          </table:table-cell>
          <table:table-cell office:value-type="float" office:value="2.78885" calcext:value-type="float">
            <text:p>2.78885</text:p>
          </table:table-cell>
          <table:table-cell office:value-type="float" office:value="2.86167" calcext:value-type="float">
            <text:p>2.86167</text:p>
          </table:table-cell>
          <table:table-cell office:value-type="float" office:value="2.75442" calcext:value-type="float">
            <text:p>2.75442</text:p>
          </table:table-cell>
          <table:table-cell office:value-type="float" office:value="2.67278" calcext:value-type="float">
            <text:p>2.67278</text:p>
          </table:table-cell>
          <table:table-cell office:value-type="float" office:value="2.10023" calcext:value-type="float">
            <text:p>2.10023</text:p>
          </table:table-cell>
          <table:table-cell office:value-type="float" office:value="2.32569" calcext:value-type="float">
            <text:p>2.32569</text:p>
          </table:table-cell>
          <table:table-cell office:value-type="float" office:value="2.96047" calcext:value-type="float">
            <text:p>2.96047</text:p>
          </table:table-cell>
          <table:table-cell office:value-type="float" office:value="2.29824" calcext:value-type="float">
            <text:p>2.29824</text:p>
          </table:table-cell>
          <table:table-cell office:value-type="float" office:value="2.33156" calcext:value-type="float">
            <text:p>2.33156</text:p>
          </table:table-cell>
          <table:table-cell office:value-type="float" office:value="2.38707" calcext:value-type="float">
            <text:p>2.38707</text:p>
          </table:table-cell>
          <table:table-cell office:value-type="float" office:value="2.78751" calcext:value-type="float">
            <text:p>2.78751</text:p>
          </table:table-cell>
          <table:table-cell office:value-type="float" office:value="2.75558" calcext:value-type="float">
            <text:p>2.75558</text:p>
          </table:table-cell>
          <table:table-cell office:value-type="float" office:value="2.97042" calcext:value-type="float">
            <text:p>2.97042</text:p>
          </table:table-cell>
          <table:table-cell office:value-type="float" office:value="2.64217" calcext:value-type="float">
            <text:p>2.64217</text:p>
          </table:table-cell>
          <table:table-cell office:value-type="float" office:value="2.98353" calcext:value-type="float">
            <text:p>2.98353</text:p>
          </table:table-cell>
          <table:table-cell office:value-type="float" office:value="3.01405" calcext:value-type="float">
            <text:p>3.01405</text:p>
          </table:table-cell>
          <table:table-cell office:value-type="float" office:value="2.73397" calcext:value-type="float">
            <text:p>2.73397</text:p>
          </table:table-cell>
          <table:table-cell office:value-type="float" office:value="2.24309" calcext:value-type="float">
            <text:p>2.24309</text:p>
          </table:table-cell>
          <table:table-cell office:value-type="float" office:value="2.7755" calcext:value-type="float">
            <text:p>2.7755</text:p>
          </table:table-cell>
          <table:table-cell office:value-type="float" office:value="2.86979" calcext:value-type="float">
            <text:p>2.86979</text:p>
          </table:table-cell>
          <table:table-cell office:value-type="float" office:value="2.28292" calcext:value-type="float">
            <text:p>2.28292</text:p>
          </table:table-cell>
          <table:table-cell/>
          <table:table-cell table:formula="of:=AVERAGE([.B84:.BI84])" office:value-type="float" office:value="2.64598883333333" calcext:value-type="float">
            <text:p>2.6459888333</text:p>
          </table:table-cell>
          <table:table-cell table:formula="of:=STDEV([.B84:.BI84])/2" office:value-type="float" office:value="0.128701467960402" calcext:value-type="float">
            <text:p>0.128701468</text:p>
          </table:table-cell>
        </table:table-row>
      </table:table>
      <table:table table:name="SUMMARY FINAL" table:style-name="ta1">
        <table:shapes>
          <draw:frame draw:z-index="0" draw:style-name="gr1" draw:text-style-name="P1" svg:width="8in" svg:height="6in" svg:x="3.6409in" svg:y="3.5055in">
            <draw:object draw:notify-on-update-of-ranges="'SUMMARY FINAL'.C6:'SUMMARY FINAL'.C15 'SUMMARY FINAL'.I5:'SUMMARY FINAL'.I5 'SUMMARY FINAL'.I6:'SUMMARY FINAL'.I15 'SUMMARY FINAL'.P6:'SUMMARY FINAL'.P15 'SUMMARY FINAL'.P6:'SUMMARY FINAL'.P15 'SUMMARY FINAL'.D5:'SUMMARY FINAL'.D5 'SUMMARY FINAL'.D6:'SUMMARY FINAL'.D15 'SUMMARY FINAL'.K6:'SUMMARY FINAL'.K15 'SUMMARY FINAL'.K6:'SUMMARY FINAL'.K15 'SUMMARY FINAL'.E5:'SUMMARY FINAL'.E5 'SUMMARY FINAL'.E6:'SUMMARY FINAL'.E15 'SUMMARY FINAL'.L6:'SUMMARY FINAL'.L15 'SUMMARY FINAL'.L6:'SUMMARY FINAL'.L15 'SUMMARY FINAL'.H5:'SUMMARY FINAL'.H5 'SUMMARY FINAL'.H6:'SUMMARY FINAL'.H15 'SUMMARY FINAL'.O6:'SUMMARY FINAL'.O15 'SUMMARY FINAL'.O6:'SUMMARY FINAL'.O15 'SUMMARY FINAL'.F5:'SUMMARY FINAL'.F5 'SUMMARY FINAL'.F6:'SUMMARY FINAL'.F15 'SUMMARY FINAL'.M6:'SUMMARY FINAL'.M15 'SUMMARY FINAL'.M6:'SUMMARY FINAL'.M15 'SUMMARY FINAL'.G5:'SUMMARY FINAL'.G5 'SUMMARY FINAL'.G6:'SUMMARY FINAL'.G15 'SUMMARY FINAL'.N6:'SUMMARY FINAL'.N15 'SUMMARY FINAL'.N6:'SUMMARY FINAL'.N15 'SUMMARY FINAL'.J5:'SUMMARY FINAL'.J5 'SUMMARY FINAL'.J6:'SUMMARY FINAL'.J15 'SUMMARY FINAL'.Q6:'SUMMARY FINAL'.Q15 'SUMMARY FINAL'.Q6:'SUMMARY FINAL'.Q1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3" table:number-columns-repeated="5" table:default-cell-style-name="ce2"/>
        <table:table-row table:style-name="ro2" table:number-rows-repeated="4">
          <table:table-cell table:number-columns-repeated="12"/>
          <table:table-cell table:style-name="Default"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Threads</text:p>
          </table:table-cell>
          <table:table-cell table:formula="of:=['Datos Finales'.A3]" office:value-type="string" office:string-value="DummyAffinity" calcext:value-type="string">
            <text:p>DummyAffinity</text:p>
          </table:table-cell>
          <table:table-cell table:formula="of:=['Datos Finales'.A15]" office:value-type="string" office:string-value="EquitativeAffinity" calcext:value-type="string">
            <text:p>EquitativeAffinity</text:p>
          </table:table-cell>
          <table:table-cell table:style-name="ce2" table:formula="of:=['Datos Finales'.A27]" office:value-type="string" office:string-value="ImpairAffinity" calcext:value-type="string">
            <text:p>ImpairAffinity</text:p>
          </table:table-cell>
          <table:table-cell table:style-name="ce2" table:formula="of:=['Datos Finales'.A39]" office:value-type="string" office:string-value="NumaPairAffinity" calcext:value-type="string">
            <text:p>NumaPairAffinity</text:p>
          </table:table-cell>
          <table:table-cell table:formula="of:=['Datos Finales'.A51]" office:value-type="string" office:string-value="PairAffinity" calcext:value-type="string">
            <text:p>PairAffinity</text:p>
          </table:table-cell>
          <table:table-cell table:formula="of:=['Datos Finales'.A63]" office:value-type="string" office:string-value="SinProcessorAffinity" calcext:value-type="string">
            <text:p>SinProcessorAffinity</text:p>
          </table:table-cell>
          <table:table-cell table:style-name="ce2" table:formula="of:=['Datos Finales'.A75]" office:value-type="string" office:string-value="SimpleCoreAffinity" calcext:value-type="string">
            <text:p>SimpleCoreAffinity</text:p>
          </table:table-cell>
          <table:table-cell office:value-type="string" calcext:value-type="string">
            <text:p>dummy_std</text:p>
          </table:table-cell>
          <table:table-cell office:value-type="string" calcext:value-type="string">
            <text:p>eq_std</text:p>
          </table:table-cell>
          <table:table-cell table:style-name="Default" office:value-type="string" calcext:value-type="string">
            <text:p>im_std</text:p>
          </table:table-cell>
          <table:table-cell table:style-name="Default" office:value-type="string" calcext:value-type="string">
            <text:p>numa_std</text:p>
          </table:table-cell>
          <table:table-cell table:style-name="Default" office:value-type="string" calcext:value-type="string">
            <text:p>pair_std</text:p>
          </table:table-cell>
          <table:table-cell table:style-name="Default" office:value-type="string" calcext:value-type="string">
            <text:p>sin_std</text:p>
          </table:table-cell>
          <table:table-cell table:style-name="Default" office:value-type="string" calcext:value-type="string">
            <text:p>simple_std</text:p>
          </table:table-cell>
        </table:table-row>
        <table:table-row table:style-name="ro2">
          <table:table-cell table:number-columns-repeated="2"/>
          <table:table-cell table:formula="of:=['Datos Finales'.A40]" office:value-type="float" office:value="1" calcext:value-type="float">
            <text:p>1</text:p>
          </table:table-cell>
          <table:table-cell table:formula="of:=['Datos Finales'.BK4]" office:value-type="float" office:value="1.94887783333333" calcext:value-type="float">
            <text:p>1.9488778333</text:p>
          </table:table-cell>
          <table:table-cell table:formula="of:=['Datos Finales'.BK16]" office:value-type="float" office:value="1.8936345" calcext:value-type="float">
            <text:p>1.8936345</text:p>
          </table:table-cell>
          <table:table-cell table:formula="of:=['Datos Finales'.BK28]" office:value-type="float" office:value="1.99840966666667" calcext:value-type="float">
            <text:p>1.9984096667</text:p>
          </table:table-cell>
          <table:table-cell table:formula="of:=['Datos Finales'.BK40]" office:value-type="float" office:value="2.060564" calcext:value-type="float">
            <text:p>2.060564</text:p>
          </table:table-cell>
          <table:table-cell table:formula="of:=['Datos Finales'.BK52]" office:value-type="float" office:value="2.10043233333333" calcext:value-type="float">
            <text:p>2.1004323333</text:p>
          </table:table-cell>
          <table:table-cell table:formula="of:=['Datos Finales'.BK64]" office:value-type="float" office:value="1.86887533333333" calcext:value-type="float">
            <text:p>1.8688753333</text:p>
          </table:table-cell>
          <table:table-cell table:formula="of:=['Datos Finales'.BK76]" office:value-type="float" office:value="2.05851016666667" calcext:value-type="float">
            <text:p>2.0585101667</text:p>
          </table:table-cell>
          <table:table-cell table:formula="of:=['Datos Finales'.BL4]" office:value-type="float" office:value="0.131284908497627" calcext:value-type="float">
            <text:p>0.1312849085</text:p>
          </table:table-cell>
          <table:table-cell table:formula="of:=['Datos Finales'.BL16]" office:value-type="float" office:value="0.157734604608621" calcext:value-type="float">
            <text:p>0.1577346046</text:p>
          </table:table-cell>
          <table:table-cell table:formula="of:=['Datos Finales'.BL28]" office:value-type="float" office:value="0.136790371191905" calcext:value-type="float">
            <text:p>0.1367903712</text:p>
          </table:table-cell>
          <table:table-cell table:formula="of:=['Datos Finales'.BL40]" office:value-type="float" office:value="0.118440038130578" calcext:value-type="float">
            <text:p>0.1184400381</text:p>
          </table:table-cell>
          <table:table-cell table:formula="of:=['Datos Finales'.BL52]" office:value-type="float" office:value="0.101796880868463" calcext:value-type="float">
            <text:p>0.1017968809</text:p>
          </table:table-cell>
          <table:table-cell table:formula="of:=['Datos Finales'.BL64]" office:value-type="float" office:value="0.109922661951778" calcext:value-type="float">
            <text:p>0.109922662</text:p>
          </table:table-cell>
          <table:table-cell table:formula="of:=['Datos Finales'.BL76]" office:value-type="float" office:value="0.116678510495436" calcext:value-type="float">
            <text:p>0.1166785105</text:p>
          </table:table-cell>
        </table:table-row>
        <table:table-row table:style-name="ro2">
          <table:table-cell table:number-columns-repeated="2"/>
          <table:table-cell table:formula="of:=['Datos Finales'.A41]" office:value-type="float" office:value="2" calcext:value-type="float">
            <text:p>2</text:p>
          </table:table-cell>
          <table:table-cell table:formula="of:=['Datos Finales'.BK5]" office:value-type="float" office:value="2.1726525" calcext:value-type="float">
            <text:p>2.1726525</text:p>
          </table:table-cell>
          <table:table-cell table:formula="of:=['Datos Finales'.BK17]" office:value-type="float" office:value="4.2636705" calcext:value-type="float">
            <text:p>4.2636705</text:p>
          </table:table-cell>
          <table:table-cell table:formula="of:=['Datos Finales'.BK29]" office:value-type="float" office:value="2.60125233333333" calcext:value-type="float">
            <text:p>2.6012523333</text:p>
          </table:table-cell>
          <table:table-cell table:formula="of:=['Datos Finales'.BK41]" office:value-type="float" office:value="3.06925" calcext:value-type="float">
            <text:p>3.06925</text:p>
          </table:table-cell>
          <table:table-cell table:formula="of:=['Datos Finales'.BK53]" office:value-type="float" office:value="2.85053633333333" calcext:value-type="float">
            <text:p>2.8505363333</text:p>
          </table:table-cell>
          <table:table-cell table:formula="of:=['Datos Finales'.BK65]" office:value-type="float" office:value="2.960965" calcext:value-type="float">
            <text:p>2.960965</text:p>
          </table:table-cell>
          <table:table-cell table:formula="of:=['Datos Finales'.BK77]" office:value-type="float" office:value="3.05770666666667" calcext:value-type="float">
            <text:p>3.0577066667</text:p>
          </table:table-cell>
          <table:table-cell table:formula="of:=['Datos Finales'.BL5]" office:value-type="float" office:value="0.0500626739877211" calcext:value-type="float">
            <text:p>0.050062674</text:p>
          </table:table-cell>
          <table:table-cell table:formula="of:=['Datos Finales'.BL17]" office:value-type="float" office:value="0.109328439697232" calcext:value-type="float">
            <text:p>0.1093284397</text:p>
          </table:table-cell>
          <table:table-cell table:formula="of:=['Datos Finales'.BL29]" office:value-type="float" office:value="0.21784491180531" calcext:value-type="float">
            <text:p>0.2178449118</text:p>
          </table:table-cell>
          <table:table-cell table:formula="of:=['Datos Finales'.BL41]" office:value-type="float" office:value="0.0801615335337004" calcext:value-type="float">
            <text:p>0.0801615335</text:p>
          </table:table-cell>
          <table:table-cell table:formula="of:=['Datos Finales'.BL53]" office:value-type="float" office:value="0.156142098870876" calcext:value-type="float">
            <text:p>0.1561420989</text:p>
          </table:table-cell>
          <table:table-cell table:formula="of:=['Datos Finales'.BL65]" office:value-type="float" office:value="0.412046045587531" calcext:value-type="float">
            <text:p>0.4120460456</text:p>
          </table:table-cell>
          <table:table-cell table:formula="of:=['Datos Finales'.BL77]" office:value-type="float" office:value="0.0904091158298832" calcext:value-type="float">
            <text:p>0.0904091158</text:p>
          </table:table-cell>
        </table:table-row>
        <table:table-row table:style-name="ro2">
          <table:table-cell table:number-columns-repeated="2"/>
          <table:table-cell table:formula="of:=['Datos Finales'.A42]" office:value-type="float" office:value="4" calcext:value-type="float">
            <text:p>4</text:p>
          </table:table-cell>
          <table:table-cell table:formula="of:=['Datos Finales'.BK6]" office:value-type="float" office:value="2.18256283333333" calcext:value-type="float">
            <text:p>2.1825628333</text:p>
          </table:table-cell>
          <table:table-cell table:formula="of:=['Datos Finales'.BK18]" office:value-type="float" office:value="3.8767825" calcext:value-type="float">
            <text:p>3.8767825</text:p>
          </table:table-cell>
          <table:table-cell table:formula="of:=['Datos Finales'.BK30]" office:value-type="float" office:value="3.229303" calcext:value-type="float">
            <text:p>3.229303</text:p>
          </table:table-cell>
          <table:table-cell table:formula="of:=['Datos Finales'.BK42]" office:value-type="float" office:value="3.68656683333333" calcext:value-type="float">
            <text:p>3.6865668333</text:p>
          </table:table-cell>
          <table:table-cell table:formula="of:=['Datos Finales'.BK54]" office:value-type="float" office:value="3.36098916666667" calcext:value-type="float">
            <text:p>3.3609891667</text:p>
          </table:table-cell>
          <table:table-cell table:formula="of:=['Datos Finales'.BK66]" office:value-type="float" office:value="3.07959983333333" calcext:value-type="float">
            <text:p>3.0795998333</text:p>
          </table:table-cell>
          <table:table-cell table:formula="of:=['Datos Finales'.BK78]" office:value-type="float" office:value="3.053622" calcext:value-type="float">
            <text:p>3.053622</text:p>
          </table:table-cell>
          <table:table-cell table:formula="of:=['Datos Finales'.BL6]" office:value-type="float" office:value="0.0583054778591409" calcext:value-type="float">
            <text:p>0.0583054779</text:p>
          </table:table-cell>
          <table:table-cell table:formula="of:=['Datos Finales'.BL18]" office:value-type="float" office:value="0.0713446361198376" calcext:value-type="float">
            <text:p>0.0713446361</text:p>
          </table:table-cell>
          <table:table-cell table:formula="of:=['Datos Finales'.BL30]" office:value-type="float" office:value="0.178473096145363" calcext:value-type="float">
            <text:p>0.1784730961</text:p>
          </table:table-cell>
          <table:table-cell table:formula="of:=['Datos Finales'.BL42]" office:value-type="float" office:value="0.165334513201271" calcext:value-type="float">
            <text:p>0.1653345132</text:p>
          </table:table-cell>
          <table:table-cell table:formula="of:=['Datos Finales'.BL54]" office:value-type="float" office:value="0.101539003979066" calcext:value-type="float">
            <text:p>0.101539004</text:p>
          </table:table-cell>
          <table:table-cell table:formula="of:=['Datos Finales'.BL66]" office:value-type="float" office:value="0.194683144455709" calcext:value-type="float">
            <text:p>0.1946831445</text:p>
          </table:table-cell>
          <table:table-cell table:formula="of:=['Datos Finales'.BL78]" office:value-type="float" office:value="0.0651666716756974" calcext:value-type="float">
            <text:p>0.0651666717</text:p>
          </table:table-cell>
        </table:table-row>
        <table:table-row table:style-name="ro2">
          <table:table-cell table:number-columns-repeated="2"/>
          <table:table-cell table:formula="of:=['Datos Finales'.A43]" office:value-type="float" office:value="8" calcext:value-type="float">
            <text:p>8</text:p>
          </table:table-cell>
          <table:table-cell table:formula="of:=['Datos Finales'.BK7]" office:value-type="float" office:value="2.15430866666667" calcext:value-type="float">
            <text:p>2.1543086667</text:p>
          </table:table-cell>
          <table:table-cell table:formula="of:=['Datos Finales'.BK19]" office:value-type="float" office:value="4.03682716666667" calcext:value-type="float">
            <text:p>4.0368271667</text:p>
          </table:table-cell>
          <table:table-cell table:formula="of:=['Datos Finales'.BK31]" office:value-type="float" office:value="3.60767966666667" calcext:value-type="float">
            <text:p>3.6076796667</text:p>
          </table:table-cell>
          <table:table-cell table:formula="of:=['Datos Finales'.BK43]" office:value-type="float" office:value="3.53816433333333" calcext:value-type="float">
            <text:p>3.5381643333</text:p>
          </table:table-cell>
          <table:table-cell table:formula="of:=['Datos Finales'.BK55]" office:value-type="float" office:value="3.66635533333333" calcext:value-type="float">
            <text:p>3.6663553333</text:p>
          </table:table-cell>
          <table:table-cell table:formula="of:=['Datos Finales'.BK67]" office:value-type="float" office:value="3.51472483333333" calcext:value-type="float">
            <text:p>3.5147248333</text:p>
          </table:table-cell>
          <table:table-cell table:formula="of:=['Datos Finales'.BK79]" office:value-type="float" office:value="2.71299916666667" calcext:value-type="float">
            <text:p>2.7129991667</text:p>
          </table:table-cell>
          <table:table-cell table:formula="of:=['Datos Finales'.BL7]" office:value-type="float" office:value="0.0748835499827739" calcext:value-type="float">
            <text:p>0.07488355</text:p>
          </table:table-cell>
          <table:table-cell table:formula="of:=['Datos Finales'.BL19]" office:value-type="float" office:value="0.0382700689025575" calcext:value-type="float">
            <text:p>0.0382700689</text:p>
          </table:table-cell>
          <table:table-cell table:formula="of:=['Datos Finales'.BL31]" office:value-type="float" office:value="0.191161734540452" calcext:value-type="float">
            <text:p>0.1911617345</text:p>
          </table:table-cell>
          <table:table-cell table:formula="of:=['Datos Finales'.BL43]" office:value-type="float" office:value="0.109831301106985" calcext:value-type="float">
            <text:p>0.1098313011</text:p>
          </table:table-cell>
          <table:table-cell table:formula="of:=['Datos Finales'.BL55]" office:value-type="float" office:value="0.184781704126941" calcext:value-type="float">
            <text:p>0.1847817041</text:p>
          </table:table-cell>
          <table:table-cell table:formula="of:=['Datos Finales'.BL67]" office:value-type="float" office:value="0.169475187233131" calcext:value-type="float">
            <text:p>0.1694751872</text:p>
          </table:table-cell>
          <table:table-cell table:formula="of:=['Datos Finales'.BL79]" office:value-type="float" office:value="0.0951697659728756" calcext:value-type="float">
            <text:p>0.095169766</text:p>
          </table:table-cell>
        </table:table-row>
        <table:table-row table:style-name="ro2">
          <table:table-cell table:number-columns-repeated="2"/>
          <table:table-cell table:formula="of:=['Datos Finales'.A44]" office:value-type="float" office:value="16" calcext:value-type="float">
            <text:p>16</text:p>
          </table:table-cell>
          <table:table-cell table:formula="of:=['Datos Finales'.BK8]" office:value-type="float" office:value="2.15205666666667" calcext:value-type="float">
            <text:p>2.1520566667</text:p>
          </table:table-cell>
          <table:table-cell table:formula="of:=['Datos Finales'.BK20]" office:value-type="float" office:value="4.07278333333333" calcext:value-type="float">
            <text:p>4.0727833333</text:p>
          </table:table-cell>
          <table:table-cell table:formula="of:=['Datos Finales'.BK32]" office:value-type="float" office:value="4.19698316666667" calcext:value-type="float">
            <text:p>4.1969831667</text:p>
          </table:table-cell>
          <table:table-cell table:formula="of:=['Datos Finales'.BK44]" office:value-type="float" office:value="4.19910116666667" calcext:value-type="float">
            <text:p>4.1991011667</text:p>
          </table:table-cell>
          <table:table-cell table:formula="of:=['Datos Finales'.BK56]" office:value-type="float" office:value="4.20501983333333" calcext:value-type="float">
            <text:p>4.2050198333</text:p>
          </table:table-cell>
          <table:table-cell table:formula="of:=['Datos Finales'.BK68]" office:value-type="float" office:value="3.89667716666667" calcext:value-type="float">
            <text:p>3.8966771667</text:p>
          </table:table-cell>
          <table:table-cell table:formula="of:=['Datos Finales'.BK80]" office:value-type="float" office:value="2.69866366666667" calcext:value-type="float">
            <text:p>2.6986636667</text:p>
          </table:table-cell>
          <table:table-cell table:formula="of:=['Datos Finales'.BL8]" office:value-type="float" office:value="0.0802332362957969" calcext:value-type="float">
            <text:p>0.0802332363</text:p>
          </table:table-cell>
          <table:table-cell table:formula="of:=['Datos Finales'.BL20]" office:value-type="float" office:value="0.0435803422745664" calcext:value-type="float">
            <text:p>0.0435803423</text:p>
          </table:table-cell>
          <table:table-cell table:formula="of:=['Datos Finales'.BL32]" office:value-type="float" office:value="0.117268349507356" calcext:value-type="float">
            <text:p>0.1172683495</text:p>
          </table:table-cell>
          <table:table-cell table:formula="of:=['Datos Finales'.BL44]" office:value-type="float" office:value="0.120133269217811" calcext:value-type="float">
            <text:p>0.1201332692</text:p>
          </table:table-cell>
          <table:table-cell table:formula="of:=['Datos Finales'.BL56]" office:value-type="float" office:value="0.123159492946987" calcext:value-type="float">
            <text:p>0.1231594929</text:p>
          </table:table-cell>
          <table:table-cell table:formula="of:=['Datos Finales'.BL68]" office:value-type="float" office:value="0.222438902601941" calcext:value-type="float">
            <text:p>0.2224389026</text:p>
          </table:table-cell>
          <table:table-cell table:formula="of:=['Datos Finales'.BL80]" office:value-type="float" office:value="0.0881683687850072" calcext:value-type="float">
            <text:p>0.0881683688</text:p>
          </table:table-cell>
        </table:table-row>
        <table:table-row table:style-name="ro2">
          <table:table-cell table:number-columns-repeated="2"/>
          <table:table-cell table:formula="of:=['Datos Finales'.A45]" office:value-type="float" office:value="24" calcext:value-type="float">
            <text:p>24</text:p>
          </table:table-cell>
          <table:table-cell table:formula="of:=['Datos Finales'.BK9]" office:value-type="float" office:value="2.16727666666667" calcext:value-type="float">
            <text:p>2.1672766667</text:p>
          </table:table-cell>
          <table:table-cell table:formula="of:=['Datos Finales'.BK21]" office:value-type="float" office:value="4.49221366666667" calcext:value-type="float">
            <text:p>4.4922136667</text:p>
          </table:table-cell>
          <table:table-cell table:formula="of:=['Datos Finales'.BK33]" office:value-type="float" office:value="4.1743685" calcext:value-type="float">
            <text:p>4.1743685</text:p>
          </table:table-cell>
          <table:table-cell table:formula="of:=['Datos Finales'.BK45]" office:value-type="float" office:value="4.167451" calcext:value-type="float">
            <text:p>4.167451</text:p>
          </table:table-cell>
          <table:table-cell table:formula="of:=['Datos Finales'.BK57]" office:value-type="float" office:value="4.29573716666667" calcext:value-type="float">
            <text:p>4.2957371667</text:p>
          </table:table-cell>
          <table:table-cell table:formula="of:=['Datos Finales'.BK69]" office:value-type="float" office:value="4.09019" calcext:value-type="float">
            <text:p>4.09019</text:p>
          </table:table-cell>
          <table:table-cell table:formula="of:=['Datos Finales'.BK81]" office:value-type="float" office:value="2.71340133333333" calcext:value-type="float">
            <text:p>2.7134013333</text:p>
          </table:table-cell>
          <table:table-cell table:formula="of:=['Datos Finales'.BL9]" office:value-type="float" office:value="0.0647828696994597" calcext:value-type="float">
            <text:p>0.0647828697</text:p>
          </table:table-cell>
          <table:table-cell table:formula="of:=['Datos Finales'.BL21]" office:value-type="float" office:value="0.0994780816714043" calcext:value-type="float">
            <text:p>0.0994780817</text:p>
          </table:table-cell>
          <table:table-cell table:formula="of:=['Datos Finales'.BL33]" office:value-type="float" office:value="0.130871212760915" calcext:value-type="float">
            <text:p>0.1308712128</text:p>
          </table:table-cell>
          <table:table-cell table:formula="of:=['Datos Finales'.BL45]" office:value-type="float" office:value="0.125377296902427" calcext:value-type="float">
            <text:p>0.1253772969</text:p>
          </table:table-cell>
          <table:table-cell table:formula="of:=['Datos Finales'.BL57]" office:value-type="float" office:value="0.102652872552589" calcext:value-type="float">
            <text:p>0.1026528726</text:p>
          </table:table-cell>
          <table:table-cell table:formula="of:=['Datos Finales'.BL69]" office:value-type="float" office:value="0.183420853284166" calcext:value-type="float">
            <text:p>0.1834208533</text:p>
          </table:table-cell>
          <table:table-cell table:formula="of:=['Datos Finales'.BL81]" office:value-type="float" office:value="0.0829288149174689" calcext:value-type="float">
            <text:p>0.0829288149</text:p>
          </table:table-cell>
        </table:table-row>
        <table:table-row table:style-name="ro2">
          <table:table-cell table:number-columns-repeated="2"/>
          <table:table-cell table:formula="of:=['Datos Finales'.A46]" office:value-type="float" office:value="36" calcext:value-type="float">
            <text:p>36</text:p>
          </table:table-cell>
          <table:table-cell table:formula="of:=['Datos Finales'.BK10]" office:value-type="float" office:value="1.98015383333333" calcext:value-type="float">
            <text:p>1.9801538333</text:p>
          </table:table-cell>
          <table:table-cell table:formula="of:=['Datos Finales'.BK22]" office:value-type="float" office:value="4.37276883333333" calcext:value-type="float">
            <text:p>4.3727688333</text:p>
          </table:table-cell>
          <table:table-cell table:formula="of:=['Datos Finales'.BK34]" office:value-type="float" office:value="4.19574466666667" calcext:value-type="float">
            <text:p>4.1957446667</text:p>
          </table:table-cell>
          <table:table-cell table:formula="of:=['Datos Finales'.BK46]" office:value-type="float" office:value="4.3534995" calcext:value-type="float">
            <text:p>4.3534995</text:p>
          </table:table-cell>
          <table:table-cell table:formula="of:=['Datos Finales'.BK58]" office:value-type="float" office:value="4.3760385" calcext:value-type="float">
            <text:p>4.3760385</text:p>
          </table:table-cell>
          <table:table-cell table:formula="of:=['Datos Finales'.BK70]" office:value-type="float" office:value="4.0494425" calcext:value-type="float">
            <text:p>4.0494425</text:p>
          </table:table-cell>
          <table:table-cell table:formula="of:=['Datos Finales'.BK82]" office:value-type="float" office:value="2.65999183333333" calcext:value-type="float">
            <text:p>2.6599918333</text:p>
          </table:table-cell>
          <table:table-cell table:formula="of:=['Datos Finales'.BL10]" office:value-type="float" office:value="0.149691413442964" calcext:value-type="float">
            <text:p>0.1496914134</text:p>
          </table:table-cell>
          <table:table-cell table:formula="of:=['Datos Finales'.BL22]" office:value-type="float" office:value="0.095349504594145" calcext:value-type="float">
            <text:p>0.0953495046</text:p>
          </table:table-cell>
          <table:table-cell table:formula="of:=['Datos Finales'.BL34]" office:value-type="float" office:value="0.127270055398915" calcext:value-type="float">
            <text:p>0.1272700554</text:p>
          </table:table-cell>
          <table:table-cell table:formula="of:=['Datos Finales'.BL46]" office:value-type="float" office:value="0.0835388746380025" calcext:value-type="float">
            <text:p>0.0835388746</text:p>
          </table:table-cell>
          <table:table-cell table:formula="of:=['Datos Finales'.BL58]" office:value-type="float" office:value="0.0872006408283142" calcext:value-type="float">
            <text:p>0.0872006408</text:p>
          </table:table-cell>
          <table:table-cell table:formula="of:=['Datos Finales'.BL70]" office:value-type="float" office:value="0.185931653687323" calcext:value-type="float">
            <text:p>0.1859316537</text:p>
          </table:table-cell>
          <table:table-cell table:formula="of:=['Datos Finales'.BL82]" office:value-type="float" office:value="0.101831260299308" calcext:value-type="float">
            <text:p>0.1018312603</text:p>
          </table:table-cell>
        </table:table-row>
        <table:table-row table:style-name="ro2">
          <table:table-cell table:number-columns-repeated="2"/>
          <table:table-cell table:formula="of:=['Datos Finales'.A47]" office:value-type="float" office:value="48" calcext:value-type="float">
            <text:p>48</text:p>
          </table:table-cell>
          <table:table-cell table:formula="of:=['Datos Finales'.BK11]" office:value-type="float" office:value="1.85429966666667" calcext:value-type="float">
            <text:p>1.8542996667</text:p>
          </table:table-cell>
          <table:table-cell table:formula="of:=['Datos Finales'.BK23]" office:value-type="float" office:value="4.295891" calcext:value-type="float">
            <text:p>4.295891</text:p>
          </table:table-cell>
          <table:table-cell table:formula="of:=['Datos Finales'.BK35]" office:value-type="float" office:value="4.18452983333333" calcext:value-type="float">
            <text:p>4.1845298333</text:p>
          </table:table-cell>
          <table:table-cell table:formula="of:=['Datos Finales'.BK47]" office:value-type="float" office:value="4.13828916666667" calcext:value-type="float">
            <text:p>4.1382891667</text:p>
          </table:table-cell>
          <table:table-cell table:formula="of:=['Datos Finales'.BK59]" office:value-type="float" office:value="4.24003433333333" calcext:value-type="float">
            <text:p>4.2400343333</text:p>
          </table:table-cell>
          <table:table-cell table:formula="of:=['Datos Finales'.BK71]" office:value-type="float" office:value="4.19715233333333" calcext:value-type="float">
            <text:p>4.1971523333</text:p>
          </table:table-cell>
          <table:table-cell table:formula="of:=AVERAGE([.J12];[.J14])" office:value-type="float" office:value="2.59697175" calcext:value-type="float">
            <text:p>2.59697175</text:p>
          </table:table-cell>
          <table:table-cell table:formula="of:=['Datos Finales'.BL11]" office:value-type="float" office:value="0.113750427702555" calcext:value-type="float">
            <text:p>0.1137504277</text:p>
          </table:table-cell>
          <table:table-cell table:formula="of:=['Datos Finales'.BL23]" office:value-type="float" office:value="0.0805630142602356" calcext:value-type="float">
            <text:p>0.0805630143</text:p>
          </table:table-cell>
          <table:table-cell table:formula="of:=['Datos Finales'.BL35]" office:value-type="float" office:value="0.104597092942928" calcext:value-type="float">
            <text:p>0.1045970929</text:p>
          </table:table-cell>
          <table:table-cell table:formula="of:=['Datos Finales'.BL47]" office:value-type="float" office:value="0.0899826466946787" calcext:value-type="float">
            <text:p>0.0899826467</text:p>
          </table:table-cell>
          <table:table-cell table:formula="of:=['Datos Finales'.BL59]" office:value-type="float" office:value="0.119377684548275" calcext:value-type="float">
            <text:p>0.1193776845</text:p>
          </table:table-cell>
          <table:table-cell table:formula="of:=['Datos Finales'.BL71]" office:value-type="float" office:value="0.145354579074544" calcext:value-type="float">
            <text:p>0.1453545791</text:p>
          </table:table-cell>
          <table:table-cell table:style-name="Default" table:formula="of:=AVERAGE([.Q12];[.Q14])" office:value-type="float" office:value="0.121231913437199" calcext:value-type="float">
            <text:p>0.1212319134</text:p>
          </table:table-cell>
        </table:table-row>
        <table:table-row table:style-name="ro2">
          <table:table-cell table:number-columns-repeated="2"/>
          <table:table-cell table:formula="of:=['Datos Finales'.A48]" office:value-type="float" office:value="64" calcext:value-type="float">
            <text:p>64</text:p>
          </table:table-cell>
          <table:table-cell table:formula="of:=['Datos Finales'.BK12]" office:value-type="float" office:value="1.83150816666667" calcext:value-type="float">
            <text:p>1.8315081667</text:p>
          </table:table-cell>
          <table:table-cell table:formula="of:=['Datos Finales'.BK24]" office:value-type="float" office:value="4.232542" calcext:value-type="float">
            <text:p>4.232542</text:p>
          </table:table-cell>
          <table:table-cell table:formula="of:=['Datos Finales'.BK36]" office:value-type="float" office:value="4.13722666666667" calcext:value-type="float">
            <text:p>4.1372266667</text:p>
          </table:table-cell>
          <table:table-cell table:formula="of:=['Datos Finales'.BK48]" office:value-type="float" office:value="4.1156635" calcext:value-type="float">
            <text:p>4.1156635</text:p>
          </table:table-cell>
          <table:table-cell table:formula="of:=['Datos Finales'.BK60]" office:value-type="float" office:value="4.2523135" calcext:value-type="float">
            <text:p>4.2523135</text:p>
          </table:table-cell>
          <table:table-cell table:formula="of:=['Datos Finales'.BK72]" office:value-type="float" office:value="4.19794233333333" calcext:value-type="float">
            <text:p>4.1979423333</text:p>
          </table:table-cell>
          <table:table-cell table:formula="of:=['Datos Finales'.BK83]" office:value-type="float" office:value="2.53395166666667" calcext:value-type="float">
            <text:p>2.5339516667</text:p>
          </table:table-cell>
          <table:table-cell table:formula="of:=['Datos Finales'.BL12]" office:value-type="float" office:value="0.116516466481925" calcext:value-type="float">
            <text:p>0.1165164665</text:p>
          </table:table-cell>
          <table:table-cell table:formula="of:=['Datos Finales'.BL24]" office:value-type="float" office:value="0.0818578790395125" calcext:value-type="float">
            <text:p>0.081857879</text:p>
          </table:table-cell>
          <table:table-cell table:formula="of:=['Datos Finales'.BL36]" office:value-type="float" office:value="0.124409162221409" calcext:value-type="float">
            <text:p>0.1244091622</text:p>
          </table:table-cell>
          <table:table-cell table:formula="of:=['Datos Finales'.BL48]" office:value-type="float" office:value="0.110539287508571" calcext:value-type="float">
            <text:p>0.1105392875</text:p>
          </table:table-cell>
          <table:table-cell table:formula="of:=['Datos Finales'.BL60]" office:value-type="float" office:value="0.110965264697306" calcext:value-type="float">
            <text:p>0.1109652647</text:p>
          </table:table-cell>
          <table:table-cell table:formula="of:=['Datos Finales'.BL72]" office:value-type="float" office:value="0.114693657676995" calcext:value-type="float">
            <text:p>0.1146936577</text:p>
          </table:table-cell>
          <table:table-cell table:formula="of:=['Datos Finales'.BL83]" office:value-type="float" office:value="0.14063256657509" calcext:value-type="float">
            <text:p>0.1406325666</text:p>
          </table:table-cell>
        </table:table-row>
        <table:table-row table:style-name="ro2">
          <table:table-cell table:number-columns-repeated="2"/>
          <table:table-cell table:formula="of:=['Datos Finales'.A49]" office:value-type="float" office:value="128" calcext:value-type="float">
            <text:p>128</text:p>
          </table:table-cell>
          <table:table-cell table:formula="of:=['Datos Finales'.BK13]" office:value-type="float" office:value="2.15813933333333" calcext:value-type="float">
            <text:p>2.1581393333</text:p>
          </table:table-cell>
          <table:table-cell table:formula="of:=['Datos Finales'.BK25]" office:value-type="float" office:value="4.1834925" calcext:value-type="float">
            <text:p>4.1834925</text:p>
          </table:table-cell>
          <table:table-cell table:formula="of:=['Datos Finales'.BK37]" office:value-type="float" office:value="4.26477566666667" calcext:value-type="float">
            <text:p>4.2647756667</text:p>
          </table:table-cell>
          <table:table-cell table:formula="of:=['Datos Finales'.BK49]" office:value-type="float" office:value="4.201796" calcext:value-type="float">
            <text:p>4.201796</text:p>
          </table:table-cell>
          <table:table-cell table:formula="of:=['Datos Finales'.BK61]" office:value-type="float" office:value="4.3018305" calcext:value-type="float">
            <text:p>4.3018305</text:p>
          </table:table-cell>
          <table:table-cell table:formula="of:=['Datos Finales'.BK73]" office:value-type="float" office:value="4.21933183333333" calcext:value-type="float">
            <text:p>4.2193318333</text:p>
          </table:table-cell>
          <table:table-cell table:formula="of:=['Datos Finales'.BK84]" office:value-type="float" office:value="2.64598883333333" calcext:value-type="float">
            <text:p>2.6459888333</text:p>
          </table:table-cell>
          <table:table-cell table:formula="of:=['Datos Finales'.BL13]" office:value-type="float" office:value="0.0853498522576078" calcext:value-type="float">
            <text:p>0.0853498523</text:p>
          </table:table-cell>
          <table:table-cell table:formula="of:=['Datos Finales'.BL25]" office:value-type="float" office:value="0.0760176393648044" calcext:value-type="float">
            <text:p>0.0760176394</text:p>
          </table:table-cell>
          <table:table-cell table:formula="of:=['Datos Finales'.BL37]" office:value-type="float" office:value="0.0777686926375133" calcext:value-type="float">
            <text:p>0.0777686926</text:p>
          </table:table-cell>
          <table:table-cell table:formula="of:=['Datos Finales'.BL49]" office:value-type="float" office:value="0.146379818938754" calcext:value-type="float">
            <text:p>0.1463798189</text:p>
          </table:table-cell>
          <table:table-cell table:formula="of:=['Datos Finales'.BL61]" office:value-type="float" office:value="0.092059232210061" calcext:value-type="float">
            <text:p>0.0920592322</text:p>
          </table:table-cell>
          <table:table-cell table:formula="of:=['Datos Finales'.BL73]" office:value-type="float" office:value="0.0445440149824379" calcext:value-type="float">
            <text:p>0.044544015</text:p>
          </table:table-cell>
          <table:table-cell table:formula="of:=['Datos Finales'.BL84]" office:value-type="float" office:value="0.128701467960402" calcext:value-type="float">
            <text:p>0.128701468</text:p>
          </table:table-cell>
        </table:table-row>
        <table:table-row table:style-name="ro2" table:number-rows-repeated="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21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02:37:08.6664899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9T02:37:56.944844585</dc:date>
    <meta:generator>LibreOffice/4.2.8.2$Linux_X86_64 LibreOffice_project/420m0$Build-2</meta:generator>
    <meta:editing-duration>PT1H25M26S</meta:editing-duration>
    <meta:editing-cycles>8</meta:editing-cycles>
    <meta:document-statistic meta:table-count="6" meta:cell-count="1199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UMMARY.I6:SUMMARY.I14" chart:error-lower-range="SUMMARY.I6:SUMMARY.I14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UMMARY.I6:SUMMARY.I14" chart:error-lower-range="SUMMARY.I6:SUMMARY.I14" char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UMMARY.J6:SUMMARY.J14" chart:error-lower-range="SUMMARY.J6:SUMMARY.J14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UMMARY.J6:SUMMARY.J14" chart:error-lower-range="SUMMARY.J6:SUMMARY.J14" char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 chart:error-category="cell-range" chart:error-upper-range="SUMMARY.M6:SUMMARY.M14" chart:error-lower-range="SUMMARY.M6:SUMMARY.M14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UMMARY.M6:SUMMARY.M14" chart:error-lower-range="SUMMARY.M6:SUMMARY.M14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UMMARY.K6:SUMMARY.K14" chart:error-lower-range="SUMMARY.K6:SUMMARY.K14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UMMARY.K6:SUMMARY.K14" chart:error-lower-range="SUMMARY.K6:SUMMARY.K14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SUMMARY.L6:SUMMARY.L14" chart:error-lower-range="SUMMARY.L6:SUMMARY.L14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UMMARY.L6:SUMMARY.L14" chart:error-lower-range="SUMMARY.L6:SUMMARY.L14" chart:std-weight="1"/>
      <style:graphic-properties draw:stroke="solid" svg:stroke-width="0cm" svg:stroke-color="#000000" svg:stroke-opacity="100%" draw:stroke-linejoin="round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 chart:error-category="cell-range" chart:error-upper-range="SUMMARY.N6:SUMMARY.N14" chart:error-lower-range="SUMMARY.N6:SUMMARY.N14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UMMARY.N6:SUMMARY.N14" chart:error-lower-range="SUMMARY.N6:SUMMARY.N14" chart:std-weight="1"/>
      <style:graphic-properties draw:stroke="solid" svg:stroke-width="0cm" svg:stroke-color="#000000" svg:stroke-opacity="100%" draw:stroke-linejoin="round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9.991cm" svg:height="11.263cm" xlink:href=".." xlink:type="simple" chart:class="chart:line" chart:column-mapping="0 1 4 2 3 5" chart:style-name="ch1">
        <chart:legend chart:legend-position="bottom" svg:x="4.136cm" svg:y="9.928cm" style:legend-expansion="wide" chart:style-name="ch2"/>
        <chart:plot-area chart:style-name="ch3" table:cell-range-address="SUMMARY.B6:SUMMARY.F14 SUMMARY.B5:SUMMARY.F5 SUMMARY.G5:SUMMARY.H14" chart:data-source-has-labels="both" svg:x="0.399cm" svg:y="0.225cm" svg:width="19.193cm" svg:height="9.478cm">
          <chartooo:coordinate-region svg:x="1.164cm" svg:y="0.438cm" svg:width="18.109cm" svg:height="8.591cm"/>
          <chart:axis chart:dimension="x" chart:name="primary-x" chart:style-name="ch4" chartooo:axis-type="auto">
            <chartooo:date-scale/>
            <chart:categories table:cell-range-address="SUMMARY.B6:SUMMARY.B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6:SUMMARY.C14" chart:label-cell-address="SUMMARY.C5:SUMMARY.C5" chart:class="chart:line">
            <chart:error-indicator chart:style-name="ch7" chart:dimension="y"/>
            <chart:data-point chart:repeated="9"/>
          </chart:series>
          <chart:series chart:style-name="ch8" chart:values-cell-range-address="SUMMARY.D6:SUMMARY.D14" chart:label-cell-address="SUMMARY.D5:SUMMARY.D5" chart:class="chart:line">
            <chart:error-indicator chart:style-name="ch9" chart:dimension="y"/>
            <chart:data-point chart:repeated="9"/>
          </chart:series>
          <chart:series chart:style-name="ch10" chart:values-cell-range-address="SUMMARY.G6:SUMMARY.G14" chart:label-cell-address="SUMMARY.G5:SUMMARY.G5" chart:class="chart:line">
            <chart:error-indicator chart:style-name="ch11" chart:dimension="y"/>
            <chart:data-point chart:repeated="9"/>
          </chart:series>
          <chart:series chart:style-name="ch12" chart:values-cell-range-address="SUMMARY.E6:SUMMARY.E14" chart:label-cell-address="SUMMARY.E5:SUMMARY.E5" chart:class="chart:line">
            <chart:error-indicator chart:style-name="ch13" chart:dimension="y"/>
            <chart:data-point chart:repeated="9"/>
          </chart:series>
          <chart:series chart:style-name="ch14" chart:values-cell-range-address="SUMMARY.F6:SUMMARY.F14" chart:label-cell-address="SUMMARY.F5:SUMMARY.F5" chart:class="chart:line">
            <chart:error-indicator chart:style-name="ch15" chart:dimension="y"/>
            <chart:data-point chart:repeated="9"/>
          </chart:series>
          <chart:series chart:style-name="ch16" chart:values-cell-range-address="SUMMARY.H6:SUMMARY.H14" chart:label-cell-address="SUMMARY.H5:SUMMARY.H5" chart:class="chart:line">
            <chart:error-indicator chart:style-name="ch17" chart:dimension="y"/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mmyAffinity</text:p>
                <draw:g>
                  <svg:desc>SUMMARY.C5:SUMMARY.C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EquitativeAffinity</text:p>
                <draw:g>
                  <svg:desc>SUMMARY.D5:SUMMARY.D5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PairAffinity</text:p>
                <draw:g>
                  <svg:desc>SUMMARY.G5:SUMMARY.G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ImpairAffinity</text:p>
                <draw:g>
                  <svg:desc>SUMMARY.E5:SUMMARY.E5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NumaPairAffinity</text:p>
                <draw:g>
                  <svg:desc>SUMMARY.F5:SUMMARY.F5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SinProcessorAffinity</text:p>
                <draw:g>
                  <svg:desc>SUMMARY.H5:SUMMARY.H5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6:SUMMARY.B14</svg:desc>
                </draw:g>
              </table:table-cell>
              <table:table-cell office:value-type="float" office:value="2.1234815">
                <text:p>2.1234815</text:p>
                <draw:g>
                  <svg:desc>SUMMARY.C6:SUMMARY.C14</svg:desc>
                </draw:g>
              </table:table-cell>
              <table:table-cell office:value-type="float" office:value="0.106982709579652">
                <text:p>0.106982709579652</text:p>
                <draw:g>
                  <svg:desc>SUMMARY.I6:SUMMARY.I14</svg:desc>
                </draw:g>
              </table:table-cell>
              <table:table-cell office:value-type="float" office:value="0.106982709579652">
                <text:p>0.106982709579652</text:p>
                <draw:g>
                  <svg:desc>SUMMARY.I6:SUMMARY.I14</svg:desc>
                </draw:g>
              </table:table-cell>
              <table:table-cell office:value-type="float" office:value="2.17342333333333">
                <text:p>2.17342333333333</text:p>
                <draw:g>
                  <svg:desc>SUMMARY.D6:SUMMARY.D14</svg:desc>
                </draw:g>
              </table:table-cell>
              <table:table-cell office:value-type="float" office:value="0.0538911771470413">
                <text:p>0.0538911771470413</text:p>
                <draw:g>
                  <svg:desc>SUMMARY.J6:SUMMARY.J14</svg:desc>
                </draw:g>
              </table:table-cell>
              <table:table-cell office:value-type="float" office:value="0.0538911771470413">
                <text:p>0.0538911771470413</text:p>
                <draw:g>
                  <svg:desc>SUMMARY.J6:SUMMARY.J14</svg:desc>
                </draw:g>
              </table:table-cell>
              <table:table-cell office:value-type="float" office:value="2.159865">
                <text:p>2.159865</text:p>
                <draw:g>
                  <svg:desc>SUMMARY.G6:SUMMARY.G14</svg:desc>
                </draw:g>
              </table:table-cell>
              <table:table-cell office:value-type="float" office:value="0.0911725337324975">
                <text:p>0.0911725337324975</text:p>
                <draw:g>
                  <svg:desc>SUMMARY.M6:SUMMARY.M14</svg:desc>
                </draw:g>
              </table:table-cell>
              <table:table-cell office:value-type="float" office:value="0.0911725337324975">
                <text:p>0.0911725337324975</text:p>
                <draw:g>
                  <svg:desc>SUMMARY.M6:SUMMARY.M14</svg:desc>
                </draw:g>
              </table:table-cell>
              <table:table-cell office:value-type="float" office:value="1.99624116666667">
                <text:p>1.99624116666667</text:p>
                <draw:g>
                  <svg:desc>SUMMARY.E6:SUMMARY.E14</svg:desc>
                </draw:g>
              </table:table-cell>
              <table:table-cell office:value-type="float" office:value="0.141109998465831">
                <text:p>0.141109998465831</text:p>
                <draw:g>
                  <svg:desc>SUMMARY.K6:SUMMARY.K14</svg:desc>
                </draw:g>
              </table:table-cell>
              <table:table-cell office:value-type="float" office:value="0.141109998465831">
                <text:p>0.141109998465831</text:p>
                <draw:g>
                  <svg:desc>SUMMARY.K6:SUMMARY.K14</svg:desc>
                </draw:g>
              </table:table-cell>
              <table:table-cell office:value-type="float" office:value="2.05851016666667">
                <text:p>2.05851016666667</text:p>
                <draw:g>
                  <svg:desc>SUMMARY.F6:SUMMARY.F14</svg:desc>
                </draw:g>
              </table:table-cell>
              <table:table-cell office:value-type="float" office:value="0.116678510495436">
                <text:p>0.116678510495436</text:p>
                <draw:g>
                  <svg:desc>SUMMARY.L6:SUMMARY.L14</svg:desc>
                </draw:g>
              </table:table-cell>
              <table:table-cell office:value-type="float" office:value="0.116678510495436">
                <text:p>0.116678510495436</text:p>
                <draw:g>
                  <svg:desc>SUMMARY.L6:SUMMARY.L14</svg:desc>
                </draw:g>
              </table:table-cell>
              <table:table-cell office:value-type="float" office:value="1.84289433333333">
                <text:p>1.84289433333333</text:p>
                <draw:g>
                  <svg:desc>SUMMARY.H6:SUMMARY.H14</svg:desc>
                </draw:g>
              </table:table-cell>
              <table:table-cell office:value-type="float" office:value="0.114164234508837">
                <text:p>0.114164234508837</text:p>
                <draw:g>
                  <svg:desc>SUMMARY.N6:SUMMARY.N14</svg:desc>
                </draw:g>
              </table:table-cell>
              <table:table-cell office:value-type="float" office:value="0.114164234508837">
                <text:p>0.114164234508837</text:p>
                <draw:g>
                  <svg:desc>SUMMARY.N6:SUMMARY.N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09118">
                <text:p>2.209118</text:p>
              </table:table-cell>
              <table:table-cell office:value-type="float" office:value="0.0505129811290363">
                <text:p>0.0505129811290363</text:p>
              </table:table-cell>
              <table:table-cell office:value-type="float" office:value="0.0505129811290363">
                <text:p>0.0505129811290363</text:p>
              </table:table-cell>
              <table:table-cell office:value-type="float" office:value="4.35144533333333">
                <text:p>4.35144533333333</text:p>
              </table:table-cell>
              <table:table-cell office:value-type="float" office:value="0.179555075794631">
                <text:p>0.179555075794631</text:p>
              </table:table-cell>
              <table:table-cell office:value-type="float" office:value="0.179555075794631">
                <text:p>0.179555075794631</text:p>
              </table:table-cell>
              <table:table-cell office:value-type="float" office:value="2.80053266666667">
                <text:p>2.80053266666667</text:p>
              </table:table-cell>
              <table:table-cell office:value-type="float" office:value="0.13853826181052">
                <text:p>0.13853826181052</text:p>
              </table:table-cell>
              <table:table-cell office:value-type="float" office:value="0.13853826181052">
                <text:p>0.13853826181052</text:p>
              </table:table-cell>
              <table:table-cell office:value-type="float" office:value="2.92942533333333">
                <text:p>2.92942533333333</text:p>
              </table:table-cell>
              <table:table-cell office:value-type="float" office:value="0.112587684730337">
                <text:p>0.112587684730337</text:p>
              </table:table-cell>
              <table:table-cell office:value-type="float" office:value="0.112587684730337">
                <text:p>0.112587684730337</text:p>
              </table:table-cell>
              <table:table-cell office:value-type="float" office:value="3.05770666666667">
                <text:p>3.05770666666667</text:p>
              </table:table-cell>
              <table:table-cell office:value-type="float" office:value="0.0904091158298832">
                <text:p>0.0904091158298832</text:p>
              </table:table-cell>
              <table:table-cell office:value-type="float" office:value="0.0904091158298832">
                <text:p>0.0904091158298832</text:p>
              </table:table-cell>
              <table:table-cell office:value-type="float" office:value="2.89827183333333">
                <text:p>2.89827183333333</text:p>
              </table:table-cell>
              <table:table-cell office:value-type="float" office:value="0.368280020362053">
                <text:p>0.368280020362053</text:p>
              </table:table-cell>
              <table:table-cell office:value-type="float" office:value="0.368280020362053">
                <text:p>0.36828002036205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1817405">
                <text:p>2.1817405</text:p>
              </table:table-cell>
              <table:table-cell office:value-type="float" office:value="0.0954041391207799">
                <text:p>0.0954041391207799</text:p>
              </table:table-cell>
              <table:table-cell office:value-type="float" office:value="0.0954041391207799">
                <text:p>0.0954041391207799</text:p>
              </table:table-cell>
              <table:table-cell office:value-type="float" office:value="3.873296">
                <text:p>3.873296</text:p>
              </table:table-cell>
              <table:table-cell office:value-type="float" office:value="0.0664472451457367">
                <text:p>0.0664472451457367</text:p>
              </table:table-cell>
              <table:table-cell office:value-type="float" office:value="0.0664472451457367">
                <text:p>0.0664472451457367</text:p>
              </table:table-cell>
              <table:table-cell office:value-type="float" office:value="3.314733">
                <text:p>3.314733</text:p>
              </table:table-cell>
              <table:table-cell office:value-type="float" office:value="0.127610935298984">
                <text:p>0.127610935298984</text:p>
              </table:table-cell>
              <table:table-cell office:value-type="float" office:value="0.127610935298984">
                <text:p>0.127610935298984</text:p>
              </table:table-cell>
              <table:table-cell office:value-type="float" office:value="3.31701516666667">
                <text:p>3.31701516666667</text:p>
              </table:table-cell>
              <table:table-cell office:value-type="float" office:value="0.108780733831681">
                <text:p>0.108780733831681</text:p>
              </table:table-cell>
              <table:table-cell office:value-type="float" office:value="0.108780733831681">
                <text:p>0.108780733831681</text:p>
              </table:table-cell>
              <table:table-cell office:value-type="float" office:value="3.053622">
                <text:p>3.053622</text:p>
              </table:table-cell>
              <table:table-cell office:value-type="float" office:value="0.0651666716756974">
                <text:p>0.0651666716756974</text:p>
              </table:table-cell>
              <table:table-cell office:value-type="float" office:value="0.0651666716756974">
                <text:p>0.0651666716756974</text:p>
              </table:table-cell>
              <table:table-cell office:value-type="float" office:value="3.252961">
                <text:p>3.252961</text:p>
              </table:table-cell>
              <table:table-cell office:value-type="float" office:value="0.221884037297352">
                <text:p>0.221884037297352</text:p>
              </table:table-cell>
              <table:table-cell office:value-type="float" office:value="0.221884037297352">
                <text:p>0.2218840372973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191688">
                <text:p>2.191688</text:p>
              </table:table-cell>
              <table:table-cell office:value-type="float" office:value="0.0765660408682419">
                <text:p>0.0765660408682419</text:p>
              </table:table-cell>
              <table:table-cell office:value-type="float" office:value="0.0765660408682419">
                <text:p>0.0765660408682419</text:p>
              </table:table-cell>
              <table:table-cell office:value-type="float" office:value="4.03584066666667">
                <text:p>4.03584066666667</text:p>
              </table:table-cell>
              <table:table-cell office:value-type="float" office:value="0.0442302988113109">
                <text:p>0.0442302988113109</text:p>
              </table:table-cell>
              <table:table-cell office:value-type="float" office:value="0.0442302988113109">
                <text:p>0.0442302988113109</text:p>
              </table:table-cell>
              <table:table-cell office:value-type="float" office:value="3.72232016666667">
                <text:p>3.72232016666667</text:p>
              </table:table-cell>
              <table:table-cell office:value-type="float" office:value="0.176020104419179">
                <text:p>0.176020104419179</text:p>
              </table:table-cell>
              <table:table-cell office:value-type="float" office:value="0.176020104419179">
                <text:p>0.176020104419179</text:p>
              </table:table-cell>
              <table:table-cell office:value-type="float" office:value="3.64053333333333">
                <text:p>3.64053333333333</text:p>
              </table:table-cell>
              <table:table-cell office:value-type="float" office:value="0.194002543554588">
                <text:p>0.194002543554588</text:p>
              </table:table-cell>
              <table:table-cell office:value-type="float" office:value="0.194002543554588">
                <text:p>0.194002543554588</text:p>
              </table:table-cell>
              <table:table-cell office:value-type="float" office:value="2.71299916666667">
                <text:p>2.71299916666667</text:p>
              </table:table-cell>
              <table:table-cell office:value-type="float" office:value="0.0951697659728756">
                <text:p>0.0951697659728756</text:p>
              </table:table-cell>
              <table:table-cell office:value-type="float" office:value="0.0951697659728756">
                <text:p>0.0951697659728756</text:p>
              </table:table-cell>
              <table:table-cell office:value-type="float" office:value="3.42372416666667">
                <text:p>3.42372416666667</text:p>
              </table:table-cell>
              <table:table-cell office:value-type="float" office:value="0.169214292360989">
                <text:p>0.169214292360989</text:p>
              </table:table-cell>
              <table:table-cell office:value-type="float" office:value="0.169214292360989">
                <text:p>0.16921429236098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21198383333333">
                <text:p>2.21198383333333</text:p>
              </table:table-cell>
              <table:table-cell office:value-type="float" office:value="0.0565247406915518">
                <text:p>0.0565247406915518</text:p>
              </table:table-cell>
              <table:table-cell office:value-type="float" office:value="0.0565247406915518">
                <text:p>0.0565247406915518</text:p>
              </table:table-cell>
              <table:table-cell office:value-type="float" office:value="4.08405983333333">
                <text:p>4.08405983333333</text:p>
              </table:table-cell>
              <table:table-cell office:value-type="float" office:value="0.0416129463790882">
                <text:p>0.0416129463790882</text:p>
              </table:table-cell>
              <table:table-cell office:value-type="float" office:value="0.0416129463790882">
                <text:p>0.0416129463790882</text:p>
              </table:table-cell>
              <table:table-cell office:value-type="float" office:value="4.31429166666667">
                <text:p>4.31429166666667</text:p>
              </table:table-cell>
              <table:table-cell office:value-type="float" office:value="0.106239960666946">
                <text:p>0.106239960666946</text:p>
              </table:table-cell>
              <table:table-cell office:value-type="float" office:value="0.106239960666946">
                <text:p>0.106239960666946</text:p>
              </table:table-cell>
              <table:table-cell office:value-type="float" office:value="4.186699">
                <text:p>4.186699</text:p>
              </table:table-cell>
              <table:table-cell office:value-type="float" office:value="0.0965486717895281">
                <text:p>0.0965486717895281</text:p>
              </table:table-cell>
              <table:table-cell office:value-type="float" office:value="0.0965486717895281">
                <text:p>0.0965486717895281</text:p>
              </table:table-cell>
              <table:table-cell office:value-type="float" office:value="2.69866366666667">
                <text:p>2.69866366666667</text:p>
              </table:table-cell>
              <table:table-cell office:value-type="float" office:value="0.0881683687850072">
                <text:p>0.0881683687850072</text:p>
              </table:table-cell>
              <table:table-cell office:value-type="float" office:value="0.0881683687850072">
                <text:p>0.0881683687850072</text:p>
              </table:table-cell>
              <table:table-cell office:value-type="float" office:value="4.059375">
                <text:p>4.059375</text:p>
              </table:table-cell>
              <table:table-cell office:value-type="float" office:value="0.163191607415738">
                <text:p>0.163191607415738</text:p>
              </table:table-cell>
              <table:table-cell office:value-type="float" office:value="0.163191607415738">
                <text:p>0.16319160741573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16638816666667">
                <text:p>2.16638816666667</text:p>
              </table:table-cell>
              <table:table-cell office:value-type="float" office:value="0.104091718835255">
                <text:p>0.104091718835255</text:p>
              </table:table-cell>
              <table:table-cell office:value-type="float" office:value="0.104091718835255">
                <text:p>0.104091718835255</text:p>
              </table:table-cell>
              <table:table-cell office:value-type="float" office:value="4.58152033333333">
                <text:p>4.58152033333333</text:p>
              </table:table-cell>
              <table:table-cell office:value-type="float" office:value="0.0903241320259594">
                <text:p>0.0903241320259594</text:p>
              </table:table-cell>
              <table:table-cell office:value-type="float" office:value="0.0903241320259594">
                <text:p>0.0903241320259594</text:p>
              </table:table-cell>
              <table:table-cell office:value-type="float" office:value="4.36598316666667">
                <text:p>4.36598316666667</text:p>
              </table:table-cell>
              <table:table-cell office:value-type="float" office:value="0.103380518951695">
                <text:p>0.103380518951695</text:p>
              </table:table-cell>
              <table:table-cell office:value-type="float" office:value="0.103380518951695">
                <text:p>0.103380518951695</text:p>
              </table:table-cell>
              <table:table-cell office:value-type="float" office:value="4.1994635">
                <text:p>4.1994635</text:p>
              </table:table-cell>
              <table:table-cell office:value-type="float" office:value="0.0895938641249207">
                <text:p>0.0895938641249207</text:p>
              </table:table-cell>
              <table:table-cell office:value-type="float" office:value="0.0895938641249207">
                <text:p>0.0895938641249207</text:p>
              </table:table-cell>
              <table:table-cell office:value-type="float" office:value="2.71340133333333">
                <text:p>2.71340133333333</text:p>
              </table:table-cell>
              <table:table-cell office:value-type="float" office:value="0.0829288149174689">
                <text:p>0.0829288149174689</text:p>
              </table:table-cell>
              <table:table-cell office:value-type="float" office:value="0.0829288149174689">
                <text:p>0.0829288149174689</text:p>
              </table:table-cell>
              <table:table-cell office:value-type="float" office:value="4.01931483333333">
                <text:p>4.01931483333333</text:p>
              </table:table-cell>
              <table:table-cell office:value-type="float" office:value="0.185647163771813">
                <text:p>0.185647163771813</text:p>
              </table:table-cell>
              <table:table-cell office:value-type="float" office:value="0.185647163771813">
                <text:p>0.18564716377181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16146516666667">
                <text:p>2.16146516666667</text:p>
              </table:table-cell>
              <table:table-cell office:value-type="float" office:value="0.0904948982478639">
                <text:p>0.0904948982478639</text:p>
              </table:table-cell>
              <table:table-cell office:value-type="float" office:value="0.0904948982478639">
                <text:p>0.0904948982478639</text:p>
              </table:table-cell>
              <table:table-cell office:value-type="float" office:value="4.37943666666667">
                <text:p>4.37943666666667</text:p>
              </table:table-cell>
              <table:table-cell office:value-type="float" office:value="0.0984773166502458">
                <text:p>0.0984773166502458</text:p>
              </table:table-cell>
              <table:table-cell office:value-type="float" office:value="0.0984773166502458">
                <text:p>0.0984773166502458</text:p>
              </table:table-cell>
              <table:table-cell office:value-type="float" office:value="4.3768965">
                <text:p>4.3768965</text:p>
              </table:table-cell>
              <table:table-cell office:value-type="float" office:value="0.0601694452121659">
                <text:p>0.0601694452121659</text:p>
              </table:table-cell>
              <table:table-cell office:value-type="float" office:value="0.0601694452121659">
                <text:p>0.0601694452121659</text:p>
              </table:table-cell>
              <table:table-cell office:value-type="float" office:value="4.2715375">
                <text:p>4.2715375</text:p>
              </table:table-cell>
              <table:table-cell office:value-type="float" office:value="0.104710458746338">
                <text:p>0.104710458746338</text:p>
              </table:table-cell>
              <table:table-cell office:value-type="float" office:value="0.104710458746338">
                <text:p>0.104710458746338</text:p>
              </table:table-cell>
              <table:table-cell office:value-type="float" office:value="2.65999183333333">
                <text:p>2.65999183333333</text:p>
              </table:table-cell>
              <table:table-cell office:value-type="float" office:value="0.101831260299308">
                <text:p>0.101831260299308</text:p>
              </table:table-cell>
              <table:table-cell office:value-type="float" office:value="0.101831260299308">
                <text:p>0.101831260299308</text:p>
              </table:table-cell>
              <table:table-cell office:value-type="float" office:value="4.14426866666667">
                <text:p>4.14426866666667</text:p>
              </table:table-cell>
              <table:table-cell office:value-type="float" office:value="0.127534867407438">
                <text:p>0.127534867407438</text:p>
              </table:table-cell>
              <table:table-cell office:value-type="float" office:value="0.127534867407438">
                <text:p>0.12753486740743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1659615">
                <text:p>2.1659615</text:p>
              </table:table-cell>
              <table:table-cell office:value-type="float" office:value="0.0912628119857514">
                <text:p>0.0912628119857514</text:p>
              </table:table-cell>
              <table:table-cell office:value-type="float" office:value="0.0912628119857514">
                <text:p>0.0912628119857514</text:p>
              </table:table-cell>
              <table:table-cell office:value-type="float" office:value="4.25871616666667">
                <text:p>4.25871616666667</text:p>
              </table:table-cell>
              <table:table-cell office:value-type="float" office:value="0.0878491792650068">
                <text:p>0.0878491792650068</text:p>
              </table:table-cell>
              <table:table-cell office:value-type="float" office:value="0.0878491792650068">
                <text:p>0.0878491792650068</text:p>
              </table:table-cell>
              <table:table-cell office:value-type="float" office:value="4.27123366666667">
                <text:p>4.27123366666667</text:p>
              </table:table-cell>
              <table:table-cell office:value-type="float" office:value="0.126061091495175">
                <text:p>0.126061091495175</text:p>
              </table:table-cell>
              <table:table-cell office:value-type="float" office:value="0.126061091495175">
                <text:p>0.126061091495175</text:p>
              </table:table-cell>
              <table:table-cell office:value-type="float" office:value="4.24909266666667">
                <text:p>4.24909266666667</text:p>
              </table:table-cell>
              <table:table-cell office:value-type="float" office:value="0.113467169577464">
                <text:p>0.113467169577464</text:p>
              </table:table-cell>
              <table:table-cell office:value-type="float" office:value="0.113467169577464">
                <text:p>0.113467169577464</text:p>
              </table:table-cell>
              <table:table-cell office:value-type="float" office:value="2.53395166666667">
                <text:p>2.53395166666667</text:p>
              </table:table-cell>
              <table:table-cell office:value-type="float" office:value="0.14063256657509">
                <text:p>0.14063256657509</text:p>
              </table:table-cell>
              <table:table-cell office:value-type="float" office:value="0.14063256657509">
                <text:p>0.14063256657509</text:p>
              </table:table-cell>
              <table:table-cell office:value-type="float" office:value="4.25451633333333">
                <text:p>4.25451633333333</text:p>
              </table:table-cell>
              <table:table-cell office:value-type="float" office:value="0.0613269044904317">
                <text:p>0.0613269044904317</text:p>
              </table:table-cell>
              <table:table-cell office:value-type="float" office:value="0.0613269044904317">
                <text:p>0.061326904490431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.21238966666667">
                <text:p>2.21238966666667</text:p>
              </table:table-cell>
              <table:table-cell office:value-type="float" office:value="0.0709966224964537">
                <text:p>0.0709966224964537</text:p>
              </table:table-cell>
              <table:table-cell office:value-type="float" office:value="0.0709966224964537">
                <text:p>0.0709966224964537</text:p>
              </table:table-cell>
              <table:table-cell office:value-type="float" office:value="4.149522">
                <text:p>4.149522</text:p>
              </table:table-cell>
              <table:table-cell office:value-type="float" office:value="0.0588003403858474">
                <text:p>0.0588003403858474</text:p>
              </table:table-cell>
              <table:table-cell office:value-type="float" office:value="0.0588003403858474">
                <text:p>0.0588003403858474</text:p>
              </table:table-cell>
              <table:table-cell office:value-type="float" office:value="4.27791133333334">
                <text:p>4.27791133333334</text:p>
              </table:table-cell>
              <table:table-cell office:value-type="float" office:value="0.104104388535066">
                <text:p>0.104104388535066</text:p>
              </table:table-cell>
              <table:table-cell office:value-type="float" office:value="0.104104388535066">
                <text:p>0.104104388535066</text:p>
              </table:table-cell>
              <table:table-cell office:value-type="float" office:value="4.2481425">
                <text:p>4.2481425</text:p>
              </table:table-cell>
              <table:table-cell office:value-type="float" office:value="0.092672068802433">
                <text:p>0.092672068802433</text:p>
              </table:table-cell>
              <table:table-cell office:value-type="float" office:value="0.092672068802433">
                <text:p>0.092672068802433</text:p>
              </table:table-cell>
              <table:table-cell office:value-type="float" office:value="2.64598883333333">
                <text:p>2.64598883333333</text:p>
              </table:table-cell>
              <table:table-cell office:value-type="float" office:value="0.128701467960402">
                <text:p>0.128701467960402</text:p>
              </table:table-cell>
              <table:table-cell office:value-type="float" office:value="0.128701467960402">
                <text:p>0.128701467960402</text:p>
              </table:table-cell>
              <table:table-cell office:value-type="float" office:value="4.25776866666667">
                <text:p>4.25776866666667</text:p>
              </table:table-cell>
              <table:table-cell office:value-type="float" office:value="0.126443205936555">
                <text:p>0.126443205936555</text:p>
              </table:table-cell>
              <table:table-cell office:value-type="float" office:value="0.126443205936555">
                <text:p>0.126443205936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right" chart:symbol-width="0.25cm" chart:symbol-height="0.25cm" chart:link-data-style-to-source="true" chart:error-category="cell-range" chart:error-upper-range="SUMMARY.M6:SUMMARY.M14" chart:error-lower-range="SUMMARY.M6:SUMMARY.M14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UMMARY.M6:SUMMARY.M14" chart:error-lower-range="SUMMARY.M6:SUMMARY.M14" char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UMMARY.K6:SUMMARY.K14" chart:error-lower-range="SUMMARY.K6:SUMMARY.K14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UMMARY.K6:SUMMARY.K14" chart:error-lower-range="SUMMARY.K6:SUMMARY.K14" char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 chart:error-category="cell-range" chart:error-upper-range="SUMMARY.N6:SUMMARY.N14" chart:error-lower-range="SUMMARY.N6:SUMMARY.N14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UMMARY.N6:SUMMARY.N14" chart:error-lower-range="SUMMARY.N6:SUMMARY.N14" char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991cm" svg:height="11.263cm" xlink:href=".." xlink:type="simple" chart:class="chart:line" chart:column-mapping="1 0 2" chart:style-name="ch1">
        <chart:legend chart:legend-position="bottom" svg:x="4.756cm" svg:y="10.453cm" style:legend-expansion="wide" chart:style-name="ch2"/>
        <chart:plot-area chart:style-name="ch3" table:cell-range-address="SUMMARY.B6:SUMMARY.B14 SUMMARY.G5:SUMMARY.H14 SUMMARY.E5:SUMMARY.E14" chart:data-source-has-labels="both" svg:x="0.399cm" svg:y="0.225cm" svg:width="19.193cm" svg:height="10.003cm">
          <chartooo:coordinate-region svg:x="1.164cm" svg:y="0.438cm" svg:width="18.109cm" svg:height="9.116cm"/>
          <chart:axis chart:dimension="x" chart:name="primary-x" chart:style-name="ch4" chartooo:axis-type="auto">
            <chartooo:date-scale/>
            <chart:categories table:cell-range-address="SUMMARY.B6:SUMMARY.B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G6:SUMMARY.G14" chart:label-cell-address="SUMMARY.G5:SUMMARY.G5" chart:class="chart:line">
            <chart:error-indicator chart:style-name="ch7" chart:dimension="y"/>
            <chart:data-point chart:repeated="9"/>
          </chart:series>
          <chart:series chart:style-name="ch8" chart:values-cell-range-address="SUMMARY.E6:SUMMARY.E14" chart:label-cell-address="SUMMARY.E5:SUMMARY.E5" chart:class="chart:line">
            <chart:error-indicator chart:style-name="ch9" chart:dimension="y"/>
            <chart:data-point chart:repeated="9"/>
          </chart:series>
          <chart:series chart:style-name="ch10" chart:values-cell-range-address="SUMMARY.H6:SUMMARY.H14" chart:label-cell-address="SUMMARY.H5:SUMMARY.H5" chart:class="chart:line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irAffinity</text:p>
                <draw:g>
                  <svg:desc>SUMMARY.G5:SUMMARY.G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ImpairAffinity</text:p>
                <draw:g>
                  <svg:desc>SUMMARY.E5:SUMMARY.E5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SinProcessorAffinity</text:p>
                <draw:g>
                  <svg:desc>SUMMARY.H5:SUMMARY.H5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6:SUMMARY.B14</svg:desc>
                </draw:g>
              </table:table-cell>
              <table:table-cell office:value-type="float" office:value="2.159865">
                <text:p>2.159865</text:p>
                <draw:g>
                  <svg:desc>SUMMARY.G6:SUMMARY.G14</svg:desc>
                </draw:g>
              </table:table-cell>
              <table:table-cell office:value-type="float" office:value="0.0911725337324975">
                <text:p>0.0911725337324975</text:p>
                <draw:g>
                  <svg:desc>SUMMARY.M6:SUMMARY.M14</svg:desc>
                </draw:g>
              </table:table-cell>
              <table:table-cell office:value-type="float" office:value="0.0911725337324975">
                <text:p>0.0911725337324975</text:p>
                <draw:g>
                  <svg:desc>SUMMARY.M6:SUMMARY.M14</svg:desc>
                </draw:g>
              </table:table-cell>
              <table:table-cell office:value-type="float" office:value="1.99624116666667">
                <text:p>1.99624116666667</text:p>
                <draw:g>
                  <svg:desc>SUMMARY.E6:SUMMARY.E14</svg:desc>
                </draw:g>
              </table:table-cell>
              <table:table-cell office:value-type="float" office:value="0.141109998465831">
                <text:p>0.141109998465831</text:p>
                <draw:g>
                  <svg:desc>SUMMARY.K6:SUMMARY.K14</svg:desc>
                </draw:g>
              </table:table-cell>
              <table:table-cell office:value-type="float" office:value="0.141109998465831">
                <text:p>0.141109998465831</text:p>
                <draw:g>
                  <svg:desc>SUMMARY.K6:SUMMARY.K14</svg:desc>
                </draw:g>
              </table:table-cell>
              <table:table-cell office:value-type="float" office:value="1.84289433333333">
                <text:p>1.84289433333333</text:p>
                <draw:g>
                  <svg:desc>SUMMARY.H6:SUMMARY.H14</svg:desc>
                </draw:g>
              </table:table-cell>
              <table:table-cell office:value-type="float" office:value="0.114164234508837">
                <text:p>0.114164234508837</text:p>
                <draw:g>
                  <svg:desc>SUMMARY.N6:SUMMARY.N14</svg:desc>
                </draw:g>
              </table:table-cell>
              <table:table-cell office:value-type="float" office:value="0.114164234508837">
                <text:p>0.114164234508837</text:p>
                <draw:g>
                  <svg:desc>SUMMARY.N6:SUMMARY.N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80053266666667">
                <text:p>2.80053266666667</text:p>
              </table:table-cell>
              <table:table-cell office:value-type="float" office:value="0.13853826181052">
                <text:p>0.13853826181052</text:p>
              </table:table-cell>
              <table:table-cell office:value-type="float" office:value="0.13853826181052">
                <text:p>0.13853826181052</text:p>
              </table:table-cell>
              <table:table-cell office:value-type="float" office:value="2.92942533333333">
                <text:p>2.92942533333333</text:p>
              </table:table-cell>
              <table:table-cell office:value-type="float" office:value="0.112587684730337">
                <text:p>0.112587684730337</text:p>
              </table:table-cell>
              <table:table-cell office:value-type="float" office:value="0.112587684730337">
                <text:p>0.112587684730337</text:p>
              </table:table-cell>
              <table:table-cell office:value-type="float" office:value="2.89827183333333">
                <text:p>2.89827183333333</text:p>
              </table:table-cell>
              <table:table-cell office:value-type="float" office:value="0.368280020362053">
                <text:p>0.368280020362053</text:p>
              </table:table-cell>
              <table:table-cell office:value-type="float" office:value="0.368280020362053">
                <text:p>0.36828002036205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314733">
                <text:p>3.314733</text:p>
              </table:table-cell>
              <table:table-cell office:value-type="float" office:value="0.127610935298984">
                <text:p>0.127610935298984</text:p>
              </table:table-cell>
              <table:table-cell office:value-type="float" office:value="0.127610935298984">
                <text:p>0.127610935298984</text:p>
              </table:table-cell>
              <table:table-cell office:value-type="float" office:value="3.31701516666667">
                <text:p>3.31701516666667</text:p>
              </table:table-cell>
              <table:table-cell office:value-type="float" office:value="0.108780733831681">
                <text:p>0.108780733831681</text:p>
              </table:table-cell>
              <table:table-cell office:value-type="float" office:value="0.108780733831681">
                <text:p>0.108780733831681</text:p>
              </table:table-cell>
              <table:table-cell office:value-type="float" office:value="3.252961">
                <text:p>3.252961</text:p>
              </table:table-cell>
              <table:table-cell office:value-type="float" office:value="0.221884037297352">
                <text:p>0.221884037297352</text:p>
              </table:table-cell>
              <table:table-cell office:value-type="float" office:value="0.221884037297352">
                <text:p>0.2218840372973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72232016666667">
                <text:p>3.72232016666667</text:p>
              </table:table-cell>
              <table:table-cell office:value-type="float" office:value="0.176020104419179">
                <text:p>0.176020104419179</text:p>
              </table:table-cell>
              <table:table-cell office:value-type="float" office:value="0.176020104419179">
                <text:p>0.176020104419179</text:p>
              </table:table-cell>
              <table:table-cell office:value-type="float" office:value="3.64053333333333">
                <text:p>3.64053333333333</text:p>
              </table:table-cell>
              <table:table-cell office:value-type="float" office:value="0.194002543554588">
                <text:p>0.194002543554588</text:p>
              </table:table-cell>
              <table:table-cell office:value-type="float" office:value="0.194002543554588">
                <text:p>0.194002543554588</text:p>
              </table:table-cell>
              <table:table-cell office:value-type="float" office:value="3.42372416666667">
                <text:p>3.42372416666667</text:p>
              </table:table-cell>
              <table:table-cell office:value-type="float" office:value="0.169214292360989">
                <text:p>0.169214292360989</text:p>
              </table:table-cell>
              <table:table-cell office:value-type="float" office:value="0.169214292360989">
                <text:p>0.16921429236098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31429166666667">
                <text:p>4.31429166666667</text:p>
              </table:table-cell>
              <table:table-cell office:value-type="float" office:value="0.106239960666946">
                <text:p>0.106239960666946</text:p>
              </table:table-cell>
              <table:table-cell office:value-type="float" office:value="0.106239960666946">
                <text:p>0.106239960666946</text:p>
              </table:table-cell>
              <table:table-cell office:value-type="float" office:value="4.186699">
                <text:p>4.186699</text:p>
              </table:table-cell>
              <table:table-cell office:value-type="float" office:value="0.0965486717895281">
                <text:p>0.0965486717895281</text:p>
              </table:table-cell>
              <table:table-cell office:value-type="float" office:value="0.0965486717895281">
                <text:p>0.0965486717895281</text:p>
              </table:table-cell>
              <table:table-cell office:value-type="float" office:value="4.059375">
                <text:p>4.059375</text:p>
              </table:table-cell>
              <table:table-cell office:value-type="float" office:value="0.163191607415738">
                <text:p>0.163191607415738</text:p>
              </table:table-cell>
              <table:table-cell office:value-type="float" office:value="0.163191607415738">
                <text:p>0.16319160741573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.36598316666667">
                <text:p>4.36598316666667</text:p>
              </table:table-cell>
              <table:table-cell office:value-type="float" office:value="0.103380518951695">
                <text:p>0.103380518951695</text:p>
              </table:table-cell>
              <table:table-cell office:value-type="float" office:value="0.103380518951695">
                <text:p>0.103380518951695</text:p>
              </table:table-cell>
              <table:table-cell office:value-type="float" office:value="4.1994635">
                <text:p>4.1994635</text:p>
              </table:table-cell>
              <table:table-cell office:value-type="float" office:value="0.0895938641249207">
                <text:p>0.0895938641249207</text:p>
              </table:table-cell>
              <table:table-cell office:value-type="float" office:value="0.0895938641249207">
                <text:p>0.0895938641249207</text:p>
              </table:table-cell>
              <table:table-cell office:value-type="float" office:value="4.01931483333333">
                <text:p>4.01931483333333</text:p>
              </table:table-cell>
              <table:table-cell office:value-type="float" office:value="0.185647163771813">
                <text:p>0.185647163771813</text:p>
              </table:table-cell>
              <table:table-cell office:value-type="float" office:value="0.185647163771813">
                <text:p>0.18564716377181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.3768965">
                <text:p>4.3768965</text:p>
              </table:table-cell>
              <table:table-cell office:value-type="float" office:value="0.0601694452121659">
                <text:p>0.0601694452121659</text:p>
              </table:table-cell>
              <table:table-cell office:value-type="float" office:value="0.0601694452121659">
                <text:p>0.0601694452121659</text:p>
              </table:table-cell>
              <table:table-cell office:value-type="float" office:value="4.2715375">
                <text:p>4.2715375</text:p>
              </table:table-cell>
              <table:table-cell office:value-type="float" office:value="0.104710458746338">
                <text:p>0.104710458746338</text:p>
              </table:table-cell>
              <table:table-cell office:value-type="float" office:value="0.104710458746338">
                <text:p>0.104710458746338</text:p>
              </table:table-cell>
              <table:table-cell office:value-type="float" office:value="4.14426866666667">
                <text:p>4.14426866666667</text:p>
              </table:table-cell>
              <table:table-cell office:value-type="float" office:value="0.127534867407438">
                <text:p>0.127534867407438</text:p>
              </table:table-cell>
              <table:table-cell office:value-type="float" office:value="0.127534867407438">
                <text:p>0.12753486740743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27123366666667">
                <text:p>4.27123366666667</text:p>
              </table:table-cell>
              <table:table-cell office:value-type="float" office:value="0.126061091495175">
                <text:p>0.126061091495175</text:p>
              </table:table-cell>
              <table:table-cell office:value-type="float" office:value="0.126061091495175">
                <text:p>0.126061091495175</text:p>
              </table:table-cell>
              <table:table-cell office:value-type="float" office:value="4.24909266666667">
                <text:p>4.24909266666667</text:p>
              </table:table-cell>
              <table:table-cell office:value-type="float" office:value="0.113467169577464">
                <text:p>0.113467169577464</text:p>
              </table:table-cell>
              <table:table-cell office:value-type="float" office:value="0.113467169577464">
                <text:p>0.113467169577464</text:p>
              </table:table-cell>
              <table:table-cell office:value-type="float" office:value="4.25451633333333">
                <text:p>4.25451633333333</text:p>
              </table:table-cell>
              <table:table-cell office:value-type="float" office:value="0.0613269044904317">
                <text:p>0.0613269044904317</text:p>
              </table:table-cell>
              <table:table-cell office:value-type="float" office:value="0.0613269044904317">
                <text:p>0.061326904490431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7791133333334">
                <text:p>4.27791133333334</text:p>
              </table:table-cell>
              <table:table-cell office:value-type="float" office:value="0.104104388535066">
                <text:p>0.104104388535066</text:p>
              </table:table-cell>
              <table:table-cell office:value-type="float" office:value="0.104104388535066">
                <text:p>0.104104388535066</text:p>
              </table:table-cell>
              <table:table-cell office:value-type="float" office:value="4.2481425">
                <text:p>4.2481425</text:p>
              </table:table-cell>
              <table:table-cell office:value-type="float" office:value="0.092672068802433">
                <text:p>0.092672068802433</text:p>
              </table:table-cell>
              <table:table-cell office:value-type="float" office:value="0.092672068802433">
                <text:p>0.092672068802433</text:p>
              </table:table-cell>
              <table:table-cell office:value-type="float" office:value="4.25776866666667">
                <text:p>4.25776866666667</text:p>
              </table:table-cell>
              <table:table-cell office:value-type="float" office:value="0.126443205936555">
                <text:p>0.126443205936555</text:p>
              </table:table-cell>
              <table:table-cell office:value-type="float" office:value="0.126443205936555">
                <text:p>0.1264432059365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SUMMARY OK'.N6:'SUMMARY OK'.N15" chart:error-lower-range="'SUMMARY OK'.N6:'SUMMARY OK'.N15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'SUMMARY OK'.N6:'SUMMARY OK'.N15" chart:error-lower-range="'SUMMARY OK'.N6:'SUMMARY OK'.N15" char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'SUMMARY OK'.I6:'SUMMARY OK'.I15" chart:error-lower-range="'SUMMARY OK'.I6:'SUMMARY OK'.I15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SUMMARY OK'.I6:'SUMMARY OK'.I15" chart:error-lower-range="'SUMMARY OK'.I6:'SUMMARY OK'.I15" char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'SUMMARY OK'.J6:'SUMMARY OK'.J15" chart:error-lower-range="'SUMMARY OK'.J6:'SUMMARY OK'.J15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SUMMARY OK'.J6:'SUMMARY OK'.J15" chart:error-lower-range="'SUMMARY OK'.J6:'SUMMARY OK'.J15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'SUMMARY OK'.M6:'SUMMARY OK'.M15" chart:error-lower-range="'SUMMARY OK'.M6:'SUMMARY OK'.M15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SUMMARY OK'.M6:'SUMMARY OK'.M15" chart:error-lower-range="'SUMMARY OK'.M6:'SUMMARY OK'.M15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 chart:error-category="cell-range" chart:error-upper-range="'SUMMARY OK'.K6:'SUMMARY OK'.K15" chart:error-lower-range="'SUMMARY OK'.K6:'SUMMARY OK'.K15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'SUMMARY OK'.K6:'SUMMARY OK'.K15" chart:error-lower-range="'SUMMARY OK'.K6:'SUMMARY OK'.K15" chart:std-weight="1"/>
      <style:graphic-properties draw:stroke="solid" svg:stroke-width="0cm" svg:stroke-color="#000000" svg:stroke-opacity="100%" draw:stroke-linejoin="round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 chart:error-category="cell-range" chart:error-upper-range="'SUMMARY OK'.L6:'SUMMARY OK'.L15" chart:error-lower-range="'SUMMARY OK'.L6:'SUMMARY OK'.L15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'SUMMARY OK'.L6:'SUMMARY OK'.L15" chart:error-lower-range="'SUMMARY OK'.L6:'SUMMARY OK'.L15" chart:std-weight="1"/>
      <style:graphic-properties draw:stroke="solid" svg:stroke-width="0cm" svg:stroke-color="#000000" svg:stroke-opacity="100%" draw:stroke-linejoin="round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77cm" svg:height="9.002cm" xlink:href=".." xlink:type="simple" chart:class="chart:line" chart:style-name="ch1">
        <chart:legend chart:legend-position="bottom" svg:x="2.129cm" svg:y="7.667cm" style:legend-expansion="wide" chart:style-name="ch2"/>
        <chart:plot-area chart:style-name="ch3" table:cell-range-address="'SUMMARY OK'.B5:'SUMMARY OK'.H15" chart:data-source-has-labels="both" svg:x="0.319cm" svg:y="0.18cm" svg:width="15.339cm" svg:height="7.307cm">
          <chartooo:coordinate-region svg:x="1.084cm" svg:y="0.393cm" svg:width="14.255cm" svg:height="6.42cm"/>
          <chart:axis chart:dimension="x" chart:name="primary-x" chart:style-name="ch4" chartooo:axis-type="auto">
            <chartooo:date-scale/>
            <chart:categories table:cell-range-address="'SUMMARY OK'.B6:'SUMMARY OK'.B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UMMARY OK'.C6:'SUMMARY OK'.C15" chart:label-cell-address="'SUMMARY OK'.C5:'SUMMARY OK'.C5" chart:class="chart:line">
            <chart:error-indicator chart:style-name="ch7" chart:dimension="y"/>
            <chart:data-point chart:repeated="10"/>
          </chart:series>
          <chart:series chart:style-name="ch8" chart:values-cell-range-address="'SUMMARY OK'.D6:'SUMMARY OK'.D15" chart:label-cell-address="'SUMMARY OK'.D5:'SUMMARY OK'.D5" chart:class="chart:line">
            <chart:error-indicator chart:style-name="ch9" chart:dimension="y"/>
            <chart:data-point chart:repeated="10"/>
          </chart:series>
          <chart:series chart:style-name="ch10" chart:values-cell-range-address="'SUMMARY OK'.E6:'SUMMARY OK'.E15" chart:label-cell-address="'SUMMARY OK'.E5:'SUMMARY OK'.E5" chart:class="chart:line">
            <chart:error-indicator chart:style-name="ch11" chart:dimension="y"/>
            <chart:data-point chart:repeated="10"/>
          </chart:series>
          <chart:series chart:style-name="ch12" chart:values-cell-range-address="'SUMMARY OK'.F6:'SUMMARY OK'.F15" chart:label-cell-address="'SUMMARY OK'.F5:'SUMMARY OK'.F5" chart:class="chart:line">
            <chart:error-indicator chart:style-name="ch13" chart:dimension="y"/>
            <chart:data-point chart:repeated="10"/>
          </chart:series>
          <chart:series chart:style-name="ch14" chart:values-cell-range-address="'SUMMARY OK'.G6:'SUMMARY OK'.G15" chart:label-cell-address="'SUMMARY OK'.G5:'SUMMARY OK'.G5" chart:class="chart:line">
            <chart:error-indicator chart:style-name="ch15" chart:dimension="y"/>
            <chart:data-point chart:repeated="10"/>
          </chart:series>
          <chart:series chart:style-name="ch16" chart:values-cell-range-address="'SUMMARY OK'.H6:'SUMMARY OK'.H15" chart:label-cell-address="'SUMMARY OK'.H5:'SUMMARY OK'.H5" chart:class="chart:line">
            <chart:error-indicator chart:style-name="ch17" chart:dimension="y"/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ProcessorAffinity</text:p>
                <draw:g>
                  <svg:desc>'SUMMARY OK'.C5:'SUMMARY OK'.C5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DummyAffinity</text:p>
                <draw:g>
                  <svg:desc>'SUMMARY OK'.D5:'SUMMARY OK'.D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EquitativeAffinity</text:p>
                <draw:g>
                  <svg:desc>'SUMMARY OK'.E5:'SUMMARY OK'.E5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PairAffinity</text:p>
                <draw:g>
                  <svg:desc>'SUMMARY OK'.F5:'SUMMARY OK'.F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ImpairAffinity</text:p>
                <draw:g>
                  <svg:desc>'SUMMARY OK'.G5:'SUMMARY OK'.G5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NumaPairAffinity</text:p>
                <draw:g>
                  <svg:desc>'SUMMARY OK'.H5:'SUMMARY OK'.H5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UMMARY OK'.B6:'SUMMARY OK'.B15</svg:desc>
                </draw:g>
              </table:table-cell>
              <table:table-cell office:value-type="float" office:value="1.86887533333333">
                <text:p>1.86887533333333</text:p>
                <draw:g>
                  <svg:desc>'SUMMARY OK'.C6:'SUMMARY OK'.C15</svg:desc>
                </draw:g>
              </table:table-cell>
              <table:table-cell office:value-type="float" office:value="0.109922661951778">
                <text:p>0.109922661951778</text:p>
                <draw:g>
                  <svg:desc>'SUMMARY OK'.N6:'SUMMARY OK'.N15</svg:desc>
                </draw:g>
              </table:table-cell>
              <table:table-cell office:value-type="float" office:value="0.109922661951778">
                <text:p>0.109922661951778</text:p>
                <draw:g>
                  <svg:desc>'SUMMARY OK'.N6:'SUMMARY OK'.N15</svg:desc>
                </draw:g>
              </table:table-cell>
              <table:table-cell office:value-type="float" office:value="1.94887783333333">
                <text:p>1.94887783333333</text:p>
                <draw:g>
                  <svg:desc>'SUMMARY OK'.D6:'SUMMARY OK'.D15</svg:desc>
                </draw:g>
              </table:table-cell>
              <table:table-cell office:value-type="float" office:value="0.131284908497627">
                <text:p>0.131284908497627</text:p>
                <draw:g>
                  <svg:desc>'SUMMARY OK'.I6:'SUMMARY OK'.I15</svg:desc>
                </draw:g>
              </table:table-cell>
              <table:table-cell office:value-type="float" office:value="0.131284908497627">
                <text:p>0.131284908497627</text:p>
                <draw:g>
                  <svg:desc>'SUMMARY OK'.I6:'SUMMARY OK'.I15</svg:desc>
                </draw:g>
              </table:table-cell>
              <table:table-cell office:value-type="float" office:value="1.8936345">
                <text:p>1.8936345</text:p>
                <draw:g>
                  <svg:desc>'SUMMARY OK'.E6:'SUMMARY OK'.E15</svg:desc>
                </draw:g>
              </table:table-cell>
              <table:table-cell office:value-type="float" office:value="0.157734604608621">
                <text:p>0.157734604608621</text:p>
                <draw:g>
                  <svg:desc>'SUMMARY OK'.J6:'SUMMARY OK'.J15</svg:desc>
                </draw:g>
              </table:table-cell>
              <table:table-cell office:value-type="float" office:value="0.157734604608621">
                <text:p>0.157734604608621</text:p>
                <draw:g>
                  <svg:desc>'SUMMARY OK'.J6:'SUMMARY OK'.J15</svg:desc>
                </draw:g>
              </table:table-cell>
              <table:table-cell office:value-type="float" office:value="2.10043233333333">
                <text:p>2.10043233333333</text:p>
                <draw:g>
                  <svg:desc>'SUMMARY OK'.F6:'SUMMARY OK'.F15</svg:desc>
                </draw:g>
              </table:table-cell>
              <table:table-cell office:value-type="float" office:value="0.101796880868463">
                <text:p>0.101796880868463</text:p>
                <draw:g>
                  <svg:desc>'SUMMARY OK'.M6:'SUMMARY OK'.M15</svg:desc>
                </draw:g>
              </table:table-cell>
              <table:table-cell office:value-type="float" office:value="0.101796880868463">
                <text:p>0.101796880868463</text:p>
                <draw:g>
                  <svg:desc>'SUMMARY OK'.M6:'SUMMARY OK'.M15</svg:desc>
                </draw:g>
              </table:table-cell>
              <table:table-cell office:value-type="float" office:value="1.99840966666667">
                <text:p>1.99840966666667</text:p>
                <draw:g>
                  <svg:desc>'SUMMARY OK'.G6:'SUMMARY OK'.G15</svg:desc>
                </draw:g>
              </table:table-cell>
              <table:table-cell office:value-type="float" office:value="0.136790371191905">
                <text:p>0.136790371191905</text:p>
                <draw:g>
                  <svg:desc>'SUMMARY OK'.K6:'SUMMARY OK'.K15</svg:desc>
                </draw:g>
              </table:table-cell>
              <table:table-cell office:value-type="float" office:value="0.136790371191905">
                <text:p>0.136790371191905</text:p>
                <draw:g>
                  <svg:desc>'SUMMARY OK'.K6:'SUMMARY OK'.K15</svg:desc>
                </draw:g>
              </table:table-cell>
              <table:table-cell office:value-type="float" office:value="2.060564">
                <text:p>2.060564</text:p>
                <draw:g>
                  <svg:desc>'SUMMARY OK'.H6:'SUMMARY OK'.H15</svg:desc>
                </draw:g>
              </table:table-cell>
              <table:table-cell office:value-type="float" office:value="0.118440038130578">
                <text:p>0.118440038130578</text:p>
                <draw:g>
                  <svg:desc>'SUMMARY OK'.L6:'SUMMARY OK'.L15</svg:desc>
                </draw:g>
              </table:table-cell>
              <table:table-cell office:value-type="float" office:value="0.118440038130578">
                <text:p>0.118440038130578</text:p>
                <draw:g>
                  <svg:desc>'SUMMARY OK'.L6:'SUMMARY OK'.L1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960965">
                <text:p>2.960965</text:p>
              </table:table-cell>
              <table:table-cell office:value-type="float" office:value="0.412046045587531">
                <text:p>0.412046045587531</text:p>
              </table:table-cell>
              <table:table-cell office:value-type="float" office:value="0.412046045587531">
                <text:p>0.412046045587531</text:p>
              </table:table-cell>
              <table:table-cell office:value-type="float" office:value="2.1726525">
                <text:p>2.1726525</text:p>
              </table:table-cell>
              <table:table-cell office:value-type="float" office:value="0.0500626739877211">
                <text:p>0.0500626739877211</text:p>
              </table:table-cell>
              <table:table-cell office:value-type="float" office:value="0.0500626739877211">
                <text:p>0.0500626739877211</text:p>
              </table:table-cell>
              <table:table-cell office:value-type="float" office:value="4.2636705">
                <text:p>4.2636705</text:p>
              </table:table-cell>
              <table:table-cell office:value-type="float" office:value="0.109328439697232">
                <text:p>0.109328439697232</text:p>
              </table:table-cell>
              <table:table-cell office:value-type="float" office:value="0.109328439697232">
                <text:p>0.109328439697232</text:p>
              </table:table-cell>
              <table:table-cell office:value-type="float" office:value="2.85053633333333">
                <text:p>2.85053633333333</text:p>
              </table:table-cell>
              <table:table-cell office:value-type="float" office:value="0.156142098870876">
                <text:p>0.156142098870876</text:p>
              </table:table-cell>
              <table:table-cell office:value-type="float" office:value="0.156142098870876">
                <text:p>0.156142098870876</text:p>
              </table:table-cell>
              <table:table-cell office:value-type="float" office:value="2.60125233333333">
                <text:p>2.60125233333333</text:p>
              </table:table-cell>
              <table:table-cell office:value-type="float" office:value="0.21784491180531">
                <text:p>0.21784491180531</text:p>
              </table:table-cell>
              <table:table-cell office:value-type="float" office:value="0.21784491180531">
                <text:p>0.21784491180531</text:p>
              </table:table-cell>
              <table:table-cell office:value-type="float" office:value="3.06925">
                <text:p>3.06925</text:p>
              </table:table-cell>
              <table:table-cell office:value-type="float" office:value="0.0801615335337004">
                <text:p>0.0801615335337004</text:p>
              </table:table-cell>
              <table:table-cell office:value-type="float" office:value="0.0801615335337004">
                <text:p>0.08016153353370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07959983333333">
                <text:p>3.07959983333333</text:p>
              </table:table-cell>
              <table:table-cell office:value-type="float" office:value="0.194683144455709">
                <text:p>0.194683144455709</text:p>
              </table:table-cell>
              <table:table-cell office:value-type="float" office:value="0.194683144455709">
                <text:p>0.194683144455709</text:p>
              </table:table-cell>
              <table:table-cell office:value-type="float" office:value="2.18256283333333">
                <text:p>2.18256283333333</text:p>
              </table:table-cell>
              <table:table-cell office:value-type="float" office:value="0.0583054778591409">
                <text:p>0.0583054778591409</text:p>
              </table:table-cell>
              <table:table-cell office:value-type="float" office:value="0.0583054778591409">
                <text:p>0.0583054778591409</text:p>
              </table:table-cell>
              <table:table-cell office:value-type="float" office:value="3.8767825">
                <text:p>3.8767825</text:p>
              </table:table-cell>
              <table:table-cell office:value-type="float" office:value="0.0713446361198376">
                <text:p>0.0713446361198376</text:p>
              </table:table-cell>
              <table:table-cell office:value-type="float" office:value="0.0713446361198376">
                <text:p>0.0713446361198376</text:p>
              </table:table-cell>
              <table:table-cell office:value-type="float" office:value="3.36098916666667">
                <text:p>3.36098916666667</text:p>
              </table:table-cell>
              <table:table-cell office:value-type="float" office:value="0.101539003979066">
                <text:p>0.101539003979066</text:p>
              </table:table-cell>
              <table:table-cell office:value-type="float" office:value="0.101539003979066">
                <text:p>0.101539003979066</text:p>
              </table:table-cell>
              <table:table-cell office:value-type="float" office:value="3.229303">
                <text:p>3.229303</text:p>
              </table:table-cell>
              <table:table-cell office:value-type="float" office:value="0.178473096145363">
                <text:p>0.178473096145363</text:p>
              </table:table-cell>
              <table:table-cell office:value-type="float" office:value="0.178473096145363">
                <text:p>0.178473096145363</text:p>
              </table:table-cell>
              <table:table-cell office:value-type="float" office:value="3.68656683333333">
                <text:p>3.68656683333333</text:p>
              </table:table-cell>
              <table:table-cell office:value-type="float" office:value="0.165334513201271">
                <text:p>0.165334513201271</text:p>
              </table:table-cell>
              <table:table-cell office:value-type="float" office:value="0.165334513201271">
                <text:p>0.16533451320127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51472483333333">
                <text:p>3.51472483333333</text:p>
              </table:table-cell>
              <table:table-cell office:value-type="float" office:value="0.169475187233131">
                <text:p>0.169475187233131</text:p>
              </table:table-cell>
              <table:table-cell office:value-type="float" office:value="0.169475187233131">
                <text:p>0.169475187233131</text:p>
              </table:table-cell>
              <table:table-cell office:value-type="float" office:value="2.15430866666667">
                <text:p>2.15430866666667</text:p>
              </table:table-cell>
              <table:table-cell office:value-type="float" office:value="0.0748835499827739">
                <text:p>0.0748835499827739</text:p>
              </table:table-cell>
              <table:table-cell office:value-type="float" office:value="0.0748835499827739">
                <text:p>0.0748835499827739</text:p>
              </table:table-cell>
              <table:table-cell office:value-type="float" office:value="4.03682716666667">
                <text:p>4.03682716666667</text:p>
              </table:table-cell>
              <table:table-cell office:value-type="float" office:value="0.0382700689025575">
                <text:p>0.0382700689025575</text:p>
              </table:table-cell>
              <table:table-cell office:value-type="float" office:value="0.0382700689025575">
                <text:p>0.0382700689025575</text:p>
              </table:table-cell>
              <table:table-cell office:value-type="float" office:value="3.66635533333333">
                <text:p>3.66635533333333</text:p>
              </table:table-cell>
              <table:table-cell office:value-type="float" office:value="0.184781704126941">
                <text:p>0.184781704126941</text:p>
              </table:table-cell>
              <table:table-cell office:value-type="float" office:value="0.184781704126941">
                <text:p>0.184781704126941</text:p>
              </table:table-cell>
              <table:table-cell office:value-type="float" office:value="3.60767966666667">
                <text:p>3.60767966666667</text:p>
              </table:table-cell>
              <table:table-cell office:value-type="float" office:value="0.191161734540452">
                <text:p>0.191161734540452</text:p>
              </table:table-cell>
              <table:table-cell office:value-type="float" office:value="0.191161734540452">
                <text:p>0.191161734540452</text:p>
              </table:table-cell>
              <table:table-cell office:value-type="float" office:value="3.53816433333333">
                <text:p>3.53816433333333</text:p>
              </table:table-cell>
              <table:table-cell office:value-type="float" office:value="0.109831301106985">
                <text:p>0.109831301106985</text:p>
              </table:table-cell>
              <table:table-cell office:value-type="float" office:value="0.109831301106985">
                <text:p>0.10983130110698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89667716666667">
                <text:p>3.89667716666667</text:p>
              </table:table-cell>
              <table:table-cell office:value-type="float" office:value="0.222438902601941">
                <text:p>0.222438902601941</text:p>
              </table:table-cell>
              <table:table-cell office:value-type="float" office:value="0.222438902601941">
                <text:p>0.222438902601941</text:p>
              </table:table-cell>
              <table:table-cell office:value-type="float" office:value="2.15205666666667">
                <text:p>2.15205666666667</text:p>
              </table:table-cell>
              <table:table-cell office:value-type="float" office:value="0.0802332362957969">
                <text:p>0.0802332362957969</text:p>
              </table:table-cell>
              <table:table-cell office:value-type="float" office:value="0.0802332362957969">
                <text:p>0.0802332362957969</text:p>
              </table:table-cell>
              <table:table-cell office:value-type="float" office:value="4.07278333333333">
                <text:p>4.07278333333333</text:p>
              </table:table-cell>
              <table:table-cell office:value-type="float" office:value="0.0435803422745664">
                <text:p>0.0435803422745664</text:p>
              </table:table-cell>
              <table:table-cell office:value-type="float" office:value="0.0435803422745664">
                <text:p>0.0435803422745664</text:p>
              </table:table-cell>
              <table:table-cell office:value-type="float" office:value="4.20501983333333">
                <text:p>4.20501983333333</text:p>
              </table:table-cell>
              <table:table-cell office:value-type="float" office:value="0.123159492946987">
                <text:p>0.123159492946987</text:p>
              </table:table-cell>
              <table:table-cell office:value-type="float" office:value="0.123159492946987">
                <text:p>0.123159492946987</text:p>
              </table:table-cell>
              <table:table-cell office:value-type="float" office:value="4.19698316666667">
                <text:p>4.19698316666667</text:p>
              </table:table-cell>
              <table:table-cell office:value-type="float" office:value="0.117268349507356">
                <text:p>0.117268349507356</text:p>
              </table:table-cell>
              <table:table-cell office:value-type="float" office:value="0.117268349507356">
                <text:p>0.117268349507356</text:p>
              </table:table-cell>
              <table:table-cell office:value-type="float" office:value="4.19910116666667">
                <text:p>4.19910116666667</text:p>
              </table:table-cell>
              <table:table-cell office:value-type="float" office:value="0.120133269217811">
                <text:p>0.120133269217811</text:p>
              </table:table-cell>
              <table:table-cell office:value-type="float" office:value="0.120133269217811">
                <text:p>0.12013326921781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.09019">
                <text:p>4.09019</text:p>
              </table:table-cell>
              <table:table-cell office:value-type="float" office:value="0.183420853284166">
                <text:p>0.183420853284166</text:p>
              </table:table-cell>
              <table:table-cell office:value-type="float" office:value="0.183420853284166">
                <text:p>0.183420853284166</text:p>
              </table:table-cell>
              <table:table-cell office:value-type="float" office:value="2.16727666666667">
                <text:p>2.16727666666667</text:p>
              </table:table-cell>
              <table:table-cell office:value-type="float" office:value="0.0647828696994597">
                <text:p>0.0647828696994597</text:p>
              </table:table-cell>
              <table:table-cell office:value-type="float" office:value="0.0647828696994597">
                <text:p>0.0647828696994597</text:p>
              </table:table-cell>
              <table:table-cell office:value-type="float" office:value="4.49221366666667">
                <text:p>4.49221366666667</text:p>
              </table:table-cell>
              <table:table-cell office:value-type="float" office:value="0.0994780816714043">
                <text:p>0.0994780816714043</text:p>
              </table:table-cell>
              <table:table-cell office:value-type="float" office:value="0.0994780816714043">
                <text:p>0.0994780816714043</text:p>
              </table:table-cell>
              <table:table-cell office:value-type="float" office:value="4.29573716666667">
                <text:p>4.29573716666667</text:p>
              </table:table-cell>
              <table:table-cell office:value-type="float" office:value="0.102652872552589">
                <text:p>0.102652872552589</text:p>
              </table:table-cell>
              <table:table-cell office:value-type="float" office:value="0.102652872552589">
                <text:p>0.102652872552589</text:p>
              </table:table-cell>
              <table:table-cell office:value-type="float" office:value="4.1743685">
                <text:p>4.1743685</text:p>
              </table:table-cell>
              <table:table-cell office:value-type="float" office:value="0.130871212760915">
                <text:p>0.130871212760915</text:p>
              </table:table-cell>
              <table:table-cell office:value-type="float" office:value="0.130871212760915">
                <text:p>0.130871212760915</text:p>
              </table:table-cell>
              <table:table-cell office:value-type="float" office:value="4.167451">
                <text:p>4.167451</text:p>
              </table:table-cell>
              <table:table-cell office:value-type="float" office:value="0.125377296902427">
                <text:p>0.125377296902427</text:p>
              </table:table-cell>
              <table:table-cell office:value-type="float" office:value="0.125377296902427">
                <text:p>0.12537729690242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.0494425">
                <text:p>4.0494425</text:p>
              </table:table-cell>
              <table:table-cell office:value-type="float" office:value="0.185931653687323">
                <text:p>0.185931653687323</text:p>
              </table:table-cell>
              <table:table-cell office:value-type="float" office:value="0.185931653687323">
                <text:p>0.185931653687323</text:p>
              </table:table-cell>
              <table:table-cell office:value-type="float" office:value="1.98015383333333">
                <text:p>1.98015383333333</text:p>
              </table:table-cell>
              <table:table-cell office:value-type="float" office:value="0.149691413442964">
                <text:p>0.149691413442964</text:p>
              </table:table-cell>
              <table:table-cell office:value-type="float" office:value="0.149691413442964">
                <text:p>0.149691413442964</text:p>
              </table:table-cell>
              <table:table-cell office:value-type="float" office:value="4.37276883333333">
                <text:p>4.37276883333333</text:p>
              </table:table-cell>
              <table:table-cell office:value-type="float" office:value="0.095349504594145">
                <text:p>0.095349504594145</text:p>
              </table:table-cell>
              <table:table-cell office:value-type="float" office:value="0.095349504594145">
                <text:p>0.095349504594145</text:p>
              </table:table-cell>
              <table:table-cell office:value-type="float" office:value="4.3760385">
                <text:p>4.3760385</text:p>
              </table:table-cell>
              <table:table-cell office:value-type="float" office:value="0.0872006408283142">
                <text:p>0.0872006408283142</text:p>
              </table:table-cell>
              <table:table-cell office:value-type="float" office:value="0.0872006408283142">
                <text:p>0.0872006408283142</text:p>
              </table:table-cell>
              <table:table-cell office:value-type="float" office:value="4.19574466666667">
                <text:p>4.19574466666667</text:p>
              </table:table-cell>
              <table:table-cell office:value-type="float" office:value="0.127270055398915">
                <text:p>0.127270055398915</text:p>
              </table:table-cell>
              <table:table-cell office:value-type="float" office:value="0.127270055398915">
                <text:p>0.127270055398915</text:p>
              </table:table-cell>
              <table:table-cell office:value-type="float" office:value="4.3534995">
                <text:p>4.3534995</text:p>
              </table:table-cell>
              <table:table-cell office:value-type="float" office:value="0.0835388746380025">
                <text:p>0.0835388746380025</text:p>
              </table:table-cell>
              <table:table-cell office:value-type="float" office:value="0.0835388746380025">
                <text:p>0.083538874638002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.19715233333333">
                <text:p>4.19715233333333</text:p>
              </table:table-cell>
              <table:table-cell office:value-type="float" office:value="0.145354579074544">
                <text:p>0.145354579074544</text:p>
              </table:table-cell>
              <table:table-cell office:value-type="float" office:value="0.145354579074544">
                <text:p>0.145354579074544</text:p>
              </table:table-cell>
              <table:table-cell office:value-type="float" office:value="1.85429966666667">
                <text:p>1.85429966666667</text:p>
              </table:table-cell>
              <table:table-cell office:value-type="float" office:value="0.113750427702555">
                <text:p>0.113750427702555</text:p>
              </table:table-cell>
              <table:table-cell office:value-type="float" office:value="0.113750427702555">
                <text:p>0.113750427702555</text:p>
              </table:table-cell>
              <table:table-cell office:value-type="float" office:value="4.295891">
                <text:p>4.295891</text:p>
              </table:table-cell>
              <table:table-cell office:value-type="float" office:value="0.0805630142602356">
                <text:p>0.0805630142602356</text:p>
              </table:table-cell>
              <table:table-cell office:value-type="float" office:value="0.0805630142602356">
                <text:p>0.0805630142602356</text:p>
              </table:table-cell>
              <table:table-cell office:value-type="float" office:value="4.24003433333333">
                <text:p>4.24003433333333</text:p>
              </table:table-cell>
              <table:table-cell office:value-type="float" office:value="0.119377684548275">
                <text:p>0.119377684548275</text:p>
              </table:table-cell>
              <table:table-cell office:value-type="float" office:value="0.119377684548275">
                <text:p>0.119377684548275</text:p>
              </table:table-cell>
              <table:table-cell office:value-type="float" office:value="4.18452983333333">
                <text:p>4.18452983333333</text:p>
              </table:table-cell>
              <table:table-cell office:value-type="float" office:value="0.104597092942928">
                <text:p>0.104597092942928</text:p>
              </table:table-cell>
              <table:table-cell office:value-type="float" office:value="0.104597092942928">
                <text:p>0.104597092942928</text:p>
              </table:table-cell>
              <table:table-cell office:value-type="float" office:value="4.13828916666667">
                <text:p>4.13828916666667</text:p>
              </table:table-cell>
              <table:table-cell office:value-type="float" office:value="0.0899826466946787">
                <text:p>0.0899826466946787</text:p>
              </table:table-cell>
              <table:table-cell office:value-type="float" office:value="0.0899826466946787">
                <text:p>0.089982646694678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19794233333333">
                <text:p>4.19794233333333</text:p>
              </table:table-cell>
              <table:table-cell office:value-type="float" office:value="0.114693657676995">
                <text:p>0.114693657676995</text:p>
              </table:table-cell>
              <table:table-cell office:value-type="float" office:value="0.114693657676995">
                <text:p>0.114693657676995</text:p>
              </table:table-cell>
              <table:table-cell office:value-type="float" office:value="1.83150816666667">
                <text:p>1.83150816666667</text:p>
              </table:table-cell>
              <table:table-cell office:value-type="float" office:value="0.116516466481925">
                <text:p>0.116516466481925</text:p>
              </table:table-cell>
              <table:table-cell office:value-type="float" office:value="0.116516466481925">
                <text:p>0.116516466481925</text:p>
              </table:table-cell>
              <table:table-cell office:value-type="float" office:value="4.232542">
                <text:p>4.232542</text:p>
              </table:table-cell>
              <table:table-cell office:value-type="float" office:value="0.0818578790395125">
                <text:p>0.0818578790395125</text:p>
              </table:table-cell>
              <table:table-cell office:value-type="float" office:value="0.0818578790395125">
                <text:p>0.0818578790395125</text:p>
              </table:table-cell>
              <table:table-cell office:value-type="float" office:value="4.2523135">
                <text:p>4.2523135</text:p>
              </table:table-cell>
              <table:table-cell office:value-type="float" office:value="0.110965264697306">
                <text:p>0.110965264697306</text:p>
              </table:table-cell>
              <table:table-cell office:value-type="float" office:value="0.110965264697306">
                <text:p>0.110965264697306</text:p>
              </table:table-cell>
              <table:table-cell office:value-type="float" office:value="4.13722666666667">
                <text:p>4.13722666666667</text:p>
              </table:table-cell>
              <table:table-cell office:value-type="float" office:value="0.124409162221409">
                <text:p>0.124409162221409</text:p>
              </table:table-cell>
              <table:table-cell office:value-type="float" office:value="0.124409162221409">
                <text:p>0.124409162221409</text:p>
              </table:table-cell>
              <table:table-cell office:value-type="float" office:value="4.1156635">
                <text:p>4.1156635</text:p>
              </table:table-cell>
              <table:table-cell office:value-type="float" office:value="0.110539287508571">
                <text:p>0.110539287508571</text:p>
              </table:table-cell>
              <table:table-cell office:value-type="float" office:value="0.110539287508571">
                <text:p>0.11053928750857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1933183333333">
                <text:p>4.21933183333333</text:p>
              </table:table-cell>
              <table:table-cell office:value-type="float" office:value="0.0445440149824379">
                <text:p>0.0445440149824379</text:p>
              </table:table-cell>
              <table:table-cell office:value-type="float" office:value="0.0445440149824379">
                <text:p>0.0445440149824379</text:p>
              </table:table-cell>
              <table:table-cell office:value-type="float" office:value="0">
                <text:p>0</text:p>
              </table:table-cell>
              <table:table-cell office:value-type="float" office:value="0.0853498522576078">
                <text:p>0.0853498522576078</text:p>
              </table:table-cell>
              <table:table-cell office:value-type="float" office:value="0.0853498522576078">
                <text:p>0.0853498522576078</text:p>
              </table:table-cell>
              <table:table-cell office:value-type="float" office:value="4.1834925">
                <text:p>4.1834925</text:p>
              </table:table-cell>
              <table:table-cell office:value-type="float" office:value="0.0760176393648044">
                <text:p>0.0760176393648044</text:p>
              </table:table-cell>
              <table:table-cell office:value-type="float" office:value="0.0760176393648044">
                <text:p>0.0760176393648044</text:p>
              </table:table-cell>
              <table:table-cell office:value-type="float" office:value="4.3018305">
                <text:p>4.3018305</text:p>
              </table:table-cell>
              <table:table-cell office:value-type="float" office:value="0.092059232210061">
                <text:p>0.092059232210061</text:p>
              </table:table-cell>
              <table:table-cell office:value-type="float" office:value="0.092059232210061">
                <text:p>0.092059232210061</text:p>
              </table:table-cell>
              <table:table-cell office:value-type="float" office:value="4.26477566666667">
                <text:p>4.26477566666667</text:p>
              </table:table-cell>
              <table:table-cell office:value-type="float" office:value="0.0777686926375133">
                <text:p>0.0777686926375133</text:p>
              </table:table-cell>
              <table:table-cell office:value-type="float" office:value="0.0777686926375133">
                <text:p>0.0777686926375133</text:p>
              </table:table-cell>
              <table:table-cell office:value-type="float" office:value="4.201796">
                <text:p>4.201796</text:p>
              </table:table-cell>
              <table:table-cell office:value-type="float" office:value="0.146379818938754">
                <text:p>0.146379818938754</text:p>
              </table:table-cell>
              <table:table-cell office:value-type="float" office:value="0.146379818938754">
                <text:p>0.1463798189387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 chart:error-category="cell-range" chart:error-upper-range="'SUMMARY FINAL'.P6:'SUMMARY FINAL'.P15" chart:error-lower-range="'SUMMARY FINAL'.P6:'SUMMARY FINAL'.P15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SUMMARY FINAL'.P6:'SUMMARY FINAL'.P15" chart:error-lower-range="'SUMMARY FINAL'.P6:'SUMMARY FINAL'.P15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SUMMARY FINAL'.K6:'SUMMARY FINAL'.K15" chart:error-lower-range="'SUMMARY FINAL'.K6:'SUMMARY FINAL'.K15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SUMMARY FINAL'.K6:'SUMMARY FINAL'.K15" chart:error-lower-range="'SUMMARY FINAL'.K6:'SUMMARY FINAL'.K15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'SUMMARY FINAL'.L6:'SUMMARY FINAL'.L15" chart:error-lower-range="'SUMMARY FINAL'.L6:'SUMMARY FINAL'.L15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'SUMMARY FINAL'.L6:'SUMMARY FINAL'.L15" chart:error-lower-range="'SUMMARY FINAL'.L6:'SUMMARY FINAL'.L15" chart:std-weight="1"/>
      <style:graphic-properties draw:stroke="solid" svg:stroke-width="0cm" svg:stroke-color="#000000" svg:stroke-opacity="100%" draw:stroke-linejoin="round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 chart:error-category="cell-range" chart:error-upper-range="'SUMMARY FINAL'.O6:'SUMMARY FINAL'.O15" chart:error-lower-range="'SUMMARY FINAL'.O6:'SUMMARY FINAL'.O15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'SUMMARY FINAL'.O6:'SUMMARY FINAL'.O15" chart:error-lower-range="'SUMMARY FINAL'.O6:'SUMMARY FINAL'.O15" chart:std-weight="1"/>
      <style:graphic-properties draw:stroke="solid" svg:stroke-width="0cm" svg:stroke-color="#000000" svg:stroke-opacity="100%" draw:stroke-linejoin="round"/>
    </style:style>
    <style:style style:name="ch18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'SUMMARY FINAL'.M6:'SUMMARY FINAL'.M15" chart:error-lower-range="'SUMMARY FINAL'.M6:'SUMMARY FINAL'.M15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9" style:family="chart">
      <style:chart-properties chart:error-upper-indicator="true" chart:error-lower-indicator="true" chart:error-category="cell-range" chart:error-upper-range="'SUMMARY FINAL'.M6:'SUMMARY FINAL'.M15" chart:error-lower-range="'SUMMARY FINAL'.M6:'SUMMARY FINAL'.M15" chart:std-weight="1"/>
      <style:graphic-properties draw:stroke="solid" svg:stroke-width="0cm" svg:stroke-color="#000000" svg:stroke-opacity="100%" draw:stroke-linejoin="round"/>
    </style:style>
    <style:style style:name="ch20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'SUMMARY FINAL'.N6:'SUMMARY FINAL'.N15" chart:error-lower-range="'SUMMARY FINAL'.N6:'SUMMARY FINAL'.N15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21" style:family="chart">
      <style:chart-properties chart:error-upper-indicator="true" chart:error-lower-indicator="true" chart:error-category="cell-range" chart:error-upper-range="'SUMMARY FINAL'.N6:'SUMMARY FINAL'.N15" chart:error-lower-range="'SUMMARY FINAL'.N6:'SUMMARY FINAL'.N15" chart:std-weight="1"/>
      <style:graphic-properties draw:stroke="solid" svg:stroke-width="0cm" svg:stroke-color="#000000" svg:stroke-opacity="100%" draw:stroke-linejoin="round"/>
    </style:style>
    <style:style style:name="ch22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'SUMMARY FINAL'.Q6:'SUMMARY FINAL'.Q15" chart:error-lower-range="'SUMMARY FINAL'.Q6:'SUMMARY FINAL'.Q15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23" style:family="chart">
      <style:chart-properties chart:error-upper-indicator="true" chart:error-lower-indicator="true" chart:error-category="cell-range" chart:error-upper-range="'SUMMARY FINAL'.Q6:'SUMMARY FINAL'.Q15" chart:error-lower-range="'SUMMARY FINAL'.Q6:'SUMMARY FINAL'.Q15" chart:std-weight="1"/>
      <style:graphic-properties draw:stroke="solid" svg:stroke-width="0cm" svg:stroke-color="#000000" svg:stroke-opacity="100%" draw:stroke-linejoin="round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0.321cm" svg:height="15.241cm" xlink:href=".." xlink:type="simple" chart:class="chart:line" chart:column-mapping="5 0 1 4 2 3 6" chart:style-name="ch1">
        <chart:title svg:x="4.437cm" svg:y="0.439cm" chart:style-name="ch2">
          <text:p>Evaluación de Processor Affinity sobre el caso de estudio</text:p>
        </chart:title>
        <chart:subtitle svg:x="6.764cm" svg:y="1.564cm" chart:style-name="ch3">
          <text:p>Transferencia de 1 millón de paquetes</text:p>
        </chart:subtitle>
        <chart:legend chart:legend-position="bottom" svg:x="2.524cm" svg:y="13.906cm" style:legend-expansion="wide" chart:style-name="ch4"/>
        <chart:plot-area chart:style-name="ch5" table:cell-range-address="'SUMMARY FINAL'.C5:'SUMMARY FINAL'.J15" chart:data-source-has-labels="both" svg:x="1.44cm" svg:y="2.555cm" svg:width="18.475cm" svg:height="10.043cm">
          <chartooo:coordinate-region svg:x="2.205cm" svg:y="2.768cm" svg:width="17.391cm" svg:height="9.156cm"/>
          <chart:axis chart:dimension="x" chart:name="primary-x" chart:style-name="ch6" chartooo:axis-type="auto">
            <chartooo:date-scale/>
            <chart:title svg:x="9.153cm" svg:y="12.903cm" chart:style-name="ch7">
              <text:p>Número de Threads</text:p>
            </chart:title>
            <chart:categories table:cell-range-address="'SUMMARY FINAL'.C6:'SUMMARY FINAL'.C15"/>
          </chart:axis>
          <chart:axis chart:dimension="y" chart:name="primary-y" chart:style-name="ch6">
            <chart:title svg:x="0.451cm" svg:y="8.389cm" chart:style-name="ch8">
              <text:p>Tiempo [s]</text:p>
            </chart:title>
            <chart:grid chart:style-name="ch9" chart:class="major"/>
          </chart:axis>
          <chart:series chart:style-name="ch10" chart:values-cell-range-address="'SUMMARY FINAL'.I6:'SUMMARY FINAL'.I15" chart:label-cell-address="'SUMMARY FINAL'.I5:'SUMMARY FINAL'.I5" chart:class="chart:line">
            <chart:error-indicator chart:style-name="ch11" chart:dimension="y"/>
            <chart:data-point chart:repeated="10"/>
          </chart:series>
          <chart:series chart:style-name="ch12" chart:values-cell-range-address="'SUMMARY FINAL'.D6:'SUMMARY FINAL'.D15" chart:label-cell-address="'SUMMARY FINAL'.D5:'SUMMARY FINAL'.D5" chart:class="chart:line">
            <chart:error-indicator chart:style-name="ch13" chart:dimension="y"/>
            <chart:data-point chart:repeated="10"/>
          </chart:series>
          <chart:series chart:style-name="ch14" chart:values-cell-range-address="'SUMMARY FINAL'.E6:'SUMMARY FINAL'.E15" chart:label-cell-address="'SUMMARY FINAL'.E5:'SUMMARY FINAL'.E5" chart:class="chart:line">
            <chart:error-indicator chart:style-name="ch15" chart:dimension="y"/>
            <chart:data-point chart:repeated="10"/>
          </chart:series>
          <chart:series chart:style-name="ch16" chart:values-cell-range-address="'SUMMARY FINAL'.H6:'SUMMARY FINAL'.H15" chart:label-cell-address="'SUMMARY FINAL'.H5:'SUMMARY FINAL'.H5" chart:class="chart:line">
            <chart:error-indicator chart:style-name="ch17" chart:dimension="y"/>
            <chart:data-point chart:repeated="10"/>
          </chart:series>
          <chart:series chart:style-name="ch18" chart:values-cell-range-address="'SUMMARY FINAL'.F6:'SUMMARY FINAL'.F15" chart:label-cell-address="'SUMMARY FINAL'.F5:'SUMMARY FINAL'.F5" chart:class="chart:line">
            <chart:error-indicator chart:style-name="ch19" chart:dimension="y"/>
            <chart:data-point chart:repeated="10"/>
          </chart:series>
          <chart:series chart:style-name="ch20" chart:values-cell-range-address="'SUMMARY FINAL'.G6:'SUMMARY FINAL'.G15" chart:label-cell-address="'SUMMARY FINAL'.G5:'SUMMARY FINAL'.G5" chart:class="chart:line">
            <chart:error-indicator chart:style-name="ch21" chart:dimension="y"/>
            <chart:data-point chart:repeated="10"/>
          </chart:series>
          <chart:series chart:style-name="ch22" chart:values-cell-range-address="'SUMMARY FINAL'.J6:'SUMMARY FINAL'.J15" chart:label-cell-address="'SUMMARY FINAL'.J5:'SUMMARY FINAL'.J5" chart:class="chart:line">
            <chart:error-indicator chart:style-name="ch23" chart:dimension="y"/>
            <chart:data-point chart:repeated="10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ProcessorAffinity</text:p>
                <draw:g>
                  <svg:desc>'SUMMARY FINAL'.I5:'SUMMARY FINAL'.I5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  <table:table-cell office:value-type="string">
                <text:p>DummyAffinity</text:p>
                <draw:g>
                  <svg:desc>'SUMMARY FINAL'.D5:'SUMMARY FINAL'.D5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EquitativeAffinity</text:p>
                <draw:g>
                  <svg:desc>'SUMMARY FINAL'.E5:'SUMMARY FINAL'.E5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PairAffinity</text:p>
                <draw:g>
                  <svg:desc>'SUMMARY FINAL'.H5:'SUMMARY FINAL'.H5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ImpairAffinity</text:p>
                <draw:g>
                  <svg:desc>'SUMMARY FINAL'.F5:'SUMMARY FINAL'.F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NumaPairAffinity</text:p>
                <draw:g>
                  <svg:desc>'SUMMARY FINAL'.G5:'SUMMARY FINAL'.G5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SimpleCoreAffinity</text:p>
                <draw:g>
                  <svg:desc>'SUMMARY FINAL'.J5:'SUMMARY FINAL'.J5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UMMARY FINAL'.C6:'SUMMARY FINAL'.C15</svg:desc>
                </draw:g>
              </table:table-cell>
              <table:table-cell office:value-type="float" office:value="1.86887533333333">
                <text:p>1.86887533333333</text:p>
                <draw:g>
                  <svg:desc>'SUMMARY FINAL'.I6:'SUMMARY FINAL'.I15</svg:desc>
                </draw:g>
              </table:table-cell>
              <table:table-cell office:value-type="float" office:value="0.109922661951778">
                <text:p>0.109922661951778</text:p>
                <draw:g>
                  <svg:desc>'SUMMARY FINAL'.P6:'SUMMARY FINAL'.P15</svg:desc>
                </draw:g>
              </table:table-cell>
              <table:table-cell office:value-type="float" office:value="0.109922661951778">
                <text:p>0.109922661951778</text:p>
                <draw:g>
                  <svg:desc>'SUMMARY FINAL'.P6:'SUMMARY FINAL'.P15</svg:desc>
                </draw:g>
              </table:table-cell>
              <table:table-cell office:value-type="float" office:value="1.94887783333333">
                <text:p>1.94887783333333</text:p>
                <draw:g>
                  <svg:desc>'SUMMARY FINAL'.D6:'SUMMARY FINAL'.D15</svg:desc>
                </draw:g>
              </table:table-cell>
              <table:table-cell office:value-type="float" office:value="0.131284908497627">
                <text:p>0.131284908497627</text:p>
                <draw:g>
                  <svg:desc>'SUMMARY FINAL'.K6:'SUMMARY FINAL'.K15</svg:desc>
                </draw:g>
              </table:table-cell>
              <table:table-cell office:value-type="float" office:value="0.131284908497627">
                <text:p>0.131284908497627</text:p>
                <draw:g>
                  <svg:desc>'SUMMARY FINAL'.K6:'SUMMARY FINAL'.K15</svg:desc>
                </draw:g>
              </table:table-cell>
              <table:table-cell office:value-type="float" office:value="1.8936345">
                <text:p>1.8936345</text:p>
                <draw:g>
                  <svg:desc>'SUMMARY FINAL'.E6:'SUMMARY FINAL'.E15</svg:desc>
                </draw:g>
              </table:table-cell>
              <table:table-cell office:value-type="float" office:value="0.157734604608621">
                <text:p>0.157734604608621</text:p>
                <draw:g>
                  <svg:desc>'SUMMARY FINAL'.L6:'SUMMARY FINAL'.L15</svg:desc>
                </draw:g>
              </table:table-cell>
              <table:table-cell office:value-type="float" office:value="0.157734604608621">
                <text:p>0.157734604608621</text:p>
                <draw:g>
                  <svg:desc>'SUMMARY FINAL'.L6:'SUMMARY FINAL'.L15</svg:desc>
                </draw:g>
              </table:table-cell>
              <table:table-cell office:value-type="float" office:value="2.10043233333333">
                <text:p>2.10043233333333</text:p>
                <draw:g>
                  <svg:desc>'SUMMARY FINAL'.H6:'SUMMARY FINAL'.H15</svg:desc>
                </draw:g>
              </table:table-cell>
              <table:table-cell office:value-type="float" office:value="0.101796880868463">
                <text:p>0.101796880868463</text:p>
                <draw:g>
                  <svg:desc>'SUMMARY FINAL'.O6:'SUMMARY FINAL'.O15</svg:desc>
                </draw:g>
              </table:table-cell>
              <table:table-cell office:value-type="float" office:value="0.101796880868463">
                <text:p>0.101796880868463</text:p>
                <draw:g>
                  <svg:desc>'SUMMARY FINAL'.O6:'SUMMARY FINAL'.O15</svg:desc>
                </draw:g>
              </table:table-cell>
              <table:table-cell office:value-type="float" office:value="1.99840966666667">
                <text:p>1.99840966666667</text:p>
                <draw:g>
                  <svg:desc>'SUMMARY FINAL'.F6:'SUMMARY FINAL'.F15</svg:desc>
                </draw:g>
              </table:table-cell>
              <table:table-cell office:value-type="float" office:value="0.136790371191905">
                <text:p>0.136790371191905</text:p>
                <draw:g>
                  <svg:desc>'SUMMARY FINAL'.M6:'SUMMARY FINAL'.M15</svg:desc>
                </draw:g>
              </table:table-cell>
              <table:table-cell office:value-type="float" office:value="0.136790371191905">
                <text:p>0.136790371191905</text:p>
                <draw:g>
                  <svg:desc>'SUMMARY FINAL'.M6:'SUMMARY FINAL'.M15</svg:desc>
                </draw:g>
              </table:table-cell>
              <table:table-cell office:value-type="float" office:value="2.060564">
                <text:p>2.060564</text:p>
                <draw:g>
                  <svg:desc>'SUMMARY FINAL'.G6:'SUMMARY FINAL'.G15</svg:desc>
                </draw:g>
              </table:table-cell>
              <table:table-cell office:value-type="float" office:value="0.118440038130578">
                <text:p>0.118440038130578</text:p>
                <draw:g>
                  <svg:desc>'SUMMARY FINAL'.N6:'SUMMARY FINAL'.N15</svg:desc>
                </draw:g>
              </table:table-cell>
              <table:table-cell office:value-type="float" office:value="0.118440038130578">
                <text:p>0.118440038130578</text:p>
                <draw:g>
                  <svg:desc>'SUMMARY FINAL'.N6:'SUMMARY FINAL'.N15</svg:desc>
                </draw:g>
              </table:table-cell>
              <table:table-cell office:value-type="float" office:value="2.05851016666667">
                <text:p>2.05851016666667</text:p>
                <draw:g>
                  <svg:desc>'SUMMARY FINAL'.J6:'SUMMARY FINAL'.J15</svg:desc>
                </draw:g>
              </table:table-cell>
              <table:table-cell office:value-type="float" office:value="0.116678510495436">
                <text:p>0.116678510495436</text:p>
                <draw:g>
                  <svg:desc>'SUMMARY FINAL'.Q6:'SUMMARY FINAL'.Q15</svg:desc>
                </draw:g>
              </table:table-cell>
              <table:table-cell office:value-type="float" office:value="0.116678510495436">
                <text:p>0.116678510495436</text:p>
                <draw:g>
                  <svg:desc>'SUMMARY FINAL'.Q6:'SUMMARY FINAL'.Q1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960965">
                <text:p>2.960965</text:p>
              </table:table-cell>
              <table:table-cell office:value-type="float" office:value="0.412046045587531">
                <text:p>0.412046045587531</text:p>
              </table:table-cell>
              <table:table-cell office:value-type="float" office:value="0.412046045587531">
                <text:p>0.412046045587531</text:p>
              </table:table-cell>
              <table:table-cell office:value-type="float" office:value="2.1726525">
                <text:p>2.1726525</text:p>
              </table:table-cell>
              <table:table-cell office:value-type="float" office:value="0.0500626739877211">
                <text:p>0.0500626739877211</text:p>
              </table:table-cell>
              <table:table-cell office:value-type="float" office:value="0.0500626739877211">
                <text:p>0.0500626739877211</text:p>
              </table:table-cell>
              <table:table-cell office:value-type="float" office:value="4.2636705">
                <text:p>4.2636705</text:p>
              </table:table-cell>
              <table:table-cell office:value-type="float" office:value="0.109328439697232">
                <text:p>0.109328439697232</text:p>
              </table:table-cell>
              <table:table-cell office:value-type="float" office:value="0.109328439697232">
                <text:p>0.109328439697232</text:p>
              </table:table-cell>
              <table:table-cell office:value-type="float" office:value="2.85053633333333">
                <text:p>2.85053633333333</text:p>
              </table:table-cell>
              <table:table-cell office:value-type="float" office:value="0.156142098870876">
                <text:p>0.156142098870876</text:p>
              </table:table-cell>
              <table:table-cell office:value-type="float" office:value="0.156142098870876">
                <text:p>0.156142098870876</text:p>
              </table:table-cell>
              <table:table-cell office:value-type="float" office:value="2.60125233333333">
                <text:p>2.60125233333333</text:p>
              </table:table-cell>
              <table:table-cell office:value-type="float" office:value="0.21784491180531">
                <text:p>0.21784491180531</text:p>
              </table:table-cell>
              <table:table-cell office:value-type="float" office:value="0.21784491180531">
                <text:p>0.21784491180531</text:p>
              </table:table-cell>
              <table:table-cell office:value-type="float" office:value="3.06925">
                <text:p>3.06925</text:p>
              </table:table-cell>
              <table:table-cell office:value-type="float" office:value="0.0801615335337004">
                <text:p>0.0801615335337004</text:p>
              </table:table-cell>
              <table:table-cell office:value-type="float" office:value="0.0801615335337004">
                <text:p>0.0801615335337004</text:p>
              </table:table-cell>
              <table:table-cell office:value-type="float" office:value="3.05770666666667">
                <text:p>3.05770666666667</text:p>
              </table:table-cell>
              <table:table-cell office:value-type="float" office:value="0.0904091158298832">
                <text:p>0.0904091158298832</text:p>
              </table:table-cell>
              <table:table-cell office:value-type="float" office:value="0.0904091158298832">
                <text:p>0.090409115829883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07959983333333">
                <text:p>3.07959983333333</text:p>
              </table:table-cell>
              <table:table-cell office:value-type="float" office:value="0.194683144455709">
                <text:p>0.194683144455709</text:p>
              </table:table-cell>
              <table:table-cell office:value-type="float" office:value="0.194683144455709">
                <text:p>0.194683144455709</text:p>
              </table:table-cell>
              <table:table-cell office:value-type="float" office:value="2.18256283333333">
                <text:p>2.18256283333333</text:p>
              </table:table-cell>
              <table:table-cell office:value-type="float" office:value="0.0583054778591409">
                <text:p>0.0583054778591409</text:p>
              </table:table-cell>
              <table:table-cell office:value-type="float" office:value="0.0583054778591409">
                <text:p>0.0583054778591409</text:p>
              </table:table-cell>
              <table:table-cell office:value-type="float" office:value="3.8767825">
                <text:p>3.8767825</text:p>
              </table:table-cell>
              <table:table-cell office:value-type="float" office:value="0.0713446361198376">
                <text:p>0.0713446361198376</text:p>
              </table:table-cell>
              <table:table-cell office:value-type="float" office:value="0.0713446361198376">
                <text:p>0.0713446361198376</text:p>
              </table:table-cell>
              <table:table-cell office:value-type="float" office:value="3.36098916666667">
                <text:p>3.36098916666667</text:p>
              </table:table-cell>
              <table:table-cell office:value-type="float" office:value="0.101539003979066">
                <text:p>0.101539003979066</text:p>
              </table:table-cell>
              <table:table-cell office:value-type="float" office:value="0.101539003979066">
                <text:p>0.101539003979066</text:p>
              </table:table-cell>
              <table:table-cell office:value-type="float" office:value="3.229303">
                <text:p>3.229303</text:p>
              </table:table-cell>
              <table:table-cell office:value-type="float" office:value="0.178473096145363">
                <text:p>0.178473096145363</text:p>
              </table:table-cell>
              <table:table-cell office:value-type="float" office:value="0.178473096145363">
                <text:p>0.178473096145363</text:p>
              </table:table-cell>
              <table:table-cell office:value-type="float" office:value="3.68656683333333">
                <text:p>3.68656683333333</text:p>
              </table:table-cell>
              <table:table-cell office:value-type="float" office:value="0.165334513201271">
                <text:p>0.165334513201271</text:p>
              </table:table-cell>
              <table:table-cell office:value-type="float" office:value="0.165334513201271">
                <text:p>0.165334513201271</text:p>
              </table:table-cell>
              <table:table-cell office:value-type="float" office:value="3.053622">
                <text:p>3.053622</text:p>
              </table:table-cell>
              <table:table-cell office:value-type="float" office:value="0.0651666716756974">
                <text:p>0.0651666716756974</text:p>
              </table:table-cell>
              <table:table-cell office:value-type="float" office:value="0.0651666716756974">
                <text:p>0.065166671675697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51472483333333">
                <text:p>3.51472483333333</text:p>
              </table:table-cell>
              <table:table-cell office:value-type="float" office:value="0.169475187233131">
                <text:p>0.169475187233131</text:p>
              </table:table-cell>
              <table:table-cell office:value-type="float" office:value="0.169475187233131">
                <text:p>0.169475187233131</text:p>
              </table:table-cell>
              <table:table-cell office:value-type="float" office:value="2.15430866666667">
                <text:p>2.15430866666667</text:p>
              </table:table-cell>
              <table:table-cell office:value-type="float" office:value="0.0748835499827739">
                <text:p>0.0748835499827739</text:p>
              </table:table-cell>
              <table:table-cell office:value-type="float" office:value="0.0748835499827739">
                <text:p>0.0748835499827739</text:p>
              </table:table-cell>
              <table:table-cell office:value-type="float" office:value="4.03682716666667">
                <text:p>4.03682716666667</text:p>
              </table:table-cell>
              <table:table-cell office:value-type="float" office:value="0.0382700689025575">
                <text:p>0.0382700689025575</text:p>
              </table:table-cell>
              <table:table-cell office:value-type="float" office:value="0.0382700689025575">
                <text:p>0.0382700689025575</text:p>
              </table:table-cell>
              <table:table-cell office:value-type="float" office:value="3.66635533333333">
                <text:p>3.66635533333333</text:p>
              </table:table-cell>
              <table:table-cell office:value-type="float" office:value="0.184781704126941">
                <text:p>0.184781704126941</text:p>
              </table:table-cell>
              <table:table-cell office:value-type="float" office:value="0.184781704126941">
                <text:p>0.184781704126941</text:p>
              </table:table-cell>
              <table:table-cell office:value-type="float" office:value="3.60767966666667">
                <text:p>3.60767966666667</text:p>
              </table:table-cell>
              <table:table-cell office:value-type="float" office:value="0.191161734540452">
                <text:p>0.191161734540452</text:p>
              </table:table-cell>
              <table:table-cell office:value-type="float" office:value="0.191161734540452">
                <text:p>0.191161734540452</text:p>
              </table:table-cell>
              <table:table-cell office:value-type="float" office:value="3.53816433333333">
                <text:p>3.53816433333333</text:p>
              </table:table-cell>
              <table:table-cell office:value-type="float" office:value="0.109831301106985">
                <text:p>0.109831301106985</text:p>
              </table:table-cell>
              <table:table-cell office:value-type="float" office:value="0.109831301106985">
                <text:p>0.109831301106985</text:p>
              </table:table-cell>
              <table:table-cell office:value-type="float" office:value="2.71299916666667">
                <text:p>2.71299916666667</text:p>
              </table:table-cell>
              <table:table-cell office:value-type="float" office:value="0.0951697659728756">
                <text:p>0.0951697659728756</text:p>
              </table:table-cell>
              <table:table-cell office:value-type="float" office:value="0.0951697659728756">
                <text:p>0.095169765972875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89667716666667">
                <text:p>3.89667716666667</text:p>
              </table:table-cell>
              <table:table-cell office:value-type="float" office:value="0.222438902601941">
                <text:p>0.222438902601941</text:p>
              </table:table-cell>
              <table:table-cell office:value-type="float" office:value="0.222438902601941">
                <text:p>0.222438902601941</text:p>
              </table:table-cell>
              <table:table-cell office:value-type="float" office:value="2.15205666666667">
                <text:p>2.15205666666667</text:p>
              </table:table-cell>
              <table:table-cell office:value-type="float" office:value="0.0802332362957969">
                <text:p>0.0802332362957969</text:p>
              </table:table-cell>
              <table:table-cell office:value-type="float" office:value="0.0802332362957969">
                <text:p>0.0802332362957969</text:p>
              </table:table-cell>
              <table:table-cell office:value-type="float" office:value="4.07278333333333">
                <text:p>4.07278333333333</text:p>
              </table:table-cell>
              <table:table-cell office:value-type="float" office:value="0.0435803422745664">
                <text:p>0.0435803422745664</text:p>
              </table:table-cell>
              <table:table-cell office:value-type="float" office:value="0.0435803422745664">
                <text:p>0.0435803422745664</text:p>
              </table:table-cell>
              <table:table-cell office:value-type="float" office:value="4.20501983333333">
                <text:p>4.20501983333333</text:p>
              </table:table-cell>
              <table:table-cell office:value-type="float" office:value="0.123159492946987">
                <text:p>0.123159492946987</text:p>
              </table:table-cell>
              <table:table-cell office:value-type="float" office:value="0.123159492946987">
                <text:p>0.123159492946987</text:p>
              </table:table-cell>
              <table:table-cell office:value-type="float" office:value="4.19698316666667">
                <text:p>4.19698316666667</text:p>
              </table:table-cell>
              <table:table-cell office:value-type="float" office:value="0.117268349507356">
                <text:p>0.117268349507356</text:p>
              </table:table-cell>
              <table:table-cell office:value-type="float" office:value="0.117268349507356">
                <text:p>0.117268349507356</text:p>
              </table:table-cell>
              <table:table-cell office:value-type="float" office:value="4.19910116666667">
                <text:p>4.19910116666667</text:p>
              </table:table-cell>
              <table:table-cell office:value-type="float" office:value="0.120133269217811">
                <text:p>0.120133269217811</text:p>
              </table:table-cell>
              <table:table-cell office:value-type="float" office:value="0.120133269217811">
                <text:p>0.120133269217811</text:p>
              </table:table-cell>
              <table:table-cell office:value-type="float" office:value="2.69866366666667">
                <text:p>2.69866366666667</text:p>
              </table:table-cell>
              <table:table-cell office:value-type="float" office:value="0.0881683687850072">
                <text:p>0.0881683687850072</text:p>
              </table:table-cell>
              <table:table-cell office:value-type="float" office:value="0.0881683687850072">
                <text:p>0.088168368785007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.09019">
                <text:p>4.09019</text:p>
              </table:table-cell>
              <table:table-cell office:value-type="float" office:value="0.183420853284166">
                <text:p>0.183420853284166</text:p>
              </table:table-cell>
              <table:table-cell office:value-type="float" office:value="0.183420853284166">
                <text:p>0.183420853284166</text:p>
              </table:table-cell>
              <table:table-cell office:value-type="float" office:value="2.16727666666667">
                <text:p>2.16727666666667</text:p>
              </table:table-cell>
              <table:table-cell office:value-type="float" office:value="0.0647828696994597">
                <text:p>0.0647828696994597</text:p>
              </table:table-cell>
              <table:table-cell office:value-type="float" office:value="0.0647828696994597">
                <text:p>0.0647828696994597</text:p>
              </table:table-cell>
              <table:table-cell office:value-type="float" office:value="4.49221366666667">
                <text:p>4.49221366666667</text:p>
              </table:table-cell>
              <table:table-cell office:value-type="float" office:value="0.0994780816714043">
                <text:p>0.0994780816714043</text:p>
              </table:table-cell>
              <table:table-cell office:value-type="float" office:value="0.0994780816714043">
                <text:p>0.0994780816714043</text:p>
              </table:table-cell>
              <table:table-cell office:value-type="float" office:value="4.29573716666667">
                <text:p>4.29573716666667</text:p>
              </table:table-cell>
              <table:table-cell office:value-type="float" office:value="0.102652872552589">
                <text:p>0.102652872552589</text:p>
              </table:table-cell>
              <table:table-cell office:value-type="float" office:value="0.102652872552589">
                <text:p>0.102652872552589</text:p>
              </table:table-cell>
              <table:table-cell office:value-type="float" office:value="4.1743685">
                <text:p>4.1743685</text:p>
              </table:table-cell>
              <table:table-cell office:value-type="float" office:value="0.130871212760915">
                <text:p>0.130871212760915</text:p>
              </table:table-cell>
              <table:table-cell office:value-type="float" office:value="0.130871212760915">
                <text:p>0.130871212760915</text:p>
              </table:table-cell>
              <table:table-cell office:value-type="float" office:value="4.167451">
                <text:p>4.167451</text:p>
              </table:table-cell>
              <table:table-cell office:value-type="float" office:value="0.125377296902427">
                <text:p>0.125377296902427</text:p>
              </table:table-cell>
              <table:table-cell office:value-type="float" office:value="0.125377296902427">
                <text:p>0.125377296902427</text:p>
              </table:table-cell>
              <table:table-cell office:value-type="float" office:value="2.71340133333333">
                <text:p>2.71340133333333</text:p>
              </table:table-cell>
              <table:table-cell office:value-type="float" office:value="0.0829288149174689">
                <text:p>0.0829288149174689</text:p>
              </table:table-cell>
              <table:table-cell office:value-type="float" office:value="0.0829288149174689">
                <text:p>0.082928814917468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.0494425">
                <text:p>4.0494425</text:p>
              </table:table-cell>
              <table:table-cell office:value-type="float" office:value="0.185931653687323">
                <text:p>0.185931653687323</text:p>
              </table:table-cell>
              <table:table-cell office:value-type="float" office:value="0.185931653687323">
                <text:p>0.185931653687323</text:p>
              </table:table-cell>
              <table:table-cell office:value-type="float" office:value="1.98015383333333">
                <text:p>1.98015383333333</text:p>
              </table:table-cell>
              <table:table-cell office:value-type="float" office:value="0.149691413442964">
                <text:p>0.149691413442964</text:p>
              </table:table-cell>
              <table:table-cell office:value-type="float" office:value="0.149691413442964">
                <text:p>0.149691413442964</text:p>
              </table:table-cell>
              <table:table-cell office:value-type="float" office:value="4.37276883333333">
                <text:p>4.37276883333333</text:p>
              </table:table-cell>
              <table:table-cell office:value-type="float" office:value="0.095349504594145">
                <text:p>0.095349504594145</text:p>
              </table:table-cell>
              <table:table-cell office:value-type="float" office:value="0.095349504594145">
                <text:p>0.095349504594145</text:p>
              </table:table-cell>
              <table:table-cell office:value-type="float" office:value="4.3760385">
                <text:p>4.3760385</text:p>
              </table:table-cell>
              <table:table-cell office:value-type="float" office:value="0.0872006408283142">
                <text:p>0.0872006408283142</text:p>
              </table:table-cell>
              <table:table-cell office:value-type="float" office:value="0.0872006408283142">
                <text:p>0.0872006408283142</text:p>
              </table:table-cell>
              <table:table-cell office:value-type="float" office:value="4.19574466666667">
                <text:p>4.19574466666667</text:p>
              </table:table-cell>
              <table:table-cell office:value-type="float" office:value="0.127270055398915">
                <text:p>0.127270055398915</text:p>
              </table:table-cell>
              <table:table-cell office:value-type="float" office:value="0.127270055398915">
                <text:p>0.127270055398915</text:p>
              </table:table-cell>
              <table:table-cell office:value-type="float" office:value="4.3534995">
                <text:p>4.3534995</text:p>
              </table:table-cell>
              <table:table-cell office:value-type="float" office:value="0.0835388746380025">
                <text:p>0.0835388746380025</text:p>
              </table:table-cell>
              <table:table-cell office:value-type="float" office:value="0.0835388746380025">
                <text:p>0.0835388746380025</text:p>
              </table:table-cell>
              <table:table-cell office:value-type="float" office:value="2.65999183333333">
                <text:p>2.65999183333333</text:p>
              </table:table-cell>
              <table:table-cell office:value-type="float" office:value="0.101831260299308">
                <text:p>0.101831260299308</text:p>
              </table:table-cell>
              <table:table-cell office:value-type="float" office:value="0.101831260299308">
                <text:p>0.10183126029930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.19715233333333">
                <text:p>4.19715233333333</text:p>
              </table:table-cell>
              <table:table-cell office:value-type="float" office:value="0.145354579074544">
                <text:p>0.145354579074544</text:p>
              </table:table-cell>
              <table:table-cell office:value-type="float" office:value="0.145354579074544">
                <text:p>0.145354579074544</text:p>
              </table:table-cell>
              <table:table-cell office:value-type="float" office:value="1.85429966666667">
                <text:p>1.85429966666667</text:p>
              </table:table-cell>
              <table:table-cell office:value-type="float" office:value="0.113750427702555">
                <text:p>0.113750427702555</text:p>
              </table:table-cell>
              <table:table-cell office:value-type="float" office:value="0.113750427702555">
                <text:p>0.113750427702555</text:p>
              </table:table-cell>
              <table:table-cell office:value-type="float" office:value="4.295891">
                <text:p>4.295891</text:p>
              </table:table-cell>
              <table:table-cell office:value-type="float" office:value="0.0805630142602356">
                <text:p>0.0805630142602356</text:p>
              </table:table-cell>
              <table:table-cell office:value-type="float" office:value="0.0805630142602356">
                <text:p>0.0805630142602356</text:p>
              </table:table-cell>
              <table:table-cell office:value-type="float" office:value="4.24003433333333">
                <text:p>4.24003433333333</text:p>
              </table:table-cell>
              <table:table-cell office:value-type="float" office:value="0.119377684548275">
                <text:p>0.119377684548275</text:p>
              </table:table-cell>
              <table:table-cell office:value-type="float" office:value="0.119377684548275">
                <text:p>0.119377684548275</text:p>
              </table:table-cell>
              <table:table-cell office:value-type="float" office:value="4.18452983333333">
                <text:p>4.18452983333333</text:p>
              </table:table-cell>
              <table:table-cell office:value-type="float" office:value="0.104597092942928">
                <text:p>0.104597092942928</text:p>
              </table:table-cell>
              <table:table-cell office:value-type="float" office:value="0.104597092942928">
                <text:p>0.104597092942928</text:p>
              </table:table-cell>
              <table:table-cell office:value-type="float" office:value="4.13828916666667">
                <text:p>4.13828916666667</text:p>
              </table:table-cell>
              <table:table-cell office:value-type="float" office:value="0.0899826466946787">
                <text:p>0.0899826466946787</text:p>
              </table:table-cell>
              <table:table-cell office:value-type="float" office:value="0.0899826466946787">
                <text:p>0.0899826466946787</text:p>
              </table:table-cell>
              <table:table-cell office:value-type="float" office:value="2.59697175">
                <text:p>2.59697175</text:p>
              </table:table-cell>
              <table:table-cell office:value-type="float" office:value="0.121231913437199">
                <text:p>0.121231913437199</text:p>
              </table:table-cell>
              <table:table-cell office:value-type="float" office:value="0.121231913437199">
                <text:p>0.12123191343719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19794233333333">
                <text:p>4.19794233333333</text:p>
              </table:table-cell>
              <table:table-cell office:value-type="float" office:value="0.114693657676995">
                <text:p>0.114693657676995</text:p>
              </table:table-cell>
              <table:table-cell office:value-type="float" office:value="0.114693657676995">
                <text:p>0.114693657676995</text:p>
              </table:table-cell>
              <table:table-cell office:value-type="float" office:value="1.83150816666667">
                <text:p>1.83150816666667</text:p>
              </table:table-cell>
              <table:table-cell office:value-type="float" office:value="0.116516466481925">
                <text:p>0.116516466481925</text:p>
              </table:table-cell>
              <table:table-cell office:value-type="float" office:value="0.116516466481925">
                <text:p>0.116516466481925</text:p>
              </table:table-cell>
              <table:table-cell office:value-type="float" office:value="4.232542">
                <text:p>4.232542</text:p>
              </table:table-cell>
              <table:table-cell office:value-type="float" office:value="0.0818578790395125">
                <text:p>0.0818578790395125</text:p>
              </table:table-cell>
              <table:table-cell office:value-type="float" office:value="0.0818578790395125">
                <text:p>0.0818578790395125</text:p>
              </table:table-cell>
              <table:table-cell office:value-type="float" office:value="4.2523135">
                <text:p>4.2523135</text:p>
              </table:table-cell>
              <table:table-cell office:value-type="float" office:value="0.110965264697306">
                <text:p>0.110965264697306</text:p>
              </table:table-cell>
              <table:table-cell office:value-type="float" office:value="0.110965264697306">
                <text:p>0.110965264697306</text:p>
              </table:table-cell>
              <table:table-cell office:value-type="float" office:value="4.13722666666667">
                <text:p>4.13722666666667</text:p>
              </table:table-cell>
              <table:table-cell office:value-type="float" office:value="0.124409162221409">
                <text:p>0.124409162221409</text:p>
              </table:table-cell>
              <table:table-cell office:value-type="float" office:value="0.124409162221409">
                <text:p>0.124409162221409</text:p>
              </table:table-cell>
              <table:table-cell office:value-type="float" office:value="4.1156635">
                <text:p>4.1156635</text:p>
              </table:table-cell>
              <table:table-cell office:value-type="float" office:value="0.110539287508571">
                <text:p>0.110539287508571</text:p>
              </table:table-cell>
              <table:table-cell office:value-type="float" office:value="0.110539287508571">
                <text:p>0.110539287508571</text:p>
              </table:table-cell>
              <table:table-cell office:value-type="float" office:value="2.53395166666667">
                <text:p>2.53395166666667</text:p>
              </table:table-cell>
              <table:table-cell office:value-type="float" office:value="0.14063256657509">
                <text:p>0.14063256657509</text:p>
              </table:table-cell>
              <table:table-cell office:value-type="float" office:value="0.14063256657509">
                <text:p>0.1406325665750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1933183333333">
                <text:p>4.21933183333333</text:p>
              </table:table-cell>
              <table:table-cell office:value-type="float" office:value="0.0445440149824379">
                <text:p>0.0445440149824379</text:p>
              </table:table-cell>
              <table:table-cell office:value-type="float" office:value="0.0445440149824379">
                <text:p>0.0445440149824379</text:p>
              </table:table-cell>
              <table:table-cell office:value-type="float" office:value="2.15813933333333">
                <text:p>2.15813933333333</text:p>
              </table:table-cell>
              <table:table-cell office:value-type="float" office:value="0.0853498522576078">
                <text:p>0.0853498522576078</text:p>
              </table:table-cell>
              <table:table-cell office:value-type="float" office:value="0.0853498522576078">
                <text:p>0.0853498522576078</text:p>
              </table:table-cell>
              <table:table-cell office:value-type="float" office:value="4.1834925">
                <text:p>4.1834925</text:p>
              </table:table-cell>
              <table:table-cell office:value-type="float" office:value="0.0760176393648044">
                <text:p>0.0760176393648044</text:p>
              </table:table-cell>
              <table:table-cell office:value-type="float" office:value="0.0760176393648044">
                <text:p>0.0760176393648044</text:p>
              </table:table-cell>
              <table:table-cell office:value-type="float" office:value="4.3018305">
                <text:p>4.3018305</text:p>
              </table:table-cell>
              <table:table-cell office:value-type="float" office:value="0.092059232210061">
                <text:p>0.092059232210061</text:p>
              </table:table-cell>
              <table:table-cell office:value-type="float" office:value="0.092059232210061">
                <text:p>0.092059232210061</text:p>
              </table:table-cell>
              <table:table-cell office:value-type="float" office:value="4.26477566666667">
                <text:p>4.26477566666667</text:p>
              </table:table-cell>
              <table:table-cell office:value-type="float" office:value="0.0777686926375133">
                <text:p>0.0777686926375133</text:p>
              </table:table-cell>
              <table:table-cell office:value-type="float" office:value="0.0777686926375133">
                <text:p>0.0777686926375133</text:p>
              </table:table-cell>
              <table:table-cell office:value-type="float" office:value="4.201796">
                <text:p>4.201796</text:p>
              </table:table-cell>
              <table:table-cell office:value-type="float" office:value="0.146379818938754">
                <text:p>0.146379818938754</text:p>
              </table:table-cell>
              <table:table-cell office:value-type="float" office:value="0.146379818938754">
                <text:p>0.146379818938754</text:p>
              </table:table-cell>
              <table:table-cell office:value-type="float" office:value="2.64598883333333">
                <text:p>2.64598883333333</text:p>
              </table:table-cell>
              <table:table-cell office:value-type="float" office:value="0.128701467960402">
                <text:p>0.128701467960402</text:p>
              </table:table-cell>
              <table:table-cell office:value-type="float" office:value="0.128701467960402">
                <text:p>0.1287014679604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